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43mm"/>
    </style:style>
    <style:style style:name="co3" style:family="table-column">
      <style:table-column-properties fo:break-before="auto" style:column-width="44.34mm"/>
    </style:style>
    <style:style style:name="co4" style:family="table-column">
      <style:table-column-properties fo:break-before="auto" style:column-width="31.77mm"/>
    </style:style>
    <style:style style:name="co5" style:family="table-column">
      <style:table-column-properties fo:break-before="auto" style:column-width="5.73mm"/>
    </style:style>
    <style:style style:name="co6" style:family="table-column">
      <style:table-column-properties fo:break-before="auto" style:column-width="13.37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14.01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7.88mm"/>
    </style:style>
    <style:style style:name="co13" style:family="table-column">
      <style:table-column-properties fo:break-before="auto" style:column-width="18.5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7.18mm"/>
    </style:style>
    <style:style style:name="co16" style:family="table-column">
      <style:table-column-properties fo:break-before="auto" style:column-width="20.16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17.69mm"/>
    </style:style>
    <style:style style:name="co19" style:family="table-column">
      <style:table-column-properties fo:break-before="auto" style:column-width="22.91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19.88mm"/>
    </style:style>
    <style:style style:name="co22" style:family="table-column">
      <style:table-column-properties fo:break-before="auto" style:column-width="111.64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14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d1f63" style:text-align-source="fix" style:repeat-content="false" fo:border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add58a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24pt solid #e3d200" fo:background-color="#333333" style:text-align-source="fix" style:repeat-content="false" fo:border-left="2.24pt solid #e3d200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  <style:text-properties fo:font-size="12pt" style:font-size-asian="12pt" style:font-size-complex="12pt"/>
    </style:style>
    <style:style style:name="ce14" style:family="table-cell" style:parent-style-name="Default" style:data-style-name="N4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51" style:family="table-cell" style:parent-style-name="Default" style:data-style-name="N3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15" style:family="table-cell" style:parent-style-name="Default" style:data-style-name="N11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17" style:family="table-cell" style:parent-style-name="Default" style:data-style-name="N111">
      <style:table-cell-properties fo:border-bottom="0.06pt solid #000000" fo:background-color="#adc5e7" fo:border-left="none" fo:border-right="0.06pt solid #000000" fo:border-top="none"/>
      <style:text-properties fo:font-size="12pt" style:font-size-asian="12pt" style:font-size-complex="12pt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56" style:family="table-cell" style:parent-style-name="Default" style:data-style-name="N11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order-bottom="2.24pt solid #e3d200" fo:background-color="#333333" fo:border-left="none" fo:border-right="2.24pt solid #e3d200" fo:border-top="none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333333"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 style:data-style-name="N4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end" fo:margin-left="0mm"/>
      <style:text-properties fo:font-size="12pt" style:font-size-asian="12pt" style:font-size-complex="12pt"/>
    </style:style>
    <style:style style:name="ce65" style:family="table-cell" style:parent-style-name="Default" style:data-style-name="N4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end" fo:margin-left="0mm"/>
      <style:text-properties fo:font-size="12pt" style:font-size-asian="12pt" style:font-size-complex="12pt"/>
    </style:style>
    <style:style style:name="ce66" style:family="table-cell" style:parent-style-name="Default" style:data-style-name="N161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end" fo:margin-left="0mm"/>
      <style:text-properties fo:font-size="12pt" style:font-size-asian="12pt" style:font-size-complex="12pt"/>
    </style:style>
    <style:style style:name="ce67" style:family="table-cell" style:parent-style-name="Default" style:data-style-name="N162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end" fo:margin-left="0mm"/>
      <style:text-properties fo:font-size="12pt" style:font-size-asian="12pt" style:font-size-complex="12pt"/>
    </style:style>
    <style:style style:name="ce68" style:family="table-cell" style:parent-style-name="Default" style:data-style-name="N157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end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 style:data-style-name="N11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 style:data-style-name="N11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77" style:family="table-cell" style:parent-style-name="Default" style:data-style-name="N11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0d1f63"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0d1f6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fo:background-color="#0d1f63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131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9" style:family="table-cell" style:parent-style-name="Default" style:data-style-name="N10036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95" style:family="table-cell" style:parent-style-name="Default" style:data-style-name="N10036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96" style:family="table-cell" style:parent-style-name="Default" style:data-style-name="N10036">
      <style:table-cell-properties fo:background-color="#000000"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1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19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26" style:family="table-cell" style:parent-style-name="Default">
      <style:table-cell-properties fo:border-bottom="none" fo:background-color="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 style:data-style-name="N40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89" style:family="table-cell" style:parent-style-name="Default" style:data-style-name="N4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06" style:family="table-cell" style:parent-style-name="Default" style:data-style-name="N40">
      <style:table-cell-properties fo:background-color="#000000"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Default" style:data-style-name="N1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1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144" style:family="table-cell" style:parent-style-name="Default" style:data-style-name="N1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45" style:family="table-cell" style:parent-style-name="Default" style:data-style-name="N1">
      <style:table-cell-properties fo:background-color="#000000"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46" style:family="table-cell" style:parent-style-name="Default" style:data-style-name="N146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 style:data-style-name="N146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 style:data-style-name="N146">
      <style:table-cell-properties style:text-align-source="fix" style:repeat-content="false"/>
      <style:paragraph-properties fo:text-align="end" fo:margin-left="0mm"/>
    </style:style>
    <style:style style:name="ce150" style:family="table-cell" style:parent-style-name="Default" style:data-style-name="N146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53" style:family="table-cell" style:parent-style-name="Default" style:data-style-name="N146">
      <style:table-cell-properties fo:background-color="#000000"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54" style:family="table-cell" style:parent-style-name="Default" style:data-style-name="N145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145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145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font-size="10pt" style:font-size-asian="10pt" style:font-size-complex="10pt"/>
    </style:style>
    <style:style style:name="ce158" style:family="table-cell" style:parent-style-name="Default" style:data-style-name="N145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font-size="10pt" style:font-size-asian="10pt" style:font-size-complex="10pt"/>
    </style:style>
    <style:style style:name="ce121" style:family="table-cell" style:parent-style-name="Accent_20_1" style:data-style-name="N10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 fo:margin-left="0mm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order-bottom="0.99pt ridge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163" style:family="table-cell" style:parent-style-name="Default" style:data-style-name="N145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145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 style:data-style-name="N145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67" style:family="table-cell" style:parent-style-name="Default" style:data-style-name="N145">
      <style:table-cell-properties fo:background-color="#000000"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72" style:family="table-cell" style:parent-style-name="Default" style:data-style-name="N4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4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75" style:family="table-cell" style:parent-style-name="Default" style:data-style-name="N4">
      <style:table-cell-properties fo:background-color="#000000"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76" style:family="table-cell" style:parent-style-name="Default" style:data-style-name="N40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font-size="10pt" style:font-size-asian="10pt" style:font-size-complex="10pt"/>
    </style:style>
    <style:style style:name="ce179" style:family="table-cell" style:parent-style-name="Default" style:data-style-name="N40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font-size="10pt" style:font-size-asian="10pt" style:font-size-complex="10pt"/>
    </style:style>
    <style:style style:name="ce134" style:family="table-cell" style:parent-style-name="Default" style:data-style-name="N113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13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 style:data-style-name="N113">
      <style:table-cell-properties fo:border-bottom="none" fo:background-color="#e6e6e6" style:text-align-source="fix" style:repeat-content="false" fo:border-left="1.5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113">
      <style:table-cell-properties fo:border-bottom="none" fo:background-color="#000000" style:text-align-source="fix" style:repeat-content="false" fo:border-left="1.5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 style:data-style-name="N113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113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113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 style:data-style-name="N113">
      <style:table-cell-properties fo:background-color="#e6e6e6"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56" style:family="table-cell" style:parent-style-name="Default" style:data-style-name="N113">
      <style:table-cell-properties fo:background-color="#000000"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52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1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9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220" style:family="table-cell" style:parent-style-name="Default" style:data-style-name="N160">
      <style:table-cell-properties fo:background-color="#e6e6e6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7.06mm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fo:background-color="#000000" style:text-align-source="fix" style:repeat-content="false" fo:border-left="1.56pt solid #000000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6b4794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order-bottom="0.99pt ridge #000000" fo:background-color="#6b479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fo:border-bottom="none" fo:border-left="0.06pt solid #000000" fo:border-right="none" fo:border-top="none"/>
    </style:style>
    <style:style style:name="ce165" style:family="table-cell" style:parent-style-name="Default">
      <style:table-cell-properties fo:background-color="#000000"/>
    </style:style>
    <style:style style:name="ce241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52">
      <style:table-cell-properties fo:border-bottom="0.99pt ridge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3" style:family="table-cell" style:parent-style-name="Default" style:data-style-name="N155">
      <style:table-cell-properties fo:border-bottom="none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06pt solid #000000" fo:background-color="#6b4794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order-bottom="0.99pt ridge #000000" fo:background-color="#6b479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fo:border-bottom="0.99pt ridge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4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draw:textarea-vertical-align="middle" fo:min-height="8.22mm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Overview.$K$29:$Overview.$K$39])" table:allow-empty-cell="true" table:display-list="unsorted" table:base-cell-address="Log.D2">
          <table:error-message table:message-type="stop" table:display="true"/>
        </table:content-validation>
        <table:content-validation table:name="val2" table:condition="of:cell-content-is-in-list([$Overview.$K$11:$Overview.$K$20])" table:allow-empty-cell="true" table:display-list="unsorted" table:base-cell-address="Log.E2">
          <table:error-message table:message-type="stop" table:display="true"/>
        </table:content-validation>
        <table:content-validation table:name="val3" table:condition="of:cell-content-is-in-list([$Overview.$K$24:$Overview.$K$25])" table:allow-empty-cell="true" table:display-list="unsorted" table:base-cell-address="Log.F2">
          <table:error-message table:message-type="stop" table:display="true"/>
        </table:content-validation>
        <table:content-validation table:name="val4" table:condition="of:cell-content-is-in-list(&quot;Long&quot;;&quot;Short&quot;)" table:allow-empty-cell="true" table:display-list="unsorted" table:base-cell-address="Log.G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Log.U1">
          <table:error-message table:message-type="stop" table:display="true"/>
        </table:content-validation>
      </table:content-validations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3"/>
          <table:table-cell table:formula="of:=[$Log.AI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formula="of:=[$Log.AI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formula="of:=[$Log.AI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formula="of:=[$Log.AI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formula="of:=[$Log.AI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1.0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1" calcext:value-type="float">
            <text:p>1</text:p>
          </table:table-cell>
          <table:table-cell table:formula="of:=DECIMAL(MID([.$B$13]; 6; 1); 1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day_trading.version" table:filter-name="Text - txt - csv (StarCalc)" table:filter-options="9/59/44,34,76,1,,0,false,false,true,false,false" table:last-column-spanned="1" table:last-row-spanned="1" table:refresh-delay="PT00H02M00S"/>
            <text:p>v1.0.5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                      OR                         ([.D14]&gt;[.D13])                         OR                         ([.E14]&gt;[.E13]); 1; 0)" office:value-type="float" office:value="1" calcext:value-type="float">
            <text:p>1</text:p>
          </table:table-cell>
          <table:table-cell table:number-columns-repeated="6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1" draw:text-style-name="P2" svg:width="8.16mm" svg:height="8.22mm" svg:x="193.27mm" svg:y="30.29mm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8.16mm" svg:height="8.22mm" svg:x="193.44mm" svg:y="51.27mm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" table:number-columns-repeated="53" table:default-cell-style-name="ce9"/>
        <table:table-row table:style-name="ro2">
          <table:table-cell table:style-name="ce1" office:value-type="string" calcext:value-type="string" table:number-columns-spanned="1" table:number-rows-spanned="7">
            <text:p>Initial Setup</text:p>
          </table:table-cell>
          <table:table-cell table:style-name="ce10" table:number-columns-repeated="3"/>
          <table:table-cell table:number-columns-repeated="60"/>
        </table:table-row>
        <table:table-row table:style-name="ro2">
          <table:covered-table-cell table:style-name="ce63"/>
          <table:table-cell table:style-name="ce5" office:value-type="string" calcext:value-type="string">
            <text:p>Start date</text:p>
          </table:table-cell>
          <table:table-cell table:style-name="ce13" office:value-type="date" office:date-value="2022-01-03" calcext:value-type="date">
            <text:p>3. Jan. 2022</text:p>
          </table:table-cell>
          <table:table-cell table:style-name="ce10"/>
          <table:table-cell table:number-columns-repeated="2"/>
          <table:table-cell table:style-name="ce29" office:value-type="string" calcext:value-type="string">
            <text:p># trades</text:p>
          </table:table-cell>
          <table:table-cell table:style-name="ce29" office:value-type="string" calcext:value-type="string">
            <text:p>% of trades</text:p>
          </table:table-cell>
          <table:table-cell table:style-name="ce29" office:value-type="string" calcext:value-type="string">
            <text:p>$</text:p>
          </table:table-cell>
          <table:table-cell/>
          <table:table-cell table:style-name="ce23" office:value-type="string" calcext:value-type="string">
            <text:p>Day</text:p>
          </table:table-cell>
          <table:table-cell table:style-name="ce29" office:value-type="string" calcext:value-type="string">
            <text:p>Win</text:p>
          </table:table-cell>
          <table:table-cell table:style-name="ce87" office:value-type="string" calcext:value-type="string">
            <text:p>Loss</text:p>
          </table:table-cell>
          <table:table-cell table:style-name="ce91" office:value-type="string" calcext:value-type="string">
            <text:p>% Win</text:p>
          </table:table-cell>
          <table:table-cell table:number-columns-repeated="50"/>
        </table:table-row>
        <table:table-row table:style-name="ro2">
          <table:covered-table-cell table:style-name="ce63"/>
          <table:table-cell table:style-name="ce6" office:value-type="string" calcext:value-type="string">
            <text:p>Initial Account</text:p>
          </table:table-cell>
          <table:table-cell table:style-name="ce14" office:value-type="float" office:value="12000" calcext:value-type="float">
            <text:p>12,000.00</text:p>
          </table:table-cell>
          <table:table-cell table:style-name="ce10"/>
          <table:table-cell/>
          <table:table-cell table:style-name="ce5" office:value-type="string" calcext:value-type="string">
            <text:p>Number of trades</text:p>
          </table:table-cell>
          <table:table-cell table:style-name="ce70" table:formula="of:=COUNT([$Log.R3:$Log.R502])" office:value-type="float" office:value="0" calcext:value-type="float">
            <text:p>0</text:p>
          </table:table-cell>
          <table:table-cell table:style-name="ce75" office:value-type="percentage" office:value="1" calcext:value-type="percentage">
            <text:p>100.00%</text:p>
          </table:table-cell>
          <table:table-cell table:number-columns-repeated="2"/>
          <table:table-cell table:style-name="ce24" office:value-type="string" calcext:value-type="string">
            <text:p>Monday</text:p>
          </table:table-cell>
          <table:table-cell table:style-name="ce83" table:formula="of:=COUNTIFS([Log.$AI$3:.$AI$502];[$Misc.H2]; [Log.$S$3:.$S$502]; &quot;Win&quot;)" office:value-type="float" office:value="0" calcext:value-type="float">
            <text:p>0</text:p>
          </table:table-cell>
          <table:table-cell table:style-name="ce88" table:formula="of:=COUNTIFS([Log.$AI$3:.$AI$502];[$Misc.H2]; [Log.$S$3:.$S$502]; &quot;Loss&quot;)" office:value-type="float" office:value="0" calcext:value-type="float">
            <text:p>0</text:p>
          </table:table-cell>
          <table:table-cell table:style-name="ce92" table:formula="of:=IFERROR([.$L3]/([.$L3]+[.$M3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covered-table-cell table:style-name="ce63"/>
          <table:table-cell table:style-name="ce7" office:value-type="string" calcext:value-type="string">
            <text:p>Risk ($)</text:p>
          </table:table-cell>
          <table:table-cell table:style-name="ce51" table:formula="of:=[.C3]*[.C5]" office:value-type="float" office:value="60" calcext:value-type="float">
            <text:p>60</text:p>
          </table:table-cell>
          <table:table-cell table:style-name="ce10"/>
          <table:table-cell/>
          <table:table-cell table:style-name="ce6" office:value-type="string" calcext:value-type="string">
            <text:p>Long trades</text:p>
          </table:table-cell>
          <table:table-cell table:style-name="ce71" table:formula="of:=COUNTIF([$Log.G3:$Log.G502]; &quot;Long&quot;)" office:value-type="float" office:value="0" calcext:value-type="float">
            <text:p>0</text:p>
          </table:table-cell>
          <table:table-cell table:style-name="ce76" table:formula="of:=IFERROR([.G4]/[.$G$3]; &quot;-&quot;)" office:value-type="string" office:string-value="-" calcext:value-type="string">
            <text:p>-</text:p>
          </table:table-cell>
          <table:table-cell table:number-columns-repeated="2"/>
          <table:table-cell table:style-name="ce24" office:value-type="string" calcext:value-type="string">
            <text:p>Tuesday</text:p>
          </table:table-cell>
          <table:table-cell table:style-name="ce83" table:formula="of:=COUNTIFS([Log.$AI$3:.$AI$502];[$Misc.H3]; [Log.$S$3:.$S$502]; &quot;Win&quot;)" office:value-type="float" office:value="0" calcext:value-type="float">
            <text:p>0</text:p>
          </table:table-cell>
          <table:table-cell table:style-name="ce88" table:formula="of:=COUNTIFS([Log.$AI$3:.$AI$502];[$Misc.H3]; [Log.$S$3:.$S$502]; &quot;Loss&quot;)" office:value-type="float" office:value="0" calcext:value-type="float">
            <text:p>0</text:p>
          </table:table-cell>
          <table:table-cell table:style-name="ce92" table:formula="of:=IFERROR([.$L4]/([.$L4]+[.$M4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covered-table-cell table:style-name="ce63"/>
          <table:table-cell table:style-name="ce7" office:value-type="string" calcext:value-type="string">
            <text:p>Risk (%)</text:p>
          </table:table-cell>
          <table:table-cell table:style-name="ce15" office:value-type="percentage" office:value="0.005" calcext:value-type="percentage">
            <text:p>0.50%</text:p>
          </table:table-cell>
          <table:table-cell table:style-name="ce10"/>
          <table:table-cell/>
          <table:table-cell table:style-name="ce12" office:value-type="string" calcext:value-type="string">
            <text:p>Short trades</text:p>
          </table:table-cell>
          <table:table-cell table:style-name="ce73" table:formula="of:=COUNTIF([$Log.G3:$Log.G502]; &quot;Short&quot;)" office:value-type="float" office:value="0" calcext:value-type="float">
            <text:p>0</text:p>
          </table:table-cell>
          <table:table-cell table:style-name="ce76" table:formula="of:=IFERROR([.G5]/[.$G$3]; &quot;-&quot;)" office:value-type="string" office:string-value="-" calcext:value-type="string">
            <text:p>-</text:p>
          </table:table-cell>
          <table:table-cell table:number-columns-repeated="2"/>
          <table:table-cell table:style-name="ce24" office:value-type="string" calcext:value-type="string">
            <text:p>Wednesday</text:p>
          </table:table-cell>
          <table:table-cell table:style-name="ce83" table:formula="of:=COUNTIFS([Log.$AI$3:.$AI$502];[$Misc.H4]; [Log.$S$3:.$S$502]; &quot;Win&quot;)" office:value-type="float" office:value="0" calcext:value-type="float">
            <text:p>0</text:p>
          </table:table-cell>
          <table:table-cell table:style-name="ce88" table:formula="of:=COUNTIFS([Log.$AI$3:.$AI$502];[$Misc.H4]; [Log.$S$3:.$S$502]; &quot;Loss&quot;)" office:value-type="float" office:value="0" calcext:value-type="float">
            <text:p>0</text:p>
          </table:table-cell>
          <table:table-cell table:style-name="ce92" table:formula="of:=IFERROR([.$L5]/([.$L5]+[.$M5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covered-table-cell table:style-name="ce63"/>
          <table:table-cell table:style-name="ce8" office:value-type="string" calcext:value-type="string">
            <text:p>Desired R ratio</text:p>
          </table:table-cell>
          <table:table-cell table:style-name="ce17" office:value-type="float" office:value="2" calcext:value-type="float">
            <text:p>2:1</text:p>
          </table:table-cell>
          <table:table-cell table:style-name="ce10"/>
          <table:table-cell table:number-columns-repeated="2"/>
          <table:table-cell table:style-name="ce74" table:number-columns-repeated="2"/>
          <table:table-cell table:number-columns-repeated="2"/>
          <table:table-cell table:style-name="ce24" office:value-type="string" calcext:value-type="string">
            <text:p>Thursday</text:p>
          </table:table-cell>
          <table:table-cell table:style-name="ce83" table:formula="of:=COUNTIFS([Log.$AI$3:.$AI$502];[$Misc.H5]; [Log.$S$3:.$S$502]; &quot;Win&quot;)" office:value-type="float" office:value="0" calcext:value-type="float">
            <text:p>0</text:p>
          </table:table-cell>
          <table:table-cell table:style-name="ce88" table:formula="of:=COUNTIFS([Log.$AI$3:.$AI$502];[$Misc.H5]; [Log.$S$3:.$S$502]; &quot;Loss&quot;)" office:value-type="float" office:value="0" calcext:value-type="float">
            <text:p>0</text:p>
          </table:table-cell>
          <table:table-cell table:style-name="ce92" table:formula="of:=IFERROR([.$L6]/([.$L6]+[.$M6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covered-table-cell table:style-name="ce63"/>
          <table:table-cell table:style-name="ce4" table:number-columns-repeated="2"/>
          <table:table-cell table:style-name="ce10"/>
          <table:table-cell/>
          <table:table-cell table:style-name="ce5" office:value-type="string" calcext:value-type="string">
            <text:p>Winning trades</text:p>
          </table:table-cell>
          <table:table-cell table:style-name="ce70" table:formula="of:=COUNTIF([$Log.S3:$Log.S502];&quot;Win&quot;)" office:value-type="float" office:value="0" calcext:value-type="float">
            <text:p>0</text:p>
          </table:table-cell>
          <table:table-cell table:style-name="ce75" table:formula="of:=IFERROR([.G7]/[.G3]; &quot;-&quot;)" office:value-type="string" office:string-value="-" calcext:value-type="string">
            <text:p>-</text:p>
          </table:table-cell>
          <table:table-cell table:style-name="ce38" table:formula="of:=SUMIF([$Log.S3:$Log.S502];&quot;Win&quot;;[$Log.R3:$Log.R502])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Friday</text:p>
          </table:table-cell>
          <table:table-cell table:style-name="ce83" table:formula="of:=COUNTIFS([Log.$AI$3:.$AI$502];[$Misc.H6]; [Log.$S$3:.$S$502]; &quot;Win&quot;)" office:value-type="float" office:value="0" calcext:value-type="float">
            <text:p>0</text:p>
          </table:table-cell>
          <table:table-cell table:style-name="ce88" table:formula="of:=COUNTIFS([Log.$AI$3:.$AI$502];[$Misc.H6]; [Log.$S$3:.$S$502]; &quot;Loss&quot;)" office:value-type="float" office:value="0" calcext:value-type="float">
            <text:p>0</text:p>
          </table:table-cell>
          <table:table-cell table:style-name="ce92" table:formula="of:=IFERROR([.$L7]/([.$L7]+[.$M7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6" office:value-type="string" calcext:value-type="string">
            <text:p>Winning longs</text:p>
          </table:table-cell>
          <table:table-cell table:style-name="ce71" table:formula="of:=DCOUNTA([$Log.A2:$Log.W502]; [$Log.G2]; [$Misc.A2:$Misc.B3])" office:value-type="float" office:value="0" calcext:value-type="float">
            <text:p>0</text:p>
          </table:table-cell>
          <table:table-cell table:style-name="ce76" table:formula="of:=IFERROR([.G8]/[.G4]; &quot;-&quot;)" office:value-type="string" office:string-value="-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5"/>
          <table:table-cell table:style-name="ce12" office:value-type="string" calcext:value-type="string">
            <text:p>Winning shorts</text:p>
          </table:table-cell>
          <table:table-cell table:style-name="ce73" table:formula="of:=DCOUNTA([$Log.A2:$Log.W502]; [$Log.G2]; [$Misc.A6:$Misc.B7])" office:value-type="float" office:value="0" calcext:value-type="float">
            <text:p>0</text:p>
          </table:table-cell>
          <table:table-cell table:style-name="ce77" table:formula="of:=IFERROR([.G9]/[.G5]; &quot;-&quot;)" office:value-type="string" office:string-value="-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6"/>
          <table:table-cell table:style-name="ce74" table:number-columns-repeated="2"/>
          <table:table-cell table:number-columns-repeated="2"/>
          <table:table-cell table:style-name="ce39" office:value-type="string" calcext:value-type="string">
            <text:p>Pattern</text:p>
          </table:table-cell>
          <table:table-cell table:style-name="ce86" office:value-type="string" calcext:value-type="string">
            <text:p>Win</text:p>
          </table:table-cell>
          <table:table-cell table:style-name="ce86" office:value-type="string" calcext:value-type="string">
            <text:p>Loss</text:p>
          </table:table-cell>
          <table:table-cell table:style-name="ce86" office:value-type="string" calcext:value-type="string">
            <text:p>% Win</text:p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5" office:value-type="string" calcext:value-type="string">
            <text:p>Losing trades</text:p>
          </table:table-cell>
          <table:table-cell table:style-name="ce70" table:formula="of:=COUNTIF([$Log.S3:$Log.S502]; &quot;Loss&quot;)" office:value-type="float" office:value="0" calcext:value-type="float">
            <text:p>0</text:p>
          </table:table-cell>
          <table:table-cell table:style-name="ce75" table:formula="of:=IFERROR([.G11]/[.G3]; &quot;-&quot;)" office:value-type="string" office:string-value="-" calcext:value-type="string">
            <text:p>-</text:p>
          </table:table-cell>
          <table:table-cell table:style-name="ce38" table:formula="of:=SUMIF([$Log.S7:$Log.S506];&quot;Loss&quot;;[$Log.R7:$Log.R506])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BS</text:p>
          </table:table-cell>
          <table:table-cell table:style-name="ce71" table:formula="of:=COUNTIFS([Log.$E$3:.$E$502]; [.K11]; [Log.$S$3:.$S$502]; &quot;=Win&quot;)" office:value-type="float" office:value="0" calcext:value-type="float">
            <text:p>0</text:p>
          </table:table-cell>
          <table:table-cell table:style-name="ce71" table:formula="of:=COUNTIFS([Log.$E$3:.$E$502]; [.K11]; [Log.$S$3:.$S$502]; &quot;=Loss&quot;)" office:value-type="float" office:value="0" calcext:value-type="float">
            <text:p>0</text:p>
          </table:table-cell>
          <table:table-cell table:style-name="ce92" table:formula="of:=IFERROR([.$L11]/([.$L11]+[.$M11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2000" calcext:value-type="float" table:number-columns-spanned="1" table:number-rows-spanned="2">
            <text:p>12,000.00</text:p>
          </table:table-cell>
          <table:table-cell table:number-columns-repeated="2"/>
          <table:table-cell table:style-name="ce6" office:value-type="string" calcext:value-type="string">
            <text:p>Losing longs</text:p>
          </table:table-cell>
          <table:table-cell table:style-name="ce71" table:formula="of:=DCOUNTA([$Log.A2:$Log.W502]; [$Log.G2]; [$Misc.A4:$Misc.B5])" office:value-type="float" office:value="0" calcext:value-type="float">
            <text:p>0</text:p>
          </table:table-cell>
          <table:table-cell table:style-name="ce76" table:formula="of:=IFERROR([.G12]/[.G4]; &quot;-&quot;)" office:value-type="string" office:string-value="-" calcext:value-type="string">
            <text:p>-</text:p>
          </table:table-cell>
          <table:table-cell table:number-columns-repeated="2"/>
          <table:table-cell table:style-name="ce24" office:value-type="string" calcext:value-type="string">
            <text:p>SS</text:p>
          </table:table-cell>
          <table:table-cell table:style-name="ce71" table:formula="of:=COUNTIFS([Log.$E$3:.$E$502]; [.K12]; [Log.$S$3:.$S$502]; &quot;=Win&quot;)" office:value-type="float" office:value="0" calcext:value-type="float">
            <text:p>0</text:p>
          </table:table-cell>
          <table:table-cell table:style-name="ce71" table:formula="of:=COUNTIFS([Log.$E$3:.$E$502]; [.K12]; [Log.$S$3:.$S$502]; &quot;=Loss&quot;)" office:value-type="float" office:value="0" calcext:value-type="float">
            <text:p>0</text:p>
          </table:table-cell>
          <table:table-cell table:style-name="ce92" table:formula="of:=IFERROR([.$L12]/([.$L12]+[.$M12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covered-table-cell table:number-columns-repeated="2"/>
          <table:table-cell table:number-columns-repeated="2"/>
          <table:table-cell table:style-name="ce12" office:value-type="string" calcext:value-type="string">
            <text:p>Losing shorts</text:p>
          </table:table-cell>
          <table:table-cell table:style-name="ce73" table:formula="of:=DCOUNTA([$Log.A2:$Log.W502]; [$Log.G2]; [$Misc.A8:$Misc.B9])" office:value-type="float" office:value="0" calcext:value-type="float">
            <text:p>0</text:p>
          </table:table-cell>
          <table:table-cell table:style-name="ce73" table:formula="of:=IFERROR([.G13]/[.G5]; &quot;-&quot;)" office:value-type="string" office:string-value="-" calcext:value-type="string">
            <text:p>-</text:p>
          </table:table-cell>
          <table:table-cell table:number-columns-repeated="2"/>
          <table:table-cell table:style-name="ce24" office:value-type="string" calcext:value-type="string">
            <text:p>BO</text:p>
          </table:table-cell>
          <table:table-cell table:style-name="ce71" table:formula="of:=COUNTIFS([Log.$E$3:.$E$502]; [.K13]; [Log.$S$3:.$S$502]; &quot;=Win&quot;)" office:value-type="float" office:value="0" calcext:value-type="float">
            <text:p>0</text:p>
          </table:table-cell>
          <table:table-cell table:style-name="ce71" table:formula="of:=COUNTIFS([Log.$E$3:.$E$502]; [.K13]; [Log.$S$3:.$S$502]; &quot;=Loss&quot;)" office:value-type="float" office:value="0" calcext:value-type="float">
            <text:p>0</text:p>
          </table:table-cell>
          <table:table-cell table:style-name="ce92" table:formula="of:=IFERROR([.$L13]/([.$L13]+[.$M13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R3:$Log.R500])" office:value-type="float" office:value="0" calcext:value-type="float" table:number-columns-spanned="1" table:number-rows-spanned="2">
            <text:p>0.00</text:p>
          </table:table-cell>
          <table:table-cell table:number-columns-repeated="7"/>
          <table:table-cell table:style-name="ce24" office:value-type="string" calcext:value-type="string">
            <text:p>BD</text:p>
          </table:table-cell>
          <table:table-cell table:style-name="ce71" table:formula="of:=COUNTIFS([Log.$E$3:.$E$502]; [.K14]; [Log.$S$3:.$S$502]; &quot;=Win&quot;)" office:value-type="float" office:value="0" calcext:value-type="float">
            <text:p>0</text:p>
          </table:table-cell>
          <table:table-cell table:style-name="ce71" table:formula="of:=COUNTIFS([Log.$E$3:.$E$502]; [.K14]; [Log.$S$3:.$S$502]; &quot;=Loss&quot;)" office:value-type="float" office:value="0" calcext:value-type="float">
            <text:p>0</text:p>
          </table:table-cell>
          <table:table-cell table:style-name="ce92" table:formula="of:=IFERROR([.$L14]/([.$L14]+[.$M14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covered-table-cell table:number-columns-repeated="2"/>
          <table:table-cell table:number-columns-repeated="7"/>
          <table:table-cell table:style-name="ce24" office:value-type="string" calcext:value-type="string">
            <text:p>3BP</text:p>
          </table:table-cell>
          <table:table-cell table:style-name="ce71" table:formula="of:=COUNTIFS([Log.$E$3:.$E$502]; [.K15]; [Log.$S$3:.$S$502]; &quot;=Win&quot;)" office:value-type="float" office:value="0" calcext:value-type="float">
            <text:p>0</text:p>
          </table:table-cell>
          <table:table-cell table:style-name="ce71" table:formula="of:=COUNTIFS([Log.$E$3:.$E$502]; [.K15]; [Log.$S$3:.$S$502]; &quot;=Loss&quot;)" office:value-type="float" office:value="0" calcext:value-type="float">
            <text:p>0</text:p>
          </table:table-cell>
          <table:table-cell table:style-name="ce92" table:formula="of:=IFERROR([.$L15]/([.$L15]+[.$M15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56" table:formula="of:=[.C14]/[.C3]" office:value-type="percentage" office:value="0" calcext:value-type="percentage" table:number-columns-spanned="1" table:number-rows-spanned="2">
            <text:p>0.00%</text:p>
          </table:table-cell>
          <table:table-cell table:number-columns-repeated="7"/>
          <table:table-cell table:style-name="ce24" office:value-type="string" calcext:value-type="string">
            <text:p>4BP</text:p>
          </table:table-cell>
          <table:table-cell table:style-name="ce71" table:formula="of:=COUNTIFS([Log.$E$3:.$E$502]; [.K16]; [Log.$S$3:.$S$502]; &quot;=Win&quot;)" office:value-type="float" office:value="0" calcext:value-type="float">
            <text:p>0</text:p>
          </table:table-cell>
          <table:table-cell table:style-name="ce71" table:formula="of:=COUNTIFS([Log.$E$3:.$E$502]; [.K16]; [Log.$S$3:.$S$502]; &quot;=Loss&quot;)" office:value-type="float" office:value="0" calcext:value-type="float">
            <text:p>0</text:p>
          </table:table-cell>
          <table:table-cell table:style-name="ce92" table:formula="of:=IFERROR([.$L16]/([.$L16]+[.$M16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covered-table-cell table:style-name="ce11"/>
          <table:covered-table-cell table:style-name="ce20"/>
          <table:table-cell table:number-columns-repeated="7"/>
          <table:table-cell table:style-name="ce24"/>
          <table:table-cell table:style-name="ce71" table:formula="of:=COUNTIFS([Log.$E$3:.$E$502]; [.K17]; [Log.$S$3:.$S$502]; &quot;=Win&quot;)" office:value-type="float" office:value="0" calcext:value-type="float">
            <text:p>0</text:p>
          </table:table-cell>
          <table:table-cell table:style-name="ce71" table:formula="of:=COUNTIFS([Log.$E$3:.$E$502]; [.K17]; [Log.$S$3:.$S$502]; &quot;=Loss&quot;)" office:value-type="float" office:value="0" calcext:value-type="float">
            <text:p>0</text:p>
          </table:table-cell>
          <table:table-cell table:style-name="ce92" table:formula="of:=IFERROR([.$L17]/([.$L17]+[.$M17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/>
          <table:table-cell table:style-name="ce71" table:formula="of:=COUNTIFS([Log.$E$3:.$E$502]; [.K18]; [Log.$S$3:.$S$502]; &quot;=Win&quot;)" office:value-type="float" office:value="0" calcext:value-type="float">
            <text:p>0</text:p>
          </table:table-cell>
          <table:table-cell table:style-name="ce71" table:formula="of:=COUNTIFS([Log.$E$3:.$E$502]; [.K18]; [Log.$S$3:.$S$502]; &quot;=Loss&quot;)" office:value-type="float" office:value="0" calcext:value-type="float">
            <text:p>0</text:p>
          </table:table-cell>
          <table:table-cell table:style-name="ce92" table:formula="of:=IFERROR([.$L18]/([.$L18]+[.$M18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/>
          <table:table-cell table:style-name="ce71" table:formula="of:=COUNTIFS([Log.$E$3:.$E$502]; [.K19]; [Log.$S$3:.$S$502]; &quot;=Win&quot;)" office:value-type="float" office:value="0" calcext:value-type="float">
            <text:p>0</text:p>
          </table:table-cell>
          <table:table-cell table:style-name="ce71" table:formula="of:=COUNTIFS([Log.$E$3:.$E$502]; [.K19]; [Log.$S$3:.$S$502]; &quot;=Loss&quot;)" office:value-type="float" office:value="0" calcext:value-type="float">
            <text:p>0</text:p>
          </table:table-cell>
          <table:table-cell table:style-name="ce92" table:formula="of:=IFERROR([.$L19]/([.$L19]+[.$M19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2"/>
          <table:table-cell table:style-name="ce58"/>
          <table:table-cell table:number-columns-repeated="7"/>
          <table:table-cell table:style-name="ce24"/>
          <table:table-cell table:style-name="ce71" table:formula="of:=COUNTIFS([Log.$E$3:.$E$502]; [.K20]; [Log.$S$3:.$S$502]; &quot;=Win&quot;)" office:value-type="float" office:value="0" calcext:value-type="float">
            <text:p>0</text:p>
          </table:table-cell>
          <table:table-cell table:style-name="ce71" table:formula="of:=COUNTIFS([Log.$E$3:.$E$502]; [.K20]; [Log.$S$3:.$S$502]; &quot;=Loss&quot;)" office:value-type="float" office:value="0" calcext:value-type="float">
            <text:p>0</text:p>
          </table:table-cell>
          <table:table-cell table:style-name="ce92" table:formula="of:=IFERROR([.$L20]/([.$L20]+[.$M20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table-cell table:style-name="ce5" office:value-type="string" calcext:value-type="string">
            <text:p>Average R ratio</text:p>
          </table:table-cell>
          <table:table-cell table:style-name="ce61" table:formula="of:=AVERAGE([$Log.Q3:$Log.Q502]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2">
          <table:table-cell/>
          <table:table-cell table:style-name="ce12" office:value-type="string" calcext:value-type="string">
            <text:p>Sharpe ratio</text:p>
          </table:table-cell>
          <table:table-cell table:style-name="ce65" table:formula="of:=([.I7]/[.G7])/(ABS([.I11])/[.G11]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58"/>
          <table:table-cell table:number-columns-repeated="7"/>
          <table:table-cell table:style-name="ce39" office:value-type="string" calcext:value-type="string">
            <text:p>Re-enty</text:p>
          </table:table-cell>
          <table:table-cell table:style-name="ce86" office:value-type="string" calcext:value-type="string">
            <text:p>Win</text:p>
          </table:table-cell>
          <table:table-cell table:style-name="ce86" office:value-type="string" calcext:value-type="string">
            <text:p>Loss</text:p>
          </table:table-cell>
          <table:table-cell table:style-name="ce86" office:value-type="string" calcext:value-type="string">
            <text:p>% Win</text:p>
          </table:table-cell>
          <table:table-cell table:number-columns-repeated="50"/>
        </table:table-row>
        <table:table-row table:style-name="ro2">
          <table:table-cell/>
          <table:table-cell table:style-name="ce5" office:value-type="string" calcext:value-type="string">
            <text:p>Average retention</text:p>
          </table:table-cell>
          <table:table-cell table:style-name="ce66" table:formula="of:=IFERROR(AVERAGE([$Log.T3:.T502]); &quot;-&quot;)" office:value-type="string" office:string-value="-" calcext:value-type="string">
            <text:p>-</text:p>
          </table:table-cell>
          <table:table-cell table:number-columns-repeated="7"/>
          <table:table-cell table:style-name="ce24" office:value-type="string" calcext:value-type="string">
            <text:p>84p</text:p>
          </table:table-cell>
          <table:table-cell table:style-name="ce71" table:formula="of:=COUNTIFS([Log.$E$3:.$E$502]; [.K24]; [Log.$S$3:.$S$502]; &quot;=Win&quot;)" office:value-type="float" office:value="0" calcext:value-type="float">
            <text:p>0</text:p>
          </table:table-cell>
          <table:table-cell table:style-name="ce71" table:formula="of:=COUNTIFS([Log.$E$3:.$E$502]; [.K24]; [Log.$S$3:.$S$502]; &quot;=Loss&quot;)" office:value-type="float" office:value="0" calcext:value-type="float">
            <text:p>0</text:p>
          </table:table-cell>
          <table:table-cell table:style-name="ce92" table:formula="of:=IFERROR([.$L24]/([.$L24]+[.$M24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table-cell table:style-name="ce12" office:value-type="string" calcext:value-type="string">
            <text:p>Gain per minute</text:p>
          </table:table-cell>
          <table:table-cell table:style-name="ce67" table:formula="of:=IFERROR([.C14]/[.C24]; &quot;-&quot;)" office:value-type="string" office:string-value="-" calcext:value-type="string">
            <text:p>-</text:p>
          </table:table-cell>
          <table:table-cell table:number-columns-repeated="7"/>
          <table:table-cell table:style-name="ce24" office:value-type="string" calcext:value-type="string">
            <text:p>A&amp;R</text:p>
          </table:table-cell>
          <table:table-cell table:style-name="ce71" table:formula="of:=COUNTIFS([Log.$E$3:.$E$502]; [.K25]; [Log.$S$3:.$S$502]; &quot;=Win&quot;)" office:value-type="float" office:value="0" calcext:value-type="float">
            <text:p>0</text:p>
          </table:table-cell>
          <table:table-cell table:style-name="ce71" table:formula="of:=COUNTIFS([Log.$E$3:.$E$502]; [.K25]; [Log.$S$3:.$S$502]; &quot;=Loss&quot;)" office:value-type="float" office:value="0" calcext:value-type="float">
            <text:p>0</text:p>
          </table:table-cell>
          <table:table-cell table:style-name="ce92" table:formula="of:=IFERROR([.$L25]/([.$L25]+[.$M25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table-cell table:style-name="ce12" office:value-type="string" calcext:value-type="string">
            <text:p>Gain per trading day</text:p>
          </table:table-cell>
          <table:table-cell table:style-name="ce68" table:formula="of:=IFERROR([.C15]/5; &quot;-&quot;)" office:value-type="float" office:value="0" calcext:value-type="float">
            <office:annotation draw:style-name="gr2" draw:text-style-name="P4" svg:width="28.99mm" svg:height="17.99mm" svg:x="89.53mm" svg:y="117.29mm" draw:caption-point-x="-6.1mm" draw:caption-point-y="15.1mm">
              <dc:date>2022-03-25T00:00:00</dc:date>
              <text:p text:style-name="P3">can’t find an equivalent to DISTINCT in LO calc</text:p>
            </office:annotation>
            <text:p>0.00 $/d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0"/>
          <table:table-cell table:style-name="ce39" office:value-type="string" calcext:value-type="string">
            <text:p>Timeframe</text:p>
          </table:table-cell>
          <table:table-cell table:style-name="ce86" office:value-type="string" calcext:value-type="string">
            <text:p>Win</text:p>
          </table:table-cell>
          <table:table-cell table:style-name="ce86" office:value-type="string" calcext:value-type="string">
            <text:p>Loss</text:p>
          </table:table-cell>
          <table:table-cell table:style-name="ce86" office:value-type="string" calcext:value-type="string">
            <text:p>% Win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1m</text:p>
          </table:table-cell>
          <table:table-cell table:style-name="ce71" table:formula="of:=COUNTIFS([Log.$D$3:.$D$502]; [.K29]; [Log.$S$3:.$S$502]; &quot;Win&quot;)" office:value-type="float" office:value="0" calcext:value-type="float">
            <text:p>0</text:p>
          </table:table-cell>
          <table:table-cell table:style-name="ce71" table:formula="of:=COUNTIFS([Log.$D$3:.$D$502]; [.K29]; [Log.$S$3:.$S$502]; &quot;Loss&quot;)" office:value-type="float" office:value="0" calcext:value-type="float">
            <text:p>0</text:p>
          </table:table-cell>
          <table:table-cell table:style-name="ce92" table:formula="of:=IFERROR([.$L29]/([.$L29]+[.$M29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2m</text:p>
          </table:table-cell>
          <table:table-cell table:style-name="ce71" table:formula="of:=COUNTIFS([Log.$D$3:.$D$502]; [.K30]; [Log.$S$3:.$S$502]; &quot;Win&quot;)" office:value-type="float" office:value="0" calcext:value-type="float">
            <text:p>0</text:p>
          </table:table-cell>
          <table:table-cell table:style-name="ce71" table:formula="of:=COUNTIFS([Log.$D$3:.$D$502]; [.K30]; [Log.$S$3:.$S$502]; &quot;Loss&quot;)" office:value-type="float" office:value="0" calcext:value-type="float">
            <text:p>0</text:p>
          </table:table-cell>
          <table:table-cell table:style-name="ce92" table:formula="of:=IFERROR([.$L30]/([.$L30]+[.$M30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5m</text:p>
          </table:table-cell>
          <table:table-cell table:style-name="ce71" table:formula="of:=COUNTIFS([Log.$D$3:.$D$502]; [.K31]; [Log.$S$3:.$S$502]; &quot;Win&quot;)" office:value-type="float" office:value="0" calcext:value-type="float">
            <text:p>0</text:p>
          </table:table-cell>
          <table:table-cell table:style-name="ce71" table:formula="of:=COUNTIFS([Log.$D$3:.$D$502]; [.K31]; [Log.$S$3:.$S$502]; &quot;Loss&quot;)" office:value-type="float" office:value="0" calcext:value-type="float">
            <text:p>0</text:p>
          </table:table-cell>
          <table:table-cell table:style-name="ce92" table:formula="of:=IFERROR([.$L31]/([.$L31]+[.$M31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15m</text:p>
          </table:table-cell>
          <table:table-cell table:style-name="ce71" table:formula="of:=COUNTIFS([Log.$D$3:.$D$502]; [.K32]; [Log.$S$3:.$S$502]; &quot;Win&quot;)" office:value-type="float" office:value="0" calcext:value-type="float">
            <text:p>0</text:p>
          </table:table-cell>
          <table:table-cell table:style-name="ce71" table:formula="of:=COUNTIFS([Log.$D$3:.$D$502]; [.K32]; [Log.$S$3:.$S$502]; &quot;Loss&quot;)" office:value-type="float" office:value="0" calcext:value-type="float">
            <text:p>0</text:p>
          </table:table-cell>
          <table:table-cell table:style-name="ce92" table:formula="of:=IFERROR([.$L32]/([.$L32]+[.$M32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30m</text:p>
          </table:table-cell>
          <table:table-cell table:style-name="ce71" table:formula="of:=COUNTIFS([Log.$D$3:.$D$502]; [.K33]; [Log.$S$3:.$S$502]; &quot;Win&quot;)" office:value-type="float" office:value="0" calcext:value-type="float">
            <text:p>0</text:p>
          </table:table-cell>
          <table:table-cell table:style-name="ce71" table:formula="of:=COUNTIFS([Log.$D$3:.$D$502]; [.K33]; [Log.$S$3:.$S$502]; &quot;Loss&quot;)" office:value-type="float" office:value="0" calcext:value-type="float">
            <text:p>0</text:p>
          </table:table-cell>
          <table:table-cell table:style-name="ce92" table:formula="of:=IFERROR([.$L33]/([.$L33]+[.$M33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H1</text:p>
          </table:table-cell>
          <table:table-cell table:style-name="ce71" table:formula="of:=COUNTIFS([Log.$D$3:.$D$502]; [.K34]; [Log.$S$3:.$S$502]; &quot;Win&quot;)" office:value-type="float" office:value="0" calcext:value-type="float">
            <text:p>0</text:p>
          </table:table-cell>
          <table:table-cell table:style-name="ce71" table:formula="of:=COUNTIFS([Log.$D$3:.$D$502]; [.K34]; [Log.$S$3:.$S$502]; &quot;Loss&quot;)" office:value-type="float" office:value="0" calcext:value-type="float">
            <text:p>0</text:p>
          </table:table-cell>
          <table:table-cell table:style-name="ce92" table:formula="of:=IFERROR([.$L34]/([.$L34]+[.$M34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H2</text:p>
          </table:table-cell>
          <table:table-cell table:style-name="ce71" table:formula="of:=COUNTIFS([Log.$D$3:.$D$502]; [.K35]; [Log.$S$3:.$S$502]; &quot;Win&quot;)" office:value-type="float" office:value="0" calcext:value-type="float">
            <text:p>0</text:p>
          </table:table-cell>
          <table:table-cell table:style-name="ce71" table:formula="of:=COUNTIFS([Log.$D$3:.$D$502]; [.K35]; [Log.$S$3:.$S$502]; &quot;Loss&quot;)" office:value-type="float" office:value="0" calcext:value-type="float">
            <text:p>0</text:p>
          </table:table-cell>
          <table:table-cell table:style-name="ce92" table:formula="of:=IFERROR([.$L35]/([.$L35]+[.$M35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H4</text:p>
          </table:table-cell>
          <table:table-cell table:style-name="ce71" table:formula="of:=COUNTIFS([Log.$D$3:.$D$502]; [.K36]; [Log.$S$3:.$S$502]; &quot;Win&quot;)" office:value-type="float" office:value="0" calcext:value-type="float">
            <text:p>0</text:p>
          </table:table-cell>
          <table:table-cell table:style-name="ce71" table:formula="of:=COUNTIFS([Log.$D$3:.$D$502]; [.K36]; [Log.$S$3:.$S$502]; &quot;Loss&quot;)" office:value-type="float" office:value="0" calcext:value-type="float">
            <text:p>0</text:p>
          </table:table-cell>
          <table:table-cell table:style-name="ce92" table:formula="of:=IFERROR([.$L36]/([.$L36]+[.$M36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Daily</text:p>
          </table:table-cell>
          <table:table-cell table:style-name="ce71" table:formula="of:=COUNTIFS([Log.$D$3:.$D$502]; [.K37]; [Log.$S$3:.$S$502]; &quot;Win&quot;)" office:value-type="float" office:value="0" calcext:value-type="float">
            <text:p>0</text:p>
          </table:table-cell>
          <table:table-cell table:style-name="ce71" table:formula="of:=COUNTIFS([Log.$D$3:.$D$502]; [.K37]; [Log.$S$3:.$S$502]; &quot;Loss&quot;)" office:value-type="float" office:value="0" calcext:value-type="float">
            <text:p>0</text:p>
          </table:table-cell>
          <table:table-cell table:style-name="ce92" table:formula="of:=IFERROR([.$L37]/([.$L37]+[.$M37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Weekly</text:p>
          </table:table-cell>
          <table:table-cell table:style-name="ce71" table:formula="of:=COUNTIFS([Log.$D$3:.$D$502]; [.K38]; [Log.$S$3:.$S$502]; &quot;Win&quot;)" office:value-type="float" office:value="0" calcext:value-type="float">
            <text:p>0</text:p>
          </table:table-cell>
          <table:table-cell table:style-name="ce71" table:formula="of:=COUNTIFS([Log.$D$3:.$D$502]; [.K38]; [Log.$S$3:.$S$502]; &quot;Loss&quot;)" office:value-type="float" office:value="0" calcext:value-type="float">
            <text:p>0</text:p>
          </table:table-cell>
          <table:table-cell table:style-name="ce92" table:formula="of:=IFERROR([.$L38]/([.$L38]+[.$M38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Monthly</text:p>
          </table:table-cell>
          <table:table-cell table:style-name="ce71" table:formula="of:=COUNTIFS([Log.$D$3:.$D$502]; [.K39]; [Log.$S$3:.$S$502]; &quot;Win&quot;)" office:value-type="float" office:value="0" calcext:value-type="float">
            <text:p>0</text:p>
          </table:table-cell>
          <table:table-cell table:style-name="ce71" table:formula="of:=COUNTIFS([Log.$D$3:.$D$502]; [.K39]; [Log.$S$3:.$S$502]; &quot;Loss&quot;)" office:value-type="float" office:value="0" calcext:value-type="float">
            <text:p>0</text:p>
          </table:table-cell>
          <table:table-cell table:style-name="ce92" table:formula="of:=IFERROR([.$L39]/([.$L39]+[.$M39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 table:number-rows-repeated="104853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og" table:style-name="ta1">
        <office:forms form:automatic-focus="false" form:apply-design-mode="false"/>
        <table:table-column table:style-name="co12" table:default-cell-style-name="ce185"/>
        <table:table-column table:style-name="co1" table:default-cell-style-name="ce95"/>
        <table:table-column table:style-name="co13" table:default-cell-style-name="ce110"/>
        <table:table-column table:style-name="co1" table:default-cell-style-name="ce110"/>
        <table:table-column table:style-name="co14" table:default-cell-style-name="ce110"/>
        <table:table-column table:style-name="co15" table:default-cell-style-name="Default"/>
        <table:table-column table:style-name="co16" table:default-cell-style-name="ce125"/>
        <table:table-column-group>
          <table:table-column table:style-name="co1" table:default-cell-style-name="ce89"/>
          <table:table-column table:style-name="co1" table:default-cell-style-name="ce144"/>
          <table:table-column table:style-name="co1" table:default-cell-style-name="ce150"/>
          <table:table-column table:style-name="co1" table:default-cell-style-name="ce157"/>
          <table:table-column table:style-name="co17" table:default-cell-style-name="ce123"/>
          <table:table-column table:style-name="co1" table:default-cell-style-name="ce166"/>
          <table:table-column table:style-name="co1" table:default-cell-style-name="ce170"/>
          <table:table-column table:style-name="co1" table:default-cell-style-name="ce174"/>
          <table:table-column table:style-name="co1" table:default-cell-style-name="ce178"/>
        </table:table-column-group>
        <table:table-column-group>
          <table:table-column table:style-name="co18" table:default-cell-style-name="ce136"/>
          <table:table-column table:style-name="co1" table:default-cell-style-name="ce152"/>
          <table:table-column table:style-name="co19" table:default-cell-style-name="ce214"/>
          <table:table-column table:style-name="co20" table:default-cell-style-name="ce214"/>
        </table:table-column-group>
        <table:table-column-group>
          <table:table-column table:style-name="co21" table:default-cell-style-name="ce223"/>
          <table:table-column table:style-name="co11" table:default-cell-style-name="ce110"/>
          <table:table-column table:style-name="co22" table:default-cell-style-name="ce201"/>
        </table:table-column-group>
        <table:table-column-group>
          <table:table-column table:style-name="co1" table:number-columns-repeated="3" table:default-cell-style-name="Default"/>
          <table:table-column table:style-name="co23" table:default-cell-style-name="Default"/>
          <table:table-column table:style-name="co1" table:number-columns-repeated="2" table:default-cell-style-name="Default"/>
        </table:table-column-group>
        <table:table-column table:style-name="co1" table:number-columns-repeated="5" table:default-cell-style-name="Default"/>
        <table:table-column table:style-name="co24" table:default-cell-style-name="ce214"/>
        <table:table-column table:style-name="co1" table:number-columns-repeated="29" table:default-cell-style-name="Default"/>
        <table:table-row table:style-name="ro3">
          <table:table-cell table:style-name="ce183" office:value-type="string" calcext:value-type="string" table:number-columns-spanned="7" table:number-rows-spanned="1">
            <text:p>TRADE IDENTIFIERS</text:p>
          </table:table-cell>
          <table:covered-table-cell table:style-name="ce99"/>
          <table:covered-table-cell table:style-name="ce109"/>
          <table:covered-table-cell table:style-name="ce109" table:content-validation-name="val1"/>
          <table:covered-table-cell table:style-name="ce109" table:content-validation-name="val2"/>
          <table:covered-table-cell table:content-validation-name="val3"/>
          <table:covered-table-cell table:style-name="ce119" table:content-validation-name="val4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style-name="ce141"/>
          <table:covered-table-cell table:style-name="ce146"/>
          <table:covered-table-cell table:style-name="ce154"/>
          <table:table-cell table:style-name="ce121" table:formula="of:=IF([$Misc.B15]=1; &quot;update&quot;; &quot;&quot;)" office:value-type="string" office:string-value="update" calcext:value-type="string">
            <text:p>update</text:p>
          </table:table-cell>
          <table:table-cell table:style-name="ce163" office:value-type="string" calcext:value-type="string" table:number-columns-spanned="4" table:number-rows-spanned="1">
            <text:p>EXIT</text:p>
          </table:table-cell>
          <table:covered-table-cell table:style-name="ce168"/>
          <table:covered-table-cell table:style-name="ce172"/>
          <table:covered-table-cell table:style-name="ce176"/>
          <table:table-cell table:style-name="ce134" office:value-type="string" calcext:value-type="string" table:number-columns-spanned="4" table:number-rows-spanned="1">
            <text:p>RESULTS</text:p>
          </table:table-cell>
          <table:covered-table-cell table:style-name="ce137"/>
          <table:covered-table-cell table:number-columns-repeated="2" table:style-name="ce114"/>
          <table:table-cell table:style-name="ce116" office:value-type="string" calcext:value-type="string" table:number-columns-spanned="3" table:number-rows-spanned="1">
            <text:p>RECOGNITION</text:p>
          </table:table-cell>
          <table:covered-table-cell table:style-name="ce109"/>
          <table:covered-table-cell table:style-name="ce218"/>
          <table:table-cell table:style-name="ce237" office:value-type="string" calcext:value-type="string" table:number-columns-spanned="6" table:number-rows-spanned="1">
            <text:p>MGMT Backtesting</text:p>
          </table:table-cell>
          <table:covered-table-cell table:style-name="ce241"/>
          <table:covered-table-cell table:style-name="ce244"/>
          <table:covered-table-cell table:style-name="ce252"/>
          <table:covered-table-cell table:style-name="ce244"/>
          <table:covered-table-cell table:style-name="ce252"/>
          <table:table-cell table:number-columns-repeated="5"/>
          <table:table-cell table:style-name="ce254"/>
          <table:table-cell table:number-columns-repeated="29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DD/MM/YY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office:annotation draw:style-name="gr3" draw:text-style-name="P4" svg:width="28.99mm" svg:height="33.61mm" svg:x="77.54mm" svg:y="3.91mm" draw:caption-point-x="-6.1mm" draw:caption-point-y="5.39mm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text:p>Re-entry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text:p>Entry Time</text:p>
          </table:table-cell>
          <table:table-cell table:style-name="ce142" office:value-type="string" calcext:value-type="string">
            <text:p>Entry Qty</text:p>
          </table:table-cell>
          <table:table-cell table:style-name="ce148" office:value-type="string" calcext:value-type="string">
            <text:p>Entry Price</text:p>
          </table:table-cell>
          <table:table-cell table:style-name="ce155" office:value-type="string" calcext:value-type="string">
            <text:p>StopLoss</text:p>
          </table:table-cell>
          <table:table-cell table:style-name="ce122" office:value-type="string" calcext:value-type="string">
            <text:p>Risking</text:p>
          </table:table-cell>
          <table:table-cell table:style-name="ce164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130" office:value-type="string" calcext:value-type="string">
            <text:p>Exit Price</text:p>
          </table:table-cell>
          <table:table-cell table:style-name="ce210" office:value-type="string" calcext:value-type="string">
            <text:p>Exit Time</text:p>
          </table:table-cell>
          <table:table-cell table:style-name="ce135" office:value-type="string" calcext:value-type="string">
            <text:p>R</text:p>
          </table:table-cell>
          <table:table-cell table:style-name="ce138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7" office:value-type="string" calcext:value-type="string"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  <table:table-cell table:style-name="ce238" office:value-type="string" calcext:value-type="string" table:number-columns-spanned="2" table:number-rows-spanned="1">
            <text:p>2R AON</text:p>
          </table:table-cell>
          <table:covered-table-cell table:style-name="ce242"/>
          <table:table-cell table:style-name="ce251" office:value-type="string" calcext:value-type="string" table:number-columns-spanned="2" table:number-rows-spanned="1">
            <text:p>2R BE</text:p>
          </table:table-cell>
          <table:covered-table-cell table:style-name="ce253"/>
          <table:table-cell table:style-name="ce251" office:value-type="string" calcext:value-type="string" table:number-columns-spanned="2" table:number-rows-spanned="1">
            <text:p>other</text:p>
          </table:table-cell>
          <table:covered-table-cell table:style-name="ce253"/>
          <table:table-cell table:number-columns-repeated="5"/>
          <table:table-cell table:style-name="ce187" office:value-type="string" calcext:value-type="string">
            <text:p>Day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3"/>
          <table:table-cell table:style-name="Default"/>
          <table:table-cell table:style-name="Default" table:content-validation-name="val1"/>
          <table:table-cell table:style-name="Default" table:content-validation-name="val2"/>
          <table:table-cell table:content-validation-name="val3"/>
          <table:table-cell table:style-name="Default" table:content-validation-name="val4"/>
          <table:table-cell table:style-name="ce129"/>
          <table:table-cell table:style-name="ce143"/>
          <table:table-cell table:style-name="ce149"/>
          <table:table-cell table:formula="of:=IFERROR(IF( [.G3]=&quot;Long&quot; ; [.J3]-[Overview.$C$4]/[.I3]  ;  IF([.G3]=&quot;Short&quot;; [.J3]+[Overview.$C$4]/[.I3]; &quot;&quot;) ); &quot;&quot;)">
            <text:p/>
          </table:table-cell>
          <table:table-cell table:formula="of:=IFERROR(ABS([.K3]-[.J3])*[.I3]; &quot;&quot;)">
            <text:p/>
          </table:table-cell>
          <table:table-cell table:formula="of:=IFERROR(  IF([.G3]=&quot;Long&quot;;  [.J3]+[Overview.$C$4]/[.I3]  *  [Overview.$C$6]  ;  IF([.G3]=&quot;Short&quot;   ;  [.J3]-[Overview.$C$4]/[.I3]  * [Overview.$C$6]  ; &quot;&quot;  )  )   ; &quot;&quot;)">
            <text:p/>
          </table:table-cell>
          <table:table-cell table:number-columns-repeated="3"/>
          <table:table-cell table:style-name="ce182" table:formula="of:=IFERROR([.R3]/[.L3]; &quot;&quot;)">
            <text:p/>
          </table:table-cell>
          <table:table-cell table:style-name="ce203" table:formula="of:=IFERROR(   IF( AND( [.G3]=&quot;Long&quot;;   [.N3]=[.I3])  ;  [.I3]*([.O3]-[.J3])  ;    IF(  AND(  [.G3]=&quot;Short&quot;  ;   [.N3]=[.I3]   )   ;   [.I3]*([.J3]-[.O3])   ;  &quot;&quot;)) ; &quot;&quot;)">
            <text:p/>
          </table:table-cell>
          <table:table-cell table:style-name="ce215" table:formula="of:=IF(ISNUMBER([.R3]); IF([.R3]&gt;=0; &quot;Win&quot;; &quot;Loss&quot;); &quot;&quot;)">
            <text:p/>
          </table:table-cell>
          <table:table-cell table:style-name="ce220" table:formula="of:=IF(ISNUMBER([.R3]); ROUND(([.P3]-[.H3])*60*24); &quot;&quot;)">
            <text:p/>
          </table:table-cell>
          <table:table-cell table:content-validation-name="val5"/>
          <table:table-cell table:number-columns-repeated="2"/>
          <table:table-cell table:style-name="ce239">
            <office:annotation draw:style-name="gr2" draw:text-style-name="P4" svg:width="28.99mm" svg:height="17.99mm" svg:x="611.01mm" svg:y="0mm" draw:caption-point-x="-6.1mm" draw:caption-point-y="13.82mm">
              <dc:date>2022-03-25T00:00:00</dc:date>
              <text:p text:style-name="P3">Price you would have sold at following this strategy to the T</text:p>
            </office:annotation>
          </table:table-cell>
          <table:table-cell table:style-name="ce243" table:formula="of:=IFERROR(IF(ISBLANK([.X3]); &quot;&quot;; IF([.$G3]=&quot;Long&quot;; ([.X3]-[.$J3])*[.$I3]/[.$L3]; ([.$J3]-[.X3])*[.$I3]/[.$L3])-[.$Q3]); &quot;&quot;)">
            <office:annotation draw:style-name="gr4" draw:text-style-name="P4" svg:width="28.99mm" svg:height="25.71mm" svg:x="633.59mm" svg:y="0.58mm" draw:caption-point-x="-6.1mm" draw:caption-point-y="13.24mm">
              <dc:date>2022-01-09T00:00:00</dc:date>
              <text:p text:style-name="P3"><text:span text:style-name="T3">How many R more or less would this strategy have made compared to you.</text:span></text:p>
            </office:annotation>
            <text:p/>
          </table:table-cell>
          <table:table-cell/>
          <table:table-cell table:style-name="ce243" table:formula="of:=IFERROR(IF(ISBLANK([.Z3]); &quot;&quot;; IF([.$G3]=&quot;Long&quot;; ([.Z3]-[.$J3])*[.$I3]/[.$L3]; ([.$J3]-[.Z3])*[.$I3]/[.$L3])-[.$Q3]); &quot;&quot;)">
            <office:annotation draw:style-name="gr4" draw:text-style-name="P4" svg:width="28.99mm" svg:height="25.71mm" svg:x="679.71mm" svg:y="0.58mm" draw:caption-point-x="-6.1mm" draw:caption-point-y="13.24mm">
              <dc:date>2022-01-09T00:00:00</dc:date>
              <text:p text:style-name="P3"><text:span text:style-name="T3">How many R more or less would this strategy have made compared to you.</text:span></text:p>
            </office:annotation>
            <text:p/>
          </table:table-cell>
          <table:table-cell/>
          <table:table-cell table:style-name="ce243" table:formula="of:=IFERROR(IF(ISBLANK([.AB3]); &quot;&quot;; IF([.$G3]=&quot;Long&quot;; ([.AB3]-[.$J3])*[.$I3]/[.$L3]; ([.$J3]-[.AB3])*[.$I3]/[.$L3])-[.$Q3]); &quot;&quot;)">
            <office:annotation draw:style-name="gr4" draw:text-style-name="P4" svg:width="28.99mm" svg:height="25.71mm" svg:x="724.87mm" svg:y="0.58mm" draw:caption-point-x="-6.1mm" draw:caption-point-y="13.24mm">
              <dc:date>2022-01-09T00:00:00</dc:date>
              <text:p text:style-name="P3"><text:span text:style-name="T3">How many R more or less would this strategy have made compared to you.</text:span></text:p>
            </office:annotation>
            <text:p/>
          </table:table-cell>
          <table:table-cell table:number-columns-repeated="5"/>
          <table:table-cell table:style-name="ce100" table:formula="of:=IF([.B3]=&quot;&quot;; &quot;&quot;; WEEKDAY([.B3]; 2))">
            <text:p/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]=&quot;Long&quot; ; [.J4]-[Overview.$C$4]/[.I4]  ;  IF([.G4]=&quot;Short&quot;; [.J4]+[Overview.$C$4]/[.I4]; &quot;&quot;) ); &quot;&quot;)">
            <text:p/>
          </table:table-cell>
          <table:table-cell table:formula="of:=IFERROR(ABS([.K4]-[.J4])*[.I4]; &quot;&quot;)">
            <text:p/>
          </table:table-cell>
          <table:table-cell table:formula="of:=IFERROR(  IF([.G4]=&quot;Long&quot;;  [.J4]+[Overview.$C$4]/[.I4]  *  [Overview.$C$6]  ;  IF([.G4]=&quot;Short&quot;   ;  [.J4]-[Overview.$C$4]/[.I4]  * [Overview.$C$6]  ; &quot;&quot;  )  )   ; &quot;&quot;)">
            <text:p/>
          </table:table-cell>
          <table:table-cell table:number-columns-repeated="3"/>
          <table:table-cell table:style-name="ce182" table:formula="of:=IFERROR([.R4]/[.L4]; &quot;&quot;)">
            <text:p/>
          </table:table-cell>
          <table:table-cell table:style-name="ce203" table:formula="of:=IFERROR(   IF( AND( [.G4]=&quot;Long&quot;;   [.N4]=[.I4])  ;  [.I4]*([.O4]-[.J4])  ;    IF(  AND(  [.G4]=&quot;Short&quot;  ;   [.N4]=[.I4]   )   ;   [.I4]*([.J4]-[.O4])   ;  &quot;&quot;)) ; &quot;&quot;)">
            <text:p/>
          </table:table-cell>
          <table:table-cell table:style-name="ce215" table:formula="of:=IF(ISNUMBER([.R4]); IF([.R4]&gt;=0; &quot;Win&quot;; &quot;Loss&quot;); &quot;&quot;)">
            <text:p/>
          </table:table-cell>
          <table:table-cell table:style-name="ce220" table:formula="of:=IF(ISNUMBER([.R4]); ROUND(([.P4]-[.H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]); &quot;&quot;; IF([.$G4]=&quot;Long&quot;; ([.X4]-[.$J4])*[.$I4]/[.$L4]; ([.$J4]-[.X4])*[.$I4]/[.$L4])-[.$Q4]); &quot;&quot;)">
            <text:p/>
          </table:table-cell>
          <table:table-cell/>
          <table:table-cell table:style-name="ce243" table:formula="of:=IFERROR(IF(ISBLANK([.Z4]); &quot;&quot;; IF([.$G4]=&quot;Long&quot;; ([.Z4]-[.$J4])*[.$I4]/[.$L4]; ([.$J4]-[.Z4])*[.$I4]/[.$L4])-[.$Q4]); &quot;&quot;)">
            <text:p/>
          </table:table-cell>
          <table:table-cell/>
          <table:table-cell table:style-name="ce243" table:formula="of:=IFERROR(IF(ISBLANK([.AB4]); &quot;&quot;; IF([.$G4]=&quot;Long&quot;; ([.AB4]-[.$J4])*[.$I4]/[.$L4]; ([.$J4]-[.AB4])*[.$I4]/[.$L4])-[.$Q4]); &quot;&quot;)">
            <text:p/>
          </table:table-cell>
          <table:table-cell table:number-columns-repeated="5"/>
          <table:table-cell table:style-name="ce100" table:formula="of:=IF([.B4]=&quot;&quot;; &quot;&quot;; WEEKDAY([.B4]; 2))">
            <text:p/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]=&quot;Long&quot; ; [.J5]-[Overview.$C$4]/[.I5]  ;  IF([.G5]=&quot;Short&quot;; [.J5]+[Overview.$C$4]/[.I5]; &quot;&quot;) ); &quot;&quot;)">
            <text:p/>
          </table:table-cell>
          <table:table-cell table:formula="of:=IFERROR(ABS([.K5]-[.J5])*[.I5]; &quot;&quot;)">
            <text:p/>
          </table:table-cell>
          <table:table-cell table:formula="of:=IFERROR(  IF([.G5]=&quot;Long&quot;;  [.J5]+[Overview.$C$4]/[.I5]  *  [Overview.$C$6]  ;  IF([.G5]=&quot;Short&quot;   ;  [.J5]-[Overview.$C$4]/[.I5]  * [Overview.$C$6]  ; &quot;&quot;  )  )   ; &quot;&quot;)">
            <text:p/>
          </table:table-cell>
          <table:table-cell table:number-columns-repeated="3"/>
          <table:table-cell table:style-name="ce182" table:formula="of:=IFERROR([.R5]/[.L5]; &quot;&quot;)">
            <text:p/>
          </table:table-cell>
          <table:table-cell table:style-name="ce203" table:formula="of:=IFERROR(   IF( AND( [.G5]=&quot;Long&quot;;   [.N5]=[.I5])  ;  [.I5]*([.O5]-[.J5])  ;    IF(  AND(  [.G5]=&quot;Short&quot;  ;   [.N5]=[.I5]   )   ;   [.I5]*([.J5]-[.O5])   ;  &quot;&quot;)) ; &quot;&quot;)">
            <text:p/>
          </table:table-cell>
          <table:table-cell table:style-name="ce215" table:formula="of:=IF(ISNUMBER([.R5]); IF([.R5]&gt;=0; &quot;Win&quot;; &quot;Loss&quot;); &quot;&quot;)">
            <text:p/>
          </table:table-cell>
          <table:table-cell table:style-name="ce220" table:formula="of:=IF(ISNUMBER([.R5]); ROUND(([.P5]-[.H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]); &quot;&quot;; IF([.$G5]=&quot;Long&quot;; ([.X5]-[.$J5])*[.$I5]/[.$L5]; ([.$J5]-[.X5])*[.$I5]/[.$L5])-[.$Q5]); &quot;&quot;)">
            <text:p/>
          </table:table-cell>
          <table:table-cell/>
          <table:table-cell table:style-name="ce243" table:formula="of:=IFERROR(IF(ISBLANK([.Z5]); &quot;&quot;; IF([.$G5]=&quot;Long&quot;; ([.Z5]-[.$J5])*[.$I5]/[.$L5]; ([.$J5]-[.Z5])*[.$I5]/[.$L5])-[.$Q5]); &quot;&quot;)">
            <text:p/>
          </table:table-cell>
          <table:table-cell/>
          <table:table-cell table:style-name="ce243" table:formula="of:=IFERROR(IF(ISBLANK([.AB5]); &quot;&quot;; IF([.$G5]=&quot;Long&quot;; ([.AB5]-[.$J5])*[.$I5]/[.$L5]; ([.$J5]-[.AB5])*[.$I5]/[.$L5])-[.$Q5]); &quot;&quot;)">
            <text:p/>
          </table:table-cell>
          <table:table-cell table:number-columns-repeated="5"/>
          <table:table-cell table:style-name="ce100" table:formula="of:=IF([.B5]=&quot;&quot;; &quot;&quot;; WEEKDAY([.B5]; 2))">
            <text:p/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]=&quot;Long&quot; ; [.J6]-[Overview.$C$4]/[.I6]  ;  IF([.G6]=&quot;Short&quot;; [.J6]+[Overview.$C$4]/[.I6]; &quot;&quot;) ); &quot;&quot;)">
            <text:p/>
          </table:table-cell>
          <table:table-cell table:formula="of:=IFERROR(ABS([.K6]-[.J6])*[.I6]; &quot;&quot;)">
            <text:p/>
          </table:table-cell>
          <table:table-cell table:formula="of:=IFERROR(  IF([.G6]=&quot;Long&quot;;  [.J6]+[Overview.$C$4]/[.I6]  *  [Overview.$C$6]  ;  IF([.G6]=&quot;Short&quot;   ;  [.J6]-[Overview.$C$4]/[.I6]  * [Overview.$C$6]  ; &quot;&quot;  )  )   ; &quot;&quot;)">
            <text:p/>
          </table:table-cell>
          <table:table-cell table:number-columns-repeated="3"/>
          <table:table-cell table:style-name="ce182" table:formula="of:=IFERROR([.R6]/[.L6]; &quot;&quot;)">
            <text:p/>
          </table:table-cell>
          <table:table-cell table:style-name="ce203" table:formula="of:=IFERROR(   IF( AND( [.G6]=&quot;Long&quot;;   [.N6]=[.I6])  ;  [.I6]*([.O6]-[.J6])  ;    IF(  AND(  [.G6]=&quot;Short&quot;  ;   [.N6]=[.I6]   )   ;   [.I6]*([.J6]-[.O6])   ;  &quot;&quot;)) ; &quot;&quot;)">
            <text:p/>
          </table:table-cell>
          <table:table-cell table:style-name="ce215" table:formula="of:=IF(ISNUMBER([.R6]); IF([.R6]&gt;=0; &quot;Win&quot;; &quot;Loss&quot;); &quot;&quot;)">
            <text:p/>
          </table:table-cell>
          <table:table-cell table:style-name="ce220" table:formula="of:=IF(ISNUMBER([.R6]); ROUND(([.P6]-[.H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]); &quot;&quot;; IF([.$G6]=&quot;Long&quot;; ([.X6]-[.$J6])*[.$I6]/[.$L6]; ([.$J6]-[.X6])*[.$I6]/[.$L6])-[.$Q6]); &quot;&quot;)">
            <text:p/>
          </table:table-cell>
          <table:table-cell/>
          <table:table-cell table:style-name="ce243" table:formula="of:=IFERROR(IF(ISBLANK([.Z6]); &quot;&quot;; IF([.$G6]=&quot;Long&quot;; ([.Z6]-[.$J6])*[.$I6]/[.$L6]; ([.$J6]-[.Z6])*[.$I6]/[.$L6])-[.$Q6]); &quot;&quot;)">
            <text:p/>
          </table:table-cell>
          <table:table-cell/>
          <table:table-cell table:style-name="ce243" table:formula="of:=IFERROR(IF(ISBLANK([.AB6]); &quot;&quot;; IF([.$G6]=&quot;Long&quot;; ([.AB6]-[.$J6])*[.$I6]/[.$L6]; ([.$J6]-[.AB6])*[.$I6]/[.$L6])-[.$Q6]); &quot;&quot;)">
            <text:p/>
          </table:table-cell>
          <table:table-cell table:number-columns-repeated="5"/>
          <table:table-cell table:style-name="ce100" table:formula="of:=IF([.B6]=&quot;&quot;; &quot;&quot;; WEEKDAY([.B6]; 2))">
            <text:p/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]=&quot;Long&quot; ; [.J7]-[Overview.$C$4]/[.I7]  ;  IF([.G7]=&quot;Short&quot;; [.J7]+[Overview.$C$4]/[.I7]; &quot;&quot;) ); &quot;&quot;)">
            <text:p/>
          </table:table-cell>
          <table:table-cell table:formula="of:=IFERROR(ABS([.K7]-[.J7])*[.I7]; &quot;&quot;)">
            <text:p/>
          </table:table-cell>
          <table:table-cell table:formula="of:=IFERROR(  IF([.G7]=&quot;Long&quot;;  [.J7]+[Overview.$C$4]/[.I7]  *  [Overview.$C$6]  ;  IF([.G7]=&quot;Short&quot;   ;  [.J7]-[Overview.$C$4]/[.I7]  * [Overview.$C$6]  ; &quot;&quot;  )  )   ; &quot;&quot;)">
            <text:p/>
          </table:table-cell>
          <table:table-cell table:number-columns-repeated="3"/>
          <table:table-cell table:style-name="ce182" table:formula="of:=IFERROR([.R7]/[.L7]; &quot;&quot;)">
            <text:p/>
          </table:table-cell>
          <table:table-cell table:style-name="ce203" table:formula="of:=IFERROR(   IF( AND( [.G7]=&quot;Long&quot;;   [.N7]=[.I7])  ;  [.I7]*([.O7]-[.J7])  ;    IF(  AND(  [.G7]=&quot;Short&quot;  ;   [.N7]=[.I7]   )   ;   [.I7]*([.J7]-[.O7])   ;  &quot;&quot;)) ; &quot;&quot;)">
            <text:p/>
          </table:table-cell>
          <table:table-cell table:style-name="ce215" table:formula="of:=IF(ISNUMBER([.R7]); IF([.R7]&gt;=0; &quot;Win&quot;; &quot;Loss&quot;); &quot;&quot;)">
            <text:p/>
          </table:table-cell>
          <table:table-cell table:style-name="ce220" table:formula="of:=IF(ISNUMBER([.R7]); ROUND(([.P7]-[.H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]); &quot;&quot;; IF([.$G7]=&quot;Long&quot;; ([.X7]-[.$J7])*[.$I7]/[.$L7]; ([.$J7]-[.X7])*[.$I7]/[.$L7])-[.$Q7]); &quot;&quot;)">
            <text:p/>
          </table:table-cell>
          <table:table-cell/>
          <table:table-cell table:style-name="ce243" table:formula="of:=IFERROR(IF(ISBLANK([.Z7]); &quot;&quot;; IF([.$G7]=&quot;Long&quot;; ([.Z7]-[.$J7])*[.$I7]/[.$L7]; ([.$J7]-[.Z7])*[.$I7]/[.$L7])-[.$Q7]); &quot;&quot;)">
            <text:p/>
          </table:table-cell>
          <table:table-cell/>
          <table:table-cell table:style-name="ce243" table:formula="of:=IFERROR(IF(ISBLANK([.AB7]); &quot;&quot;; IF([.$G7]=&quot;Long&quot;; ([.AB7]-[.$J7])*[.$I7]/[.$L7]; ([.$J7]-[.AB7])*[.$I7]/[.$L7])-[.$Q7]); &quot;&quot;)">
            <text:p/>
          </table:table-cell>
          <table:table-cell table:number-columns-repeated="5"/>
          <table:table-cell table:style-name="ce100" table:formula="of:=IF([.B7]=&quot;&quot;; &quot;&quot;; WEEKDAY([.B7]; 2))">
            <text:p/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]=&quot;Long&quot; ; [.J8]-[Overview.$C$4]/[.I8]  ;  IF([.G8]=&quot;Short&quot;; [.J8]+[Overview.$C$4]/[.I8]; &quot;&quot;) ); &quot;&quot;)">
            <text:p/>
          </table:table-cell>
          <table:table-cell table:formula="of:=IFERROR(ABS([.K8]-[.J8])*[.I8]; &quot;&quot;)">
            <text:p/>
          </table:table-cell>
          <table:table-cell table:formula="of:=IFERROR(  IF([.G8]=&quot;Long&quot;;  [.J8]+[Overview.$C$4]/[.I8]  *  [Overview.$C$6]  ;  IF([.G8]=&quot;Short&quot;   ;  [.J8]-[Overview.$C$4]/[.I8]  * [Overview.$C$6]  ; &quot;&quot;  )  )   ; &quot;&quot;)">
            <text:p/>
          </table:table-cell>
          <table:table-cell table:number-columns-repeated="3"/>
          <table:table-cell table:style-name="ce182" table:formula="of:=IFERROR([.R8]/[.L8]; &quot;&quot;)">
            <text:p/>
          </table:table-cell>
          <table:table-cell table:style-name="ce203" table:formula="of:=IFERROR(   IF( AND( [.G8]=&quot;Long&quot;;   [.N8]=[.I8])  ;  [.I8]*([.O8]-[.J8])  ;    IF(  AND(  [.G8]=&quot;Short&quot;  ;   [.N8]=[.I8]   )   ;   [.I8]*([.J8]-[.O8])   ;  &quot;&quot;)) ; &quot;&quot;)">
            <text:p/>
          </table:table-cell>
          <table:table-cell table:style-name="ce215" table:formula="of:=IF(ISNUMBER([.R8]); IF([.R8]&gt;=0; &quot;Win&quot;; &quot;Loss&quot;); &quot;&quot;)">
            <text:p/>
          </table:table-cell>
          <table:table-cell table:style-name="ce220" table:formula="of:=IF(ISNUMBER([.R8]); ROUND(([.P8]-[.H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]); &quot;&quot;; IF([.$G8]=&quot;Long&quot;; ([.X8]-[.$J8])*[.$I8]/[.$L8]; ([.$J8]-[.X8])*[.$I8]/[.$L8])-[.$Q8]); &quot;&quot;)">
            <text:p/>
          </table:table-cell>
          <table:table-cell/>
          <table:table-cell table:style-name="ce243" table:formula="of:=IFERROR(IF(ISBLANK([.Z8]); &quot;&quot;; IF([.$G8]=&quot;Long&quot;; ([.Z8]-[.$J8])*[.$I8]/[.$L8]; ([.$J8]-[.Z8])*[.$I8]/[.$L8])-[.$Q8]); &quot;&quot;)">
            <text:p/>
          </table:table-cell>
          <table:table-cell/>
          <table:table-cell table:style-name="ce243" table:formula="of:=IFERROR(IF(ISBLANK([.AB8]); &quot;&quot;; IF([.$G8]=&quot;Long&quot;; ([.AB8]-[.$J8])*[.$I8]/[.$L8]; ([.$J8]-[.AB8])*[.$I8]/[.$L8])-[.$Q8]); &quot;&quot;)">
            <text:p/>
          </table:table-cell>
          <table:table-cell table:number-columns-repeated="5"/>
          <table:table-cell table:style-name="ce100" table:formula="of:=IF([.B8]=&quot;&quot;; &quot;&quot;; WEEKDAY([.B8]; 2))">
            <text:p/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]=&quot;Long&quot; ; [.J9]-[Overview.$C$4]/[.I9]  ;  IF([.G9]=&quot;Short&quot;; [.J9]+[Overview.$C$4]/[.I9]; &quot;&quot;) ); &quot;&quot;)">
            <text:p/>
          </table:table-cell>
          <table:table-cell table:formula="of:=IFERROR(ABS([.K9]-[.J9])*[.I9]; &quot;&quot;)">
            <text:p/>
          </table:table-cell>
          <table:table-cell table:formula="of:=IFERROR(  IF([.G9]=&quot;Long&quot;;  [.J9]+[Overview.$C$4]/[.I9]  *  [Overview.$C$6]  ;  IF([.G9]=&quot;Short&quot;   ;  [.J9]-[Overview.$C$4]/[.I9]  * [Overview.$C$6]  ; &quot;&quot;  )  )   ; &quot;&quot;)">
            <text:p/>
          </table:table-cell>
          <table:table-cell table:number-columns-repeated="3"/>
          <table:table-cell table:style-name="ce182" table:formula="of:=IFERROR([.R9]/[.L9]; &quot;&quot;)">
            <text:p/>
          </table:table-cell>
          <table:table-cell table:style-name="ce203" table:formula="of:=IFERROR(   IF( AND( [.G9]=&quot;Long&quot;;   [.N9]=[.I9])  ;  [.I9]*([.O9]-[.J9])  ;    IF(  AND(  [.G9]=&quot;Short&quot;  ;   [.N9]=[.I9]   )   ;   [.I9]*([.J9]-[.O9])   ;  &quot;&quot;)) ; &quot;&quot;)">
            <text:p/>
          </table:table-cell>
          <table:table-cell table:style-name="ce215" table:formula="of:=IF(ISNUMBER([.R9]); IF([.R9]&gt;=0; &quot;Win&quot;; &quot;Loss&quot;); &quot;&quot;)">
            <text:p/>
          </table:table-cell>
          <table:table-cell table:style-name="ce220" table:formula="of:=IF(ISNUMBER([.R9]); ROUND(([.P9]-[.H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]); &quot;&quot;; IF([.$G9]=&quot;Long&quot;; ([.X9]-[.$J9])*[.$I9]/[.$L9]; ([.$J9]-[.X9])*[.$I9]/[.$L9])-[.$Q9]); &quot;&quot;)">
            <text:p/>
          </table:table-cell>
          <table:table-cell/>
          <table:table-cell table:style-name="ce243" table:formula="of:=IFERROR(IF(ISBLANK([.Z9]); &quot;&quot;; IF([.$G9]=&quot;Long&quot;; ([.Z9]-[.$J9])*[.$I9]/[.$L9]; ([.$J9]-[.Z9])*[.$I9]/[.$L9])-[.$Q9]); &quot;&quot;)">
            <text:p/>
          </table:table-cell>
          <table:table-cell/>
          <table:table-cell table:style-name="ce243" table:formula="of:=IFERROR(IF(ISBLANK([.AB9]); &quot;&quot;; IF([.$G9]=&quot;Long&quot;; ([.AB9]-[.$J9])*[.$I9]/[.$L9]; ([.$J9]-[.AB9])*[.$I9]/[.$L9])-[.$Q9]); &quot;&quot;)">
            <text:p/>
          </table:table-cell>
          <table:table-cell table:number-columns-repeated="5"/>
          <table:table-cell table:style-name="ce100" table:formula="of:=IF([.B9]=&quot;&quot;; &quot;&quot;; WEEKDAY([.B9]; 2))">
            <text:p/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]=&quot;Long&quot; ; [.J10]-[Overview.$C$4]/[.I10]  ;  IF([.G10]=&quot;Short&quot;; [.J10]+[Overview.$C$4]/[.I10]; &quot;&quot;) ); &quot;&quot;)">
            <text:p/>
          </table:table-cell>
          <table:table-cell table:formula="of:=IFERROR(ABS([.K10]-[.J10])*[.I10]; &quot;&quot;)">
            <text:p/>
          </table:table-cell>
          <table:table-cell table:formula="of:=IFERROR(  IF([.G10]=&quot;Long&quot;;  [.J10]+[Overview.$C$4]/[.I10]  *  [Overview.$C$6]  ;  IF([.G10]=&quot;Short&quot;   ;  [.J10]-[Overview.$C$4]/[.I10]  * [Overview.$C$6]  ; &quot;&quot;  )  )   ; &quot;&quot;)">
            <text:p/>
          </table:table-cell>
          <table:table-cell table:number-columns-repeated="3"/>
          <table:table-cell table:style-name="ce182" table:formula="of:=IFERROR([.R10]/[.L10]; &quot;&quot;)">
            <text:p/>
          </table:table-cell>
          <table:table-cell table:style-name="ce203" table:formula="of:=IFERROR(   IF( AND( [.G10]=&quot;Long&quot;;   [.N10]=[.I10])  ;  [.I10]*([.O10]-[.J10])  ;    IF(  AND(  [.G10]=&quot;Short&quot;  ;   [.N10]=[.I10]   )   ;   [.I10]*([.J10]-[.O10])   ;  &quot;&quot;)) ; &quot;&quot;)">
            <text:p/>
          </table:table-cell>
          <table:table-cell table:style-name="ce215" table:formula="of:=IF(ISNUMBER([.R10]); IF([.R10]&gt;=0; &quot;Win&quot;; &quot;Loss&quot;); &quot;&quot;)">
            <text:p/>
          </table:table-cell>
          <table:table-cell table:style-name="ce220" table:formula="of:=IF(ISNUMBER([.R10]); ROUND(([.P10]-[.H1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]); &quot;&quot;; IF([.$G10]=&quot;Long&quot;; ([.X10]-[.$J10])*[.$I10]/[.$L10]; ([.$J10]-[.X10])*[.$I10]/[.$L10])-[.$Q10]); &quot;&quot;)">
            <text:p/>
          </table:table-cell>
          <table:table-cell/>
          <table:table-cell table:style-name="ce243" table:formula="of:=IFERROR(IF(ISBLANK([.Z10]); &quot;&quot;; IF([.$G10]=&quot;Long&quot;; ([.Z10]-[.$J10])*[.$I10]/[.$L10]; ([.$J10]-[.Z10])*[.$I10]/[.$L10])-[.$Q10]); &quot;&quot;)">
            <text:p/>
          </table:table-cell>
          <table:table-cell/>
          <table:table-cell table:style-name="ce243" table:formula="of:=IFERROR(IF(ISBLANK([.AB10]); &quot;&quot;; IF([.$G10]=&quot;Long&quot;; ([.AB10]-[.$J10])*[.$I10]/[.$L10]; ([.$J10]-[.AB10])*[.$I10]/[.$L10])-[.$Q10]); &quot;&quot;)">
            <text:p/>
          </table:table-cell>
          <table:table-cell table:number-columns-repeated="5"/>
          <table:table-cell table:style-name="ce100" table:formula="of:=IF([.B10]=&quot;&quot;; &quot;&quot;; WEEKDAY([.B10]; 2))">
            <text:p/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]=&quot;Long&quot; ; [.J11]-[Overview.$C$4]/[.I11]  ;  IF([.G11]=&quot;Short&quot;; [.J11]+[Overview.$C$4]/[.I11]; &quot;&quot;) ); &quot;&quot;)">
            <text:p/>
          </table:table-cell>
          <table:table-cell table:formula="of:=IFERROR(ABS([.K11]-[.J11])*[.I11]; &quot;&quot;)">
            <text:p/>
          </table:table-cell>
          <table:table-cell table:formula="of:=IFERROR(  IF([.G11]=&quot;Long&quot;;  [.J11]+[Overview.$C$4]/[.I11]  *  [Overview.$C$6]  ;  IF([.G11]=&quot;Short&quot;   ;  [.J11]-[Overview.$C$4]/[.I11]  * [Overview.$C$6]  ; &quot;&quot;  )  )   ; &quot;&quot;)">
            <text:p/>
          </table:table-cell>
          <table:table-cell table:number-columns-repeated="3"/>
          <table:table-cell table:style-name="ce182" table:formula="of:=IFERROR([.R11]/[.L11]; &quot;&quot;)">
            <text:p/>
          </table:table-cell>
          <table:table-cell table:style-name="ce203" table:formula="of:=IFERROR(   IF( AND( [.G11]=&quot;Long&quot;;   [.N11]=[.I11])  ;  [.I11]*([.O11]-[.J11])  ;    IF(  AND(  [.G11]=&quot;Short&quot;  ;   [.N11]=[.I11]   )   ;   [.I11]*([.J11]-[.O11])   ;  &quot;&quot;)) ; &quot;&quot;)">
            <text:p/>
          </table:table-cell>
          <table:table-cell table:style-name="ce215" table:formula="of:=IF(ISNUMBER([.R11]); IF([.R11]&gt;=0; &quot;Win&quot;; &quot;Loss&quot;); &quot;&quot;)">
            <text:p/>
          </table:table-cell>
          <table:table-cell table:style-name="ce220" table:formula="of:=IF(ISNUMBER([.R11]); ROUND(([.P11]-[.H1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]); &quot;&quot;; IF([.$G11]=&quot;Long&quot;; ([.X11]-[.$J11])*[.$I11]/[.$L11]; ([.$J11]-[.X11])*[.$I11]/[.$L11])-[.$Q11]); &quot;&quot;)">
            <text:p/>
          </table:table-cell>
          <table:table-cell/>
          <table:table-cell table:style-name="ce243" table:formula="of:=IFERROR(IF(ISBLANK([.Z11]); &quot;&quot;; IF([.$G11]=&quot;Long&quot;; ([.Z11]-[.$J11])*[.$I11]/[.$L11]; ([.$J11]-[.Z11])*[.$I11]/[.$L11])-[.$Q11]); &quot;&quot;)">
            <text:p/>
          </table:table-cell>
          <table:table-cell/>
          <table:table-cell table:style-name="ce243" table:formula="of:=IFERROR(IF(ISBLANK([.AB11]); &quot;&quot;; IF([.$G11]=&quot;Long&quot;; ([.AB11]-[.$J11])*[.$I11]/[.$L11]; ([.$J11]-[.AB11])*[.$I11]/[.$L11])-[.$Q11]); &quot;&quot;)">
            <text:p/>
          </table:table-cell>
          <table:table-cell table:number-columns-repeated="5"/>
          <table:table-cell table:style-name="ce100" table:formula="of:=IF([.B11]=&quot;&quot;; &quot;&quot;; WEEKDAY([.B11]; 2))">
            <text:p/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]=&quot;Long&quot; ; [.J12]-[Overview.$C$4]/[.I12]  ;  IF([.G12]=&quot;Short&quot;; [.J12]+[Overview.$C$4]/[.I12]; &quot;&quot;) ); &quot;&quot;)">
            <text:p/>
          </table:table-cell>
          <table:table-cell table:formula="of:=IFERROR(ABS([.K12]-[.J12])*[.I12]; &quot;&quot;)">
            <text:p/>
          </table:table-cell>
          <table:table-cell table:formula="of:=IFERROR(  IF([.G12]=&quot;Long&quot;;  [.J12]+[Overview.$C$4]/[.I12]  *  [Overview.$C$6]  ;  IF([.G12]=&quot;Short&quot;   ;  [.J12]-[Overview.$C$4]/[.I12]  * [Overview.$C$6]  ; &quot;&quot;  )  )   ; &quot;&quot;)">
            <text:p/>
          </table:table-cell>
          <table:table-cell table:number-columns-repeated="3"/>
          <table:table-cell table:style-name="ce182" table:formula="of:=IFERROR([.R12]/[.L12]; &quot;&quot;)">
            <text:p/>
          </table:table-cell>
          <table:table-cell table:style-name="ce203" table:formula="of:=IFERROR(   IF( AND( [.G12]=&quot;Long&quot;;   [.N12]=[.I12])  ;  [.I12]*([.O12]-[.J12])  ;    IF(  AND(  [.G12]=&quot;Short&quot;  ;   [.N12]=[.I12]   )   ;   [.I12]*([.J12]-[.O12])   ;  &quot;&quot;)) ; &quot;&quot;)">
            <text:p/>
          </table:table-cell>
          <table:table-cell table:style-name="ce215" table:formula="of:=IF(ISNUMBER([.R12]); IF([.R12]&gt;=0; &quot;Win&quot;; &quot;Loss&quot;); &quot;&quot;)">
            <text:p/>
          </table:table-cell>
          <table:table-cell table:style-name="ce220" table:formula="of:=IF(ISNUMBER([.R12]); ROUND(([.P12]-[.H1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]); &quot;&quot;; IF([.$G12]=&quot;Long&quot;; ([.X12]-[.$J12])*[.$I12]/[.$L12]; ([.$J12]-[.X12])*[.$I12]/[.$L12])-[.$Q12]); &quot;&quot;)">
            <text:p/>
          </table:table-cell>
          <table:table-cell/>
          <table:table-cell table:style-name="ce243" table:formula="of:=IFERROR(IF(ISBLANK([.Z12]); &quot;&quot;; IF([.$G12]=&quot;Long&quot;; ([.Z12]-[.$J12])*[.$I12]/[.$L12]; ([.$J12]-[.Z12])*[.$I12]/[.$L12])-[.$Q12]); &quot;&quot;)">
            <text:p/>
          </table:table-cell>
          <table:table-cell/>
          <table:table-cell table:style-name="ce243" table:formula="of:=IFERROR(IF(ISBLANK([.AB12]); &quot;&quot;; IF([.$G12]=&quot;Long&quot;; ([.AB12]-[.$J12])*[.$I12]/[.$L12]; ([.$J12]-[.AB12])*[.$I12]/[.$L12])-[.$Q12]); &quot;&quot;)">
            <text:p/>
          </table:table-cell>
          <table:table-cell table:number-columns-repeated="5"/>
          <table:table-cell table:style-name="ce100" table:formula="of:=IF([.B12]=&quot;&quot;; &quot;&quot;; WEEKDAY([.B12]; 2))">
            <text:p/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]=&quot;Long&quot; ; [.J13]-[Overview.$C$4]/[.I13]  ;  IF([.G13]=&quot;Short&quot;; [.J13]+[Overview.$C$4]/[.I13]; &quot;&quot;) ); &quot;&quot;)">
            <text:p/>
          </table:table-cell>
          <table:table-cell table:formula="of:=IFERROR(ABS([.K13]-[.J13])*[.I13]; &quot;&quot;)">
            <text:p/>
          </table:table-cell>
          <table:table-cell table:formula="of:=IFERROR(  IF([.G13]=&quot;Long&quot;;  [.J13]+[Overview.$C$4]/[.I13]  *  [Overview.$C$6]  ;  IF([.G13]=&quot;Short&quot;   ;  [.J13]-[Overview.$C$4]/[.I13]  * [Overview.$C$6]  ; &quot;&quot;  )  )   ; &quot;&quot;)">
            <text:p/>
          </table:table-cell>
          <table:table-cell table:number-columns-repeated="3"/>
          <table:table-cell table:style-name="ce182" table:formula="of:=IFERROR([.R13]/[.L13]; &quot;&quot;)">
            <text:p/>
          </table:table-cell>
          <table:table-cell table:style-name="ce203" table:formula="of:=IFERROR(   IF( AND( [.G13]=&quot;Long&quot;;   [.N13]=[.I13])  ;  [.I13]*([.O13]-[.J13])  ;    IF(  AND(  [.G13]=&quot;Short&quot;  ;   [.N13]=[.I13]   )   ;   [.I13]*([.J13]-[.O13])   ;  &quot;&quot;)) ; &quot;&quot;)">
            <text:p/>
          </table:table-cell>
          <table:table-cell table:style-name="ce215" table:formula="of:=IF(ISNUMBER([.R13]); IF([.R13]&gt;=0; &quot;Win&quot;; &quot;Loss&quot;); &quot;&quot;)">
            <text:p/>
          </table:table-cell>
          <table:table-cell table:style-name="ce220" table:formula="of:=IF(ISNUMBER([.R13]); ROUND(([.P13]-[.H1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]); &quot;&quot;; IF([.$G13]=&quot;Long&quot;; ([.X13]-[.$J13])*[.$I13]/[.$L13]; ([.$J13]-[.X13])*[.$I13]/[.$L13])-[.$Q13]); &quot;&quot;)">
            <text:p/>
          </table:table-cell>
          <table:table-cell/>
          <table:table-cell table:style-name="ce243" table:formula="of:=IFERROR(IF(ISBLANK([.Z13]); &quot;&quot;; IF([.$G13]=&quot;Long&quot;; ([.Z13]-[.$J13])*[.$I13]/[.$L13]; ([.$J13]-[.Z13])*[.$I13]/[.$L13])-[.$Q13]); &quot;&quot;)">
            <text:p/>
          </table:table-cell>
          <table:table-cell/>
          <table:table-cell table:style-name="ce243" table:formula="of:=IFERROR(IF(ISBLANK([.AB13]); &quot;&quot;; IF([.$G13]=&quot;Long&quot;; ([.AB13]-[.$J13])*[.$I13]/[.$L13]; ([.$J13]-[.AB13])*[.$I13]/[.$L13])-[.$Q13]); &quot;&quot;)">
            <text:p/>
          </table:table-cell>
          <table:table-cell table:number-columns-repeated="5"/>
          <table:table-cell table:style-name="ce100" table:formula="of:=IF([.B13]=&quot;&quot;; &quot;&quot;; WEEKDAY([.B13]; 2))">
            <text:p/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]=&quot;Long&quot; ; [.J14]-[Overview.$C$4]/[.I14]  ;  IF([.G14]=&quot;Short&quot;; [.J14]+[Overview.$C$4]/[.I14]; &quot;&quot;) ); &quot;&quot;)">
            <text:p/>
          </table:table-cell>
          <table:table-cell table:formula="of:=IFERROR(ABS([.K14]-[.J14])*[.I14]; &quot;&quot;)">
            <text:p/>
          </table:table-cell>
          <table:table-cell table:formula="of:=IFERROR(  IF([.G14]=&quot;Long&quot;;  [.J14]+[Overview.$C$4]/[.I14]  *  [Overview.$C$6]  ;  IF([.G14]=&quot;Short&quot;   ;  [.J14]-[Overview.$C$4]/[.I14]  * [Overview.$C$6]  ; &quot;&quot;  )  )   ; &quot;&quot;)">
            <text:p/>
          </table:table-cell>
          <table:table-cell table:number-columns-repeated="3"/>
          <table:table-cell table:style-name="ce182" table:formula="of:=IFERROR([.R14]/[.L14]; &quot;&quot;)">
            <text:p/>
          </table:table-cell>
          <table:table-cell table:style-name="ce203" table:formula="of:=IFERROR(   IF( AND( [.G14]=&quot;Long&quot;;   [.N14]=[.I14])  ;  [.I14]*([.O14]-[.J14])  ;    IF(  AND(  [.G14]=&quot;Short&quot;  ;   [.N14]=[.I14]   )   ;   [.I14]*([.J14]-[.O14])   ;  &quot;&quot;)) ; &quot;&quot;)">
            <text:p/>
          </table:table-cell>
          <table:table-cell table:style-name="ce215" table:formula="of:=IF(ISNUMBER([.R14]); IF([.R14]&gt;=0; &quot;Win&quot;; &quot;Loss&quot;); &quot;&quot;)">
            <text:p/>
          </table:table-cell>
          <table:table-cell table:style-name="ce220" table:formula="of:=IF(ISNUMBER([.R14]); ROUND(([.P14]-[.H1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]); &quot;&quot;; IF([.$G14]=&quot;Long&quot;; ([.X14]-[.$J14])*[.$I14]/[.$L14]; ([.$J14]-[.X14])*[.$I14]/[.$L14])-[.$Q14]); &quot;&quot;)">
            <text:p/>
          </table:table-cell>
          <table:table-cell/>
          <table:table-cell table:style-name="ce243" table:formula="of:=IFERROR(IF(ISBLANK([.Z14]); &quot;&quot;; IF([.$G14]=&quot;Long&quot;; ([.Z14]-[.$J14])*[.$I14]/[.$L14]; ([.$J14]-[.Z14])*[.$I14]/[.$L14])-[.$Q14]); &quot;&quot;)">
            <text:p/>
          </table:table-cell>
          <table:table-cell/>
          <table:table-cell table:style-name="ce243" table:formula="of:=IFERROR(IF(ISBLANK([.AB14]); &quot;&quot;; IF([.$G14]=&quot;Long&quot;; ([.AB14]-[.$J14])*[.$I14]/[.$L14]; ([.$J14]-[.AB14])*[.$I14]/[.$L14])-[.$Q14]); &quot;&quot;)">
            <text:p/>
          </table:table-cell>
          <table:table-cell table:number-columns-repeated="5"/>
          <table:table-cell table:style-name="ce100" table:formula="of:=IF([.B14]=&quot;&quot;; &quot;&quot;; WEEKDAY([.B14]; 2))">
            <text:p/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]=&quot;Long&quot; ; [.J15]-[Overview.$C$4]/[.I15]  ;  IF([.G15]=&quot;Short&quot;; [.J15]+[Overview.$C$4]/[.I15]; &quot;&quot;) ); &quot;&quot;)">
            <text:p/>
          </table:table-cell>
          <table:table-cell table:formula="of:=IFERROR(ABS([.K15]-[.J15])*[.I15]; &quot;&quot;)">
            <text:p/>
          </table:table-cell>
          <table:table-cell table:formula="of:=IFERROR(  IF([.G15]=&quot;Long&quot;;  [.J15]+[Overview.$C$4]/[.I15]  *  [Overview.$C$6]  ;  IF([.G15]=&quot;Short&quot;   ;  [.J15]-[Overview.$C$4]/[.I15]  * [Overview.$C$6]  ; &quot;&quot;  )  )   ; &quot;&quot;)">
            <text:p/>
          </table:table-cell>
          <table:table-cell table:number-columns-repeated="3"/>
          <table:table-cell table:style-name="ce182" table:formula="of:=IFERROR([.R15]/[.L15]; &quot;&quot;)">
            <text:p/>
          </table:table-cell>
          <table:table-cell table:style-name="ce203" table:formula="of:=IFERROR(   IF( AND( [.G15]=&quot;Long&quot;;   [.N15]=[.I15])  ;  [.I15]*([.O15]-[.J15])  ;    IF(  AND(  [.G15]=&quot;Short&quot;  ;   [.N15]=[.I15]   )   ;   [.I15]*([.J15]-[.O15])   ;  &quot;&quot;)) ; &quot;&quot;)">
            <text:p/>
          </table:table-cell>
          <table:table-cell table:style-name="ce215" table:formula="of:=IF(ISNUMBER([.R15]); IF([.R15]&gt;=0; &quot;Win&quot;; &quot;Loss&quot;); &quot;&quot;)">
            <text:p/>
          </table:table-cell>
          <table:table-cell table:style-name="ce220" table:formula="of:=IF(ISNUMBER([.R15]); ROUND(([.P15]-[.H1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]); &quot;&quot;; IF([.$G15]=&quot;Long&quot;; ([.X15]-[.$J15])*[.$I15]/[.$L15]; ([.$J15]-[.X15])*[.$I15]/[.$L15])-[.$Q15]); &quot;&quot;)">
            <text:p/>
          </table:table-cell>
          <table:table-cell/>
          <table:table-cell table:style-name="ce243" table:formula="of:=IFERROR(IF(ISBLANK([.Z15]); &quot;&quot;; IF([.$G15]=&quot;Long&quot;; ([.Z15]-[.$J15])*[.$I15]/[.$L15]; ([.$J15]-[.Z15])*[.$I15]/[.$L15])-[.$Q15]); &quot;&quot;)">
            <text:p/>
          </table:table-cell>
          <table:table-cell/>
          <table:table-cell table:style-name="ce243" table:formula="of:=IFERROR(IF(ISBLANK([.AB15]); &quot;&quot;; IF([.$G15]=&quot;Long&quot;; ([.AB15]-[.$J15])*[.$I15]/[.$L15]; ([.$J15]-[.AB15])*[.$I15]/[.$L15])-[.$Q15]); &quot;&quot;)">
            <text:p/>
          </table:table-cell>
          <table:table-cell table:number-columns-repeated="5"/>
          <table:table-cell table:style-name="ce100" table:formula="of:=IF([.B15]=&quot;&quot;; &quot;&quot;; WEEKDAY([.B15]; 2))">
            <text:p/>
          </table:table-cell>
          <table:table-cell table:number-columns-repeated="2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]=&quot;Long&quot; ; [.J16]-[Overview.$C$4]/[.I16]  ;  IF([.G16]=&quot;Short&quot;; [.J16]+[Overview.$C$4]/[.I16]; &quot;&quot;) ); &quot;&quot;)">
            <text:p/>
          </table:table-cell>
          <table:table-cell table:formula="of:=IFERROR(ABS([.K16]-[.J16])*[.I16]; &quot;&quot;)">
            <text:p/>
          </table:table-cell>
          <table:table-cell table:formula="of:=IFERROR(  IF([.G16]=&quot;Long&quot;;  [.J16]+[Overview.$C$4]/[.I16]  *  [Overview.$C$6]  ;  IF([.G16]=&quot;Short&quot;   ;  [.J16]-[Overview.$C$4]/[.I16]  * [Overview.$C$6]  ; &quot;&quot;  )  )   ; &quot;&quot;)">
            <text:p/>
          </table:table-cell>
          <table:table-cell table:number-columns-repeated="3"/>
          <table:table-cell table:style-name="ce182" table:formula="of:=IFERROR([.R16]/[.L16]; &quot;&quot;)">
            <text:p/>
          </table:table-cell>
          <table:table-cell table:style-name="ce203" table:formula="of:=IFERROR(   IF( AND( [.G16]=&quot;Long&quot;;   [.N16]=[.I16])  ;  [.I16]*([.O16]-[.J16])  ;    IF(  AND(  [.G16]=&quot;Short&quot;  ;   [.N16]=[.I16]   )   ;   [.I16]*([.J16]-[.O16])   ;  &quot;&quot;)) ; &quot;&quot;)">
            <text:p/>
          </table:table-cell>
          <table:table-cell table:style-name="ce215" table:formula="of:=IF(ISNUMBER([.R16]); IF([.R16]&gt;=0; &quot;Win&quot;; &quot;Loss&quot;); &quot;&quot;)">
            <text:p/>
          </table:table-cell>
          <table:table-cell table:style-name="ce220" table:formula="of:=IF(ISNUMBER([.R16]); ROUND(([.P16]-[.H1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]); &quot;&quot;; IF([.$G16]=&quot;Long&quot;; ([.X16]-[.$J16])*[.$I16]/[.$L16]; ([.$J16]-[.X16])*[.$I16]/[.$L16])-[.$Q16]); &quot;&quot;)">
            <text:p/>
          </table:table-cell>
          <table:table-cell/>
          <table:table-cell table:style-name="ce243" table:formula="of:=IFERROR(IF(ISBLANK([.Z16]); &quot;&quot;; IF([.$G16]=&quot;Long&quot;; ([.Z16]-[.$J16])*[.$I16]/[.$L16]; ([.$J16]-[.Z16])*[.$I16]/[.$L16])-[.$Q16]); &quot;&quot;)">
            <text:p/>
          </table:table-cell>
          <table:table-cell/>
          <table:table-cell table:style-name="ce243" table:formula="of:=IFERROR(IF(ISBLANK([.AB16]); &quot;&quot;; IF([.$G16]=&quot;Long&quot;; ([.AB16]-[.$J16])*[.$I16]/[.$L16]; ([.$J16]-[.AB16])*[.$I16]/[.$L16])-[.$Q16]); &quot;&quot;)">
            <text:p/>
          </table:table-cell>
          <table:table-cell table:number-columns-repeated="5"/>
          <table:table-cell table:style-name="ce100" table:formula="of:=IF([.B16]=&quot;&quot;; &quot;&quot;; WEEKDAY([.B16]; 2))">
            <text:p/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]=&quot;Long&quot; ; [.J17]-[Overview.$C$4]/[.I17]  ;  IF([.G17]=&quot;Short&quot;; [.J17]+[Overview.$C$4]/[.I17]; &quot;&quot;) ); &quot;&quot;)">
            <text:p/>
          </table:table-cell>
          <table:table-cell table:formula="of:=IFERROR(ABS([.K17]-[.J17])*[.I17]; &quot;&quot;)">
            <text:p/>
          </table:table-cell>
          <table:table-cell table:formula="of:=IFERROR(  IF([.G17]=&quot;Long&quot;;  [.J17]+[Overview.$C$4]/[.I17]  *  [Overview.$C$6]  ;  IF([.G17]=&quot;Short&quot;   ;  [.J17]-[Overview.$C$4]/[.I17]  * [Overview.$C$6]  ; &quot;&quot;  )  )   ; &quot;&quot;)">
            <text:p/>
          </table:table-cell>
          <table:table-cell table:number-columns-repeated="3"/>
          <table:table-cell table:style-name="ce182" table:formula="of:=IFERROR([.R17]/[.L17]; &quot;&quot;)">
            <text:p/>
          </table:table-cell>
          <table:table-cell table:style-name="ce203" table:formula="of:=IFERROR(   IF( AND( [.G17]=&quot;Long&quot;;   [.N17]=[.I17])  ;  [.I17]*([.O17]-[.J17])  ;    IF(  AND(  [.G17]=&quot;Short&quot;  ;   [.N17]=[.I17]   )   ;   [.I17]*([.J17]-[.O17])   ;  &quot;&quot;)) ; &quot;&quot;)">
            <text:p/>
          </table:table-cell>
          <table:table-cell table:style-name="ce215" table:formula="of:=IF(ISNUMBER([.R17]); IF([.R17]&gt;=0; &quot;Win&quot;; &quot;Loss&quot;); &quot;&quot;)">
            <text:p/>
          </table:table-cell>
          <table:table-cell table:style-name="ce220" table:formula="of:=IF(ISNUMBER([.R17]); ROUND(([.P17]-[.H1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]); &quot;&quot;; IF([.$G17]=&quot;Long&quot;; ([.X17]-[.$J17])*[.$I17]/[.$L17]; ([.$J17]-[.X17])*[.$I17]/[.$L17])-[.$Q17]); &quot;&quot;)">
            <text:p/>
          </table:table-cell>
          <table:table-cell/>
          <table:table-cell table:style-name="ce243" table:formula="of:=IFERROR(IF(ISBLANK([.Z17]); &quot;&quot;; IF([.$G17]=&quot;Long&quot;; ([.Z17]-[.$J17])*[.$I17]/[.$L17]; ([.$J17]-[.Z17])*[.$I17]/[.$L17])-[.$Q17]); &quot;&quot;)">
            <text:p/>
          </table:table-cell>
          <table:table-cell/>
          <table:table-cell table:style-name="ce243" table:formula="of:=IFERROR(IF(ISBLANK([.AB17]); &quot;&quot;; IF([.$G17]=&quot;Long&quot;; ([.AB17]-[.$J17])*[.$I17]/[.$L17]; ([.$J17]-[.AB17])*[.$I17]/[.$L17])-[.$Q17]); &quot;&quot;)">
            <text:p/>
          </table:table-cell>
          <table:table-cell table:number-columns-repeated="5"/>
          <table:table-cell table:style-name="ce100" table:formula="of:=IF([.B17]=&quot;&quot;; &quot;&quot;; WEEKDAY([.B17]; 2))">
            <text:p/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]=&quot;Long&quot; ; [.J18]-[Overview.$C$4]/[.I18]  ;  IF([.G18]=&quot;Short&quot;; [.J18]+[Overview.$C$4]/[.I18]; &quot;&quot;) ); &quot;&quot;)">
            <text:p/>
          </table:table-cell>
          <table:table-cell table:formula="of:=IFERROR(ABS([.K18]-[.J18])*[.I18]; &quot;&quot;)">
            <text:p/>
          </table:table-cell>
          <table:table-cell table:formula="of:=IFERROR(  IF([.G18]=&quot;Long&quot;;  [.J18]+[Overview.$C$4]/[.I18]  *  [Overview.$C$6]  ;  IF([.G18]=&quot;Short&quot;   ;  [.J18]-[Overview.$C$4]/[.I18]  * [Overview.$C$6]  ; &quot;&quot;  )  )   ; &quot;&quot;)">
            <text:p/>
          </table:table-cell>
          <table:table-cell table:number-columns-repeated="3"/>
          <table:table-cell table:style-name="ce182" table:formula="of:=IFERROR([.R18]/[.L18]; &quot;&quot;)">
            <text:p/>
          </table:table-cell>
          <table:table-cell table:style-name="ce203" table:formula="of:=IFERROR(   IF( AND( [.G18]=&quot;Long&quot;;   [.N18]=[.I18])  ;  [.I18]*([.O18]-[.J18])  ;    IF(  AND(  [.G18]=&quot;Short&quot;  ;   [.N18]=[.I18]   )   ;   [.I18]*([.J18]-[.O18])   ;  &quot;&quot;)) ; &quot;&quot;)">
            <text:p/>
          </table:table-cell>
          <table:table-cell table:style-name="ce215" table:formula="of:=IF(ISNUMBER([.R18]); IF([.R18]&gt;=0; &quot;Win&quot;; &quot;Loss&quot;); &quot;&quot;)">
            <text:p/>
          </table:table-cell>
          <table:table-cell table:style-name="ce220" table:formula="of:=IF(ISNUMBER([.R18]); ROUND(([.P18]-[.H1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]); &quot;&quot;; IF([.$G18]=&quot;Long&quot;; ([.X18]-[.$J18])*[.$I18]/[.$L18]; ([.$J18]-[.X18])*[.$I18]/[.$L18])-[.$Q18]); &quot;&quot;)">
            <text:p/>
          </table:table-cell>
          <table:table-cell/>
          <table:table-cell table:style-name="ce243" table:formula="of:=IFERROR(IF(ISBLANK([.Z18]); &quot;&quot;; IF([.$G18]=&quot;Long&quot;; ([.Z18]-[.$J18])*[.$I18]/[.$L18]; ([.$J18]-[.Z18])*[.$I18]/[.$L18])-[.$Q18]); &quot;&quot;)">
            <text:p/>
          </table:table-cell>
          <table:table-cell/>
          <table:table-cell table:style-name="ce243" table:formula="of:=IFERROR(IF(ISBLANK([.AB18]); &quot;&quot;; IF([.$G18]=&quot;Long&quot;; ([.AB18]-[.$J18])*[.$I18]/[.$L18]; ([.$J18]-[.AB18])*[.$I18]/[.$L18])-[.$Q18]); &quot;&quot;)">
            <text:p/>
          </table:table-cell>
          <table:table-cell table:number-columns-repeated="5"/>
          <table:table-cell table:style-name="ce100" table:formula="of:=IF([.B18]=&quot;&quot;; &quot;&quot;; WEEKDAY([.B18]; 2))">
            <text:p/>
          </table:table-cell>
          <table:table-cell table:number-columns-repeated="2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]=&quot;Long&quot; ; [.J19]-[Overview.$C$4]/[.I19]  ;  IF([.G19]=&quot;Short&quot;; [.J19]+[Overview.$C$4]/[.I19]; &quot;&quot;) ); &quot;&quot;)">
            <text:p/>
          </table:table-cell>
          <table:table-cell table:formula="of:=IFERROR(ABS([.K19]-[.J19])*[.I19]; &quot;&quot;)">
            <text:p/>
          </table:table-cell>
          <table:table-cell table:formula="of:=IFERROR(  IF([.G19]=&quot;Long&quot;;  [.J19]+[Overview.$C$4]/[.I19]  *  [Overview.$C$6]  ;  IF([.G19]=&quot;Short&quot;   ;  [.J19]-[Overview.$C$4]/[.I19]  * [Overview.$C$6]  ; &quot;&quot;  )  )   ; &quot;&quot;)">
            <text:p/>
          </table:table-cell>
          <table:table-cell table:number-columns-repeated="3"/>
          <table:table-cell table:style-name="ce182" table:formula="of:=IFERROR([.R19]/[.L19]; &quot;&quot;)">
            <text:p/>
          </table:table-cell>
          <table:table-cell table:style-name="ce203" table:formula="of:=IFERROR(   IF( AND( [.G19]=&quot;Long&quot;;   [.N19]=[.I19])  ;  [.I19]*([.O19]-[.J19])  ;    IF(  AND(  [.G19]=&quot;Short&quot;  ;   [.N19]=[.I19]   )   ;   [.I19]*([.J19]-[.O19])   ;  &quot;&quot;)) ; &quot;&quot;)">
            <text:p/>
          </table:table-cell>
          <table:table-cell table:style-name="ce215" table:formula="of:=IF(ISNUMBER([.R19]); IF([.R19]&gt;=0; &quot;Win&quot;; &quot;Loss&quot;); &quot;&quot;)">
            <text:p/>
          </table:table-cell>
          <table:table-cell table:style-name="ce220" table:formula="of:=IF(ISNUMBER([.R19]); ROUND(([.P19]-[.H1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]); &quot;&quot;; IF([.$G19]=&quot;Long&quot;; ([.X19]-[.$J19])*[.$I19]/[.$L19]; ([.$J19]-[.X19])*[.$I19]/[.$L19])-[.$Q19]); &quot;&quot;)">
            <text:p/>
          </table:table-cell>
          <table:table-cell/>
          <table:table-cell table:style-name="ce243" table:formula="of:=IFERROR(IF(ISBLANK([.Z19]); &quot;&quot;; IF([.$G19]=&quot;Long&quot;; ([.Z19]-[.$J19])*[.$I19]/[.$L19]; ([.$J19]-[.Z19])*[.$I19]/[.$L19])-[.$Q19]); &quot;&quot;)">
            <text:p/>
          </table:table-cell>
          <table:table-cell/>
          <table:table-cell table:style-name="ce243" table:formula="of:=IFERROR(IF(ISBLANK([.AB19]); &quot;&quot;; IF([.$G19]=&quot;Long&quot;; ([.AB19]-[.$J19])*[.$I19]/[.$L19]; ([.$J19]-[.AB19])*[.$I19]/[.$L19])-[.$Q19]); &quot;&quot;)">
            <text:p/>
          </table:table-cell>
          <table:table-cell table:number-columns-repeated="5"/>
          <table:table-cell table:style-name="ce100" table:formula="of:=IF([.B19]=&quot;&quot;; &quot;&quot;; WEEKDAY([.B19]; 2))">
            <text:p/>
          </table:table-cell>
          <table:table-cell table:number-columns-repeated="2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]=&quot;Long&quot; ; [.J20]-[Overview.$C$4]/[.I20]  ;  IF([.G20]=&quot;Short&quot;; [.J20]+[Overview.$C$4]/[.I20]; &quot;&quot;) ); &quot;&quot;)">
            <text:p/>
          </table:table-cell>
          <table:table-cell table:formula="of:=IFERROR(ABS([.K20]-[.J20])*[.I20]; &quot;&quot;)">
            <text:p/>
          </table:table-cell>
          <table:table-cell table:formula="of:=IFERROR(  IF([.G20]=&quot;Long&quot;;  [.J20]+[Overview.$C$4]/[.I20]  *  [Overview.$C$6]  ;  IF([.G20]=&quot;Short&quot;   ;  [.J20]-[Overview.$C$4]/[.I20]  * [Overview.$C$6]  ; &quot;&quot;  )  )   ; &quot;&quot;)">
            <text:p/>
          </table:table-cell>
          <table:table-cell table:number-columns-repeated="3"/>
          <table:table-cell table:style-name="ce182" table:formula="of:=IFERROR([.R20]/[.L20]; &quot;&quot;)">
            <text:p/>
          </table:table-cell>
          <table:table-cell table:style-name="ce203" table:formula="of:=IFERROR(   IF( AND( [.G20]=&quot;Long&quot;;   [.N20]=[.I20])  ;  [.I20]*([.O20]-[.J20])  ;    IF(  AND(  [.G20]=&quot;Short&quot;  ;   [.N20]=[.I20]   )   ;   [.I20]*([.J20]-[.O20])   ;  &quot;&quot;)) ; &quot;&quot;)">
            <text:p/>
          </table:table-cell>
          <table:table-cell table:style-name="ce215" table:formula="of:=IF(ISNUMBER([.R20]); IF([.R20]&gt;=0; &quot;Win&quot;; &quot;Loss&quot;); &quot;&quot;)">
            <text:p/>
          </table:table-cell>
          <table:table-cell table:style-name="ce220" table:formula="of:=IF(ISNUMBER([.R20]); ROUND(([.P20]-[.H2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]); &quot;&quot;; IF([.$G20]=&quot;Long&quot;; ([.X20]-[.$J20])*[.$I20]/[.$L20]; ([.$J20]-[.X20])*[.$I20]/[.$L20])-[.$Q20]); &quot;&quot;)">
            <text:p/>
          </table:table-cell>
          <table:table-cell/>
          <table:table-cell table:style-name="ce243" table:formula="of:=IFERROR(IF(ISBLANK([.Z20]); &quot;&quot;; IF([.$G20]=&quot;Long&quot;; ([.Z20]-[.$J20])*[.$I20]/[.$L20]; ([.$J20]-[.Z20])*[.$I20]/[.$L20])-[.$Q20]); &quot;&quot;)">
            <text:p/>
          </table:table-cell>
          <table:table-cell/>
          <table:table-cell table:style-name="ce243" table:formula="of:=IFERROR(IF(ISBLANK([.AB20]); &quot;&quot;; IF([.$G20]=&quot;Long&quot;; ([.AB20]-[.$J20])*[.$I20]/[.$L20]; ([.$J20]-[.AB20])*[.$I20]/[.$L20])-[.$Q20]); &quot;&quot;)">
            <text:p/>
          </table:table-cell>
          <table:table-cell table:number-columns-repeated="5"/>
          <table:table-cell table:style-name="ce100" table:formula="of:=IF([.B20]=&quot;&quot;; &quot;&quot;; WEEKDAY([.B20]; 2))">
            <text:p/>
          </table:table-cell>
          <table:table-cell table:number-columns-repeated="2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]=&quot;Long&quot; ; [.J21]-[Overview.$C$4]/[.I21]  ;  IF([.G21]=&quot;Short&quot;; [.J21]+[Overview.$C$4]/[.I21]; &quot;&quot;) ); &quot;&quot;)">
            <text:p/>
          </table:table-cell>
          <table:table-cell table:formula="of:=IFERROR(ABS([.K21]-[.J21])*[.I21]; &quot;&quot;)">
            <text:p/>
          </table:table-cell>
          <table:table-cell table:formula="of:=IFERROR(  IF([.G21]=&quot;Long&quot;;  [.J21]+[Overview.$C$4]/[.I21]  *  [Overview.$C$6]  ;  IF([.G21]=&quot;Short&quot;   ;  [.J21]-[Overview.$C$4]/[.I21]  * [Overview.$C$6]  ; &quot;&quot;  )  )   ; &quot;&quot;)">
            <text:p/>
          </table:table-cell>
          <table:table-cell table:number-columns-repeated="3"/>
          <table:table-cell table:style-name="ce182" table:formula="of:=IFERROR([.R21]/[.L21]; &quot;&quot;)">
            <text:p/>
          </table:table-cell>
          <table:table-cell table:style-name="ce203" table:formula="of:=IFERROR(   IF( AND( [.G21]=&quot;Long&quot;;   [.N21]=[.I21])  ;  [.I21]*([.O21]-[.J21])  ;    IF(  AND(  [.G21]=&quot;Short&quot;  ;   [.N21]=[.I21]   )   ;   [.I21]*([.J21]-[.O21])   ;  &quot;&quot;)) ; &quot;&quot;)">
            <text:p/>
          </table:table-cell>
          <table:table-cell table:style-name="ce215" table:formula="of:=IF(ISNUMBER([.R21]); IF([.R21]&gt;=0; &quot;Win&quot;; &quot;Loss&quot;); &quot;&quot;)">
            <text:p/>
          </table:table-cell>
          <table:table-cell table:style-name="ce220" table:formula="of:=IF(ISNUMBER([.R21]); ROUND(([.P21]-[.H2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]); &quot;&quot;; IF([.$G21]=&quot;Long&quot;; ([.X21]-[.$J21])*[.$I21]/[.$L21]; ([.$J21]-[.X21])*[.$I21]/[.$L21])-[.$Q21]); &quot;&quot;)">
            <text:p/>
          </table:table-cell>
          <table:table-cell/>
          <table:table-cell table:style-name="ce243" table:formula="of:=IFERROR(IF(ISBLANK([.Z21]); &quot;&quot;; IF([.$G21]=&quot;Long&quot;; ([.Z21]-[.$J21])*[.$I21]/[.$L21]; ([.$J21]-[.Z21])*[.$I21]/[.$L21])-[.$Q21]); &quot;&quot;)">
            <text:p/>
          </table:table-cell>
          <table:table-cell/>
          <table:table-cell table:style-name="ce243" table:formula="of:=IFERROR(IF(ISBLANK([.AB21]); &quot;&quot;; IF([.$G21]=&quot;Long&quot;; ([.AB21]-[.$J21])*[.$I21]/[.$L21]; ([.$J21]-[.AB21])*[.$I21]/[.$L21])-[.$Q21]); &quot;&quot;)">
            <text:p/>
          </table:table-cell>
          <table:table-cell table:number-columns-repeated="5"/>
          <table:table-cell table:style-name="ce100" table:formula="of:=IF([.B21]=&quot;&quot;; &quot;&quot;; WEEKDAY([.B21]; 2))">
            <text:p/>
          </table:table-cell>
          <table:table-cell table:number-columns-repeated="2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]=&quot;Long&quot; ; [.J22]-[Overview.$C$4]/[.I22]  ;  IF([.G22]=&quot;Short&quot;; [.J22]+[Overview.$C$4]/[.I22]; &quot;&quot;) ); &quot;&quot;)">
            <text:p/>
          </table:table-cell>
          <table:table-cell table:formula="of:=IFERROR(ABS([.K22]-[.J22])*[.I22]; &quot;&quot;)">
            <text:p/>
          </table:table-cell>
          <table:table-cell table:formula="of:=IFERROR(  IF([.G22]=&quot;Long&quot;;  [.J22]+[Overview.$C$4]/[.I22]  *  [Overview.$C$6]  ;  IF([.G22]=&quot;Short&quot;   ;  [.J22]-[Overview.$C$4]/[.I22]  * [Overview.$C$6]  ; &quot;&quot;  )  )   ; &quot;&quot;)">
            <text:p/>
          </table:table-cell>
          <table:table-cell table:number-columns-repeated="3"/>
          <table:table-cell table:style-name="ce182" table:formula="of:=IFERROR([.R22]/[.L22]; &quot;&quot;)">
            <text:p/>
          </table:table-cell>
          <table:table-cell table:style-name="ce203" table:formula="of:=IFERROR(   IF( AND( [.G22]=&quot;Long&quot;;   [.N22]=[.I22])  ;  [.I22]*([.O22]-[.J22])  ;    IF(  AND(  [.G22]=&quot;Short&quot;  ;   [.N22]=[.I22]   )   ;   [.I22]*([.J22]-[.O22])   ;  &quot;&quot;)) ; &quot;&quot;)">
            <text:p/>
          </table:table-cell>
          <table:table-cell table:style-name="ce215" table:formula="of:=IF(ISNUMBER([.R22]); IF([.R22]&gt;=0; &quot;Win&quot;; &quot;Loss&quot;); &quot;&quot;)">
            <text:p/>
          </table:table-cell>
          <table:table-cell table:style-name="ce220" table:formula="of:=IF(ISNUMBER([.R22]); ROUND(([.P22]-[.H2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]); &quot;&quot;; IF([.$G22]=&quot;Long&quot;; ([.X22]-[.$J22])*[.$I22]/[.$L22]; ([.$J22]-[.X22])*[.$I22]/[.$L22])-[.$Q22]); &quot;&quot;)">
            <text:p/>
          </table:table-cell>
          <table:table-cell/>
          <table:table-cell table:style-name="ce243" table:formula="of:=IFERROR(IF(ISBLANK([.Z22]); &quot;&quot;; IF([.$G22]=&quot;Long&quot;; ([.Z22]-[.$J22])*[.$I22]/[.$L22]; ([.$J22]-[.Z22])*[.$I22]/[.$L22])-[.$Q22]); &quot;&quot;)">
            <text:p/>
          </table:table-cell>
          <table:table-cell/>
          <table:table-cell table:style-name="ce243" table:formula="of:=IFERROR(IF(ISBLANK([.AB22]); &quot;&quot;; IF([.$G22]=&quot;Long&quot;; ([.AB22]-[.$J22])*[.$I22]/[.$L22]; ([.$J22]-[.AB22])*[.$I22]/[.$L22])-[.$Q22]); &quot;&quot;)">
            <text:p/>
          </table:table-cell>
          <table:table-cell table:number-columns-repeated="5"/>
          <table:table-cell table:style-name="ce100" table:formula="of:=IF([.B22]=&quot;&quot;; &quot;&quot;; WEEKDAY([.B22]; 2))">
            <text:p/>
          </table:table-cell>
          <table:table-cell table:number-columns-repeated="2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]=&quot;Long&quot; ; [.J23]-[Overview.$C$4]/[.I23]  ;  IF([.G23]=&quot;Short&quot;; [.J23]+[Overview.$C$4]/[.I23]; &quot;&quot;) ); &quot;&quot;)">
            <text:p/>
          </table:table-cell>
          <table:table-cell table:formula="of:=IFERROR(ABS([.K23]-[.J23])*[.I23]; &quot;&quot;)">
            <text:p/>
          </table:table-cell>
          <table:table-cell table:formula="of:=IFERROR(  IF([.G23]=&quot;Long&quot;;  [.J23]+[Overview.$C$4]/[.I23]  *  [Overview.$C$6]  ;  IF([.G23]=&quot;Short&quot;   ;  [.J23]-[Overview.$C$4]/[.I23]  * [Overview.$C$6]  ; &quot;&quot;  )  )   ; &quot;&quot;)">
            <text:p/>
          </table:table-cell>
          <table:table-cell table:number-columns-repeated="3"/>
          <table:table-cell table:style-name="ce182" table:formula="of:=IFERROR([.R23]/[.L23]; &quot;&quot;)">
            <text:p/>
          </table:table-cell>
          <table:table-cell table:style-name="ce203" table:formula="of:=IFERROR(   IF( AND( [.G23]=&quot;Long&quot;;   [.N23]=[.I23])  ;  [.I23]*([.O23]-[.J23])  ;    IF(  AND(  [.G23]=&quot;Short&quot;  ;   [.N23]=[.I23]   )   ;   [.I23]*([.J23]-[.O23])   ;  &quot;&quot;)) ; &quot;&quot;)">
            <text:p/>
          </table:table-cell>
          <table:table-cell table:style-name="ce215" table:formula="of:=IF(ISNUMBER([.R23]); IF([.R23]&gt;=0; &quot;Win&quot;; &quot;Loss&quot;); &quot;&quot;)">
            <text:p/>
          </table:table-cell>
          <table:table-cell table:style-name="ce220" table:formula="of:=IF(ISNUMBER([.R23]); ROUND(([.P23]-[.H2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]); &quot;&quot;; IF([.$G23]=&quot;Long&quot;; ([.X23]-[.$J23])*[.$I23]/[.$L23]; ([.$J23]-[.X23])*[.$I23]/[.$L23])-[.$Q23]); &quot;&quot;)">
            <text:p/>
          </table:table-cell>
          <table:table-cell/>
          <table:table-cell table:style-name="ce243" table:formula="of:=IFERROR(IF(ISBLANK([.Z23]); &quot;&quot;; IF([.$G23]=&quot;Long&quot;; ([.Z23]-[.$J23])*[.$I23]/[.$L23]; ([.$J23]-[.Z23])*[.$I23]/[.$L23])-[.$Q23]); &quot;&quot;)">
            <text:p/>
          </table:table-cell>
          <table:table-cell/>
          <table:table-cell table:style-name="ce243" table:formula="of:=IFERROR(IF(ISBLANK([.AB23]); &quot;&quot;; IF([.$G23]=&quot;Long&quot;; ([.AB23]-[.$J23])*[.$I23]/[.$L23]; ([.$J23]-[.AB23])*[.$I23]/[.$L23])-[.$Q23]); &quot;&quot;)">
            <text:p/>
          </table:table-cell>
          <table:table-cell table:number-columns-repeated="5"/>
          <table:table-cell table:style-name="ce100" table:formula="of:=IF([.B23]=&quot;&quot;; &quot;&quot;; WEEKDAY([.B23]; 2))">
            <text:p/>
          </table:table-cell>
          <table:table-cell table:number-columns-repeated="2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]=&quot;Long&quot; ; [.J24]-[Overview.$C$4]/[.I24]  ;  IF([.G24]=&quot;Short&quot;; [.J24]+[Overview.$C$4]/[.I24]; &quot;&quot;) ); &quot;&quot;)">
            <text:p/>
          </table:table-cell>
          <table:table-cell table:formula="of:=IFERROR(ABS([.K24]-[.J24])*[.I24]; &quot;&quot;)">
            <text:p/>
          </table:table-cell>
          <table:table-cell table:formula="of:=IFERROR(  IF([.G24]=&quot;Long&quot;;  [.J24]+[Overview.$C$4]/[.I24]  *  [Overview.$C$6]  ;  IF([.G24]=&quot;Short&quot;   ;  [.J24]-[Overview.$C$4]/[.I24]  * [Overview.$C$6]  ; &quot;&quot;  )  )   ; &quot;&quot;)">
            <text:p/>
          </table:table-cell>
          <table:table-cell table:number-columns-repeated="3"/>
          <table:table-cell table:style-name="ce182" table:formula="of:=IFERROR([.R24]/[.L24]; &quot;&quot;)">
            <text:p/>
          </table:table-cell>
          <table:table-cell table:style-name="ce203" table:formula="of:=IFERROR(   IF( AND( [.G24]=&quot;Long&quot;;   [.N24]=[.I24])  ;  [.I24]*([.O24]-[.J24])  ;    IF(  AND(  [.G24]=&quot;Short&quot;  ;   [.N24]=[.I24]   )   ;   [.I24]*([.J24]-[.O24])   ;  &quot;&quot;)) ; &quot;&quot;)">
            <text:p/>
          </table:table-cell>
          <table:table-cell table:style-name="ce215" table:formula="of:=IF(ISNUMBER([.R24]); IF([.R24]&gt;=0; &quot;Win&quot;; &quot;Loss&quot;); &quot;&quot;)">
            <text:p/>
          </table:table-cell>
          <table:table-cell table:style-name="ce220" table:formula="of:=IF(ISNUMBER([.R24]); ROUND(([.P24]-[.H2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]); &quot;&quot;; IF([.$G24]=&quot;Long&quot;; ([.X24]-[.$J24])*[.$I24]/[.$L24]; ([.$J24]-[.X24])*[.$I24]/[.$L24])-[.$Q24]); &quot;&quot;)">
            <text:p/>
          </table:table-cell>
          <table:table-cell/>
          <table:table-cell table:style-name="ce243" table:formula="of:=IFERROR(IF(ISBLANK([.Z24]); &quot;&quot;; IF([.$G24]=&quot;Long&quot;; ([.Z24]-[.$J24])*[.$I24]/[.$L24]; ([.$J24]-[.Z24])*[.$I24]/[.$L24])-[.$Q24]); &quot;&quot;)">
            <text:p/>
          </table:table-cell>
          <table:table-cell/>
          <table:table-cell table:style-name="ce243" table:formula="of:=IFERROR(IF(ISBLANK([.AB24]); &quot;&quot;; IF([.$G24]=&quot;Long&quot;; ([.AB24]-[.$J24])*[.$I24]/[.$L24]; ([.$J24]-[.AB24])*[.$I24]/[.$L24])-[.$Q24]); &quot;&quot;)">
            <text:p/>
          </table:table-cell>
          <table:table-cell table:number-columns-repeated="5"/>
          <table:table-cell table:style-name="ce100" table:formula="of:=IF([.B24]=&quot;&quot;; &quot;&quot;; WEEKDAY([.B24]; 2))">
            <text:p/>
          </table:table-cell>
          <table:table-cell table:number-columns-repeated="2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]=&quot;Long&quot; ; [.J25]-[Overview.$C$4]/[.I25]  ;  IF([.G25]=&quot;Short&quot;; [.J25]+[Overview.$C$4]/[.I25]; &quot;&quot;) ); &quot;&quot;)">
            <text:p/>
          </table:table-cell>
          <table:table-cell table:formula="of:=IFERROR(ABS([.K25]-[.J25])*[.I25]; &quot;&quot;)">
            <text:p/>
          </table:table-cell>
          <table:table-cell table:formula="of:=IFERROR(  IF([.G25]=&quot;Long&quot;;  [.J25]+[Overview.$C$4]/[.I25]  *  [Overview.$C$6]  ;  IF([.G25]=&quot;Short&quot;   ;  [.J25]-[Overview.$C$4]/[.I25]  * [Overview.$C$6]  ; &quot;&quot;  )  )   ; &quot;&quot;)">
            <text:p/>
          </table:table-cell>
          <table:table-cell table:number-columns-repeated="3"/>
          <table:table-cell table:style-name="ce182" table:formula="of:=IFERROR([.R25]/[.L25]; &quot;&quot;)">
            <text:p/>
          </table:table-cell>
          <table:table-cell table:style-name="ce203" table:formula="of:=IFERROR(   IF( AND( [.G25]=&quot;Long&quot;;   [.N25]=[.I25])  ;  [.I25]*([.O25]-[.J25])  ;    IF(  AND(  [.G25]=&quot;Short&quot;  ;   [.N25]=[.I25]   )   ;   [.I25]*([.J25]-[.O25])   ;  &quot;&quot;)) ; &quot;&quot;)">
            <text:p/>
          </table:table-cell>
          <table:table-cell table:style-name="ce215" table:formula="of:=IF(ISNUMBER([.R25]); IF([.R25]&gt;=0; &quot;Win&quot;; &quot;Loss&quot;); &quot;&quot;)">
            <text:p/>
          </table:table-cell>
          <table:table-cell table:style-name="ce220" table:formula="of:=IF(ISNUMBER([.R25]); ROUND(([.P25]-[.H2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]); &quot;&quot;; IF([.$G25]=&quot;Long&quot;; ([.X25]-[.$J25])*[.$I25]/[.$L25]; ([.$J25]-[.X25])*[.$I25]/[.$L25])-[.$Q25]); &quot;&quot;)">
            <text:p/>
          </table:table-cell>
          <table:table-cell/>
          <table:table-cell table:style-name="ce243" table:formula="of:=IFERROR(IF(ISBLANK([.Z25]); &quot;&quot;; IF([.$G25]=&quot;Long&quot;; ([.Z25]-[.$J25])*[.$I25]/[.$L25]; ([.$J25]-[.Z25])*[.$I25]/[.$L25])-[.$Q25]); &quot;&quot;)">
            <text:p/>
          </table:table-cell>
          <table:table-cell/>
          <table:table-cell table:style-name="ce243" table:formula="of:=IFERROR(IF(ISBLANK([.AB25]); &quot;&quot;; IF([.$G25]=&quot;Long&quot;; ([.AB25]-[.$J25])*[.$I25]/[.$L25]; ([.$J25]-[.AB25])*[.$I25]/[.$L25])-[.$Q25]); &quot;&quot;)">
            <text:p/>
          </table:table-cell>
          <table:table-cell table:number-columns-repeated="5"/>
          <table:table-cell table:style-name="ce100" table:formula="of:=IF([.B25]=&quot;&quot;; &quot;&quot;; WEEKDAY([.B25]; 2))">
            <text:p/>
          </table:table-cell>
          <table:table-cell table:number-columns-repeated="2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]=&quot;Long&quot; ; [.J26]-[Overview.$C$4]/[.I26]  ;  IF([.G26]=&quot;Short&quot;; [.J26]+[Overview.$C$4]/[.I26]; &quot;&quot;) ); &quot;&quot;)">
            <text:p/>
          </table:table-cell>
          <table:table-cell table:formula="of:=IFERROR(ABS([.K26]-[.J26])*[.I26]; &quot;&quot;)">
            <text:p/>
          </table:table-cell>
          <table:table-cell table:formula="of:=IFERROR(  IF([.G26]=&quot;Long&quot;;  [.J26]+[Overview.$C$4]/[.I26]  *  [Overview.$C$6]  ;  IF([.G26]=&quot;Short&quot;   ;  [.J26]-[Overview.$C$4]/[.I26]  * [Overview.$C$6]  ; &quot;&quot;  )  )   ; &quot;&quot;)">
            <text:p/>
          </table:table-cell>
          <table:table-cell table:number-columns-repeated="3"/>
          <table:table-cell table:style-name="ce182" table:formula="of:=IFERROR([.R26]/[.L26]; &quot;&quot;)">
            <text:p/>
          </table:table-cell>
          <table:table-cell table:style-name="ce203" table:formula="of:=IFERROR(   IF( AND( [.G26]=&quot;Long&quot;;   [.N26]=[.I26])  ;  [.I26]*([.O26]-[.J26])  ;    IF(  AND(  [.G26]=&quot;Short&quot;  ;   [.N26]=[.I26]   )   ;   [.I26]*([.J26]-[.O26])   ;  &quot;&quot;)) ; &quot;&quot;)">
            <text:p/>
          </table:table-cell>
          <table:table-cell table:style-name="ce215" table:formula="of:=IF(ISNUMBER([.R26]); IF([.R26]&gt;=0; &quot;Win&quot;; &quot;Loss&quot;); &quot;&quot;)">
            <text:p/>
          </table:table-cell>
          <table:table-cell table:style-name="ce220" table:formula="of:=IF(ISNUMBER([.R26]); ROUND(([.P26]-[.H2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]); &quot;&quot;; IF([.$G26]=&quot;Long&quot;; ([.X26]-[.$J26])*[.$I26]/[.$L26]; ([.$J26]-[.X26])*[.$I26]/[.$L26])-[.$Q26]); &quot;&quot;)">
            <text:p/>
          </table:table-cell>
          <table:table-cell/>
          <table:table-cell table:style-name="ce243" table:formula="of:=IFERROR(IF(ISBLANK([.Z26]); &quot;&quot;; IF([.$G26]=&quot;Long&quot;; ([.Z26]-[.$J26])*[.$I26]/[.$L26]; ([.$J26]-[.Z26])*[.$I26]/[.$L26])-[.$Q26]); &quot;&quot;)">
            <text:p/>
          </table:table-cell>
          <table:table-cell/>
          <table:table-cell table:style-name="ce243" table:formula="of:=IFERROR(IF(ISBLANK([.AB26]); &quot;&quot;; IF([.$G26]=&quot;Long&quot;; ([.AB26]-[.$J26])*[.$I26]/[.$L26]; ([.$J26]-[.AB26])*[.$I26]/[.$L26])-[.$Q26]); &quot;&quot;)">
            <text:p/>
          </table:table-cell>
          <table:table-cell table:number-columns-repeated="5"/>
          <table:table-cell table:style-name="ce100" table:formula="of:=IF([.B26]=&quot;&quot;; &quot;&quot;; WEEKDAY([.B26]; 2))">
            <text:p/>
          </table:table-cell>
          <table:table-cell table:number-columns-repeated="2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]=&quot;Long&quot; ; [.J27]-[Overview.$C$4]/[.I27]  ;  IF([.G27]=&quot;Short&quot;; [.J27]+[Overview.$C$4]/[.I27]; &quot;&quot;) ); &quot;&quot;)">
            <text:p/>
          </table:table-cell>
          <table:table-cell table:formula="of:=IFERROR(ABS([.K27]-[.J27])*[.I27]; &quot;&quot;)">
            <text:p/>
          </table:table-cell>
          <table:table-cell table:formula="of:=IFERROR(  IF([.G27]=&quot;Long&quot;;  [.J27]+[Overview.$C$4]/[.I27]  *  [Overview.$C$6]  ;  IF([.G27]=&quot;Short&quot;   ;  [.J27]-[Overview.$C$4]/[.I27]  * [Overview.$C$6]  ; &quot;&quot;  )  )   ; &quot;&quot;)">
            <text:p/>
          </table:table-cell>
          <table:table-cell table:number-columns-repeated="3"/>
          <table:table-cell table:style-name="ce182" table:formula="of:=IFERROR([.R27]/[.L27]; &quot;&quot;)">
            <text:p/>
          </table:table-cell>
          <table:table-cell table:style-name="ce203" table:formula="of:=IFERROR(   IF( AND( [.G27]=&quot;Long&quot;;   [.N27]=[.I27])  ;  [.I27]*([.O27]-[.J27])  ;    IF(  AND(  [.G27]=&quot;Short&quot;  ;   [.N27]=[.I27]   )   ;   [.I27]*([.J27]-[.O27])   ;  &quot;&quot;)) ; &quot;&quot;)">
            <text:p/>
          </table:table-cell>
          <table:table-cell table:style-name="ce215" table:formula="of:=IF(ISNUMBER([.R27]); IF([.R27]&gt;=0; &quot;Win&quot;; &quot;Loss&quot;); &quot;&quot;)">
            <text:p/>
          </table:table-cell>
          <table:table-cell table:style-name="ce220" table:formula="of:=IF(ISNUMBER([.R27]); ROUND(([.P27]-[.H2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]); &quot;&quot;; IF([.$G27]=&quot;Long&quot;; ([.X27]-[.$J27])*[.$I27]/[.$L27]; ([.$J27]-[.X27])*[.$I27]/[.$L27])-[.$Q27]); &quot;&quot;)">
            <text:p/>
          </table:table-cell>
          <table:table-cell/>
          <table:table-cell table:style-name="ce243" table:formula="of:=IFERROR(IF(ISBLANK([.Z27]); &quot;&quot;; IF([.$G27]=&quot;Long&quot;; ([.Z27]-[.$J27])*[.$I27]/[.$L27]; ([.$J27]-[.Z27])*[.$I27]/[.$L27])-[.$Q27]); &quot;&quot;)">
            <text:p/>
          </table:table-cell>
          <table:table-cell/>
          <table:table-cell table:style-name="ce243" table:formula="of:=IFERROR(IF(ISBLANK([.AB27]); &quot;&quot;; IF([.$G27]=&quot;Long&quot;; ([.AB27]-[.$J27])*[.$I27]/[.$L27]; ([.$J27]-[.AB27])*[.$I27]/[.$L27])-[.$Q27]); &quot;&quot;)">
            <text:p/>
          </table:table-cell>
          <table:table-cell table:number-columns-repeated="5"/>
          <table:table-cell table:style-name="ce100" table:formula="of:=IF([.B27]=&quot;&quot;; &quot;&quot;; WEEKDAY([.B27]; 2))">
            <text:p/>
          </table:table-cell>
          <table:table-cell table:number-columns-repeated="2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]=&quot;Long&quot; ; [.J28]-[Overview.$C$4]/[.I28]  ;  IF([.G28]=&quot;Short&quot;; [.J28]+[Overview.$C$4]/[.I28]; &quot;&quot;) ); &quot;&quot;)">
            <text:p/>
          </table:table-cell>
          <table:table-cell table:formula="of:=IFERROR(ABS([.K28]-[.J28])*[.I28]; &quot;&quot;)">
            <text:p/>
          </table:table-cell>
          <table:table-cell table:formula="of:=IFERROR(  IF([.G28]=&quot;Long&quot;;  [.J28]+[Overview.$C$4]/[.I28]  *  [Overview.$C$6]  ;  IF([.G28]=&quot;Short&quot;   ;  [.J28]-[Overview.$C$4]/[.I28]  * [Overview.$C$6]  ; &quot;&quot;  )  )   ; &quot;&quot;)">
            <text:p/>
          </table:table-cell>
          <table:table-cell table:number-columns-repeated="3"/>
          <table:table-cell table:style-name="ce182" table:formula="of:=IFERROR([.R28]/[.L28]; &quot;&quot;)">
            <text:p/>
          </table:table-cell>
          <table:table-cell table:style-name="ce203" table:formula="of:=IFERROR(   IF( AND( [.G28]=&quot;Long&quot;;   [.N28]=[.I28])  ;  [.I28]*([.O28]-[.J28])  ;    IF(  AND(  [.G28]=&quot;Short&quot;  ;   [.N28]=[.I28]   )   ;   [.I28]*([.J28]-[.O28])   ;  &quot;&quot;)) ; &quot;&quot;)">
            <text:p/>
          </table:table-cell>
          <table:table-cell table:style-name="ce215" table:formula="of:=IF(ISNUMBER([.R28]); IF([.R28]&gt;=0; &quot;Win&quot;; &quot;Loss&quot;); &quot;&quot;)">
            <text:p/>
          </table:table-cell>
          <table:table-cell table:style-name="ce220" table:formula="of:=IF(ISNUMBER([.R28]); ROUND(([.P28]-[.H2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]); &quot;&quot;; IF([.$G28]=&quot;Long&quot;; ([.X28]-[.$J28])*[.$I28]/[.$L28]; ([.$J28]-[.X28])*[.$I28]/[.$L28])-[.$Q28]); &quot;&quot;)">
            <text:p/>
          </table:table-cell>
          <table:table-cell/>
          <table:table-cell table:style-name="ce243" table:formula="of:=IFERROR(IF(ISBLANK([.Z28]); &quot;&quot;; IF([.$G28]=&quot;Long&quot;; ([.Z28]-[.$J28])*[.$I28]/[.$L28]; ([.$J28]-[.Z28])*[.$I28]/[.$L28])-[.$Q28]); &quot;&quot;)">
            <text:p/>
          </table:table-cell>
          <table:table-cell/>
          <table:table-cell table:style-name="ce243" table:formula="of:=IFERROR(IF(ISBLANK([.AB28]); &quot;&quot;; IF([.$G28]=&quot;Long&quot;; ([.AB28]-[.$J28])*[.$I28]/[.$L28]; ([.$J28]-[.AB28])*[.$I28]/[.$L28])-[.$Q28]); &quot;&quot;)">
            <text:p/>
          </table:table-cell>
          <table:table-cell table:number-columns-repeated="5"/>
          <table:table-cell table:style-name="ce100" table:formula="of:=IF([.B28]=&quot;&quot;; &quot;&quot;; WEEKDAY([.B28]; 2))">
            <text:p/>
          </table:table-cell>
          <table:table-cell table:number-columns-repeated="2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]=&quot;Long&quot; ; [.J29]-[Overview.$C$4]/[.I29]  ;  IF([.G29]=&quot;Short&quot;; [.J29]+[Overview.$C$4]/[.I29]; &quot;&quot;) ); &quot;&quot;)">
            <text:p/>
          </table:table-cell>
          <table:table-cell table:formula="of:=IFERROR(ABS([.K29]-[.J29])*[.I29]; &quot;&quot;)">
            <text:p/>
          </table:table-cell>
          <table:table-cell table:formula="of:=IFERROR(  IF([.G29]=&quot;Long&quot;;  [.J29]+[Overview.$C$4]/[.I29]  *  [Overview.$C$6]  ;  IF([.G29]=&quot;Short&quot;   ;  [.J29]-[Overview.$C$4]/[.I29]  * [Overview.$C$6]  ; &quot;&quot;  )  )   ; &quot;&quot;)">
            <text:p/>
          </table:table-cell>
          <table:table-cell table:number-columns-repeated="3"/>
          <table:table-cell table:style-name="ce182" table:formula="of:=IFERROR([.R29]/[.L29]; &quot;&quot;)">
            <text:p/>
          </table:table-cell>
          <table:table-cell table:style-name="ce203" table:formula="of:=IFERROR(   IF( AND( [.G29]=&quot;Long&quot;;   [.N29]=[.I29])  ;  [.I29]*([.O29]-[.J29])  ;    IF(  AND(  [.G29]=&quot;Short&quot;  ;   [.N29]=[.I29]   )   ;   [.I29]*([.J29]-[.O29])   ;  &quot;&quot;)) ; &quot;&quot;)">
            <text:p/>
          </table:table-cell>
          <table:table-cell table:style-name="ce215" table:formula="of:=IF(ISNUMBER([.R29]); IF([.R29]&gt;=0; &quot;Win&quot;; &quot;Loss&quot;); &quot;&quot;)">
            <text:p/>
          </table:table-cell>
          <table:table-cell table:style-name="ce220" table:formula="of:=IF(ISNUMBER([.R29]); ROUND(([.P29]-[.H2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]); &quot;&quot;; IF([.$G29]=&quot;Long&quot;; ([.X29]-[.$J29])*[.$I29]/[.$L29]; ([.$J29]-[.X29])*[.$I29]/[.$L29])-[.$Q29]); &quot;&quot;)">
            <text:p/>
          </table:table-cell>
          <table:table-cell/>
          <table:table-cell table:style-name="ce243" table:formula="of:=IFERROR(IF(ISBLANK([.Z29]); &quot;&quot;; IF([.$G29]=&quot;Long&quot;; ([.Z29]-[.$J29])*[.$I29]/[.$L29]; ([.$J29]-[.Z29])*[.$I29]/[.$L29])-[.$Q29]); &quot;&quot;)">
            <text:p/>
          </table:table-cell>
          <table:table-cell/>
          <table:table-cell table:style-name="ce243" table:formula="of:=IFERROR(IF(ISBLANK([.AB29]); &quot;&quot;; IF([.$G29]=&quot;Long&quot;; ([.AB29]-[.$J29])*[.$I29]/[.$L29]; ([.$J29]-[.AB29])*[.$I29]/[.$L29])-[.$Q29]); &quot;&quot;)">
            <text:p/>
          </table:table-cell>
          <table:table-cell table:number-columns-repeated="5"/>
          <table:table-cell table:style-name="ce100" table:formula="of:=IF([.B29]=&quot;&quot;; &quot;&quot;; WEEKDAY([.B29]; 2))">
            <text:p/>
          </table:table-cell>
          <table:table-cell table:number-columns-repeated="2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]=&quot;Long&quot; ; [.J30]-[Overview.$C$4]/[.I30]  ;  IF([.G30]=&quot;Short&quot;; [.J30]+[Overview.$C$4]/[.I30]; &quot;&quot;) ); &quot;&quot;)">
            <text:p/>
          </table:table-cell>
          <table:table-cell table:formula="of:=IFERROR(ABS([.K30]-[.J30])*[.I30]; &quot;&quot;)">
            <text:p/>
          </table:table-cell>
          <table:table-cell table:formula="of:=IFERROR(  IF([.G30]=&quot;Long&quot;;  [.J30]+[Overview.$C$4]/[.I30]  *  [Overview.$C$6]  ;  IF([.G30]=&quot;Short&quot;   ;  [.J30]-[Overview.$C$4]/[.I30]  * [Overview.$C$6]  ; &quot;&quot;  )  )   ; &quot;&quot;)">
            <text:p/>
          </table:table-cell>
          <table:table-cell table:number-columns-repeated="3"/>
          <table:table-cell table:style-name="ce182" table:formula="of:=IFERROR([.R30]/[.L30]; &quot;&quot;)">
            <text:p/>
          </table:table-cell>
          <table:table-cell table:style-name="ce203" table:formula="of:=IFERROR(   IF( AND( [.G30]=&quot;Long&quot;;   [.N30]=[.I30])  ;  [.I30]*([.O30]-[.J30])  ;    IF(  AND(  [.G30]=&quot;Short&quot;  ;   [.N30]=[.I30]   )   ;   [.I30]*([.J30]-[.O30])   ;  &quot;&quot;)) ; &quot;&quot;)">
            <text:p/>
          </table:table-cell>
          <table:table-cell table:style-name="ce215" table:formula="of:=IF(ISNUMBER([.R30]); IF([.R30]&gt;=0; &quot;Win&quot;; &quot;Loss&quot;); &quot;&quot;)">
            <text:p/>
          </table:table-cell>
          <table:table-cell table:style-name="ce220" table:formula="of:=IF(ISNUMBER([.R30]); ROUND(([.P30]-[.H3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]); &quot;&quot;; IF([.$G30]=&quot;Long&quot;; ([.X30]-[.$J30])*[.$I30]/[.$L30]; ([.$J30]-[.X30])*[.$I30]/[.$L30])-[.$Q30]); &quot;&quot;)">
            <text:p/>
          </table:table-cell>
          <table:table-cell/>
          <table:table-cell table:style-name="ce243" table:formula="of:=IFERROR(IF(ISBLANK([.Z30]); &quot;&quot;; IF([.$G30]=&quot;Long&quot;; ([.Z30]-[.$J30])*[.$I30]/[.$L30]; ([.$J30]-[.Z30])*[.$I30]/[.$L30])-[.$Q30]); &quot;&quot;)">
            <text:p/>
          </table:table-cell>
          <table:table-cell/>
          <table:table-cell table:style-name="ce243" table:formula="of:=IFERROR(IF(ISBLANK([.AB30]); &quot;&quot;; IF([.$G30]=&quot;Long&quot;; ([.AB30]-[.$J30])*[.$I30]/[.$L30]; ([.$J30]-[.AB30])*[.$I30]/[.$L30])-[.$Q30]); &quot;&quot;)">
            <text:p/>
          </table:table-cell>
          <table:table-cell table:number-columns-repeated="5"/>
          <table:table-cell table:style-name="ce100" table:formula="of:=IF([.B30]=&quot;&quot;; &quot;&quot;; WEEKDAY([.B30]; 2))">
            <text:p/>
          </table:table-cell>
          <table:table-cell table:number-columns-repeated="2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]=&quot;Long&quot; ; [.J31]-[Overview.$C$4]/[.I31]  ;  IF([.G31]=&quot;Short&quot;; [.J31]+[Overview.$C$4]/[.I31]; &quot;&quot;) ); &quot;&quot;)">
            <text:p/>
          </table:table-cell>
          <table:table-cell table:formula="of:=IFERROR(ABS([.K31]-[.J31])*[.I31]; &quot;&quot;)">
            <text:p/>
          </table:table-cell>
          <table:table-cell table:formula="of:=IFERROR(  IF([.G31]=&quot;Long&quot;;  [.J31]+[Overview.$C$4]/[.I31]  *  [Overview.$C$6]  ;  IF([.G31]=&quot;Short&quot;   ;  [.J31]-[Overview.$C$4]/[.I31]  * [Overview.$C$6]  ; &quot;&quot;  )  )   ; &quot;&quot;)">
            <text:p/>
          </table:table-cell>
          <table:table-cell table:number-columns-repeated="3"/>
          <table:table-cell table:style-name="ce182" table:formula="of:=IFERROR([.R31]/[.L31]; &quot;&quot;)">
            <text:p/>
          </table:table-cell>
          <table:table-cell table:style-name="ce203" table:formula="of:=IFERROR(   IF( AND( [.G31]=&quot;Long&quot;;   [.N31]=[.I31])  ;  [.I31]*([.O31]-[.J31])  ;    IF(  AND(  [.G31]=&quot;Short&quot;  ;   [.N31]=[.I31]   )   ;   [.I31]*([.J31]-[.O31])   ;  &quot;&quot;)) ; &quot;&quot;)">
            <text:p/>
          </table:table-cell>
          <table:table-cell table:style-name="ce215" table:formula="of:=IF(ISNUMBER([.R31]); IF([.R31]&gt;=0; &quot;Win&quot;; &quot;Loss&quot;); &quot;&quot;)">
            <text:p/>
          </table:table-cell>
          <table:table-cell table:style-name="ce220" table:formula="of:=IF(ISNUMBER([.R31]); ROUND(([.P31]-[.H3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]); &quot;&quot;; IF([.$G31]=&quot;Long&quot;; ([.X31]-[.$J31])*[.$I31]/[.$L31]; ([.$J31]-[.X31])*[.$I31]/[.$L31])-[.$Q31]); &quot;&quot;)">
            <text:p/>
          </table:table-cell>
          <table:table-cell/>
          <table:table-cell table:style-name="ce243" table:formula="of:=IFERROR(IF(ISBLANK([.Z31]); &quot;&quot;; IF([.$G31]=&quot;Long&quot;; ([.Z31]-[.$J31])*[.$I31]/[.$L31]; ([.$J31]-[.Z31])*[.$I31]/[.$L31])-[.$Q31]); &quot;&quot;)">
            <text:p/>
          </table:table-cell>
          <table:table-cell/>
          <table:table-cell table:style-name="ce243" table:formula="of:=IFERROR(IF(ISBLANK([.AB31]); &quot;&quot;; IF([.$G31]=&quot;Long&quot;; ([.AB31]-[.$J31])*[.$I31]/[.$L31]; ([.$J31]-[.AB31])*[.$I31]/[.$L31])-[.$Q31]); &quot;&quot;)">
            <text:p/>
          </table:table-cell>
          <table:table-cell table:number-columns-repeated="5"/>
          <table:table-cell table:style-name="ce100" table:formula="of:=IF([.B31]=&quot;&quot;; &quot;&quot;; WEEKDAY([.B31]; 2))">
            <text:p/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]=&quot;Long&quot; ; [.J32]-[Overview.$C$4]/[.I32]  ;  IF([.G32]=&quot;Short&quot;; [.J32]+[Overview.$C$4]/[.I32]; &quot;&quot;) ); &quot;&quot;)">
            <text:p/>
          </table:table-cell>
          <table:table-cell table:formula="of:=IFERROR(ABS([.K32]-[.J32])*[.I32]; &quot;&quot;)">
            <text:p/>
          </table:table-cell>
          <table:table-cell table:formula="of:=IFERROR(  IF([.G32]=&quot;Long&quot;;  [.J32]+[Overview.$C$4]/[.I32]  *  [Overview.$C$6]  ;  IF([.G32]=&quot;Short&quot;   ;  [.J32]-[Overview.$C$4]/[.I32]  * [Overview.$C$6]  ; &quot;&quot;  )  )   ; &quot;&quot;)">
            <text:p/>
          </table:table-cell>
          <table:table-cell table:number-columns-repeated="3"/>
          <table:table-cell table:style-name="ce182" table:formula="of:=IFERROR([.R32]/[.L32]; &quot;&quot;)">
            <text:p/>
          </table:table-cell>
          <table:table-cell table:style-name="ce203" table:formula="of:=IFERROR(   IF( AND( [.G32]=&quot;Long&quot;;   [.N32]=[.I32])  ;  [.I32]*([.O32]-[.J32])  ;    IF(  AND(  [.G32]=&quot;Short&quot;  ;   [.N32]=[.I32]   )   ;   [.I32]*([.J32]-[.O32])   ;  &quot;&quot;)) ; &quot;&quot;)">
            <text:p/>
          </table:table-cell>
          <table:table-cell table:style-name="ce215" table:formula="of:=IF(ISNUMBER([.R32]); IF([.R32]&gt;=0; &quot;Win&quot;; &quot;Loss&quot;); &quot;&quot;)">
            <text:p/>
          </table:table-cell>
          <table:table-cell table:style-name="ce220" table:formula="of:=IF(ISNUMBER([.R32]); ROUND(([.P32]-[.H3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]); &quot;&quot;; IF([.$G32]=&quot;Long&quot;; ([.X32]-[.$J32])*[.$I32]/[.$L32]; ([.$J32]-[.X32])*[.$I32]/[.$L32])-[.$Q32]); &quot;&quot;)">
            <text:p/>
          </table:table-cell>
          <table:table-cell/>
          <table:table-cell table:style-name="ce243" table:formula="of:=IFERROR(IF(ISBLANK([.Z32]); &quot;&quot;; IF([.$G32]=&quot;Long&quot;; ([.Z32]-[.$J32])*[.$I32]/[.$L32]; ([.$J32]-[.Z32])*[.$I32]/[.$L32])-[.$Q32]); &quot;&quot;)">
            <text:p/>
          </table:table-cell>
          <table:table-cell/>
          <table:table-cell table:style-name="ce243" table:formula="of:=IFERROR(IF(ISBLANK([.AB32]); &quot;&quot;; IF([.$G32]=&quot;Long&quot;; ([.AB32]-[.$J32])*[.$I32]/[.$L32]; ([.$J32]-[.AB32])*[.$I32]/[.$L32])-[.$Q32]); &quot;&quot;)">
            <text:p/>
          </table:table-cell>
          <table:table-cell table:number-columns-repeated="5"/>
          <table:table-cell table:style-name="ce100" table:formula="of:=IF([.B32]=&quot;&quot;; &quot;&quot;; WEEKDAY([.B32]; 2))">
            <text:p/>
          </table:table-cell>
          <table:table-cell table:number-columns-repeated="2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]=&quot;Long&quot; ; [.J33]-[Overview.$C$4]/[.I33]  ;  IF([.G33]=&quot;Short&quot;; [.J33]+[Overview.$C$4]/[.I33]; &quot;&quot;) ); &quot;&quot;)">
            <text:p/>
          </table:table-cell>
          <table:table-cell table:formula="of:=IFERROR(ABS([.K33]-[.J33])*[.I33]; &quot;&quot;)">
            <text:p/>
          </table:table-cell>
          <table:table-cell table:formula="of:=IFERROR(  IF([.G33]=&quot;Long&quot;;  [.J33]+[Overview.$C$4]/[.I33]  *  [Overview.$C$6]  ;  IF([.G33]=&quot;Short&quot;   ;  [.J33]-[Overview.$C$4]/[.I33]  * [Overview.$C$6]  ; &quot;&quot;  )  )   ; &quot;&quot;)">
            <text:p/>
          </table:table-cell>
          <table:table-cell table:number-columns-repeated="3"/>
          <table:table-cell table:style-name="ce182" table:formula="of:=IFERROR([.R33]/[.L33]; &quot;&quot;)">
            <text:p/>
          </table:table-cell>
          <table:table-cell table:style-name="ce203" table:formula="of:=IFERROR(   IF( AND( [.G33]=&quot;Long&quot;;   [.N33]=[.I33])  ;  [.I33]*([.O33]-[.J33])  ;    IF(  AND(  [.G33]=&quot;Short&quot;  ;   [.N33]=[.I33]   )   ;   [.I33]*([.J33]-[.O33])   ;  &quot;&quot;)) ; &quot;&quot;)">
            <text:p/>
          </table:table-cell>
          <table:table-cell table:style-name="ce215" table:formula="of:=IF(ISNUMBER([.R33]); IF([.R33]&gt;=0; &quot;Win&quot;; &quot;Loss&quot;); &quot;&quot;)">
            <text:p/>
          </table:table-cell>
          <table:table-cell table:style-name="ce220" table:formula="of:=IF(ISNUMBER([.R33]); ROUND(([.P33]-[.H3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]); &quot;&quot;; IF([.$G33]=&quot;Long&quot;; ([.X33]-[.$J33])*[.$I33]/[.$L33]; ([.$J33]-[.X33])*[.$I33]/[.$L33])-[.$Q33]); &quot;&quot;)">
            <text:p/>
          </table:table-cell>
          <table:table-cell/>
          <table:table-cell table:style-name="ce243" table:formula="of:=IFERROR(IF(ISBLANK([.Z33]); &quot;&quot;; IF([.$G33]=&quot;Long&quot;; ([.Z33]-[.$J33])*[.$I33]/[.$L33]; ([.$J33]-[.Z33])*[.$I33]/[.$L33])-[.$Q33]); &quot;&quot;)">
            <text:p/>
          </table:table-cell>
          <table:table-cell/>
          <table:table-cell table:style-name="ce243" table:formula="of:=IFERROR(IF(ISBLANK([.AB33]); &quot;&quot;; IF([.$G33]=&quot;Long&quot;; ([.AB33]-[.$J33])*[.$I33]/[.$L33]; ([.$J33]-[.AB33])*[.$I33]/[.$L33])-[.$Q33]); &quot;&quot;)">
            <text:p/>
          </table:table-cell>
          <table:table-cell table:number-columns-repeated="5"/>
          <table:table-cell table:style-name="ce100" table:formula="of:=IF([.B33]=&quot;&quot;; &quot;&quot;; WEEKDAY([.B33]; 2))">
            <text:p/>
          </table:table-cell>
          <table:table-cell table:number-columns-repeated="2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]=&quot;Long&quot; ; [.J34]-[Overview.$C$4]/[.I34]  ;  IF([.G34]=&quot;Short&quot;; [.J34]+[Overview.$C$4]/[.I34]; &quot;&quot;) ); &quot;&quot;)">
            <text:p/>
          </table:table-cell>
          <table:table-cell table:formula="of:=IFERROR(ABS([.K34]-[.J34])*[.I34]; &quot;&quot;)">
            <text:p/>
          </table:table-cell>
          <table:table-cell table:formula="of:=IFERROR(  IF([.G34]=&quot;Long&quot;;  [.J34]+[Overview.$C$4]/[.I34]  *  [Overview.$C$6]  ;  IF([.G34]=&quot;Short&quot;   ;  [.J34]-[Overview.$C$4]/[.I34]  * [Overview.$C$6]  ; &quot;&quot;  )  )   ; &quot;&quot;)">
            <text:p/>
          </table:table-cell>
          <table:table-cell table:number-columns-repeated="3"/>
          <table:table-cell table:style-name="ce182" table:formula="of:=IFERROR([.R34]/[.L34]; &quot;&quot;)">
            <text:p/>
          </table:table-cell>
          <table:table-cell table:style-name="ce203" table:formula="of:=IFERROR(   IF( AND( [.G34]=&quot;Long&quot;;   [.N34]=[.I34])  ;  [.I34]*([.O34]-[.J34])  ;    IF(  AND(  [.G34]=&quot;Short&quot;  ;   [.N34]=[.I34]   )   ;   [.I34]*([.J34]-[.O34])   ;  &quot;&quot;)) ; &quot;&quot;)">
            <text:p/>
          </table:table-cell>
          <table:table-cell table:style-name="ce215" table:formula="of:=IF(ISNUMBER([.R34]); IF([.R34]&gt;=0; &quot;Win&quot;; &quot;Loss&quot;); &quot;&quot;)">
            <text:p/>
          </table:table-cell>
          <table:table-cell table:style-name="ce220" table:formula="of:=IF(ISNUMBER([.R34]); ROUND(([.P34]-[.H3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]); &quot;&quot;; IF([.$G34]=&quot;Long&quot;; ([.X34]-[.$J34])*[.$I34]/[.$L34]; ([.$J34]-[.X34])*[.$I34]/[.$L34])-[.$Q34]); &quot;&quot;)">
            <text:p/>
          </table:table-cell>
          <table:table-cell/>
          <table:table-cell table:style-name="ce243" table:formula="of:=IFERROR(IF(ISBLANK([.Z34]); &quot;&quot;; IF([.$G34]=&quot;Long&quot;; ([.Z34]-[.$J34])*[.$I34]/[.$L34]; ([.$J34]-[.Z34])*[.$I34]/[.$L34])-[.$Q34]); &quot;&quot;)">
            <text:p/>
          </table:table-cell>
          <table:table-cell/>
          <table:table-cell table:style-name="ce243" table:formula="of:=IFERROR(IF(ISBLANK([.AB34]); &quot;&quot;; IF([.$G34]=&quot;Long&quot;; ([.AB34]-[.$J34])*[.$I34]/[.$L34]; ([.$J34]-[.AB34])*[.$I34]/[.$L34])-[.$Q34]); &quot;&quot;)">
            <text:p/>
          </table:table-cell>
          <table:table-cell table:number-columns-repeated="5"/>
          <table:table-cell table:style-name="ce100" table:formula="of:=IF([.B34]=&quot;&quot;; &quot;&quot;; WEEKDAY([.B34]; 2))">
            <text:p/>
          </table:table-cell>
          <table:table-cell table:number-columns-repeated="2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]=&quot;Long&quot; ; [.J35]-[Overview.$C$4]/[.I35]  ;  IF([.G35]=&quot;Short&quot;; [.J35]+[Overview.$C$4]/[.I35]; &quot;&quot;) ); &quot;&quot;)">
            <text:p/>
          </table:table-cell>
          <table:table-cell table:formula="of:=IFERROR(ABS([.K35]-[.J35])*[.I35]; &quot;&quot;)">
            <text:p/>
          </table:table-cell>
          <table:table-cell table:formula="of:=IFERROR(  IF([.G35]=&quot;Long&quot;;  [.J35]+[Overview.$C$4]/[.I35]  *  [Overview.$C$6]  ;  IF([.G35]=&quot;Short&quot;   ;  [.J35]-[Overview.$C$4]/[.I35]  * [Overview.$C$6]  ; &quot;&quot;  )  )   ; &quot;&quot;)">
            <text:p/>
          </table:table-cell>
          <table:table-cell table:number-columns-repeated="3"/>
          <table:table-cell table:style-name="ce182" table:formula="of:=IFERROR([.R35]/[.L35]; &quot;&quot;)">
            <text:p/>
          </table:table-cell>
          <table:table-cell table:style-name="ce203" table:formula="of:=IFERROR(   IF( AND( [.G35]=&quot;Long&quot;;   [.N35]=[.I35])  ;  [.I35]*([.O35]-[.J35])  ;    IF(  AND(  [.G35]=&quot;Short&quot;  ;   [.N35]=[.I35]   )   ;   [.I35]*([.J35]-[.O35])   ;  &quot;&quot;)) ; &quot;&quot;)">
            <text:p/>
          </table:table-cell>
          <table:table-cell table:style-name="ce215" table:formula="of:=IF(ISNUMBER([.R35]); IF([.R35]&gt;=0; &quot;Win&quot;; &quot;Loss&quot;); &quot;&quot;)">
            <text:p/>
          </table:table-cell>
          <table:table-cell table:style-name="ce220" table:formula="of:=IF(ISNUMBER([.R35]); ROUND(([.P35]-[.H3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]); &quot;&quot;; IF([.$G35]=&quot;Long&quot;; ([.X35]-[.$J35])*[.$I35]/[.$L35]; ([.$J35]-[.X35])*[.$I35]/[.$L35])-[.$Q35]); &quot;&quot;)">
            <text:p/>
          </table:table-cell>
          <table:table-cell/>
          <table:table-cell table:style-name="ce243" table:formula="of:=IFERROR(IF(ISBLANK([.Z35]); &quot;&quot;; IF([.$G35]=&quot;Long&quot;; ([.Z35]-[.$J35])*[.$I35]/[.$L35]; ([.$J35]-[.Z35])*[.$I35]/[.$L35])-[.$Q35]); &quot;&quot;)">
            <text:p/>
          </table:table-cell>
          <table:table-cell/>
          <table:table-cell table:style-name="ce243" table:formula="of:=IFERROR(IF(ISBLANK([.AB35]); &quot;&quot;; IF([.$G35]=&quot;Long&quot;; ([.AB35]-[.$J35])*[.$I35]/[.$L35]; ([.$J35]-[.AB35])*[.$I35]/[.$L35])-[.$Q35]); &quot;&quot;)">
            <text:p/>
          </table:table-cell>
          <table:table-cell table:number-columns-repeated="5"/>
          <table:table-cell table:style-name="ce100" table:formula="of:=IF([.B35]=&quot;&quot;; &quot;&quot;; WEEKDAY([.B35]; 2))">
            <text:p/>
          </table:table-cell>
          <table:table-cell table:number-columns-repeated="2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]=&quot;Long&quot; ; [.J36]-[Overview.$C$4]/[.I36]  ;  IF([.G36]=&quot;Short&quot;; [.J36]+[Overview.$C$4]/[.I36]; &quot;&quot;) ); &quot;&quot;)">
            <text:p/>
          </table:table-cell>
          <table:table-cell table:formula="of:=IFERROR(ABS([.K36]-[.J36])*[.I36]; &quot;&quot;)">
            <text:p/>
          </table:table-cell>
          <table:table-cell table:formula="of:=IFERROR(  IF([.G36]=&quot;Long&quot;;  [.J36]+[Overview.$C$4]/[.I36]  *  [Overview.$C$6]  ;  IF([.G36]=&quot;Short&quot;   ;  [.J36]-[Overview.$C$4]/[.I36]  * [Overview.$C$6]  ; &quot;&quot;  )  )   ; &quot;&quot;)">
            <text:p/>
          </table:table-cell>
          <table:table-cell table:number-columns-repeated="3"/>
          <table:table-cell table:style-name="ce182" table:formula="of:=IFERROR([.R36]/[.L36]; &quot;&quot;)">
            <text:p/>
          </table:table-cell>
          <table:table-cell table:style-name="ce203" table:formula="of:=IFERROR(   IF( AND( [.G36]=&quot;Long&quot;;   [.N36]=[.I36])  ;  [.I36]*([.O36]-[.J36])  ;    IF(  AND(  [.G36]=&quot;Short&quot;  ;   [.N36]=[.I36]   )   ;   [.I36]*([.J36]-[.O36])   ;  &quot;&quot;)) ; &quot;&quot;)">
            <text:p/>
          </table:table-cell>
          <table:table-cell table:style-name="ce215" table:formula="of:=IF(ISNUMBER([.R36]); IF([.R36]&gt;=0; &quot;Win&quot;; &quot;Loss&quot;); &quot;&quot;)">
            <text:p/>
          </table:table-cell>
          <table:table-cell table:style-name="ce220" table:formula="of:=IF(ISNUMBER([.R36]); ROUND(([.P36]-[.H3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]); &quot;&quot;; IF([.$G36]=&quot;Long&quot;; ([.X36]-[.$J36])*[.$I36]/[.$L36]; ([.$J36]-[.X36])*[.$I36]/[.$L36])-[.$Q36]); &quot;&quot;)">
            <text:p/>
          </table:table-cell>
          <table:table-cell/>
          <table:table-cell table:style-name="ce243" table:formula="of:=IFERROR(IF(ISBLANK([.Z36]); &quot;&quot;; IF([.$G36]=&quot;Long&quot;; ([.Z36]-[.$J36])*[.$I36]/[.$L36]; ([.$J36]-[.Z36])*[.$I36]/[.$L36])-[.$Q36]); &quot;&quot;)">
            <text:p/>
          </table:table-cell>
          <table:table-cell/>
          <table:table-cell table:style-name="ce243" table:formula="of:=IFERROR(IF(ISBLANK([.AB36]); &quot;&quot;; IF([.$G36]=&quot;Long&quot;; ([.AB36]-[.$J36])*[.$I36]/[.$L36]; ([.$J36]-[.AB36])*[.$I36]/[.$L36])-[.$Q36]); &quot;&quot;)">
            <text:p/>
          </table:table-cell>
          <table:table-cell table:number-columns-repeated="5"/>
          <table:table-cell table:style-name="ce100" table:formula="of:=IF([.B36]=&quot;&quot;; &quot;&quot;; WEEKDAY([.B36]; 2))">
            <text:p/>
          </table:table-cell>
          <table:table-cell table:number-columns-repeated="2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]=&quot;Long&quot; ; [.J37]-[Overview.$C$4]/[.I37]  ;  IF([.G37]=&quot;Short&quot;; [.J37]+[Overview.$C$4]/[.I37]; &quot;&quot;) ); &quot;&quot;)">
            <text:p/>
          </table:table-cell>
          <table:table-cell table:formula="of:=IFERROR(ABS([.K37]-[.J37])*[.I37]; &quot;&quot;)">
            <text:p/>
          </table:table-cell>
          <table:table-cell table:formula="of:=IFERROR(  IF([.G37]=&quot;Long&quot;;  [.J37]+[Overview.$C$4]/[.I37]  *  [Overview.$C$6]  ;  IF([.G37]=&quot;Short&quot;   ;  [.J37]-[Overview.$C$4]/[.I37]  * [Overview.$C$6]  ; &quot;&quot;  )  )   ; &quot;&quot;)">
            <text:p/>
          </table:table-cell>
          <table:table-cell table:number-columns-repeated="3"/>
          <table:table-cell table:style-name="ce182" table:formula="of:=IFERROR([.R37]/[.L37]; &quot;&quot;)">
            <text:p/>
          </table:table-cell>
          <table:table-cell table:style-name="ce203" table:formula="of:=IFERROR(   IF( AND( [.G37]=&quot;Long&quot;;   [.N37]=[.I37])  ;  [.I37]*([.O37]-[.J37])  ;    IF(  AND(  [.G37]=&quot;Short&quot;  ;   [.N37]=[.I37]   )   ;   [.I37]*([.J37]-[.O37])   ;  &quot;&quot;)) ; &quot;&quot;)">
            <text:p/>
          </table:table-cell>
          <table:table-cell table:style-name="ce215" table:formula="of:=IF(ISNUMBER([.R37]); IF([.R37]&gt;=0; &quot;Win&quot;; &quot;Loss&quot;); &quot;&quot;)">
            <text:p/>
          </table:table-cell>
          <table:table-cell table:style-name="ce220" table:formula="of:=IF(ISNUMBER([.R37]); ROUND(([.P37]-[.H3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]); &quot;&quot;; IF([.$G37]=&quot;Long&quot;; ([.X37]-[.$J37])*[.$I37]/[.$L37]; ([.$J37]-[.X37])*[.$I37]/[.$L37])-[.$Q37]); &quot;&quot;)">
            <text:p/>
          </table:table-cell>
          <table:table-cell/>
          <table:table-cell table:style-name="ce243" table:formula="of:=IFERROR(IF(ISBLANK([.Z37]); &quot;&quot;; IF([.$G37]=&quot;Long&quot;; ([.Z37]-[.$J37])*[.$I37]/[.$L37]; ([.$J37]-[.Z37])*[.$I37]/[.$L37])-[.$Q37]); &quot;&quot;)">
            <text:p/>
          </table:table-cell>
          <table:table-cell/>
          <table:table-cell table:style-name="ce243" table:formula="of:=IFERROR(IF(ISBLANK([.AB37]); &quot;&quot;; IF([.$G37]=&quot;Long&quot;; ([.AB37]-[.$J37])*[.$I37]/[.$L37]; ([.$J37]-[.AB37])*[.$I37]/[.$L37])-[.$Q37]); &quot;&quot;)">
            <text:p/>
          </table:table-cell>
          <table:table-cell table:number-columns-repeated="5"/>
          <table:table-cell table:style-name="ce100" table:formula="of:=IF([.B37]=&quot;&quot;; &quot;&quot;; WEEKDAY([.B37]; 2))">
            <text:p/>
          </table:table-cell>
          <table:table-cell table:number-columns-repeated="2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]=&quot;Long&quot; ; [.J38]-[Overview.$C$4]/[.I38]  ;  IF([.G38]=&quot;Short&quot;; [.J38]+[Overview.$C$4]/[.I38]; &quot;&quot;) ); &quot;&quot;)">
            <text:p/>
          </table:table-cell>
          <table:table-cell table:formula="of:=IFERROR(ABS([.K38]-[.J38])*[.I38]; &quot;&quot;)">
            <text:p/>
          </table:table-cell>
          <table:table-cell table:formula="of:=IFERROR(  IF([.G38]=&quot;Long&quot;;  [.J38]+[Overview.$C$4]/[.I38]  *  [Overview.$C$6]  ;  IF([.G38]=&quot;Short&quot;   ;  [.J38]-[Overview.$C$4]/[.I38]  * [Overview.$C$6]  ; &quot;&quot;  )  )   ; &quot;&quot;)">
            <text:p/>
          </table:table-cell>
          <table:table-cell table:number-columns-repeated="3"/>
          <table:table-cell table:style-name="ce182" table:formula="of:=IFERROR([.R38]/[.L38]; &quot;&quot;)">
            <text:p/>
          </table:table-cell>
          <table:table-cell table:style-name="ce203" table:formula="of:=IFERROR(   IF( AND( [.G38]=&quot;Long&quot;;   [.N38]=[.I38])  ;  [.I38]*([.O38]-[.J38])  ;    IF(  AND(  [.G38]=&quot;Short&quot;  ;   [.N38]=[.I38]   )   ;   [.I38]*([.J38]-[.O38])   ;  &quot;&quot;)) ; &quot;&quot;)">
            <text:p/>
          </table:table-cell>
          <table:table-cell table:style-name="ce215" table:formula="of:=IF(ISNUMBER([.R38]); IF([.R38]&gt;=0; &quot;Win&quot;; &quot;Loss&quot;); &quot;&quot;)">
            <text:p/>
          </table:table-cell>
          <table:table-cell table:style-name="ce220" table:formula="of:=IF(ISNUMBER([.R38]); ROUND(([.P38]-[.H3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]); &quot;&quot;; IF([.$G38]=&quot;Long&quot;; ([.X38]-[.$J38])*[.$I38]/[.$L38]; ([.$J38]-[.X38])*[.$I38]/[.$L38])-[.$Q38]); &quot;&quot;)">
            <text:p/>
          </table:table-cell>
          <table:table-cell/>
          <table:table-cell table:style-name="ce243" table:formula="of:=IFERROR(IF(ISBLANK([.Z38]); &quot;&quot;; IF([.$G38]=&quot;Long&quot;; ([.Z38]-[.$J38])*[.$I38]/[.$L38]; ([.$J38]-[.Z38])*[.$I38]/[.$L38])-[.$Q38]); &quot;&quot;)">
            <text:p/>
          </table:table-cell>
          <table:table-cell/>
          <table:table-cell table:style-name="ce243" table:formula="of:=IFERROR(IF(ISBLANK([.AB38]); &quot;&quot;; IF([.$G38]=&quot;Long&quot;; ([.AB38]-[.$J38])*[.$I38]/[.$L38]; ([.$J38]-[.AB38])*[.$I38]/[.$L38])-[.$Q38]); &quot;&quot;)">
            <text:p/>
          </table:table-cell>
          <table:table-cell table:number-columns-repeated="5"/>
          <table:table-cell table:style-name="ce100" table:formula="of:=IF([.B38]=&quot;&quot;; &quot;&quot;; WEEKDAY([.B38]; 2))">
            <text:p/>
          </table:table-cell>
          <table:table-cell table:number-columns-repeated="2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]=&quot;Long&quot; ; [.J39]-[Overview.$C$4]/[.I39]  ;  IF([.G39]=&quot;Short&quot;; [.J39]+[Overview.$C$4]/[.I39]; &quot;&quot;) ); &quot;&quot;)">
            <text:p/>
          </table:table-cell>
          <table:table-cell table:formula="of:=IFERROR(ABS([.K39]-[.J39])*[.I39]; &quot;&quot;)">
            <text:p/>
          </table:table-cell>
          <table:table-cell table:formula="of:=IFERROR(  IF([.G39]=&quot;Long&quot;;  [.J39]+[Overview.$C$4]/[.I39]  *  [Overview.$C$6]  ;  IF([.G39]=&quot;Short&quot;   ;  [.J39]-[Overview.$C$4]/[.I39]  * [Overview.$C$6]  ; &quot;&quot;  )  )   ; &quot;&quot;)">
            <text:p/>
          </table:table-cell>
          <table:table-cell table:number-columns-repeated="3"/>
          <table:table-cell table:style-name="ce182" table:formula="of:=IFERROR([.R39]/[.L39]; &quot;&quot;)">
            <text:p/>
          </table:table-cell>
          <table:table-cell table:style-name="ce203" table:formula="of:=IFERROR(   IF( AND( [.G39]=&quot;Long&quot;;   [.N39]=[.I39])  ;  [.I39]*([.O39]-[.J39])  ;    IF(  AND(  [.G39]=&quot;Short&quot;  ;   [.N39]=[.I39]   )   ;   [.I39]*([.J39]-[.O39])   ;  &quot;&quot;)) ; &quot;&quot;)">
            <text:p/>
          </table:table-cell>
          <table:table-cell table:style-name="ce215" table:formula="of:=IF(ISNUMBER([.R39]); IF([.R39]&gt;=0; &quot;Win&quot;; &quot;Loss&quot;); &quot;&quot;)">
            <text:p/>
          </table:table-cell>
          <table:table-cell table:style-name="ce220" table:formula="of:=IF(ISNUMBER([.R39]); ROUND(([.P39]-[.H3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]); &quot;&quot;; IF([.$G39]=&quot;Long&quot;; ([.X39]-[.$J39])*[.$I39]/[.$L39]; ([.$J39]-[.X39])*[.$I39]/[.$L39])-[.$Q39]); &quot;&quot;)">
            <text:p/>
          </table:table-cell>
          <table:table-cell/>
          <table:table-cell table:style-name="ce243" table:formula="of:=IFERROR(IF(ISBLANK([.Z39]); &quot;&quot;; IF([.$G39]=&quot;Long&quot;; ([.Z39]-[.$J39])*[.$I39]/[.$L39]; ([.$J39]-[.Z39])*[.$I39]/[.$L39])-[.$Q39]); &quot;&quot;)">
            <text:p/>
          </table:table-cell>
          <table:table-cell/>
          <table:table-cell table:style-name="ce243" table:formula="of:=IFERROR(IF(ISBLANK([.AB39]); &quot;&quot;; IF([.$G39]=&quot;Long&quot;; ([.AB39]-[.$J39])*[.$I39]/[.$L39]; ([.$J39]-[.AB39])*[.$I39]/[.$L39])-[.$Q39]); &quot;&quot;)">
            <text:p/>
          </table:table-cell>
          <table:table-cell table:number-columns-repeated="5"/>
          <table:table-cell table:style-name="ce100" table:formula="of:=IF([.B39]=&quot;&quot;; &quot;&quot;; WEEKDAY([.B39]; 2))">
            <text:p/>
          </table:table-cell>
          <table:table-cell table:number-columns-repeated="2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]=&quot;Long&quot; ; [.J40]-[Overview.$C$4]/[.I40]  ;  IF([.G40]=&quot;Short&quot;; [.J40]+[Overview.$C$4]/[.I40]; &quot;&quot;) ); &quot;&quot;)">
            <text:p/>
          </table:table-cell>
          <table:table-cell table:formula="of:=IFERROR(ABS([.K40]-[.J40])*[.I40]; &quot;&quot;)">
            <text:p/>
          </table:table-cell>
          <table:table-cell table:formula="of:=IFERROR(  IF([.G40]=&quot;Long&quot;;  [.J40]+[Overview.$C$4]/[.I40]  *  [Overview.$C$6]  ;  IF([.G40]=&quot;Short&quot;   ;  [.J40]-[Overview.$C$4]/[.I40]  * [Overview.$C$6]  ; &quot;&quot;  )  )   ; &quot;&quot;)">
            <text:p/>
          </table:table-cell>
          <table:table-cell table:number-columns-repeated="3"/>
          <table:table-cell table:style-name="ce182" table:formula="of:=IFERROR([.R40]/[.L40]; &quot;&quot;)">
            <text:p/>
          </table:table-cell>
          <table:table-cell table:style-name="ce203" table:formula="of:=IFERROR(   IF( AND( [.G40]=&quot;Long&quot;;   [.N40]=[.I40])  ;  [.I40]*([.O40]-[.J40])  ;    IF(  AND(  [.G40]=&quot;Short&quot;  ;   [.N40]=[.I40]   )   ;   [.I40]*([.J40]-[.O40])   ;  &quot;&quot;)) ; &quot;&quot;)">
            <text:p/>
          </table:table-cell>
          <table:table-cell table:style-name="ce215" table:formula="of:=IF(ISNUMBER([.R40]); IF([.R40]&gt;=0; &quot;Win&quot;; &quot;Loss&quot;); &quot;&quot;)">
            <text:p/>
          </table:table-cell>
          <table:table-cell table:style-name="ce220" table:formula="of:=IF(ISNUMBER([.R40]); ROUND(([.P40]-[.H4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]); &quot;&quot;; IF([.$G40]=&quot;Long&quot;; ([.X40]-[.$J40])*[.$I40]/[.$L40]; ([.$J40]-[.X40])*[.$I40]/[.$L40])-[.$Q40]); &quot;&quot;)">
            <text:p/>
          </table:table-cell>
          <table:table-cell/>
          <table:table-cell table:style-name="ce243" table:formula="of:=IFERROR(IF(ISBLANK([.Z40]); &quot;&quot;; IF([.$G40]=&quot;Long&quot;; ([.Z40]-[.$J40])*[.$I40]/[.$L40]; ([.$J40]-[.Z40])*[.$I40]/[.$L40])-[.$Q40]); &quot;&quot;)">
            <text:p/>
          </table:table-cell>
          <table:table-cell/>
          <table:table-cell table:style-name="ce243" table:formula="of:=IFERROR(IF(ISBLANK([.AB40]); &quot;&quot;; IF([.$G40]=&quot;Long&quot;; ([.AB40]-[.$J40])*[.$I40]/[.$L40]; ([.$J40]-[.AB40])*[.$I40]/[.$L40])-[.$Q40]); &quot;&quot;)">
            <text:p/>
          </table:table-cell>
          <table:table-cell table:number-columns-repeated="5"/>
          <table:table-cell table:style-name="ce100" table:formula="of:=IF([.B40]=&quot;&quot;; &quot;&quot;; WEEKDAY([.B40]; 2))">
            <text:p/>
          </table:table-cell>
          <table:table-cell table:number-columns-repeated="2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]=&quot;Long&quot; ; [.J41]-[Overview.$C$4]/[.I41]  ;  IF([.G41]=&quot;Short&quot;; [.J41]+[Overview.$C$4]/[.I41]; &quot;&quot;) ); &quot;&quot;)">
            <text:p/>
          </table:table-cell>
          <table:table-cell table:formula="of:=IFERROR(ABS([.K41]-[.J41])*[.I41]; &quot;&quot;)">
            <text:p/>
          </table:table-cell>
          <table:table-cell table:formula="of:=IFERROR(  IF([.G41]=&quot;Long&quot;;  [.J41]+[Overview.$C$4]/[.I41]  *  [Overview.$C$6]  ;  IF([.G41]=&quot;Short&quot;   ;  [.J41]-[Overview.$C$4]/[.I41]  * [Overview.$C$6]  ; &quot;&quot;  )  )   ; &quot;&quot;)">
            <text:p/>
          </table:table-cell>
          <table:table-cell table:number-columns-repeated="3"/>
          <table:table-cell table:style-name="ce182" table:formula="of:=IFERROR([.R41]/[.L41]; &quot;&quot;)">
            <text:p/>
          </table:table-cell>
          <table:table-cell table:style-name="ce203" table:formula="of:=IFERROR(   IF( AND( [.G41]=&quot;Long&quot;;   [.N41]=[.I41])  ;  [.I41]*([.O41]-[.J41])  ;    IF(  AND(  [.G41]=&quot;Short&quot;  ;   [.N41]=[.I41]   )   ;   [.I41]*([.J41]-[.O41])   ;  &quot;&quot;)) ; &quot;&quot;)">
            <text:p/>
          </table:table-cell>
          <table:table-cell table:style-name="ce215" table:formula="of:=IF(ISNUMBER([.R41]); IF([.R41]&gt;=0; &quot;Win&quot;; &quot;Loss&quot;); &quot;&quot;)">
            <text:p/>
          </table:table-cell>
          <table:table-cell table:style-name="ce220" table:formula="of:=IF(ISNUMBER([.R41]); ROUND(([.P41]-[.H4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]); &quot;&quot;; IF([.$G41]=&quot;Long&quot;; ([.X41]-[.$J41])*[.$I41]/[.$L41]; ([.$J41]-[.X41])*[.$I41]/[.$L41])-[.$Q41]); &quot;&quot;)">
            <text:p/>
          </table:table-cell>
          <table:table-cell/>
          <table:table-cell table:style-name="ce243" table:formula="of:=IFERROR(IF(ISBLANK([.Z41]); &quot;&quot;; IF([.$G41]=&quot;Long&quot;; ([.Z41]-[.$J41])*[.$I41]/[.$L41]; ([.$J41]-[.Z41])*[.$I41]/[.$L41])-[.$Q41]); &quot;&quot;)">
            <text:p/>
          </table:table-cell>
          <table:table-cell/>
          <table:table-cell table:style-name="ce243" table:formula="of:=IFERROR(IF(ISBLANK([.AB41]); &quot;&quot;; IF([.$G41]=&quot;Long&quot;; ([.AB41]-[.$J41])*[.$I41]/[.$L41]; ([.$J41]-[.AB41])*[.$I41]/[.$L41])-[.$Q41]); &quot;&quot;)">
            <text:p/>
          </table:table-cell>
          <table:table-cell table:number-columns-repeated="5"/>
          <table:table-cell table:style-name="ce100" table:formula="of:=IF([.B41]=&quot;&quot;; &quot;&quot;; WEEKDAY([.B41]; 2))">
            <text:p/>
          </table:table-cell>
          <table:table-cell table:number-columns-repeated="2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]=&quot;Long&quot; ; [.J42]-[Overview.$C$4]/[.I42]  ;  IF([.G42]=&quot;Short&quot;; [.J42]+[Overview.$C$4]/[.I42]; &quot;&quot;) ); &quot;&quot;)">
            <text:p/>
          </table:table-cell>
          <table:table-cell table:formula="of:=IFERROR(ABS([.K42]-[.J42])*[.I42]; &quot;&quot;)">
            <text:p/>
          </table:table-cell>
          <table:table-cell table:formula="of:=IFERROR(  IF([.G42]=&quot;Long&quot;;  [.J42]+[Overview.$C$4]/[.I42]  *  [Overview.$C$6]  ;  IF([.G42]=&quot;Short&quot;   ;  [.J42]-[Overview.$C$4]/[.I42]  * [Overview.$C$6]  ; &quot;&quot;  )  )   ; &quot;&quot;)">
            <text:p/>
          </table:table-cell>
          <table:table-cell table:number-columns-repeated="3"/>
          <table:table-cell table:style-name="ce182" table:formula="of:=IFERROR([.R42]/[.L42]; &quot;&quot;)">
            <text:p/>
          </table:table-cell>
          <table:table-cell table:style-name="ce203" table:formula="of:=IFERROR(   IF( AND( [.G42]=&quot;Long&quot;;   [.N42]=[.I42])  ;  [.I42]*([.O42]-[.J42])  ;    IF(  AND(  [.G42]=&quot;Short&quot;  ;   [.N42]=[.I42]   )   ;   [.I42]*([.J42]-[.O42])   ;  &quot;&quot;)) ; &quot;&quot;)">
            <text:p/>
          </table:table-cell>
          <table:table-cell table:style-name="ce215" table:formula="of:=IF(ISNUMBER([.R42]); IF([.R42]&gt;=0; &quot;Win&quot;; &quot;Loss&quot;); &quot;&quot;)">
            <text:p/>
          </table:table-cell>
          <table:table-cell table:style-name="ce220" table:formula="of:=IF(ISNUMBER([.R42]); ROUND(([.P42]-[.H4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]); &quot;&quot;; IF([.$G42]=&quot;Long&quot;; ([.X42]-[.$J42])*[.$I42]/[.$L42]; ([.$J42]-[.X42])*[.$I42]/[.$L42])-[.$Q42]); &quot;&quot;)">
            <text:p/>
          </table:table-cell>
          <table:table-cell/>
          <table:table-cell table:style-name="ce243" table:formula="of:=IFERROR(IF(ISBLANK([.Z42]); &quot;&quot;; IF([.$G42]=&quot;Long&quot;; ([.Z42]-[.$J42])*[.$I42]/[.$L42]; ([.$J42]-[.Z42])*[.$I42]/[.$L42])-[.$Q42]); &quot;&quot;)">
            <text:p/>
          </table:table-cell>
          <table:table-cell/>
          <table:table-cell table:style-name="ce243" table:formula="of:=IFERROR(IF(ISBLANK([.AB42]); &quot;&quot;; IF([.$G42]=&quot;Long&quot;; ([.AB42]-[.$J42])*[.$I42]/[.$L42]; ([.$J42]-[.AB42])*[.$I42]/[.$L42])-[.$Q42]); &quot;&quot;)">
            <text:p/>
          </table:table-cell>
          <table:table-cell table:number-columns-repeated="5"/>
          <table:table-cell table:style-name="ce100" table:formula="of:=IF([.B42]=&quot;&quot;; &quot;&quot;; WEEKDAY([.B42]; 2))">
            <text:p/>
          </table:table-cell>
          <table:table-cell table:number-columns-repeated="2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]=&quot;Long&quot; ; [.J43]-[Overview.$C$4]/[.I43]  ;  IF([.G43]=&quot;Short&quot;; [.J43]+[Overview.$C$4]/[.I43]; &quot;&quot;) ); &quot;&quot;)">
            <text:p/>
          </table:table-cell>
          <table:table-cell table:formula="of:=IFERROR(ABS([.K43]-[.J43])*[.I43]; &quot;&quot;)">
            <text:p/>
          </table:table-cell>
          <table:table-cell table:formula="of:=IFERROR(  IF([.G43]=&quot;Long&quot;;  [.J43]+[Overview.$C$4]/[.I43]  *  [Overview.$C$6]  ;  IF([.G43]=&quot;Short&quot;   ;  [.J43]-[Overview.$C$4]/[.I43]  * [Overview.$C$6]  ; &quot;&quot;  )  )   ; &quot;&quot;)">
            <text:p/>
          </table:table-cell>
          <table:table-cell table:number-columns-repeated="3"/>
          <table:table-cell table:style-name="ce182" table:formula="of:=IFERROR([.R43]/[.L43]; &quot;&quot;)">
            <text:p/>
          </table:table-cell>
          <table:table-cell table:style-name="ce203" table:formula="of:=IFERROR(   IF( AND( [.G43]=&quot;Long&quot;;   [.N43]=[.I43])  ;  [.I43]*([.O43]-[.J43])  ;    IF(  AND(  [.G43]=&quot;Short&quot;  ;   [.N43]=[.I43]   )   ;   [.I43]*([.J43]-[.O43])   ;  &quot;&quot;)) ; &quot;&quot;)">
            <text:p/>
          </table:table-cell>
          <table:table-cell table:style-name="ce215" table:formula="of:=IF(ISNUMBER([.R43]); IF([.R43]&gt;=0; &quot;Win&quot;; &quot;Loss&quot;); &quot;&quot;)">
            <text:p/>
          </table:table-cell>
          <table:table-cell table:style-name="ce220" table:formula="of:=IF(ISNUMBER([.R43]); ROUND(([.P43]-[.H4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]); &quot;&quot;; IF([.$G43]=&quot;Long&quot;; ([.X43]-[.$J43])*[.$I43]/[.$L43]; ([.$J43]-[.X43])*[.$I43]/[.$L43])-[.$Q43]); &quot;&quot;)">
            <text:p/>
          </table:table-cell>
          <table:table-cell/>
          <table:table-cell table:style-name="ce243" table:formula="of:=IFERROR(IF(ISBLANK([.Z43]); &quot;&quot;; IF([.$G43]=&quot;Long&quot;; ([.Z43]-[.$J43])*[.$I43]/[.$L43]; ([.$J43]-[.Z43])*[.$I43]/[.$L43])-[.$Q43]); &quot;&quot;)">
            <text:p/>
          </table:table-cell>
          <table:table-cell/>
          <table:table-cell table:style-name="ce243" table:formula="of:=IFERROR(IF(ISBLANK([.AB43]); &quot;&quot;; IF([.$G43]=&quot;Long&quot;; ([.AB43]-[.$J43])*[.$I43]/[.$L43]; ([.$J43]-[.AB43])*[.$I43]/[.$L43])-[.$Q43]); &quot;&quot;)">
            <text:p/>
          </table:table-cell>
          <table:table-cell table:number-columns-repeated="5"/>
          <table:table-cell table:style-name="ce100" table:formula="of:=IF([.B43]=&quot;&quot;; &quot;&quot;; WEEKDAY([.B43]; 2))">
            <text:p/>
          </table:table-cell>
          <table:table-cell table:number-columns-repeated="2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]=&quot;Long&quot; ; [.J44]-[Overview.$C$4]/[.I44]  ;  IF([.G44]=&quot;Short&quot;; [.J44]+[Overview.$C$4]/[.I44]; &quot;&quot;) ); &quot;&quot;)">
            <text:p/>
          </table:table-cell>
          <table:table-cell table:formula="of:=IFERROR(ABS([.K44]-[.J44])*[.I44]; &quot;&quot;)">
            <text:p/>
          </table:table-cell>
          <table:table-cell table:formula="of:=IFERROR(  IF([.G44]=&quot;Long&quot;;  [.J44]+[Overview.$C$4]/[.I44]  *  [Overview.$C$6]  ;  IF([.G44]=&quot;Short&quot;   ;  [.J44]-[Overview.$C$4]/[.I44]  * [Overview.$C$6]  ; &quot;&quot;  )  )   ; &quot;&quot;)">
            <text:p/>
          </table:table-cell>
          <table:table-cell table:number-columns-repeated="3"/>
          <table:table-cell table:style-name="ce182" table:formula="of:=IFERROR([.R44]/[.L44]; &quot;&quot;)">
            <text:p/>
          </table:table-cell>
          <table:table-cell table:style-name="ce203" table:formula="of:=IFERROR(   IF( AND( [.G44]=&quot;Long&quot;;   [.N44]=[.I44])  ;  [.I44]*([.O44]-[.J44])  ;    IF(  AND(  [.G44]=&quot;Short&quot;  ;   [.N44]=[.I44]   )   ;   [.I44]*([.J44]-[.O44])   ;  &quot;&quot;)) ; &quot;&quot;)">
            <text:p/>
          </table:table-cell>
          <table:table-cell table:style-name="ce215" table:formula="of:=IF(ISNUMBER([.R44]); IF([.R44]&gt;=0; &quot;Win&quot;; &quot;Loss&quot;); &quot;&quot;)">
            <text:p/>
          </table:table-cell>
          <table:table-cell table:style-name="ce220" table:formula="of:=IF(ISNUMBER([.R44]); ROUND(([.P44]-[.H4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]); &quot;&quot;; IF([.$G44]=&quot;Long&quot;; ([.X44]-[.$J44])*[.$I44]/[.$L44]; ([.$J44]-[.X44])*[.$I44]/[.$L44])-[.$Q44]); &quot;&quot;)">
            <text:p/>
          </table:table-cell>
          <table:table-cell/>
          <table:table-cell table:style-name="ce243" table:formula="of:=IFERROR(IF(ISBLANK([.Z44]); &quot;&quot;; IF([.$G44]=&quot;Long&quot;; ([.Z44]-[.$J44])*[.$I44]/[.$L44]; ([.$J44]-[.Z44])*[.$I44]/[.$L44])-[.$Q44]); &quot;&quot;)">
            <text:p/>
          </table:table-cell>
          <table:table-cell/>
          <table:table-cell table:style-name="ce243" table:formula="of:=IFERROR(IF(ISBLANK([.AB44]); &quot;&quot;; IF([.$G44]=&quot;Long&quot;; ([.AB44]-[.$J44])*[.$I44]/[.$L44]; ([.$J44]-[.AB44])*[.$I44]/[.$L44])-[.$Q44]); &quot;&quot;)">
            <text:p/>
          </table:table-cell>
          <table:table-cell table:number-columns-repeated="5"/>
          <table:table-cell table:style-name="ce100" table:formula="of:=IF([.B44]=&quot;&quot;; &quot;&quot;; WEEKDAY([.B44]; 2))">
            <text:p/>
          </table:table-cell>
          <table:table-cell table:number-columns-repeated="2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]=&quot;Long&quot; ; [.J45]-[Overview.$C$4]/[.I45]  ;  IF([.G45]=&quot;Short&quot;; [.J45]+[Overview.$C$4]/[.I45]; &quot;&quot;) ); &quot;&quot;)">
            <text:p/>
          </table:table-cell>
          <table:table-cell table:formula="of:=IFERROR(ABS([.K45]-[.J45])*[.I45]; &quot;&quot;)">
            <text:p/>
          </table:table-cell>
          <table:table-cell table:formula="of:=IFERROR(  IF([.G45]=&quot;Long&quot;;  [.J45]+[Overview.$C$4]/[.I45]  *  [Overview.$C$6]  ;  IF([.G45]=&quot;Short&quot;   ;  [.J45]-[Overview.$C$4]/[.I45]  * [Overview.$C$6]  ; &quot;&quot;  )  )   ; &quot;&quot;)">
            <text:p/>
          </table:table-cell>
          <table:table-cell table:number-columns-repeated="3"/>
          <table:table-cell table:style-name="ce182" table:formula="of:=IFERROR([.R45]/[.L45]; &quot;&quot;)">
            <text:p/>
          </table:table-cell>
          <table:table-cell table:style-name="ce203" table:formula="of:=IFERROR(   IF( AND( [.G45]=&quot;Long&quot;;   [.N45]=[.I45])  ;  [.I45]*([.O45]-[.J45])  ;    IF(  AND(  [.G45]=&quot;Short&quot;  ;   [.N45]=[.I45]   )   ;   [.I45]*([.J45]-[.O45])   ;  &quot;&quot;)) ; &quot;&quot;)">
            <text:p/>
          </table:table-cell>
          <table:table-cell table:style-name="ce215" table:formula="of:=IF(ISNUMBER([.R45]); IF([.R45]&gt;=0; &quot;Win&quot;; &quot;Loss&quot;); &quot;&quot;)">
            <text:p/>
          </table:table-cell>
          <table:table-cell table:style-name="ce220" table:formula="of:=IF(ISNUMBER([.R45]); ROUND(([.P45]-[.H4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]); &quot;&quot;; IF([.$G45]=&quot;Long&quot;; ([.X45]-[.$J45])*[.$I45]/[.$L45]; ([.$J45]-[.X45])*[.$I45]/[.$L45])-[.$Q45]); &quot;&quot;)">
            <text:p/>
          </table:table-cell>
          <table:table-cell/>
          <table:table-cell table:style-name="ce243" table:formula="of:=IFERROR(IF(ISBLANK([.Z45]); &quot;&quot;; IF([.$G45]=&quot;Long&quot;; ([.Z45]-[.$J45])*[.$I45]/[.$L45]; ([.$J45]-[.Z45])*[.$I45]/[.$L45])-[.$Q45]); &quot;&quot;)">
            <text:p/>
          </table:table-cell>
          <table:table-cell/>
          <table:table-cell table:style-name="ce243" table:formula="of:=IFERROR(IF(ISBLANK([.AB45]); &quot;&quot;; IF([.$G45]=&quot;Long&quot;; ([.AB45]-[.$J45])*[.$I45]/[.$L45]; ([.$J45]-[.AB45])*[.$I45]/[.$L45])-[.$Q45]); &quot;&quot;)">
            <text:p/>
          </table:table-cell>
          <table:table-cell table:number-columns-repeated="5"/>
          <table:table-cell table:style-name="ce100" table:formula="of:=IF([.B45]=&quot;&quot;; &quot;&quot;; WEEKDAY([.B45]; 2))">
            <text:p/>
          </table:table-cell>
          <table:table-cell table:number-columns-repeated="2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]=&quot;Long&quot; ; [.J46]-[Overview.$C$4]/[.I46]  ;  IF([.G46]=&quot;Short&quot;; [.J46]+[Overview.$C$4]/[.I46]; &quot;&quot;) ); &quot;&quot;)">
            <text:p/>
          </table:table-cell>
          <table:table-cell table:formula="of:=IFERROR(ABS([.K46]-[.J46])*[.I46]; &quot;&quot;)">
            <text:p/>
          </table:table-cell>
          <table:table-cell table:formula="of:=IFERROR(  IF([.G46]=&quot;Long&quot;;  [.J46]+[Overview.$C$4]/[.I46]  *  [Overview.$C$6]  ;  IF([.G46]=&quot;Short&quot;   ;  [.J46]-[Overview.$C$4]/[.I46]  * [Overview.$C$6]  ; &quot;&quot;  )  )   ; &quot;&quot;)">
            <text:p/>
          </table:table-cell>
          <table:table-cell table:number-columns-repeated="3"/>
          <table:table-cell table:style-name="ce182" table:formula="of:=IFERROR([.R46]/[.L46]; &quot;&quot;)">
            <text:p/>
          </table:table-cell>
          <table:table-cell table:style-name="ce203" table:formula="of:=IFERROR(   IF( AND( [.G46]=&quot;Long&quot;;   [.N46]=[.I46])  ;  [.I46]*([.O46]-[.J46])  ;    IF(  AND(  [.G46]=&quot;Short&quot;  ;   [.N46]=[.I46]   )   ;   [.I46]*([.J46]-[.O46])   ;  &quot;&quot;)) ; &quot;&quot;)">
            <text:p/>
          </table:table-cell>
          <table:table-cell table:style-name="ce215" table:formula="of:=IF(ISNUMBER([.R46]); IF([.R46]&gt;=0; &quot;Win&quot;; &quot;Loss&quot;); &quot;&quot;)">
            <text:p/>
          </table:table-cell>
          <table:table-cell table:style-name="ce220" table:formula="of:=IF(ISNUMBER([.R46]); ROUND(([.P46]-[.H4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]); &quot;&quot;; IF([.$G46]=&quot;Long&quot;; ([.X46]-[.$J46])*[.$I46]/[.$L46]; ([.$J46]-[.X46])*[.$I46]/[.$L46])-[.$Q46]); &quot;&quot;)">
            <text:p/>
          </table:table-cell>
          <table:table-cell/>
          <table:table-cell table:style-name="ce243" table:formula="of:=IFERROR(IF(ISBLANK([.Z46]); &quot;&quot;; IF([.$G46]=&quot;Long&quot;; ([.Z46]-[.$J46])*[.$I46]/[.$L46]; ([.$J46]-[.Z46])*[.$I46]/[.$L46])-[.$Q46]); &quot;&quot;)">
            <text:p/>
          </table:table-cell>
          <table:table-cell/>
          <table:table-cell table:style-name="ce243" table:formula="of:=IFERROR(IF(ISBLANK([.AB46]); &quot;&quot;; IF([.$G46]=&quot;Long&quot;; ([.AB46]-[.$J46])*[.$I46]/[.$L46]; ([.$J46]-[.AB46])*[.$I46]/[.$L46])-[.$Q46]); &quot;&quot;)">
            <text:p/>
          </table:table-cell>
          <table:table-cell table:number-columns-repeated="5"/>
          <table:table-cell table:formula="of:=IF([.B46]=&quot;&quot;; &quot;&quot;; WEEKDAY([.B46]; 2))">
            <text:p/>
          </table:table-cell>
          <table:table-cell table:number-columns-repeated="2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]=&quot;Long&quot; ; [.J47]-[Overview.$C$4]/[.I47]  ;  IF([.G47]=&quot;Short&quot;; [.J47]+[Overview.$C$4]/[.I47]; &quot;&quot;) ); &quot;&quot;)">
            <text:p/>
          </table:table-cell>
          <table:table-cell table:formula="of:=IFERROR(ABS([.K47]-[.J47])*[.I47]; &quot;&quot;)">
            <text:p/>
          </table:table-cell>
          <table:table-cell table:formula="of:=IFERROR(  IF([.G47]=&quot;Long&quot;;  [.J47]+[Overview.$C$4]/[.I47]  *  [Overview.$C$6]  ;  IF([.G47]=&quot;Short&quot;   ;  [.J47]-[Overview.$C$4]/[.I47]  * [Overview.$C$6]  ; &quot;&quot;  )  )   ; &quot;&quot;)">
            <text:p/>
          </table:table-cell>
          <table:table-cell table:number-columns-repeated="3"/>
          <table:table-cell table:style-name="ce182" table:formula="of:=IFERROR([.R47]/[.L47]; &quot;&quot;)">
            <text:p/>
          </table:table-cell>
          <table:table-cell table:style-name="ce203" table:formula="of:=IFERROR(   IF( AND( [.G47]=&quot;Long&quot;;   [.N47]=[.I47])  ;  [.I47]*([.O47]-[.J47])  ;    IF(  AND(  [.G47]=&quot;Short&quot;  ;   [.N47]=[.I47]   )   ;   [.I47]*([.J47]-[.O47])   ;  &quot;&quot;)) ; &quot;&quot;)">
            <text:p/>
          </table:table-cell>
          <table:table-cell table:style-name="ce215" table:formula="of:=IF(ISNUMBER([.R47]); IF([.R47]&gt;=0; &quot;Win&quot;; &quot;Loss&quot;); &quot;&quot;)">
            <text:p/>
          </table:table-cell>
          <table:table-cell table:style-name="ce220" table:formula="of:=IF(ISNUMBER([.R47]); ROUND(([.P47]-[.H4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]); &quot;&quot;; IF([.$G47]=&quot;Long&quot;; ([.X47]-[.$J47])*[.$I47]/[.$L47]; ([.$J47]-[.X47])*[.$I47]/[.$L47])-[.$Q47]); &quot;&quot;)">
            <text:p/>
          </table:table-cell>
          <table:table-cell/>
          <table:table-cell table:style-name="ce243" table:formula="of:=IFERROR(IF(ISBLANK([.Z47]); &quot;&quot;; IF([.$G47]=&quot;Long&quot;; ([.Z47]-[.$J47])*[.$I47]/[.$L47]; ([.$J47]-[.Z47])*[.$I47]/[.$L47])-[.$Q47]); &quot;&quot;)">
            <text:p/>
          </table:table-cell>
          <table:table-cell/>
          <table:table-cell table:style-name="ce243" table:formula="of:=IFERROR(IF(ISBLANK([.AB47]); &quot;&quot;; IF([.$G47]=&quot;Long&quot;; ([.AB47]-[.$J47])*[.$I47]/[.$L47]; ([.$J47]-[.AB47])*[.$I47]/[.$L47])-[.$Q47]); &quot;&quot;)">
            <text:p/>
          </table:table-cell>
          <table:table-cell table:number-columns-repeated="5"/>
          <table:table-cell table:formula="of:=IF([.B47]=&quot;&quot;; &quot;&quot;; WEEKDAY([.B47]; 2))">
            <text:p/>
          </table:table-cell>
          <table:table-cell table:number-columns-repeated="2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]=&quot;Long&quot; ; [.J48]-[Overview.$C$4]/[.I48]  ;  IF([.G48]=&quot;Short&quot;; [.J48]+[Overview.$C$4]/[.I48]; &quot;&quot;) ); &quot;&quot;)">
            <text:p/>
          </table:table-cell>
          <table:table-cell table:formula="of:=IFERROR(ABS([.K48]-[.J48])*[.I48]; &quot;&quot;)">
            <text:p/>
          </table:table-cell>
          <table:table-cell table:formula="of:=IFERROR(  IF([.G48]=&quot;Long&quot;;  [.J48]+[Overview.$C$4]/[.I48]  *  [Overview.$C$6]  ;  IF([.G48]=&quot;Short&quot;   ;  [.J48]-[Overview.$C$4]/[.I48]  * [Overview.$C$6]  ; &quot;&quot;  )  )   ; &quot;&quot;)">
            <text:p/>
          </table:table-cell>
          <table:table-cell table:number-columns-repeated="3"/>
          <table:table-cell table:style-name="ce182" table:formula="of:=IFERROR([.R48]/[.L48]; &quot;&quot;)">
            <text:p/>
          </table:table-cell>
          <table:table-cell table:style-name="ce203" table:formula="of:=IFERROR(   IF( AND( [.G48]=&quot;Long&quot;;   [.N48]=[.I48])  ;  [.I48]*([.O48]-[.J48])  ;    IF(  AND(  [.G48]=&quot;Short&quot;  ;   [.N48]=[.I48]   )   ;   [.I48]*([.J48]-[.O48])   ;  &quot;&quot;)) ; &quot;&quot;)">
            <text:p/>
          </table:table-cell>
          <table:table-cell table:style-name="ce215" table:formula="of:=IF(ISNUMBER([.R48]); IF([.R48]&gt;=0; &quot;Win&quot;; &quot;Loss&quot;); &quot;&quot;)">
            <text:p/>
          </table:table-cell>
          <table:table-cell table:style-name="ce220" table:formula="of:=IF(ISNUMBER([.R48]); ROUND(([.P48]-[.H4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]); &quot;&quot;; IF([.$G48]=&quot;Long&quot;; ([.X48]-[.$J48])*[.$I48]/[.$L48]; ([.$J48]-[.X48])*[.$I48]/[.$L48])-[.$Q48]); &quot;&quot;)">
            <text:p/>
          </table:table-cell>
          <table:table-cell/>
          <table:table-cell table:style-name="ce243" table:formula="of:=IFERROR(IF(ISBLANK([.Z48]); &quot;&quot;; IF([.$G48]=&quot;Long&quot;; ([.Z48]-[.$J48])*[.$I48]/[.$L48]; ([.$J48]-[.Z48])*[.$I48]/[.$L48])-[.$Q48]); &quot;&quot;)">
            <text:p/>
          </table:table-cell>
          <table:table-cell/>
          <table:table-cell table:style-name="ce243" table:formula="of:=IFERROR(IF(ISBLANK([.AB48]); &quot;&quot;; IF([.$G48]=&quot;Long&quot;; ([.AB48]-[.$J48])*[.$I48]/[.$L48]; ([.$J48]-[.AB48])*[.$I48]/[.$L48])-[.$Q48]); &quot;&quot;)">
            <text:p/>
          </table:table-cell>
          <table:table-cell table:number-columns-repeated="5"/>
          <table:table-cell table:formula="of:=IF([.B48]=&quot;&quot;; &quot;&quot;; WEEKDAY([.B48]; 2))">
            <text:p/>
          </table:table-cell>
          <table:table-cell table:number-columns-repeated="2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]=&quot;Long&quot; ; [.J49]-[Overview.$C$4]/[.I49]  ;  IF([.G49]=&quot;Short&quot;; [.J49]+[Overview.$C$4]/[.I49]; &quot;&quot;) ); &quot;&quot;)">
            <text:p/>
          </table:table-cell>
          <table:table-cell table:formula="of:=IFERROR(ABS([.K49]-[.J49])*[.I49]; &quot;&quot;)">
            <text:p/>
          </table:table-cell>
          <table:table-cell table:formula="of:=IFERROR(  IF([.G49]=&quot;Long&quot;;  [.J49]+[Overview.$C$4]/[.I49]  *  [Overview.$C$6]  ;  IF([.G49]=&quot;Short&quot;   ;  [.J49]-[Overview.$C$4]/[.I49]  * [Overview.$C$6]  ; &quot;&quot;  )  )   ; &quot;&quot;)">
            <text:p/>
          </table:table-cell>
          <table:table-cell table:number-columns-repeated="3"/>
          <table:table-cell table:style-name="ce182" table:formula="of:=IFERROR([.R49]/[.L49]; &quot;&quot;)">
            <text:p/>
          </table:table-cell>
          <table:table-cell table:style-name="ce203" table:formula="of:=IFERROR(   IF( AND( [.G49]=&quot;Long&quot;;   [.N49]=[.I49])  ;  [.I49]*([.O49]-[.J49])  ;    IF(  AND(  [.G49]=&quot;Short&quot;  ;   [.N49]=[.I49]   )   ;   [.I49]*([.J49]-[.O49])   ;  &quot;&quot;)) ; &quot;&quot;)">
            <text:p/>
          </table:table-cell>
          <table:table-cell table:style-name="ce215" table:formula="of:=IF(ISNUMBER([.R49]); IF([.R49]&gt;=0; &quot;Win&quot;; &quot;Loss&quot;); &quot;&quot;)">
            <text:p/>
          </table:table-cell>
          <table:table-cell table:style-name="ce220" table:formula="of:=IF(ISNUMBER([.R49]); ROUND(([.P49]-[.H4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]); &quot;&quot;; IF([.$G49]=&quot;Long&quot;; ([.X49]-[.$J49])*[.$I49]/[.$L49]; ([.$J49]-[.X49])*[.$I49]/[.$L49])-[.$Q49]); &quot;&quot;)">
            <text:p/>
          </table:table-cell>
          <table:table-cell/>
          <table:table-cell table:style-name="ce243" table:formula="of:=IFERROR(IF(ISBLANK([.Z49]); &quot;&quot;; IF([.$G49]=&quot;Long&quot;; ([.Z49]-[.$J49])*[.$I49]/[.$L49]; ([.$J49]-[.Z49])*[.$I49]/[.$L49])-[.$Q49]); &quot;&quot;)">
            <text:p/>
          </table:table-cell>
          <table:table-cell/>
          <table:table-cell table:style-name="ce243" table:formula="of:=IFERROR(IF(ISBLANK([.AB49]); &quot;&quot;; IF([.$G49]=&quot;Long&quot;; ([.AB49]-[.$J49])*[.$I49]/[.$L49]; ([.$J49]-[.AB49])*[.$I49]/[.$L49])-[.$Q49]); &quot;&quot;)">
            <text:p/>
          </table:table-cell>
          <table:table-cell table:number-columns-repeated="5"/>
          <table:table-cell table:formula="of:=IF([.B49]=&quot;&quot;; &quot;&quot;; WEEKDAY([.B49]; 2))">
            <text:p/>
          </table:table-cell>
          <table:table-cell table:number-columns-repeated="2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0]=&quot;Long&quot; ; [.J50]-[Overview.$C$4]/[.I50]  ;  IF([.G50]=&quot;Short&quot;; [.J50]+[Overview.$C$4]/[.I50]; &quot;&quot;) ); &quot;&quot;)">
            <text:p/>
          </table:table-cell>
          <table:table-cell table:formula="of:=IFERROR(ABS([.K50]-[.J50])*[.I50]; &quot;&quot;)">
            <text:p/>
          </table:table-cell>
          <table:table-cell table:formula="of:=IFERROR(  IF([.G50]=&quot;Long&quot;;  [.J50]+[Overview.$C$4]/[.I50]  *  [Overview.$C$6]  ;  IF([.G50]=&quot;Short&quot;   ;  [.J50]-[Overview.$C$4]/[.I50]  * [Overview.$C$6]  ; &quot;&quot;  )  )   ; &quot;&quot;)">
            <text:p/>
          </table:table-cell>
          <table:table-cell table:number-columns-repeated="3"/>
          <table:table-cell table:style-name="ce182" table:formula="of:=IFERROR([.R50]/[.L50]; &quot;&quot;)">
            <text:p/>
          </table:table-cell>
          <table:table-cell table:style-name="ce203" table:formula="of:=IFERROR(   IF( AND( [.G50]=&quot;Long&quot;;   [.N50]=[.I50])  ;  [.I50]*([.O50]-[.J50])  ;    IF(  AND(  [.G50]=&quot;Short&quot;  ;   [.N50]=[.I50]   )   ;   [.I50]*([.J50]-[.O50])   ;  &quot;&quot;)) ; &quot;&quot;)">
            <text:p/>
          </table:table-cell>
          <table:table-cell table:style-name="ce215" table:formula="of:=IF(ISNUMBER([.R50]); IF([.R50]&gt;=0; &quot;Win&quot;; &quot;Loss&quot;); &quot;&quot;)">
            <text:p/>
          </table:table-cell>
          <table:table-cell table:style-name="ce220" table:formula="of:=IF(ISNUMBER([.R50]); ROUND(([.P50]-[.H5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0]); &quot;&quot;; IF([.$G50]=&quot;Long&quot;; ([.X50]-[.$J50])*[.$I50]/[.$L50]; ([.$J50]-[.X50])*[.$I50]/[.$L50])-[.$Q50]); &quot;&quot;)">
            <text:p/>
          </table:table-cell>
          <table:table-cell/>
          <table:table-cell table:style-name="ce243" table:formula="of:=IFERROR(IF(ISBLANK([.Z50]); &quot;&quot;; IF([.$G50]=&quot;Long&quot;; ([.Z50]-[.$J50])*[.$I50]/[.$L50]; ([.$J50]-[.Z50])*[.$I50]/[.$L50])-[.$Q50]); &quot;&quot;)">
            <text:p/>
          </table:table-cell>
          <table:table-cell/>
          <table:table-cell table:style-name="ce243" table:formula="of:=IFERROR(IF(ISBLANK([.AB50]); &quot;&quot;; IF([.$G50]=&quot;Long&quot;; ([.AB50]-[.$J50])*[.$I50]/[.$L50]; ([.$J50]-[.AB50])*[.$I50]/[.$L50])-[.$Q50]); &quot;&quot;)">
            <text:p/>
          </table:table-cell>
          <table:table-cell table:number-columns-repeated="5"/>
          <table:table-cell table:formula="of:=IF([.B50]=&quot;&quot;; &quot;&quot;; WEEKDAY([.B50]; 2))">
            <text:p/>
          </table:table-cell>
          <table:table-cell table:number-columns-repeated="2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1]=&quot;Long&quot; ; [.J51]-[Overview.$C$4]/[.I51]  ;  IF([.G51]=&quot;Short&quot;; [.J51]+[Overview.$C$4]/[.I51]; &quot;&quot;) ); &quot;&quot;)">
            <text:p/>
          </table:table-cell>
          <table:table-cell table:formula="of:=IFERROR(ABS([.K51]-[.J51])*[.I51]; &quot;&quot;)">
            <text:p/>
          </table:table-cell>
          <table:table-cell table:formula="of:=IFERROR(  IF([.G51]=&quot;Long&quot;;  [.J51]+[Overview.$C$4]/[.I51]  *  [Overview.$C$6]  ;  IF([.G51]=&quot;Short&quot;   ;  [.J51]-[Overview.$C$4]/[.I51]  * [Overview.$C$6]  ; &quot;&quot;  )  )   ; &quot;&quot;)">
            <text:p/>
          </table:table-cell>
          <table:table-cell table:number-columns-repeated="3"/>
          <table:table-cell table:style-name="ce182" table:formula="of:=IFERROR([.R51]/[.L51]; &quot;&quot;)">
            <text:p/>
          </table:table-cell>
          <table:table-cell table:style-name="ce203" table:formula="of:=IFERROR(   IF( AND( [.G51]=&quot;Long&quot;;   [.N51]=[.I51])  ;  [.I51]*([.O51]-[.J51])  ;    IF(  AND(  [.G51]=&quot;Short&quot;  ;   [.N51]=[.I51]   )   ;   [.I51]*([.J51]-[.O51])   ;  &quot;&quot;)) ; &quot;&quot;)">
            <text:p/>
          </table:table-cell>
          <table:table-cell table:style-name="ce215" table:formula="of:=IF(ISNUMBER([.R51]); IF([.R51]&gt;=0; &quot;Win&quot;; &quot;Loss&quot;); &quot;&quot;)">
            <text:p/>
          </table:table-cell>
          <table:table-cell table:style-name="ce220" table:formula="of:=IF(ISNUMBER([.R51]); ROUND(([.P51]-[.H5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1]); &quot;&quot;; IF([.$G51]=&quot;Long&quot;; ([.X51]-[.$J51])*[.$I51]/[.$L51]; ([.$J51]-[.X51])*[.$I51]/[.$L51])-[.$Q51]); &quot;&quot;)">
            <text:p/>
          </table:table-cell>
          <table:table-cell/>
          <table:table-cell table:style-name="ce243" table:formula="of:=IFERROR(IF(ISBLANK([.Z51]); &quot;&quot;; IF([.$G51]=&quot;Long&quot;; ([.Z51]-[.$J51])*[.$I51]/[.$L51]; ([.$J51]-[.Z51])*[.$I51]/[.$L51])-[.$Q51]); &quot;&quot;)">
            <text:p/>
          </table:table-cell>
          <table:table-cell/>
          <table:table-cell table:style-name="ce243" table:formula="of:=IFERROR(IF(ISBLANK([.AB51]); &quot;&quot;; IF([.$G51]=&quot;Long&quot;; ([.AB51]-[.$J51])*[.$I51]/[.$L51]; ([.$J51]-[.AB51])*[.$I51]/[.$L51])-[.$Q51]); &quot;&quot;)">
            <text:p/>
          </table:table-cell>
          <table:table-cell table:number-columns-repeated="5"/>
          <table:table-cell table:formula="of:=IF([.B51]=&quot;&quot;; &quot;&quot;; WEEKDAY([.B51]; 2))">
            <text:p/>
          </table:table-cell>
          <table:table-cell table:number-columns-repeated="2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2]=&quot;Long&quot; ; [.J52]-[Overview.$C$4]/[.I52]  ;  IF([.G52]=&quot;Short&quot;; [.J52]+[Overview.$C$4]/[.I52]; &quot;&quot;) ); &quot;&quot;)">
            <text:p/>
          </table:table-cell>
          <table:table-cell table:formula="of:=IFERROR(ABS([.K52]-[.J52])*[.I52]; &quot;&quot;)">
            <text:p/>
          </table:table-cell>
          <table:table-cell table:formula="of:=IFERROR(  IF([.G52]=&quot;Long&quot;;  [.J52]+[Overview.$C$4]/[.I52]  *  [Overview.$C$6]  ;  IF([.G52]=&quot;Short&quot;   ;  [.J52]-[Overview.$C$4]/[.I52]  * [Overview.$C$6]  ; &quot;&quot;  )  )   ; &quot;&quot;)">
            <text:p/>
          </table:table-cell>
          <table:table-cell table:number-columns-repeated="3"/>
          <table:table-cell table:style-name="ce182" table:formula="of:=IFERROR([.R52]/[.L52]; &quot;&quot;)">
            <text:p/>
          </table:table-cell>
          <table:table-cell table:style-name="ce203" table:formula="of:=IFERROR(   IF( AND( [.G52]=&quot;Long&quot;;   [.N52]=[.I52])  ;  [.I52]*([.O52]-[.J52])  ;    IF(  AND(  [.G52]=&quot;Short&quot;  ;   [.N52]=[.I52]   )   ;   [.I52]*([.J52]-[.O52])   ;  &quot;&quot;)) ; &quot;&quot;)">
            <text:p/>
          </table:table-cell>
          <table:table-cell table:style-name="ce215" table:formula="of:=IF(ISNUMBER([.R52]); IF([.R52]&gt;=0; &quot;Win&quot;; &quot;Loss&quot;); &quot;&quot;)">
            <text:p/>
          </table:table-cell>
          <table:table-cell table:style-name="ce220" table:formula="of:=IF(ISNUMBER([.R52]); ROUND(([.P52]-[.H5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2]); &quot;&quot;; IF([.$G52]=&quot;Long&quot;; ([.X52]-[.$J52])*[.$I52]/[.$L52]; ([.$J52]-[.X52])*[.$I52]/[.$L52])-[.$Q52]); &quot;&quot;)">
            <text:p/>
          </table:table-cell>
          <table:table-cell/>
          <table:table-cell table:style-name="ce243" table:formula="of:=IFERROR(IF(ISBLANK([.Z52]); &quot;&quot;; IF([.$G52]=&quot;Long&quot;; ([.Z52]-[.$J52])*[.$I52]/[.$L52]; ([.$J52]-[.Z52])*[.$I52]/[.$L52])-[.$Q52]); &quot;&quot;)">
            <text:p/>
          </table:table-cell>
          <table:table-cell/>
          <table:table-cell table:style-name="ce243" table:formula="of:=IFERROR(IF(ISBLANK([.AB52]); &quot;&quot;; IF([.$G52]=&quot;Long&quot;; ([.AB52]-[.$J52])*[.$I52]/[.$L52]; ([.$J52]-[.AB52])*[.$I52]/[.$L52])-[.$Q52]); &quot;&quot;)">
            <text:p/>
          </table:table-cell>
          <table:table-cell table:number-columns-repeated="5"/>
          <table:table-cell table:formula="of:=IF([.B52]=&quot;&quot;; &quot;&quot;; WEEKDAY([.B52]; 2))">
            <text:p/>
          </table:table-cell>
          <table:table-cell table:number-columns-repeated="2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3]=&quot;Long&quot; ; [.J53]-[Overview.$C$4]/[.I53]  ;  IF([.G53]=&quot;Short&quot;; [.J53]+[Overview.$C$4]/[.I53]; &quot;&quot;) ); &quot;&quot;)">
            <text:p/>
          </table:table-cell>
          <table:table-cell table:formula="of:=IFERROR(ABS([.K53]-[.J53])*[.I53]; &quot;&quot;)">
            <text:p/>
          </table:table-cell>
          <table:table-cell table:formula="of:=IFERROR(  IF([.G53]=&quot;Long&quot;;  [.J53]+[Overview.$C$4]/[.I53]  *  [Overview.$C$6]  ;  IF([.G53]=&quot;Short&quot;   ;  [.J53]-[Overview.$C$4]/[.I53]  * [Overview.$C$6]  ; &quot;&quot;  )  )   ; &quot;&quot;)">
            <text:p/>
          </table:table-cell>
          <table:table-cell table:number-columns-repeated="3"/>
          <table:table-cell table:style-name="ce182" table:formula="of:=IFERROR([.R53]/[.L53]; &quot;&quot;)">
            <text:p/>
          </table:table-cell>
          <table:table-cell table:style-name="ce203" table:formula="of:=IFERROR(   IF( AND( [.G53]=&quot;Long&quot;;   [.N53]=[.I53])  ;  [.I53]*([.O53]-[.J53])  ;    IF(  AND(  [.G53]=&quot;Short&quot;  ;   [.N53]=[.I53]   )   ;   [.I53]*([.J53]-[.O53])   ;  &quot;&quot;)) ; &quot;&quot;)">
            <text:p/>
          </table:table-cell>
          <table:table-cell table:style-name="ce215" table:formula="of:=IF(ISNUMBER([.R53]); IF([.R53]&gt;=0; &quot;Win&quot;; &quot;Loss&quot;); &quot;&quot;)">
            <text:p/>
          </table:table-cell>
          <table:table-cell table:style-name="ce220" table:formula="of:=IF(ISNUMBER([.R53]); ROUND(([.P53]-[.H5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3]); &quot;&quot;; IF([.$G53]=&quot;Long&quot;; ([.X53]-[.$J53])*[.$I53]/[.$L53]; ([.$J53]-[.X53])*[.$I53]/[.$L53])-[.$Q53]); &quot;&quot;)">
            <text:p/>
          </table:table-cell>
          <table:table-cell/>
          <table:table-cell table:style-name="ce243" table:formula="of:=IFERROR(IF(ISBLANK([.Z53]); &quot;&quot;; IF([.$G53]=&quot;Long&quot;; ([.Z53]-[.$J53])*[.$I53]/[.$L53]; ([.$J53]-[.Z53])*[.$I53]/[.$L53])-[.$Q53]); &quot;&quot;)">
            <text:p/>
          </table:table-cell>
          <table:table-cell/>
          <table:table-cell table:style-name="ce243" table:formula="of:=IFERROR(IF(ISBLANK([.AB53]); &quot;&quot;; IF([.$G53]=&quot;Long&quot;; ([.AB53]-[.$J53])*[.$I53]/[.$L53]; ([.$J53]-[.AB53])*[.$I53]/[.$L53])-[.$Q53]); &quot;&quot;)">
            <text:p/>
          </table:table-cell>
          <table:table-cell table:number-columns-repeated="5"/>
          <table:table-cell table:formula="of:=IF([.B53]=&quot;&quot;; &quot;&quot;; WEEKDAY([.B53]; 2))">
            <text:p/>
          </table:table-cell>
          <table:table-cell table:number-columns-repeated="2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4]=&quot;Long&quot; ; [.J54]-[Overview.$C$4]/[.I54]  ;  IF([.G54]=&quot;Short&quot;; [.J54]+[Overview.$C$4]/[.I54]; &quot;&quot;) ); &quot;&quot;)">
            <text:p/>
          </table:table-cell>
          <table:table-cell table:formula="of:=IFERROR(ABS([.K54]-[.J54])*[.I54]; &quot;&quot;)">
            <text:p/>
          </table:table-cell>
          <table:table-cell table:formula="of:=IFERROR(  IF([.G54]=&quot;Long&quot;;  [.J54]+[Overview.$C$4]/[.I54]  *  [Overview.$C$6]  ;  IF([.G54]=&quot;Short&quot;   ;  [.J54]-[Overview.$C$4]/[.I54]  * [Overview.$C$6]  ; &quot;&quot;  )  )   ; &quot;&quot;)">
            <text:p/>
          </table:table-cell>
          <table:table-cell table:number-columns-repeated="3"/>
          <table:table-cell table:style-name="ce182" table:formula="of:=IFERROR([.R54]/[.L54]; &quot;&quot;)">
            <text:p/>
          </table:table-cell>
          <table:table-cell table:style-name="ce203" table:formula="of:=IFERROR(   IF( AND( [.G54]=&quot;Long&quot;;   [.N54]=[.I54])  ;  [.I54]*([.O54]-[.J54])  ;    IF(  AND(  [.G54]=&quot;Short&quot;  ;   [.N54]=[.I54]   )   ;   [.I54]*([.J54]-[.O54])   ;  &quot;&quot;)) ; &quot;&quot;)">
            <text:p/>
          </table:table-cell>
          <table:table-cell table:style-name="ce215" table:formula="of:=IF(ISNUMBER([.R54]); IF([.R54]&gt;=0; &quot;Win&quot;; &quot;Loss&quot;); &quot;&quot;)">
            <text:p/>
          </table:table-cell>
          <table:table-cell table:style-name="ce220" table:formula="of:=IF(ISNUMBER([.R54]); ROUND(([.P54]-[.H5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4]); &quot;&quot;; IF([.$G54]=&quot;Long&quot;; ([.X54]-[.$J54])*[.$I54]/[.$L54]; ([.$J54]-[.X54])*[.$I54]/[.$L54])-[.$Q54]); &quot;&quot;)">
            <text:p/>
          </table:table-cell>
          <table:table-cell/>
          <table:table-cell table:style-name="ce243" table:formula="of:=IFERROR(IF(ISBLANK([.Z54]); &quot;&quot;; IF([.$G54]=&quot;Long&quot;; ([.Z54]-[.$J54])*[.$I54]/[.$L54]; ([.$J54]-[.Z54])*[.$I54]/[.$L54])-[.$Q54]); &quot;&quot;)">
            <text:p/>
          </table:table-cell>
          <table:table-cell/>
          <table:table-cell table:style-name="ce243" table:formula="of:=IFERROR(IF(ISBLANK([.AB54]); &quot;&quot;; IF([.$G54]=&quot;Long&quot;; ([.AB54]-[.$J54])*[.$I54]/[.$L54]; ([.$J54]-[.AB54])*[.$I54]/[.$L54])-[.$Q54]); &quot;&quot;)">
            <text:p/>
          </table:table-cell>
          <table:table-cell table:number-columns-repeated="5"/>
          <table:table-cell table:formula="of:=IF([.B54]=&quot;&quot;; &quot;&quot;; WEEKDAY([.B54]; 2))">
            <text:p/>
          </table:table-cell>
          <table:table-cell table:number-columns-repeated="2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5]=&quot;Long&quot; ; [.J55]-[Overview.$C$4]/[.I55]  ;  IF([.G55]=&quot;Short&quot;; [.J55]+[Overview.$C$4]/[.I55]; &quot;&quot;) ); &quot;&quot;)">
            <text:p/>
          </table:table-cell>
          <table:table-cell table:formula="of:=IFERROR(ABS([.K55]-[.J55])*[.I55]; &quot;&quot;)">
            <text:p/>
          </table:table-cell>
          <table:table-cell table:formula="of:=IFERROR(  IF([.G55]=&quot;Long&quot;;  [.J55]+[Overview.$C$4]/[.I55]  *  [Overview.$C$6]  ;  IF([.G55]=&quot;Short&quot;   ;  [.J55]-[Overview.$C$4]/[.I55]  * [Overview.$C$6]  ; &quot;&quot;  )  )   ; &quot;&quot;)">
            <text:p/>
          </table:table-cell>
          <table:table-cell table:number-columns-repeated="3"/>
          <table:table-cell table:style-name="ce182" table:formula="of:=IFERROR([.R55]/[.L55]; &quot;&quot;)">
            <text:p/>
          </table:table-cell>
          <table:table-cell table:style-name="ce203" table:formula="of:=IFERROR(   IF( AND( [.G55]=&quot;Long&quot;;   [.N55]=[.I55])  ;  [.I55]*([.O55]-[.J55])  ;    IF(  AND(  [.G55]=&quot;Short&quot;  ;   [.N55]=[.I55]   )   ;   [.I55]*([.J55]-[.O55])   ;  &quot;&quot;)) ; &quot;&quot;)">
            <text:p/>
          </table:table-cell>
          <table:table-cell table:style-name="ce215" table:formula="of:=IF(ISNUMBER([.R55]); IF([.R55]&gt;=0; &quot;Win&quot;; &quot;Loss&quot;); &quot;&quot;)">
            <text:p/>
          </table:table-cell>
          <table:table-cell table:style-name="ce220" table:formula="of:=IF(ISNUMBER([.R55]); ROUND(([.P55]-[.H5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5]); &quot;&quot;; IF([.$G55]=&quot;Long&quot;; ([.X55]-[.$J55])*[.$I55]/[.$L55]; ([.$J55]-[.X55])*[.$I55]/[.$L55])-[.$Q55]); &quot;&quot;)">
            <text:p/>
          </table:table-cell>
          <table:table-cell/>
          <table:table-cell table:style-name="ce243" table:formula="of:=IFERROR(IF(ISBLANK([.Z55]); &quot;&quot;; IF([.$G55]=&quot;Long&quot;; ([.Z55]-[.$J55])*[.$I55]/[.$L55]; ([.$J55]-[.Z55])*[.$I55]/[.$L55])-[.$Q55]); &quot;&quot;)">
            <text:p/>
          </table:table-cell>
          <table:table-cell/>
          <table:table-cell table:style-name="ce243" table:formula="of:=IFERROR(IF(ISBLANK([.AB55]); &quot;&quot;; IF([.$G55]=&quot;Long&quot;; ([.AB55]-[.$J55])*[.$I55]/[.$L55]; ([.$J55]-[.AB55])*[.$I55]/[.$L55])-[.$Q55]); &quot;&quot;)">
            <text:p/>
          </table:table-cell>
          <table:table-cell table:number-columns-repeated="5"/>
          <table:table-cell table:formula="of:=IF([.B55]=&quot;&quot;; &quot;&quot;; WEEKDAY([.B55]; 2))">
            <text:p/>
          </table:table-cell>
          <table:table-cell table:number-columns-repeated="2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6]=&quot;Long&quot; ; [.J56]-[Overview.$C$4]/[.I56]  ;  IF([.G56]=&quot;Short&quot;; [.J56]+[Overview.$C$4]/[.I56]; &quot;&quot;) ); &quot;&quot;)">
            <text:p/>
          </table:table-cell>
          <table:table-cell table:formula="of:=IFERROR(ABS([.K56]-[.J56])*[.I56]; &quot;&quot;)">
            <text:p/>
          </table:table-cell>
          <table:table-cell table:formula="of:=IFERROR(  IF([.G56]=&quot;Long&quot;;  [.J56]+[Overview.$C$4]/[.I56]  *  [Overview.$C$6]  ;  IF([.G56]=&quot;Short&quot;   ;  [.J56]-[Overview.$C$4]/[.I56]  * [Overview.$C$6]  ; &quot;&quot;  )  )   ; &quot;&quot;)">
            <text:p/>
          </table:table-cell>
          <table:table-cell table:number-columns-repeated="3"/>
          <table:table-cell table:style-name="ce182" table:formula="of:=IFERROR([.R56]/[.L56]; &quot;&quot;)">
            <text:p/>
          </table:table-cell>
          <table:table-cell table:style-name="ce203" table:formula="of:=IFERROR(   IF( AND( [.G56]=&quot;Long&quot;;   [.N56]=[.I56])  ;  [.I56]*([.O56]-[.J56])  ;    IF(  AND(  [.G56]=&quot;Short&quot;  ;   [.N56]=[.I56]   )   ;   [.I56]*([.J56]-[.O56])   ;  &quot;&quot;)) ; &quot;&quot;)">
            <text:p/>
          </table:table-cell>
          <table:table-cell table:style-name="ce215" table:formula="of:=IF(ISNUMBER([.R56]); IF([.R56]&gt;=0; &quot;Win&quot;; &quot;Loss&quot;); &quot;&quot;)">
            <text:p/>
          </table:table-cell>
          <table:table-cell table:style-name="ce220" table:formula="of:=IF(ISNUMBER([.R56]); ROUND(([.P56]-[.H5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6]); &quot;&quot;; IF([.$G56]=&quot;Long&quot;; ([.X56]-[.$J56])*[.$I56]/[.$L56]; ([.$J56]-[.X56])*[.$I56]/[.$L56])-[.$Q56]); &quot;&quot;)">
            <text:p/>
          </table:table-cell>
          <table:table-cell/>
          <table:table-cell table:style-name="ce243" table:formula="of:=IFERROR(IF(ISBLANK([.Z56]); &quot;&quot;; IF([.$G56]=&quot;Long&quot;; ([.Z56]-[.$J56])*[.$I56]/[.$L56]; ([.$J56]-[.Z56])*[.$I56]/[.$L56])-[.$Q56]); &quot;&quot;)">
            <text:p/>
          </table:table-cell>
          <table:table-cell/>
          <table:table-cell table:style-name="ce243" table:formula="of:=IFERROR(IF(ISBLANK([.AB56]); &quot;&quot;; IF([.$G56]=&quot;Long&quot;; ([.AB56]-[.$J56])*[.$I56]/[.$L56]; ([.$J56]-[.AB56])*[.$I56]/[.$L56])-[.$Q56]); &quot;&quot;)">
            <text:p/>
          </table:table-cell>
          <table:table-cell table:number-columns-repeated="5"/>
          <table:table-cell table:formula="of:=IF([.B56]=&quot;&quot;; &quot;&quot;; WEEKDAY([.B56]; 2))">
            <text:p/>
          </table:table-cell>
          <table:table-cell table:number-columns-repeated="2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7]=&quot;Long&quot; ; [.J57]-[Overview.$C$4]/[.I57]  ;  IF([.G57]=&quot;Short&quot;; [.J57]+[Overview.$C$4]/[.I57]; &quot;&quot;) ); &quot;&quot;)">
            <text:p/>
          </table:table-cell>
          <table:table-cell table:formula="of:=IFERROR(ABS([.K57]-[.J57])*[.I57]; &quot;&quot;)">
            <text:p/>
          </table:table-cell>
          <table:table-cell table:formula="of:=IFERROR(  IF([.G57]=&quot;Long&quot;;  [.J57]+[Overview.$C$4]/[.I57]  *  [Overview.$C$6]  ;  IF([.G57]=&quot;Short&quot;   ;  [.J57]-[Overview.$C$4]/[.I57]  * [Overview.$C$6]  ; &quot;&quot;  )  )   ; &quot;&quot;)">
            <text:p/>
          </table:table-cell>
          <table:table-cell table:number-columns-repeated="3"/>
          <table:table-cell table:style-name="ce182" table:formula="of:=IFERROR([.R57]/[.L57]; &quot;&quot;)">
            <text:p/>
          </table:table-cell>
          <table:table-cell table:style-name="ce203" table:formula="of:=IFERROR(   IF( AND( [.G57]=&quot;Long&quot;;   [.N57]=[.I57])  ;  [.I57]*([.O57]-[.J57])  ;    IF(  AND(  [.G57]=&quot;Short&quot;  ;   [.N57]=[.I57]   )   ;   [.I57]*([.J57]-[.O57])   ;  &quot;&quot;)) ; &quot;&quot;)">
            <text:p/>
          </table:table-cell>
          <table:table-cell table:style-name="ce215" table:formula="of:=IF(ISNUMBER([.R57]); IF([.R57]&gt;=0; &quot;Win&quot;; &quot;Loss&quot;); &quot;&quot;)">
            <text:p/>
          </table:table-cell>
          <table:table-cell table:style-name="ce220" table:formula="of:=IF(ISNUMBER([.R57]); ROUND(([.P57]-[.H5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7]); &quot;&quot;; IF([.$G57]=&quot;Long&quot;; ([.X57]-[.$J57])*[.$I57]/[.$L57]; ([.$J57]-[.X57])*[.$I57]/[.$L57])-[.$Q57]); &quot;&quot;)">
            <text:p/>
          </table:table-cell>
          <table:table-cell/>
          <table:table-cell table:style-name="ce243" table:formula="of:=IFERROR(IF(ISBLANK([.Z57]); &quot;&quot;; IF([.$G57]=&quot;Long&quot;; ([.Z57]-[.$J57])*[.$I57]/[.$L57]; ([.$J57]-[.Z57])*[.$I57]/[.$L57])-[.$Q57]); &quot;&quot;)">
            <text:p/>
          </table:table-cell>
          <table:table-cell/>
          <table:table-cell table:style-name="ce243" table:formula="of:=IFERROR(IF(ISBLANK([.AB57]); &quot;&quot;; IF([.$G57]=&quot;Long&quot;; ([.AB57]-[.$J57])*[.$I57]/[.$L57]; ([.$J57]-[.AB57])*[.$I57]/[.$L57])-[.$Q57]); &quot;&quot;)">
            <text:p/>
          </table:table-cell>
          <table:table-cell table:number-columns-repeated="5"/>
          <table:table-cell table:formula="of:=IF([.B57]=&quot;&quot;; &quot;&quot;; WEEKDAY([.B57]; 2))">
            <text:p/>
          </table:table-cell>
          <table:table-cell table:number-columns-repeated="2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8]=&quot;Long&quot; ; [.J58]-[Overview.$C$4]/[.I58]  ;  IF([.G58]=&quot;Short&quot;; [.J58]+[Overview.$C$4]/[.I58]; &quot;&quot;) ); &quot;&quot;)">
            <text:p/>
          </table:table-cell>
          <table:table-cell table:formula="of:=IFERROR(ABS([.K58]-[.J58])*[.I58]; &quot;&quot;)">
            <text:p/>
          </table:table-cell>
          <table:table-cell table:formula="of:=IFERROR(  IF([.G58]=&quot;Long&quot;;  [.J58]+[Overview.$C$4]/[.I58]  *  [Overview.$C$6]  ;  IF([.G58]=&quot;Short&quot;   ;  [.J58]-[Overview.$C$4]/[.I58]  * [Overview.$C$6]  ; &quot;&quot;  )  )   ; &quot;&quot;)">
            <text:p/>
          </table:table-cell>
          <table:table-cell table:number-columns-repeated="3"/>
          <table:table-cell table:style-name="ce182" table:formula="of:=IFERROR([.R58]/[.L58]; &quot;&quot;)">
            <text:p/>
          </table:table-cell>
          <table:table-cell table:style-name="ce203" table:formula="of:=IFERROR(   IF( AND( [.G58]=&quot;Long&quot;;   [.N58]=[.I58])  ;  [.I58]*([.O58]-[.J58])  ;    IF(  AND(  [.G58]=&quot;Short&quot;  ;   [.N58]=[.I58]   )   ;   [.I58]*([.J58]-[.O58])   ;  &quot;&quot;)) ; &quot;&quot;)">
            <text:p/>
          </table:table-cell>
          <table:table-cell table:style-name="ce215" table:formula="of:=IF(ISNUMBER([.R58]); IF([.R58]&gt;=0; &quot;Win&quot;; &quot;Loss&quot;); &quot;&quot;)">
            <text:p/>
          </table:table-cell>
          <table:table-cell table:style-name="ce220" table:formula="of:=IF(ISNUMBER([.R58]); ROUND(([.P58]-[.H5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8]); &quot;&quot;; IF([.$G58]=&quot;Long&quot;; ([.X58]-[.$J58])*[.$I58]/[.$L58]; ([.$J58]-[.X58])*[.$I58]/[.$L58])-[.$Q58]); &quot;&quot;)">
            <text:p/>
          </table:table-cell>
          <table:table-cell/>
          <table:table-cell table:style-name="ce243" table:formula="of:=IFERROR(IF(ISBLANK([.Z58]); &quot;&quot;; IF([.$G58]=&quot;Long&quot;; ([.Z58]-[.$J58])*[.$I58]/[.$L58]; ([.$J58]-[.Z58])*[.$I58]/[.$L58])-[.$Q58]); &quot;&quot;)">
            <text:p/>
          </table:table-cell>
          <table:table-cell/>
          <table:table-cell table:style-name="ce243" table:formula="of:=IFERROR(IF(ISBLANK([.AB58]); &quot;&quot;; IF([.$G58]=&quot;Long&quot;; ([.AB58]-[.$J58])*[.$I58]/[.$L58]; ([.$J58]-[.AB58])*[.$I58]/[.$L58])-[.$Q58]); &quot;&quot;)">
            <text:p/>
          </table:table-cell>
          <table:table-cell table:number-columns-repeated="5"/>
          <table:table-cell table:formula="of:=IF([.B58]=&quot;&quot;; &quot;&quot;; WEEKDAY([.B58]; 2))">
            <text:p/>
          </table:table-cell>
          <table:table-cell table:number-columns-repeated="2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9]=&quot;Long&quot; ; [.J59]-[Overview.$C$4]/[.I59]  ;  IF([.G59]=&quot;Short&quot;; [.J59]+[Overview.$C$4]/[.I59]; &quot;&quot;) ); &quot;&quot;)">
            <text:p/>
          </table:table-cell>
          <table:table-cell table:formula="of:=IFERROR(ABS([.K59]-[.J59])*[.I59]; &quot;&quot;)">
            <text:p/>
          </table:table-cell>
          <table:table-cell table:formula="of:=IFERROR(  IF([.G59]=&quot;Long&quot;;  [.J59]+[Overview.$C$4]/[.I59]  *  [Overview.$C$6]  ;  IF([.G59]=&quot;Short&quot;   ;  [.J59]-[Overview.$C$4]/[.I59]  * [Overview.$C$6]  ; &quot;&quot;  )  )   ; &quot;&quot;)">
            <text:p/>
          </table:table-cell>
          <table:table-cell table:number-columns-repeated="3"/>
          <table:table-cell table:style-name="ce182" table:formula="of:=IFERROR([.R59]/[.L59]; &quot;&quot;)">
            <text:p/>
          </table:table-cell>
          <table:table-cell table:style-name="ce203" table:formula="of:=IFERROR(   IF( AND( [.G59]=&quot;Long&quot;;   [.N59]=[.I59])  ;  [.I59]*([.O59]-[.J59])  ;    IF(  AND(  [.G59]=&quot;Short&quot;  ;   [.N59]=[.I59]   )   ;   [.I59]*([.J59]-[.O59])   ;  &quot;&quot;)) ; &quot;&quot;)">
            <text:p/>
          </table:table-cell>
          <table:table-cell table:style-name="ce215" table:formula="of:=IF(ISNUMBER([.R59]); IF([.R59]&gt;=0; &quot;Win&quot;; &quot;Loss&quot;); &quot;&quot;)">
            <text:p/>
          </table:table-cell>
          <table:table-cell table:style-name="ce220" table:formula="of:=IF(ISNUMBER([.R59]); ROUND(([.P59]-[.H5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9]); &quot;&quot;; IF([.$G59]=&quot;Long&quot;; ([.X59]-[.$J59])*[.$I59]/[.$L59]; ([.$J59]-[.X59])*[.$I59]/[.$L59])-[.$Q59]); &quot;&quot;)">
            <text:p/>
          </table:table-cell>
          <table:table-cell/>
          <table:table-cell table:style-name="ce243" table:formula="of:=IFERROR(IF(ISBLANK([.Z59]); &quot;&quot;; IF([.$G59]=&quot;Long&quot;; ([.Z59]-[.$J59])*[.$I59]/[.$L59]; ([.$J59]-[.Z59])*[.$I59]/[.$L59])-[.$Q59]); &quot;&quot;)">
            <text:p/>
          </table:table-cell>
          <table:table-cell/>
          <table:table-cell table:style-name="ce243" table:formula="of:=IFERROR(IF(ISBLANK([.AB59]); &quot;&quot;; IF([.$G59]=&quot;Long&quot;; ([.AB59]-[.$J59])*[.$I59]/[.$L59]; ([.$J59]-[.AB59])*[.$I59]/[.$L59])-[.$Q59]); &quot;&quot;)">
            <text:p/>
          </table:table-cell>
          <table:table-cell table:number-columns-repeated="5"/>
          <table:table-cell table:formula="of:=IF([.B59]=&quot;&quot;; &quot;&quot;; WEEKDAY([.B59]; 2))">
            <text:p/>
          </table:table-cell>
          <table:table-cell table:number-columns-repeated="2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0]=&quot;Long&quot; ; [.J60]-[Overview.$C$4]/[.I60]  ;  IF([.G60]=&quot;Short&quot;; [.J60]+[Overview.$C$4]/[.I60]; &quot;&quot;) ); &quot;&quot;)">
            <text:p/>
          </table:table-cell>
          <table:table-cell table:formula="of:=IFERROR(ABS([.K60]-[.J60])*[.I60]; &quot;&quot;)">
            <text:p/>
          </table:table-cell>
          <table:table-cell table:formula="of:=IFERROR(  IF([.G60]=&quot;Long&quot;;  [.J60]+[Overview.$C$4]/[.I60]  *  [Overview.$C$6]  ;  IF([.G60]=&quot;Short&quot;   ;  [.J60]-[Overview.$C$4]/[.I60]  * [Overview.$C$6]  ; &quot;&quot;  )  )   ; &quot;&quot;)">
            <text:p/>
          </table:table-cell>
          <table:table-cell table:number-columns-repeated="3"/>
          <table:table-cell table:style-name="ce182" table:formula="of:=IFERROR([.R60]/[.L60]; &quot;&quot;)">
            <text:p/>
          </table:table-cell>
          <table:table-cell table:style-name="ce203" table:formula="of:=IFERROR(   IF( AND( [.G60]=&quot;Long&quot;;   [.N60]=[.I60])  ;  [.I60]*([.O60]-[.J60])  ;    IF(  AND(  [.G60]=&quot;Short&quot;  ;   [.N60]=[.I60]   )   ;   [.I60]*([.J60]-[.O60])   ;  &quot;&quot;)) ; &quot;&quot;)">
            <text:p/>
          </table:table-cell>
          <table:table-cell table:style-name="ce215" table:formula="of:=IF(ISNUMBER([.R60]); IF([.R60]&gt;=0; &quot;Win&quot;; &quot;Loss&quot;); &quot;&quot;)">
            <text:p/>
          </table:table-cell>
          <table:table-cell table:style-name="ce220" table:formula="of:=IF(ISNUMBER([.R60]); ROUND(([.P60]-[.H6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0]); &quot;&quot;; IF([.$G60]=&quot;Long&quot;; ([.X60]-[.$J60])*[.$I60]/[.$L60]; ([.$J60]-[.X60])*[.$I60]/[.$L60])-[.$Q60]); &quot;&quot;)">
            <text:p/>
          </table:table-cell>
          <table:table-cell/>
          <table:table-cell table:style-name="ce243" table:formula="of:=IFERROR(IF(ISBLANK([.Z60]); &quot;&quot;; IF([.$G60]=&quot;Long&quot;; ([.Z60]-[.$J60])*[.$I60]/[.$L60]; ([.$J60]-[.Z60])*[.$I60]/[.$L60])-[.$Q60]); &quot;&quot;)">
            <text:p/>
          </table:table-cell>
          <table:table-cell/>
          <table:table-cell table:style-name="ce243" table:formula="of:=IFERROR(IF(ISBLANK([.AB60]); &quot;&quot;; IF([.$G60]=&quot;Long&quot;; ([.AB60]-[.$J60])*[.$I60]/[.$L60]; ([.$J60]-[.AB60])*[.$I60]/[.$L60])-[.$Q60]); &quot;&quot;)">
            <text:p/>
          </table:table-cell>
          <table:table-cell table:number-columns-repeated="5"/>
          <table:table-cell table:formula="of:=IF([.B60]=&quot;&quot;; &quot;&quot;; WEEKDAY([.B60]; 2))">
            <text:p/>
          </table:table-cell>
          <table:table-cell table:number-columns-repeated="2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1]=&quot;Long&quot; ; [.J61]-[Overview.$C$4]/[.I61]  ;  IF([.G61]=&quot;Short&quot;; [.J61]+[Overview.$C$4]/[.I61]; &quot;&quot;) ); &quot;&quot;)">
            <text:p/>
          </table:table-cell>
          <table:table-cell table:formula="of:=IFERROR(ABS([.K61]-[.J61])*[.I61]; &quot;&quot;)">
            <text:p/>
          </table:table-cell>
          <table:table-cell table:formula="of:=IFERROR(  IF([.G61]=&quot;Long&quot;;  [.J61]+[Overview.$C$4]/[.I61]  *  [Overview.$C$6]  ;  IF([.G61]=&quot;Short&quot;   ;  [.J61]-[Overview.$C$4]/[.I61]  * [Overview.$C$6]  ; &quot;&quot;  )  )   ; &quot;&quot;)">
            <text:p/>
          </table:table-cell>
          <table:table-cell table:number-columns-repeated="3"/>
          <table:table-cell table:style-name="ce182" table:formula="of:=IFERROR([.R61]/[.L61]; &quot;&quot;)">
            <text:p/>
          </table:table-cell>
          <table:table-cell table:style-name="ce203" table:formula="of:=IFERROR(   IF( AND( [.G61]=&quot;Long&quot;;   [.N61]=[.I61])  ;  [.I61]*([.O61]-[.J61])  ;    IF(  AND(  [.G61]=&quot;Short&quot;  ;   [.N61]=[.I61]   )   ;   [.I61]*([.J61]-[.O61])   ;  &quot;&quot;)) ; &quot;&quot;)">
            <text:p/>
          </table:table-cell>
          <table:table-cell table:style-name="ce215" table:formula="of:=IF(ISNUMBER([.R61]); IF([.R61]&gt;=0; &quot;Win&quot;; &quot;Loss&quot;); &quot;&quot;)">
            <text:p/>
          </table:table-cell>
          <table:table-cell table:style-name="ce220" table:formula="of:=IF(ISNUMBER([.R61]); ROUND(([.P61]-[.H6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1]); &quot;&quot;; IF([.$G61]=&quot;Long&quot;; ([.X61]-[.$J61])*[.$I61]/[.$L61]; ([.$J61]-[.X61])*[.$I61]/[.$L61])-[.$Q61]); &quot;&quot;)">
            <text:p/>
          </table:table-cell>
          <table:table-cell/>
          <table:table-cell table:style-name="ce243" table:formula="of:=IFERROR(IF(ISBLANK([.Z61]); &quot;&quot;; IF([.$G61]=&quot;Long&quot;; ([.Z61]-[.$J61])*[.$I61]/[.$L61]; ([.$J61]-[.Z61])*[.$I61]/[.$L61])-[.$Q61]); &quot;&quot;)">
            <text:p/>
          </table:table-cell>
          <table:table-cell/>
          <table:table-cell table:style-name="ce243" table:formula="of:=IFERROR(IF(ISBLANK([.AB61]); &quot;&quot;; IF([.$G61]=&quot;Long&quot;; ([.AB61]-[.$J61])*[.$I61]/[.$L61]; ([.$J61]-[.AB61])*[.$I61]/[.$L61])-[.$Q61]); &quot;&quot;)">
            <text:p/>
          </table:table-cell>
          <table:table-cell table:number-columns-repeated="5"/>
          <table:table-cell table:formula="of:=IF([.B61]=&quot;&quot;; &quot;&quot;; WEEKDAY([.B61]; 2))">
            <text:p/>
          </table:table-cell>
          <table:table-cell table:number-columns-repeated="2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2]=&quot;Long&quot; ; [.J62]-[Overview.$C$4]/[.I62]  ;  IF([.G62]=&quot;Short&quot;; [.J62]+[Overview.$C$4]/[.I62]; &quot;&quot;) ); &quot;&quot;)">
            <text:p/>
          </table:table-cell>
          <table:table-cell table:formula="of:=IFERROR(ABS([.K62]-[.J62])*[.I62]; &quot;&quot;)">
            <text:p/>
          </table:table-cell>
          <table:table-cell table:formula="of:=IFERROR(  IF([.G62]=&quot;Long&quot;;  [.J62]+[Overview.$C$4]/[.I62]  *  [Overview.$C$6]  ;  IF([.G62]=&quot;Short&quot;   ;  [.J62]-[Overview.$C$4]/[.I62]  * [Overview.$C$6]  ; &quot;&quot;  )  )   ; &quot;&quot;)">
            <text:p/>
          </table:table-cell>
          <table:table-cell table:number-columns-repeated="3"/>
          <table:table-cell table:style-name="ce182" table:formula="of:=IFERROR([.R62]/[.L62]; &quot;&quot;)">
            <text:p/>
          </table:table-cell>
          <table:table-cell table:style-name="ce203" table:formula="of:=IFERROR(   IF( AND( [.G62]=&quot;Long&quot;;   [.N62]=[.I62])  ;  [.I62]*([.O62]-[.J62])  ;    IF(  AND(  [.G62]=&quot;Short&quot;  ;   [.N62]=[.I62]   )   ;   [.I62]*([.J62]-[.O62])   ;  &quot;&quot;)) ; &quot;&quot;)">
            <text:p/>
          </table:table-cell>
          <table:table-cell table:style-name="ce215" table:formula="of:=IF(ISNUMBER([.R62]); IF([.R62]&gt;=0; &quot;Win&quot;; &quot;Loss&quot;); &quot;&quot;)">
            <text:p/>
          </table:table-cell>
          <table:table-cell table:style-name="ce220" table:formula="of:=IF(ISNUMBER([.R62]); ROUND(([.P62]-[.H6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2]); &quot;&quot;; IF([.$G62]=&quot;Long&quot;; ([.X62]-[.$J62])*[.$I62]/[.$L62]; ([.$J62]-[.X62])*[.$I62]/[.$L62])-[.$Q62]); &quot;&quot;)">
            <text:p/>
          </table:table-cell>
          <table:table-cell/>
          <table:table-cell table:style-name="ce243" table:formula="of:=IFERROR(IF(ISBLANK([.Z62]); &quot;&quot;; IF([.$G62]=&quot;Long&quot;; ([.Z62]-[.$J62])*[.$I62]/[.$L62]; ([.$J62]-[.Z62])*[.$I62]/[.$L62])-[.$Q62]); &quot;&quot;)">
            <text:p/>
          </table:table-cell>
          <table:table-cell/>
          <table:table-cell table:style-name="ce243" table:formula="of:=IFERROR(IF(ISBLANK([.AB62]); &quot;&quot;; IF([.$G62]=&quot;Long&quot;; ([.AB62]-[.$J62])*[.$I62]/[.$L62]; ([.$J62]-[.AB62])*[.$I62]/[.$L62])-[.$Q62]); &quot;&quot;)">
            <text:p/>
          </table:table-cell>
          <table:table-cell table:number-columns-repeated="5"/>
          <table:table-cell table:formula="of:=IF([.B62]=&quot;&quot;; &quot;&quot;; WEEKDAY([.B62]; 2))">
            <text:p/>
          </table:table-cell>
          <table:table-cell table:number-columns-repeated="2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3]=&quot;Long&quot; ; [.J63]-[Overview.$C$4]/[.I63]  ;  IF([.G63]=&quot;Short&quot;; [.J63]+[Overview.$C$4]/[.I63]; &quot;&quot;) ); &quot;&quot;)">
            <text:p/>
          </table:table-cell>
          <table:table-cell table:formula="of:=IFERROR(ABS([.K63]-[.J63])*[.I63]; &quot;&quot;)">
            <text:p/>
          </table:table-cell>
          <table:table-cell table:formula="of:=IFERROR(  IF([.G63]=&quot;Long&quot;;  [.J63]+[Overview.$C$4]/[.I63]  *  [Overview.$C$6]  ;  IF([.G63]=&quot;Short&quot;   ;  [.J63]-[Overview.$C$4]/[.I63]  * [Overview.$C$6]  ; &quot;&quot;  )  )   ; &quot;&quot;)">
            <text:p/>
          </table:table-cell>
          <table:table-cell table:number-columns-repeated="3"/>
          <table:table-cell table:style-name="ce182" table:formula="of:=IFERROR([.R63]/[.L63]; &quot;&quot;)">
            <text:p/>
          </table:table-cell>
          <table:table-cell table:style-name="ce203" table:formula="of:=IFERROR(   IF( AND( [.G63]=&quot;Long&quot;;   [.N63]=[.I63])  ;  [.I63]*([.O63]-[.J63])  ;    IF(  AND(  [.G63]=&quot;Short&quot;  ;   [.N63]=[.I63]   )   ;   [.I63]*([.J63]-[.O63])   ;  &quot;&quot;)) ; &quot;&quot;)">
            <text:p/>
          </table:table-cell>
          <table:table-cell table:style-name="ce215" table:formula="of:=IF(ISNUMBER([.R63]); IF([.R63]&gt;=0; &quot;Win&quot;; &quot;Loss&quot;); &quot;&quot;)">
            <text:p/>
          </table:table-cell>
          <table:table-cell table:style-name="ce220" table:formula="of:=IF(ISNUMBER([.R63]); ROUND(([.P63]-[.H6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3]); &quot;&quot;; IF([.$G63]=&quot;Long&quot;; ([.X63]-[.$J63])*[.$I63]/[.$L63]; ([.$J63]-[.X63])*[.$I63]/[.$L63])-[.$Q63]); &quot;&quot;)">
            <text:p/>
          </table:table-cell>
          <table:table-cell/>
          <table:table-cell table:style-name="ce243" table:formula="of:=IFERROR(IF(ISBLANK([.Z63]); &quot;&quot;; IF([.$G63]=&quot;Long&quot;; ([.Z63]-[.$J63])*[.$I63]/[.$L63]; ([.$J63]-[.Z63])*[.$I63]/[.$L63])-[.$Q63]); &quot;&quot;)">
            <text:p/>
          </table:table-cell>
          <table:table-cell/>
          <table:table-cell table:style-name="ce243" table:formula="of:=IFERROR(IF(ISBLANK([.AB63]); &quot;&quot;; IF([.$G63]=&quot;Long&quot;; ([.AB63]-[.$J63])*[.$I63]/[.$L63]; ([.$J63]-[.AB63])*[.$I63]/[.$L63])-[.$Q63]); &quot;&quot;)">
            <text:p/>
          </table:table-cell>
          <table:table-cell table:number-columns-repeated="5"/>
          <table:table-cell table:formula="of:=IF([.B63]=&quot;&quot;; &quot;&quot;; WEEKDAY([.B63]; 2))">
            <text:p/>
          </table:table-cell>
          <table:table-cell table:number-columns-repeated="2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4]=&quot;Long&quot; ; [.J64]-[Overview.$C$4]/[.I64]  ;  IF([.G64]=&quot;Short&quot;; [.J64]+[Overview.$C$4]/[.I64]; &quot;&quot;) ); &quot;&quot;)">
            <text:p/>
          </table:table-cell>
          <table:table-cell table:formula="of:=IFERROR(ABS([.K64]-[.J64])*[.I64]; &quot;&quot;)">
            <text:p/>
          </table:table-cell>
          <table:table-cell table:formula="of:=IFERROR(  IF([.G64]=&quot;Long&quot;;  [.J64]+[Overview.$C$4]/[.I64]  *  [Overview.$C$6]  ;  IF([.G64]=&quot;Short&quot;   ;  [.J64]-[Overview.$C$4]/[.I64]  * [Overview.$C$6]  ; &quot;&quot;  )  )   ; &quot;&quot;)">
            <text:p/>
          </table:table-cell>
          <table:table-cell table:number-columns-repeated="3"/>
          <table:table-cell table:style-name="ce182" table:formula="of:=IFERROR([.R64]/[.L64]; &quot;&quot;)">
            <text:p/>
          </table:table-cell>
          <table:table-cell table:style-name="ce203" table:formula="of:=IFERROR(   IF( AND( [.G64]=&quot;Long&quot;;   [.N64]=[.I64])  ;  [.I64]*([.O64]-[.J64])  ;    IF(  AND(  [.G64]=&quot;Short&quot;  ;   [.N64]=[.I64]   )   ;   [.I64]*([.J64]-[.O64])   ;  &quot;&quot;)) ; &quot;&quot;)">
            <text:p/>
          </table:table-cell>
          <table:table-cell table:style-name="ce215" table:formula="of:=IF(ISNUMBER([.R64]); IF([.R64]&gt;=0; &quot;Win&quot;; &quot;Loss&quot;); &quot;&quot;)">
            <text:p/>
          </table:table-cell>
          <table:table-cell table:style-name="ce220" table:formula="of:=IF(ISNUMBER([.R64]); ROUND(([.P64]-[.H6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4]); &quot;&quot;; IF([.$G64]=&quot;Long&quot;; ([.X64]-[.$J64])*[.$I64]/[.$L64]; ([.$J64]-[.X64])*[.$I64]/[.$L64])-[.$Q64]); &quot;&quot;)">
            <text:p/>
          </table:table-cell>
          <table:table-cell/>
          <table:table-cell table:style-name="ce243" table:formula="of:=IFERROR(IF(ISBLANK([.Z64]); &quot;&quot;; IF([.$G64]=&quot;Long&quot;; ([.Z64]-[.$J64])*[.$I64]/[.$L64]; ([.$J64]-[.Z64])*[.$I64]/[.$L64])-[.$Q64]); &quot;&quot;)">
            <text:p/>
          </table:table-cell>
          <table:table-cell/>
          <table:table-cell table:style-name="ce243" table:formula="of:=IFERROR(IF(ISBLANK([.AB64]); &quot;&quot;; IF([.$G64]=&quot;Long&quot;; ([.AB64]-[.$J64])*[.$I64]/[.$L64]; ([.$J64]-[.AB64])*[.$I64]/[.$L64])-[.$Q64]); &quot;&quot;)">
            <text:p/>
          </table:table-cell>
          <table:table-cell table:number-columns-repeated="5"/>
          <table:table-cell table:formula="of:=IF([.B64]=&quot;&quot;; &quot;&quot;; WEEKDAY([.B64]; 2))">
            <text:p/>
          </table:table-cell>
          <table:table-cell table:number-columns-repeated="2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5]=&quot;Long&quot; ; [.J65]-[Overview.$C$4]/[.I65]  ;  IF([.G65]=&quot;Short&quot;; [.J65]+[Overview.$C$4]/[.I65]; &quot;&quot;) ); &quot;&quot;)">
            <text:p/>
          </table:table-cell>
          <table:table-cell table:formula="of:=IFERROR(ABS([.K65]-[.J65])*[.I65]; &quot;&quot;)">
            <text:p/>
          </table:table-cell>
          <table:table-cell table:formula="of:=IFERROR(  IF([.G65]=&quot;Long&quot;;  [.J65]+[Overview.$C$4]/[.I65]  *  [Overview.$C$6]  ;  IF([.G65]=&quot;Short&quot;   ;  [.J65]-[Overview.$C$4]/[.I65]  * [Overview.$C$6]  ; &quot;&quot;  )  )   ; &quot;&quot;)">
            <text:p/>
          </table:table-cell>
          <table:table-cell table:number-columns-repeated="3"/>
          <table:table-cell table:style-name="ce182" table:formula="of:=IFERROR([.R65]/[.L65]; &quot;&quot;)">
            <text:p/>
          </table:table-cell>
          <table:table-cell table:style-name="ce203" table:formula="of:=IFERROR(   IF( AND( [.G65]=&quot;Long&quot;;   [.N65]=[.I65])  ;  [.I65]*([.O65]-[.J65])  ;    IF(  AND(  [.G65]=&quot;Short&quot;  ;   [.N65]=[.I65]   )   ;   [.I65]*([.J65]-[.O65])   ;  &quot;&quot;)) ; &quot;&quot;)">
            <text:p/>
          </table:table-cell>
          <table:table-cell table:style-name="ce215" table:formula="of:=IF(ISNUMBER([.R65]); IF([.R65]&gt;=0; &quot;Win&quot;; &quot;Loss&quot;); &quot;&quot;)">
            <text:p/>
          </table:table-cell>
          <table:table-cell table:style-name="ce220" table:formula="of:=IF(ISNUMBER([.R65]); ROUND(([.P65]-[.H6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5]); &quot;&quot;; IF([.$G65]=&quot;Long&quot;; ([.X65]-[.$J65])*[.$I65]/[.$L65]; ([.$J65]-[.X65])*[.$I65]/[.$L65])-[.$Q65]); &quot;&quot;)">
            <text:p/>
          </table:table-cell>
          <table:table-cell/>
          <table:table-cell table:style-name="ce243" table:formula="of:=IFERROR(IF(ISBLANK([.Z65]); &quot;&quot;; IF([.$G65]=&quot;Long&quot;; ([.Z65]-[.$J65])*[.$I65]/[.$L65]; ([.$J65]-[.Z65])*[.$I65]/[.$L65])-[.$Q65]); &quot;&quot;)">
            <text:p/>
          </table:table-cell>
          <table:table-cell/>
          <table:table-cell table:style-name="ce243" table:formula="of:=IFERROR(IF(ISBLANK([.AB65]); &quot;&quot;; IF([.$G65]=&quot;Long&quot;; ([.AB65]-[.$J65])*[.$I65]/[.$L65]; ([.$J65]-[.AB65])*[.$I65]/[.$L65])-[.$Q65]); &quot;&quot;)">
            <text:p/>
          </table:table-cell>
          <table:table-cell table:number-columns-repeated="5"/>
          <table:table-cell table:formula="of:=IF([.B65]=&quot;&quot;; &quot;&quot;; WEEKDAY([.B65]; 2))">
            <text:p/>
          </table:table-cell>
          <table:table-cell table:number-columns-repeated="2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6]=&quot;Long&quot; ; [.J66]-[Overview.$C$4]/[.I66]  ;  IF([.G66]=&quot;Short&quot;; [.J66]+[Overview.$C$4]/[.I66]; &quot;&quot;) ); &quot;&quot;)">
            <text:p/>
          </table:table-cell>
          <table:table-cell table:formula="of:=IFERROR(ABS([.K66]-[.J66])*[.I66]; &quot;&quot;)">
            <text:p/>
          </table:table-cell>
          <table:table-cell table:formula="of:=IFERROR(  IF([.G66]=&quot;Long&quot;;  [.J66]+[Overview.$C$4]/[.I66]  *  [Overview.$C$6]  ;  IF([.G66]=&quot;Short&quot;   ;  [.J66]-[Overview.$C$4]/[.I66]  * [Overview.$C$6]  ; &quot;&quot;  )  )   ; &quot;&quot;)">
            <text:p/>
          </table:table-cell>
          <table:table-cell table:number-columns-repeated="3"/>
          <table:table-cell table:style-name="ce182" table:formula="of:=IFERROR([.R66]/[.L66]; &quot;&quot;)">
            <text:p/>
          </table:table-cell>
          <table:table-cell table:style-name="ce203" table:formula="of:=IFERROR(   IF( AND( [.G66]=&quot;Long&quot;;   [.N66]=[.I66])  ;  [.I66]*([.O66]-[.J66])  ;    IF(  AND(  [.G66]=&quot;Short&quot;  ;   [.N66]=[.I66]   )   ;   [.I66]*([.J66]-[.O66])   ;  &quot;&quot;)) ; &quot;&quot;)">
            <text:p/>
          </table:table-cell>
          <table:table-cell table:style-name="ce215" table:formula="of:=IF(ISNUMBER([.R66]); IF([.R66]&gt;=0; &quot;Win&quot;; &quot;Loss&quot;); &quot;&quot;)">
            <text:p/>
          </table:table-cell>
          <table:table-cell table:style-name="ce220" table:formula="of:=IF(ISNUMBER([.R66]); ROUND(([.P66]-[.H6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6]); &quot;&quot;; IF([.$G66]=&quot;Long&quot;; ([.X66]-[.$J66])*[.$I66]/[.$L66]; ([.$J66]-[.X66])*[.$I66]/[.$L66])-[.$Q66]); &quot;&quot;)">
            <text:p/>
          </table:table-cell>
          <table:table-cell/>
          <table:table-cell table:style-name="ce243" table:formula="of:=IFERROR(IF(ISBLANK([.Z66]); &quot;&quot;; IF([.$G66]=&quot;Long&quot;; ([.Z66]-[.$J66])*[.$I66]/[.$L66]; ([.$J66]-[.Z66])*[.$I66]/[.$L66])-[.$Q66]); &quot;&quot;)">
            <text:p/>
          </table:table-cell>
          <table:table-cell/>
          <table:table-cell table:style-name="ce243" table:formula="of:=IFERROR(IF(ISBLANK([.AB66]); &quot;&quot;; IF([.$G66]=&quot;Long&quot;; ([.AB66]-[.$J66])*[.$I66]/[.$L66]; ([.$J66]-[.AB66])*[.$I66]/[.$L66])-[.$Q66]); &quot;&quot;)">
            <text:p/>
          </table:table-cell>
          <table:table-cell table:number-columns-repeated="5"/>
          <table:table-cell table:formula="of:=IF([.B66]=&quot;&quot;; &quot;&quot;; WEEKDAY([.B66]; 2))">
            <text:p/>
          </table:table-cell>
          <table:table-cell table:number-columns-repeated="2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7]=&quot;Long&quot; ; [.J67]-[Overview.$C$4]/[.I67]  ;  IF([.G67]=&quot;Short&quot;; [.J67]+[Overview.$C$4]/[.I67]; &quot;&quot;) ); &quot;&quot;)">
            <text:p/>
          </table:table-cell>
          <table:table-cell table:formula="of:=IFERROR(ABS([.K67]-[.J67])*[.I67]; &quot;&quot;)">
            <text:p/>
          </table:table-cell>
          <table:table-cell table:formula="of:=IFERROR(  IF([.G67]=&quot;Long&quot;;  [.J67]+[Overview.$C$4]/[.I67]  *  [Overview.$C$6]  ;  IF([.G67]=&quot;Short&quot;   ;  [.J67]-[Overview.$C$4]/[.I67]  * [Overview.$C$6]  ; &quot;&quot;  )  )   ; &quot;&quot;)">
            <text:p/>
          </table:table-cell>
          <table:table-cell table:number-columns-repeated="3"/>
          <table:table-cell table:style-name="ce182" table:formula="of:=IFERROR([.R67]/[.L67]; &quot;&quot;)">
            <text:p/>
          </table:table-cell>
          <table:table-cell table:style-name="ce203" table:formula="of:=IFERROR(   IF( AND( [.G67]=&quot;Long&quot;;   [.N67]=[.I67])  ;  [.I67]*([.O67]-[.J67])  ;    IF(  AND(  [.G67]=&quot;Short&quot;  ;   [.N67]=[.I67]   )   ;   [.I67]*([.J67]-[.O67])   ;  &quot;&quot;)) ; &quot;&quot;)">
            <text:p/>
          </table:table-cell>
          <table:table-cell table:style-name="ce215" table:formula="of:=IF(ISNUMBER([.R67]); IF([.R67]&gt;=0; &quot;Win&quot;; &quot;Loss&quot;); &quot;&quot;)">
            <text:p/>
          </table:table-cell>
          <table:table-cell table:style-name="ce220" table:formula="of:=IF(ISNUMBER([.R67]); ROUND(([.P67]-[.H6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7]); &quot;&quot;; IF([.$G67]=&quot;Long&quot;; ([.X67]-[.$J67])*[.$I67]/[.$L67]; ([.$J67]-[.X67])*[.$I67]/[.$L67])-[.$Q67]); &quot;&quot;)">
            <text:p/>
          </table:table-cell>
          <table:table-cell/>
          <table:table-cell table:style-name="ce243" table:formula="of:=IFERROR(IF(ISBLANK([.Z67]); &quot;&quot;; IF([.$G67]=&quot;Long&quot;; ([.Z67]-[.$J67])*[.$I67]/[.$L67]; ([.$J67]-[.Z67])*[.$I67]/[.$L67])-[.$Q67]); &quot;&quot;)">
            <text:p/>
          </table:table-cell>
          <table:table-cell/>
          <table:table-cell table:style-name="ce243" table:formula="of:=IFERROR(IF(ISBLANK([.AB67]); &quot;&quot;; IF([.$G67]=&quot;Long&quot;; ([.AB67]-[.$J67])*[.$I67]/[.$L67]; ([.$J67]-[.AB67])*[.$I67]/[.$L67])-[.$Q67]); &quot;&quot;)">
            <text:p/>
          </table:table-cell>
          <table:table-cell table:number-columns-repeated="5"/>
          <table:table-cell table:formula="of:=IF([.B67]=&quot;&quot;; &quot;&quot;; WEEKDAY([.B67]; 2))">
            <text:p/>
          </table:table-cell>
          <table:table-cell table:number-columns-repeated="2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8]=&quot;Long&quot; ; [.J68]-[Overview.$C$4]/[.I68]  ;  IF([.G68]=&quot;Short&quot;; [.J68]+[Overview.$C$4]/[.I68]; &quot;&quot;) ); &quot;&quot;)">
            <text:p/>
          </table:table-cell>
          <table:table-cell table:formula="of:=IFERROR(ABS([.K68]-[.J68])*[.I68]; &quot;&quot;)">
            <text:p/>
          </table:table-cell>
          <table:table-cell table:formula="of:=IFERROR(  IF([.G68]=&quot;Long&quot;;  [.J68]+[Overview.$C$4]/[.I68]  *  [Overview.$C$6]  ;  IF([.G68]=&quot;Short&quot;   ;  [.J68]-[Overview.$C$4]/[.I68]  * [Overview.$C$6]  ; &quot;&quot;  )  )   ; &quot;&quot;)">
            <text:p/>
          </table:table-cell>
          <table:table-cell table:number-columns-repeated="3"/>
          <table:table-cell table:style-name="ce182" table:formula="of:=IFERROR([.R68]/[.L68]; &quot;&quot;)">
            <text:p/>
          </table:table-cell>
          <table:table-cell table:style-name="ce203" table:formula="of:=IFERROR(   IF( AND( [.G68]=&quot;Long&quot;;   [.N68]=[.I68])  ;  [.I68]*([.O68]-[.J68])  ;    IF(  AND(  [.G68]=&quot;Short&quot;  ;   [.N68]=[.I68]   )   ;   [.I68]*([.J68]-[.O68])   ;  &quot;&quot;)) ; &quot;&quot;)">
            <text:p/>
          </table:table-cell>
          <table:table-cell table:style-name="ce215" table:formula="of:=IF(ISNUMBER([.R68]); IF([.R68]&gt;=0; &quot;Win&quot;; &quot;Loss&quot;); &quot;&quot;)">
            <text:p/>
          </table:table-cell>
          <table:table-cell table:style-name="ce220" table:formula="of:=IF(ISNUMBER([.R68]); ROUND(([.P68]-[.H6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8]); &quot;&quot;; IF([.$G68]=&quot;Long&quot;; ([.X68]-[.$J68])*[.$I68]/[.$L68]; ([.$J68]-[.X68])*[.$I68]/[.$L68])-[.$Q68]); &quot;&quot;)">
            <text:p/>
          </table:table-cell>
          <table:table-cell/>
          <table:table-cell table:style-name="ce243" table:formula="of:=IFERROR(IF(ISBLANK([.Z68]); &quot;&quot;; IF([.$G68]=&quot;Long&quot;; ([.Z68]-[.$J68])*[.$I68]/[.$L68]; ([.$J68]-[.Z68])*[.$I68]/[.$L68])-[.$Q68]); &quot;&quot;)">
            <text:p/>
          </table:table-cell>
          <table:table-cell/>
          <table:table-cell table:style-name="ce243" table:formula="of:=IFERROR(IF(ISBLANK([.AB68]); &quot;&quot;; IF([.$G68]=&quot;Long&quot;; ([.AB68]-[.$J68])*[.$I68]/[.$L68]; ([.$J68]-[.AB68])*[.$I68]/[.$L68])-[.$Q68]); &quot;&quot;)">
            <text:p/>
          </table:table-cell>
          <table:table-cell table:number-columns-repeated="5"/>
          <table:table-cell table:formula="of:=IF([.B68]=&quot;&quot;; &quot;&quot;; WEEKDAY([.B68]; 2))">
            <text:p/>
          </table:table-cell>
          <table:table-cell table:number-columns-repeated="2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9]=&quot;Long&quot; ; [.J69]-[Overview.$C$4]/[.I69]  ;  IF([.G69]=&quot;Short&quot;; [.J69]+[Overview.$C$4]/[.I69]; &quot;&quot;) ); &quot;&quot;)">
            <text:p/>
          </table:table-cell>
          <table:table-cell table:formula="of:=IFERROR(ABS([.K69]-[.J69])*[.I69]; &quot;&quot;)">
            <text:p/>
          </table:table-cell>
          <table:table-cell table:formula="of:=IFERROR(  IF([.G69]=&quot;Long&quot;;  [.J69]+[Overview.$C$4]/[.I69]  *  [Overview.$C$6]  ;  IF([.G69]=&quot;Short&quot;   ;  [.J69]-[Overview.$C$4]/[.I69]  * [Overview.$C$6]  ; &quot;&quot;  )  )   ; &quot;&quot;)">
            <text:p/>
          </table:table-cell>
          <table:table-cell table:number-columns-repeated="3"/>
          <table:table-cell table:style-name="ce182" table:formula="of:=IFERROR([.R69]/[.L69]; &quot;&quot;)">
            <text:p/>
          </table:table-cell>
          <table:table-cell table:style-name="ce203" table:formula="of:=IFERROR(   IF( AND( [.G69]=&quot;Long&quot;;   [.N69]=[.I69])  ;  [.I69]*([.O69]-[.J69])  ;    IF(  AND(  [.G69]=&quot;Short&quot;  ;   [.N69]=[.I69]   )   ;   [.I69]*([.J69]-[.O69])   ;  &quot;&quot;)) ; &quot;&quot;)">
            <text:p/>
          </table:table-cell>
          <table:table-cell table:style-name="ce215" table:formula="of:=IF(ISNUMBER([.R69]); IF([.R69]&gt;=0; &quot;Win&quot;; &quot;Loss&quot;); &quot;&quot;)">
            <text:p/>
          </table:table-cell>
          <table:table-cell table:style-name="ce220" table:formula="of:=IF(ISNUMBER([.R69]); ROUND(([.P69]-[.H6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9]); &quot;&quot;; IF([.$G69]=&quot;Long&quot;; ([.X69]-[.$J69])*[.$I69]/[.$L69]; ([.$J69]-[.X69])*[.$I69]/[.$L69])-[.$Q69]); &quot;&quot;)">
            <text:p/>
          </table:table-cell>
          <table:table-cell/>
          <table:table-cell table:style-name="ce243" table:formula="of:=IFERROR(IF(ISBLANK([.Z69]); &quot;&quot;; IF([.$G69]=&quot;Long&quot;; ([.Z69]-[.$J69])*[.$I69]/[.$L69]; ([.$J69]-[.Z69])*[.$I69]/[.$L69])-[.$Q69]); &quot;&quot;)">
            <text:p/>
          </table:table-cell>
          <table:table-cell/>
          <table:table-cell table:style-name="ce243" table:formula="of:=IFERROR(IF(ISBLANK([.AB69]); &quot;&quot;; IF([.$G69]=&quot;Long&quot;; ([.AB69]-[.$J69])*[.$I69]/[.$L69]; ([.$J69]-[.AB69])*[.$I69]/[.$L69])-[.$Q69]); &quot;&quot;)">
            <text:p/>
          </table:table-cell>
          <table:table-cell table:number-columns-repeated="5"/>
          <table:table-cell table:formula="of:=IF([.B69]=&quot;&quot;; &quot;&quot;; WEEKDAY([.B69]; 2))">
            <text:p/>
          </table:table-cell>
          <table:table-cell table:number-columns-repeated="2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0]=&quot;Long&quot; ; [.J70]-[Overview.$C$4]/[.I70]  ;  IF([.G70]=&quot;Short&quot;; [.J70]+[Overview.$C$4]/[.I70]; &quot;&quot;) ); &quot;&quot;)">
            <text:p/>
          </table:table-cell>
          <table:table-cell table:formula="of:=IFERROR(ABS([.K70]-[.J70])*[.I70]; &quot;&quot;)">
            <text:p/>
          </table:table-cell>
          <table:table-cell table:formula="of:=IFERROR(  IF([.G70]=&quot;Long&quot;;  [.J70]+[Overview.$C$4]/[.I70]  *  [Overview.$C$6]  ;  IF([.G70]=&quot;Short&quot;   ;  [.J70]-[Overview.$C$4]/[.I70]  * [Overview.$C$6]  ; &quot;&quot;  )  )   ; &quot;&quot;)">
            <text:p/>
          </table:table-cell>
          <table:table-cell table:number-columns-repeated="3"/>
          <table:table-cell table:style-name="ce182" table:formula="of:=IFERROR([.R70]/[.L70]; &quot;&quot;)">
            <text:p/>
          </table:table-cell>
          <table:table-cell table:style-name="ce203" table:formula="of:=IFERROR(   IF( AND( [.G70]=&quot;Long&quot;;   [.N70]=[.I70])  ;  [.I70]*([.O70]-[.J70])  ;    IF(  AND(  [.G70]=&quot;Short&quot;  ;   [.N70]=[.I70]   )   ;   [.I70]*([.J70]-[.O70])   ;  &quot;&quot;)) ; &quot;&quot;)">
            <text:p/>
          </table:table-cell>
          <table:table-cell table:style-name="ce215" table:formula="of:=IF(ISNUMBER([.R70]); IF([.R70]&gt;=0; &quot;Win&quot;; &quot;Loss&quot;); &quot;&quot;)">
            <text:p/>
          </table:table-cell>
          <table:table-cell table:style-name="ce220" table:formula="of:=IF(ISNUMBER([.R70]); ROUND(([.P70]-[.H7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0]); &quot;&quot;; IF([.$G70]=&quot;Long&quot;; ([.X70]-[.$J70])*[.$I70]/[.$L70]; ([.$J70]-[.X70])*[.$I70]/[.$L70])-[.$Q70]); &quot;&quot;)">
            <text:p/>
          </table:table-cell>
          <table:table-cell/>
          <table:table-cell table:style-name="ce243" table:formula="of:=IFERROR(IF(ISBLANK([.Z70]); &quot;&quot;; IF([.$G70]=&quot;Long&quot;; ([.Z70]-[.$J70])*[.$I70]/[.$L70]; ([.$J70]-[.Z70])*[.$I70]/[.$L70])-[.$Q70]); &quot;&quot;)">
            <text:p/>
          </table:table-cell>
          <table:table-cell/>
          <table:table-cell table:style-name="ce243" table:formula="of:=IFERROR(IF(ISBLANK([.AB70]); &quot;&quot;; IF([.$G70]=&quot;Long&quot;; ([.AB70]-[.$J70])*[.$I70]/[.$L70]; ([.$J70]-[.AB70])*[.$I70]/[.$L70])-[.$Q70]); &quot;&quot;)">
            <text:p/>
          </table:table-cell>
          <table:table-cell table:number-columns-repeated="5"/>
          <table:table-cell table:formula="of:=IF([.B70]=&quot;&quot;; &quot;&quot;; WEEKDAY([.B70]; 2))">
            <text:p/>
          </table:table-cell>
          <table:table-cell table:number-columns-repeated="2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1]=&quot;Long&quot; ; [.J71]-[Overview.$C$4]/[.I71]  ;  IF([.G71]=&quot;Short&quot;; [.J71]+[Overview.$C$4]/[.I71]; &quot;&quot;) ); &quot;&quot;)">
            <text:p/>
          </table:table-cell>
          <table:table-cell table:formula="of:=IFERROR(ABS([.K71]-[.J71])*[.I71]; &quot;&quot;)">
            <text:p/>
          </table:table-cell>
          <table:table-cell table:formula="of:=IFERROR(  IF([.G71]=&quot;Long&quot;;  [.J71]+[Overview.$C$4]/[.I71]  *  [Overview.$C$6]  ;  IF([.G71]=&quot;Short&quot;   ;  [.J71]-[Overview.$C$4]/[.I71]  * [Overview.$C$6]  ; &quot;&quot;  )  )   ; &quot;&quot;)">
            <text:p/>
          </table:table-cell>
          <table:table-cell table:number-columns-repeated="3"/>
          <table:table-cell table:style-name="ce182" table:formula="of:=IFERROR([.R71]/[.L71]; &quot;&quot;)">
            <text:p/>
          </table:table-cell>
          <table:table-cell table:style-name="ce203" table:formula="of:=IFERROR(   IF( AND( [.G71]=&quot;Long&quot;;   [.N71]=[.I71])  ;  [.I71]*([.O71]-[.J71])  ;    IF(  AND(  [.G71]=&quot;Short&quot;  ;   [.N71]=[.I71]   )   ;   [.I71]*([.J71]-[.O71])   ;  &quot;&quot;)) ; &quot;&quot;)">
            <text:p/>
          </table:table-cell>
          <table:table-cell table:style-name="ce215" table:formula="of:=IF(ISNUMBER([.R71]); IF([.R71]&gt;=0; &quot;Win&quot;; &quot;Loss&quot;); &quot;&quot;)">
            <text:p/>
          </table:table-cell>
          <table:table-cell table:style-name="ce220" table:formula="of:=IF(ISNUMBER([.R71]); ROUND(([.P71]-[.H7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1]); &quot;&quot;; IF([.$G71]=&quot;Long&quot;; ([.X71]-[.$J71])*[.$I71]/[.$L71]; ([.$J71]-[.X71])*[.$I71]/[.$L71])-[.$Q71]); &quot;&quot;)">
            <text:p/>
          </table:table-cell>
          <table:table-cell/>
          <table:table-cell table:style-name="ce243" table:formula="of:=IFERROR(IF(ISBLANK([.Z71]); &quot;&quot;; IF([.$G71]=&quot;Long&quot;; ([.Z71]-[.$J71])*[.$I71]/[.$L71]; ([.$J71]-[.Z71])*[.$I71]/[.$L71])-[.$Q71]); &quot;&quot;)">
            <text:p/>
          </table:table-cell>
          <table:table-cell/>
          <table:table-cell table:style-name="ce243" table:formula="of:=IFERROR(IF(ISBLANK([.AB71]); &quot;&quot;; IF([.$G71]=&quot;Long&quot;; ([.AB71]-[.$J71])*[.$I71]/[.$L71]; ([.$J71]-[.AB71])*[.$I71]/[.$L71])-[.$Q71]); &quot;&quot;)">
            <text:p/>
          </table:table-cell>
          <table:table-cell table:number-columns-repeated="5"/>
          <table:table-cell table:formula="of:=IF([.B71]=&quot;&quot;; &quot;&quot;; WEEKDAY([.B71]; 2))">
            <text:p/>
          </table:table-cell>
          <table:table-cell table:number-columns-repeated="2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2]=&quot;Long&quot; ; [.J72]-[Overview.$C$4]/[.I72]  ;  IF([.G72]=&quot;Short&quot;; [.J72]+[Overview.$C$4]/[.I72]; &quot;&quot;) ); &quot;&quot;)">
            <text:p/>
          </table:table-cell>
          <table:table-cell table:formula="of:=IFERROR(ABS([.K72]-[.J72])*[.I72]; &quot;&quot;)">
            <text:p/>
          </table:table-cell>
          <table:table-cell table:formula="of:=IFERROR(  IF([.G72]=&quot;Long&quot;;  [.J72]+[Overview.$C$4]/[.I72]  *  [Overview.$C$6]  ;  IF([.G72]=&quot;Short&quot;   ;  [.J72]-[Overview.$C$4]/[.I72]  * [Overview.$C$6]  ; &quot;&quot;  )  )   ; &quot;&quot;)">
            <text:p/>
          </table:table-cell>
          <table:table-cell table:number-columns-repeated="3"/>
          <table:table-cell table:style-name="ce182" table:formula="of:=IFERROR([.R72]/[.L72]; &quot;&quot;)">
            <text:p/>
          </table:table-cell>
          <table:table-cell table:style-name="ce203" table:formula="of:=IFERROR(   IF( AND( [.G72]=&quot;Long&quot;;   [.N72]=[.I72])  ;  [.I72]*([.O72]-[.J72])  ;    IF(  AND(  [.G72]=&quot;Short&quot;  ;   [.N72]=[.I72]   )   ;   [.I72]*([.J72]-[.O72])   ;  &quot;&quot;)) ; &quot;&quot;)">
            <text:p/>
          </table:table-cell>
          <table:table-cell table:style-name="ce215" table:formula="of:=IF(ISNUMBER([.R72]); IF([.R72]&gt;=0; &quot;Win&quot;; &quot;Loss&quot;); &quot;&quot;)">
            <text:p/>
          </table:table-cell>
          <table:table-cell table:style-name="ce220" table:formula="of:=IF(ISNUMBER([.R72]); ROUND(([.P72]-[.H7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2]); &quot;&quot;; IF([.$G72]=&quot;Long&quot;; ([.X72]-[.$J72])*[.$I72]/[.$L72]; ([.$J72]-[.X72])*[.$I72]/[.$L72])-[.$Q72]); &quot;&quot;)">
            <text:p/>
          </table:table-cell>
          <table:table-cell/>
          <table:table-cell table:style-name="ce243" table:formula="of:=IFERROR(IF(ISBLANK([.Z72]); &quot;&quot;; IF([.$G72]=&quot;Long&quot;; ([.Z72]-[.$J72])*[.$I72]/[.$L72]; ([.$J72]-[.Z72])*[.$I72]/[.$L72])-[.$Q72]); &quot;&quot;)">
            <text:p/>
          </table:table-cell>
          <table:table-cell/>
          <table:table-cell table:style-name="ce243" table:formula="of:=IFERROR(IF(ISBLANK([.AB72]); &quot;&quot;; IF([.$G72]=&quot;Long&quot;; ([.AB72]-[.$J72])*[.$I72]/[.$L72]; ([.$J72]-[.AB72])*[.$I72]/[.$L72])-[.$Q72]); &quot;&quot;)">
            <text:p/>
          </table:table-cell>
          <table:table-cell table:number-columns-repeated="5"/>
          <table:table-cell table:formula="of:=IF([.B72]=&quot;&quot;; &quot;&quot;; WEEKDAY([.B72]; 2))">
            <text:p/>
          </table:table-cell>
          <table:table-cell table:number-columns-repeated="2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3]=&quot;Long&quot; ; [.J73]-[Overview.$C$4]/[.I73]  ;  IF([.G73]=&quot;Short&quot;; [.J73]+[Overview.$C$4]/[.I73]; &quot;&quot;) ); &quot;&quot;)">
            <text:p/>
          </table:table-cell>
          <table:table-cell table:formula="of:=IFERROR(ABS([.K73]-[.J73])*[.I73]; &quot;&quot;)">
            <text:p/>
          </table:table-cell>
          <table:table-cell table:formula="of:=IFERROR(  IF([.G73]=&quot;Long&quot;;  [.J73]+[Overview.$C$4]/[.I73]  *  [Overview.$C$6]  ;  IF([.G73]=&quot;Short&quot;   ;  [.J73]-[Overview.$C$4]/[.I73]  * [Overview.$C$6]  ; &quot;&quot;  )  )   ; &quot;&quot;)">
            <text:p/>
          </table:table-cell>
          <table:table-cell table:number-columns-repeated="3"/>
          <table:table-cell table:style-name="ce182" table:formula="of:=IFERROR([.R73]/[.L73]; &quot;&quot;)">
            <text:p/>
          </table:table-cell>
          <table:table-cell table:style-name="ce203" table:formula="of:=IFERROR(   IF( AND( [.G73]=&quot;Long&quot;;   [.N73]=[.I73])  ;  [.I73]*([.O73]-[.J73])  ;    IF(  AND(  [.G73]=&quot;Short&quot;  ;   [.N73]=[.I73]   )   ;   [.I73]*([.J73]-[.O73])   ;  &quot;&quot;)) ; &quot;&quot;)">
            <text:p/>
          </table:table-cell>
          <table:table-cell table:style-name="ce215" table:formula="of:=IF(ISNUMBER([.R73]); IF([.R73]&gt;=0; &quot;Win&quot;; &quot;Loss&quot;); &quot;&quot;)">
            <text:p/>
          </table:table-cell>
          <table:table-cell table:style-name="ce220" table:formula="of:=IF(ISNUMBER([.R73]); ROUND(([.P73]-[.H7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3]); &quot;&quot;; IF([.$G73]=&quot;Long&quot;; ([.X73]-[.$J73])*[.$I73]/[.$L73]; ([.$J73]-[.X73])*[.$I73]/[.$L73])-[.$Q73]); &quot;&quot;)">
            <text:p/>
          </table:table-cell>
          <table:table-cell/>
          <table:table-cell table:style-name="ce243" table:formula="of:=IFERROR(IF(ISBLANK([.Z73]); &quot;&quot;; IF([.$G73]=&quot;Long&quot;; ([.Z73]-[.$J73])*[.$I73]/[.$L73]; ([.$J73]-[.Z73])*[.$I73]/[.$L73])-[.$Q73]); &quot;&quot;)">
            <text:p/>
          </table:table-cell>
          <table:table-cell/>
          <table:table-cell table:style-name="ce243" table:formula="of:=IFERROR(IF(ISBLANK([.AB73]); &quot;&quot;; IF([.$G73]=&quot;Long&quot;; ([.AB73]-[.$J73])*[.$I73]/[.$L73]; ([.$J73]-[.AB73])*[.$I73]/[.$L73])-[.$Q73]); &quot;&quot;)">
            <text:p/>
          </table:table-cell>
          <table:table-cell table:number-columns-repeated="5"/>
          <table:table-cell table:formula="of:=IF([.B73]=&quot;&quot;; &quot;&quot;; WEEKDAY([.B73]; 2))">
            <text:p/>
          </table:table-cell>
          <table:table-cell table:number-columns-repeated="2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4]=&quot;Long&quot; ; [.J74]-[Overview.$C$4]/[.I74]  ;  IF([.G74]=&quot;Short&quot;; [.J74]+[Overview.$C$4]/[.I74]; &quot;&quot;) ); &quot;&quot;)">
            <text:p/>
          </table:table-cell>
          <table:table-cell table:formula="of:=IFERROR(ABS([.K74]-[.J74])*[.I74]; &quot;&quot;)">
            <text:p/>
          </table:table-cell>
          <table:table-cell table:formula="of:=IFERROR(  IF([.G74]=&quot;Long&quot;;  [.J74]+[Overview.$C$4]/[.I74]  *  [Overview.$C$6]  ;  IF([.G74]=&quot;Short&quot;   ;  [.J74]-[Overview.$C$4]/[.I74]  * [Overview.$C$6]  ; &quot;&quot;  )  )   ; &quot;&quot;)">
            <text:p/>
          </table:table-cell>
          <table:table-cell table:number-columns-repeated="3"/>
          <table:table-cell table:style-name="ce182" table:formula="of:=IFERROR([.R74]/[.L74]; &quot;&quot;)">
            <text:p/>
          </table:table-cell>
          <table:table-cell table:style-name="ce203" table:formula="of:=IFERROR(   IF( AND( [.G74]=&quot;Long&quot;;   [.N74]=[.I74])  ;  [.I74]*([.O74]-[.J74])  ;    IF(  AND(  [.G74]=&quot;Short&quot;  ;   [.N74]=[.I74]   )   ;   [.I74]*([.J74]-[.O74])   ;  &quot;&quot;)) ; &quot;&quot;)">
            <text:p/>
          </table:table-cell>
          <table:table-cell table:style-name="ce215" table:formula="of:=IF(ISNUMBER([.R74]); IF([.R74]&gt;=0; &quot;Win&quot;; &quot;Loss&quot;); &quot;&quot;)">
            <text:p/>
          </table:table-cell>
          <table:table-cell table:style-name="ce220" table:formula="of:=IF(ISNUMBER([.R74]); ROUND(([.P74]-[.H7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4]); &quot;&quot;; IF([.$G74]=&quot;Long&quot;; ([.X74]-[.$J74])*[.$I74]/[.$L74]; ([.$J74]-[.X74])*[.$I74]/[.$L74])-[.$Q74]); &quot;&quot;)">
            <text:p/>
          </table:table-cell>
          <table:table-cell/>
          <table:table-cell table:style-name="ce243" table:formula="of:=IFERROR(IF(ISBLANK([.Z74]); &quot;&quot;; IF([.$G74]=&quot;Long&quot;; ([.Z74]-[.$J74])*[.$I74]/[.$L74]; ([.$J74]-[.Z74])*[.$I74]/[.$L74])-[.$Q74]); &quot;&quot;)">
            <text:p/>
          </table:table-cell>
          <table:table-cell/>
          <table:table-cell table:style-name="ce243" table:formula="of:=IFERROR(IF(ISBLANK([.AB74]); &quot;&quot;; IF([.$G74]=&quot;Long&quot;; ([.AB74]-[.$J74])*[.$I74]/[.$L74]; ([.$J74]-[.AB74])*[.$I74]/[.$L74])-[.$Q74]); &quot;&quot;)">
            <text:p/>
          </table:table-cell>
          <table:table-cell table:number-columns-repeated="5"/>
          <table:table-cell table:formula="of:=IF([.B74]=&quot;&quot;; &quot;&quot;; WEEKDAY([.B74]; 2))">
            <text:p/>
          </table:table-cell>
          <table:table-cell table:number-columns-repeated="2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5]=&quot;Long&quot; ; [.J75]-[Overview.$C$4]/[.I75]  ;  IF([.G75]=&quot;Short&quot;; [.J75]+[Overview.$C$4]/[.I75]; &quot;&quot;) ); &quot;&quot;)">
            <text:p/>
          </table:table-cell>
          <table:table-cell table:formula="of:=IFERROR(ABS([.K75]-[.J75])*[.I75]; &quot;&quot;)">
            <text:p/>
          </table:table-cell>
          <table:table-cell table:formula="of:=IFERROR(  IF([.G75]=&quot;Long&quot;;  [.J75]+[Overview.$C$4]/[.I75]  *  [Overview.$C$6]  ;  IF([.G75]=&quot;Short&quot;   ;  [.J75]-[Overview.$C$4]/[.I75]  * [Overview.$C$6]  ; &quot;&quot;  )  )   ; &quot;&quot;)">
            <text:p/>
          </table:table-cell>
          <table:table-cell table:number-columns-repeated="3"/>
          <table:table-cell table:style-name="ce182" table:formula="of:=IFERROR([.R75]/[.L75]; &quot;&quot;)">
            <text:p/>
          </table:table-cell>
          <table:table-cell table:style-name="ce203" table:formula="of:=IFERROR(   IF( AND( [.G75]=&quot;Long&quot;;   [.N75]=[.I75])  ;  [.I75]*([.O75]-[.J75])  ;    IF(  AND(  [.G75]=&quot;Short&quot;  ;   [.N75]=[.I75]   )   ;   [.I75]*([.J75]-[.O75])   ;  &quot;&quot;)) ; &quot;&quot;)">
            <text:p/>
          </table:table-cell>
          <table:table-cell table:style-name="ce215" table:formula="of:=IF(ISNUMBER([.R75]); IF([.R75]&gt;=0; &quot;Win&quot;; &quot;Loss&quot;); &quot;&quot;)">
            <text:p/>
          </table:table-cell>
          <table:table-cell table:style-name="ce220" table:formula="of:=IF(ISNUMBER([.R75]); ROUND(([.P75]-[.H7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5]); &quot;&quot;; IF([.$G75]=&quot;Long&quot;; ([.X75]-[.$J75])*[.$I75]/[.$L75]; ([.$J75]-[.X75])*[.$I75]/[.$L75])-[.$Q75]); &quot;&quot;)">
            <text:p/>
          </table:table-cell>
          <table:table-cell/>
          <table:table-cell table:style-name="ce243" table:formula="of:=IFERROR(IF(ISBLANK([.Z75]); &quot;&quot;; IF([.$G75]=&quot;Long&quot;; ([.Z75]-[.$J75])*[.$I75]/[.$L75]; ([.$J75]-[.Z75])*[.$I75]/[.$L75])-[.$Q75]); &quot;&quot;)">
            <text:p/>
          </table:table-cell>
          <table:table-cell/>
          <table:table-cell table:style-name="ce243" table:formula="of:=IFERROR(IF(ISBLANK([.AB75]); &quot;&quot;; IF([.$G75]=&quot;Long&quot;; ([.AB75]-[.$J75])*[.$I75]/[.$L75]; ([.$J75]-[.AB75])*[.$I75]/[.$L75])-[.$Q75]); &quot;&quot;)">
            <text:p/>
          </table:table-cell>
          <table:table-cell table:number-columns-repeated="5"/>
          <table:table-cell table:formula="of:=IF([.B75]=&quot;&quot;; &quot;&quot;; WEEKDAY([.B75]; 2))">
            <text:p/>
          </table:table-cell>
          <table:table-cell table:number-columns-repeated="2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6]=&quot;Long&quot; ; [.J76]-[Overview.$C$4]/[.I76]  ;  IF([.G76]=&quot;Short&quot;; [.J76]+[Overview.$C$4]/[.I76]; &quot;&quot;) ); &quot;&quot;)">
            <text:p/>
          </table:table-cell>
          <table:table-cell table:formula="of:=IFERROR(ABS([.K76]-[.J76])*[.I76]; &quot;&quot;)">
            <text:p/>
          </table:table-cell>
          <table:table-cell table:formula="of:=IFERROR(  IF([.G76]=&quot;Long&quot;;  [.J76]+[Overview.$C$4]/[.I76]  *  [Overview.$C$6]  ;  IF([.G76]=&quot;Short&quot;   ;  [.J76]-[Overview.$C$4]/[.I76]  * [Overview.$C$6]  ; &quot;&quot;  )  )   ; &quot;&quot;)">
            <text:p/>
          </table:table-cell>
          <table:table-cell table:number-columns-repeated="3"/>
          <table:table-cell table:style-name="ce182" table:formula="of:=IFERROR([.R76]/[.L76]; &quot;&quot;)">
            <text:p/>
          </table:table-cell>
          <table:table-cell table:style-name="ce203" table:formula="of:=IFERROR(   IF( AND( [.G76]=&quot;Long&quot;;   [.N76]=[.I76])  ;  [.I76]*([.O76]-[.J76])  ;    IF(  AND(  [.G76]=&quot;Short&quot;  ;   [.N76]=[.I76]   )   ;   [.I76]*([.J76]-[.O76])   ;  &quot;&quot;)) ; &quot;&quot;)">
            <text:p/>
          </table:table-cell>
          <table:table-cell table:style-name="ce215" table:formula="of:=IF(ISNUMBER([.R76]); IF([.R76]&gt;=0; &quot;Win&quot;; &quot;Loss&quot;); &quot;&quot;)">
            <text:p/>
          </table:table-cell>
          <table:table-cell table:style-name="ce220" table:formula="of:=IF(ISNUMBER([.R76]); ROUND(([.P76]-[.H7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6]); &quot;&quot;; IF([.$G76]=&quot;Long&quot;; ([.X76]-[.$J76])*[.$I76]/[.$L76]; ([.$J76]-[.X76])*[.$I76]/[.$L76])-[.$Q76]); &quot;&quot;)">
            <text:p/>
          </table:table-cell>
          <table:table-cell/>
          <table:table-cell table:style-name="ce243" table:formula="of:=IFERROR(IF(ISBLANK([.Z76]); &quot;&quot;; IF([.$G76]=&quot;Long&quot;; ([.Z76]-[.$J76])*[.$I76]/[.$L76]; ([.$J76]-[.Z76])*[.$I76]/[.$L76])-[.$Q76]); &quot;&quot;)">
            <text:p/>
          </table:table-cell>
          <table:table-cell/>
          <table:table-cell table:style-name="ce243" table:formula="of:=IFERROR(IF(ISBLANK([.AB76]); &quot;&quot;; IF([.$G76]=&quot;Long&quot;; ([.AB76]-[.$J76])*[.$I76]/[.$L76]; ([.$J76]-[.AB76])*[.$I76]/[.$L76])-[.$Q76]); &quot;&quot;)">
            <text:p/>
          </table:table-cell>
          <table:table-cell table:number-columns-repeated="5"/>
          <table:table-cell table:formula="of:=IF([.B76]=&quot;&quot;; &quot;&quot;; WEEKDAY([.B76]; 2))">
            <text:p/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7]=&quot;Long&quot; ; [.J77]-[Overview.$C$4]/[.I77]  ;  IF([.G77]=&quot;Short&quot;; [.J77]+[Overview.$C$4]/[.I77]; &quot;&quot;) ); &quot;&quot;)">
            <text:p/>
          </table:table-cell>
          <table:table-cell table:formula="of:=IFERROR(ABS([.K77]-[.J77])*[.I77]; &quot;&quot;)">
            <text:p/>
          </table:table-cell>
          <table:table-cell table:formula="of:=IFERROR(  IF([.G77]=&quot;Long&quot;;  [.J77]+[Overview.$C$4]/[.I77]  *  [Overview.$C$6]  ;  IF([.G77]=&quot;Short&quot;   ;  [.J77]-[Overview.$C$4]/[.I77]  * [Overview.$C$6]  ; &quot;&quot;  )  )   ; &quot;&quot;)">
            <text:p/>
          </table:table-cell>
          <table:table-cell table:number-columns-repeated="3"/>
          <table:table-cell table:style-name="ce182" table:formula="of:=IFERROR([.R77]/[.L77]; &quot;&quot;)">
            <text:p/>
          </table:table-cell>
          <table:table-cell table:style-name="ce203" table:formula="of:=IFERROR(   IF( AND( [.G77]=&quot;Long&quot;;   [.N77]=[.I77])  ;  [.I77]*([.O77]-[.J77])  ;    IF(  AND(  [.G77]=&quot;Short&quot;  ;   [.N77]=[.I77]   )   ;   [.I77]*([.J77]-[.O77])   ;  &quot;&quot;)) ; &quot;&quot;)">
            <text:p/>
          </table:table-cell>
          <table:table-cell table:style-name="ce215" table:formula="of:=IF(ISNUMBER([.R77]); IF([.R77]&gt;=0; &quot;Win&quot;; &quot;Loss&quot;); &quot;&quot;)">
            <text:p/>
          </table:table-cell>
          <table:table-cell table:style-name="ce220" table:formula="of:=IF(ISNUMBER([.R77]); ROUND(([.P77]-[.H7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7]); &quot;&quot;; IF([.$G77]=&quot;Long&quot;; ([.X77]-[.$J77])*[.$I77]/[.$L77]; ([.$J77]-[.X77])*[.$I77]/[.$L77])-[.$Q77]); &quot;&quot;)">
            <text:p/>
          </table:table-cell>
          <table:table-cell/>
          <table:table-cell table:style-name="ce243" table:formula="of:=IFERROR(IF(ISBLANK([.Z77]); &quot;&quot;; IF([.$G77]=&quot;Long&quot;; ([.Z77]-[.$J77])*[.$I77]/[.$L77]; ([.$J77]-[.Z77])*[.$I77]/[.$L77])-[.$Q77]); &quot;&quot;)">
            <text:p/>
          </table:table-cell>
          <table:table-cell/>
          <table:table-cell table:style-name="ce243" table:formula="of:=IFERROR(IF(ISBLANK([.AB77]); &quot;&quot;; IF([.$G77]=&quot;Long&quot;; ([.AB77]-[.$J77])*[.$I77]/[.$L77]; ([.$J77]-[.AB77])*[.$I77]/[.$L77])-[.$Q77]); &quot;&quot;)">
            <text:p/>
          </table:table-cell>
          <table:table-cell table:number-columns-repeated="5"/>
          <table:table-cell table:formula="of:=IF([.B77]=&quot;&quot;; &quot;&quot;; WEEKDAY([.B77]; 2))">
            <text:p/>
          </table:table-cell>
          <table:table-cell table:number-columns-repeated="2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8]=&quot;Long&quot; ; [.J78]-[Overview.$C$4]/[.I78]  ;  IF([.G78]=&quot;Short&quot;; [.J78]+[Overview.$C$4]/[.I78]; &quot;&quot;) ); &quot;&quot;)">
            <text:p/>
          </table:table-cell>
          <table:table-cell table:formula="of:=IFERROR(ABS([.K78]-[.J78])*[.I78]; &quot;&quot;)">
            <text:p/>
          </table:table-cell>
          <table:table-cell table:formula="of:=IFERROR(  IF([.G78]=&quot;Long&quot;;  [.J78]+[Overview.$C$4]/[.I78]  *  [Overview.$C$6]  ;  IF([.G78]=&quot;Short&quot;   ;  [.J78]-[Overview.$C$4]/[.I78]  * [Overview.$C$6]  ; &quot;&quot;  )  )   ; &quot;&quot;)">
            <text:p/>
          </table:table-cell>
          <table:table-cell table:number-columns-repeated="3"/>
          <table:table-cell table:style-name="ce182" table:formula="of:=IFERROR([.R78]/[.L78]; &quot;&quot;)">
            <text:p/>
          </table:table-cell>
          <table:table-cell table:style-name="ce203" table:formula="of:=IFERROR(   IF( AND( [.G78]=&quot;Long&quot;;   [.N78]=[.I78])  ;  [.I78]*([.O78]-[.J78])  ;    IF(  AND(  [.G78]=&quot;Short&quot;  ;   [.N78]=[.I78]   )   ;   [.I78]*([.J78]-[.O78])   ;  &quot;&quot;)) ; &quot;&quot;)">
            <text:p/>
          </table:table-cell>
          <table:table-cell table:style-name="ce215" table:formula="of:=IF(ISNUMBER([.R78]); IF([.R78]&gt;=0; &quot;Win&quot;; &quot;Loss&quot;); &quot;&quot;)">
            <text:p/>
          </table:table-cell>
          <table:table-cell table:style-name="ce220" table:formula="of:=IF(ISNUMBER([.R78]); ROUND(([.P78]-[.H7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8]); &quot;&quot;; IF([.$G78]=&quot;Long&quot;; ([.X78]-[.$J78])*[.$I78]/[.$L78]; ([.$J78]-[.X78])*[.$I78]/[.$L78])-[.$Q78]); &quot;&quot;)">
            <text:p/>
          </table:table-cell>
          <table:table-cell/>
          <table:table-cell table:style-name="ce243" table:formula="of:=IFERROR(IF(ISBLANK([.Z78]); &quot;&quot;; IF([.$G78]=&quot;Long&quot;; ([.Z78]-[.$J78])*[.$I78]/[.$L78]; ([.$J78]-[.Z78])*[.$I78]/[.$L78])-[.$Q78]); &quot;&quot;)">
            <text:p/>
          </table:table-cell>
          <table:table-cell/>
          <table:table-cell table:style-name="ce243" table:formula="of:=IFERROR(IF(ISBLANK([.AB78]); &quot;&quot;; IF([.$G78]=&quot;Long&quot;; ([.AB78]-[.$J78])*[.$I78]/[.$L78]; ([.$J78]-[.AB78])*[.$I78]/[.$L78])-[.$Q78]); &quot;&quot;)">
            <text:p/>
          </table:table-cell>
          <table:table-cell table:number-columns-repeated="5"/>
          <table:table-cell table:formula="of:=IF([.B78]=&quot;&quot;; &quot;&quot;; WEEKDAY([.B78]; 2))">
            <text:p/>
          </table:table-cell>
          <table:table-cell table:number-columns-repeated="2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9]=&quot;Long&quot; ; [.J79]-[Overview.$C$4]/[.I79]  ;  IF([.G79]=&quot;Short&quot;; [.J79]+[Overview.$C$4]/[.I79]; &quot;&quot;) ); &quot;&quot;)">
            <text:p/>
          </table:table-cell>
          <table:table-cell table:formula="of:=IFERROR(ABS([.K79]-[.J79])*[.I79]; &quot;&quot;)">
            <text:p/>
          </table:table-cell>
          <table:table-cell table:formula="of:=IFERROR(  IF([.G79]=&quot;Long&quot;;  [.J79]+[Overview.$C$4]/[.I79]  *  [Overview.$C$6]  ;  IF([.G79]=&quot;Short&quot;   ;  [.J79]-[Overview.$C$4]/[.I79]  * [Overview.$C$6]  ; &quot;&quot;  )  )   ; &quot;&quot;)">
            <text:p/>
          </table:table-cell>
          <table:table-cell table:number-columns-repeated="3"/>
          <table:table-cell table:style-name="ce182" table:formula="of:=IFERROR([.R79]/[.L79]; &quot;&quot;)">
            <text:p/>
          </table:table-cell>
          <table:table-cell table:style-name="ce203" table:formula="of:=IFERROR(   IF( AND( [.G79]=&quot;Long&quot;;   [.N79]=[.I79])  ;  [.I79]*([.O79]-[.J79])  ;    IF(  AND(  [.G79]=&quot;Short&quot;  ;   [.N79]=[.I79]   )   ;   [.I79]*([.J79]-[.O79])   ;  &quot;&quot;)) ; &quot;&quot;)">
            <text:p/>
          </table:table-cell>
          <table:table-cell table:style-name="ce215" table:formula="of:=IF(ISNUMBER([.R79]); IF([.R79]&gt;=0; &quot;Win&quot;; &quot;Loss&quot;); &quot;&quot;)">
            <text:p/>
          </table:table-cell>
          <table:table-cell table:style-name="ce220" table:formula="of:=IF(ISNUMBER([.R79]); ROUND(([.P79]-[.H7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9]); &quot;&quot;; IF([.$G79]=&quot;Long&quot;; ([.X79]-[.$J79])*[.$I79]/[.$L79]; ([.$J79]-[.X79])*[.$I79]/[.$L79])-[.$Q79]); &quot;&quot;)">
            <text:p/>
          </table:table-cell>
          <table:table-cell/>
          <table:table-cell table:style-name="ce243" table:formula="of:=IFERROR(IF(ISBLANK([.Z79]); &quot;&quot;; IF([.$G79]=&quot;Long&quot;; ([.Z79]-[.$J79])*[.$I79]/[.$L79]; ([.$J79]-[.Z79])*[.$I79]/[.$L79])-[.$Q79]); &quot;&quot;)">
            <text:p/>
          </table:table-cell>
          <table:table-cell/>
          <table:table-cell table:style-name="ce243" table:formula="of:=IFERROR(IF(ISBLANK([.AB79]); &quot;&quot;; IF([.$G79]=&quot;Long&quot;; ([.AB79]-[.$J79])*[.$I79]/[.$L79]; ([.$J79]-[.AB79])*[.$I79]/[.$L79])-[.$Q79]); &quot;&quot;)">
            <text:p/>
          </table:table-cell>
          <table:table-cell table:number-columns-repeated="5"/>
          <table:table-cell table:formula="of:=IF([.B79]=&quot;&quot;; &quot;&quot;; WEEKDAY([.B79]; 2))">
            <text:p/>
          </table:table-cell>
          <table:table-cell table:number-columns-repeated="2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0]=&quot;Long&quot; ; [.J80]-[Overview.$C$4]/[.I80]  ;  IF([.G80]=&quot;Short&quot;; [.J80]+[Overview.$C$4]/[.I80]; &quot;&quot;) ); &quot;&quot;)">
            <text:p/>
          </table:table-cell>
          <table:table-cell table:formula="of:=IFERROR(ABS([.K80]-[.J80])*[.I80]; &quot;&quot;)">
            <text:p/>
          </table:table-cell>
          <table:table-cell table:formula="of:=IFERROR(  IF([.G80]=&quot;Long&quot;;  [.J80]+[Overview.$C$4]/[.I80]  *  [Overview.$C$6]  ;  IF([.G80]=&quot;Short&quot;   ;  [.J80]-[Overview.$C$4]/[.I80]  * [Overview.$C$6]  ; &quot;&quot;  )  )   ; &quot;&quot;)">
            <text:p/>
          </table:table-cell>
          <table:table-cell table:number-columns-repeated="3"/>
          <table:table-cell table:style-name="ce182" table:formula="of:=IFERROR([.R80]/[.L80]; &quot;&quot;)">
            <text:p/>
          </table:table-cell>
          <table:table-cell table:style-name="ce203" table:formula="of:=IFERROR(   IF( AND( [.G80]=&quot;Long&quot;;   [.N80]=[.I80])  ;  [.I80]*([.O80]-[.J80])  ;    IF(  AND(  [.G80]=&quot;Short&quot;  ;   [.N80]=[.I80]   )   ;   [.I80]*([.J80]-[.O80])   ;  &quot;&quot;)) ; &quot;&quot;)">
            <text:p/>
          </table:table-cell>
          <table:table-cell table:style-name="ce215" table:formula="of:=IF(ISNUMBER([.R80]); IF([.R80]&gt;=0; &quot;Win&quot;; &quot;Loss&quot;); &quot;&quot;)">
            <text:p/>
          </table:table-cell>
          <table:table-cell table:style-name="ce220" table:formula="of:=IF(ISNUMBER([.R80]); ROUND(([.P80]-[.H8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0]); &quot;&quot;; IF([.$G80]=&quot;Long&quot;; ([.X80]-[.$J80])*[.$I80]/[.$L80]; ([.$J80]-[.X80])*[.$I80]/[.$L80])-[.$Q80]); &quot;&quot;)">
            <text:p/>
          </table:table-cell>
          <table:table-cell/>
          <table:table-cell table:style-name="ce243" table:formula="of:=IFERROR(IF(ISBLANK([.Z80]); &quot;&quot;; IF([.$G80]=&quot;Long&quot;; ([.Z80]-[.$J80])*[.$I80]/[.$L80]; ([.$J80]-[.Z80])*[.$I80]/[.$L80])-[.$Q80]); &quot;&quot;)">
            <text:p/>
          </table:table-cell>
          <table:table-cell/>
          <table:table-cell table:style-name="ce243" table:formula="of:=IFERROR(IF(ISBLANK([.AB80]); &quot;&quot;; IF([.$G80]=&quot;Long&quot;; ([.AB80]-[.$J80])*[.$I80]/[.$L80]; ([.$J80]-[.AB80])*[.$I80]/[.$L80])-[.$Q80]); &quot;&quot;)">
            <text:p/>
          </table:table-cell>
          <table:table-cell table:number-columns-repeated="5"/>
          <table:table-cell table:formula="of:=IF([.B80]=&quot;&quot;; &quot;&quot;; WEEKDAY([.B80]; 2))">
            <text:p/>
          </table:table-cell>
          <table:table-cell table:number-columns-repeated="2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1]=&quot;Long&quot; ; [.J81]-[Overview.$C$4]/[.I81]  ;  IF([.G81]=&quot;Short&quot;; [.J81]+[Overview.$C$4]/[.I81]; &quot;&quot;) ); &quot;&quot;)">
            <text:p/>
          </table:table-cell>
          <table:table-cell table:formula="of:=IFERROR(ABS([.K81]-[.J81])*[.I81]; &quot;&quot;)">
            <text:p/>
          </table:table-cell>
          <table:table-cell table:formula="of:=IFERROR(  IF([.G81]=&quot;Long&quot;;  [.J81]+[Overview.$C$4]/[.I81]  *  [Overview.$C$6]  ;  IF([.G81]=&quot;Short&quot;   ;  [.J81]-[Overview.$C$4]/[.I81]  * [Overview.$C$6]  ; &quot;&quot;  )  )   ; &quot;&quot;)">
            <text:p/>
          </table:table-cell>
          <table:table-cell table:number-columns-repeated="3"/>
          <table:table-cell table:style-name="ce182" table:formula="of:=IFERROR([.R81]/[.L81]; &quot;&quot;)">
            <text:p/>
          </table:table-cell>
          <table:table-cell table:style-name="ce203" table:formula="of:=IFERROR(   IF( AND( [.G81]=&quot;Long&quot;;   [.N81]=[.I81])  ;  [.I81]*([.O81]-[.J81])  ;    IF(  AND(  [.G81]=&quot;Short&quot;  ;   [.N81]=[.I81]   )   ;   [.I81]*([.J81]-[.O81])   ;  &quot;&quot;)) ; &quot;&quot;)">
            <text:p/>
          </table:table-cell>
          <table:table-cell table:style-name="ce215" table:formula="of:=IF(ISNUMBER([.R81]); IF([.R81]&gt;=0; &quot;Win&quot;; &quot;Loss&quot;); &quot;&quot;)">
            <text:p/>
          </table:table-cell>
          <table:table-cell table:style-name="ce220" table:formula="of:=IF(ISNUMBER([.R81]); ROUND(([.P81]-[.H8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1]); &quot;&quot;; IF([.$G81]=&quot;Long&quot;; ([.X81]-[.$J81])*[.$I81]/[.$L81]; ([.$J81]-[.X81])*[.$I81]/[.$L81])-[.$Q81]); &quot;&quot;)">
            <text:p/>
          </table:table-cell>
          <table:table-cell/>
          <table:table-cell table:style-name="ce243" table:formula="of:=IFERROR(IF(ISBLANK([.Z81]); &quot;&quot;; IF([.$G81]=&quot;Long&quot;; ([.Z81]-[.$J81])*[.$I81]/[.$L81]; ([.$J81]-[.Z81])*[.$I81]/[.$L81])-[.$Q81]); &quot;&quot;)">
            <text:p/>
          </table:table-cell>
          <table:table-cell/>
          <table:table-cell table:style-name="ce243" table:formula="of:=IFERROR(IF(ISBLANK([.AB81]); &quot;&quot;; IF([.$G81]=&quot;Long&quot;; ([.AB81]-[.$J81])*[.$I81]/[.$L81]; ([.$J81]-[.AB81])*[.$I81]/[.$L81])-[.$Q81]); &quot;&quot;)">
            <text:p/>
          </table:table-cell>
          <table:table-cell table:number-columns-repeated="5"/>
          <table:table-cell table:formula="of:=IF([.B81]=&quot;&quot;; &quot;&quot;; WEEKDAY([.B81]; 2))">
            <text:p/>
          </table:table-cell>
          <table:table-cell table:number-columns-repeated="2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2]=&quot;Long&quot; ; [.J82]-[Overview.$C$4]/[.I82]  ;  IF([.G82]=&quot;Short&quot;; [.J82]+[Overview.$C$4]/[.I82]; &quot;&quot;) ); &quot;&quot;)">
            <text:p/>
          </table:table-cell>
          <table:table-cell table:formula="of:=IFERROR(ABS([.K82]-[.J82])*[.I82]; &quot;&quot;)">
            <text:p/>
          </table:table-cell>
          <table:table-cell table:formula="of:=IFERROR(  IF([.G82]=&quot;Long&quot;;  [.J82]+[Overview.$C$4]/[.I82]  *  [Overview.$C$6]  ;  IF([.G82]=&quot;Short&quot;   ;  [.J82]-[Overview.$C$4]/[.I82]  * [Overview.$C$6]  ; &quot;&quot;  )  )   ; &quot;&quot;)">
            <text:p/>
          </table:table-cell>
          <table:table-cell table:number-columns-repeated="3"/>
          <table:table-cell table:style-name="ce182" table:formula="of:=IFERROR([.R82]/[.L82]; &quot;&quot;)">
            <text:p/>
          </table:table-cell>
          <table:table-cell table:style-name="ce203" table:formula="of:=IFERROR(   IF( AND( [.G82]=&quot;Long&quot;;   [.N82]=[.I82])  ;  [.I82]*([.O82]-[.J82])  ;    IF(  AND(  [.G82]=&quot;Short&quot;  ;   [.N82]=[.I82]   )   ;   [.I82]*([.J82]-[.O82])   ;  &quot;&quot;)) ; &quot;&quot;)">
            <text:p/>
          </table:table-cell>
          <table:table-cell table:style-name="ce215" table:formula="of:=IF(ISNUMBER([.R82]); IF([.R82]&gt;=0; &quot;Win&quot;; &quot;Loss&quot;); &quot;&quot;)">
            <text:p/>
          </table:table-cell>
          <table:table-cell table:style-name="ce220" table:formula="of:=IF(ISNUMBER([.R82]); ROUND(([.P82]-[.H8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2]); &quot;&quot;; IF([.$G82]=&quot;Long&quot;; ([.X82]-[.$J82])*[.$I82]/[.$L82]; ([.$J82]-[.X82])*[.$I82]/[.$L82])-[.$Q82]); &quot;&quot;)">
            <text:p/>
          </table:table-cell>
          <table:table-cell/>
          <table:table-cell table:style-name="ce243" table:formula="of:=IFERROR(IF(ISBLANK([.Z82]); &quot;&quot;; IF([.$G82]=&quot;Long&quot;; ([.Z82]-[.$J82])*[.$I82]/[.$L82]; ([.$J82]-[.Z82])*[.$I82]/[.$L82])-[.$Q82]); &quot;&quot;)">
            <text:p/>
          </table:table-cell>
          <table:table-cell/>
          <table:table-cell table:style-name="ce243" table:formula="of:=IFERROR(IF(ISBLANK([.AB82]); &quot;&quot;; IF([.$G82]=&quot;Long&quot;; ([.AB82]-[.$J82])*[.$I82]/[.$L82]; ([.$J82]-[.AB82])*[.$I82]/[.$L82])-[.$Q82]); &quot;&quot;)">
            <text:p/>
          </table:table-cell>
          <table:table-cell table:number-columns-repeated="5"/>
          <table:table-cell table:formula="of:=IF([.B82]=&quot;&quot;; &quot;&quot;; WEEKDAY([.B82]; 2))">
            <text:p/>
          </table:table-cell>
          <table:table-cell table:number-columns-repeated="2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3]=&quot;Long&quot; ; [.J83]-[Overview.$C$4]/[.I83]  ;  IF([.G83]=&quot;Short&quot;; [.J83]+[Overview.$C$4]/[.I83]; &quot;&quot;) ); &quot;&quot;)">
            <text:p/>
          </table:table-cell>
          <table:table-cell table:formula="of:=IFERROR(ABS([.K83]-[.J83])*[.I83]; &quot;&quot;)">
            <text:p/>
          </table:table-cell>
          <table:table-cell table:formula="of:=IFERROR(  IF([.G83]=&quot;Long&quot;;  [.J83]+[Overview.$C$4]/[.I83]  *  [Overview.$C$6]  ;  IF([.G83]=&quot;Short&quot;   ;  [.J83]-[Overview.$C$4]/[.I83]  * [Overview.$C$6]  ; &quot;&quot;  )  )   ; &quot;&quot;)">
            <text:p/>
          </table:table-cell>
          <table:table-cell table:number-columns-repeated="3"/>
          <table:table-cell table:style-name="ce182" table:formula="of:=IFERROR([.R83]/[.L83]; &quot;&quot;)">
            <text:p/>
          </table:table-cell>
          <table:table-cell table:style-name="ce203" table:formula="of:=IFERROR(   IF( AND( [.G83]=&quot;Long&quot;;   [.N83]=[.I83])  ;  [.I83]*([.O83]-[.J83])  ;    IF(  AND(  [.G83]=&quot;Short&quot;  ;   [.N83]=[.I83]   )   ;   [.I83]*([.J83]-[.O83])   ;  &quot;&quot;)) ; &quot;&quot;)">
            <text:p/>
          </table:table-cell>
          <table:table-cell table:style-name="ce215" table:formula="of:=IF(ISNUMBER([.R83]); IF([.R83]&gt;=0; &quot;Win&quot;; &quot;Loss&quot;); &quot;&quot;)">
            <text:p/>
          </table:table-cell>
          <table:table-cell table:style-name="ce220" table:formula="of:=IF(ISNUMBER([.R83]); ROUND(([.P83]-[.H8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3]); &quot;&quot;; IF([.$G83]=&quot;Long&quot;; ([.X83]-[.$J83])*[.$I83]/[.$L83]; ([.$J83]-[.X83])*[.$I83]/[.$L83])-[.$Q83]); &quot;&quot;)">
            <text:p/>
          </table:table-cell>
          <table:table-cell/>
          <table:table-cell table:style-name="ce243" table:formula="of:=IFERROR(IF(ISBLANK([.Z83]); &quot;&quot;; IF([.$G83]=&quot;Long&quot;; ([.Z83]-[.$J83])*[.$I83]/[.$L83]; ([.$J83]-[.Z83])*[.$I83]/[.$L83])-[.$Q83]); &quot;&quot;)">
            <text:p/>
          </table:table-cell>
          <table:table-cell/>
          <table:table-cell table:style-name="ce243" table:formula="of:=IFERROR(IF(ISBLANK([.AB83]); &quot;&quot;; IF([.$G83]=&quot;Long&quot;; ([.AB83]-[.$J83])*[.$I83]/[.$L83]; ([.$J83]-[.AB83])*[.$I83]/[.$L83])-[.$Q83]); &quot;&quot;)">
            <text:p/>
          </table:table-cell>
          <table:table-cell table:number-columns-repeated="5"/>
          <table:table-cell table:formula="of:=IF([.B83]=&quot;&quot;; &quot;&quot;; WEEKDAY([.B83]; 2))">
            <text:p/>
          </table:table-cell>
          <table:table-cell table:number-columns-repeated="2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4]=&quot;Long&quot; ; [.J84]-[Overview.$C$4]/[.I84]  ;  IF([.G84]=&quot;Short&quot;; [.J84]+[Overview.$C$4]/[.I84]; &quot;&quot;) ); &quot;&quot;)">
            <text:p/>
          </table:table-cell>
          <table:table-cell table:formula="of:=IFERROR(ABS([.K84]-[.J84])*[.I84]; &quot;&quot;)">
            <text:p/>
          </table:table-cell>
          <table:table-cell table:formula="of:=IFERROR(  IF([.G84]=&quot;Long&quot;;  [.J84]+[Overview.$C$4]/[.I84]  *  [Overview.$C$6]  ;  IF([.G84]=&quot;Short&quot;   ;  [.J84]-[Overview.$C$4]/[.I84]  * [Overview.$C$6]  ; &quot;&quot;  )  )   ; &quot;&quot;)">
            <text:p/>
          </table:table-cell>
          <table:table-cell table:number-columns-repeated="3"/>
          <table:table-cell table:style-name="ce182" table:formula="of:=IFERROR([.R84]/[.L84]; &quot;&quot;)">
            <text:p/>
          </table:table-cell>
          <table:table-cell table:style-name="ce203" table:formula="of:=IFERROR(   IF( AND( [.G84]=&quot;Long&quot;;   [.N84]=[.I84])  ;  [.I84]*([.O84]-[.J84])  ;    IF(  AND(  [.G84]=&quot;Short&quot;  ;   [.N84]=[.I84]   )   ;   [.I84]*([.J84]-[.O84])   ;  &quot;&quot;)) ; &quot;&quot;)">
            <text:p/>
          </table:table-cell>
          <table:table-cell table:style-name="ce215" table:formula="of:=IF(ISNUMBER([.R84]); IF([.R84]&gt;=0; &quot;Win&quot;; &quot;Loss&quot;); &quot;&quot;)">
            <text:p/>
          </table:table-cell>
          <table:table-cell table:style-name="ce220" table:formula="of:=IF(ISNUMBER([.R84]); ROUND(([.P84]-[.H8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4]); &quot;&quot;; IF([.$G84]=&quot;Long&quot;; ([.X84]-[.$J84])*[.$I84]/[.$L84]; ([.$J84]-[.X84])*[.$I84]/[.$L84])-[.$Q84]); &quot;&quot;)">
            <text:p/>
          </table:table-cell>
          <table:table-cell/>
          <table:table-cell table:style-name="ce243" table:formula="of:=IFERROR(IF(ISBLANK([.Z84]); &quot;&quot;; IF([.$G84]=&quot;Long&quot;; ([.Z84]-[.$J84])*[.$I84]/[.$L84]; ([.$J84]-[.Z84])*[.$I84]/[.$L84])-[.$Q84]); &quot;&quot;)">
            <text:p/>
          </table:table-cell>
          <table:table-cell/>
          <table:table-cell table:style-name="ce243" table:formula="of:=IFERROR(IF(ISBLANK([.AB84]); &quot;&quot;; IF([.$G84]=&quot;Long&quot;; ([.AB84]-[.$J84])*[.$I84]/[.$L84]; ([.$J84]-[.AB84])*[.$I84]/[.$L84])-[.$Q84]); &quot;&quot;)">
            <text:p/>
          </table:table-cell>
          <table:table-cell table:number-columns-repeated="5"/>
          <table:table-cell table:formula="of:=IF([.B84]=&quot;&quot;; &quot;&quot;; WEEKDAY([.B84]; 2))">
            <text:p/>
          </table:table-cell>
          <table:table-cell table:number-columns-repeated="2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5]=&quot;Long&quot; ; [.J85]-[Overview.$C$4]/[.I85]  ;  IF([.G85]=&quot;Short&quot;; [.J85]+[Overview.$C$4]/[.I85]; &quot;&quot;) ); &quot;&quot;)">
            <text:p/>
          </table:table-cell>
          <table:table-cell table:formula="of:=IFERROR(ABS([.K85]-[.J85])*[.I85]; &quot;&quot;)">
            <text:p/>
          </table:table-cell>
          <table:table-cell table:formula="of:=IFERROR(  IF([.G85]=&quot;Long&quot;;  [.J85]+[Overview.$C$4]/[.I85]  *  [Overview.$C$6]  ;  IF([.G85]=&quot;Short&quot;   ;  [.J85]-[Overview.$C$4]/[.I85]  * [Overview.$C$6]  ; &quot;&quot;  )  )   ; &quot;&quot;)">
            <text:p/>
          </table:table-cell>
          <table:table-cell table:number-columns-repeated="3"/>
          <table:table-cell table:style-name="ce182" table:formula="of:=IFERROR([.R85]/[.L85]; &quot;&quot;)">
            <text:p/>
          </table:table-cell>
          <table:table-cell table:style-name="ce203" table:formula="of:=IFERROR(   IF( AND( [.G85]=&quot;Long&quot;;   [.N85]=[.I85])  ;  [.I85]*([.O85]-[.J85])  ;    IF(  AND(  [.G85]=&quot;Short&quot;  ;   [.N85]=[.I85]   )   ;   [.I85]*([.J85]-[.O85])   ;  &quot;&quot;)) ; &quot;&quot;)">
            <text:p/>
          </table:table-cell>
          <table:table-cell table:style-name="ce215" table:formula="of:=IF(ISNUMBER([.R85]); IF([.R85]&gt;=0; &quot;Win&quot;; &quot;Loss&quot;); &quot;&quot;)">
            <text:p/>
          </table:table-cell>
          <table:table-cell table:style-name="ce220" table:formula="of:=IF(ISNUMBER([.R85]); ROUND(([.P85]-[.H8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5]); &quot;&quot;; IF([.$G85]=&quot;Long&quot;; ([.X85]-[.$J85])*[.$I85]/[.$L85]; ([.$J85]-[.X85])*[.$I85]/[.$L85])-[.$Q85]); &quot;&quot;)">
            <text:p/>
          </table:table-cell>
          <table:table-cell/>
          <table:table-cell table:style-name="ce243" table:formula="of:=IFERROR(IF(ISBLANK([.Z85]); &quot;&quot;; IF([.$G85]=&quot;Long&quot;; ([.Z85]-[.$J85])*[.$I85]/[.$L85]; ([.$J85]-[.Z85])*[.$I85]/[.$L85])-[.$Q85]); &quot;&quot;)">
            <text:p/>
          </table:table-cell>
          <table:table-cell/>
          <table:table-cell table:style-name="ce243" table:formula="of:=IFERROR(IF(ISBLANK([.AB85]); &quot;&quot;; IF([.$G85]=&quot;Long&quot;; ([.AB85]-[.$J85])*[.$I85]/[.$L85]; ([.$J85]-[.AB85])*[.$I85]/[.$L85])-[.$Q85]); &quot;&quot;)">
            <text:p/>
          </table:table-cell>
          <table:table-cell table:number-columns-repeated="5"/>
          <table:table-cell table:formula="of:=IF([.B85]=&quot;&quot;; &quot;&quot;; WEEKDAY([.B85]; 2))">
            <text:p/>
          </table:table-cell>
          <table:table-cell table:number-columns-repeated="2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6]=&quot;Long&quot; ; [.J86]-[Overview.$C$4]/[.I86]  ;  IF([.G86]=&quot;Short&quot;; [.J86]+[Overview.$C$4]/[.I86]; &quot;&quot;) ); &quot;&quot;)">
            <text:p/>
          </table:table-cell>
          <table:table-cell table:formula="of:=IFERROR(ABS([.K86]-[.J86])*[.I86]; &quot;&quot;)">
            <text:p/>
          </table:table-cell>
          <table:table-cell table:formula="of:=IFERROR(  IF([.G86]=&quot;Long&quot;;  [.J86]+[Overview.$C$4]/[.I86]  *  [Overview.$C$6]  ;  IF([.G86]=&quot;Short&quot;   ;  [.J86]-[Overview.$C$4]/[.I86]  * [Overview.$C$6]  ; &quot;&quot;  )  )   ; &quot;&quot;)">
            <text:p/>
          </table:table-cell>
          <table:table-cell table:number-columns-repeated="3"/>
          <table:table-cell table:style-name="ce182" table:formula="of:=IFERROR([.R86]/[.L86]; &quot;&quot;)">
            <text:p/>
          </table:table-cell>
          <table:table-cell table:style-name="ce203" table:formula="of:=IFERROR(   IF( AND( [.G86]=&quot;Long&quot;;   [.N86]=[.I86])  ;  [.I86]*([.O86]-[.J86])  ;    IF(  AND(  [.G86]=&quot;Short&quot;  ;   [.N86]=[.I86]   )   ;   [.I86]*([.J86]-[.O86])   ;  &quot;&quot;)) ; &quot;&quot;)">
            <text:p/>
          </table:table-cell>
          <table:table-cell table:style-name="ce215" table:formula="of:=IF(ISNUMBER([.R86]); IF([.R86]&gt;=0; &quot;Win&quot;; &quot;Loss&quot;); &quot;&quot;)">
            <text:p/>
          </table:table-cell>
          <table:table-cell table:style-name="ce220" table:formula="of:=IF(ISNUMBER([.R86]); ROUND(([.P86]-[.H8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6]); &quot;&quot;; IF([.$G86]=&quot;Long&quot;; ([.X86]-[.$J86])*[.$I86]/[.$L86]; ([.$J86]-[.X86])*[.$I86]/[.$L86])-[.$Q86]); &quot;&quot;)">
            <text:p/>
          </table:table-cell>
          <table:table-cell/>
          <table:table-cell table:style-name="ce243" table:formula="of:=IFERROR(IF(ISBLANK([.Z86]); &quot;&quot;; IF([.$G86]=&quot;Long&quot;; ([.Z86]-[.$J86])*[.$I86]/[.$L86]; ([.$J86]-[.Z86])*[.$I86]/[.$L86])-[.$Q86]); &quot;&quot;)">
            <text:p/>
          </table:table-cell>
          <table:table-cell/>
          <table:table-cell table:style-name="ce243" table:formula="of:=IFERROR(IF(ISBLANK([.AB86]); &quot;&quot;; IF([.$G86]=&quot;Long&quot;; ([.AB86]-[.$J86])*[.$I86]/[.$L86]; ([.$J86]-[.AB86])*[.$I86]/[.$L86])-[.$Q86]); &quot;&quot;)">
            <text:p/>
          </table:table-cell>
          <table:table-cell table:number-columns-repeated="5"/>
          <table:table-cell table:formula="of:=IF([.B86]=&quot;&quot;; &quot;&quot;; WEEKDAY([.B86]; 2))">
            <text:p/>
          </table:table-cell>
          <table:table-cell table:number-columns-repeated="2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7]=&quot;Long&quot; ; [.J87]-[Overview.$C$4]/[.I87]  ;  IF([.G87]=&quot;Short&quot;; [.J87]+[Overview.$C$4]/[.I87]; &quot;&quot;) ); &quot;&quot;)">
            <text:p/>
          </table:table-cell>
          <table:table-cell table:formula="of:=IFERROR(ABS([.K87]-[.J87])*[.I87]; &quot;&quot;)">
            <text:p/>
          </table:table-cell>
          <table:table-cell table:formula="of:=IFERROR(  IF([.G87]=&quot;Long&quot;;  [.J87]+[Overview.$C$4]/[.I87]  *  [Overview.$C$6]  ;  IF([.G87]=&quot;Short&quot;   ;  [.J87]-[Overview.$C$4]/[.I87]  * [Overview.$C$6]  ; &quot;&quot;  )  )   ; &quot;&quot;)">
            <text:p/>
          </table:table-cell>
          <table:table-cell table:number-columns-repeated="3"/>
          <table:table-cell table:style-name="ce182" table:formula="of:=IFERROR([.R87]/[.L87]; &quot;&quot;)">
            <text:p/>
          </table:table-cell>
          <table:table-cell table:style-name="ce203" table:formula="of:=IFERROR(   IF( AND( [.G87]=&quot;Long&quot;;   [.N87]=[.I87])  ;  [.I87]*([.O87]-[.J87])  ;    IF(  AND(  [.G87]=&quot;Short&quot;  ;   [.N87]=[.I87]   )   ;   [.I87]*([.J87]-[.O87])   ;  &quot;&quot;)) ; &quot;&quot;)">
            <text:p/>
          </table:table-cell>
          <table:table-cell table:style-name="ce215" table:formula="of:=IF(ISNUMBER([.R87]); IF([.R87]&gt;=0; &quot;Win&quot;; &quot;Loss&quot;); &quot;&quot;)">
            <text:p/>
          </table:table-cell>
          <table:table-cell table:style-name="ce220" table:formula="of:=IF(ISNUMBER([.R87]); ROUND(([.P87]-[.H8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7]); &quot;&quot;; IF([.$G87]=&quot;Long&quot;; ([.X87]-[.$J87])*[.$I87]/[.$L87]; ([.$J87]-[.X87])*[.$I87]/[.$L87])-[.$Q87]); &quot;&quot;)">
            <text:p/>
          </table:table-cell>
          <table:table-cell/>
          <table:table-cell table:style-name="ce243" table:formula="of:=IFERROR(IF(ISBLANK([.Z87]); &quot;&quot;; IF([.$G87]=&quot;Long&quot;; ([.Z87]-[.$J87])*[.$I87]/[.$L87]; ([.$J87]-[.Z87])*[.$I87]/[.$L87])-[.$Q87]); &quot;&quot;)">
            <text:p/>
          </table:table-cell>
          <table:table-cell/>
          <table:table-cell table:style-name="ce243" table:formula="of:=IFERROR(IF(ISBLANK([.AB87]); &quot;&quot;; IF([.$G87]=&quot;Long&quot;; ([.AB87]-[.$J87])*[.$I87]/[.$L87]; ([.$J87]-[.AB87])*[.$I87]/[.$L87])-[.$Q87]); &quot;&quot;)">
            <text:p/>
          </table:table-cell>
          <table:table-cell table:number-columns-repeated="5"/>
          <table:table-cell table:formula="of:=IF([.B87]=&quot;&quot;; &quot;&quot;; WEEKDAY([.B87]; 2))">
            <text:p/>
          </table:table-cell>
          <table:table-cell table:number-columns-repeated="2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8]=&quot;Long&quot; ; [.J88]-[Overview.$C$4]/[.I88]  ;  IF([.G88]=&quot;Short&quot;; [.J88]+[Overview.$C$4]/[.I88]; &quot;&quot;) ); &quot;&quot;)">
            <text:p/>
          </table:table-cell>
          <table:table-cell table:formula="of:=IFERROR(ABS([.K88]-[.J88])*[.I88]; &quot;&quot;)">
            <text:p/>
          </table:table-cell>
          <table:table-cell table:formula="of:=IFERROR(  IF([.G88]=&quot;Long&quot;;  [.J88]+[Overview.$C$4]/[.I88]  *  [Overview.$C$6]  ;  IF([.G88]=&quot;Short&quot;   ;  [.J88]-[Overview.$C$4]/[.I88]  * [Overview.$C$6]  ; &quot;&quot;  )  )   ; &quot;&quot;)">
            <text:p/>
          </table:table-cell>
          <table:table-cell table:number-columns-repeated="3"/>
          <table:table-cell table:style-name="ce182" table:formula="of:=IFERROR([.R88]/[.L88]; &quot;&quot;)">
            <text:p/>
          </table:table-cell>
          <table:table-cell table:style-name="ce203" table:formula="of:=IFERROR(   IF( AND( [.G88]=&quot;Long&quot;;   [.N88]=[.I88])  ;  [.I88]*([.O88]-[.J88])  ;    IF(  AND(  [.G88]=&quot;Short&quot;  ;   [.N88]=[.I88]   )   ;   [.I88]*([.J88]-[.O88])   ;  &quot;&quot;)) ; &quot;&quot;)">
            <text:p/>
          </table:table-cell>
          <table:table-cell table:style-name="ce215" table:formula="of:=IF(ISNUMBER([.R88]); IF([.R88]&gt;=0; &quot;Win&quot;; &quot;Loss&quot;); &quot;&quot;)">
            <text:p/>
          </table:table-cell>
          <table:table-cell table:style-name="ce220" table:formula="of:=IF(ISNUMBER([.R88]); ROUND(([.P88]-[.H8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8]); &quot;&quot;; IF([.$G88]=&quot;Long&quot;; ([.X88]-[.$J88])*[.$I88]/[.$L88]; ([.$J88]-[.X88])*[.$I88]/[.$L88])-[.$Q88]); &quot;&quot;)">
            <text:p/>
          </table:table-cell>
          <table:table-cell/>
          <table:table-cell table:style-name="ce243" table:formula="of:=IFERROR(IF(ISBLANK([.Z88]); &quot;&quot;; IF([.$G88]=&quot;Long&quot;; ([.Z88]-[.$J88])*[.$I88]/[.$L88]; ([.$J88]-[.Z88])*[.$I88]/[.$L88])-[.$Q88]); &quot;&quot;)">
            <text:p/>
          </table:table-cell>
          <table:table-cell/>
          <table:table-cell table:style-name="ce243" table:formula="of:=IFERROR(IF(ISBLANK([.AB88]); &quot;&quot;; IF([.$G88]=&quot;Long&quot;; ([.AB88]-[.$J88])*[.$I88]/[.$L88]; ([.$J88]-[.AB88])*[.$I88]/[.$L88])-[.$Q88]); &quot;&quot;)">
            <text:p/>
          </table:table-cell>
          <table:table-cell table:number-columns-repeated="5"/>
          <table:table-cell table:formula="of:=IF([.B88]=&quot;&quot;; &quot;&quot;; WEEKDAY([.B88]; 2))">
            <text:p/>
          </table:table-cell>
          <table:table-cell table:number-columns-repeated="2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9]=&quot;Long&quot; ; [.J89]-[Overview.$C$4]/[.I89]  ;  IF([.G89]=&quot;Short&quot;; [.J89]+[Overview.$C$4]/[.I89]; &quot;&quot;) ); &quot;&quot;)">
            <text:p/>
          </table:table-cell>
          <table:table-cell table:formula="of:=IFERROR(ABS([.K89]-[.J89])*[.I89]; &quot;&quot;)">
            <text:p/>
          </table:table-cell>
          <table:table-cell table:formula="of:=IFERROR(  IF([.G89]=&quot;Long&quot;;  [.J89]+[Overview.$C$4]/[.I89]  *  [Overview.$C$6]  ;  IF([.G89]=&quot;Short&quot;   ;  [.J89]-[Overview.$C$4]/[.I89]  * [Overview.$C$6]  ; &quot;&quot;  )  )   ; &quot;&quot;)">
            <text:p/>
          </table:table-cell>
          <table:table-cell table:number-columns-repeated="3"/>
          <table:table-cell table:style-name="ce182" table:formula="of:=IFERROR([.R89]/[.L89]; &quot;&quot;)">
            <text:p/>
          </table:table-cell>
          <table:table-cell table:style-name="ce203" table:formula="of:=IFERROR(   IF( AND( [.G89]=&quot;Long&quot;;   [.N89]=[.I89])  ;  [.I89]*([.O89]-[.J89])  ;    IF(  AND(  [.G89]=&quot;Short&quot;  ;   [.N89]=[.I89]   )   ;   [.I89]*([.J89]-[.O89])   ;  &quot;&quot;)) ; &quot;&quot;)">
            <text:p/>
          </table:table-cell>
          <table:table-cell table:style-name="ce215" table:formula="of:=IF(ISNUMBER([.R89]); IF([.R89]&gt;=0; &quot;Win&quot;; &quot;Loss&quot;); &quot;&quot;)">
            <text:p/>
          </table:table-cell>
          <table:table-cell table:style-name="ce220" table:formula="of:=IF(ISNUMBER([.R89]); ROUND(([.P89]-[.H8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9]); &quot;&quot;; IF([.$G89]=&quot;Long&quot;; ([.X89]-[.$J89])*[.$I89]/[.$L89]; ([.$J89]-[.X89])*[.$I89]/[.$L89])-[.$Q89]); &quot;&quot;)">
            <text:p/>
          </table:table-cell>
          <table:table-cell/>
          <table:table-cell table:style-name="ce243" table:formula="of:=IFERROR(IF(ISBLANK([.Z89]); &quot;&quot;; IF([.$G89]=&quot;Long&quot;; ([.Z89]-[.$J89])*[.$I89]/[.$L89]; ([.$J89]-[.Z89])*[.$I89]/[.$L89])-[.$Q89]); &quot;&quot;)">
            <text:p/>
          </table:table-cell>
          <table:table-cell/>
          <table:table-cell table:style-name="ce243" table:formula="of:=IFERROR(IF(ISBLANK([.AB89]); &quot;&quot;; IF([.$G89]=&quot;Long&quot;; ([.AB89]-[.$J89])*[.$I89]/[.$L89]; ([.$J89]-[.AB89])*[.$I89]/[.$L89])-[.$Q89]); &quot;&quot;)">
            <text:p/>
          </table:table-cell>
          <table:table-cell table:number-columns-repeated="5"/>
          <table:table-cell table:formula="of:=IF([.B89]=&quot;&quot;; &quot;&quot;; WEEKDAY([.B89]; 2))">
            <text:p/>
          </table:table-cell>
          <table:table-cell table:number-columns-repeated="2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0]=&quot;Long&quot; ; [.J90]-[Overview.$C$4]/[.I90]  ;  IF([.G90]=&quot;Short&quot;; [.J90]+[Overview.$C$4]/[.I90]; &quot;&quot;) ); &quot;&quot;)">
            <text:p/>
          </table:table-cell>
          <table:table-cell table:formula="of:=IFERROR(ABS([.K90]-[.J90])*[.I90]; &quot;&quot;)">
            <text:p/>
          </table:table-cell>
          <table:table-cell table:formula="of:=IFERROR(  IF([.G90]=&quot;Long&quot;;  [.J90]+[Overview.$C$4]/[.I90]  *  [Overview.$C$6]  ;  IF([.G90]=&quot;Short&quot;   ;  [.J90]-[Overview.$C$4]/[.I90]  * [Overview.$C$6]  ; &quot;&quot;  )  )   ; &quot;&quot;)">
            <text:p/>
          </table:table-cell>
          <table:table-cell table:number-columns-repeated="3"/>
          <table:table-cell table:style-name="ce182" table:formula="of:=IFERROR([.R90]/[.L90]; &quot;&quot;)">
            <text:p/>
          </table:table-cell>
          <table:table-cell table:style-name="ce203" table:formula="of:=IFERROR(   IF( AND( [.G90]=&quot;Long&quot;;   [.N90]=[.I90])  ;  [.I90]*([.O90]-[.J90])  ;    IF(  AND(  [.G90]=&quot;Short&quot;  ;   [.N90]=[.I90]   )   ;   [.I90]*([.J90]-[.O90])   ;  &quot;&quot;)) ; &quot;&quot;)">
            <text:p/>
          </table:table-cell>
          <table:table-cell table:style-name="ce215" table:formula="of:=IF(ISNUMBER([.R90]); IF([.R90]&gt;=0; &quot;Win&quot;; &quot;Loss&quot;); &quot;&quot;)">
            <text:p/>
          </table:table-cell>
          <table:table-cell table:style-name="ce220" table:formula="of:=IF(ISNUMBER([.R90]); ROUND(([.P90]-[.H9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0]); &quot;&quot;; IF([.$G90]=&quot;Long&quot;; ([.X90]-[.$J90])*[.$I90]/[.$L90]; ([.$J90]-[.X90])*[.$I90]/[.$L90])-[.$Q90]); &quot;&quot;)">
            <text:p/>
          </table:table-cell>
          <table:table-cell/>
          <table:table-cell table:style-name="ce243" table:formula="of:=IFERROR(IF(ISBLANK([.Z90]); &quot;&quot;; IF([.$G90]=&quot;Long&quot;; ([.Z90]-[.$J90])*[.$I90]/[.$L90]; ([.$J90]-[.Z90])*[.$I90]/[.$L90])-[.$Q90]); &quot;&quot;)">
            <text:p/>
          </table:table-cell>
          <table:table-cell/>
          <table:table-cell table:style-name="ce243" table:formula="of:=IFERROR(IF(ISBLANK([.AB90]); &quot;&quot;; IF([.$G90]=&quot;Long&quot;; ([.AB90]-[.$J90])*[.$I90]/[.$L90]; ([.$J90]-[.AB90])*[.$I90]/[.$L90])-[.$Q90]); &quot;&quot;)">
            <text:p/>
          </table:table-cell>
          <table:table-cell table:number-columns-repeated="5"/>
          <table:table-cell table:formula="of:=IF([.B90]=&quot;&quot;; &quot;&quot;; WEEKDAY([.B90]; 2))">
            <text:p/>
          </table:table-cell>
          <table:table-cell table:number-columns-repeated="2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1]=&quot;Long&quot; ; [.J91]-[Overview.$C$4]/[.I91]  ;  IF([.G91]=&quot;Short&quot;; [.J91]+[Overview.$C$4]/[.I91]; &quot;&quot;) ); &quot;&quot;)">
            <text:p/>
          </table:table-cell>
          <table:table-cell table:formula="of:=IFERROR(ABS([.K91]-[.J91])*[.I91]; &quot;&quot;)">
            <text:p/>
          </table:table-cell>
          <table:table-cell table:formula="of:=IFERROR(  IF([.G91]=&quot;Long&quot;;  [.J91]+[Overview.$C$4]/[.I91]  *  [Overview.$C$6]  ;  IF([.G91]=&quot;Short&quot;   ;  [.J91]-[Overview.$C$4]/[.I91]  * [Overview.$C$6]  ; &quot;&quot;  )  )   ; &quot;&quot;)">
            <text:p/>
          </table:table-cell>
          <table:table-cell table:number-columns-repeated="3"/>
          <table:table-cell table:style-name="ce182" table:formula="of:=IFERROR([.R91]/[.L91]; &quot;&quot;)">
            <text:p/>
          </table:table-cell>
          <table:table-cell table:style-name="ce203" table:formula="of:=IFERROR(   IF( AND( [.G91]=&quot;Long&quot;;   [.N91]=[.I91])  ;  [.I91]*([.O91]-[.J91])  ;    IF(  AND(  [.G91]=&quot;Short&quot;  ;   [.N91]=[.I91]   )   ;   [.I91]*([.J91]-[.O91])   ;  &quot;&quot;)) ; &quot;&quot;)">
            <text:p/>
          </table:table-cell>
          <table:table-cell table:style-name="ce215" table:formula="of:=IF(ISNUMBER([.R91]); IF([.R91]&gt;=0; &quot;Win&quot;; &quot;Loss&quot;); &quot;&quot;)">
            <text:p/>
          </table:table-cell>
          <table:table-cell table:style-name="ce220" table:formula="of:=IF(ISNUMBER([.R91]); ROUND(([.P91]-[.H9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1]); &quot;&quot;; IF([.$G91]=&quot;Long&quot;; ([.X91]-[.$J91])*[.$I91]/[.$L91]; ([.$J91]-[.X91])*[.$I91]/[.$L91])-[.$Q91]); &quot;&quot;)">
            <text:p/>
          </table:table-cell>
          <table:table-cell/>
          <table:table-cell table:style-name="ce243" table:formula="of:=IFERROR(IF(ISBLANK([.Z91]); &quot;&quot;; IF([.$G91]=&quot;Long&quot;; ([.Z91]-[.$J91])*[.$I91]/[.$L91]; ([.$J91]-[.Z91])*[.$I91]/[.$L91])-[.$Q91]); &quot;&quot;)">
            <text:p/>
          </table:table-cell>
          <table:table-cell/>
          <table:table-cell table:style-name="ce243" table:formula="of:=IFERROR(IF(ISBLANK([.AB91]); &quot;&quot;; IF([.$G91]=&quot;Long&quot;; ([.AB91]-[.$J91])*[.$I91]/[.$L91]; ([.$J91]-[.AB91])*[.$I91]/[.$L91])-[.$Q91]); &quot;&quot;)">
            <text:p/>
          </table:table-cell>
          <table:table-cell table:number-columns-repeated="5"/>
          <table:table-cell table:formula="of:=IF([.B91]=&quot;&quot;; &quot;&quot;; WEEKDAY([.B91]; 2))">
            <text:p/>
          </table:table-cell>
          <table:table-cell table:number-columns-repeated="2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2]=&quot;Long&quot; ; [.J92]-[Overview.$C$4]/[.I92]  ;  IF([.G92]=&quot;Short&quot;; [.J92]+[Overview.$C$4]/[.I92]; &quot;&quot;) ); &quot;&quot;)">
            <text:p/>
          </table:table-cell>
          <table:table-cell table:formula="of:=IFERROR(ABS([.K92]-[.J92])*[.I92]; &quot;&quot;)">
            <text:p/>
          </table:table-cell>
          <table:table-cell table:formula="of:=IFERROR(  IF([.G92]=&quot;Long&quot;;  [.J92]+[Overview.$C$4]/[.I92]  *  [Overview.$C$6]  ;  IF([.G92]=&quot;Short&quot;   ;  [.J92]-[Overview.$C$4]/[.I92]  * [Overview.$C$6]  ; &quot;&quot;  )  )   ; &quot;&quot;)">
            <text:p/>
          </table:table-cell>
          <table:table-cell table:number-columns-repeated="3"/>
          <table:table-cell table:style-name="ce182" table:formula="of:=IFERROR([.R92]/[.L92]; &quot;&quot;)">
            <text:p/>
          </table:table-cell>
          <table:table-cell table:style-name="ce203" table:formula="of:=IFERROR(   IF( AND( [.G92]=&quot;Long&quot;;   [.N92]=[.I92])  ;  [.I92]*([.O92]-[.J92])  ;    IF(  AND(  [.G92]=&quot;Short&quot;  ;   [.N92]=[.I92]   )   ;   [.I92]*([.J92]-[.O92])   ;  &quot;&quot;)) ; &quot;&quot;)">
            <text:p/>
          </table:table-cell>
          <table:table-cell table:style-name="ce215" table:formula="of:=IF(ISNUMBER([.R92]); IF([.R92]&gt;=0; &quot;Win&quot;; &quot;Loss&quot;); &quot;&quot;)">
            <text:p/>
          </table:table-cell>
          <table:table-cell table:style-name="ce220" table:formula="of:=IF(ISNUMBER([.R92]); ROUND(([.P92]-[.H9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2]); &quot;&quot;; IF([.$G92]=&quot;Long&quot;; ([.X92]-[.$J92])*[.$I92]/[.$L92]; ([.$J92]-[.X92])*[.$I92]/[.$L92])-[.$Q92]); &quot;&quot;)">
            <text:p/>
          </table:table-cell>
          <table:table-cell/>
          <table:table-cell table:style-name="ce243" table:formula="of:=IFERROR(IF(ISBLANK([.Z92]); &quot;&quot;; IF([.$G92]=&quot;Long&quot;; ([.Z92]-[.$J92])*[.$I92]/[.$L92]; ([.$J92]-[.Z92])*[.$I92]/[.$L92])-[.$Q92]); &quot;&quot;)">
            <text:p/>
          </table:table-cell>
          <table:table-cell/>
          <table:table-cell table:style-name="ce243" table:formula="of:=IFERROR(IF(ISBLANK([.AB92]); &quot;&quot;; IF([.$G92]=&quot;Long&quot;; ([.AB92]-[.$J92])*[.$I92]/[.$L92]; ([.$J92]-[.AB92])*[.$I92]/[.$L92])-[.$Q92]); &quot;&quot;)">
            <text:p/>
          </table:table-cell>
          <table:table-cell table:number-columns-repeated="5"/>
          <table:table-cell table:formula="of:=IF([.B92]=&quot;&quot;; &quot;&quot;; WEEKDAY([.B92]; 2))">
            <text:p/>
          </table:table-cell>
          <table:table-cell table:number-columns-repeated="2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3]=&quot;Long&quot; ; [.J93]-[Overview.$C$4]/[.I93]  ;  IF([.G93]=&quot;Short&quot;; [.J93]+[Overview.$C$4]/[.I93]; &quot;&quot;) ); &quot;&quot;)">
            <text:p/>
          </table:table-cell>
          <table:table-cell table:formula="of:=IFERROR(ABS([.K93]-[.J93])*[.I93]; &quot;&quot;)">
            <text:p/>
          </table:table-cell>
          <table:table-cell table:formula="of:=IFERROR(  IF([.G93]=&quot;Long&quot;;  [.J93]+[Overview.$C$4]/[.I93]  *  [Overview.$C$6]  ;  IF([.G93]=&quot;Short&quot;   ;  [.J93]-[Overview.$C$4]/[.I93]  * [Overview.$C$6]  ; &quot;&quot;  )  )   ; &quot;&quot;)">
            <text:p/>
          </table:table-cell>
          <table:table-cell table:number-columns-repeated="3"/>
          <table:table-cell table:style-name="ce182" table:formula="of:=IFERROR([.R93]/[.L93]; &quot;&quot;)">
            <text:p/>
          </table:table-cell>
          <table:table-cell table:style-name="ce203" table:formula="of:=IFERROR(   IF( AND( [.G93]=&quot;Long&quot;;   [.N93]=[.I93])  ;  [.I93]*([.O93]-[.J93])  ;    IF(  AND(  [.G93]=&quot;Short&quot;  ;   [.N93]=[.I93]   )   ;   [.I93]*([.J93]-[.O93])   ;  &quot;&quot;)) ; &quot;&quot;)">
            <text:p/>
          </table:table-cell>
          <table:table-cell table:style-name="ce215" table:formula="of:=IF(ISNUMBER([.R93]); IF([.R93]&gt;=0; &quot;Win&quot;; &quot;Loss&quot;); &quot;&quot;)">
            <text:p/>
          </table:table-cell>
          <table:table-cell table:style-name="ce220" table:formula="of:=IF(ISNUMBER([.R93]); ROUND(([.P93]-[.H9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3]); &quot;&quot;; IF([.$G93]=&quot;Long&quot;; ([.X93]-[.$J93])*[.$I93]/[.$L93]; ([.$J93]-[.X93])*[.$I93]/[.$L93])-[.$Q93]); &quot;&quot;)">
            <text:p/>
          </table:table-cell>
          <table:table-cell/>
          <table:table-cell table:style-name="ce243" table:formula="of:=IFERROR(IF(ISBLANK([.Z93]); &quot;&quot;; IF([.$G93]=&quot;Long&quot;; ([.Z93]-[.$J93])*[.$I93]/[.$L93]; ([.$J93]-[.Z93])*[.$I93]/[.$L93])-[.$Q93]); &quot;&quot;)">
            <text:p/>
          </table:table-cell>
          <table:table-cell/>
          <table:table-cell table:style-name="ce243" table:formula="of:=IFERROR(IF(ISBLANK([.AB93]); &quot;&quot;; IF([.$G93]=&quot;Long&quot;; ([.AB93]-[.$J93])*[.$I93]/[.$L93]; ([.$J93]-[.AB93])*[.$I93]/[.$L93])-[.$Q93]); &quot;&quot;)">
            <text:p/>
          </table:table-cell>
          <table:table-cell table:number-columns-repeated="5"/>
          <table:table-cell table:formula="of:=IF([.B93]=&quot;&quot;; &quot;&quot;; WEEKDAY([.B93]; 2))">
            <text:p/>
          </table:table-cell>
          <table:table-cell table:number-columns-repeated="2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4]=&quot;Long&quot; ; [.J94]-[Overview.$C$4]/[.I94]  ;  IF([.G94]=&quot;Short&quot;; [.J94]+[Overview.$C$4]/[.I94]; &quot;&quot;) ); &quot;&quot;)">
            <text:p/>
          </table:table-cell>
          <table:table-cell table:formula="of:=IFERROR(ABS([.K94]-[.J94])*[.I94]; &quot;&quot;)">
            <text:p/>
          </table:table-cell>
          <table:table-cell table:formula="of:=IFERROR(  IF([.G94]=&quot;Long&quot;;  [.J94]+[Overview.$C$4]/[.I94]  *  [Overview.$C$6]  ;  IF([.G94]=&quot;Short&quot;   ;  [.J94]-[Overview.$C$4]/[.I94]  * [Overview.$C$6]  ; &quot;&quot;  )  )   ; &quot;&quot;)">
            <text:p/>
          </table:table-cell>
          <table:table-cell table:number-columns-repeated="3"/>
          <table:table-cell table:style-name="ce182" table:formula="of:=IFERROR([.R94]/[.L94]; &quot;&quot;)">
            <text:p/>
          </table:table-cell>
          <table:table-cell table:style-name="ce203" table:formula="of:=IFERROR(   IF( AND( [.G94]=&quot;Long&quot;;   [.N94]=[.I94])  ;  [.I94]*([.O94]-[.J94])  ;    IF(  AND(  [.G94]=&quot;Short&quot;  ;   [.N94]=[.I94]   )   ;   [.I94]*([.J94]-[.O94])   ;  &quot;&quot;)) ; &quot;&quot;)">
            <text:p/>
          </table:table-cell>
          <table:table-cell table:style-name="ce215" table:formula="of:=IF(ISNUMBER([.R94]); IF([.R94]&gt;=0; &quot;Win&quot;; &quot;Loss&quot;); &quot;&quot;)">
            <text:p/>
          </table:table-cell>
          <table:table-cell table:style-name="ce220" table:formula="of:=IF(ISNUMBER([.R94]); ROUND(([.P94]-[.H9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4]); &quot;&quot;; IF([.$G94]=&quot;Long&quot;; ([.X94]-[.$J94])*[.$I94]/[.$L94]; ([.$J94]-[.X94])*[.$I94]/[.$L94])-[.$Q94]); &quot;&quot;)">
            <text:p/>
          </table:table-cell>
          <table:table-cell/>
          <table:table-cell table:style-name="ce243" table:formula="of:=IFERROR(IF(ISBLANK([.Z94]); &quot;&quot;; IF([.$G94]=&quot;Long&quot;; ([.Z94]-[.$J94])*[.$I94]/[.$L94]; ([.$J94]-[.Z94])*[.$I94]/[.$L94])-[.$Q94]); &quot;&quot;)">
            <text:p/>
          </table:table-cell>
          <table:table-cell/>
          <table:table-cell table:style-name="ce243" table:formula="of:=IFERROR(IF(ISBLANK([.AB94]); &quot;&quot;; IF([.$G94]=&quot;Long&quot;; ([.AB94]-[.$J94])*[.$I94]/[.$L94]; ([.$J94]-[.AB94])*[.$I94]/[.$L94])-[.$Q94]); &quot;&quot;)">
            <text:p/>
          </table:table-cell>
          <table:table-cell table:number-columns-repeated="5"/>
          <table:table-cell table:formula="of:=IF([.B94]=&quot;&quot;; &quot;&quot;; WEEKDAY([.B94]; 2))">
            <text:p/>
          </table:table-cell>
          <table:table-cell table:number-columns-repeated="2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5]=&quot;Long&quot; ; [.J95]-[Overview.$C$4]/[.I95]  ;  IF([.G95]=&quot;Short&quot;; [.J95]+[Overview.$C$4]/[.I95]; &quot;&quot;) ); &quot;&quot;)">
            <text:p/>
          </table:table-cell>
          <table:table-cell table:formula="of:=IFERROR(ABS([.K95]-[.J95])*[.I95]; &quot;&quot;)">
            <text:p/>
          </table:table-cell>
          <table:table-cell table:formula="of:=IFERROR(  IF([.G95]=&quot;Long&quot;;  [.J95]+[Overview.$C$4]/[.I95]  *  [Overview.$C$6]  ;  IF([.G95]=&quot;Short&quot;   ;  [.J95]-[Overview.$C$4]/[.I95]  * [Overview.$C$6]  ; &quot;&quot;  )  )   ; &quot;&quot;)">
            <text:p/>
          </table:table-cell>
          <table:table-cell table:number-columns-repeated="3"/>
          <table:table-cell table:style-name="ce182" table:formula="of:=IFERROR([.R95]/[.L95]; &quot;&quot;)">
            <text:p/>
          </table:table-cell>
          <table:table-cell table:style-name="ce203" table:formula="of:=IFERROR(   IF( AND( [.G95]=&quot;Long&quot;;   [.N95]=[.I95])  ;  [.I95]*([.O95]-[.J95])  ;    IF(  AND(  [.G95]=&quot;Short&quot;  ;   [.N95]=[.I95]   )   ;   [.I95]*([.J95]-[.O95])   ;  &quot;&quot;)) ; &quot;&quot;)">
            <text:p/>
          </table:table-cell>
          <table:table-cell table:style-name="ce215" table:formula="of:=IF(ISNUMBER([.R95]); IF([.R95]&gt;=0; &quot;Win&quot;; &quot;Loss&quot;); &quot;&quot;)">
            <text:p/>
          </table:table-cell>
          <table:table-cell table:style-name="ce220" table:formula="of:=IF(ISNUMBER([.R95]); ROUND(([.P95]-[.H9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5]); &quot;&quot;; IF([.$G95]=&quot;Long&quot;; ([.X95]-[.$J95])*[.$I95]/[.$L95]; ([.$J95]-[.X95])*[.$I95]/[.$L95])-[.$Q95]); &quot;&quot;)">
            <text:p/>
          </table:table-cell>
          <table:table-cell/>
          <table:table-cell table:style-name="ce243" table:formula="of:=IFERROR(IF(ISBLANK([.Z95]); &quot;&quot;; IF([.$G95]=&quot;Long&quot;; ([.Z95]-[.$J95])*[.$I95]/[.$L95]; ([.$J95]-[.Z95])*[.$I95]/[.$L95])-[.$Q95]); &quot;&quot;)">
            <text:p/>
          </table:table-cell>
          <table:table-cell/>
          <table:table-cell table:style-name="ce243" table:formula="of:=IFERROR(IF(ISBLANK([.AB95]); &quot;&quot;; IF([.$G95]=&quot;Long&quot;; ([.AB95]-[.$J95])*[.$I95]/[.$L95]; ([.$J95]-[.AB95])*[.$I95]/[.$L95])-[.$Q95]); &quot;&quot;)">
            <text:p/>
          </table:table-cell>
          <table:table-cell table:number-columns-repeated="5"/>
          <table:table-cell table:formula="of:=IF([.B95]=&quot;&quot;; &quot;&quot;; WEEKDAY([.B95]; 2))">
            <text:p/>
          </table:table-cell>
          <table:table-cell table:number-columns-repeated="2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6]=&quot;Long&quot; ; [.J96]-[Overview.$C$4]/[.I96]  ;  IF([.G96]=&quot;Short&quot;; [.J96]+[Overview.$C$4]/[.I96]; &quot;&quot;) ); &quot;&quot;)">
            <text:p/>
          </table:table-cell>
          <table:table-cell table:formula="of:=IFERROR(ABS([.K96]-[.J96])*[.I96]; &quot;&quot;)">
            <text:p/>
          </table:table-cell>
          <table:table-cell table:formula="of:=IFERROR(  IF([.G96]=&quot;Long&quot;;  [.J96]+[Overview.$C$4]/[.I96]  *  [Overview.$C$6]  ;  IF([.G96]=&quot;Short&quot;   ;  [.J96]-[Overview.$C$4]/[.I96]  * [Overview.$C$6]  ; &quot;&quot;  )  )   ; &quot;&quot;)">
            <text:p/>
          </table:table-cell>
          <table:table-cell table:number-columns-repeated="3"/>
          <table:table-cell table:style-name="ce182" table:formula="of:=IFERROR([.R96]/[.L96]; &quot;&quot;)">
            <text:p/>
          </table:table-cell>
          <table:table-cell table:style-name="ce203" table:formula="of:=IFERROR(   IF( AND( [.G96]=&quot;Long&quot;;   [.N96]=[.I96])  ;  [.I96]*([.O96]-[.J96])  ;    IF(  AND(  [.G96]=&quot;Short&quot;  ;   [.N96]=[.I96]   )   ;   [.I96]*([.J96]-[.O96])   ;  &quot;&quot;)) ; &quot;&quot;)">
            <text:p/>
          </table:table-cell>
          <table:table-cell table:style-name="ce215" table:formula="of:=IF(ISNUMBER([.R96]); IF([.R96]&gt;=0; &quot;Win&quot;; &quot;Loss&quot;); &quot;&quot;)">
            <text:p/>
          </table:table-cell>
          <table:table-cell table:style-name="ce220" table:formula="of:=IF(ISNUMBER([.R96]); ROUND(([.P96]-[.H9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6]); &quot;&quot;; IF([.$G96]=&quot;Long&quot;; ([.X96]-[.$J96])*[.$I96]/[.$L96]; ([.$J96]-[.X96])*[.$I96]/[.$L96])-[.$Q96]); &quot;&quot;)">
            <text:p/>
          </table:table-cell>
          <table:table-cell/>
          <table:table-cell table:style-name="ce243" table:formula="of:=IFERROR(IF(ISBLANK([.Z96]); &quot;&quot;; IF([.$G96]=&quot;Long&quot;; ([.Z96]-[.$J96])*[.$I96]/[.$L96]; ([.$J96]-[.Z96])*[.$I96]/[.$L96])-[.$Q96]); &quot;&quot;)">
            <text:p/>
          </table:table-cell>
          <table:table-cell/>
          <table:table-cell table:style-name="ce243" table:formula="of:=IFERROR(IF(ISBLANK([.AB96]); &quot;&quot;; IF([.$G96]=&quot;Long&quot;; ([.AB96]-[.$J96])*[.$I96]/[.$L96]; ([.$J96]-[.AB96])*[.$I96]/[.$L96])-[.$Q96]); &quot;&quot;)">
            <text:p/>
          </table:table-cell>
          <table:table-cell table:number-columns-repeated="5"/>
          <table:table-cell table:formula="of:=IF([.B96]=&quot;&quot;; &quot;&quot;; WEEKDAY([.B96]; 2))">
            <text:p/>
          </table:table-cell>
          <table:table-cell table:number-columns-repeated="2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7]=&quot;Long&quot; ; [.J97]-[Overview.$C$4]/[.I97]  ;  IF([.G97]=&quot;Short&quot;; [.J97]+[Overview.$C$4]/[.I97]; &quot;&quot;) ); &quot;&quot;)">
            <text:p/>
          </table:table-cell>
          <table:table-cell table:formula="of:=IFERROR(ABS([.K97]-[.J97])*[.I97]; &quot;&quot;)">
            <text:p/>
          </table:table-cell>
          <table:table-cell table:formula="of:=IFERROR(  IF([.G97]=&quot;Long&quot;;  [.J97]+[Overview.$C$4]/[.I97]  *  [Overview.$C$6]  ;  IF([.G97]=&quot;Short&quot;   ;  [.J97]-[Overview.$C$4]/[.I97]  * [Overview.$C$6]  ; &quot;&quot;  )  )   ; &quot;&quot;)">
            <text:p/>
          </table:table-cell>
          <table:table-cell table:number-columns-repeated="3"/>
          <table:table-cell table:style-name="ce182" table:formula="of:=IFERROR([.R97]/[.L97]; &quot;&quot;)">
            <text:p/>
          </table:table-cell>
          <table:table-cell table:style-name="ce203" table:formula="of:=IFERROR(   IF( AND( [.G97]=&quot;Long&quot;;   [.N97]=[.I97])  ;  [.I97]*([.O97]-[.J97])  ;    IF(  AND(  [.G97]=&quot;Short&quot;  ;   [.N97]=[.I97]   )   ;   [.I97]*([.J97]-[.O97])   ;  &quot;&quot;)) ; &quot;&quot;)">
            <text:p/>
          </table:table-cell>
          <table:table-cell table:style-name="ce215" table:formula="of:=IF(ISNUMBER([.R97]); IF([.R97]&gt;=0; &quot;Win&quot;; &quot;Loss&quot;); &quot;&quot;)">
            <text:p/>
          </table:table-cell>
          <table:table-cell table:style-name="ce220" table:formula="of:=IF(ISNUMBER([.R97]); ROUND(([.P97]-[.H9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7]); &quot;&quot;; IF([.$G97]=&quot;Long&quot;; ([.X97]-[.$J97])*[.$I97]/[.$L97]; ([.$J97]-[.X97])*[.$I97]/[.$L97])-[.$Q97]); &quot;&quot;)">
            <text:p/>
          </table:table-cell>
          <table:table-cell/>
          <table:table-cell table:style-name="ce243" table:formula="of:=IFERROR(IF(ISBLANK([.Z97]); &quot;&quot;; IF([.$G97]=&quot;Long&quot;; ([.Z97]-[.$J97])*[.$I97]/[.$L97]; ([.$J97]-[.Z97])*[.$I97]/[.$L97])-[.$Q97]); &quot;&quot;)">
            <text:p/>
          </table:table-cell>
          <table:table-cell/>
          <table:table-cell table:style-name="ce243" table:formula="of:=IFERROR(IF(ISBLANK([.AB97]); &quot;&quot;; IF([.$G97]=&quot;Long&quot;; ([.AB97]-[.$J97])*[.$I97]/[.$L97]; ([.$J97]-[.AB97])*[.$I97]/[.$L97])-[.$Q97]); &quot;&quot;)">
            <text:p/>
          </table:table-cell>
          <table:table-cell table:number-columns-repeated="5"/>
          <table:table-cell table:formula="of:=IF([.B97]=&quot;&quot;; &quot;&quot;; WEEKDAY([.B97]; 2))">
            <text:p/>
          </table:table-cell>
          <table:table-cell table:number-columns-repeated="2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8]=&quot;Long&quot; ; [.J98]-[Overview.$C$4]/[.I98]  ;  IF([.G98]=&quot;Short&quot;; [.J98]+[Overview.$C$4]/[.I98]; &quot;&quot;) ); &quot;&quot;)">
            <text:p/>
          </table:table-cell>
          <table:table-cell table:formula="of:=IFERROR(ABS([.K98]-[.J98])*[.I98]; &quot;&quot;)">
            <text:p/>
          </table:table-cell>
          <table:table-cell table:formula="of:=IFERROR(  IF([.G98]=&quot;Long&quot;;  [.J98]+[Overview.$C$4]/[.I98]  *  [Overview.$C$6]  ;  IF([.G98]=&quot;Short&quot;   ;  [.J98]-[Overview.$C$4]/[.I98]  * [Overview.$C$6]  ; &quot;&quot;  )  )   ; &quot;&quot;)">
            <text:p/>
          </table:table-cell>
          <table:table-cell table:number-columns-repeated="3"/>
          <table:table-cell table:style-name="ce182" table:formula="of:=IFERROR([.R98]/[.L98]; &quot;&quot;)">
            <text:p/>
          </table:table-cell>
          <table:table-cell table:style-name="ce203" table:formula="of:=IFERROR(   IF( AND( [.G98]=&quot;Long&quot;;   [.N98]=[.I98])  ;  [.I98]*([.O98]-[.J98])  ;    IF(  AND(  [.G98]=&quot;Short&quot;  ;   [.N98]=[.I98]   )   ;   [.I98]*([.J98]-[.O98])   ;  &quot;&quot;)) ; &quot;&quot;)">
            <text:p/>
          </table:table-cell>
          <table:table-cell table:style-name="ce215" table:formula="of:=IF(ISNUMBER([.R98]); IF([.R98]&gt;=0; &quot;Win&quot;; &quot;Loss&quot;); &quot;&quot;)">
            <text:p/>
          </table:table-cell>
          <table:table-cell table:style-name="ce220" table:formula="of:=IF(ISNUMBER([.R98]); ROUND(([.P98]-[.H9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8]); &quot;&quot;; IF([.$G98]=&quot;Long&quot;; ([.X98]-[.$J98])*[.$I98]/[.$L98]; ([.$J98]-[.X98])*[.$I98]/[.$L98])-[.$Q98]); &quot;&quot;)">
            <text:p/>
          </table:table-cell>
          <table:table-cell/>
          <table:table-cell table:style-name="ce243" table:formula="of:=IFERROR(IF(ISBLANK([.Z98]); &quot;&quot;; IF([.$G98]=&quot;Long&quot;; ([.Z98]-[.$J98])*[.$I98]/[.$L98]; ([.$J98]-[.Z98])*[.$I98]/[.$L98])-[.$Q98]); &quot;&quot;)">
            <text:p/>
          </table:table-cell>
          <table:table-cell/>
          <table:table-cell table:style-name="ce243" table:formula="of:=IFERROR(IF(ISBLANK([.AB98]); &quot;&quot;; IF([.$G98]=&quot;Long&quot;; ([.AB98]-[.$J98])*[.$I98]/[.$L98]; ([.$J98]-[.AB98])*[.$I98]/[.$L98])-[.$Q98]); &quot;&quot;)">
            <text:p/>
          </table:table-cell>
          <table:table-cell table:number-columns-repeated="5"/>
          <table:table-cell table:formula="of:=IF([.B98]=&quot;&quot;; &quot;&quot;; WEEKDAY([.B98]; 2))">
            <text:p/>
          </table:table-cell>
          <table:table-cell table:number-columns-repeated="2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9]=&quot;Long&quot; ; [.J99]-[Overview.$C$4]/[.I99]  ;  IF([.G99]=&quot;Short&quot;; [.J99]+[Overview.$C$4]/[.I99]; &quot;&quot;) ); &quot;&quot;)">
            <text:p/>
          </table:table-cell>
          <table:table-cell table:formula="of:=IFERROR(ABS([.K99]-[.J99])*[.I99]; &quot;&quot;)">
            <text:p/>
          </table:table-cell>
          <table:table-cell table:formula="of:=IFERROR(  IF([.G99]=&quot;Long&quot;;  [.J99]+[Overview.$C$4]/[.I99]  *  [Overview.$C$6]  ;  IF([.G99]=&quot;Short&quot;   ;  [.J99]-[Overview.$C$4]/[.I99]  * [Overview.$C$6]  ; &quot;&quot;  )  )   ; &quot;&quot;)">
            <text:p/>
          </table:table-cell>
          <table:table-cell table:number-columns-repeated="3"/>
          <table:table-cell table:style-name="ce182" table:formula="of:=IFERROR([.R99]/[.L99]; &quot;&quot;)">
            <text:p/>
          </table:table-cell>
          <table:table-cell table:style-name="ce203" table:formula="of:=IFERROR(   IF( AND( [.G99]=&quot;Long&quot;;   [.N99]=[.I99])  ;  [.I99]*([.O99]-[.J99])  ;    IF(  AND(  [.G99]=&quot;Short&quot;  ;   [.N99]=[.I99]   )   ;   [.I99]*([.J99]-[.O99])   ;  &quot;&quot;)) ; &quot;&quot;)">
            <text:p/>
          </table:table-cell>
          <table:table-cell table:style-name="ce215" table:formula="of:=IF(ISNUMBER([.R99]); IF([.R99]&gt;=0; &quot;Win&quot;; &quot;Loss&quot;); &quot;&quot;)">
            <text:p/>
          </table:table-cell>
          <table:table-cell table:style-name="ce220" table:formula="of:=IF(ISNUMBER([.R99]); ROUND(([.P99]-[.H9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9]); &quot;&quot;; IF([.$G99]=&quot;Long&quot;; ([.X99]-[.$J99])*[.$I99]/[.$L99]; ([.$J99]-[.X99])*[.$I99]/[.$L99])-[.$Q99]); &quot;&quot;)">
            <text:p/>
          </table:table-cell>
          <table:table-cell/>
          <table:table-cell table:style-name="ce243" table:formula="of:=IFERROR(IF(ISBLANK([.Z99]); &quot;&quot;; IF([.$G99]=&quot;Long&quot;; ([.Z99]-[.$J99])*[.$I99]/[.$L99]; ([.$J99]-[.Z99])*[.$I99]/[.$L99])-[.$Q99]); &quot;&quot;)">
            <text:p/>
          </table:table-cell>
          <table:table-cell/>
          <table:table-cell table:style-name="ce243" table:formula="of:=IFERROR(IF(ISBLANK([.AB99]); &quot;&quot;; IF([.$G99]=&quot;Long&quot;; ([.AB99]-[.$J99])*[.$I99]/[.$L99]; ([.$J99]-[.AB99])*[.$I99]/[.$L99])-[.$Q99]); &quot;&quot;)">
            <text:p/>
          </table:table-cell>
          <table:table-cell table:number-columns-repeated="5"/>
          <table:table-cell table:formula="of:=IF([.B99]=&quot;&quot;; &quot;&quot;; WEEKDAY([.B99]; 2))">
            <text:p/>
          </table:table-cell>
          <table:table-cell table:number-columns-repeated="2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0]=&quot;Long&quot; ; [.J100]-[Overview.$C$4]/[.I100]  ;  IF([.G100]=&quot;Short&quot;; [.J100]+[Overview.$C$4]/[.I100]; &quot;&quot;) ); &quot;&quot;)">
            <text:p/>
          </table:table-cell>
          <table:table-cell table:formula="of:=IFERROR(ABS([.K100]-[.J100])*[.I100]; &quot;&quot;)">
            <text:p/>
          </table:table-cell>
          <table:table-cell table:formula="of:=IFERROR(  IF([.G100]=&quot;Long&quot;;  [.J100]+[Overview.$C$4]/[.I100]  *  [Overview.$C$6]  ;  IF([.G100]=&quot;Short&quot;   ;  [.J100]-[Overview.$C$4]/[.I100]  * [Overview.$C$6]  ; &quot;&quot;  )  )   ; &quot;&quot;)">
            <text:p/>
          </table:table-cell>
          <table:table-cell table:number-columns-repeated="3"/>
          <table:table-cell table:style-name="ce182" table:formula="of:=IFERROR([.R100]/[.L100]; &quot;&quot;)">
            <text:p/>
          </table:table-cell>
          <table:table-cell table:style-name="ce203" table:formula="of:=IFERROR(   IF( AND( [.G100]=&quot;Long&quot;;   [.N100]=[.I100])  ;  [.I100]*([.O100]-[.J100])  ;    IF(  AND(  [.G100]=&quot;Short&quot;  ;   [.N100]=[.I100]   )   ;   [.I100]*([.J100]-[.O100])   ;  &quot;&quot;)) ; &quot;&quot;)">
            <text:p/>
          </table:table-cell>
          <table:table-cell table:style-name="ce215" table:formula="of:=IF(ISNUMBER([.R100]); IF([.R100]&gt;=0; &quot;Win&quot;; &quot;Loss&quot;); &quot;&quot;)">
            <text:p/>
          </table:table-cell>
          <table:table-cell table:style-name="ce220" table:formula="of:=IF(ISNUMBER([.R100]); ROUND(([.P100]-[.H10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0]); &quot;&quot;; IF([.$G100]=&quot;Long&quot;; ([.X100]-[.$J100])*[.$I100]/[.$L100]; ([.$J100]-[.X100])*[.$I100]/[.$L100])-[.$Q100]); &quot;&quot;)">
            <text:p/>
          </table:table-cell>
          <table:table-cell/>
          <table:table-cell table:style-name="ce243" table:formula="of:=IFERROR(IF(ISBLANK([.Z100]); &quot;&quot;; IF([.$G100]=&quot;Long&quot;; ([.Z100]-[.$J100])*[.$I100]/[.$L100]; ([.$J100]-[.Z100])*[.$I100]/[.$L100])-[.$Q100]); &quot;&quot;)">
            <text:p/>
          </table:table-cell>
          <table:table-cell/>
          <table:table-cell table:style-name="ce243" table:formula="of:=IFERROR(IF(ISBLANK([.AB100]); &quot;&quot;; IF([.$G100]=&quot;Long&quot;; ([.AB100]-[.$J100])*[.$I100]/[.$L100]; ([.$J100]-[.AB100])*[.$I100]/[.$L100])-[.$Q100]); &quot;&quot;)">
            <text:p/>
          </table:table-cell>
          <table:table-cell table:number-columns-repeated="5"/>
          <table:table-cell table:formula="of:=IF([.B100]=&quot;&quot;; &quot;&quot;; WEEKDAY([.B100]; 2))">
            <text:p/>
          </table:table-cell>
          <table:table-cell table:number-columns-repeated="2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1]=&quot;Long&quot; ; [.J101]-[Overview.$C$4]/[.I101]  ;  IF([.G101]=&quot;Short&quot;; [.J101]+[Overview.$C$4]/[.I101]; &quot;&quot;) ); &quot;&quot;)">
            <text:p/>
          </table:table-cell>
          <table:table-cell table:formula="of:=IFERROR(ABS([.K101]-[.J101])*[.I101]; &quot;&quot;)">
            <text:p/>
          </table:table-cell>
          <table:table-cell table:formula="of:=IFERROR(  IF([.G101]=&quot;Long&quot;;  [.J101]+[Overview.$C$4]/[.I101]  *  [Overview.$C$6]  ;  IF([.G101]=&quot;Short&quot;   ;  [.J101]-[Overview.$C$4]/[.I101]  * [Overview.$C$6]  ; &quot;&quot;  )  )   ; &quot;&quot;)">
            <text:p/>
          </table:table-cell>
          <table:table-cell table:number-columns-repeated="3"/>
          <table:table-cell table:style-name="ce182" table:formula="of:=IFERROR([.R101]/[.L101]; &quot;&quot;)">
            <text:p/>
          </table:table-cell>
          <table:table-cell table:style-name="ce203" table:formula="of:=IFERROR(   IF( AND( [.G101]=&quot;Long&quot;;   [.N101]=[.I101])  ;  [.I101]*([.O101]-[.J101])  ;    IF(  AND(  [.G101]=&quot;Short&quot;  ;   [.N101]=[.I101]   )   ;   [.I101]*([.J101]-[.O101])   ;  &quot;&quot;)) ; &quot;&quot;)">
            <text:p/>
          </table:table-cell>
          <table:table-cell table:style-name="ce215" table:formula="of:=IF(ISNUMBER([.R101]); IF([.R101]&gt;=0; &quot;Win&quot;; &quot;Loss&quot;); &quot;&quot;)">
            <text:p/>
          </table:table-cell>
          <table:table-cell table:style-name="ce220" table:formula="of:=IF(ISNUMBER([.R101]); ROUND(([.P101]-[.H10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1]); &quot;&quot;; IF([.$G101]=&quot;Long&quot;; ([.X101]-[.$J101])*[.$I101]/[.$L101]; ([.$J101]-[.X101])*[.$I101]/[.$L101])-[.$Q101]); &quot;&quot;)">
            <text:p/>
          </table:table-cell>
          <table:table-cell/>
          <table:table-cell table:style-name="ce243" table:formula="of:=IFERROR(IF(ISBLANK([.Z101]); &quot;&quot;; IF([.$G101]=&quot;Long&quot;; ([.Z101]-[.$J101])*[.$I101]/[.$L101]; ([.$J101]-[.Z101])*[.$I101]/[.$L101])-[.$Q101]); &quot;&quot;)">
            <text:p/>
          </table:table-cell>
          <table:table-cell/>
          <table:table-cell table:style-name="ce243" table:formula="of:=IFERROR(IF(ISBLANK([.AB101]); &quot;&quot;; IF([.$G101]=&quot;Long&quot;; ([.AB101]-[.$J101])*[.$I101]/[.$L101]; ([.$J101]-[.AB101])*[.$I101]/[.$L101])-[.$Q101]); &quot;&quot;)">
            <text:p/>
          </table:table-cell>
          <table:table-cell table:number-columns-repeated="5"/>
          <table:table-cell table:formula="of:=IF([.B101]=&quot;&quot;; &quot;&quot;; WEEKDAY([.B101]; 2))">
            <text:p/>
          </table:table-cell>
          <table:table-cell table:number-columns-repeated="2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2]=&quot;Long&quot; ; [.J102]-[Overview.$C$4]/[.I102]  ;  IF([.G102]=&quot;Short&quot;; [.J102]+[Overview.$C$4]/[.I102]; &quot;&quot;) ); &quot;&quot;)">
            <text:p/>
          </table:table-cell>
          <table:table-cell table:formula="of:=IFERROR(ABS([.K102]-[.J102])*[.I102]; &quot;&quot;)">
            <text:p/>
          </table:table-cell>
          <table:table-cell table:formula="of:=IFERROR(  IF([.G102]=&quot;Long&quot;;  [.J102]+[Overview.$C$4]/[.I102]  *  [Overview.$C$6]  ;  IF([.G102]=&quot;Short&quot;   ;  [.J102]-[Overview.$C$4]/[.I102]  * [Overview.$C$6]  ; &quot;&quot;  )  )   ; &quot;&quot;)">
            <text:p/>
          </table:table-cell>
          <table:table-cell table:number-columns-repeated="3"/>
          <table:table-cell table:style-name="ce182" table:formula="of:=IFERROR([.R102]/[.L102]; &quot;&quot;)">
            <text:p/>
          </table:table-cell>
          <table:table-cell table:style-name="ce203" table:formula="of:=IFERROR(   IF( AND( [.G102]=&quot;Long&quot;;   [.N102]=[.I102])  ;  [.I102]*([.O102]-[.J102])  ;    IF(  AND(  [.G102]=&quot;Short&quot;  ;   [.N102]=[.I102]   )   ;   [.I102]*([.J102]-[.O102])   ;  &quot;&quot;)) ; &quot;&quot;)">
            <text:p/>
          </table:table-cell>
          <table:table-cell table:style-name="ce215" table:formula="of:=IF(ISNUMBER([.R102]); IF([.R102]&gt;=0; &quot;Win&quot;; &quot;Loss&quot;); &quot;&quot;)">
            <text:p/>
          </table:table-cell>
          <table:table-cell table:style-name="ce220" table:formula="of:=IF(ISNUMBER([.R102]); ROUND(([.P102]-[.H10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2]); &quot;&quot;; IF([.$G102]=&quot;Long&quot;; ([.X102]-[.$J102])*[.$I102]/[.$L102]; ([.$J102]-[.X102])*[.$I102]/[.$L102])-[.$Q102]); &quot;&quot;)">
            <text:p/>
          </table:table-cell>
          <table:table-cell/>
          <table:table-cell table:style-name="ce243" table:formula="of:=IFERROR(IF(ISBLANK([.Z102]); &quot;&quot;; IF([.$G102]=&quot;Long&quot;; ([.Z102]-[.$J102])*[.$I102]/[.$L102]; ([.$J102]-[.Z102])*[.$I102]/[.$L102])-[.$Q102]); &quot;&quot;)">
            <text:p/>
          </table:table-cell>
          <table:table-cell/>
          <table:table-cell table:style-name="ce243" table:formula="of:=IFERROR(IF(ISBLANK([.AB102]); &quot;&quot;; IF([.$G102]=&quot;Long&quot;; ([.AB102]-[.$J102])*[.$I102]/[.$L102]; ([.$J102]-[.AB102])*[.$I102]/[.$L102])-[.$Q102]); &quot;&quot;)">
            <text:p/>
          </table:table-cell>
          <table:table-cell table:number-columns-repeated="5"/>
          <table:table-cell table:formula="of:=IF([.B102]=&quot;&quot;; &quot;&quot;; WEEKDAY([.B102]; 2))">
            <text:p/>
          </table:table-cell>
          <table:table-cell table:number-columns-repeated="2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3]=&quot;Long&quot; ; [.J103]-[Overview.$C$4]/[.I103]  ;  IF([.G103]=&quot;Short&quot;; [.J103]+[Overview.$C$4]/[.I103]; &quot;&quot;) ); &quot;&quot;)">
            <text:p/>
          </table:table-cell>
          <table:table-cell table:formula="of:=IFERROR(ABS([.K103]-[.J103])*[.I103]; &quot;&quot;)">
            <text:p/>
          </table:table-cell>
          <table:table-cell table:formula="of:=IFERROR(  IF([.G103]=&quot;Long&quot;;  [.J103]+[Overview.$C$4]/[.I103]  *  [Overview.$C$6]  ;  IF([.G103]=&quot;Short&quot;   ;  [.J103]-[Overview.$C$4]/[.I103]  * [Overview.$C$6]  ; &quot;&quot;  )  )   ; &quot;&quot;)">
            <text:p/>
          </table:table-cell>
          <table:table-cell table:number-columns-repeated="3"/>
          <table:table-cell table:style-name="ce182" table:formula="of:=IFERROR([.R103]/[.L103]; &quot;&quot;)">
            <text:p/>
          </table:table-cell>
          <table:table-cell table:style-name="ce203" table:formula="of:=IFERROR(   IF( AND( [.G103]=&quot;Long&quot;;   [.N103]=[.I103])  ;  [.I103]*([.O103]-[.J103])  ;    IF(  AND(  [.G103]=&quot;Short&quot;  ;   [.N103]=[.I103]   )   ;   [.I103]*([.J103]-[.O103])   ;  &quot;&quot;)) ; &quot;&quot;)">
            <text:p/>
          </table:table-cell>
          <table:table-cell table:style-name="ce215" table:formula="of:=IF(ISNUMBER([.R103]); IF([.R103]&gt;=0; &quot;Win&quot;; &quot;Loss&quot;); &quot;&quot;)">
            <text:p/>
          </table:table-cell>
          <table:table-cell table:style-name="ce220" table:formula="of:=IF(ISNUMBER([.R103]); ROUND(([.P103]-[.H10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3]); &quot;&quot;; IF([.$G103]=&quot;Long&quot;; ([.X103]-[.$J103])*[.$I103]/[.$L103]; ([.$J103]-[.X103])*[.$I103]/[.$L103])-[.$Q103]); &quot;&quot;)">
            <text:p/>
          </table:table-cell>
          <table:table-cell/>
          <table:table-cell table:style-name="ce243" table:formula="of:=IFERROR(IF(ISBLANK([.Z103]); &quot;&quot;; IF([.$G103]=&quot;Long&quot;; ([.Z103]-[.$J103])*[.$I103]/[.$L103]; ([.$J103]-[.Z103])*[.$I103]/[.$L103])-[.$Q103]); &quot;&quot;)">
            <text:p/>
          </table:table-cell>
          <table:table-cell/>
          <table:table-cell table:style-name="ce243" table:formula="of:=IFERROR(IF(ISBLANK([.AB103]); &quot;&quot;; IF([.$G103]=&quot;Long&quot;; ([.AB103]-[.$J103])*[.$I103]/[.$L103]; ([.$J103]-[.AB103])*[.$I103]/[.$L103])-[.$Q103]); &quot;&quot;)">
            <text:p/>
          </table:table-cell>
          <table:table-cell table:number-columns-repeated="5"/>
          <table:table-cell table:formula="of:=IF([.B103]=&quot;&quot;; &quot;&quot;; WEEKDAY([.B103]; 2))">
            <text:p/>
          </table:table-cell>
          <table:table-cell table:number-columns-repeated="2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4]=&quot;Long&quot; ; [.J104]-[Overview.$C$4]/[.I104]  ;  IF([.G104]=&quot;Short&quot;; [.J104]+[Overview.$C$4]/[.I104]; &quot;&quot;) ); &quot;&quot;)">
            <text:p/>
          </table:table-cell>
          <table:table-cell table:formula="of:=IFERROR(ABS([.K104]-[.J104])*[.I104]; &quot;&quot;)">
            <text:p/>
          </table:table-cell>
          <table:table-cell table:formula="of:=IFERROR(  IF([.G104]=&quot;Long&quot;;  [.J104]+[Overview.$C$4]/[.I104]  *  [Overview.$C$6]  ;  IF([.G104]=&quot;Short&quot;   ;  [.J104]-[Overview.$C$4]/[.I104]  * [Overview.$C$6]  ; &quot;&quot;  )  )   ; &quot;&quot;)">
            <text:p/>
          </table:table-cell>
          <table:table-cell table:number-columns-repeated="3"/>
          <table:table-cell table:style-name="ce182" table:formula="of:=IFERROR([.R104]/[.L104]; &quot;&quot;)">
            <text:p/>
          </table:table-cell>
          <table:table-cell table:style-name="ce203" table:formula="of:=IFERROR(   IF( AND( [.G104]=&quot;Long&quot;;   [.N104]=[.I104])  ;  [.I104]*([.O104]-[.J104])  ;    IF(  AND(  [.G104]=&quot;Short&quot;  ;   [.N104]=[.I104]   )   ;   [.I104]*([.J104]-[.O104])   ;  &quot;&quot;)) ; &quot;&quot;)">
            <text:p/>
          </table:table-cell>
          <table:table-cell table:style-name="ce215" table:formula="of:=IF(ISNUMBER([.R104]); IF([.R104]&gt;=0; &quot;Win&quot;; &quot;Loss&quot;); &quot;&quot;)">
            <text:p/>
          </table:table-cell>
          <table:table-cell table:style-name="ce220" table:formula="of:=IF(ISNUMBER([.R104]); ROUND(([.P104]-[.H10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4]); &quot;&quot;; IF([.$G104]=&quot;Long&quot;; ([.X104]-[.$J104])*[.$I104]/[.$L104]; ([.$J104]-[.X104])*[.$I104]/[.$L104])-[.$Q104]); &quot;&quot;)">
            <text:p/>
          </table:table-cell>
          <table:table-cell/>
          <table:table-cell table:style-name="ce243" table:formula="of:=IFERROR(IF(ISBLANK([.Z104]); &quot;&quot;; IF([.$G104]=&quot;Long&quot;; ([.Z104]-[.$J104])*[.$I104]/[.$L104]; ([.$J104]-[.Z104])*[.$I104]/[.$L104])-[.$Q104]); &quot;&quot;)">
            <text:p/>
          </table:table-cell>
          <table:table-cell/>
          <table:table-cell table:style-name="ce243" table:formula="of:=IFERROR(IF(ISBLANK([.AB104]); &quot;&quot;; IF([.$G104]=&quot;Long&quot;; ([.AB104]-[.$J104])*[.$I104]/[.$L104]; ([.$J104]-[.AB104])*[.$I104]/[.$L104])-[.$Q104]); &quot;&quot;)">
            <text:p/>
          </table:table-cell>
          <table:table-cell table:number-columns-repeated="5"/>
          <table:table-cell table:formula="of:=IF([.B104]=&quot;&quot;; &quot;&quot;; WEEKDAY([.B104]; 2))">
            <text:p/>
          </table:table-cell>
          <table:table-cell table:number-columns-repeated="2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5]=&quot;Long&quot; ; [.J105]-[Overview.$C$4]/[.I105]  ;  IF([.G105]=&quot;Short&quot;; [.J105]+[Overview.$C$4]/[.I105]; &quot;&quot;) ); &quot;&quot;)">
            <text:p/>
          </table:table-cell>
          <table:table-cell table:formula="of:=IFERROR(ABS([.K105]-[.J105])*[.I105]; &quot;&quot;)">
            <text:p/>
          </table:table-cell>
          <table:table-cell table:formula="of:=IFERROR(  IF([.G105]=&quot;Long&quot;;  [.J105]+[Overview.$C$4]/[.I105]  *  [Overview.$C$6]  ;  IF([.G105]=&quot;Short&quot;   ;  [.J105]-[Overview.$C$4]/[.I105]  * [Overview.$C$6]  ; &quot;&quot;  )  )   ; &quot;&quot;)">
            <text:p/>
          </table:table-cell>
          <table:table-cell table:number-columns-repeated="3"/>
          <table:table-cell table:style-name="ce182" table:formula="of:=IFERROR([.R105]/[.L105]; &quot;&quot;)">
            <text:p/>
          </table:table-cell>
          <table:table-cell table:style-name="ce203" table:formula="of:=IFERROR(   IF( AND( [.G105]=&quot;Long&quot;;   [.N105]=[.I105])  ;  [.I105]*([.O105]-[.J105])  ;    IF(  AND(  [.G105]=&quot;Short&quot;  ;   [.N105]=[.I105]   )   ;   [.I105]*([.J105]-[.O105])   ;  &quot;&quot;)) ; &quot;&quot;)">
            <text:p/>
          </table:table-cell>
          <table:table-cell table:style-name="ce215" table:formula="of:=IF(ISNUMBER([.R105]); IF([.R105]&gt;=0; &quot;Win&quot;; &quot;Loss&quot;); &quot;&quot;)">
            <text:p/>
          </table:table-cell>
          <table:table-cell table:style-name="ce220" table:formula="of:=IF(ISNUMBER([.R105]); ROUND(([.P105]-[.H10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5]); &quot;&quot;; IF([.$G105]=&quot;Long&quot;; ([.X105]-[.$J105])*[.$I105]/[.$L105]; ([.$J105]-[.X105])*[.$I105]/[.$L105])-[.$Q105]); &quot;&quot;)">
            <text:p/>
          </table:table-cell>
          <table:table-cell/>
          <table:table-cell table:style-name="ce243" table:formula="of:=IFERROR(IF(ISBLANK([.Z105]); &quot;&quot;; IF([.$G105]=&quot;Long&quot;; ([.Z105]-[.$J105])*[.$I105]/[.$L105]; ([.$J105]-[.Z105])*[.$I105]/[.$L105])-[.$Q105]); &quot;&quot;)">
            <text:p/>
          </table:table-cell>
          <table:table-cell/>
          <table:table-cell table:style-name="ce243" table:formula="of:=IFERROR(IF(ISBLANK([.AB105]); &quot;&quot;; IF([.$G105]=&quot;Long&quot;; ([.AB105]-[.$J105])*[.$I105]/[.$L105]; ([.$J105]-[.AB105])*[.$I105]/[.$L105])-[.$Q105]); &quot;&quot;)">
            <text:p/>
          </table:table-cell>
          <table:table-cell table:number-columns-repeated="5"/>
          <table:table-cell table:formula="of:=IF([.B105]=&quot;&quot;; &quot;&quot;; WEEKDAY([.B105]; 2))">
            <text:p/>
          </table:table-cell>
          <table:table-cell table:number-columns-repeated="2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6]=&quot;Long&quot; ; [.J106]-[Overview.$C$4]/[.I106]  ;  IF([.G106]=&quot;Short&quot;; [.J106]+[Overview.$C$4]/[.I106]; &quot;&quot;) ); &quot;&quot;)">
            <text:p/>
          </table:table-cell>
          <table:table-cell table:formula="of:=IFERROR(ABS([.K106]-[.J106])*[.I106]; &quot;&quot;)">
            <text:p/>
          </table:table-cell>
          <table:table-cell table:formula="of:=IFERROR(  IF([.G106]=&quot;Long&quot;;  [.J106]+[Overview.$C$4]/[.I106]  *  [Overview.$C$6]  ;  IF([.G106]=&quot;Short&quot;   ;  [.J106]-[Overview.$C$4]/[.I106]  * [Overview.$C$6]  ; &quot;&quot;  )  )   ; &quot;&quot;)">
            <text:p/>
          </table:table-cell>
          <table:table-cell table:number-columns-repeated="3"/>
          <table:table-cell table:style-name="ce182" table:formula="of:=IFERROR([.R106]/[.L106]; &quot;&quot;)">
            <text:p/>
          </table:table-cell>
          <table:table-cell table:style-name="ce203" table:formula="of:=IFERROR(   IF( AND( [.G106]=&quot;Long&quot;;   [.N106]=[.I106])  ;  [.I106]*([.O106]-[.J106])  ;    IF(  AND(  [.G106]=&quot;Short&quot;  ;   [.N106]=[.I106]   )   ;   [.I106]*([.J106]-[.O106])   ;  &quot;&quot;)) ; &quot;&quot;)">
            <text:p/>
          </table:table-cell>
          <table:table-cell table:style-name="ce215" table:formula="of:=IF(ISNUMBER([.R106]); IF([.R106]&gt;=0; &quot;Win&quot;; &quot;Loss&quot;); &quot;&quot;)">
            <text:p/>
          </table:table-cell>
          <table:table-cell table:style-name="ce220" table:formula="of:=IF(ISNUMBER([.R106]); ROUND(([.P106]-[.H10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6]); &quot;&quot;; IF([.$G106]=&quot;Long&quot;; ([.X106]-[.$J106])*[.$I106]/[.$L106]; ([.$J106]-[.X106])*[.$I106]/[.$L106])-[.$Q106]); &quot;&quot;)">
            <text:p/>
          </table:table-cell>
          <table:table-cell/>
          <table:table-cell table:style-name="ce243" table:formula="of:=IFERROR(IF(ISBLANK([.Z106]); &quot;&quot;; IF([.$G106]=&quot;Long&quot;; ([.Z106]-[.$J106])*[.$I106]/[.$L106]; ([.$J106]-[.Z106])*[.$I106]/[.$L106])-[.$Q106]); &quot;&quot;)">
            <text:p/>
          </table:table-cell>
          <table:table-cell/>
          <table:table-cell table:style-name="ce243" table:formula="of:=IFERROR(IF(ISBLANK([.AB106]); &quot;&quot;; IF([.$G106]=&quot;Long&quot;; ([.AB106]-[.$J106])*[.$I106]/[.$L106]; ([.$J106]-[.AB106])*[.$I106]/[.$L106])-[.$Q106]); &quot;&quot;)">
            <text:p/>
          </table:table-cell>
          <table:table-cell table:number-columns-repeated="5"/>
          <table:table-cell table:formula="of:=IF([.B106]=&quot;&quot;; &quot;&quot;; WEEKDAY([.B106]; 2))">
            <text:p/>
          </table:table-cell>
          <table:table-cell table:number-columns-repeated="2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7]=&quot;Long&quot; ; [.J107]-[Overview.$C$4]/[.I107]  ;  IF([.G107]=&quot;Short&quot;; [.J107]+[Overview.$C$4]/[.I107]; &quot;&quot;) ); &quot;&quot;)">
            <text:p/>
          </table:table-cell>
          <table:table-cell table:formula="of:=IFERROR(ABS([.K107]-[.J107])*[.I107]; &quot;&quot;)">
            <text:p/>
          </table:table-cell>
          <table:table-cell table:formula="of:=IFERROR(  IF([.G107]=&quot;Long&quot;;  [.J107]+[Overview.$C$4]/[.I107]  *  [Overview.$C$6]  ;  IF([.G107]=&quot;Short&quot;   ;  [.J107]-[Overview.$C$4]/[.I107]  * [Overview.$C$6]  ; &quot;&quot;  )  )   ; &quot;&quot;)">
            <text:p/>
          </table:table-cell>
          <table:table-cell table:number-columns-repeated="3"/>
          <table:table-cell table:style-name="ce182" table:formula="of:=IFERROR([.R107]/[.L107]; &quot;&quot;)">
            <text:p/>
          </table:table-cell>
          <table:table-cell table:style-name="ce203" table:formula="of:=IFERROR(   IF( AND( [.G107]=&quot;Long&quot;;   [.N107]=[.I107])  ;  [.I107]*([.O107]-[.J107])  ;    IF(  AND(  [.G107]=&quot;Short&quot;  ;   [.N107]=[.I107]   )   ;   [.I107]*([.J107]-[.O107])   ;  &quot;&quot;)) ; &quot;&quot;)">
            <text:p/>
          </table:table-cell>
          <table:table-cell table:style-name="ce215" table:formula="of:=IF(ISNUMBER([.R107]); IF([.R107]&gt;=0; &quot;Win&quot;; &quot;Loss&quot;); &quot;&quot;)">
            <text:p/>
          </table:table-cell>
          <table:table-cell table:style-name="ce220" table:formula="of:=IF(ISNUMBER([.R107]); ROUND(([.P107]-[.H10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7]); &quot;&quot;; IF([.$G107]=&quot;Long&quot;; ([.X107]-[.$J107])*[.$I107]/[.$L107]; ([.$J107]-[.X107])*[.$I107]/[.$L107])-[.$Q107]); &quot;&quot;)">
            <text:p/>
          </table:table-cell>
          <table:table-cell/>
          <table:table-cell table:style-name="ce243" table:formula="of:=IFERROR(IF(ISBLANK([.Z107]); &quot;&quot;; IF([.$G107]=&quot;Long&quot;; ([.Z107]-[.$J107])*[.$I107]/[.$L107]; ([.$J107]-[.Z107])*[.$I107]/[.$L107])-[.$Q107]); &quot;&quot;)">
            <text:p/>
          </table:table-cell>
          <table:table-cell/>
          <table:table-cell table:style-name="ce243" table:formula="of:=IFERROR(IF(ISBLANK([.AB107]); &quot;&quot;; IF([.$G107]=&quot;Long&quot;; ([.AB107]-[.$J107])*[.$I107]/[.$L107]; ([.$J107]-[.AB107])*[.$I107]/[.$L107])-[.$Q107]); &quot;&quot;)">
            <text:p/>
          </table:table-cell>
          <table:table-cell table:number-columns-repeated="5"/>
          <table:table-cell table:formula="of:=IF([.B107]=&quot;&quot;; &quot;&quot;; WEEKDAY([.B107]; 2))">
            <text:p/>
          </table:table-cell>
          <table:table-cell table:number-columns-repeated="2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8]=&quot;Long&quot; ; [.J108]-[Overview.$C$4]/[.I108]  ;  IF([.G108]=&quot;Short&quot;; [.J108]+[Overview.$C$4]/[.I108]; &quot;&quot;) ); &quot;&quot;)">
            <text:p/>
          </table:table-cell>
          <table:table-cell table:formula="of:=IFERROR(ABS([.K108]-[.J108])*[.I108]; &quot;&quot;)">
            <text:p/>
          </table:table-cell>
          <table:table-cell table:formula="of:=IFERROR(  IF([.G108]=&quot;Long&quot;;  [.J108]+[Overview.$C$4]/[.I108]  *  [Overview.$C$6]  ;  IF([.G108]=&quot;Short&quot;   ;  [.J108]-[Overview.$C$4]/[.I108]  * [Overview.$C$6]  ; &quot;&quot;  )  )   ; &quot;&quot;)">
            <text:p/>
          </table:table-cell>
          <table:table-cell table:number-columns-repeated="3"/>
          <table:table-cell table:style-name="ce182" table:formula="of:=IFERROR([.R108]/[.L108]; &quot;&quot;)">
            <text:p/>
          </table:table-cell>
          <table:table-cell table:style-name="ce203" table:formula="of:=IFERROR(   IF( AND( [.G108]=&quot;Long&quot;;   [.N108]=[.I108])  ;  [.I108]*([.O108]-[.J108])  ;    IF(  AND(  [.G108]=&quot;Short&quot;  ;   [.N108]=[.I108]   )   ;   [.I108]*([.J108]-[.O108])   ;  &quot;&quot;)) ; &quot;&quot;)">
            <text:p/>
          </table:table-cell>
          <table:table-cell table:style-name="ce215" table:formula="of:=IF(ISNUMBER([.R108]); IF([.R108]&gt;=0; &quot;Win&quot;; &quot;Loss&quot;); &quot;&quot;)">
            <text:p/>
          </table:table-cell>
          <table:table-cell table:style-name="ce220" table:formula="of:=IF(ISNUMBER([.R108]); ROUND(([.P108]-[.H10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8]); &quot;&quot;; IF([.$G108]=&quot;Long&quot;; ([.X108]-[.$J108])*[.$I108]/[.$L108]; ([.$J108]-[.X108])*[.$I108]/[.$L108])-[.$Q108]); &quot;&quot;)">
            <text:p/>
          </table:table-cell>
          <table:table-cell/>
          <table:table-cell table:style-name="ce243" table:formula="of:=IFERROR(IF(ISBLANK([.Z108]); &quot;&quot;; IF([.$G108]=&quot;Long&quot;; ([.Z108]-[.$J108])*[.$I108]/[.$L108]; ([.$J108]-[.Z108])*[.$I108]/[.$L108])-[.$Q108]); &quot;&quot;)">
            <text:p/>
          </table:table-cell>
          <table:table-cell/>
          <table:table-cell table:style-name="ce243" table:formula="of:=IFERROR(IF(ISBLANK([.AB108]); &quot;&quot;; IF([.$G108]=&quot;Long&quot;; ([.AB108]-[.$J108])*[.$I108]/[.$L108]; ([.$J108]-[.AB108])*[.$I108]/[.$L108])-[.$Q108]); &quot;&quot;)">
            <text:p/>
          </table:table-cell>
          <table:table-cell table:number-columns-repeated="5"/>
          <table:table-cell table:formula="of:=IF([.B108]=&quot;&quot;; &quot;&quot;; WEEKDAY([.B108]; 2))">
            <text:p/>
          </table:table-cell>
          <table:table-cell table:number-columns-repeated="2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9]=&quot;Long&quot; ; [.J109]-[Overview.$C$4]/[.I109]  ;  IF([.G109]=&quot;Short&quot;; [.J109]+[Overview.$C$4]/[.I109]; &quot;&quot;) ); &quot;&quot;)">
            <text:p/>
          </table:table-cell>
          <table:table-cell table:formula="of:=IFERROR(ABS([.K109]-[.J109])*[.I109]; &quot;&quot;)">
            <text:p/>
          </table:table-cell>
          <table:table-cell table:formula="of:=IFERROR(  IF([.G109]=&quot;Long&quot;;  [.J109]+[Overview.$C$4]/[.I109]  *  [Overview.$C$6]  ;  IF([.G109]=&quot;Short&quot;   ;  [.J109]-[Overview.$C$4]/[.I109]  * [Overview.$C$6]  ; &quot;&quot;  )  )   ; &quot;&quot;)">
            <text:p/>
          </table:table-cell>
          <table:table-cell table:number-columns-repeated="3"/>
          <table:table-cell table:style-name="ce182" table:formula="of:=IFERROR([.R109]/[.L109]; &quot;&quot;)">
            <text:p/>
          </table:table-cell>
          <table:table-cell table:style-name="ce203" table:formula="of:=IFERROR(   IF( AND( [.G109]=&quot;Long&quot;;   [.N109]=[.I109])  ;  [.I109]*([.O109]-[.J109])  ;    IF(  AND(  [.G109]=&quot;Short&quot;  ;   [.N109]=[.I109]   )   ;   [.I109]*([.J109]-[.O109])   ;  &quot;&quot;)) ; &quot;&quot;)">
            <text:p/>
          </table:table-cell>
          <table:table-cell table:style-name="ce215" table:formula="of:=IF(ISNUMBER([.R109]); IF([.R109]&gt;=0; &quot;Win&quot;; &quot;Loss&quot;); &quot;&quot;)">
            <text:p/>
          </table:table-cell>
          <table:table-cell table:style-name="ce220" table:formula="of:=IF(ISNUMBER([.R109]); ROUND(([.P109]-[.H10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9]); &quot;&quot;; IF([.$G109]=&quot;Long&quot;; ([.X109]-[.$J109])*[.$I109]/[.$L109]; ([.$J109]-[.X109])*[.$I109]/[.$L109])-[.$Q109]); &quot;&quot;)">
            <text:p/>
          </table:table-cell>
          <table:table-cell/>
          <table:table-cell table:style-name="ce243" table:formula="of:=IFERROR(IF(ISBLANK([.Z109]); &quot;&quot;; IF([.$G109]=&quot;Long&quot;; ([.Z109]-[.$J109])*[.$I109]/[.$L109]; ([.$J109]-[.Z109])*[.$I109]/[.$L109])-[.$Q109]); &quot;&quot;)">
            <text:p/>
          </table:table-cell>
          <table:table-cell/>
          <table:table-cell table:style-name="ce243" table:formula="of:=IFERROR(IF(ISBLANK([.AB109]); &quot;&quot;; IF([.$G109]=&quot;Long&quot;; ([.AB109]-[.$J109])*[.$I109]/[.$L109]; ([.$J109]-[.AB109])*[.$I109]/[.$L109])-[.$Q109]); &quot;&quot;)">
            <text:p/>
          </table:table-cell>
          <table:table-cell table:number-columns-repeated="5"/>
          <table:table-cell table:formula="of:=IF([.B109]=&quot;&quot;; &quot;&quot;; WEEKDAY([.B109]; 2))">
            <text:p/>
          </table:table-cell>
          <table:table-cell table:number-columns-repeated="2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0]=&quot;Long&quot; ; [.J110]-[Overview.$C$4]/[.I110]  ;  IF([.G110]=&quot;Short&quot;; [.J110]+[Overview.$C$4]/[.I110]; &quot;&quot;) ); &quot;&quot;)">
            <text:p/>
          </table:table-cell>
          <table:table-cell table:formula="of:=IFERROR(ABS([.K110]-[.J110])*[.I110]; &quot;&quot;)">
            <text:p/>
          </table:table-cell>
          <table:table-cell table:formula="of:=IFERROR(  IF([.G110]=&quot;Long&quot;;  [.J110]+[Overview.$C$4]/[.I110]  *  [Overview.$C$6]  ;  IF([.G110]=&quot;Short&quot;   ;  [.J110]-[Overview.$C$4]/[.I110]  * [Overview.$C$6]  ; &quot;&quot;  )  )   ; &quot;&quot;)">
            <text:p/>
          </table:table-cell>
          <table:table-cell table:number-columns-repeated="3"/>
          <table:table-cell table:style-name="ce182" table:formula="of:=IFERROR([.R110]/[.L110]; &quot;&quot;)">
            <text:p/>
          </table:table-cell>
          <table:table-cell table:style-name="ce203" table:formula="of:=IFERROR(   IF( AND( [.G110]=&quot;Long&quot;;   [.N110]=[.I110])  ;  [.I110]*([.O110]-[.J110])  ;    IF(  AND(  [.G110]=&quot;Short&quot;  ;   [.N110]=[.I110]   )   ;   [.I110]*([.J110]-[.O110])   ;  &quot;&quot;)) ; &quot;&quot;)">
            <text:p/>
          </table:table-cell>
          <table:table-cell table:style-name="ce215" table:formula="of:=IF(ISNUMBER([.R110]); IF([.R110]&gt;=0; &quot;Win&quot;; &quot;Loss&quot;); &quot;&quot;)">
            <text:p/>
          </table:table-cell>
          <table:table-cell table:style-name="ce220" table:formula="of:=IF(ISNUMBER([.R110]); ROUND(([.P110]-[.H11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0]); &quot;&quot;; IF([.$G110]=&quot;Long&quot;; ([.X110]-[.$J110])*[.$I110]/[.$L110]; ([.$J110]-[.X110])*[.$I110]/[.$L110])-[.$Q110]); &quot;&quot;)">
            <text:p/>
          </table:table-cell>
          <table:table-cell/>
          <table:table-cell table:style-name="ce243" table:formula="of:=IFERROR(IF(ISBLANK([.Z110]); &quot;&quot;; IF([.$G110]=&quot;Long&quot;; ([.Z110]-[.$J110])*[.$I110]/[.$L110]; ([.$J110]-[.Z110])*[.$I110]/[.$L110])-[.$Q110]); &quot;&quot;)">
            <text:p/>
          </table:table-cell>
          <table:table-cell/>
          <table:table-cell table:style-name="ce243" table:formula="of:=IFERROR(IF(ISBLANK([.AB110]); &quot;&quot;; IF([.$G110]=&quot;Long&quot;; ([.AB110]-[.$J110])*[.$I110]/[.$L110]; ([.$J110]-[.AB110])*[.$I110]/[.$L110])-[.$Q110]); &quot;&quot;)">
            <text:p/>
          </table:table-cell>
          <table:table-cell table:number-columns-repeated="5"/>
          <table:table-cell table:formula="of:=IF([.B110]=&quot;&quot;; &quot;&quot;; WEEKDAY([.B110]; 2))">
            <text:p/>
          </table:table-cell>
          <table:table-cell table:number-columns-repeated="2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1]=&quot;Long&quot; ; [.J111]-[Overview.$C$4]/[.I111]  ;  IF([.G111]=&quot;Short&quot;; [.J111]+[Overview.$C$4]/[.I111]; &quot;&quot;) ); &quot;&quot;)">
            <text:p/>
          </table:table-cell>
          <table:table-cell table:formula="of:=IFERROR(ABS([.K111]-[.J111])*[.I111]; &quot;&quot;)">
            <text:p/>
          </table:table-cell>
          <table:table-cell table:formula="of:=IFERROR(  IF([.G111]=&quot;Long&quot;;  [.J111]+[Overview.$C$4]/[.I111]  *  [Overview.$C$6]  ;  IF([.G111]=&quot;Short&quot;   ;  [.J111]-[Overview.$C$4]/[.I111]  * [Overview.$C$6]  ; &quot;&quot;  )  )   ; &quot;&quot;)">
            <text:p/>
          </table:table-cell>
          <table:table-cell table:number-columns-repeated="3"/>
          <table:table-cell table:style-name="ce182" table:formula="of:=IFERROR([.R111]/[.L111]; &quot;&quot;)">
            <text:p/>
          </table:table-cell>
          <table:table-cell table:style-name="ce203" table:formula="of:=IFERROR(   IF( AND( [.G111]=&quot;Long&quot;;   [.N111]=[.I111])  ;  [.I111]*([.O111]-[.J111])  ;    IF(  AND(  [.G111]=&quot;Short&quot;  ;   [.N111]=[.I111]   )   ;   [.I111]*([.J111]-[.O111])   ;  &quot;&quot;)) ; &quot;&quot;)">
            <text:p/>
          </table:table-cell>
          <table:table-cell table:style-name="ce215" table:formula="of:=IF(ISNUMBER([.R111]); IF([.R111]&gt;=0; &quot;Win&quot;; &quot;Loss&quot;); &quot;&quot;)">
            <text:p/>
          </table:table-cell>
          <table:table-cell table:style-name="ce220" table:formula="of:=IF(ISNUMBER([.R111]); ROUND(([.P111]-[.H11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1]); &quot;&quot;; IF([.$G111]=&quot;Long&quot;; ([.X111]-[.$J111])*[.$I111]/[.$L111]; ([.$J111]-[.X111])*[.$I111]/[.$L111])-[.$Q111]); &quot;&quot;)">
            <text:p/>
          </table:table-cell>
          <table:table-cell/>
          <table:table-cell table:style-name="ce243" table:formula="of:=IFERROR(IF(ISBLANK([.Z111]); &quot;&quot;; IF([.$G111]=&quot;Long&quot;; ([.Z111]-[.$J111])*[.$I111]/[.$L111]; ([.$J111]-[.Z111])*[.$I111]/[.$L111])-[.$Q111]); &quot;&quot;)">
            <text:p/>
          </table:table-cell>
          <table:table-cell/>
          <table:table-cell table:style-name="ce243" table:formula="of:=IFERROR(IF(ISBLANK([.AB111]); &quot;&quot;; IF([.$G111]=&quot;Long&quot;; ([.AB111]-[.$J111])*[.$I111]/[.$L111]; ([.$J111]-[.AB111])*[.$I111]/[.$L111])-[.$Q111]); &quot;&quot;)">
            <text:p/>
          </table:table-cell>
          <table:table-cell table:number-columns-repeated="5"/>
          <table:table-cell table:formula="of:=IF([.B111]=&quot;&quot;; &quot;&quot;; WEEKDAY([.B111]; 2))">
            <text:p/>
          </table:table-cell>
          <table:table-cell table:number-columns-repeated="2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2]=&quot;Long&quot; ; [.J112]-[Overview.$C$4]/[.I112]  ;  IF([.G112]=&quot;Short&quot;; [.J112]+[Overview.$C$4]/[.I112]; &quot;&quot;) ); &quot;&quot;)">
            <text:p/>
          </table:table-cell>
          <table:table-cell table:formula="of:=IFERROR(ABS([.K112]-[.J112])*[.I112]; &quot;&quot;)">
            <text:p/>
          </table:table-cell>
          <table:table-cell table:formula="of:=IFERROR(  IF([.G112]=&quot;Long&quot;;  [.J112]+[Overview.$C$4]/[.I112]  *  [Overview.$C$6]  ;  IF([.G112]=&quot;Short&quot;   ;  [.J112]-[Overview.$C$4]/[.I112]  * [Overview.$C$6]  ; &quot;&quot;  )  )   ; &quot;&quot;)">
            <text:p/>
          </table:table-cell>
          <table:table-cell table:number-columns-repeated="3"/>
          <table:table-cell table:style-name="ce182" table:formula="of:=IFERROR([.R112]/[.L112]; &quot;&quot;)">
            <text:p/>
          </table:table-cell>
          <table:table-cell table:style-name="ce203" table:formula="of:=IFERROR(   IF( AND( [.G112]=&quot;Long&quot;;   [.N112]=[.I112])  ;  [.I112]*([.O112]-[.J112])  ;    IF(  AND(  [.G112]=&quot;Short&quot;  ;   [.N112]=[.I112]   )   ;   [.I112]*([.J112]-[.O112])   ;  &quot;&quot;)) ; &quot;&quot;)">
            <text:p/>
          </table:table-cell>
          <table:table-cell table:style-name="ce215" table:formula="of:=IF(ISNUMBER([.R112]); IF([.R112]&gt;=0; &quot;Win&quot;; &quot;Loss&quot;); &quot;&quot;)">
            <text:p/>
          </table:table-cell>
          <table:table-cell table:style-name="ce220" table:formula="of:=IF(ISNUMBER([.R112]); ROUND(([.P112]-[.H11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2]); &quot;&quot;; IF([.$G112]=&quot;Long&quot;; ([.X112]-[.$J112])*[.$I112]/[.$L112]; ([.$J112]-[.X112])*[.$I112]/[.$L112])-[.$Q112]); &quot;&quot;)">
            <text:p/>
          </table:table-cell>
          <table:table-cell/>
          <table:table-cell table:style-name="ce243" table:formula="of:=IFERROR(IF(ISBLANK([.Z112]); &quot;&quot;; IF([.$G112]=&quot;Long&quot;; ([.Z112]-[.$J112])*[.$I112]/[.$L112]; ([.$J112]-[.Z112])*[.$I112]/[.$L112])-[.$Q112]); &quot;&quot;)">
            <text:p/>
          </table:table-cell>
          <table:table-cell/>
          <table:table-cell table:style-name="ce243" table:formula="of:=IFERROR(IF(ISBLANK([.AB112]); &quot;&quot;; IF([.$G112]=&quot;Long&quot;; ([.AB112]-[.$J112])*[.$I112]/[.$L112]; ([.$J112]-[.AB112])*[.$I112]/[.$L112])-[.$Q112]); &quot;&quot;)">
            <text:p/>
          </table:table-cell>
          <table:table-cell table:number-columns-repeated="5"/>
          <table:table-cell table:formula="of:=IF([.B112]=&quot;&quot;; &quot;&quot;; WEEKDAY([.B112]; 2))">
            <text:p/>
          </table:table-cell>
          <table:table-cell table:number-columns-repeated="29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3]=&quot;Long&quot; ; [.J113]-[Overview.$C$4]/[.I113]  ;  IF([.G113]=&quot;Short&quot;; [.J113]+[Overview.$C$4]/[.I113]; &quot;&quot;) ); &quot;&quot;)">
            <text:p/>
          </table:table-cell>
          <table:table-cell table:formula="of:=IFERROR(ABS([.K113]-[.J113])*[.I113]; &quot;&quot;)">
            <text:p/>
          </table:table-cell>
          <table:table-cell table:formula="of:=IFERROR(  IF([.G113]=&quot;Long&quot;;  [.J113]+[Overview.$C$4]/[.I113]  *  [Overview.$C$6]  ;  IF([.G113]=&quot;Short&quot;   ;  [.J113]-[Overview.$C$4]/[.I113]  * [Overview.$C$6]  ; &quot;&quot;  )  )   ; &quot;&quot;)">
            <text:p/>
          </table:table-cell>
          <table:table-cell table:number-columns-repeated="3"/>
          <table:table-cell table:style-name="ce182" table:formula="of:=IFERROR([.R113]/[.L113]; &quot;&quot;)">
            <text:p/>
          </table:table-cell>
          <table:table-cell table:style-name="ce203" table:formula="of:=IFERROR(   IF( AND( [.G113]=&quot;Long&quot;;   [.N113]=[.I113])  ;  [.I113]*([.O113]-[.J113])  ;    IF(  AND(  [.G113]=&quot;Short&quot;  ;   [.N113]=[.I113]   )   ;   [.I113]*([.J113]-[.O113])   ;  &quot;&quot;)) ; &quot;&quot;)">
            <text:p/>
          </table:table-cell>
          <table:table-cell table:style-name="ce215" table:formula="of:=IF(ISNUMBER([.R113]); IF([.R113]&gt;=0; &quot;Win&quot;; &quot;Loss&quot;); &quot;&quot;)">
            <text:p/>
          </table:table-cell>
          <table:table-cell table:style-name="ce220" table:formula="of:=IF(ISNUMBER([.R113]); ROUND(([.P113]-[.H11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3]); &quot;&quot;; IF([.$G113]=&quot;Long&quot;; ([.X113]-[.$J113])*[.$I113]/[.$L113]; ([.$J113]-[.X113])*[.$I113]/[.$L113])-[.$Q113]); &quot;&quot;)">
            <text:p/>
          </table:table-cell>
          <table:table-cell/>
          <table:table-cell table:style-name="ce243" table:formula="of:=IFERROR(IF(ISBLANK([.Z113]); &quot;&quot;; IF([.$G113]=&quot;Long&quot;; ([.Z113]-[.$J113])*[.$I113]/[.$L113]; ([.$J113]-[.Z113])*[.$I113]/[.$L113])-[.$Q113]); &quot;&quot;)">
            <text:p/>
          </table:table-cell>
          <table:table-cell/>
          <table:table-cell table:style-name="ce243" table:formula="of:=IFERROR(IF(ISBLANK([.AB113]); &quot;&quot;; IF([.$G113]=&quot;Long&quot;; ([.AB113]-[.$J113])*[.$I113]/[.$L113]; ([.$J113]-[.AB113])*[.$I113]/[.$L113])-[.$Q113]); &quot;&quot;)">
            <text:p/>
          </table:table-cell>
          <table:table-cell table:number-columns-repeated="5"/>
          <table:table-cell table:formula="of:=IF([.B113]=&quot;&quot;; &quot;&quot;; WEEKDAY([.B113]; 2))">
            <text:p/>
          </table:table-cell>
          <table:table-cell table:number-columns-repeated="2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4]=&quot;Long&quot; ; [.J114]-[Overview.$C$4]/[.I114]  ;  IF([.G114]=&quot;Short&quot;; [.J114]+[Overview.$C$4]/[.I114]; &quot;&quot;) ); &quot;&quot;)">
            <text:p/>
          </table:table-cell>
          <table:table-cell table:formula="of:=IFERROR(ABS([.K114]-[.J114])*[.I114]; &quot;&quot;)">
            <text:p/>
          </table:table-cell>
          <table:table-cell table:formula="of:=IFERROR(  IF([.G114]=&quot;Long&quot;;  [.J114]+[Overview.$C$4]/[.I114]  *  [Overview.$C$6]  ;  IF([.G114]=&quot;Short&quot;   ;  [.J114]-[Overview.$C$4]/[.I114]  * [Overview.$C$6]  ; &quot;&quot;  )  )   ; &quot;&quot;)">
            <text:p/>
          </table:table-cell>
          <table:table-cell table:number-columns-repeated="3"/>
          <table:table-cell table:style-name="ce182" table:formula="of:=IFERROR([.R114]/[.L114]; &quot;&quot;)">
            <text:p/>
          </table:table-cell>
          <table:table-cell table:style-name="ce203" table:formula="of:=IFERROR(   IF( AND( [.G114]=&quot;Long&quot;;   [.N114]=[.I114])  ;  [.I114]*([.O114]-[.J114])  ;    IF(  AND(  [.G114]=&quot;Short&quot;  ;   [.N114]=[.I114]   )   ;   [.I114]*([.J114]-[.O114])   ;  &quot;&quot;)) ; &quot;&quot;)">
            <text:p/>
          </table:table-cell>
          <table:table-cell table:style-name="ce215" table:formula="of:=IF(ISNUMBER([.R114]); IF([.R114]&gt;=0; &quot;Win&quot;; &quot;Loss&quot;); &quot;&quot;)">
            <text:p/>
          </table:table-cell>
          <table:table-cell table:style-name="ce220" table:formula="of:=IF(ISNUMBER([.R114]); ROUND(([.P114]-[.H11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4]); &quot;&quot;; IF([.$G114]=&quot;Long&quot;; ([.X114]-[.$J114])*[.$I114]/[.$L114]; ([.$J114]-[.X114])*[.$I114]/[.$L114])-[.$Q114]); &quot;&quot;)">
            <text:p/>
          </table:table-cell>
          <table:table-cell/>
          <table:table-cell table:style-name="ce243" table:formula="of:=IFERROR(IF(ISBLANK([.Z114]); &quot;&quot;; IF([.$G114]=&quot;Long&quot;; ([.Z114]-[.$J114])*[.$I114]/[.$L114]; ([.$J114]-[.Z114])*[.$I114]/[.$L114])-[.$Q114]); &quot;&quot;)">
            <text:p/>
          </table:table-cell>
          <table:table-cell/>
          <table:table-cell table:style-name="ce243" table:formula="of:=IFERROR(IF(ISBLANK([.AB114]); &quot;&quot;; IF([.$G114]=&quot;Long&quot;; ([.AB114]-[.$J114])*[.$I114]/[.$L114]; ([.$J114]-[.AB114])*[.$I114]/[.$L114])-[.$Q114]); &quot;&quot;)">
            <text:p/>
          </table:table-cell>
          <table:table-cell table:number-columns-repeated="5"/>
          <table:table-cell table:formula="of:=IF([.B114]=&quot;&quot;; &quot;&quot;; WEEKDAY([.B114]; 2))">
            <text:p/>
          </table:table-cell>
          <table:table-cell table:number-columns-repeated="2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5]=&quot;Long&quot; ; [.J115]-[Overview.$C$4]/[.I115]  ;  IF([.G115]=&quot;Short&quot;; [.J115]+[Overview.$C$4]/[.I115]; &quot;&quot;) ); &quot;&quot;)">
            <text:p/>
          </table:table-cell>
          <table:table-cell table:formula="of:=IFERROR(ABS([.K115]-[.J115])*[.I115]; &quot;&quot;)">
            <text:p/>
          </table:table-cell>
          <table:table-cell table:formula="of:=IFERROR(  IF([.G115]=&quot;Long&quot;;  [.J115]+[Overview.$C$4]/[.I115]  *  [Overview.$C$6]  ;  IF([.G115]=&quot;Short&quot;   ;  [.J115]-[Overview.$C$4]/[.I115]  * [Overview.$C$6]  ; &quot;&quot;  )  )   ; &quot;&quot;)">
            <text:p/>
          </table:table-cell>
          <table:table-cell table:number-columns-repeated="3"/>
          <table:table-cell table:style-name="ce182" table:formula="of:=IFERROR([.R115]/[.L115]; &quot;&quot;)">
            <text:p/>
          </table:table-cell>
          <table:table-cell table:style-name="ce203" table:formula="of:=IFERROR(   IF( AND( [.G115]=&quot;Long&quot;;   [.N115]=[.I115])  ;  [.I115]*([.O115]-[.J115])  ;    IF(  AND(  [.G115]=&quot;Short&quot;  ;   [.N115]=[.I115]   )   ;   [.I115]*([.J115]-[.O115])   ;  &quot;&quot;)) ; &quot;&quot;)">
            <text:p/>
          </table:table-cell>
          <table:table-cell table:style-name="ce215" table:formula="of:=IF(ISNUMBER([.R115]); IF([.R115]&gt;=0; &quot;Win&quot;; &quot;Loss&quot;); &quot;&quot;)">
            <text:p/>
          </table:table-cell>
          <table:table-cell table:style-name="ce220" table:formula="of:=IF(ISNUMBER([.R115]); ROUND(([.P115]-[.H11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5]); &quot;&quot;; IF([.$G115]=&quot;Long&quot;; ([.X115]-[.$J115])*[.$I115]/[.$L115]; ([.$J115]-[.X115])*[.$I115]/[.$L115])-[.$Q115]); &quot;&quot;)">
            <text:p/>
          </table:table-cell>
          <table:table-cell/>
          <table:table-cell table:style-name="ce243" table:formula="of:=IFERROR(IF(ISBLANK([.Z115]); &quot;&quot;; IF([.$G115]=&quot;Long&quot;; ([.Z115]-[.$J115])*[.$I115]/[.$L115]; ([.$J115]-[.Z115])*[.$I115]/[.$L115])-[.$Q115]); &quot;&quot;)">
            <text:p/>
          </table:table-cell>
          <table:table-cell/>
          <table:table-cell table:style-name="ce243" table:formula="of:=IFERROR(IF(ISBLANK([.AB115]); &quot;&quot;; IF([.$G115]=&quot;Long&quot;; ([.AB115]-[.$J115])*[.$I115]/[.$L115]; ([.$J115]-[.AB115])*[.$I115]/[.$L115])-[.$Q115]); &quot;&quot;)">
            <text:p/>
          </table:table-cell>
          <table:table-cell table:number-columns-repeated="5"/>
          <table:table-cell table:formula="of:=IF([.B115]=&quot;&quot;; &quot;&quot;; WEEKDAY([.B115]; 2))">
            <text:p/>
          </table:table-cell>
          <table:table-cell table:number-columns-repeated="2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6]=&quot;Long&quot; ; [.J116]-[Overview.$C$4]/[.I116]  ;  IF([.G116]=&quot;Short&quot;; [.J116]+[Overview.$C$4]/[.I116]; &quot;&quot;) ); &quot;&quot;)">
            <text:p/>
          </table:table-cell>
          <table:table-cell table:formula="of:=IFERROR(ABS([.K116]-[.J116])*[.I116]; &quot;&quot;)">
            <text:p/>
          </table:table-cell>
          <table:table-cell table:formula="of:=IFERROR(  IF([.G116]=&quot;Long&quot;;  [.J116]+[Overview.$C$4]/[.I116]  *  [Overview.$C$6]  ;  IF([.G116]=&quot;Short&quot;   ;  [.J116]-[Overview.$C$4]/[.I116]  * [Overview.$C$6]  ; &quot;&quot;  )  )   ; &quot;&quot;)">
            <text:p/>
          </table:table-cell>
          <table:table-cell table:number-columns-repeated="3"/>
          <table:table-cell table:style-name="ce182" table:formula="of:=IFERROR([.R116]/[.L116]; &quot;&quot;)">
            <text:p/>
          </table:table-cell>
          <table:table-cell table:style-name="ce203" table:formula="of:=IFERROR(   IF( AND( [.G116]=&quot;Long&quot;;   [.N116]=[.I116])  ;  [.I116]*([.O116]-[.J116])  ;    IF(  AND(  [.G116]=&quot;Short&quot;  ;   [.N116]=[.I116]   )   ;   [.I116]*([.J116]-[.O116])   ;  &quot;&quot;)) ; &quot;&quot;)">
            <text:p/>
          </table:table-cell>
          <table:table-cell table:style-name="ce215" table:formula="of:=IF(ISNUMBER([.R116]); IF([.R116]&gt;=0; &quot;Win&quot;; &quot;Loss&quot;); &quot;&quot;)">
            <text:p/>
          </table:table-cell>
          <table:table-cell table:style-name="ce220" table:formula="of:=IF(ISNUMBER([.R116]); ROUND(([.P116]-[.H11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6]); &quot;&quot;; IF([.$G116]=&quot;Long&quot;; ([.X116]-[.$J116])*[.$I116]/[.$L116]; ([.$J116]-[.X116])*[.$I116]/[.$L116])-[.$Q116]); &quot;&quot;)">
            <text:p/>
          </table:table-cell>
          <table:table-cell/>
          <table:table-cell table:style-name="ce243" table:formula="of:=IFERROR(IF(ISBLANK([.Z116]); &quot;&quot;; IF([.$G116]=&quot;Long&quot;; ([.Z116]-[.$J116])*[.$I116]/[.$L116]; ([.$J116]-[.Z116])*[.$I116]/[.$L116])-[.$Q116]); &quot;&quot;)">
            <text:p/>
          </table:table-cell>
          <table:table-cell/>
          <table:table-cell table:style-name="ce243" table:formula="of:=IFERROR(IF(ISBLANK([.AB116]); &quot;&quot;; IF([.$G116]=&quot;Long&quot;; ([.AB116]-[.$J116])*[.$I116]/[.$L116]; ([.$J116]-[.AB116])*[.$I116]/[.$L116])-[.$Q116]); &quot;&quot;)">
            <text:p/>
          </table:table-cell>
          <table:table-cell table:number-columns-repeated="5"/>
          <table:table-cell table:formula="of:=IF([.B116]=&quot;&quot;; &quot;&quot;; WEEKDAY([.B116]; 2))">
            <text:p/>
          </table:table-cell>
          <table:table-cell table:number-columns-repeated="2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7]=&quot;Long&quot; ; [.J117]-[Overview.$C$4]/[.I117]  ;  IF([.G117]=&quot;Short&quot;; [.J117]+[Overview.$C$4]/[.I117]; &quot;&quot;) ); &quot;&quot;)">
            <text:p/>
          </table:table-cell>
          <table:table-cell table:formula="of:=IFERROR(ABS([.K117]-[.J117])*[.I117]; &quot;&quot;)">
            <text:p/>
          </table:table-cell>
          <table:table-cell table:formula="of:=IFERROR(  IF([.G117]=&quot;Long&quot;;  [.J117]+[Overview.$C$4]/[.I117]  *  [Overview.$C$6]  ;  IF([.G117]=&quot;Short&quot;   ;  [.J117]-[Overview.$C$4]/[.I117]  * [Overview.$C$6]  ; &quot;&quot;  )  )   ; &quot;&quot;)">
            <text:p/>
          </table:table-cell>
          <table:table-cell table:number-columns-repeated="3"/>
          <table:table-cell table:style-name="ce182" table:formula="of:=IFERROR([.R117]/[.L117]; &quot;&quot;)">
            <text:p/>
          </table:table-cell>
          <table:table-cell table:style-name="ce203" table:formula="of:=IFERROR(   IF( AND( [.G117]=&quot;Long&quot;;   [.N117]=[.I117])  ;  [.I117]*([.O117]-[.J117])  ;    IF(  AND(  [.G117]=&quot;Short&quot;  ;   [.N117]=[.I117]   )   ;   [.I117]*([.J117]-[.O117])   ;  &quot;&quot;)) ; &quot;&quot;)">
            <text:p/>
          </table:table-cell>
          <table:table-cell table:style-name="ce215" table:formula="of:=IF(ISNUMBER([.R117]); IF([.R117]&gt;=0; &quot;Win&quot;; &quot;Loss&quot;); &quot;&quot;)">
            <text:p/>
          </table:table-cell>
          <table:table-cell table:style-name="ce220" table:formula="of:=IF(ISNUMBER([.R117]); ROUND(([.P117]-[.H11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7]); &quot;&quot;; IF([.$G117]=&quot;Long&quot;; ([.X117]-[.$J117])*[.$I117]/[.$L117]; ([.$J117]-[.X117])*[.$I117]/[.$L117])-[.$Q117]); &quot;&quot;)">
            <text:p/>
          </table:table-cell>
          <table:table-cell/>
          <table:table-cell table:style-name="ce243" table:formula="of:=IFERROR(IF(ISBLANK([.Z117]); &quot;&quot;; IF([.$G117]=&quot;Long&quot;; ([.Z117]-[.$J117])*[.$I117]/[.$L117]; ([.$J117]-[.Z117])*[.$I117]/[.$L117])-[.$Q117]); &quot;&quot;)">
            <text:p/>
          </table:table-cell>
          <table:table-cell/>
          <table:table-cell table:style-name="ce243" table:formula="of:=IFERROR(IF(ISBLANK([.AB117]); &quot;&quot;; IF([.$G117]=&quot;Long&quot;; ([.AB117]-[.$J117])*[.$I117]/[.$L117]; ([.$J117]-[.AB117])*[.$I117]/[.$L117])-[.$Q117]); &quot;&quot;)">
            <text:p/>
          </table:table-cell>
          <table:table-cell table:number-columns-repeated="5"/>
          <table:table-cell table:formula="of:=IF([.B117]=&quot;&quot;; &quot;&quot;; WEEKDAY([.B117]; 2))">
            <text:p/>
          </table:table-cell>
          <table:table-cell table:number-columns-repeated="2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8]=&quot;Long&quot; ; [.J118]-[Overview.$C$4]/[.I118]  ;  IF([.G118]=&quot;Short&quot;; [.J118]+[Overview.$C$4]/[.I118]; &quot;&quot;) ); &quot;&quot;)">
            <text:p/>
          </table:table-cell>
          <table:table-cell table:formula="of:=IFERROR(ABS([.K118]-[.J118])*[.I118]; &quot;&quot;)">
            <text:p/>
          </table:table-cell>
          <table:table-cell table:formula="of:=IFERROR(  IF([.G118]=&quot;Long&quot;;  [.J118]+[Overview.$C$4]/[.I118]  *  [Overview.$C$6]  ;  IF([.G118]=&quot;Short&quot;   ;  [.J118]-[Overview.$C$4]/[.I118]  * [Overview.$C$6]  ; &quot;&quot;  )  )   ; &quot;&quot;)">
            <text:p/>
          </table:table-cell>
          <table:table-cell table:number-columns-repeated="3"/>
          <table:table-cell table:style-name="ce182" table:formula="of:=IFERROR([.R118]/[.L118]; &quot;&quot;)">
            <text:p/>
          </table:table-cell>
          <table:table-cell table:style-name="ce203" table:formula="of:=IFERROR(   IF( AND( [.G118]=&quot;Long&quot;;   [.N118]=[.I118])  ;  [.I118]*([.O118]-[.J118])  ;    IF(  AND(  [.G118]=&quot;Short&quot;  ;   [.N118]=[.I118]   )   ;   [.I118]*([.J118]-[.O118])   ;  &quot;&quot;)) ; &quot;&quot;)">
            <text:p/>
          </table:table-cell>
          <table:table-cell table:style-name="ce215" table:formula="of:=IF(ISNUMBER([.R118]); IF([.R118]&gt;=0; &quot;Win&quot;; &quot;Loss&quot;); &quot;&quot;)">
            <text:p/>
          </table:table-cell>
          <table:table-cell table:style-name="ce220" table:formula="of:=IF(ISNUMBER([.R118]); ROUND(([.P118]-[.H11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8]); &quot;&quot;; IF([.$G118]=&quot;Long&quot;; ([.X118]-[.$J118])*[.$I118]/[.$L118]; ([.$J118]-[.X118])*[.$I118]/[.$L118])-[.$Q118]); &quot;&quot;)">
            <text:p/>
          </table:table-cell>
          <table:table-cell/>
          <table:table-cell table:style-name="ce243" table:formula="of:=IFERROR(IF(ISBLANK([.Z118]); &quot;&quot;; IF([.$G118]=&quot;Long&quot;; ([.Z118]-[.$J118])*[.$I118]/[.$L118]; ([.$J118]-[.Z118])*[.$I118]/[.$L118])-[.$Q118]); &quot;&quot;)">
            <text:p/>
          </table:table-cell>
          <table:table-cell/>
          <table:table-cell table:style-name="ce243" table:formula="of:=IFERROR(IF(ISBLANK([.AB118]); &quot;&quot;; IF([.$G118]=&quot;Long&quot;; ([.AB118]-[.$J118])*[.$I118]/[.$L118]; ([.$J118]-[.AB118])*[.$I118]/[.$L118])-[.$Q118]); &quot;&quot;)">
            <text:p/>
          </table:table-cell>
          <table:table-cell table:number-columns-repeated="5"/>
          <table:table-cell table:formula="of:=IF([.B118]=&quot;&quot;; &quot;&quot;; WEEKDAY([.B118]; 2))">
            <text:p/>
          </table:table-cell>
          <table:table-cell table:number-columns-repeated="2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9]=&quot;Long&quot; ; [.J119]-[Overview.$C$4]/[.I119]  ;  IF([.G119]=&quot;Short&quot;; [.J119]+[Overview.$C$4]/[.I119]; &quot;&quot;) ); &quot;&quot;)">
            <text:p/>
          </table:table-cell>
          <table:table-cell table:formula="of:=IFERROR(ABS([.K119]-[.J119])*[.I119]; &quot;&quot;)">
            <text:p/>
          </table:table-cell>
          <table:table-cell table:formula="of:=IFERROR(  IF([.G119]=&quot;Long&quot;;  [.J119]+[Overview.$C$4]/[.I119]  *  [Overview.$C$6]  ;  IF([.G119]=&quot;Short&quot;   ;  [.J119]-[Overview.$C$4]/[.I119]  * [Overview.$C$6]  ; &quot;&quot;  )  )   ; &quot;&quot;)">
            <text:p/>
          </table:table-cell>
          <table:table-cell table:number-columns-repeated="3"/>
          <table:table-cell table:style-name="ce182" table:formula="of:=IFERROR([.R119]/[.L119]; &quot;&quot;)">
            <text:p/>
          </table:table-cell>
          <table:table-cell table:style-name="ce203" table:formula="of:=IFERROR(   IF( AND( [.G119]=&quot;Long&quot;;   [.N119]=[.I119])  ;  [.I119]*([.O119]-[.J119])  ;    IF(  AND(  [.G119]=&quot;Short&quot;  ;   [.N119]=[.I119]   )   ;   [.I119]*([.J119]-[.O119])   ;  &quot;&quot;)) ; &quot;&quot;)">
            <text:p/>
          </table:table-cell>
          <table:table-cell table:style-name="ce215" table:formula="of:=IF(ISNUMBER([.R119]); IF([.R119]&gt;=0; &quot;Win&quot;; &quot;Loss&quot;); &quot;&quot;)">
            <text:p/>
          </table:table-cell>
          <table:table-cell table:style-name="ce220" table:formula="of:=IF(ISNUMBER([.R119]); ROUND(([.P119]-[.H11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9]); &quot;&quot;; IF([.$G119]=&quot;Long&quot;; ([.X119]-[.$J119])*[.$I119]/[.$L119]; ([.$J119]-[.X119])*[.$I119]/[.$L119])-[.$Q119]); &quot;&quot;)">
            <text:p/>
          </table:table-cell>
          <table:table-cell/>
          <table:table-cell table:style-name="ce243" table:formula="of:=IFERROR(IF(ISBLANK([.Z119]); &quot;&quot;; IF([.$G119]=&quot;Long&quot;; ([.Z119]-[.$J119])*[.$I119]/[.$L119]; ([.$J119]-[.Z119])*[.$I119]/[.$L119])-[.$Q119]); &quot;&quot;)">
            <text:p/>
          </table:table-cell>
          <table:table-cell/>
          <table:table-cell table:style-name="ce243" table:formula="of:=IFERROR(IF(ISBLANK([.AB119]); &quot;&quot;; IF([.$G119]=&quot;Long&quot;; ([.AB119]-[.$J119])*[.$I119]/[.$L119]; ([.$J119]-[.AB119])*[.$I119]/[.$L119])-[.$Q119]); &quot;&quot;)">
            <text:p/>
          </table:table-cell>
          <table:table-cell table:number-columns-repeated="5"/>
          <table:table-cell table:formula="of:=IF([.B119]=&quot;&quot;; &quot;&quot;; WEEKDAY([.B119]; 2))">
            <text:p/>
          </table:table-cell>
          <table:table-cell table:number-columns-repeated="2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0]=&quot;Long&quot; ; [.J120]-[Overview.$C$4]/[.I120]  ;  IF([.G120]=&quot;Short&quot;; [.J120]+[Overview.$C$4]/[.I120]; &quot;&quot;) ); &quot;&quot;)">
            <text:p/>
          </table:table-cell>
          <table:table-cell table:formula="of:=IFERROR(ABS([.K120]-[.J120])*[.I120]; &quot;&quot;)">
            <text:p/>
          </table:table-cell>
          <table:table-cell table:formula="of:=IFERROR(  IF([.G120]=&quot;Long&quot;;  [.J120]+[Overview.$C$4]/[.I120]  *  [Overview.$C$6]  ;  IF([.G120]=&quot;Short&quot;   ;  [.J120]-[Overview.$C$4]/[.I120]  * [Overview.$C$6]  ; &quot;&quot;  )  )   ; &quot;&quot;)">
            <text:p/>
          </table:table-cell>
          <table:table-cell table:number-columns-repeated="3"/>
          <table:table-cell table:style-name="ce182" table:formula="of:=IFERROR([.R120]/[.L120]; &quot;&quot;)">
            <text:p/>
          </table:table-cell>
          <table:table-cell table:style-name="ce203" table:formula="of:=IFERROR(   IF( AND( [.G120]=&quot;Long&quot;;   [.N120]=[.I120])  ;  [.I120]*([.O120]-[.J120])  ;    IF(  AND(  [.G120]=&quot;Short&quot;  ;   [.N120]=[.I120]   )   ;   [.I120]*([.J120]-[.O120])   ;  &quot;&quot;)) ; &quot;&quot;)">
            <text:p/>
          </table:table-cell>
          <table:table-cell table:style-name="ce215" table:formula="of:=IF(ISNUMBER([.R120]); IF([.R120]&gt;=0; &quot;Win&quot;; &quot;Loss&quot;); &quot;&quot;)">
            <text:p/>
          </table:table-cell>
          <table:table-cell table:style-name="ce220" table:formula="of:=IF(ISNUMBER([.R120]); ROUND(([.P120]-[.H12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0]); &quot;&quot;; IF([.$G120]=&quot;Long&quot;; ([.X120]-[.$J120])*[.$I120]/[.$L120]; ([.$J120]-[.X120])*[.$I120]/[.$L120])-[.$Q120]); &quot;&quot;)">
            <text:p/>
          </table:table-cell>
          <table:table-cell/>
          <table:table-cell table:style-name="ce243" table:formula="of:=IFERROR(IF(ISBLANK([.Z120]); &quot;&quot;; IF([.$G120]=&quot;Long&quot;; ([.Z120]-[.$J120])*[.$I120]/[.$L120]; ([.$J120]-[.Z120])*[.$I120]/[.$L120])-[.$Q120]); &quot;&quot;)">
            <text:p/>
          </table:table-cell>
          <table:table-cell/>
          <table:table-cell table:style-name="ce243" table:formula="of:=IFERROR(IF(ISBLANK([.AB120]); &quot;&quot;; IF([.$G120]=&quot;Long&quot;; ([.AB120]-[.$J120])*[.$I120]/[.$L120]; ([.$J120]-[.AB120])*[.$I120]/[.$L120])-[.$Q120]); &quot;&quot;)">
            <text:p/>
          </table:table-cell>
          <table:table-cell table:number-columns-repeated="5"/>
          <table:table-cell table:formula="of:=IF([.B120]=&quot;&quot;; &quot;&quot;; WEEKDAY([.B120]; 2))">
            <text:p/>
          </table:table-cell>
          <table:table-cell table:number-columns-repeated="2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1]=&quot;Long&quot; ; [.J121]-[Overview.$C$4]/[.I121]  ;  IF([.G121]=&quot;Short&quot;; [.J121]+[Overview.$C$4]/[.I121]; &quot;&quot;) ); &quot;&quot;)">
            <text:p/>
          </table:table-cell>
          <table:table-cell table:formula="of:=IFERROR(ABS([.K121]-[.J121])*[.I121]; &quot;&quot;)">
            <text:p/>
          </table:table-cell>
          <table:table-cell table:formula="of:=IFERROR(  IF([.G121]=&quot;Long&quot;;  [.J121]+[Overview.$C$4]/[.I121]  *  [Overview.$C$6]  ;  IF([.G121]=&quot;Short&quot;   ;  [.J121]-[Overview.$C$4]/[.I121]  * [Overview.$C$6]  ; &quot;&quot;  )  )   ; &quot;&quot;)">
            <text:p/>
          </table:table-cell>
          <table:table-cell table:number-columns-repeated="3"/>
          <table:table-cell table:style-name="ce182" table:formula="of:=IFERROR([.R121]/[.L121]; &quot;&quot;)">
            <text:p/>
          </table:table-cell>
          <table:table-cell table:style-name="ce203" table:formula="of:=IFERROR(   IF( AND( [.G121]=&quot;Long&quot;;   [.N121]=[.I121])  ;  [.I121]*([.O121]-[.J121])  ;    IF(  AND(  [.G121]=&quot;Short&quot;  ;   [.N121]=[.I121]   )   ;   [.I121]*([.J121]-[.O121])   ;  &quot;&quot;)) ; &quot;&quot;)">
            <text:p/>
          </table:table-cell>
          <table:table-cell table:style-name="ce215" table:formula="of:=IF(ISNUMBER([.R121]); IF([.R121]&gt;=0; &quot;Win&quot;; &quot;Loss&quot;); &quot;&quot;)">
            <text:p/>
          </table:table-cell>
          <table:table-cell table:style-name="ce220" table:formula="of:=IF(ISNUMBER([.R121]); ROUND(([.P121]-[.H12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1]); &quot;&quot;; IF([.$G121]=&quot;Long&quot;; ([.X121]-[.$J121])*[.$I121]/[.$L121]; ([.$J121]-[.X121])*[.$I121]/[.$L121])-[.$Q121]); &quot;&quot;)">
            <text:p/>
          </table:table-cell>
          <table:table-cell/>
          <table:table-cell table:style-name="ce243" table:formula="of:=IFERROR(IF(ISBLANK([.Z121]); &quot;&quot;; IF([.$G121]=&quot;Long&quot;; ([.Z121]-[.$J121])*[.$I121]/[.$L121]; ([.$J121]-[.Z121])*[.$I121]/[.$L121])-[.$Q121]); &quot;&quot;)">
            <text:p/>
          </table:table-cell>
          <table:table-cell/>
          <table:table-cell table:style-name="ce243" table:formula="of:=IFERROR(IF(ISBLANK([.AB121]); &quot;&quot;; IF([.$G121]=&quot;Long&quot;; ([.AB121]-[.$J121])*[.$I121]/[.$L121]; ([.$J121]-[.AB121])*[.$I121]/[.$L121])-[.$Q121]); &quot;&quot;)">
            <text:p/>
          </table:table-cell>
          <table:table-cell table:number-columns-repeated="5"/>
          <table:table-cell table:formula="of:=IF([.B121]=&quot;&quot;; &quot;&quot;; WEEKDAY([.B121]; 2))">
            <text:p/>
          </table:table-cell>
          <table:table-cell table:number-columns-repeated="2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2]=&quot;Long&quot; ; [.J122]-[Overview.$C$4]/[.I122]  ;  IF([.G122]=&quot;Short&quot;; [.J122]+[Overview.$C$4]/[.I122]; &quot;&quot;) ); &quot;&quot;)">
            <text:p/>
          </table:table-cell>
          <table:table-cell table:formula="of:=IFERROR(ABS([.K122]-[.J122])*[.I122]; &quot;&quot;)">
            <text:p/>
          </table:table-cell>
          <table:table-cell table:formula="of:=IFERROR(  IF([.G122]=&quot;Long&quot;;  [.J122]+[Overview.$C$4]/[.I122]  *  [Overview.$C$6]  ;  IF([.G122]=&quot;Short&quot;   ;  [.J122]-[Overview.$C$4]/[.I122]  * [Overview.$C$6]  ; &quot;&quot;  )  )   ; &quot;&quot;)">
            <text:p/>
          </table:table-cell>
          <table:table-cell table:number-columns-repeated="3"/>
          <table:table-cell table:style-name="ce182" table:formula="of:=IFERROR([.R122]/[.L122]; &quot;&quot;)">
            <text:p/>
          </table:table-cell>
          <table:table-cell table:style-name="ce203" table:formula="of:=IFERROR(   IF( AND( [.G122]=&quot;Long&quot;;   [.N122]=[.I122])  ;  [.I122]*([.O122]-[.J122])  ;    IF(  AND(  [.G122]=&quot;Short&quot;  ;   [.N122]=[.I122]   )   ;   [.I122]*([.J122]-[.O122])   ;  &quot;&quot;)) ; &quot;&quot;)">
            <text:p/>
          </table:table-cell>
          <table:table-cell table:style-name="ce215" table:formula="of:=IF(ISNUMBER([.R122]); IF([.R122]&gt;=0; &quot;Win&quot;; &quot;Loss&quot;); &quot;&quot;)">
            <text:p/>
          </table:table-cell>
          <table:table-cell table:style-name="ce220" table:formula="of:=IF(ISNUMBER([.R122]); ROUND(([.P122]-[.H12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2]); &quot;&quot;; IF([.$G122]=&quot;Long&quot;; ([.X122]-[.$J122])*[.$I122]/[.$L122]; ([.$J122]-[.X122])*[.$I122]/[.$L122])-[.$Q122]); &quot;&quot;)">
            <text:p/>
          </table:table-cell>
          <table:table-cell/>
          <table:table-cell table:style-name="ce243" table:formula="of:=IFERROR(IF(ISBLANK([.Z122]); &quot;&quot;; IF([.$G122]=&quot;Long&quot;; ([.Z122]-[.$J122])*[.$I122]/[.$L122]; ([.$J122]-[.Z122])*[.$I122]/[.$L122])-[.$Q122]); &quot;&quot;)">
            <text:p/>
          </table:table-cell>
          <table:table-cell/>
          <table:table-cell table:style-name="ce243" table:formula="of:=IFERROR(IF(ISBLANK([.AB122]); &quot;&quot;; IF([.$G122]=&quot;Long&quot;; ([.AB122]-[.$J122])*[.$I122]/[.$L122]; ([.$J122]-[.AB122])*[.$I122]/[.$L122])-[.$Q122]); &quot;&quot;)">
            <text:p/>
          </table:table-cell>
          <table:table-cell table:number-columns-repeated="5"/>
          <table:table-cell table:formula="of:=IF([.B122]=&quot;&quot;; &quot;&quot;; WEEKDAY([.B122]; 2))">
            <text:p/>
          </table:table-cell>
          <table:table-cell table:number-columns-repeated="2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3]=&quot;Long&quot; ; [.J123]-[Overview.$C$4]/[.I123]  ;  IF([.G123]=&quot;Short&quot;; [.J123]+[Overview.$C$4]/[.I123]; &quot;&quot;) ); &quot;&quot;)">
            <text:p/>
          </table:table-cell>
          <table:table-cell table:formula="of:=IFERROR(ABS([.K123]-[.J123])*[.I123]; &quot;&quot;)">
            <text:p/>
          </table:table-cell>
          <table:table-cell table:formula="of:=IFERROR(  IF([.G123]=&quot;Long&quot;;  [.J123]+[Overview.$C$4]/[.I123]  *  [Overview.$C$6]  ;  IF([.G123]=&quot;Short&quot;   ;  [.J123]-[Overview.$C$4]/[.I123]  * [Overview.$C$6]  ; &quot;&quot;  )  )   ; &quot;&quot;)">
            <text:p/>
          </table:table-cell>
          <table:table-cell table:number-columns-repeated="3"/>
          <table:table-cell table:style-name="ce182" table:formula="of:=IFERROR([.R123]/[.L123]; &quot;&quot;)">
            <text:p/>
          </table:table-cell>
          <table:table-cell table:style-name="ce203" table:formula="of:=IFERROR(   IF( AND( [.G123]=&quot;Long&quot;;   [.N123]=[.I123])  ;  [.I123]*([.O123]-[.J123])  ;    IF(  AND(  [.G123]=&quot;Short&quot;  ;   [.N123]=[.I123]   )   ;   [.I123]*([.J123]-[.O123])   ;  &quot;&quot;)) ; &quot;&quot;)">
            <text:p/>
          </table:table-cell>
          <table:table-cell table:style-name="ce215" table:formula="of:=IF(ISNUMBER([.R123]); IF([.R123]&gt;=0; &quot;Win&quot;; &quot;Loss&quot;); &quot;&quot;)">
            <text:p/>
          </table:table-cell>
          <table:table-cell table:style-name="ce220" table:formula="of:=IF(ISNUMBER([.R123]); ROUND(([.P123]-[.H12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3]); &quot;&quot;; IF([.$G123]=&quot;Long&quot;; ([.X123]-[.$J123])*[.$I123]/[.$L123]; ([.$J123]-[.X123])*[.$I123]/[.$L123])-[.$Q123]); &quot;&quot;)">
            <text:p/>
          </table:table-cell>
          <table:table-cell/>
          <table:table-cell table:style-name="ce243" table:formula="of:=IFERROR(IF(ISBLANK([.Z123]); &quot;&quot;; IF([.$G123]=&quot;Long&quot;; ([.Z123]-[.$J123])*[.$I123]/[.$L123]; ([.$J123]-[.Z123])*[.$I123]/[.$L123])-[.$Q123]); &quot;&quot;)">
            <text:p/>
          </table:table-cell>
          <table:table-cell/>
          <table:table-cell table:style-name="ce243" table:formula="of:=IFERROR(IF(ISBLANK([.AB123]); &quot;&quot;; IF([.$G123]=&quot;Long&quot;; ([.AB123]-[.$J123])*[.$I123]/[.$L123]; ([.$J123]-[.AB123])*[.$I123]/[.$L123])-[.$Q123]); &quot;&quot;)">
            <text:p/>
          </table:table-cell>
          <table:table-cell table:number-columns-repeated="5"/>
          <table:table-cell table:formula="of:=IF([.B123]=&quot;&quot;; &quot;&quot;; WEEKDAY([.B123]; 2))">
            <text:p/>
          </table:table-cell>
          <table:table-cell table:number-columns-repeated="2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4]=&quot;Long&quot; ; [.J124]-[Overview.$C$4]/[.I124]  ;  IF([.G124]=&quot;Short&quot;; [.J124]+[Overview.$C$4]/[.I124]; &quot;&quot;) ); &quot;&quot;)">
            <text:p/>
          </table:table-cell>
          <table:table-cell table:formula="of:=IFERROR(ABS([.K124]-[.J124])*[.I124]; &quot;&quot;)">
            <text:p/>
          </table:table-cell>
          <table:table-cell table:formula="of:=IFERROR(  IF([.G124]=&quot;Long&quot;;  [.J124]+[Overview.$C$4]/[.I124]  *  [Overview.$C$6]  ;  IF([.G124]=&quot;Short&quot;   ;  [.J124]-[Overview.$C$4]/[.I124]  * [Overview.$C$6]  ; &quot;&quot;  )  )   ; &quot;&quot;)">
            <text:p/>
          </table:table-cell>
          <table:table-cell table:number-columns-repeated="3"/>
          <table:table-cell table:style-name="ce182" table:formula="of:=IFERROR([.R124]/[.L124]; &quot;&quot;)">
            <text:p/>
          </table:table-cell>
          <table:table-cell table:style-name="ce203" table:formula="of:=IFERROR(   IF( AND( [.G124]=&quot;Long&quot;;   [.N124]=[.I124])  ;  [.I124]*([.O124]-[.J124])  ;    IF(  AND(  [.G124]=&quot;Short&quot;  ;   [.N124]=[.I124]   )   ;   [.I124]*([.J124]-[.O124])   ;  &quot;&quot;)) ; &quot;&quot;)">
            <text:p/>
          </table:table-cell>
          <table:table-cell table:style-name="ce215" table:formula="of:=IF(ISNUMBER([.R124]); IF([.R124]&gt;=0; &quot;Win&quot;; &quot;Loss&quot;); &quot;&quot;)">
            <text:p/>
          </table:table-cell>
          <table:table-cell table:style-name="ce220" table:formula="of:=IF(ISNUMBER([.R124]); ROUND(([.P124]-[.H12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4]); &quot;&quot;; IF([.$G124]=&quot;Long&quot;; ([.X124]-[.$J124])*[.$I124]/[.$L124]; ([.$J124]-[.X124])*[.$I124]/[.$L124])-[.$Q124]); &quot;&quot;)">
            <text:p/>
          </table:table-cell>
          <table:table-cell/>
          <table:table-cell table:style-name="ce243" table:formula="of:=IFERROR(IF(ISBLANK([.Z124]); &quot;&quot;; IF([.$G124]=&quot;Long&quot;; ([.Z124]-[.$J124])*[.$I124]/[.$L124]; ([.$J124]-[.Z124])*[.$I124]/[.$L124])-[.$Q124]); &quot;&quot;)">
            <text:p/>
          </table:table-cell>
          <table:table-cell/>
          <table:table-cell table:style-name="ce243" table:formula="of:=IFERROR(IF(ISBLANK([.AB124]); &quot;&quot;; IF([.$G124]=&quot;Long&quot;; ([.AB124]-[.$J124])*[.$I124]/[.$L124]; ([.$J124]-[.AB124])*[.$I124]/[.$L124])-[.$Q124]); &quot;&quot;)">
            <text:p/>
          </table:table-cell>
          <table:table-cell table:number-columns-repeated="5"/>
          <table:table-cell table:formula="of:=IF([.B124]=&quot;&quot;; &quot;&quot;; WEEKDAY([.B124]; 2))">
            <text:p/>
          </table:table-cell>
          <table:table-cell table:number-columns-repeated="29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5]=&quot;Long&quot; ; [.J125]-[Overview.$C$4]/[.I125]  ;  IF([.G125]=&quot;Short&quot;; [.J125]+[Overview.$C$4]/[.I125]; &quot;&quot;) ); &quot;&quot;)">
            <text:p/>
          </table:table-cell>
          <table:table-cell table:formula="of:=IFERROR(ABS([.K125]-[.J125])*[.I125]; &quot;&quot;)">
            <text:p/>
          </table:table-cell>
          <table:table-cell table:formula="of:=IFERROR(  IF([.G125]=&quot;Long&quot;;  [.J125]+[Overview.$C$4]/[.I125]  *  [Overview.$C$6]  ;  IF([.G125]=&quot;Short&quot;   ;  [.J125]-[Overview.$C$4]/[.I125]  * [Overview.$C$6]  ; &quot;&quot;  )  )   ; &quot;&quot;)">
            <text:p/>
          </table:table-cell>
          <table:table-cell table:number-columns-repeated="3"/>
          <table:table-cell table:style-name="ce182" table:formula="of:=IFERROR([.R125]/[.L125]; &quot;&quot;)">
            <text:p/>
          </table:table-cell>
          <table:table-cell table:style-name="ce203" table:formula="of:=IFERROR(   IF( AND( [.G125]=&quot;Long&quot;;   [.N125]=[.I125])  ;  [.I125]*([.O125]-[.J125])  ;    IF(  AND(  [.G125]=&quot;Short&quot;  ;   [.N125]=[.I125]   )   ;   [.I125]*([.J125]-[.O125])   ;  &quot;&quot;)) ; &quot;&quot;)">
            <text:p/>
          </table:table-cell>
          <table:table-cell table:style-name="ce215" table:formula="of:=IF(ISNUMBER([.R125]); IF([.R125]&gt;=0; &quot;Win&quot;; &quot;Loss&quot;); &quot;&quot;)">
            <text:p/>
          </table:table-cell>
          <table:table-cell table:style-name="ce220" table:formula="of:=IF(ISNUMBER([.R125]); ROUND(([.P125]-[.H12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5]); &quot;&quot;; IF([.$G125]=&quot;Long&quot;; ([.X125]-[.$J125])*[.$I125]/[.$L125]; ([.$J125]-[.X125])*[.$I125]/[.$L125])-[.$Q125]); &quot;&quot;)">
            <text:p/>
          </table:table-cell>
          <table:table-cell/>
          <table:table-cell table:style-name="ce243" table:formula="of:=IFERROR(IF(ISBLANK([.Z125]); &quot;&quot;; IF([.$G125]=&quot;Long&quot;; ([.Z125]-[.$J125])*[.$I125]/[.$L125]; ([.$J125]-[.Z125])*[.$I125]/[.$L125])-[.$Q125]); &quot;&quot;)">
            <text:p/>
          </table:table-cell>
          <table:table-cell/>
          <table:table-cell table:style-name="ce243" table:formula="of:=IFERROR(IF(ISBLANK([.AB125]); &quot;&quot;; IF([.$G125]=&quot;Long&quot;; ([.AB125]-[.$J125])*[.$I125]/[.$L125]; ([.$J125]-[.AB125])*[.$I125]/[.$L125])-[.$Q125]); &quot;&quot;)">
            <text:p/>
          </table:table-cell>
          <table:table-cell table:number-columns-repeated="5"/>
          <table:table-cell table:formula="of:=IF([.B125]=&quot;&quot;; &quot;&quot;; WEEKDAY([.B125]; 2))">
            <text:p/>
          </table:table-cell>
          <table:table-cell table:number-columns-repeated="2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6]=&quot;Long&quot; ; [.J126]-[Overview.$C$4]/[.I126]  ;  IF([.G126]=&quot;Short&quot;; [.J126]+[Overview.$C$4]/[.I126]; &quot;&quot;) ); &quot;&quot;)">
            <text:p/>
          </table:table-cell>
          <table:table-cell table:formula="of:=IFERROR(ABS([.K126]-[.J126])*[.I126]; &quot;&quot;)">
            <text:p/>
          </table:table-cell>
          <table:table-cell table:formula="of:=IFERROR(  IF([.G126]=&quot;Long&quot;;  [.J126]+[Overview.$C$4]/[.I126]  *  [Overview.$C$6]  ;  IF([.G126]=&quot;Short&quot;   ;  [.J126]-[Overview.$C$4]/[.I126]  * [Overview.$C$6]  ; &quot;&quot;  )  )   ; &quot;&quot;)">
            <text:p/>
          </table:table-cell>
          <table:table-cell table:number-columns-repeated="3"/>
          <table:table-cell table:style-name="ce182" table:formula="of:=IFERROR([.R126]/[.L126]; &quot;&quot;)">
            <text:p/>
          </table:table-cell>
          <table:table-cell table:style-name="ce203" table:formula="of:=IFERROR(   IF( AND( [.G126]=&quot;Long&quot;;   [.N126]=[.I126])  ;  [.I126]*([.O126]-[.J126])  ;    IF(  AND(  [.G126]=&quot;Short&quot;  ;   [.N126]=[.I126]   )   ;   [.I126]*([.J126]-[.O126])   ;  &quot;&quot;)) ; &quot;&quot;)">
            <text:p/>
          </table:table-cell>
          <table:table-cell table:style-name="ce215" table:formula="of:=IF(ISNUMBER([.R126]); IF([.R126]&gt;=0; &quot;Win&quot;; &quot;Loss&quot;); &quot;&quot;)">
            <text:p/>
          </table:table-cell>
          <table:table-cell table:style-name="ce220" table:formula="of:=IF(ISNUMBER([.R126]); ROUND(([.P126]-[.H12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6]); &quot;&quot;; IF([.$G126]=&quot;Long&quot;; ([.X126]-[.$J126])*[.$I126]/[.$L126]; ([.$J126]-[.X126])*[.$I126]/[.$L126])-[.$Q126]); &quot;&quot;)">
            <text:p/>
          </table:table-cell>
          <table:table-cell/>
          <table:table-cell table:style-name="ce243" table:formula="of:=IFERROR(IF(ISBLANK([.Z126]); &quot;&quot;; IF([.$G126]=&quot;Long&quot;; ([.Z126]-[.$J126])*[.$I126]/[.$L126]; ([.$J126]-[.Z126])*[.$I126]/[.$L126])-[.$Q126]); &quot;&quot;)">
            <text:p/>
          </table:table-cell>
          <table:table-cell/>
          <table:table-cell table:style-name="ce243" table:formula="of:=IFERROR(IF(ISBLANK([.AB126]); &quot;&quot;; IF([.$G126]=&quot;Long&quot;; ([.AB126]-[.$J126])*[.$I126]/[.$L126]; ([.$J126]-[.AB126])*[.$I126]/[.$L126])-[.$Q126]); &quot;&quot;)">
            <text:p/>
          </table:table-cell>
          <table:table-cell table:number-columns-repeated="5"/>
          <table:table-cell table:formula="of:=IF([.B126]=&quot;&quot;; &quot;&quot;; WEEKDAY([.B126]; 2))">
            <text:p/>
          </table:table-cell>
          <table:table-cell table:number-columns-repeated="2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7]=&quot;Long&quot; ; [.J127]-[Overview.$C$4]/[.I127]  ;  IF([.G127]=&quot;Short&quot;; [.J127]+[Overview.$C$4]/[.I127]; &quot;&quot;) ); &quot;&quot;)">
            <text:p/>
          </table:table-cell>
          <table:table-cell table:formula="of:=IFERROR(ABS([.K127]-[.J127])*[.I127]; &quot;&quot;)">
            <text:p/>
          </table:table-cell>
          <table:table-cell table:formula="of:=IFERROR(  IF([.G127]=&quot;Long&quot;;  [.J127]+[Overview.$C$4]/[.I127]  *  [Overview.$C$6]  ;  IF([.G127]=&quot;Short&quot;   ;  [.J127]-[Overview.$C$4]/[.I127]  * [Overview.$C$6]  ; &quot;&quot;  )  )   ; &quot;&quot;)">
            <text:p/>
          </table:table-cell>
          <table:table-cell table:number-columns-repeated="3"/>
          <table:table-cell table:style-name="ce182" table:formula="of:=IFERROR([.R127]/[.L127]; &quot;&quot;)">
            <text:p/>
          </table:table-cell>
          <table:table-cell table:style-name="ce203" table:formula="of:=IFERROR(   IF( AND( [.G127]=&quot;Long&quot;;   [.N127]=[.I127])  ;  [.I127]*([.O127]-[.J127])  ;    IF(  AND(  [.G127]=&quot;Short&quot;  ;   [.N127]=[.I127]   )   ;   [.I127]*([.J127]-[.O127])   ;  &quot;&quot;)) ; &quot;&quot;)">
            <text:p/>
          </table:table-cell>
          <table:table-cell table:style-name="ce215" table:formula="of:=IF(ISNUMBER([.R127]); IF([.R127]&gt;=0; &quot;Win&quot;; &quot;Loss&quot;); &quot;&quot;)">
            <text:p/>
          </table:table-cell>
          <table:table-cell table:style-name="ce220" table:formula="of:=IF(ISNUMBER([.R127]); ROUND(([.P127]-[.H12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7]); &quot;&quot;; IF([.$G127]=&quot;Long&quot;; ([.X127]-[.$J127])*[.$I127]/[.$L127]; ([.$J127]-[.X127])*[.$I127]/[.$L127])-[.$Q127]); &quot;&quot;)">
            <text:p/>
          </table:table-cell>
          <table:table-cell/>
          <table:table-cell table:style-name="ce243" table:formula="of:=IFERROR(IF(ISBLANK([.Z127]); &quot;&quot;; IF([.$G127]=&quot;Long&quot;; ([.Z127]-[.$J127])*[.$I127]/[.$L127]; ([.$J127]-[.Z127])*[.$I127]/[.$L127])-[.$Q127]); &quot;&quot;)">
            <text:p/>
          </table:table-cell>
          <table:table-cell/>
          <table:table-cell table:style-name="ce243" table:formula="of:=IFERROR(IF(ISBLANK([.AB127]); &quot;&quot;; IF([.$G127]=&quot;Long&quot;; ([.AB127]-[.$J127])*[.$I127]/[.$L127]; ([.$J127]-[.AB127])*[.$I127]/[.$L127])-[.$Q127]); &quot;&quot;)">
            <text:p/>
          </table:table-cell>
          <table:table-cell table:number-columns-repeated="5"/>
          <table:table-cell table:formula="of:=IF([.B127]=&quot;&quot;; &quot;&quot;; WEEKDAY([.B127]; 2))">
            <text:p/>
          </table:table-cell>
          <table:table-cell table:number-columns-repeated="2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8]=&quot;Long&quot; ; [.J128]-[Overview.$C$4]/[.I128]  ;  IF([.G128]=&quot;Short&quot;; [.J128]+[Overview.$C$4]/[.I128]; &quot;&quot;) ); &quot;&quot;)">
            <text:p/>
          </table:table-cell>
          <table:table-cell table:formula="of:=IFERROR(ABS([.K128]-[.J128])*[.I128]; &quot;&quot;)">
            <text:p/>
          </table:table-cell>
          <table:table-cell table:formula="of:=IFERROR(  IF([.G128]=&quot;Long&quot;;  [.J128]+[Overview.$C$4]/[.I128]  *  [Overview.$C$6]  ;  IF([.G128]=&quot;Short&quot;   ;  [.J128]-[Overview.$C$4]/[.I128]  * [Overview.$C$6]  ; &quot;&quot;  )  )   ; &quot;&quot;)">
            <text:p/>
          </table:table-cell>
          <table:table-cell table:number-columns-repeated="3"/>
          <table:table-cell table:style-name="ce182" table:formula="of:=IFERROR([.R128]/[.L128]; &quot;&quot;)">
            <text:p/>
          </table:table-cell>
          <table:table-cell table:style-name="ce203" table:formula="of:=IFERROR(   IF( AND( [.G128]=&quot;Long&quot;;   [.N128]=[.I128])  ;  [.I128]*([.O128]-[.J128])  ;    IF(  AND(  [.G128]=&quot;Short&quot;  ;   [.N128]=[.I128]   )   ;   [.I128]*([.J128]-[.O128])   ;  &quot;&quot;)) ; &quot;&quot;)">
            <text:p/>
          </table:table-cell>
          <table:table-cell table:style-name="ce215" table:formula="of:=IF(ISNUMBER([.R128]); IF([.R128]&gt;=0; &quot;Win&quot;; &quot;Loss&quot;); &quot;&quot;)">
            <text:p/>
          </table:table-cell>
          <table:table-cell table:style-name="ce220" table:formula="of:=IF(ISNUMBER([.R128]); ROUND(([.P128]-[.H12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8]); &quot;&quot;; IF([.$G128]=&quot;Long&quot;; ([.X128]-[.$J128])*[.$I128]/[.$L128]; ([.$J128]-[.X128])*[.$I128]/[.$L128])-[.$Q128]); &quot;&quot;)">
            <text:p/>
          </table:table-cell>
          <table:table-cell/>
          <table:table-cell table:style-name="ce243" table:formula="of:=IFERROR(IF(ISBLANK([.Z128]); &quot;&quot;; IF([.$G128]=&quot;Long&quot;; ([.Z128]-[.$J128])*[.$I128]/[.$L128]; ([.$J128]-[.Z128])*[.$I128]/[.$L128])-[.$Q128]); &quot;&quot;)">
            <text:p/>
          </table:table-cell>
          <table:table-cell/>
          <table:table-cell table:style-name="ce243" table:formula="of:=IFERROR(IF(ISBLANK([.AB128]); &quot;&quot;; IF([.$G128]=&quot;Long&quot;; ([.AB128]-[.$J128])*[.$I128]/[.$L128]; ([.$J128]-[.AB128])*[.$I128]/[.$L128])-[.$Q128]); &quot;&quot;)">
            <text:p/>
          </table:table-cell>
          <table:table-cell table:number-columns-repeated="5"/>
          <table:table-cell table:formula="of:=IF([.B128]=&quot;&quot;; &quot;&quot;; WEEKDAY([.B128]; 2))">
            <text:p/>
          </table:table-cell>
          <table:table-cell table:number-columns-repeated="2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9]=&quot;Long&quot; ; [.J129]-[Overview.$C$4]/[.I129]  ;  IF([.G129]=&quot;Short&quot;; [.J129]+[Overview.$C$4]/[.I129]; &quot;&quot;) ); &quot;&quot;)">
            <text:p/>
          </table:table-cell>
          <table:table-cell table:formula="of:=IFERROR(ABS([.K129]-[.J129])*[.I129]; &quot;&quot;)">
            <text:p/>
          </table:table-cell>
          <table:table-cell table:formula="of:=IFERROR(  IF([.G129]=&quot;Long&quot;;  [.J129]+[Overview.$C$4]/[.I129]  *  [Overview.$C$6]  ;  IF([.G129]=&quot;Short&quot;   ;  [.J129]-[Overview.$C$4]/[.I129]  * [Overview.$C$6]  ; &quot;&quot;  )  )   ; &quot;&quot;)">
            <text:p/>
          </table:table-cell>
          <table:table-cell table:number-columns-repeated="3"/>
          <table:table-cell table:style-name="ce182" table:formula="of:=IFERROR([.R129]/[.L129]; &quot;&quot;)">
            <text:p/>
          </table:table-cell>
          <table:table-cell table:style-name="ce203" table:formula="of:=IFERROR(   IF( AND( [.G129]=&quot;Long&quot;;   [.N129]=[.I129])  ;  [.I129]*([.O129]-[.J129])  ;    IF(  AND(  [.G129]=&quot;Short&quot;  ;   [.N129]=[.I129]   )   ;   [.I129]*([.J129]-[.O129])   ;  &quot;&quot;)) ; &quot;&quot;)">
            <text:p/>
          </table:table-cell>
          <table:table-cell table:style-name="ce215" table:formula="of:=IF(ISNUMBER([.R129]); IF([.R129]&gt;=0; &quot;Win&quot;; &quot;Loss&quot;); &quot;&quot;)">
            <text:p/>
          </table:table-cell>
          <table:table-cell table:style-name="ce220" table:formula="of:=IF(ISNUMBER([.R129]); ROUND(([.P129]-[.H12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9]); &quot;&quot;; IF([.$G129]=&quot;Long&quot;; ([.X129]-[.$J129])*[.$I129]/[.$L129]; ([.$J129]-[.X129])*[.$I129]/[.$L129])-[.$Q129]); &quot;&quot;)">
            <text:p/>
          </table:table-cell>
          <table:table-cell/>
          <table:table-cell table:style-name="ce243" table:formula="of:=IFERROR(IF(ISBLANK([.Z129]); &quot;&quot;; IF([.$G129]=&quot;Long&quot;; ([.Z129]-[.$J129])*[.$I129]/[.$L129]; ([.$J129]-[.Z129])*[.$I129]/[.$L129])-[.$Q129]); &quot;&quot;)">
            <text:p/>
          </table:table-cell>
          <table:table-cell/>
          <table:table-cell table:style-name="ce243" table:formula="of:=IFERROR(IF(ISBLANK([.AB129]); &quot;&quot;; IF([.$G129]=&quot;Long&quot;; ([.AB129]-[.$J129])*[.$I129]/[.$L129]; ([.$J129]-[.AB129])*[.$I129]/[.$L129])-[.$Q129]); &quot;&quot;)">
            <text:p/>
          </table:table-cell>
          <table:table-cell table:number-columns-repeated="5"/>
          <table:table-cell table:formula="of:=IF([.B129]=&quot;&quot;; &quot;&quot;; WEEKDAY([.B129]; 2))">
            <text:p/>
          </table:table-cell>
          <table:table-cell table:number-columns-repeated="2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0]=&quot;Long&quot; ; [.J130]-[Overview.$C$4]/[.I130]  ;  IF([.G130]=&quot;Short&quot;; [.J130]+[Overview.$C$4]/[.I130]; &quot;&quot;) ); &quot;&quot;)">
            <text:p/>
          </table:table-cell>
          <table:table-cell table:formula="of:=IFERROR(ABS([.K130]-[.J130])*[.I130]; &quot;&quot;)">
            <text:p/>
          </table:table-cell>
          <table:table-cell table:formula="of:=IFERROR(  IF([.G130]=&quot;Long&quot;;  [.J130]+[Overview.$C$4]/[.I130]  *  [Overview.$C$6]  ;  IF([.G130]=&quot;Short&quot;   ;  [.J130]-[Overview.$C$4]/[.I130]  * [Overview.$C$6]  ; &quot;&quot;  )  )   ; &quot;&quot;)">
            <text:p/>
          </table:table-cell>
          <table:table-cell table:number-columns-repeated="3"/>
          <table:table-cell table:style-name="ce182" table:formula="of:=IFERROR([.R130]/[.L130]; &quot;&quot;)">
            <text:p/>
          </table:table-cell>
          <table:table-cell table:style-name="ce203" table:formula="of:=IFERROR(   IF( AND( [.G130]=&quot;Long&quot;;   [.N130]=[.I130])  ;  [.I130]*([.O130]-[.J130])  ;    IF(  AND(  [.G130]=&quot;Short&quot;  ;   [.N130]=[.I130]   )   ;   [.I130]*([.J130]-[.O130])   ;  &quot;&quot;)) ; &quot;&quot;)">
            <text:p/>
          </table:table-cell>
          <table:table-cell table:style-name="ce215" table:formula="of:=IF(ISNUMBER([.R130]); IF([.R130]&gt;=0; &quot;Win&quot;; &quot;Loss&quot;); &quot;&quot;)">
            <text:p/>
          </table:table-cell>
          <table:table-cell table:style-name="ce220" table:formula="of:=IF(ISNUMBER([.R130]); ROUND(([.P130]-[.H13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0]); &quot;&quot;; IF([.$G130]=&quot;Long&quot;; ([.X130]-[.$J130])*[.$I130]/[.$L130]; ([.$J130]-[.X130])*[.$I130]/[.$L130])-[.$Q130]); &quot;&quot;)">
            <text:p/>
          </table:table-cell>
          <table:table-cell/>
          <table:table-cell table:style-name="ce243" table:formula="of:=IFERROR(IF(ISBLANK([.Z130]); &quot;&quot;; IF([.$G130]=&quot;Long&quot;; ([.Z130]-[.$J130])*[.$I130]/[.$L130]; ([.$J130]-[.Z130])*[.$I130]/[.$L130])-[.$Q130]); &quot;&quot;)">
            <text:p/>
          </table:table-cell>
          <table:table-cell/>
          <table:table-cell table:style-name="ce243" table:formula="of:=IFERROR(IF(ISBLANK([.AB130]); &quot;&quot;; IF([.$G130]=&quot;Long&quot;; ([.AB130]-[.$J130])*[.$I130]/[.$L130]; ([.$J130]-[.AB130])*[.$I130]/[.$L130])-[.$Q130]); &quot;&quot;)">
            <text:p/>
          </table:table-cell>
          <table:table-cell table:number-columns-repeated="5"/>
          <table:table-cell table:formula="of:=IF([.B130]=&quot;&quot;; &quot;&quot;; WEEKDAY([.B130]; 2))">
            <text:p/>
          </table:table-cell>
          <table:table-cell table:number-columns-repeated="2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1]=&quot;Long&quot; ; [.J131]-[Overview.$C$4]/[.I131]  ;  IF([.G131]=&quot;Short&quot;; [.J131]+[Overview.$C$4]/[.I131]; &quot;&quot;) ); &quot;&quot;)">
            <text:p/>
          </table:table-cell>
          <table:table-cell table:formula="of:=IFERROR(ABS([.K131]-[.J131])*[.I131]; &quot;&quot;)">
            <text:p/>
          </table:table-cell>
          <table:table-cell table:formula="of:=IFERROR(  IF([.G131]=&quot;Long&quot;;  [.J131]+[Overview.$C$4]/[.I131]  *  [Overview.$C$6]  ;  IF([.G131]=&quot;Short&quot;   ;  [.J131]-[Overview.$C$4]/[.I131]  * [Overview.$C$6]  ; &quot;&quot;  )  )   ; &quot;&quot;)">
            <text:p/>
          </table:table-cell>
          <table:table-cell table:number-columns-repeated="3"/>
          <table:table-cell table:style-name="ce182" table:formula="of:=IFERROR([.R131]/[.L131]; &quot;&quot;)">
            <text:p/>
          </table:table-cell>
          <table:table-cell table:style-name="ce203" table:formula="of:=IFERROR(   IF( AND( [.G131]=&quot;Long&quot;;   [.N131]=[.I131])  ;  [.I131]*([.O131]-[.J131])  ;    IF(  AND(  [.G131]=&quot;Short&quot;  ;   [.N131]=[.I131]   )   ;   [.I131]*([.J131]-[.O131])   ;  &quot;&quot;)) ; &quot;&quot;)">
            <text:p/>
          </table:table-cell>
          <table:table-cell table:style-name="ce215" table:formula="of:=IF(ISNUMBER([.R131]); IF([.R131]&gt;=0; &quot;Win&quot;; &quot;Loss&quot;); &quot;&quot;)">
            <text:p/>
          </table:table-cell>
          <table:table-cell table:style-name="ce220" table:formula="of:=IF(ISNUMBER([.R131]); ROUND(([.P131]-[.H13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1]); &quot;&quot;; IF([.$G131]=&quot;Long&quot;; ([.X131]-[.$J131])*[.$I131]/[.$L131]; ([.$J131]-[.X131])*[.$I131]/[.$L131])-[.$Q131]); &quot;&quot;)">
            <text:p/>
          </table:table-cell>
          <table:table-cell/>
          <table:table-cell table:style-name="ce243" table:formula="of:=IFERROR(IF(ISBLANK([.Z131]); &quot;&quot;; IF([.$G131]=&quot;Long&quot;; ([.Z131]-[.$J131])*[.$I131]/[.$L131]; ([.$J131]-[.Z131])*[.$I131]/[.$L131])-[.$Q131]); &quot;&quot;)">
            <text:p/>
          </table:table-cell>
          <table:table-cell/>
          <table:table-cell table:style-name="ce243" table:formula="of:=IFERROR(IF(ISBLANK([.AB131]); &quot;&quot;; IF([.$G131]=&quot;Long&quot;; ([.AB131]-[.$J131])*[.$I131]/[.$L131]; ([.$J131]-[.AB131])*[.$I131]/[.$L131])-[.$Q131]); &quot;&quot;)">
            <text:p/>
          </table:table-cell>
          <table:table-cell table:number-columns-repeated="5"/>
          <table:table-cell table:formula="of:=IF([.B131]=&quot;&quot;; &quot;&quot;; WEEKDAY([.B131]; 2))">
            <text:p/>
          </table:table-cell>
          <table:table-cell table:number-columns-repeated="2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2]=&quot;Long&quot; ; [.J132]-[Overview.$C$4]/[.I132]  ;  IF([.G132]=&quot;Short&quot;; [.J132]+[Overview.$C$4]/[.I132]; &quot;&quot;) ); &quot;&quot;)">
            <text:p/>
          </table:table-cell>
          <table:table-cell table:formula="of:=IFERROR(ABS([.K132]-[.J132])*[.I132]; &quot;&quot;)">
            <text:p/>
          </table:table-cell>
          <table:table-cell table:formula="of:=IFERROR(  IF([.G132]=&quot;Long&quot;;  [.J132]+[Overview.$C$4]/[.I132]  *  [Overview.$C$6]  ;  IF([.G132]=&quot;Short&quot;   ;  [.J132]-[Overview.$C$4]/[.I132]  * [Overview.$C$6]  ; &quot;&quot;  )  )   ; &quot;&quot;)">
            <text:p/>
          </table:table-cell>
          <table:table-cell table:number-columns-repeated="3"/>
          <table:table-cell table:style-name="ce182" table:formula="of:=IFERROR([.R132]/[.L132]; &quot;&quot;)">
            <text:p/>
          </table:table-cell>
          <table:table-cell table:style-name="ce203" table:formula="of:=IFERROR(   IF( AND( [.G132]=&quot;Long&quot;;   [.N132]=[.I132])  ;  [.I132]*([.O132]-[.J132])  ;    IF(  AND(  [.G132]=&quot;Short&quot;  ;   [.N132]=[.I132]   )   ;   [.I132]*([.J132]-[.O132])   ;  &quot;&quot;)) ; &quot;&quot;)">
            <text:p/>
          </table:table-cell>
          <table:table-cell table:style-name="ce215" table:formula="of:=IF(ISNUMBER([.R132]); IF([.R132]&gt;=0; &quot;Win&quot;; &quot;Loss&quot;); &quot;&quot;)">
            <text:p/>
          </table:table-cell>
          <table:table-cell table:style-name="ce220" table:formula="of:=IF(ISNUMBER([.R132]); ROUND(([.P132]-[.H13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2]); &quot;&quot;; IF([.$G132]=&quot;Long&quot;; ([.X132]-[.$J132])*[.$I132]/[.$L132]; ([.$J132]-[.X132])*[.$I132]/[.$L132])-[.$Q132]); &quot;&quot;)">
            <text:p/>
          </table:table-cell>
          <table:table-cell/>
          <table:table-cell table:style-name="ce243" table:formula="of:=IFERROR(IF(ISBLANK([.Z132]); &quot;&quot;; IF([.$G132]=&quot;Long&quot;; ([.Z132]-[.$J132])*[.$I132]/[.$L132]; ([.$J132]-[.Z132])*[.$I132]/[.$L132])-[.$Q132]); &quot;&quot;)">
            <text:p/>
          </table:table-cell>
          <table:table-cell/>
          <table:table-cell table:style-name="ce243" table:formula="of:=IFERROR(IF(ISBLANK([.AB132]); &quot;&quot;; IF([.$G132]=&quot;Long&quot;; ([.AB132]-[.$J132])*[.$I132]/[.$L132]; ([.$J132]-[.AB132])*[.$I132]/[.$L132])-[.$Q132]); &quot;&quot;)">
            <text:p/>
          </table:table-cell>
          <table:table-cell table:number-columns-repeated="5"/>
          <table:table-cell table:formula="of:=IF([.B132]=&quot;&quot;; &quot;&quot;; WEEKDAY([.B132]; 2))">
            <text:p/>
          </table:table-cell>
          <table:table-cell table:number-columns-repeated="29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3]=&quot;Long&quot; ; [.J133]-[Overview.$C$4]/[.I133]  ;  IF([.G133]=&quot;Short&quot;; [.J133]+[Overview.$C$4]/[.I133]; &quot;&quot;) ); &quot;&quot;)">
            <text:p/>
          </table:table-cell>
          <table:table-cell table:formula="of:=IFERROR(ABS([.K133]-[.J133])*[.I133]; &quot;&quot;)">
            <text:p/>
          </table:table-cell>
          <table:table-cell table:formula="of:=IFERROR(  IF([.G133]=&quot;Long&quot;;  [.J133]+[Overview.$C$4]/[.I133]  *  [Overview.$C$6]  ;  IF([.G133]=&quot;Short&quot;   ;  [.J133]-[Overview.$C$4]/[.I133]  * [Overview.$C$6]  ; &quot;&quot;  )  )   ; &quot;&quot;)">
            <text:p/>
          </table:table-cell>
          <table:table-cell table:number-columns-repeated="3"/>
          <table:table-cell table:style-name="ce182" table:formula="of:=IFERROR([.R133]/[.L133]; &quot;&quot;)">
            <text:p/>
          </table:table-cell>
          <table:table-cell table:style-name="ce203" table:formula="of:=IFERROR(   IF( AND( [.G133]=&quot;Long&quot;;   [.N133]=[.I133])  ;  [.I133]*([.O133]-[.J133])  ;    IF(  AND(  [.G133]=&quot;Short&quot;  ;   [.N133]=[.I133]   )   ;   [.I133]*([.J133]-[.O133])   ;  &quot;&quot;)) ; &quot;&quot;)">
            <text:p/>
          </table:table-cell>
          <table:table-cell table:style-name="ce215" table:formula="of:=IF(ISNUMBER([.R133]); IF([.R133]&gt;=0; &quot;Win&quot;; &quot;Loss&quot;); &quot;&quot;)">
            <text:p/>
          </table:table-cell>
          <table:table-cell table:style-name="ce220" table:formula="of:=IF(ISNUMBER([.R133]); ROUND(([.P133]-[.H13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3]); &quot;&quot;; IF([.$G133]=&quot;Long&quot;; ([.X133]-[.$J133])*[.$I133]/[.$L133]; ([.$J133]-[.X133])*[.$I133]/[.$L133])-[.$Q133]); &quot;&quot;)">
            <text:p/>
          </table:table-cell>
          <table:table-cell/>
          <table:table-cell table:style-name="ce243" table:formula="of:=IFERROR(IF(ISBLANK([.Z133]); &quot;&quot;; IF([.$G133]=&quot;Long&quot;; ([.Z133]-[.$J133])*[.$I133]/[.$L133]; ([.$J133]-[.Z133])*[.$I133]/[.$L133])-[.$Q133]); &quot;&quot;)">
            <text:p/>
          </table:table-cell>
          <table:table-cell/>
          <table:table-cell table:style-name="ce243" table:formula="of:=IFERROR(IF(ISBLANK([.AB133]); &quot;&quot;; IF([.$G133]=&quot;Long&quot;; ([.AB133]-[.$J133])*[.$I133]/[.$L133]; ([.$J133]-[.AB133])*[.$I133]/[.$L133])-[.$Q133]); &quot;&quot;)">
            <text:p/>
          </table:table-cell>
          <table:table-cell table:number-columns-repeated="5"/>
          <table:table-cell table:formula="of:=IF([.B133]=&quot;&quot;; &quot;&quot;; WEEKDAY([.B133]; 2))">
            <text:p/>
          </table:table-cell>
          <table:table-cell table:number-columns-repeated="2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4]=&quot;Long&quot; ; [.J134]-[Overview.$C$4]/[.I134]  ;  IF([.G134]=&quot;Short&quot;; [.J134]+[Overview.$C$4]/[.I134]; &quot;&quot;) ); &quot;&quot;)">
            <text:p/>
          </table:table-cell>
          <table:table-cell table:formula="of:=IFERROR(ABS([.K134]-[.J134])*[.I134]; &quot;&quot;)">
            <text:p/>
          </table:table-cell>
          <table:table-cell table:formula="of:=IFERROR(  IF([.G134]=&quot;Long&quot;;  [.J134]+[Overview.$C$4]/[.I134]  *  [Overview.$C$6]  ;  IF([.G134]=&quot;Short&quot;   ;  [.J134]-[Overview.$C$4]/[.I134]  * [Overview.$C$6]  ; &quot;&quot;  )  )   ; &quot;&quot;)">
            <text:p/>
          </table:table-cell>
          <table:table-cell table:number-columns-repeated="3"/>
          <table:table-cell table:style-name="ce182" table:formula="of:=IFERROR([.R134]/[.L134]; &quot;&quot;)">
            <text:p/>
          </table:table-cell>
          <table:table-cell table:style-name="ce203" table:formula="of:=IFERROR(   IF( AND( [.G134]=&quot;Long&quot;;   [.N134]=[.I134])  ;  [.I134]*([.O134]-[.J134])  ;    IF(  AND(  [.G134]=&quot;Short&quot;  ;   [.N134]=[.I134]   )   ;   [.I134]*([.J134]-[.O134])   ;  &quot;&quot;)) ; &quot;&quot;)">
            <text:p/>
          </table:table-cell>
          <table:table-cell table:style-name="ce215" table:formula="of:=IF(ISNUMBER([.R134]); IF([.R134]&gt;=0; &quot;Win&quot;; &quot;Loss&quot;); &quot;&quot;)">
            <text:p/>
          </table:table-cell>
          <table:table-cell table:style-name="ce220" table:formula="of:=IF(ISNUMBER([.R134]); ROUND(([.P134]-[.H13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4]); &quot;&quot;; IF([.$G134]=&quot;Long&quot;; ([.X134]-[.$J134])*[.$I134]/[.$L134]; ([.$J134]-[.X134])*[.$I134]/[.$L134])-[.$Q134]); &quot;&quot;)">
            <text:p/>
          </table:table-cell>
          <table:table-cell/>
          <table:table-cell table:style-name="ce243" table:formula="of:=IFERROR(IF(ISBLANK([.Z134]); &quot;&quot;; IF([.$G134]=&quot;Long&quot;; ([.Z134]-[.$J134])*[.$I134]/[.$L134]; ([.$J134]-[.Z134])*[.$I134]/[.$L134])-[.$Q134]); &quot;&quot;)">
            <text:p/>
          </table:table-cell>
          <table:table-cell/>
          <table:table-cell table:style-name="ce243" table:formula="of:=IFERROR(IF(ISBLANK([.AB134]); &quot;&quot;; IF([.$G134]=&quot;Long&quot;; ([.AB134]-[.$J134])*[.$I134]/[.$L134]; ([.$J134]-[.AB134])*[.$I134]/[.$L134])-[.$Q134]); &quot;&quot;)">
            <text:p/>
          </table:table-cell>
          <table:table-cell table:number-columns-repeated="5"/>
          <table:table-cell table:formula="of:=IF([.B134]=&quot;&quot;; &quot;&quot;; WEEKDAY([.B134]; 2))">
            <text:p/>
          </table:table-cell>
          <table:table-cell table:number-columns-repeated="2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5]=&quot;Long&quot; ; [.J135]-[Overview.$C$4]/[.I135]  ;  IF([.G135]=&quot;Short&quot;; [.J135]+[Overview.$C$4]/[.I135]; &quot;&quot;) ); &quot;&quot;)">
            <text:p/>
          </table:table-cell>
          <table:table-cell table:formula="of:=IFERROR(ABS([.K135]-[.J135])*[.I135]; &quot;&quot;)">
            <text:p/>
          </table:table-cell>
          <table:table-cell table:formula="of:=IFERROR(  IF([.G135]=&quot;Long&quot;;  [.J135]+[Overview.$C$4]/[.I135]  *  [Overview.$C$6]  ;  IF([.G135]=&quot;Short&quot;   ;  [.J135]-[Overview.$C$4]/[.I135]  * [Overview.$C$6]  ; &quot;&quot;  )  )   ; &quot;&quot;)">
            <text:p/>
          </table:table-cell>
          <table:table-cell table:number-columns-repeated="3"/>
          <table:table-cell table:style-name="ce182" table:formula="of:=IFERROR([.R135]/[.L135]; &quot;&quot;)">
            <text:p/>
          </table:table-cell>
          <table:table-cell table:style-name="ce203" table:formula="of:=IFERROR(   IF( AND( [.G135]=&quot;Long&quot;;   [.N135]=[.I135])  ;  [.I135]*([.O135]-[.J135])  ;    IF(  AND(  [.G135]=&quot;Short&quot;  ;   [.N135]=[.I135]   )   ;   [.I135]*([.J135]-[.O135])   ;  &quot;&quot;)) ; &quot;&quot;)">
            <text:p/>
          </table:table-cell>
          <table:table-cell table:style-name="ce215" table:formula="of:=IF(ISNUMBER([.R135]); IF([.R135]&gt;=0; &quot;Win&quot;; &quot;Loss&quot;); &quot;&quot;)">
            <text:p/>
          </table:table-cell>
          <table:table-cell table:style-name="ce220" table:formula="of:=IF(ISNUMBER([.R135]); ROUND(([.P135]-[.H13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5]); &quot;&quot;; IF([.$G135]=&quot;Long&quot;; ([.X135]-[.$J135])*[.$I135]/[.$L135]; ([.$J135]-[.X135])*[.$I135]/[.$L135])-[.$Q135]); &quot;&quot;)">
            <text:p/>
          </table:table-cell>
          <table:table-cell/>
          <table:table-cell table:style-name="ce243" table:formula="of:=IFERROR(IF(ISBLANK([.Z135]); &quot;&quot;; IF([.$G135]=&quot;Long&quot;; ([.Z135]-[.$J135])*[.$I135]/[.$L135]; ([.$J135]-[.Z135])*[.$I135]/[.$L135])-[.$Q135]); &quot;&quot;)">
            <text:p/>
          </table:table-cell>
          <table:table-cell/>
          <table:table-cell table:style-name="ce243" table:formula="of:=IFERROR(IF(ISBLANK([.AB135]); &quot;&quot;; IF([.$G135]=&quot;Long&quot;; ([.AB135]-[.$J135])*[.$I135]/[.$L135]; ([.$J135]-[.AB135])*[.$I135]/[.$L135])-[.$Q135]); &quot;&quot;)">
            <text:p/>
          </table:table-cell>
          <table:table-cell table:number-columns-repeated="5"/>
          <table:table-cell table:formula="of:=IF([.B135]=&quot;&quot;; &quot;&quot;; WEEKDAY([.B135]; 2))">
            <text:p/>
          </table:table-cell>
          <table:table-cell table:number-columns-repeated="2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6]=&quot;Long&quot; ; [.J136]-[Overview.$C$4]/[.I136]  ;  IF([.G136]=&quot;Short&quot;; [.J136]+[Overview.$C$4]/[.I136]; &quot;&quot;) ); &quot;&quot;)">
            <text:p/>
          </table:table-cell>
          <table:table-cell table:formula="of:=IFERROR(ABS([.K136]-[.J136])*[.I136]; &quot;&quot;)">
            <text:p/>
          </table:table-cell>
          <table:table-cell table:formula="of:=IFERROR(  IF([.G136]=&quot;Long&quot;;  [.J136]+[Overview.$C$4]/[.I136]  *  [Overview.$C$6]  ;  IF([.G136]=&quot;Short&quot;   ;  [.J136]-[Overview.$C$4]/[.I136]  * [Overview.$C$6]  ; &quot;&quot;  )  )   ; &quot;&quot;)">
            <text:p/>
          </table:table-cell>
          <table:table-cell table:number-columns-repeated="3"/>
          <table:table-cell table:style-name="ce182" table:formula="of:=IFERROR([.R136]/[.L136]; &quot;&quot;)">
            <text:p/>
          </table:table-cell>
          <table:table-cell table:style-name="ce203" table:formula="of:=IFERROR(   IF( AND( [.G136]=&quot;Long&quot;;   [.N136]=[.I136])  ;  [.I136]*([.O136]-[.J136])  ;    IF(  AND(  [.G136]=&quot;Short&quot;  ;   [.N136]=[.I136]   )   ;   [.I136]*([.J136]-[.O136])   ;  &quot;&quot;)) ; &quot;&quot;)">
            <text:p/>
          </table:table-cell>
          <table:table-cell table:style-name="ce215" table:formula="of:=IF(ISNUMBER([.R136]); IF([.R136]&gt;=0; &quot;Win&quot;; &quot;Loss&quot;); &quot;&quot;)">
            <text:p/>
          </table:table-cell>
          <table:table-cell table:style-name="ce220" table:formula="of:=IF(ISNUMBER([.R136]); ROUND(([.P136]-[.H13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6]); &quot;&quot;; IF([.$G136]=&quot;Long&quot;; ([.X136]-[.$J136])*[.$I136]/[.$L136]; ([.$J136]-[.X136])*[.$I136]/[.$L136])-[.$Q136]); &quot;&quot;)">
            <text:p/>
          </table:table-cell>
          <table:table-cell/>
          <table:table-cell table:style-name="ce243" table:formula="of:=IFERROR(IF(ISBLANK([.Z136]); &quot;&quot;; IF([.$G136]=&quot;Long&quot;; ([.Z136]-[.$J136])*[.$I136]/[.$L136]; ([.$J136]-[.Z136])*[.$I136]/[.$L136])-[.$Q136]); &quot;&quot;)">
            <text:p/>
          </table:table-cell>
          <table:table-cell/>
          <table:table-cell table:style-name="ce243" table:formula="of:=IFERROR(IF(ISBLANK([.AB136]); &quot;&quot;; IF([.$G136]=&quot;Long&quot;; ([.AB136]-[.$J136])*[.$I136]/[.$L136]; ([.$J136]-[.AB136])*[.$I136]/[.$L136])-[.$Q136]); &quot;&quot;)">
            <text:p/>
          </table:table-cell>
          <table:table-cell table:number-columns-repeated="5"/>
          <table:table-cell table:formula="of:=IF([.B136]=&quot;&quot;; &quot;&quot;; WEEKDAY([.B136]; 2))">
            <text:p/>
          </table:table-cell>
          <table:table-cell table:number-columns-repeated="2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7]=&quot;Long&quot; ; [.J137]-[Overview.$C$4]/[.I137]  ;  IF([.G137]=&quot;Short&quot;; [.J137]+[Overview.$C$4]/[.I137]; &quot;&quot;) ); &quot;&quot;)">
            <text:p/>
          </table:table-cell>
          <table:table-cell table:formula="of:=IFERROR(ABS([.K137]-[.J137])*[.I137]; &quot;&quot;)">
            <text:p/>
          </table:table-cell>
          <table:table-cell table:formula="of:=IFERROR(  IF([.G137]=&quot;Long&quot;;  [.J137]+[Overview.$C$4]/[.I137]  *  [Overview.$C$6]  ;  IF([.G137]=&quot;Short&quot;   ;  [.J137]-[Overview.$C$4]/[.I137]  * [Overview.$C$6]  ; &quot;&quot;  )  )   ; &quot;&quot;)">
            <text:p/>
          </table:table-cell>
          <table:table-cell table:number-columns-repeated="3"/>
          <table:table-cell table:style-name="ce182" table:formula="of:=IFERROR([.R137]/[.L137]; &quot;&quot;)">
            <text:p/>
          </table:table-cell>
          <table:table-cell table:style-name="ce203" table:formula="of:=IFERROR(   IF( AND( [.G137]=&quot;Long&quot;;   [.N137]=[.I137])  ;  [.I137]*([.O137]-[.J137])  ;    IF(  AND(  [.G137]=&quot;Short&quot;  ;   [.N137]=[.I137]   )   ;   [.I137]*([.J137]-[.O137])   ;  &quot;&quot;)) ; &quot;&quot;)">
            <text:p/>
          </table:table-cell>
          <table:table-cell table:style-name="ce215" table:formula="of:=IF(ISNUMBER([.R137]); IF([.R137]&gt;=0; &quot;Win&quot;; &quot;Loss&quot;); &quot;&quot;)">
            <text:p/>
          </table:table-cell>
          <table:table-cell table:style-name="ce220" table:formula="of:=IF(ISNUMBER([.R137]); ROUND(([.P137]-[.H13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7]); &quot;&quot;; IF([.$G137]=&quot;Long&quot;; ([.X137]-[.$J137])*[.$I137]/[.$L137]; ([.$J137]-[.X137])*[.$I137]/[.$L137])-[.$Q137]); &quot;&quot;)">
            <text:p/>
          </table:table-cell>
          <table:table-cell/>
          <table:table-cell table:style-name="ce243" table:formula="of:=IFERROR(IF(ISBLANK([.Z137]); &quot;&quot;; IF([.$G137]=&quot;Long&quot;; ([.Z137]-[.$J137])*[.$I137]/[.$L137]; ([.$J137]-[.Z137])*[.$I137]/[.$L137])-[.$Q137]); &quot;&quot;)">
            <text:p/>
          </table:table-cell>
          <table:table-cell/>
          <table:table-cell table:style-name="ce243" table:formula="of:=IFERROR(IF(ISBLANK([.AB137]); &quot;&quot;; IF([.$G137]=&quot;Long&quot;; ([.AB137]-[.$J137])*[.$I137]/[.$L137]; ([.$J137]-[.AB137])*[.$I137]/[.$L137])-[.$Q137]); &quot;&quot;)">
            <text:p/>
          </table:table-cell>
          <table:table-cell table:number-columns-repeated="5"/>
          <table:table-cell table:formula="of:=IF([.B137]=&quot;&quot;; &quot;&quot;; WEEKDAY([.B137]; 2))">
            <text:p/>
          </table:table-cell>
          <table:table-cell table:number-columns-repeated="29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8]=&quot;Long&quot; ; [.J138]-[Overview.$C$4]/[.I138]  ;  IF([.G138]=&quot;Short&quot;; [.J138]+[Overview.$C$4]/[.I138]; &quot;&quot;) ); &quot;&quot;)">
            <text:p/>
          </table:table-cell>
          <table:table-cell table:formula="of:=IFERROR(ABS([.K138]-[.J138])*[.I138]; &quot;&quot;)">
            <text:p/>
          </table:table-cell>
          <table:table-cell table:formula="of:=IFERROR(  IF([.G138]=&quot;Long&quot;;  [.J138]+[Overview.$C$4]/[.I138]  *  [Overview.$C$6]  ;  IF([.G138]=&quot;Short&quot;   ;  [.J138]-[Overview.$C$4]/[.I138]  * [Overview.$C$6]  ; &quot;&quot;  )  )   ; &quot;&quot;)">
            <text:p/>
          </table:table-cell>
          <table:table-cell table:number-columns-repeated="3"/>
          <table:table-cell table:style-name="ce182" table:formula="of:=IFERROR([.R138]/[.L138]; &quot;&quot;)">
            <text:p/>
          </table:table-cell>
          <table:table-cell table:style-name="ce203" table:formula="of:=IFERROR(   IF( AND( [.G138]=&quot;Long&quot;;   [.N138]=[.I138])  ;  [.I138]*([.O138]-[.J138])  ;    IF(  AND(  [.G138]=&quot;Short&quot;  ;   [.N138]=[.I138]   )   ;   [.I138]*([.J138]-[.O138])   ;  &quot;&quot;)) ; &quot;&quot;)">
            <text:p/>
          </table:table-cell>
          <table:table-cell table:style-name="ce215" table:formula="of:=IF(ISNUMBER([.R138]); IF([.R138]&gt;=0; &quot;Win&quot;; &quot;Loss&quot;); &quot;&quot;)">
            <text:p/>
          </table:table-cell>
          <table:table-cell table:style-name="ce220" table:formula="of:=IF(ISNUMBER([.R138]); ROUND(([.P138]-[.H13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8]); &quot;&quot;; IF([.$G138]=&quot;Long&quot;; ([.X138]-[.$J138])*[.$I138]/[.$L138]; ([.$J138]-[.X138])*[.$I138]/[.$L138])-[.$Q138]); &quot;&quot;)">
            <text:p/>
          </table:table-cell>
          <table:table-cell/>
          <table:table-cell table:style-name="ce243" table:formula="of:=IFERROR(IF(ISBLANK([.Z138]); &quot;&quot;; IF([.$G138]=&quot;Long&quot;; ([.Z138]-[.$J138])*[.$I138]/[.$L138]; ([.$J138]-[.Z138])*[.$I138]/[.$L138])-[.$Q138]); &quot;&quot;)">
            <text:p/>
          </table:table-cell>
          <table:table-cell/>
          <table:table-cell table:style-name="ce243" table:formula="of:=IFERROR(IF(ISBLANK([.AB138]); &quot;&quot;; IF([.$G138]=&quot;Long&quot;; ([.AB138]-[.$J138])*[.$I138]/[.$L138]; ([.$J138]-[.AB138])*[.$I138]/[.$L138])-[.$Q138]); &quot;&quot;)">
            <text:p/>
          </table:table-cell>
          <table:table-cell table:number-columns-repeated="5"/>
          <table:table-cell table:formula="of:=IF([.B138]=&quot;&quot;; &quot;&quot;; WEEKDAY([.B138]; 2))">
            <text:p/>
          </table:table-cell>
          <table:table-cell table:number-columns-repeated="2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9]=&quot;Long&quot; ; [.J139]-[Overview.$C$4]/[.I139]  ;  IF([.G139]=&quot;Short&quot;; [.J139]+[Overview.$C$4]/[.I139]; &quot;&quot;) ); &quot;&quot;)">
            <text:p/>
          </table:table-cell>
          <table:table-cell table:formula="of:=IFERROR(ABS([.K139]-[.J139])*[.I139]; &quot;&quot;)">
            <text:p/>
          </table:table-cell>
          <table:table-cell table:formula="of:=IFERROR(  IF([.G139]=&quot;Long&quot;;  [.J139]+[Overview.$C$4]/[.I139]  *  [Overview.$C$6]  ;  IF([.G139]=&quot;Short&quot;   ;  [.J139]-[Overview.$C$4]/[.I139]  * [Overview.$C$6]  ; &quot;&quot;  )  )   ; &quot;&quot;)">
            <text:p/>
          </table:table-cell>
          <table:table-cell table:number-columns-repeated="3"/>
          <table:table-cell table:style-name="ce182" table:formula="of:=IFERROR([.R139]/[.L139]; &quot;&quot;)">
            <text:p/>
          </table:table-cell>
          <table:table-cell table:style-name="ce203" table:formula="of:=IFERROR(   IF( AND( [.G139]=&quot;Long&quot;;   [.N139]=[.I139])  ;  [.I139]*([.O139]-[.J139])  ;    IF(  AND(  [.G139]=&quot;Short&quot;  ;   [.N139]=[.I139]   )   ;   [.I139]*([.J139]-[.O139])   ;  &quot;&quot;)) ; &quot;&quot;)">
            <text:p/>
          </table:table-cell>
          <table:table-cell table:style-name="ce215" table:formula="of:=IF(ISNUMBER([.R139]); IF([.R139]&gt;=0; &quot;Win&quot;; &quot;Loss&quot;); &quot;&quot;)">
            <text:p/>
          </table:table-cell>
          <table:table-cell table:style-name="ce220" table:formula="of:=IF(ISNUMBER([.R139]); ROUND(([.P139]-[.H13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9]); &quot;&quot;; IF([.$G139]=&quot;Long&quot;; ([.X139]-[.$J139])*[.$I139]/[.$L139]; ([.$J139]-[.X139])*[.$I139]/[.$L139])-[.$Q139]); &quot;&quot;)">
            <text:p/>
          </table:table-cell>
          <table:table-cell/>
          <table:table-cell table:style-name="ce243" table:formula="of:=IFERROR(IF(ISBLANK([.Z139]); &quot;&quot;; IF([.$G139]=&quot;Long&quot;; ([.Z139]-[.$J139])*[.$I139]/[.$L139]; ([.$J139]-[.Z139])*[.$I139]/[.$L139])-[.$Q139]); &quot;&quot;)">
            <text:p/>
          </table:table-cell>
          <table:table-cell/>
          <table:table-cell table:style-name="ce243" table:formula="of:=IFERROR(IF(ISBLANK([.AB139]); &quot;&quot;; IF([.$G139]=&quot;Long&quot;; ([.AB139]-[.$J139])*[.$I139]/[.$L139]; ([.$J139]-[.AB139])*[.$I139]/[.$L139])-[.$Q139]); &quot;&quot;)">
            <text:p/>
          </table:table-cell>
          <table:table-cell table:number-columns-repeated="5"/>
          <table:table-cell table:formula="of:=IF([.B139]=&quot;&quot;; &quot;&quot;; WEEKDAY([.B139]; 2))">
            <text:p/>
          </table:table-cell>
          <table:table-cell table:number-columns-repeated="2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0]=&quot;Long&quot; ; [.J140]-[Overview.$C$4]/[.I140]  ;  IF([.G140]=&quot;Short&quot;; [.J140]+[Overview.$C$4]/[.I140]; &quot;&quot;) ); &quot;&quot;)">
            <text:p/>
          </table:table-cell>
          <table:table-cell table:formula="of:=IFERROR(ABS([.K140]-[.J140])*[.I140]; &quot;&quot;)">
            <text:p/>
          </table:table-cell>
          <table:table-cell table:formula="of:=IFERROR(  IF([.G140]=&quot;Long&quot;;  [.J140]+[Overview.$C$4]/[.I140]  *  [Overview.$C$6]  ;  IF([.G140]=&quot;Short&quot;   ;  [.J140]-[Overview.$C$4]/[.I140]  * [Overview.$C$6]  ; &quot;&quot;  )  )   ; &quot;&quot;)">
            <text:p/>
          </table:table-cell>
          <table:table-cell table:number-columns-repeated="3"/>
          <table:table-cell table:style-name="ce182" table:formula="of:=IFERROR([.R140]/[.L140]; &quot;&quot;)">
            <text:p/>
          </table:table-cell>
          <table:table-cell table:style-name="ce203" table:formula="of:=IFERROR(   IF( AND( [.G140]=&quot;Long&quot;;   [.N140]=[.I140])  ;  [.I140]*([.O140]-[.J140])  ;    IF(  AND(  [.G140]=&quot;Short&quot;  ;   [.N140]=[.I140]   )   ;   [.I140]*([.J140]-[.O140])   ;  &quot;&quot;)) ; &quot;&quot;)">
            <text:p/>
          </table:table-cell>
          <table:table-cell table:style-name="ce215" table:formula="of:=IF(ISNUMBER([.R140]); IF([.R140]&gt;=0; &quot;Win&quot;; &quot;Loss&quot;); &quot;&quot;)">
            <text:p/>
          </table:table-cell>
          <table:table-cell table:style-name="ce220" table:formula="of:=IF(ISNUMBER([.R140]); ROUND(([.P140]-[.H14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0]); &quot;&quot;; IF([.$G140]=&quot;Long&quot;; ([.X140]-[.$J140])*[.$I140]/[.$L140]; ([.$J140]-[.X140])*[.$I140]/[.$L140])-[.$Q140]); &quot;&quot;)">
            <text:p/>
          </table:table-cell>
          <table:table-cell/>
          <table:table-cell table:style-name="ce243" table:formula="of:=IFERROR(IF(ISBLANK([.Z140]); &quot;&quot;; IF([.$G140]=&quot;Long&quot;; ([.Z140]-[.$J140])*[.$I140]/[.$L140]; ([.$J140]-[.Z140])*[.$I140]/[.$L140])-[.$Q140]); &quot;&quot;)">
            <text:p/>
          </table:table-cell>
          <table:table-cell/>
          <table:table-cell table:style-name="ce243" table:formula="of:=IFERROR(IF(ISBLANK([.AB140]); &quot;&quot;; IF([.$G140]=&quot;Long&quot;; ([.AB140]-[.$J140])*[.$I140]/[.$L140]; ([.$J140]-[.AB140])*[.$I140]/[.$L140])-[.$Q140]); &quot;&quot;)">
            <text:p/>
          </table:table-cell>
          <table:table-cell table:number-columns-repeated="5"/>
          <table:table-cell table:formula="of:=IF([.B140]=&quot;&quot;; &quot;&quot;; WEEKDAY([.B140]; 2))">
            <text:p/>
          </table:table-cell>
          <table:table-cell table:number-columns-repeated="2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1]=&quot;Long&quot; ; [.J141]-[Overview.$C$4]/[.I141]  ;  IF([.G141]=&quot;Short&quot;; [.J141]+[Overview.$C$4]/[.I141]; &quot;&quot;) ); &quot;&quot;)">
            <text:p/>
          </table:table-cell>
          <table:table-cell table:formula="of:=IFERROR(ABS([.K141]-[.J141])*[.I141]; &quot;&quot;)">
            <text:p/>
          </table:table-cell>
          <table:table-cell table:formula="of:=IFERROR(  IF([.G141]=&quot;Long&quot;;  [.J141]+[Overview.$C$4]/[.I141]  *  [Overview.$C$6]  ;  IF([.G141]=&quot;Short&quot;   ;  [.J141]-[Overview.$C$4]/[.I141]  * [Overview.$C$6]  ; &quot;&quot;  )  )   ; &quot;&quot;)">
            <text:p/>
          </table:table-cell>
          <table:table-cell table:number-columns-repeated="3"/>
          <table:table-cell table:style-name="ce182" table:formula="of:=IFERROR([.R141]/[.L141]; &quot;&quot;)">
            <text:p/>
          </table:table-cell>
          <table:table-cell table:style-name="ce203" table:formula="of:=IFERROR(   IF( AND( [.G141]=&quot;Long&quot;;   [.N141]=[.I141])  ;  [.I141]*([.O141]-[.J141])  ;    IF(  AND(  [.G141]=&quot;Short&quot;  ;   [.N141]=[.I141]   )   ;   [.I141]*([.J141]-[.O141])   ;  &quot;&quot;)) ; &quot;&quot;)">
            <text:p/>
          </table:table-cell>
          <table:table-cell table:style-name="ce215" table:formula="of:=IF(ISNUMBER([.R141]); IF([.R141]&gt;=0; &quot;Win&quot;; &quot;Loss&quot;); &quot;&quot;)">
            <text:p/>
          </table:table-cell>
          <table:table-cell table:style-name="ce220" table:formula="of:=IF(ISNUMBER([.R141]); ROUND(([.P141]-[.H14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1]); &quot;&quot;; IF([.$G141]=&quot;Long&quot;; ([.X141]-[.$J141])*[.$I141]/[.$L141]; ([.$J141]-[.X141])*[.$I141]/[.$L141])-[.$Q141]); &quot;&quot;)">
            <text:p/>
          </table:table-cell>
          <table:table-cell/>
          <table:table-cell table:style-name="ce243" table:formula="of:=IFERROR(IF(ISBLANK([.Z141]); &quot;&quot;; IF([.$G141]=&quot;Long&quot;; ([.Z141]-[.$J141])*[.$I141]/[.$L141]; ([.$J141]-[.Z141])*[.$I141]/[.$L141])-[.$Q141]); &quot;&quot;)">
            <text:p/>
          </table:table-cell>
          <table:table-cell/>
          <table:table-cell table:style-name="ce243" table:formula="of:=IFERROR(IF(ISBLANK([.AB141]); &quot;&quot;; IF([.$G141]=&quot;Long&quot;; ([.AB141]-[.$J141])*[.$I141]/[.$L141]; ([.$J141]-[.AB141])*[.$I141]/[.$L141])-[.$Q141]); &quot;&quot;)">
            <text:p/>
          </table:table-cell>
          <table:table-cell table:number-columns-repeated="5"/>
          <table:table-cell table:formula="of:=IF([.B141]=&quot;&quot;; &quot;&quot;; WEEKDAY([.B141]; 2))">
            <text:p/>
          </table:table-cell>
          <table:table-cell table:number-columns-repeated="2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2]=&quot;Long&quot; ; [.J142]-[Overview.$C$4]/[.I142]  ;  IF([.G142]=&quot;Short&quot;; [.J142]+[Overview.$C$4]/[.I142]; &quot;&quot;) ); &quot;&quot;)">
            <text:p/>
          </table:table-cell>
          <table:table-cell table:formula="of:=IFERROR(ABS([.K142]-[.J142])*[.I142]; &quot;&quot;)">
            <text:p/>
          </table:table-cell>
          <table:table-cell table:formula="of:=IFERROR(  IF([.G142]=&quot;Long&quot;;  [.J142]+[Overview.$C$4]/[.I142]  *  [Overview.$C$6]  ;  IF([.G142]=&quot;Short&quot;   ;  [.J142]-[Overview.$C$4]/[.I142]  * [Overview.$C$6]  ; &quot;&quot;  )  )   ; &quot;&quot;)">
            <text:p/>
          </table:table-cell>
          <table:table-cell table:number-columns-repeated="3"/>
          <table:table-cell table:style-name="ce182" table:formula="of:=IFERROR([.R142]/[.L142]; &quot;&quot;)">
            <text:p/>
          </table:table-cell>
          <table:table-cell table:style-name="ce203" table:formula="of:=IFERROR(   IF( AND( [.G142]=&quot;Long&quot;;   [.N142]=[.I142])  ;  [.I142]*([.O142]-[.J142])  ;    IF(  AND(  [.G142]=&quot;Short&quot;  ;   [.N142]=[.I142]   )   ;   [.I142]*([.J142]-[.O142])   ;  &quot;&quot;)) ; &quot;&quot;)">
            <text:p/>
          </table:table-cell>
          <table:table-cell table:style-name="ce215" table:formula="of:=IF(ISNUMBER([.R142]); IF([.R142]&gt;=0; &quot;Win&quot;; &quot;Loss&quot;); &quot;&quot;)">
            <text:p/>
          </table:table-cell>
          <table:table-cell table:style-name="ce220" table:formula="of:=IF(ISNUMBER([.R142]); ROUND(([.P142]-[.H14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2]); &quot;&quot;; IF([.$G142]=&quot;Long&quot;; ([.X142]-[.$J142])*[.$I142]/[.$L142]; ([.$J142]-[.X142])*[.$I142]/[.$L142])-[.$Q142]); &quot;&quot;)">
            <text:p/>
          </table:table-cell>
          <table:table-cell/>
          <table:table-cell table:style-name="ce243" table:formula="of:=IFERROR(IF(ISBLANK([.Z142]); &quot;&quot;; IF([.$G142]=&quot;Long&quot;; ([.Z142]-[.$J142])*[.$I142]/[.$L142]; ([.$J142]-[.Z142])*[.$I142]/[.$L142])-[.$Q142]); &quot;&quot;)">
            <text:p/>
          </table:table-cell>
          <table:table-cell/>
          <table:table-cell table:style-name="ce243" table:formula="of:=IFERROR(IF(ISBLANK([.AB142]); &quot;&quot;; IF([.$G142]=&quot;Long&quot;; ([.AB142]-[.$J142])*[.$I142]/[.$L142]; ([.$J142]-[.AB142])*[.$I142]/[.$L142])-[.$Q142]); &quot;&quot;)">
            <text:p/>
          </table:table-cell>
          <table:table-cell table:number-columns-repeated="5"/>
          <table:table-cell table:formula="of:=IF([.B142]=&quot;&quot;; &quot;&quot;; WEEKDAY([.B142]; 2))">
            <text:p/>
          </table:table-cell>
          <table:table-cell table:number-columns-repeated="2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3]=&quot;Long&quot; ; [.J143]-[Overview.$C$4]/[.I143]  ;  IF([.G143]=&quot;Short&quot;; [.J143]+[Overview.$C$4]/[.I143]; &quot;&quot;) ); &quot;&quot;)">
            <text:p/>
          </table:table-cell>
          <table:table-cell table:formula="of:=IFERROR(ABS([.K143]-[.J143])*[.I143]; &quot;&quot;)">
            <text:p/>
          </table:table-cell>
          <table:table-cell table:formula="of:=IFERROR(  IF([.G143]=&quot;Long&quot;;  [.J143]+[Overview.$C$4]/[.I143]  *  [Overview.$C$6]  ;  IF([.G143]=&quot;Short&quot;   ;  [.J143]-[Overview.$C$4]/[.I143]  * [Overview.$C$6]  ; &quot;&quot;  )  )   ; &quot;&quot;)">
            <text:p/>
          </table:table-cell>
          <table:table-cell table:number-columns-repeated="3"/>
          <table:table-cell table:style-name="ce182" table:formula="of:=IFERROR([.R143]/[.L143]; &quot;&quot;)">
            <text:p/>
          </table:table-cell>
          <table:table-cell table:style-name="ce203" table:formula="of:=IFERROR(   IF( AND( [.G143]=&quot;Long&quot;;   [.N143]=[.I143])  ;  [.I143]*([.O143]-[.J143])  ;    IF(  AND(  [.G143]=&quot;Short&quot;  ;   [.N143]=[.I143]   )   ;   [.I143]*([.J143]-[.O143])   ;  &quot;&quot;)) ; &quot;&quot;)">
            <text:p/>
          </table:table-cell>
          <table:table-cell table:style-name="ce215" table:formula="of:=IF(ISNUMBER([.R143]); IF([.R143]&gt;=0; &quot;Win&quot;; &quot;Loss&quot;); &quot;&quot;)">
            <text:p/>
          </table:table-cell>
          <table:table-cell table:style-name="ce220" table:formula="of:=IF(ISNUMBER([.R143]); ROUND(([.P143]-[.H14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3]); &quot;&quot;; IF([.$G143]=&quot;Long&quot;; ([.X143]-[.$J143])*[.$I143]/[.$L143]; ([.$J143]-[.X143])*[.$I143]/[.$L143])-[.$Q143]); &quot;&quot;)">
            <text:p/>
          </table:table-cell>
          <table:table-cell/>
          <table:table-cell table:style-name="ce243" table:formula="of:=IFERROR(IF(ISBLANK([.Z143]); &quot;&quot;; IF([.$G143]=&quot;Long&quot;; ([.Z143]-[.$J143])*[.$I143]/[.$L143]; ([.$J143]-[.Z143])*[.$I143]/[.$L143])-[.$Q143]); &quot;&quot;)">
            <text:p/>
          </table:table-cell>
          <table:table-cell/>
          <table:table-cell table:style-name="ce243" table:formula="of:=IFERROR(IF(ISBLANK([.AB143]); &quot;&quot;; IF([.$G143]=&quot;Long&quot;; ([.AB143]-[.$J143])*[.$I143]/[.$L143]; ([.$J143]-[.AB143])*[.$I143]/[.$L143])-[.$Q143]); &quot;&quot;)">
            <text:p/>
          </table:table-cell>
          <table:table-cell table:number-columns-repeated="5"/>
          <table:table-cell table:formula="of:=IF([.B143]=&quot;&quot;; &quot;&quot;; WEEKDAY([.B143]; 2))">
            <text:p/>
          </table:table-cell>
          <table:table-cell table:number-columns-repeated="2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4]=&quot;Long&quot; ; [.J144]-[Overview.$C$4]/[.I144]  ;  IF([.G144]=&quot;Short&quot;; [.J144]+[Overview.$C$4]/[.I144]; &quot;&quot;) ); &quot;&quot;)">
            <text:p/>
          </table:table-cell>
          <table:table-cell table:formula="of:=IFERROR(ABS([.K144]-[.J144])*[.I144]; &quot;&quot;)">
            <text:p/>
          </table:table-cell>
          <table:table-cell table:formula="of:=IFERROR(  IF([.G144]=&quot;Long&quot;;  [.J144]+[Overview.$C$4]/[.I144]  *  [Overview.$C$6]  ;  IF([.G144]=&quot;Short&quot;   ;  [.J144]-[Overview.$C$4]/[.I144]  * [Overview.$C$6]  ; &quot;&quot;  )  )   ; &quot;&quot;)">
            <text:p/>
          </table:table-cell>
          <table:table-cell table:number-columns-repeated="3"/>
          <table:table-cell table:style-name="ce182" table:formula="of:=IFERROR([.R144]/[.L144]; &quot;&quot;)">
            <text:p/>
          </table:table-cell>
          <table:table-cell table:style-name="ce203" table:formula="of:=IFERROR(   IF( AND( [.G144]=&quot;Long&quot;;   [.N144]=[.I144])  ;  [.I144]*([.O144]-[.J144])  ;    IF(  AND(  [.G144]=&quot;Short&quot;  ;   [.N144]=[.I144]   )   ;   [.I144]*([.J144]-[.O144])   ;  &quot;&quot;)) ; &quot;&quot;)">
            <text:p/>
          </table:table-cell>
          <table:table-cell table:style-name="ce215" table:formula="of:=IF(ISNUMBER([.R144]); IF([.R144]&gt;=0; &quot;Win&quot;; &quot;Loss&quot;); &quot;&quot;)">
            <text:p/>
          </table:table-cell>
          <table:table-cell table:style-name="ce220" table:formula="of:=IF(ISNUMBER([.R144]); ROUND(([.P144]-[.H14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4]); &quot;&quot;; IF([.$G144]=&quot;Long&quot;; ([.X144]-[.$J144])*[.$I144]/[.$L144]; ([.$J144]-[.X144])*[.$I144]/[.$L144])-[.$Q144]); &quot;&quot;)">
            <text:p/>
          </table:table-cell>
          <table:table-cell/>
          <table:table-cell table:style-name="ce243" table:formula="of:=IFERROR(IF(ISBLANK([.Z144]); &quot;&quot;; IF([.$G144]=&quot;Long&quot;; ([.Z144]-[.$J144])*[.$I144]/[.$L144]; ([.$J144]-[.Z144])*[.$I144]/[.$L144])-[.$Q144]); &quot;&quot;)">
            <text:p/>
          </table:table-cell>
          <table:table-cell/>
          <table:table-cell table:style-name="ce243" table:formula="of:=IFERROR(IF(ISBLANK([.AB144]); &quot;&quot;; IF([.$G144]=&quot;Long&quot;; ([.AB144]-[.$J144])*[.$I144]/[.$L144]; ([.$J144]-[.AB144])*[.$I144]/[.$L144])-[.$Q144]); &quot;&quot;)">
            <text:p/>
          </table:table-cell>
          <table:table-cell table:number-columns-repeated="5"/>
          <table:table-cell table:formula="of:=IF([.B144]=&quot;&quot;; &quot;&quot;; WEEKDAY([.B144]; 2))">
            <text:p/>
          </table:table-cell>
          <table:table-cell table:number-columns-repeated="29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5]=&quot;Long&quot; ; [.J145]-[Overview.$C$4]/[.I145]  ;  IF([.G145]=&quot;Short&quot;; [.J145]+[Overview.$C$4]/[.I145]; &quot;&quot;) ); &quot;&quot;)">
            <text:p/>
          </table:table-cell>
          <table:table-cell table:formula="of:=IFERROR(ABS([.K145]-[.J145])*[.I145]; &quot;&quot;)">
            <text:p/>
          </table:table-cell>
          <table:table-cell table:formula="of:=IFERROR(  IF([.G145]=&quot;Long&quot;;  [.J145]+[Overview.$C$4]/[.I145]  *  [Overview.$C$6]  ;  IF([.G145]=&quot;Short&quot;   ;  [.J145]-[Overview.$C$4]/[.I145]  * [Overview.$C$6]  ; &quot;&quot;  )  )   ; &quot;&quot;)">
            <text:p/>
          </table:table-cell>
          <table:table-cell table:number-columns-repeated="3"/>
          <table:table-cell table:style-name="ce182" table:formula="of:=IFERROR([.R145]/[.L145]; &quot;&quot;)">
            <text:p/>
          </table:table-cell>
          <table:table-cell table:style-name="ce203" table:formula="of:=IFERROR(   IF( AND( [.G145]=&quot;Long&quot;;   [.N145]=[.I145])  ;  [.I145]*([.O145]-[.J145])  ;    IF(  AND(  [.G145]=&quot;Short&quot;  ;   [.N145]=[.I145]   )   ;   [.I145]*([.J145]-[.O145])   ;  &quot;&quot;)) ; &quot;&quot;)">
            <text:p/>
          </table:table-cell>
          <table:table-cell table:style-name="ce215" table:formula="of:=IF(ISNUMBER([.R145]); IF([.R145]&gt;=0; &quot;Win&quot;; &quot;Loss&quot;); &quot;&quot;)">
            <text:p/>
          </table:table-cell>
          <table:table-cell table:style-name="ce220" table:formula="of:=IF(ISNUMBER([.R145]); ROUND(([.P145]-[.H14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5]); &quot;&quot;; IF([.$G145]=&quot;Long&quot;; ([.X145]-[.$J145])*[.$I145]/[.$L145]; ([.$J145]-[.X145])*[.$I145]/[.$L145])-[.$Q145]); &quot;&quot;)">
            <text:p/>
          </table:table-cell>
          <table:table-cell/>
          <table:table-cell table:style-name="ce243" table:formula="of:=IFERROR(IF(ISBLANK([.Z145]); &quot;&quot;; IF([.$G145]=&quot;Long&quot;; ([.Z145]-[.$J145])*[.$I145]/[.$L145]; ([.$J145]-[.Z145])*[.$I145]/[.$L145])-[.$Q145]); &quot;&quot;)">
            <text:p/>
          </table:table-cell>
          <table:table-cell/>
          <table:table-cell table:style-name="ce243" table:formula="of:=IFERROR(IF(ISBLANK([.AB145]); &quot;&quot;; IF([.$G145]=&quot;Long&quot;; ([.AB145]-[.$J145])*[.$I145]/[.$L145]; ([.$J145]-[.AB145])*[.$I145]/[.$L145])-[.$Q145]); &quot;&quot;)">
            <text:p/>
          </table:table-cell>
          <table:table-cell table:number-columns-repeated="5"/>
          <table:table-cell table:formula="of:=IF([.B145]=&quot;&quot;; &quot;&quot;; WEEKDAY([.B145]; 2))">
            <text:p/>
          </table:table-cell>
          <table:table-cell table:number-columns-repeated="29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6]=&quot;Long&quot; ; [.J146]-[Overview.$C$4]/[.I146]  ;  IF([.G146]=&quot;Short&quot;; [.J146]+[Overview.$C$4]/[.I146]; &quot;&quot;) ); &quot;&quot;)">
            <text:p/>
          </table:table-cell>
          <table:table-cell table:formula="of:=IFERROR(ABS([.K146]-[.J146])*[.I146]; &quot;&quot;)">
            <text:p/>
          </table:table-cell>
          <table:table-cell table:formula="of:=IFERROR(  IF([.G146]=&quot;Long&quot;;  [.J146]+[Overview.$C$4]/[.I146]  *  [Overview.$C$6]  ;  IF([.G146]=&quot;Short&quot;   ;  [.J146]-[Overview.$C$4]/[.I146]  * [Overview.$C$6]  ; &quot;&quot;  )  )   ; &quot;&quot;)">
            <text:p/>
          </table:table-cell>
          <table:table-cell table:number-columns-repeated="3"/>
          <table:table-cell table:style-name="ce182" table:formula="of:=IFERROR([.R146]/[.L146]; &quot;&quot;)">
            <text:p/>
          </table:table-cell>
          <table:table-cell table:style-name="ce203" table:formula="of:=IFERROR(   IF( AND( [.G146]=&quot;Long&quot;;   [.N146]=[.I146])  ;  [.I146]*([.O146]-[.J146])  ;    IF(  AND(  [.G146]=&quot;Short&quot;  ;   [.N146]=[.I146]   )   ;   [.I146]*([.J146]-[.O146])   ;  &quot;&quot;)) ; &quot;&quot;)">
            <text:p/>
          </table:table-cell>
          <table:table-cell table:style-name="ce215" table:formula="of:=IF(ISNUMBER([.R146]); IF([.R146]&gt;=0; &quot;Win&quot;; &quot;Loss&quot;); &quot;&quot;)">
            <text:p/>
          </table:table-cell>
          <table:table-cell table:style-name="ce220" table:formula="of:=IF(ISNUMBER([.R146]); ROUND(([.P146]-[.H14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6]); &quot;&quot;; IF([.$G146]=&quot;Long&quot;; ([.X146]-[.$J146])*[.$I146]/[.$L146]; ([.$J146]-[.X146])*[.$I146]/[.$L146])-[.$Q146]); &quot;&quot;)">
            <text:p/>
          </table:table-cell>
          <table:table-cell/>
          <table:table-cell table:style-name="ce243" table:formula="of:=IFERROR(IF(ISBLANK([.Z146]); &quot;&quot;; IF([.$G146]=&quot;Long&quot;; ([.Z146]-[.$J146])*[.$I146]/[.$L146]; ([.$J146]-[.Z146])*[.$I146]/[.$L146])-[.$Q146]); &quot;&quot;)">
            <text:p/>
          </table:table-cell>
          <table:table-cell/>
          <table:table-cell table:style-name="ce243" table:formula="of:=IFERROR(IF(ISBLANK([.AB146]); &quot;&quot;; IF([.$G146]=&quot;Long&quot;; ([.AB146]-[.$J146])*[.$I146]/[.$L146]; ([.$J146]-[.AB146])*[.$I146]/[.$L146])-[.$Q146]); &quot;&quot;)">
            <text:p/>
          </table:table-cell>
          <table:table-cell table:number-columns-repeated="5"/>
          <table:table-cell table:formula="of:=IF([.B146]=&quot;&quot;; &quot;&quot;; WEEKDAY([.B146]; 2))">
            <text:p/>
          </table:table-cell>
          <table:table-cell table:number-columns-repeated="2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7]=&quot;Long&quot; ; [.J147]-[Overview.$C$4]/[.I147]  ;  IF([.G147]=&quot;Short&quot;; [.J147]+[Overview.$C$4]/[.I147]; &quot;&quot;) ); &quot;&quot;)">
            <text:p/>
          </table:table-cell>
          <table:table-cell table:formula="of:=IFERROR(ABS([.K147]-[.J147])*[.I147]; &quot;&quot;)">
            <text:p/>
          </table:table-cell>
          <table:table-cell table:formula="of:=IFERROR(  IF([.G147]=&quot;Long&quot;;  [.J147]+[Overview.$C$4]/[.I147]  *  [Overview.$C$6]  ;  IF([.G147]=&quot;Short&quot;   ;  [.J147]-[Overview.$C$4]/[.I147]  * [Overview.$C$6]  ; &quot;&quot;  )  )   ; &quot;&quot;)">
            <text:p/>
          </table:table-cell>
          <table:table-cell table:number-columns-repeated="3"/>
          <table:table-cell table:style-name="ce182" table:formula="of:=IFERROR([.R147]/[.L147]; &quot;&quot;)">
            <text:p/>
          </table:table-cell>
          <table:table-cell table:style-name="ce203" table:formula="of:=IFERROR(   IF( AND( [.G147]=&quot;Long&quot;;   [.N147]=[.I147])  ;  [.I147]*([.O147]-[.J147])  ;    IF(  AND(  [.G147]=&quot;Short&quot;  ;   [.N147]=[.I147]   )   ;   [.I147]*([.J147]-[.O147])   ;  &quot;&quot;)) ; &quot;&quot;)">
            <text:p/>
          </table:table-cell>
          <table:table-cell table:style-name="ce215" table:formula="of:=IF(ISNUMBER([.R147]); IF([.R147]&gt;=0; &quot;Win&quot;; &quot;Loss&quot;); &quot;&quot;)">
            <text:p/>
          </table:table-cell>
          <table:table-cell table:style-name="ce220" table:formula="of:=IF(ISNUMBER([.R147]); ROUND(([.P147]-[.H14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7]); &quot;&quot;; IF([.$G147]=&quot;Long&quot;; ([.X147]-[.$J147])*[.$I147]/[.$L147]; ([.$J147]-[.X147])*[.$I147]/[.$L147])-[.$Q147]); &quot;&quot;)">
            <text:p/>
          </table:table-cell>
          <table:table-cell/>
          <table:table-cell table:style-name="ce243" table:formula="of:=IFERROR(IF(ISBLANK([.Z147]); &quot;&quot;; IF([.$G147]=&quot;Long&quot;; ([.Z147]-[.$J147])*[.$I147]/[.$L147]; ([.$J147]-[.Z147])*[.$I147]/[.$L147])-[.$Q147]); &quot;&quot;)">
            <text:p/>
          </table:table-cell>
          <table:table-cell/>
          <table:table-cell table:style-name="ce243" table:formula="of:=IFERROR(IF(ISBLANK([.AB147]); &quot;&quot;; IF([.$G147]=&quot;Long&quot;; ([.AB147]-[.$J147])*[.$I147]/[.$L147]; ([.$J147]-[.AB147])*[.$I147]/[.$L147])-[.$Q147]); &quot;&quot;)">
            <text:p/>
          </table:table-cell>
          <table:table-cell table:number-columns-repeated="5"/>
          <table:table-cell table:formula="of:=IF([.B147]=&quot;&quot;; &quot;&quot;; WEEKDAY([.B147]; 2))">
            <text:p/>
          </table:table-cell>
          <table:table-cell table:number-columns-repeated="2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8]=&quot;Long&quot; ; [.J148]-[Overview.$C$4]/[.I148]  ;  IF([.G148]=&quot;Short&quot;; [.J148]+[Overview.$C$4]/[.I148]; &quot;&quot;) ); &quot;&quot;)">
            <text:p/>
          </table:table-cell>
          <table:table-cell table:formula="of:=IFERROR(ABS([.K148]-[.J148])*[.I148]; &quot;&quot;)">
            <text:p/>
          </table:table-cell>
          <table:table-cell table:formula="of:=IFERROR(  IF([.G148]=&quot;Long&quot;;  [.J148]+[Overview.$C$4]/[.I148]  *  [Overview.$C$6]  ;  IF([.G148]=&quot;Short&quot;   ;  [.J148]-[Overview.$C$4]/[.I148]  * [Overview.$C$6]  ; &quot;&quot;  )  )   ; &quot;&quot;)">
            <text:p/>
          </table:table-cell>
          <table:table-cell table:number-columns-repeated="3"/>
          <table:table-cell table:style-name="ce182" table:formula="of:=IFERROR([.R148]/[.L148]; &quot;&quot;)">
            <text:p/>
          </table:table-cell>
          <table:table-cell table:style-name="ce203" table:formula="of:=IFERROR(   IF( AND( [.G148]=&quot;Long&quot;;   [.N148]=[.I148])  ;  [.I148]*([.O148]-[.J148])  ;    IF(  AND(  [.G148]=&quot;Short&quot;  ;   [.N148]=[.I148]   )   ;   [.I148]*([.J148]-[.O148])   ;  &quot;&quot;)) ; &quot;&quot;)">
            <text:p/>
          </table:table-cell>
          <table:table-cell table:style-name="ce215" table:formula="of:=IF(ISNUMBER([.R148]); IF([.R148]&gt;=0; &quot;Win&quot;; &quot;Loss&quot;); &quot;&quot;)">
            <text:p/>
          </table:table-cell>
          <table:table-cell table:style-name="ce220" table:formula="of:=IF(ISNUMBER([.R148]); ROUND(([.P148]-[.H14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8]); &quot;&quot;; IF([.$G148]=&quot;Long&quot;; ([.X148]-[.$J148])*[.$I148]/[.$L148]; ([.$J148]-[.X148])*[.$I148]/[.$L148])-[.$Q148]); &quot;&quot;)">
            <text:p/>
          </table:table-cell>
          <table:table-cell/>
          <table:table-cell table:style-name="ce243" table:formula="of:=IFERROR(IF(ISBLANK([.Z148]); &quot;&quot;; IF([.$G148]=&quot;Long&quot;; ([.Z148]-[.$J148])*[.$I148]/[.$L148]; ([.$J148]-[.Z148])*[.$I148]/[.$L148])-[.$Q148]); &quot;&quot;)">
            <text:p/>
          </table:table-cell>
          <table:table-cell/>
          <table:table-cell table:style-name="ce243" table:formula="of:=IFERROR(IF(ISBLANK([.AB148]); &quot;&quot;; IF([.$G148]=&quot;Long&quot;; ([.AB148]-[.$J148])*[.$I148]/[.$L148]; ([.$J148]-[.AB148])*[.$I148]/[.$L148])-[.$Q148]); &quot;&quot;)">
            <text:p/>
          </table:table-cell>
          <table:table-cell table:number-columns-repeated="5"/>
          <table:table-cell table:formula="of:=IF([.B148]=&quot;&quot;; &quot;&quot;; WEEKDAY([.B148]; 2))">
            <text:p/>
          </table:table-cell>
          <table:table-cell table:number-columns-repeated="2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9]=&quot;Long&quot; ; [.J149]-[Overview.$C$4]/[.I149]  ;  IF([.G149]=&quot;Short&quot;; [.J149]+[Overview.$C$4]/[.I149]; &quot;&quot;) ); &quot;&quot;)">
            <text:p/>
          </table:table-cell>
          <table:table-cell table:formula="of:=IFERROR(ABS([.K149]-[.J149])*[.I149]; &quot;&quot;)">
            <text:p/>
          </table:table-cell>
          <table:table-cell table:formula="of:=IFERROR(  IF([.G149]=&quot;Long&quot;;  [.J149]+[Overview.$C$4]/[.I149]  *  [Overview.$C$6]  ;  IF([.G149]=&quot;Short&quot;   ;  [.J149]-[Overview.$C$4]/[.I149]  * [Overview.$C$6]  ; &quot;&quot;  )  )   ; &quot;&quot;)">
            <text:p/>
          </table:table-cell>
          <table:table-cell table:number-columns-repeated="3"/>
          <table:table-cell table:style-name="ce182" table:formula="of:=IFERROR([.R149]/[.L149]; &quot;&quot;)">
            <text:p/>
          </table:table-cell>
          <table:table-cell table:style-name="ce203" table:formula="of:=IFERROR(   IF( AND( [.G149]=&quot;Long&quot;;   [.N149]=[.I149])  ;  [.I149]*([.O149]-[.J149])  ;    IF(  AND(  [.G149]=&quot;Short&quot;  ;   [.N149]=[.I149]   )   ;   [.I149]*([.J149]-[.O149])   ;  &quot;&quot;)) ; &quot;&quot;)">
            <text:p/>
          </table:table-cell>
          <table:table-cell table:style-name="ce215" table:formula="of:=IF(ISNUMBER([.R149]); IF([.R149]&gt;=0; &quot;Win&quot;; &quot;Loss&quot;); &quot;&quot;)">
            <text:p/>
          </table:table-cell>
          <table:table-cell table:style-name="ce220" table:formula="of:=IF(ISNUMBER([.R149]); ROUND(([.P149]-[.H14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9]); &quot;&quot;; IF([.$G149]=&quot;Long&quot;; ([.X149]-[.$J149])*[.$I149]/[.$L149]; ([.$J149]-[.X149])*[.$I149]/[.$L149])-[.$Q149]); &quot;&quot;)">
            <text:p/>
          </table:table-cell>
          <table:table-cell/>
          <table:table-cell table:style-name="ce243" table:formula="of:=IFERROR(IF(ISBLANK([.Z149]); &quot;&quot;; IF([.$G149]=&quot;Long&quot;; ([.Z149]-[.$J149])*[.$I149]/[.$L149]; ([.$J149]-[.Z149])*[.$I149]/[.$L149])-[.$Q149]); &quot;&quot;)">
            <text:p/>
          </table:table-cell>
          <table:table-cell/>
          <table:table-cell table:style-name="ce243" table:formula="of:=IFERROR(IF(ISBLANK([.AB149]); &quot;&quot;; IF([.$G149]=&quot;Long&quot;; ([.AB149]-[.$J149])*[.$I149]/[.$L149]; ([.$J149]-[.AB149])*[.$I149]/[.$L149])-[.$Q149]); &quot;&quot;)">
            <text:p/>
          </table:table-cell>
          <table:table-cell table:number-columns-repeated="5"/>
          <table:table-cell table:formula="of:=IF([.B149]=&quot;&quot;; &quot;&quot;; WEEKDAY([.B149]; 2))">
            <text:p/>
          </table:table-cell>
          <table:table-cell table:number-columns-repeated="2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0]=&quot;Long&quot; ; [.J150]-[Overview.$C$4]/[.I150]  ;  IF([.G150]=&quot;Short&quot;; [.J150]+[Overview.$C$4]/[.I150]; &quot;&quot;) ); &quot;&quot;)">
            <text:p/>
          </table:table-cell>
          <table:table-cell table:formula="of:=IFERROR(ABS([.K150]-[.J150])*[.I150]; &quot;&quot;)">
            <text:p/>
          </table:table-cell>
          <table:table-cell table:formula="of:=IFERROR(  IF([.G150]=&quot;Long&quot;;  [.J150]+[Overview.$C$4]/[.I150]  *  [Overview.$C$6]  ;  IF([.G150]=&quot;Short&quot;   ;  [.J150]-[Overview.$C$4]/[.I150]  * [Overview.$C$6]  ; &quot;&quot;  )  )   ; &quot;&quot;)">
            <text:p/>
          </table:table-cell>
          <table:table-cell table:number-columns-repeated="3"/>
          <table:table-cell table:style-name="ce182" table:formula="of:=IFERROR([.R150]/[.L150]; &quot;&quot;)">
            <text:p/>
          </table:table-cell>
          <table:table-cell table:style-name="ce203" table:formula="of:=IFERROR(   IF( AND( [.G150]=&quot;Long&quot;;   [.N150]=[.I150])  ;  [.I150]*([.O150]-[.J150])  ;    IF(  AND(  [.G150]=&quot;Short&quot;  ;   [.N150]=[.I150]   )   ;   [.I150]*([.J150]-[.O150])   ;  &quot;&quot;)) ; &quot;&quot;)">
            <text:p/>
          </table:table-cell>
          <table:table-cell table:style-name="ce215" table:formula="of:=IF(ISNUMBER([.R150]); IF([.R150]&gt;=0; &quot;Win&quot;; &quot;Loss&quot;); &quot;&quot;)">
            <text:p/>
          </table:table-cell>
          <table:table-cell table:style-name="ce220" table:formula="of:=IF(ISNUMBER([.R150]); ROUND(([.P150]-[.H15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0]); &quot;&quot;; IF([.$G150]=&quot;Long&quot;; ([.X150]-[.$J150])*[.$I150]/[.$L150]; ([.$J150]-[.X150])*[.$I150]/[.$L150])-[.$Q150]); &quot;&quot;)">
            <text:p/>
          </table:table-cell>
          <table:table-cell/>
          <table:table-cell table:style-name="ce243" table:formula="of:=IFERROR(IF(ISBLANK([.Z150]); &quot;&quot;; IF([.$G150]=&quot;Long&quot;; ([.Z150]-[.$J150])*[.$I150]/[.$L150]; ([.$J150]-[.Z150])*[.$I150]/[.$L150])-[.$Q150]); &quot;&quot;)">
            <text:p/>
          </table:table-cell>
          <table:table-cell/>
          <table:table-cell table:style-name="ce243" table:formula="of:=IFERROR(IF(ISBLANK([.AB150]); &quot;&quot;; IF([.$G150]=&quot;Long&quot;; ([.AB150]-[.$J150])*[.$I150]/[.$L150]; ([.$J150]-[.AB150])*[.$I150]/[.$L150])-[.$Q150]); &quot;&quot;)">
            <text:p/>
          </table:table-cell>
          <table:table-cell table:number-columns-repeated="5"/>
          <table:table-cell table:formula="of:=IF([.B150]=&quot;&quot;; &quot;&quot;; WEEKDAY([.B150]; 2))">
            <text:p/>
          </table:table-cell>
          <table:table-cell table:number-columns-repeated="2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1]=&quot;Long&quot; ; [.J151]-[Overview.$C$4]/[.I151]  ;  IF([.G151]=&quot;Short&quot;; [.J151]+[Overview.$C$4]/[.I151]; &quot;&quot;) ); &quot;&quot;)">
            <text:p/>
          </table:table-cell>
          <table:table-cell table:formula="of:=IFERROR(ABS([.K151]-[.J151])*[.I151]; &quot;&quot;)">
            <text:p/>
          </table:table-cell>
          <table:table-cell table:formula="of:=IFERROR(  IF([.G151]=&quot;Long&quot;;  [.J151]+[Overview.$C$4]/[.I151]  *  [Overview.$C$6]  ;  IF([.G151]=&quot;Short&quot;   ;  [.J151]-[Overview.$C$4]/[.I151]  * [Overview.$C$6]  ; &quot;&quot;  )  )   ; &quot;&quot;)">
            <text:p/>
          </table:table-cell>
          <table:table-cell table:number-columns-repeated="3"/>
          <table:table-cell table:style-name="ce182" table:formula="of:=IFERROR([.R151]/[.L151]; &quot;&quot;)">
            <text:p/>
          </table:table-cell>
          <table:table-cell table:style-name="ce203" table:formula="of:=IFERROR(   IF( AND( [.G151]=&quot;Long&quot;;   [.N151]=[.I151])  ;  [.I151]*([.O151]-[.J151])  ;    IF(  AND(  [.G151]=&quot;Short&quot;  ;   [.N151]=[.I151]   )   ;   [.I151]*([.J151]-[.O151])   ;  &quot;&quot;)) ; &quot;&quot;)">
            <text:p/>
          </table:table-cell>
          <table:table-cell table:style-name="ce215" table:formula="of:=IF(ISNUMBER([.R151]); IF([.R151]&gt;=0; &quot;Win&quot;; &quot;Loss&quot;); &quot;&quot;)">
            <text:p/>
          </table:table-cell>
          <table:table-cell table:style-name="ce220" table:formula="of:=IF(ISNUMBER([.R151]); ROUND(([.P151]-[.H15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1]); &quot;&quot;; IF([.$G151]=&quot;Long&quot;; ([.X151]-[.$J151])*[.$I151]/[.$L151]; ([.$J151]-[.X151])*[.$I151]/[.$L151])-[.$Q151]); &quot;&quot;)">
            <text:p/>
          </table:table-cell>
          <table:table-cell/>
          <table:table-cell table:style-name="ce243" table:formula="of:=IFERROR(IF(ISBLANK([.Z151]); &quot;&quot;; IF([.$G151]=&quot;Long&quot;; ([.Z151]-[.$J151])*[.$I151]/[.$L151]; ([.$J151]-[.Z151])*[.$I151]/[.$L151])-[.$Q151]); &quot;&quot;)">
            <text:p/>
          </table:table-cell>
          <table:table-cell/>
          <table:table-cell table:style-name="ce243" table:formula="of:=IFERROR(IF(ISBLANK([.AB151]); &quot;&quot;; IF([.$G151]=&quot;Long&quot;; ([.AB151]-[.$J151])*[.$I151]/[.$L151]; ([.$J151]-[.AB151])*[.$I151]/[.$L151])-[.$Q151]); &quot;&quot;)">
            <text:p/>
          </table:table-cell>
          <table:table-cell table:number-columns-repeated="5"/>
          <table:table-cell table:formula="of:=IF([.B151]=&quot;&quot;; &quot;&quot;; WEEKDAY([.B151]; 2))">
            <text:p/>
          </table:table-cell>
          <table:table-cell table:number-columns-repeated="2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2]=&quot;Long&quot; ; [.J152]-[Overview.$C$4]/[.I152]  ;  IF([.G152]=&quot;Short&quot;; [.J152]+[Overview.$C$4]/[.I152]; &quot;&quot;) ); &quot;&quot;)">
            <text:p/>
          </table:table-cell>
          <table:table-cell table:formula="of:=IFERROR(ABS([.K152]-[.J152])*[.I152]; &quot;&quot;)">
            <text:p/>
          </table:table-cell>
          <table:table-cell table:formula="of:=IFERROR(  IF([.G152]=&quot;Long&quot;;  [.J152]+[Overview.$C$4]/[.I152]  *  [Overview.$C$6]  ;  IF([.G152]=&quot;Short&quot;   ;  [.J152]-[Overview.$C$4]/[.I152]  * [Overview.$C$6]  ; &quot;&quot;  )  )   ; &quot;&quot;)">
            <text:p/>
          </table:table-cell>
          <table:table-cell table:number-columns-repeated="3"/>
          <table:table-cell table:style-name="ce182" table:formula="of:=IFERROR([.R152]/[.L152]; &quot;&quot;)">
            <text:p/>
          </table:table-cell>
          <table:table-cell table:style-name="ce203" table:formula="of:=IFERROR(   IF( AND( [.G152]=&quot;Long&quot;;   [.N152]=[.I152])  ;  [.I152]*([.O152]-[.J152])  ;    IF(  AND(  [.G152]=&quot;Short&quot;  ;   [.N152]=[.I152]   )   ;   [.I152]*([.J152]-[.O152])   ;  &quot;&quot;)) ; &quot;&quot;)">
            <text:p/>
          </table:table-cell>
          <table:table-cell table:style-name="ce215" table:formula="of:=IF(ISNUMBER([.R152]); IF([.R152]&gt;=0; &quot;Win&quot;; &quot;Loss&quot;); &quot;&quot;)">
            <text:p/>
          </table:table-cell>
          <table:table-cell table:style-name="ce220" table:formula="of:=IF(ISNUMBER([.R152]); ROUND(([.P152]-[.H15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2]); &quot;&quot;; IF([.$G152]=&quot;Long&quot;; ([.X152]-[.$J152])*[.$I152]/[.$L152]; ([.$J152]-[.X152])*[.$I152]/[.$L152])-[.$Q152]); &quot;&quot;)">
            <text:p/>
          </table:table-cell>
          <table:table-cell/>
          <table:table-cell table:style-name="ce243" table:formula="of:=IFERROR(IF(ISBLANK([.Z152]); &quot;&quot;; IF([.$G152]=&quot;Long&quot;; ([.Z152]-[.$J152])*[.$I152]/[.$L152]; ([.$J152]-[.Z152])*[.$I152]/[.$L152])-[.$Q152]); &quot;&quot;)">
            <text:p/>
          </table:table-cell>
          <table:table-cell/>
          <table:table-cell table:style-name="ce243" table:formula="of:=IFERROR(IF(ISBLANK([.AB152]); &quot;&quot;; IF([.$G152]=&quot;Long&quot;; ([.AB152]-[.$J152])*[.$I152]/[.$L152]; ([.$J152]-[.AB152])*[.$I152]/[.$L152])-[.$Q152]); &quot;&quot;)">
            <text:p/>
          </table:table-cell>
          <table:table-cell table:number-columns-repeated="5"/>
          <table:table-cell table:formula="of:=IF([.B152]=&quot;&quot;; &quot;&quot;; WEEKDAY([.B152]; 2))">
            <text:p/>
          </table:table-cell>
          <table:table-cell table:number-columns-repeated="2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3]=&quot;Long&quot; ; [.J153]-[Overview.$C$4]/[.I153]  ;  IF([.G153]=&quot;Short&quot;; [.J153]+[Overview.$C$4]/[.I153]; &quot;&quot;) ); &quot;&quot;)">
            <text:p/>
          </table:table-cell>
          <table:table-cell table:formula="of:=IFERROR(ABS([.K153]-[.J153])*[.I153]; &quot;&quot;)">
            <text:p/>
          </table:table-cell>
          <table:table-cell table:formula="of:=IFERROR(  IF([.G153]=&quot;Long&quot;;  [.J153]+[Overview.$C$4]/[.I153]  *  [Overview.$C$6]  ;  IF([.G153]=&quot;Short&quot;   ;  [.J153]-[Overview.$C$4]/[.I153]  * [Overview.$C$6]  ; &quot;&quot;  )  )   ; &quot;&quot;)">
            <text:p/>
          </table:table-cell>
          <table:table-cell table:number-columns-repeated="3"/>
          <table:table-cell table:style-name="ce182" table:formula="of:=IFERROR([.R153]/[.L153]; &quot;&quot;)">
            <text:p/>
          </table:table-cell>
          <table:table-cell table:style-name="ce203" table:formula="of:=IFERROR(   IF( AND( [.G153]=&quot;Long&quot;;   [.N153]=[.I153])  ;  [.I153]*([.O153]-[.J153])  ;    IF(  AND(  [.G153]=&quot;Short&quot;  ;   [.N153]=[.I153]   )   ;   [.I153]*([.J153]-[.O153])   ;  &quot;&quot;)) ; &quot;&quot;)">
            <text:p/>
          </table:table-cell>
          <table:table-cell table:style-name="ce215" table:formula="of:=IF(ISNUMBER([.R153]); IF([.R153]&gt;=0; &quot;Win&quot;; &quot;Loss&quot;); &quot;&quot;)">
            <text:p/>
          </table:table-cell>
          <table:table-cell table:style-name="ce220" table:formula="of:=IF(ISNUMBER([.R153]); ROUND(([.P153]-[.H15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3]); &quot;&quot;; IF([.$G153]=&quot;Long&quot;; ([.X153]-[.$J153])*[.$I153]/[.$L153]; ([.$J153]-[.X153])*[.$I153]/[.$L153])-[.$Q153]); &quot;&quot;)">
            <text:p/>
          </table:table-cell>
          <table:table-cell/>
          <table:table-cell table:style-name="ce243" table:formula="of:=IFERROR(IF(ISBLANK([.Z153]); &quot;&quot;; IF([.$G153]=&quot;Long&quot;; ([.Z153]-[.$J153])*[.$I153]/[.$L153]; ([.$J153]-[.Z153])*[.$I153]/[.$L153])-[.$Q153]); &quot;&quot;)">
            <text:p/>
          </table:table-cell>
          <table:table-cell/>
          <table:table-cell table:style-name="ce243" table:formula="of:=IFERROR(IF(ISBLANK([.AB153]); &quot;&quot;; IF([.$G153]=&quot;Long&quot;; ([.AB153]-[.$J153])*[.$I153]/[.$L153]; ([.$J153]-[.AB153])*[.$I153]/[.$L153])-[.$Q153]); &quot;&quot;)">
            <text:p/>
          </table:table-cell>
          <table:table-cell table:number-columns-repeated="5"/>
          <table:table-cell table:formula="of:=IF([.B153]=&quot;&quot;; &quot;&quot;; WEEKDAY([.B153]; 2))">
            <text:p/>
          </table:table-cell>
          <table:table-cell table:number-columns-repeated="2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4]=&quot;Long&quot; ; [.J154]-[Overview.$C$4]/[.I154]  ;  IF([.G154]=&quot;Short&quot;; [.J154]+[Overview.$C$4]/[.I154]; &quot;&quot;) ); &quot;&quot;)">
            <text:p/>
          </table:table-cell>
          <table:table-cell table:formula="of:=IFERROR(ABS([.K154]-[.J154])*[.I154]; &quot;&quot;)">
            <text:p/>
          </table:table-cell>
          <table:table-cell table:formula="of:=IFERROR(  IF([.G154]=&quot;Long&quot;;  [.J154]+[Overview.$C$4]/[.I154]  *  [Overview.$C$6]  ;  IF([.G154]=&quot;Short&quot;   ;  [.J154]-[Overview.$C$4]/[.I154]  * [Overview.$C$6]  ; &quot;&quot;  )  )   ; &quot;&quot;)">
            <text:p/>
          </table:table-cell>
          <table:table-cell table:number-columns-repeated="3"/>
          <table:table-cell table:style-name="ce182" table:formula="of:=IFERROR([.R154]/[.L154]; &quot;&quot;)">
            <text:p/>
          </table:table-cell>
          <table:table-cell table:style-name="ce203" table:formula="of:=IFERROR(   IF( AND( [.G154]=&quot;Long&quot;;   [.N154]=[.I154])  ;  [.I154]*([.O154]-[.J154])  ;    IF(  AND(  [.G154]=&quot;Short&quot;  ;   [.N154]=[.I154]   )   ;   [.I154]*([.J154]-[.O154])   ;  &quot;&quot;)) ; &quot;&quot;)">
            <text:p/>
          </table:table-cell>
          <table:table-cell table:style-name="ce215" table:formula="of:=IF(ISNUMBER([.R154]); IF([.R154]&gt;=0; &quot;Win&quot;; &quot;Loss&quot;); &quot;&quot;)">
            <text:p/>
          </table:table-cell>
          <table:table-cell table:style-name="ce220" table:formula="of:=IF(ISNUMBER([.R154]); ROUND(([.P154]-[.H15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4]); &quot;&quot;; IF([.$G154]=&quot;Long&quot;; ([.X154]-[.$J154])*[.$I154]/[.$L154]; ([.$J154]-[.X154])*[.$I154]/[.$L154])-[.$Q154]); &quot;&quot;)">
            <text:p/>
          </table:table-cell>
          <table:table-cell/>
          <table:table-cell table:style-name="ce243" table:formula="of:=IFERROR(IF(ISBLANK([.Z154]); &quot;&quot;; IF([.$G154]=&quot;Long&quot;; ([.Z154]-[.$J154])*[.$I154]/[.$L154]; ([.$J154]-[.Z154])*[.$I154]/[.$L154])-[.$Q154]); &quot;&quot;)">
            <text:p/>
          </table:table-cell>
          <table:table-cell/>
          <table:table-cell table:style-name="ce243" table:formula="of:=IFERROR(IF(ISBLANK([.AB154]); &quot;&quot;; IF([.$G154]=&quot;Long&quot;; ([.AB154]-[.$J154])*[.$I154]/[.$L154]; ([.$J154]-[.AB154])*[.$I154]/[.$L154])-[.$Q154]); &quot;&quot;)">
            <text:p/>
          </table:table-cell>
          <table:table-cell table:number-columns-repeated="5"/>
          <table:table-cell table:formula="of:=IF([.B154]=&quot;&quot;; &quot;&quot;; WEEKDAY([.B154]; 2))">
            <text:p/>
          </table:table-cell>
          <table:table-cell table:number-columns-repeated="2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5]=&quot;Long&quot; ; [.J155]-[Overview.$C$4]/[.I155]  ;  IF([.G155]=&quot;Short&quot;; [.J155]+[Overview.$C$4]/[.I155]; &quot;&quot;) ); &quot;&quot;)">
            <text:p/>
          </table:table-cell>
          <table:table-cell table:formula="of:=IFERROR(ABS([.K155]-[.J155])*[.I155]; &quot;&quot;)">
            <text:p/>
          </table:table-cell>
          <table:table-cell table:formula="of:=IFERROR(  IF([.G155]=&quot;Long&quot;;  [.J155]+[Overview.$C$4]/[.I155]  *  [Overview.$C$6]  ;  IF([.G155]=&quot;Short&quot;   ;  [.J155]-[Overview.$C$4]/[.I155]  * [Overview.$C$6]  ; &quot;&quot;  )  )   ; &quot;&quot;)">
            <text:p/>
          </table:table-cell>
          <table:table-cell table:number-columns-repeated="3"/>
          <table:table-cell table:style-name="ce182" table:formula="of:=IFERROR([.R155]/[.L155]; &quot;&quot;)">
            <text:p/>
          </table:table-cell>
          <table:table-cell table:style-name="ce203" table:formula="of:=IFERROR(   IF( AND( [.G155]=&quot;Long&quot;;   [.N155]=[.I155])  ;  [.I155]*([.O155]-[.J155])  ;    IF(  AND(  [.G155]=&quot;Short&quot;  ;   [.N155]=[.I155]   )   ;   [.I155]*([.J155]-[.O155])   ;  &quot;&quot;)) ; &quot;&quot;)">
            <text:p/>
          </table:table-cell>
          <table:table-cell table:style-name="ce215" table:formula="of:=IF(ISNUMBER([.R155]); IF([.R155]&gt;=0; &quot;Win&quot;; &quot;Loss&quot;); &quot;&quot;)">
            <text:p/>
          </table:table-cell>
          <table:table-cell table:style-name="ce220" table:formula="of:=IF(ISNUMBER([.R155]); ROUND(([.P155]-[.H15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5]); &quot;&quot;; IF([.$G155]=&quot;Long&quot;; ([.X155]-[.$J155])*[.$I155]/[.$L155]; ([.$J155]-[.X155])*[.$I155]/[.$L155])-[.$Q155]); &quot;&quot;)">
            <text:p/>
          </table:table-cell>
          <table:table-cell/>
          <table:table-cell table:style-name="ce243" table:formula="of:=IFERROR(IF(ISBLANK([.Z155]); &quot;&quot;; IF([.$G155]=&quot;Long&quot;; ([.Z155]-[.$J155])*[.$I155]/[.$L155]; ([.$J155]-[.Z155])*[.$I155]/[.$L155])-[.$Q155]); &quot;&quot;)">
            <text:p/>
          </table:table-cell>
          <table:table-cell/>
          <table:table-cell table:style-name="ce243" table:formula="of:=IFERROR(IF(ISBLANK([.AB155]); &quot;&quot;; IF([.$G155]=&quot;Long&quot;; ([.AB155]-[.$J155])*[.$I155]/[.$L155]; ([.$J155]-[.AB155])*[.$I155]/[.$L155])-[.$Q155]); &quot;&quot;)">
            <text:p/>
          </table:table-cell>
          <table:table-cell table:number-columns-repeated="5"/>
          <table:table-cell table:formula="of:=IF([.B155]=&quot;&quot;; &quot;&quot;; WEEKDAY([.B155]; 2))">
            <text:p/>
          </table:table-cell>
          <table:table-cell table:number-columns-repeated="2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6]=&quot;Long&quot; ; [.J156]-[Overview.$C$4]/[.I156]  ;  IF([.G156]=&quot;Short&quot;; [.J156]+[Overview.$C$4]/[.I156]; &quot;&quot;) ); &quot;&quot;)">
            <text:p/>
          </table:table-cell>
          <table:table-cell table:formula="of:=IFERROR(ABS([.K156]-[.J156])*[.I156]; &quot;&quot;)">
            <text:p/>
          </table:table-cell>
          <table:table-cell table:formula="of:=IFERROR(  IF([.G156]=&quot;Long&quot;;  [.J156]+[Overview.$C$4]/[.I156]  *  [Overview.$C$6]  ;  IF([.G156]=&quot;Short&quot;   ;  [.J156]-[Overview.$C$4]/[.I156]  * [Overview.$C$6]  ; &quot;&quot;  )  )   ; &quot;&quot;)">
            <text:p/>
          </table:table-cell>
          <table:table-cell table:number-columns-repeated="3"/>
          <table:table-cell table:style-name="ce182" table:formula="of:=IFERROR([.R156]/[.L156]; &quot;&quot;)">
            <text:p/>
          </table:table-cell>
          <table:table-cell table:style-name="ce203" table:formula="of:=IFERROR(   IF( AND( [.G156]=&quot;Long&quot;;   [.N156]=[.I156])  ;  [.I156]*([.O156]-[.J156])  ;    IF(  AND(  [.G156]=&quot;Short&quot;  ;   [.N156]=[.I156]   )   ;   [.I156]*([.J156]-[.O156])   ;  &quot;&quot;)) ; &quot;&quot;)">
            <text:p/>
          </table:table-cell>
          <table:table-cell table:style-name="ce215" table:formula="of:=IF(ISNUMBER([.R156]); IF([.R156]&gt;=0; &quot;Win&quot;; &quot;Loss&quot;); &quot;&quot;)">
            <text:p/>
          </table:table-cell>
          <table:table-cell table:style-name="ce220" table:formula="of:=IF(ISNUMBER([.R156]); ROUND(([.P156]-[.H15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6]); &quot;&quot;; IF([.$G156]=&quot;Long&quot;; ([.X156]-[.$J156])*[.$I156]/[.$L156]; ([.$J156]-[.X156])*[.$I156]/[.$L156])-[.$Q156]); &quot;&quot;)">
            <text:p/>
          </table:table-cell>
          <table:table-cell/>
          <table:table-cell table:style-name="ce243" table:formula="of:=IFERROR(IF(ISBLANK([.Z156]); &quot;&quot;; IF([.$G156]=&quot;Long&quot;; ([.Z156]-[.$J156])*[.$I156]/[.$L156]; ([.$J156]-[.Z156])*[.$I156]/[.$L156])-[.$Q156]); &quot;&quot;)">
            <text:p/>
          </table:table-cell>
          <table:table-cell/>
          <table:table-cell table:style-name="ce243" table:formula="of:=IFERROR(IF(ISBLANK([.AB156]); &quot;&quot;; IF([.$G156]=&quot;Long&quot;; ([.AB156]-[.$J156])*[.$I156]/[.$L156]; ([.$J156]-[.AB156])*[.$I156]/[.$L156])-[.$Q156]); &quot;&quot;)">
            <text:p/>
          </table:table-cell>
          <table:table-cell table:number-columns-repeated="5"/>
          <table:table-cell table:formula="of:=IF([.B156]=&quot;&quot;; &quot;&quot;; WEEKDAY([.B156]; 2))">
            <text:p/>
          </table:table-cell>
          <table:table-cell table:number-columns-repeated="2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7]=&quot;Long&quot; ; [.J157]-[Overview.$C$4]/[.I157]  ;  IF([.G157]=&quot;Short&quot;; [.J157]+[Overview.$C$4]/[.I157]; &quot;&quot;) ); &quot;&quot;)">
            <text:p/>
          </table:table-cell>
          <table:table-cell table:formula="of:=IFERROR(ABS([.K157]-[.J157])*[.I157]; &quot;&quot;)">
            <text:p/>
          </table:table-cell>
          <table:table-cell table:formula="of:=IFERROR(  IF([.G157]=&quot;Long&quot;;  [.J157]+[Overview.$C$4]/[.I157]  *  [Overview.$C$6]  ;  IF([.G157]=&quot;Short&quot;   ;  [.J157]-[Overview.$C$4]/[.I157]  * [Overview.$C$6]  ; &quot;&quot;  )  )   ; &quot;&quot;)">
            <text:p/>
          </table:table-cell>
          <table:table-cell table:number-columns-repeated="3"/>
          <table:table-cell table:style-name="ce182" table:formula="of:=IFERROR([.R157]/[.L157]; &quot;&quot;)">
            <text:p/>
          </table:table-cell>
          <table:table-cell table:style-name="ce203" table:formula="of:=IFERROR(   IF( AND( [.G157]=&quot;Long&quot;;   [.N157]=[.I157])  ;  [.I157]*([.O157]-[.J157])  ;    IF(  AND(  [.G157]=&quot;Short&quot;  ;   [.N157]=[.I157]   )   ;   [.I157]*([.J157]-[.O157])   ;  &quot;&quot;)) ; &quot;&quot;)">
            <text:p/>
          </table:table-cell>
          <table:table-cell table:style-name="ce215" table:formula="of:=IF(ISNUMBER([.R157]); IF([.R157]&gt;=0; &quot;Win&quot;; &quot;Loss&quot;); &quot;&quot;)">
            <text:p/>
          </table:table-cell>
          <table:table-cell table:style-name="ce220" table:formula="of:=IF(ISNUMBER([.R157]); ROUND(([.P157]-[.H15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7]); &quot;&quot;; IF([.$G157]=&quot;Long&quot;; ([.X157]-[.$J157])*[.$I157]/[.$L157]; ([.$J157]-[.X157])*[.$I157]/[.$L157])-[.$Q157]); &quot;&quot;)">
            <text:p/>
          </table:table-cell>
          <table:table-cell/>
          <table:table-cell table:style-name="ce243" table:formula="of:=IFERROR(IF(ISBLANK([.Z157]); &quot;&quot;; IF([.$G157]=&quot;Long&quot;; ([.Z157]-[.$J157])*[.$I157]/[.$L157]; ([.$J157]-[.Z157])*[.$I157]/[.$L157])-[.$Q157]); &quot;&quot;)">
            <text:p/>
          </table:table-cell>
          <table:table-cell/>
          <table:table-cell table:style-name="ce243" table:formula="of:=IFERROR(IF(ISBLANK([.AB157]); &quot;&quot;; IF([.$G157]=&quot;Long&quot;; ([.AB157]-[.$J157])*[.$I157]/[.$L157]; ([.$J157]-[.AB157])*[.$I157]/[.$L157])-[.$Q157]); &quot;&quot;)">
            <text:p/>
          </table:table-cell>
          <table:table-cell table:number-columns-repeated="5"/>
          <table:table-cell table:formula="of:=IF([.B157]=&quot;&quot;; &quot;&quot;; WEEKDAY([.B157]; 2))">
            <text:p/>
          </table:table-cell>
          <table:table-cell table:number-columns-repeated="2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8]=&quot;Long&quot; ; [.J158]-[Overview.$C$4]/[.I158]  ;  IF([.G158]=&quot;Short&quot;; [.J158]+[Overview.$C$4]/[.I158]; &quot;&quot;) ); &quot;&quot;)">
            <text:p/>
          </table:table-cell>
          <table:table-cell table:formula="of:=IFERROR(ABS([.K158]-[.J158])*[.I158]; &quot;&quot;)">
            <text:p/>
          </table:table-cell>
          <table:table-cell table:formula="of:=IFERROR(  IF([.G158]=&quot;Long&quot;;  [.J158]+[Overview.$C$4]/[.I158]  *  [Overview.$C$6]  ;  IF([.G158]=&quot;Short&quot;   ;  [.J158]-[Overview.$C$4]/[.I158]  * [Overview.$C$6]  ; &quot;&quot;  )  )   ; &quot;&quot;)">
            <text:p/>
          </table:table-cell>
          <table:table-cell table:number-columns-repeated="3"/>
          <table:table-cell table:style-name="ce182" table:formula="of:=IFERROR([.R158]/[.L158]; &quot;&quot;)">
            <text:p/>
          </table:table-cell>
          <table:table-cell table:style-name="ce203" table:formula="of:=IFERROR(   IF( AND( [.G158]=&quot;Long&quot;;   [.N158]=[.I158])  ;  [.I158]*([.O158]-[.J158])  ;    IF(  AND(  [.G158]=&quot;Short&quot;  ;   [.N158]=[.I158]   )   ;   [.I158]*([.J158]-[.O158])   ;  &quot;&quot;)) ; &quot;&quot;)">
            <text:p/>
          </table:table-cell>
          <table:table-cell table:style-name="ce215" table:formula="of:=IF(ISNUMBER([.R158]); IF([.R158]&gt;=0; &quot;Win&quot;; &quot;Loss&quot;); &quot;&quot;)">
            <text:p/>
          </table:table-cell>
          <table:table-cell table:style-name="ce220" table:formula="of:=IF(ISNUMBER([.R158]); ROUND(([.P158]-[.H15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8]); &quot;&quot;; IF([.$G158]=&quot;Long&quot;; ([.X158]-[.$J158])*[.$I158]/[.$L158]; ([.$J158]-[.X158])*[.$I158]/[.$L158])-[.$Q158]); &quot;&quot;)">
            <text:p/>
          </table:table-cell>
          <table:table-cell/>
          <table:table-cell table:style-name="ce243" table:formula="of:=IFERROR(IF(ISBLANK([.Z158]); &quot;&quot;; IF([.$G158]=&quot;Long&quot;; ([.Z158]-[.$J158])*[.$I158]/[.$L158]; ([.$J158]-[.Z158])*[.$I158]/[.$L158])-[.$Q158]); &quot;&quot;)">
            <text:p/>
          </table:table-cell>
          <table:table-cell/>
          <table:table-cell table:style-name="ce243" table:formula="of:=IFERROR(IF(ISBLANK([.AB158]); &quot;&quot;; IF([.$G158]=&quot;Long&quot;; ([.AB158]-[.$J158])*[.$I158]/[.$L158]; ([.$J158]-[.AB158])*[.$I158]/[.$L158])-[.$Q158]); &quot;&quot;)">
            <text:p/>
          </table:table-cell>
          <table:table-cell table:number-columns-repeated="5"/>
          <table:table-cell table:formula="of:=IF([.B158]=&quot;&quot;; &quot;&quot;; WEEKDAY([.B158]; 2))">
            <text:p/>
          </table:table-cell>
          <table:table-cell table:number-columns-repeated="2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9]=&quot;Long&quot; ; [.J159]-[Overview.$C$4]/[.I159]  ;  IF([.G159]=&quot;Short&quot;; [.J159]+[Overview.$C$4]/[.I159]; &quot;&quot;) ); &quot;&quot;)">
            <text:p/>
          </table:table-cell>
          <table:table-cell table:formula="of:=IFERROR(ABS([.K159]-[.J159])*[.I159]; &quot;&quot;)">
            <text:p/>
          </table:table-cell>
          <table:table-cell table:formula="of:=IFERROR(  IF([.G159]=&quot;Long&quot;;  [.J159]+[Overview.$C$4]/[.I159]  *  [Overview.$C$6]  ;  IF([.G159]=&quot;Short&quot;   ;  [.J159]-[Overview.$C$4]/[.I159]  * [Overview.$C$6]  ; &quot;&quot;  )  )   ; &quot;&quot;)">
            <text:p/>
          </table:table-cell>
          <table:table-cell table:number-columns-repeated="3"/>
          <table:table-cell table:style-name="ce182" table:formula="of:=IFERROR([.R159]/[.L159]; &quot;&quot;)">
            <text:p/>
          </table:table-cell>
          <table:table-cell table:style-name="ce203" table:formula="of:=IFERROR(   IF( AND( [.G159]=&quot;Long&quot;;   [.N159]=[.I159])  ;  [.I159]*([.O159]-[.J159])  ;    IF(  AND(  [.G159]=&quot;Short&quot;  ;   [.N159]=[.I159]   )   ;   [.I159]*([.J159]-[.O159])   ;  &quot;&quot;)) ; &quot;&quot;)">
            <text:p/>
          </table:table-cell>
          <table:table-cell table:style-name="ce215" table:formula="of:=IF(ISNUMBER([.R159]); IF([.R159]&gt;=0; &quot;Win&quot;; &quot;Loss&quot;); &quot;&quot;)">
            <text:p/>
          </table:table-cell>
          <table:table-cell table:style-name="ce220" table:formula="of:=IF(ISNUMBER([.R159]); ROUND(([.P159]-[.H15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9]); &quot;&quot;; IF([.$G159]=&quot;Long&quot;; ([.X159]-[.$J159])*[.$I159]/[.$L159]; ([.$J159]-[.X159])*[.$I159]/[.$L159])-[.$Q159]); &quot;&quot;)">
            <text:p/>
          </table:table-cell>
          <table:table-cell/>
          <table:table-cell table:style-name="ce243" table:formula="of:=IFERROR(IF(ISBLANK([.Z159]); &quot;&quot;; IF([.$G159]=&quot;Long&quot;; ([.Z159]-[.$J159])*[.$I159]/[.$L159]; ([.$J159]-[.Z159])*[.$I159]/[.$L159])-[.$Q159]); &quot;&quot;)">
            <text:p/>
          </table:table-cell>
          <table:table-cell/>
          <table:table-cell table:style-name="ce243" table:formula="of:=IFERROR(IF(ISBLANK([.AB159]); &quot;&quot;; IF([.$G159]=&quot;Long&quot;; ([.AB159]-[.$J159])*[.$I159]/[.$L159]; ([.$J159]-[.AB159])*[.$I159]/[.$L159])-[.$Q159]); &quot;&quot;)">
            <text:p/>
          </table:table-cell>
          <table:table-cell table:number-columns-repeated="5"/>
          <table:table-cell table:formula="of:=IF([.B159]=&quot;&quot;; &quot;&quot;; WEEKDAY([.B159]; 2))">
            <text:p/>
          </table:table-cell>
          <table:table-cell table:number-columns-repeated="2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0]=&quot;Long&quot; ; [.J160]-[Overview.$C$4]/[.I160]  ;  IF([.G160]=&quot;Short&quot;; [.J160]+[Overview.$C$4]/[.I160]; &quot;&quot;) ); &quot;&quot;)">
            <text:p/>
          </table:table-cell>
          <table:table-cell table:formula="of:=IFERROR(ABS([.K160]-[.J160])*[.I160]; &quot;&quot;)">
            <text:p/>
          </table:table-cell>
          <table:table-cell table:formula="of:=IFERROR(  IF([.G160]=&quot;Long&quot;;  [.J160]+[Overview.$C$4]/[.I160]  *  [Overview.$C$6]  ;  IF([.G160]=&quot;Short&quot;   ;  [.J160]-[Overview.$C$4]/[.I160]  * [Overview.$C$6]  ; &quot;&quot;  )  )   ; &quot;&quot;)">
            <text:p/>
          </table:table-cell>
          <table:table-cell table:number-columns-repeated="3"/>
          <table:table-cell table:style-name="ce182" table:formula="of:=IFERROR([.R160]/[.L160]; &quot;&quot;)">
            <text:p/>
          </table:table-cell>
          <table:table-cell table:style-name="ce203" table:formula="of:=IFERROR(   IF( AND( [.G160]=&quot;Long&quot;;   [.N160]=[.I160])  ;  [.I160]*([.O160]-[.J160])  ;    IF(  AND(  [.G160]=&quot;Short&quot;  ;   [.N160]=[.I160]   )   ;   [.I160]*([.J160]-[.O160])   ;  &quot;&quot;)) ; &quot;&quot;)">
            <text:p/>
          </table:table-cell>
          <table:table-cell table:style-name="ce215" table:formula="of:=IF(ISNUMBER([.R160]); IF([.R160]&gt;=0; &quot;Win&quot;; &quot;Loss&quot;); &quot;&quot;)">
            <text:p/>
          </table:table-cell>
          <table:table-cell table:style-name="ce220" table:formula="of:=IF(ISNUMBER([.R160]); ROUND(([.P160]-[.H16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0]); &quot;&quot;; IF([.$G160]=&quot;Long&quot;; ([.X160]-[.$J160])*[.$I160]/[.$L160]; ([.$J160]-[.X160])*[.$I160]/[.$L160])-[.$Q160]); &quot;&quot;)">
            <text:p/>
          </table:table-cell>
          <table:table-cell/>
          <table:table-cell table:style-name="ce243" table:formula="of:=IFERROR(IF(ISBLANK([.Z160]); &quot;&quot;; IF([.$G160]=&quot;Long&quot;; ([.Z160]-[.$J160])*[.$I160]/[.$L160]; ([.$J160]-[.Z160])*[.$I160]/[.$L160])-[.$Q160]); &quot;&quot;)">
            <text:p/>
          </table:table-cell>
          <table:table-cell/>
          <table:table-cell table:style-name="ce243" table:formula="of:=IFERROR(IF(ISBLANK([.AB160]); &quot;&quot;; IF([.$G160]=&quot;Long&quot;; ([.AB160]-[.$J160])*[.$I160]/[.$L160]; ([.$J160]-[.AB160])*[.$I160]/[.$L160])-[.$Q160]); &quot;&quot;)">
            <text:p/>
          </table:table-cell>
          <table:table-cell table:number-columns-repeated="5"/>
          <table:table-cell table:formula="of:=IF([.B160]=&quot;&quot;; &quot;&quot;; WEEKDAY([.B160]; 2))">
            <text:p/>
          </table:table-cell>
          <table:table-cell table:number-columns-repeated="2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1]=&quot;Long&quot; ; [.J161]-[Overview.$C$4]/[.I161]  ;  IF([.G161]=&quot;Short&quot;; [.J161]+[Overview.$C$4]/[.I161]; &quot;&quot;) ); &quot;&quot;)">
            <text:p/>
          </table:table-cell>
          <table:table-cell table:formula="of:=IFERROR(ABS([.K161]-[.J161])*[.I161]; &quot;&quot;)">
            <text:p/>
          </table:table-cell>
          <table:table-cell table:formula="of:=IFERROR(  IF([.G161]=&quot;Long&quot;;  [.J161]+[Overview.$C$4]/[.I161]  *  [Overview.$C$6]  ;  IF([.G161]=&quot;Short&quot;   ;  [.J161]-[Overview.$C$4]/[.I161]  * [Overview.$C$6]  ; &quot;&quot;  )  )   ; &quot;&quot;)">
            <text:p/>
          </table:table-cell>
          <table:table-cell table:number-columns-repeated="3"/>
          <table:table-cell table:style-name="ce182" table:formula="of:=IFERROR([.R161]/[.L161]; &quot;&quot;)">
            <text:p/>
          </table:table-cell>
          <table:table-cell table:style-name="ce203" table:formula="of:=IFERROR(   IF( AND( [.G161]=&quot;Long&quot;;   [.N161]=[.I161])  ;  [.I161]*([.O161]-[.J161])  ;    IF(  AND(  [.G161]=&quot;Short&quot;  ;   [.N161]=[.I161]   )   ;   [.I161]*([.J161]-[.O161])   ;  &quot;&quot;)) ; &quot;&quot;)">
            <text:p/>
          </table:table-cell>
          <table:table-cell table:style-name="ce215" table:formula="of:=IF(ISNUMBER([.R161]); IF([.R161]&gt;=0; &quot;Win&quot;; &quot;Loss&quot;); &quot;&quot;)">
            <text:p/>
          </table:table-cell>
          <table:table-cell table:style-name="ce220" table:formula="of:=IF(ISNUMBER([.R161]); ROUND(([.P161]-[.H16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1]); &quot;&quot;; IF([.$G161]=&quot;Long&quot;; ([.X161]-[.$J161])*[.$I161]/[.$L161]; ([.$J161]-[.X161])*[.$I161]/[.$L161])-[.$Q161]); &quot;&quot;)">
            <text:p/>
          </table:table-cell>
          <table:table-cell/>
          <table:table-cell table:style-name="ce243" table:formula="of:=IFERROR(IF(ISBLANK([.Z161]); &quot;&quot;; IF([.$G161]=&quot;Long&quot;; ([.Z161]-[.$J161])*[.$I161]/[.$L161]; ([.$J161]-[.Z161])*[.$I161]/[.$L161])-[.$Q161]); &quot;&quot;)">
            <text:p/>
          </table:table-cell>
          <table:table-cell/>
          <table:table-cell table:style-name="ce243" table:formula="of:=IFERROR(IF(ISBLANK([.AB161]); &quot;&quot;; IF([.$G161]=&quot;Long&quot;; ([.AB161]-[.$J161])*[.$I161]/[.$L161]; ([.$J161]-[.AB161])*[.$I161]/[.$L161])-[.$Q161]); &quot;&quot;)">
            <text:p/>
          </table:table-cell>
          <table:table-cell table:number-columns-repeated="5"/>
          <table:table-cell table:formula="of:=IF([.B161]=&quot;&quot;; &quot;&quot;; WEEKDAY([.B161]; 2))">
            <text:p/>
          </table:table-cell>
          <table:table-cell table:number-columns-repeated="2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2]=&quot;Long&quot; ; [.J162]-[Overview.$C$4]/[.I162]  ;  IF([.G162]=&quot;Short&quot;; [.J162]+[Overview.$C$4]/[.I162]; &quot;&quot;) ); &quot;&quot;)">
            <text:p/>
          </table:table-cell>
          <table:table-cell table:formula="of:=IFERROR(ABS([.K162]-[.J162])*[.I162]; &quot;&quot;)">
            <text:p/>
          </table:table-cell>
          <table:table-cell table:formula="of:=IFERROR(  IF([.G162]=&quot;Long&quot;;  [.J162]+[Overview.$C$4]/[.I162]  *  [Overview.$C$6]  ;  IF([.G162]=&quot;Short&quot;   ;  [.J162]-[Overview.$C$4]/[.I162]  * [Overview.$C$6]  ; &quot;&quot;  )  )   ; &quot;&quot;)">
            <text:p/>
          </table:table-cell>
          <table:table-cell table:number-columns-repeated="3"/>
          <table:table-cell table:style-name="ce182" table:formula="of:=IFERROR([.R162]/[.L162]; &quot;&quot;)">
            <text:p/>
          </table:table-cell>
          <table:table-cell table:style-name="ce203" table:formula="of:=IFERROR(   IF( AND( [.G162]=&quot;Long&quot;;   [.N162]=[.I162])  ;  [.I162]*([.O162]-[.J162])  ;    IF(  AND(  [.G162]=&quot;Short&quot;  ;   [.N162]=[.I162]   )   ;   [.I162]*([.J162]-[.O162])   ;  &quot;&quot;)) ; &quot;&quot;)">
            <text:p/>
          </table:table-cell>
          <table:table-cell table:style-name="ce215" table:formula="of:=IF(ISNUMBER([.R162]); IF([.R162]&gt;=0; &quot;Win&quot;; &quot;Loss&quot;); &quot;&quot;)">
            <text:p/>
          </table:table-cell>
          <table:table-cell table:style-name="ce220" table:formula="of:=IF(ISNUMBER([.R162]); ROUND(([.P162]-[.H16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2]); &quot;&quot;; IF([.$G162]=&quot;Long&quot;; ([.X162]-[.$J162])*[.$I162]/[.$L162]; ([.$J162]-[.X162])*[.$I162]/[.$L162])-[.$Q162]); &quot;&quot;)">
            <text:p/>
          </table:table-cell>
          <table:table-cell/>
          <table:table-cell table:style-name="ce243" table:formula="of:=IFERROR(IF(ISBLANK([.Z162]); &quot;&quot;; IF([.$G162]=&quot;Long&quot;; ([.Z162]-[.$J162])*[.$I162]/[.$L162]; ([.$J162]-[.Z162])*[.$I162]/[.$L162])-[.$Q162]); &quot;&quot;)">
            <text:p/>
          </table:table-cell>
          <table:table-cell/>
          <table:table-cell table:style-name="ce243" table:formula="of:=IFERROR(IF(ISBLANK([.AB162]); &quot;&quot;; IF([.$G162]=&quot;Long&quot;; ([.AB162]-[.$J162])*[.$I162]/[.$L162]; ([.$J162]-[.AB162])*[.$I162]/[.$L162])-[.$Q162]); &quot;&quot;)">
            <text:p/>
          </table:table-cell>
          <table:table-cell table:number-columns-repeated="5"/>
          <table:table-cell table:formula="of:=IF([.B162]=&quot;&quot;; &quot;&quot;; WEEKDAY([.B162]; 2))">
            <text:p/>
          </table:table-cell>
          <table:table-cell table:number-columns-repeated="2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3]=&quot;Long&quot; ; [.J163]-[Overview.$C$4]/[.I163]  ;  IF([.G163]=&quot;Short&quot;; [.J163]+[Overview.$C$4]/[.I163]; &quot;&quot;) ); &quot;&quot;)">
            <text:p/>
          </table:table-cell>
          <table:table-cell table:formula="of:=IFERROR(ABS([.K163]-[.J163])*[.I163]; &quot;&quot;)">
            <text:p/>
          </table:table-cell>
          <table:table-cell table:formula="of:=IFERROR(  IF([.G163]=&quot;Long&quot;;  [.J163]+[Overview.$C$4]/[.I163]  *  [Overview.$C$6]  ;  IF([.G163]=&quot;Short&quot;   ;  [.J163]-[Overview.$C$4]/[.I163]  * [Overview.$C$6]  ; &quot;&quot;  )  )   ; &quot;&quot;)">
            <text:p/>
          </table:table-cell>
          <table:table-cell table:number-columns-repeated="3"/>
          <table:table-cell table:style-name="ce182" table:formula="of:=IFERROR([.R163]/[.L163]; &quot;&quot;)">
            <text:p/>
          </table:table-cell>
          <table:table-cell table:style-name="ce203" table:formula="of:=IFERROR(   IF( AND( [.G163]=&quot;Long&quot;;   [.N163]=[.I163])  ;  [.I163]*([.O163]-[.J163])  ;    IF(  AND(  [.G163]=&quot;Short&quot;  ;   [.N163]=[.I163]   )   ;   [.I163]*([.J163]-[.O163])   ;  &quot;&quot;)) ; &quot;&quot;)">
            <text:p/>
          </table:table-cell>
          <table:table-cell table:style-name="ce215" table:formula="of:=IF(ISNUMBER([.R163]); IF([.R163]&gt;=0; &quot;Win&quot;; &quot;Loss&quot;); &quot;&quot;)">
            <text:p/>
          </table:table-cell>
          <table:table-cell table:style-name="ce220" table:formula="of:=IF(ISNUMBER([.R163]); ROUND(([.P163]-[.H16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3]); &quot;&quot;; IF([.$G163]=&quot;Long&quot;; ([.X163]-[.$J163])*[.$I163]/[.$L163]; ([.$J163]-[.X163])*[.$I163]/[.$L163])-[.$Q163]); &quot;&quot;)">
            <text:p/>
          </table:table-cell>
          <table:table-cell/>
          <table:table-cell table:style-name="ce243" table:formula="of:=IFERROR(IF(ISBLANK([.Z163]); &quot;&quot;; IF([.$G163]=&quot;Long&quot;; ([.Z163]-[.$J163])*[.$I163]/[.$L163]; ([.$J163]-[.Z163])*[.$I163]/[.$L163])-[.$Q163]); &quot;&quot;)">
            <text:p/>
          </table:table-cell>
          <table:table-cell/>
          <table:table-cell table:style-name="ce243" table:formula="of:=IFERROR(IF(ISBLANK([.AB163]); &quot;&quot;; IF([.$G163]=&quot;Long&quot;; ([.AB163]-[.$J163])*[.$I163]/[.$L163]; ([.$J163]-[.AB163])*[.$I163]/[.$L163])-[.$Q163]); &quot;&quot;)">
            <text:p/>
          </table:table-cell>
          <table:table-cell table:number-columns-repeated="5"/>
          <table:table-cell table:formula="of:=IF([.B163]=&quot;&quot;; &quot;&quot;; WEEKDAY([.B163]; 2))">
            <text:p/>
          </table:table-cell>
          <table:table-cell table:number-columns-repeated="29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4]=&quot;Long&quot; ; [.J164]-[Overview.$C$4]/[.I164]  ;  IF([.G164]=&quot;Short&quot;; [.J164]+[Overview.$C$4]/[.I164]; &quot;&quot;) ); &quot;&quot;)">
            <text:p/>
          </table:table-cell>
          <table:table-cell table:formula="of:=IFERROR(ABS([.K164]-[.J164])*[.I164]; &quot;&quot;)">
            <text:p/>
          </table:table-cell>
          <table:table-cell table:formula="of:=IFERROR(  IF([.G164]=&quot;Long&quot;;  [.J164]+[Overview.$C$4]/[.I164]  *  [Overview.$C$6]  ;  IF([.G164]=&quot;Short&quot;   ;  [.J164]-[Overview.$C$4]/[.I164]  * [Overview.$C$6]  ; &quot;&quot;  )  )   ; &quot;&quot;)">
            <text:p/>
          </table:table-cell>
          <table:table-cell table:number-columns-repeated="3"/>
          <table:table-cell table:style-name="ce182" table:formula="of:=IFERROR([.R164]/[.L164]; &quot;&quot;)">
            <text:p/>
          </table:table-cell>
          <table:table-cell table:style-name="ce203" table:formula="of:=IFERROR(   IF( AND( [.G164]=&quot;Long&quot;;   [.N164]=[.I164])  ;  [.I164]*([.O164]-[.J164])  ;    IF(  AND(  [.G164]=&quot;Short&quot;  ;   [.N164]=[.I164]   )   ;   [.I164]*([.J164]-[.O164])   ;  &quot;&quot;)) ; &quot;&quot;)">
            <text:p/>
          </table:table-cell>
          <table:table-cell table:style-name="ce215" table:formula="of:=IF(ISNUMBER([.R164]); IF([.R164]&gt;=0; &quot;Win&quot;; &quot;Loss&quot;); &quot;&quot;)">
            <text:p/>
          </table:table-cell>
          <table:table-cell table:style-name="ce220" table:formula="of:=IF(ISNUMBER([.R164]); ROUND(([.P164]-[.H16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4]); &quot;&quot;; IF([.$G164]=&quot;Long&quot;; ([.X164]-[.$J164])*[.$I164]/[.$L164]; ([.$J164]-[.X164])*[.$I164]/[.$L164])-[.$Q164]); &quot;&quot;)">
            <text:p/>
          </table:table-cell>
          <table:table-cell/>
          <table:table-cell table:style-name="ce243" table:formula="of:=IFERROR(IF(ISBLANK([.Z164]); &quot;&quot;; IF([.$G164]=&quot;Long&quot;; ([.Z164]-[.$J164])*[.$I164]/[.$L164]; ([.$J164]-[.Z164])*[.$I164]/[.$L164])-[.$Q164]); &quot;&quot;)">
            <text:p/>
          </table:table-cell>
          <table:table-cell/>
          <table:table-cell table:style-name="ce243" table:formula="of:=IFERROR(IF(ISBLANK([.AB164]); &quot;&quot;; IF([.$G164]=&quot;Long&quot;; ([.AB164]-[.$J164])*[.$I164]/[.$L164]; ([.$J164]-[.AB164])*[.$I164]/[.$L164])-[.$Q164]); &quot;&quot;)">
            <text:p/>
          </table:table-cell>
          <table:table-cell table:number-columns-repeated="5"/>
          <table:table-cell table:formula="of:=IF([.B164]=&quot;&quot;; &quot;&quot;; WEEKDAY([.B164]; 2))">
            <text:p/>
          </table:table-cell>
          <table:table-cell table:number-columns-repeated="29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5]=&quot;Long&quot; ; [.J165]-[Overview.$C$4]/[.I165]  ;  IF([.G165]=&quot;Short&quot;; [.J165]+[Overview.$C$4]/[.I165]; &quot;&quot;) ); &quot;&quot;)">
            <text:p/>
          </table:table-cell>
          <table:table-cell table:formula="of:=IFERROR(ABS([.K165]-[.J165])*[.I165]; &quot;&quot;)">
            <text:p/>
          </table:table-cell>
          <table:table-cell table:formula="of:=IFERROR(  IF([.G165]=&quot;Long&quot;;  [.J165]+[Overview.$C$4]/[.I165]  *  [Overview.$C$6]  ;  IF([.G165]=&quot;Short&quot;   ;  [.J165]-[Overview.$C$4]/[.I165]  * [Overview.$C$6]  ; &quot;&quot;  )  )   ; &quot;&quot;)">
            <text:p/>
          </table:table-cell>
          <table:table-cell table:number-columns-repeated="3"/>
          <table:table-cell table:style-name="ce182" table:formula="of:=IFERROR([.R165]/[.L165]; &quot;&quot;)">
            <text:p/>
          </table:table-cell>
          <table:table-cell table:style-name="ce203" table:formula="of:=IFERROR(   IF( AND( [.G165]=&quot;Long&quot;;   [.N165]=[.I165])  ;  [.I165]*([.O165]-[.J165])  ;    IF(  AND(  [.G165]=&quot;Short&quot;  ;   [.N165]=[.I165]   )   ;   [.I165]*([.J165]-[.O165])   ;  &quot;&quot;)) ; &quot;&quot;)">
            <text:p/>
          </table:table-cell>
          <table:table-cell table:style-name="ce215" table:formula="of:=IF(ISNUMBER([.R165]); IF([.R165]&gt;=0; &quot;Win&quot;; &quot;Loss&quot;); &quot;&quot;)">
            <text:p/>
          </table:table-cell>
          <table:table-cell table:style-name="ce220" table:formula="of:=IF(ISNUMBER([.R165]); ROUND(([.P165]-[.H16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5]); &quot;&quot;; IF([.$G165]=&quot;Long&quot;; ([.X165]-[.$J165])*[.$I165]/[.$L165]; ([.$J165]-[.X165])*[.$I165]/[.$L165])-[.$Q165]); &quot;&quot;)">
            <text:p/>
          </table:table-cell>
          <table:table-cell/>
          <table:table-cell table:style-name="ce243" table:formula="of:=IFERROR(IF(ISBLANK([.Z165]); &quot;&quot;; IF([.$G165]=&quot;Long&quot;; ([.Z165]-[.$J165])*[.$I165]/[.$L165]; ([.$J165]-[.Z165])*[.$I165]/[.$L165])-[.$Q165]); &quot;&quot;)">
            <text:p/>
          </table:table-cell>
          <table:table-cell/>
          <table:table-cell table:style-name="ce243" table:formula="of:=IFERROR(IF(ISBLANK([.AB165]); &quot;&quot;; IF([.$G165]=&quot;Long&quot;; ([.AB165]-[.$J165])*[.$I165]/[.$L165]; ([.$J165]-[.AB165])*[.$I165]/[.$L165])-[.$Q165]); &quot;&quot;)">
            <text:p/>
          </table:table-cell>
          <table:table-cell table:number-columns-repeated="5"/>
          <table:table-cell table:formula="of:=IF([.B165]=&quot;&quot;; &quot;&quot;; WEEKDAY([.B165]; 2))">
            <text:p/>
          </table:table-cell>
          <table:table-cell table:number-columns-repeated="2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6]=&quot;Long&quot; ; [.J166]-[Overview.$C$4]/[.I166]  ;  IF([.G166]=&quot;Short&quot;; [.J166]+[Overview.$C$4]/[.I166]; &quot;&quot;) ); &quot;&quot;)">
            <text:p/>
          </table:table-cell>
          <table:table-cell table:formula="of:=IFERROR(ABS([.K166]-[.J166])*[.I166]; &quot;&quot;)">
            <text:p/>
          </table:table-cell>
          <table:table-cell table:formula="of:=IFERROR(  IF([.G166]=&quot;Long&quot;;  [.J166]+[Overview.$C$4]/[.I166]  *  [Overview.$C$6]  ;  IF([.G166]=&quot;Short&quot;   ;  [.J166]-[Overview.$C$4]/[.I166]  * [Overview.$C$6]  ; &quot;&quot;  )  )   ; &quot;&quot;)">
            <text:p/>
          </table:table-cell>
          <table:table-cell table:number-columns-repeated="3"/>
          <table:table-cell table:style-name="ce182" table:formula="of:=IFERROR([.R166]/[.L166]; &quot;&quot;)">
            <text:p/>
          </table:table-cell>
          <table:table-cell table:style-name="ce203" table:formula="of:=IFERROR(   IF( AND( [.G166]=&quot;Long&quot;;   [.N166]=[.I166])  ;  [.I166]*([.O166]-[.J166])  ;    IF(  AND(  [.G166]=&quot;Short&quot;  ;   [.N166]=[.I166]   )   ;   [.I166]*([.J166]-[.O166])   ;  &quot;&quot;)) ; &quot;&quot;)">
            <text:p/>
          </table:table-cell>
          <table:table-cell table:style-name="ce215" table:formula="of:=IF(ISNUMBER([.R166]); IF([.R166]&gt;=0; &quot;Win&quot;; &quot;Loss&quot;); &quot;&quot;)">
            <text:p/>
          </table:table-cell>
          <table:table-cell table:style-name="ce220" table:formula="of:=IF(ISNUMBER([.R166]); ROUND(([.P166]-[.H16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6]); &quot;&quot;; IF([.$G166]=&quot;Long&quot;; ([.X166]-[.$J166])*[.$I166]/[.$L166]; ([.$J166]-[.X166])*[.$I166]/[.$L166])-[.$Q166]); &quot;&quot;)">
            <text:p/>
          </table:table-cell>
          <table:table-cell/>
          <table:table-cell table:style-name="ce243" table:formula="of:=IFERROR(IF(ISBLANK([.Z166]); &quot;&quot;; IF([.$G166]=&quot;Long&quot;; ([.Z166]-[.$J166])*[.$I166]/[.$L166]; ([.$J166]-[.Z166])*[.$I166]/[.$L166])-[.$Q166]); &quot;&quot;)">
            <text:p/>
          </table:table-cell>
          <table:table-cell/>
          <table:table-cell table:style-name="ce243" table:formula="of:=IFERROR(IF(ISBLANK([.AB166]); &quot;&quot;; IF([.$G166]=&quot;Long&quot;; ([.AB166]-[.$J166])*[.$I166]/[.$L166]; ([.$J166]-[.AB166])*[.$I166]/[.$L166])-[.$Q166]); &quot;&quot;)">
            <text:p/>
          </table:table-cell>
          <table:table-cell table:number-columns-repeated="5"/>
          <table:table-cell table:formula="of:=IF([.B166]=&quot;&quot;; &quot;&quot;; WEEKDAY([.B166]; 2))">
            <text:p/>
          </table:table-cell>
          <table:table-cell table:number-columns-repeated="2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7]=&quot;Long&quot; ; [.J167]-[Overview.$C$4]/[.I167]  ;  IF([.G167]=&quot;Short&quot;; [.J167]+[Overview.$C$4]/[.I167]; &quot;&quot;) ); &quot;&quot;)">
            <text:p/>
          </table:table-cell>
          <table:table-cell table:formula="of:=IFERROR(ABS([.K167]-[.J167])*[.I167]; &quot;&quot;)">
            <text:p/>
          </table:table-cell>
          <table:table-cell table:formula="of:=IFERROR(  IF([.G167]=&quot;Long&quot;;  [.J167]+[Overview.$C$4]/[.I167]  *  [Overview.$C$6]  ;  IF([.G167]=&quot;Short&quot;   ;  [.J167]-[Overview.$C$4]/[.I167]  * [Overview.$C$6]  ; &quot;&quot;  )  )   ; &quot;&quot;)">
            <text:p/>
          </table:table-cell>
          <table:table-cell table:number-columns-repeated="3"/>
          <table:table-cell table:style-name="ce182" table:formula="of:=IFERROR([.R167]/[.L167]; &quot;&quot;)">
            <text:p/>
          </table:table-cell>
          <table:table-cell table:style-name="ce203" table:formula="of:=IFERROR(   IF( AND( [.G167]=&quot;Long&quot;;   [.N167]=[.I167])  ;  [.I167]*([.O167]-[.J167])  ;    IF(  AND(  [.G167]=&quot;Short&quot;  ;   [.N167]=[.I167]   )   ;   [.I167]*([.J167]-[.O167])   ;  &quot;&quot;)) ; &quot;&quot;)">
            <text:p/>
          </table:table-cell>
          <table:table-cell table:style-name="ce215" table:formula="of:=IF(ISNUMBER([.R167]); IF([.R167]&gt;=0; &quot;Win&quot;; &quot;Loss&quot;); &quot;&quot;)">
            <text:p/>
          </table:table-cell>
          <table:table-cell table:style-name="ce220" table:formula="of:=IF(ISNUMBER([.R167]); ROUND(([.P167]-[.H16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7]); &quot;&quot;; IF([.$G167]=&quot;Long&quot;; ([.X167]-[.$J167])*[.$I167]/[.$L167]; ([.$J167]-[.X167])*[.$I167]/[.$L167])-[.$Q167]); &quot;&quot;)">
            <text:p/>
          </table:table-cell>
          <table:table-cell/>
          <table:table-cell table:style-name="ce243" table:formula="of:=IFERROR(IF(ISBLANK([.Z167]); &quot;&quot;; IF([.$G167]=&quot;Long&quot;; ([.Z167]-[.$J167])*[.$I167]/[.$L167]; ([.$J167]-[.Z167])*[.$I167]/[.$L167])-[.$Q167]); &quot;&quot;)">
            <text:p/>
          </table:table-cell>
          <table:table-cell/>
          <table:table-cell table:style-name="ce243" table:formula="of:=IFERROR(IF(ISBLANK([.AB167]); &quot;&quot;; IF([.$G167]=&quot;Long&quot;; ([.AB167]-[.$J167])*[.$I167]/[.$L167]; ([.$J167]-[.AB167])*[.$I167]/[.$L167])-[.$Q167]); &quot;&quot;)">
            <text:p/>
          </table:table-cell>
          <table:table-cell table:number-columns-repeated="5"/>
          <table:table-cell table:formula="of:=IF([.B167]=&quot;&quot;; &quot;&quot;; WEEKDAY([.B167]; 2))">
            <text:p/>
          </table:table-cell>
          <table:table-cell table:number-columns-repeated="29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8]=&quot;Long&quot; ; [.J168]-[Overview.$C$4]/[.I168]  ;  IF([.G168]=&quot;Short&quot;; [.J168]+[Overview.$C$4]/[.I168]; &quot;&quot;) ); &quot;&quot;)">
            <text:p/>
          </table:table-cell>
          <table:table-cell table:formula="of:=IFERROR(ABS([.K168]-[.J168])*[.I168]; &quot;&quot;)">
            <text:p/>
          </table:table-cell>
          <table:table-cell table:formula="of:=IFERROR(  IF([.G168]=&quot;Long&quot;;  [.J168]+[Overview.$C$4]/[.I168]  *  [Overview.$C$6]  ;  IF([.G168]=&quot;Short&quot;   ;  [.J168]-[Overview.$C$4]/[.I168]  * [Overview.$C$6]  ; &quot;&quot;  )  )   ; &quot;&quot;)">
            <text:p/>
          </table:table-cell>
          <table:table-cell table:number-columns-repeated="3"/>
          <table:table-cell table:style-name="ce182" table:formula="of:=IFERROR([.R168]/[.L168]; &quot;&quot;)">
            <text:p/>
          </table:table-cell>
          <table:table-cell table:style-name="ce203" table:formula="of:=IFERROR(   IF( AND( [.G168]=&quot;Long&quot;;   [.N168]=[.I168])  ;  [.I168]*([.O168]-[.J168])  ;    IF(  AND(  [.G168]=&quot;Short&quot;  ;   [.N168]=[.I168]   )   ;   [.I168]*([.J168]-[.O168])   ;  &quot;&quot;)) ; &quot;&quot;)">
            <text:p/>
          </table:table-cell>
          <table:table-cell table:style-name="ce215" table:formula="of:=IF(ISNUMBER([.R168]); IF([.R168]&gt;=0; &quot;Win&quot;; &quot;Loss&quot;); &quot;&quot;)">
            <text:p/>
          </table:table-cell>
          <table:table-cell table:style-name="ce220" table:formula="of:=IF(ISNUMBER([.R168]); ROUND(([.P168]-[.H16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8]); &quot;&quot;; IF([.$G168]=&quot;Long&quot;; ([.X168]-[.$J168])*[.$I168]/[.$L168]; ([.$J168]-[.X168])*[.$I168]/[.$L168])-[.$Q168]); &quot;&quot;)">
            <text:p/>
          </table:table-cell>
          <table:table-cell/>
          <table:table-cell table:style-name="ce243" table:formula="of:=IFERROR(IF(ISBLANK([.Z168]); &quot;&quot;; IF([.$G168]=&quot;Long&quot;; ([.Z168]-[.$J168])*[.$I168]/[.$L168]; ([.$J168]-[.Z168])*[.$I168]/[.$L168])-[.$Q168]); &quot;&quot;)">
            <text:p/>
          </table:table-cell>
          <table:table-cell/>
          <table:table-cell table:style-name="ce243" table:formula="of:=IFERROR(IF(ISBLANK([.AB168]); &quot;&quot;; IF([.$G168]=&quot;Long&quot;; ([.AB168]-[.$J168])*[.$I168]/[.$L168]; ([.$J168]-[.AB168])*[.$I168]/[.$L168])-[.$Q168]); &quot;&quot;)">
            <text:p/>
          </table:table-cell>
          <table:table-cell table:number-columns-repeated="5"/>
          <table:table-cell table:formula="of:=IF([.B168]=&quot;&quot;; &quot;&quot;; WEEKDAY([.B168]; 2))">
            <text:p/>
          </table:table-cell>
          <table:table-cell table:number-columns-repeated="2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9]=&quot;Long&quot; ; [.J169]-[Overview.$C$4]/[.I169]  ;  IF([.G169]=&quot;Short&quot;; [.J169]+[Overview.$C$4]/[.I169]; &quot;&quot;) ); &quot;&quot;)">
            <text:p/>
          </table:table-cell>
          <table:table-cell table:formula="of:=IFERROR(ABS([.K169]-[.J169])*[.I169]; &quot;&quot;)">
            <text:p/>
          </table:table-cell>
          <table:table-cell table:formula="of:=IFERROR(  IF([.G169]=&quot;Long&quot;;  [.J169]+[Overview.$C$4]/[.I169]  *  [Overview.$C$6]  ;  IF([.G169]=&quot;Short&quot;   ;  [.J169]-[Overview.$C$4]/[.I169]  * [Overview.$C$6]  ; &quot;&quot;  )  )   ; &quot;&quot;)">
            <text:p/>
          </table:table-cell>
          <table:table-cell table:number-columns-repeated="3"/>
          <table:table-cell table:style-name="ce182" table:formula="of:=IFERROR([.R169]/[.L169]; &quot;&quot;)">
            <text:p/>
          </table:table-cell>
          <table:table-cell table:style-name="ce203" table:formula="of:=IFERROR(   IF( AND( [.G169]=&quot;Long&quot;;   [.N169]=[.I169])  ;  [.I169]*([.O169]-[.J169])  ;    IF(  AND(  [.G169]=&quot;Short&quot;  ;   [.N169]=[.I169]   )   ;   [.I169]*([.J169]-[.O169])   ;  &quot;&quot;)) ; &quot;&quot;)">
            <text:p/>
          </table:table-cell>
          <table:table-cell table:style-name="ce215" table:formula="of:=IF(ISNUMBER([.R169]); IF([.R169]&gt;=0; &quot;Win&quot;; &quot;Loss&quot;); &quot;&quot;)">
            <text:p/>
          </table:table-cell>
          <table:table-cell table:style-name="ce220" table:formula="of:=IF(ISNUMBER([.R169]); ROUND(([.P169]-[.H16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9]); &quot;&quot;; IF([.$G169]=&quot;Long&quot;; ([.X169]-[.$J169])*[.$I169]/[.$L169]; ([.$J169]-[.X169])*[.$I169]/[.$L169])-[.$Q169]); &quot;&quot;)">
            <text:p/>
          </table:table-cell>
          <table:table-cell/>
          <table:table-cell table:style-name="ce243" table:formula="of:=IFERROR(IF(ISBLANK([.Z169]); &quot;&quot;; IF([.$G169]=&quot;Long&quot;; ([.Z169]-[.$J169])*[.$I169]/[.$L169]; ([.$J169]-[.Z169])*[.$I169]/[.$L169])-[.$Q169]); &quot;&quot;)">
            <text:p/>
          </table:table-cell>
          <table:table-cell/>
          <table:table-cell table:style-name="ce243" table:formula="of:=IFERROR(IF(ISBLANK([.AB169]); &quot;&quot;; IF([.$G169]=&quot;Long&quot;; ([.AB169]-[.$J169])*[.$I169]/[.$L169]; ([.$J169]-[.AB169])*[.$I169]/[.$L169])-[.$Q169]); &quot;&quot;)">
            <text:p/>
          </table:table-cell>
          <table:table-cell table:number-columns-repeated="5"/>
          <table:table-cell table:formula="of:=IF([.B169]=&quot;&quot;; &quot;&quot;; WEEKDAY([.B169]; 2))">
            <text:p/>
          </table:table-cell>
          <table:table-cell table:number-columns-repeated="2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0]=&quot;Long&quot; ; [.J170]-[Overview.$C$4]/[.I170]  ;  IF([.G170]=&quot;Short&quot;; [.J170]+[Overview.$C$4]/[.I170]; &quot;&quot;) ); &quot;&quot;)">
            <text:p/>
          </table:table-cell>
          <table:table-cell table:formula="of:=IFERROR(ABS([.K170]-[.J170])*[.I170]; &quot;&quot;)">
            <text:p/>
          </table:table-cell>
          <table:table-cell table:formula="of:=IFERROR(  IF([.G170]=&quot;Long&quot;;  [.J170]+[Overview.$C$4]/[.I170]  *  [Overview.$C$6]  ;  IF([.G170]=&quot;Short&quot;   ;  [.J170]-[Overview.$C$4]/[.I170]  * [Overview.$C$6]  ; &quot;&quot;  )  )   ; &quot;&quot;)">
            <text:p/>
          </table:table-cell>
          <table:table-cell table:number-columns-repeated="3"/>
          <table:table-cell table:style-name="ce182" table:formula="of:=IFERROR([.R170]/[.L170]; &quot;&quot;)">
            <text:p/>
          </table:table-cell>
          <table:table-cell table:style-name="ce203" table:formula="of:=IFERROR(   IF( AND( [.G170]=&quot;Long&quot;;   [.N170]=[.I170])  ;  [.I170]*([.O170]-[.J170])  ;    IF(  AND(  [.G170]=&quot;Short&quot;  ;   [.N170]=[.I170]   )   ;   [.I170]*([.J170]-[.O170])   ;  &quot;&quot;)) ; &quot;&quot;)">
            <text:p/>
          </table:table-cell>
          <table:table-cell table:style-name="ce215" table:formula="of:=IF(ISNUMBER([.R170]); IF([.R170]&gt;=0; &quot;Win&quot;; &quot;Loss&quot;); &quot;&quot;)">
            <text:p/>
          </table:table-cell>
          <table:table-cell table:style-name="ce220" table:formula="of:=IF(ISNUMBER([.R170]); ROUND(([.P170]-[.H17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0]); &quot;&quot;; IF([.$G170]=&quot;Long&quot;; ([.X170]-[.$J170])*[.$I170]/[.$L170]; ([.$J170]-[.X170])*[.$I170]/[.$L170])-[.$Q170]); &quot;&quot;)">
            <text:p/>
          </table:table-cell>
          <table:table-cell/>
          <table:table-cell table:style-name="ce243" table:formula="of:=IFERROR(IF(ISBLANK([.Z170]); &quot;&quot;; IF([.$G170]=&quot;Long&quot;; ([.Z170]-[.$J170])*[.$I170]/[.$L170]; ([.$J170]-[.Z170])*[.$I170]/[.$L170])-[.$Q170]); &quot;&quot;)">
            <text:p/>
          </table:table-cell>
          <table:table-cell/>
          <table:table-cell table:style-name="ce243" table:formula="of:=IFERROR(IF(ISBLANK([.AB170]); &quot;&quot;; IF([.$G170]=&quot;Long&quot;; ([.AB170]-[.$J170])*[.$I170]/[.$L170]; ([.$J170]-[.AB170])*[.$I170]/[.$L170])-[.$Q170]); &quot;&quot;)">
            <text:p/>
          </table:table-cell>
          <table:table-cell table:number-columns-repeated="5"/>
          <table:table-cell table:formula="of:=IF([.B170]=&quot;&quot;; &quot;&quot;; WEEKDAY([.B170]; 2))">
            <text:p/>
          </table:table-cell>
          <table:table-cell table:number-columns-repeated="2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1]=&quot;Long&quot; ; [.J171]-[Overview.$C$4]/[.I171]  ;  IF([.G171]=&quot;Short&quot;; [.J171]+[Overview.$C$4]/[.I171]; &quot;&quot;) ); &quot;&quot;)">
            <text:p/>
          </table:table-cell>
          <table:table-cell table:formula="of:=IFERROR(ABS([.K171]-[.J171])*[.I171]; &quot;&quot;)">
            <text:p/>
          </table:table-cell>
          <table:table-cell table:formula="of:=IFERROR(  IF([.G171]=&quot;Long&quot;;  [.J171]+[Overview.$C$4]/[.I171]  *  [Overview.$C$6]  ;  IF([.G171]=&quot;Short&quot;   ;  [.J171]-[Overview.$C$4]/[.I171]  * [Overview.$C$6]  ; &quot;&quot;  )  )   ; &quot;&quot;)">
            <text:p/>
          </table:table-cell>
          <table:table-cell table:number-columns-repeated="3"/>
          <table:table-cell table:style-name="ce182" table:formula="of:=IFERROR([.R171]/[.L171]; &quot;&quot;)">
            <text:p/>
          </table:table-cell>
          <table:table-cell table:style-name="ce203" table:formula="of:=IFERROR(   IF( AND( [.G171]=&quot;Long&quot;;   [.N171]=[.I171])  ;  [.I171]*([.O171]-[.J171])  ;    IF(  AND(  [.G171]=&quot;Short&quot;  ;   [.N171]=[.I171]   )   ;   [.I171]*([.J171]-[.O171])   ;  &quot;&quot;)) ; &quot;&quot;)">
            <text:p/>
          </table:table-cell>
          <table:table-cell table:style-name="ce215" table:formula="of:=IF(ISNUMBER([.R171]); IF([.R171]&gt;=0; &quot;Win&quot;; &quot;Loss&quot;); &quot;&quot;)">
            <text:p/>
          </table:table-cell>
          <table:table-cell table:style-name="ce220" table:formula="of:=IF(ISNUMBER([.R171]); ROUND(([.P171]-[.H17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1]); &quot;&quot;; IF([.$G171]=&quot;Long&quot;; ([.X171]-[.$J171])*[.$I171]/[.$L171]; ([.$J171]-[.X171])*[.$I171]/[.$L171])-[.$Q171]); &quot;&quot;)">
            <text:p/>
          </table:table-cell>
          <table:table-cell/>
          <table:table-cell table:style-name="ce243" table:formula="of:=IFERROR(IF(ISBLANK([.Z171]); &quot;&quot;; IF([.$G171]=&quot;Long&quot;; ([.Z171]-[.$J171])*[.$I171]/[.$L171]; ([.$J171]-[.Z171])*[.$I171]/[.$L171])-[.$Q171]); &quot;&quot;)">
            <text:p/>
          </table:table-cell>
          <table:table-cell/>
          <table:table-cell table:style-name="ce243" table:formula="of:=IFERROR(IF(ISBLANK([.AB171]); &quot;&quot;; IF([.$G171]=&quot;Long&quot;; ([.AB171]-[.$J171])*[.$I171]/[.$L171]; ([.$J171]-[.AB171])*[.$I171]/[.$L171])-[.$Q171]); &quot;&quot;)">
            <text:p/>
          </table:table-cell>
          <table:table-cell table:number-columns-repeated="5"/>
          <table:table-cell table:formula="of:=IF([.B171]=&quot;&quot;; &quot;&quot;; WEEKDAY([.B171]; 2))">
            <text:p/>
          </table:table-cell>
          <table:table-cell table:number-columns-repeated="2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2]=&quot;Long&quot; ; [.J172]-[Overview.$C$4]/[.I172]  ;  IF([.G172]=&quot;Short&quot;; [.J172]+[Overview.$C$4]/[.I172]; &quot;&quot;) ); &quot;&quot;)">
            <text:p/>
          </table:table-cell>
          <table:table-cell table:formula="of:=IFERROR(ABS([.K172]-[.J172])*[.I172]; &quot;&quot;)">
            <text:p/>
          </table:table-cell>
          <table:table-cell table:formula="of:=IFERROR(  IF([.G172]=&quot;Long&quot;;  [.J172]+[Overview.$C$4]/[.I172]  *  [Overview.$C$6]  ;  IF([.G172]=&quot;Short&quot;   ;  [.J172]-[Overview.$C$4]/[.I172]  * [Overview.$C$6]  ; &quot;&quot;  )  )   ; &quot;&quot;)">
            <text:p/>
          </table:table-cell>
          <table:table-cell table:number-columns-repeated="3"/>
          <table:table-cell table:style-name="ce182" table:formula="of:=IFERROR([.R172]/[.L172]; &quot;&quot;)">
            <text:p/>
          </table:table-cell>
          <table:table-cell table:style-name="ce203" table:formula="of:=IFERROR(   IF( AND( [.G172]=&quot;Long&quot;;   [.N172]=[.I172])  ;  [.I172]*([.O172]-[.J172])  ;    IF(  AND(  [.G172]=&quot;Short&quot;  ;   [.N172]=[.I172]   )   ;   [.I172]*([.J172]-[.O172])   ;  &quot;&quot;)) ; &quot;&quot;)">
            <text:p/>
          </table:table-cell>
          <table:table-cell table:style-name="ce215" table:formula="of:=IF(ISNUMBER([.R172]); IF([.R172]&gt;=0; &quot;Win&quot;; &quot;Loss&quot;); &quot;&quot;)">
            <text:p/>
          </table:table-cell>
          <table:table-cell table:style-name="ce220" table:formula="of:=IF(ISNUMBER([.R172]); ROUND(([.P172]-[.H17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2]); &quot;&quot;; IF([.$G172]=&quot;Long&quot;; ([.X172]-[.$J172])*[.$I172]/[.$L172]; ([.$J172]-[.X172])*[.$I172]/[.$L172])-[.$Q172]); &quot;&quot;)">
            <text:p/>
          </table:table-cell>
          <table:table-cell/>
          <table:table-cell table:style-name="ce243" table:formula="of:=IFERROR(IF(ISBLANK([.Z172]); &quot;&quot;; IF([.$G172]=&quot;Long&quot;; ([.Z172]-[.$J172])*[.$I172]/[.$L172]; ([.$J172]-[.Z172])*[.$I172]/[.$L172])-[.$Q172]); &quot;&quot;)">
            <text:p/>
          </table:table-cell>
          <table:table-cell/>
          <table:table-cell table:style-name="ce243" table:formula="of:=IFERROR(IF(ISBLANK([.AB172]); &quot;&quot;; IF([.$G172]=&quot;Long&quot;; ([.AB172]-[.$J172])*[.$I172]/[.$L172]; ([.$J172]-[.AB172])*[.$I172]/[.$L172])-[.$Q172]); &quot;&quot;)">
            <text:p/>
          </table:table-cell>
          <table:table-cell table:number-columns-repeated="5"/>
          <table:table-cell table:formula="of:=IF([.B172]=&quot;&quot;; &quot;&quot;; WEEKDAY([.B172]; 2))">
            <text:p/>
          </table:table-cell>
          <table:table-cell table:number-columns-repeated="2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3]=&quot;Long&quot; ; [.J173]-[Overview.$C$4]/[.I173]  ;  IF([.G173]=&quot;Short&quot;; [.J173]+[Overview.$C$4]/[.I173]; &quot;&quot;) ); &quot;&quot;)">
            <text:p/>
          </table:table-cell>
          <table:table-cell table:formula="of:=IFERROR(ABS([.K173]-[.J173])*[.I173]; &quot;&quot;)">
            <text:p/>
          </table:table-cell>
          <table:table-cell table:formula="of:=IFERROR(  IF([.G173]=&quot;Long&quot;;  [.J173]+[Overview.$C$4]/[.I173]  *  [Overview.$C$6]  ;  IF([.G173]=&quot;Short&quot;   ;  [.J173]-[Overview.$C$4]/[.I173]  * [Overview.$C$6]  ; &quot;&quot;  )  )   ; &quot;&quot;)">
            <text:p/>
          </table:table-cell>
          <table:table-cell table:number-columns-repeated="3"/>
          <table:table-cell table:style-name="ce182" table:formula="of:=IFERROR([.R173]/[.L173]; &quot;&quot;)">
            <text:p/>
          </table:table-cell>
          <table:table-cell table:style-name="ce203" table:formula="of:=IFERROR(   IF( AND( [.G173]=&quot;Long&quot;;   [.N173]=[.I173])  ;  [.I173]*([.O173]-[.J173])  ;    IF(  AND(  [.G173]=&quot;Short&quot;  ;   [.N173]=[.I173]   )   ;   [.I173]*([.J173]-[.O173])   ;  &quot;&quot;)) ; &quot;&quot;)">
            <text:p/>
          </table:table-cell>
          <table:table-cell table:style-name="ce215" table:formula="of:=IF(ISNUMBER([.R173]); IF([.R173]&gt;=0; &quot;Win&quot;; &quot;Loss&quot;); &quot;&quot;)">
            <text:p/>
          </table:table-cell>
          <table:table-cell table:style-name="ce220" table:formula="of:=IF(ISNUMBER([.R173]); ROUND(([.P173]-[.H17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3]); &quot;&quot;; IF([.$G173]=&quot;Long&quot;; ([.X173]-[.$J173])*[.$I173]/[.$L173]; ([.$J173]-[.X173])*[.$I173]/[.$L173])-[.$Q173]); &quot;&quot;)">
            <text:p/>
          </table:table-cell>
          <table:table-cell/>
          <table:table-cell table:style-name="ce243" table:formula="of:=IFERROR(IF(ISBLANK([.Z173]); &quot;&quot;; IF([.$G173]=&quot;Long&quot;; ([.Z173]-[.$J173])*[.$I173]/[.$L173]; ([.$J173]-[.Z173])*[.$I173]/[.$L173])-[.$Q173]); &quot;&quot;)">
            <text:p/>
          </table:table-cell>
          <table:table-cell/>
          <table:table-cell table:style-name="ce243" table:formula="of:=IFERROR(IF(ISBLANK([.AB173]); &quot;&quot;; IF([.$G173]=&quot;Long&quot;; ([.AB173]-[.$J173])*[.$I173]/[.$L173]; ([.$J173]-[.AB173])*[.$I173]/[.$L173])-[.$Q173]); &quot;&quot;)">
            <text:p/>
          </table:table-cell>
          <table:table-cell table:number-columns-repeated="5"/>
          <table:table-cell table:formula="of:=IF([.B173]=&quot;&quot;; &quot;&quot;; WEEKDAY([.B173]; 2))">
            <text:p/>
          </table:table-cell>
          <table:table-cell table:number-columns-repeated="2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4]=&quot;Long&quot; ; [.J174]-[Overview.$C$4]/[.I174]  ;  IF([.G174]=&quot;Short&quot;; [.J174]+[Overview.$C$4]/[.I174]; &quot;&quot;) ); &quot;&quot;)">
            <text:p/>
          </table:table-cell>
          <table:table-cell table:formula="of:=IFERROR(ABS([.K174]-[.J174])*[.I174]; &quot;&quot;)">
            <text:p/>
          </table:table-cell>
          <table:table-cell table:formula="of:=IFERROR(  IF([.G174]=&quot;Long&quot;;  [.J174]+[Overview.$C$4]/[.I174]  *  [Overview.$C$6]  ;  IF([.G174]=&quot;Short&quot;   ;  [.J174]-[Overview.$C$4]/[.I174]  * [Overview.$C$6]  ; &quot;&quot;  )  )   ; &quot;&quot;)">
            <text:p/>
          </table:table-cell>
          <table:table-cell table:number-columns-repeated="3"/>
          <table:table-cell table:style-name="ce182" table:formula="of:=IFERROR([.R174]/[.L174]; &quot;&quot;)">
            <text:p/>
          </table:table-cell>
          <table:table-cell table:style-name="ce203" table:formula="of:=IFERROR(   IF( AND( [.G174]=&quot;Long&quot;;   [.N174]=[.I174])  ;  [.I174]*([.O174]-[.J174])  ;    IF(  AND(  [.G174]=&quot;Short&quot;  ;   [.N174]=[.I174]   )   ;   [.I174]*([.J174]-[.O174])   ;  &quot;&quot;)) ; &quot;&quot;)">
            <text:p/>
          </table:table-cell>
          <table:table-cell table:style-name="ce215" table:formula="of:=IF(ISNUMBER([.R174]); IF([.R174]&gt;=0; &quot;Win&quot;; &quot;Loss&quot;); &quot;&quot;)">
            <text:p/>
          </table:table-cell>
          <table:table-cell table:style-name="ce220" table:formula="of:=IF(ISNUMBER([.R174]); ROUND(([.P174]-[.H17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4]); &quot;&quot;; IF([.$G174]=&quot;Long&quot;; ([.X174]-[.$J174])*[.$I174]/[.$L174]; ([.$J174]-[.X174])*[.$I174]/[.$L174])-[.$Q174]); &quot;&quot;)">
            <text:p/>
          </table:table-cell>
          <table:table-cell/>
          <table:table-cell table:style-name="ce243" table:formula="of:=IFERROR(IF(ISBLANK([.Z174]); &quot;&quot;; IF([.$G174]=&quot;Long&quot;; ([.Z174]-[.$J174])*[.$I174]/[.$L174]; ([.$J174]-[.Z174])*[.$I174]/[.$L174])-[.$Q174]); &quot;&quot;)">
            <text:p/>
          </table:table-cell>
          <table:table-cell/>
          <table:table-cell table:style-name="ce243" table:formula="of:=IFERROR(IF(ISBLANK([.AB174]); &quot;&quot;; IF([.$G174]=&quot;Long&quot;; ([.AB174]-[.$J174])*[.$I174]/[.$L174]; ([.$J174]-[.AB174])*[.$I174]/[.$L174])-[.$Q174]); &quot;&quot;)">
            <text:p/>
          </table:table-cell>
          <table:table-cell table:number-columns-repeated="5"/>
          <table:table-cell table:formula="of:=IF([.B174]=&quot;&quot;; &quot;&quot;; WEEKDAY([.B174]; 2))">
            <text:p/>
          </table:table-cell>
          <table:table-cell table:number-columns-repeated="2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5]=&quot;Long&quot; ; [.J175]-[Overview.$C$4]/[.I175]  ;  IF([.G175]=&quot;Short&quot;; [.J175]+[Overview.$C$4]/[.I175]; &quot;&quot;) ); &quot;&quot;)">
            <text:p/>
          </table:table-cell>
          <table:table-cell table:formula="of:=IFERROR(ABS([.K175]-[.J175])*[.I175]; &quot;&quot;)">
            <text:p/>
          </table:table-cell>
          <table:table-cell table:formula="of:=IFERROR(  IF([.G175]=&quot;Long&quot;;  [.J175]+[Overview.$C$4]/[.I175]  *  [Overview.$C$6]  ;  IF([.G175]=&quot;Short&quot;   ;  [.J175]-[Overview.$C$4]/[.I175]  * [Overview.$C$6]  ; &quot;&quot;  )  )   ; &quot;&quot;)">
            <text:p/>
          </table:table-cell>
          <table:table-cell table:number-columns-repeated="3"/>
          <table:table-cell table:style-name="ce182" table:formula="of:=IFERROR([.R175]/[.L175]; &quot;&quot;)">
            <text:p/>
          </table:table-cell>
          <table:table-cell table:style-name="ce203" table:formula="of:=IFERROR(   IF( AND( [.G175]=&quot;Long&quot;;   [.N175]=[.I175])  ;  [.I175]*([.O175]-[.J175])  ;    IF(  AND(  [.G175]=&quot;Short&quot;  ;   [.N175]=[.I175]   )   ;   [.I175]*([.J175]-[.O175])   ;  &quot;&quot;)) ; &quot;&quot;)">
            <text:p/>
          </table:table-cell>
          <table:table-cell table:style-name="ce215" table:formula="of:=IF(ISNUMBER([.R175]); IF([.R175]&gt;=0; &quot;Win&quot;; &quot;Loss&quot;); &quot;&quot;)">
            <text:p/>
          </table:table-cell>
          <table:table-cell table:style-name="ce220" table:formula="of:=IF(ISNUMBER([.R175]); ROUND(([.P175]-[.H17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5]); &quot;&quot;; IF([.$G175]=&quot;Long&quot;; ([.X175]-[.$J175])*[.$I175]/[.$L175]; ([.$J175]-[.X175])*[.$I175]/[.$L175])-[.$Q175]); &quot;&quot;)">
            <text:p/>
          </table:table-cell>
          <table:table-cell/>
          <table:table-cell table:style-name="ce243" table:formula="of:=IFERROR(IF(ISBLANK([.Z175]); &quot;&quot;; IF([.$G175]=&quot;Long&quot;; ([.Z175]-[.$J175])*[.$I175]/[.$L175]; ([.$J175]-[.Z175])*[.$I175]/[.$L175])-[.$Q175]); &quot;&quot;)">
            <text:p/>
          </table:table-cell>
          <table:table-cell/>
          <table:table-cell table:style-name="ce243" table:formula="of:=IFERROR(IF(ISBLANK([.AB175]); &quot;&quot;; IF([.$G175]=&quot;Long&quot;; ([.AB175]-[.$J175])*[.$I175]/[.$L175]; ([.$J175]-[.AB175])*[.$I175]/[.$L175])-[.$Q175]); &quot;&quot;)">
            <text:p/>
          </table:table-cell>
          <table:table-cell table:number-columns-repeated="5"/>
          <table:table-cell table:formula="of:=IF([.B175]=&quot;&quot;; &quot;&quot;; WEEKDAY([.B175]; 2))">
            <text:p/>
          </table:table-cell>
          <table:table-cell table:number-columns-repeated="2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6]=&quot;Long&quot; ; [.J176]-[Overview.$C$4]/[.I176]  ;  IF([.G176]=&quot;Short&quot;; [.J176]+[Overview.$C$4]/[.I176]; &quot;&quot;) ); &quot;&quot;)">
            <text:p/>
          </table:table-cell>
          <table:table-cell table:formula="of:=IFERROR(ABS([.K176]-[.J176])*[.I176]; &quot;&quot;)">
            <text:p/>
          </table:table-cell>
          <table:table-cell table:formula="of:=IFERROR(  IF([.G176]=&quot;Long&quot;;  [.J176]+[Overview.$C$4]/[.I176]  *  [Overview.$C$6]  ;  IF([.G176]=&quot;Short&quot;   ;  [.J176]-[Overview.$C$4]/[.I176]  * [Overview.$C$6]  ; &quot;&quot;  )  )   ; &quot;&quot;)">
            <text:p/>
          </table:table-cell>
          <table:table-cell table:number-columns-repeated="3"/>
          <table:table-cell table:style-name="ce182" table:formula="of:=IFERROR([.R176]/[.L176]; &quot;&quot;)">
            <text:p/>
          </table:table-cell>
          <table:table-cell table:style-name="ce203" table:formula="of:=IFERROR(   IF( AND( [.G176]=&quot;Long&quot;;   [.N176]=[.I176])  ;  [.I176]*([.O176]-[.J176])  ;    IF(  AND(  [.G176]=&quot;Short&quot;  ;   [.N176]=[.I176]   )   ;   [.I176]*([.J176]-[.O176])   ;  &quot;&quot;)) ; &quot;&quot;)">
            <text:p/>
          </table:table-cell>
          <table:table-cell table:style-name="ce215" table:formula="of:=IF(ISNUMBER([.R176]); IF([.R176]&gt;=0; &quot;Win&quot;; &quot;Loss&quot;); &quot;&quot;)">
            <text:p/>
          </table:table-cell>
          <table:table-cell table:style-name="ce220" table:formula="of:=IF(ISNUMBER([.R176]); ROUND(([.P176]-[.H17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6]); &quot;&quot;; IF([.$G176]=&quot;Long&quot;; ([.X176]-[.$J176])*[.$I176]/[.$L176]; ([.$J176]-[.X176])*[.$I176]/[.$L176])-[.$Q176]); &quot;&quot;)">
            <text:p/>
          </table:table-cell>
          <table:table-cell/>
          <table:table-cell table:style-name="ce243" table:formula="of:=IFERROR(IF(ISBLANK([.Z176]); &quot;&quot;; IF([.$G176]=&quot;Long&quot;; ([.Z176]-[.$J176])*[.$I176]/[.$L176]; ([.$J176]-[.Z176])*[.$I176]/[.$L176])-[.$Q176]); &quot;&quot;)">
            <text:p/>
          </table:table-cell>
          <table:table-cell/>
          <table:table-cell table:style-name="ce243" table:formula="of:=IFERROR(IF(ISBLANK([.AB176]); &quot;&quot;; IF([.$G176]=&quot;Long&quot;; ([.AB176]-[.$J176])*[.$I176]/[.$L176]; ([.$J176]-[.AB176])*[.$I176]/[.$L176])-[.$Q176]); &quot;&quot;)">
            <text:p/>
          </table:table-cell>
          <table:table-cell table:number-columns-repeated="5"/>
          <table:table-cell table:formula="of:=IF([.B176]=&quot;&quot;; &quot;&quot;; WEEKDAY([.B176]; 2))">
            <text:p/>
          </table:table-cell>
          <table:table-cell table:number-columns-repeated="2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7]=&quot;Long&quot; ; [.J177]-[Overview.$C$4]/[.I177]  ;  IF([.G177]=&quot;Short&quot;; [.J177]+[Overview.$C$4]/[.I177]; &quot;&quot;) ); &quot;&quot;)">
            <text:p/>
          </table:table-cell>
          <table:table-cell table:formula="of:=IFERROR(ABS([.K177]-[.J177])*[.I177]; &quot;&quot;)">
            <text:p/>
          </table:table-cell>
          <table:table-cell table:formula="of:=IFERROR(  IF([.G177]=&quot;Long&quot;;  [.J177]+[Overview.$C$4]/[.I177]  *  [Overview.$C$6]  ;  IF([.G177]=&quot;Short&quot;   ;  [.J177]-[Overview.$C$4]/[.I177]  * [Overview.$C$6]  ; &quot;&quot;  )  )   ; &quot;&quot;)">
            <text:p/>
          </table:table-cell>
          <table:table-cell table:number-columns-repeated="3"/>
          <table:table-cell table:style-name="ce182" table:formula="of:=IFERROR([.R177]/[.L177]; &quot;&quot;)">
            <text:p/>
          </table:table-cell>
          <table:table-cell table:style-name="ce203" table:formula="of:=IFERROR(   IF( AND( [.G177]=&quot;Long&quot;;   [.N177]=[.I177])  ;  [.I177]*([.O177]-[.J177])  ;    IF(  AND(  [.G177]=&quot;Short&quot;  ;   [.N177]=[.I177]   )   ;   [.I177]*([.J177]-[.O177])   ;  &quot;&quot;)) ; &quot;&quot;)">
            <text:p/>
          </table:table-cell>
          <table:table-cell table:style-name="ce215" table:formula="of:=IF(ISNUMBER([.R177]); IF([.R177]&gt;=0; &quot;Win&quot;; &quot;Loss&quot;); &quot;&quot;)">
            <text:p/>
          </table:table-cell>
          <table:table-cell table:style-name="ce220" table:formula="of:=IF(ISNUMBER([.R177]); ROUND(([.P177]-[.H17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7]); &quot;&quot;; IF([.$G177]=&quot;Long&quot;; ([.X177]-[.$J177])*[.$I177]/[.$L177]; ([.$J177]-[.X177])*[.$I177]/[.$L177])-[.$Q177]); &quot;&quot;)">
            <text:p/>
          </table:table-cell>
          <table:table-cell/>
          <table:table-cell table:style-name="ce243" table:formula="of:=IFERROR(IF(ISBLANK([.Z177]); &quot;&quot;; IF([.$G177]=&quot;Long&quot;; ([.Z177]-[.$J177])*[.$I177]/[.$L177]; ([.$J177]-[.Z177])*[.$I177]/[.$L177])-[.$Q177]); &quot;&quot;)">
            <text:p/>
          </table:table-cell>
          <table:table-cell/>
          <table:table-cell table:style-name="ce243" table:formula="of:=IFERROR(IF(ISBLANK([.AB177]); &quot;&quot;; IF([.$G177]=&quot;Long&quot;; ([.AB177]-[.$J177])*[.$I177]/[.$L177]; ([.$J177]-[.AB177])*[.$I177]/[.$L177])-[.$Q177]); &quot;&quot;)">
            <text:p/>
          </table:table-cell>
          <table:table-cell table:number-columns-repeated="5"/>
          <table:table-cell table:formula="of:=IF([.B177]=&quot;&quot;; &quot;&quot;; WEEKDAY([.B177]; 2))">
            <text:p/>
          </table:table-cell>
          <table:table-cell table:number-columns-repeated="2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8]=&quot;Long&quot; ; [.J178]-[Overview.$C$4]/[.I178]  ;  IF([.G178]=&quot;Short&quot;; [.J178]+[Overview.$C$4]/[.I178]; &quot;&quot;) ); &quot;&quot;)">
            <text:p/>
          </table:table-cell>
          <table:table-cell table:formula="of:=IFERROR(ABS([.K178]-[.J178])*[.I178]; &quot;&quot;)">
            <text:p/>
          </table:table-cell>
          <table:table-cell table:formula="of:=IFERROR(  IF([.G178]=&quot;Long&quot;;  [.J178]+[Overview.$C$4]/[.I178]  *  [Overview.$C$6]  ;  IF([.G178]=&quot;Short&quot;   ;  [.J178]-[Overview.$C$4]/[.I178]  * [Overview.$C$6]  ; &quot;&quot;  )  )   ; &quot;&quot;)">
            <text:p/>
          </table:table-cell>
          <table:table-cell table:number-columns-repeated="3"/>
          <table:table-cell table:style-name="ce182" table:formula="of:=IFERROR([.R178]/[.L178]; &quot;&quot;)">
            <text:p/>
          </table:table-cell>
          <table:table-cell table:style-name="ce203" table:formula="of:=IFERROR(   IF( AND( [.G178]=&quot;Long&quot;;   [.N178]=[.I178])  ;  [.I178]*([.O178]-[.J178])  ;    IF(  AND(  [.G178]=&quot;Short&quot;  ;   [.N178]=[.I178]   )   ;   [.I178]*([.J178]-[.O178])   ;  &quot;&quot;)) ; &quot;&quot;)">
            <text:p/>
          </table:table-cell>
          <table:table-cell table:style-name="ce215" table:formula="of:=IF(ISNUMBER([.R178]); IF([.R178]&gt;=0; &quot;Win&quot;; &quot;Loss&quot;); &quot;&quot;)">
            <text:p/>
          </table:table-cell>
          <table:table-cell table:style-name="ce220" table:formula="of:=IF(ISNUMBER([.R178]); ROUND(([.P178]-[.H17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8]); &quot;&quot;; IF([.$G178]=&quot;Long&quot;; ([.X178]-[.$J178])*[.$I178]/[.$L178]; ([.$J178]-[.X178])*[.$I178]/[.$L178])-[.$Q178]); &quot;&quot;)">
            <text:p/>
          </table:table-cell>
          <table:table-cell/>
          <table:table-cell table:style-name="ce243" table:formula="of:=IFERROR(IF(ISBLANK([.Z178]); &quot;&quot;; IF([.$G178]=&quot;Long&quot;; ([.Z178]-[.$J178])*[.$I178]/[.$L178]; ([.$J178]-[.Z178])*[.$I178]/[.$L178])-[.$Q178]); &quot;&quot;)">
            <text:p/>
          </table:table-cell>
          <table:table-cell/>
          <table:table-cell table:style-name="ce243" table:formula="of:=IFERROR(IF(ISBLANK([.AB178]); &quot;&quot;; IF([.$G178]=&quot;Long&quot;; ([.AB178]-[.$J178])*[.$I178]/[.$L178]; ([.$J178]-[.AB178])*[.$I178]/[.$L178])-[.$Q178]); &quot;&quot;)">
            <text:p/>
          </table:table-cell>
          <table:table-cell table:number-columns-repeated="5"/>
          <table:table-cell table:formula="of:=IF([.B178]=&quot;&quot;; &quot;&quot;; WEEKDAY([.B178]; 2))">
            <text:p/>
          </table:table-cell>
          <table:table-cell table:number-columns-repeated="2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9]=&quot;Long&quot; ; [.J179]-[Overview.$C$4]/[.I179]  ;  IF([.G179]=&quot;Short&quot;; [.J179]+[Overview.$C$4]/[.I179]; &quot;&quot;) ); &quot;&quot;)">
            <text:p/>
          </table:table-cell>
          <table:table-cell table:formula="of:=IFERROR(ABS([.K179]-[.J179])*[.I179]; &quot;&quot;)">
            <text:p/>
          </table:table-cell>
          <table:table-cell table:formula="of:=IFERROR(  IF([.G179]=&quot;Long&quot;;  [.J179]+[Overview.$C$4]/[.I179]  *  [Overview.$C$6]  ;  IF([.G179]=&quot;Short&quot;   ;  [.J179]-[Overview.$C$4]/[.I179]  * [Overview.$C$6]  ; &quot;&quot;  )  )   ; &quot;&quot;)">
            <text:p/>
          </table:table-cell>
          <table:table-cell table:number-columns-repeated="3"/>
          <table:table-cell table:style-name="ce182" table:formula="of:=IFERROR([.R179]/[.L179]; &quot;&quot;)">
            <text:p/>
          </table:table-cell>
          <table:table-cell table:style-name="ce203" table:formula="of:=IFERROR(   IF( AND( [.G179]=&quot;Long&quot;;   [.N179]=[.I179])  ;  [.I179]*([.O179]-[.J179])  ;    IF(  AND(  [.G179]=&quot;Short&quot;  ;   [.N179]=[.I179]   )   ;   [.I179]*([.J179]-[.O179])   ;  &quot;&quot;)) ; &quot;&quot;)">
            <text:p/>
          </table:table-cell>
          <table:table-cell table:style-name="ce215" table:formula="of:=IF(ISNUMBER([.R179]); IF([.R179]&gt;=0; &quot;Win&quot;; &quot;Loss&quot;); &quot;&quot;)">
            <text:p/>
          </table:table-cell>
          <table:table-cell table:style-name="ce220" table:formula="of:=IF(ISNUMBER([.R179]); ROUND(([.P179]-[.H17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9]); &quot;&quot;; IF([.$G179]=&quot;Long&quot;; ([.X179]-[.$J179])*[.$I179]/[.$L179]; ([.$J179]-[.X179])*[.$I179]/[.$L179])-[.$Q179]); &quot;&quot;)">
            <text:p/>
          </table:table-cell>
          <table:table-cell/>
          <table:table-cell table:style-name="ce243" table:formula="of:=IFERROR(IF(ISBLANK([.Z179]); &quot;&quot;; IF([.$G179]=&quot;Long&quot;; ([.Z179]-[.$J179])*[.$I179]/[.$L179]; ([.$J179]-[.Z179])*[.$I179]/[.$L179])-[.$Q179]); &quot;&quot;)">
            <text:p/>
          </table:table-cell>
          <table:table-cell/>
          <table:table-cell table:style-name="ce243" table:formula="of:=IFERROR(IF(ISBLANK([.AB179]); &quot;&quot;; IF([.$G179]=&quot;Long&quot;; ([.AB179]-[.$J179])*[.$I179]/[.$L179]; ([.$J179]-[.AB179])*[.$I179]/[.$L179])-[.$Q179]); &quot;&quot;)">
            <text:p/>
          </table:table-cell>
          <table:table-cell table:number-columns-repeated="5"/>
          <table:table-cell table:formula="of:=IF([.B179]=&quot;&quot;; &quot;&quot;; WEEKDAY([.B179]; 2))">
            <text:p/>
          </table:table-cell>
          <table:table-cell table:number-columns-repeated="2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0]=&quot;Long&quot; ; [.J180]-[Overview.$C$4]/[.I180]  ;  IF([.G180]=&quot;Short&quot;; [.J180]+[Overview.$C$4]/[.I180]; &quot;&quot;) ); &quot;&quot;)">
            <text:p/>
          </table:table-cell>
          <table:table-cell table:formula="of:=IFERROR(ABS([.K180]-[.J180])*[.I180]; &quot;&quot;)">
            <text:p/>
          </table:table-cell>
          <table:table-cell table:formula="of:=IFERROR(  IF([.G180]=&quot;Long&quot;;  [.J180]+[Overview.$C$4]/[.I180]  *  [Overview.$C$6]  ;  IF([.G180]=&quot;Short&quot;   ;  [.J180]-[Overview.$C$4]/[.I180]  * [Overview.$C$6]  ; &quot;&quot;  )  )   ; &quot;&quot;)">
            <text:p/>
          </table:table-cell>
          <table:table-cell table:number-columns-repeated="3"/>
          <table:table-cell table:style-name="ce182" table:formula="of:=IFERROR([.R180]/[.L180]; &quot;&quot;)">
            <text:p/>
          </table:table-cell>
          <table:table-cell table:style-name="ce203" table:formula="of:=IFERROR(   IF( AND( [.G180]=&quot;Long&quot;;   [.N180]=[.I180])  ;  [.I180]*([.O180]-[.J180])  ;    IF(  AND(  [.G180]=&quot;Short&quot;  ;   [.N180]=[.I180]   )   ;   [.I180]*([.J180]-[.O180])   ;  &quot;&quot;)) ; &quot;&quot;)">
            <text:p/>
          </table:table-cell>
          <table:table-cell table:style-name="ce215" table:formula="of:=IF(ISNUMBER([.R180]); IF([.R180]&gt;=0; &quot;Win&quot;; &quot;Loss&quot;); &quot;&quot;)">
            <text:p/>
          </table:table-cell>
          <table:table-cell table:style-name="ce220" table:formula="of:=IF(ISNUMBER([.R180]); ROUND(([.P180]-[.H18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0]); &quot;&quot;; IF([.$G180]=&quot;Long&quot;; ([.X180]-[.$J180])*[.$I180]/[.$L180]; ([.$J180]-[.X180])*[.$I180]/[.$L180])-[.$Q180]); &quot;&quot;)">
            <text:p/>
          </table:table-cell>
          <table:table-cell/>
          <table:table-cell table:style-name="ce243" table:formula="of:=IFERROR(IF(ISBLANK([.Z180]); &quot;&quot;; IF([.$G180]=&quot;Long&quot;; ([.Z180]-[.$J180])*[.$I180]/[.$L180]; ([.$J180]-[.Z180])*[.$I180]/[.$L180])-[.$Q180]); &quot;&quot;)">
            <text:p/>
          </table:table-cell>
          <table:table-cell/>
          <table:table-cell table:style-name="ce243" table:formula="of:=IFERROR(IF(ISBLANK([.AB180]); &quot;&quot;; IF([.$G180]=&quot;Long&quot;; ([.AB180]-[.$J180])*[.$I180]/[.$L180]; ([.$J180]-[.AB180])*[.$I180]/[.$L180])-[.$Q180]); &quot;&quot;)">
            <text:p/>
          </table:table-cell>
          <table:table-cell table:number-columns-repeated="5"/>
          <table:table-cell table:formula="of:=IF([.B180]=&quot;&quot;; &quot;&quot;; WEEKDAY([.B180]; 2))">
            <text:p/>
          </table:table-cell>
          <table:table-cell table:number-columns-repeated="2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1]=&quot;Long&quot; ; [.J181]-[Overview.$C$4]/[.I181]  ;  IF([.G181]=&quot;Short&quot;; [.J181]+[Overview.$C$4]/[.I181]; &quot;&quot;) ); &quot;&quot;)">
            <text:p/>
          </table:table-cell>
          <table:table-cell table:formula="of:=IFERROR(ABS([.K181]-[.J181])*[.I181]; &quot;&quot;)">
            <text:p/>
          </table:table-cell>
          <table:table-cell table:formula="of:=IFERROR(  IF([.G181]=&quot;Long&quot;;  [.J181]+[Overview.$C$4]/[.I181]  *  [Overview.$C$6]  ;  IF([.G181]=&quot;Short&quot;   ;  [.J181]-[Overview.$C$4]/[.I181]  * [Overview.$C$6]  ; &quot;&quot;  )  )   ; &quot;&quot;)">
            <text:p/>
          </table:table-cell>
          <table:table-cell table:number-columns-repeated="3"/>
          <table:table-cell table:style-name="ce182" table:formula="of:=IFERROR([.R181]/[.L181]; &quot;&quot;)">
            <text:p/>
          </table:table-cell>
          <table:table-cell table:style-name="ce203" table:formula="of:=IFERROR(   IF( AND( [.G181]=&quot;Long&quot;;   [.N181]=[.I181])  ;  [.I181]*([.O181]-[.J181])  ;    IF(  AND(  [.G181]=&quot;Short&quot;  ;   [.N181]=[.I181]   )   ;   [.I181]*([.J181]-[.O181])   ;  &quot;&quot;)) ; &quot;&quot;)">
            <text:p/>
          </table:table-cell>
          <table:table-cell table:style-name="ce215" table:formula="of:=IF(ISNUMBER([.R181]); IF([.R181]&gt;=0; &quot;Win&quot;; &quot;Loss&quot;); &quot;&quot;)">
            <text:p/>
          </table:table-cell>
          <table:table-cell table:style-name="ce220" table:formula="of:=IF(ISNUMBER([.R181]); ROUND(([.P181]-[.H18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1]); &quot;&quot;; IF([.$G181]=&quot;Long&quot;; ([.X181]-[.$J181])*[.$I181]/[.$L181]; ([.$J181]-[.X181])*[.$I181]/[.$L181])-[.$Q181]); &quot;&quot;)">
            <text:p/>
          </table:table-cell>
          <table:table-cell/>
          <table:table-cell table:style-name="ce243" table:formula="of:=IFERROR(IF(ISBLANK([.Z181]); &quot;&quot;; IF([.$G181]=&quot;Long&quot;; ([.Z181]-[.$J181])*[.$I181]/[.$L181]; ([.$J181]-[.Z181])*[.$I181]/[.$L181])-[.$Q181]); &quot;&quot;)">
            <text:p/>
          </table:table-cell>
          <table:table-cell/>
          <table:table-cell table:style-name="ce243" table:formula="of:=IFERROR(IF(ISBLANK([.AB181]); &quot;&quot;; IF([.$G181]=&quot;Long&quot;; ([.AB181]-[.$J181])*[.$I181]/[.$L181]; ([.$J181]-[.AB181])*[.$I181]/[.$L181])-[.$Q181]); &quot;&quot;)">
            <text:p/>
          </table:table-cell>
          <table:table-cell table:number-columns-repeated="5"/>
          <table:table-cell table:formula="of:=IF([.B181]=&quot;&quot;; &quot;&quot;; WEEKDAY([.B181]; 2))">
            <text:p/>
          </table:table-cell>
          <table:table-cell table:number-columns-repeated="2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2]=&quot;Long&quot; ; [.J182]-[Overview.$C$4]/[.I182]  ;  IF([.G182]=&quot;Short&quot;; [.J182]+[Overview.$C$4]/[.I182]; &quot;&quot;) ); &quot;&quot;)">
            <text:p/>
          </table:table-cell>
          <table:table-cell table:formula="of:=IFERROR(ABS([.K182]-[.J182])*[.I182]; &quot;&quot;)">
            <text:p/>
          </table:table-cell>
          <table:table-cell table:formula="of:=IFERROR(  IF([.G182]=&quot;Long&quot;;  [.J182]+[Overview.$C$4]/[.I182]  *  [Overview.$C$6]  ;  IF([.G182]=&quot;Short&quot;   ;  [.J182]-[Overview.$C$4]/[.I182]  * [Overview.$C$6]  ; &quot;&quot;  )  )   ; &quot;&quot;)">
            <text:p/>
          </table:table-cell>
          <table:table-cell table:number-columns-repeated="3"/>
          <table:table-cell table:style-name="ce182" table:formula="of:=IFERROR([.R182]/[.L182]; &quot;&quot;)">
            <text:p/>
          </table:table-cell>
          <table:table-cell table:style-name="ce203" table:formula="of:=IFERROR(   IF( AND( [.G182]=&quot;Long&quot;;   [.N182]=[.I182])  ;  [.I182]*([.O182]-[.J182])  ;    IF(  AND(  [.G182]=&quot;Short&quot;  ;   [.N182]=[.I182]   )   ;   [.I182]*([.J182]-[.O182])   ;  &quot;&quot;)) ; &quot;&quot;)">
            <text:p/>
          </table:table-cell>
          <table:table-cell table:style-name="ce215" table:formula="of:=IF(ISNUMBER([.R182]); IF([.R182]&gt;=0; &quot;Win&quot;; &quot;Loss&quot;); &quot;&quot;)">
            <text:p/>
          </table:table-cell>
          <table:table-cell table:style-name="ce220" table:formula="of:=IF(ISNUMBER([.R182]); ROUND(([.P182]-[.H18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2]); &quot;&quot;; IF([.$G182]=&quot;Long&quot;; ([.X182]-[.$J182])*[.$I182]/[.$L182]; ([.$J182]-[.X182])*[.$I182]/[.$L182])-[.$Q182]); &quot;&quot;)">
            <text:p/>
          </table:table-cell>
          <table:table-cell/>
          <table:table-cell table:style-name="ce243" table:formula="of:=IFERROR(IF(ISBLANK([.Z182]); &quot;&quot;; IF([.$G182]=&quot;Long&quot;; ([.Z182]-[.$J182])*[.$I182]/[.$L182]; ([.$J182]-[.Z182])*[.$I182]/[.$L182])-[.$Q182]); &quot;&quot;)">
            <text:p/>
          </table:table-cell>
          <table:table-cell/>
          <table:table-cell table:style-name="ce243" table:formula="of:=IFERROR(IF(ISBLANK([.AB182]); &quot;&quot;; IF([.$G182]=&quot;Long&quot;; ([.AB182]-[.$J182])*[.$I182]/[.$L182]; ([.$J182]-[.AB182])*[.$I182]/[.$L182])-[.$Q182]); &quot;&quot;)">
            <text:p/>
          </table:table-cell>
          <table:table-cell table:number-columns-repeated="5"/>
          <table:table-cell table:formula="of:=IF([.B182]=&quot;&quot;; &quot;&quot;; WEEKDAY([.B182]; 2))">
            <text:p/>
          </table:table-cell>
          <table:table-cell table:number-columns-repeated="2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3]=&quot;Long&quot; ; [.J183]-[Overview.$C$4]/[.I183]  ;  IF([.G183]=&quot;Short&quot;; [.J183]+[Overview.$C$4]/[.I183]; &quot;&quot;) ); &quot;&quot;)">
            <text:p/>
          </table:table-cell>
          <table:table-cell table:formula="of:=IFERROR(ABS([.K183]-[.J183])*[.I183]; &quot;&quot;)">
            <text:p/>
          </table:table-cell>
          <table:table-cell table:formula="of:=IFERROR(  IF([.G183]=&quot;Long&quot;;  [.J183]+[Overview.$C$4]/[.I183]  *  [Overview.$C$6]  ;  IF([.G183]=&quot;Short&quot;   ;  [.J183]-[Overview.$C$4]/[.I183]  * [Overview.$C$6]  ; &quot;&quot;  )  )   ; &quot;&quot;)">
            <text:p/>
          </table:table-cell>
          <table:table-cell table:number-columns-repeated="3"/>
          <table:table-cell table:style-name="ce182" table:formula="of:=IFERROR([.R183]/[.L183]; &quot;&quot;)">
            <text:p/>
          </table:table-cell>
          <table:table-cell table:style-name="ce203" table:formula="of:=IFERROR(   IF( AND( [.G183]=&quot;Long&quot;;   [.N183]=[.I183])  ;  [.I183]*([.O183]-[.J183])  ;    IF(  AND(  [.G183]=&quot;Short&quot;  ;   [.N183]=[.I183]   )   ;   [.I183]*([.J183]-[.O183])   ;  &quot;&quot;)) ; &quot;&quot;)">
            <text:p/>
          </table:table-cell>
          <table:table-cell table:style-name="ce215" table:formula="of:=IF(ISNUMBER([.R183]); IF([.R183]&gt;=0; &quot;Win&quot;; &quot;Loss&quot;); &quot;&quot;)">
            <text:p/>
          </table:table-cell>
          <table:table-cell table:style-name="ce220" table:formula="of:=IF(ISNUMBER([.R183]); ROUND(([.P183]-[.H18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3]); &quot;&quot;; IF([.$G183]=&quot;Long&quot;; ([.X183]-[.$J183])*[.$I183]/[.$L183]; ([.$J183]-[.X183])*[.$I183]/[.$L183])-[.$Q183]); &quot;&quot;)">
            <text:p/>
          </table:table-cell>
          <table:table-cell/>
          <table:table-cell table:style-name="ce243" table:formula="of:=IFERROR(IF(ISBLANK([.Z183]); &quot;&quot;; IF([.$G183]=&quot;Long&quot;; ([.Z183]-[.$J183])*[.$I183]/[.$L183]; ([.$J183]-[.Z183])*[.$I183]/[.$L183])-[.$Q183]); &quot;&quot;)">
            <text:p/>
          </table:table-cell>
          <table:table-cell/>
          <table:table-cell table:style-name="ce243" table:formula="of:=IFERROR(IF(ISBLANK([.AB183]); &quot;&quot;; IF([.$G183]=&quot;Long&quot;; ([.AB183]-[.$J183])*[.$I183]/[.$L183]; ([.$J183]-[.AB183])*[.$I183]/[.$L183])-[.$Q183]); &quot;&quot;)">
            <text:p/>
          </table:table-cell>
          <table:table-cell table:number-columns-repeated="5"/>
          <table:table-cell table:formula="of:=IF([.B183]=&quot;&quot;; &quot;&quot;; WEEKDAY([.B183]; 2))">
            <text:p/>
          </table:table-cell>
          <table:table-cell table:number-columns-repeated="2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4]=&quot;Long&quot; ; [.J184]-[Overview.$C$4]/[.I184]  ;  IF([.G184]=&quot;Short&quot;; [.J184]+[Overview.$C$4]/[.I184]; &quot;&quot;) ); &quot;&quot;)">
            <text:p/>
          </table:table-cell>
          <table:table-cell table:formula="of:=IFERROR(ABS([.K184]-[.J184])*[.I184]; &quot;&quot;)">
            <text:p/>
          </table:table-cell>
          <table:table-cell table:formula="of:=IFERROR(  IF([.G184]=&quot;Long&quot;;  [.J184]+[Overview.$C$4]/[.I184]  *  [Overview.$C$6]  ;  IF([.G184]=&quot;Short&quot;   ;  [.J184]-[Overview.$C$4]/[.I184]  * [Overview.$C$6]  ; &quot;&quot;  )  )   ; &quot;&quot;)">
            <text:p/>
          </table:table-cell>
          <table:table-cell table:number-columns-repeated="3"/>
          <table:table-cell table:style-name="ce182" table:formula="of:=IFERROR([.R184]/[.L184]; &quot;&quot;)">
            <text:p/>
          </table:table-cell>
          <table:table-cell table:style-name="ce203" table:formula="of:=IFERROR(   IF( AND( [.G184]=&quot;Long&quot;;   [.N184]=[.I184])  ;  [.I184]*([.O184]-[.J184])  ;    IF(  AND(  [.G184]=&quot;Short&quot;  ;   [.N184]=[.I184]   )   ;   [.I184]*([.J184]-[.O184])   ;  &quot;&quot;)) ; &quot;&quot;)">
            <text:p/>
          </table:table-cell>
          <table:table-cell table:style-name="ce215" table:formula="of:=IF(ISNUMBER([.R184]); IF([.R184]&gt;=0; &quot;Win&quot;; &quot;Loss&quot;); &quot;&quot;)">
            <text:p/>
          </table:table-cell>
          <table:table-cell table:style-name="ce220" table:formula="of:=IF(ISNUMBER([.R184]); ROUND(([.P184]-[.H18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4]); &quot;&quot;; IF([.$G184]=&quot;Long&quot;; ([.X184]-[.$J184])*[.$I184]/[.$L184]; ([.$J184]-[.X184])*[.$I184]/[.$L184])-[.$Q184]); &quot;&quot;)">
            <text:p/>
          </table:table-cell>
          <table:table-cell/>
          <table:table-cell table:style-name="ce243" table:formula="of:=IFERROR(IF(ISBLANK([.Z184]); &quot;&quot;; IF([.$G184]=&quot;Long&quot;; ([.Z184]-[.$J184])*[.$I184]/[.$L184]; ([.$J184]-[.Z184])*[.$I184]/[.$L184])-[.$Q184]); &quot;&quot;)">
            <text:p/>
          </table:table-cell>
          <table:table-cell/>
          <table:table-cell table:style-name="ce243" table:formula="of:=IFERROR(IF(ISBLANK([.AB184]); &quot;&quot;; IF([.$G184]=&quot;Long&quot;; ([.AB184]-[.$J184])*[.$I184]/[.$L184]; ([.$J184]-[.AB184])*[.$I184]/[.$L184])-[.$Q184]); &quot;&quot;)">
            <text:p/>
          </table:table-cell>
          <table:table-cell table:number-columns-repeated="5"/>
          <table:table-cell table:formula="of:=IF([.B184]=&quot;&quot;; &quot;&quot;; WEEKDAY([.B184]; 2))">
            <text:p/>
          </table:table-cell>
          <table:table-cell table:number-columns-repeated="2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5]=&quot;Long&quot; ; [.J185]-[Overview.$C$4]/[.I185]  ;  IF([.G185]=&quot;Short&quot;; [.J185]+[Overview.$C$4]/[.I185]; &quot;&quot;) ); &quot;&quot;)">
            <text:p/>
          </table:table-cell>
          <table:table-cell table:formula="of:=IFERROR(ABS([.K185]-[.J185])*[.I185]; &quot;&quot;)">
            <text:p/>
          </table:table-cell>
          <table:table-cell table:formula="of:=IFERROR(  IF([.G185]=&quot;Long&quot;;  [.J185]+[Overview.$C$4]/[.I185]  *  [Overview.$C$6]  ;  IF([.G185]=&quot;Short&quot;   ;  [.J185]-[Overview.$C$4]/[.I185]  * [Overview.$C$6]  ; &quot;&quot;  )  )   ; &quot;&quot;)">
            <text:p/>
          </table:table-cell>
          <table:table-cell table:number-columns-repeated="3"/>
          <table:table-cell table:style-name="ce182" table:formula="of:=IFERROR([.R185]/[.L185]; &quot;&quot;)">
            <text:p/>
          </table:table-cell>
          <table:table-cell table:style-name="ce203" table:formula="of:=IFERROR(   IF( AND( [.G185]=&quot;Long&quot;;   [.N185]=[.I185])  ;  [.I185]*([.O185]-[.J185])  ;    IF(  AND(  [.G185]=&quot;Short&quot;  ;   [.N185]=[.I185]   )   ;   [.I185]*([.J185]-[.O185])   ;  &quot;&quot;)) ; &quot;&quot;)">
            <text:p/>
          </table:table-cell>
          <table:table-cell table:style-name="ce215" table:formula="of:=IF(ISNUMBER([.R185]); IF([.R185]&gt;=0; &quot;Win&quot;; &quot;Loss&quot;); &quot;&quot;)">
            <text:p/>
          </table:table-cell>
          <table:table-cell table:style-name="ce220" table:formula="of:=IF(ISNUMBER([.R185]); ROUND(([.P185]-[.H18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5]); &quot;&quot;; IF([.$G185]=&quot;Long&quot;; ([.X185]-[.$J185])*[.$I185]/[.$L185]; ([.$J185]-[.X185])*[.$I185]/[.$L185])-[.$Q185]); &quot;&quot;)">
            <text:p/>
          </table:table-cell>
          <table:table-cell/>
          <table:table-cell table:style-name="ce243" table:formula="of:=IFERROR(IF(ISBLANK([.Z185]); &quot;&quot;; IF([.$G185]=&quot;Long&quot;; ([.Z185]-[.$J185])*[.$I185]/[.$L185]; ([.$J185]-[.Z185])*[.$I185]/[.$L185])-[.$Q185]); &quot;&quot;)">
            <text:p/>
          </table:table-cell>
          <table:table-cell/>
          <table:table-cell table:style-name="ce243" table:formula="of:=IFERROR(IF(ISBLANK([.AB185]); &quot;&quot;; IF([.$G185]=&quot;Long&quot;; ([.AB185]-[.$J185])*[.$I185]/[.$L185]; ([.$J185]-[.AB185])*[.$I185]/[.$L185])-[.$Q185]); &quot;&quot;)">
            <text:p/>
          </table:table-cell>
          <table:table-cell table:number-columns-repeated="5"/>
          <table:table-cell table:formula="of:=IF([.B185]=&quot;&quot;; &quot;&quot;; WEEKDAY([.B185]; 2))">
            <text:p/>
          </table:table-cell>
          <table:table-cell table:number-columns-repeated="2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6]=&quot;Long&quot; ; [.J186]-[Overview.$C$4]/[.I186]  ;  IF([.G186]=&quot;Short&quot;; [.J186]+[Overview.$C$4]/[.I186]; &quot;&quot;) ); &quot;&quot;)">
            <text:p/>
          </table:table-cell>
          <table:table-cell table:formula="of:=IFERROR(ABS([.K186]-[.J186])*[.I186]; &quot;&quot;)">
            <text:p/>
          </table:table-cell>
          <table:table-cell table:formula="of:=IFERROR(  IF([.G186]=&quot;Long&quot;;  [.J186]+[Overview.$C$4]/[.I186]  *  [Overview.$C$6]  ;  IF([.G186]=&quot;Short&quot;   ;  [.J186]-[Overview.$C$4]/[.I186]  * [Overview.$C$6]  ; &quot;&quot;  )  )   ; &quot;&quot;)">
            <text:p/>
          </table:table-cell>
          <table:table-cell table:number-columns-repeated="3"/>
          <table:table-cell table:style-name="ce182" table:formula="of:=IFERROR([.R186]/[.L186]; &quot;&quot;)">
            <text:p/>
          </table:table-cell>
          <table:table-cell table:style-name="ce203" table:formula="of:=IFERROR(   IF( AND( [.G186]=&quot;Long&quot;;   [.N186]=[.I186])  ;  [.I186]*([.O186]-[.J186])  ;    IF(  AND(  [.G186]=&quot;Short&quot;  ;   [.N186]=[.I186]   )   ;   [.I186]*([.J186]-[.O186])   ;  &quot;&quot;)) ; &quot;&quot;)">
            <text:p/>
          </table:table-cell>
          <table:table-cell table:style-name="ce215" table:formula="of:=IF(ISNUMBER([.R186]); IF([.R186]&gt;=0; &quot;Win&quot;; &quot;Loss&quot;); &quot;&quot;)">
            <text:p/>
          </table:table-cell>
          <table:table-cell table:style-name="ce220" table:formula="of:=IF(ISNUMBER([.R186]); ROUND(([.P186]-[.H18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6]); &quot;&quot;; IF([.$G186]=&quot;Long&quot;; ([.X186]-[.$J186])*[.$I186]/[.$L186]; ([.$J186]-[.X186])*[.$I186]/[.$L186])-[.$Q186]); &quot;&quot;)">
            <text:p/>
          </table:table-cell>
          <table:table-cell/>
          <table:table-cell table:style-name="ce243" table:formula="of:=IFERROR(IF(ISBLANK([.Z186]); &quot;&quot;; IF([.$G186]=&quot;Long&quot;; ([.Z186]-[.$J186])*[.$I186]/[.$L186]; ([.$J186]-[.Z186])*[.$I186]/[.$L186])-[.$Q186]); &quot;&quot;)">
            <text:p/>
          </table:table-cell>
          <table:table-cell/>
          <table:table-cell table:style-name="ce243" table:formula="of:=IFERROR(IF(ISBLANK([.AB186]); &quot;&quot;; IF([.$G186]=&quot;Long&quot;; ([.AB186]-[.$J186])*[.$I186]/[.$L186]; ([.$J186]-[.AB186])*[.$I186]/[.$L186])-[.$Q186]); &quot;&quot;)">
            <text:p/>
          </table:table-cell>
          <table:table-cell table:number-columns-repeated="5"/>
          <table:table-cell table:formula="of:=IF([.B186]=&quot;&quot;; &quot;&quot;; WEEKDAY([.B186]; 2))">
            <text:p/>
          </table:table-cell>
          <table:table-cell table:number-columns-repeated="2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7]=&quot;Long&quot; ; [.J187]-[Overview.$C$4]/[.I187]  ;  IF([.G187]=&quot;Short&quot;; [.J187]+[Overview.$C$4]/[.I187]; &quot;&quot;) ); &quot;&quot;)">
            <text:p/>
          </table:table-cell>
          <table:table-cell table:formula="of:=IFERROR(ABS([.K187]-[.J187])*[.I187]; &quot;&quot;)">
            <text:p/>
          </table:table-cell>
          <table:table-cell table:formula="of:=IFERROR(  IF([.G187]=&quot;Long&quot;;  [.J187]+[Overview.$C$4]/[.I187]  *  [Overview.$C$6]  ;  IF([.G187]=&quot;Short&quot;   ;  [.J187]-[Overview.$C$4]/[.I187]  * [Overview.$C$6]  ; &quot;&quot;  )  )   ; &quot;&quot;)">
            <text:p/>
          </table:table-cell>
          <table:table-cell table:number-columns-repeated="3"/>
          <table:table-cell table:style-name="ce182" table:formula="of:=IFERROR([.R187]/[.L187]; &quot;&quot;)">
            <text:p/>
          </table:table-cell>
          <table:table-cell table:style-name="ce203" table:formula="of:=IFERROR(   IF( AND( [.G187]=&quot;Long&quot;;   [.N187]=[.I187])  ;  [.I187]*([.O187]-[.J187])  ;    IF(  AND(  [.G187]=&quot;Short&quot;  ;   [.N187]=[.I187]   )   ;   [.I187]*([.J187]-[.O187])   ;  &quot;&quot;)) ; &quot;&quot;)">
            <text:p/>
          </table:table-cell>
          <table:table-cell table:style-name="ce215" table:formula="of:=IF(ISNUMBER([.R187]); IF([.R187]&gt;=0; &quot;Win&quot;; &quot;Loss&quot;); &quot;&quot;)">
            <text:p/>
          </table:table-cell>
          <table:table-cell table:style-name="ce220" table:formula="of:=IF(ISNUMBER([.R187]); ROUND(([.P187]-[.H18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7]); &quot;&quot;; IF([.$G187]=&quot;Long&quot;; ([.X187]-[.$J187])*[.$I187]/[.$L187]; ([.$J187]-[.X187])*[.$I187]/[.$L187])-[.$Q187]); &quot;&quot;)">
            <text:p/>
          </table:table-cell>
          <table:table-cell/>
          <table:table-cell table:style-name="ce243" table:formula="of:=IFERROR(IF(ISBLANK([.Z187]); &quot;&quot;; IF([.$G187]=&quot;Long&quot;; ([.Z187]-[.$J187])*[.$I187]/[.$L187]; ([.$J187]-[.Z187])*[.$I187]/[.$L187])-[.$Q187]); &quot;&quot;)">
            <text:p/>
          </table:table-cell>
          <table:table-cell/>
          <table:table-cell table:style-name="ce243" table:formula="of:=IFERROR(IF(ISBLANK([.AB187]); &quot;&quot;; IF([.$G187]=&quot;Long&quot;; ([.AB187]-[.$J187])*[.$I187]/[.$L187]; ([.$J187]-[.AB187])*[.$I187]/[.$L187])-[.$Q187]); &quot;&quot;)">
            <text:p/>
          </table:table-cell>
          <table:table-cell table:number-columns-repeated="5"/>
          <table:table-cell table:formula="of:=IF([.B187]=&quot;&quot;; &quot;&quot;; WEEKDAY([.B187]; 2))">
            <text:p/>
          </table:table-cell>
          <table:table-cell table:number-columns-repeated="2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8]=&quot;Long&quot; ; [.J188]-[Overview.$C$4]/[.I188]  ;  IF([.G188]=&quot;Short&quot;; [.J188]+[Overview.$C$4]/[.I188]; &quot;&quot;) ); &quot;&quot;)">
            <text:p/>
          </table:table-cell>
          <table:table-cell table:formula="of:=IFERROR(ABS([.K188]-[.J188])*[.I188]; &quot;&quot;)">
            <text:p/>
          </table:table-cell>
          <table:table-cell table:formula="of:=IFERROR(  IF([.G188]=&quot;Long&quot;;  [.J188]+[Overview.$C$4]/[.I188]  *  [Overview.$C$6]  ;  IF([.G188]=&quot;Short&quot;   ;  [.J188]-[Overview.$C$4]/[.I188]  * [Overview.$C$6]  ; &quot;&quot;  )  )   ; &quot;&quot;)">
            <text:p/>
          </table:table-cell>
          <table:table-cell table:number-columns-repeated="3"/>
          <table:table-cell table:style-name="ce182" table:formula="of:=IFERROR([.R188]/[.L188]; &quot;&quot;)">
            <text:p/>
          </table:table-cell>
          <table:table-cell table:style-name="ce203" table:formula="of:=IFERROR(   IF( AND( [.G188]=&quot;Long&quot;;   [.N188]=[.I188])  ;  [.I188]*([.O188]-[.J188])  ;    IF(  AND(  [.G188]=&quot;Short&quot;  ;   [.N188]=[.I188]   )   ;   [.I188]*([.J188]-[.O188])   ;  &quot;&quot;)) ; &quot;&quot;)">
            <text:p/>
          </table:table-cell>
          <table:table-cell table:style-name="ce215" table:formula="of:=IF(ISNUMBER([.R188]); IF([.R188]&gt;=0; &quot;Win&quot;; &quot;Loss&quot;); &quot;&quot;)">
            <text:p/>
          </table:table-cell>
          <table:table-cell table:style-name="ce220" table:formula="of:=IF(ISNUMBER([.R188]); ROUND(([.P188]-[.H18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8]); &quot;&quot;; IF([.$G188]=&quot;Long&quot;; ([.X188]-[.$J188])*[.$I188]/[.$L188]; ([.$J188]-[.X188])*[.$I188]/[.$L188])-[.$Q188]); &quot;&quot;)">
            <text:p/>
          </table:table-cell>
          <table:table-cell/>
          <table:table-cell table:style-name="ce243" table:formula="of:=IFERROR(IF(ISBLANK([.Z188]); &quot;&quot;; IF([.$G188]=&quot;Long&quot;; ([.Z188]-[.$J188])*[.$I188]/[.$L188]; ([.$J188]-[.Z188])*[.$I188]/[.$L188])-[.$Q188]); &quot;&quot;)">
            <text:p/>
          </table:table-cell>
          <table:table-cell/>
          <table:table-cell table:style-name="ce243" table:formula="of:=IFERROR(IF(ISBLANK([.AB188]); &quot;&quot;; IF([.$G188]=&quot;Long&quot;; ([.AB188]-[.$J188])*[.$I188]/[.$L188]; ([.$J188]-[.AB188])*[.$I188]/[.$L188])-[.$Q188]); &quot;&quot;)">
            <text:p/>
          </table:table-cell>
          <table:table-cell table:number-columns-repeated="5"/>
          <table:table-cell table:formula="of:=IF([.B188]=&quot;&quot;; &quot;&quot;; WEEKDAY([.B188]; 2))">
            <text:p/>
          </table:table-cell>
          <table:table-cell table:number-columns-repeated="2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9]=&quot;Long&quot; ; [.J189]-[Overview.$C$4]/[.I189]  ;  IF([.G189]=&quot;Short&quot;; [.J189]+[Overview.$C$4]/[.I189]; &quot;&quot;) ); &quot;&quot;)">
            <text:p/>
          </table:table-cell>
          <table:table-cell table:formula="of:=IFERROR(ABS([.K189]-[.J189])*[.I189]; &quot;&quot;)">
            <text:p/>
          </table:table-cell>
          <table:table-cell table:formula="of:=IFERROR(  IF([.G189]=&quot;Long&quot;;  [.J189]+[Overview.$C$4]/[.I189]  *  [Overview.$C$6]  ;  IF([.G189]=&quot;Short&quot;   ;  [.J189]-[Overview.$C$4]/[.I189]  * [Overview.$C$6]  ; &quot;&quot;  )  )   ; &quot;&quot;)">
            <text:p/>
          </table:table-cell>
          <table:table-cell table:number-columns-repeated="3"/>
          <table:table-cell table:style-name="ce182" table:formula="of:=IFERROR([.R189]/[.L189]; &quot;&quot;)">
            <text:p/>
          </table:table-cell>
          <table:table-cell table:style-name="ce203" table:formula="of:=IFERROR(   IF( AND( [.G189]=&quot;Long&quot;;   [.N189]=[.I189])  ;  [.I189]*([.O189]-[.J189])  ;    IF(  AND(  [.G189]=&quot;Short&quot;  ;   [.N189]=[.I189]   )   ;   [.I189]*([.J189]-[.O189])   ;  &quot;&quot;)) ; &quot;&quot;)">
            <text:p/>
          </table:table-cell>
          <table:table-cell table:style-name="ce215" table:formula="of:=IF(ISNUMBER([.R189]); IF([.R189]&gt;=0; &quot;Win&quot;; &quot;Loss&quot;); &quot;&quot;)">
            <text:p/>
          </table:table-cell>
          <table:table-cell table:style-name="ce220" table:formula="of:=IF(ISNUMBER([.R189]); ROUND(([.P189]-[.H18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9]); &quot;&quot;; IF([.$G189]=&quot;Long&quot;; ([.X189]-[.$J189])*[.$I189]/[.$L189]; ([.$J189]-[.X189])*[.$I189]/[.$L189])-[.$Q189]); &quot;&quot;)">
            <text:p/>
          </table:table-cell>
          <table:table-cell/>
          <table:table-cell table:style-name="ce243" table:formula="of:=IFERROR(IF(ISBLANK([.Z189]); &quot;&quot;; IF([.$G189]=&quot;Long&quot;; ([.Z189]-[.$J189])*[.$I189]/[.$L189]; ([.$J189]-[.Z189])*[.$I189]/[.$L189])-[.$Q189]); &quot;&quot;)">
            <text:p/>
          </table:table-cell>
          <table:table-cell/>
          <table:table-cell table:style-name="ce243" table:formula="of:=IFERROR(IF(ISBLANK([.AB189]); &quot;&quot;; IF([.$G189]=&quot;Long&quot;; ([.AB189]-[.$J189])*[.$I189]/[.$L189]; ([.$J189]-[.AB189])*[.$I189]/[.$L189])-[.$Q189]); &quot;&quot;)">
            <text:p/>
          </table:table-cell>
          <table:table-cell table:number-columns-repeated="5"/>
          <table:table-cell table:formula="of:=IF([.B189]=&quot;&quot;; &quot;&quot;; WEEKDAY([.B189]; 2))">
            <text:p/>
          </table:table-cell>
          <table:table-cell table:number-columns-repeated="2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0]=&quot;Long&quot; ; [.J190]-[Overview.$C$4]/[.I190]  ;  IF([.G190]=&quot;Short&quot;; [.J190]+[Overview.$C$4]/[.I190]; &quot;&quot;) ); &quot;&quot;)">
            <text:p/>
          </table:table-cell>
          <table:table-cell table:formula="of:=IFERROR(ABS([.K190]-[.J190])*[.I190]; &quot;&quot;)">
            <text:p/>
          </table:table-cell>
          <table:table-cell table:formula="of:=IFERROR(  IF([.G190]=&quot;Long&quot;;  [.J190]+[Overview.$C$4]/[.I190]  *  [Overview.$C$6]  ;  IF([.G190]=&quot;Short&quot;   ;  [.J190]-[Overview.$C$4]/[.I190]  * [Overview.$C$6]  ; &quot;&quot;  )  )   ; &quot;&quot;)">
            <text:p/>
          </table:table-cell>
          <table:table-cell table:number-columns-repeated="3"/>
          <table:table-cell table:style-name="ce182" table:formula="of:=IFERROR([.R190]/[.L190]; &quot;&quot;)">
            <text:p/>
          </table:table-cell>
          <table:table-cell table:style-name="ce203" table:formula="of:=IFERROR(   IF( AND( [.G190]=&quot;Long&quot;;   [.N190]=[.I190])  ;  [.I190]*([.O190]-[.J190])  ;    IF(  AND(  [.G190]=&quot;Short&quot;  ;   [.N190]=[.I190]   )   ;   [.I190]*([.J190]-[.O190])   ;  &quot;&quot;)) ; &quot;&quot;)">
            <text:p/>
          </table:table-cell>
          <table:table-cell table:style-name="ce215" table:formula="of:=IF(ISNUMBER([.R190]); IF([.R190]&gt;=0; &quot;Win&quot;; &quot;Loss&quot;); &quot;&quot;)">
            <text:p/>
          </table:table-cell>
          <table:table-cell table:style-name="ce220" table:formula="of:=IF(ISNUMBER([.R190]); ROUND(([.P190]-[.H19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0]); &quot;&quot;; IF([.$G190]=&quot;Long&quot;; ([.X190]-[.$J190])*[.$I190]/[.$L190]; ([.$J190]-[.X190])*[.$I190]/[.$L190])-[.$Q190]); &quot;&quot;)">
            <text:p/>
          </table:table-cell>
          <table:table-cell/>
          <table:table-cell table:style-name="ce243" table:formula="of:=IFERROR(IF(ISBLANK([.Z190]); &quot;&quot;; IF([.$G190]=&quot;Long&quot;; ([.Z190]-[.$J190])*[.$I190]/[.$L190]; ([.$J190]-[.Z190])*[.$I190]/[.$L190])-[.$Q190]); &quot;&quot;)">
            <text:p/>
          </table:table-cell>
          <table:table-cell/>
          <table:table-cell table:style-name="ce243" table:formula="of:=IFERROR(IF(ISBLANK([.AB190]); &quot;&quot;; IF([.$G190]=&quot;Long&quot;; ([.AB190]-[.$J190])*[.$I190]/[.$L190]; ([.$J190]-[.AB190])*[.$I190]/[.$L190])-[.$Q190]); &quot;&quot;)">
            <text:p/>
          </table:table-cell>
          <table:table-cell table:number-columns-repeated="5"/>
          <table:table-cell table:formula="of:=IF([.B190]=&quot;&quot;; &quot;&quot;; WEEKDAY([.B190]; 2))">
            <text:p/>
          </table:table-cell>
          <table:table-cell table:number-columns-repeated="2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1]=&quot;Long&quot; ; [.J191]-[Overview.$C$4]/[.I191]  ;  IF([.G191]=&quot;Short&quot;; [.J191]+[Overview.$C$4]/[.I191]; &quot;&quot;) ); &quot;&quot;)">
            <text:p/>
          </table:table-cell>
          <table:table-cell table:formula="of:=IFERROR(ABS([.K191]-[.J191])*[.I191]; &quot;&quot;)">
            <text:p/>
          </table:table-cell>
          <table:table-cell table:formula="of:=IFERROR(  IF([.G191]=&quot;Long&quot;;  [.J191]+[Overview.$C$4]/[.I191]  *  [Overview.$C$6]  ;  IF([.G191]=&quot;Short&quot;   ;  [.J191]-[Overview.$C$4]/[.I191]  * [Overview.$C$6]  ; &quot;&quot;  )  )   ; &quot;&quot;)">
            <text:p/>
          </table:table-cell>
          <table:table-cell table:number-columns-repeated="3"/>
          <table:table-cell table:style-name="ce182" table:formula="of:=IFERROR([.R191]/[.L191]; &quot;&quot;)">
            <text:p/>
          </table:table-cell>
          <table:table-cell table:style-name="ce203" table:formula="of:=IFERROR(   IF( AND( [.G191]=&quot;Long&quot;;   [.N191]=[.I191])  ;  [.I191]*([.O191]-[.J191])  ;    IF(  AND(  [.G191]=&quot;Short&quot;  ;   [.N191]=[.I191]   )   ;   [.I191]*([.J191]-[.O191])   ;  &quot;&quot;)) ; &quot;&quot;)">
            <text:p/>
          </table:table-cell>
          <table:table-cell table:style-name="ce215" table:formula="of:=IF(ISNUMBER([.R191]); IF([.R191]&gt;=0; &quot;Win&quot;; &quot;Loss&quot;); &quot;&quot;)">
            <text:p/>
          </table:table-cell>
          <table:table-cell table:style-name="ce220" table:formula="of:=IF(ISNUMBER([.R191]); ROUND(([.P191]-[.H19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1]); &quot;&quot;; IF([.$G191]=&quot;Long&quot;; ([.X191]-[.$J191])*[.$I191]/[.$L191]; ([.$J191]-[.X191])*[.$I191]/[.$L191])-[.$Q191]); &quot;&quot;)">
            <text:p/>
          </table:table-cell>
          <table:table-cell/>
          <table:table-cell table:style-name="ce243" table:formula="of:=IFERROR(IF(ISBLANK([.Z191]); &quot;&quot;; IF([.$G191]=&quot;Long&quot;; ([.Z191]-[.$J191])*[.$I191]/[.$L191]; ([.$J191]-[.Z191])*[.$I191]/[.$L191])-[.$Q191]); &quot;&quot;)">
            <text:p/>
          </table:table-cell>
          <table:table-cell/>
          <table:table-cell table:style-name="ce243" table:formula="of:=IFERROR(IF(ISBLANK([.AB191]); &quot;&quot;; IF([.$G191]=&quot;Long&quot;; ([.AB191]-[.$J191])*[.$I191]/[.$L191]; ([.$J191]-[.AB191])*[.$I191]/[.$L191])-[.$Q191]); &quot;&quot;)">
            <text:p/>
          </table:table-cell>
          <table:table-cell table:number-columns-repeated="5"/>
          <table:table-cell table:formula="of:=IF([.B191]=&quot;&quot;; &quot;&quot;; WEEKDAY([.B191]; 2))">
            <text:p/>
          </table:table-cell>
          <table:table-cell table:number-columns-repeated="29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2]=&quot;Long&quot; ; [.J192]-[Overview.$C$4]/[.I192]  ;  IF([.G192]=&quot;Short&quot;; [.J192]+[Overview.$C$4]/[.I192]; &quot;&quot;) ); &quot;&quot;)">
            <text:p/>
          </table:table-cell>
          <table:table-cell table:formula="of:=IFERROR(ABS([.K192]-[.J192])*[.I192]; &quot;&quot;)">
            <text:p/>
          </table:table-cell>
          <table:table-cell table:formula="of:=IFERROR(  IF([.G192]=&quot;Long&quot;;  [.J192]+[Overview.$C$4]/[.I192]  *  [Overview.$C$6]  ;  IF([.G192]=&quot;Short&quot;   ;  [.J192]-[Overview.$C$4]/[.I192]  * [Overview.$C$6]  ; &quot;&quot;  )  )   ; &quot;&quot;)">
            <text:p/>
          </table:table-cell>
          <table:table-cell table:number-columns-repeated="3"/>
          <table:table-cell table:style-name="ce182" table:formula="of:=IFERROR([.R192]/[.L192]; &quot;&quot;)">
            <text:p/>
          </table:table-cell>
          <table:table-cell table:style-name="ce203" table:formula="of:=IFERROR(   IF( AND( [.G192]=&quot;Long&quot;;   [.N192]=[.I192])  ;  [.I192]*([.O192]-[.J192])  ;    IF(  AND(  [.G192]=&quot;Short&quot;  ;   [.N192]=[.I192]   )   ;   [.I192]*([.J192]-[.O192])   ;  &quot;&quot;)) ; &quot;&quot;)">
            <text:p/>
          </table:table-cell>
          <table:table-cell table:style-name="ce215" table:formula="of:=IF(ISNUMBER([.R192]); IF([.R192]&gt;=0; &quot;Win&quot;; &quot;Loss&quot;); &quot;&quot;)">
            <text:p/>
          </table:table-cell>
          <table:table-cell table:style-name="ce220" table:formula="of:=IF(ISNUMBER([.R192]); ROUND(([.P192]-[.H19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2]); &quot;&quot;; IF([.$G192]=&quot;Long&quot;; ([.X192]-[.$J192])*[.$I192]/[.$L192]; ([.$J192]-[.X192])*[.$I192]/[.$L192])-[.$Q192]); &quot;&quot;)">
            <text:p/>
          </table:table-cell>
          <table:table-cell/>
          <table:table-cell table:style-name="ce243" table:formula="of:=IFERROR(IF(ISBLANK([.Z192]); &quot;&quot;; IF([.$G192]=&quot;Long&quot;; ([.Z192]-[.$J192])*[.$I192]/[.$L192]; ([.$J192]-[.Z192])*[.$I192]/[.$L192])-[.$Q192]); &quot;&quot;)">
            <text:p/>
          </table:table-cell>
          <table:table-cell/>
          <table:table-cell table:style-name="ce243" table:formula="of:=IFERROR(IF(ISBLANK([.AB192]); &quot;&quot;; IF([.$G192]=&quot;Long&quot;; ([.AB192]-[.$J192])*[.$I192]/[.$L192]; ([.$J192]-[.AB192])*[.$I192]/[.$L192])-[.$Q192]); &quot;&quot;)">
            <text:p/>
          </table:table-cell>
          <table:table-cell table:number-columns-repeated="5"/>
          <table:table-cell table:formula="of:=IF([.B192]=&quot;&quot;; &quot;&quot;; WEEKDAY([.B192]; 2))">
            <text:p/>
          </table:table-cell>
          <table:table-cell table:number-columns-repeated="2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3]=&quot;Long&quot; ; [.J193]-[Overview.$C$4]/[.I193]  ;  IF([.G193]=&quot;Short&quot;; [.J193]+[Overview.$C$4]/[.I193]; &quot;&quot;) ); &quot;&quot;)">
            <text:p/>
          </table:table-cell>
          <table:table-cell table:formula="of:=IFERROR(ABS([.K193]-[.J193])*[.I193]; &quot;&quot;)">
            <text:p/>
          </table:table-cell>
          <table:table-cell table:formula="of:=IFERROR(  IF([.G193]=&quot;Long&quot;;  [.J193]+[Overview.$C$4]/[.I193]  *  [Overview.$C$6]  ;  IF([.G193]=&quot;Short&quot;   ;  [.J193]-[Overview.$C$4]/[.I193]  * [Overview.$C$6]  ; &quot;&quot;  )  )   ; &quot;&quot;)">
            <text:p/>
          </table:table-cell>
          <table:table-cell table:number-columns-repeated="3"/>
          <table:table-cell table:style-name="ce182" table:formula="of:=IFERROR([.R193]/[.L193]; &quot;&quot;)">
            <text:p/>
          </table:table-cell>
          <table:table-cell table:style-name="ce203" table:formula="of:=IFERROR(   IF( AND( [.G193]=&quot;Long&quot;;   [.N193]=[.I193])  ;  [.I193]*([.O193]-[.J193])  ;    IF(  AND(  [.G193]=&quot;Short&quot;  ;   [.N193]=[.I193]   )   ;   [.I193]*([.J193]-[.O193])   ;  &quot;&quot;)) ; &quot;&quot;)">
            <text:p/>
          </table:table-cell>
          <table:table-cell table:style-name="ce215" table:formula="of:=IF(ISNUMBER([.R193]); IF([.R193]&gt;=0; &quot;Win&quot;; &quot;Loss&quot;); &quot;&quot;)">
            <text:p/>
          </table:table-cell>
          <table:table-cell table:style-name="ce220" table:formula="of:=IF(ISNUMBER([.R193]); ROUND(([.P193]-[.H19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3]); &quot;&quot;; IF([.$G193]=&quot;Long&quot;; ([.X193]-[.$J193])*[.$I193]/[.$L193]; ([.$J193]-[.X193])*[.$I193]/[.$L193])-[.$Q193]); &quot;&quot;)">
            <text:p/>
          </table:table-cell>
          <table:table-cell/>
          <table:table-cell table:style-name="ce243" table:formula="of:=IFERROR(IF(ISBLANK([.Z193]); &quot;&quot;; IF([.$G193]=&quot;Long&quot;; ([.Z193]-[.$J193])*[.$I193]/[.$L193]; ([.$J193]-[.Z193])*[.$I193]/[.$L193])-[.$Q193]); &quot;&quot;)">
            <text:p/>
          </table:table-cell>
          <table:table-cell/>
          <table:table-cell table:style-name="ce243" table:formula="of:=IFERROR(IF(ISBLANK([.AB193]); &quot;&quot;; IF([.$G193]=&quot;Long&quot;; ([.AB193]-[.$J193])*[.$I193]/[.$L193]; ([.$J193]-[.AB193])*[.$I193]/[.$L193])-[.$Q193]); &quot;&quot;)">
            <text:p/>
          </table:table-cell>
          <table:table-cell table:number-columns-repeated="5"/>
          <table:table-cell table:formula="of:=IF([.B193]=&quot;&quot;; &quot;&quot;; WEEKDAY([.B193]; 2))">
            <text:p/>
          </table:table-cell>
          <table:table-cell table:number-columns-repeated="2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4]=&quot;Long&quot; ; [.J194]-[Overview.$C$4]/[.I194]  ;  IF([.G194]=&quot;Short&quot;; [.J194]+[Overview.$C$4]/[.I194]; &quot;&quot;) ); &quot;&quot;)">
            <text:p/>
          </table:table-cell>
          <table:table-cell table:formula="of:=IFERROR(ABS([.K194]-[.J194])*[.I194]; &quot;&quot;)">
            <text:p/>
          </table:table-cell>
          <table:table-cell table:formula="of:=IFERROR(  IF([.G194]=&quot;Long&quot;;  [.J194]+[Overview.$C$4]/[.I194]  *  [Overview.$C$6]  ;  IF([.G194]=&quot;Short&quot;   ;  [.J194]-[Overview.$C$4]/[.I194]  * [Overview.$C$6]  ; &quot;&quot;  )  )   ; &quot;&quot;)">
            <text:p/>
          </table:table-cell>
          <table:table-cell table:number-columns-repeated="3"/>
          <table:table-cell table:style-name="ce182" table:formula="of:=IFERROR([.R194]/[.L194]; &quot;&quot;)">
            <text:p/>
          </table:table-cell>
          <table:table-cell table:style-name="ce203" table:formula="of:=IFERROR(   IF( AND( [.G194]=&quot;Long&quot;;   [.N194]=[.I194])  ;  [.I194]*([.O194]-[.J194])  ;    IF(  AND(  [.G194]=&quot;Short&quot;  ;   [.N194]=[.I194]   )   ;   [.I194]*([.J194]-[.O194])   ;  &quot;&quot;)) ; &quot;&quot;)">
            <text:p/>
          </table:table-cell>
          <table:table-cell table:style-name="ce215" table:formula="of:=IF(ISNUMBER([.R194]); IF([.R194]&gt;=0; &quot;Win&quot;; &quot;Loss&quot;); &quot;&quot;)">
            <text:p/>
          </table:table-cell>
          <table:table-cell table:style-name="ce220" table:formula="of:=IF(ISNUMBER([.R194]); ROUND(([.P194]-[.H19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4]); &quot;&quot;; IF([.$G194]=&quot;Long&quot;; ([.X194]-[.$J194])*[.$I194]/[.$L194]; ([.$J194]-[.X194])*[.$I194]/[.$L194])-[.$Q194]); &quot;&quot;)">
            <text:p/>
          </table:table-cell>
          <table:table-cell/>
          <table:table-cell table:style-name="ce243" table:formula="of:=IFERROR(IF(ISBLANK([.Z194]); &quot;&quot;; IF([.$G194]=&quot;Long&quot;; ([.Z194]-[.$J194])*[.$I194]/[.$L194]; ([.$J194]-[.Z194])*[.$I194]/[.$L194])-[.$Q194]); &quot;&quot;)">
            <text:p/>
          </table:table-cell>
          <table:table-cell/>
          <table:table-cell table:style-name="ce243" table:formula="of:=IFERROR(IF(ISBLANK([.AB194]); &quot;&quot;; IF([.$G194]=&quot;Long&quot;; ([.AB194]-[.$J194])*[.$I194]/[.$L194]; ([.$J194]-[.AB194])*[.$I194]/[.$L194])-[.$Q194]); &quot;&quot;)">
            <text:p/>
          </table:table-cell>
          <table:table-cell table:number-columns-repeated="5"/>
          <table:table-cell table:formula="of:=IF([.B194]=&quot;&quot;; &quot;&quot;; WEEKDAY([.B194]; 2))">
            <text:p/>
          </table:table-cell>
          <table:table-cell table:number-columns-repeated="2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5]=&quot;Long&quot; ; [.J195]-[Overview.$C$4]/[.I195]  ;  IF([.G195]=&quot;Short&quot;; [.J195]+[Overview.$C$4]/[.I195]; &quot;&quot;) ); &quot;&quot;)">
            <text:p/>
          </table:table-cell>
          <table:table-cell table:formula="of:=IFERROR(ABS([.K195]-[.J195])*[.I195]; &quot;&quot;)">
            <text:p/>
          </table:table-cell>
          <table:table-cell table:formula="of:=IFERROR(  IF([.G195]=&quot;Long&quot;;  [.J195]+[Overview.$C$4]/[.I195]  *  [Overview.$C$6]  ;  IF([.G195]=&quot;Short&quot;   ;  [.J195]-[Overview.$C$4]/[.I195]  * [Overview.$C$6]  ; &quot;&quot;  )  )   ; &quot;&quot;)">
            <text:p/>
          </table:table-cell>
          <table:table-cell table:number-columns-repeated="3"/>
          <table:table-cell table:style-name="ce182" table:formula="of:=IFERROR([.R195]/[.L195]; &quot;&quot;)">
            <text:p/>
          </table:table-cell>
          <table:table-cell table:style-name="ce203" table:formula="of:=IFERROR(   IF( AND( [.G195]=&quot;Long&quot;;   [.N195]=[.I195])  ;  [.I195]*([.O195]-[.J195])  ;    IF(  AND(  [.G195]=&quot;Short&quot;  ;   [.N195]=[.I195]   )   ;   [.I195]*([.J195]-[.O195])   ;  &quot;&quot;)) ; &quot;&quot;)">
            <text:p/>
          </table:table-cell>
          <table:table-cell table:style-name="ce215" table:formula="of:=IF(ISNUMBER([.R195]); IF([.R195]&gt;=0; &quot;Win&quot;; &quot;Loss&quot;); &quot;&quot;)">
            <text:p/>
          </table:table-cell>
          <table:table-cell table:style-name="ce220" table:formula="of:=IF(ISNUMBER([.R195]); ROUND(([.P195]-[.H19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5]); &quot;&quot;; IF([.$G195]=&quot;Long&quot;; ([.X195]-[.$J195])*[.$I195]/[.$L195]; ([.$J195]-[.X195])*[.$I195]/[.$L195])-[.$Q195]); &quot;&quot;)">
            <text:p/>
          </table:table-cell>
          <table:table-cell/>
          <table:table-cell table:style-name="ce243" table:formula="of:=IFERROR(IF(ISBLANK([.Z195]); &quot;&quot;; IF([.$G195]=&quot;Long&quot;; ([.Z195]-[.$J195])*[.$I195]/[.$L195]; ([.$J195]-[.Z195])*[.$I195]/[.$L195])-[.$Q195]); &quot;&quot;)">
            <text:p/>
          </table:table-cell>
          <table:table-cell/>
          <table:table-cell table:style-name="ce243" table:formula="of:=IFERROR(IF(ISBLANK([.AB195]); &quot;&quot;; IF([.$G195]=&quot;Long&quot;; ([.AB195]-[.$J195])*[.$I195]/[.$L195]; ([.$J195]-[.AB195])*[.$I195]/[.$L195])-[.$Q195]); &quot;&quot;)">
            <text:p/>
          </table:table-cell>
          <table:table-cell table:number-columns-repeated="5"/>
          <table:table-cell table:formula="of:=IF([.B195]=&quot;&quot;; &quot;&quot;; WEEKDAY([.B195]; 2))">
            <text:p/>
          </table:table-cell>
          <table:table-cell table:number-columns-repeated="2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6]=&quot;Long&quot; ; [.J196]-[Overview.$C$4]/[.I196]  ;  IF([.G196]=&quot;Short&quot;; [.J196]+[Overview.$C$4]/[.I196]; &quot;&quot;) ); &quot;&quot;)">
            <text:p/>
          </table:table-cell>
          <table:table-cell table:formula="of:=IFERROR(ABS([.K196]-[.J196])*[.I196]; &quot;&quot;)">
            <text:p/>
          </table:table-cell>
          <table:table-cell table:formula="of:=IFERROR(  IF([.G196]=&quot;Long&quot;;  [.J196]+[Overview.$C$4]/[.I196]  *  [Overview.$C$6]  ;  IF([.G196]=&quot;Short&quot;   ;  [.J196]-[Overview.$C$4]/[.I196]  * [Overview.$C$6]  ; &quot;&quot;  )  )   ; &quot;&quot;)">
            <text:p/>
          </table:table-cell>
          <table:table-cell table:number-columns-repeated="3"/>
          <table:table-cell table:style-name="ce182" table:formula="of:=IFERROR([.R196]/[.L196]; &quot;&quot;)">
            <text:p/>
          </table:table-cell>
          <table:table-cell table:style-name="ce203" table:formula="of:=IFERROR(   IF( AND( [.G196]=&quot;Long&quot;;   [.N196]=[.I196])  ;  [.I196]*([.O196]-[.J196])  ;    IF(  AND(  [.G196]=&quot;Short&quot;  ;   [.N196]=[.I196]   )   ;   [.I196]*([.J196]-[.O196])   ;  &quot;&quot;)) ; &quot;&quot;)">
            <text:p/>
          </table:table-cell>
          <table:table-cell table:style-name="ce215" table:formula="of:=IF(ISNUMBER([.R196]); IF([.R196]&gt;=0; &quot;Win&quot;; &quot;Loss&quot;); &quot;&quot;)">
            <text:p/>
          </table:table-cell>
          <table:table-cell table:style-name="ce220" table:formula="of:=IF(ISNUMBER([.R196]); ROUND(([.P196]-[.H19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6]); &quot;&quot;; IF([.$G196]=&quot;Long&quot;; ([.X196]-[.$J196])*[.$I196]/[.$L196]; ([.$J196]-[.X196])*[.$I196]/[.$L196])-[.$Q196]); &quot;&quot;)">
            <text:p/>
          </table:table-cell>
          <table:table-cell/>
          <table:table-cell table:style-name="ce243" table:formula="of:=IFERROR(IF(ISBLANK([.Z196]); &quot;&quot;; IF([.$G196]=&quot;Long&quot;; ([.Z196]-[.$J196])*[.$I196]/[.$L196]; ([.$J196]-[.Z196])*[.$I196]/[.$L196])-[.$Q196]); &quot;&quot;)">
            <text:p/>
          </table:table-cell>
          <table:table-cell/>
          <table:table-cell table:style-name="ce243" table:formula="of:=IFERROR(IF(ISBLANK([.AB196]); &quot;&quot;; IF([.$G196]=&quot;Long&quot;; ([.AB196]-[.$J196])*[.$I196]/[.$L196]; ([.$J196]-[.AB196])*[.$I196]/[.$L196])-[.$Q196]); &quot;&quot;)">
            <text:p/>
          </table:table-cell>
          <table:table-cell table:number-columns-repeated="5"/>
          <table:table-cell table:formula="of:=IF([.B196]=&quot;&quot;; &quot;&quot;; WEEKDAY([.B196]; 2))">
            <text:p/>
          </table:table-cell>
          <table:table-cell table:number-columns-repeated="29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7]=&quot;Long&quot; ; [.J197]-[Overview.$C$4]/[.I197]  ;  IF([.G197]=&quot;Short&quot;; [.J197]+[Overview.$C$4]/[.I197]; &quot;&quot;) ); &quot;&quot;)">
            <text:p/>
          </table:table-cell>
          <table:table-cell table:formula="of:=IFERROR(ABS([.K197]-[.J197])*[.I197]; &quot;&quot;)">
            <text:p/>
          </table:table-cell>
          <table:table-cell table:formula="of:=IFERROR(  IF([.G197]=&quot;Long&quot;;  [.J197]+[Overview.$C$4]/[.I197]  *  [Overview.$C$6]  ;  IF([.G197]=&quot;Short&quot;   ;  [.J197]-[Overview.$C$4]/[.I197]  * [Overview.$C$6]  ; &quot;&quot;  )  )   ; &quot;&quot;)">
            <text:p/>
          </table:table-cell>
          <table:table-cell table:number-columns-repeated="3"/>
          <table:table-cell table:style-name="ce182" table:formula="of:=IFERROR([.R197]/[.L197]; &quot;&quot;)">
            <text:p/>
          </table:table-cell>
          <table:table-cell table:style-name="ce203" table:formula="of:=IFERROR(   IF( AND( [.G197]=&quot;Long&quot;;   [.N197]=[.I197])  ;  [.I197]*([.O197]-[.J197])  ;    IF(  AND(  [.G197]=&quot;Short&quot;  ;   [.N197]=[.I197]   )   ;   [.I197]*([.J197]-[.O197])   ;  &quot;&quot;)) ; &quot;&quot;)">
            <text:p/>
          </table:table-cell>
          <table:table-cell table:style-name="ce215" table:formula="of:=IF(ISNUMBER([.R197]); IF([.R197]&gt;=0; &quot;Win&quot;; &quot;Loss&quot;); &quot;&quot;)">
            <text:p/>
          </table:table-cell>
          <table:table-cell table:style-name="ce220" table:formula="of:=IF(ISNUMBER([.R197]); ROUND(([.P197]-[.H19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7]); &quot;&quot;; IF([.$G197]=&quot;Long&quot;; ([.X197]-[.$J197])*[.$I197]/[.$L197]; ([.$J197]-[.X197])*[.$I197]/[.$L197])-[.$Q197]); &quot;&quot;)">
            <text:p/>
          </table:table-cell>
          <table:table-cell/>
          <table:table-cell table:style-name="ce243" table:formula="of:=IFERROR(IF(ISBLANK([.Z197]); &quot;&quot;; IF([.$G197]=&quot;Long&quot;; ([.Z197]-[.$J197])*[.$I197]/[.$L197]; ([.$J197]-[.Z197])*[.$I197]/[.$L197])-[.$Q197]); &quot;&quot;)">
            <text:p/>
          </table:table-cell>
          <table:table-cell/>
          <table:table-cell table:style-name="ce243" table:formula="of:=IFERROR(IF(ISBLANK([.AB197]); &quot;&quot;; IF([.$G197]=&quot;Long&quot;; ([.AB197]-[.$J197])*[.$I197]/[.$L197]; ([.$J197]-[.AB197])*[.$I197]/[.$L197])-[.$Q197]); &quot;&quot;)">
            <text:p/>
          </table:table-cell>
          <table:table-cell table:number-columns-repeated="5"/>
          <table:table-cell table:formula="of:=IF([.B197]=&quot;&quot;; &quot;&quot;; WEEKDAY([.B197]; 2))">
            <text:p/>
          </table:table-cell>
          <table:table-cell table:number-columns-repeated="2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8]=&quot;Long&quot; ; [.J198]-[Overview.$C$4]/[.I198]  ;  IF([.G198]=&quot;Short&quot;; [.J198]+[Overview.$C$4]/[.I198]; &quot;&quot;) ); &quot;&quot;)">
            <text:p/>
          </table:table-cell>
          <table:table-cell table:formula="of:=IFERROR(ABS([.K198]-[.J198])*[.I198]; &quot;&quot;)">
            <text:p/>
          </table:table-cell>
          <table:table-cell table:formula="of:=IFERROR(  IF([.G198]=&quot;Long&quot;;  [.J198]+[Overview.$C$4]/[.I198]  *  [Overview.$C$6]  ;  IF([.G198]=&quot;Short&quot;   ;  [.J198]-[Overview.$C$4]/[.I198]  * [Overview.$C$6]  ; &quot;&quot;  )  )   ; &quot;&quot;)">
            <text:p/>
          </table:table-cell>
          <table:table-cell table:number-columns-repeated="3"/>
          <table:table-cell table:style-name="ce182" table:formula="of:=IFERROR([.R198]/[.L198]; &quot;&quot;)">
            <text:p/>
          </table:table-cell>
          <table:table-cell table:style-name="ce203" table:formula="of:=IFERROR(   IF( AND( [.G198]=&quot;Long&quot;;   [.N198]=[.I198])  ;  [.I198]*([.O198]-[.J198])  ;    IF(  AND(  [.G198]=&quot;Short&quot;  ;   [.N198]=[.I198]   )   ;   [.I198]*([.J198]-[.O198])   ;  &quot;&quot;)) ; &quot;&quot;)">
            <text:p/>
          </table:table-cell>
          <table:table-cell table:style-name="ce215" table:formula="of:=IF(ISNUMBER([.R198]); IF([.R198]&gt;=0; &quot;Win&quot;; &quot;Loss&quot;); &quot;&quot;)">
            <text:p/>
          </table:table-cell>
          <table:table-cell table:style-name="ce220" table:formula="of:=IF(ISNUMBER([.R198]); ROUND(([.P198]-[.H19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8]); &quot;&quot;; IF([.$G198]=&quot;Long&quot;; ([.X198]-[.$J198])*[.$I198]/[.$L198]; ([.$J198]-[.X198])*[.$I198]/[.$L198])-[.$Q198]); &quot;&quot;)">
            <text:p/>
          </table:table-cell>
          <table:table-cell/>
          <table:table-cell table:style-name="ce243" table:formula="of:=IFERROR(IF(ISBLANK([.Z198]); &quot;&quot;; IF([.$G198]=&quot;Long&quot;; ([.Z198]-[.$J198])*[.$I198]/[.$L198]; ([.$J198]-[.Z198])*[.$I198]/[.$L198])-[.$Q198]); &quot;&quot;)">
            <text:p/>
          </table:table-cell>
          <table:table-cell/>
          <table:table-cell table:style-name="ce243" table:formula="of:=IFERROR(IF(ISBLANK([.AB198]); &quot;&quot;; IF([.$G198]=&quot;Long&quot;; ([.AB198]-[.$J198])*[.$I198]/[.$L198]; ([.$J198]-[.AB198])*[.$I198]/[.$L198])-[.$Q198]); &quot;&quot;)">
            <text:p/>
          </table:table-cell>
          <table:table-cell table:number-columns-repeated="5"/>
          <table:table-cell table:formula="of:=IF([.B198]=&quot;&quot;; &quot;&quot;; WEEKDAY([.B198]; 2))">
            <text:p/>
          </table:table-cell>
          <table:table-cell table:number-columns-repeated="2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9]=&quot;Long&quot; ; [.J199]-[Overview.$C$4]/[.I199]  ;  IF([.G199]=&quot;Short&quot;; [.J199]+[Overview.$C$4]/[.I199]; &quot;&quot;) ); &quot;&quot;)">
            <text:p/>
          </table:table-cell>
          <table:table-cell table:formula="of:=IFERROR(ABS([.K199]-[.J199])*[.I199]; &quot;&quot;)">
            <text:p/>
          </table:table-cell>
          <table:table-cell table:formula="of:=IFERROR(  IF([.G199]=&quot;Long&quot;;  [.J199]+[Overview.$C$4]/[.I199]  *  [Overview.$C$6]  ;  IF([.G199]=&quot;Short&quot;   ;  [.J199]-[Overview.$C$4]/[.I199]  * [Overview.$C$6]  ; &quot;&quot;  )  )   ; &quot;&quot;)">
            <text:p/>
          </table:table-cell>
          <table:table-cell table:number-columns-repeated="3"/>
          <table:table-cell table:style-name="ce182" table:formula="of:=IFERROR([.R199]/[.L199]; &quot;&quot;)">
            <text:p/>
          </table:table-cell>
          <table:table-cell table:style-name="ce203" table:formula="of:=IFERROR(   IF( AND( [.G199]=&quot;Long&quot;;   [.N199]=[.I199])  ;  [.I199]*([.O199]-[.J199])  ;    IF(  AND(  [.G199]=&quot;Short&quot;  ;   [.N199]=[.I199]   )   ;   [.I199]*([.J199]-[.O199])   ;  &quot;&quot;)) ; &quot;&quot;)">
            <text:p/>
          </table:table-cell>
          <table:table-cell table:style-name="ce215" table:formula="of:=IF(ISNUMBER([.R199]); IF([.R199]&gt;=0; &quot;Win&quot;; &quot;Loss&quot;); &quot;&quot;)">
            <text:p/>
          </table:table-cell>
          <table:table-cell table:style-name="ce220" table:formula="of:=IF(ISNUMBER([.R199]); ROUND(([.P199]-[.H19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9]); &quot;&quot;; IF([.$G199]=&quot;Long&quot;; ([.X199]-[.$J199])*[.$I199]/[.$L199]; ([.$J199]-[.X199])*[.$I199]/[.$L199])-[.$Q199]); &quot;&quot;)">
            <text:p/>
          </table:table-cell>
          <table:table-cell/>
          <table:table-cell table:style-name="ce243" table:formula="of:=IFERROR(IF(ISBLANK([.Z199]); &quot;&quot;; IF([.$G199]=&quot;Long&quot;; ([.Z199]-[.$J199])*[.$I199]/[.$L199]; ([.$J199]-[.Z199])*[.$I199]/[.$L199])-[.$Q199]); &quot;&quot;)">
            <text:p/>
          </table:table-cell>
          <table:table-cell/>
          <table:table-cell table:style-name="ce243" table:formula="of:=IFERROR(IF(ISBLANK([.AB199]); &quot;&quot;; IF([.$G199]=&quot;Long&quot;; ([.AB199]-[.$J199])*[.$I199]/[.$L199]; ([.$J199]-[.AB199])*[.$I199]/[.$L199])-[.$Q199]); &quot;&quot;)">
            <text:p/>
          </table:table-cell>
          <table:table-cell table:number-columns-repeated="5"/>
          <table:table-cell table:formula="of:=IF([.B199]=&quot;&quot;; &quot;&quot;; WEEKDAY([.B199]; 2))">
            <text:p/>
          </table:table-cell>
          <table:table-cell table:number-columns-repeated="2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0]=&quot;Long&quot; ; [.J200]-[Overview.$C$4]/[.I200]  ;  IF([.G200]=&quot;Short&quot;; [.J200]+[Overview.$C$4]/[.I200]; &quot;&quot;) ); &quot;&quot;)">
            <text:p/>
          </table:table-cell>
          <table:table-cell table:formula="of:=IFERROR(ABS([.K200]-[.J200])*[.I200]; &quot;&quot;)">
            <text:p/>
          </table:table-cell>
          <table:table-cell table:formula="of:=IFERROR(  IF([.G200]=&quot;Long&quot;;  [.J200]+[Overview.$C$4]/[.I200]  *  [Overview.$C$6]  ;  IF([.G200]=&quot;Short&quot;   ;  [.J200]-[Overview.$C$4]/[.I200]  * [Overview.$C$6]  ; &quot;&quot;  )  )   ; &quot;&quot;)">
            <text:p/>
          </table:table-cell>
          <table:table-cell table:number-columns-repeated="3"/>
          <table:table-cell table:style-name="ce182" table:formula="of:=IFERROR([.R200]/[.L200]; &quot;&quot;)">
            <text:p/>
          </table:table-cell>
          <table:table-cell table:style-name="ce203" table:formula="of:=IFERROR(   IF( AND( [.G200]=&quot;Long&quot;;   [.N200]=[.I200])  ;  [.I200]*([.O200]-[.J200])  ;    IF(  AND(  [.G200]=&quot;Short&quot;  ;   [.N200]=[.I200]   )   ;   [.I200]*([.J200]-[.O200])   ;  &quot;&quot;)) ; &quot;&quot;)">
            <text:p/>
          </table:table-cell>
          <table:table-cell table:style-name="ce215" table:formula="of:=IF(ISNUMBER([.R200]); IF([.R200]&gt;=0; &quot;Win&quot;; &quot;Loss&quot;); &quot;&quot;)">
            <text:p/>
          </table:table-cell>
          <table:table-cell table:style-name="ce220" table:formula="of:=IF(ISNUMBER([.R200]); ROUND(([.P200]-[.H20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0]); &quot;&quot;; IF([.$G200]=&quot;Long&quot;; ([.X200]-[.$J200])*[.$I200]/[.$L200]; ([.$J200]-[.X200])*[.$I200]/[.$L200])-[.$Q200]); &quot;&quot;)">
            <text:p/>
          </table:table-cell>
          <table:table-cell/>
          <table:table-cell table:style-name="ce243" table:formula="of:=IFERROR(IF(ISBLANK([.Z200]); &quot;&quot;; IF([.$G200]=&quot;Long&quot;; ([.Z200]-[.$J200])*[.$I200]/[.$L200]; ([.$J200]-[.Z200])*[.$I200]/[.$L200])-[.$Q200]); &quot;&quot;)">
            <text:p/>
          </table:table-cell>
          <table:table-cell/>
          <table:table-cell table:style-name="ce243" table:formula="of:=IFERROR(IF(ISBLANK([.AB200]); &quot;&quot;; IF([.$G200]=&quot;Long&quot;; ([.AB200]-[.$J200])*[.$I200]/[.$L200]; ([.$J200]-[.AB200])*[.$I200]/[.$L200])-[.$Q200]); &quot;&quot;)">
            <text:p/>
          </table:table-cell>
          <table:table-cell table:number-columns-repeated="5"/>
          <table:table-cell table:formula="of:=IF([.B200]=&quot;&quot;; &quot;&quot;; WEEKDAY([.B200]; 2))">
            <text:p/>
          </table:table-cell>
          <table:table-cell table:number-columns-repeated="2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1]=&quot;Long&quot; ; [.J201]-[Overview.$C$4]/[.I201]  ;  IF([.G201]=&quot;Short&quot;; [.J201]+[Overview.$C$4]/[.I201]; &quot;&quot;) ); &quot;&quot;)">
            <text:p/>
          </table:table-cell>
          <table:table-cell table:formula="of:=IFERROR(ABS([.K201]-[.J201])*[.I201]; &quot;&quot;)">
            <text:p/>
          </table:table-cell>
          <table:table-cell table:formula="of:=IFERROR(  IF([.G201]=&quot;Long&quot;;  [.J201]+[Overview.$C$4]/[.I201]  *  [Overview.$C$6]  ;  IF([.G201]=&quot;Short&quot;   ;  [.J201]-[Overview.$C$4]/[.I201]  * [Overview.$C$6]  ; &quot;&quot;  )  )   ; &quot;&quot;)">
            <text:p/>
          </table:table-cell>
          <table:table-cell table:number-columns-repeated="3"/>
          <table:table-cell table:style-name="ce182" table:formula="of:=IFERROR([.R201]/[.L201]; &quot;&quot;)">
            <text:p/>
          </table:table-cell>
          <table:table-cell table:style-name="ce203" table:formula="of:=IFERROR(   IF( AND( [.G201]=&quot;Long&quot;;   [.N201]=[.I201])  ;  [.I201]*([.O201]-[.J201])  ;    IF(  AND(  [.G201]=&quot;Short&quot;  ;   [.N201]=[.I201]   )   ;   [.I201]*([.J201]-[.O201])   ;  &quot;&quot;)) ; &quot;&quot;)">
            <text:p/>
          </table:table-cell>
          <table:table-cell table:style-name="ce215" table:formula="of:=IF(ISNUMBER([.R201]); IF([.R201]&gt;=0; &quot;Win&quot;; &quot;Loss&quot;); &quot;&quot;)">
            <text:p/>
          </table:table-cell>
          <table:table-cell table:style-name="ce220" table:formula="of:=IF(ISNUMBER([.R201]); ROUND(([.P201]-[.H20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1]); &quot;&quot;; IF([.$G201]=&quot;Long&quot;; ([.X201]-[.$J201])*[.$I201]/[.$L201]; ([.$J201]-[.X201])*[.$I201]/[.$L201])-[.$Q201]); &quot;&quot;)">
            <text:p/>
          </table:table-cell>
          <table:table-cell/>
          <table:table-cell table:style-name="ce243" table:formula="of:=IFERROR(IF(ISBLANK([.Z201]); &quot;&quot;; IF([.$G201]=&quot;Long&quot;; ([.Z201]-[.$J201])*[.$I201]/[.$L201]; ([.$J201]-[.Z201])*[.$I201]/[.$L201])-[.$Q201]); &quot;&quot;)">
            <text:p/>
          </table:table-cell>
          <table:table-cell/>
          <table:table-cell table:style-name="ce243" table:formula="of:=IFERROR(IF(ISBLANK([.AB201]); &quot;&quot;; IF([.$G201]=&quot;Long&quot;; ([.AB201]-[.$J201])*[.$I201]/[.$L201]; ([.$J201]-[.AB201])*[.$I201]/[.$L201])-[.$Q201]); &quot;&quot;)">
            <text:p/>
          </table:table-cell>
          <table:table-cell table:number-columns-repeated="5"/>
          <table:table-cell table:formula="of:=IF([.B201]=&quot;&quot;; &quot;&quot;; WEEKDAY([.B201]; 2))">
            <text:p/>
          </table:table-cell>
          <table:table-cell table:number-columns-repeated="2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2]=&quot;Long&quot; ; [.J202]-[Overview.$C$4]/[.I202]  ;  IF([.G202]=&quot;Short&quot;; [.J202]+[Overview.$C$4]/[.I202]; &quot;&quot;) ); &quot;&quot;)">
            <text:p/>
          </table:table-cell>
          <table:table-cell table:formula="of:=IFERROR(ABS([.K202]-[.J202])*[.I202]; &quot;&quot;)">
            <text:p/>
          </table:table-cell>
          <table:table-cell table:formula="of:=IFERROR(  IF([.G202]=&quot;Long&quot;;  [.J202]+[Overview.$C$4]/[.I202]  *  [Overview.$C$6]  ;  IF([.G202]=&quot;Short&quot;   ;  [.J202]-[Overview.$C$4]/[.I202]  * [Overview.$C$6]  ; &quot;&quot;  )  )   ; &quot;&quot;)">
            <text:p/>
          </table:table-cell>
          <table:table-cell table:number-columns-repeated="3"/>
          <table:table-cell table:style-name="ce182" table:formula="of:=IFERROR([.R202]/[.L202]; &quot;&quot;)">
            <text:p/>
          </table:table-cell>
          <table:table-cell table:style-name="ce203" table:formula="of:=IFERROR(   IF( AND( [.G202]=&quot;Long&quot;;   [.N202]=[.I202])  ;  [.I202]*([.O202]-[.J202])  ;    IF(  AND(  [.G202]=&quot;Short&quot;  ;   [.N202]=[.I202]   )   ;   [.I202]*([.J202]-[.O202])   ;  &quot;&quot;)) ; &quot;&quot;)">
            <text:p/>
          </table:table-cell>
          <table:table-cell table:style-name="ce215" table:formula="of:=IF(ISNUMBER([.R202]); IF([.R202]&gt;=0; &quot;Win&quot;; &quot;Loss&quot;); &quot;&quot;)">
            <text:p/>
          </table:table-cell>
          <table:table-cell table:style-name="ce220" table:formula="of:=IF(ISNUMBER([.R202]); ROUND(([.P202]-[.H20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2]); &quot;&quot;; IF([.$G202]=&quot;Long&quot;; ([.X202]-[.$J202])*[.$I202]/[.$L202]; ([.$J202]-[.X202])*[.$I202]/[.$L202])-[.$Q202]); &quot;&quot;)">
            <text:p/>
          </table:table-cell>
          <table:table-cell/>
          <table:table-cell table:style-name="ce243" table:formula="of:=IFERROR(IF(ISBLANK([.Z202]); &quot;&quot;; IF([.$G202]=&quot;Long&quot;; ([.Z202]-[.$J202])*[.$I202]/[.$L202]; ([.$J202]-[.Z202])*[.$I202]/[.$L202])-[.$Q202]); &quot;&quot;)">
            <text:p/>
          </table:table-cell>
          <table:table-cell/>
          <table:table-cell table:style-name="ce243" table:formula="of:=IFERROR(IF(ISBLANK([.AB202]); &quot;&quot;; IF([.$G202]=&quot;Long&quot;; ([.AB202]-[.$J202])*[.$I202]/[.$L202]; ([.$J202]-[.AB202])*[.$I202]/[.$L202])-[.$Q202]); &quot;&quot;)">
            <text:p/>
          </table:table-cell>
          <table:table-cell table:number-columns-repeated="5"/>
          <table:table-cell table:formula="of:=IF([.B202]=&quot;&quot;; &quot;&quot;; WEEKDAY([.B202]; 2))">
            <text:p/>
          </table:table-cell>
          <table:table-cell table:number-columns-repeated="2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3]=&quot;Long&quot; ; [.J203]-[Overview.$C$4]/[.I203]  ;  IF([.G203]=&quot;Short&quot;; [.J203]+[Overview.$C$4]/[.I203]; &quot;&quot;) ); &quot;&quot;)">
            <text:p/>
          </table:table-cell>
          <table:table-cell table:formula="of:=IFERROR(ABS([.K203]-[.J203])*[.I203]; &quot;&quot;)">
            <text:p/>
          </table:table-cell>
          <table:table-cell table:formula="of:=IFERROR(  IF([.G203]=&quot;Long&quot;;  [.J203]+[Overview.$C$4]/[.I203]  *  [Overview.$C$6]  ;  IF([.G203]=&quot;Short&quot;   ;  [.J203]-[Overview.$C$4]/[.I203]  * [Overview.$C$6]  ; &quot;&quot;  )  )   ; &quot;&quot;)">
            <text:p/>
          </table:table-cell>
          <table:table-cell table:number-columns-repeated="3"/>
          <table:table-cell table:style-name="ce182" table:formula="of:=IFERROR([.R203]/[.L203]; &quot;&quot;)">
            <text:p/>
          </table:table-cell>
          <table:table-cell table:style-name="ce203" table:formula="of:=IFERROR(   IF( AND( [.G203]=&quot;Long&quot;;   [.N203]=[.I203])  ;  [.I203]*([.O203]-[.J203])  ;    IF(  AND(  [.G203]=&quot;Short&quot;  ;   [.N203]=[.I203]   )   ;   [.I203]*([.J203]-[.O203])   ;  &quot;&quot;)) ; &quot;&quot;)">
            <text:p/>
          </table:table-cell>
          <table:table-cell table:style-name="ce215" table:formula="of:=IF(ISNUMBER([.R203]); IF([.R203]&gt;=0; &quot;Win&quot;; &quot;Loss&quot;); &quot;&quot;)">
            <text:p/>
          </table:table-cell>
          <table:table-cell table:style-name="ce220" table:formula="of:=IF(ISNUMBER([.R203]); ROUND(([.P203]-[.H20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3]); &quot;&quot;; IF([.$G203]=&quot;Long&quot;; ([.X203]-[.$J203])*[.$I203]/[.$L203]; ([.$J203]-[.X203])*[.$I203]/[.$L203])-[.$Q203]); &quot;&quot;)">
            <text:p/>
          </table:table-cell>
          <table:table-cell/>
          <table:table-cell table:style-name="ce243" table:formula="of:=IFERROR(IF(ISBLANK([.Z203]); &quot;&quot;; IF([.$G203]=&quot;Long&quot;; ([.Z203]-[.$J203])*[.$I203]/[.$L203]; ([.$J203]-[.Z203])*[.$I203]/[.$L203])-[.$Q203]); &quot;&quot;)">
            <text:p/>
          </table:table-cell>
          <table:table-cell/>
          <table:table-cell table:style-name="ce243" table:formula="of:=IFERROR(IF(ISBLANK([.AB203]); &quot;&quot;; IF([.$G203]=&quot;Long&quot;; ([.AB203]-[.$J203])*[.$I203]/[.$L203]; ([.$J203]-[.AB203])*[.$I203]/[.$L203])-[.$Q203]); &quot;&quot;)">
            <text:p/>
          </table:table-cell>
          <table:table-cell table:number-columns-repeated="5"/>
          <table:table-cell table:formula="of:=IF([.B203]=&quot;&quot;; &quot;&quot;; WEEKDAY([.B203]; 2))">
            <text:p/>
          </table:table-cell>
          <table:table-cell table:number-columns-repeated="2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4]=&quot;Long&quot; ; [.J204]-[Overview.$C$4]/[.I204]  ;  IF([.G204]=&quot;Short&quot;; [.J204]+[Overview.$C$4]/[.I204]; &quot;&quot;) ); &quot;&quot;)">
            <text:p/>
          </table:table-cell>
          <table:table-cell table:formula="of:=IFERROR(ABS([.K204]-[.J204])*[.I204]; &quot;&quot;)">
            <text:p/>
          </table:table-cell>
          <table:table-cell table:formula="of:=IFERROR(  IF([.G204]=&quot;Long&quot;;  [.J204]+[Overview.$C$4]/[.I204]  *  [Overview.$C$6]  ;  IF([.G204]=&quot;Short&quot;   ;  [.J204]-[Overview.$C$4]/[.I204]  * [Overview.$C$6]  ; &quot;&quot;  )  )   ; &quot;&quot;)">
            <text:p/>
          </table:table-cell>
          <table:table-cell table:number-columns-repeated="3"/>
          <table:table-cell table:style-name="ce182" table:formula="of:=IFERROR([.R204]/[.L204]; &quot;&quot;)">
            <text:p/>
          </table:table-cell>
          <table:table-cell table:style-name="ce203" table:formula="of:=IFERROR(   IF( AND( [.G204]=&quot;Long&quot;;   [.N204]=[.I204])  ;  [.I204]*([.O204]-[.J204])  ;    IF(  AND(  [.G204]=&quot;Short&quot;  ;   [.N204]=[.I204]   )   ;   [.I204]*([.J204]-[.O204])   ;  &quot;&quot;)) ; &quot;&quot;)">
            <text:p/>
          </table:table-cell>
          <table:table-cell table:style-name="ce215" table:formula="of:=IF(ISNUMBER([.R204]); IF([.R204]&gt;=0; &quot;Win&quot;; &quot;Loss&quot;); &quot;&quot;)">
            <text:p/>
          </table:table-cell>
          <table:table-cell table:style-name="ce220" table:formula="of:=IF(ISNUMBER([.R204]); ROUND(([.P204]-[.H20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4]); &quot;&quot;; IF([.$G204]=&quot;Long&quot;; ([.X204]-[.$J204])*[.$I204]/[.$L204]; ([.$J204]-[.X204])*[.$I204]/[.$L204])-[.$Q204]); &quot;&quot;)">
            <text:p/>
          </table:table-cell>
          <table:table-cell/>
          <table:table-cell table:style-name="ce243" table:formula="of:=IFERROR(IF(ISBLANK([.Z204]); &quot;&quot;; IF([.$G204]=&quot;Long&quot;; ([.Z204]-[.$J204])*[.$I204]/[.$L204]; ([.$J204]-[.Z204])*[.$I204]/[.$L204])-[.$Q204]); &quot;&quot;)">
            <text:p/>
          </table:table-cell>
          <table:table-cell/>
          <table:table-cell table:style-name="ce243" table:formula="of:=IFERROR(IF(ISBLANK([.AB204]); &quot;&quot;; IF([.$G204]=&quot;Long&quot;; ([.AB204]-[.$J204])*[.$I204]/[.$L204]; ([.$J204]-[.AB204])*[.$I204]/[.$L204])-[.$Q204]); &quot;&quot;)">
            <text:p/>
          </table:table-cell>
          <table:table-cell table:number-columns-repeated="5"/>
          <table:table-cell table:formula="of:=IF([.B204]=&quot;&quot;; &quot;&quot;; WEEKDAY([.B204]; 2))">
            <text:p/>
          </table:table-cell>
          <table:table-cell table:number-columns-repeated="2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5]=&quot;Long&quot; ; [.J205]-[Overview.$C$4]/[.I205]  ;  IF([.G205]=&quot;Short&quot;; [.J205]+[Overview.$C$4]/[.I205]; &quot;&quot;) ); &quot;&quot;)">
            <text:p/>
          </table:table-cell>
          <table:table-cell table:formula="of:=IFERROR(ABS([.K205]-[.J205])*[.I205]; &quot;&quot;)">
            <text:p/>
          </table:table-cell>
          <table:table-cell table:formula="of:=IFERROR(  IF([.G205]=&quot;Long&quot;;  [.J205]+[Overview.$C$4]/[.I205]  *  [Overview.$C$6]  ;  IF([.G205]=&quot;Short&quot;   ;  [.J205]-[Overview.$C$4]/[.I205]  * [Overview.$C$6]  ; &quot;&quot;  )  )   ; &quot;&quot;)">
            <text:p/>
          </table:table-cell>
          <table:table-cell table:number-columns-repeated="3"/>
          <table:table-cell table:style-name="ce182" table:formula="of:=IFERROR([.R205]/[.L205]; &quot;&quot;)">
            <text:p/>
          </table:table-cell>
          <table:table-cell table:style-name="ce203" table:formula="of:=IFERROR(   IF( AND( [.G205]=&quot;Long&quot;;   [.N205]=[.I205])  ;  [.I205]*([.O205]-[.J205])  ;    IF(  AND(  [.G205]=&quot;Short&quot;  ;   [.N205]=[.I205]   )   ;   [.I205]*([.J205]-[.O205])   ;  &quot;&quot;)) ; &quot;&quot;)">
            <text:p/>
          </table:table-cell>
          <table:table-cell table:style-name="ce215" table:formula="of:=IF(ISNUMBER([.R205]); IF([.R205]&gt;=0; &quot;Win&quot;; &quot;Loss&quot;); &quot;&quot;)">
            <text:p/>
          </table:table-cell>
          <table:table-cell table:style-name="ce220" table:formula="of:=IF(ISNUMBER([.R205]); ROUND(([.P205]-[.H20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5]); &quot;&quot;; IF([.$G205]=&quot;Long&quot;; ([.X205]-[.$J205])*[.$I205]/[.$L205]; ([.$J205]-[.X205])*[.$I205]/[.$L205])-[.$Q205]); &quot;&quot;)">
            <text:p/>
          </table:table-cell>
          <table:table-cell/>
          <table:table-cell table:style-name="ce243" table:formula="of:=IFERROR(IF(ISBLANK([.Z205]); &quot;&quot;; IF([.$G205]=&quot;Long&quot;; ([.Z205]-[.$J205])*[.$I205]/[.$L205]; ([.$J205]-[.Z205])*[.$I205]/[.$L205])-[.$Q205]); &quot;&quot;)">
            <text:p/>
          </table:table-cell>
          <table:table-cell/>
          <table:table-cell table:style-name="ce243" table:formula="of:=IFERROR(IF(ISBLANK([.AB205]); &quot;&quot;; IF([.$G205]=&quot;Long&quot;; ([.AB205]-[.$J205])*[.$I205]/[.$L205]; ([.$J205]-[.AB205])*[.$I205]/[.$L205])-[.$Q205]); &quot;&quot;)">
            <text:p/>
          </table:table-cell>
          <table:table-cell table:number-columns-repeated="5"/>
          <table:table-cell table:formula="of:=IF([.B205]=&quot;&quot;; &quot;&quot;; WEEKDAY([.B205]; 2))">
            <text:p/>
          </table:table-cell>
          <table:table-cell table:number-columns-repeated="29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6]=&quot;Long&quot; ; [.J206]-[Overview.$C$4]/[.I206]  ;  IF([.G206]=&quot;Short&quot;; [.J206]+[Overview.$C$4]/[.I206]; &quot;&quot;) ); &quot;&quot;)">
            <text:p/>
          </table:table-cell>
          <table:table-cell table:formula="of:=IFERROR(ABS([.K206]-[.J206])*[.I206]; &quot;&quot;)">
            <text:p/>
          </table:table-cell>
          <table:table-cell table:formula="of:=IFERROR(  IF([.G206]=&quot;Long&quot;;  [.J206]+[Overview.$C$4]/[.I206]  *  [Overview.$C$6]  ;  IF([.G206]=&quot;Short&quot;   ;  [.J206]-[Overview.$C$4]/[.I206]  * [Overview.$C$6]  ; &quot;&quot;  )  )   ; &quot;&quot;)">
            <text:p/>
          </table:table-cell>
          <table:table-cell table:number-columns-repeated="3"/>
          <table:table-cell table:style-name="ce182" table:formula="of:=IFERROR([.R206]/[.L206]; &quot;&quot;)">
            <text:p/>
          </table:table-cell>
          <table:table-cell table:style-name="ce203" table:formula="of:=IFERROR(   IF( AND( [.G206]=&quot;Long&quot;;   [.N206]=[.I206])  ;  [.I206]*([.O206]-[.J206])  ;    IF(  AND(  [.G206]=&quot;Short&quot;  ;   [.N206]=[.I206]   )   ;   [.I206]*([.J206]-[.O206])   ;  &quot;&quot;)) ; &quot;&quot;)">
            <text:p/>
          </table:table-cell>
          <table:table-cell table:style-name="ce215" table:formula="of:=IF(ISNUMBER([.R206]); IF([.R206]&gt;=0; &quot;Win&quot;; &quot;Loss&quot;); &quot;&quot;)">
            <text:p/>
          </table:table-cell>
          <table:table-cell table:style-name="ce220" table:formula="of:=IF(ISNUMBER([.R206]); ROUND(([.P206]-[.H20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6]); &quot;&quot;; IF([.$G206]=&quot;Long&quot;; ([.X206]-[.$J206])*[.$I206]/[.$L206]; ([.$J206]-[.X206])*[.$I206]/[.$L206])-[.$Q206]); &quot;&quot;)">
            <text:p/>
          </table:table-cell>
          <table:table-cell/>
          <table:table-cell table:style-name="ce243" table:formula="of:=IFERROR(IF(ISBLANK([.Z206]); &quot;&quot;; IF([.$G206]=&quot;Long&quot;; ([.Z206]-[.$J206])*[.$I206]/[.$L206]; ([.$J206]-[.Z206])*[.$I206]/[.$L206])-[.$Q206]); &quot;&quot;)">
            <text:p/>
          </table:table-cell>
          <table:table-cell/>
          <table:table-cell table:style-name="ce243" table:formula="of:=IFERROR(IF(ISBLANK([.AB206]); &quot;&quot;; IF([.$G206]=&quot;Long&quot;; ([.AB206]-[.$J206])*[.$I206]/[.$L206]; ([.$J206]-[.AB206])*[.$I206]/[.$L206])-[.$Q206]); &quot;&quot;)">
            <text:p/>
          </table:table-cell>
          <table:table-cell table:number-columns-repeated="5"/>
          <table:table-cell table:formula="of:=IF([.B206]=&quot;&quot;; &quot;&quot;; WEEKDAY([.B206]; 2))">
            <text:p/>
          </table:table-cell>
          <table:table-cell table:number-columns-repeated="29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7]=&quot;Long&quot; ; [.J207]-[Overview.$C$4]/[.I207]  ;  IF([.G207]=&quot;Short&quot;; [.J207]+[Overview.$C$4]/[.I207]; &quot;&quot;) ); &quot;&quot;)">
            <text:p/>
          </table:table-cell>
          <table:table-cell table:formula="of:=IFERROR(ABS([.K207]-[.J207])*[.I207]; &quot;&quot;)">
            <text:p/>
          </table:table-cell>
          <table:table-cell table:formula="of:=IFERROR(  IF([.G207]=&quot;Long&quot;;  [.J207]+[Overview.$C$4]/[.I207]  *  [Overview.$C$6]  ;  IF([.G207]=&quot;Short&quot;   ;  [.J207]-[Overview.$C$4]/[.I207]  * [Overview.$C$6]  ; &quot;&quot;  )  )   ; &quot;&quot;)">
            <text:p/>
          </table:table-cell>
          <table:table-cell table:number-columns-repeated="3"/>
          <table:table-cell table:style-name="ce182" table:formula="of:=IFERROR([.R207]/[.L207]; &quot;&quot;)">
            <text:p/>
          </table:table-cell>
          <table:table-cell table:style-name="ce203" table:formula="of:=IFERROR(   IF( AND( [.G207]=&quot;Long&quot;;   [.N207]=[.I207])  ;  [.I207]*([.O207]-[.J207])  ;    IF(  AND(  [.G207]=&quot;Short&quot;  ;   [.N207]=[.I207]   )   ;   [.I207]*([.J207]-[.O207])   ;  &quot;&quot;)) ; &quot;&quot;)">
            <text:p/>
          </table:table-cell>
          <table:table-cell table:style-name="ce215" table:formula="of:=IF(ISNUMBER([.R207]); IF([.R207]&gt;=0; &quot;Win&quot;; &quot;Loss&quot;); &quot;&quot;)">
            <text:p/>
          </table:table-cell>
          <table:table-cell table:style-name="ce220" table:formula="of:=IF(ISNUMBER([.R207]); ROUND(([.P207]-[.H20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7]); &quot;&quot;; IF([.$G207]=&quot;Long&quot;; ([.X207]-[.$J207])*[.$I207]/[.$L207]; ([.$J207]-[.X207])*[.$I207]/[.$L207])-[.$Q207]); &quot;&quot;)">
            <text:p/>
          </table:table-cell>
          <table:table-cell/>
          <table:table-cell table:style-name="ce243" table:formula="of:=IFERROR(IF(ISBLANK([.Z207]); &quot;&quot;; IF([.$G207]=&quot;Long&quot;; ([.Z207]-[.$J207])*[.$I207]/[.$L207]; ([.$J207]-[.Z207])*[.$I207]/[.$L207])-[.$Q207]); &quot;&quot;)">
            <text:p/>
          </table:table-cell>
          <table:table-cell/>
          <table:table-cell table:style-name="ce243" table:formula="of:=IFERROR(IF(ISBLANK([.AB207]); &quot;&quot;; IF([.$G207]=&quot;Long&quot;; ([.AB207]-[.$J207])*[.$I207]/[.$L207]; ([.$J207]-[.AB207])*[.$I207]/[.$L207])-[.$Q207]); &quot;&quot;)">
            <text:p/>
          </table:table-cell>
          <table:table-cell table:number-columns-repeated="5"/>
          <table:table-cell table:formula="of:=IF([.B207]=&quot;&quot;; &quot;&quot;; WEEKDAY([.B207]; 2))">
            <text:p/>
          </table:table-cell>
          <table:table-cell table:number-columns-repeated="29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8]=&quot;Long&quot; ; [.J208]-[Overview.$C$4]/[.I208]  ;  IF([.G208]=&quot;Short&quot;; [.J208]+[Overview.$C$4]/[.I208]; &quot;&quot;) ); &quot;&quot;)">
            <text:p/>
          </table:table-cell>
          <table:table-cell table:formula="of:=IFERROR(ABS([.K208]-[.J208])*[.I208]; &quot;&quot;)">
            <text:p/>
          </table:table-cell>
          <table:table-cell table:formula="of:=IFERROR(  IF([.G208]=&quot;Long&quot;;  [.J208]+[Overview.$C$4]/[.I208]  *  [Overview.$C$6]  ;  IF([.G208]=&quot;Short&quot;   ;  [.J208]-[Overview.$C$4]/[.I208]  * [Overview.$C$6]  ; &quot;&quot;  )  )   ; &quot;&quot;)">
            <text:p/>
          </table:table-cell>
          <table:table-cell table:number-columns-repeated="3"/>
          <table:table-cell table:style-name="ce182" table:formula="of:=IFERROR([.R208]/[.L208]; &quot;&quot;)">
            <text:p/>
          </table:table-cell>
          <table:table-cell table:style-name="ce203" table:formula="of:=IFERROR(   IF( AND( [.G208]=&quot;Long&quot;;   [.N208]=[.I208])  ;  [.I208]*([.O208]-[.J208])  ;    IF(  AND(  [.G208]=&quot;Short&quot;  ;   [.N208]=[.I208]   )   ;   [.I208]*([.J208]-[.O208])   ;  &quot;&quot;)) ; &quot;&quot;)">
            <text:p/>
          </table:table-cell>
          <table:table-cell table:style-name="ce215" table:formula="of:=IF(ISNUMBER([.R208]); IF([.R208]&gt;=0; &quot;Win&quot;; &quot;Loss&quot;); &quot;&quot;)">
            <text:p/>
          </table:table-cell>
          <table:table-cell table:style-name="ce220" table:formula="of:=IF(ISNUMBER([.R208]); ROUND(([.P208]-[.H20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8]); &quot;&quot;; IF([.$G208]=&quot;Long&quot;; ([.X208]-[.$J208])*[.$I208]/[.$L208]; ([.$J208]-[.X208])*[.$I208]/[.$L208])-[.$Q208]); &quot;&quot;)">
            <text:p/>
          </table:table-cell>
          <table:table-cell/>
          <table:table-cell table:style-name="ce243" table:formula="of:=IFERROR(IF(ISBLANK([.Z208]); &quot;&quot;; IF([.$G208]=&quot;Long&quot;; ([.Z208]-[.$J208])*[.$I208]/[.$L208]; ([.$J208]-[.Z208])*[.$I208]/[.$L208])-[.$Q208]); &quot;&quot;)">
            <text:p/>
          </table:table-cell>
          <table:table-cell/>
          <table:table-cell table:style-name="ce243" table:formula="of:=IFERROR(IF(ISBLANK([.AB208]); &quot;&quot;; IF([.$G208]=&quot;Long&quot;; ([.AB208]-[.$J208])*[.$I208]/[.$L208]; ([.$J208]-[.AB208])*[.$I208]/[.$L208])-[.$Q208]); &quot;&quot;)">
            <text:p/>
          </table:table-cell>
          <table:table-cell table:number-columns-repeated="5"/>
          <table:table-cell table:formula="of:=IF([.B208]=&quot;&quot;; &quot;&quot;; WEEKDAY([.B208]; 2))">
            <text:p/>
          </table:table-cell>
          <table:table-cell table:number-columns-repeated="29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9]=&quot;Long&quot; ; [.J209]-[Overview.$C$4]/[.I209]  ;  IF([.G209]=&quot;Short&quot;; [.J209]+[Overview.$C$4]/[.I209]; &quot;&quot;) ); &quot;&quot;)">
            <text:p/>
          </table:table-cell>
          <table:table-cell table:formula="of:=IFERROR(ABS([.K209]-[.J209])*[.I209]; &quot;&quot;)">
            <text:p/>
          </table:table-cell>
          <table:table-cell table:formula="of:=IFERROR(  IF([.G209]=&quot;Long&quot;;  [.J209]+[Overview.$C$4]/[.I209]  *  [Overview.$C$6]  ;  IF([.G209]=&quot;Short&quot;   ;  [.J209]-[Overview.$C$4]/[.I209]  * [Overview.$C$6]  ; &quot;&quot;  )  )   ; &quot;&quot;)">
            <text:p/>
          </table:table-cell>
          <table:table-cell table:number-columns-repeated="3"/>
          <table:table-cell table:style-name="ce182" table:formula="of:=IFERROR([.R209]/[.L209]; &quot;&quot;)">
            <text:p/>
          </table:table-cell>
          <table:table-cell table:style-name="ce203" table:formula="of:=IFERROR(   IF( AND( [.G209]=&quot;Long&quot;;   [.N209]=[.I209])  ;  [.I209]*([.O209]-[.J209])  ;    IF(  AND(  [.G209]=&quot;Short&quot;  ;   [.N209]=[.I209]   )   ;   [.I209]*([.J209]-[.O209])   ;  &quot;&quot;)) ; &quot;&quot;)">
            <text:p/>
          </table:table-cell>
          <table:table-cell table:style-name="ce215" table:formula="of:=IF(ISNUMBER([.R209]); IF([.R209]&gt;=0; &quot;Win&quot;; &quot;Loss&quot;); &quot;&quot;)">
            <text:p/>
          </table:table-cell>
          <table:table-cell table:style-name="ce220" table:formula="of:=IF(ISNUMBER([.R209]); ROUND(([.P209]-[.H20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9]); &quot;&quot;; IF([.$G209]=&quot;Long&quot;; ([.X209]-[.$J209])*[.$I209]/[.$L209]; ([.$J209]-[.X209])*[.$I209]/[.$L209])-[.$Q209]); &quot;&quot;)">
            <text:p/>
          </table:table-cell>
          <table:table-cell/>
          <table:table-cell table:style-name="ce243" table:formula="of:=IFERROR(IF(ISBLANK([.Z209]); &quot;&quot;; IF([.$G209]=&quot;Long&quot;; ([.Z209]-[.$J209])*[.$I209]/[.$L209]; ([.$J209]-[.Z209])*[.$I209]/[.$L209])-[.$Q209]); &quot;&quot;)">
            <text:p/>
          </table:table-cell>
          <table:table-cell/>
          <table:table-cell table:style-name="ce243" table:formula="of:=IFERROR(IF(ISBLANK([.AB209]); &quot;&quot;; IF([.$G209]=&quot;Long&quot;; ([.AB209]-[.$J209])*[.$I209]/[.$L209]; ([.$J209]-[.AB209])*[.$I209]/[.$L209])-[.$Q209]); &quot;&quot;)">
            <text:p/>
          </table:table-cell>
          <table:table-cell table:number-columns-repeated="5"/>
          <table:table-cell table:formula="of:=IF([.B209]=&quot;&quot;; &quot;&quot;; WEEKDAY([.B209]; 2))">
            <text:p/>
          </table:table-cell>
          <table:table-cell table:number-columns-repeated="29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0]=&quot;Long&quot; ; [.J210]-[Overview.$C$4]/[.I210]  ;  IF([.G210]=&quot;Short&quot;; [.J210]+[Overview.$C$4]/[.I210]; &quot;&quot;) ); &quot;&quot;)">
            <text:p/>
          </table:table-cell>
          <table:table-cell table:formula="of:=IFERROR(ABS([.K210]-[.J210])*[.I210]; &quot;&quot;)">
            <text:p/>
          </table:table-cell>
          <table:table-cell table:formula="of:=IFERROR(  IF([.G210]=&quot;Long&quot;;  [.J210]+[Overview.$C$4]/[.I210]  *  [Overview.$C$6]  ;  IF([.G210]=&quot;Short&quot;   ;  [.J210]-[Overview.$C$4]/[.I210]  * [Overview.$C$6]  ; &quot;&quot;  )  )   ; &quot;&quot;)">
            <text:p/>
          </table:table-cell>
          <table:table-cell table:number-columns-repeated="3"/>
          <table:table-cell table:style-name="ce182" table:formula="of:=IFERROR([.R210]/[.L210]; &quot;&quot;)">
            <text:p/>
          </table:table-cell>
          <table:table-cell table:style-name="ce203" table:formula="of:=IFERROR(   IF( AND( [.G210]=&quot;Long&quot;;   [.N210]=[.I210])  ;  [.I210]*([.O210]-[.J210])  ;    IF(  AND(  [.G210]=&quot;Short&quot;  ;   [.N210]=[.I210]   )   ;   [.I210]*([.J210]-[.O210])   ;  &quot;&quot;)) ; &quot;&quot;)">
            <text:p/>
          </table:table-cell>
          <table:table-cell table:style-name="ce215" table:formula="of:=IF(ISNUMBER([.R210]); IF([.R210]&gt;=0; &quot;Win&quot;; &quot;Loss&quot;); &quot;&quot;)">
            <text:p/>
          </table:table-cell>
          <table:table-cell table:style-name="ce220" table:formula="of:=IF(ISNUMBER([.R210]); ROUND(([.P210]-[.H21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0]); &quot;&quot;; IF([.$G210]=&quot;Long&quot;; ([.X210]-[.$J210])*[.$I210]/[.$L210]; ([.$J210]-[.X210])*[.$I210]/[.$L210])-[.$Q210]); &quot;&quot;)">
            <text:p/>
          </table:table-cell>
          <table:table-cell/>
          <table:table-cell table:style-name="ce243" table:formula="of:=IFERROR(IF(ISBLANK([.Z210]); &quot;&quot;; IF([.$G210]=&quot;Long&quot;; ([.Z210]-[.$J210])*[.$I210]/[.$L210]; ([.$J210]-[.Z210])*[.$I210]/[.$L210])-[.$Q210]); &quot;&quot;)">
            <text:p/>
          </table:table-cell>
          <table:table-cell/>
          <table:table-cell table:style-name="ce243" table:formula="of:=IFERROR(IF(ISBLANK([.AB210]); &quot;&quot;; IF([.$G210]=&quot;Long&quot;; ([.AB210]-[.$J210])*[.$I210]/[.$L210]; ([.$J210]-[.AB210])*[.$I210]/[.$L210])-[.$Q210]); &quot;&quot;)">
            <text:p/>
          </table:table-cell>
          <table:table-cell table:number-columns-repeated="5"/>
          <table:table-cell table:formula="of:=IF([.B210]=&quot;&quot;; &quot;&quot;; WEEKDAY([.B210]; 2))">
            <text:p/>
          </table:table-cell>
          <table:table-cell table:number-columns-repeated="29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1]=&quot;Long&quot; ; [.J211]-[Overview.$C$4]/[.I211]  ;  IF([.G211]=&quot;Short&quot;; [.J211]+[Overview.$C$4]/[.I211]; &quot;&quot;) ); &quot;&quot;)">
            <text:p/>
          </table:table-cell>
          <table:table-cell table:formula="of:=IFERROR(ABS([.K211]-[.J211])*[.I211]; &quot;&quot;)">
            <text:p/>
          </table:table-cell>
          <table:table-cell table:formula="of:=IFERROR(  IF([.G211]=&quot;Long&quot;;  [.J211]+[Overview.$C$4]/[.I211]  *  [Overview.$C$6]  ;  IF([.G211]=&quot;Short&quot;   ;  [.J211]-[Overview.$C$4]/[.I211]  * [Overview.$C$6]  ; &quot;&quot;  )  )   ; &quot;&quot;)">
            <text:p/>
          </table:table-cell>
          <table:table-cell table:number-columns-repeated="3"/>
          <table:table-cell table:style-name="ce182" table:formula="of:=IFERROR([.R211]/[.L211]; &quot;&quot;)">
            <text:p/>
          </table:table-cell>
          <table:table-cell table:style-name="ce203" table:formula="of:=IFERROR(   IF( AND( [.G211]=&quot;Long&quot;;   [.N211]=[.I211])  ;  [.I211]*([.O211]-[.J211])  ;    IF(  AND(  [.G211]=&quot;Short&quot;  ;   [.N211]=[.I211]   )   ;   [.I211]*([.J211]-[.O211])   ;  &quot;&quot;)) ; &quot;&quot;)">
            <text:p/>
          </table:table-cell>
          <table:table-cell table:style-name="ce215" table:formula="of:=IF(ISNUMBER([.R211]); IF([.R211]&gt;=0; &quot;Win&quot;; &quot;Loss&quot;); &quot;&quot;)">
            <text:p/>
          </table:table-cell>
          <table:table-cell table:style-name="ce220" table:formula="of:=IF(ISNUMBER([.R211]); ROUND(([.P211]-[.H21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1]); &quot;&quot;; IF([.$G211]=&quot;Long&quot;; ([.X211]-[.$J211])*[.$I211]/[.$L211]; ([.$J211]-[.X211])*[.$I211]/[.$L211])-[.$Q211]); &quot;&quot;)">
            <text:p/>
          </table:table-cell>
          <table:table-cell/>
          <table:table-cell table:style-name="ce243" table:formula="of:=IFERROR(IF(ISBLANK([.Z211]); &quot;&quot;; IF([.$G211]=&quot;Long&quot;; ([.Z211]-[.$J211])*[.$I211]/[.$L211]; ([.$J211]-[.Z211])*[.$I211]/[.$L211])-[.$Q211]); &quot;&quot;)">
            <text:p/>
          </table:table-cell>
          <table:table-cell/>
          <table:table-cell table:style-name="ce243" table:formula="of:=IFERROR(IF(ISBLANK([.AB211]); &quot;&quot;; IF([.$G211]=&quot;Long&quot;; ([.AB211]-[.$J211])*[.$I211]/[.$L211]; ([.$J211]-[.AB211])*[.$I211]/[.$L211])-[.$Q211]); &quot;&quot;)">
            <text:p/>
          </table:table-cell>
          <table:table-cell table:number-columns-repeated="5"/>
          <table:table-cell table:formula="of:=IF([.B211]=&quot;&quot;; &quot;&quot;; WEEKDAY([.B211]; 2))">
            <text:p/>
          </table:table-cell>
          <table:table-cell table:number-columns-repeated="29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2]=&quot;Long&quot; ; [.J212]-[Overview.$C$4]/[.I212]  ;  IF([.G212]=&quot;Short&quot;; [.J212]+[Overview.$C$4]/[.I212]; &quot;&quot;) ); &quot;&quot;)">
            <text:p/>
          </table:table-cell>
          <table:table-cell table:formula="of:=IFERROR(ABS([.K212]-[.J212])*[.I212]; &quot;&quot;)">
            <text:p/>
          </table:table-cell>
          <table:table-cell table:formula="of:=IFERROR(  IF([.G212]=&quot;Long&quot;;  [.J212]+[Overview.$C$4]/[.I212]  *  [Overview.$C$6]  ;  IF([.G212]=&quot;Short&quot;   ;  [.J212]-[Overview.$C$4]/[.I212]  * [Overview.$C$6]  ; &quot;&quot;  )  )   ; &quot;&quot;)">
            <text:p/>
          </table:table-cell>
          <table:table-cell table:number-columns-repeated="3"/>
          <table:table-cell table:style-name="ce182" table:formula="of:=IFERROR([.R212]/[.L212]; &quot;&quot;)">
            <text:p/>
          </table:table-cell>
          <table:table-cell table:style-name="ce203" table:formula="of:=IFERROR(   IF( AND( [.G212]=&quot;Long&quot;;   [.N212]=[.I212])  ;  [.I212]*([.O212]-[.J212])  ;    IF(  AND(  [.G212]=&quot;Short&quot;  ;   [.N212]=[.I212]   )   ;   [.I212]*([.J212]-[.O212])   ;  &quot;&quot;)) ; &quot;&quot;)">
            <text:p/>
          </table:table-cell>
          <table:table-cell table:style-name="ce215" table:formula="of:=IF(ISNUMBER([.R212]); IF([.R212]&gt;=0; &quot;Win&quot;; &quot;Loss&quot;); &quot;&quot;)">
            <text:p/>
          </table:table-cell>
          <table:table-cell table:style-name="ce220" table:formula="of:=IF(ISNUMBER([.R212]); ROUND(([.P212]-[.H21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2]); &quot;&quot;; IF([.$G212]=&quot;Long&quot;; ([.X212]-[.$J212])*[.$I212]/[.$L212]; ([.$J212]-[.X212])*[.$I212]/[.$L212])-[.$Q212]); &quot;&quot;)">
            <text:p/>
          </table:table-cell>
          <table:table-cell/>
          <table:table-cell table:style-name="ce243" table:formula="of:=IFERROR(IF(ISBLANK([.Z212]); &quot;&quot;; IF([.$G212]=&quot;Long&quot;; ([.Z212]-[.$J212])*[.$I212]/[.$L212]; ([.$J212]-[.Z212])*[.$I212]/[.$L212])-[.$Q212]); &quot;&quot;)">
            <text:p/>
          </table:table-cell>
          <table:table-cell/>
          <table:table-cell table:style-name="ce243" table:formula="of:=IFERROR(IF(ISBLANK([.AB212]); &quot;&quot;; IF([.$G212]=&quot;Long&quot;; ([.AB212]-[.$J212])*[.$I212]/[.$L212]; ([.$J212]-[.AB212])*[.$I212]/[.$L212])-[.$Q212]); &quot;&quot;)">
            <text:p/>
          </table:table-cell>
          <table:table-cell table:number-columns-repeated="5"/>
          <table:table-cell table:formula="of:=IF([.B212]=&quot;&quot;; &quot;&quot;; WEEKDAY([.B212]; 2))">
            <text:p/>
          </table:table-cell>
          <table:table-cell table:number-columns-repeated="2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3]=&quot;Long&quot; ; [.J213]-[Overview.$C$4]/[.I213]  ;  IF([.G213]=&quot;Short&quot;; [.J213]+[Overview.$C$4]/[.I213]; &quot;&quot;) ); &quot;&quot;)">
            <text:p/>
          </table:table-cell>
          <table:table-cell table:formula="of:=IFERROR(ABS([.K213]-[.J213])*[.I213]; &quot;&quot;)">
            <text:p/>
          </table:table-cell>
          <table:table-cell table:formula="of:=IFERROR(  IF([.G213]=&quot;Long&quot;;  [.J213]+[Overview.$C$4]/[.I213]  *  [Overview.$C$6]  ;  IF([.G213]=&quot;Short&quot;   ;  [.J213]-[Overview.$C$4]/[.I213]  * [Overview.$C$6]  ; &quot;&quot;  )  )   ; &quot;&quot;)">
            <text:p/>
          </table:table-cell>
          <table:table-cell table:number-columns-repeated="3"/>
          <table:table-cell table:style-name="ce182" table:formula="of:=IFERROR([.R213]/[.L213]; &quot;&quot;)">
            <text:p/>
          </table:table-cell>
          <table:table-cell table:style-name="ce203" table:formula="of:=IFERROR(   IF( AND( [.G213]=&quot;Long&quot;;   [.N213]=[.I213])  ;  [.I213]*([.O213]-[.J213])  ;    IF(  AND(  [.G213]=&quot;Short&quot;  ;   [.N213]=[.I213]   )   ;   [.I213]*([.J213]-[.O213])   ;  &quot;&quot;)) ; &quot;&quot;)">
            <text:p/>
          </table:table-cell>
          <table:table-cell table:style-name="ce215" table:formula="of:=IF(ISNUMBER([.R213]); IF([.R213]&gt;=0; &quot;Win&quot;; &quot;Loss&quot;); &quot;&quot;)">
            <text:p/>
          </table:table-cell>
          <table:table-cell table:style-name="ce220" table:formula="of:=IF(ISNUMBER([.R213]); ROUND(([.P213]-[.H21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3]); &quot;&quot;; IF([.$G213]=&quot;Long&quot;; ([.X213]-[.$J213])*[.$I213]/[.$L213]; ([.$J213]-[.X213])*[.$I213]/[.$L213])-[.$Q213]); &quot;&quot;)">
            <text:p/>
          </table:table-cell>
          <table:table-cell/>
          <table:table-cell table:style-name="ce243" table:formula="of:=IFERROR(IF(ISBLANK([.Z213]); &quot;&quot;; IF([.$G213]=&quot;Long&quot;; ([.Z213]-[.$J213])*[.$I213]/[.$L213]; ([.$J213]-[.Z213])*[.$I213]/[.$L213])-[.$Q213]); &quot;&quot;)">
            <text:p/>
          </table:table-cell>
          <table:table-cell/>
          <table:table-cell table:style-name="ce243" table:formula="of:=IFERROR(IF(ISBLANK([.AB213]); &quot;&quot;; IF([.$G213]=&quot;Long&quot;; ([.AB213]-[.$J213])*[.$I213]/[.$L213]; ([.$J213]-[.AB213])*[.$I213]/[.$L213])-[.$Q213]); &quot;&quot;)">
            <text:p/>
          </table:table-cell>
          <table:table-cell table:number-columns-repeated="5"/>
          <table:table-cell table:formula="of:=IF([.B213]=&quot;&quot;; &quot;&quot;; WEEKDAY([.B213]; 2))">
            <text:p/>
          </table:table-cell>
          <table:table-cell table:number-columns-repeated="29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4]=&quot;Long&quot; ; [.J214]-[Overview.$C$4]/[.I214]  ;  IF([.G214]=&quot;Short&quot;; [.J214]+[Overview.$C$4]/[.I214]; &quot;&quot;) ); &quot;&quot;)">
            <text:p/>
          </table:table-cell>
          <table:table-cell table:formula="of:=IFERROR(ABS([.K214]-[.J214])*[.I214]; &quot;&quot;)">
            <text:p/>
          </table:table-cell>
          <table:table-cell table:formula="of:=IFERROR(  IF([.G214]=&quot;Long&quot;;  [.J214]+[Overview.$C$4]/[.I214]  *  [Overview.$C$6]  ;  IF([.G214]=&quot;Short&quot;   ;  [.J214]-[Overview.$C$4]/[.I214]  * [Overview.$C$6]  ; &quot;&quot;  )  )   ; &quot;&quot;)">
            <text:p/>
          </table:table-cell>
          <table:table-cell table:number-columns-repeated="3"/>
          <table:table-cell table:style-name="ce182" table:formula="of:=IFERROR([.R214]/[.L214]; &quot;&quot;)">
            <text:p/>
          </table:table-cell>
          <table:table-cell table:style-name="ce203" table:formula="of:=IFERROR(   IF( AND( [.G214]=&quot;Long&quot;;   [.N214]=[.I214])  ;  [.I214]*([.O214]-[.J214])  ;    IF(  AND(  [.G214]=&quot;Short&quot;  ;   [.N214]=[.I214]   )   ;   [.I214]*([.J214]-[.O214])   ;  &quot;&quot;)) ; &quot;&quot;)">
            <text:p/>
          </table:table-cell>
          <table:table-cell table:style-name="ce215" table:formula="of:=IF(ISNUMBER([.R214]); IF([.R214]&gt;=0; &quot;Win&quot;; &quot;Loss&quot;); &quot;&quot;)">
            <text:p/>
          </table:table-cell>
          <table:table-cell table:style-name="ce220" table:formula="of:=IF(ISNUMBER([.R214]); ROUND(([.P214]-[.H21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4]); &quot;&quot;; IF([.$G214]=&quot;Long&quot;; ([.X214]-[.$J214])*[.$I214]/[.$L214]; ([.$J214]-[.X214])*[.$I214]/[.$L214])-[.$Q214]); &quot;&quot;)">
            <text:p/>
          </table:table-cell>
          <table:table-cell/>
          <table:table-cell table:style-name="ce243" table:formula="of:=IFERROR(IF(ISBLANK([.Z214]); &quot;&quot;; IF([.$G214]=&quot;Long&quot;; ([.Z214]-[.$J214])*[.$I214]/[.$L214]; ([.$J214]-[.Z214])*[.$I214]/[.$L214])-[.$Q214]); &quot;&quot;)">
            <text:p/>
          </table:table-cell>
          <table:table-cell/>
          <table:table-cell table:style-name="ce243" table:formula="of:=IFERROR(IF(ISBLANK([.AB214]); &quot;&quot;; IF([.$G214]=&quot;Long&quot;; ([.AB214]-[.$J214])*[.$I214]/[.$L214]; ([.$J214]-[.AB214])*[.$I214]/[.$L214])-[.$Q214]); &quot;&quot;)">
            <text:p/>
          </table:table-cell>
          <table:table-cell table:number-columns-repeated="5"/>
          <table:table-cell table:formula="of:=IF([.B214]=&quot;&quot;; &quot;&quot;; WEEKDAY([.B214]; 2))">
            <text:p/>
          </table:table-cell>
          <table:table-cell table:number-columns-repeated="29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5]=&quot;Long&quot; ; [.J215]-[Overview.$C$4]/[.I215]  ;  IF([.G215]=&quot;Short&quot;; [.J215]+[Overview.$C$4]/[.I215]; &quot;&quot;) ); &quot;&quot;)">
            <text:p/>
          </table:table-cell>
          <table:table-cell table:formula="of:=IFERROR(ABS([.K215]-[.J215])*[.I215]; &quot;&quot;)">
            <text:p/>
          </table:table-cell>
          <table:table-cell table:formula="of:=IFERROR(  IF([.G215]=&quot;Long&quot;;  [.J215]+[Overview.$C$4]/[.I215]  *  [Overview.$C$6]  ;  IF([.G215]=&quot;Short&quot;   ;  [.J215]-[Overview.$C$4]/[.I215]  * [Overview.$C$6]  ; &quot;&quot;  )  )   ; &quot;&quot;)">
            <text:p/>
          </table:table-cell>
          <table:table-cell table:number-columns-repeated="3"/>
          <table:table-cell table:style-name="ce182" table:formula="of:=IFERROR([.R215]/[.L215]; &quot;&quot;)">
            <text:p/>
          </table:table-cell>
          <table:table-cell table:style-name="ce203" table:formula="of:=IFERROR(   IF( AND( [.G215]=&quot;Long&quot;;   [.N215]=[.I215])  ;  [.I215]*([.O215]-[.J215])  ;    IF(  AND(  [.G215]=&quot;Short&quot;  ;   [.N215]=[.I215]   )   ;   [.I215]*([.J215]-[.O215])   ;  &quot;&quot;)) ; &quot;&quot;)">
            <text:p/>
          </table:table-cell>
          <table:table-cell table:style-name="ce215" table:formula="of:=IF(ISNUMBER([.R215]); IF([.R215]&gt;=0; &quot;Win&quot;; &quot;Loss&quot;); &quot;&quot;)">
            <text:p/>
          </table:table-cell>
          <table:table-cell table:style-name="ce220" table:formula="of:=IF(ISNUMBER([.R215]); ROUND(([.P215]-[.H21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5]); &quot;&quot;; IF([.$G215]=&quot;Long&quot;; ([.X215]-[.$J215])*[.$I215]/[.$L215]; ([.$J215]-[.X215])*[.$I215]/[.$L215])-[.$Q215]); &quot;&quot;)">
            <text:p/>
          </table:table-cell>
          <table:table-cell/>
          <table:table-cell table:style-name="ce243" table:formula="of:=IFERROR(IF(ISBLANK([.Z215]); &quot;&quot;; IF([.$G215]=&quot;Long&quot;; ([.Z215]-[.$J215])*[.$I215]/[.$L215]; ([.$J215]-[.Z215])*[.$I215]/[.$L215])-[.$Q215]); &quot;&quot;)">
            <text:p/>
          </table:table-cell>
          <table:table-cell/>
          <table:table-cell table:style-name="ce243" table:formula="of:=IFERROR(IF(ISBLANK([.AB215]); &quot;&quot;; IF([.$G215]=&quot;Long&quot;; ([.AB215]-[.$J215])*[.$I215]/[.$L215]; ([.$J215]-[.AB215])*[.$I215]/[.$L215])-[.$Q215]); &quot;&quot;)">
            <text:p/>
          </table:table-cell>
          <table:table-cell table:number-columns-repeated="5"/>
          <table:table-cell table:formula="of:=IF([.B215]=&quot;&quot;; &quot;&quot;; WEEKDAY([.B215]; 2))">
            <text:p/>
          </table:table-cell>
          <table:table-cell table:number-columns-repeated="29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6]=&quot;Long&quot; ; [.J216]-[Overview.$C$4]/[.I216]  ;  IF([.G216]=&quot;Short&quot;; [.J216]+[Overview.$C$4]/[.I216]; &quot;&quot;) ); &quot;&quot;)">
            <text:p/>
          </table:table-cell>
          <table:table-cell table:formula="of:=IFERROR(ABS([.K216]-[.J216])*[.I216]; &quot;&quot;)">
            <text:p/>
          </table:table-cell>
          <table:table-cell table:formula="of:=IFERROR(  IF([.G216]=&quot;Long&quot;;  [.J216]+[Overview.$C$4]/[.I216]  *  [Overview.$C$6]  ;  IF([.G216]=&quot;Short&quot;   ;  [.J216]-[Overview.$C$4]/[.I216]  * [Overview.$C$6]  ; &quot;&quot;  )  )   ; &quot;&quot;)">
            <text:p/>
          </table:table-cell>
          <table:table-cell table:number-columns-repeated="3"/>
          <table:table-cell table:style-name="ce182" table:formula="of:=IFERROR([.R216]/[.L216]; &quot;&quot;)">
            <text:p/>
          </table:table-cell>
          <table:table-cell table:style-name="ce203" table:formula="of:=IFERROR(   IF( AND( [.G216]=&quot;Long&quot;;   [.N216]=[.I216])  ;  [.I216]*([.O216]-[.J216])  ;    IF(  AND(  [.G216]=&quot;Short&quot;  ;   [.N216]=[.I216]   )   ;   [.I216]*([.J216]-[.O216])   ;  &quot;&quot;)) ; &quot;&quot;)">
            <text:p/>
          </table:table-cell>
          <table:table-cell table:style-name="ce215" table:formula="of:=IF(ISNUMBER([.R216]); IF([.R216]&gt;=0; &quot;Win&quot;; &quot;Loss&quot;); &quot;&quot;)">
            <text:p/>
          </table:table-cell>
          <table:table-cell table:style-name="ce220" table:formula="of:=IF(ISNUMBER([.R216]); ROUND(([.P216]-[.H21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6]); &quot;&quot;; IF([.$G216]=&quot;Long&quot;; ([.X216]-[.$J216])*[.$I216]/[.$L216]; ([.$J216]-[.X216])*[.$I216]/[.$L216])-[.$Q216]); &quot;&quot;)">
            <text:p/>
          </table:table-cell>
          <table:table-cell/>
          <table:table-cell table:style-name="ce243" table:formula="of:=IFERROR(IF(ISBLANK([.Z216]); &quot;&quot;; IF([.$G216]=&quot;Long&quot;; ([.Z216]-[.$J216])*[.$I216]/[.$L216]; ([.$J216]-[.Z216])*[.$I216]/[.$L216])-[.$Q216]); &quot;&quot;)">
            <text:p/>
          </table:table-cell>
          <table:table-cell/>
          <table:table-cell table:style-name="ce243" table:formula="of:=IFERROR(IF(ISBLANK([.AB216]); &quot;&quot;; IF([.$G216]=&quot;Long&quot;; ([.AB216]-[.$J216])*[.$I216]/[.$L216]; ([.$J216]-[.AB216])*[.$I216]/[.$L216])-[.$Q216]); &quot;&quot;)">
            <text:p/>
          </table:table-cell>
          <table:table-cell table:number-columns-repeated="5"/>
          <table:table-cell table:formula="of:=IF([.B216]=&quot;&quot;; &quot;&quot;; WEEKDAY([.B216]; 2))">
            <text:p/>
          </table:table-cell>
          <table:table-cell table:number-columns-repeated="29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7]=&quot;Long&quot; ; [.J217]-[Overview.$C$4]/[.I217]  ;  IF([.G217]=&quot;Short&quot;; [.J217]+[Overview.$C$4]/[.I217]; &quot;&quot;) ); &quot;&quot;)">
            <text:p/>
          </table:table-cell>
          <table:table-cell table:formula="of:=IFERROR(ABS([.K217]-[.J217])*[.I217]; &quot;&quot;)">
            <text:p/>
          </table:table-cell>
          <table:table-cell table:formula="of:=IFERROR(  IF([.G217]=&quot;Long&quot;;  [.J217]+[Overview.$C$4]/[.I217]  *  [Overview.$C$6]  ;  IF([.G217]=&quot;Short&quot;   ;  [.J217]-[Overview.$C$4]/[.I217]  * [Overview.$C$6]  ; &quot;&quot;  )  )   ; &quot;&quot;)">
            <text:p/>
          </table:table-cell>
          <table:table-cell table:number-columns-repeated="3"/>
          <table:table-cell table:style-name="ce182" table:formula="of:=IFERROR([.R217]/[.L217]; &quot;&quot;)">
            <text:p/>
          </table:table-cell>
          <table:table-cell table:style-name="ce203" table:formula="of:=IFERROR(   IF( AND( [.G217]=&quot;Long&quot;;   [.N217]=[.I217])  ;  [.I217]*([.O217]-[.J217])  ;    IF(  AND(  [.G217]=&quot;Short&quot;  ;   [.N217]=[.I217]   )   ;   [.I217]*([.J217]-[.O217])   ;  &quot;&quot;)) ; &quot;&quot;)">
            <text:p/>
          </table:table-cell>
          <table:table-cell table:style-name="ce215" table:formula="of:=IF(ISNUMBER([.R217]); IF([.R217]&gt;=0; &quot;Win&quot;; &quot;Loss&quot;); &quot;&quot;)">
            <text:p/>
          </table:table-cell>
          <table:table-cell table:style-name="ce220" table:formula="of:=IF(ISNUMBER([.R217]); ROUND(([.P217]-[.H21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7]); &quot;&quot;; IF([.$G217]=&quot;Long&quot;; ([.X217]-[.$J217])*[.$I217]/[.$L217]; ([.$J217]-[.X217])*[.$I217]/[.$L217])-[.$Q217]); &quot;&quot;)">
            <text:p/>
          </table:table-cell>
          <table:table-cell/>
          <table:table-cell table:style-name="ce243" table:formula="of:=IFERROR(IF(ISBLANK([.Z217]); &quot;&quot;; IF([.$G217]=&quot;Long&quot;; ([.Z217]-[.$J217])*[.$I217]/[.$L217]; ([.$J217]-[.Z217])*[.$I217]/[.$L217])-[.$Q217]); &quot;&quot;)">
            <text:p/>
          </table:table-cell>
          <table:table-cell/>
          <table:table-cell table:style-name="ce243" table:formula="of:=IFERROR(IF(ISBLANK([.AB217]); &quot;&quot;; IF([.$G217]=&quot;Long&quot;; ([.AB217]-[.$J217])*[.$I217]/[.$L217]; ([.$J217]-[.AB217])*[.$I217]/[.$L217])-[.$Q217]); &quot;&quot;)">
            <text:p/>
          </table:table-cell>
          <table:table-cell table:number-columns-repeated="5"/>
          <table:table-cell table:formula="of:=IF([.B217]=&quot;&quot;; &quot;&quot;; WEEKDAY([.B217]; 2))">
            <text:p/>
          </table:table-cell>
          <table:table-cell table:number-columns-repeated="29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8]=&quot;Long&quot; ; [.J218]-[Overview.$C$4]/[.I218]  ;  IF([.G218]=&quot;Short&quot;; [.J218]+[Overview.$C$4]/[.I218]; &quot;&quot;) ); &quot;&quot;)">
            <text:p/>
          </table:table-cell>
          <table:table-cell table:formula="of:=IFERROR(ABS([.K218]-[.J218])*[.I218]; &quot;&quot;)">
            <text:p/>
          </table:table-cell>
          <table:table-cell table:formula="of:=IFERROR(  IF([.G218]=&quot;Long&quot;;  [.J218]+[Overview.$C$4]/[.I218]  *  [Overview.$C$6]  ;  IF([.G218]=&quot;Short&quot;   ;  [.J218]-[Overview.$C$4]/[.I218]  * [Overview.$C$6]  ; &quot;&quot;  )  )   ; &quot;&quot;)">
            <text:p/>
          </table:table-cell>
          <table:table-cell table:number-columns-repeated="3"/>
          <table:table-cell table:style-name="ce182" table:formula="of:=IFERROR([.R218]/[.L218]; &quot;&quot;)">
            <text:p/>
          </table:table-cell>
          <table:table-cell table:style-name="ce203" table:formula="of:=IFERROR(   IF( AND( [.G218]=&quot;Long&quot;;   [.N218]=[.I218])  ;  [.I218]*([.O218]-[.J218])  ;    IF(  AND(  [.G218]=&quot;Short&quot;  ;   [.N218]=[.I218]   )   ;   [.I218]*([.J218]-[.O218])   ;  &quot;&quot;)) ; &quot;&quot;)">
            <text:p/>
          </table:table-cell>
          <table:table-cell table:style-name="ce215" table:formula="of:=IF(ISNUMBER([.R218]); IF([.R218]&gt;=0; &quot;Win&quot;; &quot;Loss&quot;); &quot;&quot;)">
            <text:p/>
          </table:table-cell>
          <table:table-cell table:style-name="ce220" table:formula="of:=IF(ISNUMBER([.R218]); ROUND(([.P218]-[.H21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8]); &quot;&quot;; IF([.$G218]=&quot;Long&quot;; ([.X218]-[.$J218])*[.$I218]/[.$L218]; ([.$J218]-[.X218])*[.$I218]/[.$L218])-[.$Q218]); &quot;&quot;)">
            <text:p/>
          </table:table-cell>
          <table:table-cell/>
          <table:table-cell table:style-name="ce243" table:formula="of:=IFERROR(IF(ISBLANK([.Z218]); &quot;&quot;; IF([.$G218]=&quot;Long&quot;; ([.Z218]-[.$J218])*[.$I218]/[.$L218]; ([.$J218]-[.Z218])*[.$I218]/[.$L218])-[.$Q218]); &quot;&quot;)">
            <text:p/>
          </table:table-cell>
          <table:table-cell/>
          <table:table-cell table:style-name="ce243" table:formula="of:=IFERROR(IF(ISBLANK([.AB218]); &quot;&quot;; IF([.$G218]=&quot;Long&quot;; ([.AB218]-[.$J218])*[.$I218]/[.$L218]; ([.$J218]-[.AB218])*[.$I218]/[.$L218])-[.$Q218]); &quot;&quot;)">
            <text:p/>
          </table:table-cell>
          <table:table-cell table:number-columns-repeated="5"/>
          <table:table-cell table:formula="of:=IF([.B218]=&quot;&quot;; &quot;&quot;; WEEKDAY([.B218]; 2))">
            <text:p/>
          </table:table-cell>
          <table:table-cell table:number-columns-repeated="29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9]=&quot;Long&quot; ; [.J219]-[Overview.$C$4]/[.I219]  ;  IF([.G219]=&quot;Short&quot;; [.J219]+[Overview.$C$4]/[.I219]; &quot;&quot;) ); &quot;&quot;)">
            <text:p/>
          </table:table-cell>
          <table:table-cell table:formula="of:=IFERROR(ABS([.K219]-[.J219])*[.I219]; &quot;&quot;)">
            <text:p/>
          </table:table-cell>
          <table:table-cell table:formula="of:=IFERROR(  IF([.G219]=&quot;Long&quot;;  [.J219]+[Overview.$C$4]/[.I219]  *  [Overview.$C$6]  ;  IF([.G219]=&quot;Short&quot;   ;  [.J219]-[Overview.$C$4]/[.I219]  * [Overview.$C$6]  ; &quot;&quot;  )  )   ; &quot;&quot;)">
            <text:p/>
          </table:table-cell>
          <table:table-cell table:number-columns-repeated="3"/>
          <table:table-cell table:style-name="ce182" table:formula="of:=IFERROR([.R219]/[.L219]; &quot;&quot;)">
            <text:p/>
          </table:table-cell>
          <table:table-cell table:style-name="ce203" table:formula="of:=IFERROR(   IF( AND( [.G219]=&quot;Long&quot;;   [.N219]=[.I219])  ;  [.I219]*([.O219]-[.J219])  ;    IF(  AND(  [.G219]=&quot;Short&quot;  ;   [.N219]=[.I219]   )   ;   [.I219]*([.J219]-[.O219])   ;  &quot;&quot;)) ; &quot;&quot;)">
            <text:p/>
          </table:table-cell>
          <table:table-cell table:style-name="ce215" table:formula="of:=IF(ISNUMBER([.R219]); IF([.R219]&gt;=0; &quot;Win&quot;; &quot;Loss&quot;); &quot;&quot;)">
            <text:p/>
          </table:table-cell>
          <table:table-cell table:style-name="ce220" table:formula="of:=IF(ISNUMBER([.R219]); ROUND(([.P219]-[.H21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9]); &quot;&quot;; IF([.$G219]=&quot;Long&quot;; ([.X219]-[.$J219])*[.$I219]/[.$L219]; ([.$J219]-[.X219])*[.$I219]/[.$L219])-[.$Q219]); &quot;&quot;)">
            <text:p/>
          </table:table-cell>
          <table:table-cell/>
          <table:table-cell table:style-name="ce243" table:formula="of:=IFERROR(IF(ISBLANK([.Z219]); &quot;&quot;; IF([.$G219]=&quot;Long&quot;; ([.Z219]-[.$J219])*[.$I219]/[.$L219]; ([.$J219]-[.Z219])*[.$I219]/[.$L219])-[.$Q219]); &quot;&quot;)">
            <text:p/>
          </table:table-cell>
          <table:table-cell/>
          <table:table-cell table:style-name="ce243" table:formula="of:=IFERROR(IF(ISBLANK([.AB219]); &quot;&quot;; IF([.$G219]=&quot;Long&quot;; ([.AB219]-[.$J219])*[.$I219]/[.$L219]; ([.$J219]-[.AB219])*[.$I219]/[.$L219])-[.$Q219]); &quot;&quot;)">
            <text:p/>
          </table:table-cell>
          <table:table-cell table:number-columns-repeated="5"/>
          <table:table-cell table:formula="of:=IF([.B219]=&quot;&quot;; &quot;&quot;; WEEKDAY([.B219]; 2))">
            <text:p/>
          </table:table-cell>
          <table:table-cell table:number-columns-repeated="29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0]=&quot;Long&quot; ; [.J220]-[Overview.$C$4]/[.I220]  ;  IF([.G220]=&quot;Short&quot;; [.J220]+[Overview.$C$4]/[.I220]; &quot;&quot;) ); &quot;&quot;)">
            <text:p/>
          </table:table-cell>
          <table:table-cell table:formula="of:=IFERROR(ABS([.K220]-[.J220])*[.I220]; &quot;&quot;)">
            <text:p/>
          </table:table-cell>
          <table:table-cell table:formula="of:=IFERROR(  IF([.G220]=&quot;Long&quot;;  [.J220]+[Overview.$C$4]/[.I220]  *  [Overview.$C$6]  ;  IF([.G220]=&quot;Short&quot;   ;  [.J220]-[Overview.$C$4]/[.I220]  * [Overview.$C$6]  ; &quot;&quot;  )  )   ; &quot;&quot;)">
            <text:p/>
          </table:table-cell>
          <table:table-cell table:number-columns-repeated="3"/>
          <table:table-cell table:style-name="ce182" table:formula="of:=IFERROR([.R220]/[.L220]; &quot;&quot;)">
            <text:p/>
          </table:table-cell>
          <table:table-cell table:style-name="ce203" table:formula="of:=IFERROR(   IF( AND( [.G220]=&quot;Long&quot;;   [.N220]=[.I220])  ;  [.I220]*([.O220]-[.J220])  ;    IF(  AND(  [.G220]=&quot;Short&quot;  ;   [.N220]=[.I220]   )   ;   [.I220]*([.J220]-[.O220])   ;  &quot;&quot;)) ; &quot;&quot;)">
            <text:p/>
          </table:table-cell>
          <table:table-cell table:style-name="ce215" table:formula="of:=IF(ISNUMBER([.R220]); IF([.R220]&gt;=0; &quot;Win&quot;; &quot;Loss&quot;); &quot;&quot;)">
            <text:p/>
          </table:table-cell>
          <table:table-cell table:style-name="ce220" table:formula="of:=IF(ISNUMBER([.R220]); ROUND(([.P220]-[.H22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0]); &quot;&quot;; IF([.$G220]=&quot;Long&quot;; ([.X220]-[.$J220])*[.$I220]/[.$L220]; ([.$J220]-[.X220])*[.$I220]/[.$L220])-[.$Q220]); &quot;&quot;)">
            <text:p/>
          </table:table-cell>
          <table:table-cell/>
          <table:table-cell table:style-name="ce243" table:formula="of:=IFERROR(IF(ISBLANK([.Z220]); &quot;&quot;; IF([.$G220]=&quot;Long&quot;; ([.Z220]-[.$J220])*[.$I220]/[.$L220]; ([.$J220]-[.Z220])*[.$I220]/[.$L220])-[.$Q220]); &quot;&quot;)">
            <text:p/>
          </table:table-cell>
          <table:table-cell/>
          <table:table-cell table:style-name="ce243" table:formula="of:=IFERROR(IF(ISBLANK([.AB220]); &quot;&quot;; IF([.$G220]=&quot;Long&quot;; ([.AB220]-[.$J220])*[.$I220]/[.$L220]; ([.$J220]-[.AB220])*[.$I220]/[.$L220])-[.$Q220]); &quot;&quot;)">
            <text:p/>
          </table:table-cell>
          <table:table-cell table:number-columns-repeated="5"/>
          <table:table-cell table:formula="of:=IF([.B220]=&quot;&quot;; &quot;&quot;; WEEKDAY([.B220]; 2))">
            <text:p/>
          </table:table-cell>
          <table:table-cell table:number-columns-repeated="29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1]=&quot;Long&quot; ; [.J221]-[Overview.$C$4]/[.I221]  ;  IF([.G221]=&quot;Short&quot;; [.J221]+[Overview.$C$4]/[.I221]; &quot;&quot;) ); &quot;&quot;)">
            <text:p/>
          </table:table-cell>
          <table:table-cell table:formula="of:=IFERROR(ABS([.K221]-[.J221])*[.I221]; &quot;&quot;)">
            <text:p/>
          </table:table-cell>
          <table:table-cell table:formula="of:=IFERROR(  IF([.G221]=&quot;Long&quot;;  [.J221]+[Overview.$C$4]/[.I221]  *  [Overview.$C$6]  ;  IF([.G221]=&quot;Short&quot;   ;  [.J221]-[Overview.$C$4]/[.I221]  * [Overview.$C$6]  ; &quot;&quot;  )  )   ; &quot;&quot;)">
            <text:p/>
          </table:table-cell>
          <table:table-cell table:number-columns-repeated="3"/>
          <table:table-cell table:style-name="ce182" table:formula="of:=IFERROR([.R221]/[.L221]; &quot;&quot;)">
            <text:p/>
          </table:table-cell>
          <table:table-cell table:style-name="ce203" table:formula="of:=IFERROR(   IF( AND( [.G221]=&quot;Long&quot;;   [.N221]=[.I221])  ;  [.I221]*([.O221]-[.J221])  ;    IF(  AND(  [.G221]=&quot;Short&quot;  ;   [.N221]=[.I221]   )   ;   [.I221]*([.J221]-[.O221])   ;  &quot;&quot;)) ; &quot;&quot;)">
            <text:p/>
          </table:table-cell>
          <table:table-cell table:style-name="ce215" table:formula="of:=IF(ISNUMBER([.R221]); IF([.R221]&gt;=0; &quot;Win&quot;; &quot;Loss&quot;); &quot;&quot;)">
            <text:p/>
          </table:table-cell>
          <table:table-cell table:style-name="ce220" table:formula="of:=IF(ISNUMBER([.R221]); ROUND(([.P221]-[.H22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1]); &quot;&quot;; IF([.$G221]=&quot;Long&quot;; ([.X221]-[.$J221])*[.$I221]/[.$L221]; ([.$J221]-[.X221])*[.$I221]/[.$L221])-[.$Q221]); &quot;&quot;)">
            <text:p/>
          </table:table-cell>
          <table:table-cell/>
          <table:table-cell table:style-name="ce243" table:formula="of:=IFERROR(IF(ISBLANK([.Z221]); &quot;&quot;; IF([.$G221]=&quot;Long&quot;; ([.Z221]-[.$J221])*[.$I221]/[.$L221]; ([.$J221]-[.Z221])*[.$I221]/[.$L221])-[.$Q221]); &quot;&quot;)">
            <text:p/>
          </table:table-cell>
          <table:table-cell/>
          <table:table-cell table:style-name="ce243" table:formula="of:=IFERROR(IF(ISBLANK([.AB221]); &quot;&quot;; IF([.$G221]=&quot;Long&quot;; ([.AB221]-[.$J221])*[.$I221]/[.$L221]; ([.$J221]-[.AB221])*[.$I221]/[.$L221])-[.$Q221]); &quot;&quot;)">
            <text:p/>
          </table:table-cell>
          <table:table-cell table:number-columns-repeated="5"/>
          <table:table-cell table:formula="of:=IF([.B221]=&quot;&quot;; &quot;&quot;; WEEKDAY([.B221]; 2))">
            <text:p/>
          </table:table-cell>
          <table:table-cell table:number-columns-repeated="29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2]=&quot;Long&quot; ; [.J222]-[Overview.$C$4]/[.I222]  ;  IF([.G222]=&quot;Short&quot;; [.J222]+[Overview.$C$4]/[.I222]; &quot;&quot;) ); &quot;&quot;)">
            <text:p/>
          </table:table-cell>
          <table:table-cell table:formula="of:=IFERROR(ABS([.K222]-[.J222])*[.I222]; &quot;&quot;)">
            <text:p/>
          </table:table-cell>
          <table:table-cell table:formula="of:=IFERROR(  IF([.G222]=&quot;Long&quot;;  [.J222]+[Overview.$C$4]/[.I222]  *  [Overview.$C$6]  ;  IF([.G222]=&quot;Short&quot;   ;  [.J222]-[Overview.$C$4]/[.I222]  * [Overview.$C$6]  ; &quot;&quot;  )  )   ; &quot;&quot;)">
            <text:p/>
          </table:table-cell>
          <table:table-cell table:number-columns-repeated="3"/>
          <table:table-cell table:style-name="ce182" table:formula="of:=IFERROR([.R222]/[.L222]; &quot;&quot;)">
            <text:p/>
          </table:table-cell>
          <table:table-cell table:style-name="ce203" table:formula="of:=IFERROR(   IF( AND( [.G222]=&quot;Long&quot;;   [.N222]=[.I222])  ;  [.I222]*([.O222]-[.J222])  ;    IF(  AND(  [.G222]=&quot;Short&quot;  ;   [.N222]=[.I222]   )   ;   [.I222]*([.J222]-[.O222])   ;  &quot;&quot;)) ; &quot;&quot;)">
            <text:p/>
          </table:table-cell>
          <table:table-cell table:style-name="ce215" table:formula="of:=IF(ISNUMBER([.R222]); IF([.R222]&gt;=0; &quot;Win&quot;; &quot;Loss&quot;); &quot;&quot;)">
            <text:p/>
          </table:table-cell>
          <table:table-cell table:style-name="ce220" table:formula="of:=IF(ISNUMBER([.R222]); ROUND(([.P222]-[.H22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2]); &quot;&quot;; IF([.$G222]=&quot;Long&quot;; ([.X222]-[.$J222])*[.$I222]/[.$L222]; ([.$J222]-[.X222])*[.$I222]/[.$L222])-[.$Q222]); &quot;&quot;)">
            <text:p/>
          </table:table-cell>
          <table:table-cell/>
          <table:table-cell table:style-name="ce243" table:formula="of:=IFERROR(IF(ISBLANK([.Z222]); &quot;&quot;; IF([.$G222]=&quot;Long&quot;; ([.Z222]-[.$J222])*[.$I222]/[.$L222]; ([.$J222]-[.Z222])*[.$I222]/[.$L222])-[.$Q222]); &quot;&quot;)">
            <text:p/>
          </table:table-cell>
          <table:table-cell/>
          <table:table-cell table:style-name="ce243" table:formula="of:=IFERROR(IF(ISBLANK([.AB222]); &quot;&quot;; IF([.$G222]=&quot;Long&quot;; ([.AB222]-[.$J222])*[.$I222]/[.$L222]; ([.$J222]-[.AB222])*[.$I222]/[.$L222])-[.$Q222]); &quot;&quot;)">
            <text:p/>
          </table:table-cell>
          <table:table-cell table:number-columns-repeated="5"/>
          <table:table-cell table:formula="of:=IF([.B222]=&quot;&quot;; &quot;&quot;; WEEKDAY([.B222]; 2))">
            <text:p/>
          </table:table-cell>
          <table:table-cell table:number-columns-repeated="29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3]=&quot;Long&quot; ; [.J223]-[Overview.$C$4]/[.I223]  ;  IF([.G223]=&quot;Short&quot;; [.J223]+[Overview.$C$4]/[.I223]; &quot;&quot;) ); &quot;&quot;)">
            <text:p/>
          </table:table-cell>
          <table:table-cell table:formula="of:=IFERROR(ABS([.K223]-[.J223])*[.I223]; &quot;&quot;)">
            <text:p/>
          </table:table-cell>
          <table:table-cell table:formula="of:=IFERROR(  IF([.G223]=&quot;Long&quot;;  [.J223]+[Overview.$C$4]/[.I223]  *  [Overview.$C$6]  ;  IF([.G223]=&quot;Short&quot;   ;  [.J223]-[Overview.$C$4]/[.I223]  * [Overview.$C$6]  ; &quot;&quot;  )  )   ; &quot;&quot;)">
            <text:p/>
          </table:table-cell>
          <table:table-cell table:number-columns-repeated="3"/>
          <table:table-cell table:style-name="ce182" table:formula="of:=IFERROR([.R223]/[.L223]; &quot;&quot;)">
            <text:p/>
          </table:table-cell>
          <table:table-cell table:style-name="ce203" table:formula="of:=IFERROR(   IF( AND( [.G223]=&quot;Long&quot;;   [.N223]=[.I223])  ;  [.I223]*([.O223]-[.J223])  ;    IF(  AND(  [.G223]=&quot;Short&quot;  ;   [.N223]=[.I223]   )   ;   [.I223]*([.J223]-[.O223])   ;  &quot;&quot;)) ; &quot;&quot;)">
            <text:p/>
          </table:table-cell>
          <table:table-cell table:style-name="ce215" table:formula="of:=IF(ISNUMBER([.R223]); IF([.R223]&gt;=0; &quot;Win&quot;; &quot;Loss&quot;); &quot;&quot;)">
            <text:p/>
          </table:table-cell>
          <table:table-cell table:style-name="ce220" table:formula="of:=IF(ISNUMBER([.R223]); ROUND(([.P223]-[.H22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3]); &quot;&quot;; IF([.$G223]=&quot;Long&quot;; ([.X223]-[.$J223])*[.$I223]/[.$L223]; ([.$J223]-[.X223])*[.$I223]/[.$L223])-[.$Q223]); &quot;&quot;)">
            <text:p/>
          </table:table-cell>
          <table:table-cell/>
          <table:table-cell table:style-name="ce243" table:formula="of:=IFERROR(IF(ISBLANK([.Z223]); &quot;&quot;; IF([.$G223]=&quot;Long&quot;; ([.Z223]-[.$J223])*[.$I223]/[.$L223]; ([.$J223]-[.Z223])*[.$I223]/[.$L223])-[.$Q223]); &quot;&quot;)">
            <text:p/>
          </table:table-cell>
          <table:table-cell/>
          <table:table-cell table:style-name="ce243" table:formula="of:=IFERROR(IF(ISBLANK([.AB223]); &quot;&quot;; IF([.$G223]=&quot;Long&quot;; ([.AB223]-[.$J223])*[.$I223]/[.$L223]; ([.$J223]-[.AB223])*[.$I223]/[.$L223])-[.$Q223]); &quot;&quot;)">
            <text:p/>
          </table:table-cell>
          <table:table-cell table:number-columns-repeated="5"/>
          <table:table-cell table:formula="of:=IF([.B223]=&quot;&quot;; &quot;&quot;; WEEKDAY([.B223]; 2))">
            <text:p/>
          </table:table-cell>
          <table:table-cell table:number-columns-repeated="29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4]=&quot;Long&quot; ; [.J224]-[Overview.$C$4]/[.I224]  ;  IF([.G224]=&quot;Short&quot;; [.J224]+[Overview.$C$4]/[.I224]; &quot;&quot;) ); &quot;&quot;)">
            <text:p/>
          </table:table-cell>
          <table:table-cell table:formula="of:=IFERROR(ABS([.K224]-[.J224])*[.I224]; &quot;&quot;)">
            <text:p/>
          </table:table-cell>
          <table:table-cell table:formula="of:=IFERROR(  IF([.G224]=&quot;Long&quot;;  [.J224]+[Overview.$C$4]/[.I224]  *  [Overview.$C$6]  ;  IF([.G224]=&quot;Short&quot;   ;  [.J224]-[Overview.$C$4]/[.I224]  * [Overview.$C$6]  ; &quot;&quot;  )  )   ; &quot;&quot;)">
            <text:p/>
          </table:table-cell>
          <table:table-cell table:number-columns-repeated="3"/>
          <table:table-cell table:style-name="ce182" table:formula="of:=IFERROR([.R224]/[.L224]; &quot;&quot;)">
            <text:p/>
          </table:table-cell>
          <table:table-cell table:style-name="ce203" table:formula="of:=IFERROR(   IF( AND( [.G224]=&quot;Long&quot;;   [.N224]=[.I224])  ;  [.I224]*([.O224]-[.J224])  ;    IF(  AND(  [.G224]=&quot;Short&quot;  ;   [.N224]=[.I224]   )   ;   [.I224]*([.J224]-[.O224])   ;  &quot;&quot;)) ; &quot;&quot;)">
            <text:p/>
          </table:table-cell>
          <table:table-cell table:style-name="ce215" table:formula="of:=IF(ISNUMBER([.R224]); IF([.R224]&gt;=0; &quot;Win&quot;; &quot;Loss&quot;); &quot;&quot;)">
            <text:p/>
          </table:table-cell>
          <table:table-cell table:style-name="ce220" table:formula="of:=IF(ISNUMBER([.R224]); ROUND(([.P224]-[.H22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4]); &quot;&quot;; IF([.$G224]=&quot;Long&quot;; ([.X224]-[.$J224])*[.$I224]/[.$L224]; ([.$J224]-[.X224])*[.$I224]/[.$L224])-[.$Q224]); &quot;&quot;)">
            <text:p/>
          </table:table-cell>
          <table:table-cell/>
          <table:table-cell table:style-name="ce243" table:formula="of:=IFERROR(IF(ISBLANK([.Z224]); &quot;&quot;; IF([.$G224]=&quot;Long&quot;; ([.Z224]-[.$J224])*[.$I224]/[.$L224]; ([.$J224]-[.Z224])*[.$I224]/[.$L224])-[.$Q224]); &quot;&quot;)">
            <text:p/>
          </table:table-cell>
          <table:table-cell/>
          <table:table-cell table:style-name="ce243" table:formula="of:=IFERROR(IF(ISBLANK([.AB224]); &quot;&quot;; IF([.$G224]=&quot;Long&quot;; ([.AB224]-[.$J224])*[.$I224]/[.$L224]; ([.$J224]-[.AB224])*[.$I224]/[.$L224])-[.$Q224]); &quot;&quot;)">
            <text:p/>
          </table:table-cell>
          <table:table-cell table:number-columns-repeated="5"/>
          <table:table-cell table:formula="of:=IF([.B224]=&quot;&quot;; &quot;&quot;; WEEKDAY([.B224]; 2))">
            <text:p/>
          </table:table-cell>
          <table:table-cell table:number-columns-repeated="29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5]=&quot;Long&quot; ; [.J225]-[Overview.$C$4]/[.I225]  ;  IF([.G225]=&quot;Short&quot;; [.J225]+[Overview.$C$4]/[.I225]; &quot;&quot;) ); &quot;&quot;)">
            <text:p/>
          </table:table-cell>
          <table:table-cell table:formula="of:=IFERROR(ABS([.K225]-[.J225])*[.I225]; &quot;&quot;)">
            <text:p/>
          </table:table-cell>
          <table:table-cell table:formula="of:=IFERROR(  IF([.G225]=&quot;Long&quot;;  [.J225]+[Overview.$C$4]/[.I225]  *  [Overview.$C$6]  ;  IF([.G225]=&quot;Short&quot;   ;  [.J225]-[Overview.$C$4]/[.I225]  * [Overview.$C$6]  ; &quot;&quot;  )  )   ; &quot;&quot;)">
            <text:p/>
          </table:table-cell>
          <table:table-cell table:number-columns-repeated="3"/>
          <table:table-cell table:style-name="ce182" table:formula="of:=IFERROR([.R225]/[.L225]; &quot;&quot;)">
            <text:p/>
          </table:table-cell>
          <table:table-cell table:style-name="ce203" table:formula="of:=IFERROR(   IF( AND( [.G225]=&quot;Long&quot;;   [.N225]=[.I225])  ;  [.I225]*([.O225]-[.J225])  ;    IF(  AND(  [.G225]=&quot;Short&quot;  ;   [.N225]=[.I225]   )   ;   [.I225]*([.J225]-[.O225])   ;  &quot;&quot;)) ; &quot;&quot;)">
            <text:p/>
          </table:table-cell>
          <table:table-cell table:style-name="ce215" table:formula="of:=IF(ISNUMBER([.R225]); IF([.R225]&gt;=0; &quot;Win&quot;; &quot;Loss&quot;); &quot;&quot;)">
            <text:p/>
          </table:table-cell>
          <table:table-cell table:style-name="ce220" table:formula="of:=IF(ISNUMBER([.R225]); ROUND(([.P225]-[.H22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5]); &quot;&quot;; IF([.$G225]=&quot;Long&quot;; ([.X225]-[.$J225])*[.$I225]/[.$L225]; ([.$J225]-[.X225])*[.$I225]/[.$L225])-[.$Q225]); &quot;&quot;)">
            <text:p/>
          </table:table-cell>
          <table:table-cell/>
          <table:table-cell table:style-name="ce243" table:formula="of:=IFERROR(IF(ISBLANK([.Z225]); &quot;&quot;; IF([.$G225]=&quot;Long&quot;; ([.Z225]-[.$J225])*[.$I225]/[.$L225]; ([.$J225]-[.Z225])*[.$I225]/[.$L225])-[.$Q225]); &quot;&quot;)">
            <text:p/>
          </table:table-cell>
          <table:table-cell/>
          <table:table-cell table:style-name="ce243" table:formula="of:=IFERROR(IF(ISBLANK([.AB225]); &quot;&quot;; IF([.$G225]=&quot;Long&quot;; ([.AB225]-[.$J225])*[.$I225]/[.$L225]; ([.$J225]-[.AB225])*[.$I225]/[.$L225])-[.$Q225]); &quot;&quot;)">
            <text:p/>
          </table:table-cell>
          <table:table-cell table:number-columns-repeated="5"/>
          <table:table-cell table:formula="of:=IF([.B225]=&quot;&quot;; &quot;&quot;; WEEKDAY([.B225]; 2))">
            <text:p/>
          </table:table-cell>
          <table:table-cell table:number-columns-repeated="29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6]=&quot;Long&quot; ; [.J226]-[Overview.$C$4]/[.I226]  ;  IF([.G226]=&quot;Short&quot;; [.J226]+[Overview.$C$4]/[.I226]; &quot;&quot;) ); &quot;&quot;)">
            <text:p/>
          </table:table-cell>
          <table:table-cell table:formula="of:=IFERROR(ABS([.K226]-[.J226])*[.I226]; &quot;&quot;)">
            <text:p/>
          </table:table-cell>
          <table:table-cell table:formula="of:=IFERROR(  IF([.G226]=&quot;Long&quot;;  [.J226]+[Overview.$C$4]/[.I226]  *  [Overview.$C$6]  ;  IF([.G226]=&quot;Short&quot;   ;  [.J226]-[Overview.$C$4]/[.I226]  * [Overview.$C$6]  ; &quot;&quot;  )  )   ; &quot;&quot;)">
            <text:p/>
          </table:table-cell>
          <table:table-cell table:number-columns-repeated="3"/>
          <table:table-cell table:style-name="ce182" table:formula="of:=IFERROR([.R226]/[.L226]; &quot;&quot;)">
            <text:p/>
          </table:table-cell>
          <table:table-cell table:style-name="ce203" table:formula="of:=IFERROR(   IF( AND( [.G226]=&quot;Long&quot;;   [.N226]=[.I226])  ;  [.I226]*([.O226]-[.J226])  ;    IF(  AND(  [.G226]=&quot;Short&quot;  ;   [.N226]=[.I226]   )   ;   [.I226]*([.J226]-[.O226])   ;  &quot;&quot;)) ; &quot;&quot;)">
            <text:p/>
          </table:table-cell>
          <table:table-cell table:style-name="ce215" table:formula="of:=IF(ISNUMBER([.R226]); IF([.R226]&gt;=0; &quot;Win&quot;; &quot;Loss&quot;); &quot;&quot;)">
            <text:p/>
          </table:table-cell>
          <table:table-cell table:style-name="ce220" table:formula="of:=IF(ISNUMBER([.R226]); ROUND(([.P226]-[.H22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6]); &quot;&quot;; IF([.$G226]=&quot;Long&quot;; ([.X226]-[.$J226])*[.$I226]/[.$L226]; ([.$J226]-[.X226])*[.$I226]/[.$L226])-[.$Q226]); &quot;&quot;)">
            <text:p/>
          </table:table-cell>
          <table:table-cell/>
          <table:table-cell table:style-name="ce243" table:formula="of:=IFERROR(IF(ISBLANK([.Z226]); &quot;&quot;; IF([.$G226]=&quot;Long&quot;; ([.Z226]-[.$J226])*[.$I226]/[.$L226]; ([.$J226]-[.Z226])*[.$I226]/[.$L226])-[.$Q226]); &quot;&quot;)">
            <text:p/>
          </table:table-cell>
          <table:table-cell/>
          <table:table-cell table:style-name="ce243" table:formula="of:=IFERROR(IF(ISBLANK([.AB226]); &quot;&quot;; IF([.$G226]=&quot;Long&quot;; ([.AB226]-[.$J226])*[.$I226]/[.$L226]; ([.$J226]-[.AB226])*[.$I226]/[.$L226])-[.$Q226]); &quot;&quot;)">
            <text:p/>
          </table:table-cell>
          <table:table-cell table:number-columns-repeated="5"/>
          <table:table-cell table:formula="of:=IF([.B226]=&quot;&quot;; &quot;&quot;; WEEKDAY([.B226]; 2))">
            <text:p/>
          </table:table-cell>
          <table:table-cell table:number-columns-repeated="29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7]=&quot;Long&quot; ; [.J227]-[Overview.$C$4]/[.I227]  ;  IF([.G227]=&quot;Short&quot;; [.J227]+[Overview.$C$4]/[.I227]; &quot;&quot;) ); &quot;&quot;)">
            <text:p/>
          </table:table-cell>
          <table:table-cell table:formula="of:=IFERROR(ABS([.K227]-[.J227])*[.I227]; &quot;&quot;)">
            <text:p/>
          </table:table-cell>
          <table:table-cell table:formula="of:=IFERROR(  IF([.G227]=&quot;Long&quot;;  [.J227]+[Overview.$C$4]/[.I227]  *  [Overview.$C$6]  ;  IF([.G227]=&quot;Short&quot;   ;  [.J227]-[Overview.$C$4]/[.I227]  * [Overview.$C$6]  ; &quot;&quot;  )  )   ; &quot;&quot;)">
            <text:p/>
          </table:table-cell>
          <table:table-cell table:number-columns-repeated="3"/>
          <table:table-cell table:style-name="ce182" table:formula="of:=IFERROR([.R227]/[.L227]; &quot;&quot;)">
            <text:p/>
          </table:table-cell>
          <table:table-cell table:style-name="ce203" table:formula="of:=IFERROR(   IF( AND( [.G227]=&quot;Long&quot;;   [.N227]=[.I227])  ;  [.I227]*([.O227]-[.J227])  ;    IF(  AND(  [.G227]=&quot;Short&quot;  ;   [.N227]=[.I227]   )   ;   [.I227]*([.J227]-[.O227])   ;  &quot;&quot;)) ; &quot;&quot;)">
            <text:p/>
          </table:table-cell>
          <table:table-cell table:style-name="ce215" table:formula="of:=IF(ISNUMBER([.R227]); IF([.R227]&gt;=0; &quot;Win&quot;; &quot;Loss&quot;); &quot;&quot;)">
            <text:p/>
          </table:table-cell>
          <table:table-cell table:style-name="ce220" table:formula="of:=IF(ISNUMBER([.R227]); ROUND(([.P227]-[.H22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7]); &quot;&quot;; IF([.$G227]=&quot;Long&quot;; ([.X227]-[.$J227])*[.$I227]/[.$L227]; ([.$J227]-[.X227])*[.$I227]/[.$L227])-[.$Q227]); &quot;&quot;)">
            <text:p/>
          </table:table-cell>
          <table:table-cell/>
          <table:table-cell table:style-name="ce243" table:formula="of:=IFERROR(IF(ISBLANK([.Z227]); &quot;&quot;; IF([.$G227]=&quot;Long&quot;; ([.Z227]-[.$J227])*[.$I227]/[.$L227]; ([.$J227]-[.Z227])*[.$I227]/[.$L227])-[.$Q227]); &quot;&quot;)">
            <text:p/>
          </table:table-cell>
          <table:table-cell/>
          <table:table-cell table:style-name="ce243" table:formula="of:=IFERROR(IF(ISBLANK([.AB227]); &quot;&quot;; IF([.$G227]=&quot;Long&quot;; ([.AB227]-[.$J227])*[.$I227]/[.$L227]; ([.$J227]-[.AB227])*[.$I227]/[.$L227])-[.$Q227]); &quot;&quot;)">
            <text:p/>
          </table:table-cell>
          <table:table-cell table:number-columns-repeated="5"/>
          <table:table-cell table:formula="of:=IF([.B227]=&quot;&quot;; &quot;&quot;; WEEKDAY([.B227]; 2))">
            <text:p/>
          </table:table-cell>
          <table:table-cell table:number-columns-repeated="29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8]=&quot;Long&quot; ; [.J228]-[Overview.$C$4]/[.I228]  ;  IF([.G228]=&quot;Short&quot;; [.J228]+[Overview.$C$4]/[.I228]; &quot;&quot;) ); &quot;&quot;)">
            <text:p/>
          </table:table-cell>
          <table:table-cell table:formula="of:=IFERROR(ABS([.K228]-[.J228])*[.I228]; &quot;&quot;)">
            <text:p/>
          </table:table-cell>
          <table:table-cell table:formula="of:=IFERROR(  IF([.G228]=&quot;Long&quot;;  [.J228]+[Overview.$C$4]/[.I228]  *  [Overview.$C$6]  ;  IF([.G228]=&quot;Short&quot;   ;  [.J228]-[Overview.$C$4]/[.I228]  * [Overview.$C$6]  ; &quot;&quot;  )  )   ; &quot;&quot;)">
            <text:p/>
          </table:table-cell>
          <table:table-cell table:number-columns-repeated="3"/>
          <table:table-cell table:style-name="ce182" table:formula="of:=IFERROR([.R228]/[.L228]; &quot;&quot;)">
            <text:p/>
          </table:table-cell>
          <table:table-cell table:style-name="ce203" table:formula="of:=IFERROR(   IF( AND( [.G228]=&quot;Long&quot;;   [.N228]=[.I228])  ;  [.I228]*([.O228]-[.J228])  ;    IF(  AND(  [.G228]=&quot;Short&quot;  ;   [.N228]=[.I228]   )   ;   [.I228]*([.J228]-[.O228])   ;  &quot;&quot;)) ; &quot;&quot;)">
            <text:p/>
          </table:table-cell>
          <table:table-cell table:style-name="ce215" table:formula="of:=IF(ISNUMBER([.R228]); IF([.R228]&gt;=0; &quot;Win&quot;; &quot;Loss&quot;); &quot;&quot;)">
            <text:p/>
          </table:table-cell>
          <table:table-cell table:style-name="ce220" table:formula="of:=IF(ISNUMBER([.R228]); ROUND(([.P228]-[.H22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8]); &quot;&quot;; IF([.$G228]=&quot;Long&quot;; ([.X228]-[.$J228])*[.$I228]/[.$L228]; ([.$J228]-[.X228])*[.$I228]/[.$L228])-[.$Q228]); &quot;&quot;)">
            <text:p/>
          </table:table-cell>
          <table:table-cell/>
          <table:table-cell table:style-name="ce243" table:formula="of:=IFERROR(IF(ISBLANK([.Z228]); &quot;&quot;; IF([.$G228]=&quot;Long&quot;; ([.Z228]-[.$J228])*[.$I228]/[.$L228]; ([.$J228]-[.Z228])*[.$I228]/[.$L228])-[.$Q228]); &quot;&quot;)">
            <text:p/>
          </table:table-cell>
          <table:table-cell/>
          <table:table-cell table:style-name="ce243" table:formula="of:=IFERROR(IF(ISBLANK([.AB228]); &quot;&quot;; IF([.$G228]=&quot;Long&quot;; ([.AB228]-[.$J228])*[.$I228]/[.$L228]; ([.$J228]-[.AB228])*[.$I228]/[.$L228])-[.$Q228]); &quot;&quot;)">
            <text:p/>
          </table:table-cell>
          <table:table-cell table:number-columns-repeated="5"/>
          <table:table-cell table:formula="of:=IF([.B228]=&quot;&quot;; &quot;&quot;; WEEKDAY([.B228]; 2))">
            <text:p/>
          </table:table-cell>
          <table:table-cell table:number-columns-repeated="29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9]=&quot;Long&quot; ; [.J229]-[Overview.$C$4]/[.I229]  ;  IF([.G229]=&quot;Short&quot;; [.J229]+[Overview.$C$4]/[.I229]; &quot;&quot;) ); &quot;&quot;)">
            <text:p/>
          </table:table-cell>
          <table:table-cell table:formula="of:=IFERROR(ABS([.K229]-[.J229])*[.I229]; &quot;&quot;)">
            <text:p/>
          </table:table-cell>
          <table:table-cell table:formula="of:=IFERROR(  IF([.G229]=&quot;Long&quot;;  [.J229]+[Overview.$C$4]/[.I229]  *  [Overview.$C$6]  ;  IF([.G229]=&quot;Short&quot;   ;  [.J229]-[Overview.$C$4]/[.I229]  * [Overview.$C$6]  ; &quot;&quot;  )  )   ; &quot;&quot;)">
            <text:p/>
          </table:table-cell>
          <table:table-cell table:number-columns-repeated="3"/>
          <table:table-cell table:style-name="ce182" table:formula="of:=IFERROR([.R229]/[.L229]; &quot;&quot;)">
            <text:p/>
          </table:table-cell>
          <table:table-cell table:style-name="ce203" table:formula="of:=IFERROR(   IF( AND( [.G229]=&quot;Long&quot;;   [.N229]=[.I229])  ;  [.I229]*([.O229]-[.J229])  ;    IF(  AND(  [.G229]=&quot;Short&quot;  ;   [.N229]=[.I229]   )   ;   [.I229]*([.J229]-[.O229])   ;  &quot;&quot;)) ; &quot;&quot;)">
            <text:p/>
          </table:table-cell>
          <table:table-cell table:style-name="ce215" table:formula="of:=IF(ISNUMBER([.R229]); IF([.R229]&gt;=0; &quot;Win&quot;; &quot;Loss&quot;); &quot;&quot;)">
            <text:p/>
          </table:table-cell>
          <table:table-cell table:style-name="ce220" table:formula="of:=IF(ISNUMBER([.R229]); ROUND(([.P229]-[.H22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9]); &quot;&quot;; IF([.$G229]=&quot;Long&quot;; ([.X229]-[.$J229])*[.$I229]/[.$L229]; ([.$J229]-[.X229])*[.$I229]/[.$L229])-[.$Q229]); &quot;&quot;)">
            <text:p/>
          </table:table-cell>
          <table:table-cell/>
          <table:table-cell table:style-name="ce243" table:formula="of:=IFERROR(IF(ISBLANK([.Z229]); &quot;&quot;; IF([.$G229]=&quot;Long&quot;; ([.Z229]-[.$J229])*[.$I229]/[.$L229]; ([.$J229]-[.Z229])*[.$I229]/[.$L229])-[.$Q229]); &quot;&quot;)">
            <text:p/>
          </table:table-cell>
          <table:table-cell/>
          <table:table-cell table:style-name="ce243" table:formula="of:=IFERROR(IF(ISBLANK([.AB229]); &quot;&quot;; IF([.$G229]=&quot;Long&quot;; ([.AB229]-[.$J229])*[.$I229]/[.$L229]; ([.$J229]-[.AB229])*[.$I229]/[.$L229])-[.$Q229]); &quot;&quot;)">
            <text:p/>
          </table:table-cell>
          <table:table-cell table:number-columns-repeated="5"/>
          <table:table-cell table:formula="of:=IF([.B229]=&quot;&quot;; &quot;&quot;; WEEKDAY([.B229]; 2))">
            <text:p/>
          </table:table-cell>
          <table:table-cell table:number-columns-repeated="29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0]=&quot;Long&quot; ; [.J230]-[Overview.$C$4]/[.I230]  ;  IF([.G230]=&quot;Short&quot;; [.J230]+[Overview.$C$4]/[.I230]; &quot;&quot;) ); &quot;&quot;)">
            <text:p/>
          </table:table-cell>
          <table:table-cell table:formula="of:=IFERROR(ABS([.K230]-[.J230])*[.I230]; &quot;&quot;)">
            <text:p/>
          </table:table-cell>
          <table:table-cell table:formula="of:=IFERROR(  IF([.G230]=&quot;Long&quot;;  [.J230]+[Overview.$C$4]/[.I230]  *  [Overview.$C$6]  ;  IF([.G230]=&quot;Short&quot;   ;  [.J230]-[Overview.$C$4]/[.I230]  * [Overview.$C$6]  ; &quot;&quot;  )  )   ; &quot;&quot;)">
            <text:p/>
          </table:table-cell>
          <table:table-cell table:number-columns-repeated="3"/>
          <table:table-cell table:style-name="ce182" table:formula="of:=IFERROR([.R230]/[.L230]; &quot;&quot;)">
            <text:p/>
          </table:table-cell>
          <table:table-cell table:style-name="ce203" table:formula="of:=IFERROR(   IF( AND( [.G230]=&quot;Long&quot;;   [.N230]=[.I230])  ;  [.I230]*([.O230]-[.J230])  ;    IF(  AND(  [.G230]=&quot;Short&quot;  ;   [.N230]=[.I230]   )   ;   [.I230]*([.J230]-[.O230])   ;  &quot;&quot;)) ; &quot;&quot;)">
            <text:p/>
          </table:table-cell>
          <table:table-cell table:style-name="ce215" table:formula="of:=IF(ISNUMBER([.R230]); IF([.R230]&gt;=0; &quot;Win&quot;; &quot;Loss&quot;); &quot;&quot;)">
            <text:p/>
          </table:table-cell>
          <table:table-cell table:style-name="ce220" table:formula="of:=IF(ISNUMBER([.R230]); ROUND(([.P230]-[.H23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0]); &quot;&quot;; IF([.$G230]=&quot;Long&quot;; ([.X230]-[.$J230])*[.$I230]/[.$L230]; ([.$J230]-[.X230])*[.$I230]/[.$L230])-[.$Q230]); &quot;&quot;)">
            <text:p/>
          </table:table-cell>
          <table:table-cell/>
          <table:table-cell table:style-name="ce243" table:formula="of:=IFERROR(IF(ISBLANK([.Z230]); &quot;&quot;; IF([.$G230]=&quot;Long&quot;; ([.Z230]-[.$J230])*[.$I230]/[.$L230]; ([.$J230]-[.Z230])*[.$I230]/[.$L230])-[.$Q230]); &quot;&quot;)">
            <text:p/>
          </table:table-cell>
          <table:table-cell/>
          <table:table-cell table:style-name="ce243" table:formula="of:=IFERROR(IF(ISBLANK([.AB230]); &quot;&quot;; IF([.$G230]=&quot;Long&quot;; ([.AB230]-[.$J230])*[.$I230]/[.$L230]; ([.$J230]-[.AB230])*[.$I230]/[.$L230])-[.$Q230]); &quot;&quot;)">
            <text:p/>
          </table:table-cell>
          <table:table-cell table:number-columns-repeated="5"/>
          <table:table-cell table:formula="of:=IF([.B230]=&quot;&quot;; &quot;&quot;; WEEKDAY([.B230]; 2))">
            <text:p/>
          </table:table-cell>
          <table:table-cell table:number-columns-repeated="29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1]=&quot;Long&quot; ; [.J231]-[Overview.$C$4]/[.I231]  ;  IF([.G231]=&quot;Short&quot;; [.J231]+[Overview.$C$4]/[.I231]; &quot;&quot;) ); &quot;&quot;)">
            <text:p/>
          </table:table-cell>
          <table:table-cell table:formula="of:=IFERROR(ABS([.K231]-[.J231])*[.I231]; &quot;&quot;)">
            <text:p/>
          </table:table-cell>
          <table:table-cell table:formula="of:=IFERROR(  IF([.G231]=&quot;Long&quot;;  [.J231]+[Overview.$C$4]/[.I231]  *  [Overview.$C$6]  ;  IF([.G231]=&quot;Short&quot;   ;  [.J231]-[Overview.$C$4]/[.I231]  * [Overview.$C$6]  ; &quot;&quot;  )  )   ; &quot;&quot;)">
            <text:p/>
          </table:table-cell>
          <table:table-cell table:number-columns-repeated="3"/>
          <table:table-cell table:style-name="ce182" table:formula="of:=IFERROR([.R231]/[.L231]; &quot;&quot;)">
            <text:p/>
          </table:table-cell>
          <table:table-cell table:style-name="ce203" table:formula="of:=IFERROR(   IF( AND( [.G231]=&quot;Long&quot;;   [.N231]=[.I231])  ;  [.I231]*([.O231]-[.J231])  ;    IF(  AND(  [.G231]=&quot;Short&quot;  ;   [.N231]=[.I231]   )   ;   [.I231]*([.J231]-[.O231])   ;  &quot;&quot;)) ; &quot;&quot;)">
            <text:p/>
          </table:table-cell>
          <table:table-cell table:style-name="ce215" table:formula="of:=IF(ISNUMBER([.R231]); IF([.R231]&gt;=0; &quot;Win&quot;; &quot;Loss&quot;); &quot;&quot;)">
            <text:p/>
          </table:table-cell>
          <table:table-cell table:style-name="ce220" table:formula="of:=IF(ISNUMBER([.R231]); ROUND(([.P231]-[.H23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1]); &quot;&quot;; IF([.$G231]=&quot;Long&quot;; ([.X231]-[.$J231])*[.$I231]/[.$L231]; ([.$J231]-[.X231])*[.$I231]/[.$L231])-[.$Q231]); &quot;&quot;)">
            <text:p/>
          </table:table-cell>
          <table:table-cell/>
          <table:table-cell table:style-name="ce243" table:formula="of:=IFERROR(IF(ISBLANK([.Z231]); &quot;&quot;; IF([.$G231]=&quot;Long&quot;; ([.Z231]-[.$J231])*[.$I231]/[.$L231]; ([.$J231]-[.Z231])*[.$I231]/[.$L231])-[.$Q231]); &quot;&quot;)">
            <text:p/>
          </table:table-cell>
          <table:table-cell/>
          <table:table-cell table:style-name="ce243" table:formula="of:=IFERROR(IF(ISBLANK([.AB231]); &quot;&quot;; IF([.$G231]=&quot;Long&quot;; ([.AB231]-[.$J231])*[.$I231]/[.$L231]; ([.$J231]-[.AB231])*[.$I231]/[.$L231])-[.$Q231]); &quot;&quot;)">
            <text:p/>
          </table:table-cell>
          <table:table-cell table:number-columns-repeated="5"/>
          <table:table-cell table:formula="of:=IF([.B231]=&quot;&quot;; &quot;&quot;; WEEKDAY([.B231]; 2))">
            <text:p/>
          </table:table-cell>
          <table:table-cell table:number-columns-repeated="29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2]=&quot;Long&quot; ; [.J232]-[Overview.$C$4]/[.I232]  ;  IF([.G232]=&quot;Short&quot;; [.J232]+[Overview.$C$4]/[.I232]; &quot;&quot;) ); &quot;&quot;)">
            <text:p/>
          </table:table-cell>
          <table:table-cell table:formula="of:=IFERROR(ABS([.K232]-[.J232])*[.I232]; &quot;&quot;)">
            <text:p/>
          </table:table-cell>
          <table:table-cell table:formula="of:=IFERROR(  IF([.G232]=&quot;Long&quot;;  [.J232]+[Overview.$C$4]/[.I232]  *  [Overview.$C$6]  ;  IF([.G232]=&quot;Short&quot;   ;  [.J232]-[Overview.$C$4]/[.I232]  * [Overview.$C$6]  ; &quot;&quot;  )  )   ; &quot;&quot;)">
            <text:p/>
          </table:table-cell>
          <table:table-cell table:number-columns-repeated="3"/>
          <table:table-cell table:style-name="ce182" table:formula="of:=IFERROR([.R232]/[.L232]; &quot;&quot;)">
            <text:p/>
          </table:table-cell>
          <table:table-cell table:style-name="ce203" table:formula="of:=IFERROR(   IF( AND( [.G232]=&quot;Long&quot;;   [.N232]=[.I232])  ;  [.I232]*([.O232]-[.J232])  ;    IF(  AND(  [.G232]=&quot;Short&quot;  ;   [.N232]=[.I232]   )   ;   [.I232]*([.J232]-[.O232])   ;  &quot;&quot;)) ; &quot;&quot;)">
            <text:p/>
          </table:table-cell>
          <table:table-cell table:style-name="ce215" table:formula="of:=IF(ISNUMBER([.R232]); IF([.R232]&gt;=0; &quot;Win&quot;; &quot;Loss&quot;); &quot;&quot;)">
            <text:p/>
          </table:table-cell>
          <table:table-cell table:style-name="ce220" table:formula="of:=IF(ISNUMBER([.R232]); ROUND(([.P232]-[.H23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2]); &quot;&quot;; IF([.$G232]=&quot;Long&quot;; ([.X232]-[.$J232])*[.$I232]/[.$L232]; ([.$J232]-[.X232])*[.$I232]/[.$L232])-[.$Q232]); &quot;&quot;)">
            <text:p/>
          </table:table-cell>
          <table:table-cell/>
          <table:table-cell table:style-name="ce243" table:formula="of:=IFERROR(IF(ISBLANK([.Z232]); &quot;&quot;; IF([.$G232]=&quot;Long&quot;; ([.Z232]-[.$J232])*[.$I232]/[.$L232]; ([.$J232]-[.Z232])*[.$I232]/[.$L232])-[.$Q232]); &quot;&quot;)">
            <text:p/>
          </table:table-cell>
          <table:table-cell/>
          <table:table-cell table:style-name="ce243" table:formula="of:=IFERROR(IF(ISBLANK([.AB232]); &quot;&quot;; IF([.$G232]=&quot;Long&quot;; ([.AB232]-[.$J232])*[.$I232]/[.$L232]; ([.$J232]-[.AB232])*[.$I232]/[.$L232])-[.$Q232]); &quot;&quot;)">
            <text:p/>
          </table:table-cell>
          <table:table-cell table:number-columns-repeated="5"/>
          <table:table-cell table:formula="of:=IF([.B232]=&quot;&quot;; &quot;&quot;; WEEKDAY([.B232]; 2))">
            <text:p/>
          </table:table-cell>
          <table:table-cell table:number-columns-repeated="29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3]=&quot;Long&quot; ; [.J233]-[Overview.$C$4]/[.I233]  ;  IF([.G233]=&quot;Short&quot;; [.J233]+[Overview.$C$4]/[.I233]; &quot;&quot;) ); &quot;&quot;)">
            <text:p/>
          </table:table-cell>
          <table:table-cell table:formula="of:=IFERROR(ABS([.K233]-[.J233])*[.I233]; &quot;&quot;)">
            <text:p/>
          </table:table-cell>
          <table:table-cell table:formula="of:=IFERROR(  IF([.G233]=&quot;Long&quot;;  [.J233]+[Overview.$C$4]/[.I233]  *  [Overview.$C$6]  ;  IF([.G233]=&quot;Short&quot;   ;  [.J233]-[Overview.$C$4]/[.I233]  * [Overview.$C$6]  ; &quot;&quot;  )  )   ; &quot;&quot;)">
            <text:p/>
          </table:table-cell>
          <table:table-cell table:number-columns-repeated="3"/>
          <table:table-cell table:style-name="ce182" table:formula="of:=IFERROR([.R233]/[.L233]; &quot;&quot;)">
            <text:p/>
          </table:table-cell>
          <table:table-cell table:style-name="ce203" table:formula="of:=IFERROR(   IF( AND( [.G233]=&quot;Long&quot;;   [.N233]=[.I233])  ;  [.I233]*([.O233]-[.J233])  ;    IF(  AND(  [.G233]=&quot;Short&quot;  ;   [.N233]=[.I233]   )   ;   [.I233]*([.J233]-[.O233])   ;  &quot;&quot;)) ; &quot;&quot;)">
            <text:p/>
          </table:table-cell>
          <table:table-cell table:style-name="ce215" table:formula="of:=IF(ISNUMBER([.R233]); IF([.R233]&gt;=0; &quot;Win&quot;; &quot;Loss&quot;); &quot;&quot;)">
            <text:p/>
          </table:table-cell>
          <table:table-cell table:style-name="ce220" table:formula="of:=IF(ISNUMBER([.R233]); ROUND(([.P233]-[.H23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3]); &quot;&quot;; IF([.$G233]=&quot;Long&quot;; ([.X233]-[.$J233])*[.$I233]/[.$L233]; ([.$J233]-[.X233])*[.$I233]/[.$L233])-[.$Q233]); &quot;&quot;)">
            <text:p/>
          </table:table-cell>
          <table:table-cell/>
          <table:table-cell table:style-name="ce243" table:formula="of:=IFERROR(IF(ISBLANK([.Z233]); &quot;&quot;; IF([.$G233]=&quot;Long&quot;; ([.Z233]-[.$J233])*[.$I233]/[.$L233]; ([.$J233]-[.Z233])*[.$I233]/[.$L233])-[.$Q233]); &quot;&quot;)">
            <text:p/>
          </table:table-cell>
          <table:table-cell/>
          <table:table-cell table:style-name="ce243" table:formula="of:=IFERROR(IF(ISBLANK([.AB233]); &quot;&quot;; IF([.$G233]=&quot;Long&quot;; ([.AB233]-[.$J233])*[.$I233]/[.$L233]; ([.$J233]-[.AB233])*[.$I233]/[.$L233])-[.$Q233]); &quot;&quot;)">
            <text:p/>
          </table:table-cell>
          <table:table-cell table:number-columns-repeated="5"/>
          <table:table-cell table:formula="of:=IF([.B233]=&quot;&quot;; &quot;&quot;; WEEKDAY([.B233]; 2))">
            <text:p/>
          </table:table-cell>
          <table:table-cell table:number-columns-repeated="29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4]=&quot;Long&quot; ; [.J234]-[Overview.$C$4]/[.I234]  ;  IF([.G234]=&quot;Short&quot;; [.J234]+[Overview.$C$4]/[.I234]; &quot;&quot;) ); &quot;&quot;)">
            <text:p/>
          </table:table-cell>
          <table:table-cell table:formula="of:=IFERROR(ABS([.K234]-[.J234])*[.I234]; &quot;&quot;)">
            <text:p/>
          </table:table-cell>
          <table:table-cell table:formula="of:=IFERROR(  IF([.G234]=&quot;Long&quot;;  [.J234]+[Overview.$C$4]/[.I234]  *  [Overview.$C$6]  ;  IF([.G234]=&quot;Short&quot;   ;  [.J234]-[Overview.$C$4]/[.I234]  * [Overview.$C$6]  ; &quot;&quot;  )  )   ; &quot;&quot;)">
            <text:p/>
          </table:table-cell>
          <table:table-cell table:number-columns-repeated="3"/>
          <table:table-cell table:style-name="ce182" table:formula="of:=IFERROR([.R234]/[.L234]; &quot;&quot;)">
            <text:p/>
          </table:table-cell>
          <table:table-cell table:style-name="ce203" table:formula="of:=IFERROR(   IF( AND( [.G234]=&quot;Long&quot;;   [.N234]=[.I234])  ;  [.I234]*([.O234]-[.J234])  ;    IF(  AND(  [.G234]=&quot;Short&quot;  ;   [.N234]=[.I234]   )   ;   [.I234]*([.J234]-[.O234])   ;  &quot;&quot;)) ; &quot;&quot;)">
            <text:p/>
          </table:table-cell>
          <table:table-cell table:style-name="ce215" table:formula="of:=IF(ISNUMBER([.R234]); IF([.R234]&gt;=0; &quot;Win&quot;; &quot;Loss&quot;); &quot;&quot;)">
            <text:p/>
          </table:table-cell>
          <table:table-cell table:style-name="ce220" table:formula="of:=IF(ISNUMBER([.R234]); ROUND(([.P234]-[.H23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4]); &quot;&quot;; IF([.$G234]=&quot;Long&quot;; ([.X234]-[.$J234])*[.$I234]/[.$L234]; ([.$J234]-[.X234])*[.$I234]/[.$L234])-[.$Q234]); &quot;&quot;)">
            <text:p/>
          </table:table-cell>
          <table:table-cell/>
          <table:table-cell table:style-name="ce243" table:formula="of:=IFERROR(IF(ISBLANK([.Z234]); &quot;&quot;; IF([.$G234]=&quot;Long&quot;; ([.Z234]-[.$J234])*[.$I234]/[.$L234]; ([.$J234]-[.Z234])*[.$I234]/[.$L234])-[.$Q234]); &quot;&quot;)">
            <text:p/>
          </table:table-cell>
          <table:table-cell/>
          <table:table-cell table:style-name="ce243" table:formula="of:=IFERROR(IF(ISBLANK([.AB234]); &quot;&quot;; IF([.$G234]=&quot;Long&quot;; ([.AB234]-[.$J234])*[.$I234]/[.$L234]; ([.$J234]-[.AB234])*[.$I234]/[.$L234])-[.$Q234]); &quot;&quot;)">
            <text:p/>
          </table:table-cell>
          <table:table-cell table:number-columns-repeated="5"/>
          <table:table-cell table:formula="of:=IF([.B234]=&quot;&quot;; &quot;&quot;; WEEKDAY([.B234]; 2))">
            <text:p/>
          </table:table-cell>
          <table:table-cell table:number-columns-repeated="29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5]=&quot;Long&quot; ; [.J235]-[Overview.$C$4]/[.I235]  ;  IF([.G235]=&quot;Short&quot;; [.J235]+[Overview.$C$4]/[.I235]; &quot;&quot;) ); &quot;&quot;)">
            <text:p/>
          </table:table-cell>
          <table:table-cell table:formula="of:=IFERROR(ABS([.K235]-[.J235])*[.I235]; &quot;&quot;)">
            <text:p/>
          </table:table-cell>
          <table:table-cell table:formula="of:=IFERROR(  IF([.G235]=&quot;Long&quot;;  [.J235]+[Overview.$C$4]/[.I235]  *  [Overview.$C$6]  ;  IF([.G235]=&quot;Short&quot;   ;  [.J235]-[Overview.$C$4]/[.I235]  * [Overview.$C$6]  ; &quot;&quot;  )  )   ; &quot;&quot;)">
            <text:p/>
          </table:table-cell>
          <table:table-cell table:number-columns-repeated="3"/>
          <table:table-cell table:style-name="ce182" table:formula="of:=IFERROR([.R235]/[.L235]; &quot;&quot;)">
            <text:p/>
          </table:table-cell>
          <table:table-cell table:style-name="ce203" table:formula="of:=IFERROR(   IF( AND( [.G235]=&quot;Long&quot;;   [.N235]=[.I235])  ;  [.I235]*([.O235]-[.J235])  ;    IF(  AND(  [.G235]=&quot;Short&quot;  ;   [.N235]=[.I235]   )   ;   [.I235]*([.J235]-[.O235])   ;  &quot;&quot;)) ; &quot;&quot;)">
            <text:p/>
          </table:table-cell>
          <table:table-cell table:style-name="ce215" table:formula="of:=IF(ISNUMBER([.R235]); IF([.R235]&gt;=0; &quot;Win&quot;; &quot;Loss&quot;); &quot;&quot;)">
            <text:p/>
          </table:table-cell>
          <table:table-cell table:style-name="ce220" table:formula="of:=IF(ISNUMBER([.R235]); ROUND(([.P235]-[.H23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5]); &quot;&quot;; IF([.$G235]=&quot;Long&quot;; ([.X235]-[.$J235])*[.$I235]/[.$L235]; ([.$J235]-[.X235])*[.$I235]/[.$L235])-[.$Q235]); &quot;&quot;)">
            <text:p/>
          </table:table-cell>
          <table:table-cell/>
          <table:table-cell table:style-name="ce243" table:formula="of:=IFERROR(IF(ISBLANK([.Z235]); &quot;&quot;; IF([.$G235]=&quot;Long&quot;; ([.Z235]-[.$J235])*[.$I235]/[.$L235]; ([.$J235]-[.Z235])*[.$I235]/[.$L235])-[.$Q235]); &quot;&quot;)">
            <text:p/>
          </table:table-cell>
          <table:table-cell/>
          <table:table-cell table:style-name="ce243" table:formula="of:=IFERROR(IF(ISBLANK([.AB235]); &quot;&quot;; IF([.$G235]=&quot;Long&quot;; ([.AB235]-[.$J235])*[.$I235]/[.$L235]; ([.$J235]-[.AB235])*[.$I235]/[.$L235])-[.$Q235]); &quot;&quot;)">
            <text:p/>
          </table:table-cell>
          <table:table-cell table:number-columns-repeated="5"/>
          <table:table-cell table:formula="of:=IF([.B235]=&quot;&quot;; &quot;&quot;; WEEKDAY([.B235]; 2))">
            <text:p/>
          </table:table-cell>
          <table:table-cell table:number-columns-repeated="29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6]=&quot;Long&quot; ; [.J236]-[Overview.$C$4]/[.I236]  ;  IF([.G236]=&quot;Short&quot;; [.J236]+[Overview.$C$4]/[.I236]; &quot;&quot;) ); &quot;&quot;)">
            <text:p/>
          </table:table-cell>
          <table:table-cell table:formula="of:=IFERROR(ABS([.K236]-[.J236])*[.I236]; &quot;&quot;)">
            <text:p/>
          </table:table-cell>
          <table:table-cell table:formula="of:=IFERROR(  IF([.G236]=&quot;Long&quot;;  [.J236]+[Overview.$C$4]/[.I236]  *  [Overview.$C$6]  ;  IF([.G236]=&quot;Short&quot;   ;  [.J236]-[Overview.$C$4]/[.I236]  * [Overview.$C$6]  ; &quot;&quot;  )  )   ; &quot;&quot;)">
            <text:p/>
          </table:table-cell>
          <table:table-cell table:number-columns-repeated="3"/>
          <table:table-cell table:style-name="ce182" table:formula="of:=IFERROR([.R236]/[.L236]; &quot;&quot;)">
            <text:p/>
          </table:table-cell>
          <table:table-cell table:style-name="ce203" table:formula="of:=IFERROR(   IF( AND( [.G236]=&quot;Long&quot;;   [.N236]=[.I236])  ;  [.I236]*([.O236]-[.J236])  ;    IF(  AND(  [.G236]=&quot;Short&quot;  ;   [.N236]=[.I236]   )   ;   [.I236]*([.J236]-[.O236])   ;  &quot;&quot;)) ; &quot;&quot;)">
            <text:p/>
          </table:table-cell>
          <table:table-cell table:style-name="ce215" table:formula="of:=IF(ISNUMBER([.R236]); IF([.R236]&gt;=0; &quot;Win&quot;; &quot;Loss&quot;); &quot;&quot;)">
            <text:p/>
          </table:table-cell>
          <table:table-cell table:style-name="ce220" table:formula="of:=IF(ISNUMBER([.R236]); ROUND(([.P236]-[.H23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6]); &quot;&quot;; IF([.$G236]=&quot;Long&quot;; ([.X236]-[.$J236])*[.$I236]/[.$L236]; ([.$J236]-[.X236])*[.$I236]/[.$L236])-[.$Q236]); &quot;&quot;)">
            <text:p/>
          </table:table-cell>
          <table:table-cell/>
          <table:table-cell table:style-name="ce243" table:formula="of:=IFERROR(IF(ISBLANK([.Z236]); &quot;&quot;; IF([.$G236]=&quot;Long&quot;; ([.Z236]-[.$J236])*[.$I236]/[.$L236]; ([.$J236]-[.Z236])*[.$I236]/[.$L236])-[.$Q236]); &quot;&quot;)">
            <text:p/>
          </table:table-cell>
          <table:table-cell/>
          <table:table-cell table:style-name="ce243" table:formula="of:=IFERROR(IF(ISBLANK([.AB236]); &quot;&quot;; IF([.$G236]=&quot;Long&quot;; ([.AB236]-[.$J236])*[.$I236]/[.$L236]; ([.$J236]-[.AB236])*[.$I236]/[.$L236])-[.$Q236]); &quot;&quot;)">
            <text:p/>
          </table:table-cell>
          <table:table-cell table:number-columns-repeated="5"/>
          <table:table-cell table:formula="of:=IF([.B236]=&quot;&quot;; &quot;&quot;; WEEKDAY([.B236]; 2))">
            <text:p/>
          </table:table-cell>
          <table:table-cell table:number-columns-repeated="29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7]=&quot;Long&quot; ; [.J237]-[Overview.$C$4]/[.I237]  ;  IF([.G237]=&quot;Short&quot;; [.J237]+[Overview.$C$4]/[.I237]; &quot;&quot;) ); &quot;&quot;)">
            <text:p/>
          </table:table-cell>
          <table:table-cell table:formula="of:=IFERROR(ABS([.K237]-[.J237])*[.I237]; &quot;&quot;)">
            <text:p/>
          </table:table-cell>
          <table:table-cell table:formula="of:=IFERROR(  IF([.G237]=&quot;Long&quot;;  [.J237]+[Overview.$C$4]/[.I237]  *  [Overview.$C$6]  ;  IF([.G237]=&quot;Short&quot;   ;  [.J237]-[Overview.$C$4]/[.I237]  * [Overview.$C$6]  ; &quot;&quot;  )  )   ; &quot;&quot;)">
            <text:p/>
          </table:table-cell>
          <table:table-cell table:number-columns-repeated="3"/>
          <table:table-cell table:style-name="ce182" table:formula="of:=IFERROR([.R237]/[.L237]; &quot;&quot;)">
            <text:p/>
          </table:table-cell>
          <table:table-cell table:style-name="ce203" table:formula="of:=IFERROR(   IF( AND( [.G237]=&quot;Long&quot;;   [.N237]=[.I237])  ;  [.I237]*([.O237]-[.J237])  ;    IF(  AND(  [.G237]=&quot;Short&quot;  ;   [.N237]=[.I237]   )   ;   [.I237]*([.J237]-[.O237])   ;  &quot;&quot;)) ; &quot;&quot;)">
            <text:p/>
          </table:table-cell>
          <table:table-cell table:style-name="ce215" table:formula="of:=IF(ISNUMBER([.R237]); IF([.R237]&gt;=0; &quot;Win&quot;; &quot;Loss&quot;); &quot;&quot;)">
            <text:p/>
          </table:table-cell>
          <table:table-cell table:style-name="ce220" table:formula="of:=IF(ISNUMBER([.R237]); ROUND(([.P237]-[.H23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7]); &quot;&quot;; IF([.$G237]=&quot;Long&quot;; ([.X237]-[.$J237])*[.$I237]/[.$L237]; ([.$J237]-[.X237])*[.$I237]/[.$L237])-[.$Q237]); &quot;&quot;)">
            <text:p/>
          </table:table-cell>
          <table:table-cell/>
          <table:table-cell table:style-name="ce243" table:formula="of:=IFERROR(IF(ISBLANK([.Z237]); &quot;&quot;; IF([.$G237]=&quot;Long&quot;; ([.Z237]-[.$J237])*[.$I237]/[.$L237]; ([.$J237]-[.Z237])*[.$I237]/[.$L237])-[.$Q237]); &quot;&quot;)">
            <text:p/>
          </table:table-cell>
          <table:table-cell/>
          <table:table-cell table:style-name="ce243" table:formula="of:=IFERROR(IF(ISBLANK([.AB237]); &quot;&quot;; IF([.$G237]=&quot;Long&quot;; ([.AB237]-[.$J237])*[.$I237]/[.$L237]; ([.$J237]-[.AB237])*[.$I237]/[.$L237])-[.$Q237]); &quot;&quot;)">
            <text:p/>
          </table:table-cell>
          <table:table-cell table:number-columns-repeated="5"/>
          <table:table-cell table:formula="of:=IF([.B237]=&quot;&quot;; &quot;&quot;; WEEKDAY([.B237]; 2))">
            <text:p/>
          </table:table-cell>
          <table:table-cell table:number-columns-repeated="29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8]=&quot;Long&quot; ; [.J238]-[Overview.$C$4]/[.I238]  ;  IF([.G238]=&quot;Short&quot;; [.J238]+[Overview.$C$4]/[.I238]; &quot;&quot;) ); &quot;&quot;)">
            <text:p/>
          </table:table-cell>
          <table:table-cell table:formula="of:=IFERROR(ABS([.K238]-[.J238])*[.I238]; &quot;&quot;)">
            <text:p/>
          </table:table-cell>
          <table:table-cell table:formula="of:=IFERROR(  IF([.G238]=&quot;Long&quot;;  [.J238]+[Overview.$C$4]/[.I238]  *  [Overview.$C$6]  ;  IF([.G238]=&quot;Short&quot;   ;  [.J238]-[Overview.$C$4]/[.I238]  * [Overview.$C$6]  ; &quot;&quot;  )  )   ; &quot;&quot;)">
            <text:p/>
          </table:table-cell>
          <table:table-cell table:number-columns-repeated="3"/>
          <table:table-cell table:style-name="ce182" table:formula="of:=IFERROR([.R238]/[.L238]; &quot;&quot;)">
            <text:p/>
          </table:table-cell>
          <table:table-cell table:style-name="ce203" table:formula="of:=IFERROR(   IF( AND( [.G238]=&quot;Long&quot;;   [.N238]=[.I238])  ;  [.I238]*([.O238]-[.J238])  ;    IF(  AND(  [.G238]=&quot;Short&quot;  ;   [.N238]=[.I238]   )   ;   [.I238]*([.J238]-[.O238])   ;  &quot;&quot;)) ; &quot;&quot;)">
            <text:p/>
          </table:table-cell>
          <table:table-cell table:style-name="ce215" table:formula="of:=IF(ISNUMBER([.R238]); IF([.R238]&gt;=0; &quot;Win&quot;; &quot;Loss&quot;); &quot;&quot;)">
            <text:p/>
          </table:table-cell>
          <table:table-cell table:style-name="ce220" table:formula="of:=IF(ISNUMBER([.R238]); ROUND(([.P238]-[.H23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8]); &quot;&quot;; IF([.$G238]=&quot;Long&quot;; ([.X238]-[.$J238])*[.$I238]/[.$L238]; ([.$J238]-[.X238])*[.$I238]/[.$L238])-[.$Q238]); &quot;&quot;)">
            <text:p/>
          </table:table-cell>
          <table:table-cell/>
          <table:table-cell table:style-name="ce243" table:formula="of:=IFERROR(IF(ISBLANK([.Z238]); &quot;&quot;; IF([.$G238]=&quot;Long&quot;; ([.Z238]-[.$J238])*[.$I238]/[.$L238]; ([.$J238]-[.Z238])*[.$I238]/[.$L238])-[.$Q238]); &quot;&quot;)">
            <text:p/>
          </table:table-cell>
          <table:table-cell/>
          <table:table-cell table:style-name="ce243" table:formula="of:=IFERROR(IF(ISBLANK([.AB238]); &quot;&quot;; IF([.$G238]=&quot;Long&quot;; ([.AB238]-[.$J238])*[.$I238]/[.$L238]; ([.$J238]-[.AB238])*[.$I238]/[.$L238])-[.$Q238]); &quot;&quot;)">
            <text:p/>
          </table:table-cell>
          <table:table-cell table:number-columns-repeated="5"/>
          <table:table-cell table:formula="of:=IF([.B238]=&quot;&quot;; &quot;&quot;; WEEKDAY([.B238]; 2))">
            <text:p/>
          </table:table-cell>
          <table:table-cell table:number-columns-repeated="29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9]=&quot;Long&quot; ; [.J239]-[Overview.$C$4]/[.I239]  ;  IF([.G239]=&quot;Short&quot;; [.J239]+[Overview.$C$4]/[.I239]; &quot;&quot;) ); &quot;&quot;)">
            <text:p/>
          </table:table-cell>
          <table:table-cell table:formula="of:=IFERROR(ABS([.K239]-[.J239])*[.I239]; &quot;&quot;)">
            <text:p/>
          </table:table-cell>
          <table:table-cell table:formula="of:=IFERROR(  IF([.G239]=&quot;Long&quot;;  [.J239]+[Overview.$C$4]/[.I239]  *  [Overview.$C$6]  ;  IF([.G239]=&quot;Short&quot;   ;  [.J239]-[Overview.$C$4]/[.I239]  * [Overview.$C$6]  ; &quot;&quot;  )  )   ; &quot;&quot;)">
            <text:p/>
          </table:table-cell>
          <table:table-cell table:number-columns-repeated="3"/>
          <table:table-cell table:style-name="ce182" table:formula="of:=IFERROR([.R239]/[.L239]; &quot;&quot;)">
            <text:p/>
          </table:table-cell>
          <table:table-cell table:style-name="ce203" table:formula="of:=IFERROR(   IF( AND( [.G239]=&quot;Long&quot;;   [.N239]=[.I239])  ;  [.I239]*([.O239]-[.J239])  ;    IF(  AND(  [.G239]=&quot;Short&quot;  ;   [.N239]=[.I239]   )   ;   [.I239]*([.J239]-[.O239])   ;  &quot;&quot;)) ; &quot;&quot;)">
            <text:p/>
          </table:table-cell>
          <table:table-cell table:style-name="ce215" table:formula="of:=IF(ISNUMBER([.R239]); IF([.R239]&gt;=0; &quot;Win&quot;; &quot;Loss&quot;); &quot;&quot;)">
            <text:p/>
          </table:table-cell>
          <table:table-cell table:style-name="ce220" table:formula="of:=IF(ISNUMBER([.R239]); ROUND(([.P239]-[.H23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9]); &quot;&quot;; IF([.$G239]=&quot;Long&quot;; ([.X239]-[.$J239])*[.$I239]/[.$L239]; ([.$J239]-[.X239])*[.$I239]/[.$L239])-[.$Q239]); &quot;&quot;)">
            <text:p/>
          </table:table-cell>
          <table:table-cell/>
          <table:table-cell table:style-name="ce243" table:formula="of:=IFERROR(IF(ISBLANK([.Z239]); &quot;&quot;; IF([.$G239]=&quot;Long&quot;; ([.Z239]-[.$J239])*[.$I239]/[.$L239]; ([.$J239]-[.Z239])*[.$I239]/[.$L239])-[.$Q239]); &quot;&quot;)">
            <text:p/>
          </table:table-cell>
          <table:table-cell/>
          <table:table-cell table:style-name="ce243" table:formula="of:=IFERROR(IF(ISBLANK([.AB239]); &quot;&quot;; IF([.$G239]=&quot;Long&quot;; ([.AB239]-[.$J239])*[.$I239]/[.$L239]; ([.$J239]-[.AB239])*[.$I239]/[.$L239])-[.$Q239]); &quot;&quot;)">
            <text:p/>
          </table:table-cell>
          <table:table-cell table:number-columns-repeated="5"/>
          <table:table-cell table:formula="of:=IF([.B239]=&quot;&quot;; &quot;&quot;; WEEKDAY([.B239]; 2))">
            <text:p/>
          </table:table-cell>
          <table:table-cell table:number-columns-repeated="29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0]=&quot;Long&quot; ; [.J240]-[Overview.$C$4]/[.I240]  ;  IF([.G240]=&quot;Short&quot;; [.J240]+[Overview.$C$4]/[.I240]; &quot;&quot;) ); &quot;&quot;)">
            <text:p/>
          </table:table-cell>
          <table:table-cell table:formula="of:=IFERROR(ABS([.K240]-[.J240])*[.I240]; &quot;&quot;)">
            <text:p/>
          </table:table-cell>
          <table:table-cell table:formula="of:=IFERROR(  IF([.G240]=&quot;Long&quot;;  [.J240]+[Overview.$C$4]/[.I240]  *  [Overview.$C$6]  ;  IF([.G240]=&quot;Short&quot;   ;  [.J240]-[Overview.$C$4]/[.I240]  * [Overview.$C$6]  ; &quot;&quot;  )  )   ; &quot;&quot;)">
            <text:p/>
          </table:table-cell>
          <table:table-cell table:number-columns-repeated="3"/>
          <table:table-cell table:style-name="ce182" table:formula="of:=IFERROR([.R240]/[.L240]; &quot;&quot;)">
            <text:p/>
          </table:table-cell>
          <table:table-cell table:style-name="ce203" table:formula="of:=IFERROR(   IF( AND( [.G240]=&quot;Long&quot;;   [.N240]=[.I240])  ;  [.I240]*([.O240]-[.J240])  ;    IF(  AND(  [.G240]=&quot;Short&quot;  ;   [.N240]=[.I240]   )   ;   [.I240]*([.J240]-[.O240])   ;  &quot;&quot;)) ; &quot;&quot;)">
            <text:p/>
          </table:table-cell>
          <table:table-cell table:style-name="ce215" table:formula="of:=IF(ISNUMBER([.R240]); IF([.R240]&gt;=0; &quot;Win&quot;; &quot;Loss&quot;); &quot;&quot;)">
            <text:p/>
          </table:table-cell>
          <table:table-cell table:style-name="ce220" table:formula="of:=IF(ISNUMBER([.R240]); ROUND(([.P240]-[.H24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0]); &quot;&quot;; IF([.$G240]=&quot;Long&quot;; ([.X240]-[.$J240])*[.$I240]/[.$L240]; ([.$J240]-[.X240])*[.$I240]/[.$L240])-[.$Q240]); &quot;&quot;)">
            <text:p/>
          </table:table-cell>
          <table:table-cell/>
          <table:table-cell table:style-name="ce243" table:formula="of:=IFERROR(IF(ISBLANK([.Z240]); &quot;&quot;; IF([.$G240]=&quot;Long&quot;; ([.Z240]-[.$J240])*[.$I240]/[.$L240]; ([.$J240]-[.Z240])*[.$I240]/[.$L240])-[.$Q240]); &quot;&quot;)">
            <text:p/>
          </table:table-cell>
          <table:table-cell/>
          <table:table-cell table:style-name="ce243" table:formula="of:=IFERROR(IF(ISBLANK([.AB240]); &quot;&quot;; IF([.$G240]=&quot;Long&quot;; ([.AB240]-[.$J240])*[.$I240]/[.$L240]; ([.$J240]-[.AB240])*[.$I240]/[.$L240])-[.$Q240]); &quot;&quot;)">
            <text:p/>
          </table:table-cell>
          <table:table-cell table:number-columns-repeated="5"/>
          <table:table-cell table:formula="of:=IF([.B240]=&quot;&quot;; &quot;&quot;; WEEKDAY([.B240]; 2))">
            <text:p/>
          </table:table-cell>
          <table:table-cell table:number-columns-repeated="29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1]=&quot;Long&quot; ; [.J241]-[Overview.$C$4]/[.I241]  ;  IF([.G241]=&quot;Short&quot;; [.J241]+[Overview.$C$4]/[.I241]; &quot;&quot;) ); &quot;&quot;)">
            <text:p/>
          </table:table-cell>
          <table:table-cell table:formula="of:=IFERROR(ABS([.K241]-[.J241])*[.I241]; &quot;&quot;)">
            <text:p/>
          </table:table-cell>
          <table:table-cell table:formula="of:=IFERROR(  IF([.G241]=&quot;Long&quot;;  [.J241]+[Overview.$C$4]/[.I241]  *  [Overview.$C$6]  ;  IF([.G241]=&quot;Short&quot;   ;  [.J241]-[Overview.$C$4]/[.I241]  * [Overview.$C$6]  ; &quot;&quot;  )  )   ; &quot;&quot;)">
            <text:p/>
          </table:table-cell>
          <table:table-cell table:number-columns-repeated="3"/>
          <table:table-cell table:style-name="ce182" table:formula="of:=IFERROR([.R241]/[.L241]; &quot;&quot;)">
            <text:p/>
          </table:table-cell>
          <table:table-cell table:style-name="ce203" table:formula="of:=IFERROR(   IF( AND( [.G241]=&quot;Long&quot;;   [.N241]=[.I241])  ;  [.I241]*([.O241]-[.J241])  ;    IF(  AND(  [.G241]=&quot;Short&quot;  ;   [.N241]=[.I241]   )   ;   [.I241]*([.J241]-[.O241])   ;  &quot;&quot;)) ; &quot;&quot;)">
            <text:p/>
          </table:table-cell>
          <table:table-cell table:style-name="ce215" table:formula="of:=IF(ISNUMBER([.R241]); IF([.R241]&gt;=0; &quot;Win&quot;; &quot;Loss&quot;); &quot;&quot;)">
            <text:p/>
          </table:table-cell>
          <table:table-cell table:style-name="ce220" table:formula="of:=IF(ISNUMBER([.R241]); ROUND(([.P241]-[.H24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1]); &quot;&quot;; IF([.$G241]=&quot;Long&quot;; ([.X241]-[.$J241])*[.$I241]/[.$L241]; ([.$J241]-[.X241])*[.$I241]/[.$L241])-[.$Q241]); &quot;&quot;)">
            <text:p/>
          </table:table-cell>
          <table:table-cell/>
          <table:table-cell table:style-name="ce243" table:formula="of:=IFERROR(IF(ISBLANK([.Z241]); &quot;&quot;; IF([.$G241]=&quot;Long&quot;; ([.Z241]-[.$J241])*[.$I241]/[.$L241]; ([.$J241]-[.Z241])*[.$I241]/[.$L241])-[.$Q241]); &quot;&quot;)">
            <text:p/>
          </table:table-cell>
          <table:table-cell/>
          <table:table-cell table:style-name="ce243" table:formula="of:=IFERROR(IF(ISBLANK([.AB241]); &quot;&quot;; IF([.$G241]=&quot;Long&quot;; ([.AB241]-[.$J241])*[.$I241]/[.$L241]; ([.$J241]-[.AB241])*[.$I241]/[.$L241])-[.$Q241]); &quot;&quot;)">
            <text:p/>
          </table:table-cell>
          <table:table-cell table:number-columns-repeated="5"/>
          <table:table-cell table:formula="of:=IF([.B241]=&quot;&quot;; &quot;&quot;; WEEKDAY([.B241]; 2))">
            <text:p/>
          </table:table-cell>
          <table:table-cell table:number-columns-repeated="29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2]=&quot;Long&quot; ; [.J242]-[Overview.$C$4]/[.I242]  ;  IF([.G242]=&quot;Short&quot;; [.J242]+[Overview.$C$4]/[.I242]; &quot;&quot;) ); &quot;&quot;)">
            <text:p/>
          </table:table-cell>
          <table:table-cell table:formula="of:=IFERROR(ABS([.K242]-[.J242])*[.I242]; &quot;&quot;)">
            <text:p/>
          </table:table-cell>
          <table:table-cell table:formula="of:=IFERROR(  IF([.G242]=&quot;Long&quot;;  [.J242]+[Overview.$C$4]/[.I242]  *  [Overview.$C$6]  ;  IF([.G242]=&quot;Short&quot;   ;  [.J242]-[Overview.$C$4]/[.I242]  * [Overview.$C$6]  ; &quot;&quot;  )  )   ; &quot;&quot;)">
            <text:p/>
          </table:table-cell>
          <table:table-cell table:number-columns-repeated="3"/>
          <table:table-cell table:style-name="ce182" table:formula="of:=IFERROR([.R242]/[.L242]; &quot;&quot;)">
            <text:p/>
          </table:table-cell>
          <table:table-cell table:style-name="ce203" table:formula="of:=IFERROR(   IF( AND( [.G242]=&quot;Long&quot;;   [.N242]=[.I242])  ;  [.I242]*([.O242]-[.J242])  ;    IF(  AND(  [.G242]=&quot;Short&quot;  ;   [.N242]=[.I242]   )   ;   [.I242]*([.J242]-[.O242])   ;  &quot;&quot;)) ; &quot;&quot;)">
            <text:p/>
          </table:table-cell>
          <table:table-cell table:style-name="ce215" table:formula="of:=IF(ISNUMBER([.R242]); IF([.R242]&gt;=0; &quot;Win&quot;; &quot;Loss&quot;); &quot;&quot;)">
            <text:p/>
          </table:table-cell>
          <table:table-cell table:style-name="ce220" table:formula="of:=IF(ISNUMBER([.R242]); ROUND(([.P242]-[.H24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2]); &quot;&quot;; IF([.$G242]=&quot;Long&quot;; ([.X242]-[.$J242])*[.$I242]/[.$L242]; ([.$J242]-[.X242])*[.$I242]/[.$L242])-[.$Q242]); &quot;&quot;)">
            <text:p/>
          </table:table-cell>
          <table:table-cell/>
          <table:table-cell table:style-name="ce243" table:formula="of:=IFERROR(IF(ISBLANK([.Z242]); &quot;&quot;; IF([.$G242]=&quot;Long&quot;; ([.Z242]-[.$J242])*[.$I242]/[.$L242]; ([.$J242]-[.Z242])*[.$I242]/[.$L242])-[.$Q242]); &quot;&quot;)">
            <text:p/>
          </table:table-cell>
          <table:table-cell/>
          <table:table-cell table:style-name="ce243" table:formula="of:=IFERROR(IF(ISBLANK([.AB242]); &quot;&quot;; IF([.$G242]=&quot;Long&quot;; ([.AB242]-[.$J242])*[.$I242]/[.$L242]; ([.$J242]-[.AB242])*[.$I242]/[.$L242])-[.$Q242]); &quot;&quot;)">
            <text:p/>
          </table:table-cell>
          <table:table-cell table:number-columns-repeated="5"/>
          <table:table-cell table:formula="of:=IF([.B242]=&quot;&quot;; &quot;&quot;; WEEKDAY([.B242]; 2))">
            <text:p/>
          </table:table-cell>
          <table:table-cell table:number-columns-repeated="29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3]=&quot;Long&quot; ; [.J243]-[Overview.$C$4]/[.I243]  ;  IF([.G243]=&quot;Short&quot;; [.J243]+[Overview.$C$4]/[.I243]; &quot;&quot;) ); &quot;&quot;)">
            <text:p/>
          </table:table-cell>
          <table:table-cell table:formula="of:=IFERROR(ABS([.K243]-[.J243])*[.I243]; &quot;&quot;)">
            <text:p/>
          </table:table-cell>
          <table:table-cell table:formula="of:=IFERROR(  IF([.G243]=&quot;Long&quot;;  [.J243]+[Overview.$C$4]/[.I243]  *  [Overview.$C$6]  ;  IF([.G243]=&quot;Short&quot;   ;  [.J243]-[Overview.$C$4]/[.I243]  * [Overview.$C$6]  ; &quot;&quot;  )  )   ; &quot;&quot;)">
            <text:p/>
          </table:table-cell>
          <table:table-cell table:number-columns-repeated="3"/>
          <table:table-cell table:style-name="ce182" table:formula="of:=IFERROR([.R243]/[.L243]; &quot;&quot;)">
            <text:p/>
          </table:table-cell>
          <table:table-cell table:style-name="ce203" table:formula="of:=IFERROR(   IF( AND( [.G243]=&quot;Long&quot;;   [.N243]=[.I243])  ;  [.I243]*([.O243]-[.J243])  ;    IF(  AND(  [.G243]=&quot;Short&quot;  ;   [.N243]=[.I243]   )   ;   [.I243]*([.J243]-[.O243])   ;  &quot;&quot;)) ; &quot;&quot;)">
            <text:p/>
          </table:table-cell>
          <table:table-cell table:style-name="ce215" table:formula="of:=IF(ISNUMBER([.R243]); IF([.R243]&gt;=0; &quot;Win&quot;; &quot;Loss&quot;); &quot;&quot;)">
            <text:p/>
          </table:table-cell>
          <table:table-cell table:style-name="ce220" table:formula="of:=IF(ISNUMBER([.R243]); ROUND(([.P243]-[.H24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3]); &quot;&quot;; IF([.$G243]=&quot;Long&quot;; ([.X243]-[.$J243])*[.$I243]/[.$L243]; ([.$J243]-[.X243])*[.$I243]/[.$L243])-[.$Q243]); &quot;&quot;)">
            <text:p/>
          </table:table-cell>
          <table:table-cell/>
          <table:table-cell table:style-name="ce243" table:formula="of:=IFERROR(IF(ISBLANK([.Z243]); &quot;&quot;; IF([.$G243]=&quot;Long&quot;; ([.Z243]-[.$J243])*[.$I243]/[.$L243]; ([.$J243]-[.Z243])*[.$I243]/[.$L243])-[.$Q243]); &quot;&quot;)">
            <text:p/>
          </table:table-cell>
          <table:table-cell/>
          <table:table-cell table:style-name="ce243" table:formula="of:=IFERROR(IF(ISBLANK([.AB243]); &quot;&quot;; IF([.$G243]=&quot;Long&quot;; ([.AB243]-[.$J243])*[.$I243]/[.$L243]; ([.$J243]-[.AB243])*[.$I243]/[.$L243])-[.$Q243]); &quot;&quot;)">
            <text:p/>
          </table:table-cell>
          <table:table-cell table:number-columns-repeated="5"/>
          <table:table-cell table:formula="of:=IF([.B243]=&quot;&quot;; &quot;&quot;; WEEKDAY([.B243]; 2))">
            <text:p/>
          </table:table-cell>
          <table:table-cell table:number-columns-repeated="29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4]=&quot;Long&quot; ; [.J244]-[Overview.$C$4]/[.I244]  ;  IF([.G244]=&quot;Short&quot;; [.J244]+[Overview.$C$4]/[.I244]; &quot;&quot;) ); &quot;&quot;)">
            <text:p/>
          </table:table-cell>
          <table:table-cell table:formula="of:=IFERROR(ABS([.K244]-[.J244])*[.I244]; &quot;&quot;)">
            <text:p/>
          </table:table-cell>
          <table:table-cell table:formula="of:=IFERROR(  IF([.G244]=&quot;Long&quot;;  [.J244]+[Overview.$C$4]/[.I244]  *  [Overview.$C$6]  ;  IF([.G244]=&quot;Short&quot;   ;  [.J244]-[Overview.$C$4]/[.I244]  * [Overview.$C$6]  ; &quot;&quot;  )  )   ; &quot;&quot;)">
            <text:p/>
          </table:table-cell>
          <table:table-cell table:number-columns-repeated="3"/>
          <table:table-cell table:style-name="ce182" table:formula="of:=IFERROR([.R244]/[.L244]; &quot;&quot;)">
            <text:p/>
          </table:table-cell>
          <table:table-cell table:style-name="ce203" table:formula="of:=IFERROR(   IF( AND( [.G244]=&quot;Long&quot;;   [.N244]=[.I244])  ;  [.I244]*([.O244]-[.J244])  ;    IF(  AND(  [.G244]=&quot;Short&quot;  ;   [.N244]=[.I244]   )   ;   [.I244]*([.J244]-[.O244])   ;  &quot;&quot;)) ; &quot;&quot;)">
            <text:p/>
          </table:table-cell>
          <table:table-cell table:style-name="ce215" table:formula="of:=IF(ISNUMBER([.R244]); IF([.R244]&gt;=0; &quot;Win&quot;; &quot;Loss&quot;); &quot;&quot;)">
            <text:p/>
          </table:table-cell>
          <table:table-cell table:style-name="ce220" table:formula="of:=IF(ISNUMBER([.R244]); ROUND(([.P244]-[.H24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4]); &quot;&quot;; IF([.$G244]=&quot;Long&quot;; ([.X244]-[.$J244])*[.$I244]/[.$L244]; ([.$J244]-[.X244])*[.$I244]/[.$L244])-[.$Q244]); &quot;&quot;)">
            <text:p/>
          </table:table-cell>
          <table:table-cell/>
          <table:table-cell table:style-name="ce243" table:formula="of:=IFERROR(IF(ISBLANK([.Z244]); &quot;&quot;; IF([.$G244]=&quot;Long&quot;; ([.Z244]-[.$J244])*[.$I244]/[.$L244]; ([.$J244]-[.Z244])*[.$I244]/[.$L244])-[.$Q244]); &quot;&quot;)">
            <text:p/>
          </table:table-cell>
          <table:table-cell/>
          <table:table-cell table:style-name="ce243" table:formula="of:=IFERROR(IF(ISBLANK([.AB244]); &quot;&quot;; IF([.$G244]=&quot;Long&quot;; ([.AB244]-[.$J244])*[.$I244]/[.$L244]; ([.$J244]-[.AB244])*[.$I244]/[.$L244])-[.$Q244]); &quot;&quot;)">
            <text:p/>
          </table:table-cell>
          <table:table-cell table:number-columns-repeated="5"/>
          <table:table-cell table:formula="of:=IF([.B244]=&quot;&quot;; &quot;&quot;; WEEKDAY([.B244]; 2))">
            <text:p/>
          </table:table-cell>
          <table:table-cell table:number-columns-repeated="29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5]=&quot;Long&quot; ; [.J245]-[Overview.$C$4]/[.I245]  ;  IF([.G245]=&quot;Short&quot;; [.J245]+[Overview.$C$4]/[.I245]; &quot;&quot;) ); &quot;&quot;)">
            <text:p/>
          </table:table-cell>
          <table:table-cell table:formula="of:=IFERROR(ABS([.K245]-[.J245])*[.I245]; &quot;&quot;)">
            <text:p/>
          </table:table-cell>
          <table:table-cell table:formula="of:=IFERROR(  IF([.G245]=&quot;Long&quot;;  [.J245]+[Overview.$C$4]/[.I245]  *  [Overview.$C$6]  ;  IF([.G245]=&quot;Short&quot;   ;  [.J245]-[Overview.$C$4]/[.I245]  * [Overview.$C$6]  ; &quot;&quot;  )  )   ; &quot;&quot;)">
            <text:p/>
          </table:table-cell>
          <table:table-cell table:number-columns-repeated="3"/>
          <table:table-cell table:style-name="ce182" table:formula="of:=IFERROR([.R245]/[.L245]; &quot;&quot;)">
            <text:p/>
          </table:table-cell>
          <table:table-cell table:style-name="ce203" table:formula="of:=IFERROR(   IF( AND( [.G245]=&quot;Long&quot;;   [.N245]=[.I245])  ;  [.I245]*([.O245]-[.J245])  ;    IF(  AND(  [.G245]=&quot;Short&quot;  ;   [.N245]=[.I245]   )   ;   [.I245]*([.J245]-[.O245])   ;  &quot;&quot;)) ; &quot;&quot;)">
            <text:p/>
          </table:table-cell>
          <table:table-cell table:style-name="ce215" table:formula="of:=IF(ISNUMBER([.R245]); IF([.R245]&gt;=0; &quot;Win&quot;; &quot;Loss&quot;); &quot;&quot;)">
            <text:p/>
          </table:table-cell>
          <table:table-cell table:style-name="ce220" table:formula="of:=IF(ISNUMBER([.R245]); ROUND(([.P245]-[.H24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5]); &quot;&quot;; IF([.$G245]=&quot;Long&quot;; ([.X245]-[.$J245])*[.$I245]/[.$L245]; ([.$J245]-[.X245])*[.$I245]/[.$L245])-[.$Q245]); &quot;&quot;)">
            <text:p/>
          </table:table-cell>
          <table:table-cell/>
          <table:table-cell table:style-name="ce243" table:formula="of:=IFERROR(IF(ISBLANK([.Z245]); &quot;&quot;; IF([.$G245]=&quot;Long&quot;; ([.Z245]-[.$J245])*[.$I245]/[.$L245]; ([.$J245]-[.Z245])*[.$I245]/[.$L245])-[.$Q245]); &quot;&quot;)">
            <text:p/>
          </table:table-cell>
          <table:table-cell/>
          <table:table-cell table:style-name="ce243" table:formula="of:=IFERROR(IF(ISBLANK([.AB245]); &quot;&quot;; IF([.$G245]=&quot;Long&quot;; ([.AB245]-[.$J245])*[.$I245]/[.$L245]; ([.$J245]-[.AB245])*[.$I245]/[.$L245])-[.$Q245]); &quot;&quot;)">
            <text:p/>
          </table:table-cell>
          <table:table-cell table:number-columns-repeated="5"/>
          <table:table-cell table:formula="of:=IF([.B245]=&quot;&quot;; &quot;&quot;; WEEKDAY([.B245]; 2))">
            <text:p/>
          </table:table-cell>
          <table:table-cell table:number-columns-repeated="29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6]=&quot;Long&quot; ; [.J246]-[Overview.$C$4]/[.I246]  ;  IF([.G246]=&quot;Short&quot;; [.J246]+[Overview.$C$4]/[.I246]; &quot;&quot;) ); &quot;&quot;)">
            <text:p/>
          </table:table-cell>
          <table:table-cell table:formula="of:=IFERROR(ABS([.K246]-[.J246])*[.I246]; &quot;&quot;)">
            <text:p/>
          </table:table-cell>
          <table:table-cell table:formula="of:=IFERROR(  IF([.G246]=&quot;Long&quot;;  [.J246]+[Overview.$C$4]/[.I246]  *  [Overview.$C$6]  ;  IF([.G246]=&quot;Short&quot;   ;  [.J246]-[Overview.$C$4]/[.I246]  * [Overview.$C$6]  ; &quot;&quot;  )  )   ; &quot;&quot;)">
            <text:p/>
          </table:table-cell>
          <table:table-cell table:number-columns-repeated="3"/>
          <table:table-cell table:style-name="ce182" table:formula="of:=IFERROR([.R246]/[.L246]; &quot;&quot;)">
            <text:p/>
          </table:table-cell>
          <table:table-cell table:style-name="ce203" table:formula="of:=IFERROR(   IF( AND( [.G246]=&quot;Long&quot;;   [.N246]=[.I246])  ;  [.I246]*([.O246]-[.J246])  ;    IF(  AND(  [.G246]=&quot;Short&quot;  ;   [.N246]=[.I246]   )   ;   [.I246]*([.J246]-[.O246])   ;  &quot;&quot;)) ; &quot;&quot;)">
            <text:p/>
          </table:table-cell>
          <table:table-cell table:style-name="ce215" table:formula="of:=IF(ISNUMBER([.R246]); IF([.R246]&gt;=0; &quot;Win&quot;; &quot;Loss&quot;); &quot;&quot;)">
            <text:p/>
          </table:table-cell>
          <table:table-cell table:style-name="ce220" table:formula="of:=IF(ISNUMBER([.R246]); ROUND(([.P246]-[.H24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6]); &quot;&quot;; IF([.$G246]=&quot;Long&quot;; ([.X246]-[.$J246])*[.$I246]/[.$L246]; ([.$J246]-[.X246])*[.$I246]/[.$L246])-[.$Q246]); &quot;&quot;)">
            <text:p/>
          </table:table-cell>
          <table:table-cell/>
          <table:table-cell table:style-name="ce243" table:formula="of:=IFERROR(IF(ISBLANK([.Z246]); &quot;&quot;; IF([.$G246]=&quot;Long&quot;; ([.Z246]-[.$J246])*[.$I246]/[.$L246]; ([.$J246]-[.Z246])*[.$I246]/[.$L246])-[.$Q246]); &quot;&quot;)">
            <text:p/>
          </table:table-cell>
          <table:table-cell/>
          <table:table-cell table:style-name="ce243" table:formula="of:=IFERROR(IF(ISBLANK([.AB246]); &quot;&quot;; IF([.$G246]=&quot;Long&quot;; ([.AB246]-[.$J246])*[.$I246]/[.$L246]; ([.$J246]-[.AB246])*[.$I246]/[.$L246])-[.$Q246]); &quot;&quot;)">
            <text:p/>
          </table:table-cell>
          <table:table-cell table:number-columns-repeated="5"/>
          <table:table-cell table:formula="of:=IF([.B246]=&quot;&quot;; &quot;&quot;; WEEKDAY([.B246]; 2))">
            <text:p/>
          </table:table-cell>
          <table:table-cell table:number-columns-repeated="29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7]=&quot;Long&quot; ; [.J247]-[Overview.$C$4]/[.I247]  ;  IF([.G247]=&quot;Short&quot;; [.J247]+[Overview.$C$4]/[.I247]; &quot;&quot;) ); &quot;&quot;)">
            <text:p/>
          </table:table-cell>
          <table:table-cell table:formula="of:=IFERROR(ABS([.K247]-[.J247])*[.I247]; &quot;&quot;)">
            <text:p/>
          </table:table-cell>
          <table:table-cell table:formula="of:=IFERROR(  IF([.G247]=&quot;Long&quot;;  [.J247]+[Overview.$C$4]/[.I247]  *  [Overview.$C$6]  ;  IF([.G247]=&quot;Short&quot;   ;  [.J247]-[Overview.$C$4]/[.I247]  * [Overview.$C$6]  ; &quot;&quot;  )  )   ; &quot;&quot;)">
            <text:p/>
          </table:table-cell>
          <table:table-cell table:number-columns-repeated="3"/>
          <table:table-cell table:style-name="ce182" table:formula="of:=IFERROR([.R247]/[.L247]; &quot;&quot;)">
            <text:p/>
          </table:table-cell>
          <table:table-cell table:style-name="ce203" table:formula="of:=IFERROR(   IF( AND( [.G247]=&quot;Long&quot;;   [.N247]=[.I247])  ;  [.I247]*([.O247]-[.J247])  ;    IF(  AND(  [.G247]=&quot;Short&quot;  ;   [.N247]=[.I247]   )   ;   [.I247]*([.J247]-[.O247])   ;  &quot;&quot;)) ; &quot;&quot;)">
            <text:p/>
          </table:table-cell>
          <table:table-cell table:style-name="ce215" table:formula="of:=IF(ISNUMBER([.R247]); IF([.R247]&gt;=0; &quot;Win&quot;; &quot;Loss&quot;); &quot;&quot;)">
            <text:p/>
          </table:table-cell>
          <table:table-cell table:style-name="ce220" table:formula="of:=IF(ISNUMBER([.R247]); ROUND(([.P247]-[.H24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7]); &quot;&quot;; IF([.$G247]=&quot;Long&quot;; ([.X247]-[.$J247])*[.$I247]/[.$L247]; ([.$J247]-[.X247])*[.$I247]/[.$L247])-[.$Q247]); &quot;&quot;)">
            <text:p/>
          </table:table-cell>
          <table:table-cell/>
          <table:table-cell table:style-name="ce243" table:formula="of:=IFERROR(IF(ISBLANK([.Z247]); &quot;&quot;; IF([.$G247]=&quot;Long&quot;; ([.Z247]-[.$J247])*[.$I247]/[.$L247]; ([.$J247]-[.Z247])*[.$I247]/[.$L247])-[.$Q247]); &quot;&quot;)">
            <text:p/>
          </table:table-cell>
          <table:table-cell/>
          <table:table-cell table:style-name="ce243" table:formula="of:=IFERROR(IF(ISBLANK([.AB247]); &quot;&quot;; IF([.$G247]=&quot;Long&quot;; ([.AB247]-[.$J247])*[.$I247]/[.$L247]; ([.$J247]-[.AB247])*[.$I247]/[.$L247])-[.$Q247]); &quot;&quot;)">
            <text:p/>
          </table:table-cell>
          <table:table-cell table:number-columns-repeated="5"/>
          <table:table-cell table:formula="of:=IF([.B247]=&quot;&quot;; &quot;&quot;; WEEKDAY([.B247]; 2))">
            <text:p/>
          </table:table-cell>
          <table:table-cell table:number-columns-repeated="29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8]=&quot;Long&quot; ; [.J248]-[Overview.$C$4]/[.I248]  ;  IF([.G248]=&quot;Short&quot;; [.J248]+[Overview.$C$4]/[.I248]; &quot;&quot;) ); &quot;&quot;)">
            <text:p/>
          </table:table-cell>
          <table:table-cell table:formula="of:=IFERROR(ABS([.K248]-[.J248])*[.I248]; &quot;&quot;)">
            <text:p/>
          </table:table-cell>
          <table:table-cell table:formula="of:=IFERROR(  IF([.G248]=&quot;Long&quot;;  [.J248]+[Overview.$C$4]/[.I248]  *  [Overview.$C$6]  ;  IF([.G248]=&quot;Short&quot;   ;  [.J248]-[Overview.$C$4]/[.I248]  * [Overview.$C$6]  ; &quot;&quot;  )  )   ; &quot;&quot;)">
            <text:p/>
          </table:table-cell>
          <table:table-cell table:number-columns-repeated="3"/>
          <table:table-cell table:style-name="ce182" table:formula="of:=IFERROR([.R248]/[.L248]; &quot;&quot;)">
            <text:p/>
          </table:table-cell>
          <table:table-cell table:style-name="ce203" table:formula="of:=IFERROR(   IF( AND( [.G248]=&quot;Long&quot;;   [.N248]=[.I248])  ;  [.I248]*([.O248]-[.J248])  ;    IF(  AND(  [.G248]=&quot;Short&quot;  ;   [.N248]=[.I248]   )   ;   [.I248]*([.J248]-[.O248])   ;  &quot;&quot;)) ; &quot;&quot;)">
            <text:p/>
          </table:table-cell>
          <table:table-cell table:style-name="ce215" table:formula="of:=IF(ISNUMBER([.R248]); IF([.R248]&gt;=0; &quot;Win&quot;; &quot;Loss&quot;); &quot;&quot;)">
            <text:p/>
          </table:table-cell>
          <table:table-cell table:style-name="ce220" table:formula="of:=IF(ISNUMBER([.R248]); ROUND(([.P248]-[.H24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8]); &quot;&quot;; IF([.$G248]=&quot;Long&quot;; ([.X248]-[.$J248])*[.$I248]/[.$L248]; ([.$J248]-[.X248])*[.$I248]/[.$L248])-[.$Q248]); &quot;&quot;)">
            <text:p/>
          </table:table-cell>
          <table:table-cell/>
          <table:table-cell table:style-name="ce243" table:formula="of:=IFERROR(IF(ISBLANK([.Z248]); &quot;&quot;; IF([.$G248]=&quot;Long&quot;; ([.Z248]-[.$J248])*[.$I248]/[.$L248]; ([.$J248]-[.Z248])*[.$I248]/[.$L248])-[.$Q248]); &quot;&quot;)">
            <text:p/>
          </table:table-cell>
          <table:table-cell/>
          <table:table-cell table:style-name="ce243" table:formula="of:=IFERROR(IF(ISBLANK([.AB248]); &quot;&quot;; IF([.$G248]=&quot;Long&quot;; ([.AB248]-[.$J248])*[.$I248]/[.$L248]; ([.$J248]-[.AB248])*[.$I248]/[.$L248])-[.$Q248]); &quot;&quot;)">
            <text:p/>
          </table:table-cell>
          <table:table-cell table:number-columns-repeated="5"/>
          <table:table-cell table:formula="of:=IF([.B248]=&quot;&quot;; &quot;&quot;; WEEKDAY([.B248]; 2))">
            <text:p/>
          </table:table-cell>
          <table:table-cell table:number-columns-repeated="29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9]=&quot;Long&quot; ; [.J249]-[Overview.$C$4]/[.I249]  ;  IF([.G249]=&quot;Short&quot;; [.J249]+[Overview.$C$4]/[.I249]; &quot;&quot;) ); &quot;&quot;)">
            <text:p/>
          </table:table-cell>
          <table:table-cell table:formula="of:=IFERROR(ABS([.K249]-[.J249])*[.I249]; &quot;&quot;)">
            <text:p/>
          </table:table-cell>
          <table:table-cell table:formula="of:=IFERROR(  IF([.G249]=&quot;Long&quot;;  [.J249]+[Overview.$C$4]/[.I249]  *  [Overview.$C$6]  ;  IF([.G249]=&quot;Short&quot;   ;  [.J249]-[Overview.$C$4]/[.I249]  * [Overview.$C$6]  ; &quot;&quot;  )  )   ; &quot;&quot;)">
            <text:p/>
          </table:table-cell>
          <table:table-cell table:number-columns-repeated="3"/>
          <table:table-cell table:style-name="ce182" table:formula="of:=IFERROR([.R249]/[.L249]; &quot;&quot;)">
            <text:p/>
          </table:table-cell>
          <table:table-cell table:style-name="ce203" table:formula="of:=IFERROR(   IF( AND( [.G249]=&quot;Long&quot;;   [.N249]=[.I249])  ;  [.I249]*([.O249]-[.J249])  ;    IF(  AND(  [.G249]=&quot;Short&quot;  ;   [.N249]=[.I249]   )   ;   [.I249]*([.J249]-[.O249])   ;  &quot;&quot;)) ; &quot;&quot;)">
            <text:p/>
          </table:table-cell>
          <table:table-cell table:style-name="ce215" table:formula="of:=IF(ISNUMBER([.R249]); IF([.R249]&gt;=0; &quot;Win&quot;; &quot;Loss&quot;); &quot;&quot;)">
            <text:p/>
          </table:table-cell>
          <table:table-cell table:style-name="ce220" table:formula="of:=IF(ISNUMBER([.R249]); ROUND(([.P249]-[.H24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9]); &quot;&quot;; IF([.$G249]=&quot;Long&quot;; ([.X249]-[.$J249])*[.$I249]/[.$L249]; ([.$J249]-[.X249])*[.$I249]/[.$L249])-[.$Q249]); &quot;&quot;)">
            <text:p/>
          </table:table-cell>
          <table:table-cell/>
          <table:table-cell table:style-name="ce243" table:formula="of:=IFERROR(IF(ISBLANK([.Z249]); &quot;&quot;; IF([.$G249]=&quot;Long&quot;; ([.Z249]-[.$J249])*[.$I249]/[.$L249]; ([.$J249]-[.Z249])*[.$I249]/[.$L249])-[.$Q249]); &quot;&quot;)">
            <text:p/>
          </table:table-cell>
          <table:table-cell/>
          <table:table-cell table:style-name="ce243" table:formula="of:=IFERROR(IF(ISBLANK([.AB249]); &quot;&quot;; IF([.$G249]=&quot;Long&quot;; ([.AB249]-[.$J249])*[.$I249]/[.$L249]; ([.$J249]-[.AB249])*[.$I249]/[.$L249])-[.$Q249]); &quot;&quot;)">
            <text:p/>
          </table:table-cell>
          <table:table-cell table:number-columns-repeated="5"/>
          <table:table-cell table:formula="of:=IF([.B249]=&quot;&quot;; &quot;&quot;; WEEKDAY([.B249]; 2))">
            <text:p/>
          </table:table-cell>
          <table:table-cell table:number-columns-repeated="29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0]=&quot;Long&quot; ; [.J250]-[Overview.$C$4]/[.I250]  ;  IF([.G250]=&quot;Short&quot;; [.J250]+[Overview.$C$4]/[.I250]; &quot;&quot;) ); &quot;&quot;)">
            <text:p/>
          </table:table-cell>
          <table:table-cell table:formula="of:=IFERROR(ABS([.K250]-[.J250])*[.I250]; &quot;&quot;)">
            <text:p/>
          </table:table-cell>
          <table:table-cell table:formula="of:=IFERROR(  IF([.G250]=&quot;Long&quot;;  [.J250]+[Overview.$C$4]/[.I250]  *  [Overview.$C$6]  ;  IF([.G250]=&quot;Short&quot;   ;  [.J250]-[Overview.$C$4]/[.I250]  * [Overview.$C$6]  ; &quot;&quot;  )  )   ; &quot;&quot;)">
            <text:p/>
          </table:table-cell>
          <table:table-cell table:number-columns-repeated="3"/>
          <table:table-cell table:style-name="ce182" table:formula="of:=IFERROR([.R250]/[.L250]; &quot;&quot;)">
            <text:p/>
          </table:table-cell>
          <table:table-cell table:style-name="ce203" table:formula="of:=IFERROR(   IF( AND( [.G250]=&quot;Long&quot;;   [.N250]=[.I250])  ;  [.I250]*([.O250]-[.J250])  ;    IF(  AND(  [.G250]=&quot;Short&quot;  ;   [.N250]=[.I250]   )   ;   [.I250]*([.J250]-[.O250])   ;  &quot;&quot;)) ; &quot;&quot;)">
            <text:p/>
          </table:table-cell>
          <table:table-cell table:style-name="ce215" table:formula="of:=IF(ISNUMBER([.R250]); IF([.R250]&gt;=0; &quot;Win&quot;; &quot;Loss&quot;); &quot;&quot;)">
            <text:p/>
          </table:table-cell>
          <table:table-cell table:style-name="ce220" table:formula="of:=IF(ISNUMBER([.R250]); ROUND(([.P250]-[.H25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0]); &quot;&quot;; IF([.$G250]=&quot;Long&quot;; ([.X250]-[.$J250])*[.$I250]/[.$L250]; ([.$J250]-[.X250])*[.$I250]/[.$L250])-[.$Q250]); &quot;&quot;)">
            <text:p/>
          </table:table-cell>
          <table:table-cell/>
          <table:table-cell table:style-name="ce243" table:formula="of:=IFERROR(IF(ISBLANK([.Z250]); &quot;&quot;; IF([.$G250]=&quot;Long&quot;; ([.Z250]-[.$J250])*[.$I250]/[.$L250]; ([.$J250]-[.Z250])*[.$I250]/[.$L250])-[.$Q250]); &quot;&quot;)">
            <text:p/>
          </table:table-cell>
          <table:table-cell/>
          <table:table-cell table:style-name="ce243" table:formula="of:=IFERROR(IF(ISBLANK([.AB250]); &quot;&quot;; IF([.$G250]=&quot;Long&quot;; ([.AB250]-[.$J250])*[.$I250]/[.$L250]; ([.$J250]-[.AB250])*[.$I250]/[.$L250])-[.$Q250]); &quot;&quot;)">
            <text:p/>
          </table:table-cell>
          <table:table-cell table:number-columns-repeated="5"/>
          <table:table-cell table:formula="of:=IF([.B250]=&quot;&quot;; &quot;&quot;; WEEKDAY([.B250]; 2))">
            <text:p/>
          </table:table-cell>
          <table:table-cell table:number-columns-repeated="29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1]=&quot;Long&quot; ; [.J251]-[Overview.$C$4]/[.I251]  ;  IF([.G251]=&quot;Short&quot;; [.J251]+[Overview.$C$4]/[.I251]; &quot;&quot;) ); &quot;&quot;)">
            <text:p/>
          </table:table-cell>
          <table:table-cell table:formula="of:=IFERROR(ABS([.K251]-[.J251])*[.I251]; &quot;&quot;)">
            <text:p/>
          </table:table-cell>
          <table:table-cell table:formula="of:=IFERROR(  IF([.G251]=&quot;Long&quot;;  [.J251]+[Overview.$C$4]/[.I251]  *  [Overview.$C$6]  ;  IF([.G251]=&quot;Short&quot;   ;  [.J251]-[Overview.$C$4]/[.I251]  * [Overview.$C$6]  ; &quot;&quot;  )  )   ; &quot;&quot;)">
            <text:p/>
          </table:table-cell>
          <table:table-cell table:number-columns-repeated="3"/>
          <table:table-cell table:style-name="ce182" table:formula="of:=IFERROR([.R251]/[.L251]; &quot;&quot;)">
            <text:p/>
          </table:table-cell>
          <table:table-cell table:style-name="ce203" table:formula="of:=IFERROR(   IF( AND( [.G251]=&quot;Long&quot;;   [.N251]=[.I251])  ;  [.I251]*([.O251]-[.J251])  ;    IF(  AND(  [.G251]=&quot;Short&quot;  ;   [.N251]=[.I251]   )   ;   [.I251]*([.J251]-[.O251])   ;  &quot;&quot;)) ; &quot;&quot;)">
            <text:p/>
          </table:table-cell>
          <table:table-cell table:style-name="ce215" table:formula="of:=IF(ISNUMBER([.R251]); IF([.R251]&gt;=0; &quot;Win&quot;; &quot;Loss&quot;); &quot;&quot;)">
            <text:p/>
          </table:table-cell>
          <table:table-cell table:style-name="ce220" table:formula="of:=IF(ISNUMBER([.R251]); ROUND(([.P251]-[.H25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1]); &quot;&quot;; IF([.$G251]=&quot;Long&quot;; ([.X251]-[.$J251])*[.$I251]/[.$L251]; ([.$J251]-[.X251])*[.$I251]/[.$L251])-[.$Q251]); &quot;&quot;)">
            <text:p/>
          </table:table-cell>
          <table:table-cell/>
          <table:table-cell table:style-name="ce243" table:formula="of:=IFERROR(IF(ISBLANK([.Z251]); &quot;&quot;; IF([.$G251]=&quot;Long&quot;; ([.Z251]-[.$J251])*[.$I251]/[.$L251]; ([.$J251]-[.Z251])*[.$I251]/[.$L251])-[.$Q251]); &quot;&quot;)">
            <text:p/>
          </table:table-cell>
          <table:table-cell/>
          <table:table-cell table:style-name="ce243" table:formula="of:=IFERROR(IF(ISBLANK([.AB251]); &quot;&quot;; IF([.$G251]=&quot;Long&quot;; ([.AB251]-[.$J251])*[.$I251]/[.$L251]; ([.$J251]-[.AB251])*[.$I251]/[.$L251])-[.$Q251]); &quot;&quot;)">
            <text:p/>
          </table:table-cell>
          <table:table-cell table:number-columns-repeated="5"/>
          <table:table-cell table:formula="of:=IF([.B251]=&quot;&quot;; &quot;&quot;; WEEKDAY([.B251]; 2))">
            <text:p/>
          </table:table-cell>
          <table:table-cell table:number-columns-repeated="29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2]=&quot;Long&quot; ; [.J252]-[Overview.$C$4]/[.I252]  ;  IF([.G252]=&quot;Short&quot;; [.J252]+[Overview.$C$4]/[.I252]; &quot;&quot;) ); &quot;&quot;)">
            <text:p/>
          </table:table-cell>
          <table:table-cell table:formula="of:=IFERROR(ABS([.K252]-[.J252])*[.I252]; &quot;&quot;)">
            <text:p/>
          </table:table-cell>
          <table:table-cell table:formula="of:=IFERROR(  IF([.G252]=&quot;Long&quot;;  [.J252]+[Overview.$C$4]/[.I252]  *  [Overview.$C$6]  ;  IF([.G252]=&quot;Short&quot;   ;  [.J252]-[Overview.$C$4]/[.I252]  * [Overview.$C$6]  ; &quot;&quot;  )  )   ; &quot;&quot;)">
            <text:p/>
          </table:table-cell>
          <table:table-cell table:number-columns-repeated="3"/>
          <table:table-cell table:style-name="ce182" table:formula="of:=IFERROR([.R252]/[.L252]; &quot;&quot;)">
            <text:p/>
          </table:table-cell>
          <table:table-cell table:style-name="ce203" table:formula="of:=IFERROR(   IF( AND( [.G252]=&quot;Long&quot;;   [.N252]=[.I252])  ;  [.I252]*([.O252]-[.J252])  ;    IF(  AND(  [.G252]=&quot;Short&quot;  ;   [.N252]=[.I252]   )   ;   [.I252]*([.J252]-[.O252])   ;  &quot;&quot;)) ; &quot;&quot;)">
            <text:p/>
          </table:table-cell>
          <table:table-cell table:style-name="ce215" table:formula="of:=IF(ISNUMBER([.R252]); IF([.R252]&gt;=0; &quot;Win&quot;; &quot;Loss&quot;); &quot;&quot;)">
            <text:p/>
          </table:table-cell>
          <table:table-cell table:style-name="ce220" table:formula="of:=IF(ISNUMBER([.R252]); ROUND(([.P252]-[.H25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2]); &quot;&quot;; IF([.$G252]=&quot;Long&quot;; ([.X252]-[.$J252])*[.$I252]/[.$L252]; ([.$J252]-[.X252])*[.$I252]/[.$L252])-[.$Q252]); &quot;&quot;)">
            <text:p/>
          </table:table-cell>
          <table:table-cell/>
          <table:table-cell table:style-name="ce243" table:formula="of:=IFERROR(IF(ISBLANK([.Z252]); &quot;&quot;; IF([.$G252]=&quot;Long&quot;; ([.Z252]-[.$J252])*[.$I252]/[.$L252]; ([.$J252]-[.Z252])*[.$I252]/[.$L252])-[.$Q252]); &quot;&quot;)">
            <text:p/>
          </table:table-cell>
          <table:table-cell/>
          <table:table-cell table:style-name="ce243" table:formula="of:=IFERROR(IF(ISBLANK([.AB252]); &quot;&quot;; IF([.$G252]=&quot;Long&quot;; ([.AB252]-[.$J252])*[.$I252]/[.$L252]; ([.$J252]-[.AB252])*[.$I252]/[.$L252])-[.$Q252]); &quot;&quot;)">
            <text:p/>
          </table:table-cell>
          <table:table-cell table:number-columns-repeated="5"/>
          <table:table-cell table:formula="of:=IF([.B252]=&quot;&quot;; &quot;&quot;; WEEKDAY([.B252]; 2))">
            <text:p/>
          </table:table-cell>
          <table:table-cell table:number-columns-repeated="29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3]=&quot;Long&quot; ; [.J253]-[Overview.$C$4]/[.I253]  ;  IF([.G253]=&quot;Short&quot;; [.J253]+[Overview.$C$4]/[.I253]; &quot;&quot;) ); &quot;&quot;)">
            <text:p/>
          </table:table-cell>
          <table:table-cell table:formula="of:=IFERROR(ABS([.K253]-[.J253])*[.I253]; &quot;&quot;)">
            <text:p/>
          </table:table-cell>
          <table:table-cell table:formula="of:=IFERROR(  IF([.G253]=&quot;Long&quot;;  [.J253]+[Overview.$C$4]/[.I253]  *  [Overview.$C$6]  ;  IF([.G253]=&quot;Short&quot;   ;  [.J253]-[Overview.$C$4]/[.I253]  * [Overview.$C$6]  ; &quot;&quot;  )  )   ; &quot;&quot;)">
            <text:p/>
          </table:table-cell>
          <table:table-cell table:number-columns-repeated="3"/>
          <table:table-cell table:style-name="ce182" table:formula="of:=IFERROR([.R253]/[.L253]; &quot;&quot;)">
            <text:p/>
          </table:table-cell>
          <table:table-cell table:style-name="ce203" table:formula="of:=IFERROR(   IF( AND( [.G253]=&quot;Long&quot;;   [.N253]=[.I253])  ;  [.I253]*([.O253]-[.J253])  ;    IF(  AND(  [.G253]=&quot;Short&quot;  ;   [.N253]=[.I253]   )   ;   [.I253]*([.J253]-[.O253])   ;  &quot;&quot;)) ; &quot;&quot;)">
            <text:p/>
          </table:table-cell>
          <table:table-cell table:style-name="ce215" table:formula="of:=IF(ISNUMBER([.R253]); IF([.R253]&gt;=0; &quot;Win&quot;; &quot;Loss&quot;); &quot;&quot;)">
            <text:p/>
          </table:table-cell>
          <table:table-cell table:style-name="ce220" table:formula="of:=IF(ISNUMBER([.R253]); ROUND(([.P253]-[.H25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3]); &quot;&quot;; IF([.$G253]=&quot;Long&quot;; ([.X253]-[.$J253])*[.$I253]/[.$L253]; ([.$J253]-[.X253])*[.$I253]/[.$L253])-[.$Q253]); &quot;&quot;)">
            <text:p/>
          </table:table-cell>
          <table:table-cell/>
          <table:table-cell table:style-name="ce243" table:formula="of:=IFERROR(IF(ISBLANK([.Z253]); &quot;&quot;; IF([.$G253]=&quot;Long&quot;; ([.Z253]-[.$J253])*[.$I253]/[.$L253]; ([.$J253]-[.Z253])*[.$I253]/[.$L253])-[.$Q253]); &quot;&quot;)">
            <text:p/>
          </table:table-cell>
          <table:table-cell/>
          <table:table-cell table:style-name="ce243" table:formula="of:=IFERROR(IF(ISBLANK([.AB253]); &quot;&quot;; IF([.$G253]=&quot;Long&quot;; ([.AB253]-[.$J253])*[.$I253]/[.$L253]; ([.$J253]-[.AB253])*[.$I253]/[.$L253])-[.$Q253]); &quot;&quot;)">
            <text:p/>
          </table:table-cell>
          <table:table-cell table:number-columns-repeated="5"/>
          <table:table-cell table:formula="of:=IF([.B253]=&quot;&quot;; &quot;&quot;; WEEKDAY([.B253]; 2))">
            <text:p/>
          </table:table-cell>
          <table:table-cell table:number-columns-repeated="29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4]=&quot;Long&quot; ; [.J254]-[Overview.$C$4]/[.I254]  ;  IF([.G254]=&quot;Short&quot;; [.J254]+[Overview.$C$4]/[.I254]; &quot;&quot;) ); &quot;&quot;)">
            <text:p/>
          </table:table-cell>
          <table:table-cell table:formula="of:=IFERROR(ABS([.K254]-[.J254])*[.I254]; &quot;&quot;)">
            <text:p/>
          </table:table-cell>
          <table:table-cell table:formula="of:=IFERROR(  IF([.G254]=&quot;Long&quot;;  [.J254]+[Overview.$C$4]/[.I254]  *  [Overview.$C$6]  ;  IF([.G254]=&quot;Short&quot;   ;  [.J254]-[Overview.$C$4]/[.I254]  * [Overview.$C$6]  ; &quot;&quot;  )  )   ; &quot;&quot;)">
            <text:p/>
          </table:table-cell>
          <table:table-cell table:number-columns-repeated="3"/>
          <table:table-cell table:style-name="ce182" table:formula="of:=IFERROR([.R254]/[.L254]; &quot;&quot;)">
            <text:p/>
          </table:table-cell>
          <table:table-cell table:style-name="ce203" table:formula="of:=IFERROR(   IF( AND( [.G254]=&quot;Long&quot;;   [.N254]=[.I254])  ;  [.I254]*([.O254]-[.J254])  ;    IF(  AND(  [.G254]=&quot;Short&quot;  ;   [.N254]=[.I254]   )   ;   [.I254]*([.J254]-[.O254])   ;  &quot;&quot;)) ; &quot;&quot;)">
            <text:p/>
          </table:table-cell>
          <table:table-cell table:style-name="ce215" table:formula="of:=IF(ISNUMBER([.R254]); IF([.R254]&gt;=0; &quot;Win&quot;; &quot;Loss&quot;); &quot;&quot;)">
            <text:p/>
          </table:table-cell>
          <table:table-cell table:style-name="ce220" table:formula="of:=IF(ISNUMBER([.R254]); ROUND(([.P254]-[.H25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4]); &quot;&quot;; IF([.$G254]=&quot;Long&quot;; ([.X254]-[.$J254])*[.$I254]/[.$L254]; ([.$J254]-[.X254])*[.$I254]/[.$L254])-[.$Q254]); &quot;&quot;)">
            <text:p/>
          </table:table-cell>
          <table:table-cell/>
          <table:table-cell table:style-name="ce243" table:formula="of:=IFERROR(IF(ISBLANK([.Z254]); &quot;&quot;; IF([.$G254]=&quot;Long&quot;; ([.Z254]-[.$J254])*[.$I254]/[.$L254]; ([.$J254]-[.Z254])*[.$I254]/[.$L254])-[.$Q254]); &quot;&quot;)">
            <text:p/>
          </table:table-cell>
          <table:table-cell/>
          <table:table-cell table:style-name="ce243" table:formula="of:=IFERROR(IF(ISBLANK([.AB254]); &quot;&quot;; IF([.$G254]=&quot;Long&quot;; ([.AB254]-[.$J254])*[.$I254]/[.$L254]; ([.$J254]-[.AB254])*[.$I254]/[.$L254])-[.$Q254]); &quot;&quot;)">
            <text:p/>
          </table:table-cell>
          <table:table-cell table:number-columns-repeated="5"/>
          <table:table-cell table:formula="of:=IF([.B254]=&quot;&quot;; &quot;&quot;; WEEKDAY([.B254]; 2))">
            <text:p/>
          </table:table-cell>
          <table:table-cell table:number-columns-repeated="29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5]=&quot;Long&quot; ; [.J255]-[Overview.$C$4]/[.I255]  ;  IF([.G255]=&quot;Short&quot;; [.J255]+[Overview.$C$4]/[.I255]; &quot;&quot;) ); &quot;&quot;)">
            <text:p/>
          </table:table-cell>
          <table:table-cell table:formula="of:=IFERROR(ABS([.K255]-[.J255])*[.I255]; &quot;&quot;)">
            <text:p/>
          </table:table-cell>
          <table:table-cell table:formula="of:=IFERROR(  IF([.G255]=&quot;Long&quot;;  [.J255]+[Overview.$C$4]/[.I255]  *  [Overview.$C$6]  ;  IF([.G255]=&quot;Short&quot;   ;  [.J255]-[Overview.$C$4]/[.I255]  * [Overview.$C$6]  ; &quot;&quot;  )  )   ; &quot;&quot;)">
            <text:p/>
          </table:table-cell>
          <table:table-cell table:number-columns-repeated="3"/>
          <table:table-cell table:style-name="ce182" table:formula="of:=IFERROR([.R255]/[.L255]; &quot;&quot;)">
            <text:p/>
          </table:table-cell>
          <table:table-cell table:style-name="ce203" table:formula="of:=IFERROR(   IF( AND( [.G255]=&quot;Long&quot;;   [.N255]=[.I255])  ;  [.I255]*([.O255]-[.J255])  ;    IF(  AND(  [.G255]=&quot;Short&quot;  ;   [.N255]=[.I255]   )   ;   [.I255]*([.J255]-[.O255])   ;  &quot;&quot;)) ; &quot;&quot;)">
            <text:p/>
          </table:table-cell>
          <table:table-cell table:style-name="ce215" table:formula="of:=IF(ISNUMBER([.R255]); IF([.R255]&gt;=0; &quot;Win&quot;; &quot;Loss&quot;); &quot;&quot;)">
            <text:p/>
          </table:table-cell>
          <table:table-cell table:style-name="ce220" table:formula="of:=IF(ISNUMBER([.R255]); ROUND(([.P255]-[.H25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5]); &quot;&quot;; IF([.$G255]=&quot;Long&quot;; ([.X255]-[.$J255])*[.$I255]/[.$L255]; ([.$J255]-[.X255])*[.$I255]/[.$L255])-[.$Q255]); &quot;&quot;)">
            <text:p/>
          </table:table-cell>
          <table:table-cell/>
          <table:table-cell table:style-name="ce243" table:formula="of:=IFERROR(IF(ISBLANK([.Z255]); &quot;&quot;; IF([.$G255]=&quot;Long&quot;; ([.Z255]-[.$J255])*[.$I255]/[.$L255]; ([.$J255]-[.Z255])*[.$I255]/[.$L255])-[.$Q255]); &quot;&quot;)">
            <text:p/>
          </table:table-cell>
          <table:table-cell/>
          <table:table-cell table:style-name="ce243" table:formula="of:=IFERROR(IF(ISBLANK([.AB255]); &quot;&quot;; IF([.$G255]=&quot;Long&quot;; ([.AB255]-[.$J255])*[.$I255]/[.$L255]; ([.$J255]-[.AB255])*[.$I255]/[.$L255])-[.$Q255]); &quot;&quot;)">
            <text:p/>
          </table:table-cell>
          <table:table-cell table:number-columns-repeated="5"/>
          <table:table-cell table:formula="of:=IF([.B255]=&quot;&quot;; &quot;&quot;; WEEKDAY([.B255]; 2))">
            <text:p/>
          </table:table-cell>
          <table:table-cell table:number-columns-repeated="29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6]=&quot;Long&quot; ; [.J256]-[Overview.$C$4]/[.I256]  ;  IF([.G256]=&quot;Short&quot;; [.J256]+[Overview.$C$4]/[.I256]; &quot;&quot;) ); &quot;&quot;)">
            <text:p/>
          </table:table-cell>
          <table:table-cell table:formula="of:=IFERROR(ABS([.K256]-[.J256])*[.I256]; &quot;&quot;)">
            <text:p/>
          </table:table-cell>
          <table:table-cell table:formula="of:=IFERROR(  IF([.G256]=&quot;Long&quot;;  [.J256]+[Overview.$C$4]/[.I256]  *  [Overview.$C$6]  ;  IF([.G256]=&quot;Short&quot;   ;  [.J256]-[Overview.$C$4]/[.I256]  * [Overview.$C$6]  ; &quot;&quot;  )  )   ; &quot;&quot;)">
            <text:p/>
          </table:table-cell>
          <table:table-cell table:number-columns-repeated="3"/>
          <table:table-cell table:style-name="ce182" table:formula="of:=IFERROR([.R256]/[.L256]; &quot;&quot;)">
            <text:p/>
          </table:table-cell>
          <table:table-cell table:style-name="ce203" table:formula="of:=IFERROR(   IF( AND( [.G256]=&quot;Long&quot;;   [.N256]=[.I256])  ;  [.I256]*([.O256]-[.J256])  ;    IF(  AND(  [.G256]=&quot;Short&quot;  ;   [.N256]=[.I256]   )   ;   [.I256]*([.J256]-[.O256])   ;  &quot;&quot;)) ; &quot;&quot;)">
            <text:p/>
          </table:table-cell>
          <table:table-cell table:style-name="ce215" table:formula="of:=IF(ISNUMBER([.R256]); IF([.R256]&gt;=0; &quot;Win&quot;; &quot;Loss&quot;); &quot;&quot;)">
            <text:p/>
          </table:table-cell>
          <table:table-cell table:style-name="ce220" table:formula="of:=IF(ISNUMBER([.R256]); ROUND(([.P256]-[.H25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6]); &quot;&quot;; IF([.$G256]=&quot;Long&quot;; ([.X256]-[.$J256])*[.$I256]/[.$L256]; ([.$J256]-[.X256])*[.$I256]/[.$L256])-[.$Q256]); &quot;&quot;)">
            <text:p/>
          </table:table-cell>
          <table:table-cell/>
          <table:table-cell table:style-name="ce243" table:formula="of:=IFERROR(IF(ISBLANK([.Z256]); &quot;&quot;; IF([.$G256]=&quot;Long&quot;; ([.Z256]-[.$J256])*[.$I256]/[.$L256]; ([.$J256]-[.Z256])*[.$I256]/[.$L256])-[.$Q256]); &quot;&quot;)">
            <text:p/>
          </table:table-cell>
          <table:table-cell/>
          <table:table-cell table:style-name="ce243" table:formula="of:=IFERROR(IF(ISBLANK([.AB256]); &quot;&quot;; IF([.$G256]=&quot;Long&quot;; ([.AB256]-[.$J256])*[.$I256]/[.$L256]; ([.$J256]-[.AB256])*[.$I256]/[.$L256])-[.$Q256]); &quot;&quot;)">
            <text:p/>
          </table:table-cell>
          <table:table-cell table:number-columns-repeated="5"/>
          <table:table-cell table:formula="of:=IF([.B256]=&quot;&quot;; &quot;&quot;; WEEKDAY([.B256]; 2))">
            <text:p/>
          </table:table-cell>
          <table:table-cell table:number-columns-repeated="29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7]=&quot;Long&quot; ; [.J257]-[Overview.$C$4]/[.I257]  ;  IF([.G257]=&quot;Short&quot;; [.J257]+[Overview.$C$4]/[.I257]; &quot;&quot;) ); &quot;&quot;)">
            <text:p/>
          </table:table-cell>
          <table:table-cell table:formula="of:=IFERROR(ABS([.K257]-[.J257])*[.I257]; &quot;&quot;)">
            <text:p/>
          </table:table-cell>
          <table:table-cell table:formula="of:=IFERROR(  IF([.G257]=&quot;Long&quot;;  [.J257]+[Overview.$C$4]/[.I257]  *  [Overview.$C$6]  ;  IF([.G257]=&quot;Short&quot;   ;  [.J257]-[Overview.$C$4]/[.I257]  * [Overview.$C$6]  ; &quot;&quot;  )  )   ; &quot;&quot;)">
            <text:p/>
          </table:table-cell>
          <table:table-cell table:number-columns-repeated="3"/>
          <table:table-cell table:style-name="ce182" table:formula="of:=IFERROR([.R257]/[.L257]; &quot;&quot;)">
            <text:p/>
          </table:table-cell>
          <table:table-cell table:style-name="ce203" table:formula="of:=IFERROR(   IF( AND( [.G257]=&quot;Long&quot;;   [.N257]=[.I257])  ;  [.I257]*([.O257]-[.J257])  ;    IF(  AND(  [.G257]=&quot;Short&quot;  ;   [.N257]=[.I257]   )   ;   [.I257]*([.J257]-[.O257])   ;  &quot;&quot;)) ; &quot;&quot;)">
            <text:p/>
          </table:table-cell>
          <table:table-cell table:style-name="ce215" table:formula="of:=IF(ISNUMBER([.R257]); IF([.R257]&gt;=0; &quot;Win&quot;; &quot;Loss&quot;); &quot;&quot;)">
            <text:p/>
          </table:table-cell>
          <table:table-cell table:style-name="ce220" table:formula="of:=IF(ISNUMBER([.R257]); ROUND(([.P257]-[.H25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7]); &quot;&quot;; IF([.$G257]=&quot;Long&quot;; ([.X257]-[.$J257])*[.$I257]/[.$L257]; ([.$J257]-[.X257])*[.$I257]/[.$L257])-[.$Q257]); &quot;&quot;)">
            <text:p/>
          </table:table-cell>
          <table:table-cell/>
          <table:table-cell table:style-name="ce243" table:formula="of:=IFERROR(IF(ISBLANK([.Z257]); &quot;&quot;; IF([.$G257]=&quot;Long&quot;; ([.Z257]-[.$J257])*[.$I257]/[.$L257]; ([.$J257]-[.Z257])*[.$I257]/[.$L257])-[.$Q257]); &quot;&quot;)">
            <text:p/>
          </table:table-cell>
          <table:table-cell/>
          <table:table-cell table:style-name="ce243" table:formula="of:=IFERROR(IF(ISBLANK([.AB257]); &quot;&quot;; IF([.$G257]=&quot;Long&quot;; ([.AB257]-[.$J257])*[.$I257]/[.$L257]; ([.$J257]-[.AB257])*[.$I257]/[.$L257])-[.$Q257]); &quot;&quot;)">
            <text:p/>
          </table:table-cell>
          <table:table-cell table:number-columns-repeated="5"/>
          <table:table-cell table:formula="of:=IF([.B257]=&quot;&quot;; &quot;&quot;; WEEKDAY([.B257]; 2))">
            <text:p/>
          </table:table-cell>
          <table:table-cell table:number-columns-repeated="29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8]=&quot;Long&quot; ; [.J258]-[Overview.$C$4]/[.I258]  ;  IF([.G258]=&quot;Short&quot;; [.J258]+[Overview.$C$4]/[.I258]; &quot;&quot;) ); &quot;&quot;)">
            <text:p/>
          </table:table-cell>
          <table:table-cell table:formula="of:=IFERROR(ABS([.K258]-[.J258])*[.I258]; &quot;&quot;)">
            <text:p/>
          </table:table-cell>
          <table:table-cell table:formula="of:=IFERROR(  IF([.G258]=&quot;Long&quot;;  [.J258]+[Overview.$C$4]/[.I258]  *  [Overview.$C$6]  ;  IF([.G258]=&quot;Short&quot;   ;  [.J258]-[Overview.$C$4]/[.I258]  * [Overview.$C$6]  ; &quot;&quot;  )  )   ; &quot;&quot;)">
            <text:p/>
          </table:table-cell>
          <table:table-cell table:number-columns-repeated="3"/>
          <table:table-cell table:style-name="ce182" table:formula="of:=IFERROR([.R258]/[.L258]; &quot;&quot;)">
            <text:p/>
          </table:table-cell>
          <table:table-cell table:style-name="ce203" table:formula="of:=IFERROR(   IF( AND( [.G258]=&quot;Long&quot;;   [.N258]=[.I258])  ;  [.I258]*([.O258]-[.J258])  ;    IF(  AND(  [.G258]=&quot;Short&quot;  ;   [.N258]=[.I258]   )   ;   [.I258]*([.J258]-[.O258])   ;  &quot;&quot;)) ; &quot;&quot;)">
            <text:p/>
          </table:table-cell>
          <table:table-cell table:style-name="ce215" table:formula="of:=IF(ISNUMBER([.R258]); IF([.R258]&gt;=0; &quot;Win&quot;; &quot;Loss&quot;); &quot;&quot;)">
            <text:p/>
          </table:table-cell>
          <table:table-cell table:style-name="ce220" table:formula="of:=IF(ISNUMBER([.R258]); ROUND(([.P258]-[.H25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8]); &quot;&quot;; IF([.$G258]=&quot;Long&quot;; ([.X258]-[.$J258])*[.$I258]/[.$L258]; ([.$J258]-[.X258])*[.$I258]/[.$L258])-[.$Q258]); &quot;&quot;)">
            <text:p/>
          </table:table-cell>
          <table:table-cell/>
          <table:table-cell table:style-name="ce243" table:formula="of:=IFERROR(IF(ISBLANK([.Z258]); &quot;&quot;; IF([.$G258]=&quot;Long&quot;; ([.Z258]-[.$J258])*[.$I258]/[.$L258]; ([.$J258]-[.Z258])*[.$I258]/[.$L258])-[.$Q258]); &quot;&quot;)">
            <text:p/>
          </table:table-cell>
          <table:table-cell/>
          <table:table-cell table:style-name="ce243" table:formula="of:=IFERROR(IF(ISBLANK([.AB258]); &quot;&quot;; IF([.$G258]=&quot;Long&quot;; ([.AB258]-[.$J258])*[.$I258]/[.$L258]; ([.$J258]-[.AB258])*[.$I258]/[.$L258])-[.$Q258]); &quot;&quot;)">
            <text:p/>
          </table:table-cell>
          <table:table-cell table:number-columns-repeated="5"/>
          <table:table-cell table:formula="of:=IF([.B258]=&quot;&quot;; &quot;&quot;; WEEKDAY([.B258]; 2))">
            <text:p/>
          </table:table-cell>
          <table:table-cell table:number-columns-repeated="29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9]=&quot;Long&quot; ; [.J259]-[Overview.$C$4]/[.I259]  ;  IF([.G259]=&quot;Short&quot;; [.J259]+[Overview.$C$4]/[.I259]; &quot;&quot;) ); &quot;&quot;)">
            <text:p/>
          </table:table-cell>
          <table:table-cell table:formula="of:=IFERROR(ABS([.K259]-[.J259])*[.I259]; &quot;&quot;)">
            <text:p/>
          </table:table-cell>
          <table:table-cell table:formula="of:=IFERROR(  IF([.G259]=&quot;Long&quot;;  [.J259]+[Overview.$C$4]/[.I259]  *  [Overview.$C$6]  ;  IF([.G259]=&quot;Short&quot;   ;  [.J259]-[Overview.$C$4]/[.I259]  * [Overview.$C$6]  ; &quot;&quot;  )  )   ; &quot;&quot;)">
            <text:p/>
          </table:table-cell>
          <table:table-cell table:number-columns-repeated="3"/>
          <table:table-cell table:style-name="ce182" table:formula="of:=IFERROR([.R259]/[.L259]; &quot;&quot;)">
            <text:p/>
          </table:table-cell>
          <table:table-cell table:style-name="ce203" table:formula="of:=IFERROR(   IF( AND( [.G259]=&quot;Long&quot;;   [.N259]=[.I259])  ;  [.I259]*([.O259]-[.J259])  ;    IF(  AND(  [.G259]=&quot;Short&quot;  ;   [.N259]=[.I259]   )   ;   [.I259]*([.J259]-[.O259])   ;  &quot;&quot;)) ; &quot;&quot;)">
            <text:p/>
          </table:table-cell>
          <table:table-cell table:style-name="ce215" table:formula="of:=IF(ISNUMBER([.R259]); IF([.R259]&gt;=0; &quot;Win&quot;; &quot;Loss&quot;); &quot;&quot;)">
            <text:p/>
          </table:table-cell>
          <table:table-cell table:style-name="ce220" table:formula="of:=IF(ISNUMBER([.R259]); ROUND(([.P259]-[.H25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9]); &quot;&quot;; IF([.$G259]=&quot;Long&quot;; ([.X259]-[.$J259])*[.$I259]/[.$L259]; ([.$J259]-[.X259])*[.$I259]/[.$L259])-[.$Q259]); &quot;&quot;)">
            <text:p/>
          </table:table-cell>
          <table:table-cell/>
          <table:table-cell table:style-name="ce243" table:formula="of:=IFERROR(IF(ISBLANK([.Z259]); &quot;&quot;; IF([.$G259]=&quot;Long&quot;; ([.Z259]-[.$J259])*[.$I259]/[.$L259]; ([.$J259]-[.Z259])*[.$I259]/[.$L259])-[.$Q259]); &quot;&quot;)">
            <text:p/>
          </table:table-cell>
          <table:table-cell/>
          <table:table-cell table:style-name="ce243" table:formula="of:=IFERROR(IF(ISBLANK([.AB259]); &quot;&quot;; IF([.$G259]=&quot;Long&quot;; ([.AB259]-[.$J259])*[.$I259]/[.$L259]; ([.$J259]-[.AB259])*[.$I259]/[.$L259])-[.$Q259]); &quot;&quot;)">
            <text:p/>
          </table:table-cell>
          <table:table-cell table:number-columns-repeated="5"/>
          <table:table-cell table:formula="of:=IF([.B259]=&quot;&quot;; &quot;&quot;; WEEKDAY([.B259]; 2))">
            <text:p/>
          </table:table-cell>
          <table:table-cell table:number-columns-repeated="29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0]=&quot;Long&quot; ; [.J260]-[Overview.$C$4]/[.I260]  ;  IF([.G260]=&quot;Short&quot;; [.J260]+[Overview.$C$4]/[.I260]; &quot;&quot;) ); &quot;&quot;)">
            <text:p/>
          </table:table-cell>
          <table:table-cell table:formula="of:=IFERROR(ABS([.K260]-[.J260])*[.I260]; &quot;&quot;)">
            <text:p/>
          </table:table-cell>
          <table:table-cell table:formula="of:=IFERROR(  IF([.G260]=&quot;Long&quot;;  [.J260]+[Overview.$C$4]/[.I260]  *  [Overview.$C$6]  ;  IF([.G260]=&quot;Short&quot;   ;  [.J260]-[Overview.$C$4]/[.I260]  * [Overview.$C$6]  ; &quot;&quot;  )  )   ; &quot;&quot;)">
            <text:p/>
          </table:table-cell>
          <table:table-cell table:number-columns-repeated="3"/>
          <table:table-cell table:style-name="ce182" table:formula="of:=IFERROR([.R260]/[.L260]; &quot;&quot;)">
            <text:p/>
          </table:table-cell>
          <table:table-cell table:style-name="ce203" table:formula="of:=IFERROR(   IF( AND( [.G260]=&quot;Long&quot;;   [.N260]=[.I260])  ;  [.I260]*([.O260]-[.J260])  ;    IF(  AND(  [.G260]=&quot;Short&quot;  ;   [.N260]=[.I260]   )   ;   [.I260]*([.J260]-[.O260])   ;  &quot;&quot;)) ; &quot;&quot;)">
            <text:p/>
          </table:table-cell>
          <table:table-cell table:style-name="ce215" table:formula="of:=IF(ISNUMBER([.R260]); IF([.R260]&gt;=0; &quot;Win&quot;; &quot;Loss&quot;); &quot;&quot;)">
            <text:p/>
          </table:table-cell>
          <table:table-cell table:style-name="ce220" table:formula="of:=IF(ISNUMBER([.R260]); ROUND(([.P260]-[.H26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0]); &quot;&quot;; IF([.$G260]=&quot;Long&quot;; ([.X260]-[.$J260])*[.$I260]/[.$L260]; ([.$J260]-[.X260])*[.$I260]/[.$L260])-[.$Q260]); &quot;&quot;)">
            <text:p/>
          </table:table-cell>
          <table:table-cell/>
          <table:table-cell table:style-name="ce243" table:formula="of:=IFERROR(IF(ISBLANK([.Z260]); &quot;&quot;; IF([.$G260]=&quot;Long&quot;; ([.Z260]-[.$J260])*[.$I260]/[.$L260]; ([.$J260]-[.Z260])*[.$I260]/[.$L260])-[.$Q260]); &quot;&quot;)">
            <text:p/>
          </table:table-cell>
          <table:table-cell/>
          <table:table-cell table:style-name="ce243" table:formula="of:=IFERROR(IF(ISBLANK([.AB260]); &quot;&quot;; IF([.$G260]=&quot;Long&quot;; ([.AB260]-[.$J260])*[.$I260]/[.$L260]; ([.$J260]-[.AB260])*[.$I260]/[.$L260])-[.$Q260]); &quot;&quot;)">
            <text:p/>
          </table:table-cell>
          <table:table-cell table:number-columns-repeated="5"/>
          <table:table-cell table:formula="of:=IF([.B260]=&quot;&quot;; &quot;&quot;; WEEKDAY([.B260]; 2))">
            <text:p/>
          </table:table-cell>
          <table:table-cell table:number-columns-repeated="29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1]=&quot;Long&quot; ; [.J261]-[Overview.$C$4]/[.I261]  ;  IF([.G261]=&quot;Short&quot;; [.J261]+[Overview.$C$4]/[.I261]; &quot;&quot;) ); &quot;&quot;)">
            <text:p/>
          </table:table-cell>
          <table:table-cell table:formula="of:=IFERROR(ABS([.K261]-[.J261])*[.I261]; &quot;&quot;)">
            <text:p/>
          </table:table-cell>
          <table:table-cell table:formula="of:=IFERROR(  IF([.G261]=&quot;Long&quot;;  [.J261]+[Overview.$C$4]/[.I261]  *  [Overview.$C$6]  ;  IF([.G261]=&quot;Short&quot;   ;  [.J261]-[Overview.$C$4]/[.I261]  * [Overview.$C$6]  ; &quot;&quot;  )  )   ; &quot;&quot;)">
            <text:p/>
          </table:table-cell>
          <table:table-cell table:number-columns-repeated="3"/>
          <table:table-cell table:style-name="ce182" table:formula="of:=IFERROR([.R261]/[.L261]; &quot;&quot;)">
            <text:p/>
          </table:table-cell>
          <table:table-cell table:style-name="ce203" table:formula="of:=IFERROR(   IF( AND( [.G261]=&quot;Long&quot;;   [.N261]=[.I261])  ;  [.I261]*([.O261]-[.J261])  ;    IF(  AND(  [.G261]=&quot;Short&quot;  ;   [.N261]=[.I261]   )   ;   [.I261]*([.J261]-[.O261])   ;  &quot;&quot;)) ; &quot;&quot;)">
            <text:p/>
          </table:table-cell>
          <table:table-cell table:style-name="ce215" table:formula="of:=IF(ISNUMBER([.R261]); IF([.R261]&gt;=0; &quot;Win&quot;; &quot;Loss&quot;); &quot;&quot;)">
            <text:p/>
          </table:table-cell>
          <table:table-cell table:style-name="ce220" table:formula="of:=IF(ISNUMBER([.R261]); ROUND(([.P261]-[.H26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1]); &quot;&quot;; IF([.$G261]=&quot;Long&quot;; ([.X261]-[.$J261])*[.$I261]/[.$L261]; ([.$J261]-[.X261])*[.$I261]/[.$L261])-[.$Q261]); &quot;&quot;)">
            <text:p/>
          </table:table-cell>
          <table:table-cell/>
          <table:table-cell table:style-name="ce243" table:formula="of:=IFERROR(IF(ISBLANK([.Z261]); &quot;&quot;; IF([.$G261]=&quot;Long&quot;; ([.Z261]-[.$J261])*[.$I261]/[.$L261]; ([.$J261]-[.Z261])*[.$I261]/[.$L261])-[.$Q261]); &quot;&quot;)">
            <text:p/>
          </table:table-cell>
          <table:table-cell/>
          <table:table-cell table:style-name="ce243" table:formula="of:=IFERROR(IF(ISBLANK([.AB261]); &quot;&quot;; IF([.$G261]=&quot;Long&quot;; ([.AB261]-[.$J261])*[.$I261]/[.$L261]; ([.$J261]-[.AB261])*[.$I261]/[.$L261])-[.$Q261]); &quot;&quot;)">
            <text:p/>
          </table:table-cell>
          <table:table-cell table:number-columns-repeated="5"/>
          <table:table-cell table:formula="of:=IF([.B261]=&quot;&quot;; &quot;&quot;; WEEKDAY([.B261]; 2))">
            <text:p/>
          </table:table-cell>
          <table:table-cell table:number-columns-repeated="29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2]=&quot;Long&quot; ; [.J262]-[Overview.$C$4]/[.I262]  ;  IF([.G262]=&quot;Short&quot;; [.J262]+[Overview.$C$4]/[.I262]; &quot;&quot;) ); &quot;&quot;)">
            <text:p/>
          </table:table-cell>
          <table:table-cell table:formula="of:=IFERROR(ABS([.K262]-[.J262])*[.I262]; &quot;&quot;)">
            <text:p/>
          </table:table-cell>
          <table:table-cell table:formula="of:=IFERROR(  IF([.G262]=&quot;Long&quot;;  [.J262]+[Overview.$C$4]/[.I262]  *  [Overview.$C$6]  ;  IF([.G262]=&quot;Short&quot;   ;  [.J262]-[Overview.$C$4]/[.I262]  * [Overview.$C$6]  ; &quot;&quot;  )  )   ; &quot;&quot;)">
            <text:p/>
          </table:table-cell>
          <table:table-cell table:number-columns-repeated="3"/>
          <table:table-cell table:style-name="ce182" table:formula="of:=IFERROR([.R262]/[.L262]; &quot;&quot;)">
            <text:p/>
          </table:table-cell>
          <table:table-cell table:style-name="ce203" table:formula="of:=IFERROR(   IF( AND( [.G262]=&quot;Long&quot;;   [.N262]=[.I262])  ;  [.I262]*([.O262]-[.J262])  ;    IF(  AND(  [.G262]=&quot;Short&quot;  ;   [.N262]=[.I262]   )   ;   [.I262]*([.J262]-[.O262])   ;  &quot;&quot;)) ; &quot;&quot;)">
            <text:p/>
          </table:table-cell>
          <table:table-cell table:style-name="ce215" table:formula="of:=IF(ISNUMBER([.R262]); IF([.R262]&gt;=0; &quot;Win&quot;; &quot;Loss&quot;); &quot;&quot;)">
            <text:p/>
          </table:table-cell>
          <table:table-cell table:style-name="ce220" table:formula="of:=IF(ISNUMBER([.R262]); ROUND(([.P262]-[.H26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2]); &quot;&quot;; IF([.$G262]=&quot;Long&quot;; ([.X262]-[.$J262])*[.$I262]/[.$L262]; ([.$J262]-[.X262])*[.$I262]/[.$L262])-[.$Q262]); &quot;&quot;)">
            <text:p/>
          </table:table-cell>
          <table:table-cell/>
          <table:table-cell table:style-name="ce243" table:formula="of:=IFERROR(IF(ISBLANK([.Z262]); &quot;&quot;; IF([.$G262]=&quot;Long&quot;; ([.Z262]-[.$J262])*[.$I262]/[.$L262]; ([.$J262]-[.Z262])*[.$I262]/[.$L262])-[.$Q262]); &quot;&quot;)">
            <text:p/>
          </table:table-cell>
          <table:table-cell/>
          <table:table-cell table:style-name="ce243" table:formula="of:=IFERROR(IF(ISBLANK([.AB262]); &quot;&quot;; IF([.$G262]=&quot;Long&quot;; ([.AB262]-[.$J262])*[.$I262]/[.$L262]; ([.$J262]-[.AB262])*[.$I262]/[.$L262])-[.$Q262]); &quot;&quot;)">
            <text:p/>
          </table:table-cell>
          <table:table-cell table:number-columns-repeated="5"/>
          <table:table-cell table:formula="of:=IF([.B262]=&quot;&quot;; &quot;&quot;; WEEKDAY([.B262]; 2))">
            <text:p/>
          </table:table-cell>
          <table:table-cell table:number-columns-repeated="29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3]=&quot;Long&quot; ; [.J263]-[Overview.$C$4]/[.I263]  ;  IF([.G263]=&quot;Short&quot;; [.J263]+[Overview.$C$4]/[.I263]; &quot;&quot;) ); &quot;&quot;)">
            <text:p/>
          </table:table-cell>
          <table:table-cell table:formula="of:=IFERROR(ABS([.K263]-[.J263])*[.I263]; &quot;&quot;)">
            <text:p/>
          </table:table-cell>
          <table:table-cell table:formula="of:=IFERROR(  IF([.G263]=&quot;Long&quot;;  [.J263]+[Overview.$C$4]/[.I263]  *  [Overview.$C$6]  ;  IF([.G263]=&quot;Short&quot;   ;  [.J263]-[Overview.$C$4]/[.I263]  * [Overview.$C$6]  ; &quot;&quot;  )  )   ; &quot;&quot;)">
            <text:p/>
          </table:table-cell>
          <table:table-cell table:number-columns-repeated="3"/>
          <table:table-cell table:style-name="ce182" table:formula="of:=IFERROR([.R263]/[.L263]; &quot;&quot;)">
            <text:p/>
          </table:table-cell>
          <table:table-cell table:style-name="ce203" table:formula="of:=IFERROR(   IF( AND( [.G263]=&quot;Long&quot;;   [.N263]=[.I263])  ;  [.I263]*([.O263]-[.J263])  ;    IF(  AND(  [.G263]=&quot;Short&quot;  ;   [.N263]=[.I263]   )   ;   [.I263]*([.J263]-[.O263])   ;  &quot;&quot;)) ; &quot;&quot;)">
            <text:p/>
          </table:table-cell>
          <table:table-cell table:style-name="ce215" table:formula="of:=IF(ISNUMBER([.R263]); IF([.R263]&gt;=0; &quot;Win&quot;; &quot;Loss&quot;); &quot;&quot;)">
            <text:p/>
          </table:table-cell>
          <table:table-cell table:style-name="ce220" table:formula="of:=IF(ISNUMBER([.R263]); ROUND(([.P263]-[.H26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3]); &quot;&quot;; IF([.$G263]=&quot;Long&quot;; ([.X263]-[.$J263])*[.$I263]/[.$L263]; ([.$J263]-[.X263])*[.$I263]/[.$L263])-[.$Q263]); &quot;&quot;)">
            <text:p/>
          </table:table-cell>
          <table:table-cell/>
          <table:table-cell table:style-name="ce243" table:formula="of:=IFERROR(IF(ISBLANK([.Z263]); &quot;&quot;; IF([.$G263]=&quot;Long&quot;; ([.Z263]-[.$J263])*[.$I263]/[.$L263]; ([.$J263]-[.Z263])*[.$I263]/[.$L263])-[.$Q263]); &quot;&quot;)">
            <text:p/>
          </table:table-cell>
          <table:table-cell/>
          <table:table-cell table:style-name="ce243" table:formula="of:=IFERROR(IF(ISBLANK([.AB263]); &quot;&quot;; IF([.$G263]=&quot;Long&quot;; ([.AB263]-[.$J263])*[.$I263]/[.$L263]; ([.$J263]-[.AB263])*[.$I263]/[.$L263])-[.$Q263]); &quot;&quot;)">
            <text:p/>
          </table:table-cell>
          <table:table-cell table:number-columns-repeated="5"/>
          <table:table-cell table:formula="of:=IF([.B263]=&quot;&quot;; &quot;&quot;; WEEKDAY([.B263]; 2))">
            <text:p/>
          </table:table-cell>
          <table:table-cell table:number-columns-repeated="29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4]=&quot;Long&quot; ; [.J264]-[Overview.$C$4]/[.I264]  ;  IF([.G264]=&quot;Short&quot;; [.J264]+[Overview.$C$4]/[.I264]; &quot;&quot;) ); &quot;&quot;)">
            <text:p/>
          </table:table-cell>
          <table:table-cell table:formula="of:=IFERROR(ABS([.K264]-[.J264])*[.I264]; &quot;&quot;)">
            <text:p/>
          </table:table-cell>
          <table:table-cell table:formula="of:=IFERROR(  IF([.G264]=&quot;Long&quot;;  [.J264]+[Overview.$C$4]/[.I264]  *  [Overview.$C$6]  ;  IF([.G264]=&quot;Short&quot;   ;  [.J264]-[Overview.$C$4]/[.I264]  * [Overview.$C$6]  ; &quot;&quot;  )  )   ; &quot;&quot;)">
            <text:p/>
          </table:table-cell>
          <table:table-cell table:number-columns-repeated="3"/>
          <table:table-cell table:style-name="ce182" table:formula="of:=IFERROR([.R264]/[.L264]; &quot;&quot;)">
            <text:p/>
          </table:table-cell>
          <table:table-cell table:style-name="ce203" table:formula="of:=IFERROR(   IF( AND( [.G264]=&quot;Long&quot;;   [.N264]=[.I264])  ;  [.I264]*([.O264]-[.J264])  ;    IF(  AND(  [.G264]=&quot;Short&quot;  ;   [.N264]=[.I264]   )   ;   [.I264]*([.J264]-[.O264])   ;  &quot;&quot;)) ; &quot;&quot;)">
            <text:p/>
          </table:table-cell>
          <table:table-cell table:style-name="ce215" table:formula="of:=IF(ISNUMBER([.R264]); IF([.R264]&gt;=0; &quot;Win&quot;; &quot;Loss&quot;); &quot;&quot;)">
            <text:p/>
          </table:table-cell>
          <table:table-cell table:style-name="ce220" table:formula="of:=IF(ISNUMBER([.R264]); ROUND(([.P264]-[.H26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4]); &quot;&quot;; IF([.$G264]=&quot;Long&quot;; ([.X264]-[.$J264])*[.$I264]/[.$L264]; ([.$J264]-[.X264])*[.$I264]/[.$L264])-[.$Q264]); &quot;&quot;)">
            <text:p/>
          </table:table-cell>
          <table:table-cell/>
          <table:table-cell table:style-name="ce243" table:formula="of:=IFERROR(IF(ISBLANK([.Z264]); &quot;&quot;; IF([.$G264]=&quot;Long&quot;; ([.Z264]-[.$J264])*[.$I264]/[.$L264]; ([.$J264]-[.Z264])*[.$I264]/[.$L264])-[.$Q264]); &quot;&quot;)">
            <text:p/>
          </table:table-cell>
          <table:table-cell/>
          <table:table-cell table:style-name="ce243" table:formula="of:=IFERROR(IF(ISBLANK([.AB264]); &quot;&quot;; IF([.$G264]=&quot;Long&quot;; ([.AB264]-[.$J264])*[.$I264]/[.$L264]; ([.$J264]-[.AB264])*[.$I264]/[.$L264])-[.$Q264]); &quot;&quot;)">
            <text:p/>
          </table:table-cell>
          <table:table-cell table:number-columns-repeated="5"/>
          <table:table-cell table:formula="of:=IF([.B264]=&quot;&quot;; &quot;&quot;; WEEKDAY([.B264]; 2))">
            <text:p/>
          </table:table-cell>
          <table:table-cell table:number-columns-repeated="29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5]=&quot;Long&quot; ; [.J265]-[Overview.$C$4]/[.I265]  ;  IF([.G265]=&quot;Short&quot;; [.J265]+[Overview.$C$4]/[.I265]; &quot;&quot;) ); &quot;&quot;)">
            <text:p/>
          </table:table-cell>
          <table:table-cell table:formula="of:=IFERROR(ABS([.K265]-[.J265])*[.I265]; &quot;&quot;)">
            <text:p/>
          </table:table-cell>
          <table:table-cell table:formula="of:=IFERROR(  IF([.G265]=&quot;Long&quot;;  [.J265]+[Overview.$C$4]/[.I265]  *  [Overview.$C$6]  ;  IF([.G265]=&quot;Short&quot;   ;  [.J265]-[Overview.$C$4]/[.I265]  * [Overview.$C$6]  ; &quot;&quot;  )  )   ; &quot;&quot;)">
            <text:p/>
          </table:table-cell>
          <table:table-cell table:number-columns-repeated="3"/>
          <table:table-cell table:style-name="ce182" table:formula="of:=IFERROR([.R265]/[.L265]; &quot;&quot;)">
            <text:p/>
          </table:table-cell>
          <table:table-cell table:style-name="ce203" table:formula="of:=IFERROR(   IF( AND( [.G265]=&quot;Long&quot;;   [.N265]=[.I265])  ;  [.I265]*([.O265]-[.J265])  ;    IF(  AND(  [.G265]=&quot;Short&quot;  ;   [.N265]=[.I265]   )   ;   [.I265]*([.J265]-[.O265])   ;  &quot;&quot;)) ; &quot;&quot;)">
            <text:p/>
          </table:table-cell>
          <table:table-cell table:style-name="ce215" table:formula="of:=IF(ISNUMBER([.R265]); IF([.R265]&gt;=0; &quot;Win&quot;; &quot;Loss&quot;); &quot;&quot;)">
            <text:p/>
          </table:table-cell>
          <table:table-cell table:style-name="ce220" table:formula="of:=IF(ISNUMBER([.R265]); ROUND(([.P265]-[.H26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5]); &quot;&quot;; IF([.$G265]=&quot;Long&quot;; ([.X265]-[.$J265])*[.$I265]/[.$L265]; ([.$J265]-[.X265])*[.$I265]/[.$L265])-[.$Q265]); &quot;&quot;)">
            <text:p/>
          </table:table-cell>
          <table:table-cell/>
          <table:table-cell table:style-name="ce243" table:formula="of:=IFERROR(IF(ISBLANK([.Z265]); &quot;&quot;; IF([.$G265]=&quot;Long&quot;; ([.Z265]-[.$J265])*[.$I265]/[.$L265]; ([.$J265]-[.Z265])*[.$I265]/[.$L265])-[.$Q265]); &quot;&quot;)">
            <text:p/>
          </table:table-cell>
          <table:table-cell/>
          <table:table-cell table:style-name="ce243" table:formula="of:=IFERROR(IF(ISBLANK([.AB265]); &quot;&quot;; IF([.$G265]=&quot;Long&quot;; ([.AB265]-[.$J265])*[.$I265]/[.$L265]; ([.$J265]-[.AB265])*[.$I265]/[.$L265])-[.$Q265]); &quot;&quot;)">
            <text:p/>
          </table:table-cell>
          <table:table-cell table:number-columns-repeated="5"/>
          <table:table-cell table:formula="of:=IF([.B265]=&quot;&quot;; &quot;&quot;; WEEKDAY([.B265]; 2))">
            <text:p/>
          </table:table-cell>
          <table:table-cell table:number-columns-repeated="29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6]=&quot;Long&quot; ; [.J266]-[Overview.$C$4]/[.I266]  ;  IF([.G266]=&quot;Short&quot;; [.J266]+[Overview.$C$4]/[.I266]; &quot;&quot;) ); &quot;&quot;)">
            <text:p/>
          </table:table-cell>
          <table:table-cell table:formula="of:=IFERROR(ABS([.K266]-[.J266])*[.I266]; &quot;&quot;)">
            <text:p/>
          </table:table-cell>
          <table:table-cell table:formula="of:=IFERROR(  IF([.G266]=&quot;Long&quot;;  [.J266]+[Overview.$C$4]/[.I266]  *  [Overview.$C$6]  ;  IF([.G266]=&quot;Short&quot;   ;  [.J266]-[Overview.$C$4]/[.I266]  * [Overview.$C$6]  ; &quot;&quot;  )  )   ; &quot;&quot;)">
            <text:p/>
          </table:table-cell>
          <table:table-cell table:number-columns-repeated="3"/>
          <table:table-cell table:style-name="ce182" table:formula="of:=IFERROR([.R266]/[.L266]; &quot;&quot;)">
            <text:p/>
          </table:table-cell>
          <table:table-cell table:style-name="ce203" table:formula="of:=IFERROR(   IF( AND( [.G266]=&quot;Long&quot;;   [.N266]=[.I266])  ;  [.I266]*([.O266]-[.J266])  ;    IF(  AND(  [.G266]=&quot;Short&quot;  ;   [.N266]=[.I266]   )   ;   [.I266]*([.J266]-[.O266])   ;  &quot;&quot;)) ; &quot;&quot;)">
            <text:p/>
          </table:table-cell>
          <table:table-cell table:style-name="ce215" table:formula="of:=IF(ISNUMBER([.R266]); IF([.R266]&gt;=0; &quot;Win&quot;; &quot;Loss&quot;); &quot;&quot;)">
            <text:p/>
          </table:table-cell>
          <table:table-cell table:style-name="ce220" table:formula="of:=IF(ISNUMBER([.R266]); ROUND(([.P266]-[.H26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6]); &quot;&quot;; IF([.$G266]=&quot;Long&quot;; ([.X266]-[.$J266])*[.$I266]/[.$L266]; ([.$J266]-[.X266])*[.$I266]/[.$L266])-[.$Q266]); &quot;&quot;)">
            <text:p/>
          </table:table-cell>
          <table:table-cell/>
          <table:table-cell table:style-name="ce243" table:formula="of:=IFERROR(IF(ISBLANK([.Z266]); &quot;&quot;; IF([.$G266]=&quot;Long&quot;; ([.Z266]-[.$J266])*[.$I266]/[.$L266]; ([.$J266]-[.Z266])*[.$I266]/[.$L266])-[.$Q266]); &quot;&quot;)">
            <text:p/>
          </table:table-cell>
          <table:table-cell/>
          <table:table-cell table:style-name="ce243" table:formula="of:=IFERROR(IF(ISBLANK([.AB266]); &quot;&quot;; IF([.$G266]=&quot;Long&quot;; ([.AB266]-[.$J266])*[.$I266]/[.$L266]; ([.$J266]-[.AB266])*[.$I266]/[.$L266])-[.$Q266]); &quot;&quot;)">
            <text:p/>
          </table:table-cell>
          <table:table-cell table:number-columns-repeated="5"/>
          <table:table-cell table:formula="of:=IF([.B266]=&quot;&quot;; &quot;&quot;; WEEKDAY([.B266]; 2))">
            <text:p/>
          </table:table-cell>
          <table:table-cell table:number-columns-repeated="29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7]=&quot;Long&quot; ; [.J267]-[Overview.$C$4]/[.I267]  ;  IF([.G267]=&quot;Short&quot;; [.J267]+[Overview.$C$4]/[.I267]; &quot;&quot;) ); &quot;&quot;)">
            <text:p/>
          </table:table-cell>
          <table:table-cell table:formula="of:=IFERROR(ABS([.K267]-[.J267])*[.I267]; &quot;&quot;)">
            <text:p/>
          </table:table-cell>
          <table:table-cell table:formula="of:=IFERROR(  IF([.G267]=&quot;Long&quot;;  [.J267]+[Overview.$C$4]/[.I267]  *  [Overview.$C$6]  ;  IF([.G267]=&quot;Short&quot;   ;  [.J267]-[Overview.$C$4]/[.I267]  * [Overview.$C$6]  ; &quot;&quot;  )  )   ; &quot;&quot;)">
            <text:p/>
          </table:table-cell>
          <table:table-cell table:number-columns-repeated="3"/>
          <table:table-cell table:style-name="ce182" table:formula="of:=IFERROR([.R267]/[.L267]; &quot;&quot;)">
            <text:p/>
          </table:table-cell>
          <table:table-cell table:style-name="ce203" table:formula="of:=IFERROR(   IF( AND( [.G267]=&quot;Long&quot;;   [.N267]=[.I267])  ;  [.I267]*([.O267]-[.J267])  ;    IF(  AND(  [.G267]=&quot;Short&quot;  ;   [.N267]=[.I267]   )   ;   [.I267]*([.J267]-[.O267])   ;  &quot;&quot;)) ; &quot;&quot;)">
            <text:p/>
          </table:table-cell>
          <table:table-cell table:style-name="ce215" table:formula="of:=IF(ISNUMBER([.R267]); IF([.R267]&gt;=0; &quot;Win&quot;; &quot;Loss&quot;); &quot;&quot;)">
            <text:p/>
          </table:table-cell>
          <table:table-cell table:style-name="ce220" table:formula="of:=IF(ISNUMBER([.R267]); ROUND(([.P267]-[.H26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7]); &quot;&quot;; IF([.$G267]=&quot;Long&quot;; ([.X267]-[.$J267])*[.$I267]/[.$L267]; ([.$J267]-[.X267])*[.$I267]/[.$L267])-[.$Q267]); &quot;&quot;)">
            <text:p/>
          </table:table-cell>
          <table:table-cell/>
          <table:table-cell table:style-name="ce243" table:formula="of:=IFERROR(IF(ISBLANK([.Z267]); &quot;&quot;; IF([.$G267]=&quot;Long&quot;; ([.Z267]-[.$J267])*[.$I267]/[.$L267]; ([.$J267]-[.Z267])*[.$I267]/[.$L267])-[.$Q267]); &quot;&quot;)">
            <text:p/>
          </table:table-cell>
          <table:table-cell/>
          <table:table-cell table:style-name="ce243" table:formula="of:=IFERROR(IF(ISBLANK([.AB267]); &quot;&quot;; IF([.$G267]=&quot;Long&quot;; ([.AB267]-[.$J267])*[.$I267]/[.$L267]; ([.$J267]-[.AB267])*[.$I267]/[.$L267])-[.$Q267]); &quot;&quot;)">
            <text:p/>
          </table:table-cell>
          <table:table-cell table:number-columns-repeated="5"/>
          <table:table-cell table:formula="of:=IF([.B267]=&quot;&quot;; &quot;&quot;; WEEKDAY([.B267]; 2))">
            <text:p/>
          </table:table-cell>
          <table:table-cell table:number-columns-repeated="29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8]=&quot;Long&quot; ; [.J268]-[Overview.$C$4]/[.I268]  ;  IF([.G268]=&quot;Short&quot;; [.J268]+[Overview.$C$4]/[.I268]; &quot;&quot;) ); &quot;&quot;)">
            <text:p/>
          </table:table-cell>
          <table:table-cell table:formula="of:=IFERROR(ABS([.K268]-[.J268])*[.I268]; &quot;&quot;)">
            <text:p/>
          </table:table-cell>
          <table:table-cell table:formula="of:=IFERROR(  IF([.G268]=&quot;Long&quot;;  [.J268]+[Overview.$C$4]/[.I268]  *  [Overview.$C$6]  ;  IF([.G268]=&quot;Short&quot;   ;  [.J268]-[Overview.$C$4]/[.I268]  * [Overview.$C$6]  ; &quot;&quot;  )  )   ; &quot;&quot;)">
            <text:p/>
          </table:table-cell>
          <table:table-cell table:number-columns-repeated="3"/>
          <table:table-cell table:style-name="ce182" table:formula="of:=IFERROR([.R268]/[.L268]; &quot;&quot;)">
            <text:p/>
          </table:table-cell>
          <table:table-cell table:style-name="ce203" table:formula="of:=IFERROR(   IF( AND( [.G268]=&quot;Long&quot;;   [.N268]=[.I268])  ;  [.I268]*([.O268]-[.J268])  ;    IF(  AND(  [.G268]=&quot;Short&quot;  ;   [.N268]=[.I268]   )   ;   [.I268]*([.J268]-[.O268])   ;  &quot;&quot;)) ; &quot;&quot;)">
            <text:p/>
          </table:table-cell>
          <table:table-cell table:style-name="ce215" table:formula="of:=IF(ISNUMBER([.R268]); IF([.R268]&gt;=0; &quot;Win&quot;; &quot;Loss&quot;); &quot;&quot;)">
            <text:p/>
          </table:table-cell>
          <table:table-cell table:style-name="ce220" table:formula="of:=IF(ISNUMBER([.R268]); ROUND(([.P268]-[.H26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8]); &quot;&quot;; IF([.$G268]=&quot;Long&quot;; ([.X268]-[.$J268])*[.$I268]/[.$L268]; ([.$J268]-[.X268])*[.$I268]/[.$L268])-[.$Q268]); &quot;&quot;)">
            <text:p/>
          </table:table-cell>
          <table:table-cell/>
          <table:table-cell table:style-name="ce243" table:formula="of:=IFERROR(IF(ISBLANK([.Z268]); &quot;&quot;; IF([.$G268]=&quot;Long&quot;; ([.Z268]-[.$J268])*[.$I268]/[.$L268]; ([.$J268]-[.Z268])*[.$I268]/[.$L268])-[.$Q268]); &quot;&quot;)">
            <text:p/>
          </table:table-cell>
          <table:table-cell/>
          <table:table-cell table:style-name="ce243" table:formula="of:=IFERROR(IF(ISBLANK([.AB268]); &quot;&quot;; IF([.$G268]=&quot;Long&quot;; ([.AB268]-[.$J268])*[.$I268]/[.$L268]; ([.$J268]-[.AB268])*[.$I268]/[.$L268])-[.$Q268]); &quot;&quot;)">
            <text:p/>
          </table:table-cell>
          <table:table-cell table:number-columns-repeated="5"/>
          <table:table-cell table:formula="of:=IF([.B268]=&quot;&quot;; &quot;&quot;; WEEKDAY([.B268]; 2))">
            <text:p/>
          </table:table-cell>
          <table:table-cell table:number-columns-repeated="29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9]=&quot;Long&quot; ; [.J269]-[Overview.$C$4]/[.I269]  ;  IF([.G269]=&quot;Short&quot;; [.J269]+[Overview.$C$4]/[.I269]; &quot;&quot;) ); &quot;&quot;)">
            <text:p/>
          </table:table-cell>
          <table:table-cell table:formula="of:=IFERROR(ABS([.K269]-[.J269])*[.I269]; &quot;&quot;)">
            <text:p/>
          </table:table-cell>
          <table:table-cell table:formula="of:=IFERROR(  IF([.G269]=&quot;Long&quot;;  [.J269]+[Overview.$C$4]/[.I269]  *  [Overview.$C$6]  ;  IF([.G269]=&quot;Short&quot;   ;  [.J269]-[Overview.$C$4]/[.I269]  * [Overview.$C$6]  ; &quot;&quot;  )  )   ; &quot;&quot;)">
            <text:p/>
          </table:table-cell>
          <table:table-cell table:number-columns-repeated="3"/>
          <table:table-cell table:style-name="ce182" table:formula="of:=IFERROR([.R269]/[.L269]; &quot;&quot;)">
            <text:p/>
          </table:table-cell>
          <table:table-cell table:style-name="ce203" table:formula="of:=IFERROR(   IF( AND( [.G269]=&quot;Long&quot;;   [.N269]=[.I269])  ;  [.I269]*([.O269]-[.J269])  ;    IF(  AND(  [.G269]=&quot;Short&quot;  ;   [.N269]=[.I269]   )   ;   [.I269]*([.J269]-[.O269])   ;  &quot;&quot;)) ; &quot;&quot;)">
            <text:p/>
          </table:table-cell>
          <table:table-cell table:style-name="ce215" table:formula="of:=IF(ISNUMBER([.R269]); IF([.R269]&gt;=0; &quot;Win&quot;; &quot;Loss&quot;); &quot;&quot;)">
            <text:p/>
          </table:table-cell>
          <table:table-cell table:style-name="ce220" table:formula="of:=IF(ISNUMBER([.R269]); ROUND(([.P269]-[.H26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9]); &quot;&quot;; IF([.$G269]=&quot;Long&quot;; ([.X269]-[.$J269])*[.$I269]/[.$L269]; ([.$J269]-[.X269])*[.$I269]/[.$L269])-[.$Q269]); &quot;&quot;)">
            <text:p/>
          </table:table-cell>
          <table:table-cell/>
          <table:table-cell table:style-name="ce243" table:formula="of:=IFERROR(IF(ISBLANK([.Z269]); &quot;&quot;; IF([.$G269]=&quot;Long&quot;; ([.Z269]-[.$J269])*[.$I269]/[.$L269]; ([.$J269]-[.Z269])*[.$I269]/[.$L269])-[.$Q269]); &quot;&quot;)">
            <text:p/>
          </table:table-cell>
          <table:table-cell/>
          <table:table-cell table:style-name="ce243" table:formula="of:=IFERROR(IF(ISBLANK([.AB269]); &quot;&quot;; IF([.$G269]=&quot;Long&quot;; ([.AB269]-[.$J269])*[.$I269]/[.$L269]; ([.$J269]-[.AB269])*[.$I269]/[.$L269])-[.$Q269]); &quot;&quot;)">
            <text:p/>
          </table:table-cell>
          <table:table-cell table:number-columns-repeated="5"/>
          <table:table-cell table:formula="of:=IF([.B269]=&quot;&quot;; &quot;&quot;; WEEKDAY([.B269]; 2))">
            <text:p/>
          </table:table-cell>
          <table:table-cell table:number-columns-repeated="29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0]=&quot;Long&quot; ; [.J270]-[Overview.$C$4]/[.I270]  ;  IF([.G270]=&quot;Short&quot;; [.J270]+[Overview.$C$4]/[.I270]; &quot;&quot;) ); &quot;&quot;)">
            <text:p/>
          </table:table-cell>
          <table:table-cell table:formula="of:=IFERROR(ABS([.K270]-[.J270])*[.I270]; &quot;&quot;)">
            <text:p/>
          </table:table-cell>
          <table:table-cell table:formula="of:=IFERROR(  IF([.G270]=&quot;Long&quot;;  [.J270]+[Overview.$C$4]/[.I270]  *  [Overview.$C$6]  ;  IF([.G270]=&quot;Short&quot;   ;  [.J270]-[Overview.$C$4]/[.I270]  * [Overview.$C$6]  ; &quot;&quot;  )  )   ; &quot;&quot;)">
            <text:p/>
          </table:table-cell>
          <table:table-cell table:number-columns-repeated="3"/>
          <table:table-cell table:style-name="ce182" table:formula="of:=IFERROR([.R270]/[.L270]; &quot;&quot;)">
            <text:p/>
          </table:table-cell>
          <table:table-cell table:style-name="ce203" table:formula="of:=IFERROR(   IF( AND( [.G270]=&quot;Long&quot;;   [.N270]=[.I270])  ;  [.I270]*([.O270]-[.J270])  ;    IF(  AND(  [.G270]=&quot;Short&quot;  ;   [.N270]=[.I270]   )   ;   [.I270]*([.J270]-[.O270])   ;  &quot;&quot;)) ; &quot;&quot;)">
            <text:p/>
          </table:table-cell>
          <table:table-cell table:style-name="ce215" table:formula="of:=IF(ISNUMBER([.R270]); IF([.R270]&gt;=0; &quot;Win&quot;; &quot;Loss&quot;); &quot;&quot;)">
            <text:p/>
          </table:table-cell>
          <table:table-cell table:style-name="ce220" table:formula="of:=IF(ISNUMBER([.R270]); ROUND(([.P270]-[.H27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0]); &quot;&quot;; IF([.$G270]=&quot;Long&quot;; ([.X270]-[.$J270])*[.$I270]/[.$L270]; ([.$J270]-[.X270])*[.$I270]/[.$L270])-[.$Q270]); &quot;&quot;)">
            <text:p/>
          </table:table-cell>
          <table:table-cell/>
          <table:table-cell table:style-name="ce243" table:formula="of:=IFERROR(IF(ISBLANK([.Z270]); &quot;&quot;; IF([.$G270]=&quot;Long&quot;; ([.Z270]-[.$J270])*[.$I270]/[.$L270]; ([.$J270]-[.Z270])*[.$I270]/[.$L270])-[.$Q270]); &quot;&quot;)">
            <text:p/>
          </table:table-cell>
          <table:table-cell/>
          <table:table-cell table:style-name="ce243" table:formula="of:=IFERROR(IF(ISBLANK([.AB270]); &quot;&quot;; IF([.$G270]=&quot;Long&quot;; ([.AB270]-[.$J270])*[.$I270]/[.$L270]; ([.$J270]-[.AB270])*[.$I270]/[.$L270])-[.$Q270]); &quot;&quot;)">
            <text:p/>
          </table:table-cell>
          <table:table-cell table:number-columns-repeated="5"/>
          <table:table-cell table:formula="of:=IF([.B270]=&quot;&quot;; &quot;&quot;; WEEKDAY([.B270]; 2))">
            <text:p/>
          </table:table-cell>
          <table:table-cell table:number-columns-repeated="29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1]=&quot;Long&quot; ; [.J271]-[Overview.$C$4]/[.I271]  ;  IF([.G271]=&quot;Short&quot;; [.J271]+[Overview.$C$4]/[.I271]; &quot;&quot;) ); &quot;&quot;)">
            <text:p/>
          </table:table-cell>
          <table:table-cell table:formula="of:=IFERROR(ABS([.K271]-[.J271])*[.I271]; &quot;&quot;)">
            <text:p/>
          </table:table-cell>
          <table:table-cell table:formula="of:=IFERROR(  IF([.G271]=&quot;Long&quot;;  [.J271]+[Overview.$C$4]/[.I271]  *  [Overview.$C$6]  ;  IF([.G271]=&quot;Short&quot;   ;  [.J271]-[Overview.$C$4]/[.I271]  * [Overview.$C$6]  ; &quot;&quot;  )  )   ; &quot;&quot;)">
            <text:p/>
          </table:table-cell>
          <table:table-cell table:number-columns-repeated="3"/>
          <table:table-cell table:style-name="ce182" table:formula="of:=IFERROR([.R271]/[.L271]; &quot;&quot;)">
            <text:p/>
          </table:table-cell>
          <table:table-cell table:style-name="ce203" table:formula="of:=IFERROR(   IF( AND( [.G271]=&quot;Long&quot;;   [.N271]=[.I271])  ;  [.I271]*([.O271]-[.J271])  ;    IF(  AND(  [.G271]=&quot;Short&quot;  ;   [.N271]=[.I271]   )   ;   [.I271]*([.J271]-[.O271])   ;  &quot;&quot;)) ; &quot;&quot;)">
            <text:p/>
          </table:table-cell>
          <table:table-cell table:style-name="ce215" table:formula="of:=IF(ISNUMBER([.R271]); IF([.R271]&gt;=0; &quot;Win&quot;; &quot;Loss&quot;); &quot;&quot;)">
            <text:p/>
          </table:table-cell>
          <table:table-cell table:style-name="ce220" table:formula="of:=IF(ISNUMBER([.R271]); ROUND(([.P271]-[.H27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1]); &quot;&quot;; IF([.$G271]=&quot;Long&quot;; ([.X271]-[.$J271])*[.$I271]/[.$L271]; ([.$J271]-[.X271])*[.$I271]/[.$L271])-[.$Q271]); &quot;&quot;)">
            <text:p/>
          </table:table-cell>
          <table:table-cell/>
          <table:table-cell table:style-name="ce243" table:formula="of:=IFERROR(IF(ISBLANK([.Z271]); &quot;&quot;; IF([.$G271]=&quot;Long&quot;; ([.Z271]-[.$J271])*[.$I271]/[.$L271]; ([.$J271]-[.Z271])*[.$I271]/[.$L271])-[.$Q271]); &quot;&quot;)">
            <text:p/>
          </table:table-cell>
          <table:table-cell/>
          <table:table-cell table:style-name="ce243" table:formula="of:=IFERROR(IF(ISBLANK([.AB271]); &quot;&quot;; IF([.$G271]=&quot;Long&quot;; ([.AB271]-[.$J271])*[.$I271]/[.$L271]; ([.$J271]-[.AB271])*[.$I271]/[.$L271])-[.$Q271]); &quot;&quot;)">
            <text:p/>
          </table:table-cell>
          <table:table-cell table:number-columns-repeated="5"/>
          <table:table-cell table:formula="of:=IF([.B271]=&quot;&quot;; &quot;&quot;; WEEKDAY([.B271]; 2))">
            <text:p/>
          </table:table-cell>
          <table:table-cell table:number-columns-repeated="29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2]=&quot;Long&quot; ; [.J272]-[Overview.$C$4]/[.I272]  ;  IF([.G272]=&quot;Short&quot;; [.J272]+[Overview.$C$4]/[.I272]; &quot;&quot;) ); &quot;&quot;)">
            <text:p/>
          </table:table-cell>
          <table:table-cell table:formula="of:=IFERROR(ABS([.K272]-[.J272])*[.I272]; &quot;&quot;)">
            <text:p/>
          </table:table-cell>
          <table:table-cell table:formula="of:=IFERROR(  IF([.G272]=&quot;Long&quot;;  [.J272]+[Overview.$C$4]/[.I272]  *  [Overview.$C$6]  ;  IF([.G272]=&quot;Short&quot;   ;  [.J272]-[Overview.$C$4]/[.I272]  * [Overview.$C$6]  ; &quot;&quot;  )  )   ; &quot;&quot;)">
            <text:p/>
          </table:table-cell>
          <table:table-cell table:number-columns-repeated="3"/>
          <table:table-cell table:style-name="ce182" table:formula="of:=IFERROR([.R272]/[.L272]; &quot;&quot;)">
            <text:p/>
          </table:table-cell>
          <table:table-cell table:style-name="ce203" table:formula="of:=IFERROR(   IF( AND( [.G272]=&quot;Long&quot;;   [.N272]=[.I272])  ;  [.I272]*([.O272]-[.J272])  ;    IF(  AND(  [.G272]=&quot;Short&quot;  ;   [.N272]=[.I272]   )   ;   [.I272]*([.J272]-[.O272])   ;  &quot;&quot;)) ; &quot;&quot;)">
            <text:p/>
          </table:table-cell>
          <table:table-cell table:style-name="ce215" table:formula="of:=IF(ISNUMBER([.R272]); IF([.R272]&gt;=0; &quot;Win&quot;; &quot;Loss&quot;); &quot;&quot;)">
            <text:p/>
          </table:table-cell>
          <table:table-cell table:style-name="ce220" table:formula="of:=IF(ISNUMBER([.R272]); ROUND(([.P272]-[.H27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2]); &quot;&quot;; IF([.$G272]=&quot;Long&quot;; ([.X272]-[.$J272])*[.$I272]/[.$L272]; ([.$J272]-[.X272])*[.$I272]/[.$L272])-[.$Q272]); &quot;&quot;)">
            <text:p/>
          </table:table-cell>
          <table:table-cell/>
          <table:table-cell table:style-name="ce243" table:formula="of:=IFERROR(IF(ISBLANK([.Z272]); &quot;&quot;; IF([.$G272]=&quot;Long&quot;; ([.Z272]-[.$J272])*[.$I272]/[.$L272]; ([.$J272]-[.Z272])*[.$I272]/[.$L272])-[.$Q272]); &quot;&quot;)">
            <text:p/>
          </table:table-cell>
          <table:table-cell/>
          <table:table-cell table:style-name="ce243" table:formula="of:=IFERROR(IF(ISBLANK([.AB272]); &quot;&quot;; IF([.$G272]=&quot;Long&quot;; ([.AB272]-[.$J272])*[.$I272]/[.$L272]; ([.$J272]-[.AB272])*[.$I272]/[.$L272])-[.$Q272]); &quot;&quot;)">
            <text:p/>
          </table:table-cell>
          <table:table-cell table:number-columns-repeated="5"/>
          <table:table-cell table:formula="of:=IF([.B272]=&quot;&quot;; &quot;&quot;; WEEKDAY([.B272]; 2))">
            <text:p/>
          </table:table-cell>
          <table:table-cell table:number-columns-repeated="29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3]=&quot;Long&quot; ; [.J273]-[Overview.$C$4]/[.I273]  ;  IF([.G273]=&quot;Short&quot;; [.J273]+[Overview.$C$4]/[.I273]; &quot;&quot;) ); &quot;&quot;)">
            <text:p/>
          </table:table-cell>
          <table:table-cell table:formula="of:=IFERROR(ABS([.K273]-[.J273])*[.I273]; &quot;&quot;)">
            <text:p/>
          </table:table-cell>
          <table:table-cell table:formula="of:=IFERROR(  IF([.G273]=&quot;Long&quot;;  [.J273]+[Overview.$C$4]/[.I273]  *  [Overview.$C$6]  ;  IF([.G273]=&quot;Short&quot;   ;  [.J273]-[Overview.$C$4]/[.I273]  * [Overview.$C$6]  ; &quot;&quot;  )  )   ; &quot;&quot;)">
            <text:p/>
          </table:table-cell>
          <table:table-cell table:number-columns-repeated="3"/>
          <table:table-cell table:style-name="ce182" table:formula="of:=IFERROR([.R273]/[.L273]; &quot;&quot;)">
            <text:p/>
          </table:table-cell>
          <table:table-cell table:style-name="ce203" table:formula="of:=IFERROR(   IF( AND( [.G273]=&quot;Long&quot;;   [.N273]=[.I273])  ;  [.I273]*([.O273]-[.J273])  ;    IF(  AND(  [.G273]=&quot;Short&quot;  ;   [.N273]=[.I273]   )   ;   [.I273]*([.J273]-[.O273])   ;  &quot;&quot;)) ; &quot;&quot;)">
            <text:p/>
          </table:table-cell>
          <table:table-cell table:style-name="ce215" table:formula="of:=IF(ISNUMBER([.R273]); IF([.R273]&gt;=0; &quot;Win&quot;; &quot;Loss&quot;); &quot;&quot;)">
            <text:p/>
          </table:table-cell>
          <table:table-cell table:style-name="ce220" table:formula="of:=IF(ISNUMBER([.R273]); ROUND(([.P273]-[.H27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3]); &quot;&quot;; IF([.$G273]=&quot;Long&quot;; ([.X273]-[.$J273])*[.$I273]/[.$L273]; ([.$J273]-[.X273])*[.$I273]/[.$L273])-[.$Q273]); &quot;&quot;)">
            <text:p/>
          </table:table-cell>
          <table:table-cell/>
          <table:table-cell table:style-name="ce243" table:formula="of:=IFERROR(IF(ISBLANK([.Z273]); &quot;&quot;; IF([.$G273]=&quot;Long&quot;; ([.Z273]-[.$J273])*[.$I273]/[.$L273]; ([.$J273]-[.Z273])*[.$I273]/[.$L273])-[.$Q273]); &quot;&quot;)">
            <text:p/>
          </table:table-cell>
          <table:table-cell/>
          <table:table-cell table:style-name="ce243" table:formula="of:=IFERROR(IF(ISBLANK([.AB273]); &quot;&quot;; IF([.$G273]=&quot;Long&quot;; ([.AB273]-[.$J273])*[.$I273]/[.$L273]; ([.$J273]-[.AB273])*[.$I273]/[.$L273])-[.$Q273]); &quot;&quot;)">
            <text:p/>
          </table:table-cell>
          <table:table-cell table:number-columns-repeated="5"/>
          <table:table-cell table:formula="of:=IF([.B273]=&quot;&quot;; &quot;&quot;; WEEKDAY([.B273]; 2))">
            <text:p/>
          </table:table-cell>
          <table:table-cell table:number-columns-repeated="29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4]=&quot;Long&quot; ; [.J274]-[Overview.$C$4]/[.I274]  ;  IF([.G274]=&quot;Short&quot;; [.J274]+[Overview.$C$4]/[.I274]; &quot;&quot;) ); &quot;&quot;)">
            <text:p/>
          </table:table-cell>
          <table:table-cell table:formula="of:=IFERROR(ABS([.K274]-[.J274])*[.I274]; &quot;&quot;)">
            <text:p/>
          </table:table-cell>
          <table:table-cell table:formula="of:=IFERROR(  IF([.G274]=&quot;Long&quot;;  [.J274]+[Overview.$C$4]/[.I274]  *  [Overview.$C$6]  ;  IF([.G274]=&quot;Short&quot;   ;  [.J274]-[Overview.$C$4]/[.I274]  * [Overview.$C$6]  ; &quot;&quot;  )  )   ; &quot;&quot;)">
            <text:p/>
          </table:table-cell>
          <table:table-cell table:number-columns-repeated="3"/>
          <table:table-cell table:style-name="ce182" table:formula="of:=IFERROR([.R274]/[.L274]; &quot;&quot;)">
            <text:p/>
          </table:table-cell>
          <table:table-cell table:style-name="ce203" table:formula="of:=IFERROR(   IF( AND( [.G274]=&quot;Long&quot;;   [.N274]=[.I274])  ;  [.I274]*([.O274]-[.J274])  ;    IF(  AND(  [.G274]=&quot;Short&quot;  ;   [.N274]=[.I274]   )   ;   [.I274]*([.J274]-[.O274])   ;  &quot;&quot;)) ; &quot;&quot;)">
            <text:p/>
          </table:table-cell>
          <table:table-cell table:style-name="ce215" table:formula="of:=IF(ISNUMBER([.R274]); IF([.R274]&gt;=0; &quot;Win&quot;; &quot;Loss&quot;); &quot;&quot;)">
            <text:p/>
          </table:table-cell>
          <table:table-cell table:style-name="ce220" table:formula="of:=IF(ISNUMBER([.R274]); ROUND(([.P274]-[.H27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4]); &quot;&quot;; IF([.$G274]=&quot;Long&quot;; ([.X274]-[.$J274])*[.$I274]/[.$L274]; ([.$J274]-[.X274])*[.$I274]/[.$L274])-[.$Q274]); &quot;&quot;)">
            <text:p/>
          </table:table-cell>
          <table:table-cell/>
          <table:table-cell table:style-name="ce243" table:formula="of:=IFERROR(IF(ISBLANK([.Z274]); &quot;&quot;; IF([.$G274]=&quot;Long&quot;; ([.Z274]-[.$J274])*[.$I274]/[.$L274]; ([.$J274]-[.Z274])*[.$I274]/[.$L274])-[.$Q274]); &quot;&quot;)">
            <text:p/>
          </table:table-cell>
          <table:table-cell/>
          <table:table-cell table:style-name="ce243" table:formula="of:=IFERROR(IF(ISBLANK([.AB274]); &quot;&quot;; IF([.$G274]=&quot;Long&quot;; ([.AB274]-[.$J274])*[.$I274]/[.$L274]; ([.$J274]-[.AB274])*[.$I274]/[.$L274])-[.$Q274]); &quot;&quot;)">
            <text:p/>
          </table:table-cell>
          <table:table-cell table:number-columns-repeated="5"/>
          <table:table-cell table:formula="of:=IF([.B274]=&quot;&quot;; &quot;&quot;; WEEKDAY([.B274]; 2))">
            <text:p/>
          </table:table-cell>
          <table:table-cell table:number-columns-repeated="29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5]=&quot;Long&quot; ; [.J275]-[Overview.$C$4]/[.I275]  ;  IF([.G275]=&quot;Short&quot;; [.J275]+[Overview.$C$4]/[.I275]; &quot;&quot;) ); &quot;&quot;)">
            <text:p/>
          </table:table-cell>
          <table:table-cell table:formula="of:=IFERROR(ABS([.K275]-[.J275])*[.I275]; &quot;&quot;)">
            <text:p/>
          </table:table-cell>
          <table:table-cell table:formula="of:=IFERROR(  IF([.G275]=&quot;Long&quot;;  [.J275]+[Overview.$C$4]/[.I275]  *  [Overview.$C$6]  ;  IF([.G275]=&quot;Short&quot;   ;  [.J275]-[Overview.$C$4]/[.I275]  * [Overview.$C$6]  ; &quot;&quot;  )  )   ; &quot;&quot;)">
            <text:p/>
          </table:table-cell>
          <table:table-cell table:number-columns-repeated="3"/>
          <table:table-cell table:style-name="ce182" table:formula="of:=IFERROR([.R275]/[.L275]; &quot;&quot;)">
            <text:p/>
          </table:table-cell>
          <table:table-cell table:style-name="ce203" table:formula="of:=IFERROR(   IF( AND( [.G275]=&quot;Long&quot;;   [.N275]=[.I275])  ;  [.I275]*([.O275]-[.J275])  ;    IF(  AND(  [.G275]=&quot;Short&quot;  ;   [.N275]=[.I275]   )   ;   [.I275]*([.J275]-[.O275])   ;  &quot;&quot;)) ; &quot;&quot;)">
            <text:p/>
          </table:table-cell>
          <table:table-cell table:style-name="ce215" table:formula="of:=IF(ISNUMBER([.R275]); IF([.R275]&gt;=0; &quot;Win&quot;; &quot;Loss&quot;); &quot;&quot;)">
            <text:p/>
          </table:table-cell>
          <table:table-cell table:style-name="ce220" table:formula="of:=IF(ISNUMBER([.R275]); ROUND(([.P275]-[.H27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5]); &quot;&quot;; IF([.$G275]=&quot;Long&quot;; ([.X275]-[.$J275])*[.$I275]/[.$L275]; ([.$J275]-[.X275])*[.$I275]/[.$L275])-[.$Q275]); &quot;&quot;)">
            <text:p/>
          </table:table-cell>
          <table:table-cell/>
          <table:table-cell table:style-name="ce243" table:formula="of:=IFERROR(IF(ISBLANK([.Z275]); &quot;&quot;; IF([.$G275]=&quot;Long&quot;; ([.Z275]-[.$J275])*[.$I275]/[.$L275]; ([.$J275]-[.Z275])*[.$I275]/[.$L275])-[.$Q275]); &quot;&quot;)">
            <text:p/>
          </table:table-cell>
          <table:table-cell/>
          <table:table-cell table:style-name="ce243" table:formula="of:=IFERROR(IF(ISBLANK([.AB275]); &quot;&quot;; IF([.$G275]=&quot;Long&quot;; ([.AB275]-[.$J275])*[.$I275]/[.$L275]; ([.$J275]-[.AB275])*[.$I275]/[.$L275])-[.$Q275]); &quot;&quot;)">
            <text:p/>
          </table:table-cell>
          <table:table-cell table:number-columns-repeated="5"/>
          <table:table-cell table:formula="of:=IF([.B275]=&quot;&quot;; &quot;&quot;; WEEKDAY([.B275]; 2))">
            <text:p/>
          </table:table-cell>
          <table:table-cell table:number-columns-repeated="29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6]=&quot;Long&quot; ; [.J276]-[Overview.$C$4]/[.I276]  ;  IF([.G276]=&quot;Short&quot;; [.J276]+[Overview.$C$4]/[.I276]; &quot;&quot;) ); &quot;&quot;)">
            <text:p/>
          </table:table-cell>
          <table:table-cell table:formula="of:=IFERROR(ABS([.K276]-[.J276])*[.I276]; &quot;&quot;)">
            <text:p/>
          </table:table-cell>
          <table:table-cell table:formula="of:=IFERROR(  IF([.G276]=&quot;Long&quot;;  [.J276]+[Overview.$C$4]/[.I276]  *  [Overview.$C$6]  ;  IF([.G276]=&quot;Short&quot;   ;  [.J276]-[Overview.$C$4]/[.I276]  * [Overview.$C$6]  ; &quot;&quot;  )  )   ; &quot;&quot;)">
            <text:p/>
          </table:table-cell>
          <table:table-cell table:number-columns-repeated="3"/>
          <table:table-cell table:style-name="ce182" table:formula="of:=IFERROR([.R276]/[.L276]; &quot;&quot;)">
            <text:p/>
          </table:table-cell>
          <table:table-cell table:style-name="ce203" table:formula="of:=IFERROR(   IF( AND( [.G276]=&quot;Long&quot;;   [.N276]=[.I276])  ;  [.I276]*([.O276]-[.J276])  ;    IF(  AND(  [.G276]=&quot;Short&quot;  ;   [.N276]=[.I276]   )   ;   [.I276]*([.J276]-[.O276])   ;  &quot;&quot;)) ; &quot;&quot;)">
            <text:p/>
          </table:table-cell>
          <table:table-cell table:style-name="ce215" table:formula="of:=IF(ISNUMBER([.R276]); IF([.R276]&gt;=0; &quot;Win&quot;; &quot;Loss&quot;); &quot;&quot;)">
            <text:p/>
          </table:table-cell>
          <table:table-cell table:style-name="ce220" table:formula="of:=IF(ISNUMBER([.R276]); ROUND(([.P276]-[.H27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6]); &quot;&quot;; IF([.$G276]=&quot;Long&quot;; ([.X276]-[.$J276])*[.$I276]/[.$L276]; ([.$J276]-[.X276])*[.$I276]/[.$L276])-[.$Q276]); &quot;&quot;)">
            <text:p/>
          </table:table-cell>
          <table:table-cell/>
          <table:table-cell table:style-name="ce243" table:formula="of:=IFERROR(IF(ISBLANK([.Z276]); &quot;&quot;; IF([.$G276]=&quot;Long&quot;; ([.Z276]-[.$J276])*[.$I276]/[.$L276]; ([.$J276]-[.Z276])*[.$I276]/[.$L276])-[.$Q276]); &quot;&quot;)">
            <text:p/>
          </table:table-cell>
          <table:table-cell/>
          <table:table-cell table:style-name="ce243" table:formula="of:=IFERROR(IF(ISBLANK([.AB276]); &quot;&quot;; IF([.$G276]=&quot;Long&quot;; ([.AB276]-[.$J276])*[.$I276]/[.$L276]; ([.$J276]-[.AB276])*[.$I276]/[.$L276])-[.$Q276]); &quot;&quot;)">
            <text:p/>
          </table:table-cell>
          <table:table-cell table:number-columns-repeated="5"/>
          <table:table-cell table:formula="of:=IF([.B276]=&quot;&quot;; &quot;&quot;; WEEKDAY([.B276]; 2))">
            <text:p/>
          </table:table-cell>
          <table:table-cell table:number-columns-repeated="29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7]=&quot;Long&quot; ; [.J277]-[Overview.$C$4]/[.I277]  ;  IF([.G277]=&quot;Short&quot;; [.J277]+[Overview.$C$4]/[.I277]; &quot;&quot;) ); &quot;&quot;)">
            <text:p/>
          </table:table-cell>
          <table:table-cell table:formula="of:=IFERROR(ABS([.K277]-[.J277])*[.I277]; &quot;&quot;)">
            <text:p/>
          </table:table-cell>
          <table:table-cell table:formula="of:=IFERROR(  IF([.G277]=&quot;Long&quot;;  [.J277]+[Overview.$C$4]/[.I277]  *  [Overview.$C$6]  ;  IF([.G277]=&quot;Short&quot;   ;  [.J277]-[Overview.$C$4]/[.I277]  * [Overview.$C$6]  ; &quot;&quot;  )  )   ; &quot;&quot;)">
            <text:p/>
          </table:table-cell>
          <table:table-cell table:number-columns-repeated="3"/>
          <table:table-cell table:style-name="ce182" table:formula="of:=IFERROR([.R277]/[.L277]; &quot;&quot;)">
            <text:p/>
          </table:table-cell>
          <table:table-cell table:style-name="ce203" table:formula="of:=IFERROR(   IF( AND( [.G277]=&quot;Long&quot;;   [.N277]=[.I277])  ;  [.I277]*([.O277]-[.J277])  ;    IF(  AND(  [.G277]=&quot;Short&quot;  ;   [.N277]=[.I277]   )   ;   [.I277]*([.J277]-[.O277])   ;  &quot;&quot;)) ; &quot;&quot;)">
            <text:p/>
          </table:table-cell>
          <table:table-cell table:style-name="ce215" table:formula="of:=IF(ISNUMBER([.R277]); IF([.R277]&gt;=0; &quot;Win&quot;; &quot;Loss&quot;); &quot;&quot;)">
            <text:p/>
          </table:table-cell>
          <table:table-cell table:style-name="ce220" table:formula="of:=IF(ISNUMBER([.R277]); ROUND(([.P277]-[.H27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7]); &quot;&quot;; IF([.$G277]=&quot;Long&quot;; ([.X277]-[.$J277])*[.$I277]/[.$L277]; ([.$J277]-[.X277])*[.$I277]/[.$L277])-[.$Q277]); &quot;&quot;)">
            <text:p/>
          </table:table-cell>
          <table:table-cell/>
          <table:table-cell table:style-name="ce243" table:formula="of:=IFERROR(IF(ISBLANK([.Z277]); &quot;&quot;; IF([.$G277]=&quot;Long&quot;; ([.Z277]-[.$J277])*[.$I277]/[.$L277]; ([.$J277]-[.Z277])*[.$I277]/[.$L277])-[.$Q277]); &quot;&quot;)">
            <text:p/>
          </table:table-cell>
          <table:table-cell/>
          <table:table-cell table:style-name="ce243" table:formula="of:=IFERROR(IF(ISBLANK([.AB277]); &quot;&quot;; IF([.$G277]=&quot;Long&quot;; ([.AB277]-[.$J277])*[.$I277]/[.$L277]; ([.$J277]-[.AB277])*[.$I277]/[.$L277])-[.$Q277]); &quot;&quot;)">
            <text:p/>
          </table:table-cell>
          <table:table-cell table:number-columns-repeated="5"/>
          <table:table-cell table:formula="of:=IF([.B277]=&quot;&quot;; &quot;&quot;; WEEKDAY([.B277]; 2))">
            <text:p/>
          </table:table-cell>
          <table:table-cell table:number-columns-repeated="29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8]=&quot;Long&quot; ; [.J278]-[Overview.$C$4]/[.I278]  ;  IF([.G278]=&quot;Short&quot;; [.J278]+[Overview.$C$4]/[.I278]; &quot;&quot;) ); &quot;&quot;)">
            <text:p/>
          </table:table-cell>
          <table:table-cell table:formula="of:=IFERROR(ABS([.K278]-[.J278])*[.I278]; &quot;&quot;)">
            <text:p/>
          </table:table-cell>
          <table:table-cell table:formula="of:=IFERROR(  IF([.G278]=&quot;Long&quot;;  [.J278]+[Overview.$C$4]/[.I278]  *  [Overview.$C$6]  ;  IF([.G278]=&quot;Short&quot;   ;  [.J278]-[Overview.$C$4]/[.I278]  * [Overview.$C$6]  ; &quot;&quot;  )  )   ; &quot;&quot;)">
            <text:p/>
          </table:table-cell>
          <table:table-cell table:number-columns-repeated="3"/>
          <table:table-cell table:style-name="ce182" table:formula="of:=IFERROR([.R278]/[.L278]; &quot;&quot;)">
            <text:p/>
          </table:table-cell>
          <table:table-cell table:style-name="ce203" table:formula="of:=IFERROR(   IF( AND( [.G278]=&quot;Long&quot;;   [.N278]=[.I278])  ;  [.I278]*([.O278]-[.J278])  ;    IF(  AND(  [.G278]=&quot;Short&quot;  ;   [.N278]=[.I278]   )   ;   [.I278]*([.J278]-[.O278])   ;  &quot;&quot;)) ; &quot;&quot;)">
            <text:p/>
          </table:table-cell>
          <table:table-cell table:style-name="ce215" table:formula="of:=IF(ISNUMBER([.R278]); IF([.R278]&gt;=0; &quot;Win&quot;; &quot;Loss&quot;); &quot;&quot;)">
            <text:p/>
          </table:table-cell>
          <table:table-cell table:style-name="ce220" table:formula="of:=IF(ISNUMBER([.R278]); ROUND(([.P278]-[.H27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8]); &quot;&quot;; IF([.$G278]=&quot;Long&quot;; ([.X278]-[.$J278])*[.$I278]/[.$L278]; ([.$J278]-[.X278])*[.$I278]/[.$L278])-[.$Q278]); &quot;&quot;)">
            <text:p/>
          </table:table-cell>
          <table:table-cell/>
          <table:table-cell table:style-name="ce243" table:formula="of:=IFERROR(IF(ISBLANK([.Z278]); &quot;&quot;; IF([.$G278]=&quot;Long&quot;; ([.Z278]-[.$J278])*[.$I278]/[.$L278]; ([.$J278]-[.Z278])*[.$I278]/[.$L278])-[.$Q278]); &quot;&quot;)">
            <text:p/>
          </table:table-cell>
          <table:table-cell/>
          <table:table-cell table:style-name="ce243" table:formula="of:=IFERROR(IF(ISBLANK([.AB278]); &quot;&quot;; IF([.$G278]=&quot;Long&quot;; ([.AB278]-[.$J278])*[.$I278]/[.$L278]; ([.$J278]-[.AB278])*[.$I278]/[.$L278])-[.$Q278]); &quot;&quot;)">
            <text:p/>
          </table:table-cell>
          <table:table-cell table:number-columns-repeated="5"/>
          <table:table-cell table:formula="of:=IF([.B278]=&quot;&quot;; &quot;&quot;; WEEKDAY([.B278]; 2))">
            <text:p/>
          </table:table-cell>
          <table:table-cell table:number-columns-repeated="29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9]=&quot;Long&quot; ; [.J279]-[Overview.$C$4]/[.I279]  ;  IF([.G279]=&quot;Short&quot;; [.J279]+[Overview.$C$4]/[.I279]; &quot;&quot;) ); &quot;&quot;)">
            <text:p/>
          </table:table-cell>
          <table:table-cell table:formula="of:=IFERROR(ABS([.K279]-[.J279])*[.I279]; &quot;&quot;)">
            <text:p/>
          </table:table-cell>
          <table:table-cell table:formula="of:=IFERROR(  IF([.G279]=&quot;Long&quot;;  [.J279]+[Overview.$C$4]/[.I279]  *  [Overview.$C$6]  ;  IF([.G279]=&quot;Short&quot;   ;  [.J279]-[Overview.$C$4]/[.I279]  * [Overview.$C$6]  ; &quot;&quot;  )  )   ; &quot;&quot;)">
            <text:p/>
          </table:table-cell>
          <table:table-cell table:number-columns-repeated="3"/>
          <table:table-cell table:style-name="ce182" table:formula="of:=IFERROR([.R279]/[.L279]; &quot;&quot;)">
            <text:p/>
          </table:table-cell>
          <table:table-cell table:style-name="ce203" table:formula="of:=IFERROR(   IF( AND( [.G279]=&quot;Long&quot;;   [.N279]=[.I279])  ;  [.I279]*([.O279]-[.J279])  ;    IF(  AND(  [.G279]=&quot;Short&quot;  ;   [.N279]=[.I279]   )   ;   [.I279]*([.J279]-[.O279])   ;  &quot;&quot;)) ; &quot;&quot;)">
            <text:p/>
          </table:table-cell>
          <table:table-cell table:style-name="ce215" table:formula="of:=IF(ISNUMBER([.R279]); IF([.R279]&gt;=0; &quot;Win&quot;; &quot;Loss&quot;); &quot;&quot;)">
            <text:p/>
          </table:table-cell>
          <table:table-cell table:style-name="ce220" table:formula="of:=IF(ISNUMBER([.R279]); ROUND(([.P279]-[.H27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9]); &quot;&quot;; IF([.$G279]=&quot;Long&quot;; ([.X279]-[.$J279])*[.$I279]/[.$L279]; ([.$J279]-[.X279])*[.$I279]/[.$L279])-[.$Q279]); &quot;&quot;)">
            <text:p/>
          </table:table-cell>
          <table:table-cell/>
          <table:table-cell table:style-name="ce243" table:formula="of:=IFERROR(IF(ISBLANK([.Z279]); &quot;&quot;; IF([.$G279]=&quot;Long&quot;; ([.Z279]-[.$J279])*[.$I279]/[.$L279]; ([.$J279]-[.Z279])*[.$I279]/[.$L279])-[.$Q279]); &quot;&quot;)">
            <text:p/>
          </table:table-cell>
          <table:table-cell/>
          <table:table-cell table:style-name="ce243" table:formula="of:=IFERROR(IF(ISBLANK([.AB279]); &quot;&quot;; IF([.$G279]=&quot;Long&quot;; ([.AB279]-[.$J279])*[.$I279]/[.$L279]; ([.$J279]-[.AB279])*[.$I279]/[.$L279])-[.$Q279]); &quot;&quot;)">
            <text:p/>
          </table:table-cell>
          <table:table-cell table:number-columns-repeated="5"/>
          <table:table-cell table:formula="of:=IF([.B279]=&quot;&quot;; &quot;&quot;; WEEKDAY([.B279]; 2))">
            <text:p/>
          </table:table-cell>
          <table:table-cell table:number-columns-repeated="29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0]=&quot;Long&quot; ; [.J280]-[Overview.$C$4]/[.I280]  ;  IF([.G280]=&quot;Short&quot;; [.J280]+[Overview.$C$4]/[.I280]; &quot;&quot;) ); &quot;&quot;)">
            <text:p/>
          </table:table-cell>
          <table:table-cell table:formula="of:=IFERROR(ABS([.K280]-[.J280])*[.I280]; &quot;&quot;)">
            <text:p/>
          </table:table-cell>
          <table:table-cell table:formula="of:=IFERROR(  IF([.G280]=&quot;Long&quot;;  [.J280]+[Overview.$C$4]/[.I280]  *  [Overview.$C$6]  ;  IF([.G280]=&quot;Short&quot;   ;  [.J280]-[Overview.$C$4]/[.I280]  * [Overview.$C$6]  ; &quot;&quot;  )  )   ; &quot;&quot;)">
            <text:p/>
          </table:table-cell>
          <table:table-cell table:number-columns-repeated="3"/>
          <table:table-cell table:style-name="ce182" table:formula="of:=IFERROR([.R280]/[.L280]; &quot;&quot;)">
            <text:p/>
          </table:table-cell>
          <table:table-cell table:style-name="ce203" table:formula="of:=IFERROR(   IF( AND( [.G280]=&quot;Long&quot;;   [.N280]=[.I280])  ;  [.I280]*([.O280]-[.J280])  ;    IF(  AND(  [.G280]=&quot;Short&quot;  ;   [.N280]=[.I280]   )   ;   [.I280]*([.J280]-[.O280])   ;  &quot;&quot;)) ; &quot;&quot;)">
            <text:p/>
          </table:table-cell>
          <table:table-cell table:style-name="ce215" table:formula="of:=IF(ISNUMBER([.R280]); IF([.R280]&gt;=0; &quot;Win&quot;; &quot;Loss&quot;); &quot;&quot;)">
            <text:p/>
          </table:table-cell>
          <table:table-cell table:style-name="ce220" table:formula="of:=IF(ISNUMBER([.R280]); ROUND(([.P280]-[.H28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0]); &quot;&quot;; IF([.$G280]=&quot;Long&quot;; ([.X280]-[.$J280])*[.$I280]/[.$L280]; ([.$J280]-[.X280])*[.$I280]/[.$L280])-[.$Q280]); &quot;&quot;)">
            <text:p/>
          </table:table-cell>
          <table:table-cell/>
          <table:table-cell table:style-name="ce243" table:formula="of:=IFERROR(IF(ISBLANK([.Z280]); &quot;&quot;; IF([.$G280]=&quot;Long&quot;; ([.Z280]-[.$J280])*[.$I280]/[.$L280]; ([.$J280]-[.Z280])*[.$I280]/[.$L280])-[.$Q280]); &quot;&quot;)">
            <text:p/>
          </table:table-cell>
          <table:table-cell/>
          <table:table-cell table:style-name="ce243" table:formula="of:=IFERROR(IF(ISBLANK([.AB280]); &quot;&quot;; IF([.$G280]=&quot;Long&quot;; ([.AB280]-[.$J280])*[.$I280]/[.$L280]; ([.$J280]-[.AB280])*[.$I280]/[.$L280])-[.$Q280]); &quot;&quot;)">
            <text:p/>
          </table:table-cell>
          <table:table-cell table:number-columns-repeated="5"/>
          <table:table-cell table:formula="of:=IF([.B280]=&quot;&quot;; &quot;&quot;; WEEKDAY([.B280]; 2))">
            <text:p/>
          </table:table-cell>
          <table:table-cell table:number-columns-repeated="29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1]=&quot;Long&quot; ; [.J281]-[Overview.$C$4]/[.I281]  ;  IF([.G281]=&quot;Short&quot;; [.J281]+[Overview.$C$4]/[.I281]; &quot;&quot;) ); &quot;&quot;)">
            <text:p/>
          </table:table-cell>
          <table:table-cell table:formula="of:=IFERROR(ABS([.K281]-[.J281])*[.I281]; &quot;&quot;)">
            <text:p/>
          </table:table-cell>
          <table:table-cell table:formula="of:=IFERROR(  IF([.G281]=&quot;Long&quot;;  [.J281]+[Overview.$C$4]/[.I281]  *  [Overview.$C$6]  ;  IF([.G281]=&quot;Short&quot;   ;  [.J281]-[Overview.$C$4]/[.I281]  * [Overview.$C$6]  ; &quot;&quot;  )  )   ; &quot;&quot;)">
            <text:p/>
          </table:table-cell>
          <table:table-cell table:number-columns-repeated="3"/>
          <table:table-cell table:style-name="ce182" table:formula="of:=IFERROR([.R281]/[.L281]; &quot;&quot;)">
            <text:p/>
          </table:table-cell>
          <table:table-cell table:style-name="ce203" table:formula="of:=IFERROR(   IF( AND( [.G281]=&quot;Long&quot;;   [.N281]=[.I281])  ;  [.I281]*([.O281]-[.J281])  ;    IF(  AND(  [.G281]=&quot;Short&quot;  ;   [.N281]=[.I281]   )   ;   [.I281]*([.J281]-[.O281])   ;  &quot;&quot;)) ; &quot;&quot;)">
            <text:p/>
          </table:table-cell>
          <table:table-cell table:style-name="ce215" table:formula="of:=IF(ISNUMBER([.R281]); IF([.R281]&gt;=0; &quot;Win&quot;; &quot;Loss&quot;); &quot;&quot;)">
            <text:p/>
          </table:table-cell>
          <table:table-cell table:style-name="ce220" table:formula="of:=IF(ISNUMBER([.R281]); ROUND(([.P281]-[.H28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1]); &quot;&quot;; IF([.$G281]=&quot;Long&quot;; ([.X281]-[.$J281])*[.$I281]/[.$L281]; ([.$J281]-[.X281])*[.$I281]/[.$L281])-[.$Q281]); &quot;&quot;)">
            <text:p/>
          </table:table-cell>
          <table:table-cell/>
          <table:table-cell table:style-name="ce243" table:formula="of:=IFERROR(IF(ISBLANK([.Z281]); &quot;&quot;; IF([.$G281]=&quot;Long&quot;; ([.Z281]-[.$J281])*[.$I281]/[.$L281]; ([.$J281]-[.Z281])*[.$I281]/[.$L281])-[.$Q281]); &quot;&quot;)">
            <text:p/>
          </table:table-cell>
          <table:table-cell/>
          <table:table-cell table:style-name="ce243" table:formula="of:=IFERROR(IF(ISBLANK([.AB281]); &quot;&quot;; IF([.$G281]=&quot;Long&quot;; ([.AB281]-[.$J281])*[.$I281]/[.$L281]; ([.$J281]-[.AB281])*[.$I281]/[.$L281])-[.$Q281]); &quot;&quot;)">
            <text:p/>
          </table:table-cell>
          <table:table-cell table:number-columns-repeated="5"/>
          <table:table-cell table:formula="of:=IF([.B281]=&quot;&quot;; &quot;&quot;; WEEKDAY([.B281]; 2))">
            <text:p/>
          </table:table-cell>
          <table:table-cell table:number-columns-repeated="29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2]=&quot;Long&quot; ; [.J282]-[Overview.$C$4]/[.I282]  ;  IF([.G282]=&quot;Short&quot;; [.J282]+[Overview.$C$4]/[.I282]; &quot;&quot;) ); &quot;&quot;)">
            <text:p/>
          </table:table-cell>
          <table:table-cell table:formula="of:=IFERROR(ABS([.K282]-[.J282])*[.I282]; &quot;&quot;)">
            <text:p/>
          </table:table-cell>
          <table:table-cell table:formula="of:=IFERROR(  IF([.G282]=&quot;Long&quot;;  [.J282]+[Overview.$C$4]/[.I282]  *  [Overview.$C$6]  ;  IF([.G282]=&quot;Short&quot;   ;  [.J282]-[Overview.$C$4]/[.I282]  * [Overview.$C$6]  ; &quot;&quot;  )  )   ; &quot;&quot;)">
            <text:p/>
          </table:table-cell>
          <table:table-cell table:number-columns-repeated="3"/>
          <table:table-cell table:style-name="ce182" table:formula="of:=IFERROR([.R282]/[.L282]; &quot;&quot;)">
            <text:p/>
          </table:table-cell>
          <table:table-cell table:style-name="ce203" table:formula="of:=IFERROR(   IF( AND( [.G282]=&quot;Long&quot;;   [.N282]=[.I282])  ;  [.I282]*([.O282]-[.J282])  ;    IF(  AND(  [.G282]=&quot;Short&quot;  ;   [.N282]=[.I282]   )   ;   [.I282]*([.J282]-[.O282])   ;  &quot;&quot;)) ; &quot;&quot;)">
            <text:p/>
          </table:table-cell>
          <table:table-cell table:style-name="ce215" table:formula="of:=IF(ISNUMBER([.R282]); IF([.R282]&gt;=0; &quot;Win&quot;; &quot;Loss&quot;); &quot;&quot;)">
            <text:p/>
          </table:table-cell>
          <table:table-cell table:style-name="ce220" table:formula="of:=IF(ISNUMBER([.R282]); ROUND(([.P282]-[.H28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2]); &quot;&quot;; IF([.$G282]=&quot;Long&quot;; ([.X282]-[.$J282])*[.$I282]/[.$L282]; ([.$J282]-[.X282])*[.$I282]/[.$L282])-[.$Q282]); &quot;&quot;)">
            <text:p/>
          </table:table-cell>
          <table:table-cell/>
          <table:table-cell table:style-name="ce243" table:formula="of:=IFERROR(IF(ISBLANK([.Z282]); &quot;&quot;; IF([.$G282]=&quot;Long&quot;; ([.Z282]-[.$J282])*[.$I282]/[.$L282]; ([.$J282]-[.Z282])*[.$I282]/[.$L282])-[.$Q282]); &quot;&quot;)">
            <text:p/>
          </table:table-cell>
          <table:table-cell/>
          <table:table-cell table:style-name="ce243" table:formula="of:=IFERROR(IF(ISBLANK([.AB282]); &quot;&quot;; IF([.$G282]=&quot;Long&quot;; ([.AB282]-[.$J282])*[.$I282]/[.$L282]; ([.$J282]-[.AB282])*[.$I282]/[.$L282])-[.$Q282]); &quot;&quot;)">
            <text:p/>
          </table:table-cell>
          <table:table-cell table:number-columns-repeated="5"/>
          <table:table-cell table:formula="of:=IF([.B282]=&quot;&quot;; &quot;&quot;; WEEKDAY([.B282]; 2))">
            <text:p/>
          </table:table-cell>
          <table:table-cell table:number-columns-repeated="29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3]=&quot;Long&quot; ; [.J283]-[Overview.$C$4]/[.I283]  ;  IF([.G283]=&quot;Short&quot;; [.J283]+[Overview.$C$4]/[.I283]; &quot;&quot;) ); &quot;&quot;)">
            <text:p/>
          </table:table-cell>
          <table:table-cell table:formula="of:=IFERROR(ABS([.K283]-[.J283])*[.I283]; &quot;&quot;)">
            <text:p/>
          </table:table-cell>
          <table:table-cell table:formula="of:=IFERROR(  IF([.G283]=&quot;Long&quot;;  [.J283]+[Overview.$C$4]/[.I283]  *  [Overview.$C$6]  ;  IF([.G283]=&quot;Short&quot;   ;  [.J283]-[Overview.$C$4]/[.I283]  * [Overview.$C$6]  ; &quot;&quot;  )  )   ; &quot;&quot;)">
            <text:p/>
          </table:table-cell>
          <table:table-cell table:number-columns-repeated="3"/>
          <table:table-cell table:style-name="ce182" table:formula="of:=IFERROR([.R283]/[.L283]; &quot;&quot;)">
            <text:p/>
          </table:table-cell>
          <table:table-cell table:style-name="ce203" table:formula="of:=IFERROR(   IF( AND( [.G283]=&quot;Long&quot;;   [.N283]=[.I283])  ;  [.I283]*([.O283]-[.J283])  ;    IF(  AND(  [.G283]=&quot;Short&quot;  ;   [.N283]=[.I283]   )   ;   [.I283]*([.J283]-[.O283])   ;  &quot;&quot;)) ; &quot;&quot;)">
            <text:p/>
          </table:table-cell>
          <table:table-cell table:style-name="ce215" table:formula="of:=IF(ISNUMBER([.R283]); IF([.R283]&gt;=0; &quot;Win&quot;; &quot;Loss&quot;); &quot;&quot;)">
            <text:p/>
          </table:table-cell>
          <table:table-cell table:style-name="ce220" table:formula="of:=IF(ISNUMBER([.R283]); ROUND(([.P283]-[.H28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3]); &quot;&quot;; IF([.$G283]=&quot;Long&quot;; ([.X283]-[.$J283])*[.$I283]/[.$L283]; ([.$J283]-[.X283])*[.$I283]/[.$L283])-[.$Q283]); &quot;&quot;)">
            <text:p/>
          </table:table-cell>
          <table:table-cell/>
          <table:table-cell table:style-name="ce243" table:formula="of:=IFERROR(IF(ISBLANK([.Z283]); &quot;&quot;; IF([.$G283]=&quot;Long&quot;; ([.Z283]-[.$J283])*[.$I283]/[.$L283]; ([.$J283]-[.Z283])*[.$I283]/[.$L283])-[.$Q283]); &quot;&quot;)">
            <text:p/>
          </table:table-cell>
          <table:table-cell/>
          <table:table-cell table:style-name="ce243" table:formula="of:=IFERROR(IF(ISBLANK([.AB283]); &quot;&quot;; IF([.$G283]=&quot;Long&quot;; ([.AB283]-[.$J283])*[.$I283]/[.$L283]; ([.$J283]-[.AB283])*[.$I283]/[.$L283])-[.$Q283]); &quot;&quot;)">
            <text:p/>
          </table:table-cell>
          <table:table-cell table:number-columns-repeated="5"/>
          <table:table-cell table:formula="of:=IF([.B283]=&quot;&quot;; &quot;&quot;; WEEKDAY([.B283]; 2))">
            <text:p/>
          </table:table-cell>
          <table:table-cell table:number-columns-repeated="29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4]=&quot;Long&quot; ; [.J284]-[Overview.$C$4]/[.I284]  ;  IF([.G284]=&quot;Short&quot;; [.J284]+[Overview.$C$4]/[.I284]; &quot;&quot;) ); &quot;&quot;)">
            <text:p/>
          </table:table-cell>
          <table:table-cell table:formula="of:=IFERROR(ABS([.K284]-[.J284])*[.I284]; &quot;&quot;)">
            <text:p/>
          </table:table-cell>
          <table:table-cell table:formula="of:=IFERROR(  IF([.G284]=&quot;Long&quot;;  [.J284]+[Overview.$C$4]/[.I284]  *  [Overview.$C$6]  ;  IF([.G284]=&quot;Short&quot;   ;  [.J284]-[Overview.$C$4]/[.I284]  * [Overview.$C$6]  ; &quot;&quot;  )  )   ; &quot;&quot;)">
            <text:p/>
          </table:table-cell>
          <table:table-cell table:number-columns-repeated="3"/>
          <table:table-cell table:style-name="ce182" table:formula="of:=IFERROR([.R284]/[.L284]; &quot;&quot;)">
            <text:p/>
          </table:table-cell>
          <table:table-cell table:style-name="ce203" table:formula="of:=IFERROR(   IF( AND( [.G284]=&quot;Long&quot;;   [.N284]=[.I284])  ;  [.I284]*([.O284]-[.J284])  ;    IF(  AND(  [.G284]=&quot;Short&quot;  ;   [.N284]=[.I284]   )   ;   [.I284]*([.J284]-[.O284])   ;  &quot;&quot;)) ; &quot;&quot;)">
            <text:p/>
          </table:table-cell>
          <table:table-cell table:style-name="ce215" table:formula="of:=IF(ISNUMBER([.R284]); IF([.R284]&gt;=0; &quot;Win&quot;; &quot;Loss&quot;); &quot;&quot;)">
            <text:p/>
          </table:table-cell>
          <table:table-cell table:style-name="ce220" table:formula="of:=IF(ISNUMBER([.R284]); ROUND(([.P284]-[.H28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4]); &quot;&quot;; IF([.$G284]=&quot;Long&quot;; ([.X284]-[.$J284])*[.$I284]/[.$L284]; ([.$J284]-[.X284])*[.$I284]/[.$L284])-[.$Q284]); &quot;&quot;)">
            <text:p/>
          </table:table-cell>
          <table:table-cell/>
          <table:table-cell table:style-name="ce243" table:formula="of:=IFERROR(IF(ISBLANK([.Z284]); &quot;&quot;; IF([.$G284]=&quot;Long&quot;; ([.Z284]-[.$J284])*[.$I284]/[.$L284]; ([.$J284]-[.Z284])*[.$I284]/[.$L284])-[.$Q284]); &quot;&quot;)">
            <text:p/>
          </table:table-cell>
          <table:table-cell/>
          <table:table-cell table:style-name="ce243" table:formula="of:=IFERROR(IF(ISBLANK([.AB284]); &quot;&quot;; IF([.$G284]=&quot;Long&quot;; ([.AB284]-[.$J284])*[.$I284]/[.$L284]; ([.$J284]-[.AB284])*[.$I284]/[.$L284])-[.$Q284]); &quot;&quot;)">
            <text:p/>
          </table:table-cell>
          <table:table-cell table:number-columns-repeated="5"/>
          <table:table-cell table:formula="of:=IF([.B284]=&quot;&quot;; &quot;&quot;; WEEKDAY([.B284]; 2))">
            <text:p/>
          </table:table-cell>
          <table:table-cell table:number-columns-repeated="29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5]=&quot;Long&quot; ; [.J285]-[Overview.$C$4]/[.I285]  ;  IF([.G285]=&quot;Short&quot;; [.J285]+[Overview.$C$4]/[.I285]; &quot;&quot;) ); &quot;&quot;)">
            <text:p/>
          </table:table-cell>
          <table:table-cell table:formula="of:=IFERROR(ABS([.K285]-[.J285])*[.I285]; &quot;&quot;)">
            <text:p/>
          </table:table-cell>
          <table:table-cell table:formula="of:=IFERROR(  IF([.G285]=&quot;Long&quot;;  [.J285]+[Overview.$C$4]/[.I285]  *  [Overview.$C$6]  ;  IF([.G285]=&quot;Short&quot;   ;  [.J285]-[Overview.$C$4]/[.I285]  * [Overview.$C$6]  ; &quot;&quot;  )  )   ; &quot;&quot;)">
            <text:p/>
          </table:table-cell>
          <table:table-cell table:number-columns-repeated="3"/>
          <table:table-cell table:style-name="ce182" table:formula="of:=IFERROR([.R285]/[.L285]; &quot;&quot;)">
            <text:p/>
          </table:table-cell>
          <table:table-cell table:style-name="ce203" table:formula="of:=IFERROR(   IF( AND( [.G285]=&quot;Long&quot;;   [.N285]=[.I285])  ;  [.I285]*([.O285]-[.J285])  ;    IF(  AND(  [.G285]=&quot;Short&quot;  ;   [.N285]=[.I285]   )   ;   [.I285]*([.J285]-[.O285])   ;  &quot;&quot;)) ; &quot;&quot;)">
            <text:p/>
          </table:table-cell>
          <table:table-cell table:style-name="ce215" table:formula="of:=IF(ISNUMBER([.R285]); IF([.R285]&gt;=0; &quot;Win&quot;; &quot;Loss&quot;); &quot;&quot;)">
            <text:p/>
          </table:table-cell>
          <table:table-cell table:style-name="ce220" table:formula="of:=IF(ISNUMBER([.R285]); ROUND(([.P285]-[.H28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5]); &quot;&quot;; IF([.$G285]=&quot;Long&quot;; ([.X285]-[.$J285])*[.$I285]/[.$L285]; ([.$J285]-[.X285])*[.$I285]/[.$L285])-[.$Q285]); &quot;&quot;)">
            <text:p/>
          </table:table-cell>
          <table:table-cell/>
          <table:table-cell table:style-name="ce243" table:formula="of:=IFERROR(IF(ISBLANK([.Z285]); &quot;&quot;; IF([.$G285]=&quot;Long&quot;; ([.Z285]-[.$J285])*[.$I285]/[.$L285]; ([.$J285]-[.Z285])*[.$I285]/[.$L285])-[.$Q285]); &quot;&quot;)">
            <text:p/>
          </table:table-cell>
          <table:table-cell/>
          <table:table-cell table:style-name="ce243" table:formula="of:=IFERROR(IF(ISBLANK([.AB285]); &quot;&quot;; IF([.$G285]=&quot;Long&quot;; ([.AB285]-[.$J285])*[.$I285]/[.$L285]; ([.$J285]-[.AB285])*[.$I285]/[.$L285])-[.$Q285]); &quot;&quot;)">
            <text:p/>
          </table:table-cell>
          <table:table-cell table:number-columns-repeated="5"/>
          <table:table-cell table:formula="of:=IF([.B285]=&quot;&quot;; &quot;&quot;; WEEKDAY([.B285]; 2))">
            <text:p/>
          </table:table-cell>
          <table:table-cell table:number-columns-repeated="29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6]=&quot;Long&quot; ; [.J286]-[Overview.$C$4]/[.I286]  ;  IF([.G286]=&quot;Short&quot;; [.J286]+[Overview.$C$4]/[.I286]; &quot;&quot;) ); &quot;&quot;)">
            <text:p/>
          </table:table-cell>
          <table:table-cell table:formula="of:=IFERROR(ABS([.K286]-[.J286])*[.I286]; &quot;&quot;)">
            <text:p/>
          </table:table-cell>
          <table:table-cell table:formula="of:=IFERROR(  IF([.G286]=&quot;Long&quot;;  [.J286]+[Overview.$C$4]/[.I286]  *  [Overview.$C$6]  ;  IF([.G286]=&quot;Short&quot;   ;  [.J286]-[Overview.$C$4]/[.I286]  * [Overview.$C$6]  ; &quot;&quot;  )  )   ; &quot;&quot;)">
            <text:p/>
          </table:table-cell>
          <table:table-cell table:number-columns-repeated="3"/>
          <table:table-cell table:style-name="ce182" table:formula="of:=IFERROR([.R286]/[.L286]; &quot;&quot;)">
            <text:p/>
          </table:table-cell>
          <table:table-cell table:style-name="ce203" table:formula="of:=IFERROR(   IF( AND( [.G286]=&quot;Long&quot;;   [.N286]=[.I286])  ;  [.I286]*([.O286]-[.J286])  ;    IF(  AND(  [.G286]=&quot;Short&quot;  ;   [.N286]=[.I286]   )   ;   [.I286]*([.J286]-[.O286])   ;  &quot;&quot;)) ; &quot;&quot;)">
            <text:p/>
          </table:table-cell>
          <table:table-cell table:style-name="ce215" table:formula="of:=IF(ISNUMBER([.R286]); IF([.R286]&gt;=0; &quot;Win&quot;; &quot;Loss&quot;); &quot;&quot;)">
            <text:p/>
          </table:table-cell>
          <table:table-cell table:style-name="ce220" table:formula="of:=IF(ISNUMBER([.R286]); ROUND(([.P286]-[.H28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6]); &quot;&quot;; IF([.$G286]=&quot;Long&quot;; ([.X286]-[.$J286])*[.$I286]/[.$L286]; ([.$J286]-[.X286])*[.$I286]/[.$L286])-[.$Q286]); &quot;&quot;)">
            <text:p/>
          </table:table-cell>
          <table:table-cell/>
          <table:table-cell table:style-name="ce243" table:formula="of:=IFERROR(IF(ISBLANK([.Z286]); &quot;&quot;; IF([.$G286]=&quot;Long&quot;; ([.Z286]-[.$J286])*[.$I286]/[.$L286]; ([.$J286]-[.Z286])*[.$I286]/[.$L286])-[.$Q286]); &quot;&quot;)">
            <text:p/>
          </table:table-cell>
          <table:table-cell/>
          <table:table-cell table:style-name="ce243" table:formula="of:=IFERROR(IF(ISBLANK([.AB286]); &quot;&quot;; IF([.$G286]=&quot;Long&quot;; ([.AB286]-[.$J286])*[.$I286]/[.$L286]; ([.$J286]-[.AB286])*[.$I286]/[.$L286])-[.$Q286]); &quot;&quot;)">
            <text:p/>
          </table:table-cell>
          <table:table-cell table:number-columns-repeated="5"/>
          <table:table-cell table:formula="of:=IF([.B286]=&quot;&quot;; &quot;&quot;; WEEKDAY([.B286]; 2))">
            <text:p/>
          </table:table-cell>
          <table:table-cell table:number-columns-repeated="29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7]=&quot;Long&quot; ; [.J287]-[Overview.$C$4]/[.I287]  ;  IF([.G287]=&quot;Short&quot;; [.J287]+[Overview.$C$4]/[.I287]; &quot;&quot;) ); &quot;&quot;)">
            <text:p/>
          </table:table-cell>
          <table:table-cell table:formula="of:=IFERROR(ABS([.K287]-[.J287])*[.I287]; &quot;&quot;)">
            <text:p/>
          </table:table-cell>
          <table:table-cell table:formula="of:=IFERROR(  IF([.G287]=&quot;Long&quot;;  [.J287]+[Overview.$C$4]/[.I287]  *  [Overview.$C$6]  ;  IF([.G287]=&quot;Short&quot;   ;  [.J287]-[Overview.$C$4]/[.I287]  * [Overview.$C$6]  ; &quot;&quot;  )  )   ; &quot;&quot;)">
            <text:p/>
          </table:table-cell>
          <table:table-cell table:number-columns-repeated="3"/>
          <table:table-cell table:style-name="ce182" table:formula="of:=IFERROR([.R287]/[.L287]; &quot;&quot;)">
            <text:p/>
          </table:table-cell>
          <table:table-cell table:style-name="ce203" table:formula="of:=IFERROR(   IF( AND( [.G287]=&quot;Long&quot;;   [.N287]=[.I287])  ;  [.I287]*([.O287]-[.J287])  ;    IF(  AND(  [.G287]=&quot;Short&quot;  ;   [.N287]=[.I287]   )   ;   [.I287]*([.J287]-[.O287])   ;  &quot;&quot;)) ; &quot;&quot;)">
            <text:p/>
          </table:table-cell>
          <table:table-cell table:style-name="ce215" table:formula="of:=IF(ISNUMBER([.R287]); IF([.R287]&gt;=0; &quot;Win&quot;; &quot;Loss&quot;); &quot;&quot;)">
            <text:p/>
          </table:table-cell>
          <table:table-cell table:style-name="ce220" table:formula="of:=IF(ISNUMBER([.R287]); ROUND(([.P287]-[.H28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7]); &quot;&quot;; IF([.$G287]=&quot;Long&quot;; ([.X287]-[.$J287])*[.$I287]/[.$L287]; ([.$J287]-[.X287])*[.$I287]/[.$L287])-[.$Q287]); &quot;&quot;)">
            <text:p/>
          </table:table-cell>
          <table:table-cell/>
          <table:table-cell table:style-name="ce243" table:formula="of:=IFERROR(IF(ISBLANK([.Z287]); &quot;&quot;; IF([.$G287]=&quot;Long&quot;; ([.Z287]-[.$J287])*[.$I287]/[.$L287]; ([.$J287]-[.Z287])*[.$I287]/[.$L287])-[.$Q287]); &quot;&quot;)">
            <text:p/>
          </table:table-cell>
          <table:table-cell/>
          <table:table-cell table:style-name="ce243" table:formula="of:=IFERROR(IF(ISBLANK([.AB287]); &quot;&quot;; IF([.$G287]=&quot;Long&quot;; ([.AB287]-[.$J287])*[.$I287]/[.$L287]; ([.$J287]-[.AB287])*[.$I287]/[.$L287])-[.$Q287]); &quot;&quot;)">
            <text:p/>
          </table:table-cell>
          <table:table-cell table:number-columns-repeated="5"/>
          <table:table-cell table:formula="of:=IF([.B287]=&quot;&quot;; &quot;&quot;; WEEKDAY([.B287]; 2))">
            <text:p/>
          </table:table-cell>
          <table:table-cell table:number-columns-repeated="29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8]=&quot;Long&quot; ; [.J288]-[Overview.$C$4]/[.I288]  ;  IF([.G288]=&quot;Short&quot;; [.J288]+[Overview.$C$4]/[.I288]; &quot;&quot;) ); &quot;&quot;)">
            <text:p/>
          </table:table-cell>
          <table:table-cell table:formula="of:=IFERROR(ABS([.K288]-[.J288])*[.I288]; &quot;&quot;)">
            <text:p/>
          </table:table-cell>
          <table:table-cell table:formula="of:=IFERROR(  IF([.G288]=&quot;Long&quot;;  [.J288]+[Overview.$C$4]/[.I288]  *  [Overview.$C$6]  ;  IF([.G288]=&quot;Short&quot;   ;  [.J288]-[Overview.$C$4]/[.I288]  * [Overview.$C$6]  ; &quot;&quot;  )  )   ; &quot;&quot;)">
            <text:p/>
          </table:table-cell>
          <table:table-cell table:number-columns-repeated="3"/>
          <table:table-cell table:style-name="ce182" table:formula="of:=IFERROR([.R288]/[.L288]; &quot;&quot;)">
            <text:p/>
          </table:table-cell>
          <table:table-cell table:style-name="ce203" table:formula="of:=IFERROR(   IF( AND( [.G288]=&quot;Long&quot;;   [.N288]=[.I288])  ;  [.I288]*([.O288]-[.J288])  ;    IF(  AND(  [.G288]=&quot;Short&quot;  ;   [.N288]=[.I288]   )   ;   [.I288]*([.J288]-[.O288])   ;  &quot;&quot;)) ; &quot;&quot;)">
            <text:p/>
          </table:table-cell>
          <table:table-cell table:style-name="ce215" table:formula="of:=IF(ISNUMBER([.R288]); IF([.R288]&gt;=0; &quot;Win&quot;; &quot;Loss&quot;); &quot;&quot;)">
            <text:p/>
          </table:table-cell>
          <table:table-cell table:style-name="ce220" table:formula="of:=IF(ISNUMBER([.R288]); ROUND(([.P288]-[.H28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8]); &quot;&quot;; IF([.$G288]=&quot;Long&quot;; ([.X288]-[.$J288])*[.$I288]/[.$L288]; ([.$J288]-[.X288])*[.$I288]/[.$L288])-[.$Q288]); &quot;&quot;)">
            <text:p/>
          </table:table-cell>
          <table:table-cell/>
          <table:table-cell table:style-name="ce243" table:formula="of:=IFERROR(IF(ISBLANK([.Z288]); &quot;&quot;; IF([.$G288]=&quot;Long&quot;; ([.Z288]-[.$J288])*[.$I288]/[.$L288]; ([.$J288]-[.Z288])*[.$I288]/[.$L288])-[.$Q288]); &quot;&quot;)">
            <text:p/>
          </table:table-cell>
          <table:table-cell/>
          <table:table-cell table:style-name="ce243" table:formula="of:=IFERROR(IF(ISBLANK([.AB288]); &quot;&quot;; IF([.$G288]=&quot;Long&quot;; ([.AB288]-[.$J288])*[.$I288]/[.$L288]; ([.$J288]-[.AB288])*[.$I288]/[.$L288])-[.$Q288]); &quot;&quot;)">
            <text:p/>
          </table:table-cell>
          <table:table-cell table:number-columns-repeated="5"/>
          <table:table-cell table:formula="of:=IF([.B288]=&quot;&quot;; &quot;&quot;; WEEKDAY([.B288]; 2))">
            <text:p/>
          </table:table-cell>
          <table:table-cell table:number-columns-repeated="29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9]=&quot;Long&quot; ; [.J289]-[Overview.$C$4]/[.I289]  ;  IF([.G289]=&quot;Short&quot;; [.J289]+[Overview.$C$4]/[.I289]; &quot;&quot;) ); &quot;&quot;)">
            <text:p/>
          </table:table-cell>
          <table:table-cell table:formula="of:=IFERROR(ABS([.K289]-[.J289])*[.I289]; &quot;&quot;)">
            <text:p/>
          </table:table-cell>
          <table:table-cell table:formula="of:=IFERROR(  IF([.G289]=&quot;Long&quot;;  [.J289]+[Overview.$C$4]/[.I289]  *  [Overview.$C$6]  ;  IF([.G289]=&quot;Short&quot;   ;  [.J289]-[Overview.$C$4]/[.I289]  * [Overview.$C$6]  ; &quot;&quot;  )  )   ; &quot;&quot;)">
            <text:p/>
          </table:table-cell>
          <table:table-cell table:number-columns-repeated="3"/>
          <table:table-cell table:style-name="ce182" table:formula="of:=IFERROR([.R289]/[.L289]; &quot;&quot;)">
            <text:p/>
          </table:table-cell>
          <table:table-cell table:style-name="ce203" table:formula="of:=IFERROR(   IF( AND( [.G289]=&quot;Long&quot;;   [.N289]=[.I289])  ;  [.I289]*([.O289]-[.J289])  ;    IF(  AND(  [.G289]=&quot;Short&quot;  ;   [.N289]=[.I289]   )   ;   [.I289]*([.J289]-[.O289])   ;  &quot;&quot;)) ; &quot;&quot;)">
            <text:p/>
          </table:table-cell>
          <table:table-cell table:style-name="ce215" table:formula="of:=IF(ISNUMBER([.R289]); IF([.R289]&gt;=0; &quot;Win&quot;; &quot;Loss&quot;); &quot;&quot;)">
            <text:p/>
          </table:table-cell>
          <table:table-cell table:style-name="ce220" table:formula="of:=IF(ISNUMBER([.R289]); ROUND(([.P289]-[.H28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9]); &quot;&quot;; IF([.$G289]=&quot;Long&quot;; ([.X289]-[.$J289])*[.$I289]/[.$L289]; ([.$J289]-[.X289])*[.$I289]/[.$L289])-[.$Q289]); &quot;&quot;)">
            <text:p/>
          </table:table-cell>
          <table:table-cell/>
          <table:table-cell table:style-name="ce243" table:formula="of:=IFERROR(IF(ISBLANK([.Z289]); &quot;&quot;; IF([.$G289]=&quot;Long&quot;; ([.Z289]-[.$J289])*[.$I289]/[.$L289]; ([.$J289]-[.Z289])*[.$I289]/[.$L289])-[.$Q289]); &quot;&quot;)">
            <text:p/>
          </table:table-cell>
          <table:table-cell/>
          <table:table-cell table:style-name="ce243" table:formula="of:=IFERROR(IF(ISBLANK([.AB289]); &quot;&quot;; IF([.$G289]=&quot;Long&quot;; ([.AB289]-[.$J289])*[.$I289]/[.$L289]; ([.$J289]-[.AB289])*[.$I289]/[.$L289])-[.$Q289]); &quot;&quot;)">
            <text:p/>
          </table:table-cell>
          <table:table-cell table:number-columns-repeated="5"/>
          <table:table-cell table:formula="of:=IF([.B289]=&quot;&quot;; &quot;&quot;; WEEKDAY([.B289]; 2))">
            <text:p/>
          </table:table-cell>
          <table:table-cell table:number-columns-repeated="29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0]=&quot;Long&quot; ; [.J290]-[Overview.$C$4]/[.I290]  ;  IF([.G290]=&quot;Short&quot;; [.J290]+[Overview.$C$4]/[.I290]; &quot;&quot;) ); &quot;&quot;)">
            <text:p/>
          </table:table-cell>
          <table:table-cell table:formula="of:=IFERROR(ABS([.K290]-[.J290])*[.I290]; &quot;&quot;)">
            <text:p/>
          </table:table-cell>
          <table:table-cell table:formula="of:=IFERROR(  IF([.G290]=&quot;Long&quot;;  [.J290]+[Overview.$C$4]/[.I290]  *  [Overview.$C$6]  ;  IF([.G290]=&quot;Short&quot;   ;  [.J290]-[Overview.$C$4]/[.I290]  * [Overview.$C$6]  ; &quot;&quot;  )  )   ; &quot;&quot;)">
            <text:p/>
          </table:table-cell>
          <table:table-cell table:number-columns-repeated="3"/>
          <table:table-cell table:style-name="ce182" table:formula="of:=IFERROR([.R290]/[.L290]; &quot;&quot;)">
            <text:p/>
          </table:table-cell>
          <table:table-cell table:style-name="ce203" table:formula="of:=IFERROR(   IF( AND( [.G290]=&quot;Long&quot;;   [.N290]=[.I290])  ;  [.I290]*([.O290]-[.J290])  ;    IF(  AND(  [.G290]=&quot;Short&quot;  ;   [.N290]=[.I290]   )   ;   [.I290]*([.J290]-[.O290])   ;  &quot;&quot;)) ; &quot;&quot;)">
            <text:p/>
          </table:table-cell>
          <table:table-cell table:style-name="ce215" table:formula="of:=IF(ISNUMBER([.R290]); IF([.R290]&gt;=0; &quot;Win&quot;; &quot;Loss&quot;); &quot;&quot;)">
            <text:p/>
          </table:table-cell>
          <table:table-cell table:style-name="ce220" table:formula="of:=IF(ISNUMBER([.R290]); ROUND(([.P290]-[.H29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0]); &quot;&quot;; IF([.$G290]=&quot;Long&quot;; ([.X290]-[.$J290])*[.$I290]/[.$L290]; ([.$J290]-[.X290])*[.$I290]/[.$L290])-[.$Q290]); &quot;&quot;)">
            <text:p/>
          </table:table-cell>
          <table:table-cell/>
          <table:table-cell table:style-name="ce243" table:formula="of:=IFERROR(IF(ISBLANK([.Z290]); &quot;&quot;; IF([.$G290]=&quot;Long&quot;; ([.Z290]-[.$J290])*[.$I290]/[.$L290]; ([.$J290]-[.Z290])*[.$I290]/[.$L290])-[.$Q290]); &quot;&quot;)">
            <text:p/>
          </table:table-cell>
          <table:table-cell/>
          <table:table-cell table:style-name="ce243" table:formula="of:=IFERROR(IF(ISBLANK([.AB290]); &quot;&quot;; IF([.$G290]=&quot;Long&quot;; ([.AB290]-[.$J290])*[.$I290]/[.$L290]; ([.$J290]-[.AB290])*[.$I290]/[.$L290])-[.$Q290]); &quot;&quot;)">
            <text:p/>
          </table:table-cell>
          <table:table-cell table:number-columns-repeated="5"/>
          <table:table-cell table:formula="of:=IF([.B290]=&quot;&quot;; &quot;&quot;; WEEKDAY([.B290]; 2))">
            <text:p/>
          </table:table-cell>
          <table:table-cell table:number-columns-repeated="29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1]=&quot;Long&quot; ; [.J291]-[Overview.$C$4]/[.I291]  ;  IF([.G291]=&quot;Short&quot;; [.J291]+[Overview.$C$4]/[.I291]; &quot;&quot;) ); &quot;&quot;)">
            <text:p/>
          </table:table-cell>
          <table:table-cell table:formula="of:=IFERROR(ABS([.K291]-[.J291])*[.I291]; &quot;&quot;)">
            <text:p/>
          </table:table-cell>
          <table:table-cell table:formula="of:=IFERROR(  IF([.G291]=&quot;Long&quot;;  [.J291]+[Overview.$C$4]/[.I291]  *  [Overview.$C$6]  ;  IF([.G291]=&quot;Short&quot;   ;  [.J291]-[Overview.$C$4]/[.I291]  * [Overview.$C$6]  ; &quot;&quot;  )  )   ; &quot;&quot;)">
            <text:p/>
          </table:table-cell>
          <table:table-cell table:number-columns-repeated="3"/>
          <table:table-cell table:style-name="ce182" table:formula="of:=IFERROR([.R291]/[.L291]; &quot;&quot;)">
            <text:p/>
          </table:table-cell>
          <table:table-cell table:style-name="ce203" table:formula="of:=IFERROR(   IF( AND( [.G291]=&quot;Long&quot;;   [.N291]=[.I291])  ;  [.I291]*([.O291]-[.J291])  ;    IF(  AND(  [.G291]=&quot;Short&quot;  ;   [.N291]=[.I291]   )   ;   [.I291]*([.J291]-[.O291])   ;  &quot;&quot;)) ; &quot;&quot;)">
            <text:p/>
          </table:table-cell>
          <table:table-cell table:style-name="ce215" table:formula="of:=IF(ISNUMBER([.R291]); IF([.R291]&gt;=0; &quot;Win&quot;; &quot;Loss&quot;); &quot;&quot;)">
            <text:p/>
          </table:table-cell>
          <table:table-cell table:style-name="ce220" table:formula="of:=IF(ISNUMBER([.R291]); ROUND(([.P291]-[.H29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1]); &quot;&quot;; IF([.$G291]=&quot;Long&quot;; ([.X291]-[.$J291])*[.$I291]/[.$L291]; ([.$J291]-[.X291])*[.$I291]/[.$L291])-[.$Q291]); &quot;&quot;)">
            <text:p/>
          </table:table-cell>
          <table:table-cell/>
          <table:table-cell table:style-name="ce243" table:formula="of:=IFERROR(IF(ISBLANK([.Z291]); &quot;&quot;; IF([.$G291]=&quot;Long&quot;; ([.Z291]-[.$J291])*[.$I291]/[.$L291]; ([.$J291]-[.Z291])*[.$I291]/[.$L291])-[.$Q291]); &quot;&quot;)">
            <text:p/>
          </table:table-cell>
          <table:table-cell/>
          <table:table-cell table:style-name="ce243" table:formula="of:=IFERROR(IF(ISBLANK([.AB291]); &quot;&quot;; IF([.$G291]=&quot;Long&quot;; ([.AB291]-[.$J291])*[.$I291]/[.$L291]; ([.$J291]-[.AB291])*[.$I291]/[.$L291])-[.$Q291]); &quot;&quot;)">
            <text:p/>
          </table:table-cell>
          <table:table-cell table:number-columns-repeated="5"/>
          <table:table-cell table:formula="of:=IF([.B291]=&quot;&quot;; &quot;&quot;; WEEKDAY([.B291]; 2))">
            <text:p/>
          </table:table-cell>
          <table:table-cell table:number-columns-repeated="29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2]=&quot;Long&quot; ; [.J292]-[Overview.$C$4]/[.I292]  ;  IF([.G292]=&quot;Short&quot;; [.J292]+[Overview.$C$4]/[.I292]; &quot;&quot;) ); &quot;&quot;)">
            <text:p/>
          </table:table-cell>
          <table:table-cell table:formula="of:=IFERROR(ABS([.K292]-[.J292])*[.I292]; &quot;&quot;)">
            <text:p/>
          </table:table-cell>
          <table:table-cell table:formula="of:=IFERROR(  IF([.G292]=&quot;Long&quot;;  [.J292]+[Overview.$C$4]/[.I292]  *  [Overview.$C$6]  ;  IF([.G292]=&quot;Short&quot;   ;  [.J292]-[Overview.$C$4]/[.I292]  * [Overview.$C$6]  ; &quot;&quot;  )  )   ; &quot;&quot;)">
            <text:p/>
          </table:table-cell>
          <table:table-cell table:number-columns-repeated="3"/>
          <table:table-cell table:style-name="ce182" table:formula="of:=IFERROR([.R292]/[.L292]; &quot;&quot;)">
            <text:p/>
          </table:table-cell>
          <table:table-cell table:style-name="ce203" table:formula="of:=IFERROR(   IF( AND( [.G292]=&quot;Long&quot;;   [.N292]=[.I292])  ;  [.I292]*([.O292]-[.J292])  ;    IF(  AND(  [.G292]=&quot;Short&quot;  ;   [.N292]=[.I292]   )   ;   [.I292]*([.J292]-[.O292])   ;  &quot;&quot;)) ; &quot;&quot;)">
            <text:p/>
          </table:table-cell>
          <table:table-cell table:style-name="ce215" table:formula="of:=IF(ISNUMBER([.R292]); IF([.R292]&gt;=0; &quot;Win&quot;; &quot;Loss&quot;); &quot;&quot;)">
            <text:p/>
          </table:table-cell>
          <table:table-cell table:style-name="ce220" table:formula="of:=IF(ISNUMBER([.R292]); ROUND(([.P292]-[.H29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2]); &quot;&quot;; IF([.$G292]=&quot;Long&quot;; ([.X292]-[.$J292])*[.$I292]/[.$L292]; ([.$J292]-[.X292])*[.$I292]/[.$L292])-[.$Q292]); &quot;&quot;)">
            <text:p/>
          </table:table-cell>
          <table:table-cell/>
          <table:table-cell table:style-name="ce243" table:formula="of:=IFERROR(IF(ISBLANK([.Z292]); &quot;&quot;; IF([.$G292]=&quot;Long&quot;; ([.Z292]-[.$J292])*[.$I292]/[.$L292]; ([.$J292]-[.Z292])*[.$I292]/[.$L292])-[.$Q292]); &quot;&quot;)">
            <text:p/>
          </table:table-cell>
          <table:table-cell/>
          <table:table-cell table:style-name="ce243" table:formula="of:=IFERROR(IF(ISBLANK([.AB292]); &quot;&quot;; IF([.$G292]=&quot;Long&quot;; ([.AB292]-[.$J292])*[.$I292]/[.$L292]; ([.$J292]-[.AB292])*[.$I292]/[.$L292])-[.$Q292]); &quot;&quot;)">
            <text:p/>
          </table:table-cell>
          <table:table-cell table:number-columns-repeated="5"/>
          <table:table-cell table:formula="of:=IF([.B292]=&quot;&quot;; &quot;&quot;; WEEKDAY([.B292]; 2))">
            <text:p/>
          </table:table-cell>
          <table:table-cell table:number-columns-repeated="29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3]=&quot;Long&quot; ; [.J293]-[Overview.$C$4]/[.I293]  ;  IF([.G293]=&quot;Short&quot;; [.J293]+[Overview.$C$4]/[.I293]; &quot;&quot;) ); &quot;&quot;)">
            <text:p/>
          </table:table-cell>
          <table:table-cell table:formula="of:=IFERROR(ABS([.K293]-[.J293])*[.I293]; &quot;&quot;)">
            <text:p/>
          </table:table-cell>
          <table:table-cell table:formula="of:=IFERROR(  IF([.G293]=&quot;Long&quot;;  [.J293]+[Overview.$C$4]/[.I293]  *  [Overview.$C$6]  ;  IF([.G293]=&quot;Short&quot;   ;  [.J293]-[Overview.$C$4]/[.I293]  * [Overview.$C$6]  ; &quot;&quot;  )  )   ; &quot;&quot;)">
            <text:p/>
          </table:table-cell>
          <table:table-cell table:number-columns-repeated="3"/>
          <table:table-cell table:style-name="ce182" table:formula="of:=IFERROR([.R293]/[.L293]; &quot;&quot;)">
            <text:p/>
          </table:table-cell>
          <table:table-cell table:style-name="ce203" table:formula="of:=IFERROR(   IF( AND( [.G293]=&quot;Long&quot;;   [.N293]=[.I293])  ;  [.I293]*([.O293]-[.J293])  ;    IF(  AND(  [.G293]=&quot;Short&quot;  ;   [.N293]=[.I293]   )   ;   [.I293]*([.J293]-[.O293])   ;  &quot;&quot;)) ; &quot;&quot;)">
            <text:p/>
          </table:table-cell>
          <table:table-cell table:style-name="ce215" table:formula="of:=IF(ISNUMBER([.R293]); IF([.R293]&gt;=0; &quot;Win&quot;; &quot;Loss&quot;); &quot;&quot;)">
            <text:p/>
          </table:table-cell>
          <table:table-cell table:style-name="ce220" table:formula="of:=IF(ISNUMBER([.R293]); ROUND(([.P293]-[.H29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3]); &quot;&quot;; IF([.$G293]=&quot;Long&quot;; ([.X293]-[.$J293])*[.$I293]/[.$L293]; ([.$J293]-[.X293])*[.$I293]/[.$L293])-[.$Q293]); &quot;&quot;)">
            <text:p/>
          </table:table-cell>
          <table:table-cell/>
          <table:table-cell table:style-name="ce243" table:formula="of:=IFERROR(IF(ISBLANK([.Z293]); &quot;&quot;; IF([.$G293]=&quot;Long&quot;; ([.Z293]-[.$J293])*[.$I293]/[.$L293]; ([.$J293]-[.Z293])*[.$I293]/[.$L293])-[.$Q293]); &quot;&quot;)">
            <text:p/>
          </table:table-cell>
          <table:table-cell/>
          <table:table-cell table:style-name="ce243" table:formula="of:=IFERROR(IF(ISBLANK([.AB293]); &quot;&quot;; IF([.$G293]=&quot;Long&quot;; ([.AB293]-[.$J293])*[.$I293]/[.$L293]; ([.$J293]-[.AB293])*[.$I293]/[.$L293])-[.$Q293]); &quot;&quot;)">
            <text:p/>
          </table:table-cell>
          <table:table-cell table:number-columns-repeated="5"/>
          <table:table-cell table:formula="of:=IF([.B293]=&quot;&quot;; &quot;&quot;; WEEKDAY([.B293]; 2))">
            <text:p/>
          </table:table-cell>
          <table:table-cell table:number-columns-repeated="29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4]=&quot;Long&quot; ; [.J294]-[Overview.$C$4]/[.I294]  ;  IF([.G294]=&quot;Short&quot;; [.J294]+[Overview.$C$4]/[.I294]; &quot;&quot;) ); &quot;&quot;)">
            <text:p/>
          </table:table-cell>
          <table:table-cell table:formula="of:=IFERROR(ABS([.K294]-[.J294])*[.I294]; &quot;&quot;)">
            <text:p/>
          </table:table-cell>
          <table:table-cell table:formula="of:=IFERROR(  IF([.G294]=&quot;Long&quot;;  [.J294]+[Overview.$C$4]/[.I294]  *  [Overview.$C$6]  ;  IF([.G294]=&quot;Short&quot;   ;  [.J294]-[Overview.$C$4]/[.I294]  * [Overview.$C$6]  ; &quot;&quot;  )  )   ; &quot;&quot;)">
            <text:p/>
          </table:table-cell>
          <table:table-cell table:number-columns-repeated="3"/>
          <table:table-cell table:style-name="ce182" table:formula="of:=IFERROR([.R294]/[.L294]; &quot;&quot;)">
            <text:p/>
          </table:table-cell>
          <table:table-cell table:style-name="ce203" table:formula="of:=IFERROR(   IF( AND( [.G294]=&quot;Long&quot;;   [.N294]=[.I294])  ;  [.I294]*([.O294]-[.J294])  ;    IF(  AND(  [.G294]=&quot;Short&quot;  ;   [.N294]=[.I294]   )   ;   [.I294]*([.J294]-[.O294])   ;  &quot;&quot;)) ; &quot;&quot;)">
            <text:p/>
          </table:table-cell>
          <table:table-cell table:style-name="ce215" table:formula="of:=IF(ISNUMBER([.R294]); IF([.R294]&gt;=0; &quot;Win&quot;; &quot;Loss&quot;); &quot;&quot;)">
            <text:p/>
          </table:table-cell>
          <table:table-cell table:style-name="ce220" table:formula="of:=IF(ISNUMBER([.R294]); ROUND(([.P294]-[.H29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4]); &quot;&quot;; IF([.$G294]=&quot;Long&quot;; ([.X294]-[.$J294])*[.$I294]/[.$L294]; ([.$J294]-[.X294])*[.$I294]/[.$L294])-[.$Q294]); &quot;&quot;)">
            <text:p/>
          </table:table-cell>
          <table:table-cell/>
          <table:table-cell table:style-name="ce243" table:formula="of:=IFERROR(IF(ISBLANK([.Z294]); &quot;&quot;; IF([.$G294]=&quot;Long&quot;; ([.Z294]-[.$J294])*[.$I294]/[.$L294]; ([.$J294]-[.Z294])*[.$I294]/[.$L294])-[.$Q294]); &quot;&quot;)">
            <text:p/>
          </table:table-cell>
          <table:table-cell/>
          <table:table-cell table:style-name="ce243" table:formula="of:=IFERROR(IF(ISBLANK([.AB294]); &quot;&quot;; IF([.$G294]=&quot;Long&quot;; ([.AB294]-[.$J294])*[.$I294]/[.$L294]; ([.$J294]-[.AB294])*[.$I294]/[.$L294])-[.$Q294]); &quot;&quot;)">
            <text:p/>
          </table:table-cell>
          <table:table-cell table:number-columns-repeated="5"/>
          <table:table-cell table:formula="of:=IF([.B294]=&quot;&quot;; &quot;&quot;; WEEKDAY([.B294]; 2))">
            <text:p/>
          </table:table-cell>
          <table:table-cell table:number-columns-repeated="29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5]=&quot;Long&quot; ; [.J295]-[Overview.$C$4]/[.I295]  ;  IF([.G295]=&quot;Short&quot;; [.J295]+[Overview.$C$4]/[.I295]; &quot;&quot;) ); &quot;&quot;)">
            <text:p/>
          </table:table-cell>
          <table:table-cell table:formula="of:=IFERROR(ABS([.K295]-[.J295])*[.I295]; &quot;&quot;)">
            <text:p/>
          </table:table-cell>
          <table:table-cell table:formula="of:=IFERROR(  IF([.G295]=&quot;Long&quot;;  [.J295]+[Overview.$C$4]/[.I295]  *  [Overview.$C$6]  ;  IF([.G295]=&quot;Short&quot;   ;  [.J295]-[Overview.$C$4]/[.I295]  * [Overview.$C$6]  ; &quot;&quot;  )  )   ; &quot;&quot;)">
            <text:p/>
          </table:table-cell>
          <table:table-cell table:number-columns-repeated="3"/>
          <table:table-cell table:style-name="ce182" table:formula="of:=IFERROR([.R295]/[.L295]; &quot;&quot;)">
            <text:p/>
          </table:table-cell>
          <table:table-cell table:style-name="ce203" table:formula="of:=IFERROR(   IF( AND( [.G295]=&quot;Long&quot;;   [.N295]=[.I295])  ;  [.I295]*([.O295]-[.J295])  ;    IF(  AND(  [.G295]=&quot;Short&quot;  ;   [.N295]=[.I295]   )   ;   [.I295]*([.J295]-[.O295])   ;  &quot;&quot;)) ; &quot;&quot;)">
            <text:p/>
          </table:table-cell>
          <table:table-cell table:style-name="ce215" table:formula="of:=IF(ISNUMBER([.R295]); IF([.R295]&gt;=0; &quot;Win&quot;; &quot;Loss&quot;); &quot;&quot;)">
            <text:p/>
          </table:table-cell>
          <table:table-cell table:style-name="ce220" table:formula="of:=IF(ISNUMBER([.R295]); ROUND(([.P295]-[.H29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5]); &quot;&quot;; IF([.$G295]=&quot;Long&quot;; ([.X295]-[.$J295])*[.$I295]/[.$L295]; ([.$J295]-[.X295])*[.$I295]/[.$L295])-[.$Q295]); &quot;&quot;)">
            <text:p/>
          </table:table-cell>
          <table:table-cell/>
          <table:table-cell table:style-name="ce243" table:formula="of:=IFERROR(IF(ISBLANK([.Z295]); &quot;&quot;; IF([.$G295]=&quot;Long&quot;; ([.Z295]-[.$J295])*[.$I295]/[.$L295]; ([.$J295]-[.Z295])*[.$I295]/[.$L295])-[.$Q295]); &quot;&quot;)">
            <text:p/>
          </table:table-cell>
          <table:table-cell/>
          <table:table-cell table:style-name="ce243" table:formula="of:=IFERROR(IF(ISBLANK([.AB295]); &quot;&quot;; IF([.$G295]=&quot;Long&quot;; ([.AB295]-[.$J295])*[.$I295]/[.$L295]; ([.$J295]-[.AB295])*[.$I295]/[.$L295])-[.$Q295]); &quot;&quot;)">
            <text:p/>
          </table:table-cell>
          <table:table-cell table:number-columns-repeated="5"/>
          <table:table-cell table:formula="of:=IF([.B295]=&quot;&quot;; &quot;&quot;; WEEKDAY([.B295]; 2))">
            <text:p/>
          </table:table-cell>
          <table:table-cell table:number-columns-repeated="29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6]=&quot;Long&quot; ; [.J296]-[Overview.$C$4]/[.I296]  ;  IF([.G296]=&quot;Short&quot;; [.J296]+[Overview.$C$4]/[.I296]; &quot;&quot;) ); &quot;&quot;)">
            <text:p/>
          </table:table-cell>
          <table:table-cell table:formula="of:=IFERROR(ABS([.K296]-[.J296])*[.I296]; &quot;&quot;)">
            <text:p/>
          </table:table-cell>
          <table:table-cell table:formula="of:=IFERROR(  IF([.G296]=&quot;Long&quot;;  [.J296]+[Overview.$C$4]/[.I296]  *  [Overview.$C$6]  ;  IF([.G296]=&quot;Short&quot;   ;  [.J296]-[Overview.$C$4]/[.I296]  * [Overview.$C$6]  ; &quot;&quot;  )  )   ; &quot;&quot;)">
            <text:p/>
          </table:table-cell>
          <table:table-cell table:number-columns-repeated="3"/>
          <table:table-cell table:style-name="ce182" table:formula="of:=IFERROR([.R296]/[.L296]; &quot;&quot;)">
            <text:p/>
          </table:table-cell>
          <table:table-cell table:style-name="ce203" table:formula="of:=IFERROR(   IF( AND( [.G296]=&quot;Long&quot;;   [.N296]=[.I296])  ;  [.I296]*([.O296]-[.J296])  ;    IF(  AND(  [.G296]=&quot;Short&quot;  ;   [.N296]=[.I296]   )   ;   [.I296]*([.J296]-[.O296])   ;  &quot;&quot;)) ; &quot;&quot;)">
            <text:p/>
          </table:table-cell>
          <table:table-cell table:style-name="ce215" table:formula="of:=IF(ISNUMBER([.R296]); IF([.R296]&gt;=0; &quot;Win&quot;; &quot;Loss&quot;); &quot;&quot;)">
            <text:p/>
          </table:table-cell>
          <table:table-cell table:style-name="ce220" table:formula="of:=IF(ISNUMBER([.R296]); ROUND(([.P296]-[.H29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6]); &quot;&quot;; IF([.$G296]=&quot;Long&quot;; ([.X296]-[.$J296])*[.$I296]/[.$L296]; ([.$J296]-[.X296])*[.$I296]/[.$L296])-[.$Q296]); &quot;&quot;)">
            <text:p/>
          </table:table-cell>
          <table:table-cell/>
          <table:table-cell table:style-name="ce243" table:formula="of:=IFERROR(IF(ISBLANK([.Z296]); &quot;&quot;; IF([.$G296]=&quot;Long&quot;; ([.Z296]-[.$J296])*[.$I296]/[.$L296]; ([.$J296]-[.Z296])*[.$I296]/[.$L296])-[.$Q296]); &quot;&quot;)">
            <text:p/>
          </table:table-cell>
          <table:table-cell/>
          <table:table-cell table:style-name="ce243" table:formula="of:=IFERROR(IF(ISBLANK([.AB296]); &quot;&quot;; IF([.$G296]=&quot;Long&quot;; ([.AB296]-[.$J296])*[.$I296]/[.$L296]; ([.$J296]-[.AB296])*[.$I296]/[.$L296])-[.$Q296]); &quot;&quot;)">
            <text:p/>
          </table:table-cell>
          <table:table-cell table:number-columns-repeated="5"/>
          <table:table-cell table:formula="of:=IF([.B296]=&quot;&quot;; &quot;&quot;; WEEKDAY([.B296]; 2))">
            <text:p/>
          </table:table-cell>
          <table:table-cell table:number-columns-repeated="29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7]=&quot;Long&quot; ; [.J297]-[Overview.$C$4]/[.I297]  ;  IF([.G297]=&quot;Short&quot;; [.J297]+[Overview.$C$4]/[.I297]; &quot;&quot;) ); &quot;&quot;)">
            <text:p/>
          </table:table-cell>
          <table:table-cell table:formula="of:=IFERROR(ABS([.K297]-[.J297])*[.I297]; &quot;&quot;)">
            <text:p/>
          </table:table-cell>
          <table:table-cell table:formula="of:=IFERROR(  IF([.G297]=&quot;Long&quot;;  [.J297]+[Overview.$C$4]/[.I297]  *  [Overview.$C$6]  ;  IF([.G297]=&quot;Short&quot;   ;  [.J297]-[Overview.$C$4]/[.I297]  * [Overview.$C$6]  ; &quot;&quot;  )  )   ; &quot;&quot;)">
            <text:p/>
          </table:table-cell>
          <table:table-cell table:number-columns-repeated="3"/>
          <table:table-cell table:style-name="ce182" table:formula="of:=IFERROR([.R297]/[.L297]; &quot;&quot;)">
            <text:p/>
          </table:table-cell>
          <table:table-cell table:style-name="ce203" table:formula="of:=IFERROR(   IF( AND( [.G297]=&quot;Long&quot;;   [.N297]=[.I297])  ;  [.I297]*([.O297]-[.J297])  ;    IF(  AND(  [.G297]=&quot;Short&quot;  ;   [.N297]=[.I297]   )   ;   [.I297]*([.J297]-[.O297])   ;  &quot;&quot;)) ; &quot;&quot;)">
            <text:p/>
          </table:table-cell>
          <table:table-cell table:style-name="ce215" table:formula="of:=IF(ISNUMBER([.R297]); IF([.R297]&gt;=0; &quot;Win&quot;; &quot;Loss&quot;); &quot;&quot;)">
            <text:p/>
          </table:table-cell>
          <table:table-cell table:style-name="ce220" table:formula="of:=IF(ISNUMBER([.R297]); ROUND(([.P297]-[.H29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7]); &quot;&quot;; IF([.$G297]=&quot;Long&quot;; ([.X297]-[.$J297])*[.$I297]/[.$L297]; ([.$J297]-[.X297])*[.$I297]/[.$L297])-[.$Q297]); &quot;&quot;)">
            <text:p/>
          </table:table-cell>
          <table:table-cell/>
          <table:table-cell table:style-name="ce243" table:formula="of:=IFERROR(IF(ISBLANK([.Z297]); &quot;&quot;; IF([.$G297]=&quot;Long&quot;; ([.Z297]-[.$J297])*[.$I297]/[.$L297]; ([.$J297]-[.Z297])*[.$I297]/[.$L297])-[.$Q297]); &quot;&quot;)">
            <text:p/>
          </table:table-cell>
          <table:table-cell/>
          <table:table-cell table:style-name="ce243" table:formula="of:=IFERROR(IF(ISBLANK([.AB297]); &quot;&quot;; IF([.$G297]=&quot;Long&quot;; ([.AB297]-[.$J297])*[.$I297]/[.$L297]; ([.$J297]-[.AB297])*[.$I297]/[.$L297])-[.$Q297]); &quot;&quot;)">
            <text:p/>
          </table:table-cell>
          <table:table-cell table:number-columns-repeated="5"/>
          <table:table-cell table:formula="of:=IF([.B297]=&quot;&quot;; &quot;&quot;; WEEKDAY([.B297]; 2))">
            <text:p/>
          </table:table-cell>
          <table:table-cell table:number-columns-repeated="29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8]=&quot;Long&quot; ; [.J298]-[Overview.$C$4]/[.I298]  ;  IF([.G298]=&quot;Short&quot;; [.J298]+[Overview.$C$4]/[.I298]; &quot;&quot;) ); &quot;&quot;)">
            <text:p/>
          </table:table-cell>
          <table:table-cell table:formula="of:=IFERROR(ABS([.K298]-[.J298])*[.I298]; &quot;&quot;)">
            <text:p/>
          </table:table-cell>
          <table:table-cell table:formula="of:=IFERROR(  IF([.G298]=&quot;Long&quot;;  [.J298]+[Overview.$C$4]/[.I298]  *  [Overview.$C$6]  ;  IF([.G298]=&quot;Short&quot;   ;  [.J298]-[Overview.$C$4]/[.I298]  * [Overview.$C$6]  ; &quot;&quot;  )  )   ; &quot;&quot;)">
            <text:p/>
          </table:table-cell>
          <table:table-cell table:number-columns-repeated="3"/>
          <table:table-cell table:style-name="ce182" table:formula="of:=IFERROR([.R298]/[.L298]; &quot;&quot;)">
            <text:p/>
          </table:table-cell>
          <table:table-cell table:style-name="ce203" table:formula="of:=IFERROR(   IF( AND( [.G298]=&quot;Long&quot;;   [.N298]=[.I298])  ;  [.I298]*([.O298]-[.J298])  ;    IF(  AND(  [.G298]=&quot;Short&quot;  ;   [.N298]=[.I298]   )   ;   [.I298]*([.J298]-[.O298])   ;  &quot;&quot;)) ; &quot;&quot;)">
            <text:p/>
          </table:table-cell>
          <table:table-cell table:style-name="ce215" table:formula="of:=IF(ISNUMBER([.R298]); IF([.R298]&gt;=0; &quot;Win&quot;; &quot;Loss&quot;); &quot;&quot;)">
            <text:p/>
          </table:table-cell>
          <table:table-cell table:style-name="ce220" table:formula="of:=IF(ISNUMBER([.R298]); ROUND(([.P298]-[.H29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8]); &quot;&quot;; IF([.$G298]=&quot;Long&quot;; ([.X298]-[.$J298])*[.$I298]/[.$L298]; ([.$J298]-[.X298])*[.$I298]/[.$L298])-[.$Q298]); &quot;&quot;)">
            <text:p/>
          </table:table-cell>
          <table:table-cell/>
          <table:table-cell table:style-name="ce243" table:formula="of:=IFERROR(IF(ISBLANK([.Z298]); &quot;&quot;; IF([.$G298]=&quot;Long&quot;; ([.Z298]-[.$J298])*[.$I298]/[.$L298]; ([.$J298]-[.Z298])*[.$I298]/[.$L298])-[.$Q298]); &quot;&quot;)">
            <text:p/>
          </table:table-cell>
          <table:table-cell/>
          <table:table-cell table:style-name="ce243" table:formula="of:=IFERROR(IF(ISBLANK([.AB298]); &quot;&quot;; IF([.$G298]=&quot;Long&quot;; ([.AB298]-[.$J298])*[.$I298]/[.$L298]; ([.$J298]-[.AB298])*[.$I298]/[.$L298])-[.$Q298]); &quot;&quot;)">
            <text:p/>
          </table:table-cell>
          <table:table-cell table:number-columns-repeated="5"/>
          <table:table-cell table:formula="of:=IF([.B298]=&quot;&quot;; &quot;&quot;; WEEKDAY([.B298]; 2))">
            <text:p/>
          </table:table-cell>
          <table:table-cell table:number-columns-repeated="29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9]=&quot;Long&quot; ; [.J299]-[Overview.$C$4]/[.I299]  ;  IF([.G299]=&quot;Short&quot;; [.J299]+[Overview.$C$4]/[.I299]; &quot;&quot;) ); &quot;&quot;)">
            <text:p/>
          </table:table-cell>
          <table:table-cell table:formula="of:=IFERROR(ABS([.K299]-[.J299])*[.I299]; &quot;&quot;)">
            <text:p/>
          </table:table-cell>
          <table:table-cell table:formula="of:=IFERROR(  IF([.G299]=&quot;Long&quot;;  [.J299]+[Overview.$C$4]/[.I299]  *  [Overview.$C$6]  ;  IF([.G299]=&quot;Short&quot;   ;  [.J299]-[Overview.$C$4]/[.I299]  * [Overview.$C$6]  ; &quot;&quot;  )  )   ; &quot;&quot;)">
            <text:p/>
          </table:table-cell>
          <table:table-cell table:number-columns-repeated="3"/>
          <table:table-cell table:style-name="ce182" table:formula="of:=IFERROR([.R299]/[.L299]; &quot;&quot;)">
            <text:p/>
          </table:table-cell>
          <table:table-cell table:style-name="ce203" table:formula="of:=IFERROR(   IF( AND( [.G299]=&quot;Long&quot;;   [.N299]=[.I299])  ;  [.I299]*([.O299]-[.J299])  ;    IF(  AND(  [.G299]=&quot;Short&quot;  ;   [.N299]=[.I299]   )   ;   [.I299]*([.J299]-[.O299])   ;  &quot;&quot;)) ; &quot;&quot;)">
            <text:p/>
          </table:table-cell>
          <table:table-cell table:style-name="ce215" table:formula="of:=IF(ISNUMBER([.R299]); IF([.R299]&gt;=0; &quot;Win&quot;; &quot;Loss&quot;); &quot;&quot;)">
            <text:p/>
          </table:table-cell>
          <table:table-cell table:style-name="ce220" table:formula="of:=IF(ISNUMBER([.R299]); ROUND(([.P299]-[.H29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9]); &quot;&quot;; IF([.$G299]=&quot;Long&quot;; ([.X299]-[.$J299])*[.$I299]/[.$L299]; ([.$J299]-[.X299])*[.$I299]/[.$L299])-[.$Q299]); &quot;&quot;)">
            <text:p/>
          </table:table-cell>
          <table:table-cell/>
          <table:table-cell table:style-name="ce243" table:formula="of:=IFERROR(IF(ISBLANK([.Z299]); &quot;&quot;; IF([.$G299]=&quot;Long&quot;; ([.Z299]-[.$J299])*[.$I299]/[.$L299]; ([.$J299]-[.Z299])*[.$I299]/[.$L299])-[.$Q299]); &quot;&quot;)">
            <text:p/>
          </table:table-cell>
          <table:table-cell/>
          <table:table-cell table:style-name="ce243" table:formula="of:=IFERROR(IF(ISBLANK([.AB299]); &quot;&quot;; IF([.$G299]=&quot;Long&quot;; ([.AB299]-[.$J299])*[.$I299]/[.$L299]; ([.$J299]-[.AB299])*[.$I299]/[.$L299])-[.$Q299]); &quot;&quot;)">
            <text:p/>
          </table:table-cell>
          <table:table-cell table:number-columns-repeated="5"/>
          <table:table-cell table:formula="of:=IF([.B299]=&quot;&quot;; &quot;&quot;; WEEKDAY([.B299]; 2))">
            <text:p/>
          </table:table-cell>
          <table:table-cell table:number-columns-repeated="29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0]=&quot;Long&quot; ; [.J300]-[Overview.$C$4]/[.I300]  ;  IF([.G300]=&quot;Short&quot;; [.J300]+[Overview.$C$4]/[.I300]; &quot;&quot;) ); &quot;&quot;)">
            <text:p/>
          </table:table-cell>
          <table:table-cell table:formula="of:=IFERROR(ABS([.K300]-[.J300])*[.I300]; &quot;&quot;)">
            <text:p/>
          </table:table-cell>
          <table:table-cell table:formula="of:=IFERROR(  IF([.G300]=&quot;Long&quot;;  [.J300]+[Overview.$C$4]/[.I300]  *  [Overview.$C$6]  ;  IF([.G300]=&quot;Short&quot;   ;  [.J300]-[Overview.$C$4]/[.I300]  * [Overview.$C$6]  ; &quot;&quot;  )  )   ; &quot;&quot;)">
            <text:p/>
          </table:table-cell>
          <table:table-cell table:number-columns-repeated="3"/>
          <table:table-cell table:style-name="ce182" table:formula="of:=IFERROR([.R300]/[.L300]; &quot;&quot;)">
            <text:p/>
          </table:table-cell>
          <table:table-cell table:style-name="ce203" table:formula="of:=IFERROR(   IF( AND( [.G300]=&quot;Long&quot;;   [.N300]=[.I300])  ;  [.I300]*([.O300]-[.J300])  ;    IF(  AND(  [.G300]=&quot;Short&quot;  ;   [.N300]=[.I300]   )   ;   [.I300]*([.J300]-[.O300])   ;  &quot;&quot;)) ; &quot;&quot;)">
            <text:p/>
          </table:table-cell>
          <table:table-cell table:style-name="ce215" table:formula="of:=IF(ISNUMBER([.R300]); IF([.R300]&gt;=0; &quot;Win&quot;; &quot;Loss&quot;); &quot;&quot;)">
            <text:p/>
          </table:table-cell>
          <table:table-cell table:style-name="ce220" table:formula="of:=IF(ISNUMBER([.R300]); ROUND(([.P300]-[.H30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0]); &quot;&quot;; IF([.$G300]=&quot;Long&quot;; ([.X300]-[.$J300])*[.$I300]/[.$L300]; ([.$J300]-[.X300])*[.$I300]/[.$L300])-[.$Q300]); &quot;&quot;)">
            <text:p/>
          </table:table-cell>
          <table:table-cell/>
          <table:table-cell table:style-name="ce243" table:formula="of:=IFERROR(IF(ISBLANK([.Z300]); &quot;&quot;; IF([.$G300]=&quot;Long&quot;; ([.Z300]-[.$J300])*[.$I300]/[.$L300]; ([.$J300]-[.Z300])*[.$I300]/[.$L300])-[.$Q300]); &quot;&quot;)">
            <text:p/>
          </table:table-cell>
          <table:table-cell/>
          <table:table-cell table:style-name="ce243" table:formula="of:=IFERROR(IF(ISBLANK([.AB300]); &quot;&quot;; IF([.$G300]=&quot;Long&quot;; ([.AB300]-[.$J300])*[.$I300]/[.$L300]; ([.$J300]-[.AB300])*[.$I300]/[.$L300])-[.$Q300]); &quot;&quot;)">
            <text:p/>
          </table:table-cell>
          <table:table-cell table:number-columns-repeated="5"/>
          <table:table-cell table:formula="of:=IF([.B300]=&quot;&quot;; &quot;&quot;; WEEKDAY([.B300]; 2))">
            <text:p/>
          </table:table-cell>
          <table:table-cell table:number-columns-repeated="29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1]=&quot;Long&quot; ; [.J301]-[Overview.$C$4]/[.I301]  ;  IF([.G301]=&quot;Short&quot;; [.J301]+[Overview.$C$4]/[.I301]; &quot;&quot;) ); &quot;&quot;)">
            <text:p/>
          </table:table-cell>
          <table:table-cell table:formula="of:=IFERROR(ABS([.K301]-[.J301])*[.I301]; &quot;&quot;)">
            <text:p/>
          </table:table-cell>
          <table:table-cell table:formula="of:=IFERROR(  IF([.G301]=&quot;Long&quot;;  [.J301]+[Overview.$C$4]/[.I301]  *  [Overview.$C$6]  ;  IF([.G301]=&quot;Short&quot;   ;  [.J301]-[Overview.$C$4]/[.I301]  * [Overview.$C$6]  ; &quot;&quot;  )  )   ; &quot;&quot;)">
            <text:p/>
          </table:table-cell>
          <table:table-cell table:number-columns-repeated="3"/>
          <table:table-cell table:style-name="ce182" table:formula="of:=IFERROR([.R301]/[.L301]; &quot;&quot;)">
            <text:p/>
          </table:table-cell>
          <table:table-cell table:style-name="ce203" table:formula="of:=IFERROR(   IF( AND( [.G301]=&quot;Long&quot;;   [.N301]=[.I301])  ;  [.I301]*([.O301]-[.J301])  ;    IF(  AND(  [.G301]=&quot;Short&quot;  ;   [.N301]=[.I301]   )   ;   [.I301]*([.J301]-[.O301])   ;  &quot;&quot;)) ; &quot;&quot;)">
            <text:p/>
          </table:table-cell>
          <table:table-cell table:style-name="ce215" table:formula="of:=IF(ISNUMBER([.R301]); IF([.R301]&gt;=0; &quot;Win&quot;; &quot;Loss&quot;); &quot;&quot;)">
            <text:p/>
          </table:table-cell>
          <table:table-cell table:style-name="ce220" table:formula="of:=IF(ISNUMBER([.R301]); ROUND(([.P301]-[.H30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1]); &quot;&quot;; IF([.$G301]=&quot;Long&quot;; ([.X301]-[.$J301])*[.$I301]/[.$L301]; ([.$J301]-[.X301])*[.$I301]/[.$L301])-[.$Q301]); &quot;&quot;)">
            <text:p/>
          </table:table-cell>
          <table:table-cell/>
          <table:table-cell table:style-name="ce243" table:formula="of:=IFERROR(IF(ISBLANK([.Z301]); &quot;&quot;; IF([.$G301]=&quot;Long&quot;; ([.Z301]-[.$J301])*[.$I301]/[.$L301]; ([.$J301]-[.Z301])*[.$I301]/[.$L301])-[.$Q301]); &quot;&quot;)">
            <text:p/>
          </table:table-cell>
          <table:table-cell/>
          <table:table-cell table:style-name="ce243" table:formula="of:=IFERROR(IF(ISBLANK([.AB301]); &quot;&quot;; IF([.$G301]=&quot;Long&quot;; ([.AB301]-[.$J301])*[.$I301]/[.$L301]; ([.$J301]-[.AB301])*[.$I301]/[.$L301])-[.$Q301]); &quot;&quot;)">
            <text:p/>
          </table:table-cell>
          <table:table-cell table:number-columns-repeated="5"/>
          <table:table-cell table:formula="of:=IF([.B301]=&quot;&quot;; &quot;&quot;; WEEKDAY([.B301]; 2))">
            <text:p/>
          </table:table-cell>
          <table:table-cell table:number-columns-repeated="29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2]=&quot;Long&quot; ; [.J302]-[Overview.$C$4]/[.I302]  ;  IF([.G302]=&quot;Short&quot;; [.J302]+[Overview.$C$4]/[.I302]; &quot;&quot;) ); &quot;&quot;)">
            <text:p/>
          </table:table-cell>
          <table:table-cell table:formula="of:=IFERROR(ABS([.K302]-[.J302])*[.I302]; &quot;&quot;)">
            <text:p/>
          </table:table-cell>
          <table:table-cell table:formula="of:=IFERROR(  IF([.G302]=&quot;Long&quot;;  [.J302]+[Overview.$C$4]/[.I302]  *  [Overview.$C$6]  ;  IF([.G302]=&quot;Short&quot;   ;  [.J302]-[Overview.$C$4]/[.I302]  * [Overview.$C$6]  ; &quot;&quot;  )  )   ; &quot;&quot;)">
            <text:p/>
          </table:table-cell>
          <table:table-cell table:number-columns-repeated="3"/>
          <table:table-cell table:style-name="ce182" table:formula="of:=IFERROR([.R302]/[.L302]; &quot;&quot;)">
            <text:p/>
          </table:table-cell>
          <table:table-cell table:style-name="ce203" table:formula="of:=IFERROR(   IF( AND( [.G302]=&quot;Long&quot;;   [.N302]=[.I302])  ;  [.I302]*([.O302]-[.J302])  ;    IF(  AND(  [.G302]=&quot;Short&quot;  ;   [.N302]=[.I302]   )   ;   [.I302]*([.J302]-[.O302])   ;  &quot;&quot;)) ; &quot;&quot;)">
            <text:p/>
          </table:table-cell>
          <table:table-cell table:style-name="ce215" table:formula="of:=IF(ISNUMBER([.R302]); IF([.R302]&gt;=0; &quot;Win&quot;; &quot;Loss&quot;); &quot;&quot;)">
            <text:p/>
          </table:table-cell>
          <table:table-cell table:style-name="ce220" table:formula="of:=IF(ISNUMBER([.R302]); ROUND(([.P302]-[.H30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2]); &quot;&quot;; IF([.$G302]=&quot;Long&quot;; ([.X302]-[.$J302])*[.$I302]/[.$L302]; ([.$J302]-[.X302])*[.$I302]/[.$L302])-[.$Q302]); &quot;&quot;)">
            <text:p/>
          </table:table-cell>
          <table:table-cell/>
          <table:table-cell table:style-name="ce243" table:formula="of:=IFERROR(IF(ISBLANK([.Z302]); &quot;&quot;; IF([.$G302]=&quot;Long&quot;; ([.Z302]-[.$J302])*[.$I302]/[.$L302]; ([.$J302]-[.Z302])*[.$I302]/[.$L302])-[.$Q302]); &quot;&quot;)">
            <text:p/>
          </table:table-cell>
          <table:table-cell/>
          <table:table-cell table:style-name="ce243" table:formula="of:=IFERROR(IF(ISBLANK([.AB302]); &quot;&quot;; IF([.$G302]=&quot;Long&quot;; ([.AB302]-[.$J302])*[.$I302]/[.$L302]; ([.$J302]-[.AB302])*[.$I302]/[.$L302])-[.$Q302]); &quot;&quot;)">
            <text:p/>
          </table:table-cell>
          <table:table-cell table:number-columns-repeated="5"/>
          <table:table-cell table:formula="of:=IF([.B302]=&quot;&quot;; &quot;&quot;; WEEKDAY([.B302]; 2))">
            <text:p/>
          </table:table-cell>
          <table:table-cell table:number-columns-repeated="29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3]=&quot;Long&quot; ; [.J303]-[Overview.$C$4]/[.I303]  ;  IF([.G303]=&quot;Short&quot;; [.J303]+[Overview.$C$4]/[.I303]; &quot;&quot;) ); &quot;&quot;)">
            <text:p/>
          </table:table-cell>
          <table:table-cell table:formula="of:=IFERROR(ABS([.K303]-[.J303])*[.I303]; &quot;&quot;)">
            <text:p/>
          </table:table-cell>
          <table:table-cell table:formula="of:=IFERROR(  IF([.G303]=&quot;Long&quot;;  [.J303]+[Overview.$C$4]/[.I303]  *  [Overview.$C$6]  ;  IF([.G303]=&quot;Short&quot;   ;  [.J303]-[Overview.$C$4]/[.I303]  * [Overview.$C$6]  ; &quot;&quot;  )  )   ; &quot;&quot;)">
            <text:p/>
          </table:table-cell>
          <table:table-cell table:number-columns-repeated="3"/>
          <table:table-cell table:style-name="ce182" table:formula="of:=IFERROR([.R303]/[.L303]; &quot;&quot;)">
            <text:p/>
          </table:table-cell>
          <table:table-cell table:style-name="ce203" table:formula="of:=IFERROR(   IF( AND( [.G303]=&quot;Long&quot;;   [.N303]=[.I303])  ;  [.I303]*([.O303]-[.J303])  ;    IF(  AND(  [.G303]=&quot;Short&quot;  ;   [.N303]=[.I303]   )   ;   [.I303]*([.J303]-[.O303])   ;  &quot;&quot;)) ; &quot;&quot;)">
            <text:p/>
          </table:table-cell>
          <table:table-cell table:style-name="ce215" table:formula="of:=IF(ISNUMBER([.R303]); IF([.R303]&gt;=0; &quot;Win&quot;; &quot;Loss&quot;); &quot;&quot;)">
            <text:p/>
          </table:table-cell>
          <table:table-cell table:style-name="ce220" table:formula="of:=IF(ISNUMBER([.R303]); ROUND(([.P303]-[.H30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3]); &quot;&quot;; IF([.$G303]=&quot;Long&quot;; ([.X303]-[.$J303])*[.$I303]/[.$L303]; ([.$J303]-[.X303])*[.$I303]/[.$L303])-[.$Q303]); &quot;&quot;)">
            <text:p/>
          </table:table-cell>
          <table:table-cell/>
          <table:table-cell table:style-name="ce243" table:formula="of:=IFERROR(IF(ISBLANK([.Z303]); &quot;&quot;; IF([.$G303]=&quot;Long&quot;; ([.Z303]-[.$J303])*[.$I303]/[.$L303]; ([.$J303]-[.Z303])*[.$I303]/[.$L303])-[.$Q303]); &quot;&quot;)">
            <text:p/>
          </table:table-cell>
          <table:table-cell/>
          <table:table-cell table:style-name="ce243" table:formula="of:=IFERROR(IF(ISBLANK([.AB303]); &quot;&quot;; IF([.$G303]=&quot;Long&quot;; ([.AB303]-[.$J303])*[.$I303]/[.$L303]; ([.$J303]-[.AB303])*[.$I303]/[.$L303])-[.$Q303]); &quot;&quot;)">
            <text:p/>
          </table:table-cell>
          <table:table-cell table:number-columns-repeated="5"/>
          <table:table-cell table:formula="of:=IF([.B303]=&quot;&quot;; &quot;&quot;; WEEKDAY([.B303]; 2))">
            <text:p/>
          </table:table-cell>
          <table:table-cell table:number-columns-repeated="29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4]=&quot;Long&quot; ; [.J304]-[Overview.$C$4]/[.I304]  ;  IF([.G304]=&quot;Short&quot;; [.J304]+[Overview.$C$4]/[.I304]; &quot;&quot;) ); &quot;&quot;)">
            <text:p/>
          </table:table-cell>
          <table:table-cell table:formula="of:=IFERROR(ABS([.K304]-[.J304])*[.I304]; &quot;&quot;)">
            <text:p/>
          </table:table-cell>
          <table:table-cell table:formula="of:=IFERROR(  IF([.G304]=&quot;Long&quot;;  [.J304]+[Overview.$C$4]/[.I304]  *  [Overview.$C$6]  ;  IF([.G304]=&quot;Short&quot;   ;  [.J304]-[Overview.$C$4]/[.I304]  * [Overview.$C$6]  ; &quot;&quot;  )  )   ; &quot;&quot;)">
            <text:p/>
          </table:table-cell>
          <table:table-cell table:number-columns-repeated="3"/>
          <table:table-cell table:style-name="ce182" table:formula="of:=IFERROR([.R304]/[.L304]; &quot;&quot;)">
            <text:p/>
          </table:table-cell>
          <table:table-cell table:style-name="ce203" table:formula="of:=IFERROR(   IF( AND( [.G304]=&quot;Long&quot;;   [.N304]=[.I304])  ;  [.I304]*([.O304]-[.J304])  ;    IF(  AND(  [.G304]=&quot;Short&quot;  ;   [.N304]=[.I304]   )   ;   [.I304]*([.J304]-[.O304])   ;  &quot;&quot;)) ; &quot;&quot;)">
            <text:p/>
          </table:table-cell>
          <table:table-cell table:style-name="ce215" table:formula="of:=IF(ISNUMBER([.R304]); IF([.R304]&gt;=0; &quot;Win&quot;; &quot;Loss&quot;); &quot;&quot;)">
            <text:p/>
          </table:table-cell>
          <table:table-cell table:style-name="ce220" table:formula="of:=IF(ISNUMBER([.R304]); ROUND(([.P304]-[.H30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4]); &quot;&quot;; IF([.$G304]=&quot;Long&quot;; ([.X304]-[.$J304])*[.$I304]/[.$L304]; ([.$J304]-[.X304])*[.$I304]/[.$L304])-[.$Q304]); &quot;&quot;)">
            <text:p/>
          </table:table-cell>
          <table:table-cell/>
          <table:table-cell table:style-name="ce243" table:formula="of:=IFERROR(IF(ISBLANK([.Z304]); &quot;&quot;; IF([.$G304]=&quot;Long&quot;; ([.Z304]-[.$J304])*[.$I304]/[.$L304]; ([.$J304]-[.Z304])*[.$I304]/[.$L304])-[.$Q304]); &quot;&quot;)">
            <text:p/>
          </table:table-cell>
          <table:table-cell/>
          <table:table-cell table:style-name="ce243" table:formula="of:=IFERROR(IF(ISBLANK([.AB304]); &quot;&quot;; IF([.$G304]=&quot;Long&quot;; ([.AB304]-[.$J304])*[.$I304]/[.$L304]; ([.$J304]-[.AB304])*[.$I304]/[.$L304])-[.$Q304]); &quot;&quot;)">
            <text:p/>
          </table:table-cell>
          <table:table-cell table:number-columns-repeated="5"/>
          <table:table-cell table:formula="of:=IF([.B304]=&quot;&quot;; &quot;&quot;; WEEKDAY([.B304]; 2))">
            <text:p/>
          </table:table-cell>
          <table:table-cell table:number-columns-repeated="29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5]=&quot;Long&quot; ; [.J305]-[Overview.$C$4]/[.I305]  ;  IF([.G305]=&quot;Short&quot;; [.J305]+[Overview.$C$4]/[.I305]; &quot;&quot;) ); &quot;&quot;)">
            <text:p/>
          </table:table-cell>
          <table:table-cell table:formula="of:=IFERROR(ABS([.K305]-[.J305])*[.I305]; &quot;&quot;)">
            <text:p/>
          </table:table-cell>
          <table:table-cell table:formula="of:=IFERROR(  IF([.G305]=&quot;Long&quot;;  [.J305]+[Overview.$C$4]/[.I305]  *  [Overview.$C$6]  ;  IF([.G305]=&quot;Short&quot;   ;  [.J305]-[Overview.$C$4]/[.I305]  * [Overview.$C$6]  ; &quot;&quot;  )  )   ; &quot;&quot;)">
            <text:p/>
          </table:table-cell>
          <table:table-cell table:number-columns-repeated="3"/>
          <table:table-cell table:style-name="ce182" table:formula="of:=IFERROR([.R305]/[.L305]; &quot;&quot;)">
            <text:p/>
          </table:table-cell>
          <table:table-cell table:style-name="ce203" table:formula="of:=IFERROR(   IF( AND( [.G305]=&quot;Long&quot;;   [.N305]=[.I305])  ;  [.I305]*([.O305]-[.J305])  ;    IF(  AND(  [.G305]=&quot;Short&quot;  ;   [.N305]=[.I305]   )   ;   [.I305]*([.J305]-[.O305])   ;  &quot;&quot;)) ; &quot;&quot;)">
            <text:p/>
          </table:table-cell>
          <table:table-cell table:style-name="ce215" table:formula="of:=IF(ISNUMBER([.R305]); IF([.R305]&gt;=0; &quot;Win&quot;; &quot;Loss&quot;); &quot;&quot;)">
            <text:p/>
          </table:table-cell>
          <table:table-cell table:style-name="ce220" table:formula="of:=IF(ISNUMBER([.R305]); ROUND(([.P305]-[.H30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5]); &quot;&quot;; IF([.$G305]=&quot;Long&quot;; ([.X305]-[.$J305])*[.$I305]/[.$L305]; ([.$J305]-[.X305])*[.$I305]/[.$L305])-[.$Q305]); &quot;&quot;)">
            <text:p/>
          </table:table-cell>
          <table:table-cell/>
          <table:table-cell table:style-name="ce243" table:formula="of:=IFERROR(IF(ISBLANK([.Z305]); &quot;&quot;; IF([.$G305]=&quot;Long&quot;; ([.Z305]-[.$J305])*[.$I305]/[.$L305]; ([.$J305]-[.Z305])*[.$I305]/[.$L305])-[.$Q305]); &quot;&quot;)">
            <text:p/>
          </table:table-cell>
          <table:table-cell/>
          <table:table-cell table:style-name="ce243" table:formula="of:=IFERROR(IF(ISBLANK([.AB305]); &quot;&quot;; IF([.$G305]=&quot;Long&quot;; ([.AB305]-[.$J305])*[.$I305]/[.$L305]; ([.$J305]-[.AB305])*[.$I305]/[.$L305])-[.$Q305]); &quot;&quot;)">
            <text:p/>
          </table:table-cell>
          <table:table-cell table:number-columns-repeated="5"/>
          <table:table-cell table:formula="of:=IF([.B305]=&quot;&quot;; &quot;&quot;; WEEKDAY([.B305]; 2))">
            <text:p/>
          </table:table-cell>
          <table:table-cell table:number-columns-repeated="29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6]=&quot;Long&quot; ; [.J306]-[Overview.$C$4]/[.I306]  ;  IF([.G306]=&quot;Short&quot;; [.J306]+[Overview.$C$4]/[.I306]; &quot;&quot;) ); &quot;&quot;)">
            <text:p/>
          </table:table-cell>
          <table:table-cell table:formula="of:=IFERROR(ABS([.K306]-[.J306])*[.I306]; &quot;&quot;)">
            <text:p/>
          </table:table-cell>
          <table:table-cell table:formula="of:=IFERROR(  IF([.G306]=&quot;Long&quot;;  [.J306]+[Overview.$C$4]/[.I306]  *  [Overview.$C$6]  ;  IF([.G306]=&quot;Short&quot;   ;  [.J306]-[Overview.$C$4]/[.I306]  * [Overview.$C$6]  ; &quot;&quot;  )  )   ; &quot;&quot;)">
            <text:p/>
          </table:table-cell>
          <table:table-cell table:number-columns-repeated="3"/>
          <table:table-cell table:style-name="ce182" table:formula="of:=IFERROR([.R306]/[.L306]; &quot;&quot;)">
            <text:p/>
          </table:table-cell>
          <table:table-cell table:style-name="ce203" table:formula="of:=IFERROR(   IF( AND( [.G306]=&quot;Long&quot;;   [.N306]=[.I306])  ;  [.I306]*([.O306]-[.J306])  ;    IF(  AND(  [.G306]=&quot;Short&quot;  ;   [.N306]=[.I306]   )   ;   [.I306]*([.J306]-[.O306])   ;  &quot;&quot;)) ; &quot;&quot;)">
            <text:p/>
          </table:table-cell>
          <table:table-cell table:style-name="ce215" table:formula="of:=IF(ISNUMBER([.R306]); IF([.R306]&gt;=0; &quot;Win&quot;; &quot;Loss&quot;); &quot;&quot;)">
            <text:p/>
          </table:table-cell>
          <table:table-cell table:style-name="ce220" table:formula="of:=IF(ISNUMBER([.R306]); ROUND(([.P306]-[.H30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6]); &quot;&quot;; IF([.$G306]=&quot;Long&quot;; ([.X306]-[.$J306])*[.$I306]/[.$L306]; ([.$J306]-[.X306])*[.$I306]/[.$L306])-[.$Q306]); &quot;&quot;)">
            <text:p/>
          </table:table-cell>
          <table:table-cell/>
          <table:table-cell table:style-name="ce243" table:formula="of:=IFERROR(IF(ISBLANK([.Z306]); &quot;&quot;; IF([.$G306]=&quot;Long&quot;; ([.Z306]-[.$J306])*[.$I306]/[.$L306]; ([.$J306]-[.Z306])*[.$I306]/[.$L306])-[.$Q306]); &quot;&quot;)">
            <text:p/>
          </table:table-cell>
          <table:table-cell/>
          <table:table-cell table:style-name="ce243" table:formula="of:=IFERROR(IF(ISBLANK([.AB306]); &quot;&quot;; IF([.$G306]=&quot;Long&quot;; ([.AB306]-[.$J306])*[.$I306]/[.$L306]; ([.$J306]-[.AB306])*[.$I306]/[.$L306])-[.$Q306]); &quot;&quot;)">
            <text:p/>
          </table:table-cell>
          <table:table-cell table:number-columns-repeated="5"/>
          <table:table-cell table:formula="of:=IF([.B306]=&quot;&quot;; &quot;&quot;; WEEKDAY([.B306]; 2))">
            <text:p/>
          </table:table-cell>
          <table:table-cell table:number-columns-repeated="29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7]=&quot;Long&quot; ; [.J307]-[Overview.$C$4]/[.I307]  ;  IF([.G307]=&quot;Short&quot;; [.J307]+[Overview.$C$4]/[.I307]; &quot;&quot;) ); &quot;&quot;)">
            <text:p/>
          </table:table-cell>
          <table:table-cell table:formula="of:=IFERROR(ABS([.K307]-[.J307])*[.I307]; &quot;&quot;)">
            <text:p/>
          </table:table-cell>
          <table:table-cell table:formula="of:=IFERROR(  IF([.G307]=&quot;Long&quot;;  [.J307]+[Overview.$C$4]/[.I307]  *  [Overview.$C$6]  ;  IF([.G307]=&quot;Short&quot;   ;  [.J307]-[Overview.$C$4]/[.I307]  * [Overview.$C$6]  ; &quot;&quot;  )  )   ; &quot;&quot;)">
            <text:p/>
          </table:table-cell>
          <table:table-cell table:number-columns-repeated="3"/>
          <table:table-cell table:style-name="ce182" table:formula="of:=IFERROR([.R307]/[.L307]; &quot;&quot;)">
            <text:p/>
          </table:table-cell>
          <table:table-cell table:style-name="ce203" table:formula="of:=IFERROR(   IF( AND( [.G307]=&quot;Long&quot;;   [.N307]=[.I307])  ;  [.I307]*([.O307]-[.J307])  ;    IF(  AND(  [.G307]=&quot;Short&quot;  ;   [.N307]=[.I307]   )   ;   [.I307]*([.J307]-[.O307])   ;  &quot;&quot;)) ; &quot;&quot;)">
            <text:p/>
          </table:table-cell>
          <table:table-cell table:style-name="ce215" table:formula="of:=IF(ISNUMBER([.R307]); IF([.R307]&gt;=0; &quot;Win&quot;; &quot;Loss&quot;); &quot;&quot;)">
            <text:p/>
          </table:table-cell>
          <table:table-cell table:style-name="ce220" table:formula="of:=IF(ISNUMBER([.R307]); ROUND(([.P307]-[.H30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7]); &quot;&quot;; IF([.$G307]=&quot;Long&quot;; ([.X307]-[.$J307])*[.$I307]/[.$L307]; ([.$J307]-[.X307])*[.$I307]/[.$L307])-[.$Q307]); &quot;&quot;)">
            <text:p/>
          </table:table-cell>
          <table:table-cell/>
          <table:table-cell table:style-name="ce243" table:formula="of:=IFERROR(IF(ISBLANK([.Z307]); &quot;&quot;; IF([.$G307]=&quot;Long&quot;; ([.Z307]-[.$J307])*[.$I307]/[.$L307]; ([.$J307]-[.Z307])*[.$I307]/[.$L307])-[.$Q307]); &quot;&quot;)">
            <text:p/>
          </table:table-cell>
          <table:table-cell/>
          <table:table-cell table:style-name="ce243" table:formula="of:=IFERROR(IF(ISBLANK([.AB307]); &quot;&quot;; IF([.$G307]=&quot;Long&quot;; ([.AB307]-[.$J307])*[.$I307]/[.$L307]; ([.$J307]-[.AB307])*[.$I307]/[.$L307])-[.$Q307]); &quot;&quot;)">
            <text:p/>
          </table:table-cell>
          <table:table-cell table:number-columns-repeated="5"/>
          <table:table-cell table:formula="of:=IF([.B307]=&quot;&quot;; &quot;&quot;; WEEKDAY([.B307]; 2))">
            <text:p/>
          </table:table-cell>
          <table:table-cell table:number-columns-repeated="29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8]=&quot;Long&quot; ; [.J308]-[Overview.$C$4]/[.I308]  ;  IF([.G308]=&quot;Short&quot;; [.J308]+[Overview.$C$4]/[.I308]; &quot;&quot;) ); &quot;&quot;)">
            <text:p/>
          </table:table-cell>
          <table:table-cell table:formula="of:=IFERROR(ABS([.K308]-[.J308])*[.I308]; &quot;&quot;)">
            <text:p/>
          </table:table-cell>
          <table:table-cell table:formula="of:=IFERROR(  IF([.G308]=&quot;Long&quot;;  [.J308]+[Overview.$C$4]/[.I308]  *  [Overview.$C$6]  ;  IF([.G308]=&quot;Short&quot;   ;  [.J308]-[Overview.$C$4]/[.I308]  * [Overview.$C$6]  ; &quot;&quot;  )  )   ; &quot;&quot;)">
            <text:p/>
          </table:table-cell>
          <table:table-cell table:number-columns-repeated="3"/>
          <table:table-cell table:style-name="ce182" table:formula="of:=IFERROR([.R308]/[.L308]; &quot;&quot;)">
            <text:p/>
          </table:table-cell>
          <table:table-cell table:style-name="ce203" table:formula="of:=IFERROR(   IF( AND( [.G308]=&quot;Long&quot;;   [.N308]=[.I308])  ;  [.I308]*([.O308]-[.J308])  ;    IF(  AND(  [.G308]=&quot;Short&quot;  ;   [.N308]=[.I308]   )   ;   [.I308]*([.J308]-[.O308])   ;  &quot;&quot;)) ; &quot;&quot;)">
            <text:p/>
          </table:table-cell>
          <table:table-cell table:style-name="ce215" table:formula="of:=IF(ISNUMBER([.R308]); IF([.R308]&gt;=0; &quot;Win&quot;; &quot;Loss&quot;); &quot;&quot;)">
            <text:p/>
          </table:table-cell>
          <table:table-cell table:style-name="ce220" table:formula="of:=IF(ISNUMBER([.R308]); ROUND(([.P308]-[.H30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8]); &quot;&quot;; IF([.$G308]=&quot;Long&quot;; ([.X308]-[.$J308])*[.$I308]/[.$L308]; ([.$J308]-[.X308])*[.$I308]/[.$L308])-[.$Q308]); &quot;&quot;)">
            <text:p/>
          </table:table-cell>
          <table:table-cell/>
          <table:table-cell table:style-name="ce243" table:formula="of:=IFERROR(IF(ISBLANK([.Z308]); &quot;&quot;; IF([.$G308]=&quot;Long&quot;; ([.Z308]-[.$J308])*[.$I308]/[.$L308]; ([.$J308]-[.Z308])*[.$I308]/[.$L308])-[.$Q308]); &quot;&quot;)">
            <text:p/>
          </table:table-cell>
          <table:table-cell/>
          <table:table-cell table:style-name="ce243" table:formula="of:=IFERROR(IF(ISBLANK([.AB308]); &quot;&quot;; IF([.$G308]=&quot;Long&quot;; ([.AB308]-[.$J308])*[.$I308]/[.$L308]; ([.$J308]-[.AB308])*[.$I308]/[.$L308])-[.$Q308]); &quot;&quot;)">
            <text:p/>
          </table:table-cell>
          <table:table-cell table:number-columns-repeated="5"/>
          <table:table-cell table:formula="of:=IF([.B308]=&quot;&quot;; &quot;&quot;; WEEKDAY([.B308]; 2))">
            <text:p/>
          </table:table-cell>
          <table:table-cell table:number-columns-repeated="29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9]=&quot;Long&quot; ; [.J309]-[Overview.$C$4]/[.I309]  ;  IF([.G309]=&quot;Short&quot;; [.J309]+[Overview.$C$4]/[.I309]; &quot;&quot;) ); &quot;&quot;)">
            <text:p/>
          </table:table-cell>
          <table:table-cell table:formula="of:=IFERROR(ABS([.K309]-[.J309])*[.I309]; &quot;&quot;)">
            <text:p/>
          </table:table-cell>
          <table:table-cell table:formula="of:=IFERROR(  IF([.G309]=&quot;Long&quot;;  [.J309]+[Overview.$C$4]/[.I309]  *  [Overview.$C$6]  ;  IF([.G309]=&quot;Short&quot;   ;  [.J309]-[Overview.$C$4]/[.I309]  * [Overview.$C$6]  ; &quot;&quot;  )  )   ; &quot;&quot;)">
            <text:p/>
          </table:table-cell>
          <table:table-cell table:number-columns-repeated="3"/>
          <table:table-cell table:style-name="ce182" table:formula="of:=IFERROR([.R309]/[.L309]; &quot;&quot;)">
            <text:p/>
          </table:table-cell>
          <table:table-cell table:style-name="ce203" table:formula="of:=IFERROR(   IF( AND( [.G309]=&quot;Long&quot;;   [.N309]=[.I309])  ;  [.I309]*([.O309]-[.J309])  ;    IF(  AND(  [.G309]=&quot;Short&quot;  ;   [.N309]=[.I309]   )   ;   [.I309]*([.J309]-[.O309])   ;  &quot;&quot;)) ; &quot;&quot;)">
            <text:p/>
          </table:table-cell>
          <table:table-cell table:style-name="ce215" table:formula="of:=IF(ISNUMBER([.R309]); IF([.R309]&gt;=0; &quot;Win&quot;; &quot;Loss&quot;); &quot;&quot;)">
            <text:p/>
          </table:table-cell>
          <table:table-cell table:style-name="ce220" table:formula="of:=IF(ISNUMBER([.R309]); ROUND(([.P309]-[.H30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9]); &quot;&quot;; IF([.$G309]=&quot;Long&quot;; ([.X309]-[.$J309])*[.$I309]/[.$L309]; ([.$J309]-[.X309])*[.$I309]/[.$L309])-[.$Q309]); &quot;&quot;)">
            <text:p/>
          </table:table-cell>
          <table:table-cell/>
          <table:table-cell table:style-name="ce243" table:formula="of:=IFERROR(IF(ISBLANK([.Z309]); &quot;&quot;; IF([.$G309]=&quot;Long&quot;; ([.Z309]-[.$J309])*[.$I309]/[.$L309]; ([.$J309]-[.Z309])*[.$I309]/[.$L309])-[.$Q309]); &quot;&quot;)">
            <text:p/>
          </table:table-cell>
          <table:table-cell/>
          <table:table-cell table:style-name="ce243" table:formula="of:=IFERROR(IF(ISBLANK([.AB309]); &quot;&quot;; IF([.$G309]=&quot;Long&quot;; ([.AB309]-[.$J309])*[.$I309]/[.$L309]; ([.$J309]-[.AB309])*[.$I309]/[.$L309])-[.$Q309]); &quot;&quot;)">
            <text:p/>
          </table:table-cell>
          <table:table-cell table:number-columns-repeated="5"/>
          <table:table-cell table:formula="of:=IF([.B309]=&quot;&quot;; &quot;&quot;; WEEKDAY([.B309]; 2))">
            <text:p/>
          </table:table-cell>
          <table:table-cell table:number-columns-repeated="29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0]=&quot;Long&quot; ; [.J310]-[Overview.$C$4]/[.I310]  ;  IF([.G310]=&quot;Short&quot;; [.J310]+[Overview.$C$4]/[.I310]; &quot;&quot;) ); &quot;&quot;)">
            <text:p/>
          </table:table-cell>
          <table:table-cell table:formula="of:=IFERROR(ABS([.K310]-[.J310])*[.I310]; &quot;&quot;)">
            <text:p/>
          </table:table-cell>
          <table:table-cell table:formula="of:=IFERROR(  IF([.G310]=&quot;Long&quot;;  [.J310]+[Overview.$C$4]/[.I310]  *  [Overview.$C$6]  ;  IF([.G310]=&quot;Short&quot;   ;  [.J310]-[Overview.$C$4]/[.I310]  * [Overview.$C$6]  ; &quot;&quot;  )  )   ; &quot;&quot;)">
            <text:p/>
          </table:table-cell>
          <table:table-cell table:number-columns-repeated="3"/>
          <table:table-cell table:style-name="ce182" table:formula="of:=IFERROR([.R310]/[.L310]; &quot;&quot;)">
            <text:p/>
          </table:table-cell>
          <table:table-cell table:style-name="ce203" table:formula="of:=IFERROR(   IF( AND( [.G310]=&quot;Long&quot;;   [.N310]=[.I310])  ;  [.I310]*([.O310]-[.J310])  ;    IF(  AND(  [.G310]=&quot;Short&quot;  ;   [.N310]=[.I310]   )   ;   [.I310]*([.J310]-[.O310])   ;  &quot;&quot;)) ; &quot;&quot;)">
            <text:p/>
          </table:table-cell>
          <table:table-cell table:style-name="ce215" table:formula="of:=IF(ISNUMBER([.R310]); IF([.R310]&gt;=0; &quot;Win&quot;; &quot;Loss&quot;); &quot;&quot;)">
            <text:p/>
          </table:table-cell>
          <table:table-cell table:style-name="ce220" table:formula="of:=IF(ISNUMBER([.R310]); ROUND(([.P310]-[.H31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0]); &quot;&quot;; IF([.$G310]=&quot;Long&quot;; ([.X310]-[.$J310])*[.$I310]/[.$L310]; ([.$J310]-[.X310])*[.$I310]/[.$L310])-[.$Q310]); &quot;&quot;)">
            <text:p/>
          </table:table-cell>
          <table:table-cell/>
          <table:table-cell table:style-name="ce243" table:formula="of:=IFERROR(IF(ISBLANK([.Z310]); &quot;&quot;; IF([.$G310]=&quot;Long&quot;; ([.Z310]-[.$J310])*[.$I310]/[.$L310]; ([.$J310]-[.Z310])*[.$I310]/[.$L310])-[.$Q310]); &quot;&quot;)">
            <text:p/>
          </table:table-cell>
          <table:table-cell/>
          <table:table-cell table:style-name="ce243" table:formula="of:=IFERROR(IF(ISBLANK([.AB310]); &quot;&quot;; IF([.$G310]=&quot;Long&quot;; ([.AB310]-[.$J310])*[.$I310]/[.$L310]; ([.$J310]-[.AB310])*[.$I310]/[.$L310])-[.$Q310]); &quot;&quot;)">
            <text:p/>
          </table:table-cell>
          <table:table-cell table:number-columns-repeated="5"/>
          <table:table-cell table:formula="of:=IF([.B310]=&quot;&quot;; &quot;&quot;; WEEKDAY([.B310]; 2))">
            <text:p/>
          </table:table-cell>
          <table:table-cell table:number-columns-repeated="29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1]=&quot;Long&quot; ; [.J311]-[Overview.$C$4]/[.I311]  ;  IF([.G311]=&quot;Short&quot;; [.J311]+[Overview.$C$4]/[.I311]; &quot;&quot;) ); &quot;&quot;)">
            <text:p/>
          </table:table-cell>
          <table:table-cell table:formula="of:=IFERROR(ABS([.K311]-[.J311])*[.I311]; &quot;&quot;)">
            <text:p/>
          </table:table-cell>
          <table:table-cell table:formula="of:=IFERROR(  IF([.G311]=&quot;Long&quot;;  [.J311]+[Overview.$C$4]/[.I311]  *  [Overview.$C$6]  ;  IF([.G311]=&quot;Short&quot;   ;  [.J311]-[Overview.$C$4]/[.I311]  * [Overview.$C$6]  ; &quot;&quot;  )  )   ; &quot;&quot;)">
            <text:p/>
          </table:table-cell>
          <table:table-cell table:number-columns-repeated="3"/>
          <table:table-cell table:style-name="ce182" table:formula="of:=IFERROR([.R311]/[.L311]; &quot;&quot;)">
            <text:p/>
          </table:table-cell>
          <table:table-cell table:style-name="ce203" table:formula="of:=IFERROR(   IF( AND( [.G311]=&quot;Long&quot;;   [.N311]=[.I311])  ;  [.I311]*([.O311]-[.J311])  ;    IF(  AND(  [.G311]=&quot;Short&quot;  ;   [.N311]=[.I311]   )   ;   [.I311]*([.J311]-[.O311])   ;  &quot;&quot;)) ; &quot;&quot;)">
            <text:p/>
          </table:table-cell>
          <table:table-cell table:style-name="ce215" table:formula="of:=IF(ISNUMBER([.R311]); IF([.R311]&gt;=0; &quot;Win&quot;; &quot;Loss&quot;); &quot;&quot;)">
            <text:p/>
          </table:table-cell>
          <table:table-cell table:style-name="ce220" table:formula="of:=IF(ISNUMBER([.R311]); ROUND(([.P311]-[.H31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1]); &quot;&quot;; IF([.$G311]=&quot;Long&quot;; ([.X311]-[.$J311])*[.$I311]/[.$L311]; ([.$J311]-[.X311])*[.$I311]/[.$L311])-[.$Q311]); &quot;&quot;)">
            <text:p/>
          </table:table-cell>
          <table:table-cell/>
          <table:table-cell table:style-name="ce243" table:formula="of:=IFERROR(IF(ISBLANK([.Z311]); &quot;&quot;; IF([.$G311]=&quot;Long&quot;; ([.Z311]-[.$J311])*[.$I311]/[.$L311]; ([.$J311]-[.Z311])*[.$I311]/[.$L311])-[.$Q311]); &quot;&quot;)">
            <text:p/>
          </table:table-cell>
          <table:table-cell/>
          <table:table-cell table:style-name="ce243" table:formula="of:=IFERROR(IF(ISBLANK([.AB311]); &quot;&quot;; IF([.$G311]=&quot;Long&quot;; ([.AB311]-[.$J311])*[.$I311]/[.$L311]; ([.$J311]-[.AB311])*[.$I311]/[.$L311])-[.$Q311]); &quot;&quot;)">
            <text:p/>
          </table:table-cell>
          <table:table-cell table:number-columns-repeated="5"/>
          <table:table-cell table:formula="of:=IF([.B311]=&quot;&quot;; &quot;&quot;; WEEKDAY([.B311]; 2))">
            <text:p/>
          </table:table-cell>
          <table:table-cell table:number-columns-repeated="29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2]=&quot;Long&quot; ; [.J312]-[Overview.$C$4]/[.I312]  ;  IF([.G312]=&quot;Short&quot;; [.J312]+[Overview.$C$4]/[.I312]; &quot;&quot;) ); &quot;&quot;)">
            <text:p/>
          </table:table-cell>
          <table:table-cell table:formula="of:=IFERROR(ABS([.K312]-[.J312])*[.I312]; &quot;&quot;)">
            <text:p/>
          </table:table-cell>
          <table:table-cell table:formula="of:=IFERROR(  IF([.G312]=&quot;Long&quot;;  [.J312]+[Overview.$C$4]/[.I312]  *  [Overview.$C$6]  ;  IF([.G312]=&quot;Short&quot;   ;  [.J312]-[Overview.$C$4]/[.I312]  * [Overview.$C$6]  ; &quot;&quot;  )  )   ; &quot;&quot;)">
            <text:p/>
          </table:table-cell>
          <table:table-cell table:number-columns-repeated="3"/>
          <table:table-cell table:style-name="ce182" table:formula="of:=IFERROR([.R312]/[.L312]; &quot;&quot;)">
            <text:p/>
          </table:table-cell>
          <table:table-cell table:style-name="ce203" table:formula="of:=IFERROR(   IF( AND( [.G312]=&quot;Long&quot;;   [.N312]=[.I312])  ;  [.I312]*([.O312]-[.J312])  ;    IF(  AND(  [.G312]=&quot;Short&quot;  ;   [.N312]=[.I312]   )   ;   [.I312]*([.J312]-[.O312])   ;  &quot;&quot;)) ; &quot;&quot;)">
            <text:p/>
          </table:table-cell>
          <table:table-cell table:style-name="ce215" table:formula="of:=IF(ISNUMBER([.R312]); IF([.R312]&gt;=0; &quot;Win&quot;; &quot;Loss&quot;); &quot;&quot;)">
            <text:p/>
          </table:table-cell>
          <table:table-cell table:style-name="ce220" table:formula="of:=IF(ISNUMBER([.R312]); ROUND(([.P312]-[.H31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2]); &quot;&quot;; IF([.$G312]=&quot;Long&quot;; ([.X312]-[.$J312])*[.$I312]/[.$L312]; ([.$J312]-[.X312])*[.$I312]/[.$L312])-[.$Q312]); &quot;&quot;)">
            <text:p/>
          </table:table-cell>
          <table:table-cell/>
          <table:table-cell table:style-name="ce243" table:formula="of:=IFERROR(IF(ISBLANK([.Z312]); &quot;&quot;; IF([.$G312]=&quot;Long&quot;; ([.Z312]-[.$J312])*[.$I312]/[.$L312]; ([.$J312]-[.Z312])*[.$I312]/[.$L312])-[.$Q312]); &quot;&quot;)">
            <text:p/>
          </table:table-cell>
          <table:table-cell/>
          <table:table-cell table:style-name="ce243" table:formula="of:=IFERROR(IF(ISBLANK([.AB312]); &quot;&quot;; IF([.$G312]=&quot;Long&quot;; ([.AB312]-[.$J312])*[.$I312]/[.$L312]; ([.$J312]-[.AB312])*[.$I312]/[.$L312])-[.$Q312]); &quot;&quot;)">
            <text:p/>
          </table:table-cell>
          <table:table-cell table:number-columns-repeated="5"/>
          <table:table-cell table:formula="of:=IF([.B312]=&quot;&quot;; &quot;&quot;; WEEKDAY([.B312]; 2))">
            <text:p/>
          </table:table-cell>
          <table:table-cell table:number-columns-repeated="29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3]=&quot;Long&quot; ; [.J313]-[Overview.$C$4]/[.I313]  ;  IF([.G313]=&quot;Short&quot;; [.J313]+[Overview.$C$4]/[.I313]; &quot;&quot;) ); &quot;&quot;)">
            <text:p/>
          </table:table-cell>
          <table:table-cell table:formula="of:=IFERROR(ABS([.K313]-[.J313])*[.I313]; &quot;&quot;)">
            <text:p/>
          </table:table-cell>
          <table:table-cell table:formula="of:=IFERROR(  IF([.G313]=&quot;Long&quot;;  [.J313]+[Overview.$C$4]/[.I313]  *  [Overview.$C$6]  ;  IF([.G313]=&quot;Short&quot;   ;  [.J313]-[Overview.$C$4]/[.I313]  * [Overview.$C$6]  ; &quot;&quot;  )  )   ; &quot;&quot;)">
            <text:p/>
          </table:table-cell>
          <table:table-cell table:number-columns-repeated="3"/>
          <table:table-cell table:style-name="ce182" table:formula="of:=IFERROR([.R313]/[.L313]; &quot;&quot;)">
            <text:p/>
          </table:table-cell>
          <table:table-cell table:style-name="ce203" table:formula="of:=IFERROR(   IF( AND( [.G313]=&quot;Long&quot;;   [.N313]=[.I313])  ;  [.I313]*([.O313]-[.J313])  ;    IF(  AND(  [.G313]=&quot;Short&quot;  ;   [.N313]=[.I313]   )   ;   [.I313]*([.J313]-[.O313])   ;  &quot;&quot;)) ; &quot;&quot;)">
            <text:p/>
          </table:table-cell>
          <table:table-cell table:style-name="ce215" table:formula="of:=IF(ISNUMBER([.R313]); IF([.R313]&gt;=0; &quot;Win&quot;; &quot;Loss&quot;); &quot;&quot;)">
            <text:p/>
          </table:table-cell>
          <table:table-cell table:style-name="ce220" table:formula="of:=IF(ISNUMBER([.R313]); ROUND(([.P313]-[.H31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3]); &quot;&quot;; IF([.$G313]=&quot;Long&quot;; ([.X313]-[.$J313])*[.$I313]/[.$L313]; ([.$J313]-[.X313])*[.$I313]/[.$L313])-[.$Q313]); &quot;&quot;)">
            <text:p/>
          </table:table-cell>
          <table:table-cell/>
          <table:table-cell table:style-name="ce243" table:formula="of:=IFERROR(IF(ISBLANK([.Z313]); &quot;&quot;; IF([.$G313]=&quot;Long&quot;; ([.Z313]-[.$J313])*[.$I313]/[.$L313]; ([.$J313]-[.Z313])*[.$I313]/[.$L313])-[.$Q313]); &quot;&quot;)">
            <text:p/>
          </table:table-cell>
          <table:table-cell/>
          <table:table-cell table:style-name="ce243" table:formula="of:=IFERROR(IF(ISBLANK([.AB313]); &quot;&quot;; IF([.$G313]=&quot;Long&quot;; ([.AB313]-[.$J313])*[.$I313]/[.$L313]; ([.$J313]-[.AB313])*[.$I313]/[.$L313])-[.$Q313]); &quot;&quot;)">
            <text:p/>
          </table:table-cell>
          <table:table-cell table:number-columns-repeated="5"/>
          <table:table-cell table:formula="of:=IF([.B313]=&quot;&quot;; &quot;&quot;; WEEKDAY([.B313]; 2))">
            <text:p/>
          </table:table-cell>
          <table:table-cell table:number-columns-repeated="29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4]=&quot;Long&quot; ; [.J314]-[Overview.$C$4]/[.I314]  ;  IF([.G314]=&quot;Short&quot;; [.J314]+[Overview.$C$4]/[.I314]; &quot;&quot;) ); &quot;&quot;)">
            <text:p/>
          </table:table-cell>
          <table:table-cell table:formula="of:=IFERROR(ABS([.K314]-[.J314])*[.I314]; &quot;&quot;)">
            <text:p/>
          </table:table-cell>
          <table:table-cell table:formula="of:=IFERROR(  IF([.G314]=&quot;Long&quot;;  [.J314]+[Overview.$C$4]/[.I314]  *  [Overview.$C$6]  ;  IF([.G314]=&quot;Short&quot;   ;  [.J314]-[Overview.$C$4]/[.I314]  * [Overview.$C$6]  ; &quot;&quot;  )  )   ; &quot;&quot;)">
            <text:p/>
          </table:table-cell>
          <table:table-cell table:number-columns-repeated="3"/>
          <table:table-cell table:style-name="ce182" table:formula="of:=IFERROR([.R314]/[.L314]; &quot;&quot;)">
            <text:p/>
          </table:table-cell>
          <table:table-cell table:style-name="ce203" table:formula="of:=IFERROR(   IF( AND( [.G314]=&quot;Long&quot;;   [.N314]=[.I314])  ;  [.I314]*([.O314]-[.J314])  ;    IF(  AND(  [.G314]=&quot;Short&quot;  ;   [.N314]=[.I314]   )   ;   [.I314]*([.J314]-[.O314])   ;  &quot;&quot;)) ; &quot;&quot;)">
            <text:p/>
          </table:table-cell>
          <table:table-cell table:style-name="ce215" table:formula="of:=IF(ISNUMBER([.R314]); IF([.R314]&gt;=0; &quot;Win&quot;; &quot;Loss&quot;); &quot;&quot;)">
            <text:p/>
          </table:table-cell>
          <table:table-cell table:style-name="ce220" table:formula="of:=IF(ISNUMBER([.R314]); ROUND(([.P314]-[.H31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4]); &quot;&quot;; IF([.$G314]=&quot;Long&quot;; ([.X314]-[.$J314])*[.$I314]/[.$L314]; ([.$J314]-[.X314])*[.$I314]/[.$L314])-[.$Q314]); &quot;&quot;)">
            <text:p/>
          </table:table-cell>
          <table:table-cell/>
          <table:table-cell table:style-name="ce243" table:formula="of:=IFERROR(IF(ISBLANK([.Z314]); &quot;&quot;; IF([.$G314]=&quot;Long&quot;; ([.Z314]-[.$J314])*[.$I314]/[.$L314]; ([.$J314]-[.Z314])*[.$I314]/[.$L314])-[.$Q314]); &quot;&quot;)">
            <text:p/>
          </table:table-cell>
          <table:table-cell/>
          <table:table-cell table:style-name="ce243" table:formula="of:=IFERROR(IF(ISBLANK([.AB314]); &quot;&quot;; IF([.$G314]=&quot;Long&quot;; ([.AB314]-[.$J314])*[.$I314]/[.$L314]; ([.$J314]-[.AB314])*[.$I314]/[.$L314])-[.$Q314]); &quot;&quot;)">
            <text:p/>
          </table:table-cell>
          <table:table-cell table:number-columns-repeated="5"/>
          <table:table-cell table:formula="of:=IF([.B314]=&quot;&quot;; &quot;&quot;; WEEKDAY([.B314]; 2))">
            <text:p/>
          </table:table-cell>
          <table:table-cell table:number-columns-repeated="29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5]=&quot;Long&quot; ; [.J315]-[Overview.$C$4]/[.I315]  ;  IF([.G315]=&quot;Short&quot;; [.J315]+[Overview.$C$4]/[.I315]; &quot;&quot;) ); &quot;&quot;)">
            <text:p/>
          </table:table-cell>
          <table:table-cell table:formula="of:=IFERROR(ABS([.K315]-[.J315])*[.I315]; &quot;&quot;)">
            <text:p/>
          </table:table-cell>
          <table:table-cell table:formula="of:=IFERROR(  IF([.G315]=&quot;Long&quot;;  [.J315]+[Overview.$C$4]/[.I315]  *  [Overview.$C$6]  ;  IF([.G315]=&quot;Short&quot;   ;  [.J315]-[Overview.$C$4]/[.I315]  * [Overview.$C$6]  ; &quot;&quot;  )  )   ; &quot;&quot;)">
            <text:p/>
          </table:table-cell>
          <table:table-cell table:number-columns-repeated="3"/>
          <table:table-cell table:style-name="ce182" table:formula="of:=IFERROR([.R315]/[.L315]; &quot;&quot;)">
            <text:p/>
          </table:table-cell>
          <table:table-cell table:style-name="ce203" table:formula="of:=IFERROR(   IF( AND( [.G315]=&quot;Long&quot;;   [.N315]=[.I315])  ;  [.I315]*([.O315]-[.J315])  ;    IF(  AND(  [.G315]=&quot;Short&quot;  ;   [.N315]=[.I315]   )   ;   [.I315]*([.J315]-[.O315])   ;  &quot;&quot;)) ; &quot;&quot;)">
            <text:p/>
          </table:table-cell>
          <table:table-cell table:style-name="ce215" table:formula="of:=IF(ISNUMBER([.R315]); IF([.R315]&gt;=0; &quot;Win&quot;; &quot;Loss&quot;); &quot;&quot;)">
            <text:p/>
          </table:table-cell>
          <table:table-cell table:style-name="ce220" table:formula="of:=IF(ISNUMBER([.R315]); ROUND(([.P315]-[.H31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5]); &quot;&quot;; IF([.$G315]=&quot;Long&quot;; ([.X315]-[.$J315])*[.$I315]/[.$L315]; ([.$J315]-[.X315])*[.$I315]/[.$L315])-[.$Q315]); &quot;&quot;)">
            <text:p/>
          </table:table-cell>
          <table:table-cell/>
          <table:table-cell table:style-name="ce243" table:formula="of:=IFERROR(IF(ISBLANK([.Z315]); &quot;&quot;; IF([.$G315]=&quot;Long&quot;; ([.Z315]-[.$J315])*[.$I315]/[.$L315]; ([.$J315]-[.Z315])*[.$I315]/[.$L315])-[.$Q315]); &quot;&quot;)">
            <text:p/>
          </table:table-cell>
          <table:table-cell/>
          <table:table-cell table:style-name="ce243" table:formula="of:=IFERROR(IF(ISBLANK([.AB315]); &quot;&quot;; IF([.$G315]=&quot;Long&quot;; ([.AB315]-[.$J315])*[.$I315]/[.$L315]; ([.$J315]-[.AB315])*[.$I315]/[.$L315])-[.$Q315]); &quot;&quot;)">
            <text:p/>
          </table:table-cell>
          <table:table-cell table:number-columns-repeated="5"/>
          <table:table-cell table:formula="of:=IF([.B315]=&quot;&quot;; &quot;&quot;; WEEKDAY([.B315]; 2))">
            <text:p/>
          </table:table-cell>
          <table:table-cell table:number-columns-repeated="29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6]=&quot;Long&quot; ; [.J316]-[Overview.$C$4]/[.I316]  ;  IF([.G316]=&quot;Short&quot;; [.J316]+[Overview.$C$4]/[.I316]; &quot;&quot;) ); &quot;&quot;)">
            <text:p/>
          </table:table-cell>
          <table:table-cell table:formula="of:=IFERROR(ABS([.K316]-[.J316])*[.I316]; &quot;&quot;)">
            <text:p/>
          </table:table-cell>
          <table:table-cell table:formula="of:=IFERROR(  IF([.G316]=&quot;Long&quot;;  [.J316]+[Overview.$C$4]/[.I316]  *  [Overview.$C$6]  ;  IF([.G316]=&quot;Short&quot;   ;  [.J316]-[Overview.$C$4]/[.I316]  * [Overview.$C$6]  ; &quot;&quot;  )  )   ; &quot;&quot;)">
            <text:p/>
          </table:table-cell>
          <table:table-cell table:number-columns-repeated="3"/>
          <table:table-cell table:style-name="ce182" table:formula="of:=IFERROR([.R316]/[.L316]; &quot;&quot;)">
            <text:p/>
          </table:table-cell>
          <table:table-cell table:style-name="ce203" table:formula="of:=IFERROR(   IF( AND( [.G316]=&quot;Long&quot;;   [.N316]=[.I316])  ;  [.I316]*([.O316]-[.J316])  ;    IF(  AND(  [.G316]=&quot;Short&quot;  ;   [.N316]=[.I316]   )   ;   [.I316]*([.J316]-[.O316])   ;  &quot;&quot;)) ; &quot;&quot;)">
            <text:p/>
          </table:table-cell>
          <table:table-cell table:style-name="ce215" table:formula="of:=IF(ISNUMBER([.R316]); IF([.R316]&gt;=0; &quot;Win&quot;; &quot;Loss&quot;); &quot;&quot;)">
            <text:p/>
          </table:table-cell>
          <table:table-cell table:style-name="ce220" table:formula="of:=IF(ISNUMBER([.R316]); ROUND(([.P316]-[.H31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6]); &quot;&quot;; IF([.$G316]=&quot;Long&quot;; ([.X316]-[.$J316])*[.$I316]/[.$L316]; ([.$J316]-[.X316])*[.$I316]/[.$L316])-[.$Q316]); &quot;&quot;)">
            <text:p/>
          </table:table-cell>
          <table:table-cell/>
          <table:table-cell table:style-name="ce243" table:formula="of:=IFERROR(IF(ISBLANK([.Z316]); &quot;&quot;; IF([.$G316]=&quot;Long&quot;; ([.Z316]-[.$J316])*[.$I316]/[.$L316]; ([.$J316]-[.Z316])*[.$I316]/[.$L316])-[.$Q316]); &quot;&quot;)">
            <text:p/>
          </table:table-cell>
          <table:table-cell/>
          <table:table-cell table:style-name="ce243" table:formula="of:=IFERROR(IF(ISBLANK([.AB316]); &quot;&quot;; IF([.$G316]=&quot;Long&quot;; ([.AB316]-[.$J316])*[.$I316]/[.$L316]; ([.$J316]-[.AB316])*[.$I316]/[.$L316])-[.$Q316]); &quot;&quot;)">
            <text:p/>
          </table:table-cell>
          <table:table-cell table:number-columns-repeated="5"/>
          <table:table-cell table:formula="of:=IF([.B316]=&quot;&quot;; &quot;&quot;; WEEKDAY([.B316]; 2))">
            <text:p/>
          </table:table-cell>
          <table:table-cell table:number-columns-repeated="29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7]=&quot;Long&quot; ; [.J317]-[Overview.$C$4]/[.I317]  ;  IF([.G317]=&quot;Short&quot;; [.J317]+[Overview.$C$4]/[.I317]; &quot;&quot;) ); &quot;&quot;)">
            <text:p/>
          </table:table-cell>
          <table:table-cell table:formula="of:=IFERROR(ABS([.K317]-[.J317])*[.I317]; &quot;&quot;)">
            <text:p/>
          </table:table-cell>
          <table:table-cell table:formula="of:=IFERROR(  IF([.G317]=&quot;Long&quot;;  [.J317]+[Overview.$C$4]/[.I317]  *  [Overview.$C$6]  ;  IF([.G317]=&quot;Short&quot;   ;  [.J317]-[Overview.$C$4]/[.I317]  * [Overview.$C$6]  ; &quot;&quot;  )  )   ; &quot;&quot;)">
            <text:p/>
          </table:table-cell>
          <table:table-cell table:number-columns-repeated="3"/>
          <table:table-cell table:style-name="ce182" table:formula="of:=IFERROR([.R317]/[.L317]; &quot;&quot;)">
            <text:p/>
          </table:table-cell>
          <table:table-cell table:style-name="ce203" table:formula="of:=IFERROR(   IF( AND( [.G317]=&quot;Long&quot;;   [.N317]=[.I317])  ;  [.I317]*([.O317]-[.J317])  ;    IF(  AND(  [.G317]=&quot;Short&quot;  ;   [.N317]=[.I317]   )   ;   [.I317]*([.J317]-[.O317])   ;  &quot;&quot;)) ; &quot;&quot;)">
            <text:p/>
          </table:table-cell>
          <table:table-cell table:style-name="ce215" table:formula="of:=IF(ISNUMBER([.R317]); IF([.R317]&gt;=0; &quot;Win&quot;; &quot;Loss&quot;); &quot;&quot;)">
            <text:p/>
          </table:table-cell>
          <table:table-cell table:style-name="ce220" table:formula="of:=IF(ISNUMBER([.R317]); ROUND(([.P317]-[.H31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7]); &quot;&quot;; IF([.$G317]=&quot;Long&quot;; ([.X317]-[.$J317])*[.$I317]/[.$L317]; ([.$J317]-[.X317])*[.$I317]/[.$L317])-[.$Q317]); &quot;&quot;)">
            <text:p/>
          </table:table-cell>
          <table:table-cell/>
          <table:table-cell table:style-name="ce243" table:formula="of:=IFERROR(IF(ISBLANK([.Z317]); &quot;&quot;; IF([.$G317]=&quot;Long&quot;; ([.Z317]-[.$J317])*[.$I317]/[.$L317]; ([.$J317]-[.Z317])*[.$I317]/[.$L317])-[.$Q317]); &quot;&quot;)">
            <text:p/>
          </table:table-cell>
          <table:table-cell/>
          <table:table-cell table:style-name="ce243" table:formula="of:=IFERROR(IF(ISBLANK([.AB317]); &quot;&quot;; IF([.$G317]=&quot;Long&quot;; ([.AB317]-[.$J317])*[.$I317]/[.$L317]; ([.$J317]-[.AB317])*[.$I317]/[.$L317])-[.$Q317]); &quot;&quot;)">
            <text:p/>
          </table:table-cell>
          <table:table-cell table:number-columns-repeated="5"/>
          <table:table-cell table:formula="of:=IF([.B317]=&quot;&quot;; &quot;&quot;; WEEKDAY([.B317]; 2))">
            <text:p/>
          </table:table-cell>
          <table:table-cell table:number-columns-repeated="29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8]=&quot;Long&quot; ; [.J318]-[Overview.$C$4]/[.I318]  ;  IF([.G318]=&quot;Short&quot;; [.J318]+[Overview.$C$4]/[.I318]; &quot;&quot;) ); &quot;&quot;)">
            <text:p/>
          </table:table-cell>
          <table:table-cell table:formula="of:=IFERROR(ABS([.K318]-[.J318])*[.I318]; &quot;&quot;)">
            <text:p/>
          </table:table-cell>
          <table:table-cell table:formula="of:=IFERROR(  IF([.G318]=&quot;Long&quot;;  [.J318]+[Overview.$C$4]/[.I318]  *  [Overview.$C$6]  ;  IF([.G318]=&quot;Short&quot;   ;  [.J318]-[Overview.$C$4]/[.I318]  * [Overview.$C$6]  ; &quot;&quot;  )  )   ; &quot;&quot;)">
            <text:p/>
          </table:table-cell>
          <table:table-cell table:number-columns-repeated="3"/>
          <table:table-cell table:style-name="ce182" table:formula="of:=IFERROR([.R318]/[.L318]; &quot;&quot;)">
            <text:p/>
          </table:table-cell>
          <table:table-cell table:style-name="ce203" table:formula="of:=IFERROR(   IF( AND( [.G318]=&quot;Long&quot;;   [.N318]=[.I318])  ;  [.I318]*([.O318]-[.J318])  ;    IF(  AND(  [.G318]=&quot;Short&quot;  ;   [.N318]=[.I318]   )   ;   [.I318]*([.J318]-[.O318])   ;  &quot;&quot;)) ; &quot;&quot;)">
            <text:p/>
          </table:table-cell>
          <table:table-cell table:style-name="ce215" table:formula="of:=IF(ISNUMBER([.R318]); IF([.R318]&gt;=0; &quot;Win&quot;; &quot;Loss&quot;); &quot;&quot;)">
            <text:p/>
          </table:table-cell>
          <table:table-cell table:style-name="ce220" table:formula="of:=IF(ISNUMBER([.R318]); ROUND(([.P318]-[.H31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8]); &quot;&quot;; IF([.$G318]=&quot;Long&quot;; ([.X318]-[.$J318])*[.$I318]/[.$L318]; ([.$J318]-[.X318])*[.$I318]/[.$L318])-[.$Q318]); &quot;&quot;)">
            <text:p/>
          </table:table-cell>
          <table:table-cell/>
          <table:table-cell table:style-name="ce243" table:formula="of:=IFERROR(IF(ISBLANK([.Z318]); &quot;&quot;; IF([.$G318]=&quot;Long&quot;; ([.Z318]-[.$J318])*[.$I318]/[.$L318]; ([.$J318]-[.Z318])*[.$I318]/[.$L318])-[.$Q318]); &quot;&quot;)">
            <text:p/>
          </table:table-cell>
          <table:table-cell/>
          <table:table-cell table:style-name="ce243" table:formula="of:=IFERROR(IF(ISBLANK([.AB318]); &quot;&quot;; IF([.$G318]=&quot;Long&quot;; ([.AB318]-[.$J318])*[.$I318]/[.$L318]; ([.$J318]-[.AB318])*[.$I318]/[.$L318])-[.$Q318]); &quot;&quot;)">
            <text:p/>
          </table:table-cell>
          <table:table-cell table:number-columns-repeated="5"/>
          <table:table-cell table:formula="of:=IF([.B318]=&quot;&quot;; &quot;&quot;; WEEKDAY([.B318]; 2))">
            <text:p/>
          </table:table-cell>
          <table:table-cell table:number-columns-repeated="29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9]=&quot;Long&quot; ; [.J319]-[Overview.$C$4]/[.I319]  ;  IF([.G319]=&quot;Short&quot;; [.J319]+[Overview.$C$4]/[.I319]; &quot;&quot;) ); &quot;&quot;)">
            <text:p/>
          </table:table-cell>
          <table:table-cell table:formula="of:=IFERROR(ABS([.K319]-[.J319])*[.I319]; &quot;&quot;)">
            <text:p/>
          </table:table-cell>
          <table:table-cell table:formula="of:=IFERROR(  IF([.G319]=&quot;Long&quot;;  [.J319]+[Overview.$C$4]/[.I319]  *  [Overview.$C$6]  ;  IF([.G319]=&quot;Short&quot;   ;  [.J319]-[Overview.$C$4]/[.I319]  * [Overview.$C$6]  ; &quot;&quot;  )  )   ; &quot;&quot;)">
            <text:p/>
          </table:table-cell>
          <table:table-cell table:number-columns-repeated="3"/>
          <table:table-cell table:style-name="ce182" table:formula="of:=IFERROR([.R319]/[.L319]; &quot;&quot;)">
            <text:p/>
          </table:table-cell>
          <table:table-cell table:style-name="ce203" table:formula="of:=IFERROR(   IF( AND( [.G319]=&quot;Long&quot;;   [.N319]=[.I319])  ;  [.I319]*([.O319]-[.J319])  ;    IF(  AND(  [.G319]=&quot;Short&quot;  ;   [.N319]=[.I319]   )   ;   [.I319]*([.J319]-[.O319])   ;  &quot;&quot;)) ; &quot;&quot;)">
            <text:p/>
          </table:table-cell>
          <table:table-cell table:style-name="ce215" table:formula="of:=IF(ISNUMBER([.R319]); IF([.R319]&gt;=0; &quot;Win&quot;; &quot;Loss&quot;); &quot;&quot;)">
            <text:p/>
          </table:table-cell>
          <table:table-cell table:style-name="ce220" table:formula="of:=IF(ISNUMBER([.R319]); ROUND(([.P319]-[.H31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9]); &quot;&quot;; IF([.$G319]=&quot;Long&quot;; ([.X319]-[.$J319])*[.$I319]/[.$L319]; ([.$J319]-[.X319])*[.$I319]/[.$L319])-[.$Q319]); &quot;&quot;)">
            <text:p/>
          </table:table-cell>
          <table:table-cell/>
          <table:table-cell table:style-name="ce243" table:formula="of:=IFERROR(IF(ISBLANK([.Z319]); &quot;&quot;; IF([.$G319]=&quot;Long&quot;; ([.Z319]-[.$J319])*[.$I319]/[.$L319]; ([.$J319]-[.Z319])*[.$I319]/[.$L319])-[.$Q319]); &quot;&quot;)">
            <text:p/>
          </table:table-cell>
          <table:table-cell/>
          <table:table-cell table:style-name="ce243" table:formula="of:=IFERROR(IF(ISBLANK([.AB319]); &quot;&quot;; IF([.$G319]=&quot;Long&quot;; ([.AB319]-[.$J319])*[.$I319]/[.$L319]; ([.$J319]-[.AB319])*[.$I319]/[.$L319])-[.$Q319]); &quot;&quot;)">
            <text:p/>
          </table:table-cell>
          <table:table-cell table:number-columns-repeated="5"/>
          <table:table-cell table:formula="of:=IF([.B319]=&quot;&quot;; &quot;&quot;; WEEKDAY([.B319]; 2))">
            <text:p/>
          </table:table-cell>
          <table:table-cell table:number-columns-repeated="29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0]=&quot;Long&quot; ; [.J320]-[Overview.$C$4]/[.I320]  ;  IF([.G320]=&quot;Short&quot;; [.J320]+[Overview.$C$4]/[.I320]; &quot;&quot;) ); &quot;&quot;)">
            <text:p/>
          </table:table-cell>
          <table:table-cell table:formula="of:=IFERROR(ABS([.K320]-[.J320])*[.I320]; &quot;&quot;)">
            <text:p/>
          </table:table-cell>
          <table:table-cell table:formula="of:=IFERROR(  IF([.G320]=&quot;Long&quot;;  [.J320]+[Overview.$C$4]/[.I320]  *  [Overview.$C$6]  ;  IF([.G320]=&quot;Short&quot;   ;  [.J320]-[Overview.$C$4]/[.I320]  * [Overview.$C$6]  ; &quot;&quot;  )  )   ; &quot;&quot;)">
            <text:p/>
          </table:table-cell>
          <table:table-cell table:number-columns-repeated="3"/>
          <table:table-cell table:style-name="ce182" table:formula="of:=IFERROR([.R320]/[.L320]; &quot;&quot;)">
            <text:p/>
          </table:table-cell>
          <table:table-cell table:style-name="ce203" table:formula="of:=IFERROR(   IF( AND( [.G320]=&quot;Long&quot;;   [.N320]=[.I320])  ;  [.I320]*([.O320]-[.J320])  ;    IF(  AND(  [.G320]=&quot;Short&quot;  ;   [.N320]=[.I320]   )   ;   [.I320]*([.J320]-[.O320])   ;  &quot;&quot;)) ; &quot;&quot;)">
            <text:p/>
          </table:table-cell>
          <table:table-cell table:style-name="ce215" table:formula="of:=IF(ISNUMBER([.R320]); IF([.R320]&gt;=0; &quot;Win&quot;; &quot;Loss&quot;); &quot;&quot;)">
            <text:p/>
          </table:table-cell>
          <table:table-cell table:style-name="ce220" table:formula="of:=IF(ISNUMBER([.R320]); ROUND(([.P320]-[.H32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0]); &quot;&quot;; IF([.$G320]=&quot;Long&quot;; ([.X320]-[.$J320])*[.$I320]/[.$L320]; ([.$J320]-[.X320])*[.$I320]/[.$L320])-[.$Q320]); &quot;&quot;)">
            <text:p/>
          </table:table-cell>
          <table:table-cell/>
          <table:table-cell table:style-name="ce243" table:formula="of:=IFERROR(IF(ISBLANK([.Z320]); &quot;&quot;; IF([.$G320]=&quot;Long&quot;; ([.Z320]-[.$J320])*[.$I320]/[.$L320]; ([.$J320]-[.Z320])*[.$I320]/[.$L320])-[.$Q320]); &quot;&quot;)">
            <text:p/>
          </table:table-cell>
          <table:table-cell/>
          <table:table-cell table:style-name="ce243" table:formula="of:=IFERROR(IF(ISBLANK([.AB320]); &quot;&quot;; IF([.$G320]=&quot;Long&quot;; ([.AB320]-[.$J320])*[.$I320]/[.$L320]; ([.$J320]-[.AB320])*[.$I320]/[.$L320])-[.$Q320]); &quot;&quot;)">
            <text:p/>
          </table:table-cell>
          <table:table-cell table:number-columns-repeated="5"/>
          <table:table-cell table:formula="of:=IF([.B320]=&quot;&quot;; &quot;&quot;; WEEKDAY([.B320]; 2))">
            <text:p/>
          </table:table-cell>
          <table:table-cell table:number-columns-repeated="29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1]=&quot;Long&quot; ; [.J321]-[Overview.$C$4]/[.I321]  ;  IF([.G321]=&quot;Short&quot;; [.J321]+[Overview.$C$4]/[.I321]; &quot;&quot;) ); &quot;&quot;)">
            <text:p/>
          </table:table-cell>
          <table:table-cell table:formula="of:=IFERROR(ABS([.K321]-[.J321])*[.I321]; &quot;&quot;)">
            <text:p/>
          </table:table-cell>
          <table:table-cell table:formula="of:=IFERROR(  IF([.G321]=&quot;Long&quot;;  [.J321]+[Overview.$C$4]/[.I321]  *  [Overview.$C$6]  ;  IF([.G321]=&quot;Short&quot;   ;  [.J321]-[Overview.$C$4]/[.I321]  * [Overview.$C$6]  ; &quot;&quot;  )  )   ; &quot;&quot;)">
            <text:p/>
          </table:table-cell>
          <table:table-cell table:number-columns-repeated="3"/>
          <table:table-cell table:style-name="ce182" table:formula="of:=IFERROR([.R321]/[.L321]; &quot;&quot;)">
            <text:p/>
          </table:table-cell>
          <table:table-cell table:style-name="ce203" table:formula="of:=IFERROR(   IF( AND( [.G321]=&quot;Long&quot;;   [.N321]=[.I321])  ;  [.I321]*([.O321]-[.J321])  ;    IF(  AND(  [.G321]=&quot;Short&quot;  ;   [.N321]=[.I321]   )   ;   [.I321]*([.J321]-[.O321])   ;  &quot;&quot;)) ; &quot;&quot;)">
            <text:p/>
          </table:table-cell>
          <table:table-cell table:style-name="ce215" table:formula="of:=IF(ISNUMBER([.R321]); IF([.R321]&gt;=0; &quot;Win&quot;; &quot;Loss&quot;); &quot;&quot;)">
            <text:p/>
          </table:table-cell>
          <table:table-cell table:style-name="ce220" table:formula="of:=IF(ISNUMBER([.R321]); ROUND(([.P321]-[.H32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1]); &quot;&quot;; IF([.$G321]=&quot;Long&quot;; ([.X321]-[.$J321])*[.$I321]/[.$L321]; ([.$J321]-[.X321])*[.$I321]/[.$L321])-[.$Q321]); &quot;&quot;)">
            <text:p/>
          </table:table-cell>
          <table:table-cell/>
          <table:table-cell table:style-name="ce243" table:formula="of:=IFERROR(IF(ISBLANK([.Z321]); &quot;&quot;; IF([.$G321]=&quot;Long&quot;; ([.Z321]-[.$J321])*[.$I321]/[.$L321]; ([.$J321]-[.Z321])*[.$I321]/[.$L321])-[.$Q321]); &quot;&quot;)">
            <text:p/>
          </table:table-cell>
          <table:table-cell/>
          <table:table-cell table:style-name="ce243" table:formula="of:=IFERROR(IF(ISBLANK([.AB321]); &quot;&quot;; IF([.$G321]=&quot;Long&quot;; ([.AB321]-[.$J321])*[.$I321]/[.$L321]; ([.$J321]-[.AB321])*[.$I321]/[.$L321])-[.$Q321]); &quot;&quot;)">
            <text:p/>
          </table:table-cell>
          <table:table-cell table:number-columns-repeated="5"/>
          <table:table-cell table:formula="of:=IF([.B321]=&quot;&quot;; &quot;&quot;; WEEKDAY([.B321]; 2))">
            <text:p/>
          </table:table-cell>
          <table:table-cell table:number-columns-repeated="2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2]=&quot;Long&quot; ; [.J322]-[Overview.$C$4]/[.I322]  ;  IF([.G322]=&quot;Short&quot;; [.J322]+[Overview.$C$4]/[.I322]; &quot;&quot;) ); &quot;&quot;)">
            <text:p/>
          </table:table-cell>
          <table:table-cell table:formula="of:=IFERROR(ABS([.K322]-[.J322])*[.I322]; &quot;&quot;)">
            <text:p/>
          </table:table-cell>
          <table:table-cell table:formula="of:=IFERROR(  IF([.G322]=&quot;Long&quot;;  [.J322]+[Overview.$C$4]/[.I322]  *  [Overview.$C$6]  ;  IF([.G322]=&quot;Short&quot;   ;  [.J322]-[Overview.$C$4]/[.I322]  * [Overview.$C$6]  ; &quot;&quot;  )  )   ; &quot;&quot;)">
            <text:p/>
          </table:table-cell>
          <table:table-cell table:number-columns-repeated="3"/>
          <table:table-cell table:style-name="ce182" table:formula="of:=IFERROR([.R322]/[.L322]; &quot;&quot;)">
            <text:p/>
          </table:table-cell>
          <table:table-cell table:style-name="ce203" table:formula="of:=IFERROR(   IF( AND( [.G322]=&quot;Long&quot;;   [.N322]=[.I322])  ;  [.I322]*([.O322]-[.J322])  ;    IF(  AND(  [.G322]=&quot;Short&quot;  ;   [.N322]=[.I322]   )   ;   [.I322]*([.J322]-[.O322])   ;  &quot;&quot;)) ; &quot;&quot;)">
            <text:p/>
          </table:table-cell>
          <table:table-cell table:style-name="ce215" table:formula="of:=IF(ISNUMBER([.R322]); IF([.R322]&gt;=0; &quot;Win&quot;; &quot;Loss&quot;); &quot;&quot;)">
            <text:p/>
          </table:table-cell>
          <table:table-cell table:style-name="ce220" table:formula="of:=IF(ISNUMBER([.R322]); ROUND(([.P322]-[.H32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2]); &quot;&quot;; IF([.$G322]=&quot;Long&quot;; ([.X322]-[.$J322])*[.$I322]/[.$L322]; ([.$J322]-[.X322])*[.$I322]/[.$L322])-[.$Q322]); &quot;&quot;)">
            <text:p/>
          </table:table-cell>
          <table:table-cell/>
          <table:table-cell table:style-name="ce243" table:formula="of:=IFERROR(IF(ISBLANK([.Z322]); &quot;&quot;; IF([.$G322]=&quot;Long&quot;; ([.Z322]-[.$J322])*[.$I322]/[.$L322]; ([.$J322]-[.Z322])*[.$I322]/[.$L322])-[.$Q322]); &quot;&quot;)">
            <text:p/>
          </table:table-cell>
          <table:table-cell/>
          <table:table-cell table:style-name="ce243" table:formula="of:=IFERROR(IF(ISBLANK([.AB322]); &quot;&quot;; IF([.$G322]=&quot;Long&quot;; ([.AB322]-[.$J322])*[.$I322]/[.$L322]; ([.$J322]-[.AB322])*[.$I322]/[.$L322])-[.$Q322]); &quot;&quot;)">
            <text:p/>
          </table:table-cell>
          <table:table-cell table:number-columns-repeated="5"/>
          <table:table-cell table:formula="of:=IF([.B322]=&quot;&quot;; &quot;&quot;; WEEKDAY([.B322]; 2))">
            <text:p/>
          </table:table-cell>
          <table:table-cell table:number-columns-repeated="29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3]=&quot;Long&quot; ; [.J323]-[Overview.$C$4]/[.I323]  ;  IF([.G323]=&quot;Short&quot;; [.J323]+[Overview.$C$4]/[.I323]; &quot;&quot;) ); &quot;&quot;)">
            <text:p/>
          </table:table-cell>
          <table:table-cell table:formula="of:=IFERROR(ABS([.K323]-[.J323])*[.I323]; &quot;&quot;)">
            <text:p/>
          </table:table-cell>
          <table:table-cell table:formula="of:=IFERROR(  IF([.G323]=&quot;Long&quot;;  [.J323]+[Overview.$C$4]/[.I323]  *  [Overview.$C$6]  ;  IF([.G323]=&quot;Short&quot;   ;  [.J323]-[Overview.$C$4]/[.I323]  * [Overview.$C$6]  ; &quot;&quot;  )  )   ; &quot;&quot;)">
            <text:p/>
          </table:table-cell>
          <table:table-cell table:number-columns-repeated="3"/>
          <table:table-cell table:style-name="ce182" table:formula="of:=IFERROR([.R323]/[.L323]; &quot;&quot;)">
            <text:p/>
          </table:table-cell>
          <table:table-cell table:style-name="ce203" table:formula="of:=IFERROR(   IF( AND( [.G323]=&quot;Long&quot;;   [.N323]=[.I323])  ;  [.I323]*([.O323]-[.J323])  ;    IF(  AND(  [.G323]=&quot;Short&quot;  ;   [.N323]=[.I323]   )   ;   [.I323]*([.J323]-[.O323])   ;  &quot;&quot;)) ; &quot;&quot;)">
            <text:p/>
          </table:table-cell>
          <table:table-cell table:style-name="ce215" table:formula="of:=IF(ISNUMBER([.R323]); IF([.R323]&gt;=0; &quot;Win&quot;; &quot;Loss&quot;); &quot;&quot;)">
            <text:p/>
          </table:table-cell>
          <table:table-cell table:style-name="ce220" table:formula="of:=IF(ISNUMBER([.R323]); ROUND(([.P323]-[.H32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3]); &quot;&quot;; IF([.$G323]=&quot;Long&quot;; ([.X323]-[.$J323])*[.$I323]/[.$L323]; ([.$J323]-[.X323])*[.$I323]/[.$L323])-[.$Q323]); &quot;&quot;)">
            <text:p/>
          </table:table-cell>
          <table:table-cell/>
          <table:table-cell table:style-name="ce243" table:formula="of:=IFERROR(IF(ISBLANK([.Z323]); &quot;&quot;; IF([.$G323]=&quot;Long&quot;; ([.Z323]-[.$J323])*[.$I323]/[.$L323]; ([.$J323]-[.Z323])*[.$I323]/[.$L323])-[.$Q323]); &quot;&quot;)">
            <text:p/>
          </table:table-cell>
          <table:table-cell/>
          <table:table-cell table:style-name="ce243" table:formula="of:=IFERROR(IF(ISBLANK([.AB323]); &quot;&quot;; IF([.$G323]=&quot;Long&quot;; ([.AB323]-[.$J323])*[.$I323]/[.$L323]; ([.$J323]-[.AB323])*[.$I323]/[.$L323])-[.$Q323]); &quot;&quot;)">
            <text:p/>
          </table:table-cell>
          <table:table-cell table:number-columns-repeated="5"/>
          <table:table-cell table:formula="of:=IF([.B323]=&quot;&quot;; &quot;&quot;; WEEKDAY([.B323]; 2))">
            <text:p/>
          </table:table-cell>
          <table:table-cell table:number-columns-repeated="29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4]=&quot;Long&quot; ; [.J324]-[Overview.$C$4]/[.I324]  ;  IF([.G324]=&quot;Short&quot;; [.J324]+[Overview.$C$4]/[.I324]; &quot;&quot;) ); &quot;&quot;)">
            <text:p/>
          </table:table-cell>
          <table:table-cell table:formula="of:=IFERROR(ABS([.K324]-[.J324])*[.I324]; &quot;&quot;)">
            <text:p/>
          </table:table-cell>
          <table:table-cell table:formula="of:=IFERROR(  IF([.G324]=&quot;Long&quot;;  [.J324]+[Overview.$C$4]/[.I324]  *  [Overview.$C$6]  ;  IF([.G324]=&quot;Short&quot;   ;  [.J324]-[Overview.$C$4]/[.I324]  * [Overview.$C$6]  ; &quot;&quot;  )  )   ; &quot;&quot;)">
            <text:p/>
          </table:table-cell>
          <table:table-cell table:number-columns-repeated="3"/>
          <table:table-cell table:style-name="ce182" table:formula="of:=IFERROR([.R324]/[.L324]; &quot;&quot;)">
            <text:p/>
          </table:table-cell>
          <table:table-cell table:style-name="ce203" table:formula="of:=IFERROR(   IF( AND( [.G324]=&quot;Long&quot;;   [.N324]=[.I324])  ;  [.I324]*([.O324]-[.J324])  ;    IF(  AND(  [.G324]=&quot;Short&quot;  ;   [.N324]=[.I324]   )   ;   [.I324]*([.J324]-[.O324])   ;  &quot;&quot;)) ; &quot;&quot;)">
            <text:p/>
          </table:table-cell>
          <table:table-cell table:style-name="ce215" table:formula="of:=IF(ISNUMBER([.R324]); IF([.R324]&gt;=0; &quot;Win&quot;; &quot;Loss&quot;); &quot;&quot;)">
            <text:p/>
          </table:table-cell>
          <table:table-cell table:style-name="ce220" table:formula="of:=IF(ISNUMBER([.R324]); ROUND(([.P324]-[.H32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4]); &quot;&quot;; IF([.$G324]=&quot;Long&quot;; ([.X324]-[.$J324])*[.$I324]/[.$L324]; ([.$J324]-[.X324])*[.$I324]/[.$L324])-[.$Q324]); &quot;&quot;)">
            <text:p/>
          </table:table-cell>
          <table:table-cell/>
          <table:table-cell table:style-name="ce243" table:formula="of:=IFERROR(IF(ISBLANK([.Z324]); &quot;&quot;; IF([.$G324]=&quot;Long&quot;; ([.Z324]-[.$J324])*[.$I324]/[.$L324]; ([.$J324]-[.Z324])*[.$I324]/[.$L324])-[.$Q324]); &quot;&quot;)">
            <text:p/>
          </table:table-cell>
          <table:table-cell/>
          <table:table-cell table:style-name="ce243" table:formula="of:=IFERROR(IF(ISBLANK([.AB324]); &quot;&quot;; IF([.$G324]=&quot;Long&quot;; ([.AB324]-[.$J324])*[.$I324]/[.$L324]; ([.$J324]-[.AB324])*[.$I324]/[.$L324])-[.$Q324]); &quot;&quot;)">
            <text:p/>
          </table:table-cell>
          <table:table-cell table:number-columns-repeated="5"/>
          <table:table-cell table:formula="of:=IF([.B324]=&quot;&quot;; &quot;&quot;; WEEKDAY([.B324]; 2))">
            <text:p/>
          </table:table-cell>
          <table:table-cell table:number-columns-repeated="29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5]=&quot;Long&quot; ; [.J325]-[Overview.$C$4]/[.I325]  ;  IF([.G325]=&quot;Short&quot;; [.J325]+[Overview.$C$4]/[.I325]; &quot;&quot;) ); &quot;&quot;)">
            <text:p/>
          </table:table-cell>
          <table:table-cell table:formula="of:=IFERROR(ABS([.K325]-[.J325])*[.I325]; &quot;&quot;)">
            <text:p/>
          </table:table-cell>
          <table:table-cell table:formula="of:=IFERROR(  IF([.G325]=&quot;Long&quot;;  [.J325]+[Overview.$C$4]/[.I325]  *  [Overview.$C$6]  ;  IF([.G325]=&quot;Short&quot;   ;  [.J325]-[Overview.$C$4]/[.I325]  * [Overview.$C$6]  ; &quot;&quot;  )  )   ; &quot;&quot;)">
            <text:p/>
          </table:table-cell>
          <table:table-cell table:number-columns-repeated="3"/>
          <table:table-cell table:style-name="ce182" table:formula="of:=IFERROR([.R325]/[.L325]; &quot;&quot;)">
            <text:p/>
          </table:table-cell>
          <table:table-cell table:style-name="ce203" table:formula="of:=IFERROR(   IF( AND( [.G325]=&quot;Long&quot;;   [.N325]=[.I325])  ;  [.I325]*([.O325]-[.J325])  ;    IF(  AND(  [.G325]=&quot;Short&quot;  ;   [.N325]=[.I325]   )   ;   [.I325]*([.J325]-[.O325])   ;  &quot;&quot;)) ; &quot;&quot;)">
            <text:p/>
          </table:table-cell>
          <table:table-cell table:style-name="ce215" table:formula="of:=IF(ISNUMBER([.R325]); IF([.R325]&gt;=0; &quot;Win&quot;; &quot;Loss&quot;); &quot;&quot;)">
            <text:p/>
          </table:table-cell>
          <table:table-cell table:style-name="ce220" table:formula="of:=IF(ISNUMBER([.R325]); ROUND(([.P325]-[.H32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5]); &quot;&quot;; IF([.$G325]=&quot;Long&quot;; ([.X325]-[.$J325])*[.$I325]/[.$L325]; ([.$J325]-[.X325])*[.$I325]/[.$L325])-[.$Q325]); &quot;&quot;)">
            <text:p/>
          </table:table-cell>
          <table:table-cell/>
          <table:table-cell table:style-name="ce243" table:formula="of:=IFERROR(IF(ISBLANK([.Z325]); &quot;&quot;; IF([.$G325]=&quot;Long&quot;; ([.Z325]-[.$J325])*[.$I325]/[.$L325]; ([.$J325]-[.Z325])*[.$I325]/[.$L325])-[.$Q325]); &quot;&quot;)">
            <text:p/>
          </table:table-cell>
          <table:table-cell/>
          <table:table-cell table:style-name="ce243" table:formula="of:=IFERROR(IF(ISBLANK([.AB325]); &quot;&quot;; IF([.$G325]=&quot;Long&quot;; ([.AB325]-[.$J325])*[.$I325]/[.$L325]; ([.$J325]-[.AB325])*[.$I325]/[.$L325])-[.$Q325]); &quot;&quot;)">
            <text:p/>
          </table:table-cell>
          <table:table-cell table:number-columns-repeated="5"/>
          <table:table-cell table:formula="of:=IF([.B325]=&quot;&quot;; &quot;&quot;; WEEKDAY([.B325]; 2))">
            <text:p/>
          </table:table-cell>
          <table:table-cell table:number-columns-repeated="29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6]=&quot;Long&quot; ; [.J326]-[Overview.$C$4]/[.I326]  ;  IF([.G326]=&quot;Short&quot;; [.J326]+[Overview.$C$4]/[.I326]; &quot;&quot;) ); &quot;&quot;)">
            <text:p/>
          </table:table-cell>
          <table:table-cell table:formula="of:=IFERROR(ABS([.K326]-[.J326])*[.I326]; &quot;&quot;)">
            <text:p/>
          </table:table-cell>
          <table:table-cell table:formula="of:=IFERROR(  IF([.G326]=&quot;Long&quot;;  [.J326]+[Overview.$C$4]/[.I326]  *  [Overview.$C$6]  ;  IF([.G326]=&quot;Short&quot;   ;  [.J326]-[Overview.$C$4]/[.I326]  * [Overview.$C$6]  ; &quot;&quot;  )  )   ; &quot;&quot;)">
            <text:p/>
          </table:table-cell>
          <table:table-cell table:number-columns-repeated="3"/>
          <table:table-cell table:style-name="ce182" table:formula="of:=IFERROR([.R326]/[.L326]; &quot;&quot;)">
            <text:p/>
          </table:table-cell>
          <table:table-cell table:style-name="ce203" table:formula="of:=IFERROR(   IF( AND( [.G326]=&quot;Long&quot;;   [.N326]=[.I326])  ;  [.I326]*([.O326]-[.J326])  ;    IF(  AND(  [.G326]=&quot;Short&quot;  ;   [.N326]=[.I326]   )   ;   [.I326]*([.J326]-[.O326])   ;  &quot;&quot;)) ; &quot;&quot;)">
            <text:p/>
          </table:table-cell>
          <table:table-cell table:style-name="ce215" table:formula="of:=IF(ISNUMBER([.R326]); IF([.R326]&gt;=0; &quot;Win&quot;; &quot;Loss&quot;); &quot;&quot;)">
            <text:p/>
          </table:table-cell>
          <table:table-cell table:style-name="ce220" table:formula="of:=IF(ISNUMBER([.R326]); ROUND(([.P326]-[.H32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6]); &quot;&quot;; IF([.$G326]=&quot;Long&quot;; ([.X326]-[.$J326])*[.$I326]/[.$L326]; ([.$J326]-[.X326])*[.$I326]/[.$L326])-[.$Q326]); &quot;&quot;)">
            <text:p/>
          </table:table-cell>
          <table:table-cell/>
          <table:table-cell table:style-name="ce243" table:formula="of:=IFERROR(IF(ISBLANK([.Z326]); &quot;&quot;; IF([.$G326]=&quot;Long&quot;; ([.Z326]-[.$J326])*[.$I326]/[.$L326]; ([.$J326]-[.Z326])*[.$I326]/[.$L326])-[.$Q326]); &quot;&quot;)">
            <text:p/>
          </table:table-cell>
          <table:table-cell/>
          <table:table-cell table:style-name="ce243" table:formula="of:=IFERROR(IF(ISBLANK([.AB326]); &quot;&quot;; IF([.$G326]=&quot;Long&quot;; ([.AB326]-[.$J326])*[.$I326]/[.$L326]; ([.$J326]-[.AB326])*[.$I326]/[.$L326])-[.$Q326]); &quot;&quot;)">
            <text:p/>
          </table:table-cell>
          <table:table-cell table:number-columns-repeated="5"/>
          <table:table-cell table:formula="of:=IF([.B326]=&quot;&quot;; &quot;&quot;; WEEKDAY([.B326]; 2))">
            <text:p/>
          </table:table-cell>
          <table:table-cell table:number-columns-repeated="29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7]=&quot;Long&quot; ; [.J327]-[Overview.$C$4]/[.I327]  ;  IF([.G327]=&quot;Short&quot;; [.J327]+[Overview.$C$4]/[.I327]; &quot;&quot;) ); &quot;&quot;)">
            <text:p/>
          </table:table-cell>
          <table:table-cell table:formula="of:=IFERROR(ABS([.K327]-[.J327])*[.I327]; &quot;&quot;)">
            <text:p/>
          </table:table-cell>
          <table:table-cell table:formula="of:=IFERROR(  IF([.G327]=&quot;Long&quot;;  [.J327]+[Overview.$C$4]/[.I327]  *  [Overview.$C$6]  ;  IF([.G327]=&quot;Short&quot;   ;  [.J327]-[Overview.$C$4]/[.I327]  * [Overview.$C$6]  ; &quot;&quot;  )  )   ; &quot;&quot;)">
            <text:p/>
          </table:table-cell>
          <table:table-cell table:number-columns-repeated="3"/>
          <table:table-cell table:style-name="ce182" table:formula="of:=IFERROR([.R327]/[.L327]; &quot;&quot;)">
            <text:p/>
          </table:table-cell>
          <table:table-cell table:style-name="ce203" table:formula="of:=IFERROR(   IF( AND( [.G327]=&quot;Long&quot;;   [.N327]=[.I327])  ;  [.I327]*([.O327]-[.J327])  ;    IF(  AND(  [.G327]=&quot;Short&quot;  ;   [.N327]=[.I327]   )   ;   [.I327]*([.J327]-[.O327])   ;  &quot;&quot;)) ; &quot;&quot;)">
            <text:p/>
          </table:table-cell>
          <table:table-cell table:style-name="ce215" table:formula="of:=IF(ISNUMBER([.R327]); IF([.R327]&gt;=0; &quot;Win&quot;; &quot;Loss&quot;); &quot;&quot;)">
            <text:p/>
          </table:table-cell>
          <table:table-cell table:style-name="ce220" table:formula="of:=IF(ISNUMBER([.R327]); ROUND(([.P327]-[.H32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7]); &quot;&quot;; IF([.$G327]=&quot;Long&quot;; ([.X327]-[.$J327])*[.$I327]/[.$L327]; ([.$J327]-[.X327])*[.$I327]/[.$L327])-[.$Q327]); &quot;&quot;)">
            <text:p/>
          </table:table-cell>
          <table:table-cell/>
          <table:table-cell table:style-name="ce243" table:formula="of:=IFERROR(IF(ISBLANK([.Z327]); &quot;&quot;; IF([.$G327]=&quot;Long&quot;; ([.Z327]-[.$J327])*[.$I327]/[.$L327]; ([.$J327]-[.Z327])*[.$I327]/[.$L327])-[.$Q327]); &quot;&quot;)">
            <text:p/>
          </table:table-cell>
          <table:table-cell/>
          <table:table-cell table:style-name="ce243" table:formula="of:=IFERROR(IF(ISBLANK([.AB327]); &quot;&quot;; IF([.$G327]=&quot;Long&quot;; ([.AB327]-[.$J327])*[.$I327]/[.$L327]; ([.$J327]-[.AB327])*[.$I327]/[.$L327])-[.$Q327]); &quot;&quot;)">
            <text:p/>
          </table:table-cell>
          <table:table-cell table:number-columns-repeated="5"/>
          <table:table-cell table:formula="of:=IF([.B327]=&quot;&quot;; &quot;&quot;; WEEKDAY([.B327]; 2))">
            <text:p/>
          </table:table-cell>
          <table:table-cell table:number-columns-repeated="29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8]=&quot;Long&quot; ; [.J328]-[Overview.$C$4]/[.I328]  ;  IF([.G328]=&quot;Short&quot;; [.J328]+[Overview.$C$4]/[.I328]; &quot;&quot;) ); &quot;&quot;)">
            <text:p/>
          </table:table-cell>
          <table:table-cell table:formula="of:=IFERROR(ABS([.K328]-[.J328])*[.I328]; &quot;&quot;)">
            <text:p/>
          </table:table-cell>
          <table:table-cell table:formula="of:=IFERROR(  IF([.G328]=&quot;Long&quot;;  [.J328]+[Overview.$C$4]/[.I328]  *  [Overview.$C$6]  ;  IF([.G328]=&quot;Short&quot;   ;  [.J328]-[Overview.$C$4]/[.I328]  * [Overview.$C$6]  ; &quot;&quot;  )  )   ; &quot;&quot;)">
            <text:p/>
          </table:table-cell>
          <table:table-cell table:number-columns-repeated="3"/>
          <table:table-cell table:style-name="ce182" table:formula="of:=IFERROR([.R328]/[.L328]; &quot;&quot;)">
            <text:p/>
          </table:table-cell>
          <table:table-cell table:style-name="ce203" table:formula="of:=IFERROR(   IF( AND( [.G328]=&quot;Long&quot;;   [.N328]=[.I328])  ;  [.I328]*([.O328]-[.J328])  ;    IF(  AND(  [.G328]=&quot;Short&quot;  ;   [.N328]=[.I328]   )   ;   [.I328]*([.J328]-[.O328])   ;  &quot;&quot;)) ; &quot;&quot;)">
            <text:p/>
          </table:table-cell>
          <table:table-cell table:style-name="ce215" table:formula="of:=IF(ISNUMBER([.R328]); IF([.R328]&gt;=0; &quot;Win&quot;; &quot;Loss&quot;); &quot;&quot;)">
            <text:p/>
          </table:table-cell>
          <table:table-cell table:style-name="ce220" table:formula="of:=IF(ISNUMBER([.R328]); ROUND(([.P328]-[.H32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8]); &quot;&quot;; IF([.$G328]=&quot;Long&quot;; ([.X328]-[.$J328])*[.$I328]/[.$L328]; ([.$J328]-[.X328])*[.$I328]/[.$L328])-[.$Q328]); &quot;&quot;)">
            <text:p/>
          </table:table-cell>
          <table:table-cell/>
          <table:table-cell table:style-name="ce243" table:formula="of:=IFERROR(IF(ISBLANK([.Z328]); &quot;&quot;; IF([.$G328]=&quot;Long&quot;; ([.Z328]-[.$J328])*[.$I328]/[.$L328]; ([.$J328]-[.Z328])*[.$I328]/[.$L328])-[.$Q328]); &quot;&quot;)">
            <text:p/>
          </table:table-cell>
          <table:table-cell/>
          <table:table-cell table:style-name="ce243" table:formula="of:=IFERROR(IF(ISBLANK([.AB328]); &quot;&quot;; IF([.$G328]=&quot;Long&quot;; ([.AB328]-[.$J328])*[.$I328]/[.$L328]; ([.$J328]-[.AB328])*[.$I328]/[.$L328])-[.$Q328]); &quot;&quot;)">
            <text:p/>
          </table:table-cell>
          <table:table-cell table:number-columns-repeated="5"/>
          <table:table-cell table:formula="of:=IF([.B328]=&quot;&quot;; &quot;&quot;; WEEKDAY([.B328]; 2))">
            <text:p/>
          </table:table-cell>
          <table:table-cell table:number-columns-repeated="29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9]=&quot;Long&quot; ; [.J329]-[Overview.$C$4]/[.I329]  ;  IF([.G329]=&quot;Short&quot;; [.J329]+[Overview.$C$4]/[.I329]; &quot;&quot;) ); &quot;&quot;)">
            <text:p/>
          </table:table-cell>
          <table:table-cell table:formula="of:=IFERROR(ABS([.K329]-[.J329])*[.I329]; &quot;&quot;)">
            <text:p/>
          </table:table-cell>
          <table:table-cell table:formula="of:=IFERROR(  IF([.G329]=&quot;Long&quot;;  [.J329]+[Overview.$C$4]/[.I329]  *  [Overview.$C$6]  ;  IF([.G329]=&quot;Short&quot;   ;  [.J329]-[Overview.$C$4]/[.I329]  * [Overview.$C$6]  ; &quot;&quot;  )  )   ; &quot;&quot;)">
            <text:p/>
          </table:table-cell>
          <table:table-cell table:number-columns-repeated="3"/>
          <table:table-cell table:style-name="ce182" table:formula="of:=IFERROR([.R329]/[.L329]; &quot;&quot;)">
            <text:p/>
          </table:table-cell>
          <table:table-cell table:style-name="ce203" table:formula="of:=IFERROR(   IF( AND( [.G329]=&quot;Long&quot;;   [.N329]=[.I329])  ;  [.I329]*([.O329]-[.J329])  ;    IF(  AND(  [.G329]=&quot;Short&quot;  ;   [.N329]=[.I329]   )   ;   [.I329]*([.J329]-[.O329])   ;  &quot;&quot;)) ; &quot;&quot;)">
            <text:p/>
          </table:table-cell>
          <table:table-cell table:style-name="ce215" table:formula="of:=IF(ISNUMBER([.R329]); IF([.R329]&gt;=0; &quot;Win&quot;; &quot;Loss&quot;); &quot;&quot;)">
            <text:p/>
          </table:table-cell>
          <table:table-cell table:style-name="ce220" table:formula="of:=IF(ISNUMBER([.R329]); ROUND(([.P329]-[.H32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9]); &quot;&quot;; IF([.$G329]=&quot;Long&quot;; ([.X329]-[.$J329])*[.$I329]/[.$L329]; ([.$J329]-[.X329])*[.$I329]/[.$L329])-[.$Q329]); &quot;&quot;)">
            <text:p/>
          </table:table-cell>
          <table:table-cell/>
          <table:table-cell table:style-name="ce243" table:formula="of:=IFERROR(IF(ISBLANK([.Z329]); &quot;&quot;; IF([.$G329]=&quot;Long&quot;; ([.Z329]-[.$J329])*[.$I329]/[.$L329]; ([.$J329]-[.Z329])*[.$I329]/[.$L329])-[.$Q329]); &quot;&quot;)">
            <text:p/>
          </table:table-cell>
          <table:table-cell/>
          <table:table-cell table:style-name="ce243" table:formula="of:=IFERROR(IF(ISBLANK([.AB329]); &quot;&quot;; IF([.$G329]=&quot;Long&quot;; ([.AB329]-[.$J329])*[.$I329]/[.$L329]; ([.$J329]-[.AB329])*[.$I329]/[.$L329])-[.$Q329]); &quot;&quot;)">
            <text:p/>
          </table:table-cell>
          <table:table-cell table:number-columns-repeated="5"/>
          <table:table-cell table:formula="of:=IF([.B329]=&quot;&quot;; &quot;&quot;; WEEKDAY([.B329]; 2))">
            <text:p/>
          </table:table-cell>
          <table:table-cell table:number-columns-repeated="29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0]=&quot;Long&quot; ; [.J330]-[Overview.$C$4]/[.I330]  ;  IF([.G330]=&quot;Short&quot;; [.J330]+[Overview.$C$4]/[.I330]; &quot;&quot;) ); &quot;&quot;)">
            <text:p/>
          </table:table-cell>
          <table:table-cell table:formula="of:=IFERROR(ABS([.K330]-[.J330])*[.I330]; &quot;&quot;)">
            <text:p/>
          </table:table-cell>
          <table:table-cell table:formula="of:=IFERROR(  IF([.G330]=&quot;Long&quot;;  [.J330]+[Overview.$C$4]/[.I330]  *  [Overview.$C$6]  ;  IF([.G330]=&quot;Short&quot;   ;  [.J330]-[Overview.$C$4]/[.I330]  * [Overview.$C$6]  ; &quot;&quot;  )  )   ; &quot;&quot;)">
            <text:p/>
          </table:table-cell>
          <table:table-cell table:number-columns-repeated="3"/>
          <table:table-cell table:style-name="ce182" table:formula="of:=IFERROR([.R330]/[.L330]; &quot;&quot;)">
            <text:p/>
          </table:table-cell>
          <table:table-cell table:style-name="ce203" table:formula="of:=IFERROR(   IF( AND( [.G330]=&quot;Long&quot;;   [.N330]=[.I330])  ;  [.I330]*([.O330]-[.J330])  ;    IF(  AND(  [.G330]=&quot;Short&quot;  ;   [.N330]=[.I330]   )   ;   [.I330]*([.J330]-[.O330])   ;  &quot;&quot;)) ; &quot;&quot;)">
            <text:p/>
          </table:table-cell>
          <table:table-cell table:style-name="ce215" table:formula="of:=IF(ISNUMBER([.R330]); IF([.R330]&gt;=0; &quot;Win&quot;; &quot;Loss&quot;); &quot;&quot;)">
            <text:p/>
          </table:table-cell>
          <table:table-cell table:style-name="ce220" table:formula="of:=IF(ISNUMBER([.R330]); ROUND(([.P330]-[.H33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0]); &quot;&quot;; IF([.$G330]=&quot;Long&quot;; ([.X330]-[.$J330])*[.$I330]/[.$L330]; ([.$J330]-[.X330])*[.$I330]/[.$L330])-[.$Q330]); &quot;&quot;)">
            <text:p/>
          </table:table-cell>
          <table:table-cell/>
          <table:table-cell table:style-name="ce243" table:formula="of:=IFERROR(IF(ISBLANK([.Z330]); &quot;&quot;; IF([.$G330]=&quot;Long&quot;; ([.Z330]-[.$J330])*[.$I330]/[.$L330]; ([.$J330]-[.Z330])*[.$I330]/[.$L330])-[.$Q330]); &quot;&quot;)">
            <text:p/>
          </table:table-cell>
          <table:table-cell/>
          <table:table-cell table:style-name="ce243" table:formula="of:=IFERROR(IF(ISBLANK([.AB330]); &quot;&quot;; IF([.$G330]=&quot;Long&quot;; ([.AB330]-[.$J330])*[.$I330]/[.$L330]; ([.$J330]-[.AB330])*[.$I330]/[.$L330])-[.$Q330]); &quot;&quot;)">
            <text:p/>
          </table:table-cell>
          <table:table-cell table:number-columns-repeated="5"/>
          <table:table-cell table:formula="of:=IF([.B330]=&quot;&quot;; &quot;&quot;; WEEKDAY([.B330]; 2))">
            <text:p/>
          </table:table-cell>
          <table:table-cell table:number-columns-repeated="29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1]=&quot;Long&quot; ; [.J331]-[Overview.$C$4]/[.I331]  ;  IF([.G331]=&quot;Short&quot;; [.J331]+[Overview.$C$4]/[.I331]; &quot;&quot;) ); &quot;&quot;)">
            <text:p/>
          </table:table-cell>
          <table:table-cell table:formula="of:=IFERROR(ABS([.K331]-[.J331])*[.I331]; &quot;&quot;)">
            <text:p/>
          </table:table-cell>
          <table:table-cell table:formula="of:=IFERROR(  IF([.G331]=&quot;Long&quot;;  [.J331]+[Overview.$C$4]/[.I331]  *  [Overview.$C$6]  ;  IF([.G331]=&quot;Short&quot;   ;  [.J331]-[Overview.$C$4]/[.I331]  * [Overview.$C$6]  ; &quot;&quot;  )  )   ; &quot;&quot;)">
            <text:p/>
          </table:table-cell>
          <table:table-cell table:number-columns-repeated="3"/>
          <table:table-cell table:style-name="ce182" table:formula="of:=IFERROR([.R331]/[.L331]; &quot;&quot;)">
            <text:p/>
          </table:table-cell>
          <table:table-cell table:style-name="ce203" table:formula="of:=IFERROR(   IF( AND( [.G331]=&quot;Long&quot;;   [.N331]=[.I331])  ;  [.I331]*([.O331]-[.J331])  ;    IF(  AND(  [.G331]=&quot;Short&quot;  ;   [.N331]=[.I331]   )   ;   [.I331]*([.J331]-[.O331])   ;  &quot;&quot;)) ; &quot;&quot;)">
            <text:p/>
          </table:table-cell>
          <table:table-cell table:style-name="ce215" table:formula="of:=IF(ISNUMBER([.R331]); IF([.R331]&gt;=0; &quot;Win&quot;; &quot;Loss&quot;); &quot;&quot;)">
            <text:p/>
          </table:table-cell>
          <table:table-cell table:style-name="ce220" table:formula="of:=IF(ISNUMBER([.R331]); ROUND(([.P331]-[.H33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1]); &quot;&quot;; IF([.$G331]=&quot;Long&quot;; ([.X331]-[.$J331])*[.$I331]/[.$L331]; ([.$J331]-[.X331])*[.$I331]/[.$L331])-[.$Q331]); &quot;&quot;)">
            <text:p/>
          </table:table-cell>
          <table:table-cell/>
          <table:table-cell table:style-name="ce243" table:formula="of:=IFERROR(IF(ISBLANK([.Z331]); &quot;&quot;; IF([.$G331]=&quot;Long&quot;; ([.Z331]-[.$J331])*[.$I331]/[.$L331]; ([.$J331]-[.Z331])*[.$I331]/[.$L331])-[.$Q331]); &quot;&quot;)">
            <text:p/>
          </table:table-cell>
          <table:table-cell/>
          <table:table-cell table:style-name="ce243" table:formula="of:=IFERROR(IF(ISBLANK([.AB331]); &quot;&quot;; IF([.$G331]=&quot;Long&quot;; ([.AB331]-[.$J331])*[.$I331]/[.$L331]; ([.$J331]-[.AB331])*[.$I331]/[.$L331])-[.$Q331]); &quot;&quot;)">
            <text:p/>
          </table:table-cell>
          <table:table-cell table:number-columns-repeated="5"/>
          <table:table-cell table:formula="of:=IF([.B331]=&quot;&quot;; &quot;&quot;; WEEKDAY([.B331]; 2))">
            <text:p/>
          </table:table-cell>
          <table:table-cell table:number-columns-repeated="2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2]=&quot;Long&quot; ; [.J332]-[Overview.$C$4]/[.I332]  ;  IF([.G332]=&quot;Short&quot;; [.J332]+[Overview.$C$4]/[.I332]; &quot;&quot;) ); &quot;&quot;)">
            <text:p/>
          </table:table-cell>
          <table:table-cell table:formula="of:=IFERROR(ABS([.K332]-[.J332])*[.I332]; &quot;&quot;)">
            <text:p/>
          </table:table-cell>
          <table:table-cell table:formula="of:=IFERROR(  IF([.G332]=&quot;Long&quot;;  [.J332]+[Overview.$C$4]/[.I332]  *  [Overview.$C$6]  ;  IF([.G332]=&quot;Short&quot;   ;  [.J332]-[Overview.$C$4]/[.I332]  * [Overview.$C$6]  ; &quot;&quot;  )  )   ; &quot;&quot;)">
            <text:p/>
          </table:table-cell>
          <table:table-cell table:number-columns-repeated="3"/>
          <table:table-cell table:style-name="ce182" table:formula="of:=IFERROR([.R332]/[.L332]; &quot;&quot;)">
            <text:p/>
          </table:table-cell>
          <table:table-cell table:style-name="ce203" table:formula="of:=IFERROR(   IF( AND( [.G332]=&quot;Long&quot;;   [.N332]=[.I332])  ;  [.I332]*([.O332]-[.J332])  ;    IF(  AND(  [.G332]=&quot;Short&quot;  ;   [.N332]=[.I332]   )   ;   [.I332]*([.J332]-[.O332])   ;  &quot;&quot;)) ; &quot;&quot;)">
            <text:p/>
          </table:table-cell>
          <table:table-cell table:style-name="ce215" table:formula="of:=IF(ISNUMBER([.R332]); IF([.R332]&gt;=0; &quot;Win&quot;; &quot;Loss&quot;); &quot;&quot;)">
            <text:p/>
          </table:table-cell>
          <table:table-cell table:style-name="ce220" table:formula="of:=IF(ISNUMBER([.R332]); ROUND(([.P332]-[.H33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2]); &quot;&quot;; IF([.$G332]=&quot;Long&quot;; ([.X332]-[.$J332])*[.$I332]/[.$L332]; ([.$J332]-[.X332])*[.$I332]/[.$L332])-[.$Q332]); &quot;&quot;)">
            <text:p/>
          </table:table-cell>
          <table:table-cell/>
          <table:table-cell table:style-name="ce243" table:formula="of:=IFERROR(IF(ISBLANK([.Z332]); &quot;&quot;; IF([.$G332]=&quot;Long&quot;; ([.Z332]-[.$J332])*[.$I332]/[.$L332]; ([.$J332]-[.Z332])*[.$I332]/[.$L332])-[.$Q332]); &quot;&quot;)">
            <text:p/>
          </table:table-cell>
          <table:table-cell/>
          <table:table-cell table:style-name="ce243" table:formula="of:=IFERROR(IF(ISBLANK([.AB332]); &quot;&quot;; IF([.$G332]=&quot;Long&quot;; ([.AB332]-[.$J332])*[.$I332]/[.$L332]; ([.$J332]-[.AB332])*[.$I332]/[.$L332])-[.$Q332]); &quot;&quot;)">
            <text:p/>
          </table:table-cell>
          <table:table-cell table:number-columns-repeated="5"/>
          <table:table-cell table:formula="of:=IF([.B332]=&quot;&quot;; &quot;&quot;; WEEKDAY([.B332]; 2))">
            <text:p/>
          </table:table-cell>
          <table:table-cell table:number-columns-repeated="29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3]=&quot;Long&quot; ; [.J333]-[Overview.$C$4]/[.I333]  ;  IF([.G333]=&quot;Short&quot;; [.J333]+[Overview.$C$4]/[.I333]; &quot;&quot;) ); &quot;&quot;)">
            <text:p/>
          </table:table-cell>
          <table:table-cell table:formula="of:=IFERROR(ABS([.K333]-[.J333])*[.I333]; &quot;&quot;)">
            <text:p/>
          </table:table-cell>
          <table:table-cell table:formula="of:=IFERROR(  IF([.G333]=&quot;Long&quot;;  [.J333]+[Overview.$C$4]/[.I333]  *  [Overview.$C$6]  ;  IF([.G333]=&quot;Short&quot;   ;  [.J333]-[Overview.$C$4]/[.I333]  * [Overview.$C$6]  ; &quot;&quot;  )  )   ; &quot;&quot;)">
            <text:p/>
          </table:table-cell>
          <table:table-cell table:number-columns-repeated="3"/>
          <table:table-cell table:style-name="ce182" table:formula="of:=IFERROR([.R333]/[.L333]; &quot;&quot;)">
            <text:p/>
          </table:table-cell>
          <table:table-cell table:style-name="ce203" table:formula="of:=IFERROR(   IF( AND( [.G333]=&quot;Long&quot;;   [.N333]=[.I333])  ;  [.I333]*([.O333]-[.J333])  ;    IF(  AND(  [.G333]=&quot;Short&quot;  ;   [.N333]=[.I333]   )   ;   [.I333]*([.J333]-[.O333])   ;  &quot;&quot;)) ; &quot;&quot;)">
            <text:p/>
          </table:table-cell>
          <table:table-cell table:style-name="ce215" table:formula="of:=IF(ISNUMBER([.R333]); IF([.R333]&gt;=0; &quot;Win&quot;; &quot;Loss&quot;); &quot;&quot;)">
            <text:p/>
          </table:table-cell>
          <table:table-cell table:style-name="ce220" table:formula="of:=IF(ISNUMBER([.R333]); ROUND(([.P333]-[.H33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3]); &quot;&quot;; IF([.$G333]=&quot;Long&quot;; ([.X333]-[.$J333])*[.$I333]/[.$L333]; ([.$J333]-[.X333])*[.$I333]/[.$L333])-[.$Q333]); &quot;&quot;)">
            <text:p/>
          </table:table-cell>
          <table:table-cell/>
          <table:table-cell table:style-name="ce243" table:formula="of:=IFERROR(IF(ISBLANK([.Z333]); &quot;&quot;; IF([.$G333]=&quot;Long&quot;; ([.Z333]-[.$J333])*[.$I333]/[.$L333]; ([.$J333]-[.Z333])*[.$I333]/[.$L333])-[.$Q333]); &quot;&quot;)">
            <text:p/>
          </table:table-cell>
          <table:table-cell/>
          <table:table-cell table:style-name="ce243" table:formula="of:=IFERROR(IF(ISBLANK([.AB333]); &quot;&quot;; IF([.$G333]=&quot;Long&quot;; ([.AB333]-[.$J333])*[.$I333]/[.$L333]; ([.$J333]-[.AB333])*[.$I333]/[.$L333])-[.$Q333]); &quot;&quot;)">
            <text:p/>
          </table:table-cell>
          <table:table-cell table:number-columns-repeated="5"/>
          <table:table-cell table:formula="of:=IF([.B333]=&quot;&quot;; &quot;&quot;; WEEKDAY([.B333]; 2))">
            <text:p/>
          </table:table-cell>
          <table:table-cell table:number-columns-repeated="29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4]=&quot;Long&quot; ; [.J334]-[Overview.$C$4]/[.I334]  ;  IF([.G334]=&quot;Short&quot;; [.J334]+[Overview.$C$4]/[.I334]; &quot;&quot;) ); &quot;&quot;)">
            <text:p/>
          </table:table-cell>
          <table:table-cell table:formula="of:=IFERROR(ABS([.K334]-[.J334])*[.I334]; &quot;&quot;)">
            <text:p/>
          </table:table-cell>
          <table:table-cell table:formula="of:=IFERROR(  IF([.G334]=&quot;Long&quot;;  [.J334]+[Overview.$C$4]/[.I334]  *  [Overview.$C$6]  ;  IF([.G334]=&quot;Short&quot;   ;  [.J334]-[Overview.$C$4]/[.I334]  * [Overview.$C$6]  ; &quot;&quot;  )  )   ; &quot;&quot;)">
            <text:p/>
          </table:table-cell>
          <table:table-cell table:number-columns-repeated="3"/>
          <table:table-cell table:style-name="ce182" table:formula="of:=IFERROR([.R334]/[.L334]; &quot;&quot;)">
            <text:p/>
          </table:table-cell>
          <table:table-cell table:style-name="ce203" table:formula="of:=IFERROR(   IF( AND( [.G334]=&quot;Long&quot;;   [.N334]=[.I334])  ;  [.I334]*([.O334]-[.J334])  ;    IF(  AND(  [.G334]=&quot;Short&quot;  ;   [.N334]=[.I334]   )   ;   [.I334]*([.J334]-[.O334])   ;  &quot;&quot;)) ; &quot;&quot;)">
            <text:p/>
          </table:table-cell>
          <table:table-cell table:style-name="ce215" table:formula="of:=IF(ISNUMBER([.R334]); IF([.R334]&gt;=0; &quot;Win&quot;; &quot;Loss&quot;); &quot;&quot;)">
            <text:p/>
          </table:table-cell>
          <table:table-cell table:style-name="ce220" table:formula="of:=IF(ISNUMBER([.R334]); ROUND(([.P334]-[.H33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4]); &quot;&quot;; IF([.$G334]=&quot;Long&quot;; ([.X334]-[.$J334])*[.$I334]/[.$L334]; ([.$J334]-[.X334])*[.$I334]/[.$L334])-[.$Q334]); &quot;&quot;)">
            <text:p/>
          </table:table-cell>
          <table:table-cell/>
          <table:table-cell table:style-name="ce243" table:formula="of:=IFERROR(IF(ISBLANK([.Z334]); &quot;&quot;; IF([.$G334]=&quot;Long&quot;; ([.Z334]-[.$J334])*[.$I334]/[.$L334]; ([.$J334]-[.Z334])*[.$I334]/[.$L334])-[.$Q334]); &quot;&quot;)">
            <text:p/>
          </table:table-cell>
          <table:table-cell/>
          <table:table-cell table:style-name="ce243" table:formula="of:=IFERROR(IF(ISBLANK([.AB334]); &quot;&quot;; IF([.$G334]=&quot;Long&quot;; ([.AB334]-[.$J334])*[.$I334]/[.$L334]; ([.$J334]-[.AB334])*[.$I334]/[.$L334])-[.$Q334]); &quot;&quot;)">
            <text:p/>
          </table:table-cell>
          <table:table-cell table:number-columns-repeated="5"/>
          <table:table-cell table:formula="of:=IF([.B334]=&quot;&quot;; &quot;&quot;; WEEKDAY([.B334]; 2))">
            <text:p/>
          </table:table-cell>
          <table:table-cell table:number-columns-repeated="29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5]=&quot;Long&quot; ; [.J335]-[Overview.$C$4]/[.I335]  ;  IF([.G335]=&quot;Short&quot;; [.J335]+[Overview.$C$4]/[.I335]; &quot;&quot;) ); &quot;&quot;)">
            <text:p/>
          </table:table-cell>
          <table:table-cell table:formula="of:=IFERROR(ABS([.K335]-[.J335])*[.I335]; &quot;&quot;)">
            <text:p/>
          </table:table-cell>
          <table:table-cell table:formula="of:=IFERROR(  IF([.G335]=&quot;Long&quot;;  [.J335]+[Overview.$C$4]/[.I335]  *  [Overview.$C$6]  ;  IF([.G335]=&quot;Short&quot;   ;  [.J335]-[Overview.$C$4]/[.I335]  * [Overview.$C$6]  ; &quot;&quot;  )  )   ; &quot;&quot;)">
            <text:p/>
          </table:table-cell>
          <table:table-cell table:number-columns-repeated="3"/>
          <table:table-cell table:style-name="ce182" table:formula="of:=IFERROR([.R335]/[.L335]; &quot;&quot;)">
            <text:p/>
          </table:table-cell>
          <table:table-cell table:style-name="ce203" table:formula="of:=IFERROR(   IF( AND( [.G335]=&quot;Long&quot;;   [.N335]=[.I335])  ;  [.I335]*([.O335]-[.J335])  ;    IF(  AND(  [.G335]=&quot;Short&quot;  ;   [.N335]=[.I335]   )   ;   [.I335]*([.J335]-[.O335])   ;  &quot;&quot;)) ; &quot;&quot;)">
            <text:p/>
          </table:table-cell>
          <table:table-cell table:style-name="ce215" table:formula="of:=IF(ISNUMBER([.R335]); IF([.R335]&gt;=0; &quot;Win&quot;; &quot;Loss&quot;); &quot;&quot;)">
            <text:p/>
          </table:table-cell>
          <table:table-cell table:style-name="ce220" table:formula="of:=IF(ISNUMBER([.R335]); ROUND(([.P335]-[.H33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5]); &quot;&quot;; IF([.$G335]=&quot;Long&quot;; ([.X335]-[.$J335])*[.$I335]/[.$L335]; ([.$J335]-[.X335])*[.$I335]/[.$L335])-[.$Q335]); &quot;&quot;)">
            <text:p/>
          </table:table-cell>
          <table:table-cell/>
          <table:table-cell table:style-name="ce243" table:formula="of:=IFERROR(IF(ISBLANK([.Z335]); &quot;&quot;; IF([.$G335]=&quot;Long&quot;; ([.Z335]-[.$J335])*[.$I335]/[.$L335]; ([.$J335]-[.Z335])*[.$I335]/[.$L335])-[.$Q335]); &quot;&quot;)">
            <text:p/>
          </table:table-cell>
          <table:table-cell/>
          <table:table-cell table:style-name="ce243" table:formula="of:=IFERROR(IF(ISBLANK([.AB335]); &quot;&quot;; IF([.$G335]=&quot;Long&quot;; ([.AB335]-[.$J335])*[.$I335]/[.$L335]; ([.$J335]-[.AB335])*[.$I335]/[.$L335])-[.$Q335]); &quot;&quot;)">
            <text:p/>
          </table:table-cell>
          <table:table-cell table:number-columns-repeated="5"/>
          <table:table-cell table:formula="of:=IF([.B335]=&quot;&quot;; &quot;&quot;; WEEKDAY([.B335]; 2))">
            <text:p/>
          </table:table-cell>
          <table:table-cell table:number-columns-repeated="29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6]=&quot;Long&quot; ; [.J336]-[Overview.$C$4]/[.I336]  ;  IF([.G336]=&quot;Short&quot;; [.J336]+[Overview.$C$4]/[.I336]; &quot;&quot;) ); &quot;&quot;)">
            <text:p/>
          </table:table-cell>
          <table:table-cell table:formula="of:=IFERROR(ABS([.K336]-[.J336])*[.I336]; &quot;&quot;)">
            <text:p/>
          </table:table-cell>
          <table:table-cell table:formula="of:=IFERROR(  IF([.G336]=&quot;Long&quot;;  [.J336]+[Overview.$C$4]/[.I336]  *  [Overview.$C$6]  ;  IF([.G336]=&quot;Short&quot;   ;  [.J336]-[Overview.$C$4]/[.I336]  * [Overview.$C$6]  ; &quot;&quot;  )  )   ; &quot;&quot;)">
            <text:p/>
          </table:table-cell>
          <table:table-cell table:number-columns-repeated="3"/>
          <table:table-cell table:style-name="ce182" table:formula="of:=IFERROR([.R336]/[.L336]; &quot;&quot;)">
            <text:p/>
          </table:table-cell>
          <table:table-cell table:style-name="ce203" table:formula="of:=IFERROR(   IF( AND( [.G336]=&quot;Long&quot;;   [.N336]=[.I336])  ;  [.I336]*([.O336]-[.J336])  ;    IF(  AND(  [.G336]=&quot;Short&quot;  ;   [.N336]=[.I336]   )   ;   [.I336]*([.J336]-[.O336])   ;  &quot;&quot;)) ; &quot;&quot;)">
            <text:p/>
          </table:table-cell>
          <table:table-cell table:style-name="ce215" table:formula="of:=IF(ISNUMBER([.R336]); IF([.R336]&gt;=0; &quot;Win&quot;; &quot;Loss&quot;); &quot;&quot;)">
            <text:p/>
          </table:table-cell>
          <table:table-cell table:style-name="ce220" table:formula="of:=IF(ISNUMBER([.R336]); ROUND(([.P336]-[.H33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6]); &quot;&quot;; IF([.$G336]=&quot;Long&quot;; ([.X336]-[.$J336])*[.$I336]/[.$L336]; ([.$J336]-[.X336])*[.$I336]/[.$L336])-[.$Q336]); &quot;&quot;)">
            <text:p/>
          </table:table-cell>
          <table:table-cell/>
          <table:table-cell table:style-name="ce243" table:formula="of:=IFERROR(IF(ISBLANK([.Z336]); &quot;&quot;; IF([.$G336]=&quot;Long&quot;; ([.Z336]-[.$J336])*[.$I336]/[.$L336]; ([.$J336]-[.Z336])*[.$I336]/[.$L336])-[.$Q336]); &quot;&quot;)">
            <text:p/>
          </table:table-cell>
          <table:table-cell/>
          <table:table-cell table:style-name="ce243" table:formula="of:=IFERROR(IF(ISBLANK([.AB336]); &quot;&quot;; IF([.$G336]=&quot;Long&quot;; ([.AB336]-[.$J336])*[.$I336]/[.$L336]; ([.$J336]-[.AB336])*[.$I336]/[.$L336])-[.$Q336]); &quot;&quot;)">
            <text:p/>
          </table:table-cell>
          <table:table-cell table:number-columns-repeated="5"/>
          <table:table-cell table:formula="of:=IF([.B336]=&quot;&quot;; &quot;&quot;; WEEKDAY([.B336]; 2))">
            <text:p/>
          </table:table-cell>
          <table:table-cell table:number-columns-repeated="29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7]=&quot;Long&quot; ; [.J337]-[Overview.$C$4]/[.I337]  ;  IF([.G337]=&quot;Short&quot;; [.J337]+[Overview.$C$4]/[.I337]; &quot;&quot;) ); &quot;&quot;)">
            <text:p/>
          </table:table-cell>
          <table:table-cell table:formula="of:=IFERROR(ABS([.K337]-[.J337])*[.I337]; &quot;&quot;)">
            <text:p/>
          </table:table-cell>
          <table:table-cell table:formula="of:=IFERROR(  IF([.G337]=&quot;Long&quot;;  [.J337]+[Overview.$C$4]/[.I337]  *  [Overview.$C$6]  ;  IF([.G337]=&quot;Short&quot;   ;  [.J337]-[Overview.$C$4]/[.I337]  * [Overview.$C$6]  ; &quot;&quot;  )  )   ; &quot;&quot;)">
            <text:p/>
          </table:table-cell>
          <table:table-cell table:number-columns-repeated="3"/>
          <table:table-cell table:style-name="ce182" table:formula="of:=IFERROR([.R337]/[.L337]; &quot;&quot;)">
            <text:p/>
          </table:table-cell>
          <table:table-cell table:style-name="ce203" table:formula="of:=IFERROR(   IF( AND( [.G337]=&quot;Long&quot;;   [.N337]=[.I337])  ;  [.I337]*([.O337]-[.J337])  ;    IF(  AND(  [.G337]=&quot;Short&quot;  ;   [.N337]=[.I337]   )   ;   [.I337]*([.J337]-[.O337])   ;  &quot;&quot;)) ; &quot;&quot;)">
            <text:p/>
          </table:table-cell>
          <table:table-cell table:style-name="ce215" table:formula="of:=IF(ISNUMBER([.R337]); IF([.R337]&gt;=0; &quot;Win&quot;; &quot;Loss&quot;); &quot;&quot;)">
            <text:p/>
          </table:table-cell>
          <table:table-cell table:style-name="ce220" table:formula="of:=IF(ISNUMBER([.R337]); ROUND(([.P337]-[.H33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7]); &quot;&quot;; IF([.$G337]=&quot;Long&quot;; ([.X337]-[.$J337])*[.$I337]/[.$L337]; ([.$J337]-[.X337])*[.$I337]/[.$L337])-[.$Q337]); &quot;&quot;)">
            <text:p/>
          </table:table-cell>
          <table:table-cell/>
          <table:table-cell table:style-name="ce243" table:formula="of:=IFERROR(IF(ISBLANK([.Z337]); &quot;&quot;; IF([.$G337]=&quot;Long&quot;; ([.Z337]-[.$J337])*[.$I337]/[.$L337]; ([.$J337]-[.Z337])*[.$I337]/[.$L337])-[.$Q337]); &quot;&quot;)">
            <text:p/>
          </table:table-cell>
          <table:table-cell/>
          <table:table-cell table:style-name="ce243" table:formula="of:=IFERROR(IF(ISBLANK([.AB337]); &quot;&quot;; IF([.$G337]=&quot;Long&quot;; ([.AB337]-[.$J337])*[.$I337]/[.$L337]; ([.$J337]-[.AB337])*[.$I337]/[.$L337])-[.$Q337]); &quot;&quot;)">
            <text:p/>
          </table:table-cell>
          <table:table-cell table:number-columns-repeated="5"/>
          <table:table-cell table:formula="of:=IF([.B337]=&quot;&quot;; &quot;&quot;; WEEKDAY([.B337]; 2))">
            <text:p/>
          </table:table-cell>
          <table:table-cell table:number-columns-repeated="29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8]=&quot;Long&quot; ; [.J338]-[Overview.$C$4]/[.I338]  ;  IF([.G338]=&quot;Short&quot;; [.J338]+[Overview.$C$4]/[.I338]; &quot;&quot;) ); &quot;&quot;)">
            <text:p/>
          </table:table-cell>
          <table:table-cell table:formula="of:=IFERROR(ABS([.K338]-[.J338])*[.I338]; &quot;&quot;)">
            <text:p/>
          </table:table-cell>
          <table:table-cell table:formula="of:=IFERROR(  IF([.G338]=&quot;Long&quot;;  [.J338]+[Overview.$C$4]/[.I338]  *  [Overview.$C$6]  ;  IF([.G338]=&quot;Short&quot;   ;  [.J338]-[Overview.$C$4]/[.I338]  * [Overview.$C$6]  ; &quot;&quot;  )  )   ; &quot;&quot;)">
            <text:p/>
          </table:table-cell>
          <table:table-cell table:number-columns-repeated="3"/>
          <table:table-cell table:style-name="ce182" table:formula="of:=IFERROR([.R338]/[.L338]; &quot;&quot;)">
            <text:p/>
          </table:table-cell>
          <table:table-cell table:style-name="ce203" table:formula="of:=IFERROR(   IF( AND( [.G338]=&quot;Long&quot;;   [.N338]=[.I338])  ;  [.I338]*([.O338]-[.J338])  ;    IF(  AND(  [.G338]=&quot;Short&quot;  ;   [.N338]=[.I338]   )   ;   [.I338]*([.J338]-[.O338])   ;  &quot;&quot;)) ; &quot;&quot;)">
            <text:p/>
          </table:table-cell>
          <table:table-cell table:style-name="ce215" table:formula="of:=IF(ISNUMBER([.R338]); IF([.R338]&gt;=0; &quot;Win&quot;; &quot;Loss&quot;); &quot;&quot;)">
            <text:p/>
          </table:table-cell>
          <table:table-cell table:style-name="ce220" table:formula="of:=IF(ISNUMBER([.R338]); ROUND(([.P338]-[.H33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8]); &quot;&quot;; IF([.$G338]=&quot;Long&quot;; ([.X338]-[.$J338])*[.$I338]/[.$L338]; ([.$J338]-[.X338])*[.$I338]/[.$L338])-[.$Q338]); &quot;&quot;)">
            <text:p/>
          </table:table-cell>
          <table:table-cell/>
          <table:table-cell table:style-name="ce243" table:formula="of:=IFERROR(IF(ISBLANK([.Z338]); &quot;&quot;; IF([.$G338]=&quot;Long&quot;; ([.Z338]-[.$J338])*[.$I338]/[.$L338]; ([.$J338]-[.Z338])*[.$I338]/[.$L338])-[.$Q338]); &quot;&quot;)">
            <text:p/>
          </table:table-cell>
          <table:table-cell/>
          <table:table-cell table:style-name="ce243" table:formula="of:=IFERROR(IF(ISBLANK([.AB338]); &quot;&quot;; IF([.$G338]=&quot;Long&quot;; ([.AB338]-[.$J338])*[.$I338]/[.$L338]; ([.$J338]-[.AB338])*[.$I338]/[.$L338])-[.$Q338]); &quot;&quot;)">
            <text:p/>
          </table:table-cell>
          <table:table-cell table:number-columns-repeated="5"/>
          <table:table-cell table:formula="of:=IF([.B338]=&quot;&quot;; &quot;&quot;; WEEKDAY([.B338]; 2))">
            <text:p/>
          </table:table-cell>
          <table:table-cell table:number-columns-repeated="29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9]=&quot;Long&quot; ; [.J339]-[Overview.$C$4]/[.I339]  ;  IF([.G339]=&quot;Short&quot;; [.J339]+[Overview.$C$4]/[.I339]; &quot;&quot;) ); &quot;&quot;)">
            <text:p/>
          </table:table-cell>
          <table:table-cell table:formula="of:=IFERROR(ABS([.K339]-[.J339])*[.I339]; &quot;&quot;)">
            <text:p/>
          </table:table-cell>
          <table:table-cell table:formula="of:=IFERROR(  IF([.G339]=&quot;Long&quot;;  [.J339]+[Overview.$C$4]/[.I339]  *  [Overview.$C$6]  ;  IF([.G339]=&quot;Short&quot;   ;  [.J339]-[Overview.$C$4]/[.I339]  * [Overview.$C$6]  ; &quot;&quot;  )  )   ; &quot;&quot;)">
            <text:p/>
          </table:table-cell>
          <table:table-cell table:number-columns-repeated="3"/>
          <table:table-cell table:style-name="ce182" table:formula="of:=IFERROR([.R339]/[.L339]; &quot;&quot;)">
            <text:p/>
          </table:table-cell>
          <table:table-cell table:style-name="ce203" table:formula="of:=IFERROR(   IF( AND( [.G339]=&quot;Long&quot;;   [.N339]=[.I339])  ;  [.I339]*([.O339]-[.J339])  ;    IF(  AND(  [.G339]=&quot;Short&quot;  ;   [.N339]=[.I339]   )   ;   [.I339]*([.J339]-[.O339])   ;  &quot;&quot;)) ; &quot;&quot;)">
            <text:p/>
          </table:table-cell>
          <table:table-cell table:style-name="ce215" table:formula="of:=IF(ISNUMBER([.R339]); IF([.R339]&gt;=0; &quot;Win&quot;; &quot;Loss&quot;); &quot;&quot;)">
            <text:p/>
          </table:table-cell>
          <table:table-cell table:style-name="ce220" table:formula="of:=IF(ISNUMBER([.R339]); ROUND(([.P339]-[.H33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9]); &quot;&quot;; IF([.$G339]=&quot;Long&quot;; ([.X339]-[.$J339])*[.$I339]/[.$L339]; ([.$J339]-[.X339])*[.$I339]/[.$L339])-[.$Q339]); &quot;&quot;)">
            <text:p/>
          </table:table-cell>
          <table:table-cell/>
          <table:table-cell table:style-name="ce243" table:formula="of:=IFERROR(IF(ISBLANK([.Z339]); &quot;&quot;; IF([.$G339]=&quot;Long&quot;; ([.Z339]-[.$J339])*[.$I339]/[.$L339]; ([.$J339]-[.Z339])*[.$I339]/[.$L339])-[.$Q339]); &quot;&quot;)">
            <text:p/>
          </table:table-cell>
          <table:table-cell/>
          <table:table-cell table:style-name="ce243" table:formula="of:=IFERROR(IF(ISBLANK([.AB339]); &quot;&quot;; IF([.$G339]=&quot;Long&quot;; ([.AB339]-[.$J339])*[.$I339]/[.$L339]; ([.$J339]-[.AB339])*[.$I339]/[.$L339])-[.$Q339]); &quot;&quot;)">
            <text:p/>
          </table:table-cell>
          <table:table-cell table:number-columns-repeated="5"/>
          <table:table-cell table:formula="of:=IF([.B339]=&quot;&quot;; &quot;&quot;; WEEKDAY([.B339]; 2))">
            <text:p/>
          </table:table-cell>
          <table:table-cell table:number-columns-repeated="29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0]=&quot;Long&quot; ; [.J340]-[Overview.$C$4]/[.I340]  ;  IF([.G340]=&quot;Short&quot;; [.J340]+[Overview.$C$4]/[.I340]; &quot;&quot;) ); &quot;&quot;)">
            <text:p/>
          </table:table-cell>
          <table:table-cell table:formula="of:=IFERROR(ABS([.K340]-[.J340])*[.I340]; &quot;&quot;)">
            <text:p/>
          </table:table-cell>
          <table:table-cell table:formula="of:=IFERROR(  IF([.G340]=&quot;Long&quot;;  [.J340]+[Overview.$C$4]/[.I340]  *  [Overview.$C$6]  ;  IF([.G340]=&quot;Short&quot;   ;  [.J340]-[Overview.$C$4]/[.I340]  * [Overview.$C$6]  ; &quot;&quot;  )  )   ; &quot;&quot;)">
            <text:p/>
          </table:table-cell>
          <table:table-cell table:number-columns-repeated="3"/>
          <table:table-cell table:style-name="ce182" table:formula="of:=IFERROR([.R340]/[.L340]; &quot;&quot;)">
            <text:p/>
          </table:table-cell>
          <table:table-cell table:style-name="ce203" table:formula="of:=IFERROR(   IF( AND( [.G340]=&quot;Long&quot;;   [.N340]=[.I340])  ;  [.I340]*([.O340]-[.J340])  ;    IF(  AND(  [.G340]=&quot;Short&quot;  ;   [.N340]=[.I340]   )   ;   [.I340]*([.J340]-[.O340])   ;  &quot;&quot;)) ; &quot;&quot;)">
            <text:p/>
          </table:table-cell>
          <table:table-cell table:style-name="ce215" table:formula="of:=IF(ISNUMBER([.R340]); IF([.R340]&gt;=0; &quot;Win&quot;; &quot;Loss&quot;); &quot;&quot;)">
            <text:p/>
          </table:table-cell>
          <table:table-cell table:style-name="ce220" table:formula="of:=IF(ISNUMBER([.R340]); ROUND(([.P340]-[.H34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0]); &quot;&quot;; IF([.$G340]=&quot;Long&quot;; ([.X340]-[.$J340])*[.$I340]/[.$L340]; ([.$J340]-[.X340])*[.$I340]/[.$L340])-[.$Q340]); &quot;&quot;)">
            <text:p/>
          </table:table-cell>
          <table:table-cell/>
          <table:table-cell table:style-name="ce243" table:formula="of:=IFERROR(IF(ISBLANK([.Z340]); &quot;&quot;; IF([.$G340]=&quot;Long&quot;; ([.Z340]-[.$J340])*[.$I340]/[.$L340]; ([.$J340]-[.Z340])*[.$I340]/[.$L340])-[.$Q340]); &quot;&quot;)">
            <text:p/>
          </table:table-cell>
          <table:table-cell/>
          <table:table-cell table:style-name="ce243" table:formula="of:=IFERROR(IF(ISBLANK([.AB340]); &quot;&quot;; IF([.$G340]=&quot;Long&quot;; ([.AB340]-[.$J340])*[.$I340]/[.$L340]; ([.$J340]-[.AB340])*[.$I340]/[.$L340])-[.$Q340]); &quot;&quot;)">
            <text:p/>
          </table:table-cell>
          <table:table-cell table:number-columns-repeated="5"/>
          <table:table-cell table:formula="of:=IF([.B340]=&quot;&quot;; &quot;&quot;; WEEKDAY([.B340]; 2))">
            <text:p/>
          </table:table-cell>
          <table:table-cell table:number-columns-repeated="29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1]=&quot;Long&quot; ; [.J341]-[Overview.$C$4]/[.I341]  ;  IF([.G341]=&quot;Short&quot;; [.J341]+[Overview.$C$4]/[.I341]; &quot;&quot;) ); &quot;&quot;)">
            <text:p/>
          </table:table-cell>
          <table:table-cell table:formula="of:=IFERROR(ABS([.K341]-[.J341])*[.I341]; &quot;&quot;)">
            <text:p/>
          </table:table-cell>
          <table:table-cell table:formula="of:=IFERROR(  IF([.G341]=&quot;Long&quot;;  [.J341]+[Overview.$C$4]/[.I341]  *  [Overview.$C$6]  ;  IF([.G341]=&quot;Short&quot;   ;  [.J341]-[Overview.$C$4]/[.I341]  * [Overview.$C$6]  ; &quot;&quot;  )  )   ; &quot;&quot;)">
            <text:p/>
          </table:table-cell>
          <table:table-cell table:number-columns-repeated="3"/>
          <table:table-cell table:style-name="ce182" table:formula="of:=IFERROR([.R341]/[.L341]; &quot;&quot;)">
            <text:p/>
          </table:table-cell>
          <table:table-cell table:style-name="ce203" table:formula="of:=IFERROR(   IF( AND( [.G341]=&quot;Long&quot;;   [.N341]=[.I341])  ;  [.I341]*([.O341]-[.J341])  ;    IF(  AND(  [.G341]=&quot;Short&quot;  ;   [.N341]=[.I341]   )   ;   [.I341]*([.J341]-[.O341])   ;  &quot;&quot;)) ; &quot;&quot;)">
            <text:p/>
          </table:table-cell>
          <table:table-cell table:style-name="ce215" table:formula="of:=IF(ISNUMBER([.R341]); IF([.R341]&gt;=0; &quot;Win&quot;; &quot;Loss&quot;); &quot;&quot;)">
            <text:p/>
          </table:table-cell>
          <table:table-cell table:style-name="ce220" table:formula="of:=IF(ISNUMBER([.R341]); ROUND(([.P341]-[.H34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1]); &quot;&quot;; IF([.$G341]=&quot;Long&quot;; ([.X341]-[.$J341])*[.$I341]/[.$L341]; ([.$J341]-[.X341])*[.$I341]/[.$L341])-[.$Q341]); &quot;&quot;)">
            <text:p/>
          </table:table-cell>
          <table:table-cell/>
          <table:table-cell table:style-name="ce243" table:formula="of:=IFERROR(IF(ISBLANK([.Z341]); &quot;&quot;; IF([.$G341]=&quot;Long&quot;; ([.Z341]-[.$J341])*[.$I341]/[.$L341]; ([.$J341]-[.Z341])*[.$I341]/[.$L341])-[.$Q341]); &quot;&quot;)">
            <text:p/>
          </table:table-cell>
          <table:table-cell/>
          <table:table-cell table:style-name="ce243" table:formula="of:=IFERROR(IF(ISBLANK([.AB341]); &quot;&quot;; IF([.$G341]=&quot;Long&quot;; ([.AB341]-[.$J341])*[.$I341]/[.$L341]; ([.$J341]-[.AB341])*[.$I341]/[.$L341])-[.$Q341]); &quot;&quot;)">
            <text:p/>
          </table:table-cell>
          <table:table-cell table:number-columns-repeated="5"/>
          <table:table-cell table:formula="of:=IF([.B341]=&quot;&quot;; &quot;&quot;; WEEKDAY([.B341]; 2))">
            <text:p/>
          </table:table-cell>
          <table:table-cell table:number-columns-repeated="29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2]=&quot;Long&quot; ; [.J342]-[Overview.$C$4]/[.I342]  ;  IF([.G342]=&quot;Short&quot;; [.J342]+[Overview.$C$4]/[.I342]; &quot;&quot;) ); &quot;&quot;)">
            <text:p/>
          </table:table-cell>
          <table:table-cell table:formula="of:=IFERROR(ABS([.K342]-[.J342])*[.I342]; &quot;&quot;)">
            <text:p/>
          </table:table-cell>
          <table:table-cell table:formula="of:=IFERROR(  IF([.G342]=&quot;Long&quot;;  [.J342]+[Overview.$C$4]/[.I342]  *  [Overview.$C$6]  ;  IF([.G342]=&quot;Short&quot;   ;  [.J342]-[Overview.$C$4]/[.I342]  * [Overview.$C$6]  ; &quot;&quot;  )  )   ; &quot;&quot;)">
            <text:p/>
          </table:table-cell>
          <table:table-cell table:number-columns-repeated="3"/>
          <table:table-cell table:style-name="ce182" table:formula="of:=IFERROR([.R342]/[.L342]; &quot;&quot;)">
            <text:p/>
          </table:table-cell>
          <table:table-cell table:style-name="ce203" table:formula="of:=IFERROR(   IF( AND( [.G342]=&quot;Long&quot;;   [.N342]=[.I342])  ;  [.I342]*([.O342]-[.J342])  ;    IF(  AND(  [.G342]=&quot;Short&quot;  ;   [.N342]=[.I342]   )   ;   [.I342]*([.J342]-[.O342])   ;  &quot;&quot;)) ; &quot;&quot;)">
            <text:p/>
          </table:table-cell>
          <table:table-cell table:style-name="ce215" table:formula="of:=IF(ISNUMBER([.R342]); IF([.R342]&gt;=0; &quot;Win&quot;; &quot;Loss&quot;); &quot;&quot;)">
            <text:p/>
          </table:table-cell>
          <table:table-cell table:style-name="ce220" table:formula="of:=IF(ISNUMBER([.R342]); ROUND(([.P342]-[.H34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2]); &quot;&quot;; IF([.$G342]=&quot;Long&quot;; ([.X342]-[.$J342])*[.$I342]/[.$L342]; ([.$J342]-[.X342])*[.$I342]/[.$L342])-[.$Q342]); &quot;&quot;)">
            <text:p/>
          </table:table-cell>
          <table:table-cell/>
          <table:table-cell table:style-name="ce243" table:formula="of:=IFERROR(IF(ISBLANK([.Z342]); &quot;&quot;; IF([.$G342]=&quot;Long&quot;; ([.Z342]-[.$J342])*[.$I342]/[.$L342]; ([.$J342]-[.Z342])*[.$I342]/[.$L342])-[.$Q342]); &quot;&quot;)">
            <text:p/>
          </table:table-cell>
          <table:table-cell/>
          <table:table-cell table:style-name="ce243" table:formula="of:=IFERROR(IF(ISBLANK([.AB342]); &quot;&quot;; IF([.$G342]=&quot;Long&quot;; ([.AB342]-[.$J342])*[.$I342]/[.$L342]; ([.$J342]-[.AB342])*[.$I342]/[.$L342])-[.$Q342]); &quot;&quot;)">
            <text:p/>
          </table:table-cell>
          <table:table-cell table:number-columns-repeated="5"/>
          <table:table-cell table:formula="of:=IF([.B342]=&quot;&quot;; &quot;&quot;; WEEKDAY([.B342]; 2))">
            <text:p/>
          </table:table-cell>
          <table:table-cell table:number-columns-repeated="29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3]=&quot;Long&quot; ; [.J343]-[Overview.$C$4]/[.I343]  ;  IF([.G343]=&quot;Short&quot;; [.J343]+[Overview.$C$4]/[.I343]; &quot;&quot;) ); &quot;&quot;)">
            <text:p/>
          </table:table-cell>
          <table:table-cell table:formula="of:=IFERROR(ABS([.K343]-[.J343])*[.I343]; &quot;&quot;)">
            <text:p/>
          </table:table-cell>
          <table:table-cell table:formula="of:=IFERROR(  IF([.G343]=&quot;Long&quot;;  [.J343]+[Overview.$C$4]/[.I343]  *  [Overview.$C$6]  ;  IF([.G343]=&quot;Short&quot;   ;  [.J343]-[Overview.$C$4]/[.I343]  * [Overview.$C$6]  ; &quot;&quot;  )  )   ; &quot;&quot;)">
            <text:p/>
          </table:table-cell>
          <table:table-cell table:number-columns-repeated="3"/>
          <table:table-cell table:style-name="ce182" table:formula="of:=IFERROR([.R343]/[.L343]; &quot;&quot;)">
            <text:p/>
          </table:table-cell>
          <table:table-cell table:style-name="ce203" table:formula="of:=IFERROR(   IF( AND( [.G343]=&quot;Long&quot;;   [.N343]=[.I343])  ;  [.I343]*([.O343]-[.J343])  ;    IF(  AND(  [.G343]=&quot;Short&quot;  ;   [.N343]=[.I343]   )   ;   [.I343]*([.J343]-[.O343])   ;  &quot;&quot;)) ; &quot;&quot;)">
            <text:p/>
          </table:table-cell>
          <table:table-cell table:style-name="ce215" table:formula="of:=IF(ISNUMBER([.R343]); IF([.R343]&gt;=0; &quot;Win&quot;; &quot;Loss&quot;); &quot;&quot;)">
            <text:p/>
          </table:table-cell>
          <table:table-cell table:style-name="ce220" table:formula="of:=IF(ISNUMBER([.R343]); ROUND(([.P343]-[.H34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3]); &quot;&quot;; IF([.$G343]=&quot;Long&quot;; ([.X343]-[.$J343])*[.$I343]/[.$L343]; ([.$J343]-[.X343])*[.$I343]/[.$L343])-[.$Q343]); &quot;&quot;)">
            <text:p/>
          </table:table-cell>
          <table:table-cell/>
          <table:table-cell table:style-name="ce243" table:formula="of:=IFERROR(IF(ISBLANK([.Z343]); &quot;&quot;; IF([.$G343]=&quot;Long&quot;; ([.Z343]-[.$J343])*[.$I343]/[.$L343]; ([.$J343]-[.Z343])*[.$I343]/[.$L343])-[.$Q343]); &quot;&quot;)">
            <text:p/>
          </table:table-cell>
          <table:table-cell/>
          <table:table-cell table:style-name="ce243" table:formula="of:=IFERROR(IF(ISBLANK([.AB343]); &quot;&quot;; IF([.$G343]=&quot;Long&quot;; ([.AB343]-[.$J343])*[.$I343]/[.$L343]; ([.$J343]-[.AB343])*[.$I343]/[.$L343])-[.$Q343]); &quot;&quot;)">
            <text:p/>
          </table:table-cell>
          <table:table-cell table:number-columns-repeated="5"/>
          <table:table-cell table:formula="of:=IF([.B343]=&quot;&quot;; &quot;&quot;; WEEKDAY([.B343]; 2))">
            <text:p/>
          </table:table-cell>
          <table:table-cell table:number-columns-repeated="29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4]=&quot;Long&quot; ; [.J344]-[Overview.$C$4]/[.I344]  ;  IF([.G344]=&quot;Short&quot;; [.J344]+[Overview.$C$4]/[.I344]; &quot;&quot;) ); &quot;&quot;)">
            <text:p/>
          </table:table-cell>
          <table:table-cell table:formula="of:=IFERROR(ABS([.K344]-[.J344])*[.I344]; &quot;&quot;)">
            <text:p/>
          </table:table-cell>
          <table:table-cell table:formula="of:=IFERROR(  IF([.G344]=&quot;Long&quot;;  [.J344]+[Overview.$C$4]/[.I344]  *  [Overview.$C$6]  ;  IF([.G344]=&quot;Short&quot;   ;  [.J344]-[Overview.$C$4]/[.I344]  * [Overview.$C$6]  ; &quot;&quot;  )  )   ; &quot;&quot;)">
            <text:p/>
          </table:table-cell>
          <table:table-cell table:number-columns-repeated="3"/>
          <table:table-cell table:style-name="ce182" table:formula="of:=IFERROR([.R344]/[.L344]; &quot;&quot;)">
            <text:p/>
          </table:table-cell>
          <table:table-cell table:style-name="ce203" table:formula="of:=IFERROR(   IF( AND( [.G344]=&quot;Long&quot;;   [.N344]=[.I344])  ;  [.I344]*([.O344]-[.J344])  ;    IF(  AND(  [.G344]=&quot;Short&quot;  ;   [.N344]=[.I344]   )   ;   [.I344]*([.J344]-[.O344])   ;  &quot;&quot;)) ; &quot;&quot;)">
            <text:p/>
          </table:table-cell>
          <table:table-cell table:style-name="ce215" table:formula="of:=IF(ISNUMBER([.R344]); IF([.R344]&gt;=0; &quot;Win&quot;; &quot;Loss&quot;); &quot;&quot;)">
            <text:p/>
          </table:table-cell>
          <table:table-cell table:style-name="ce220" table:formula="of:=IF(ISNUMBER([.R344]); ROUND(([.P344]-[.H34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4]); &quot;&quot;; IF([.$G344]=&quot;Long&quot;; ([.X344]-[.$J344])*[.$I344]/[.$L344]; ([.$J344]-[.X344])*[.$I344]/[.$L344])-[.$Q344]); &quot;&quot;)">
            <text:p/>
          </table:table-cell>
          <table:table-cell/>
          <table:table-cell table:style-name="ce243" table:formula="of:=IFERROR(IF(ISBLANK([.Z344]); &quot;&quot;; IF([.$G344]=&quot;Long&quot;; ([.Z344]-[.$J344])*[.$I344]/[.$L344]; ([.$J344]-[.Z344])*[.$I344]/[.$L344])-[.$Q344]); &quot;&quot;)">
            <text:p/>
          </table:table-cell>
          <table:table-cell/>
          <table:table-cell table:style-name="ce243" table:formula="of:=IFERROR(IF(ISBLANK([.AB344]); &quot;&quot;; IF([.$G344]=&quot;Long&quot;; ([.AB344]-[.$J344])*[.$I344]/[.$L344]; ([.$J344]-[.AB344])*[.$I344]/[.$L344])-[.$Q344]); &quot;&quot;)">
            <text:p/>
          </table:table-cell>
          <table:table-cell table:number-columns-repeated="5"/>
          <table:table-cell table:formula="of:=IF([.B344]=&quot;&quot;; &quot;&quot;; WEEKDAY([.B344]; 2))">
            <text:p/>
          </table:table-cell>
          <table:table-cell table:number-columns-repeated="29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5]=&quot;Long&quot; ; [.J345]-[Overview.$C$4]/[.I345]  ;  IF([.G345]=&quot;Short&quot;; [.J345]+[Overview.$C$4]/[.I345]; &quot;&quot;) ); &quot;&quot;)">
            <text:p/>
          </table:table-cell>
          <table:table-cell table:formula="of:=IFERROR(ABS([.K345]-[.J345])*[.I345]; &quot;&quot;)">
            <text:p/>
          </table:table-cell>
          <table:table-cell table:formula="of:=IFERROR(  IF([.G345]=&quot;Long&quot;;  [.J345]+[Overview.$C$4]/[.I345]  *  [Overview.$C$6]  ;  IF([.G345]=&quot;Short&quot;   ;  [.J345]-[Overview.$C$4]/[.I345]  * [Overview.$C$6]  ; &quot;&quot;  )  )   ; &quot;&quot;)">
            <text:p/>
          </table:table-cell>
          <table:table-cell table:number-columns-repeated="3"/>
          <table:table-cell table:style-name="ce182" table:formula="of:=IFERROR([.R345]/[.L345]; &quot;&quot;)">
            <text:p/>
          </table:table-cell>
          <table:table-cell table:style-name="ce203" table:formula="of:=IFERROR(   IF( AND( [.G345]=&quot;Long&quot;;   [.N345]=[.I345])  ;  [.I345]*([.O345]-[.J345])  ;    IF(  AND(  [.G345]=&quot;Short&quot;  ;   [.N345]=[.I345]   )   ;   [.I345]*([.J345]-[.O345])   ;  &quot;&quot;)) ; &quot;&quot;)">
            <text:p/>
          </table:table-cell>
          <table:table-cell table:style-name="ce215" table:formula="of:=IF(ISNUMBER([.R345]); IF([.R345]&gt;=0; &quot;Win&quot;; &quot;Loss&quot;); &quot;&quot;)">
            <text:p/>
          </table:table-cell>
          <table:table-cell table:style-name="ce220" table:formula="of:=IF(ISNUMBER([.R345]); ROUND(([.P345]-[.H34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5]); &quot;&quot;; IF([.$G345]=&quot;Long&quot;; ([.X345]-[.$J345])*[.$I345]/[.$L345]; ([.$J345]-[.X345])*[.$I345]/[.$L345])-[.$Q345]); &quot;&quot;)">
            <text:p/>
          </table:table-cell>
          <table:table-cell/>
          <table:table-cell table:style-name="ce243" table:formula="of:=IFERROR(IF(ISBLANK([.Z345]); &quot;&quot;; IF([.$G345]=&quot;Long&quot;; ([.Z345]-[.$J345])*[.$I345]/[.$L345]; ([.$J345]-[.Z345])*[.$I345]/[.$L345])-[.$Q345]); &quot;&quot;)">
            <text:p/>
          </table:table-cell>
          <table:table-cell/>
          <table:table-cell table:style-name="ce243" table:formula="of:=IFERROR(IF(ISBLANK([.AB345]); &quot;&quot;; IF([.$G345]=&quot;Long&quot;; ([.AB345]-[.$J345])*[.$I345]/[.$L345]; ([.$J345]-[.AB345])*[.$I345]/[.$L345])-[.$Q345]); &quot;&quot;)">
            <text:p/>
          </table:table-cell>
          <table:table-cell table:number-columns-repeated="5"/>
          <table:table-cell table:formula="of:=IF([.B345]=&quot;&quot;; &quot;&quot;; WEEKDAY([.B345]; 2))">
            <text:p/>
          </table:table-cell>
          <table:table-cell table:number-columns-repeated="29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6]=&quot;Long&quot; ; [.J346]-[Overview.$C$4]/[.I346]  ;  IF([.G346]=&quot;Short&quot;; [.J346]+[Overview.$C$4]/[.I346]; &quot;&quot;) ); &quot;&quot;)">
            <text:p/>
          </table:table-cell>
          <table:table-cell table:formula="of:=IFERROR(ABS([.K346]-[.J346])*[.I346]; &quot;&quot;)">
            <text:p/>
          </table:table-cell>
          <table:table-cell table:formula="of:=IFERROR(  IF([.G346]=&quot;Long&quot;;  [.J346]+[Overview.$C$4]/[.I346]  *  [Overview.$C$6]  ;  IF([.G346]=&quot;Short&quot;   ;  [.J346]-[Overview.$C$4]/[.I346]  * [Overview.$C$6]  ; &quot;&quot;  )  )   ; &quot;&quot;)">
            <text:p/>
          </table:table-cell>
          <table:table-cell table:number-columns-repeated="3"/>
          <table:table-cell table:style-name="ce182" table:formula="of:=IFERROR([.R346]/[.L346]; &quot;&quot;)">
            <text:p/>
          </table:table-cell>
          <table:table-cell table:style-name="ce203" table:formula="of:=IFERROR(   IF( AND( [.G346]=&quot;Long&quot;;   [.N346]=[.I346])  ;  [.I346]*([.O346]-[.J346])  ;    IF(  AND(  [.G346]=&quot;Short&quot;  ;   [.N346]=[.I346]   )   ;   [.I346]*([.J346]-[.O346])   ;  &quot;&quot;)) ; &quot;&quot;)">
            <text:p/>
          </table:table-cell>
          <table:table-cell table:style-name="ce215" table:formula="of:=IF(ISNUMBER([.R346]); IF([.R346]&gt;=0; &quot;Win&quot;; &quot;Loss&quot;); &quot;&quot;)">
            <text:p/>
          </table:table-cell>
          <table:table-cell table:style-name="ce220" table:formula="of:=IF(ISNUMBER([.R346]); ROUND(([.P346]-[.H34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6]); &quot;&quot;; IF([.$G346]=&quot;Long&quot;; ([.X346]-[.$J346])*[.$I346]/[.$L346]; ([.$J346]-[.X346])*[.$I346]/[.$L346])-[.$Q346]); &quot;&quot;)">
            <text:p/>
          </table:table-cell>
          <table:table-cell/>
          <table:table-cell table:style-name="ce243" table:formula="of:=IFERROR(IF(ISBLANK([.Z346]); &quot;&quot;; IF([.$G346]=&quot;Long&quot;; ([.Z346]-[.$J346])*[.$I346]/[.$L346]; ([.$J346]-[.Z346])*[.$I346]/[.$L346])-[.$Q346]); &quot;&quot;)">
            <text:p/>
          </table:table-cell>
          <table:table-cell/>
          <table:table-cell table:style-name="ce243" table:formula="of:=IFERROR(IF(ISBLANK([.AB346]); &quot;&quot;; IF([.$G346]=&quot;Long&quot;; ([.AB346]-[.$J346])*[.$I346]/[.$L346]; ([.$J346]-[.AB346])*[.$I346]/[.$L346])-[.$Q346]); &quot;&quot;)">
            <text:p/>
          </table:table-cell>
          <table:table-cell table:number-columns-repeated="5"/>
          <table:table-cell table:formula="of:=IF([.B346]=&quot;&quot;; &quot;&quot;; WEEKDAY([.B346]; 2))">
            <text:p/>
          </table:table-cell>
          <table:table-cell table:number-columns-repeated="29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7]=&quot;Long&quot; ; [.J347]-[Overview.$C$4]/[.I347]  ;  IF([.G347]=&quot;Short&quot;; [.J347]+[Overview.$C$4]/[.I347]; &quot;&quot;) ); &quot;&quot;)">
            <text:p/>
          </table:table-cell>
          <table:table-cell table:formula="of:=IFERROR(ABS([.K347]-[.J347])*[.I347]; &quot;&quot;)">
            <text:p/>
          </table:table-cell>
          <table:table-cell table:formula="of:=IFERROR(  IF([.G347]=&quot;Long&quot;;  [.J347]+[Overview.$C$4]/[.I347]  *  [Overview.$C$6]  ;  IF([.G347]=&quot;Short&quot;   ;  [.J347]-[Overview.$C$4]/[.I347]  * [Overview.$C$6]  ; &quot;&quot;  )  )   ; &quot;&quot;)">
            <text:p/>
          </table:table-cell>
          <table:table-cell table:number-columns-repeated="3"/>
          <table:table-cell table:style-name="ce182" table:formula="of:=IFERROR([.R347]/[.L347]; &quot;&quot;)">
            <text:p/>
          </table:table-cell>
          <table:table-cell table:style-name="ce203" table:formula="of:=IFERROR(   IF( AND( [.G347]=&quot;Long&quot;;   [.N347]=[.I347])  ;  [.I347]*([.O347]-[.J347])  ;    IF(  AND(  [.G347]=&quot;Short&quot;  ;   [.N347]=[.I347]   )   ;   [.I347]*([.J347]-[.O347])   ;  &quot;&quot;)) ; &quot;&quot;)">
            <text:p/>
          </table:table-cell>
          <table:table-cell table:style-name="ce215" table:formula="of:=IF(ISNUMBER([.R347]); IF([.R347]&gt;=0; &quot;Win&quot;; &quot;Loss&quot;); &quot;&quot;)">
            <text:p/>
          </table:table-cell>
          <table:table-cell table:style-name="ce220" table:formula="of:=IF(ISNUMBER([.R347]); ROUND(([.P347]-[.H34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7]); &quot;&quot;; IF([.$G347]=&quot;Long&quot;; ([.X347]-[.$J347])*[.$I347]/[.$L347]; ([.$J347]-[.X347])*[.$I347]/[.$L347])-[.$Q347]); &quot;&quot;)">
            <text:p/>
          </table:table-cell>
          <table:table-cell/>
          <table:table-cell table:style-name="ce243" table:formula="of:=IFERROR(IF(ISBLANK([.Z347]); &quot;&quot;; IF([.$G347]=&quot;Long&quot;; ([.Z347]-[.$J347])*[.$I347]/[.$L347]; ([.$J347]-[.Z347])*[.$I347]/[.$L347])-[.$Q347]); &quot;&quot;)">
            <text:p/>
          </table:table-cell>
          <table:table-cell/>
          <table:table-cell table:style-name="ce243" table:formula="of:=IFERROR(IF(ISBLANK([.AB347]); &quot;&quot;; IF([.$G347]=&quot;Long&quot;; ([.AB347]-[.$J347])*[.$I347]/[.$L347]; ([.$J347]-[.AB347])*[.$I347]/[.$L347])-[.$Q347]); &quot;&quot;)">
            <text:p/>
          </table:table-cell>
          <table:table-cell table:number-columns-repeated="5"/>
          <table:table-cell table:formula="of:=IF([.B347]=&quot;&quot;; &quot;&quot;; WEEKDAY([.B347]; 2))">
            <text:p/>
          </table:table-cell>
          <table:table-cell table:number-columns-repeated="29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8]=&quot;Long&quot; ; [.J348]-[Overview.$C$4]/[.I348]  ;  IF([.G348]=&quot;Short&quot;; [.J348]+[Overview.$C$4]/[.I348]; &quot;&quot;) ); &quot;&quot;)">
            <text:p/>
          </table:table-cell>
          <table:table-cell table:formula="of:=IFERROR(ABS([.K348]-[.J348])*[.I348]; &quot;&quot;)">
            <text:p/>
          </table:table-cell>
          <table:table-cell table:formula="of:=IFERROR(  IF([.G348]=&quot;Long&quot;;  [.J348]+[Overview.$C$4]/[.I348]  *  [Overview.$C$6]  ;  IF([.G348]=&quot;Short&quot;   ;  [.J348]-[Overview.$C$4]/[.I348]  * [Overview.$C$6]  ; &quot;&quot;  )  )   ; &quot;&quot;)">
            <text:p/>
          </table:table-cell>
          <table:table-cell table:number-columns-repeated="3"/>
          <table:table-cell table:style-name="ce182" table:formula="of:=IFERROR([.R348]/[.L348]; &quot;&quot;)">
            <text:p/>
          </table:table-cell>
          <table:table-cell table:style-name="ce203" table:formula="of:=IFERROR(   IF( AND( [.G348]=&quot;Long&quot;;   [.N348]=[.I348])  ;  [.I348]*([.O348]-[.J348])  ;    IF(  AND(  [.G348]=&quot;Short&quot;  ;   [.N348]=[.I348]   )   ;   [.I348]*([.J348]-[.O348])   ;  &quot;&quot;)) ; &quot;&quot;)">
            <text:p/>
          </table:table-cell>
          <table:table-cell table:style-name="ce215" table:formula="of:=IF(ISNUMBER([.R348]); IF([.R348]&gt;=0; &quot;Win&quot;; &quot;Loss&quot;); &quot;&quot;)">
            <text:p/>
          </table:table-cell>
          <table:table-cell table:style-name="ce220" table:formula="of:=IF(ISNUMBER([.R348]); ROUND(([.P348]-[.H34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8]); &quot;&quot;; IF([.$G348]=&quot;Long&quot;; ([.X348]-[.$J348])*[.$I348]/[.$L348]; ([.$J348]-[.X348])*[.$I348]/[.$L348])-[.$Q348]); &quot;&quot;)">
            <text:p/>
          </table:table-cell>
          <table:table-cell/>
          <table:table-cell table:style-name="ce243" table:formula="of:=IFERROR(IF(ISBLANK([.Z348]); &quot;&quot;; IF([.$G348]=&quot;Long&quot;; ([.Z348]-[.$J348])*[.$I348]/[.$L348]; ([.$J348]-[.Z348])*[.$I348]/[.$L348])-[.$Q348]); &quot;&quot;)">
            <text:p/>
          </table:table-cell>
          <table:table-cell/>
          <table:table-cell table:style-name="ce243" table:formula="of:=IFERROR(IF(ISBLANK([.AB348]); &quot;&quot;; IF([.$G348]=&quot;Long&quot;; ([.AB348]-[.$J348])*[.$I348]/[.$L348]; ([.$J348]-[.AB348])*[.$I348]/[.$L348])-[.$Q348]); &quot;&quot;)">
            <text:p/>
          </table:table-cell>
          <table:table-cell table:number-columns-repeated="5"/>
          <table:table-cell table:formula="of:=IF([.B348]=&quot;&quot;; &quot;&quot;; WEEKDAY([.B348]; 2))">
            <text:p/>
          </table:table-cell>
          <table:table-cell table:number-columns-repeated="29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9]=&quot;Long&quot; ; [.J349]-[Overview.$C$4]/[.I349]  ;  IF([.G349]=&quot;Short&quot;; [.J349]+[Overview.$C$4]/[.I349]; &quot;&quot;) ); &quot;&quot;)">
            <text:p/>
          </table:table-cell>
          <table:table-cell table:formula="of:=IFERROR(ABS([.K349]-[.J349])*[.I349]; &quot;&quot;)">
            <text:p/>
          </table:table-cell>
          <table:table-cell table:formula="of:=IFERROR(  IF([.G349]=&quot;Long&quot;;  [.J349]+[Overview.$C$4]/[.I349]  *  [Overview.$C$6]  ;  IF([.G349]=&quot;Short&quot;   ;  [.J349]-[Overview.$C$4]/[.I349]  * [Overview.$C$6]  ; &quot;&quot;  )  )   ; &quot;&quot;)">
            <text:p/>
          </table:table-cell>
          <table:table-cell table:number-columns-repeated="3"/>
          <table:table-cell table:style-name="ce182" table:formula="of:=IFERROR([.R349]/[.L349]; &quot;&quot;)">
            <text:p/>
          </table:table-cell>
          <table:table-cell table:style-name="ce203" table:formula="of:=IFERROR(   IF( AND( [.G349]=&quot;Long&quot;;   [.N349]=[.I349])  ;  [.I349]*([.O349]-[.J349])  ;    IF(  AND(  [.G349]=&quot;Short&quot;  ;   [.N349]=[.I349]   )   ;   [.I349]*([.J349]-[.O349])   ;  &quot;&quot;)) ; &quot;&quot;)">
            <text:p/>
          </table:table-cell>
          <table:table-cell table:style-name="ce215" table:formula="of:=IF(ISNUMBER([.R349]); IF([.R349]&gt;=0; &quot;Win&quot;; &quot;Loss&quot;); &quot;&quot;)">
            <text:p/>
          </table:table-cell>
          <table:table-cell table:style-name="ce220" table:formula="of:=IF(ISNUMBER([.R349]); ROUND(([.P349]-[.H34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9]); &quot;&quot;; IF([.$G349]=&quot;Long&quot;; ([.X349]-[.$J349])*[.$I349]/[.$L349]; ([.$J349]-[.X349])*[.$I349]/[.$L349])-[.$Q349]); &quot;&quot;)">
            <text:p/>
          </table:table-cell>
          <table:table-cell/>
          <table:table-cell table:style-name="ce243" table:formula="of:=IFERROR(IF(ISBLANK([.Z349]); &quot;&quot;; IF([.$G349]=&quot;Long&quot;; ([.Z349]-[.$J349])*[.$I349]/[.$L349]; ([.$J349]-[.Z349])*[.$I349]/[.$L349])-[.$Q349]); &quot;&quot;)">
            <text:p/>
          </table:table-cell>
          <table:table-cell/>
          <table:table-cell table:style-name="ce243" table:formula="of:=IFERROR(IF(ISBLANK([.AB349]); &quot;&quot;; IF([.$G349]=&quot;Long&quot;; ([.AB349]-[.$J349])*[.$I349]/[.$L349]; ([.$J349]-[.AB349])*[.$I349]/[.$L349])-[.$Q349]); &quot;&quot;)">
            <text:p/>
          </table:table-cell>
          <table:table-cell table:number-columns-repeated="5"/>
          <table:table-cell table:formula="of:=IF([.B349]=&quot;&quot;; &quot;&quot;; WEEKDAY([.B349]; 2))">
            <text:p/>
          </table:table-cell>
          <table:table-cell table:number-columns-repeated="29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0]=&quot;Long&quot; ; [.J350]-[Overview.$C$4]/[.I350]  ;  IF([.G350]=&quot;Short&quot;; [.J350]+[Overview.$C$4]/[.I350]; &quot;&quot;) ); &quot;&quot;)">
            <text:p/>
          </table:table-cell>
          <table:table-cell table:formula="of:=IFERROR(ABS([.K350]-[.J350])*[.I350]; &quot;&quot;)">
            <text:p/>
          </table:table-cell>
          <table:table-cell table:formula="of:=IFERROR(  IF([.G350]=&quot;Long&quot;;  [.J350]+[Overview.$C$4]/[.I350]  *  [Overview.$C$6]  ;  IF([.G350]=&quot;Short&quot;   ;  [.J350]-[Overview.$C$4]/[.I350]  * [Overview.$C$6]  ; &quot;&quot;  )  )   ; &quot;&quot;)">
            <text:p/>
          </table:table-cell>
          <table:table-cell table:number-columns-repeated="3"/>
          <table:table-cell table:style-name="ce182" table:formula="of:=IFERROR([.R350]/[.L350]; &quot;&quot;)">
            <text:p/>
          </table:table-cell>
          <table:table-cell table:style-name="ce203" table:formula="of:=IFERROR(   IF( AND( [.G350]=&quot;Long&quot;;   [.N350]=[.I350])  ;  [.I350]*([.O350]-[.J350])  ;    IF(  AND(  [.G350]=&quot;Short&quot;  ;   [.N350]=[.I350]   )   ;   [.I350]*([.J350]-[.O350])   ;  &quot;&quot;)) ; &quot;&quot;)">
            <text:p/>
          </table:table-cell>
          <table:table-cell table:style-name="ce215" table:formula="of:=IF(ISNUMBER([.R350]); IF([.R350]&gt;=0; &quot;Win&quot;; &quot;Loss&quot;); &quot;&quot;)">
            <text:p/>
          </table:table-cell>
          <table:table-cell table:style-name="ce220" table:formula="of:=IF(ISNUMBER([.R350]); ROUND(([.P350]-[.H35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0]); &quot;&quot;; IF([.$G350]=&quot;Long&quot;; ([.X350]-[.$J350])*[.$I350]/[.$L350]; ([.$J350]-[.X350])*[.$I350]/[.$L350])-[.$Q350]); &quot;&quot;)">
            <text:p/>
          </table:table-cell>
          <table:table-cell/>
          <table:table-cell table:style-name="ce243" table:formula="of:=IFERROR(IF(ISBLANK([.Z350]); &quot;&quot;; IF([.$G350]=&quot;Long&quot;; ([.Z350]-[.$J350])*[.$I350]/[.$L350]; ([.$J350]-[.Z350])*[.$I350]/[.$L350])-[.$Q350]); &quot;&quot;)">
            <text:p/>
          </table:table-cell>
          <table:table-cell/>
          <table:table-cell table:style-name="ce243" table:formula="of:=IFERROR(IF(ISBLANK([.AB350]); &quot;&quot;; IF([.$G350]=&quot;Long&quot;; ([.AB350]-[.$J350])*[.$I350]/[.$L350]; ([.$J350]-[.AB350])*[.$I350]/[.$L350])-[.$Q350]); &quot;&quot;)">
            <text:p/>
          </table:table-cell>
          <table:table-cell table:number-columns-repeated="5"/>
          <table:table-cell table:formula="of:=IF([.B350]=&quot;&quot;; &quot;&quot;; WEEKDAY([.B350]; 2))">
            <text:p/>
          </table:table-cell>
          <table:table-cell table:number-columns-repeated="29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1]=&quot;Long&quot; ; [.J351]-[Overview.$C$4]/[.I351]  ;  IF([.G351]=&quot;Short&quot;; [.J351]+[Overview.$C$4]/[.I351]; &quot;&quot;) ); &quot;&quot;)">
            <text:p/>
          </table:table-cell>
          <table:table-cell table:formula="of:=IFERROR(ABS([.K351]-[.J351])*[.I351]; &quot;&quot;)">
            <text:p/>
          </table:table-cell>
          <table:table-cell table:formula="of:=IFERROR(  IF([.G351]=&quot;Long&quot;;  [.J351]+[Overview.$C$4]/[.I351]  *  [Overview.$C$6]  ;  IF([.G351]=&quot;Short&quot;   ;  [.J351]-[Overview.$C$4]/[.I351]  * [Overview.$C$6]  ; &quot;&quot;  )  )   ; &quot;&quot;)">
            <text:p/>
          </table:table-cell>
          <table:table-cell table:number-columns-repeated="3"/>
          <table:table-cell table:style-name="ce182" table:formula="of:=IFERROR([.R351]/[.L351]; &quot;&quot;)">
            <text:p/>
          </table:table-cell>
          <table:table-cell table:style-name="ce203" table:formula="of:=IFERROR(   IF( AND( [.G351]=&quot;Long&quot;;   [.N351]=[.I351])  ;  [.I351]*([.O351]-[.J351])  ;    IF(  AND(  [.G351]=&quot;Short&quot;  ;   [.N351]=[.I351]   )   ;   [.I351]*([.J351]-[.O351])   ;  &quot;&quot;)) ; &quot;&quot;)">
            <text:p/>
          </table:table-cell>
          <table:table-cell table:style-name="ce215" table:formula="of:=IF(ISNUMBER([.R351]); IF([.R351]&gt;=0; &quot;Win&quot;; &quot;Loss&quot;); &quot;&quot;)">
            <text:p/>
          </table:table-cell>
          <table:table-cell table:style-name="ce220" table:formula="of:=IF(ISNUMBER([.R351]); ROUND(([.P351]-[.H35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1]); &quot;&quot;; IF([.$G351]=&quot;Long&quot;; ([.X351]-[.$J351])*[.$I351]/[.$L351]; ([.$J351]-[.X351])*[.$I351]/[.$L351])-[.$Q351]); &quot;&quot;)">
            <text:p/>
          </table:table-cell>
          <table:table-cell/>
          <table:table-cell table:style-name="ce243" table:formula="of:=IFERROR(IF(ISBLANK([.Z351]); &quot;&quot;; IF([.$G351]=&quot;Long&quot;; ([.Z351]-[.$J351])*[.$I351]/[.$L351]; ([.$J351]-[.Z351])*[.$I351]/[.$L351])-[.$Q351]); &quot;&quot;)">
            <text:p/>
          </table:table-cell>
          <table:table-cell/>
          <table:table-cell table:style-name="ce243" table:formula="of:=IFERROR(IF(ISBLANK([.AB351]); &quot;&quot;; IF([.$G351]=&quot;Long&quot;; ([.AB351]-[.$J351])*[.$I351]/[.$L351]; ([.$J351]-[.AB351])*[.$I351]/[.$L351])-[.$Q351]); &quot;&quot;)">
            <text:p/>
          </table:table-cell>
          <table:table-cell table:number-columns-repeated="5"/>
          <table:table-cell table:formula="of:=IF([.B351]=&quot;&quot;; &quot;&quot;; WEEKDAY([.B351]; 2))">
            <text:p/>
          </table:table-cell>
          <table:table-cell table:number-columns-repeated="29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2]=&quot;Long&quot; ; [.J352]-[Overview.$C$4]/[.I352]  ;  IF([.G352]=&quot;Short&quot;; [.J352]+[Overview.$C$4]/[.I352]; &quot;&quot;) ); &quot;&quot;)">
            <text:p/>
          </table:table-cell>
          <table:table-cell table:formula="of:=IFERROR(ABS([.K352]-[.J352])*[.I352]; &quot;&quot;)">
            <text:p/>
          </table:table-cell>
          <table:table-cell table:formula="of:=IFERROR(  IF([.G352]=&quot;Long&quot;;  [.J352]+[Overview.$C$4]/[.I352]  *  [Overview.$C$6]  ;  IF([.G352]=&quot;Short&quot;   ;  [.J352]-[Overview.$C$4]/[.I352]  * [Overview.$C$6]  ; &quot;&quot;  )  )   ; &quot;&quot;)">
            <text:p/>
          </table:table-cell>
          <table:table-cell table:number-columns-repeated="3"/>
          <table:table-cell table:style-name="ce182" table:formula="of:=IFERROR([.R352]/[.L352]; &quot;&quot;)">
            <text:p/>
          </table:table-cell>
          <table:table-cell table:style-name="ce203" table:formula="of:=IFERROR(   IF( AND( [.G352]=&quot;Long&quot;;   [.N352]=[.I352])  ;  [.I352]*([.O352]-[.J352])  ;    IF(  AND(  [.G352]=&quot;Short&quot;  ;   [.N352]=[.I352]   )   ;   [.I352]*([.J352]-[.O352])   ;  &quot;&quot;)) ; &quot;&quot;)">
            <text:p/>
          </table:table-cell>
          <table:table-cell table:style-name="ce215" table:formula="of:=IF(ISNUMBER([.R352]); IF([.R352]&gt;=0; &quot;Win&quot;; &quot;Loss&quot;); &quot;&quot;)">
            <text:p/>
          </table:table-cell>
          <table:table-cell table:style-name="ce220" table:formula="of:=IF(ISNUMBER([.R352]); ROUND(([.P352]-[.H35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2]); &quot;&quot;; IF([.$G352]=&quot;Long&quot;; ([.X352]-[.$J352])*[.$I352]/[.$L352]; ([.$J352]-[.X352])*[.$I352]/[.$L352])-[.$Q352]); &quot;&quot;)">
            <text:p/>
          </table:table-cell>
          <table:table-cell/>
          <table:table-cell table:style-name="ce243" table:formula="of:=IFERROR(IF(ISBLANK([.Z352]); &quot;&quot;; IF([.$G352]=&quot;Long&quot;; ([.Z352]-[.$J352])*[.$I352]/[.$L352]; ([.$J352]-[.Z352])*[.$I352]/[.$L352])-[.$Q352]); &quot;&quot;)">
            <text:p/>
          </table:table-cell>
          <table:table-cell/>
          <table:table-cell table:style-name="ce243" table:formula="of:=IFERROR(IF(ISBLANK([.AB352]); &quot;&quot;; IF([.$G352]=&quot;Long&quot;; ([.AB352]-[.$J352])*[.$I352]/[.$L352]; ([.$J352]-[.AB352])*[.$I352]/[.$L352])-[.$Q352]); &quot;&quot;)">
            <text:p/>
          </table:table-cell>
          <table:table-cell table:number-columns-repeated="5"/>
          <table:table-cell table:formula="of:=IF([.B352]=&quot;&quot;; &quot;&quot;; WEEKDAY([.B352]; 2))">
            <text:p/>
          </table:table-cell>
          <table:table-cell table:number-columns-repeated="29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3]=&quot;Long&quot; ; [.J353]-[Overview.$C$4]/[.I353]  ;  IF([.G353]=&quot;Short&quot;; [.J353]+[Overview.$C$4]/[.I353]; &quot;&quot;) ); &quot;&quot;)">
            <text:p/>
          </table:table-cell>
          <table:table-cell table:formula="of:=IFERROR(ABS([.K353]-[.J353])*[.I353]; &quot;&quot;)">
            <text:p/>
          </table:table-cell>
          <table:table-cell table:formula="of:=IFERROR(  IF([.G353]=&quot;Long&quot;;  [.J353]+[Overview.$C$4]/[.I353]  *  [Overview.$C$6]  ;  IF([.G353]=&quot;Short&quot;   ;  [.J353]-[Overview.$C$4]/[.I353]  * [Overview.$C$6]  ; &quot;&quot;  )  )   ; &quot;&quot;)">
            <text:p/>
          </table:table-cell>
          <table:table-cell table:number-columns-repeated="3"/>
          <table:table-cell table:style-name="ce182" table:formula="of:=IFERROR([.R353]/[.L353]; &quot;&quot;)">
            <text:p/>
          </table:table-cell>
          <table:table-cell table:style-name="ce203" table:formula="of:=IFERROR(   IF( AND( [.G353]=&quot;Long&quot;;   [.N353]=[.I353])  ;  [.I353]*([.O353]-[.J353])  ;    IF(  AND(  [.G353]=&quot;Short&quot;  ;   [.N353]=[.I353]   )   ;   [.I353]*([.J353]-[.O353])   ;  &quot;&quot;)) ; &quot;&quot;)">
            <text:p/>
          </table:table-cell>
          <table:table-cell table:style-name="ce215" table:formula="of:=IF(ISNUMBER([.R353]); IF([.R353]&gt;=0; &quot;Win&quot;; &quot;Loss&quot;); &quot;&quot;)">
            <text:p/>
          </table:table-cell>
          <table:table-cell table:style-name="ce220" table:formula="of:=IF(ISNUMBER([.R353]); ROUND(([.P353]-[.H35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3]); &quot;&quot;; IF([.$G353]=&quot;Long&quot;; ([.X353]-[.$J353])*[.$I353]/[.$L353]; ([.$J353]-[.X353])*[.$I353]/[.$L353])-[.$Q353]); &quot;&quot;)">
            <text:p/>
          </table:table-cell>
          <table:table-cell/>
          <table:table-cell table:style-name="ce243" table:formula="of:=IFERROR(IF(ISBLANK([.Z353]); &quot;&quot;; IF([.$G353]=&quot;Long&quot;; ([.Z353]-[.$J353])*[.$I353]/[.$L353]; ([.$J353]-[.Z353])*[.$I353]/[.$L353])-[.$Q353]); &quot;&quot;)">
            <text:p/>
          </table:table-cell>
          <table:table-cell/>
          <table:table-cell table:style-name="ce243" table:formula="of:=IFERROR(IF(ISBLANK([.AB353]); &quot;&quot;; IF([.$G353]=&quot;Long&quot;; ([.AB353]-[.$J353])*[.$I353]/[.$L353]; ([.$J353]-[.AB353])*[.$I353]/[.$L353])-[.$Q353]); &quot;&quot;)">
            <text:p/>
          </table:table-cell>
          <table:table-cell table:number-columns-repeated="5"/>
          <table:table-cell table:formula="of:=IF([.B353]=&quot;&quot;; &quot;&quot;; WEEKDAY([.B353]; 2))">
            <text:p/>
          </table:table-cell>
          <table:table-cell table:number-columns-repeated="29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4]=&quot;Long&quot; ; [.J354]-[Overview.$C$4]/[.I354]  ;  IF([.G354]=&quot;Short&quot;; [.J354]+[Overview.$C$4]/[.I354]; &quot;&quot;) ); &quot;&quot;)">
            <text:p/>
          </table:table-cell>
          <table:table-cell table:formula="of:=IFERROR(ABS([.K354]-[.J354])*[.I354]; &quot;&quot;)">
            <text:p/>
          </table:table-cell>
          <table:table-cell table:formula="of:=IFERROR(  IF([.G354]=&quot;Long&quot;;  [.J354]+[Overview.$C$4]/[.I354]  *  [Overview.$C$6]  ;  IF([.G354]=&quot;Short&quot;   ;  [.J354]-[Overview.$C$4]/[.I354]  * [Overview.$C$6]  ; &quot;&quot;  )  )   ; &quot;&quot;)">
            <text:p/>
          </table:table-cell>
          <table:table-cell table:number-columns-repeated="3"/>
          <table:table-cell table:style-name="ce182" table:formula="of:=IFERROR([.R354]/[.L354]; &quot;&quot;)">
            <text:p/>
          </table:table-cell>
          <table:table-cell table:style-name="ce203" table:formula="of:=IFERROR(   IF( AND( [.G354]=&quot;Long&quot;;   [.N354]=[.I354])  ;  [.I354]*([.O354]-[.J354])  ;    IF(  AND(  [.G354]=&quot;Short&quot;  ;   [.N354]=[.I354]   )   ;   [.I354]*([.J354]-[.O354])   ;  &quot;&quot;)) ; &quot;&quot;)">
            <text:p/>
          </table:table-cell>
          <table:table-cell table:style-name="ce215" table:formula="of:=IF(ISNUMBER([.R354]); IF([.R354]&gt;=0; &quot;Win&quot;; &quot;Loss&quot;); &quot;&quot;)">
            <text:p/>
          </table:table-cell>
          <table:table-cell table:style-name="ce220" table:formula="of:=IF(ISNUMBER([.R354]); ROUND(([.P354]-[.H35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4]); &quot;&quot;; IF([.$G354]=&quot;Long&quot;; ([.X354]-[.$J354])*[.$I354]/[.$L354]; ([.$J354]-[.X354])*[.$I354]/[.$L354])-[.$Q354]); &quot;&quot;)">
            <text:p/>
          </table:table-cell>
          <table:table-cell/>
          <table:table-cell table:style-name="ce243" table:formula="of:=IFERROR(IF(ISBLANK([.Z354]); &quot;&quot;; IF([.$G354]=&quot;Long&quot;; ([.Z354]-[.$J354])*[.$I354]/[.$L354]; ([.$J354]-[.Z354])*[.$I354]/[.$L354])-[.$Q354]); &quot;&quot;)">
            <text:p/>
          </table:table-cell>
          <table:table-cell/>
          <table:table-cell table:style-name="ce243" table:formula="of:=IFERROR(IF(ISBLANK([.AB354]); &quot;&quot;; IF([.$G354]=&quot;Long&quot;; ([.AB354]-[.$J354])*[.$I354]/[.$L354]; ([.$J354]-[.AB354])*[.$I354]/[.$L354])-[.$Q354]); &quot;&quot;)">
            <text:p/>
          </table:table-cell>
          <table:table-cell table:number-columns-repeated="5"/>
          <table:table-cell table:formula="of:=IF([.B354]=&quot;&quot;; &quot;&quot;; WEEKDAY([.B354]; 2))">
            <text:p/>
          </table:table-cell>
          <table:table-cell table:number-columns-repeated="29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5]=&quot;Long&quot; ; [.J355]-[Overview.$C$4]/[.I355]  ;  IF([.G355]=&quot;Short&quot;; [.J355]+[Overview.$C$4]/[.I355]; &quot;&quot;) ); &quot;&quot;)">
            <text:p/>
          </table:table-cell>
          <table:table-cell table:formula="of:=IFERROR(ABS([.K355]-[.J355])*[.I355]; &quot;&quot;)">
            <text:p/>
          </table:table-cell>
          <table:table-cell table:formula="of:=IFERROR(  IF([.G355]=&quot;Long&quot;;  [.J355]+[Overview.$C$4]/[.I355]  *  [Overview.$C$6]  ;  IF([.G355]=&quot;Short&quot;   ;  [.J355]-[Overview.$C$4]/[.I355]  * [Overview.$C$6]  ; &quot;&quot;  )  )   ; &quot;&quot;)">
            <text:p/>
          </table:table-cell>
          <table:table-cell table:number-columns-repeated="3"/>
          <table:table-cell table:style-name="ce182" table:formula="of:=IFERROR([.R355]/[.L355]; &quot;&quot;)">
            <text:p/>
          </table:table-cell>
          <table:table-cell table:style-name="ce203" table:formula="of:=IFERROR(   IF( AND( [.G355]=&quot;Long&quot;;   [.N355]=[.I355])  ;  [.I355]*([.O355]-[.J355])  ;    IF(  AND(  [.G355]=&quot;Short&quot;  ;   [.N355]=[.I355]   )   ;   [.I355]*([.J355]-[.O355])   ;  &quot;&quot;)) ; &quot;&quot;)">
            <text:p/>
          </table:table-cell>
          <table:table-cell table:style-name="ce215" table:formula="of:=IF(ISNUMBER([.R355]); IF([.R355]&gt;=0; &quot;Win&quot;; &quot;Loss&quot;); &quot;&quot;)">
            <text:p/>
          </table:table-cell>
          <table:table-cell table:style-name="ce220" table:formula="of:=IF(ISNUMBER([.R355]); ROUND(([.P355]-[.H35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5]); &quot;&quot;; IF([.$G355]=&quot;Long&quot;; ([.X355]-[.$J355])*[.$I355]/[.$L355]; ([.$J355]-[.X355])*[.$I355]/[.$L355])-[.$Q355]); &quot;&quot;)">
            <text:p/>
          </table:table-cell>
          <table:table-cell/>
          <table:table-cell table:style-name="ce243" table:formula="of:=IFERROR(IF(ISBLANK([.Z355]); &quot;&quot;; IF([.$G355]=&quot;Long&quot;; ([.Z355]-[.$J355])*[.$I355]/[.$L355]; ([.$J355]-[.Z355])*[.$I355]/[.$L355])-[.$Q355]); &quot;&quot;)">
            <text:p/>
          </table:table-cell>
          <table:table-cell/>
          <table:table-cell table:style-name="ce243" table:formula="of:=IFERROR(IF(ISBLANK([.AB355]); &quot;&quot;; IF([.$G355]=&quot;Long&quot;; ([.AB355]-[.$J355])*[.$I355]/[.$L355]; ([.$J355]-[.AB355])*[.$I355]/[.$L355])-[.$Q355]); &quot;&quot;)">
            <text:p/>
          </table:table-cell>
          <table:table-cell table:number-columns-repeated="5"/>
          <table:table-cell table:formula="of:=IF([.B355]=&quot;&quot;; &quot;&quot;; WEEKDAY([.B355]; 2))">
            <text:p/>
          </table:table-cell>
          <table:table-cell table:number-columns-repeated="29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6]=&quot;Long&quot; ; [.J356]-[Overview.$C$4]/[.I356]  ;  IF([.G356]=&quot;Short&quot;; [.J356]+[Overview.$C$4]/[.I356]; &quot;&quot;) ); &quot;&quot;)">
            <text:p/>
          </table:table-cell>
          <table:table-cell table:formula="of:=IFERROR(ABS([.K356]-[.J356])*[.I356]; &quot;&quot;)">
            <text:p/>
          </table:table-cell>
          <table:table-cell table:formula="of:=IFERROR(  IF([.G356]=&quot;Long&quot;;  [.J356]+[Overview.$C$4]/[.I356]  *  [Overview.$C$6]  ;  IF([.G356]=&quot;Short&quot;   ;  [.J356]-[Overview.$C$4]/[.I356]  * [Overview.$C$6]  ; &quot;&quot;  )  )   ; &quot;&quot;)">
            <text:p/>
          </table:table-cell>
          <table:table-cell table:number-columns-repeated="3"/>
          <table:table-cell table:style-name="ce182" table:formula="of:=IFERROR([.R356]/[.L356]; &quot;&quot;)">
            <text:p/>
          </table:table-cell>
          <table:table-cell table:style-name="ce203" table:formula="of:=IFERROR(   IF( AND( [.G356]=&quot;Long&quot;;   [.N356]=[.I356])  ;  [.I356]*([.O356]-[.J356])  ;    IF(  AND(  [.G356]=&quot;Short&quot;  ;   [.N356]=[.I356]   )   ;   [.I356]*([.J356]-[.O356])   ;  &quot;&quot;)) ; &quot;&quot;)">
            <text:p/>
          </table:table-cell>
          <table:table-cell table:style-name="ce215" table:formula="of:=IF(ISNUMBER([.R356]); IF([.R356]&gt;=0; &quot;Win&quot;; &quot;Loss&quot;); &quot;&quot;)">
            <text:p/>
          </table:table-cell>
          <table:table-cell table:style-name="ce220" table:formula="of:=IF(ISNUMBER([.R356]); ROUND(([.P356]-[.H35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6]); &quot;&quot;; IF([.$G356]=&quot;Long&quot;; ([.X356]-[.$J356])*[.$I356]/[.$L356]; ([.$J356]-[.X356])*[.$I356]/[.$L356])-[.$Q356]); &quot;&quot;)">
            <text:p/>
          </table:table-cell>
          <table:table-cell/>
          <table:table-cell table:style-name="ce243" table:formula="of:=IFERROR(IF(ISBLANK([.Z356]); &quot;&quot;; IF([.$G356]=&quot;Long&quot;; ([.Z356]-[.$J356])*[.$I356]/[.$L356]; ([.$J356]-[.Z356])*[.$I356]/[.$L356])-[.$Q356]); &quot;&quot;)">
            <text:p/>
          </table:table-cell>
          <table:table-cell/>
          <table:table-cell table:style-name="ce243" table:formula="of:=IFERROR(IF(ISBLANK([.AB356]); &quot;&quot;; IF([.$G356]=&quot;Long&quot;; ([.AB356]-[.$J356])*[.$I356]/[.$L356]; ([.$J356]-[.AB356])*[.$I356]/[.$L356])-[.$Q356]); &quot;&quot;)">
            <text:p/>
          </table:table-cell>
          <table:table-cell table:number-columns-repeated="5"/>
          <table:table-cell table:formula="of:=IF([.B356]=&quot;&quot;; &quot;&quot;; WEEKDAY([.B356]; 2))">
            <text:p/>
          </table:table-cell>
          <table:table-cell table:number-columns-repeated="29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7]=&quot;Long&quot; ; [.J357]-[Overview.$C$4]/[.I357]  ;  IF([.G357]=&quot;Short&quot;; [.J357]+[Overview.$C$4]/[.I357]; &quot;&quot;) ); &quot;&quot;)">
            <text:p/>
          </table:table-cell>
          <table:table-cell table:formula="of:=IFERROR(ABS([.K357]-[.J357])*[.I357]; &quot;&quot;)">
            <text:p/>
          </table:table-cell>
          <table:table-cell table:formula="of:=IFERROR(  IF([.G357]=&quot;Long&quot;;  [.J357]+[Overview.$C$4]/[.I357]  *  [Overview.$C$6]  ;  IF([.G357]=&quot;Short&quot;   ;  [.J357]-[Overview.$C$4]/[.I357]  * [Overview.$C$6]  ; &quot;&quot;  )  )   ; &quot;&quot;)">
            <text:p/>
          </table:table-cell>
          <table:table-cell table:number-columns-repeated="3"/>
          <table:table-cell table:style-name="ce182" table:formula="of:=IFERROR([.R357]/[.L357]; &quot;&quot;)">
            <text:p/>
          </table:table-cell>
          <table:table-cell table:style-name="ce203" table:formula="of:=IFERROR(   IF( AND( [.G357]=&quot;Long&quot;;   [.N357]=[.I357])  ;  [.I357]*([.O357]-[.J357])  ;    IF(  AND(  [.G357]=&quot;Short&quot;  ;   [.N357]=[.I357]   )   ;   [.I357]*([.J357]-[.O357])   ;  &quot;&quot;)) ; &quot;&quot;)">
            <text:p/>
          </table:table-cell>
          <table:table-cell table:style-name="ce215" table:formula="of:=IF(ISNUMBER([.R357]); IF([.R357]&gt;=0; &quot;Win&quot;; &quot;Loss&quot;); &quot;&quot;)">
            <text:p/>
          </table:table-cell>
          <table:table-cell table:style-name="ce220" table:formula="of:=IF(ISNUMBER([.R357]); ROUND(([.P357]-[.H35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7]); &quot;&quot;; IF([.$G357]=&quot;Long&quot;; ([.X357]-[.$J357])*[.$I357]/[.$L357]; ([.$J357]-[.X357])*[.$I357]/[.$L357])-[.$Q357]); &quot;&quot;)">
            <text:p/>
          </table:table-cell>
          <table:table-cell/>
          <table:table-cell table:style-name="ce243" table:formula="of:=IFERROR(IF(ISBLANK([.Z357]); &quot;&quot;; IF([.$G357]=&quot;Long&quot;; ([.Z357]-[.$J357])*[.$I357]/[.$L357]; ([.$J357]-[.Z357])*[.$I357]/[.$L357])-[.$Q357]); &quot;&quot;)">
            <text:p/>
          </table:table-cell>
          <table:table-cell/>
          <table:table-cell table:style-name="ce243" table:formula="of:=IFERROR(IF(ISBLANK([.AB357]); &quot;&quot;; IF([.$G357]=&quot;Long&quot;; ([.AB357]-[.$J357])*[.$I357]/[.$L357]; ([.$J357]-[.AB357])*[.$I357]/[.$L357])-[.$Q357]); &quot;&quot;)">
            <text:p/>
          </table:table-cell>
          <table:table-cell table:number-columns-repeated="5"/>
          <table:table-cell table:formula="of:=IF([.B357]=&quot;&quot;; &quot;&quot;; WEEKDAY([.B357]; 2))">
            <text:p/>
          </table:table-cell>
          <table:table-cell table:number-columns-repeated="29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8]=&quot;Long&quot; ; [.J358]-[Overview.$C$4]/[.I358]  ;  IF([.G358]=&quot;Short&quot;; [.J358]+[Overview.$C$4]/[.I358]; &quot;&quot;) ); &quot;&quot;)">
            <text:p/>
          </table:table-cell>
          <table:table-cell table:formula="of:=IFERROR(ABS([.K358]-[.J358])*[.I358]; &quot;&quot;)">
            <text:p/>
          </table:table-cell>
          <table:table-cell table:formula="of:=IFERROR(  IF([.G358]=&quot;Long&quot;;  [.J358]+[Overview.$C$4]/[.I358]  *  [Overview.$C$6]  ;  IF([.G358]=&quot;Short&quot;   ;  [.J358]-[Overview.$C$4]/[.I358]  * [Overview.$C$6]  ; &quot;&quot;  )  )   ; &quot;&quot;)">
            <text:p/>
          </table:table-cell>
          <table:table-cell table:number-columns-repeated="3"/>
          <table:table-cell table:style-name="ce182" table:formula="of:=IFERROR([.R358]/[.L358]; &quot;&quot;)">
            <text:p/>
          </table:table-cell>
          <table:table-cell table:style-name="ce203" table:formula="of:=IFERROR(   IF( AND( [.G358]=&quot;Long&quot;;   [.N358]=[.I358])  ;  [.I358]*([.O358]-[.J358])  ;    IF(  AND(  [.G358]=&quot;Short&quot;  ;   [.N358]=[.I358]   )   ;   [.I358]*([.J358]-[.O358])   ;  &quot;&quot;)) ; &quot;&quot;)">
            <text:p/>
          </table:table-cell>
          <table:table-cell table:style-name="ce215" table:formula="of:=IF(ISNUMBER([.R358]); IF([.R358]&gt;=0; &quot;Win&quot;; &quot;Loss&quot;); &quot;&quot;)">
            <text:p/>
          </table:table-cell>
          <table:table-cell table:style-name="ce220" table:formula="of:=IF(ISNUMBER([.R358]); ROUND(([.P358]-[.H35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8]); &quot;&quot;; IF([.$G358]=&quot;Long&quot;; ([.X358]-[.$J358])*[.$I358]/[.$L358]; ([.$J358]-[.X358])*[.$I358]/[.$L358])-[.$Q358]); &quot;&quot;)">
            <text:p/>
          </table:table-cell>
          <table:table-cell/>
          <table:table-cell table:style-name="ce243" table:formula="of:=IFERROR(IF(ISBLANK([.Z358]); &quot;&quot;; IF([.$G358]=&quot;Long&quot;; ([.Z358]-[.$J358])*[.$I358]/[.$L358]; ([.$J358]-[.Z358])*[.$I358]/[.$L358])-[.$Q358]); &quot;&quot;)">
            <text:p/>
          </table:table-cell>
          <table:table-cell/>
          <table:table-cell table:style-name="ce243" table:formula="of:=IFERROR(IF(ISBLANK([.AB358]); &quot;&quot;; IF([.$G358]=&quot;Long&quot;; ([.AB358]-[.$J358])*[.$I358]/[.$L358]; ([.$J358]-[.AB358])*[.$I358]/[.$L358])-[.$Q358]); &quot;&quot;)">
            <text:p/>
          </table:table-cell>
          <table:table-cell table:number-columns-repeated="5"/>
          <table:table-cell table:formula="of:=IF([.B358]=&quot;&quot;; &quot;&quot;; WEEKDAY([.B358]; 2))">
            <text:p/>
          </table:table-cell>
          <table:table-cell table:number-columns-repeated="29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9]=&quot;Long&quot; ; [.J359]-[Overview.$C$4]/[.I359]  ;  IF([.G359]=&quot;Short&quot;; [.J359]+[Overview.$C$4]/[.I359]; &quot;&quot;) ); &quot;&quot;)">
            <text:p/>
          </table:table-cell>
          <table:table-cell table:formula="of:=IFERROR(ABS([.K359]-[.J359])*[.I359]; &quot;&quot;)">
            <text:p/>
          </table:table-cell>
          <table:table-cell table:formula="of:=IFERROR(  IF([.G359]=&quot;Long&quot;;  [.J359]+[Overview.$C$4]/[.I359]  *  [Overview.$C$6]  ;  IF([.G359]=&quot;Short&quot;   ;  [.J359]-[Overview.$C$4]/[.I359]  * [Overview.$C$6]  ; &quot;&quot;  )  )   ; &quot;&quot;)">
            <text:p/>
          </table:table-cell>
          <table:table-cell table:number-columns-repeated="3"/>
          <table:table-cell table:style-name="ce182" table:formula="of:=IFERROR([.R359]/[.L359]; &quot;&quot;)">
            <text:p/>
          </table:table-cell>
          <table:table-cell table:style-name="ce203" table:formula="of:=IFERROR(   IF( AND( [.G359]=&quot;Long&quot;;   [.N359]=[.I359])  ;  [.I359]*([.O359]-[.J359])  ;    IF(  AND(  [.G359]=&quot;Short&quot;  ;   [.N359]=[.I359]   )   ;   [.I359]*([.J359]-[.O359])   ;  &quot;&quot;)) ; &quot;&quot;)">
            <text:p/>
          </table:table-cell>
          <table:table-cell table:style-name="ce215" table:formula="of:=IF(ISNUMBER([.R359]); IF([.R359]&gt;=0; &quot;Win&quot;; &quot;Loss&quot;); &quot;&quot;)">
            <text:p/>
          </table:table-cell>
          <table:table-cell table:style-name="ce220" table:formula="of:=IF(ISNUMBER([.R359]); ROUND(([.P359]-[.H35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9]); &quot;&quot;; IF([.$G359]=&quot;Long&quot;; ([.X359]-[.$J359])*[.$I359]/[.$L359]; ([.$J359]-[.X359])*[.$I359]/[.$L359])-[.$Q359]); &quot;&quot;)">
            <text:p/>
          </table:table-cell>
          <table:table-cell/>
          <table:table-cell table:style-name="ce243" table:formula="of:=IFERROR(IF(ISBLANK([.Z359]); &quot;&quot;; IF([.$G359]=&quot;Long&quot;; ([.Z359]-[.$J359])*[.$I359]/[.$L359]; ([.$J359]-[.Z359])*[.$I359]/[.$L359])-[.$Q359]); &quot;&quot;)">
            <text:p/>
          </table:table-cell>
          <table:table-cell/>
          <table:table-cell table:style-name="ce243" table:formula="of:=IFERROR(IF(ISBLANK([.AB359]); &quot;&quot;; IF([.$G359]=&quot;Long&quot;; ([.AB359]-[.$J359])*[.$I359]/[.$L359]; ([.$J359]-[.AB359])*[.$I359]/[.$L359])-[.$Q359]); &quot;&quot;)">
            <text:p/>
          </table:table-cell>
          <table:table-cell table:number-columns-repeated="5"/>
          <table:table-cell table:formula="of:=IF([.B359]=&quot;&quot;; &quot;&quot;; WEEKDAY([.B359]; 2))">
            <text:p/>
          </table:table-cell>
          <table:table-cell table:number-columns-repeated="29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0]=&quot;Long&quot; ; [.J360]-[Overview.$C$4]/[.I360]  ;  IF([.G360]=&quot;Short&quot;; [.J360]+[Overview.$C$4]/[.I360]; &quot;&quot;) ); &quot;&quot;)">
            <text:p/>
          </table:table-cell>
          <table:table-cell table:formula="of:=IFERROR(ABS([.K360]-[.J360])*[.I360]; &quot;&quot;)">
            <text:p/>
          </table:table-cell>
          <table:table-cell table:formula="of:=IFERROR(  IF([.G360]=&quot;Long&quot;;  [.J360]+[Overview.$C$4]/[.I360]  *  [Overview.$C$6]  ;  IF([.G360]=&quot;Short&quot;   ;  [.J360]-[Overview.$C$4]/[.I360]  * [Overview.$C$6]  ; &quot;&quot;  )  )   ; &quot;&quot;)">
            <text:p/>
          </table:table-cell>
          <table:table-cell table:number-columns-repeated="3"/>
          <table:table-cell table:style-name="ce182" table:formula="of:=IFERROR([.R360]/[.L360]; &quot;&quot;)">
            <text:p/>
          </table:table-cell>
          <table:table-cell table:style-name="ce203" table:formula="of:=IFERROR(   IF( AND( [.G360]=&quot;Long&quot;;   [.N360]=[.I360])  ;  [.I360]*([.O360]-[.J360])  ;    IF(  AND(  [.G360]=&quot;Short&quot;  ;   [.N360]=[.I360]   )   ;   [.I360]*([.J360]-[.O360])   ;  &quot;&quot;)) ; &quot;&quot;)">
            <text:p/>
          </table:table-cell>
          <table:table-cell table:style-name="ce215" table:formula="of:=IF(ISNUMBER([.R360]); IF([.R360]&gt;=0; &quot;Win&quot;; &quot;Loss&quot;); &quot;&quot;)">
            <text:p/>
          </table:table-cell>
          <table:table-cell table:style-name="ce220" table:formula="of:=IF(ISNUMBER([.R360]); ROUND(([.P360]-[.H36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0]); &quot;&quot;; IF([.$G360]=&quot;Long&quot;; ([.X360]-[.$J360])*[.$I360]/[.$L360]; ([.$J360]-[.X360])*[.$I360]/[.$L360])-[.$Q360]); &quot;&quot;)">
            <text:p/>
          </table:table-cell>
          <table:table-cell/>
          <table:table-cell table:style-name="ce243" table:formula="of:=IFERROR(IF(ISBLANK([.Z360]); &quot;&quot;; IF([.$G360]=&quot;Long&quot;; ([.Z360]-[.$J360])*[.$I360]/[.$L360]; ([.$J360]-[.Z360])*[.$I360]/[.$L360])-[.$Q360]); &quot;&quot;)">
            <text:p/>
          </table:table-cell>
          <table:table-cell/>
          <table:table-cell table:style-name="ce243" table:formula="of:=IFERROR(IF(ISBLANK([.AB360]); &quot;&quot;; IF([.$G360]=&quot;Long&quot;; ([.AB360]-[.$J360])*[.$I360]/[.$L360]; ([.$J360]-[.AB360])*[.$I360]/[.$L360])-[.$Q360]); &quot;&quot;)">
            <text:p/>
          </table:table-cell>
          <table:table-cell table:number-columns-repeated="5"/>
          <table:table-cell table:formula="of:=IF([.B360]=&quot;&quot;; &quot;&quot;; WEEKDAY([.B360]; 2))">
            <text:p/>
          </table:table-cell>
          <table:table-cell table:number-columns-repeated="29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1]=&quot;Long&quot; ; [.J361]-[Overview.$C$4]/[.I361]  ;  IF([.G361]=&quot;Short&quot;; [.J361]+[Overview.$C$4]/[.I361]; &quot;&quot;) ); &quot;&quot;)">
            <text:p/>
          </table:table-cell>
          <table:table-cell table:formula="of:=IFERROR(ABS([.K361]-[.J361])*[.I361]; &quot;&quot;)">
            <text:p/>
          </table:table-cell>
          <table:table-cell table:formula="of:=IFERROR(  IF([.G361]=&quot;Long&quot;;  [.J361]+[Overview.$C$4]/[.I361]  *  [Overview.$C$6]  ;  IF([.G361]=&quot;Short&quot;   ;  [.J361]-[Overview.$C$4]/[.I361]  * [Overview.$C$6]  ; &quot;&quot;  )  )   ; &quot;&quot;)">
            <text:p/>
          </table:table-cell>
          <table:table-cell table:number-columns-repeated="3"/>
          <table:table-cell table:style-name="ce182" table:formula="of:=IFERROR([.R361]/[.L361]; &quot;&quot;)">
            <text:p/>
          </table:table-cell>
          <table:table-cell table:style-name="ce203" table:formula="of:=IFERROR(   IF( AND( [.G361]=&quot;Long&quot;;   [.N361]=[.I361])  ;  [.I361]*([.O361]-[.J361])  ;    IF(  AND(  [.G361]=&quot;Short&quot;  ;   [.N361]=[.I361]   )   ;   [.I361]*([.J361]-[.O361])   ;  &quot;&quot;)) ; &quot;&quot;)">
            <text:p/>
          </table:table-cell>
          <table:table-cell table:style-name="ce215" table:formula="of:=IF(ISNUMBER([.R361]); IF([.R361]&gt;=0; &quot;Win&quot;; &quot;Loss&quot;); &quot;&quot;)">
            <text:p/>
          </table:table-cell>
          <table:table-cell table:style-name="ce220" table:formula="of:=IF(ISNUMBER([.R361]); ROUND(([.P361]-[.H36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1]); &quot;&quot;; IF([.$G361]=&quot;Long&quot;; ([.X361]-[.$J361])*[.$I361]/[.$L361]; ([.$J361]-[.X361])*[.$I361]/[.$L361])-[.$Q361]); &quot;&quot;)">
            <text:p/>
          </table:table-cell>
          <table:table-cell/>
          <table:table-cell table:style-name="ce243" table:formula="of:=IFERROR(IF(ISBLANK([.Z361]); &quot;&quot;; IF([.$G361]=&quot;Long&quot;; ([.Z361]-[.$J361])*[.$I361]/[.$L361]; ([.$J361]-[.Z361])*[.$I361]/[.$L361])-[.$Q361]); &quot;&quot;)">
            <text:p/>
          </table:table-cell>
          <table:table-cell/>
          <table:table-cell table:style-name="ce243" table:formula="of:=IFERROR(IF(ISBLANK([.AB361]); &quot;&quot;; IF([.$G361]=&quot;Long&quot;; ([.AB361]-[.$J361])*[.$I361]/[.$L361]; ([.$J361]-[.AB361])*[.$I361]/[.$L361])-[.$Q361]); &quot;&quot;)">
            <text:p/>
          </table:table-cell>
          <table:table-cell table:number-columns-repeated="5"/>
          <table:table-cell table:formula="of:=IF([.B361]=&quot;&quot;; &quot;&quot;; WEEKDAY([.B361]; 2))">
            <text:p/>
          </table:table-cell>
          <table:table-cell table:number-columns-repeated="29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2]=&quot;Long&quot; ; [.J362]-[Overview.$C$4]/[.I362]  ;  IF([.G362]=&quot;Short&quot;; [.J362]+[Overview.$C$4]/[.I362]; &quot;&quot;) ); &quot;&quot;)">
            <text:p/>
          </table:table-cell>
          <table:table-cell table:formula="of:=IFERROR(ABS([.K362]-[.J362])*[.I362]; &quot;&quot;)">
            <text:p/>
          </table:table-cell>
          <table:table-cell table:formula="of:=IFERROR(  IF([.G362]=&quot;Long&quot;;  [.J362]+[Overview.$C$4]/[.I362]  *  [Overview.$C$6]  ;  IF([.G362]=&quot;Short&quot;   ;  [.J362]-[Overview.$C$4]/[.I362]  * [Overview.$C$6]  ; &quot;&quot;  )  )   ; &quot;&quot;)">
            <text:p/>
          </table:table-cell>
          <table:table-cell table:number-columns-repeated="3"/>
          <table:table-cell table:style-name="ce182" table:formula="of:=IFERROR([.R362]/[.L362]; &quot;&quot;)">
            <text:p/>
          </table:table-cell>
          <table:table-cell table:style-name="ce203" table:formula="of:=IFERROR(   IF( AND( [.G362]=&quot;Long&quot;;   [.N362]=[.I362])  ;  [.I362]*([.O362]-[.J362])  ;    IF(  AND(  [.G362]=&quot;Short&quot;  ;   [.N362]=[.I362]   )   ;   [.I362]*([.J362]-[.O362])   ;  &quot;&quot;)) ; &quot;&quot;)">
            <text:p/>
          </table:table-cell>
          <table:table-cell table:style-name="ce215" table:formula="of:=IF(ISNUMBER([.R362]); IF([.R362]&gt;=0; &quot;Win&quot;; &quot;Loss&quot;); &quot;&quot;)">
            <text:p/>
          </table:table-cell>
          <table:table-cell table:style-name="ce220" table:formula="of:=IF(ISNUMBER([.R362]); ROUND(([.P362]-[.H36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2]); &quot;&quot;; IF([.$G362]=&quot;Long&quot;; ([.X362]-[.$J362])*[.$I362]/[.$L362]; ([.$J362]-[.X362])*[.$I362]/[.$L362])-[.$Q362]); &quot;&quot;)">
            <text:p/>
          </table:table-cell>
          <table:table-cell/>
          <table:table-cell table:style-name="ce243" table:formula="of:=IFERROR(IF(ISBLANK([.Z362]); &quot;&quot;; IF([.$G362]=&quot;Long&quot;; ([.Z362]-[.$J362])*[.$I362]/[.$L362]; ([.$J362]-[.Z362])*[.$I362]/[.$L362])-[.$Q362]); &quot;&quot;)">
            <text:p/>
          </table:table-cell>
          <table:table-cell/>
          <table:table-cell table:style-name="ce243" table:formula="of:=IFERROR(IF(ISBLANK([.AB362]); &quot;&quot;; IF([.$G362]=&quot;Long&quot;; ([.AB362]-[.$J362])*[.$I362]/[.$L362]; ([.$J362]-[.AB362])*[.$I362]/[.$L362])-[.$Q362]); &quot;&quot;)">
            <text:p/>
          </table:table-cell>
          <table:table-cell table:number-columns-repeated="5"/>
          <table:table-cell table:formula="of:=IF([.B362]=&quot;&quot;; &quot;&quot;; WEEKDAY([.B362]; 2))">
            <text:p/>
          </table:table-cell>
          <table:table-cell table:number-columns-repeated="29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3]=&quot;Long&quot; ; [.J363]-[Overview.$C$4]/[.I363]  ;  IF([.G363]=&quot;Short&quot;; [.J363]+[Overview.$C$4]/[.I363]; &quot;&quot;) ); &quot;&quot;)">
            <text:p/>
          </table:table-cell>
          <table:table-cell table:formula="of:=IFERROR(ABS([.K363]-[.J363])*[.I363]; &quot;&quot;)">
            <text:p/>
          </table:table-cell>
          <table:table-cell table:formula="of:=IFERROR(  IF([.G363]=&quot;Long&quot;;  [.J363]+[Overview.$C$4]/[.I363]  *  [Overview.$C$6]  ;  IF([.G363]=&quot;Short&quot;   ;  [.J363]-[Overview.$C$4]/[.I363]  * [Overview.$C$6]  ; &quot;&quot;  )  )   ; &quot;&quot;)">
            <text:p/>
          </table:table-cell>
          <table:table-cell table:number-columns-repeated="3"/>
          <table:table-cell table:style-name="ce182" table:formula="of:=IFERROR([.R363]/[.L363]; &quot;&quot;)">
            <text:p/>
          </table:table-cell>
          <table:table-cell table:style-name="ce203" table:formula="of:=IFERROR(   IF( AND( [.G363]=&quot;Long&quot;;   [.N363]=[.I363])  ;  [.I363]*([.O363]-[.J363])  ;    IF(  AND(  [.G363]=&quot;Short&quot;  ;   [.N363]=[.I363]   )   ;   [.I363]*([.J363]-[.O363])   ;  &quot;&quot;)) ; &quot;&quot;)">
            <text:p/>
          </table:table-cell>
          <table:table-cell table:style-name="ce215" table:formula="of:=IF(ISNUMBER([.R363]); IF([.R363]&gt;=0; &quot;Win&quot;; &quot;Loss&quot;); &quot;&quot;)">
            <text:p/>
          </table:table-cell>
          <table:table-cell table:style-name="ce220" table:formula="of:=IF(ISNUMBER([.R363]); ROUND(([.P363]-[.H36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3]); &quot;&quot;; IF([.$G363]=&quot;Long&quot;; ([.X363]-[.$J363])*[.$I363]/[.$L363]; ([.$J363]-[.X363])*[.$I363]/[.$L363])-[.$Q363]); &quot;&quot;)">
            <text:p/>
          </table:table-cell>
          <table:table-cell/>
          <table:table-cell table:style-name="ce243" table:formula="of:=IFERROR(IF(ISBLANK([.Z363]); &quot;&quot;; IF([.$G363]=&quot;Long&quot;; ([.Z363]-[.$J363])*[.$I363]/[.$L363]; ([.$J363]-[.Z363])*[.$I363]/[.$L363])-[.$Q363]); &quot;&quot;)">
            <text:p/>
          </table:table-cell>
          <table:table-cell/>
          <table:table-cell table:style-name="ce243" table:formula="of:=IFERROR(IF(ISBLANK([.AB363]); &quot;&quot;; IF([.$G363]=&quot;Long&quot;; ([.AB363]-[.$J363])*[.$I363]/[.$L363]; ([.$J363]-[.AB363])*[.$I363]/[.$L363])-[.$Q363]); &quot;&quot;)">
            <text:p/>
          </table:table-cell>
          <table:table-cell table:number-columns-repeated="5"/>
          <table:table-cell table:formula="of:=IF([.B363]=&quot;&quot;; &quot;&quot;; WEEKDAY([.B363]; 2))">
            <text:p/>
          </table:table-cell>
          <table:table-cell table:number-columns-repeated="29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4]=&quot;Long&quot; ; [.J364]-[Overview.$C$4]/[.I364]  ;  IF([.G364]=&quot;Short&quot;; [.J364]+[Overview.$C$4]/[.I364]; &quot;&quot;) ); &quot;&quot;)">
            <text:p/>
          </table:table-cell>
          <table:table-cell table:formula="of:=IFERROR(ABS([.K364]-[.J364])*[.I364]; &quot;&quot;)">
            <text:p/>
          </table:table-cell>
          <table:table-cell table:formula="of:=IFERROR(  IF([.G364]=&quot;Long&quot;;  [.J364]+[Overview.$C$4]/[.I364]  *  [Overview.$C$6]  ;  IF([.G364]=&quot;Short&quot;   ;  [.J364]-[Overview.$C$4]/[.I364]  * [Overview.$C$6]  ; &quot;&quot;  )  )   ; &quot;&quot;)">
            <text:p/>
          </table:table-cell>
          <table:table-cell table:number-columns-repeated="3"/>
          <table:table-cell table:style-name="ce182" table:formula="of:=IFERROR([.R364]/[.L364]; &quot;&quot;)">
            <text:p/>
          </table:table-cell>
          <table:table-cell table:style-name="ce203" table:formula="of:=IFERROR(   IF( AND( [.G364]=&quot;Long&quot;;   [.N364]=[.I364])  ;  [.I364]*([.O364]-[.J364])  ;    IF(  AND(  [.G364]=&quot;Short&quot;  ;   [.N364]=[.I364]   )   ;   [.I364]*([.J364]-[.O364])   ;  &quot;&quot;)) ; &quot;&quot;)">
            <text:p/>
          </table:table-cell>
          <table:table-cell table:style-name="ce215" table:formula="of:=IF(ISNUMBER([.R364]); IF([.R364]&gt;=0; &quot;Win&quot;; &quot;Loss&quot;); &quot;&quot;)">
            <text:p/>
          </table:table-cell>
          <table:table-cell table:style-name="ce220" table:formula="of:=IF(ISNUMBER([.R364]); ROUND(([.P364]-[.H36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4]); &quot;&quot;; IF([.$G364]=&quot;Long&quot;; ([.X364]-[.$J364])*[.$I364]/[.$L364]; ([.$J364]-[.X364])*[.$I364]/[.$L364])-[.$Q364]); &quot;&quot;)">
            <text:p/>
          </table:table-cell>
          <table:table-cell/>
          <table:table-cell table:style-name="ce243" table:formula="of:=IFERROR(IF(ISBLANK([.Z364]); &quot;&quot;; IF([.$G364]=&quot;Long&quot;; ([.Z364]-[.$J364])*[.$I364]/[.$L364]; ([.$J364]-[.Z364])*[.$I364]/[.$L364])-[.$Q364]); &quot;&quot;)">
            <text:p/>
          </table:table-cell>
          <table:table-cell/>
          <table:table-cell table:style-name="ce243" table:formula="of:=IFERROR(IF(ISBLANK([.AB364]); &quot;&quot;; IF([.$G364]=&quot;Long&quot;; ([.AB364]-[.$J364])*[.$I364]/[.$L364]; ([.$J364]-[.AB364])*[.$I364]/[.$L364])-[.$Q364]); &quot;&quot;)">
            <text:p/>
          </table:table-cell>
          <table:table-cell table:number-columns-repeated="5"/>
          <table:table-cell table:formula="of:=IF([.B364]=&quot;&quot;; &quot;&quot;; WEEKDAY([.B364]; 2))">
            <text:p/>
          </table:table-cell>
          <table:table-cell table:number-columns-repeated="29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5]=&quot;Long&quot; ; [.J365]-[Overview.$C$4]/[.I365]  ;  IF([.G365]=&quot;Short&quot;; [.J365]+[Overview.$C$4]/[.I365]; &quot;&quot;) ); &quot;&quot;)">
            <text:p/>
          </table:table-cell>
          <table:table-cell table:formula="of:=IFERROR(ABS([.K365]-[.J365])*[.I365]; &quot;&quot;)">
            <text:p/>
          </table:table-cell>
          <table:table-cell table:formula="of:=IFERROR(  IF([.G365]=&quot;Long&quot;;  [.J365]+[Overview.$C$4]/[.I365]  *  [Overview.$C$6]  ;  IF([.G365]=&quot;Short&quot;   ;  [.J365]-[Overview.$C$4]/[.I365]  * [Overview.$C$6]  ; &quot;&quot;  )  )   ; &quot;&quot;)">
            <text:p/>
          </table:table-cell>
          <table:table-cell table:number-columns-repeated="3"/>
          <table:table-cell table:style-name="ce182" table:formula="of:=IFERROR([.R365]/[.L365]; &quot;&quot;)">
            <text:p/>
          </table:table-cell>
          <table:table-cell table:style-name="ce203" table:formula="of:=IFERROR(   IF( AND( [.G365]=&quot;Long&quot;;   [.N365]=[.I365])  ;  [.I365]*([.O365]-[.J365])  ;    IF(  AND(  [.G365]=&quot;Short&quot;  ;   [.N365]=[.I365]   )   ;   [.I365]*([.J365]-[.O365])   ;  &quot;&quot;)) ; &quot;&quot;)">
            <text:p/>
          </table:table-cell>
          <table:table-cell table:style-name="ce215" table:formula="of:=IF(ISNUMBER([.R365]); IF([.R365]&gt;=0; &quot;Win&quot;; &quot;Loss&quot;); &quot;&quot;)">
            <text:p/>
          </table:table-cell>
          <table:table-cell table:style-name="ce220" table:formula="of:=IF(ISNUMBER([.R365]); ROUND(([.P365]-[.H36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5]); &quot;&quot;; IF([.$G365]=&quot;Long&quot;; ([.X365]-[.$J365])*[.$I365]/[.$L365]; ([.$J365]-[.X365])*[.$I365]/[.$L365])-[.$Q365]); &quot;&quot;)">
            <text:p/>
          </table:table-cell>
          <table:table-cell/>
          <table:table-cell table:style-name="ce243" table:formula="of:=IFERROR(IF(ISBLANK([.Z365]); &quot;&quot;; IF([.$G365]=&quot;Long&quot;; ([.Z365]-[.$J365])*[.$I365]/[.$L365]; ([.$J365]-[.Z365])*[.$I365]/[.$L365])-[.$Q365]); &quot;&quot;)">
            <text:p/>
          </table:table-cell>
          <table:table-cell/>
          <table:table-cell table:style-name="ce243" table:formula="of:=IFERROR(IF(ISBLANK([.AB365]); &quot;&quot;; IF([.$G365]=&quot;Long&quot;; ([.AB365]-[.$J365])*[.$I365]/[.$L365]; ([.$J365]-[.AB365])*[.$I365]/[.$L365])-[.$Q365]); &quot;&quot;)">
            <text:p/>
          </table:table-cell>
          <table:table-cell table:number-columns-repeated="5"/>
          <table:table-cell table:formula="of:=IF([.B365]=&quot;&quot;; &quot;&quot;; WEEKDAY([.B365]; 2))">
            <text:p/>
          </table:table-cell>
          <table:table-cell table:number-columns-repeated="29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6]=&quot;Long&quot; ; [.J366]-[Overview.$C$4]/[.I366]  ;  IF([.G366]=&quot;Short&quot;; [.J366]+[Overview.$C$4]/[.I366]; &quot;&quot;) ); &quot;&quot;)">
            <text:p/>
          </table:table-cell>
          <table:table-cell table:formula="of:=IFERROR(ABS([.K366]-[.J366])*[.I366]; &quot;&quot;)">
            <text:p/>
          </table:table-cell>
          <table:table-cell table:formula="of:=IFERROR(  IF([.G366]=&quot;Long&quot;;  [.J366]+[Overview.$C$4]/[.I366]  *  [Overview.$C$6]  ;  IF([.G366]=&quot;Short&quot;   ;  [.J366]-[Overview.$C$4]/[.I366]  * [Overview.$C$6]  ; &quot;&quot;  )  )   ; &quot;&quot;)">
            <text:p/>
          </table:table-cell>
          <table:table-cell table:number-columns-repeated="3"/>
          <table:table-cell table:style-name="ce182" table:formula="of:=IFERROR([.R366]/[.L366]; &quot;&quot;)">
            <text:p/>
          </table:table-cell>
          <table:table-cell table:style-name="ce203" table:formula="of:=IFERROR(   IF( AND( [.G366]=&quot;Long&quot;;   [.N366]=[.I366])  ;  [.I366]*([.O366]-[.J366])  ;    IF(  AND(  [.G366]=&quot;Short&quot;  ;   [.N366]=[.I366]   )   ;   [.I366]*([.J366]-[.O366])   ;  &quot;&quot;)) ; &quot;&quot;)">
            <text:p/>
          </table:table-cell>
          <table:table-cell table:style-name="ce215" table:formula="of:=IF(ISNUMBER([.R366]); IF([.R366]&gt;=0; &quot;Win&quot;; &quot;Loss&quot;); &quot;&quot;)">
            <text:p/>
          </table:table-cell>
          <table:table-cell table:style-name="ce220" table:formula="of:=IF(ISNUMBER([.R366]); ROUND(([.P366]-[.H36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6]); &quot;&quot;; IF([.$G366]=&quot;Long&quot;; ([.X366]-[.$J366])*[.$I366]/[.$L366]; ([.$J366]-[.X366])*[.$I366]/[.$L366])-[.$Q366]); &quot;&quot;)">
            <text:p/>
          </table:table-cell>
          <table:table-cell/>
          <table:table-cell table:style-name="ce243" table:formula="of:=IFERROR(IF(ISBLANK([.Z366]); &quot;&quot;; IF([.$G366]=&quot;Long&quot;; ([.Z366]-[.$J366])*[.$I366]/[.$L366]; ([.$J366]-[.Z366])*[.$I366]/[.$L366])-[.$Q366]); &quot;&quot;)">
            <text:p/>
          </table:table-cell>
          <table:table-cell/>
          <table:table-cell table:style-name="ce243" table:formula="of:=IFERROR(IF(ISBLANK([.AB366]); &quot;&quot;; IF([.$G366]=&quot;Long&quot;; ([.AB366]-[.$J366])*[.$I366]/[.$L366]; ([.$J366]-[.AB366])*[.$I366]/[.$L366])-[.$Q366]); &quot;&quot;)">
            <text:p/>
          </table:table-cell>
          <table:table-cell table:number-columns-repeated="5"/>
          <table:table-cell table:formula="of:=IF([.B366]=&quot;&quot;; &quot;&quot;; WEEKDAY([.B366]; 2))">
            <text:p/>
          </table:table-cell>
          <table:table-cell table:number-columns-repeated="29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7]=&quot;Long&quot; ; [.J367]-[Overview.$C$4]/[.I367]  ;  IF([.G367]=&quot;Short&quot;; [.J367]+[Overview.$C$4]/[.I367]; &quot;&quot;) ); &quot;&quot;)">
            <text:p/>
          </table:table-cell>
          <table:table-cell table:formula="of:=IFERROR(ABS([.K367]-[.J367])*[.I367]; &quot;&quot;)">
            <text:p/>
          </table:table-cell>
          <table:table-cell table:formula="of:=IFERROR(  IF([.G367]=&quot;Long&quot;;  [.J367]+[Overview.$C$4]/[.I367]  *  [Overview.$C$6]  ;  IF([.G367]=&quot;Short&quot;   ;  [.J367]-[Overview.$C$4]/[.I367]  * [Overview.$C$6]  ; &quot;&quot;  )  )   ; &quot;&quot;)">
            <text:p/>
          </table:table-cell>
          <table:table-cell table:number-columns-repeated="3"/>
          <table:table-cell table:style-name="ce182" table:formula="of:=IFERROR([.R367]/[.L367]; &quot;&quot;)">
            <text:p/>
          </table:table-cell>
          <table:table-cell table:style-name="ce203" table:formula="of:=IFERROR(   IF( AND( [.G367]=&quot;Long&quot;;   [.N367]=[.I367])  ;  [.I367]*([.O367]-[.J367])  ;    IF(  AND(  [.G367]=&quot;Short&quot;  ;   [.N367]=[.I367]   )   ;   [.I367]*([.J367]-[.O367])   ;  &quot;&quot;)) ; &quot;&quot;)">
            <text:p/>
          </table:table-cell>
          <table:table-cell table:style-name="ce215" table:formula="of:=IF(ISNUMBER([.R367]); IF([.R367]&gt;=0; &quot;Win&quot;; &quot;Loss&quot;); &quot;&quot;)">
            <text:p/>
          </table:table-cell>
          <table:table-cell table:style-name="ce220" table:formula="of:=IF(ISNUMBER([.R367]); ROUND(([.P367]-[.H36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7]); &quot;&quot;; IF([.$G367]=&quot;Long&quot;; ([.X367]-[.$J367])*[.$I367]/[.$L367]; ([.$J367]-[.X367])*[.$I367]/[.$L367])-[.$Q367]); &quot;&quot;)">
            <text:p/>
          </table:table-cell>
          <table:table-cell/>
          <table:table-cell table:style-name="ce243" table:formula="of:=IFERROR(IF(ISBLANK([.Z367]); &quot;&quot;; IF([.$G367]=&quot;Long&quot;; ([.Z367]-[.$J367])*[.$I367]/[.$L367]; ([.$J367]-[.Z367])*[.$I367]/[.$L367])-[.$Q367]); &quot;&quot;)">
            <text:p/>
          </table:table-cell>
          <table:table-cell/>
          <table:table-cell table:style-name="ce243" table:formula="of:=IFERROR(IF(ISBLANK([.AB367]); &quot;&quot;; IF([.$G367]=&quot;Long&quot;; ([.AB367]-[.$J367])*[.$I367]/[.$L367]; ([.$J367]-[.AB367])*[.$I367]/[.$L367])-[.$Q367]); &quot;&quot;)">
            <text:p/>
          </table:table-cell>
          <table:table-cell table:number-columns-repeated="5"/>
          <table:table-cell table:formula="of:=IF([.B367]=&quot;&quot;; &quot;&quot;; WEEKDAY([.B367]; 2))">
            <text:p/>
          </table:table-cell>
          <table:table-cell table:number-columns-repeated="29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8]=&quot;Long&quot; ; [.J368]-[Overview.$C$4]/[.I368]  ;  IF([.G368]=&quot;Short&quot;; [.J368]+[Overview.$C$4]/[.I368]; &quot;&quot;) ); &quot;&quot;)">
            <text:p/>
          </table:table-cell>
          <table:table-cell table:formula="of:=IFERROR(ABS([.K368]-[.J368])*[.I368]; &quot;&quot;)">
            <text:p/>
          </table:table-cell>
          <table:table-cell table:formula="of:=IFERROR(  IF([.G368]=&quot;Long&quot;;  [.J368]+[Overview.$C$4]/[.I368]  *  [Overview.$C$6]  ;  IF([.G368]=&quot;Short&quot;   ;  [.J368]-[Overview.$C$4]/[.I368]  * [Overview.$C$6]  ; &quot;&quot;  )  )   ; &quot;&quot;)">
            <text:p/>
          </table:table-cell>
          <table:table-cell table:number-columns-repeated="3"/>
          <table:table-cell table:style-name="ce182" table:formula="of:=IFERROR([.R368]/[.L368]; &quot;&quot;)">
            <text:p/>
          </table:table-cell>
          <table:table-cell table:style-name="ce203" table:formula="of:=IFERROR(   IF( AND( [.G368]=&quot;Long&quot;;   [.N368]=[.I368])  ;  [.I368]*([.O368]-[.J368])  ;    IF(  AND(  [.G368]=&quot;Short&quot;  ;   [.N368]=[.I368]   )   ;   [.I368]*([.J368]-[.O368])   ;  &quot;&quot;)) ; &quot;&quot;)">
            <text:p/>
          </table:table-cell>
          <table:table-cell table:style-name="ce215" table:formula="of:=IF(ISNUMBER([.R368]); IF([.R368]&gt;=0; &quot;Win&quot;; &quot;Loss&quot;); &quot;&quot;)">
            <text:p/>
          </table:table-cell>
          <table:table-cell table:style-name="ce220" table:formula="of:=IF(ISNUMBER([.R368]); ROUND(([.P368]-[.H36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8]); &quot;&quot;; IF([.$G368]=&quot;Long&quot;; ([.X368]-[.$J368])*[.$I368]/[.$L368]; ([.$J368]-[.X368])*[.$I368]/[.$L368])-[.$Q368]); &quot;&quot;)">
            <text:p/>
          </table:table-cell>
          <table:table-cell/>
          <table:table-cell table:style-name="ce243" table:formula="of:=IFERROR(IF(ISBLANK([.Z368]); &quot;&quot;; IF([.$G368]=&quot;Long&quot;; ([.Z368]-[.$J368])*[.$I368]/[.$L368]; ([.$J368]-[.Z368])*[.$I368]/[.$L368])-[.$Q368]); &quot;&quot;)">
            <text:p/>
          </table:table-cell>
          <table:table-cell/>
          <table:table-cell table:style-name="ce243" table:formula="of:=IFERROR(IF(ISBLANK([.AB368]); &quot;&quot;; IF([.$G368]=&quot;Long&quot;; ([.AB368]-[.$J368])*[.$I368]/[.$L368]; ([.$J368]-[.AB368])*[.$I368]/[.$L368])-[.$Q368]); &quot;&quot;)">
            <text:p/>
          </table:table-cell>
          <table:table-cell table:number-columns-repeated="5"/>
          <table:table-cell table:formula="of:=IF([.B368]=&quot;&quot;; &quot;&quot;; WEEKDAY([.B368]; 2))">
            <text:p/>
          </table:table-cell>
          <table:table-cell table:number-columns-repeated="29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9]=&quot;Long&quot; ; [.J369]-[Overview.$C$4]/[.I369]  ;  IF([.G369]=&quot;Short&quot;; [.J369]+[Overview.$C$4]/[.I369]; &quot;&quot;) ); &quot;&quot;)">
            <text:p/>
          </table:table-cell>
          <table:table-cell table:formula="of:=IFERROR(ABS([.K369]-[.J369])*[.I369]; &quot;&quot;)">
            <text:p/>
          </table:table-cell>
          <table:table-cell table:formula="of:=IFERROR(  IF([.G369]=&quot;Long&quot;;  [.J369]+[Overview.$C$4]/[.I369]  *  [Overview.$C$6]  ;  IF([.G369]=&quot;Short&quot;   ;  [.J369]-[Overview.$C$4]/[.I369]  * [Overview.$C$6]  ; &quot;&quot;  )  )   ; &quot;&quot;)">
            <text:p/>
          </table:table-cell>
          <table:table-cell table:number-columns-repeated="3"/>
          <table:table-cell table:style-name="ce182" table:formula="of:=IFERROR([.R369]/[.L369]; &quot;&quot;)">
            <text:p/>
          </table:table-cell>
          <table:table-cell table:style-name="ce203" table:formula="of:=IFERROR(   IF( AND( [.G369]=&quot;Long&quot;;   [.N369]=[.I369])  ;  [.I369]*([.O369]-[.J369])  ;    IF(  AND(  [.G369]=&quot;Short&quot;  ;   [.N369]=[.I369]   )   ;   [.I369]*([.J369]-[.O369])   ;  &quot;&quot;)) ; &quot;&quot;)">
            <text:p/>
          </table:table-cell>
          <table:table-cell table:style-name="ce215" table:formula="of:=IF(ISNUMBER([.R369]); IF([.R369]&gt;=0; &quot;Win&quot;; &quot;Loss&quot;); &quot;&quot;)">
            <text:p/>
          </table:table-cell>
          <table:table-cell table:style-name="ce220" table:formula="of:=IF(ISNUMBER([.R369]); ROUND(([.P369]-[.H36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9]); &quot;&quot;; IF([.$G369]=&quot;Long&quot;; ([.X369]-[.$J369])*[.$I369]/[.$L369]; ([.$J369]-[.X369])*[.$I369]/[.$L369])-[.$Q369]); &quot;&quot;)">
            <text:p/>
          </table:table-cell>
          <table:table-cell/>
          <table:table-cell table:style-name="ce243" table:formula="of:=IFERROR(IF(ISBLANK([.Z369]); &quot;&quot;; IF([.$G369]=&quot;Long&quot;; ([.Z369]-[.$J369])*[.$I369]/[.$L369]; ([.$J369]-[.Z369])*[.$I369]/[.$L369])-[.$Q369]); &quot;&quot;)">
            <text:p/>
          </table:table-cell>
          <table:table-cell/>
          <table:table-cell table:style-name="ce243" table:formula="of:=IFERROR(IF(ISBLANK([.AB369]); &quot;&quot;; IF([.$G369]=&quot;Long&quot;; ([.AB369]-[.$J369])*[.$I369]/[.$L369]; ([.$J369]-[.AB369])*[.$I369]/[.$L369])-[.$Q369]); &quot;&quot;)">
            <text:p/>
          </table:table-cell>
          <table:table-cell table:number-columns-repeated="5"/>
          <table:table-cell table:formula="of:=IF([.B369]=&quot;&quot;; &quot;&quot;; WEEKDAY([.B369]; 2))">
            <text:p/>
          </table:table-cell>
          <table:table-cell table:number-columns-repeated="29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0]=&quot;Long&quot; ; [.J370]-[Overview.$C$4]/[.I370]  ;  IF([.G370]=&quot;Short&quot;; [.J370]+[Overview.$C$4]/[.I370]; &quot;&quot;) ); &quot;&quot;)">
            <text:p/>
          </table:table-cell>
          <table:table-cell table:formula="of:=IFERROR(ABS([.K370]-[.J370])*[.I370]; &quot;&quot;)">
            <text:p/>
          </table:table-cell>
          <table:table-cell table:formula="of:=IFERROR(  IF([.G370]=&quot;Long&quot;;  [.J370]+[Overview.$C$4]/[.I370]  *  [Overview.$C$6]  ;  IF([.G370]=&quot;Short&quot;   ;  [.J370]-[Overview.$C$4]/[.I370]  * [Overview.$C$6]  ; &quot;&quot;  )  )   ; &quot;&quot;)">
            <text:p/>
          </table:table-cell>
          <table:table-cell table:number-columns-repeated="3"/>
          <table:table-cell table:style-name="ce182" table:formula="of:=IFERROR([.R370]/[.L370]; &quot;&quot;)">
            <text:p/>
          </table:table-cell>
          <table:table-cell table:style-name="ce203" table:formula="of:=IFERROR(   IF( AND( [.G370]=&quot;Long&quot;;   [.N370]=[.I370])  ;  [.I370]*([.O370]-[.J370])  ;    IF(  AND(  [.G370]=&quot;Short&quot;  ;   [.N370]=[.I370]   )   ;   [.I370]*([.J370]-[.O370])   ;  &quot;&quot;)) ; &quot;&quot;)">
            <text:p/>
          </table:table-cell>
          <table:table-cell table:style-name="ce215" table:formula="of:=IF(ISNUMBER([.R370]); IF([.R370]&gt;=0; &quot;Win&quot;; &quot;Loss&quot;); &quot;&quot;)">
            <text:p/>
          </table:table-cell>
          <table:table-cell table:style-name="ce220" table:formula="of:=IF(ISNUMBER([.R370]); ROUND(([.P370]-[.H37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0]); &quot;&quot;; IF([.$G370]=&quot;Long&quot;; ([.X370]-[.$J370])*[.$I370]/[.$L370]; ([.$J370]-[.X370])*[.$I370]/[.$L370])-[.$Q370]); &quot;&quot;)">
            <text:p/>
          </table:table-cell>
          <table:table-cell/>
          <table:table-cell table:style-name="ce243" table:formula="of:=IFERROR(IF(ISBLANK([.Z370]); &quot;&quot;; IF([.$G370]=&quot;Long&quot;; ([.Z370]-[.$J370])*[.$I370]/[.$L370]; ([.$J370]-[.Z370])*[.$I370]/[.$L370])-[.$Q370]); &quot;&quot;)">
            <text:p/>
          </table:table-cell>
          <table:table-cell/>
          <table:table-cell table:style-name="ce243" table:formula="of:=IFERROR(IF(ISBLANK([.AB370]); &quot;&quot;; IF([.$G370]=&quot;Long&quot;; ([.AB370]-[.$J370])*[.$I370]/[.$L370]; ([.$J370]-[.AB370])*[.$I370]/[.$L370])-[.$Q370]); &quot;&quot;)">
            <text:p/>
          </table:table-cell>
          <table:table-cell table:number-columns-repeated="5"/>
          <table:table-cell table:formula="of:=IF([.B370]=&quot;&quot;; &quot;&quot;; WEEKDAY([.B370]; 2))">
            <text:p/>
          </table:table-cell>
          <table:table-cell table:number-columns-repeated="29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1]=&quot;Long&quot; ; [.J371]-[Overview.$C$4]/[.I371]  ;  IF([.G371]=&quot;Short&quot;; [.J371]+[Overview.$C$4]/[.I371]; &quot;&quot;) ); &quot;&quot;)">
            <text:p/>
          </table:table-cell>
          <table:table-cell table:formula="of:=IFERROR(ABS([.K371]-[.J371])*[.I371]; &quot;&quot;)">
            <text:p/>
          </table:table-cell>
          <table:table-cell table:formula="of:=IFERROR(  IF([.G371]=&quot;Long&quot;;  [.J371]+[Overview.$C$4]/[.I371]  *  [Overview.$C$6]  ;  IF([.G371]=&quot;Short&quot;   ;  [.J371]-[Overview.$C$4]/[.I371]  * [Overview.$C$6]  ; &quot;&quot;  )  )   ; &quot;&quot;)">
            <text:p/>
          </table:table-cell>
          <table:table-cell table:number-columns-repeated="3"/>
          <table:table-cell table:style-name="ce182" table:formula="of:=IFERROR([.R371]/[.L371]; &quot;&quot;)">
            <text:p/>
          </table:table-cell>
          <table:table-cell table:style-name="ce203" table:formula="of:=IFERROR(   IF( AND( [.G371]=&quot;Long&quot;;   [.N371]=[.I371])  ;  [.I371]*([.O371]-[.J371])  ;    IF(  AND(  [.G371]=&quot;Short&quot;  ;   [.N371]=[.I371]   )   ;   [.I371]*([.J371]-[.O371])   ;  &quot;&quot;)) ; &quot;&quot;)">
            <text:p/>
          </table:table-cell>
          <table:table-cell table:style-name="ce215" table:formula="of:=IF(ISNUMBER([.R371]); IF([.R371]&gt;=0; &quot;Win&quot;; &quot;Loss&quot;); &quot;&quot;)">
            <text:p/>
          </table:table-cell>
          <table:table-cell table:style-name="ce220" table:formula="of:=IF(ISNUMBER([.R371]); ROUND(([.P371]-[.H37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1]); &quot;&quot;; IF([.$G371]=&quot;Long&quot;; ([.X371]-[.$J371])*[.$I371]/[.$L371]; ([.$J371]-[.X371])*[.$I371]/[.$L371])-[.$Q371]); &quot;&quot;)">
            <text:p/>
          </table:table-cell>
          <table:table-cell/>
          <table:table-cell table:style-name="ce243" table:formula="of:=IFERROR(IF(ISBLANK([.Z371]); &quot;&quot;; IF([.$G371]=&quot;Long&quot;; ([.Z371]-[.$J371])*[.$I371]/[.$L371]; ([.$J371]-[.Z371])*[.$I371]/[.$L371])-[.$Q371]); &quot;&quot;)">
            <text:p/>
          </table:table-cell>
          <table:table-cell/>
          <table:table-cell table:style-name="ce243" table:formula="of:=IFERROR(IF(ISBLANK([.AB371]); &quot;&quot;; IF([.$G371]=&quot;Long&quot;; ([.AB371]-[.$J371])*[.$I371]/[.$L371]; ([.$J371]-[.AB371])*[.$I371]/[.$L371])-[.$Q371]); &quot;&quot;)">
            <text:p/>
          </table:table-cell>
          <table:table-cell table:number-columns-repeated="5"/>
          <table:table-cell table:formula="of:=IF([.B371]=&quot;&quot;; &quot;&quot;; WEEKDAY([.B371]; 2))">
            <text:p/>
          </table:table-cell>
          <table:table-cell table:number-columns-repeated="29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2]=&quot;Long&quot; ; [.J372]-[Overview.$C$4]/[.I372]  ;  IF([.G372]=&quot;Short&quot;; [.J372]+[Overview.$C$4]/[.I372]; &quot;&quot;) ); &quot;&quot;)">
            <text:p/>
          </table:table-cell>
          <table:table-cell table:formula="of:=IFERROR(ABS([.K372]-[.J372])*[.I372]; &quot;&quot;)">
            <text:p/>
          </table:table-cell>
          <table:table-cell table:formula="of:=IFERROR(  IF([.G372]=&quot;Long&quot;;  [.J372]+[Overview.$C$4]/[.I372]  *  [Overview.$C$6]  ;  IF([.G372]=&quot;Short&quot;   ;  [.J372]-[Overview.$C$4]/[.I372]  * [Overview.$C$6]  ; &quot;&quot;  )  )   ; &quot;&quot;)">
            <text:p/>
          </table:table-cell>
          <table:table-cell table:number-columns-repeated="3"/>
          <table:table-cell table:style-name="ce182" table:formula="of:=IFERROR([.R372]/[.L372]; &quot;&quot;)">
            <text:p/>
          </table:table-cell>
          <table:table-cell table:style-name="ce203" table:formula="of:=IFERROR(   IF( AND( [.G372]=&quot;Long&quot;;   [.N372]=[.I372])  ;  [.I372]*([.O372]-[.J372])  ;    IF(  AND(  [.G372]=&quot;Short&quot;  ;   [.N372]=[.I372]   )   ;   [.I372]*([.J372]-[.O372])   ;  &quot;&quot;)) ; &quot;&quot;)">
            <text:p/>
          </table:table-cell>
          <table:table-cell table:style-name="ce215" table:formula="of:=IF(ISNUMBER([.R372]); IF([.R372]&gt;=0; &quot;Win&quot;; &quot;Loss&quot;); &quot;&quot;)">
            <text:p/>
          </table:table-cell>
          <table:table-cell table:style-name="ce220" table:formula="of:=IF(ISNUMBER([.R372]); ROUND(([.P372]-[.H37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2]); &quot;&quot;; IF([.$G372]=&quot;Long&quot;; ([.X372]-[.$J372])*[.$I372]/[.$L372]; ([.$J372]-[.X372])*[.$I372]/[.$L372])-[.$Q372]); &quot;&quot;)">
            <text:p/>
          </table:table-cell>
          <table:table-cell/>
          <table:table-cell table:style-name="ce243" table:formula="of:=IFERROR(IF(ISBLANK([.Z372]); &quot;&quot;; IF([.$G372]=&quot;Long&quot;; ([.Z372]-[.$J372])*[.$I372]/[.$L372]; ([.$J372]-[.Z372])*[.$I372]/[.$L372])-[.$Q372]); &quot;&quot;)">
            <text:p/>
          </table:table-cell>
          <table:table-cell/>
          <table:table-cell table:style-name="ce243" table:formula="of:=IFERROR(IF(ISBLANK([.AB372]); &quot;&quot;; IF([.$G372]=&quot;Long&quot;; ([.AB372]-[.$J372])*[.$I372]/[.$L372]; ([.$J372]-[.AB372])*[.$I372]/[.$L372])-[.$Q372]); &quot;&quot;)">
            <text:p/>
          </table:table-cell>
          <table:table-cell table:number-columns-repeated="5"/>
          <table:table-cell table:formula="of:=IF([.B372]=&quot;&quot;; &quot;&quot;; WEEKDAY([.B372]; 2))">
            <text:p/>
          </table:table-cell>
          <table:table-cell table:number-columns-repeated="29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3]=&quot;Long&quot; ; [.J373]-[Overview.$C$4]/[.I373]  ;  IF([.G373]=&quot;Short&quot;; [.J373]+[Overview.$C$4]/[.I373]; &quot;&quot;) ); &quot;&quot;)">
            <text:p/>
          </table:table-cell>
          <table:table-cell table:formula="of:=IFERROR(ABS([.K373]-[.J373])*[.I373]; &quot;&quot;)">
            <text:p/>
          </table:table-cell>
          <table:table-cell table:formula="of:=IFERROR(  IF([.G373]=&quot;Long&quot;;  [.J373]+[Overview.$C$4]/[.I373]  *  [Overview.$C$6]  ;  IF([.G373]=&quot;Short&quot;   ;  [.J373]-[Overview.$C$4]/[.I373]  * [Overview.$C$6]  ; &quot;&quot;  )  )   ; &quot;&quot;)">
            <text:p/>
          </table:table-cell>
          <table:table-cell table:number-columns-repeated="3"/>
          <table:table-cell table:style-name="ce182" table:formula="of:=IFERROR([.R373]/[.L373]; &quot;&quot;)">
            <text:p/>
          </table:table-cell>
          <table:table-cell table:style-name="ce203" table:formula="of:=IFERROR(   IF( AND( [.G373]=&quot;Long&quot;;   [.N373]=[.I373])  ;  [.I373]*([.O373]-[.J373])  ;    IF(  AND(  [.G373]=&quot;Short&quot;  ;   [.N373]=[.I373]   )   ;   [.I373]*([.J373]-[.O373])   ;  &quot;&quot;)) ; &quot;&quot;)">
            <text:p/>
          </table:table-cell>
          <table:table-cell table:style-name="ce215" table:formula="of:=IF(ISNUMBER([.R373]); IF([.R373]&gt;=0; &quot;Win&quot;; &quot;Loss&quot;); &quot;&quot;)">
            <text:p/>
          </table:table-cell>
          <table:table-cell table:style-name="ce220" table:formula="of:=IF(ISNUMBER([.R373]); ROUND(([.P373]-[.H37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3]); &quot;&quot;; IF([.$G373]=&quot;Long&quot;; ([.X373]-[.$J373])*[.$I373]/[.$L373]; ([.$J373]-[.X373])*[.$I373]/[.$L373])-[.$Q373]); &quot;&quot;)">
            <text:p/>
          </table:table-cell>
          <table:table-cell/>
          <table:table-cell table:style-name="ce243" table:formula="of:=IFERROR(IF(ISBLANK([.Z373]); &quot;&quot;; IF([.$G373]=&quot;Long&quot;; ([.Z373]-[.$J373])*[.$I373]/[.$L373]; ([.$J373]-[.Z373])*[.$I373]/[.$L373])-[.$Q373]); &quot;&quot;)">
            <text:p/>
          </table:table-cell>
          <table:table-cell/>
          <table:table-cell table:style-name="ce243" table:formula="of:=IFERROR(IF(ISBLANK([.AB373]); &quot;&quot;; IF([.$G373]=&quot;Long&quot;; ([.AB373]-[.$J373])*[.$I373]/[.$L373]; ([.$J373]-[.AB373])*[.$I373]/[.$L373])-[.$Q373]); &quot;&quot;)">
            <text:p/>
          </table:table-cell>
          <table:table-cell table:number-columns-repeated="5"/>
          <table:table-cell table:formula="of:=IF([.B373]=&quot;&quot;; &quot;&quot;; WEEKDAY([.B373]; 2))">
            <text:p/>
          </table:table-cell>
          <table:table-cell table:number-columns-repeated="29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4]=&quot;Long&quot; ; [.J374]-[Overview.$C$4]/[.I374]  ;  IF([.G374]=&quot;Short&quot;; [.J374]+[Overview.$C$4]/[.I374]; &quot;&quot;) ); &quot;&quot;)">
            <text:p/>
          </table:table-cell>
          <table:table-cell table:formula="of:=IFERROR(ABS([.K374]-[.J374])*[.I374]; &quot;&quot;)">
            <text:p/>
          </table:table-cell>
          <table:table-cell table:formula="of:=IFERROR(  IF([.G374]=&quot;Long&quot;;  [.J374]+[Overview.$C$4]/[.I374]  *  [Overview.$C$6]  ;  IF([.G374]=&quot;Short&quot;   ;  [.J374]-[Overview.$C$4]/[.I374]  * [Overview.$C$6]  ; &quot;&quot;  )  )   ; &quot;&quot;)">
            <text:p/>
          </table:table-cell>
          <table:table-cell table:number-columns-repeated="3"/>
          <table:table-cell table:style-name="ce182" table:formula="of:=IFERROR([.R374]/[.L374]; &quot;&quot;)">
            <text:p/>
          </table:table-cell>
          <table:table-cell table:style-name="ce203" table:formula="of:=IFERROR(   IF( AND( [.G374]=&quot;Long&quot;;   [.N374]=[.I374])  ;  [.I374]*([.O374]-[.J374])  ;    IF(  AND(  [.G374]=&quot;Short&quot;  ;   [.N374]=[.I374]   )   ;   [.I374]*([.J374]-[.O374])   ;  &quot;&quot;)) ; &quot;&quot;)">
            <text:p/>
          </table:table-cell>
          <table:table-cell table:style-name="ce215" table:formula="of:=IF(ISNUMBER([.R374]); IF([.R374]&gt;=0; &quot;Win&quot;; &quot;Loss&quot;); &quot;&quot;)">
            <text:p/>
          </table:table-cell>
          <table:table-cell table:style-name="ce220" table:formula="of:=IF(ISNUMBER([.R374]); ROUND(([.P374]-[.H37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4]); &quot;&quot;; IF([.$G374]=&quot;Long&quot;; ([.X374]-[.$J374])*[.$I374]/[.$L374]; ([.$J374]-[.X374])*[.$I374]/[.$L374])-[.$Q374]); &quot;&quot;)">
            <text:p/>
          </table:table-cell>
          <table:table-cell/>
          <table:table-cell table:style-name="ce243" table:formula="of:=IFERROR(IF(ISBLANK([.Z374]); &quot;&quot;; IF([.$G374]=&quot;Long&quot;; ([.Z374]-[.$J374])*[.$I374]/[.$L374]; ([.$J374]-[.Z374])*[.$I374]/[.$L374])-[.$Q374]); &quot;&quot;)">
            <text:p/>
          </table:table-cell>
          <table:table-cell/>
          <table:table-cell table:style-name="ce243" table:formula="of:=IFERROR(IF(ISBLANK([.AB374]); &quot;&quot;; IF([.$G374]=&quot;Long&quot;; ([.AB374]-[.$J374])*[.$I374]/[.$L374]; ([.$J374]-[.AB374])*[.$I374]/[.$L374])-[.$Q374]); &quot;&quot;)">
            <text:p/>
          </table:table-cell>
          <table:table-cell table:number-columns-repeated="5"/>
          <table:table-cell table:formula="of:=IF([.B374]=&quot;&quot;; &quot;&quot;; WEEKDAY([.B374]; 2))">
            <text:p/>
          </table:table-cell>
          <table:table-cell table:number-columns-repeated="29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5]=&quot;Long&quot; ; [.J375]-[Overview.$C$4]/[.I375]  ;  IF([.G375]=&quot;Short&quot;; [.J375]+[Overview.$C$4]/[.I375]; &quot;&quot;) ); &quot;&quot;)">
            <text:p/>
          </table:table-cell>
          <table:table-cell table:formula="of:=IFERROR(ABS([.K375]-[.J375])*[.I375]; &quot;&quot;)">
            <text:p/>
          </table:table-cell>
          <table:table-cell table:formula="of:=IFERROR(  IF([.G375]=&quot;Long&quot;;  [.J375]+[Overview.$C$4]/[.I375]  *  [Overview.$C$6]  ;  IF([.G375]=&quot;Short&quot;   ;  [.J375]-[Overview.$C$4]/[.I375]  * [Overview.$C$6]  ; &quot;&quot;  )  )   ; &quot;&quot;)">
            <text:p/>
          </table:table-cell>
          <table:table-cell table:number-columns-repeated="3"/>
          <table:table-cell table:style-name="ce182" table:formula="of:=IFERROR([.R375]/[.L375]; &quot;&quot;)">
            <text:p/>
          </table:table-cell>
          <table:table-cell table:style-name="ce203" table:formula="of:=IFERROR(   IF( AND( [.G375]=&quot;Long&quot;;   [.N375]=[.I375])  ;  [.I375]*([.O375]-[.J375])  ;    IF(  AND(  [.G375]=&quot;Short&quot;  ;   [.N375]=[.I375]   )   ;   [.I375]*([.J375]-[.O375])   ;  &quot;&quot;)) ; &quot;&quot;)">
            <text:p/>
          </table:table-cell>
          <table:table-cell table:style-name="ce215" table:formula="of:=IF(ISNUMBER([.R375]); IF([.R375]&gt;=0; &quot;Win&quot;; &quot;Loss&quot;); &quot;&quot;)">
            <text:p/>
          </table:table-cell>
          <table:table-cell table:style-name="ce220" table:formula="of:=IF(ISNUMBER([.R375]); ROUND(([.P375]-[.H37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5]); &quot;&quot;; IF([.$G375]=&quot;Long&quot;; ([.X375]-[.$J375])*[.$I375]/[.$L375]; ([.$J375]-[.X375])*[.$I375]/[.$L375])-[.$Q375]); &quot;&quot;)">
            <text:p/>
          </table:table-cell>
          <table:table-cell/>
          <table:table-cell table:style-name="ce243" table:formula="of:=IFERROR(IF(ISBLANK([.Z375]); &quot;&quot;; IF([.$G375]=&quot;Long&quot;; ([.Z375]-[.$J375])*[.$I375]/[.$L375]; ([.$J375]-[.Z375])*[.$I375]/[.$L375])-[.$Q375]); &quot;&quot;)">
            <text:p/>
          </table:table-cell>
          <table:table-cell/>
          <table:table-cell table:style-name="ce243" table:formula="of:=IFERROR(IF(ISBLANK([.AB375]); &quot;&quot;; IF([.$G375]=&quot;Long&quot;; ([.AB375]-[.$J375])*[.$I375]/[.$L375]; ([.$J375]-[.AB375])*[.$I375]/[.$L375])-[.$Q375]); &quot;&quot;)">
            <text:p/>
          </table:table-cell>
          <table:table-cell table:number-columns-repeated="5"/>
          <table:table-cell table:formula="of:=IF([.B375]=&quot;&quot;; &quot;&quot;; WEEKDAY([.B375]; 2))">
            <text:p/>
          </table:table-cell>
          <table:table-cell table:number-columns-repeated="29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6]=&quot;Long&quot; ; [.J376]-[Overview.$C$4]/[.I376]  ;  IF([.G376]=&quot;Short&quot;; [.J376]+[Overview.$C$4]/[.I376]; &quot;&quot;) ); &quot;&quot;)">
            <text:p/>
          </table:table-cell>
          <table:table-cell table:formula="of:=IFERROR(ABS([.K376]-[.J376])*[.I376]; &quot;&quot;)">
            <text:p/>
          </table:table-cell>
          <table:table-cell table:formula="of:=IFERROR(  IF([.G376]=&quot;Long&quot;;  [.J376]+[Overview.$C$4]/[.I376]  *  [Overview.$C$6]  ;  IF([.G376]=&quot;Short&quot;   ;  [.J376]-[Overview.$C$4]/[.I376]  * [Overview.$C$6]  ; &quot;&quot;  )  )   ; &quot;&quot;)">
            <text:p/>
          </table:table-cell>
          <table:table-cell table:number-columns-repeated="3"/>
          <table:table-cell table:style-name="ce182" table:formula="of:=IFERROR([.R376]/[.L376]; &quot;&quot;)">
            <text:p/>
          </table:table-cell>
          <table:table-cell table:style-name="ce203" table:formula="of:=IFERROR(   IF( AND( [.G376]=&quot;Long&quot;;   [.N376]=[.I376])  ;  [.I376]*([.O376]-[.J376])  ;    IF(  AND(  [.G376]=&quot;Short&quot;  ;   [.N376]=[.I376]   )   ;   [.I376]*([.J376]-[.O376])   ;  &quot;&quot;)) ; &quot;&quot;)">
            <text:p/>
          </table:table-cell>
          <table:table-cell table:style-name="ce215" table:formula="of:=IF(ISNUMBER([.R376]); IF([.R376]&gt;=0; &quot;Win&quot;; &quot;Loss&quot;); &quot;&quot;)">
            <text:p/>
          </table:table-cell>
          <table:table-cell table:style-name="ce220" table:formula="of:=IF(ISNUMBER([.R376]); ROUND(([.P376]-[.H37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6]); &quot;&quot;; IF([.$G376]=&quot;Long&quot;; ([.X376]-[.$J376])*[.$I376]/[.$L376]; ([.$J376]-[.X376])*[.$I376]/[.$L376])-[.$Q376]); &quot;&quot;)">
            <text:p/>
          </table:table-cell>
          <table:table-cell/>
          <table:table-cell table:style-name="ce243" table:formula="of:=IFERROR(IF(ISBLANK([.Z376]); &quot;&quot;; IF([.$G376]=&quot;Long&quot;; ([.Z376]-[.$J376])*[.$I376]/[.$L376]; ([.$J376]-[.Z376])*[.$I376]/[.$L376])-[.$Q376]); &quot;&quot;)">
            <text:p/>
          </table:table-cell>
          <table:table-cell/>
          <table:table-cell table:style-name="ce243" table:formula="of:=IFERROR(IF(ISBLANK([.AB376]); &quot;&quot;; IF([.$G376]=&quot;Long&quot;; ([.AB376]-[.$J376])*[.$I376]/[.$L376]; ([.$J376]-[.AB376])*[.$I376]/[.$L376])-[.$Q376]); &quot;&quot;)">
            <text:p/>
          </table:table-cell>
          <table:table-cell table:number-columns-repeated="5"/>
          <table:table-cell table:formula="of:=IF([.B376]=&quot;&quot;; &quot;&quot;; WEEKDAY([.B376]; 2))">
            <text:p/>
          </table:table-cell>
          <table:table-cell table:number-columns-repeated="29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7]=&quot;Long&quot; ; [.J377]-[Overview.$C$4]/[.I377]  ;  IF([.G377]=&quot;Short&quot;; [.J377]+[Overview.$C$4]/[.I377]; &quot;&quot;) ); &quot;&quot;)">
            <text:p/>
          </table:table-cell>
          <table:table-cell table:formula="of:=IFERROR(ABS([.K377]-[.J377])*[.I377]; &quot;&quot;)">
            <text:p/>
          </table:table-cell>
          <table:table-cell table:formula="of:=IFERROR(  IF([.G377]=&quot;Long&quot;;  [.J377]+[Overview.$C$4]/[.I377]  *  [Overview.$C$6]  ;  IF([.G377]=&quot;Short&quot;   ;  [.J377]-[Overview.$C$4]/[.I377]  * [Overview.$C$6]  ; &quot;&quot;  )  )   ; &quot;&quot;)">
            <text:p/>
          </table:table-cell>
          <table:table-cell table:number-columns-repeated="3"/>
          <table:table-cell table:style-name="ce182" table:formula="of:=IFERROR([.R377]/[.L377]; &quot;&quot;)">
            <text:p/>
          </table:table-cell>
          <table:table-cell table:style-name="ce203" table:formula="of:=IFERROR(   IF( AND( [.G377]=&quot;Long&quot;;   [.N377]=[.I377])  ;  [.I377]*([.O377]-[.J377])  ;    IF(  AND(  [.G377]=&quot;Short&quot;  ;   [.N377]=[.I377]   )   ;   [.I377]*([.J377]-[.O377])   ;  &quot;&quot;)) ; &quot;&quot;)">
            <text:p/>
          </table:table-cell>
          <table:table-cell table:style-name="ce215" table:formula="of:=IF(ISNUMBER([.R377]); IF([.R377]&gt;=0; &quot;Win&quot;; &quot;Loss&quot;); &quot;&quot;)">
            <text:p/>
          </table:table-cell>
          <table:table-cell table:style-name="ce220" table:formula="of:=IF(ISNUMBER([.R377]); ROUND(([.P377]-[.H37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7]); &quot;&quot;; IF([.$G377]=&quot;Long&quot;; ([.X377]-[.$J377])*[.$I377]/[.$L377]; ([.$J377]-[.X377])*[.$I377]/[.$L377])-[.$Q377]); &quot;&quot;)">
            <text:p/>
          </table:table-cell>
          <table:table-cell/>
          <table:table-cell table:style-name="ce243" table:formula="of:=IFERROR(IF(ISBLANK([.Z377]); &quot;&quot;; IF([.$G377]=&quot;Long&quot;; ([.Z377]-[.$J377])*[.$I377]/[.$L377]; ([.$J377]-[.Z377])*[.$I377]/[.$L377])-[.$Q377]); &quot;&quot;)">
            <text:p/>
          </table:table-cell>
          <table:table-cell/>
          <table:table-cell table:style-name="ce243" table:formula="of:=IFERROR(IF(ISBLANK([.AB377]); &quot;&quot;; IF([.$G377]=&quot;Long&quot;; ([.AB377]-[.$J377])*[.$I377]/[.$L377]; ([.$J377]-[.AB377])*[.$I377]/[.$L377])-[.$Q377]); &quot;&quot;)">
            <text:p/>
          </table:table-cell>
          <table:table-cell table:number-columns-repeated="5"/>
          <table:table-cell table:formula="of:=IF([.B377]=&quot;&quot;; &quot;&quot;; WEEKDAY([.B377]; 2))">
            <text:p/>
          </table:table-cell>
          <table:table-cell table:number-columns-repeated="29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8]=&quot;Long&quot; ; [.J378]-[Overview.$C$4]/[.I378]  ;  IF([.G378]=&quot;Short&quot;; [.J378]+[Overview.$C$4]/[.I378]; &quot;&quot;) ); &quot;&quot;)">
            <text:p/>
          </table:table-cell>
          <table:table-cell table:formula="of:=IFERROR(ABS([.K378]-[.J378])*[.I378]; &quot;&quot;)">
            <text:p/>
          </table:table-cell>
          <table:table-cell table:formula="of:=IFERROR(  IF([.G378]=&quot;Long&quot;;  [.J378]+[Overview.$C$4]/[.I378]  *  [Overview.$C$6]  ;  IF([.G378]=&quot;Short&quot;   ;  [.J378]-[Overview.$C$4]/[.I378]  * [Overview.$C$6]  ; &quot;&quot;  )  )   ; &quot;&quot;)">
            <text:p/>
          </table:table-cell>
          <table:table-cell table:number-columns-repeated="3"/>
          <table:table-cell table:style-name="ce182" table:formula="of:=IFERROR([.R378]/[.L378]; &quot;&quot;)">
            <text:p/>
          </table:table-cell>
          <table:table-cell table:style-name="ce203" table:formula="of:=IFERROR(   IF( AND( [.G378]=&quot;Long&quot;;   [.N378]=[.I378])  ;  [.I378]*([.O378]-[.J378])  ;    IF(  AND(  [.G378]=&quot;Short&quot;  ;   [.N378]=[.I378]   )   ;   [.I378]*([.J378]-[.O378])   ;  &quot;&quot;)) ; &quot;&quot;)">
            <text:p/>
          </table:table-cell>
          <table:table-cell table:style-name="ce215" table:formula="of:=IF(ISNUMBER([.R378]); IF([.R378]&gt;=0; &quot;Win&quot;; &quot;Loss&quot;); &quot;&quot;)">
            <text:p/>
          </table:table-cell>
          <table:table-cell table:style-name="ce220" table:formula="of:=IF(ISNUMBER([.R378]); ROUND(([.P378]-[.H37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8]); &quot;&quot;; IF([.$G378]=&quot;Long&quot;; ([.X378]-[.$J378])*[.$I378]/[.$L378]; ([.$J378]-[.X378])*[.$I378]/[.$L378])-[.$Q378]); &quot;&quot;)">
            <text:p/>
          </table:table-cell>
          <table:table-cell/>
          <table:table-cell table:style-name="ce243" table:formula="of:=IFERROR(IF(ISBLANK([.Z378]); &quot;&quot;; IF([.$G378]=&quot;Long&quot;; ([.Z378]-[.$J378])*[.$I378]/[.$L378]; ([.$J378]-[.Z378])*[.$I378]/[.$L378])-[.$Q378]); &quot;&quot;)">
            <text:p/>
          </table:table-cell>
          <table:table-cell/>
          <table:table-cell table:style-name="ce243" table:formula="of:=IFERROR(IF(ISBLANK([.AB378]); &quot;&quot;; IF([.$G378]=&quot;Long&quot;; ([.AB378]-[.$J378])*[.$I378]/[.$L378]; ([.$J378]-[.AB378])*[.$I378]/[.$L378])-[.$Q378]); &quot;&quot;)">
            <text:p/>
          </table:table-cell>
          <table:table-cell table:number-columns-repeated="5"/>
          <table:table-cell table:formula="of:=IF([.B378]=&quot;&quot;; &quot;&quot;; WEEKDAY([.B378]; 2))">
            <text:p/>
          </table:table-cell>
          <table:table-cell table:number-columns-repeated="29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9]=&quot;Long&quot; ; [.J379]-[Overview.$C$4]/[.I379]  ;  IF([.G379]=&quot;Short&quot;; [.J379]+[Overview.$C$4]/[.I379]; &quot;&quot;) ); &quot;&quot;)">
            <text:p/>
          </table:table-cell>
          <table:table-cell table:formula="of:=IFERROR(ABS([.K379]-[.J379])*[.I379]; &quot;&quot;)">
            <text:p/>
          </table:table-cell>
          <table:table-cell table:formula="of:=IFERROR(  IF([.G379]=&quot;Long&quot;;  [.J379]+[Overview.$C$4]/[.I379]  *  [Overview.$C$6]  ;  IF([.G379]=&quot;Short&quot;   ;  [.J379]-[Overview.$C$4]/[.I379]  * [Overview.$C$6]  ; &quot;&quot;  )  )   ; &quot;&quot;)">
            <text:p/>
          </table:table-cell>
          <table:table-cell table:number-columns-repeated="3"/>
          <table:table-cell table:style-name="ce182" table:formula="of:=IFERROR([.R379]/[.L379]; &quot;&quot;)">
            <text:p/>
          </table:table-cell>
          <table:table-cell table:style-name="ce203" table:formula="of:=IFERROR(   IF( AND( [.G379]=&quot;Long&quot;;   [.N379]=[.I379])  ;  [.I379]*([.O379]-[.J379])  ;    IF(  AND(  [.G379]=&quot;Short&quot;  ;   [.N379]=[.I379]   )   ;   [.I379]*([.J379]-[.O379])   ;  &quot;&quot;)) ; &quot;&quot;)">
            <text:p/>
          </table:table-cell>
          <table:table-cell table:style-name="ce215" table:formula="of:=IF(ISNUMBER([.R379]); IF([.R379]&gt;=0; &quot;Win&quot;; &quot;Loss&quot;); &quot;&quot;)">
            <text:p/>
          </table:table-cell>
          <table:table-cell table:style-name="ce220" table:formula="of:=IF(ISNUMBER([.R379]); ROUND(([.P379]-[.H37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9]); &quot;&quot;; IF([.$G379]=&quot;Long&quot;; ([.X379]-[.$J379])*[.$I379]/[.$L379]; ([.$J379]-[.X379])*[.$I379]/[.$L379])-[.$Q379]); &quot;&quot;)">
            <text:p/>
          </table:table-cell>
          <table:table-cell/>
          <table:table-cell table:style-name="ce243" table:formula="of:=IFERROR(IF(ISBLANK([.Z379]); &quot;&quot;; IF([.$G379]=&quot;Long&quot;; ([.Z379]-[.$J379])*[.$I379]/[.$L379]; ([.$J379]-[.Z379])*[.$I379]/[.$L379])-[.$Q379]); &quot;&quot;)">
            <text:p/>
          </table:table-cell>
          <table:table-cell/>
          <table:table-cell table:style-name="ce243" table:formula="of:=IFERROR(IF(ISBLANK([.AB379]); &quot;&quot;; IF([.$G379]=&quot;Long&quot;; ([.AB379]-[.$J379])*[.$I379]/[.$L379]; ([.$J379]-[.AB379])*[.$I379]/[.$L379])-[.$Q379]); &quot;&quot;)">
            <text:p/>
          </table:table-cell>
          <table:table-cell table:number-columns-repeated="5"/>
          <table:table-cell table:formula="of:=IF([.B379]=&quot;&quot;; &quot;&quot;; WEEKDAY([.B379]; 2))">
            <text:p/>
          </table:table-cell>
          <table:table-cell table:number-columns-repeated="29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0]=&quot;Long&quot; ; [.J380]-[Overview.$C$4]/[.I380]  ;  IF([.G380]=&quot;Short&quot;; [.J380]+[Overview.$C$4]/[.I380]; &quot;&quot;) ); &quot;&quot;)">
            <text:p/>
          </table:table-cell>
          <table:table-cell table:formula="of:=IFERROR(ABS([.K380]-[.J380])*[.I380]; &quot;&quot;)">
            <text:p/>
          </table:table-cell>
          <table:table-cell table:formula="of:=IFERROR(  IF([.G380]=&quot;Long&quot;;  [.J380]+[Overview.$C$4]/[.I380]  *  [Overview.$C$6]  ;  IF([.G380]=&quot;Short&quot;   ;  [.J380]-[Overview.$C$4]/[.I380]  * [Overview.$C$6]  ; &quot;&quot;  )  )   ; &quot;&quot;)">
            <text:p/>
          </table:table-cell>
          <table:table-cell table:number-columns-repeated="3"/>
          <table:table-cell table:style-name="ce182" table:formula="of:=IFERROR([.R380]/[.L380]; &quot;&quot;)">
            <text:p/>
          </table:table-cell>
          <table:table-cell table:style-name="ce203" table:formula="of:=IFERROR(   IF( AND( [.G380]=&quot;Long&quot;;   [.N380]=[.I380])  ;  [.I380]*([.O380]-[.J380])  ;    IF(  AND(  [.G380]=&quot;Short&quot;  ;   [.N380]=[.I380]   )   ;   [.I380]*([.J380]-[.O380])   ;  &quot;&quot;)) ; &quot;&quot;)">
            <text:p/>
          </table:table-cell>
          <table:table-cell table:style-name="ce215" table:formula="of:=IF(ISNUMBER([.R380]); IF([.R380]&gt;=0; &quot;Win&quot;; &quot;Loss&quot;); &quot;&quot;)">
            <text:p/>
          </table:table-cell>
          <table:table-cell table:style-name="ce220" table:formula="of:=IF(ISNUMBER([.R380]); ROUND(([.P380]-[.H38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0]); &quot;&quot;; IF([.$G380]=&quot;Long&quot;; ([.X380]-[.$J380])*[.$I380]/[.$L380]; ([.$J380]-[.X380])*[.$I380]/[.$L380])-[.$Q380]); &quot;&quot;)">
            <text:p/>
          </table:table-cell>
          <table:table-cell/>
          <table:table-cell table:style-name="ce243" table:formula="of:=IFERROR(IF(ISBLANK([.Z380]); &quot;&quot;; IF([.$G380]=&quot;Long&quot;; ([.Z380]-[.$J380])*[.$I380]/[.$L380]; ([.$J380]-[.Z380])*[.$I380]/[.$L380])-[.$Q380]); &quot;&quot;)">
            <text:p/>
          </table:table-cell>
          <table:table-cell/>
          <table:table-cell table:style-name="ce243" table:formula="of:=IFERROR(IF(ISBLANK([.AB380]); &quot;&quot;; IF([.$G380]=&quot;Long&quot;; ([.AB380]-[.$J380])*[.$I380]/[.$L380]; ([.$J380]-[.AB380])*[.$I380]/[.$L380])-[.$Q380]); &quot;&quot;)">
            <text:p/>
          </table:table-cell>
          <table:table-cell table:number-columns-repeated="5"/>
          <table:table-cell table:formula="of:=IF([.B380]=&quot;&quot;; &quot;&quot;; WEEKDAY([.B380]; 2))">
            <text:p/>
          </table:table-cell>
          <table:table-cell table:number-columns-repeated="29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1]=&quot;Long&quot; ; [.J381]-[Overview.$C$4]/[.I381]  ;  IF([.G381]=&quot;Short&quot;; [.J381]+[Overview.$C$4]/[.I381]; &quot;&quot;) ); &quot;&quot;)">
            <text:p/>
          </table:table-cell>
          <table:table-cell table:formula="of:=IFERROR(ABS([.K381]-[.J381])*[.I381]; &quot;&quot;)">
            <text:p/>
          </table:table-cell>
          <table:table-cell table:formula="of:=IFERROR(  IF([.G381]=&quot;Long&quot;;  [.J381]+[Overview.$C$4]/[.I381]  *  [Overview.$C$6]  ;  IF([.G381]=&quot;Short&quot;   ;  [.J381]-[Overview.$C$4]/[.I381]  * [Overview.$C$6]  ; &quot;&quot;  )  )   ; &quot;&quot;)">
            <text:p/>
          </table:table-cell>
          <table:table-cell table:number-columns-repeated="3"/>
          <table:table-cell table:style-name="ce182" table:formula="of:=IFERROR([.R381]/[.L381]; &quot;&quot;)">
            <text:p/>
          </table:table-cell>
          <table:table-cell table:style-name="ce203" table:formula="of:=IFERROR(   IF( AND( [.G381]=&quot;Long&quot;;   [.N381]=[.I381])  ;  [.I381]*([.O381]-[.J381])  ;    IF(  AND(  [.G381]=&quot;Short&quot;  ;   [.N381]=[.I381]   )   ;   [.I381]*([.J381]-[.O381])   ;  &quot;&quot;)) ; &quot;&quot;)">
            <text:p/>
          </table:table-cell>
          <table:table-cell table:style-name="ce215" table:formula="of:=IF(ISNUMBER([.R381]); IF([.R381]&gt;=0; &quot;Win&quot;; &quot;Loss&quot;); &quot;&quot;)">
            <text:p/>
          </table:table-cell>
          <table:table-cell table:style-name="ce220" table:formula="of:=IF(ISNUMBER([.R381]); ROUND(([.P381]-[.H38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1]); &quot;&quot;; IF([.$G381]=&quot;Long&quot;; ([.X381]-[.$J381])*[.$I381]/[.$L381]; ([.$J381]-[.X381])*[.$I381]/[.$L381])-[.$Q381]); &quot;&quot;)">
            <text:p/>
          </table:table-cell>
          <table:table-cell/>
          <table:table-cell table:style-name="ce243" table:formula="of:=IFERROR(IF(ISBLANK([.Z381]); &quot;&quot;; IF([.$G381]=&quot;Long&quot;; ([.Z381]-[.$J381])*[.$I381]/[.$L381]; ([.$J381]-[.Z381])*[.$I381]/[.$L381])-[.$Q381]); &quot;&quot;)">
            <text:p/>
          </table:table-cell>
          <table:table-cell/>
          <table:table-cell table:style-name="ce243" table:formula="of:=IFERROR(IF(ISBLANK([.AB381]); &quot;&quot;; IF([.$G381]=&quot;Long&quot;; ([.AB381]-[.$J381])*[.$I381]/[.$L381]; ([.$J381]-[.AB381])*[.$I381]/[.$L381])-[.$Q381]); &quot;&quot;)">
            <text:p/>
          </table:table-cell>
          <table:table-cell table:number-columns-repeated="5"/>
          <table:table-cell table:formula="of:=IF([.B381]=&quot;&quot;; &quot;&quot;; WEEKDAY([.B381]; 2))">
            <text:p/>
          </table:table-cell>
          <table:table-cell table:number-columns-repeated="29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2]=&quot;Long&quot; ; [.J382]-[Overview.$C$4]/[.I382]  ;  IF([.G382]=&quot;Short&quot;; [.J382]+[Overview.$C$4]/[.I382]; &quot;&quot;) ); &quot;&quot;)">
            <text:p/>
          </table:table-cell>
          <table:table-cell table:formula="of:=IFERROR(ABS([.K382]-[.J382])*[.I382]; &quot;&quot;)">
            <text:p/>
          </table:table-cell>
          <table:table-cell table:formula="of:=IFERROR(  IF([.G382]=&quot;Long&quot;;  [.J382]+[Overview.$C$4]/[.I382]  *  [Overview.$C$6]  ;  IF([.G382]=&quot;Short&quot;   ;  [.J382]-[Overview.$C$4]/[.I382]  * [Overview.$C$6]  ; &quot;&quot;  )  )   ; &quot;&quot;)">
            <text:p/>
          </table:table-cell>
          <table:table-cell table:number-columns-repeated="3"/>
          <table:table-cell table:style-name="ce182" table:formula="of:=IFERROR([.R382]/[.L382]; &quot;&quot;)">
            <text:p/>
          </table:table-cell>
          <table:table-cell table:style-name="ce203" table:formula="of:=IFERROR(   IF( AND( [.G382]=&quot;Long&quot;;   [.N382]=[.I382])  ;  [.I382]*([.O382]-[.J382])  ;    IF(  AND(  [.G382]=&quot;Short&quot;  ;   [.N382]=[.I382]   )   ;   [.I382]*([.J382]-[.O382])   ;  &quot;&quot;)) ; &quot;&quot;)">
            <text:p/>
          </table:table-cell>
          <table:table-cell table:style-name="ce215" table:formula="of:=IF(ISNUMBER([.R382]); IF([.R382]&gt;=0; &quot;Win&quot;; &quot;Loss&quot;); &quot;&quot;)">
            <text:p/>
          </table:table-cell>
          <table:table-cell table:style-name="ce220" table:formula="of:=IF(ISNUMBER([.R382]); ROUND(([.P382]-[.H38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2]); &quot;&quot;; IF([.$G382]=&quot;Long&quot;; ([.X382]-[.$J382])*[.$I382]/[.$L382]; ([.$J382]-[.X382])*[.$I382]/[.$L382])-[.$Q382]); &quot;&quot;)">
            <text:p/>
          </table:table-cell>
          <table:table-cell/>
          <table:table-cell table:style-name="ce243" table:formula="of:=IFERROR(IF(ISBLANK([.Z382]); &quot;&quot;; IF([.$G382]=&quot;Long&quot;; ([.Z382]-[.$J382])*[.$I382]/[.$L382]; ([.$J382]-[.Z382])*[.$I382]/[.$L382])-[.$Q382]); &quot;&quot;)">
            <text:p/>
          </table:table-cell>
          <table:table-cell/>
          <table:table-cell table:style-name="ce243" table:formula="of:=IFERROR(IF(ISBLANK([.AB382]); &quot;&quot;; IF([.$G382]=&quot;Long&quot;; ([.AB382]-[.$J382])*[.$I382]/[.$L382]; ([.$J382]-[.AB382])*[.$I382]/[.$L382])-[.$Q382]); &quot;&quot;)">
            <text:p/>
          </table:table-cell>
          <table:table-cell table:number-columns-repeated="5"/>
          <table:table-cell table:formula="of:=IF([.B382]=&quot;&quot;; &quot;&quot;; WEEKDAY([.B382]; 2))">
            <text:p/>
          </table:table-cell>
          <table:table-cell table:number-columns-repeated="29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3]=&quot;Long&quot; ; [.J383]-[Overview.$C$4]/[.I383]  ;  IF([.G383]=&quot;Short&quot;; [.J383]+[Overview.$C$4]/[.I383]; &quot;&quot;) ); &quot;&quot;)">
            <text:p/>
          </table:table-cell>
          <table:table-cell table:formula="of:=IFERROR(ABS([.K383]-[.J383])*[.I383]; &quot;&quot;)">
            <text:p/>
          </table:table-cell>
          <table:table-cell table:formula="of:=IFERROR(  IF([.G383]=&quot;Long&quot;;  [.J383]+[Overview.$C$4]/[.I383]  *  [Overview.$C$6]  ;  IF([.G383]=&quot;Short&quot;   ;  [.J383]-[Overview.$C$4]/[.I383]  * [Overview.$C$6]  ; &quot;&quot;  )  )   ; &quot;&quot;)">
            <text:p/>
          </table:table-cell>
          <table:table-cell table:number-columns-repeated="3"/>
          <table:table-cell table:style-name="ce182" table:formula="of:=IFERROR([.R383]/[.L383]; &quot;&quot;)">
            <text:p/>
          </table:table-cell>
          <table:table-cell table:style-name="ce203" table:formula="of:=IFERROR(   IF( AND( [.G383]=&quot;Long&quot;;   [.N383]=[.I383])  ;  [.I383]*([.O383]-[.J383])  ;    IF(  AND(  [.G383]=&quot;Short&quot;  ;   [.N383]=[.I383]   )   ;   [.I383]*([.J383]-[.O383])   ;  &quot;&quot;)) ; &quot;&quot;)">
            <text:p/>
          </table:table-cell>
          <table:table-cell table:style-name="ce215" table:formula="of:=IF(ISNUMBER([.R383]); IF([.R383]&gt;=0; &quot;Win&quot;; &quot;Loss&quot;); &quot;&quot;)">
            <text:p/>
          </table:table-cell>
          <table:table-cell table:style-name="ce220" table:formula="of:=IF(ISNUMBER([.R383]); ROUND(([.P383]-[.H38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3]); &quot;&quot;; IF([.$G383]=&quot;Long&quot;; ([.X383]-[.$J383])*[.$I383]/[.$L383]; ([.$J383]-[.X383])*[.$I383]/[.$L383])-[.$Q383]); &quot;&quot;)">
            <text:p/>
          </table:table-cell>
          <table:table-cell/>
          <table:table-cell table:style-name="ce243" table:formula="of:=IFERROR(IF(ISBLANK([.Z383]); &quot;&quot;; IF([.$G383]=&quot;Long&quot;; ([.Z383]-[.$J383])*[.$I383]/[.$L383]; ([.$J383]-[.Z383])*[.$I383]/[.$L383])-[.$Q383]); &quot;&quot;)">
            <text:p/>
          </table:table-cell>
          <table:table-cell/>
          <table:table-cell table:style-name="ce243" table:formula="of:=IFERROR(IF(ISBLANK([.AB383]); &quot;&quot;; IF([.$G383]=&quot;Long&quot;; ([.AB383]-[.$J383])*[.$I383]/[.$L383]; ([.$J383]-[.AB383])*[.$I383]/[.$L383])-[.$Q383]); &quot;&quot;)">
            <text:p/>
          </table:table-cell>
          <table:table-cell table:number-columns-repeated="5"/>
          <table:table-cell table:formula="of:=IF([.B383]=&quot;&quot;; &quot;&quot;; WEEKDAY([.B383]; 2))">
            <text:p/>
          </table:table-cell>
          <table:table-cell table:number-columns-repeated="29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4]=&quot;Long&quot; ; [.J384]-[Overview.$C$4]/[.I384]  ;  IF([.G384]=&quot;Short&quot;; [.J384]+[Overview.$C$4]/[.I384]; &quot;&quot;) ); &quot;&quot;)">
            <text:p/>
          </table:table-cell>
          <table:table-cell table:formula="of:=IFERROR(ABS([.K384]-[.J384])*[.I384]; &quot;&quot;)">
            <text:p/>
          </table:table-cell>
          <table:table-cell table:formula="of:=IFERROR(  IF([.G384]=&quot;Long&quot;;  [.J384]+[Overview.$C$4]/[.I384]  *  [Overview.$C$6]  ;  IF([.G384]=&quot;Short&quot;   ;  [.J384]-[Overview.$C$4]/[.I384]  * [Overview.$C$6]  ; &quot;&quot;  )  )   ; &quot;&quot;)">
            <text:p/>
          </table:table-cell>
          <table:table-cell table:number-columns-repeated="3"/>
          <table:table-cell table:style-name="ce182" table:formula="of:=IFERROR([.R384]/[.L384]; &quot;&quot;)">
            <text:p/>
          </table:table-cell>
          <table:table-cell table:style-name="ce203" table:formula="of:=IFERROR(   IF( AND( [.G384]=&quot;Long&quot;;   [.N384]=[.I384])  ;  [.I384]*([.O384]-[.J384])  ;    IF(  AND(  [.G384]=&quot;Short&quot;  ;   [.N384]=[.I384]   )   ;   [.I384]*([.J384]-[.O384])   ;  &quot;&quot;)) ; &quot;&quot;)">
            <text:p/>
          </table:table-cell>
          <table:table-cell table:style-name="ce215" table:formula="of:=IF(ISNUMBER([.R384]); IF([.R384]&gt;=0; &quot;Win&quot;; &quot;Loss&quot;); &quot;&quot;)">
            <text:p/>
          </table:table-cell>
          <table:table-cell table:style-name="ce220" table:formula="of:=IF(ISNUMBER([.R384]); ROUND(([.P384]-[.H38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4]); &quot;&quot;; IF([.$G384]=&quot;Long&quot;; ([.X384]-[.$J384])*[.$I384]/[.$L384]; ([.$J384]-[.X384])*[.$I384]/[.$L384])-[.$Q384]); &quot;&quot;)">
            <text:p/>
          </table:table-cell>
          <table:table-cell/>
          <table:table-cell table:style-name="ce243" table:formula="of:=IFERROR(IF(ISBLANK([.Z384]); &quot;&quot;; IF([.$G384]=&quot;Long&quot;; ([.Z384]-[.$J384])*[.$I384]/[.$L384]; ([.$J384]-[.Z384])*[.$I384]/[.$L384])-[.$Q384]); &quot;&quot;)">
            <text:p/>
          </table:table-cell>
          <table:table-cell/>
          <table:table-cell table:style-name="ce243" table:formula="of:=IFERROR(IF(ISBLANK([.AB384]); &quot;&quot;; IF([.$G384]=&quot;Long&quot;; ([.AB384]-[.$J384])*[.$I384]/[.$L384]; ([.$J384]-[.AB384])*[.$I384]/[.$L384])-[.$Q384]); &quot;&quot;)">
            <text:p/>
          </table:table-cell>
          <table:table-cell table:number-columns-repeated="5"/>
          <table:table-cell table:formula="of:=IF([.B384]=&quot;&quot;; &quot;&quot;; WEEKDAY([.B384]; 2))">
            <text:p/>
          </table:table-cell>
          <table:table-cell table:number-columns-repeated="29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5]=&quot;Long&quot; ; [.J385]-[Overview.$C$4]/[.I385]  ;  IF([.G385]=&quot;Short&quot;; [.J385]+[Overview.$C$4]/[.I385]; &quot;&quot;) ); &quot;&quot;)">
            <text:p/>
          </table:table-cell>
          <table:table-cell table:formula="of:=IFERROR(ABS([.K385]-[.J385])*[.I385]; &quot;&quot;)">
            <text:p/>
          </table:table-cell>
          <table:table-cell table:formula="of:=IFERROR(  IF([.G385]=&quot;Long&quot;;  [.J385]+[Overview.$C$4]/[.I385]  *  [Overview.$C$6]  ;  IF([.G385]=&quot;Short&quot;   ;  [.J385]-[Overview.$C$4]/[.I385]  * [Overview.$C$6]  ; &quot;&quot;  )  )   ; &quot;&quot;)">
            <text:p/>
          </table:table-cell>
          <table:table-cell table:number-columns-repeated="3"/>
          <table:table-cell table:style-name="ce182" table:formula="of:=IFERROR([.R385]/[.L385]; &quot;&quot;)">
            <text:p/>
          </table:table-cell>
          <table:table-cell table:style-name="ce203" table:formula="of:=IFERROR(   IF( AND( [.G385]=&quot;Long&quot;;   [.N385]=[.I385])  ;  [.I385]*([.O385]-[.J385])  ;    IF(  AND(  [.G385]=&quot;Short&quot;  ;   [.N385]=[.I385]   )   ;   [.I385]*([.J385]-[.O385])   ;  &quot;&quot;)) ; &quot;&quot;)">
            <text:p/>
          </table:table-cell>
          <table:table-cell table:style-name="ce215" table:formula="of:=IF(ISNUMBER([.R385]); IF([.R385]&gt;=0; &quot;Win&quot;; &quot;Loss&quot;); &quot;&quot;)">
            <text:p/>
          </table:table-cell>
          <table:table-cell table:style-name="ce220" table:formula="of:=IF(ISNUMBER([.R385]); ROUND(([.P385]-[.H38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5]); &quot;&quot;; IF([.$G385]=&quot;Long&quot;; ([.X385]-[.$J385])*[.$I385]/[.$L385]; ([.$J385]-[.X385])*[.$I385]/[.$L385])-[.$Q385]); &quot;&quot;)">
            <text:p/>
          </table:table-cell>
          <table:table-cell/>
          <table:table-cell table:style-name="ce243" table:formula="of:=IFERROR(IF(ISBLANK([.Z385]); &quot;&quot;; IF([.$G385]=&quot;Long&quot;; ([.Z385]-[.$J385])*[.$I385]/[.$L385]; ([.$J385]-[.Z385])*[.$I385]/[.$L385])-[.$Q385]); &quot;&quot;)">
            <text:p/>
          </table:table-cell>
          <table:table-cell/>
          <table:table-cell table:style-name="ce243" table:formula="of:=IFERROR(IF(ISBLANK([.AB385]); &quot;&quot;; IF([.$G385]=&quot;Long&quot;; ([.AB385]-[.$J385])*[.$I385]/[.$L385]; ([.$J385]-[.AB385])*[.$I385]/[.$L385])-[.$Q385]); &quot;&quot;)">
            <text:p/>
          </table:table-cell>
          <table:table-cell table:number-columns-repeated="5"/>
          <table:table-cell table:formula="of:=IF([.B385]=&quot;&quot;; &quot;&quot;; WEEKDAY([.B385]; 2))">
            <text:p/>
          </table:table-cell>
          <table:table-cell table:number-columns-repeated="29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6]=&quot;Long&quot; ; [.J386]-[Overview.$C$4]/[.I386]  ;  IF([.G386]=&quot;Short&quot;; [.J386]+[Overview.$C$4]/[.I386]; &quot;&quot;) ); &quot;&quot;)">
            <text:p/>
          </table:table-cell>
          <table:table-cell table:formula="of:=IFERROR(ABS([.K386]-[.J386])*[.I386]; &quot;&quot;)">
            <text:p/>
          </table:table-cell>
          <table:table-cell table:formula="of:=IFERROR(  IF([.G386]=&quot;Long&quot;;  [.J386]+[Overview.$C$4]/[.I386]  *  [Overview.$C$6]  ;  IF([.G386]=&quot;Short&quot;   ;  [.J386]-[Overview.$C$4]/[.I386]  * [Overview.$C$6]  ; &quot;&quot;  )  )   ; &quot;&quot;)">
            <text:p/>
          </table:table-cell>
          <table:table-cell table:number-columns-repeated="3"/>
          <table:table-cell table:style-name="ce182" table:formula="of:=IFERROR([.R386]/[.L386]; &quot;&quot;)">
            <text:p/>
          </table:table-cell>
          <table:table-cell table:style-name="ce203" table:formula="of:=IFERROR(   IF( AND( [.G386]=&quot;Long&quot;;   [.N386]=[.I386])  ;  [.I386]*([.O386]-[.J386])  ;    IF(  AND(  [.G386]=&quot;Short&quot;  ;   [.N386]=[.I386]   )   ;   [.I386]*([.J386]-[.O386])   ;  &quot;&quot;)) ; &quot;&quot;)">
            <text:p/>
          </table:table-cell>
          <table:table-cell table:style-name="ce215" table:formula="of:=IF(ISNUMBER([.R386]); IF([.R386]&gt;=0; &quot;Win&quot;; &quot;Loss&quot;); &quot;&quot;)">
            <text:p/>
          </table:table-cell>
          <table:table-cell table:style-name="ce220" table:formula="of:=IF(ISNUMBER([.R386]); ROUND(([.P386]-[.H38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6]); &quot;&quot;; IF([.$G386]=&quot;Long&quot;; ([.X386]-[.$J386])*[.$I386]/[.$L386]; ([.$J386]-[.X386])*[.$I386]/[.$L386])-[.$Q386]); &quot;&quot;)">
            <text:p/>
          </table:table-cell>
          <table:table-cell/>
          <table:table-cell table:style-name="ce243" table:formula="of:=IFERROR(IF(ISBLANK([.Z386]); &quot;&quot;; IF([.$G386]=&quot;Long&quot;; ([.Z386]-[.$J386])*[.$I386]/[.$L386]; ([.$J386]-[.Z386])*[.$I386]/[.$L386])-[.$Q386]); &quot;&quot;)">
            <text:p/>
          </table:table-cell>
          <table:table-cell/>
          <table:table-cell table:style-name="ce243" table:formula="of:=IFERROR(IF(ISBLANK([.AB386]); &quot;&quot;; IF([.$G386]=&quot;Long&quot;; ([.AB386]-[.$J386])*[.$I386]/[.$L386]; ([.$J386]-[.AB386])*[.$I386]/[.$L386])-[.$Q386]); &quot;&quot;)">
            <text:p/>
          </table:table-cell>
          <table:table-cell table:number-columns-repeated="5"/>
          <table:table-cell table:formula="of:=IF([.B386]=&quot;&quot;; &quot;&quot;; WEEKDAY([.B386]; 2))">
            <text:p/>
          </table:table-cell>
          <table:table-cell table:number-columns-repeated="29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7]=&quot;Long&quot; ; [.J387]-[Overview.$C$4]/[.I387]  ;  IF([.G387]=&quot;Short&quot;; [.J387]+[Overview.$C$4]/[.I387]; &quot;&quot;) ); &quot;&quot;)">
            <text:p/>
          </table:table-cell>
          <table:table-cell table:formula="of:=IFERROR(ABS([.K387]-[.J387])*[.I387]; &quot;&quot;)">
            <text:p/>
          </table:table-cell>
          <table:table-cell table:formula="of:=IFERROR(  IF([.G387]=&quot;Long&quot;;  [.J387]+[Overview.$C$4]/[.I387]  *  [Overview.$C$6]  ;  IF([.G387]=&quot;Short&quot;   ;  [.J387]-[Overview.$C$4]/[.I387]  * [Overview.$C$6]  ; &quot;&quot;  )  )   ; &quot;&quot;)">
            <text:p/>
          </table:table-cell>
          <table:table-cell table:number-columns-repeated="3"/>
          <table:table-cell table:style-name="ce182" table:formula="of:=IFERROR([.R387]/[.L387]; &quot;&quot;)">
            <text:p/>
          </table:table-cell>
          <table:table-cell table:style-name="ce203" table:formula="of:=IFERROR(   IF( AND( [.G387]=&quot;Long&quot;;   [.N387]=[.I387])  ;  [.I387]*([.O387]-[.J387])  ;    IF(  AND(  [.G387]=&quot;Short&quot;  ;   [.N387]=[.I387]   )   ;   [.I387]*([.J387]-[.O387])   ;  &quot;&quot;)) ; &quot;&quot;)">
            <text:p/>
          </table:table-cell>
          <table:table-cell table:style-name="ce215" table:formula="of:=IF(ISNUMBER([.R387]); IF([.R387]&gt;=0; &quot;Win&quot;; &quot;Loss&quot;); &quot;&quot;)">
            <text:p/>
          </table:table-cell>
          <table:table-cell table:style-name="ce220" table:formula="of:=IF(ISNUMBER([.R387]); ROUND(([.P387]-[.H38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7]); &quot;&quot;; IF([.$G387]=&quot;Long&quot;; ([.X387]-[.$J387])*[.$I387]/[.$L387]; ([.$J387]-[.X387])*[.$I387]/[.$L387])-[.$Q387]); &quot;&quot;)">
            <text:p/>
          </table:table-cell>
          <table:table-cell/>
          <table:table-cell table:style-name="ce243" table:formula="of:=IFERROR(IF(ISBLANK([.Z387]); &quot;&quot;; IF([.$G387]=&quot;Long&quot;; ([.Z387]-[.$J387])*[.$I387]/[.$L387]; ([.$J387]-[.Z387])*[.$I387]/[.$L387])-[.$Q387]); &quot;&quot;)">
            <text:p/>
          </table:table-cell>
          <table:table-cell/>
          <table:table-cell table:style-name="ce243" table:formula="of:=IFERROR(IF(ISBLANK([.AB387]); &quot;&quot;; IF([.$G387]=&quot;Long&quot;; ([.AB387]-[.$J387])*[.$I387]/[.$L387]; ([.$J387]-[.AB387])*[.$I387]/[.$L387])-[.$Q387]); &quot;&quot;)">
            <text:p/>
          </table:table-cell>
          <table:table-cell table:number-columns-repeated="5"/>
          <table:table-cell table:formula="of:=IF([.B387]=&quot;&quot;; &quot;&quot;; WEEKDAY([.B387]; 2))">
            <text:p/>
          </table:table-cell>
          <table:table-cell table:number-columns-repeated="29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8]=&quot;Long&quot; ; [.J388]-[Overview.$C$4]/[.I388]  ;  IF([.G388]=&quot;Short&quot;; [.J388]+[Overview.$C$4]/[.I388]; &quot;&quot;) ); &quot;&quot;)">
            <text:p/>
          </table:table-cell>
          <table:table-cell table:formula="of:=IFERROR(ABS([.K388]-[.J388])*[.I388]; &quot;&quot;)">
            <text:p/>
          </table:table-cell>
          <table:table-cell table:formula="of:=IFERROR(  IF([.G388]=&quot;Long&quot;;  [.J388]+[Overview.$C$4]/[.I388]  *  [Overview.$C$6]  ;  IF([.G388]=&quot;Short&quot;   ;  [.J388]-[Overview.$C$4]/[.I388]  * [Overview.$C$6]  ; &quot;&quot;  )  )   ; &quot;&quot;)">
            <text:p/>
          </table:table-cell>
          <table:table-cell table:number-columns-repeated="3"/>
          <table:table-cell table:style-name="ce182" table:formula="of:=IFERROR([.R388]/[.L388]; &quot;&quot;)">
            <text:p/>
          </table:table-cell>
          <table:table-cell table:style-name="ce203" table:formula="of:=IFERROR(   IF( AND( [.G388]=&quot;Long&quot;;   [.N388]=[.I388])  ;  [.I388]*([.O388]-[.J388])  ;    IF(  AND(  [.G388]=&quot;Short&quot;  ;   [.N388]=[.I388]   )   ;   [.I388]*([.J388]-[.O388])   ;  &quot;&quot;)) ; &quot;&quot;)">
            <text:p/>
          </table:table-cell>
          <table:table-cell table:style-name="ce215" table:formula="of:=IF(ISNUMBER([.R388]); IF([.R388]&gt;=0; &quot;Win&quot;; &quot;Loss&quot;); &quot;&quot;)">
            <text:p/>
          </table:table-cell>
          <table:table-cell table:style-name="ce220" table:formula="of:=IF(ISNUMBER([.R388]); ROUND(([.P388]-[.H38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8]); &quot;&quot;; IF([.$G388]=&quot;Long&quot;; ([.X388]-[.$J388])*[.$I388]/[.$L388]; ([.$J388]-[.X388])*[.$I388]/[.$L388])-[.$Q388]); &quot;&quot;)">
            <text:p/>
          </table:table-cell>
          <table:table-cell/>
          <table:table-cell table:style-name="ce243" table:formula="of:=IFERROR(IF(ISBLANK([.Z388]); &quot;&quot;; IF([.$G388]=&quot;Long&quot;; ([.Z388]-[.$J388])*[.$I388]/[.$L388]; ([.$J388]-[.Z388])*[.$I388]/[.$L388])-[.$Q388]); &quot;&quot;)">
            <text:p/>
          </table:table-cell>
          <table:table-cell/>
          <table:table-cell table:style-name="ce243" table:formula="of:=IFERROR(IF(ISBLANK([.AB388]); &quot;&quot;; IF([.$G388]=&quot;Long&quot;; ([.AB388]-[.$J388])*[.$I388]/[.$L388]; ([.$J388]-[.AB388])*[.$I388]/[.$L388])-[.$Q388]); &quot;&quot;)">
            <text:p/>
          </table:table-cell>
          <table:table-cell table:number-columns-repeated="5"/>
          <table:table-cell table:formula="of:=IF([.B388]=&quot;&quot;; &quot;&quot;; WEEKDAY([.B388]; 2))">
            <text:p/>
          </table:table-cell>
          <table:table-cell table:number-columns-repeated="29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9]=&quot;Long&quot; ; [.J389]-[Overview.$C$4]/[.I389]  ;  IF([.G389]=&quot;Short&quot;; [.J389]+[Overview.$C$4]/[.I389]; &quot;&quot;) ); &quot;&quot;)">
            <text:p/>
          </table:table-cell>
          <table:table-cell table:formula="of:=IFERROR(ABS([.K389]-[.J389])*[.I389]; &quot;&quot;)">
            <text:p/>
          </table:table-cell>
          <table:table-cell table:formula="of:=IFERROR(  IF([.G389]=&quot;Long&quot;;  [.J389]+[Overview.$C$4]/[.I389]  *  [Overview.$C$6]  ;  IF([.G389]=&quot;Short&quot;   ;  [.J389]-[Overview.$C$4]/[.I389]  * [Overview.$C$6]  ; &quot;&quot;  )  )   ; &quot;&quot;)">
            <text:p/>
          </table:table-cell>
          <table:table-cell table:number-columns-repeated="3"/>
          <table:table-cell table:style-name="ce182" table:formula="of:=IFERROR([.R389]/[.L389]; &quot;&quot;)">
            <text:p/>
          </table:table-cell>
          <table:table-cell table:style-name="ce203" table:formula="of:=IFERROR(   IF( AND( [.G389]=&quot;Long&quot;;   [.N389]=[.I389])  ;  [.I389]*([.O389]-[.J389])  ;    IF(  AND(  [.G389]=&quot;Short&quot;  ;   [.N389]=[.I389]   )   ;   [.I389]*([.J389]-[.O389])   ;  &quot;&quot;)) ; &quot;&quot;)">
            <text:p/>
          </table:table-cell>
          <table:table-cell table:style-name="ce215" table:formula="of:=IF(ISNUMBER([.R389]); IF([.R389]&gt;=0; &quot;Win&quot;; &quot;Loss&quot;); &quot;&quot;)">
            <text:p/>
          </table:table-cell>
          <table:table-cell table:style-name="ce220" table:formula="of:=IF(ISNUMBER([.R389]); ROUND(([.P389]-[.H38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9]); &quot;&quot;; IF([.$G389]=&quot;Long&quot;; ([.X389]-[.$J389])*[.$I389]/[.$L389]; ([.$J389]-[.X389])*[.$I389]/[.$L389])-[.$Q389]); &quot;&quot;)">
            <text:p/>
          </table:table-cell>
          <table:table-cell/>
          <table:table-cell table:style-name="ce243" table:formula="of:=IFERROR(IF(ISBLANK([.Z389]); &quot;&quot;; IF([.$G389]=&quot;Long&quot;; ([.Z389]-[.$J389])*[.$I389]/[.$L389]; ([.$J389]-[.Z389])*[.$I389]/[.$L389])-[.$Q389]); &quot;&quot;)">
            <text:p/>
          </table:table-cell>
          <table:table-cell/>
          <table:table-cell table:style-name="ce243" table:formula="of:=IFERROR(IF(ISBLANK([.AB389]); &quot;&quot;; IF([.$G389]=&quot;Long&quot;; ([.AB389]-[.$J389])*[.$I389]/[.$L389]; ([.$J389]-[.AB389])*[.$I389]/[.$L389])-[.$Q389]); &quot;&quot;)">
            <text:p/>
          </table:table-cell>
          <table:table-cell table:number-columns-repeated="5"/>
          <table:table-cell table:formula="of:=IF([.B389]=&quot;&quot;; &quot;&quot;; WEEKDAY([.B389]; 2))">
            <text:p/>
          </table:table-cell>
          <table:table-cell table:number-columns-repeated="29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0]=&quot;Long&quot; ; [.J390]-[Overview.$C$4]/[.I390]  ;  IF([.G390]=&quot;Short&quot;; [.J390]+[Overview.$C$4]/[.I390]; &quot;&quot;) ); &quot;&quot;)">
            <text:p/>
          </table:table-cell>
          <table:table-cell table:formula="of:=IFERROR(ABS([.K390]-[.J390])*[.I390]; &quot;&quot;)">
            <text:p/>
          </table:table-cell>
          <table:table-cell table:formula="of:=IFERROR(  IF([.G390]=&quot;Long&quot;;  [.J390]+[Overview.$C$4]/[.I390]  *  [Overview.$C$6]  ;  IF([.G390]=&quot;Short&quot;   ;  [.J390]-[Overview.$C$4]/[.I390]  * [Overview.$C$6]  ; &quot;&quot;  )  )   ; &quot;&quot;)">
            <text:p/>
          </table:table-cell>
          <table:table-cell table:number-columns-repeated="3"/>
          <table:table-cell table:style-name="ce182" table:formula="of:=IFERROR([.R390]/[.L390]; &quot;&quot;)">
            <text:p/>
          </table:table-cell>
          <table:table-cell table:style-name="ce203" table:formula="of:=IFERROR(   IF( AND( [.G390]=&quot;Long&quot;;   [.N390]=[.I390])  ;  [.I390]*([.O390]-[.J390])  ;    IF(  AND(  [.G390]=&quot;Short&quot;  ;   [.N390]=[.I390]   )   ;   [.I390]*([.J390]-[.O390])   ;  &quot;&quot;)) ; &quot;&quot;)">
            <text:p/>
          </table:table-cell>
          <table:table-cell table:style-name="ce215" table:formula="of:=IF(ISNUMBER([.R390]); IF([.R390]&gt;=0; &quot;Win&quot;; &quot;Loss&quot;); &quot;&quot;)">
            <text:p/>
          </table:table-cell>
          <table:table-cell table:style-name="ce220" table:formula="of:=IF(ISNUMBER([.R390]); ROUND(([.P390]-[.H39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0]); &quot;&quot;; IF([.$G390]=&quot;Long&quot;; ([.X390]-[.$J390])*[.$I390]/[.$L390]; ([.$J390]-[.X390])*[.$I390]/[.$L390])-[.$Q390]); &quot;&quot;)">
            <text:p/>
          </table:table-cell>
          <table:table-cell/>
          <table:table-cell table:style-name="ce243" table:formula="of:=IFERROR(IF(ISBLANK([.Z390]); &quot;&quot;; IF([.$G390]=&quot;Long&quot;; ([.Z390]-[.$J390])*[.$I390]/[.$L390]; ([.$J390]-[.Z390])*[.$I390]/[.$L390])-[.$Q390]); &quot;&quot;)">
            <text:p/>
          </table:table-cell>
          <table:table-cell/>
          <table:table-cell table:style-name="ce243" table:formula="of:=IFERROR(IF(ISBLANK([.AB390]); &quot;&quot;; IF([.$G390]=&quot;Long&quot;; ([.AB390]-[.$J390])*[.$I390]/[.$L390]; ([.$J390]-[.AB390])*[.$I390]/[.$L390])-[.$Q390]); &quot;&quot;)">
            <text:p/>
          </table:table-cell>
          <table:table-cell table:number-columns-repeated="5"/>
          <table:table-cell table:formula="of:=IF([.B390]=&quot;&quot;; &quot;&quot;; WEEKDAY([.B390]; 2))">
            <text:p/>
          </table:table-cell>
          <table:table-cell table:number-columns-repeated="29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1]=&quot;Long&quot; ; [.J391]-[Overview.$C$4]/[.I391]  ;  IF([.G391]=&quot;Short&quot;; [.J391]+[Overview.$C$4]/[.I391]; &quot;&quot;) ); &quot;&quot;)">
            <text:p/>
          </table:table-cell>
          <table:table-cell table:formula="of:=IFERROR(ABS([.K391]-[.J391])*[.I391]; &quot;&quot;)">
            <text:p/>
          </table:table-cell>
          <table:table-cell table:formula="of:=IFERROR(  IF([.G391]=&quot;Long&quot;;  [.J391]+[Overview.$C$4]/[.I391]  *  [Overview.$C$6]  ;  IF([.G391]=&quot;Short&quot;   ;  [.J391]-[Overview.$C$4]/[.I391]  * [Overview.$C$6]  ; &quot;&quot;  )  )   ; &quot;&quot;)">
            <text:p/>
          </table:table-cell>
          <table:table-cell table:number-columns-repeated="3"/>
          <table:table-cell table:style-name="ce182" table:formula="of:=IFERROR([.R391]/[.L391]; &quot;&quot;)">
            <text:p/>
          </table:table-cell>
          <table:table-cell table:style-name="ce203" table:formula="of:=IFERROR(   IF( AND( [.G391]=&quot;Long&quot;;   [.N391]=[.I391])  ;  [.I391]*([.O391]-[.J391])  ;    IF(  AND(  [.G391]=&quot;Short&quot;  ;   [.N391]=[.I391]   )   ;   [.I391]*([.J391]-[.O391])   ;  &quot;&quot;)) ; &quot;&quot;)">
            <text:p/>
          </table:table-cell>
          <table:table-cell table:style-name="ce215" table:formula="of:=IF(ISNUMBER([.R391]); IF([.R391]&gt;=0; &quot;Win&quot;; &quot;Loss&quot;); &quot;&quot;)">
            <text:p/>
          </table:table-cell>
          <table:table-cell table:style-name="ce220" table:formula="of:=IF(ISNUMBER([.R391]); ROUND(([.P391]-[.H39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1]); &quot;&quot;; IF([.$G391]=&quot;Long&quot;; ([.X391]-[.$J391])*[.$I391]/[.$L391]; ([.$J391]-[.X391])*[.$I391]/[.$L391])-[.$Q391]); &quot;&quot;)">
            <text:p/>
          </table:table-cell>
          <table:table-cell/>
          <table:table-cell table:style-name="ce243" table:formula="of:=IFERROR(IF(ISBLANK([.Z391]); &quot;&quot;; IF([.$G391]=&quot;Long&quot;; ([.Z391]-[.$J391])*[.$I391]/[.$L391]; ([.$J391]-[.Z391])*[.$I391]/[.$L391])-[.$Q391]); &quot;&quot;)">
            <text:p/>
          </table:table-cell>
          <table:table-cell/>
          <table:table-cell table:style-name="ce243" table:formula="of:=IFERROR(IF(ISBLANK([.AB391]); &quot;&quot;; IF([.$G391]=&quot;Long&quot;; ([.AB391]-[.$J391])*[.$I391]/[.$L391]; ([.$J391]-[.AB391])*[.$I391]/[.$L391])-[.$Q391]); &quot;&quot;)">
            <text:p/>
          </table:table-cell>
          <table:table-cell table:number-columns-repeated="5"/>
          <table:table-cell table:formula="of:=IF([.B391]=&quot;&quot;; &quot;&quot;; WEEKDAY([.B391]; 2))">
            <text:p/>
          </table:table-cell>
          <table:table-cell table:number-columns-repeated="29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2]=&quot;Long&quot; ; [.J392]-[Overview.$C$4]/[.I392]  ;  IF([.G392]=&quot;Short&quot;; [.J392]+[Overview.$C$4]/[.I392]; &quot;&quot;) ); &quot;&quot;)">
            <text:p/>
          </table:table-cell>
          <table:table-cell table:formula="of:=IFERROR(ABS([.K392]-[.J392])*[.I392]; &quot;&quot;)">
            <text:p/>
          </table:table-cell>
          <table:table-cell table:formula="of:=IFERROR(  IF([.G392]=&quot;Long&quot;;  [.J392]+[Overview.$C$4]/[.I392]  *  [Overview.$C$6]  ;  IF([.G392]=&quot;Short&quot;   ;  [.J392]-[Overview.$C$4]/[.I392]  * [Overview.$C$6]  ; &quot;&quot;  )  )   ; &quot;&quot;)">
            <text:p/>
          </table:table-cell>
          <table:table-cell table:number-columns-repeated="3"/>
          <table:table-cell table:style-name="ce182" table:formula="of:=IFERROR([.R392]/[.L392]; &quot;&quot;)">
            <text:p/>
          </table:table-cell>
          <table:table-cell table:style-name="ce203" table:formula="of:=IFERROR(   IF( AND( [.G392]=&quot;Long&quot;;   [.N392]=[.I392])  ;  [.I392]*([.O392]-[.J392])  ;    IF(  AND(  [.G392]=&quot;Short&quot;  ;   [.N392]=[.I392]   )   ;   [.I392]*([.J392]-[.O392])   ;  &quot;&quot;)) ; &quot;&quot;)">
            <text:p/>
          </table:table-cell>
          <table:table-cell table:style-name="ce215" table:formula="of:=IF(ISNUMBER([.R392]); IF([.R392]&gt;=0; &quot;Win&quot;; &quot;Loss&quot;); &quot;&quot;)">
            <text:p/>
          </table:table-cell>
          <table:table-cell table:style-name="ce220" table:formula="of:=IF(ISNUMBER([.R392]); ROUND(([.P392]-[.H39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2]); &quot;&quot;; IF([.$G392]=&quot;Long&quot;; ([.X392]-[.$J392])*[.$I392]/[.$L392]; ([.$J392]-[.X392])*[.$I392]/[.$L392])-[.$Q392]); &quot;&quot;)">
            <text:p/>
          </table:table-cell>
          <table:table-cell/>
          <table:table-cell table:style-name="ce243" table:formula="of:=IFERROR(IF(ISBLANK([.Z392]); &quot;&quot;; IF([.$G392]=&quot;Long&quot;; ([.Z392]-[.$J392])*[.$I392]/[.$L392]; ([.$J392]-[.Z392])*[.$I392]/[.$L392])-[.$Q392]); &quot;&quot;)">
            <text:p/>
          </table:table-cell>
          <table:table-cell/>
          <table:table-cell table:style-name="ce243" table:formula="of:=IFERROR(IF(ISBLANK([.AB392]); &quot;&quot;; IF([.$G392]=&quot;Long&quot;; ([.AB392]-[.$J392])*[.$I392]/[.$L392]; ([.$J392]-[.AB392])*[.$I392]/[.$L392])-[.$Q392]); &quot;&quot;)">
            <text:p/>
          </table:table-cell>
          <table:table-cell table:number-columns-repeated="5"/>
          <table:table-cell table:formula="of:=IF([.B392]=&quot;&quot;; &quot;&quot;; WEEKDAY([.B392]; 2))">
            <text:p/>
          </table:table-cell>
          <table:table-cell table:number-columns-repeated="29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3]=&quot;Long&quot; ; [.J393]-[Overview.$C$4]/[.I393]  ;  IF([.G393]=&quot;Short&quot;; [.J393]+[Overview.$C$4]/[.I393]; &quot;&quot;) ); &quot;&quot;)">
            <text:p/>
          </table:table-cell>
          <table:table-cell table:formula="of:=IFERROR(ABS([.K393]-[.J393])*[.I393]; &quot;&quot;)">
            <text:p/>
          </table:table-cell>
          <table:table-cell table:formula="of:=IFERROR(  IF([.G393]=&quot;Long&quot;;  [.J393]+[Overview.$C$4]/[.I393]  *  [Overview.$C$6]  ;  IF([.G393]=&quot;Short&quot;   ;  [.J393]-[Overview.$C$4]/[.I393]  * [Overview.$C$6]  ; &quot;&quot;  )  )   ; &quot;&quot;)">
            <text:p/>
          </table:table-cell>
          <table:table-cell table:number-columns-repeated="3"/>
          <table:table-cell table:style-name="ce182" table:formula="of:=IFERROR([.R393]/[.L393]; &quot;&quot;)">
            <text:p/>
          </table:table-cell>
          <table:table-cell table:style-name="ce203" table:formula="of:=IFERROR(   IF( AND( [.G393]=&quot;Long&quot;;   [.N393]=[.I393])  ;  [.I393]*([.O393]-[.J393])  ;    IF(  AND(  [.G393]=&quot;Short&quot;  ;   [.N393]=[.I393]   )   ;   [.I393]*([.J393]-[.O393])   ;  &quot;&quot;)) ; &quot;&quot;)">
            <text:p/>
          </table:table-cell>
          <table:table-cell table:style-name="ce215" table:formula="of:=IF(ISNUMBER([.R393]); IF([.R393]&gt;=0; &quot;Win&quot;; &quot;Loss&quot;); &quot;&quot;)">
            <text:p/>
          </table:table-cell>
          <table:table-cell table:style-name="ce220" table:formula="of:=IF(ISNUMBER([.R393]); ROUND(([.P393]-[.H39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3]); &quot;&quot;; IF([.$G393]=&quot;Long&quot;; ([.X393]-[.$J393])*[.$I393]/[.$L393]; ([.$J393]-[.X393])*[.$I393]/[.$L393])-[.$Q393]); &quot;&quot;)">
            <text:p/>
          </table:table-cell>
          <table:table-cell/>
          <table:table-cell table:style-name="ce243" table:formula="of:=IFERROR(IF(ISBLANK([.Z393]); &quot;&quot;; IF([.$G393]=&quot;Long&quot;; ([.Z393]-[.$J393])*[.$I393]/[.$L393]; ([.$J393]-[.Z393])*[.$I393]/[.$L393])-[.$Q393]); &quot;&quot;)">
            <text:p/>
          </table:table-cell>
          <table:table-cell/>
          <table:table-cell table:style-name="ce243" table:formula="of:=IFERROR(IF(ISBLANK([.AB393]); &quot;&quot;; IF([.$G393]=&quot;Long&quot;; ([.AB393]-[.$J393])*[.$I393]/[.$L393]; ([.$J393]-[.AB393])*[.$I393]/[.$L393])-[.$Q393]); &quot;&quot;)">
            <text:p/>
          </table:table-cell>
          <table:table-cell table:number-columns-repeated="5"/>
          <table:table-cell table:formula="of:=IF([.B393]=&quot;&quot;; &quot;&quot;; WEEKDAY([.B393]; 2))">
            <text:p/>
          </table:table-cell>
          <table:table-cell table:number-columns-repeated="29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4]=&quot;Long&quot; ; [.J394]-[Overview.$C$4]/[.I394]  ;  IF([.G394]=&quot;Short&quot;; [.J394]+[Overview.$C$4]/[.I394]; &quot;&quot;) ); &quot;&quot;)">
            <text:p/>
          </table:table-cell>
          <table:table-cell table:formula="of:=IFERROR(ABS([.K394]-[.J394])*[.I394]; &quot;&quot;)">
            <text:p/>
          </table:table-cell>
          <table:table-cell table:formula="of:=IFERROR(  IF([.G394]=&quot;Long&quot;;  [.J394]+[Overview.$C$4]/[.I394]  *  [Overview.$C$6]  ;  IF([.G394]=&quot;Short&quot;   ;  [.J394]-[Overview.$C$4]/[.I394]  * [Overview.$C$6]  ; &quot;&quot;  )  )   ; &quot;&quot;)">
            <text:p/>
          </table:table-cell>
          <table:table-cell table:number-columns-repeated="3"/>
          <table:table-cell table:style-name="ce182" table:formula="of:=IFERROR([.R394]/[.L394]; &quot;&quot;)">
            <text:p/>
          </table:table-cell>
          <table:table-cell table:style-name="ce203" table:formula="of:=IFERROR(   IF( AND( [.G394]=&quot;Long&quot;;   [.N394]=[.I394])  ;  [.I394]*([.O394]-[.J394])  ;    IF(  AND(  [.G394]=&quot;Short&quot;  ;   [.N394]=[.I394]   )   ;   [.I394]*([.J394]-[.O394])   ;  &quot;&quot;)) ; &quot;&quot;)">
            <text:p/>
          </table:table-cell>
          <table:table-cell table:style-name="ce215" table:formula="of:=IF(ISNUMBER([.R394]); IF([.R394]&gt;=0; &quot;Win&quot;; &quot;Loss&quot;); &quot;&quot;)">
            <text:p/>
          </table:table-cell>
          <table:table-cell table:style-name="ce220" table:formula="of:=IF(ISNUMBER([.R394]); ROUND(([.P394]-[.H39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4]); &quot;&quot;; IF([.$G394]=&quot;Long&quot;; ([.X394]-[.$J394])*[.$I394]/[.$L394]; ([.$J394]-[.X394])*[.$I394]/[.$L394])-[.$Q394]); &quot;&quot;)">
            <text:p/>
          </table:table-cell>
          <table:table-cell/>
          <table:table-cell table:style-name="ce243" table:formula="of:=IFERROR(IF(ISBLANK([.Z394]); &quot;&quot;; IF([.$G394]=&quot;Long&quot;; ([.Z394]-[.$J394])*[.$I394]/[.$L394]; ([.$J394]-[.Z394])*[.$I394]/[.$L394])-[.$Q394]); &quot;&quot;)">
            <text:p/>
          </table:table-cell>
          <table:table-cell/>
          <table:table-cell table:style-name="ce243" table:formula="of:=IFERROR(IF(ISBLANK([.AB394]); &quot;&quot;; IF([.$G394]=&quot;Long&quot;; ([.AB394]-[.$J394])*[.$I394]/[.$L394]; ([.$J394]-[.AB394])*[.$I394]/[.$L394])-[.$Q394]); &quot;&quot;)">
            <text:p/>
          </table:table-cell>
          <table:table-cell table:number-columns-repeated="5"/>
          <table:table-cell table:formula="of:=IF([.B394]=&quot;&quot;; &quot;&quot;; WEEKDAY([.B394]; 2))">
            <text:p/>
          </table:table-cell>
          <table:table-cell table:number-columns-repeated="29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5]=&quot;Long&quot; ; [.J395]-[Overview.$C$4]/[.I395]  ;  IF([.G395]=&quot;Short&quot;; [.J395]+[Overview.$C$4]/[.I395]; &quot;&quot;) ); &quot;&quot;)">
            <text:p/>
          </table:table-cell>
          <table:table-cell table:formula="of:=IFERROR(ABS([.K395]-[.J395])*[.I395]; &quot;&quot;)">
            <text:p/>
          </table:table-cell>
          <table:table-cell table:formula="of:=IFERROR(  IF([.G395]=&quot;Long&quot;;  [.J395]+[Overview.$C$4]/[.I395]  *  [Overview.$C$6]  ;  IF([.G395]=&quot;Short&quot;   ;  [.J395]-[Overview.$C$4]/[.I395]  * [Overview.$C$6]  ; &quot;&quot;  )  )   ; &quot;&quot;)">
            <text:p/>
          </table:table-cell>
          <table:table-cell table:number-columns-repeated="3"/>
          <table:table-cell table:style-name="ce182" table:formula="of:=IFERROR([.R395]/[.L395]; &quot;&quot;)">
            <text:p/>
          </table:table-cell>
          <table:table-cell table:style-name="ce203" table:formula="of:=IFERROR(   IF( AND( [.G395]=&quot;Long&quot;;   [.N395]=[.I395])  ;  [.I395]*([.O395]-[.J395])  ;    IF(  AND(  [.G395]=&quot;Short&quot;  ;   [.N395]=[.I395]   )   ;   [.I395]*([.J395]-[.O395])   ;  &quot;&quot;)) ; &quot;&quot;)">
            <text:p/>
          </table:table-cell>
          <table:table-cell table:style-name="ce215" table:formula="of:=IF(ISNUMBER([.R395]); IF([.R395]&gt;=0; &quot;Win&quot;; &quot;Loss&quot;); &quot;&quot;)">
            <text:p/>
          </table:table-cell>
          <table:table-cell table:style-name="ce220" table:formula="of:=IF(ISNUMBER([.R395]); ROUND(([.P395]-[.H39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5]); &quot;&quot;; IF([.$G395]=&quot;Long&quot;; ([.X395]-[.$J395])*[.$I395]/[.$L395]; ([.$J395]-[.X395])*[.$I395]/[.$L395])-[.$Q395]); &quot;&quot;)">
            <text:p/>
          </table:table-cell>
          <table:table-cell/>
          <table:table-cell table:style-name="ce243" table:formula="of:=IFERROR(IF(ISBLANK([.Z395]); &quot;&quot;; IF([.$G395]=&quot;Long&quot;; ([.Z395]-[.$J395])*[.$I395]/[.$L395]; ([.$J395]-[.Z395])*[.$I395]/[.$L395])-[.$Q395]); &quot;&quot;)">
            <text:p/>
          </table:table-cell>
          <table:table-cell/>
          <table:table-cell table:style-name="ce243" table:formula="of:=IFERROR(IF(ISBLANK([.AB395]); &quot;&quot;; IF([.$G395]=&quot;Long&quot;; ([.AB395]-[.$J395])*[.$I395]/[.$L395]; ([.$J395]-[.AB395])*[.$I395]/[.$L395])-[.$Q395]); &quot;&quot;)">
            <text:p/>
          </table:table-cell>
          <table:table-cell table:number-columns-repeated="5"/>
          <table:table-cell table:formula="of:=IF([.B395]=&quot;&quot;; &quot;&quot;; WEEKDAY([.B395]; 2))">
            <text:p/>
          </table:table-cell>
          <table:table-cell table:number-columns-repeated="29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6]=&quot;Long&quot; ; [.J396]-[Overview.$C$4]/[.I396]  ;  IF([.G396]=&quot;Short&quot;; [.J396]+[Overview.$C$4]/[.I396]; &quot;&quot;) ); &quot;&quot;)">
            <text:p/>
          </table:table-cell>
          <table:table-cell table:formula="of:=IFERROR(ABS([.K396]-[.J396])*[.I396]; &quot;&quot;)">
            <text:p/>
          </table:table-cell>
          <table:table-cell table:formula="of:=IFERROR(  IF([.G396]=&quot;Long&quot;;  [.J396]+[Overview.$C$4]/[.I396]  *  [Overview.$C$6]  ;  IF([.G396]=&quot;Short&quot;   ;  [.J396]-[Overview.$C$4]/[.I396]  * [Overview.$C$6]  ; &quot;&quot;  )  )   ; &quot;&quot;)">
            <text:p/>
          </table:table-cell>
          <table:table-cell table:number-columns-repeated="3"/>
          <table:table-cell table:style-name="ce182" table:formula="of:=IFERROR([.R396]/[.L396]; &quot;&quot;)">
            <text:p/>
          </table:table-cell>
          <table:table-cell table:style-name="ce203" table:formula="of:=IFERROR(   IF( AND( [.G396]=&quot;Long&quot;;   [.N396]=[.I396])  ;  [.I396]*([.O396]-[.J396])  ;    IF(  AND(  [.G396]=&quot;Short&quot;  ;   [.N396]=[.I396]   )   ;   [.I396]*([.J396]-[.O396])   ;  &quot;&quot;)) ; &quot;&quot;)">
            <text:p/>
          </table:table-cell>
          <table:table-cell table:style-name="ce215" table:formula="of:=IF(ISNUMBER([.R396]); IF([.R396]&gt;=0; &quot;Win&quot;; &quot;Loss&quot;); &quot;&quot;)">
            <text:p/>
          </table:table-cell>
          <table:table-cell table:style-name="ce220" table:formula="of:=IF(ISNUMBER([.R396]); ROUND(([.P396]-[.H39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6]); &quot;&quot;; IF([.$G396]=&quot;Long&quot;; ([.X396]-[.$J396])*[.$I396]/[.$L396]; ([.$J396]-[.X396])*[.$I396]/[.$L396])-[.$Q396]); &quot;&quot;)">
            <text:p/>
          </table:table-cell>
          <table:table-cell/>
          <table:table-cell table:style-name="ce243" table:formula="of:=IFERROR(IF(ISBLANK([.Z396]); &quot;&quot;; IF([.$G396]=&quot;Long&quot;; ([.Z396]-[.$J396])*[.$I396]/[.$L396]; ([.$J396]-[.Z396])*[.$I396]/[.$L396])-[.$Q396]); &quot;&quot;)">
            <text:p/>
          </table:table-cell>
          <table:table-cell/>
          <table:table-cell table:style-name="ce243" table:formula="of:=IFERROR(IF(ISBLANK([.AB396]); &quot;&quot;; IF([.$G396]=&quot;Long&quot;; ([.AB396]-[.$J396])*[.$I396]/[.$L396]; ([.$J396]-[.AB396])*[.$I396]/[.$L396])-[.$Q396]); &quot;&quot;)">
            <text:p/>
          </table:table-cell>
          <table:table-cell table:number-columns-repeated="5"/>
          <table:table-cell table:formula="of:=IF([.B396]=&quot;&quot;; &quot;&quot;; WEEKDAY([.B396]; 2))">
            <text:p/>
          </table:table-cell>
          <table:table-cell table:number-columns-repeated="29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7]=&quot;Long&quot; ; [.J397]-[Overview.$C$4]/[.I397]  ;  IF([.G397]=&quot;Short&quot;; [.J397]+[Overview.$C$4]/[.I397]; &quot;&quot;) ); &quot;&quot;)">
            <text:p/>
          </table:table-cell>
          <table:table-cell table:formula="of:=IFERROR(ABS([.K397]-[.J397])*[.I397]; &quot;&quot;)">
            <text:p/>
          </table:table-cell>
          <table:table-cell table:formula="of:=IFERROR(  IF([.G397]=&quot;Long&quot;;  [.J397]+[Overview.$C$4]/[.I397]  *  [Overview.$C$6]  ;  IF([.G397]=&quot;Short&quot;   ;  [.J397]-[Overview.$C$4]/[.I397]  * [Overview.$C$6]  ; &quot;&quot;  )  )   ; &quot;&quot;)">
            <text:p/>
          </table:table-cell>
          <table:table-cell table:number-columns-repeated="3"/>
          <table:table-cell table:style-name="ce182" table:formula="of:=IFERROR([.R397]/[.L397]; &quot;&quot;)">
            <text:p/>
          </table:table-cell>
          <table:table-cell table:style-name="ce203" table:formula="of:=IFERROR(   IF( AND( [.G397]=&quot;Long&quot;;   [.N397]=[.I397])  ;  [.I397]*([.O397]-[.J397])  ;    IF(  AND(  [.G397]=&quot;Short&quot;  ;   [.N397]=[.I397]   )   ;   [.I397]*([.J397]-[.O397])   ;  &quot;&quot;)) ; &quot;&quot;)">
            <text:p/>
          </table:table-cell>
          <table:table-cell table:style-name="ce215" table:formula="of:=IF(ISNUMBER([.R397]); IF([.R397]&gt;=0; &quot;Win&quot;; &quot;Loss&quot;); &quot;&quot;)">
            <text:p/>
          </table:table-cell>
          <table:table-cell table:style-name="ce220" table:formula="of:=IF(ISNUMBER([.R397]); ROUND(([.P397]-[.H39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7]); &quot;&quot;; IF([.$G397]=&quot;Long&quot;; ([.X397]-[.$J397])*[.$I397]/[.$L397]; ([.$J397]-[.X397])*[.$I397]/[.$L397])-[.$Q397]); &quot;&quot;)">
            <text:p/>
          </table:table-cell>
          <table:table-cell/>
          <table:table-cell table:style-name="ce243" table:formula="of:=IFERROR(IF(ISBLANK([.Z397]); &quot;&quot;; IF([.$G397]=&quot;Long&quot;; ([.Z397]-[.$J397])*[.$I397]/[.$L397]; ([.$J397]-[.Z397])*[.$I397]/[.$L397])-[.$Q397]); &quot;&quot;)">
            <text:p/>
          </table:table-cell>
          <table:table-cell/>
          <table:table-cell table:style-name="ce243" table:formula="of:=IFERROR(IF(ISBLANK([.AB397]); &quot;&quot;; IF([.$G397]=&quot;Long&quot;; ([.AB397]-[.$J397])*[.$I397]/[.$L397]; ([.$J397]-[.AB397])*[.$I397]/[.$L397])-[.$Q397]); &quot;&quot;)">
            <text:p/>
          </table:table-cell>
          <table:table-cell table:number-columns-repeated="5"/>
          <table:table-cell table:formula="of:=IF([.B397]=&quot;&quot;; &quot;&quot;; WEEKDAY([.B397]; 2))">
            <text:p/>
          </table:table-cell>
          <table:table-cell table:number-columns-repeated="29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8]=&quot;Long&quot; ; [.J398]-[Overview.$C$4]/[.I398]  ;  IF([.G398]=&quot;Short&quot;; [.J398]+[Overview.$C$4]/[.I398]; &quot;&quot;) ); &quot;&quot;)">
            <text:p/>
          </table:table-cell>
          <table:table-cell table:formula="of:=IFERROR(ABS([.K398]-[.J398])*[.I398]; &quot;&quot;)">
            <text:p/>
          </table:table-cell>
          <table:table-cell table:formula="of:=IFERROR(  IF([.G398]=&quot;Long&quot;;  [.J398]+[Overview.$C$4]/[.I398]  *  [Overview.$C$6]  ;  IF([.G398]=&quot;Short&quot;   ;  [.J398]-[Overview.$C$4]/[.I398]  * [Overview.$C$6]  ; &quot;&quot;  )  )   ; &quot;&quot;)">
            <text:p/>
          </table:table-cell>
          <table:table-cell table:number-columns-repeated="3"/>
          <table:table-cell table:style-name="ce182" table:formula="of:=IFERROR([.R398]/[.L398]; &quot;&quot;)">
            <text:p/>
          </table:table-cell>
          <table:table-cell table:style-name="ce203" table:formula="of:=IFERROR(   IF( AND( [.G398]=&quot;Long&quot;;   [.N398]=[.I398])  ;  [.I398]*([.O398]-[.J398])  ;    IF(  AND(  [.G398]=&quot;Short&quot;  ;   [.N398]=[.I398]   )   ;   [.I398]*([.J398]-[.O398])   ;  &quot;&quot;)) ; &quot;&quot;)">
            <text:p/>
          </table:table-cell>
          <table:table-cell table:style-name="ce215" table:formula="of:=IF(ISNUMBER([.R398]); IF([.R398]&gt;=0; &quot;Win&quot;; &quot;Loss&quot;); &quot;&quot;)">
            <text:p/>
          </table:table-cell>
          <table:table-cell table:style-name="ce220" table:formula="of:=IF(ISNUMBER([.R398]); ROUND(([.P398]-[.H39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8]); &quot;&quot;; IF([.$G398]=&quot;Long&quot;; ([.X398]-[.$J398])*[.$I398]/[.$L398]; ([.$J398]-[.X398])*[.$I398]/[.$L398])-[.$Q398]); &quot;&quot;)">
            <text:p/>
          </table:table-cell>
          <table:table-cell/>
          <table:table-cell table:style-name="ce243" table:formula="of:=IFERROR(IF(ISBLANK([.Z398]); &quot;&quot;; IF([.$G398]=&quot;Long&quot;; ([.Z398]-[.$J398])*[.$I398]/[.$L398]; ([.$J398]-[.Z398])*[.$I398]/[.$L398])-[.$Q398]); &quot;&quot;)">
            <text:p/>
          </table:table-cell>
          <table:table-cell/>
          <table:table-cell table:style-name="ce243" table:formula="of:=IFERROR(IF(ISBLANK([.AB398]); &quot;&quot;; IF([.$G398]=&quot;Long&quot;; ([.AB398]-[.$J398])*[.$I398]/[.$L398]; ([.$J398]-[.AB398])*[.$I398]/[.$L398])-[.$Q398]); &quot;&quot;)">
            <text:p/>
          </table:table-cell>
          <table:table-cell table:number-columns-repeated="5"/>
          <table:table-cell table:formula="of:=IF([.B398]=&quot;&quot;; &quot;&quot;; WEEKDAY([.B398]; 2))">
            <text:p/>
          </table:table-cell>
          <table:table-cell table:number-columns-repeated="29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9]=&quot;Long&quot; ; [.J399]-[Overview.$C$4]/[.I399]  ;  IF([.G399]=&quot;Short&quot;; [.J399]+[Overview.$C$4]/[.I399]; &quot;&quot;) ); &quot;&quot;)">
            <text:p/>
          </table:table-cell>
          <table:table-cell table:formula="of:=IFERROR(ABS([.K399]-[.J399])*[.I399]; &quot;&quot;)">
            <text:p/>
          </table:table-cell>
          <table:table-cell table:formula="of:=IFERROR(  IF([.G399]=&quot;Long&quot;;  [.J399]+[Overview.$C$4]/[.I399]  *  [Overview.$C$6]  ;  IF([.G399]=&quot;Short&quot;   ;  [.J399]-[Overview.$C$4]/[.I399]  * [Overview.$C$6]  ; &quot;&quot;  )  )   ; &quot;&quot;)">
            <text:p/>
          </table:table-cell>
          <table:table-cell table:number-columns-repeated="3"/>
          <table:table-cell table:style-name="ce182" table:formula="of:=IFERROR([.R399]/[.L399]; &quot;&quot;)">
            <text:p/>
          </table:table-cell>
          <table:table-cell table:style-name="ce203" table:formula="of:=IFERROR(   IF( AND( [.G399]=&quot;Long&quot;;   [.N399]=[.I399])  ;  [.I399]*([.O399]-[.J399])  ;    IF(  AND(  [.G399]=&quot;Short&quot;  ;   [.N399]=[.I399]   )   ;   [.I399]*([.J399]-[.O399])   ;  &quot;&quot;)) ; &quot;&quot;)">
            <text:p/>
          </table:table-cell>
          <table:table-cell table:style-name="ce215" table:formula="of:=IF(ISNUMBER([.R399]); IF([.R399]&gt;=0; &quot;Win&quot;; &quot;Loss&quot;); &quot;&quot;)">
            <text:p/>
          </table:table-cell>
          <table:table-cell table:style-name="ce220" table:formula="of:=IF(ISNUMBER([.R399]); ROUND(([.P399]-[.H39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9]); &quot;&quot;; IF([.$G399]=&quot;Long&quot;; ([.X399]-[.$J399])*[.$I399]/[.$L399]; ([.$J399]-[.X399])*[.$I399]/[.$L399])-[.$Q399]); &quot;&quot;)">
            <text:p/>
          </table:table-cell>
          <table:table-cell/>
          <table:table-cell table:style-name="ce243" table:formula="of:=IFERROR(IF(ISBLANK([.Z399]); &quot;&quot;; IF([.$G399]=&quot;Long&quot;; ([.Z399]-[.$J399])*[.$I399]/[.$L399]; ([.$J399]-[.Z399])*[.$I399]/[.$L399])-[.$Q399]); &quot;&quot;)">
            <text:p/>
          </table:table-cell>
          <table:table-cell/>
          <table:table-cell table:style-name="ce243" table:formula="of:=IFERROR(IF(ISBLANK([.AB399]); &quot;&quot;; IF([.$G399]=&quot;Long&quot;; ([.AB399]-[.$J399])*[.$I399]/[.$L399]; ([.$J399]-[.AB399])*[.$I399]/[.$L399])-[.$Q399]); &quot;&quot;)">
            <text:p/>
          </table:table-cell>
          <table:table-cell table:number-columns-repeated="5"/>
          <table:table-cell table:formula="of:=IF([.B399]=&quot;&quot;; &quot;&quot;; WEEKDAY([.B399]; 2))">
            <text:p/>
          </table:table-cell>
          <table:table-cell table:number-columns-repeated="29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0]=&quot;Long&quot; ; [.J400]-[Overview.$C$4]/[.I400]  ;  IF([.G400]=&quot;Short&quot;; [.J400]+[Overview.$C$4]/[.I400]; &quot;&quot;) ); &quot;&quot;)">
            <text:p/>
          </table:table-cell>
          <table:table-cell table:formula="of:=IFERROR(ABS([.K400]-[.J400])*[.I400]; &quot;&quot;)">
            <text:p/>
          </table:table-cell>
          <table:table-cell table:formula="of:=IFERROR(  IF([.G400]=&quot;Long&quot;;  [.J400]+[Overview.$C$4]/[.I400]  *  [Overview.$C$6]  ;  IF([.G400]=&quot;Short&quot;   ;  [.J400]-[Overview.$C$4]/[.I400]  * [Overview.$C$6]  ; &quot;&quot;  )  )   ; &quot;&quot;)">
            <text:p/>
          </table:table-cell>
          <table:table-cell table:number-columns-repeated="3"/>
          <table:table-cell table:style-name="ce182" table:formula="of:=IFERROR([.R400]/[.L400]; &quot;&quot;)">
            <text:p/>
          </table:table-cell>
          <table:table-cell table:style-name="ce203" table:formula="of:=IFERROR(   IF( AND( [.G400]=&quot;Long&quot;;   [.N400]=[.I400])  ;  [.I400]*([.O400]-[.J400])  ;    IF(  AND(  [.G400]=&quot;Short&quot;  ;   [.N400]=[.I400]   )   ;   [.I400]*([.J400]-[.O400])   ;  &quot;&quot;)) ; &quot;&quot;)">
            <text:p/>
          </table:table-cell>
          <table:table-cell table:style-name="ce215" table:formula="of:=IF(ISNUMBER([.R400]); IF([.R400]&gt;=0; &quot;Win&quot;; &quot;Loss&quot;); &quot;&quot;)">
            <text:p/>
          </table:table-cell>
          <table:table-cell table:style-name="ce220" table:formula="of:=IF(ISNUMBER([.R400]); ROUND(([.P400]-[.H40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0]); &quot;&quot;; IF([.$G400]=&quot;Long&quot;; ([.X400]-[.$J400])*[.$I400]/[.$L400]; ([.$J400]-[.X400])*[.$I400]/[.$L400])-[.$Q400]); &quot;&quot;)">
            <text:p/>
          </table:table-cell>
          <table:table-cell/>
          <table:table-cell table:style-name="ce243" table:formula="of:=IFERROR(IF(ISBLANK([.Z400]); &quot;&quot;; IF([.$G400]=&quot;Long&quot;; ([.Z400]-[.$J400])*[.$I400]/[.$L400]; ([.$J400]-[.Z400])*[.$I400]/[.$L400])-[.$Q400]); &quot;&quot;)">
            <text:p/>
          </table:table-cell>
          <table:table-cell/>
          <table:table-cell table:style-name="ce243" table:formula="of:=IFERROR(IF(ISBLANK([.AB400]); &quot;&quot;; IF([.$G400]=&quot;Long&quot;; ([.AB400]-[.$J400])*[.$I400]/[.$L400]; ([.$J400]-[.AB400])*[.$I400]/[.$L400])-[.$Q400]); &quot;&quot;)">
            <text:p/>
          </table:table-cell>
          <table:table-cell table:number-columns-repeated="5"/>
          <table:table-cell table:formula="of:=IF([.B400]=&quot;&quot;; &quot;&quot;; WEEKDAY([.B400]; 2))">
            <text:p/>
          </table:table-cell>
          <table:table-cell table:number-columns-repeated="29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1]=&quot;Long&quot; ; [.J401]-[Overview.$C$4]/[.I401]  ;  IF([.G401]=&quot;Short&quot;; [.J401]+[Overview.$C$4]/[.I401]; &quot;&quot;) ); &quot;&quot;)">
            <text:p/>
          </table:table-cell>
          <table:table-cell table:formula="of:=IFERROR(ABS([.K401]-[.J401])*[.I401]; &quot;&quot;)">
            <text:p/>
          </table:table-cell>
          <table:table-cell table:formula="of:=IFERROR(  IF([.G401]=&quot;Long&quot;;  [.J401]+[Overview.$C$4]/[.I401]  *  [Overview.$C$6]  ;  IF([.G401]=&quot;Short&quot;   ;  [.J401]-[Overview.$C$4]/[.I401]  * [Overview.$C$6]  ; &quot;&quot;  )  )   ; &quot;&quot;)">
            <text:p/>
          </table:table-cell>
          <table:table-cell table:number-columns-repeated="3"/>
          <table:table-cell table:style-name="ce182" table:formula="of:=IFERROR([.R401]/[.L401]; &quot;&quot;)">
            <text:p/>
          </table:table-cell>
          <table:table-cell table:style-name="ce203" table:formula="of:=IFERROR(   IF( AND( [.G401]=&quot;Long&quot;;   [.N401]=[.I401])  ;  [.I401]*([.O401]-[.J401])  ;    IF(  AND(  [.G401]=&quot;Short&quot;  ;   [.N401]=[.I401]   )   ;   [.I401]*([.J401]-[.O401])   ;  &quot;&quot;)) ; &quot;&quot;)">
            <text:p/>
          </table:table-cell>
          <table:table-cell table:style-name="ce215" table:formula="of:=IF(ISNUMBER([.R401]); IF([.R401]&gt;=0; &quot;Win&quot;; &quot;Loss&quot;); &quot;&quot;)">
            <text:p/>
          </table:table-cell>
          <table:table-cell table:style-name="ce220" table:formula="of:=IF(ISNUMBER([.R401]); ROUND(([.P401]-[.H40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1]); &quot;&quot;; IF([.$G401]=&quot;Long&quot;; ([.X401]-[.$J401])*[.$I401]/[.$L401]; ([.$J401]-[.X401])*[.$I401]/[.$L401])-[.$Q401]); &quot;&quot;)">
            <text:p/>
          </table:table-cell>
          <table:table-cell/>
          <table:table-cell table:style-name="ce243" table:formula="of:=IFERROR(IF(ISBLANK([.Z401]); &quot;&quot;; IF([.$G401]=&quot;Long&quot;; ([.Z401]-[.$J401])*[.$I401]/[.$L401]; ([.$J401]-[.Z401])*[.$I401]/[.$L401])-[.$Q401]); &quot;&quot;)">
            <text:p/>
          </table:table-cell>
          <table:table-cell/>
          <table:table-cell table:style-name="ce243" table:formula="of:=IFERROR(IF(ISBLANK([.AB401]); &quot;&quot;; IF([.$G401]=&quot;Long&quot;; ([.AB401]-[.$J401])*[.$I401]/[.$L401]; ([.$J401]-[.AB401])*[.$I401]/[.$L401])-[.$Q401]); &quot;&quot;)">
            <text:p/>
          </table:table-cell>
          <table:table-cell table:number-columns-repeated="5"/>
          <table:table-cell table:formula="of:=IF([.B401]=&quot;&quot;; &quot;&quot;; WEEKDAY([.B401]; 2))">
            <text:p/>
          </table:table-cell>
          <table:table-cell table:number-columns-repeated="2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2]=&quot;Long&quot; ; [.J402]-[Overview.$C$4]/[.I402]  ;  IF([.G402]=&quot;Short&quot;; [.J402]+[Overview.$C$4]/[.I402]; &quot;&quot;) ); &quot;&quot;)">
            <text:p/>
          </table:table-cell>
          <table:table-cell table:formula="of:=IFERROR(ABS([.K402]-[.J402])*[.I402]; &quot;&quot;)">
            <text:p/>
          </table:table-cell>
          <table:table-cell table:formula="of:=IFERROR(  IF([.G402]=&quot;Long&quot;;  [.J402]+[Overview.$C$4]/[.I402]  *  [Overview.$C$6]  ;  IF([.G402]=&quot;Short&quot;   ;  [.J402]-[Overview.$C$4]/[.I402]  * [Overview.$C$6]  ; &quot;&quot;  )  )   ; &quot;&quot;)">
            <text:p/>
          </table:table-cell>
          <table:table-cell table:number-columns-repeated="3"/>
          <table:table-cell table:style-name="ce182" table:formula="of:=IFERROR([.R402]/[.L402]; &quot;&quot;)">
            <text:p/>
          </table:table-cell>
          <table:table-cell table:style-name="ce203" table:formula="of:=IFERROR(   IF( AND( [.G402]=&quot;Long&quot;;   [.N402]=[.I402])  ;  [.I402]*([.O402]-[.J402])  ;    IF(  AND(  [.G402]=&quot;Short&quot;  ;   [.N402]=[.I402]   )   ;   [.I402]*([.J402]-[.O402])   ;  &quot;&quot;)) ; &quot;&quot;)">
            <text:p/>
          </table:table-cell>
          <table:table-cell table:style-name="ce215" table:formula="of:=IF(ISNUMBER([.R402]); IF([.R402]&gt;=0; &quot;Win&quot;; &quot;Loss&quot;); &quot;&quot;)">
            <text:p/>
          </table:table-cell>
          <table:table-cell table:style-name="ce220" table:formula="of:=IF(ISNUMBER([.R402]); ROUND(([.P402]-[.H40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2]); &quot;&quot;; IF([.$G402]=&quot;Long&quot;; ([.X402]-[.$J402])*[.$I402]/[.$L402]; ([.$J402]-[.X402])*[.$I402]/[.$L402])-[.$Q402]); &quot;&quot;)">
            <text:p/>
          </table:table-cell>
          <table:table-cell/>
          <table:table-cell table:style-name="ce243" table:formula="of:=IFERROR(IF(ISBLANK([.Z402]); &quot;&quot;; IF([.$G402]=&quot;Long&quot;; ([.Z402]-[.$J402])*[.$I402]/[.$L402]; ([.$J402]-[.Z402])*[.$I402]/[.$L402])-[.$Q402]); &quot;&quot;)">
            <text:p/>
          </table:table-cell>
          <table:table-cell/>
          <table:table-cell table:style-name="ce243" table:formula="of:=IFERROR(IF(ISBLANK([.AB402]); &quot;&quot;; IF([.$G402]=&quot;Long&quot;; ([.AB402]-[.$J402])*[.$I402]/[.$L402]; ([.$J402]-[.AB402])*[.$I402]/[.$L402])-[.$Q402]); &quot;&quot;)">
            <text:p/>
          </table:table-cell>
          <table:table-cell table:number-columns-repeated="5"/>
          <table:table-cell table:formula="of:=IF([.B402]=&quot;&quot;; &quot;&quot;; WEEKDAY([.B402]; 2))">
            <text:p/>
          </table:table-cell>
          <table:table-cell table:number-columns-repeated="29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3]=&quot;Long&quot; ; [.J403]-[Overview.$C$4]/[.I403]  ;  IF([.G403]=&quot;Short&quot;; [.J403]+[Overview.$C$4]/[.I403]; &quot;&quot;) ); &quot;&quot;)">
            <text:p/>
          </table:table-cell>
          <table:table-cell table:formula="of:=IFERROR(ABS([.K403]-[.J403])*[.I403]; &quot;&quot;)">
            <text:p/>
          </table:table-cell>
          <table:table-cell table:formula="of:=IFERROR(  IF([.G403]=&quot;Long&quot;;  [.J403]+[Overview.$C$4]/[.I403]  *  [Overview.$C$6]  ;  IF([.G403]=&quot;Short&quot;   ;  [.J403]-[Overview.$C$4]/[.I403]  * [Overview.$C$6]  ; &quot;&quot;  )  )   ; &quot;&quot;)">
            <text:p/>
          </table:table-cell>
          <table:table-cell table:number-columns-repeated="3"/>
          <table:table-cell table:style-name="ce182" table:formula="of:=IFERROR([.R403]/[.L403]; &quot;&quot;)">
            <text:p/>
          </table:table-cell>
          <table:table-cell table:style-name="ce203" table:formula="of:=IFERROR(   IF( AND( [.G403]=&quot;Long&quot;;   [.N403]=[.I403])  ;  [.I403]*([.O403]-[.J403])  ;    IF(  AND(  [.G403]=&quot;Short&quot;  ;   [.N403]=[.I403]   )   ;   [.I403]*([.J403]-[.O403])   ;  &quot;&quot;)) ; &quot;&quot;)">
            <text:p/>
          </table:table-cell>
          <table:table-cell table:style-name="ce215" table:formula="of:=IF(ISNUMBER([.R403]); IF([.R403]&gt;=0; &quot;Win&quot;; &quot;Loss&quot;); &quot;&quot;)">
            <text:p/>
          </table:table-cell>
          <table:table-cell table:style-name="ce220" table:formula="of:=IF(ISNUMBER([.R403]); ROUND(([.P403]-[.H40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3]); &quot;&quot;; IF([.$G403]=&quot;Long&quot;; ([.X403]-[.$J403])*[.$I403]/[.$L403]; ([.$J403]-[.X403])*[.$I403]/[.$L403])-[.$Q403]); &quot;&quot;)">
            <text:p/>
          </table:table-cell>
          <table:table-cell/>
          <table:table-cell table:style-name="ce243" table:formula="of:=IFERROR(IF(ISBLANK([.Z403]); &quot;&quot;; IF([.$G403]=&quot;Long&quot;; ([.Z403]-[.$J403])*[.$I403]/[.$L403]; ([.$J403]-[.Z403])*[.$I403]/[.$L403])-[.$Q403]); &quot;&quot;)">
            <text:p/>
          </table:table-cell>
          <table:table-cell/>
          <table:table-cell table:style-name="ce243" table:formula="of:=IFERROR(IF(ISBLANK([.AB403]); &quot;&quot;; IF([.$G403]=&quot;Long&quot;; ([.AB403]-[.$J403])*[.$I403]/[.$L403]; ([.$J403]-[.AB403])*[.$I403]/[.$L403])-[.$Q403]); &quot;&quot;)">
            <text:p/>
          </table:table-cell>
          <table:table-cell table:number-columns-repeated="5"/>
          <table:table-cell table:formula="of:=IF([.B403]=&quot;&quot;; &quot;&quot;; WEEKDAY([.B403]; 2))">
            <text:p/>
          </table:table-cell>
          <table:table-cell table:number-columns-repeated="29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4]=&quot;Long&quot; ; [.J404]-[Overview.$C$4]/[.I404]  ;  IF([.G404]=&quot;Short&quot;; [.J404]+[Overview.$C$4]/[.I404]; &quot;&quot;) ); &quot;&quot;)">
            <text:p/>
          </table:table-cell>
          <table:table-cell table:formula="of:=IFERROR(ABS([.K404]-[.J404])*[.I404]; &quot;&quot;)">
            <text:p/>
          </table:table-cell>
          <table:table-cell table:formula="of:=IFERROR(  IF([.G404]=&quot;Long&quot;;  [.J404]+[Overview.$C$4]/[.I404]  *  [Overview.$C$6]  ;  IF([.G404]=&quot;Short&quot;   ;  [.J404]-[Overview.$C$4]/[.I404]  * [Overview.$C$6]  ; &quot;&quot;  )  )   ; &quot;&quot;)">
            <text:p/>
          </table:table-cell>
          <table:table-cell table:number-columns-repeated="3"/>
          <table:table-cell table:style-name="ce182" table:formula="of:=IFERROR([.R404]/[.L404]; &quot;&quot;)">
            <text:p/>
          </table:table-cell>
          <table:table-cell table:style-name="ce203" table:formula="of:=IFERROR(   IF( AND( [.G404]=&quot;Long&quot;;   [.N404]=[.I404])  ;  [.I404]*([.O404]-[.J404])  ;    IF(  AND(  [.G404]=&quot;Short&quot;  ;   [.N404]=[.I404]   )   ;   [.I404]*([.J404]-[.O404])   ;  &quot;&quot;)) ; &quot;&quot;)">
            <text:p/>
          </table:table-cell>
          <table:table-cell table:style-name="ce215" table:formula="of:=IF(ISNUMBER([.R404]); IF([.R404]&gt;=0; &quot;Win&quot;; &quot;Loss&quot;); &quot;&quot;)">
            <text:p/>
          </table:table-cell>
          <table:table-cell table:style-name="ce220" table:formula="of:=IF(ISNUMBER([.R404]); ROUND(([.P404]-[.H40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4]); &quot;&quot;; IF([.$G404]=&quot;Long&quot;; ([.X404]-[.$J404])*[.$I404]/[.$L404]; ([.$J404]-[.X404])*[.$I404]/[.$L404])-[.$Q404]); &quot;&quot;)">
            <text:p/>
          </table:table-cell>
          <table:table-cell/>
          <table:table-cell table:style-name="ce243" table:formula="of:=IFERROR(IF(ISBLANK([.Z404]); &quot;&quot;; IF([.$G404]=&quot;Long&quot;; ([.Z404]-[.$J404])*[.$I404]/[.$L404]; ([.$J404]-[.Z404])*[.$I404]/[.$L404])-[.$Q404]); &quot;&quot;)">
            <text:p/>
          </table:table-cell>
          <table:table-cell/>
          <table:table-cell table:style-name="ce243" table:formula="of:=IFERROR(IF(ISBLANK([.AB404]); &quot;&quot;; IF([.$G404]=&quot;Long&quot;; ([.AB404]-[.$J404])*[.$I404]/[.$L404]; ([.$J404]-[.AB404])*[.$I404]/[.$L404])-[.$Q404]); &quot;&quot;)">
            <text:p/>
          </table:table-cell>
          <table:table-cell table:number-columns-repeated="5"/>
          <table:table-cell table:formula="of:=IF([.B404]=&quot;&quot;; &quot;&quot;; WEEKDAY([.B404]; 2))">
            <text:p/>
          </table:table-cell>
          <table:table-cell table:number-columns-repeated="29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5]=&quot;Long&quot; ; [.J405]-[Overview.$C$4]/[.I405]  ;  IF([.G405]=&quot;Short&quot;; [.J405]+[Overview.$C$4]/[.I405]; &quot;&quot;) ); &quot;&quot;)">
            <text:p/>
          </table:table-cell>
          <table:table-cell table:formula="of:=IFERROR(ABS([.K405]-[.J405])*[.I405]; &quot;&quot;)">
            <text:p/>
          </table:table-cell>
          <table:table-cell table:formula="of:=IFERROR(  IF([.G405]=&quot;Long&quot;;  [.J405]+[Overview.$C$4]/[.I405]  *  [Overview.$C$6]  ;  IF([.G405]=&quot;Short&quot;   ;  [.J405]-[Overview.$C$4]/[.I405]  * [Overview.$C$6]  ; &quot;&quot;  )  )   ; &quot;&quot;)">
            <text:p/>
          </table:table-cell>
          <table:table-cell table:number-columns-repeated="3"/>
          <table:table-cell table:style-name="ce182" table:formula="of:=IFERROR([.R405]/[.L405]; &quot;&quot;)">
            <text:p/>
          </table:table-cell>
          <table:table-cell table:style-name="ce203" table:formula="of:=IFERROR(   IF( AND( [.G405]=&quot;Long&quot;;   [.N405]=[.I405])  ;  [.I405]*([.O405]-[.J405])  ;    IF(  AND(  [.G405]=&quot;Short&quot;  ;   [.N405]=[.I405]   )   ;   [.I405]*([.J405]-[.O405])   ;  &quot;&quot;)) ; &quot;&quot;)">
            <text:p/>
          </table:table-cell>
          <table:table-cell table:style-name="ce215" table:formula="of:=IF(ISNUMBER([.R405]); IF([.R405]&gt;=0; &quot;Win&quot;; &quot;Loss&quot;); &quot;&quot;)">
            <text:p/>
          </table:table-cell>
          <table:table-cell table:style-name="ce220" table:formula="of:=IF(ISNUMBER([.R405]); ROUND(([.P405]-[.H40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5]); &quot;&quot;; IF([.$G405]=&quot;Long&quot;; ([.X405]-[.$J405])*[.$I405]/[.$L405]; ([.$J405]-[.X405])*[.$I405]/[.$L405])-[.$Q405]); &quot;&quot;)">
            <text:p/>
          </table:table-cell>
          <table:table-cell/>
          <table:table-cell table:style-name="ce243" table:formula="of:=IFERROR(IF(ISBLANK([.Z405]); &quot;&quot;; IF([.$G405]=&quot;Long&quot;; ([.Z405]-[.$J405])*[.$I405]/[.$L405]; ([.$J405]-[.Z405])*[.$I405]/[.$L405])-[.$Q405]); &quot;&quot;)">
            <text:p/>
          </table:table-cell>
          <table:table-cell/>
          <table:table-cell table:style-name="ce243" table:formula="of:=IFERROR(IF(ISBLANK([.AB405]); &quot;&quot;; IF([.$G405]=&quot;Long&quot;; ([.AB405]-[.$J405])*[.$I405]/[.$L405]; ([.$J405]-[.AB405])*[.$I405]/[.$L405])-[.$Q405]); &quot;&quot;)">
            <text:p/>
          </table:table-cell>
          <table:table-cell table:number-columns-repeated="5"/>
          <table:table-cell table:formula="of:=IF([.B405]=&quot;&quot;; &quot;&quot;; WEEKDAY([.B405]; 2))">
            <text:p/>
          </table:table-cell>
          <table:table-cell table:number-columns-repeated="29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6]=&quot;Long&quot; ; [.J406]-[Overview.$C$4]/[.I406]  ;  IF([.G406]=&quot;Short&quot;; [.J406]+[Overview.$C$4]/[.I406]; &quot;&quot;) ); &quot;&quot;)">
            <text:p/>
          </table:table-cell>
          <table:table-cell table:formula="of:=IFERROR(ABS([.K406]-[.J406])*[.I406]; &quot;&quot;)">
            <text:p/>
          </table:table-cell>
          <table:table-cell table:formula="of:=IFERROR(  IF([.G406]=&quot;Long&quot;;  [.J406]+[Overview.$C$4]/[.I406]  *  [Overview.$C$6]  ;  IF([.G406]=&quot;Short&quot;   ;  [.J406]-[Overview.$C$4]/[.I406]  * [Overview.$C$6]  ; &quot;&quot;  )  )   ; &quot;&quot;)">
            <text:p/>
          </table:table-cell>
          <table:table-cell table:number-columns-repeated="3"/>
          <table:table-cell table:style-name="ce182" table:formula="of:=IFERROR([.R406]/[.L406]; &quot;&quot;)">
            <text:p/>
          </table:table-cell>
          <table:table-cell table:style-name="ce203" table:formula="of:=IFERROR(   IF( AND( [.G406]=&quot;Long&quot;;   [.N406]=[.I406])  ;  [.I406]*([.O406]-[.J406])  ;    IF(  AND(  [.G406]=&quot;Short&quot;  ;   [.N406]=[.I406]   )   ;   [.I406]*([.J406]-[.O406])   ;  &quot;&quot;)) ; &quot;&quot;)">
            <text:p/>
          </table:table-cell>
          <table:table-cell table:style-name="ce215" table:formula="of:=IF(ISNUMBER([.R406]); IF([.R406]&gt;=0; &quot;Win&quot;; &quot;Loss&quot;); &quot;&quot;)">
            <text:p/>
          </table:table-cell>
          <table:table-cell table:style-name="ce220" table:formula="of:=IF(ISNUMBER([.R406]); ROUND(([.P406]-[.H40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6]); &quot;&quot;; IF([.$G406]=&quot;Long&quot;; ([.X406]-[.$J406])*[.$I406]/[.$L406]; ([.$J406]-[.X406])*[.$I406]/[.$L406])-[.$Q406]); &quot;&quot;)">
            <text:p/>
          </table:table-cell>
          <table:table-cell/>
          <table:table-cell table:style-name="ce243" table:formula="of:=IFERROR(IF(ISBLANK([.Z406]); &quot;&quot;; IF([.$G406]=&quot;Long&quot;; ([.Z406]-[.$J406])*[.$I406]/[.$L406]; ([.$J406]-[.Z406])*[.$I406]/[.$L406])-[.$Q406]); &quot;&quot;)">
            <text:p/>
          </table:table-cell>
          <table:table-cell/>
          <table:table-cell table:style-name="ce243" table:formula="of:=IFERROR(IF(ISBLANK([.AB406]); &quot;&quot;; IF([.$G406]=&quot;Long&quot;; ([.AB406]-[.$J406])*[.$I406]/[.$L406]; ([.$J406]-[.AB406])*[.$I406]/[.$L406])-[.$Q406]); &quot;&quot;)">
            <text:p/>
          </table:table-cell>
          <table:table-cell table:number-columns-repeated="5"/>
          <table:table-cell table:formula="of:=IF([.B406]=&quot;&quot;; &quot;&quot;; WEEKDAY([.B406]; 2))">
            <text:p/>
          </table:table-cell>
          <table:table-cell table:number-columns-repeated="29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7]=&quot;Long&quot; ; [.J407]-[Overview.$C$4]/[.I407]  ;  IF([.G407]=&quot;Short&quot;; [.J407]+[Overview.$C$4]/[.I407]; &quot;&quot;) ); &quot;&quot;)">
            <text:p/>
          </table:table-cell>
          <table:table-cell table:formula="of:=IFERROR(ABS([.K407]-[.J407])*[.I407]; &quot;&quot;)">
            <text:p/>
          </table:table-cell>
          <table:table-cell table:formula="of:=IFERROR(  IF([.G407]=&quot;Long&quot;;  [.J407]+[Overview.$C$4]/[.I407]  *  [Overview.$C$6]  ;  IF([.G407]=&quot;Short&quot;   ;  [.J407]-[Overview.$C$4]/[.I407]  * [Overview.$C$6]  ; &quot;&quot;  )  )   ; &quot;&quot;)">
            <text:p/>
          </table:table-cell>
          <table:table-cell table:number-columns-repeated="3"/>
          <table:table-cell table:style-name="ce182" table:formula="of:=IFERROR([.R407]/[.L407]; &quot;&quot;)">
            <text:p/>
          </table:table-cell>
          <table:table-cell table:style-name="ce203" table:formula="of:=IFERROR(   IF( AND( [.G407]=&quot;Long&quot;;   [.N407]=[.I407])  ;  [.I407]*([.O407]-[.J407])  ;    IF(  AND(  [.G407]=&quot;Short&quot;  ;   [.N407]=[.I407]   )   ;   [.I407]*([.J407]-[.O407])   ;  &quot;&quot;)) ; &quot;&quot;)">
            <text:p/>
          </table:table-cell>
          <table:table-cell table:style-name="ce215" table:formula="of:=IF(ISNUMBER([.R407]); IF([.R407]&gt;=0; &quot;Win&quot;; &quot;Loss&quot;); &quot;&quot;)">
            <text:p/>
          </table:table-cell>
          <table:table-cell table:style-name="ce220" table:formula="of:=IF(ISNUMBER([.R407]); ROUND(([.P407]-[.H40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7]); &quot;&quot;; IF([.$G407]=&quot;Long&quot;; ([.X407]-[.$J407])*[.$I407]/[.$L407]; ([.$J407]-[.X407])*[.$I407]/[.$L407])-[.$Q407]); &quot;&quot;)">
            <text:p/>
          </table:table-cell>
          <table:table-cell/>
          <table:table-cell table:style-name="ce243" table:formula="of:=IFERROR(IF(ISBLANK([.Z407]); &quot;&quot;; IF([.$G407]=&quot;Long&quot;; ([.Z407]-[.$J407])*[.$I407]/[.$L407]; ([.$J407]-[.Z407])*[.$I407]/[.$L407])-[.$Q407]); &quot;&quot;)">
            <text:p/>
          </table:table-cell>
          <table:table-cell/>
          <table:table-cell table:style-name="ce243" table:formula="of:=IFERROR(IF(ISBLANK([.AB407]); &quot;&quot;; IF([.$G407]=&quot;Long&quot;; ([.AB407]-[.$J407])*[.$I407]/[.$L407]; ([.$J407]-[.AB407])*[.$I407]/[.$L407])-[.$Q407]); &quot;&quot;)">
            <text:p/>
          </table:table-cell>
          <table:table-cell table:number-columns-repeated="5"/>
          <table:table-cell table:formula="of:=IF([.B407]=&quot;&quot;; &quot;&quot;; WEEKDAY([.B407]; 2))">
            <text:p/>
          </table:table-cell>
          <table:table-cell table:number-columns-repeated="29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8]=&quot;Long&quot; ; [.J408]-[Overview.$C$4]/[.I408]  ;  IF([.G408]=&quot;Short&quot;; [.J408]+[Overview.$C$4]/[.I408]; &quot;&quot;) ); &quot;&quot;)">
            <text:p/>
          </table:table-cell>
          <table:table-cell table:formula="of:=IFERROR(ABS([.K408]-[.J408])*[.I408]; &quot;&quot;)">
            <text:p/>
          </table:table-cell>
          <table:table-cell table:formula="of:=IFERROR(  IF([.G408]=&quot;Long&quot;;  [.J408]+[Overview.$C$4]/[.I408]  *  [Overview.$C$6]  ;  IF([.G408]=&quot;Short&quot;   ;  [.J408]-[Overview.$C$4]/[.I408]  * [Overview.$C$6]  ; &quot;&quot;  )  )   ; &quot;&quot;)">
            <text:p/>
          </table:table-cell>
          <table:table-cell table:number-columns-repeated="3"/>
          <table:table-cell table:style-name="ce182" table:formula="of:=IFERROR([.R408]/[.L408]; &quot;&quot;)">
            <text:p/>
          </table:table-cell>
          <table:table-cell table:style-name="ce203" table:formula="of:=IFERROR(   IF( AND( [.G408]=&quot;Long&quot;;   [.N408]=[.I408])  ;  [.I408]*([.O408]-[.J408])  ;    IF(  AND(  [.G408]=&quot;Short&quot;  ;   [.N408]=[.I408]   )   ;   [.I408]*([.J408]-[.O408])   ;  &quot;&quot;)) ; &quot;&quot;)">
            <text:p/>
          </table:table-cell>
          <table:table-cell table:style-name="ce215" table:formula="of:=IF(ISNUMBER([.R408]); IF([.R408]&gt;=0; &quot;Win&quot;; &quot;Loss&quot;); &quot;&quot;)">
            <text:p/>
          </table:table-cell>
          <table:table-cell table:style-name="ce220" table:formula="of:=IF(ISNUMBER([.R408]); ROUND(([.P408]-[.H40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8]); &quot;&quot;; IF([.$G408]=&quot;Long&quot;; ([.X408]-[.$J408])*[.$I408]/[.$L408]; ([.$J408]-[.X408])*[.$I408]/[.$L408])-[.$Q408]); &quot;&quot;)">
            <text:p/>
          </table:table-cell>
          <table:table-cell/>
          <table:table-cell table:style-name="ce243" table:formula="of:=IFERROR(IF(ISBLANK([.Z408]); &quot;&quot;; IF([.$G408]=&quot;Long&quot;; ([.Z408]-[.$J408])*[.$I408]/[.$L408]; ([.$J408]-[.Z408])*[.$I408]/[.$L408])-[.$Q408]); &quot;&quot;)">
            <text:p/>
          </table:table-cell>
          <table:table-cell/>
          <table:table-cell table:style-name="ce243" table:formula="of:=IFERROR(IF(ISBLANK([.AB408]); &quot;&quot;; IF([.$G408]=&quot;Long&quot;; ([.AB408]-[.$J408])*[.$I408]/[.$L408]; ([.$J408]-[.AB408])*[.$I408]/[.$L408])-[.$Q408]); &quot;&quot;)">
            <text:p/>
          </table:table-cell>
          <table:table-cell table:number-columns-repeated="5"/>
          <table:table-cell table:formula="of:=IF([.B408]=&quot;&quot;; &quot;&quot;; WEEKDAY([.B408]; 2))">
            <text:p/>
          </table:table-cell>
          <table:table-cell table:number-columns-repeated="29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9]=&quot;Long&quot; ; [.J409]-[Overview.$C$4]/[.I409]  ;  IF([.G409]=&quot;Short&quot;; [.J409]+[Overview.$C$4]/[.I409]; &quot;&quot;) ); &quot;&quot;)">
            <text:p/>
          </table:table-cell>
          <table:table-cell table:formula="of:=IFERROR(ABS([.K409]-[.J409])*[.I409]; &quot;&quot;)">
            <text:p/>
          </table:table-cell>
          <table:table-cell table:formula="of:=IFERROR(  IF([.G409]=&quot;Long&quot;;  [.J409]+[Overview.$C$4]/[.I409]  *  [Overview.$C$6]  ;  IF([.G409]=&quot;Short&quot;   ;  [.J409]-[Overview.$C$4]/[.I409]  * [Overview.$C$6]  ; &quot;&quot;  )  )   ; &quot;&quot;)">
            <text:p/>
          </table:table-cell>
          <table:table-cell table:number-columns-repeated="3"/>
          <table:table-cell table:style-name="ce182" table:formula="of:=IFERROR([.R409]/[.L409]; &quot;&quot;)">
            <text:p/>
          </table:table-cell>
          <table:table-cell table:style-name="ce203" table:formula="of:=IFERROR(   IF( AND( [.G409]=&quot;Long&quot;;   [.N409]=[.I409])  ;  [.I409]*([.O409]-[.J409])  ;    IF(  AND(  [.G409]=&quot;Short&quot;  ;   [.N409]=[.I409]   )   ;   [.I409]*([.J409]-[.O409])   ;  &quot;&quot;)) ; &quot;&quot;)">
            <text:p/>
          </table:table-cell>
          <table:table-cell table:style-name="ce215" table:formula="of:=IF(ISNUMBER([.R409]); IF([.R409]&gt;=0; &quot;Win&quot;; &quot;Loss&quot;); &quot;&quot;)">
            <text:p/>
          </table:table-cell>
          <table:table-cell table:style-name="ce220" table:formula="of:=IF(ISNUMBER([.R409]); ROUND(([.P409]-[.H40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9]); &quot;&quot;; IF([.$G409]=&quot;Long&quot;; ([.X409]-[.$J409])*[.$I409]/[.$L409]; ([.$J409]-[.X409])*[.$I409]/[.$L409])-[.$Q409]); &quot;&quot;)">
            <text:p/>
          </table:table-cell>
          <table:table-cell/>
          <table:table-cell table:style-name="ce243" table:formula="of:=IFERROR(IF(ISBLANK([.Z409]); &quot;&quot;; IF([.$G409]=&quot;Long&quot;; ([.Z409]-[.$J409])*[.$I409]/[.$L409]; ([.$J409]-[.Z409])*[.$I409]/[.$L409])-[.$Q409]); &quot;&quot;)">
            <text:p/>
          </table:table-cell>
          <table:table-cell/>
          <table:table-cell table:style-name="ce243" table:formula="of:=IFERROR(IF(ISBLANK([.AB409]); &quot;&quot;; IF([.$G409]=&quot;Long&quot;; ([.AB409]-[.$J409])*[.$I409]/[.$L409]; ([.$J409]-[.AB409])*[.$I409]/[.$L409])-[.$Q409]); &quot;&quot;)">
            <text:p/>
          </table:table-cell>
          <table:table-cell table:number-columns-repeated="5"/>
          <table:table-cell table:formula="of:=IF([.B409]=&quot;&quot;; &quot;&quot;; WEEKDAY([.B409]; 2))">
            <text:p/>
          </table:table-cell>
          <table:table-cell table:number-columns-repeated="29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0]=&quot;Long&quot; ; [.J410]-[Overview.$C$4]/[.I410]  ;  IF([.G410]=&quot;Short&quot;; [.J410]+[Overview.$C$4]/[.I410]; &quot;&quot;) ); &quot;&quot;)">
            <text:p/>
          </table:table-cell>
          <table:table-cell table:formula="of:=IFERROR(ABS([.K410]-[.J410])*[.I410]; &quot;&quot;)">
            <text:p/>
          </table:table-cell>
          <table:table-cell table:formula="of:=IFERROR(  IF([.G410]=&quot;Long&quot;;  [.J410]+[Overview.$C$4]/[.I410]  *  [Overview.$C$6]  ;  IF([.G410]=&quot;Short&quot;   ;  [.J410]-[Overview.$C$4]/[.I410]  * [Overview.$C$6]  ; &quot;&quot;  )  )   ; &quot;&quot;)">
            <text:p/>
          </table:table-cell>
          <table:table-cell table:number-columns-repeated="3"/>
          <table:table-cell table:style-name="ce182" table:formula="of:=IFERROR([.R410]/[.L410]; &quot;&quot;)">
            <text:p/>
          </table:table-cell>
          <table:table-cell table:style-name="ce203" table:formula="of:=IFERROR(   IF( AND( [.G410]=&quot;Long&quot;;   [.N410]=[.I410])  ;  [.I410]*([.O410]-[.J410])  ;    IF(  AND(  [.G410]=&quot;Short&quot;  ;   [.N410]=[.I410]   )   ;   [.I410]*([.J410]-[.O410])   ;  &quot;&quot;)) ; &quot;&quot;)">
            <text:p/>
          </table:table-cell>
          <table:table-cell table:style-name="ce215" table:formula="of:=IF(ISNUMBER([.R410]); IF([.R410]&gt;=0; &quot;Win&quot;; &quot;Loss&quot;); &quot;&quot;)">
            <text:p/>
          </table:table-cell>
          <table:table-cell table:style-name="ce220" table:formula="of:=IF(ISNUMBER([.R410]); ROUND(([.P410]-[.H41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0]); &quot;&quot;; IF([.$G410]=&quot;Long&quot;; ([.X410]-[.$J410])*[.$I410]/[.$L410]; ([.$J410]-[.X410])*[.$I410]/[.$L410])-[.$Q410]); &quot;&quot;)">
            <text:p/>
          </table:table-cell>
          <table:table-cell/>
          <table:table-cell table:style-name="ce243" table:formula="of:=IFERROR(IF(ISBLANK([.Z410]); &quot;&quot;; IF([.$G410]=&quot;Long&quot;; ([.Z410]-[.$J410])*[.$I410]/[.$L410]; ([.$J410]-[.Z410])*[.$I410]/[.$L410])-[.$Q410]); &quot;&quot;)">
            <text:p/>
          </table:table-cell>
          <table:table-cell/>
          <table:table-cell table:style-name="ce243" table:formula="of:=IFERROR(IF(ISBLANK([.AB410]); &quot;&quot;; IF([.$G410]=&quot;Long&quot;; ([.AB410]-[.$J410])*[.$I410]/[.$L410]; ([.$J410]-[.AB410])*[.$I410]/[.$L410])-[.$Q410]); &quot;&quot;)">
            <text:p/>
          </table:table-cell>
          <table:table-cell table:number-columns-repeated="5"/>
          <table:table-cell table:formula="of:=IF([.B410]=&quot;&quot;; &quot;&quot;; WEEKDAY([.B410]; 2))">
            <text:p/>
          </table:table-cell>
          <table:table-cell table:number-columns-repeated="29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1]=&quot;Long&quot; ; [.J411]-[Overview.$C$4]/[.I411]  ;  IF([.G411]=&quot;Short&quot;; [.J411]+[Overview.$C$4]/[.I411]; &quot;&quot;) ); &quot;&quot;)">
            <text:p/>
          </table:table-cell>
          <table:table-cell table:formula="of:=IFERROR(ABS([.K411]-[.J411])*[.I411]; &quot;&quot;)">
            <text:p/>
          </table:table-cell>
          <table:table-cell table:formula="of:=IFERROR(  IF([.G411]=&quot;Long&quot;;  [.J411]+[Overview.$C$4]/[.I411]  *  [Overview.$C$6]  ;  IF([.G411]=&quot;Short&quot;   ;  [.J411]-[Overview.$C$4]/[.I411]  * [Overview.$C$6]  ; &quot;&quot;  )  )   ; &quot;&quot;)">
            <text:p/>
          </table:table-cell>
          <table:table-cell table:number-columns-repeated="3"/>
          <table:table-cell table:style-name="ce182" table:formula="of:=IFERROR([.R411]/[.L411]; &quot;&quot;)">
            <text:p/>
          </table:table-cell>
          <table:table-cell table:style-name="ce203" table:formula="of:=IFERROR(   IF( AND( [.G411]=&quot;Long&quot;;   [.N411]=[.I411])  ;  [.I411]*([.O411]-[.J411])  ;    IF(  AND(  [.G411]=&quot;Short&quot;  ;   [.N411]=[.I411]   )   ;   [.I411]*([.J411]-[.O411])   ;  &quot;&quot;)) ; &quot;&quot;)">
            <text:p/>
          </table:table-cell>
          <table:table-cell table:style-name="ce215" table:formula="of:=IF(ISNUMBER([.R411]); IF([.R411]&gt;=0; &quot;Win&quot;; &quot;Loss&quot;); &quot;&quot;)">
            <text:p/>
          </table:table-cell>
          <table:table-cell table:style-name="ce220" table:formula="of:=IF(ISNUMBER([.R411]); ROUND(([.P411]-[.H41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1]); &quot;&quot;; IF([.$G411]=&quot;Long&quot;; ([.X411]-[.$J411])*[.$I411]/[.$L411]; ([.$J411]-[.X411])*[.$I411]/[.$L411])-[.$Q411]); &quot;&quot;)">
            <text:p/>
          </table:table-cell>
          <table:table-cell/>
          <table:table-cell table:style-name="ce243" table:formula="of:=IFERROR(IF(ISBLANK([.Z411]); &quot;&quot;; IF([.$G411]=&quot;Long&quot;; ([.Z411]-[.$J411])*[.$I411]/[.$L411]; ([.$J411]-[.Z411])*[.$I411]/[.$L411])-[.$Q411]); &quot;&quot;)">
            <text:p/>
          </table:table-cell>
          <table:table-cell/>
          <table:table-cell table:style-name="ce243" table:formula="of:=IFERROR(IF(ISBLANK([.AB411]); &quot;&quot;; IF([.$G411]=&quot;Long&quot;; ([.AB411]-[.$J411])*[.$I411]/[.$L411]; ([.$J411]-[.AB411])*[.$I411]/[.$L411])-[.$Q411]); &quot;&quot;)">
            <text:p/>
          </table:table-cell>
          <table:table-cell table:number-columns-repeated="5"/>
          <table:table-cell table:formula="of:=IF([.B411]=&quot;&quot;; &quot;&quot;; WEEKDAY([.B411]; 2))">
            <text:p/>
          </table:table-cell>
          <table:table-cell table:number-columns-repeated="29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2]=&quot;Long&quot; ; [.J412]-[Overview.$C$4]/[.I412]  ;  IF([.G412]=&quot;Short&quot;; [.J412]+[Overview.$C$4]/[.I412]; &quot;&quot;) ); &quot;&quot;)">
            <text:p/>
          </table:table-cell>
          <table:table-cell table:formula="of:=IFERROR(ABS([.K412]-[.J412])*[.I412]; &quot;&quot;)">
            <text:p/>
          </table:table-cell>
          <table:table-cell table:formula="of:=IFERROR(  IF([.G412]=&quot;Long&quot;;  [.J412]+[Overview.$C$4]/[.I412]  *  [Overview.$C$6]  ;  IF([.G412]=&quot;Short&quot;   ;  [.J412]-[Overview.$C$4]/[.I412]  * [Overview.$C$6]  ; &quot;&quot;  )  )   ; &quot;&quot;)">
            <text:p/>
          </table:table-cell>
          <table:table-cell table:number-columns-repeated="3"/>
          <table:table-cell table:style-name="ce182" table:formula="of:=IFERROR([.R412]/[.L412]; &quot;&quot;)">
            <text:p/>
          </table:table-cell>
          <table:table-cell table:style-name="ce203" table:formula="of:=IFERROR(   IF( AND( [.G412]=&quot;Long&quot;;   [.N412]=[.I412])  ;  [.I412]*([.O412]-[.J412])  ;    IF(  AND(  [.G412]=&quot;Short&quot;  ;   [.N412]=[.I412]   )   ;   [.I412]*([.J412]-[.O412])   ;  &quot;&quot;)) ; &quot;&quot;)">
            <text:p/>
          </table:table-cell>
          <table:table-cell table:style-name="ce215" table:formula="of:=IF(ISNUMBER([.R412]); IF([.R412]&gt;=0; &quot;Win&quot;; &quot;Loss&quot;); &quot;&quot;)">
            <text:p/>
          </table:table-cell>
          <table:table-cell table:style-name="ce220" table:formula="of:=IF(ISNUMBER([.R412]); ROUND(([.P412]-[.H41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2]); &quot;&quot;; IF([.$G412]=&quot;Long&quot;; ([.X412]-[.$J412])*[.$I412]/[.$L412]; ([.$J412]-[.X412])*[.$I412]/[.$L412])-[.$Q412]); &quot;&quot;)">
            <text:p/>
          </table:table-cell>
          <table:table-cell/>
          <table:table-cell table:style-name="ce243" table:formula="of:=IFERROR(IF(ISBLANK([.Z412]); &quot;&quot;; IF([.$G412]=&quot;Long&quot;; ([.Z412]-[.$J412])*[.$I412]/[.$L412]; ([.$J412]-[.Z412])*[.$I412]/[.$L412])-[.$Q412]); &quot;&quot;)">
            <text:p/>
          </table:table-cell>
          <table:table-cell/>
          <table:table-cell table:style-name="ce243" table:formula="of:=IFERROR(IF(ISBLANK([.AB412]); &quot;&quot;; IF([.$G412]=&quot;Long&quot;; ([.AB412]-[.$J412])*[.$I412]/[.$L412]; ([.$J412]-[.AB412])*[.$I412]/[.$L412])-[.$Q412]); &quot;&quot;)">
            <text:p/>
          </table:table-cell>
          <table:table-cell table:number-columns-repeated="5"/>
          <table:table-cell table:formula="of:=IF([.B412]=&quot;&quot;; &quot;&quot;; WEEKDAY([.B412]; 2))">
            <text:p/>
          </table:table-cell>
          <table:table-cell table:number-columns-repeated="29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3]=&quot;Long&quot; ; [.J413]-[Overview.$C$4]/[.I413]  ;  IF([.G413]=&quot;Short&quot;; [.J413]+[Overview.$C$4]/[.I413]; &quot;&quot;) ); &quot;&quot;)">
            <text:p/>
          </table:table-cell>
          <table:table-cell table:formula="of:=IFERROR(ABS([.K413]-[.J413])*[.I413]; &quot;&quot;)">
            <text:p/>
          </table:table-cell>
          <table:table-cell table:formula="of:=IFERROR(  IF([.G413]=&quot;Long&quot;;  [.J413]+[Overview.$C$4]/[.I413]  *  [Overview.$C$6]  ;  IF([.G413]=&quot;Short&quot;   ;  [.J413]-[Overview.$C$4]/[.I413]  * [Overview.$C$6]  ; &quot;&quot;  )  )   ; &quot;&quot;)">
            <text:p/>
          </table:table-cell>
          <table:table-cell table:number-columns-repeated="3"/>
          <table:table-cell table:style-name="ce182" table:formula="of:=IFERROR([.R413]/[.L413]; &quot;&quot;)">
            <text:p/>
          </table:table-cell>
          <table:table-cell table:style-name="ce203" table:formula="of:=IFERROR(   IF( AND( [.G413]=&quot;Long&quot;;   [.N413]=[.I413])  ;  [.I413]*([.O413]-[.J413])  ;    IF(  AND(  [.G413]=&quot;Short&quot;  ;   [.N413]=[.I413]   )   ;   [.I413]*([.J413]-[.O413])   ;  &quot;&quot;)) ; &quot;&quot;)">
            <text:p/>
          </table:table-cell>
          <table:table-cell table:style-name="ce215" table:formula="of:=IF(ISNUMBER([.R413]); IF([.R413]&gt;=0; &quot;Win&quot;; &quot;Loss&quot;); &quot;&quot;)">
            <text:p/>
          </table:table-cell>
          <table:table-cell table:style-name="ce220" table:formula="of:=IF(ISNUMBER([.R413]); ROUND(([.P413]-[.H41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3]); &quot;&quot;; IF([.$G413]=&quot;Long&quot;; ([.X413]-[.$J413])*[.$I413]/[.$L413]; ([.$J413]-[.X413])*[.$I413]/[.$L413])-[.$Q413]); &quot;&quot;)">
            <text:p/>
          </table:table-cell>
          <table:table-cell/>
          <table:table-cell table:style-name="ce243" table:formula="of:=IFERROR(IF(ISBLANK([.Z413]); &quot;&quot;; IF([.$G413]=&quot;Long&quot;; ([.Z413]-[.$J413])*[.$I413]/[.$L413]; ([.$J413]-[.Z413])*[.$I413]/[.$L413])-[.$Q413]); &quot;&quot;)">
            <text:p/>
          </table:table-cell>
          <table:table-cell/>
          <table:table-cell table:style-name="ce243" table:formula="of:=IFERROR(IF(ISBLANK([.AB413]); &quot;&quot;; IF([.$G413]=&quot;Long&quot;; ([.AB413]-[.$J413])*[.$I413]/[.$L413]; ([.$J413]-[.AB413])*[.$I413]/[.$L413])-[.$Q413]); &quot;&quot;)">
            <text:p/>
          </table:table-cell>
          <table:table-cell table:number-columns-repeated="5"/>
          <table:table-cell table:formula="of:=IF([.B413]=&quot;&quot;; &quot;&quot;; WEEKDAY([.B413]; 2))">
            <text:p/>
          </table:table-cell>
          <table:table-cell table:number-columns-repeated="29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4]=&quot;Long&quot; ; [.J414]-[Overview.$C$4]/[.I414]  ;  IF([.G414]=&quot;Short&quot;; [.J414]+[Overview.$C$4]/[.I414]; &quot;&quot;) ); &quot;&quot;)">
            <text:p/>
          </table:table-cell>
          <table:table-cell table:formula="of:=IFERROR(ABS([.K414]-[.J414])*[.I414]; &quot;&quot;)">
            <text:p/>
          </table:table-cell>
          <table:table-cell table:formula="of:=IFERROR(  IF([.G414]=&quot;Long&quot;;  [.J414]+[Overview.$C$4]/[.I414]  *  [Overview.$C$6]  ;  IF([.G414]=&quot;Short&quot;   ;  [.J414]-[Overview.$C$4]/[.I414]  * [Overview.$C$6]  ; &quot;&quot;  )  )   ; &quot;&quot;)">
            <text:p/>
          </table:table-cell>
          <table:table-cell table:number-columns-repeated="3"/>
          <table:table-cell table:style-name="ce182" table:formula="of:=IFERROR([.R414]/[.L414]; &quot;&quot;)">
            <text:p/>
          </table:table-cell>
          <table:table-cell table:style-name="ce203" table:formula="of:=IFERROR(   IF( AND( [.G414]=&quot;Long&quot;;   [.N414]=[.I414])  ;  [.I414]*([.O414]-[.J414])  ;    IF(  AND(  [.G414]=&quot;Short&quot;  ;   [.N414]=[.I414]   )   ;   [.I414]*([.J414]-[.O414])   ;  &quot;&quot;)) ; &quot;&quot;)">
            <text:p/>
          </table:table-cell>
          <table:table-cell table:style-name="ce215" table:formula="of:=IF(ISNUMBER([.R414]); IF([.R414]&gt;=0; &quot;Win&quot;; &quot;Loss&quot;); &quot;&quot;)">
            <text:p/>
          </table:table-cell>
          <table:table-cell table:style-name="ce220" table:formula="of:=IF(ISNUMBER([.R414]); ROUND(([.P414]-[.H41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4]); &quot;&quot;; IF([.$G414]=&quot;Long&quot;; ([.X414]-[.$J414])*[.$I414]/[.$L414]; ([.$J414]-[.X414])*[.$I414]/[.$L414])-[.$Q414]); &quot;&quot;)">
            <text:p/>
          </table:table-cell>
          <table:table-cell/>
          <table:table-cell table:style-name="ce243" table:formula="of:=IFERROR(IF(ISBLANK([.Z414]); &quot;&quot;; IF([.$G414]=&quot;Long&quot;; ([.Z414]-[.$J414])*[.$I414]/[.$L414]; ([.$J414]-[.Z414])*[.$I414]/[.$L414])-[.$Q414]); &quot;&quot;)">
            <text:p/>
          </table:table-cell>
          <table:table-cell/>
          <table:table-cell table:style-name="ce243" table:formula="of:=IFERROR(IF(ISBLANK([.AB414]); &quot;&quot;; IF([.$G414]=&quot;Long&quot;; ([.AB414]-[.$J414])*[.$I414]/[.$L414]; ([.$J414]-[.AB414])*[.$I414]/[.$L414])-[.$Q414]); &quot;&quot;)">
            <text:p/>
          </table:table-cell>
          <table:table-cell table:number-columns-repeated="5"/>
          <table:table-cell table:formula="of:=IF([.B414]=&quot;&quot;; &quot;&quot;; WEEKDAY([.B414]; 2))">
            <text:p/>
          </table:table-cell>
          <table:table-cell table:number-columns-repeated="29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5]=&quot;Long&quot; ; [.J415]-[Overview.$C$4]/[.I415]  ;  IF([.G415]=&quot;Short&quot;; [.J415]+[Overview.$C$4]/[.I415]; &quot;&quot;) ); &quot;&quot;)">
            <text:p/>
          </table:table-cell>
          <table:table-cell table:formula="of:=IFERROR(ABS([.K415]-[.J415])*[.I415]; &quot;&quot;)">
            <text:p/>
          </table:table-cell>
          <table:table-cell table:formula="of:=IFERROR(  IF([.G415]=&quot;Long&quot;;  [.J415]+[Overview.$C$4]/[.I415]  *  [Overview.$C$6]  ;  IF([.G415]=&quot;Short&quot;   ;  [.J415]-[Overview.$C$4]/[.I415]  * [Overview.$C$6]  ; &quot;&quot;  )  )   ; &quot;&quot;)">
            <text:p/>
          </table:table-cell>
          <table:table-cell table:number-columns-repeated="3"/>
          <table:table-cell table:style-name="ce182" table:formula="of:=IFERROR([.R415]/[.L415]; &quot;&quot;)">
            <text:p/>
          </table:table-cell>
          <table:table-cell table:style-name="ce203" table:formula="of:=IFERROR(   IF( AND( [.G415]=&quot;Long&quot;;   [.N415]=[.I415])  ;  [.I415]*([.O415]-[.J415])  ;    IF(  AND(  [.G415]=&quot;Short&quot;  ;   [.N415]=[.I415]   )   ;   [.I415]*([.J415]-[.O415])   ;  &quot;&quot;)) ; &quot;&quot;)">
            <text:p/>
          </table:table-cell>
          <table:table-cell table:style-name="ce215" table:formula="of:=IF(ISNUMBER([.R415]); IF([.R415]&gt;=0; &quot;Win&quot;; &quot;Loss&quot;); &quot;&quot;)">
            <text:p/>
          </table:table-cell>
          <table:table-cell table:style-name="ce220" table:formula="of:=IF(ISNUMBER([.R415]); ROUND(([.P415]-[.H41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5]); &quot;&quot;; IF([.$G415]=&quot;Long&quot;; ([.X415]-[.$J415])*[.$I415]/[.$L415]; ([.$J415]-[.X415])*[.$I415]/[.$L415])-[.$Q415]); &quot;&quot;)">
            <text:p/>
          </table:table-cell>
          <table:table-cell/>
          <table:table-cell table:style-name="ce243" table:formula="of:=IFERROR(IF(ISBLANK([.Z415]); &quot;&quot;; IF([.$G415]=&quot;Long&quot;; ([.Z415]-[.$J415])*[.$I415]/[.$L415]; ([.$J415]-[.Z415])*[.$I415]/[.$L415])-[.$Q415]); &quot;&quot;)">
            <text:p/>
          </table:table-cell>
          <table:table-cell/>
          <table:table-cell table:style-name="ce243" table:formula="of:=IFERROR(IF(ISBLANK([.AB415]); &quot;&quot;; IF([.$G415]=&quot;Long&quot;; ([.AB415]-[.$J415])*[.$I415]/[.$L415]; ([.$J415]-[.AB415])*[.$I415]/[.$L415])-[.$Q415]); &quot;&quot;)">
            <text:p/>
          </table:table-cell>
          <table:table-cell table:number-columns-repeated="5"/>
          <table:table-cell table:formula="of:=IF([.B415]=&quot;&quot;; &quot;&quot;; WEEKDAY([.B415]; 2))">
            <text:p/>
          </table:table-cell>
          <table:table-cell table:number-columns-repeated="29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6]=&quot;Long&quot; ; [.J416]-[Overview.$C$4]/[.I416]  ;  IF([.G416]=&quot;Short&quot;; [.J416]+[Overview.$C$4]/[.I416]; &quot;&quot;) ); &quot;&quot;)">
            <text:p/>
          </table:table-cell>
          <table:table-cell table:formula="of:=IFERROR(ABS([.K416]-[.J416])*[.I416]; &quot;&quot;)">
            <text:p/>
          </table:table-cell>
          <table:table-cell table:formula="of:=IFERROR(  IF([.G416]=&quot;Long&quot;;  [.J416]+[Overview.$C$4]/[.I416]  *  [Overview.$C$6]  ;  IF([.G416]=&quot;Short&quot;   ;  [.J416]-[Overview.$C$4]/[.I416]  * [Overview.$C$6]  ; &quot;&quot;  )  )   ; &quot;&quot;)">
            <text:p/>
          </table:table-cell>
          <table:table-cell table:number-columns-repeated="3"/>
          <table:table-cell table:style-name="ce182" table:formula="of:=IFERROR([.R416]/[.L416]; &quot;&quot;)">
            <text:p/>
          </table:table-cell>
          <table:table-cell table:style-name="ce203" table:formula="of:=IFERROR(   IF( AND( [.G416]=&quot;Long&quot;;   [.N416]=[.I416])  ;  [.I416]*([.O416]-[.J416])  ;    IF(  AND(  [.G416]=&quot;Short&quot;  ;   [.N416]=[.I416]   )   ;   [.I416]*([.J416]-[.O416])   ;  &quot;&quot;)) ; &quot;&quot;)">
            <text:p/>
          </table:table-cell>
          <table:table-cell table:style-name="ce215" table:formula="of:=IF(ISNUMBER([.R416]); IF([.R416]&gt;=0; &quot;Win&quot;; &quot;Loss&quot;); &quot;&quot;)">
            <text:p/>
          </table:table-cell>
          <table:table-cell table:style-name="ce220" table:formula="of:=IF(ISNUMBER([.R416]); ROUND(([.P416]-[.H41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6]); &quot;&quot;; IF([.$G416]=&quot;Long&quot;; ([.X416]-[.$J416])*[.$I416]/[.$L416]; ([.$J416]-[.X416])*[.$I416]/[.$L416])-[.$Q416]); &quot;&quot;)">
            <text:p/>
          </table:table-cell>
          <table:table-cell/>
          <table:table-cell table:style-name="ce243" table:formula="of:=IFERROR(IF(ISBLANK([.Z416]); &quot;&quot;; IF([.$G416]=&quot;Long&quot;; ([.Z416]-[.$J416])*[.$I416]/[.$L416]; ([.$J416]-[.Z416])*[.$I416]/[.$L416])-[.$Q416]); &quot;&quot;)">
            <text:p/>
          </table:table-cell>
          <table:table-cell/>
          <table:table-cell table:style-name="ce243" table:formula="of:=IFERROR(IF(ISBLANK([.AB416]); &quot;&quot;; IF([.$G416]=&quot;Long&quot;; ([.AB416]-[.$J416])*[.$I416]/[.$L416]; ([.$J416]-[.AB416])*[.$I416]/[.$L416])-[.$Q416]); &quot;&quot;)">
            <text:p/>
          </table:table-cell>
          <table:table-cell table:number-columns-repeated="5"/>
          <table:table-cell table:formula="of:=IF([.B416]=&quot;&quot;; &quot;&quot;; WEEKDAY([.B416]; 2))">
            <text:p/>
          </table:table-cell>
          <table:table-cell table:number-columns-repeated="29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7]=&quot;Long&quot; ; [.J417]-[Overview.$C$4]/[.I417]  ;  IF([.G417]=&quot;Short&quot;; [.J417]+[Overview.$C$4]/[.I417]; &quot;&quot;) ); &quot;&quot;)">
            <text:p/>
          </table:table-cell>
          <table:table-cell table:formula="of:=IFERROR(ABS([.K417]-[.J417])*[.I417]; &quot;&quot;)">
            <text:p/>
          </table:table-cell>
          <table:table-cell table:formula="of:=IFERROR(  IF([.G417]=&quot;Long&quot;;  [.J417]+[Overview.$C$4]/[.I417]  *  [Overview.$C$6]  ;  IF([.G417]=&quot;Short&quot;   ;  [.J417]-[Overview.$C$4]/[.I417]  * [Overview.$C$6]  ; &quot;&quot;  )  )   ; &quot;&quot;)">
            <text:p/>
          </table:table-cell>
          <table:table-cell table:number-columns-repeated="3"/>
          <table:table-cell table:style-name="ce182" table:formula="of:=IFERROR([.R417]/[.L417]; &quot;&quot;)">
            <text:p/>
          </table:table-cell>
          <table:table-cell table:style-name="ce203" table:formula="of:=IFERROR(   IF( AND( [.G417]=&quot;Long&quot;;   [.N417]=[.I417])  ;  [.I417]*([.O417]-[.J417])  ;    IF(  AND(  [.G417]=&quot;Short&quot;  ;   [.N417]=[.I417]   )   ;   [.I417]*([.J417]-[.O417])   ;  &quot;&quot;)) ; &quot;&quot;)">
            <text:p/>
          </table:table-cell>
          <table:table-cell table:style-name="ce215" table:formula="of:=IF(ISNUMBER([.R417]); IF([.R417]&gt;=0; &quot;Win&quot;; &quot;Loss&quot;); &quot;&quot;)">
            <text:p/>
          </table:table-cell>
          <table:table-cell table:style-name="ce220" table:formula="of:=IF(ISNUMBER([.R417]); ROUND(([.P417]-[.H41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7]); &quot;&quot;; IF([.$G417]=&quot;Long&quot;; ([.X417]-[.$J417])*[.$I417]/[.$L417]; ([.$J417]-[.X417])*[.$I417]/[.$L417])-[.$Q417]); &quot;&quot;)">
            <text:p/>
          </table:table-cell>
          <table:table-cell/>
          <table:table-cell table:style-name="ce243" table:formula="of:=IFERROR(IF(ISBLANK([.Z417]); &quot;&quot;; IF([.$G417]=&quot;Long&quot;; ([.Z417]-[.$J417])*[.$I417]/[.$L417]; ([.$J417]-[.Z417])*[.$I417]/[.$L417])-[.$Q417]); &quot;&quot;)">
            <text:p/>
          </table:table-cell>
          <table:table-cell/>
          <table:table-cell table:style-name="ce243" table:formula="of:=IFERROR(IF(ISBLANK([.AB417]); &quot;&quot;; IF([.$G417]=&quot;Long&quot;; ([.AB417]-[.$J417])*[.$I417]/[.$L417]; ([.$J417]-[.AB417])*[.$I417]/[.$L417])-[.$Q417]); &quot;&quot;)">
            <text:p/>
          </table:table-cell>
          <table:table-cell table:number-columns-repeated="5"/>
          <table:table-cell table:formula="of:=IF([.B417]=&quot;&quot;; &quot;&quot;; WEEKDAY([.B417]; 2))">
            <text:p/>
          </table:table-cell>
          <table:table-cell table:number-columns-repeated="29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8]=&quot;Long&quot; ; [.J418]-[Overview.$C$4]/[.I418]  ;  IF([.G418]=&quot;Short&quot;; [.J418]+[Overview.$C$4]/[.I418]; &quot;&quot;) ); &quot;&quot;)">
            <text:p/>
          </table:table-cell>
          <table:table-cell table:formula="of:=IFERROR(ABS([.K418]-[.J418])*[.I418]; &quot;&quot;)">
            <text:p/>
          </table:table-cell>
          <table:table-cell table:formula="of:=IFERROR(  IF([.G418]=&quot;Long&quot;;  [.J418]+[Overview.$C$4]/[.I418]  *  [Overview.$C$6]  ;  IF([.G418]=&quot;Short&quot;   ;  [.J418]-[Overview.$C$4]/[.I418]  * [Overview.$C$6]  ; &quot;&quot;  )  )   ; &quot;&quot;)">
            <text:p/>
          </table:table-cell>
          <table:table-cell table:number-columns-repeated="3"/>
          <table:table-cell table:style-name="ce182" table:formula="of:=IFERROR([.R418]/[.L418]; &quot;&quot;)">
            <text:p/>
          </table:table-cell>
          <table:table-cell table:style-name="ce203" table:formula="of:=IFERROR(   IF( AND( [.G418]=&quot;Long&quot;;   [.N418]=[.I418])  ;  [.I418]*([.O418]-[.J418])  ;    IF(  AND(  [.G418]=&quot;Short&quot;  ;   [.N418]=[.I418]   )   ;   [.I418]*([.J418]-[.O418])   ;  &quot;&quot;)) ; &quot;&quot;)">
            <text:p/>
          </table:table-cell>
          <table:table-cell table:style-name="ce215" table:formula="of:=IF(ISNUMBER([.R418]); IF([.R418]&gt;=0; &quot;Win&quot;; &quot;Loss&quot;); &quot;&quot;)">
            <text:p/>
          </table:table-cell>
          <table:table-cell table:style-name="ce220" table:formula="of:=IF(ISNUMBER([.R418]); ROUND(([.P418]-[.H41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8]); &quot;&quot;; IF([.$G418]=&quot;Long&quot;; ([.X418]-[.$J418])*[.$I418]/[.$L418]; ([.$J418]-[.X418])*[.$I418]/[.$L418])-[.$Q418]); &quot;&quot;)">
            <text:p/>
          </table:table-cell>
          <table:table-cell/>
          <table:table-cell table:style-name="ce243" table:formula="of:=IFERROR(IF(ISBLANK([.Z418]); &quot;&quot;; IF([.$G418]=&quot;Long&quot;; ([.Z418]-[.$J418])*[.$I418]/[.$L418]; ([.$J418]-[.Z418])*[.$I418]/[.$L418])-[.$Q418]); &quot;&quot;)">
            <text:p/>
          </table:table-cell>
          <table:table-cell/>
          <table:table-cell table:style-name="ce243" table:formula="of:=IFERROR(IF(ISBLANK([.AB418]); &quot;&quot;; IF([.$G418]=&quot;Long&quot;; ([.AB418]-[.$J418])*[.$I418]/[.$L418]; ([.$J418]-[.AB418])*[.$I418]/[.$L418])-[.$Q418]); &quot;&quot;)">
            <text:p/>
          </table:table-cell>
          <table:table-cell table:number-columns-repeated="5"/>
          <table:table-cell table:formula="of:=IF([.B418]=&quot;&quot;; &quot;&quot;; WEEKDAY([.B418]; 2))">
            <text:p/>
          </table:table-cell>
          <table:table-cell table:number-columns-repeated="29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9]=&quot;Long&quot; ; [.J419]-[Overview.$C$4]/[.I419]  ;  IF([.G419]=&quot;Short&quot;; [.J419]+[Overview.$C$4]/[.I419]; &quot;&quot;) ); &quot;&quot;)">
            <text:p/>
          </table:table-cell>
          <table:table-cell table:formula="of:=IFERROR(ABS([.K419]-[.J419])*[.I419]; &quot;&quot;)">
            <text:p/>
          </table:table-cell>
          <table:table-cell table:formula="of:=IFERROR(  IF([.G419]=&quot;Long&quot;;  [.J419]+[Overview.$C$4]/[.I419]  *  [Overview.$C$6]  ;  IF([.G419]=&quot;Short&quot;   ;  [.J419]-[Overview.$C$4]/[.I419]  * [Overview.$C$6]  ; &quot;&quot;  )  )   ; &quot;&quot;)">
            <text:p/>
          </table:table-cell>
          <table:table-cell table:number-columns-repeated="3"/>
          <table:table-cell table:style-name="ce182" table:formula="of:=IFERROR([.R419]/[.L419]; &quot;&quot;)">
            <text:p/>
          </table:table-cell>
          <table:table-cell table:style-name="ce203" table:formula="of:=IFERROR(   IF( AND( [.G419]=&quot;Long&quot;;   [.N419]=[.I419])  ;  [.I419]*([.O419]-[.J419])  ;    IF(  AND(  [.G419]=&quot;Short&quot;  ;   [.N419]=[.I419]   )   ;   [.I419]*([.J419]-[.O419])   ;  &quot;&quot;)) ; &quot;&quot;)">
            <text:p/>
          </table:table-cell>
          <table:table-cell table:style-name="ce215" table:formula="of:=IF(ISNUMBER([.R419]); IF([.R419]&gt;=0; &quot;Win&quot;; &quot;Loss&quot;); &quot;&quot;)">
            <text:p/>
          </table:table-cell>
          <table:table-cell table:style-name="ce220" table:formula="of:=IF(ISNUMBER([.R419]); ROUND(([.P419]-[.H41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9]); &quot;&quot;; IF([.$G419]=&quot;Long&quot;; ([.X419]-[.$J419])*[.$I419]/[.$L419]; ([.$J419]-[.X419])*[.$I419]/[.$L419])-[.$Q419]); &quot;&quot;)">
            <text:p/>
          </table:table-cell>
          <table:table-cell/>
          <table:table-cell table:style-name="ce243" table:formula="of:=IFERROR(IF(ISBLANK([.Z419]); &quot;&quot;; IF([.$G419]=&quot;Long&quot;; ([.Z419]-[.$J419])*[.$I419]/[.$L419]; ([.$J419]-[.Z419])*[.$I419]/[.$L419])-[.$Q419]); &quot;&quot;)">
            <text:p/>
          </table:table-cell>
          <table:table-cell/>
          <table:table-cell table:style-name="ce243" table:formula="of:=IFERROR(IF(ISBLANK([.AB419]); &quot;&quot;; IF([.$G419]=&quot;Long&quot;; ([.AB419]-[.$J419])*[.$I419]/[.$L419]; ([.$J419]-[.AB419])*[.$I419]/[.$L419])-[.$Q419]); &quot;&quot;)">
            <text:p/>
          </table:table-cell>
          <table:table-cell table:number-columns-repeated="5"/>
          <table:table-cell table:formula="of:=IF([.B419]=&quot;&quot;; &quot;&quot;; WEEKDAY([.B419]; 2))">
            <text:p/>
          </table:table-cell>
          <table:table-cell table:number-columns-repeated="29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0]=&quot;Long&quot; ; [.J420]-[Overview.$C$4]/[.I420]  ;  IF([.G420]=&quot;Short&quot;; [.J420]+[Overview.$C$4]/[.I420]; &quot;&quot;) ); &quot;&quot;)">
            <text:p/>
          </table:table-cell>
          <table:table-cell table:formula="of:=IFERROR(ABS([.K420]-[.J420])*[.I420]; &quot;&quot;)">
            <text:p/>
          </table:table-cell>
          <table:table-cell table:formula="of:=IFERROR(  IF([.G420]=&quot;Long&quot;;  [.J420]+[Overview.$C$4]/[.I420]  *  [Overview.$C$6]  ;  IF([.G420]=&quot;Short&quot;   ;  [.J420]-[Overview.$C$4]/[.I420]  * [Overview.$C$6]  ; &quot;&quot;  )  )   ; &quot;&quot;)">
            <text:p/>
          </table:table-cell>
          <table:table-cell table:number-columns-repeated="3"/>
          <table:table-cell table:style-name="ce182" table:formula="of:=IFERROR([.R420]/[.L420]; &quot;&quot;)">
            <text:p/>
          </table:table-cell>
          <table:table-cell table:style-name="ce203" table:formula="of:=IFERROR(   IF( AND( [.G420]=&quot;Long&quot;;   [.N420]=[.I420])  ;  [.I420]*([.O420]-[.J420])  ;    IF(  AND(  [.G420]=&quot;Short&quot;  ;   [.N420]=[.I420]   )   ;   [.I420]*([.J420]-[.O420])   ;  &quot;&quot;)) ; &quot;&quot;)">
            <text:p/>
          </table:table-cell>
          <table:table-cell table:style-name="ce215" table:formula="of:=IF(ISNUMBER([.R420]); IF([.R420]&gt;=0; &quot;Win&quot;; &quot;Loss&quot;); &quot;&quot;)">
            <text:p/>
          </table:table-cell>
          <table:table-cell table:style-name="ce220" table:formula="of:=IF(ISNUMBER([.R420]); ROUND(([.P420]-[.H42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0]); &quot;&quot;; IF([.$G420]=&quot;Long&quot;; ([.X420]-[.$J420])*[.$I420]/[.$L420]; ([.$J420]-[.X420])*[.$I420]/[.$L420])-[.$Q420]); &quot;&quot;)">
            <text:p/>
          </table:table-cell>
          <table:table-cell/>
          <table:table-cell table:style-name="ce243" table:formula="of:=IFERROR(IF(ISBLANK([.Z420]); &quot;&quot;; IF([.$G420]=&quot;Long&quot;; ([.Z420]-[.$J420])*[.$I420]/[.$L420]; ([.$J420]-[.Z420])*[.$I420]/[.$L420])-[.$Q420]); &quot;&quot;)">
            <text:p/>
          </table:table-cell>
          <table:table-cell/>
          <table:table-cell table:style-name="ce243" table:formula="of:=IFERROR(IF(ISBLANK([.AB420]); &quot;&quot;; IF([.$G420]=&quot;Long&quot;; ([.AB420]-[.$J420])*[.$I420]/[.$L420]; ([.$J420]-[.AB420])*[.$I420]/[.$L420])-[.$Q420]); &quot;&quot;)">
            <text:p/>
          </table:table-cell>
          <table:table-cell table:number-columns-repeated="5"/>
          <table:table-cell table:formula="of:=IF([.B420]=&quot;&quot;; &quot;&quot;; WEEKDAY([.B420]; 2))">
            <text:p/>
          </table:table-cell>
          <table:table-cell table:number-columns-repeated="29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1]=&quot;Long&quot; ; [.J421]-[Overview.$C$4]/[.I421]  ;  IF([.G421]=&quot;Short&quot;; [.J421]+[Overview.$C$4]/[.I421]; &quot;&quot;) ); &quot;&quot;)">
            <text:p/>
          </table:table-cell>
          <table:table-cell table:formula="of:=IFERROR(ABS([.K421]-[.J421])*[.I421]; &quot;&quot;)">
            <text:p/>
          </table:table-cell>
          <table:table-cell table:formula="of:=IFERROR(  IF([.G421]=&quot;Long&quot;;  [.J421]+[Overview.$C$4]/[.I421]  *  [Overview.$C$6]  ;  IF([.G421]=&quot;Short&quot;   ;  [.J421]-[Overview.$C$4]/[.I421]  * [Overview.$C$6]  ; &quot;&quot;  )  )   ; &quot;&quot;)">
            <text:p/>
          </table:table-cell>
          <table:table-cell table:number-columns-repeated="3"/>
          <table:table-cell table:style-name="ce182" table:formula="of:=IFERROR([.R421]/[.L421]; &quot;&quot;)">
            <text:p/>
          </table:table-cell>
          <table:table-cell table:style-name="ce203" table:formula="of:=IFERROR(   IF( AND( [.G421]=&quot;Long&quot;;   [.N421]=[.I421])  ;  [.I421]*([.O421]-[.J421])  ;    IF(  AND(  [.G421]=&quot;Short&quot;  ;   [.N421]=[.I421]   )   ;   [.I421]*([.J421]-[.O421])   ;  &quot;&quot;)) ; &quot;&quot;)">
            <text:p/>
          </table:table-cell>
          <table:table-cell table:style-name="ce215" table:formula="of:=IF(ISNUMBER([.R421]); IF([.R421]&gt;=0; &quot;Win&quot;; &quot;Loss&quot;); &quot;&quot;)">
            <text:p/>
          </table:table-cell>
          <table:table-cell table:style-name="ce220" table:formula="of:=IF(ISNUMBER([.R421]); ROUND(([.P421]-[.H42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1]); &quot;&quot;; IF([.$G421]=&quot;Long&quot;; ([.X421]-[.$J421])*[.$I421]/[.$L421]; ([.$J421]-[.X421])*[.$I421]/[.$L421])-[.$Q421]); &quot;&quot;)">
            <text:p/>
          </table:table-cell>
          <table:table-cell/>
          <table:table-cell table:style-name="ce243" table:formula="of:=IFERROR(IF(ISBLANK([.Z421]); &quot;&quot;; IF([.$G421]=&quot;Long&quot;; ([.Z421]-[.$J421])*[.$I421]/[.$L421]; ([.$J421]-[.Z421])*[.$I421]/[.$L421])-[.$Q421]); &quot;&quot;)">
            <text:p/>
          </table:table-cell>
          <table:table-cell/>
          <table:table-cell table:style-name="ce243" table:formula="of:=IFERROR(IF(ISBLANK([.AB421]); &quot;&quot;; IF([.$G421]=&quot;Long&quot;; ([.AB421]-[.$J421])*[.$I421]/[.$L421]; ([.$J421]-[.AB421])*[.$I421]/[.$L421])-[.$Q421]); &quot;&quot;)">
            <text:p/>
          </table:table-cell>
          <table:table-cell table:number-columns-repeated="5"/>
          <table:table-cell table:formula="of:=IF([.B421]=&quot;&quot;; &quot;&quot;; WEEKDAY([.B421]; 2))">
            <text:p/>
          </table:table-cell>
          <table:table-cell table:number-columns-repeated="29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2]=&quot;Long&quot; ; [.J422]-[Overview.$C$4]/[.I422]  ;  IF([.G422]=&quot;Short&quot;; [.J422]+[Overview.$C$4]/[.I422]; &quot;&quot;) ); &quot;&quot;)">
            <text:p/>
          </table:table-cell>
          <table:table-cell table:formula="of:=IFERROR(ABS([.K422]-[.J422])*[.I422]; &quot;&quot;)">
            <text:p/>
          </table:table-cell>
          <table:table-cell table:formula="of:=IFERROR(  IF([.G422]=&quot;Long&quot;;  [.J422]+[Overview.$C$4]/[.I422]  *  [Overview.$C$6]  ;  IF([.G422]=&quot;Short&quot;   ;  [.J422]-[Overview.$C$4]/[.I422]  * [Overview.$C$6]  ; &quot;&quot;  )  )   ; &quot;&quot;)">
            <text:p/>
          </table:table-cell>
          <table:table-cell table:number-columns-repeated="3"/>
          <table:table-cell table:style-name="ce182" table:formula="of:=IFERROR([.R422]/[.L422]; &quot;&quot;)">
            <text:p/>
          </table:table-cell>
          <table:table-cell table:style-name="ce203" table:formula="of:=IFERROR(   IF( AND( [.G422]=&quot;Long&quot;;   [.N422]=[.I422])  ;  [.I422]*([.O422]-[.J422])  ;    IF(  AND(  [.G422]=&quot;Short&quot;  ;   [.N422]=[.I422]   )   ;   [.I422]*([.J422]-[.O422])   ;  &quot;&quot;)) ; &quot;&quot;)">
            <text:p/>
          </table:table-cell>
          <table:table-cell table:style-name="ce215" table:formula="of:=IF(ISNUMBER([.R422]); IF([.R422]&gt;=0; &quot;Win&quot;; &quot;Loss&quot;); &quot;&quot;)">
            <text:p/>
          </table:table-cell>
          <table:table-cell table:style-name="ce220" table:formula="of:=IF(ISNUMBER([.R422]); ROUND(([.P422]-[.H42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2]); &quot;&quot;; IF([.$G422]=&quot;Long&quot;; ([.X422]-[.$J422])*[.$I422]/[.$L422]; ([.$J422]-[.X422])*[.$I422]/[.$L422])-[.$Q422]); &quot;&quot;)">
            <text:p/>
          </table:table-cell>
          <table:table-cell/>
          <table:table-cell table:style-name="ce243" table:formula="of:=IFERROR(IF(ISBLANK([.Z422]); &quot;&quot;; IF([.$G422]=&quot;Long&quot;; ([.Z422]-[.$J422])*[.$I422]/[.$L422]; ([.$J422]-[.Z422])*[.$I422]/[.$L422])-[.$Q422]); &quot;&quot;)">
            <text:p/>
          </table:table-cell>
          <table:table-cell/>
          <table:table-cell table:style-name="ce243" table:formula="of:=IFERROR(IF(ISBLANK([.AB422]); &quot;&quot;; IF([.$G422]=&quot;Long&quot;; ([.AB422]-[.$J422])*[.$I422]/[.$L422]; ([.$J422]-[.AB422])*[.$I422]/[.$L422])-[.$Q422]); &quot;&quot;)">
            <text:p/>
          </table:table-cell>
          <table:table-cell table:number-columns-repeated="5"/>
          <table:table-cell table:formula="of:=IF([.B422]=&quot;&quot;; &quot;&quot;; WEEKDAY([.B422]; 2))">
            <text:p/>
          </table:table-cell>
          <table:table-cell table:number-columns-repeated="29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3]=&quot;Long&quot; ; [.J423]-[Overview.$C$4]/[.I423]  ;  IF([.G423]=&quot;Short&quot;; [.J423]+[Overview.$C$4]/[.I423]; &quot;&quot;) ); &quot;&quot;)">
            <text:p/>
          </table:table-cell>
          <table:table-cell table:formula="of:=IFERROR(ABS([.K423]-[.J423])*[.I423]; &quot;&quot;)">
            <text:p/>
          </table:table-cell>
          <table:table-cell table:formula="of:=IFERROR(  IF([.G423]=&quot;Long&quot;;  [.J423]+[Overview.$C$4]/[.I423]  *  [Overview.$C$6]  ;  IF([.G423]=&quot;Short&quot;   ;  [.J423]-[Overview.$C$4]/[.I423]  * [Overview.$C$6]  ; &quot;&quot;  )  )   ; &quot;&quot;)">
            <text:p/>
          </table:table-cell>
          <table:table-cell table:number-columns-repeated="3"/>
          <table:table-cell table:style-name="ce182" table:formula="of:=IFERROR([.R423]/[.L423]; &quot;&quot;)">
            <text:p/>
          </table:table-cell>
          <table:table-cell table:style-name="ce203" table:formula="of:=IFERROR(   IF( AND( [.G423]=&quot;Long&quot;;   [.N423]=[.I423])  ;  [.I423]*([.O423]-[.J423])  ;    IF(  AND(  [.G423]=&quot;Short&quot;  ;   [.N423]=[.I423]   )   ;   [.I423]*([.J423]-[.O423])   ;  &quot;&quot;)) ; &quot;&quot;)">
            <text:p/>
          </table:table-cell>
          <table:table-cell table:style-name="ce215" table:formula="of:=IF(ISNUMBER([.R423]); IF([.R423]&gt;=0; &quot;Win&quot;; &quot;Loss&quot;); &quot;&quot;)">
            <text:p/>
          </table:table-cell>
          <table:table-cell table:style-name="ce220" table:formula="of:=IF(ISNUMBER([.R423]); ROUND(([.P423]-[.H42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3]); &quot;&quot;; IF([.$G423]=&quot;Long&quot;; ([.X423]-[.$J423])*[.$I423]/[.$L423]; ([.$J423]-[.X423])*[.$I423]/[.$L423])-[.$Q423]); &quot;&quot;)">
            <text:p/>
          </table:table-cell>
          <table:table-cell/>
          <table:table-cell table:style-name="ce243" table:formula="of:=IFERROR(IF(ISBLANK([.Z423]); &quot;&quot;; IF([.$G423]=&quot;Long&quot;; ([.Z423]-[.$J423])*[.$I423]/[.$L423]; ([.$J423]-[.Z423])*[.$I423]/[.$L423])-[.$Q423]); &quot;&quot;)">
            <text:p/>
          </table:table-cell>
          <table:table-cell/>
          <table:table-cell table:style-name="ce243" table:formula="of:=IFERROR(IF(ISBLANK([.AB423]); &quot;&quot;; IF([.$G423]=&quot;Long&quot;; ([.AB423]-[.$J423])*[.$I423]/[.$L423]; ([.$J423]-[.AB423])*[.$I423]/[.$L423])-[.$Q423]); &quot;&quot;)">
            <text:p/>
          </table:table-cell>
          <table:table-cell table:number-columns-repeated="5"/>
          <table:table-cell table:formula="of:=IF([.B423]=&quot;&quot;; &quot;&quot;; WEEKDAY([.B423]; 2))">
            <text:p/>
          </table:table-cell>
          <table:table-cell table:number-columns-repeated="29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4]=&quot;Long&quot; ; [.J424]-[Overview.$C$4]/[.I424]  ;  IF([.G424]=&quot;Short&quot;; [.J424]+[Overview.$C$4]/[.I424]; &quot;&quot;) ); &quot;&quot;)">
            <text:p/>
          </table:table-cell>
          <table:table-cell table:formula="of:=IFERROR(ABS([.K424]-[.J424])*[.I424]; &quot;&quot;)">
            <text:p/>
          </table:table-cell>
          <table:table-cell table:formula="of:=IFERROR(  IF([.G424]=&quot;Long&quot;;  [.J424]+[Overview.$C$4]/[.I424]  *  [Overview.$C$6]  ;  IF([.G424]=&quot;Short&quot;   ;  [.J424]-[Overview.$C$4]/[.I424]  * [Overview.$C$6]  ; &quot;&quot;  )  )   ; &quot;&quot;)">
            <text:p/>
          </table:table-cell>
          <table:table-cell table:number-columns-repeated="3"/>
          <table:table-cell table:style-name="ce182" table:formula="of:=IFERROR([.R424]/[.L424]; &quot;&quot;)">
            <text:p/>
          </table:table-cell>
          <table:table-cell table:style-name="ce203" table:formula="of:=IFERROR(   IF( AND( [.G424]=&quot;Long&quot;;   [.N424]=[.I424])  ;  [.I424]*([.O424]-[.J424])  ;    IF(  AND(  [.G424]=&quot;Short&quot;  ;   [.N424]=[.I424]   )   ;   [.I424]*([.J424]-[.O424])   ;  &quot;&quot;)) ; &quot;&quot;)">
            <text:p/>
          </table:table-cell>
          <table:table-cell table:style-name="ce215" table:formula="of:=IF(ISNUMBER([.R424]); IF([.R424]&gt;=0; &quot;Win&quot;; &quot;Loss&quot;); &quot;&quot;)">
            <text:p/>
          </table:table-cell>
          <table:table-cell table:style-name="ce220" table:formula="of:=IF(ISNUMBER([.R424]); ROUND(([.P424]-[.H42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4]); &quot;&quot;; IF([.$G424]=&quot;Long&quot;; ([.X424]-[.$J424])*[.$I424]/[.$L424]; ([.$J424]-[.X424])*[.$I424]/[.$L424])-[.$Q424]); &quot;&quot;)">
            <text:p/>
          </table:table-cell>
          <table:table-cell/>
          <table:table-cell table:style-name="ce243" table:formula="of:=IFERROR(IF(ISBLANK([.Z424]); &quot;&quot;; IF([.$G424]=&quot;Long&quot;; ([.Z424]-[.$J424])*[.$I424]/[.$L424]; ([.$J424]-[.Z424])*[.$I424]/[.$L424])-[.$Q424]); &quot;&quot;)">
            <text:p/>
          </table:table-cell>
          <table:table-cell/>
          <table:table-cell table:style-name="ce243" table:formula="of:=IFERROR(IF(ISBLANK([.AB424]); &quot;&quot;; IF([.$G424]=&quot;Long&quot;; ([.AB424]-[.$J424])*[.$I424]/[.$L424]; ([.$J424]-[.AB424])*[.$I424]/[.$L424])-[.$Q424]); &quot;&quot;)">
            <text:p/>
          </table:table-cell>
          <table:table-cell table:number-columns-repeated="5"/>
          <table:table-cell table:formula="of:=IF([.B424]=&quot;&quot;; &quot;&quot;; WEEKDAY([.B424]; 2))">
            <text:p/>
          </table:table-cell>
          <table:table-cell table:number-columns-repeated="29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5]=&quot;Long&quot; ; [.J425]-[Overview.$C$4]/[.I425]  ;  IF([.G425]=&quot;Short&quot;; [.J425]+[Overview.$C$4]/[.I425]; &quot;&quot;) ); &quot;&quot;)">
            <text:p/>
          </table:table-cell>
          <table:table-cell table:formula="of:=IFERROR(ABS([.K425]-[.J425])*[.I425]; &quot;&quot;)">
            <text:p/>
          </table:table-cell>
          <table:table-cell table:formula="of:=IFERROR(  IF([.G425]=&quot;Long&quot;;  [.J425]+[Overview.$C$4]/[.I425]  *  [Overview.$C$6]  ;  IF([.G425]=&quot;Short&quot;   ;  [.J425]-[Overview.$C$4]/[.I425]  * [Overview.$C$6]  ; &quot;&quot;  )  )   ; &quot;&quot;)">
            <text:p/>
          </table:table-cell>
          <table:table-cell table:number-columns-repeated="3"/>
          <table:table-cell table:style-name="ce182" table:formula="of:=IFERROR([.R425]/[.L425]; &quot;&quot;)">
            <text:p/>
          </table:table-cell>
          <table:table-cell table:style-name="ce203" table:formula="of:=IFERROR(   IF( AND( [.G425]=&quot;Long&quot;;   [.N425]=[.I425])  ;  [.I425]*([.O425]-[.J425])  ;    IF(  AND(  [.G425]=&quot;Short&quot;  ;   [.N425]=[.I425]   )   ;   [.I425]*([.J425]-[.O425])   ;  &quot;&quot;)) ; &quot;&quot;)">
            <text:p/>
          </table:table-cell>
          <table:table-cell table:style-name="ce215" table:formula="of:=IF(ISNUMBER([.R425]); IF([.R425]&gt;=0; &quot;Win&quot;; &quot;Loss&quot;); &quot;&quot;)">
            <text:p/>
          </table:table-cell>
          <table:table-cell table:style-name="ce220" table:formula="of:=IF(ISNUMBER([.R425]); ROUND(([.P425]-[.H42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5]); &quot;&quot;; IF([.$G425]=&quot;Long&quot;; ([.X425]-[.$J425])*[.$I425]/[.$L425]; ([.$J425]-[.X425])*[.$I425]/[.$L425])-[.$Q425]); &quot;&quot;)">
            <text:p/>
          </table:table-cell>
          <table:table-cell/>
          <table:table-cell table:style-name="ce243" table:formula="of:=IFERROR(IF(ISBLANK([.Z425]); &quot;&quot;; IF([.$G425]=&quot;Long&quot;; ([.Z425]-[.$J425])*[.$I425]/[.$L425]; ([.$J425]-[.Z425])*[.$I425]/[.$L425])-[.$Q425]); &quot;&quot;)">
            <text:p/>
          </table:table-cell>
          <table:table-cell/>
          <table:table-cell table:style-name="ce243" table:formula="of:=IFERROR(IF(ISBLANK([.AB425]); &quot;&quot;; IF([.$G425]=&quot;Long&quot;; ([.AB425]-[.$J425])*[.$I425]/[.$L425]; ([.$J425]-[.AB425])*[.$I425]/[.$L425])-[.$Q425]); &quot;&quot;)">
            <text:p/>
          </table:table-cell>
          <table:table-cell table:number-columns-repeated="5"/>
          <table:table-cell table:formula="of:=IF([.B425]=&quot;&quot;; &quot;&quot;; WEEKDAY([.B425]; 2))">
            <text:p/>
          </table:table-cell>
          <table:table-cell table:number-columns-repeated="29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6]=&quot;Long&quot; ; [.J426]-[Overview.$C$4]/[.I426]  ;  IF([.G426]=&quot;Short&quot;; [.J426]+[Overview.$C$4]/[.I426]; &quot;&quot;) ); &quot;&quot;)">
            <text:p/>
          </table:table-cell>
          <table:table-cell table:formula="of:=IFERROR(ABS([.K426]-[.J426])*[.I426]; &quot;&quot;)">
            <text:p/>
          </table:table-cell>
          <table:table-cell table:formula="of:=IFERROR(  IF([.G426]=&quot;Long&quot;;  [.J426]+[Overview.$C$4]/[.I426]  *  [Overview.$C$6]  ;  IF([.G426]=&quot;Short&quot;   ;  [.J426]-[Overview.$C$4]/[.I426]  * [Overview.$C$6]  ; &quot;&quot;  )  )   ; &quot;&quot;)">
            <text:p/>
          </table:table-cell>
          <table:table-cell table:number-columns-repeated="3"/>
          <table:table-cell table:style-name="ce182" table:formula="of:=IFERROR([.R426]/[.L426]; &quot;&quot;)">
            <text:p/>
          </table:table-cell>
          <table:table-cell table:style-name="ce203" table:formula="of:=IFERROR(   IF( AND( [.G426]=&quot;Long&quot;;   [.N426]=[.I426])  ;  [.I426]*([.O426]-[.J426])  ;    IF(  AND(  [.G426]=&quot;Short&quot;  ;   [.N426]=[.I426]   )   ;   [.I426]*([.J426]-[.O426])   ;  &quot;&quot;)) ; &quot;&quot;)">
            <text:p/>
          </table:table-cell>
          <table:table-cell table:style-name="ce215" table:formula="of:=IF(ISNUMBER([.R426]); IF([.R426]&gt;=0; &quot;Win&quot;; &quot;Loss&quot;); &quot;&quot;)">
            <text:p/>
          </table:table-cell>
          <table:table-cell table:style-name="ce220" table:formula="of:=IF(ISNUMBER([.R426]); ROUND(([.P426]-[.H42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6]); &quot;&quot;; IF([.$G426]=&quot;Long&quot;; ([.X426]-[.$J426])*[.$I426]/[.$L426]; ([.$J426]-[.X426])*[.$I426]/[.$L426])-[.$Q426]); &quot;&quot;)">
            <text:p/>
          </table:table-cell>
          <table:table-cell/>
          <table:table-cell table:style-name="ce243" table:formula="of:=IFERROR(IF(ISBLANK([.Z426]); &quot;&quot;; IF([.$G426]=&quot;Long&quot;; ([.Z426]-[.$J426])*[.$I426]/[.$L426]; ([.$J426]-[.Z426])*[.$I426]/[.$L426])-[.$Q426]); &quot;&quot;)">
            <text:p/>
          </table:table-cell>
          <table:table-cell/>
          <table:table-cell table:style-name="ce243" table:formula="of:=IFERROR(IF(ISBLANK([.AB426]); &quot;&quot;; IF([.$G426]=&quot;Long&quot;; ([.AB426]-[.$J426])*[.$I426]/[.$L426]; ([.$J426]-[.AB426])*[.$I426]/[.$L426])-[.$Q426]); &quot;&quot;)">
            <text:p/>
          </table:table-cell>
          <table:table-cell table:number-columns-repeated="5"/>
          <table:table-cell table:formula="of:=IF([.B426]=&quot;&quot;; &quot;&quot;; WEEKDAY([.B426]; 2))">
            <text:p/>
          </table:table-cell>
          <table:table-cell table:number-columns-repeated="29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7]=&quot;Long&quot; ; [.J427]-[Overview.$C$4]/[.I427]  ;  IF([.G427]=&quot;Short&quot;; [.J427]+[Overview.$C$4]/[.I427]; &quot;&quot;) ); &quot;&quot;)">
            <text:p/>
          </table:table-cell>
          <table:table-cell table:formula="of:=IFERROR(ABS([.K427]-[.J427])*[.I427]; &quot;&quot;)">
            <text:p/>
          </table:table-cell>
          <table:table-cell table:formula="of:=IFERROR(  IF([.G427]=&quot;Long&quot;;  [.J427]+[Overview.$C$4]/[.I427]  *  [Overview.$C$6]  ;  IF([.G427]=&quot;Short&quot;   ;  [.J427]-[Overview.$C$4]/[.I427]  * [Overview.$C$6]  ; &quot;&quot;  )  )   ; &quot;&quot;)">
            <text:p/>
          </table:table-cell>
          <table:table-cell table:number-columns-repeated="3"/>
          <table:table-cell table:style-name="ce182" table:formula="of:=IFERROR([.R427]/[.L427]; &quot;&quot;)">
            <text:p/>
          </table:table-cell>
          <table:table-cell table:style-name="ce203" table:formula="of:=IFERROR(   IF( AND( [.G427]=&quot;Long&quot;;   [.N427]=[.I427])  ;  [.I427]*([.O427]-[.J427])  ;    IF(  AND(  [.G427]=&quot;Short&quot;  ;   [.N427]=[.I427]   )   ;   [.I427]*([.J427]-[.O427])   ;  &quot;&quot;)) ; &quot;&quot;)">
            <text:p/>
          </table:table-cell>
          <table:table-cell table:style-name="ce215" table:formula="of:=IF(ISNUMBER([.R427]); IF([.R427]&gt;=0; &quot;Win&quot;; &quot;Loss&quot;); &quot;&quot;)">
            <text:p/>
          </table:table-cell>
          <table:table-cell table:style-name="ce220" table:formula="of:=IF(ISNUMBER([.R427]); ROUND(([.P427]-[.H42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7]); &quot;&quot;; IF([.$G427]=&quot;Long&quot;; ([.X427]-[.$J427])*[.$I427]/[.$L427]; ([.$J427]-[.X427])*[.$I427]/[.$L427])-[.$Q427]); &quot;&quot;)">
            <text:p/>
          </table:table-cell>
          <table:table-cell/>
          <table:table-cell table:style-name="ce243" table:formula="of:=IFERROR(IF(ISBLANK([.Z427]); &quot;&quot;; IF([.$G427]=&quot;Long&quot;; ([.Z427]-[.$J427])*[.$I427]/[.$L427]; ([.$J427]-[.Z427])*[.$I427]/[.$L427])-[.$Q427]); &quot;&quot;)">
            <text:p/>
          </table:table-cell>
          <table:table-cell/>
          <table:table-cell table:style-name="ce243" table:formula="of:=IFERROR(IF(ISBLANK([.AB427]); &quot;&quot;; IF([.$G427]=&quot;Long&quot;; ([.AB427]-[.$J427])*[.$I427]/[.$L427]; ([.$J427]-[.AB427])*[.$I427]/[.$L427])-[.$Q427]); &quot;&quot;)">
            <text:p/>
          </table:table-cell>
          <table:table-cell table:number-columns-repeated="5"/>
          <table:table-cell table:formula="of:=IF([.B427]=&quot;&quot;; &quot;&quot;; WEEKDAY([.B427]; 2))">
            <text:p/>
          </table:table-cell>
          <table:table-cell table:number-columns-repeated="29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8]=&quot;Long&quot; ; [.J428]-[Overview.$C$4]/[.I428]  ;  IF([.G428]=&quot;Short&quot;; [.J428]+[Overview.$C$4]/[.I428]; &quot;&quot;) ); &quot;&quot;)">
            <text:p/>
          </table:table-cell>
          <table:table-cell table:formula="of:=IFERROR(ABS([.K428]-[.J428])*[.I428]; &quot;&quot;)">
            <text:p/>
          </table:table-cell>
          <table:table-cell table:formula="of:=IFERROR(  IF([.G428]=&quot;Long&quot;;  [.J428]+[Overview.$C$4]/[.I428]  *  [Overview.$C$6]  ;  IF([.G428]=&quot;Short&quot;   ;  [.J428]-[Overview.$C$4]/[.I428]  * [Overview.$C$6]  ; &quot;&quot;  )  )   ; &quot;&quot;)">
            <text:p/>
          </table:table-cell>
          <table:table-cell table:number-columns-repeated="3"/>
          <table:table-cell table:style-name="ce182" table:formula="of:=IFERROR([.R428]/[.L428]; &quot;&quot;)">
            <text:p/>
          </table:table-cell>
          <table:table-cell table:style-name="ce203" table:formula="of:=IFERROR(   IF( AND( [.G428]=&quot;Long&quot;;   [.N428]=[.I428])  ;  [.I428]*([.O428]-[.J428])  ;    IF(  AND(  [.G428]=&quot;Short&quot;  ;   [.N428]=[.I428]   )   ;   [.I428]*([.J428]-[.O428])   ;  &quot;&quot;)) ; &quot;&quot;)">
            <text:p/>
          </table:table-cell>
          <table:table-cell table:style-name="ce215" table:formula="of:=IF(ISNUMBER([.R428]); IF([.R428]&gt;=0; &quot;Win&quot;; &quot;Loss&quot;); &quot;&quot;)">
            <text:p/>
          </table:table-cell>
          <table:table-cell table:style-name="ce220" table:formula="of:=IF(ISNUMBER([.R428]); ROUND(([.P428]-[.H42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8]); &quot;&quot;; IF([.$G428]=&quot;Long&quot;; ([.X428]-[.$J428])*[.$I428]/[.$L428]; ([.$J428]-[.X428])*[.$I428]/[.$L428])-[.$Q428]); &quot;&quot;)">
            <text:p/>
          </table:table-cell>
          <table:table-cell/>
          <table:table-cell table:style-name="ce243" table:formula="of:=IFERROR(IF(ISBLANK([.Z428]); &quot;&quot;; IF([.$G428]=&quot;Long&quot;; ([.Z428]-[.$J428])*[.$I428]/[.$L428]; ([.$J428]-[.Z428])*[.$I428]/[.$L428])-[.$Q428]); &quot;&quot;)">
            <text:p/>
          </table:table-cell>
          <table:table-cell/>
          <table:table-cell table:style-name="ce243" table:formula="of:=IFERROR(IF(ISBLANK([.AB428]); &quot;&quot;; IF([.$G428]=&quot;Long&quot;; ([.AB428]-[.$J428])*[.$I428]/[.$L428]; ([.$J428]-[.AB428])*[.$I428]/[.$L428])-[.$Q428]); &quot;&quot;)">
            <text:p/>
          </table:table-cell>
          <table:table-cell table:number-columns-repeated="5"/>
          <table:table-cell table:formula="of:=IF([.B428]=&quot;&quot;; &quot;&quot;; WEEKDAY([.B428]; 2))">
            <text:p/>
          </table:table-cell>
          <table:table-cell table:number-columns-repeated="29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9]=&quot;Long&quot; ; [.J429]-[Overview.$C$4]/[.I429]  ;  IF([.G429]=&quot;Short&quot;; [.J429]+[Overview.$C$4]/[.I429]; &quot;&quot;) ); &quot;&quot;)">
            <text:p/>
          </table:table-cell>
          <table:table-cell table:formula="of:=IFERROR(ABS([.K429]-[.J429])*[.I429]; &quot;&quot;)">
            <text:p/>
          </table:table-cell>
          <table:table-cell table:formula="of:=IFERROR(  IF([.G429]=&quot;Long&quot;;  [.J429]+[Overview.$C$4]/[.I429]  *  [Overview.$C$6]  ;  IF([.G429]=&quot;Short&quot;   ;  [.J429]-[Overview.$C$4]/[.I429]  * [Overview.$C$6]  ; &quot;&quot;  )  )   ; &quot;&quot;)">
            <text:p/>
          </table:table-cell>
          <table:table-cell table:number-columns-repeated="3"/>
          <table:table-cell table:style-name="ce182" table:formula="of:=IFERROR([.R429]/[.L429]; &quot;&quot;)">
            <text:p/>
          </table:table-cell>
          <table:table-cell table:style-name="ce203" table:formula="of:=IFERROR(   IF( AND( [.G429]=&quot;Long&quot;;   [.N429]=[.I429])  ;  [.I429]*([.O429]-[.J429])  ;    IF(  AND(  [.G429]=&quot;Short&quot;  ;   [.N429]=[.I429]   )   ;   [.I429]*([.J429]-[.O429])   ;  &quot;&quot;)) ; &quot;&quot;)">
            <text:p/>
          </table:table-cell>
          <table:table-cell table:style-name="ce215" table:formula="of:=IF(ISNUMBER([.R429]); IF([.R429]&gt;=0; &quot;Win&quot;; &quot;Loss&quot;); &quot;&quot;)">
            <text:p/>
          </table:table-cell>
          <table:table-cell table:style-name="ce220" table:formula="of:=IF(ISNUMBER([.R429]); ROUND(([.P429]-[.H42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9]); &quot;&quot;; IF([.$G429]=&quot;Long&quot;; ([.X429]-[.$J429])*[.$I429]/[.$L429]; ([.$J429]-[.X429])*[.$I429]/[.$L429])-[.$Q429]); &quot;&quot;)">
            <text:p/>
          </table:table-cell>
          <table:table-cell/>
          <table:table-cell table:style-name="ce243" table:formula="of:=IFERROR(IF(ISBLANK([.Z429]); &quot;&quot;; IF([.$G429]=&quot;Long&quot;; ([.Z429]-[.$J429])*[.$I429]/[.$L429]; ([.$J429]-[.Z429])*[.$I429]/[.$L429])-[.$Q429]); &quot;&quot;)">
            <text:p/>
          </table:table-cell>
          <table:table-cell/>
          <table:table-cell table:style-name="ce243" table:formula="of:=IFERROR(IF(ISBLANK([.AB429]); &quot;&quot;; IF([.$G429]=&quot;Long&quot;; ([.AB429]-[.$J429])*[.$I429]/[.$L429]; ([.$J429]-[.AB429])*[.$I429]/[.$L429])-[.$Q429]); &quot;&quot;)">
            <text:p/>
          </table:table-cell>
          <table:table-cell table:number-columns-repeated="5"/>
          <table:table-cell table:formula="of:=IF([.B429]=&quot;&quot;; &quot;&quot;; WEEKDAY([.B429]; 2))">
            <text:p/>
          </table:table-cell>
          <table:table-cell table:number-columns-repeated="29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0]=&quot;Long&quot; ; [.J430]-[Overview.$C$4]/[.I430]  ;  IF([.G430]=&quot;Short&quot;; [.J430]+[Overview.$C$4]/[.I430]; &quot;&quot;) ); &quot;&quot;)">
            <text:p/>
          </table:table-cell>
          <table:table-cell table:formula="of:=IFERROR(ABS([.K430]-[.J430])*[.I430]; &quot;&quot;)">
            <text:p/>
          </table:table-cell>
          <table:table-cell table:formula="of:=IFERROR(  IF([.G430]=&quot;Long&quot;;  [.J430]+[Overview.$C$4]/[.I430]  *  [Overview.$C$6]  ;  IF([.G430]=&quot;Short&quot;   ;  [.J430]-[Overview.$C$4]/[.I430]  * [Overview.$C$6]  ; &quot;&quot;  )  )   ; &quot;&quot;)">
            <text:p/>
          </table:table-cell>
          <table:table-cell table:number-columns-repeated="3"/>
          <table:table-cell table:style-name="ce182" table:formula="of:=IFERROR([.R430]/[.L430]; &quot;&quot;)">
            <text:p/>
          </table:table-cell>
          <table:table-cell table:style-name="ce203" table:formula="of:=IFERROR(   IF( AND( [.G430]=&quot;Long&quot;;   [.N430]=[.I430])  ;  [.I430]*([.O430]-[.J430])  ;    IF(  AND(  [.G430]=&quot;Short&quot;  ;   [.N430]=[.I430]   )   ;   [.I430]*([.J430]-[.O430])   ;  &quot;&quot;)) ; &quot;&quot;)">
            <text:p/>
          </table:table-cell>
          <table:table-cell table:style-name="ce215" table:formula="of:=IF(ISNUMBER([.R430]); IF([.R430]&gt;=0; &quot;Win&quot;; &quot;Loss&quot;); &quot;&quot;)">
            <text:p/>
          </table:table-cell>
          <table:table-cell table:style-name="ce220" table:formula="of:=IF(ISNUMBER([.R430]); ROUND(([.P430]-[.H43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0]); &quot;&quot;; IF([.$G430]=&quot;Long&quot;; ([.X430]-[.$J430])*[.$I430]/[.$L430]; ([.$J430]-[.X430])*[.$I430]/[.$L430])-[.$Q430]); &quot;&quot;)">
            <text:p/>
          </table:table-cell>
          <table:table-cell/>
          <table:table-cell table:style-name="ce243" table:formula="of:=IFERROR(IF(ISBLANK([.Z430]); &quot;&quot;; IF([.$G430]=&quot;Long&quot;; ([.Z430]-[.$J430])*[.$I430]/[.$L430]; ([.$J430]-[.Z430])*[.$I430]/[.$L430])-[.$Q430]); &quot;&quot;)">
            <text:p/>
          </table:table-cell>
          <table:table-cell/>
          <table:table-cell table:style-name="ce243" table:formula="of:=IFERROR(IF(ISBLANK([.AB430]); &quot;&quot;; IF([.$G430]=&quot;Long&quot;; ([.AB430]-[.$J430])*[.$I430]/[.$L430]; ([.$J430]-[.AB430])*[.$I430]/[.$L430])-[.$Q430]); &quot;&quot;)">
            <text:p/>
          </table:table-cell>
          <table:table-cell table:number-columns-repeated="5"/>
          <table:table-cell table:formula="of:=IF([.B430]=&quot;&quot;; &quot;&quot;; WEEKDAY([.B430]; 2))">
            <text:p/>
          </table:table-cell>
          <table:table-cell table:number-columns-repeated="29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1]=&quot;Long&quot; ; [.J431]-[Overview.$C$4]/[.I431]  ;  IF([.G431]=&quot;Short&quot;; [.J431]+[Overview.$C$4]/[.I431]; &quot;&quot;) ); &quot;&quot;)">
            <text:p/>
          </table:table-cell>
          <table:table-cell table:formula="of:=IFERROR(ABS([.K431]-[.J431])*[.I431]; &quot;&quot;)">
            <text:p/>
          </table:table-cell>
          <table:table-cell table:formula="of:=IFERROR(  IF([.G431]=&quot;Long&quot;;  [.J431]+[Overview.$C$4]/[.I431]  *  [Overview.$C$6]  ;  IF([.G431]=&quot;Short&quot;   ;  [.J431]-[Overview.$C$4]/[.I431]  * [Overview.$C$6]  ; &quot;&quot;  )  )   ; &quot;&quot;)">
            <text:p/>
          </table:table-cell>
          <table:table-cell table:number-columns-repeated="3"/>
          <table:table-cell table:style-name="ce182" table:formula="of:=IFERROR([.R431]/[.L431]; &quot;&quot;)">
            <text:p/>
          </table:table-cell>
          <table:table-cell table:style-name="ce203" table:formula="of:=IFERROR(   IF( AND( [.G431]=&quot;Long&quot;;   [.N431]=[.I431])  ;  [.I431]*([.O431]-[.J431])  ;    IF(  AND(  [.G431]=&quot;Short&quot;  ;   [.N431]=[.I431]   )   ;   [.I431]*([.J431]-[.O431])   ;  &quot;&quot;)) ; &quot;&quot;)">
            <text:p/>
          </table:table-cell>
          <table:table-cell table:style-name="ce215" table:formula="of:=IF(ISNUMBER([.R431]); IF([.R431]&gt;=0; &quot;Win&quot;; &quot;Loss&quot;); &quot;&quot;)">
            <text:p/>
          </table:table-cell>
          <table:table-cell table:style-name="ce220" table:formula="of:=IF(ISNUMBER([.R431]); ROUND(([.P431]-[.H43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1]); &quot;&quot;; IF([.$G431]=&quot;Long&quot;; ([.X431]-[.$J431])*[.$I431]/[.$L431]; ([.$J431]-[.X431])*[.$I431]/[.$L431])-[.$Q431]); &quot;&quot;)">
            <text:p/>
          </table:table-cell>
          <table:table-cell/>
          <table:table-cell table:style-name="ce243" table:formula="of:=IFERROR(IF(ISBLANK([.Z431]); &quot;&quot;; IF([.$G431]=&quot;Long&quot;; ([.Z431]-[.$J431])*[.$I431]/[.$L431]; ([.$J431]-[.Z431])*[.$I431]/[.$L431])-[.$Q431]); &quot;&quot;)">
            <text:p/>
          </table:table-cell>
          <table:table-cell/>
          <table:table-cell table:style-name="ce243" table:formula="of:=IFERROR(IF(ISBLANK([.AB431]); &quot;&quot;; IF([.$G431]=&quot;Long&quot;; ([.AB431]-[.$J431])*[.$I431]/[.$L431]; ([.$J431]-[.AB431])*[.$I431]/[.$L431])-[.$Q431]); &quot;&quot;)">
            <text:p/>
          </table:table-cell>
          <table:table-cell table:number-columns-repeated="5"/>
          <table:table-cell table:formula="of:=IF([.B431]=&quot;&quot;; &quot;&quot;; WEEKDAY([.B431]; 2))">
            <text:p/>
          </table:table-cell>
          <table:table-cell table:number-columns-repeated="29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2]=&quot;Long&quot; ; [.J432]-[Overview.$C$4]/[.I432]  ;  IF([.G432]=&quot;Short&quot;; [.J432]+[Overview.$C$4]/[.I432]; &quot;&quot;) ); &quot;&quot;)">
            <text:p/>
          </table:table-cell>
          <table:table-cell table:formula="of:=IFERROR(ABS([.K432]-[.J432])*[.I432]; &quot;&quot;)">
            <text:p/>
          </table:table-cell>
          <table:table-cell table:formula="of:=IFERROR(  IF([.G432]=&quot;Long&quot;;  [.J432]+[Overview.$C$4]/[.I432]  *  [Overview.$C$6]  ;  IF([.G432]=&quot;Short&quot;   ;  [.J432]-[Overview.$C$4]/[.I432]  * [Overview.$C$6]  ; &quot;&quot;  )  )   ; &quot;&quot;)">
            <text:p/>
          </table:table-cell>
          <table:table-cell table:number-columns-repeated="3"/>
          <table:table-cell table:style-name="ce182" table:formula="of:=IFERROR([.R432]/[.L432]; &quot;&quot;)">
            <text:p/>
          </table:table-cell>
          <table:table-cell table:style-name="ce203" table:formula="of:=IFERROR(   IF( AND( [.G432]=&quot;Long&quot;;   [.N432]=[.I432])  ;  [.I432]*([.O432]-[.J432])  ;    IF(  AND(  [.G432]=&quot;Short&quot;  ;   [.N432]=[.I432]   )   ;   [.I432]*([.J432]-[.O432])   ;  &quot;&quot;)) ; &quot;&quot;)">
            <text:p/>
          </table:table-cell>
          <table:table-cell table:style-name="ce215" table:formula="of:=IF(ISNUMBER([.R432]); IF([.R432]&gt;=0; &quot;Win&quot;; &quot;Loss&quot;); &quot;&quot;)">
            <text:p/>
          </table:table-cell>
          <table:table-cell table:style-name="ce220" table:formula="of:=IF(ISNUMBER([.R432]); ROUND(([.P432]-[.H43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2]); &quot;&quot;; IF([.$G432]=&quot;Long&quot;; ([.X432]-[.$J432])*[.$I432]/[.$L432]; ([.$J432]-[.X432])*[.$I432]/[.$L432])-[.$Q432]); &quot;&quot;)">
            <text:p/>
          </table:table-cell>
          <table:table-cell/>
          <table:table-cell table:style-name="ce243" table:formula="of:=IFERROR(IF(ISBLANK([.Z432]); &quot;&quot;; IF([.$G432]=&quot;Long&quot;; ([.Z432]-[.$J432])*[.$I432]/[.$L432]; ([.$J432]-[.Z432])*[.$I432]/[.$L432])-[.$Q432]); &quot;&quot;)">
            <text:p/>
          </table:table-cell>
          <table:table-cell/>
          <table:table-cell table:style-name="ce243" table:formula="of:=IFERROR(IF(ISBLANK([.AB432]); &quot;&quot;; IF([.$G432]=&quot;Long&quot;; ([.AB432]-[.$J432])*[.$I432]/[.$L432]; ([.$J432]-[.AB432])*[.$I432]/[.$L432])-[.$Q432]); &quot;&quot;)">
            <text:p/>
          </table:table-cell>
          <table:table-cell table:number-columns-repeated="5"/>
          <table:table-cell table:formula="of:=IF([.B432]=&quot;&quot;; &quot;&quot;; WEEKDAY([.B432]; 2))">
            <text:p/>
          </table:table-cell>
          <table:table-cell table:number-columns-repeated="29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3]=&quot;Long&quot; ; [.J433]-[Overview.$C$4]/[.I433]  ;  IF([.G433]=&quot;Short&quot;; [.J433]+[Overview.$C$4]/[.I433]; &quot;&quot;) ); &quot;&quot;)">
            <text:p/>
          </table:table-cell>
          <table:table-cell table:formula="of:=IFERROR(ABS([.K433]-[.J433])*[.I433]; &quot;&quot;)">
            <text:p/>
          </table:table-cell>
          <table:table-cell table:formula="of:=IFERROR(  IF([.G433]=&quot;Long&quot;;  [.J433]+[Overview.$C$4]/[.I433]  *  [Overview.$C$6]  ;  IF([.G433]=&quot;Short&quot;   ;  [.J433]-[Overview.$C$4]/[.I433]  * [Overview.$C$6]  ; &quot;&quot;  )  )   ; &quot;&quot;)">
            <text:p/>
          </table:table-cell>
          <table:table-cell table:number-columns-repeated="3"/>
          <table:table-cell table:style-name="ce182" table:formula="of:=IFERROR([.R433]/[.L433]; &quot;&quot;)">
            <text:p/>
          </table:table-cell>
          <table:table-cell table:style-name="ce203" table:formula="of:=IFERROR(   IF( AND( [.G433]=&quot;Long&quot;;   [.N433]=[.I433])  ;  [.I433]*([.O433]-[.J433])  ;    IF(  AND(  [.G433]=&quot;Short&quot;  ;   [.N433]=[.I433]   )   ;   [.I433]*([.J433]-[.O433])   ;  &quot;&quot;)) ; &quot;&quot;)">
            <text:p/>
          </table:table-cell>
          <table:table-cell table:style-name="ce215" table:formula="of:=IF(ISNUMBER([.R433]); IF([.R433]&gt;=0; &quot;Win&quot;; &quot;Loss&quot;); &quot;&quot;)">
            <text:p/>
          </table:table-cell>
          <table:table-cell table:style-name="ce220" table:formula="of:=IF(ISNUMBER([.R433]); ROUND(([.P433]-[.H43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3]); &quot;&quot;; IF([.$G433]=&quot;Long&quot;; ([.X433]-[.$J433])*[.$I433]/[.$L433]; ([.$J433]-[.X433])*[.$I433]/[.$L433])-[.$Q433]); &quot;&quot;)">
            <text:p/>
          </table:table-cell>
          <table:table-cell/>
          <table:table-cell table:style-name="ce243" table:formula="of:=IFERROR(IF(ISBLANK([.Z433]); &quot;&quot;; IF([.$G433]=&quot;Long&quot;; ([.Z433]-[.$J433])*[.$I433]/[.$L433]; ([.$J433]-[.Z433])*[.$I433]/[.$L433])-[.$Q433]); &quot;&quot;)">
            <text:p/>
          </table:table-cell>
          <table:table-cell/>
          <table:table-cell table:style-name="ce243" table:formula="of:=IFERROR(IF(ISBLANK([.AB433]); &quot;&quot;; IF([.$G433]=&quot;Long&quot;; ([.AB433]-[.$J433])*[.$I433]/[.$L433]; ([.$J433]-[.AB433])*[.$I433]/[.$L433])-[.$Q433]); &quot;&quot;)">
            <text:p/>
          </table:table-cell>
          <table:table-cell table:number-columns-repeated="5"/>
          <table:table-cell table:formula="of:=IF([.B433]=&quot;&quot;; &quot;&quot;; WEEKDAY([.B433]; 2))">
            <text:p/>
          </table:table-cell>
          <table:table-cell table:number-columns-repeated="29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4]=&quot;Long&quot; ; [.J434]-[Overview.$C$4]/[.I434]  ;  IF([.G434]=&quot;Short&quot;; [.J434]+[Overview.$C$4]/[.I434]; &quot;&quot;) ); &quot;&quot;)">
            <text:p/>
          </table:table-cell>
          <table:table-cell table:formula="of:=IFERROR(ABS([.K434]-[.J434])*[.I434]; &quot;&quot;)">
            <text:p/>
          </table:table-cell>
          <table:table-cell table:formula="of:=IFERROR(  IF([.G434]=&quot;Long&quot;;  [.J434]+[Overview.$C$4]/[.I434]  *  [Overview.$C$6]  ;  IF([.G434]=&quot;Short&quot;   ;  [.J434]-[Overview.$C$4]/[.I434]  * [Overview.$C$6]  ; &quot;&quot;  )  )   ; &quot;&quot;)">
            <text:p/>
          </table:table-cell>
          <table:table-cell table:number-columns-repeated="3"/>
          <table:table-cell table:style-name="ce182" table:formula="of:=IFERROR([.R434]/[.L434]; &quot;&quot;)">
            <text:p/>
          </table:table-cell>
          <table:table-cell table:style-name="ce203" table:formula="of:=IFERROR(   IF( AND( [.G434]=&quot;Long&quot;;   [.N434]=[.I434])  ;  [.I434]*([.O434]-[.J434])  ;    IF(  AND(  [.G434]=&quot;Short&quot;  ;   [.N434]=[.I434]   )   ;   [.I434]*([.J434]-[.O434])   ;  &quot;&quot;)) ; &quot;&quot;)">
            <text:p/>
          </table:table-cell>
          <table:table-cell table:style-name="ce215" table:formula="of:=IF(ISNUMBER([.R434]); IF([.R434]&gt;=0; &quot;Win&quot;; &quot;Loss&quot;); &quot;&quot;)">
            <text:p/>
          </table:table-cell>
          <table:table-cell table:style-name="ce220" table:formula="of:=IF(ISNUMBER([.R434]); ROUND(([.P434]-[.H43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4]); &quot;&quot;; IF([.$G434]=&quot;Long&quot;; ([.X434]-[.$J434])*[.$I434]/[.$L434]; ([.$J434]-[.X434])*[.$I434]/[.$L434])-[.$Q434]); &quot;&quot;)">
            <text:p/>
          </table:table-cell>
          <table:table-cell/>
          <table:table-cell table:style-name="ce243" table:formula="of:=IFERROR(IF(ISBLANK([.Z434]); &quot;&quot;; IF([.$G434]=&quot;Long&quot;; ([.Z434]-[.$J434])*[.$I434]/[.$L434]; ([.$J434]-[.Z434])*[.$I434]/[.$L434])-[.$Q434]); &quot;&quot;)">
            <text:p/>
          </table:table-cell>
          <table:table-cell/>
          <table:table-cell table:style-name="ce243" table:formula="of:=IFERROR(IF(ISBLANK([.AB434]); &quot;&quot;; IF([.$G434]=&quot;Long&quot;; ([.AB434]-[.$J434])*[.$I434]/[.$L434]; ([.$J434]-[.AB434])*[.$I434]/[.$L434])-[.$Q434]); &quot;&quot;)">
            <text:p/>
          </table:table-cell>
          <table:table-cell table:number-columns-repeated="5"/>
          <table:table-cell table:formula="of:=IF([.B434]=&quot;&quot;; &quot;&quot;; WEEKDAY([.B434]; 2))">
            <text:p/>
          </table:table-cell>
          <table:table-cell table:number-columns-repeated="29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5]=&quot;Long&quot; ; [.J435]-[Overview.$C$4]/[.I435]  ;  IF([.G435]=&quot;Short&quot;; [.J435]+[Overview.$C$4]/[.I435]; &quot;&quot;) ); &quot;&quot;)">
            <text:p/>
          </table:table-cell>
          <table:table-cell table:formula="of:=IFERROR(ABS([.K435]-[.J435])*[.I435]; &quot;&quot;)">
            <text:p/>
          </table:table-cell>
          <table:table-cell table:formula="of:=IFERROR(  IF([.G435]=&quot;Long&quot;;  [.J435]+[Overview.$C$4]/[.I435]  *  [Overview.$C$6]  ;  IF([.G435]=&quot;Short&quot;   ;  [.J435]-[Overview.$C$4]/[.I435]  * [Overview.$C$6]  ; &quot;&quot;  )  )   ; &quot;&quot;)">
            <text:p/>
          </table:table-cell>
          <table:table-cell table:number-columns-repeated="3"/>
          <table:table-cell table:style-name="ce182" table:formula="of:=IFERROR([.R435]/[.L435]; &quot;&quot;)">
            <text:p/>
          </table:table-cell>
          <table:table-cell table:style-name="ce203" table:formula="of:=IFERROR(   IF( AND( [.G435]=&quot;Long&quot;;   [.N435]=[.I435])  ;  [.I435]*([.O435]-[.J435])  ;    IF(  AND(  [.G435]=&quot;Short&quot;  ;   [.N435]=[.I435]   )   ;   [.I435]*([.J435]-[.O435])   ;  &quot;&quot;)) ; &quot;&quot;)">
            <text:p/>
          </table:table-cell>
          <table:table-cell table:style-name="ce215" table:formula="of:=IF(ISNUMBER([.R435]); IF([.R435]&gt;=0; &quot;Win&quot;; &quot;Loss&quot;); &quot;&quot;)">
            <text:p/>
          </table:table-cell>
          <table:table-cell table:style-name="ce220" table:formula="of:=IF(ISNUMBER([.R435]); ROUND(([.P435]-[.H43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5]); &quot;&quot;; IF([.$G435]=&quot;Long&quot;; ([.X435]-[.$J435])*[.$I435]/[.$L435]; ([.$J435]-[.X435])*[.$I435]/[.$L435])-[.$Q435]); &quot;&quot;)">
            <text:p/>
          </table:table-cell>
          <table:table-cell/>
          <table:table-cell table:style-name="ce243" table:formula="of:=IFERROR(IF(ISBLANK([.Z435]); &quot;&quot;; IF([.$G435]=&quot;Long&quot;; ([.Z435]-[.$J435])*[.$I435]/[.$L435]; ([.$J435]-[.Z435])*[.$I435]/[.$L435])-[.$Q435]); &quot;&quot;)">
            <text:p/>
          </table:table-cell>
          <table:table-cell/>
          <table:table-cell table:style-name="ce243" table:formula="of:=IFERROR(IF(ISBLANK([.AB435]); &quot;&quot;; IF([.$G435]=&quot;Long&quot;; ([.AB435]-[.$J435])*[.$I435]/[.$L435]; ([.$J435]-[.AB435])*[.$I435]/[.$L435])-[.$Q435]); &quot;&quot;)">
            <text:p/>
          </table:table-cell>
          <table:table-cell table:number-columns-repeated="5"/>
          <table:table-cell table:formula="of:=IF([.B435]=&quot;&quot;; &quot;&quot;; WEEKDAY([.B435]; 2))">
            <text:p/>
          </table:table-cell>
          <table:table-cell table:number-columns-repeated="29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6]=&quot;Long&quot; ; [.J436]-[Overview.$C$4]/[.I436]  ;  IF([.G436]=&quot;Short&quot;; [.J436]+[Overview.$C$4]/[.I436]; &quot;&quot;) ); &quot;&quot;)">
            <text:p/>
          </table:table-cell>
          <table:table-cell table:formula="of:=IFERROR(ABS([.K436]-[.J436])*[.I436]; &quot;&quot;)">
            <text:p/>
          </table:table-cell>
          <table:table-cell table:formula="of:=IFERROR(  IF([.G436]=&quot;Long&quot;;  [.J436]+[Overview.$C$4]/[.I436]  *  [Overview.$C$6]  ;  IF([.G436]=&quot;Short&quot;   ;  [.J436]-[Overview.$C$4]/[.I436]  * [Overview.$C$6]  ; &quot;&quot;  )  )   ; &quot;&quot;)">
            <text:p/>
          </table:table-cell>
          <table:table-cell table:number-columns-repeated="3"/>
          <table:table-cell table:style-name="ce182" table:formula="of:=IFERROR([.R436]/[.L436]; &quot;&quot;)">
            <text:p/>
          </table:table-cell>
          <table:table-cell table:style-name="ce203" table:formula="of:=IFERROR(   IF( AND( [.G436]=&quot;Long&quot;;   [.N436]=[.I436])  ;  [.I436]*([.O436]-[.J436])  ;    IF(  AND(  [.G436]=&quot;Short&quot;  ;   [.N436]=[.I436]   )   ;   [.I436]*([.J436]-[.O436])   ;  &quot;&quot;)) ; &quot;&quot;)">
            <text:p/>
          </table:table-cell>
          <table:table-cell table:style-name="ce215" table:formula="of:=IF(ISNUMBER([.R436]); IF([.R436]&gt;=0; &quot;Win&quot;; &quot;Loss&quot;); &quot;&quot;)">
            <text:p/>
          </table:table-cell>
          <table:table-cell table:style-name="ce220" table:formula="of:=IF(ISNUMBER([.R436]); ROUND(([.P436]-[.H43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6]); &quot;&quot;; IF([.$G436]=&quot;Long&quot;; ([.X436]-[.$J436])*[.$I436]/[.$L436]; ([.$J436]-[.X436])*[.$I436]/[.$L436])-[.$Q436]); &quot;&quot;)">
            <text:p/>
          </table:table-cell>
          <table:table-cell/>
          <table:table-cell table:style-name="ce243" table:formula="of:=IFERROR(IF(ISBLANK([.Z436]); &quot;&quot;; IF([.$G436]=&quot;Long&quot;; ([.Z436]-[.$J436])*[.$I436]/[.$L436]; ([.$J436]-[.Z436])*[.$I436]/[.$L436])-[.$Q436]); &quot;&quot;)">
            <text:p/>
          </table:table-cell>
          <table:table-cell/>
          <table:table-cell table:style-name="ce243" table:formula="of:=IFERROR(IF(ISBLANK([.AB436]); &quot;&quot;; IF([.$G436]=&quot;Long&quot;; ([.AB436]-[.$J436])*[.$I436]/[.$L436]; ([.$J436]-[.AB436])*[.$I436]/[.$L436])-[.$Q436]); &quot;&quot;)">
            <text:p/>
          </table:table-cell>
          <table:table-cell table:number-columns-repeated="5"/>
          <table:table-cell table:formula="of:=IF([.B436]=&quot;&quot;; &quot;&quot;; WEEKDAY([.B436]; 2))">
            <text:p/>
          </table:table-cell>
          <table:table-cell table:number-columns-repeated="29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7]=&quot;Long&quot; ; [.J437]-[Overview.$C$4]/[.I437]  ;  IF([.G437]=&quot;Short&quot;; [.J437]+[Overview.$C$4]/[.I437]; &quot;&quot;) ); &quot;&quot;)">
            <text:p/>
          </table:table-cell>
          <table:table-cell table:formula="of:=IFERROR(ABS([.K437]-[.J437])*[.I437]; &quot;&quot;)">
            <text:p/>
          </table:table-cell>
          <table:table-cell table:formula="of:=IFERROR(  IF([.G437]=&quot;Long&quot;;  [.J437]+[Overview.$C$4]/[.I437]  *  [Overview.$C$6]  ;  IF([.G437]=&quot;Short&quot;   ;  [.J437]-[Overview.$C$4]/[.I437]  * [Overview.$C$6]  ; &quot;&quot;  )  )   ; &quot;&quot;)">
            <text:p/>
          </table:table-cell>
          <table:table-cell table:number-columns-repeated="3"/>
          <table:table-cell table:style-name="ce182" table:formula="of:=IFERROR([.R437]/[.L437]; &quot;&quot;)">
            <text:p/>
          </table:table-cell>
          <table:table-cell table:style-name="ce203" table:formula="of:=IFERROR(   IF( AND( [.G437]=&quot;Long&quot;;   [.N437]=[.I437])  ;  [.I437]*([.O437]-[.J437])  ;    IF(  AND(  [.G437]=&quot;Short&quot;  ;   [.N437]=[.I437]   )   ;   [.I437]*([.J437]-[.O437])   ;  &quot;&quot;)) ; &quot;&quot;)">
            <text:p/>
          </table:table-cell>
          <table:table-cell table:style-name="ce215" table:formula="of:=IF(ISNUMBER([.R437]); IF([.R437]&gt;=0; &quot;Win&quot;; &quot;Loss&quot;); &quot;&quot;)">
            <text:p/>
          </table:table-cell>
          <table:table-cell table:style-name="ce220" table:formula="of:=IF(ISNUMBER([.R437]); ROUND(([.P437]-[.H43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7]); &quot;&quot;; IF([.$G437]=&quot;Long&quot;; ([.X437]-[.$J437])*[.$I437]/[.$L437]; ([.$J437]-[.X437])*[.$I437]/[.$L437])-[.$Q437]); &quot;&quot;)">
            <text:p/>
          </table:table-cell>
          <table:table-cell/>
          <table:table-cell table:style-name="ce243" table:formula="of:=IFERROR(IF(ISBLANK([.Z437]); &quot;&quot;; IF([.$G437]=&quot;Long&quot;; ([.Z437]-[.$J437])*[.$I437]/[.$L437]; ([.$J437]-[.Z437])*[.$I437]/[.$L437])-[.$Q437]); &quot;&quot;)">
            <text:p/>
          </table:table-cell>
          <table:table-cell/>
          <table:table-cell table:style-name="ce243" table:formula="of:=IFERROR(IF(ISBLANK([.AB437]); &quot;&quot;; IF([.$G437]=&quot;Long&quot;; ([.AB437]-[.$J437])*[.$I437]/[.$L437]; ([.$J437]-[.AB437])*[.$I437]/[.$L437])-[.$Q437]); &quot;&quot;)">
            <text:p/>
          </table:table-cell>
          <table:table-cell table:number-columns-repeated="5"/>
          <table:table-cell table:formula="of:=IF([.B437]=&quot;&quot;; &quot;&quot;; WEEKDAY([.B437]; 2))">
            <text:p/>
          </table:table-cell>
          <table:table-cell table:number-columns-repeated="29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8]=&quot;Long&quot; ; [.J438]-[Overview.$C$4]/[.I438]  ;  IF([.G438]=&quot;Short&quot;; [.J438]+[Overview.$C$4]/[.I438]; &quot;&quot;) ); &quot;&quot;)">
            <text:p/>
          </table:table-cell>
          <table:table-cell table:formula="of:=IFERROR(ABS([.K438]-[.J438])*[.I438]; &quot;&quot;)">
            <text:p/>
          </table:table-cell>
          <table:table-cell table:formula="of:=IFERROR(  IF([.G438]=&quot;Long&quot;;  [.J438]+[Overview.$C$4]/[.I438]  *  [Overview.$C$6]  ;  IF([.G438]=&quot;Short&quot;   ;  [.J438]-[Overview.$C$4]/[.I438]  * [Overview.$C$6]  ; &quot;&quot;  )  )   ; &quot;&quot;)">
            <text:p/>
          </table:table-cell>
          <table:table-cell table:number-columns-repeated="3"/>
          <table:table-cell table:style-name="ce182" table:formula="of:=IFERROR([.R438]/[.L438]; &quot;&quot;)">
            <text:p/>
          </table:table-cell>
          <table:table-cell table:style-name="ce203" table:formula="of:=IFERROR(   IF( AND( [.G438]=&quot;Long&quot;;   [.N438]=[.I438])  ;  [.I438]*([.O438]-[.J438])  ;    IF(  AND(  [.G438]=&quot;Short&quot;  ;   [.N438]=[.I438]   )   ;   [.I438]*([.J438]-[.O438])   ;  &quot;&quot;)) ; &quot;&quot;)">
            <text:p/>
          </table:table-cell>
          <table:table-cell table:style-name="ce215" table:formula="of:=IF(ISNUMBER([.R438]); IF([.R438]&gt;=0; &quot;Win&quot;; &quot;Loss&quot;); &quot;&quot;)">
            <text:p/>
          </table:table-cell>
          <table:table-cell table:style-name="ce220" table:formula="of:=IF(ISNUMBER([.R438]); ROUND(([.P438]-[.H43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8]); &quot;&quot;; IF([.$G438]=&quot;Long&quot;; ([.X438]-[.$J438])*[.$I438]/[.$L438]; ([.$J438]-[.X438])*[.$I438]/[.$L438])-[.$Q438]); &quot;&quot;)">
            <text:p/>
          </table:table-cell>
          <table:table-cell/>
          <table:table-cell table:style-name="ce243" table:formula="of:=IFERROR(IF(ISBLANK([.Z438]); &quot;&quot;; IF([.$G438]=&quot;Long&quot;; ([.Z438]-[.$J438])*[.$I438]/[.$L438]; ([.$J438]-[.Z438])*[.$I438]/[.$L438])-[.$Q438]); &quot;&quot;)">
            <text:p/>
          </table:table-cell>
          <table:table-cell/>
          <table:table-cell table:style-name="ce243" table:formula="of:=IFERROR(IF(ISBLANK([.AB438]); &quot;&quot;; IF([.$G438]=&quot;Long&quot;; ([.AB438]-[.$J438])*[.$I438]/[.$L438]; ([.$J438]-[.AB438])*[.$I438]/[.$L438])-[.$Q438]); &quot;&quot;)">
            <text:p/>
          </table:table-cell>
          <table:table-cell table:number-columns-repeated="5"/>
          <table:table-cell table:formula="of:=IF([.B438]=&quot;&quot;; &quot;&quot;; WEEKDAY([.B438]; 2))">
            <text:p/>
          </table:table-cell>
          <table:table-cell table:number-columns-repeated="29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9]=&quot;Long&quot; ; [.J439]-[Overview.$C$4]/[.I439]  ;  IF([.G439]=&quot;Short&quot;; [.J439]+[Overview.$C$4]/[.I439]; &quot;&quot;) ); &quot;&quot;)">
            <text:p/>
          </table:table-cell>
          <table:table-cell table:formula="of:=IFERROR(ABS([.K439]-[.J439])*[.I439]; &quot;&quot;)">
            <text:p/>
          </table:table-cell>
          <table:table-cell table:formula="of:=IFERROR(  IF([.G439]=&quot;Long&quot;;  [.J439]+[Overview.$C$4]/[.I439]  *  [Overview.$C$6]  ;  IF([.G439]=&quot;Short&quot;   ;  [.J439]-[Overview.$C$4]/[.I439]  * [Overview.$C$6]  ; &quot;&quot;  )  )   ; &quot;&quot;)">
            <text:p/>
          </table:table-cell>
          <table:table-cell table:number-columns-repeated="3"/>
          <table:table-cell table:style-name="ce182" table:formula="of:=IFERROR([.R439]/[.L439]; &quot;&quot;)">
            <text:p/>
          </table:table-cell>
          <table:table-cell table:style-name="ce203" table:formula="of:=IFERROR(   IF( AND( [.G439]=&quot;Long&quot;;   [.N439]=[.I439])  ;  [.I439]*([.O439]-[.J439])  ;    IF(  AND(  [.G439]=&quot;Short&quot;  ;   [.N439]=[.I439]   )   ;   [.I439]*([.J439]-[.O439])   ;  &quot;&quot;)) ; &quot;&quot;)">
            <text:p/>
          </table:table-cell>
          <table:table-cell table:style-name="ce215" table:formula="of:=IF(ISNUMBER([.R439]); IF([.R439]&gt;=0; &quot;Win&quot;; &quot;Loss&quot;); &quot;&quot;)">
            <text:p/>
          </table:table-cell>
          <table:table-cell table:style-name="ce220" table:formula="of:=IF(ISNUMBER([.R439]); ROUND(([.P439]-[.H43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9]); &quot;&quot;; IF([.$G439]=&quot;Long&quot;; ([.X439]-[.$J439])*[.$I439]/[.$L439]; ([.$J439]-[.X439])*[.$I439]/[.$L439])-[.$Q439]); &quot;&quot;)">
            <text:p/>
          </table:table-cell>
          <table:table-cell/>
          <table:table-cell table:style-name="ce243" table:formula="of:=IFERROR(IF(ISBLANK([.Z439]); &quot;&quot;; IF([.$G439]=&quot;Long&quot;; ([.Z439]-[.$J439])*[.$I439]/[.$L439]; ([.$J439]-[.Z439])*[.$I439]/[.$L439])-[.$Q439]); &quot;&quot;)">
            <text:p/>
          </table:table-cell>
          <table:table-cell/>
          <table:table-cell table:style-name="ce243" table:formula="of:=IFERROR(IF(ISBLANK([.AB439]); &quot;&quot;; IF([.$G439]=&quot;Long&quot;; ([.AB439]-[.$J439])*[.$I439]/[.$L439]; ([.$J439]-[.AB439])*[.$I439]/[.$L439])-[.$Q439]); &quot;&quot;)">
            <text:p/>
          </table:table-cell>
          <table:table-cell table:number-columns-repeated="5"/>
          <table:table-cell table:formula="of:=IF([.B439]=&quot;&quot;; &quot;&quot;; WEEKDAY([.B439]; 2))">
            <text:p/>
          </table:table-cell>
          <table:table-cell table:number-columns-repeated="29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0]=&quot;Long&quot; ; [.J440]-[Overview.$C$4]/[.I440]  ;  IF([.G440]=&quot;Short&quot;; [.J440]+[Overview.$C$4]/[.I440]; &quot;&quot;) ); &quot;&quot;)">
            <text:p/>
          </table:table-cell>
          <table:table-cell table:formula="of:=IFERROR(ABS([.K440]-[.J440])*[.I440]; &quot;&quot;)">
            <text:p/>
          </table:table-cell>
          <table:table-cell table:formula="of:=IFERROR(  IF([.G440]=&quot;Long&quot;;  [.J440]+[Overview.$C$4]/[.I440]  *  [Overview.$C$6]  ;  IF([.G440]=&quot;Short&quot;   ;  [.J440]-[Overview.$C$4]/[.I440]  * [Overview.$C$6]  ; &quot;&quot;  )  )   ; &quot;&quot;)">
            <text:p/>
          </table:table-cell>
          <table:table-cell table:number-columns-repeated="3"/>
          <table:table-cell table:style-name="ce182" table:formula="of:=IFERROR([.R440]/[.L440]; &quot;&quot;)">
            <text:p/>
          </table:table-cell>
          <table:table-cell table:style-name="ce203" table:formula="of:=IFERROR(   IF( AND( [.G440]=&quot;Long&quot;;   [.N440]=[.I440])  ;  [.I440]*([.O440]-[.J440])  ;    IF(  AND(  [.G440]=&quot;Short&quot;  ;   [.N440]=[.I440]   )   ;   [.I440]*([.J440]-[.O440])   ;  &quot;&quot;)) ; &quot;&quot;)">
            <text:p/>
          </table:table-cell>
          <table:table-cell table:style-name="ce215" table:formula="of:=IF(ISNUMBER([.R440]); IF([.R440]&gt;=0; &quot;Win&quot;; &quot;Loss&quot;); &quot;&quot;)">
            <text:p/>
          </table:table-cell>
          <table:table-cell table:style-name="ce220" table:formula="of:=IF(ISNUMBER([.R440]); ROUND(([.P440]-[.H44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0]); &quot;&quot;; IF([.$G440]=&quot;Long&quot;; ([.X440]-[.$J440])*[.$I440]/[.$L440]; ([.$J440]-[.X440])*[.$I440]/[.$L440])-[.$Q440]); &quot;&quot;)">
            <text:p/>
          </table:table-cell>
          <table:table-cell/>
          <table:table-cell table:style-name="ce243" table:formula="of:=IFERROR(IF(ISBLANK([.Z440]); &quot;&quot;; IF([.$G440]=&quot;Long&quot;; ([.Z440]-[.$J440])*[.$I440]/[.$L440]; ([.$J440]-[.Z440])*[.$I440]/[.$L440])-[.$Q440]); &quot;&quot;)">
            <text:p/>
          </table:table-cell>
          <table:table-cell/>
          <table:table-cell table:style-name="ce243" table:formula="of:=IFERROR(IF(ISBLANK([.AB440]); &quot;&quot;; IF([.$G440]=&quot;Long&quot;; ([.AB440]-[.$J440])*[.$I440]/[.$L440]; ([.$J440]-[.AB440])*[.$I440]/[.$L440])-[.$Q440]); &quot;&quot;)">
            <text:p/>
          </table:table-cell>
          <table:table-cell table:number-columns-repeated="5"/>
          <table:table-cell table:formula="of:=IF([.B440]=&quot;&quot;; &quot;&quot;; WEEKDAY([.B440]; 2))">
            <text:p/>
          </table:table-cell>
          <table:table-cell table:number-columns-repeated="29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1]=&quot;Long&quot; ; [.J441]-[Overview.$C$4]/[.I441]  ;  IF([.G441]=&quot;Short&quot;; [.J441]+[Overview.$C$4]/[.I441]; &quot;&quot;) ); &quot;&quot;)">
            <text:p/>
          </table:table-cell>
          <table:table-cell table:formula="of:=IFERROR(ABS([.K441]-[.J441])*[.I441]; &quot;&quot;)">
            <text:p/>
          </table:table-cell>
          <table:table-cell table:formula="of:=IFERROR(  IF([.G441]=&quot;Long&quot;;  [.J441]+[Overview.$C$4]/[.I441]  *  [Overview.$C$6]  ;  IF([.G441]=&quot;Short&quot;   ;  [.J441]-[Overview.$C$4]/[.I441]  * [Overview.$C$6]  ; &quot;&quot;  )  )   ; &quot;&quot;)">
            <text:p/>
          </table:table-cell>
          <table:table-cell table:number-columns-repeated="3"/>
          <table:table-cell table:style-name="ce182" table:formula="of:=IFERROR([.R441]/[.L441]; &quot;&quot;)">
            <text:p/>
          </table:table-cell>
          <table:table-cell table:style-name="ce203" table:formula="of:=IFERROR(   IF( AND( [.G441]=&quot;Long&quot;;   [.N441]=[.I441])  ;  [.I441]*([.O441]-[.J441])  ;    IF(  AND(  [.G441]=&quot;Short&quot;  ;   [.N441]=[.I441]   )   ;   [.I441]*([.J441]-[.O441])   ;  &quot;&quot;)) ; &quot;&quot;)">
            <text:p/>
          </table:table-cell>
          <table:table-cell table:style-name="ce215" table:formula="of:=IF(ISNUMBER([.R441]); IF([.R441]&gt;=0; &quot;Win&quot;; &quot;Loss&quot;); &quot;&quot;)">
            <text:p/>
          </table:table-cell>
          <table:table-cell table:style-name="ce220" table:formula="of:=IF(ISNUMBER([.R441]); ROUND(([.P441]-[.H44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1]); &quot;&quot;; IF([.$G441]=&quot;Long&quot;; ([.X441]-[.$J441])*[.$I441]/[.$L441]; ([.$J441]-[.X441])*[.$I441]/[.$L441])-[.$Q441]); &quot;&quot;)">
            <text:p/>
          </table:table-cell>
          <table:table-cell/>
          <table:table-cell table:style-name="ce243" table:formula="of:=IFERROR(IF(ISBLANK([.Z441]); &quot;&quot;; IF([.$G441]=&quot;Long&quot;; ([.Z441]-[.$J441])*[.$I441]/[.$L441]; ([.$J441]-[.Z441])*[.$I441]/[.$L441])-[.$Q441]); &quot;&quot;)">
            <text:p/>
          </table:table-cell>
          <table:table-cell/>
          <table:table-cell table:style-name="ce243" table:formula="of:=IFERROR(IF(ISBLANK([.AB441]); &quot;&quot;; IF([.$G441]=&quot;Long&quot;; ([.AB441]-[.$J441])*[.$I441]/[.$L441]; ([.$J441]-[.AB441])*[.$I441]/[.$L441])-[.$Q441]); &quot;&quot;)">
            <text:p/>
          </table:table-cell>
          <table:table-cell table:number-columns-repeated="5"/>
          <table:table-cell table:formula="of:=IF([.B441]=&quot;&quot;; &quot;&quot;; WEEKDAY([.B441]; 2))">
            <text:p/>
          </table:table-cell>
          <table:table-cell table:number-columns-repeated="29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2]=&quot;Long&quot; ; [.J442]-[Overview.$C$4]/[.I442]  ;  IF([.G442]=&quot;Short&quot;; [.J442]+[Overview.$C$4]/[.I442]; &quot;&quot;) ); &quot;&quot;)">
            <text:p/>
          </table:table-cell>
          <table:table-cell table:formula="of:=IFERROR(ABS([.K442]-[.J442])*[.I442]; &quot;&quot;)">
            <text:p/>
          </table:table-cell>
          <table:table-cell table:formula="of:=IFERROR(  IF([.G442]=&quot;Long&quot;;  [.J442]+[Overview.$C$4]/[.I442]  *  [Overview.$C$6]  ;  IF([.G442]=&quot;Short&quot;   ;  [.J442]-[Overview.$C$4]/[.I442]  * [Overview.$C$6]  ; &quot;&quot;  )  )   ; &quot;&quot;)">
            <text:p/>
          </table:table-cell>
          <table:table-cell table:number-columns-repeated="3"/>
          <table:table-cell table:style-name="ce182" table:formula="of:=IFERROR([.R442]/[.L442]; &quot;&quot;)">
            <text:p/>
          </table:table-cell>
          <table:table-cell table:style-name="ce203" table:formula="of:=IFERROR(   IF( AND( [.G442]=&quot;Long&quot;;   [.N442]=[.I442])  ;  [.I442]*([.O442]-[.J442])  ;    IF(  AND(  [.G442]=&quot;Short&quot;  ;   [.N442]=[.I442]   )   ;   [.I442]*([.J442]-[.O442])   ;  &quot;&quot;)) ; &quot;&quot;)">
            <text:p/>
          </table:table-cell>
          <table:table-cell table:style-name="ce215" table:formula="of:=IF(ISNUMBER([.R442]); IF([.R442]&gt;=0; &quot;Win&quot;; &quot;Loss&quot;); &quot;&quot;)">
            <text:p/>
          </table:table-cell>
          <table:table-cell table:style-name="ce220" table:formula="of:=IF(ISNUMBER([.R442]); ROUND(([.P442]-[.H44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2]); &quot;&quot;; IF([.$G442]=&quot;Long&quot;; ([.X442]-[.$J442])*[.$I442]/[.$L442]; ([.$J442]-[.X442])*[.$I442]/[.$L442])-[.$Q442]); &quot;&quot;)">
            <text:p/>
          </table:table-cell>
          <table:table-cell/>
          <table:table-cell table:style-name="ce243" table:formula="of:=IFERROR(IF(ISBLANK([.Z442]); &quot;&quot;; IF([.$G442]=&quot;Long&quot;; ([.Z442]-[.$J442])*[.$I442]/[.$L442]; ([.$J442]-[.Z442])*[.$I442]/[.$L442])-[.$Q442]); &quot;&quot;)">
            <text:p/>
          </table:table-cell>
          <table:table-cell/>
          <table:table-cell table:style-name="ce243" table:formula="of:=IFERROR(IF(ISBLANK([.AB442]); &quot;&quot;; IF([.$G442]=&quot;Long&quot;; ([.AB442]-[.$J442])*[.$I442]/[.$L442]; ([.$J442]-[.AB442])*[.$I442]/[.$L442])-[.$Q442]); &quot;&quot;)">
            <text:p/>
          </table:table-cell>
          <table:table-cell table:number-columns-repeated="5"/>
          <table:table-cell table:formula="of:=IF([.B442]=&quot;&quot;; &quot;&quot;; WEEKDAY([.B442]; 2))">
            <text:p/>
          </table:table-cell>
          <table:table-cell table:number-columns-repeated="29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3]=&quot;Long&quot; ; [.J443]-[Overview.$C$4]/[.I443]  ;  IF([.G443]=&quot;Short&quot;; [.J443]+[Overview.$C$4]/[.I443]; &quot;&quot;) ); &quot;&quot;)">
            <text:p/>
          </table:table-cell>
          <table:table-cell table:formula="of:=IFERROR(ABS([.K443]-[.J443])*[.I443]; &quot;&quot;)">
            <text:p/>
          </table:table-cell>
          <table:table-cell table:formula="of:=IFERROR(  IF([.G443]=&quot;Long&quot;;  [.J443]+[Overview.$C$4]/[.I443]  *  [Overview.$C$6]  ;  IF([.G443]=&quot;Short&quot;   ;  [.J443]-[Overview.$C$4]/[.I443]  * [Overview.$C$6]  ; &quot;&quot;  )  )   ; &quot;&quot;)">
            <text:p/>
          </table:table-cell>
          <table:table-cell table:number-columns-repeated="3"/>
          <table:table-cell table:style-name="ce182" table:formula="of:=IFERROR([.R443]/[.L443]; &quot;&quot;)">
            <text:p/>
          </table:table-cell>
          <table:table-cell table:style-name="ce203" table:formula="of:=IFERROR(   IF( AND( [.G443]=&quot;Long&quot;;   [.N443]=[.I443])  ;  [.I443]*([.O443]-[.J443])  ;    IF(  AND(  [.G443]=&quot;Short&quot;  ;   [.N443]=[.I443]   )   ;   [.I443]*([.J443]-[.O443])   ;  &quot;&quot;)) ; &quot;&quot;)">
            <text:p/>
          </table:table-cell>
          <table:table-cell table:style-name="ce215" table:formula="of:=IF(ISNUMBER([.R443]); IF([.R443]&gt;=0; &quot;Win&quot;; &quot;Loss&quot;); &quot;&quot;)">
            <text:p/>
          </table:table-cell>
          <table:table-cell table:style-name="ce220" table:formula="of:=IF(ISNUMBER([.R443]); ROUND(([.P443]-[.H44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3]); &quot;&quot;; IF([.$G443]=&quot;Long&quot;; ([.X443]-[.$J443])*[.$I443]/[.$L443]; ([.$J443]-[.X443])*[.$I443]/[.$L443])-[.$Q443]); &quot;&quot;)">
            <text:p/>
          </table:table-cell>
          <table:table-cell/>
          <table:table-cell table:style-name="ce243" table:formula="of:=IFERROR(IF(ISBLANK([.Z443]); &quot;&quot;; IF([.$G443]=&quot;Long&quot;; ([.Z443]-[.$J443])*[.$I443]/[.$L443]; ([.$J443]-[.Z443])*[.$I443]/[.$L443])-[.$Q443]); &quot;&quot;)">
            <text:p/>
          </table:table-cell>
          <table:table-cell/>
          <table:table-cell table:style-name="ce243" table:formula="of:=IFERROR(IF(ISBLANK([.AB443]); &quot;&quot;; IF([.$G443]=&quot;Long&quot;; ([.AB443]-[.$J443])*[.$I443]/[.$L443]; ([.$J443]-[.AB443])*[.$I443]/[.$L443])-[.$Q443]); &quot;&quot;)">
            <text:p/>
          </table:table-cell>
          <table:table-cell table:number-columns-repeated="5"/>
          <table:table-cell table:formula="of:=IF([.B443]=&quot;&quot;; &quot;&quot;; WEEKDAY([.B443]; 2))">
            <text:p/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4]=&quot;Long&quot; ; [.J444]-[Overview.$C$4]/[.I444]  ;  IF([.G444]=&quot;Short&quot;; [.J444]+[Overview.$C$4]/[.I444]; &quot;&quot;) ); &quot;&quot;)">
            <text:p/>
          </table:table-cell>
          <table:table-cell table:formula="of:=IFERROR(ABS([.K444]-[.J444])*[.I444]; &quot;&quot;)">
            <text:p/>
          </table:table-cell>
          <table:table-cell table:formula="of:=IFERROR(  IF([.G444]=&quot;Long&quot;;  [.J444]+[Overview.$C$4]/[.I444]  *  [Overview.$C$6]  ;  IF([.G444]=&quot;Short&quot;   ;  [.J444]-[Overview.$C$4]/[.I444]  * [Overview.$C$6]  ; &quot;&quot;  )  )   ; &quot;&quot;)">
            <text:p/>
          </table:table-cell>
          <table:table-cell table:number-columns-repeated="3"/>
          <table:table-cell table:style-name="ce182" table:formula="of:=IFERROR([.R444]/[.L444]; &quot;&quot;)">
            <text:p/>
          </table:table-cell>
          <table:table-cell table:style-name="ce203" table:formula="of:=IFERROR(   IF( AND( [.G444]=&quot;Long&quot;;   [.N444]=[.I444])  ;  [.I444]*([.O444]-[.J444])  ;    IF(  AND(  [.G444]=&quot;Short&quot;  ;   [.N444]=[.I444]   )   ;   [.I444]*([.J444]-[.O444])   ;  &quot;&quot;)) ; &quot;&quot;)">
            <text:p/>
          </table:table-cell>
          <table:table-cell table:style-name="ce215" table:formula="of:=IF(ISNUMBER([.R444]); IF([.R444]&gt;=0; &quot;Win&quot;; &quot;Loss&quot;); &quot;&quot;)">
            <text:p/>
          </table:table-cell>
          <table:table-cell table:style-name="ce220" table:formula="of:=IF(ISNUMBER([.R444]); ROUND(([.P444]-[.H44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4]); &quot;&quot;; IF([.$G444]=&quot;Long&quot;; ([.X444]-[.$J444])*[.$I444]/[.$L444]; ([.$J444]-[.X444])*[.$I444]/[.$L444])-[.$Q444]); &quot;&quot;)">
            <text:p/>
          </table:table-cell>
          <table:table-cell/>
          <table:table-cell table:style-name="ce243" table:formula="of:=IFERROR(IF(ISBLANK([.Z444]); &quot;&quot;; IF([.$G444]=&quot;Long&quot;; ([.Z444]-[.$J444])*[.$I444]/[.$L444]; ([.$J444]-[.Z444])*[.$I444]/[.$L444])-[.$Q444]); &quot;&quot;)">
            <text:p/>
          </table:table-cell>
          <table:table-cell/>
          <table:table-cell table:style-name="ce243" table:formula="of:=IFERROR(IF(ISBLANK([.AB444]); &quot;&quot;; IF([.$G444]=&quot;Long&quot;; ([.AB444]-[.$J444])*[.$I444]/[.$L444]; ([.$J444]-[.AB444])*[.$I444]/[.$L444])-[.$Q444]); &quot;&quot;)">
            <text:p/>
          </table:table-cell>
          <table:table-cell table:number-columns-repeated="5"/>
          <table:table-cell table:formula="of:=IF([.B444]=&quot;&quot;; &quot;&quot;; WEEKDAY([.B444]; 2))">
            <text:p/>
          </table:table-cell>
          <table:table-cell table:number-columns-repeated="29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5]=&quot;Long&quot; ; [.J445]-[Overview.$C$4]/[.I445]  ;  IF([.G445]=&quot;Short&quot;; [.J445]+[Overview.$C$4]/[.I445]; &quot;&quot;) ); &quot;&quot;)">
            <text:p/>
          </table:table-cell>
          <table:table-cell table:formula="of:=IFERROR(ABS([.K445]-[.J445])*[.I445]; &quot;&quot;)">
            <text:p/>
          </table:table-cell>
          <table:table-cell table:formula="of:=IFERROR(  IF([.G445]=&quot;Long&quot;;  [.J445]+[Overview.$C$4]/[.I445]  *  [Overview.$C$6]  ;  IF([.G445]=&quot;Short&quot;   ;  [.J445]-[Overview.$C$4]/[.I445]  * [Overview.$C$6]  ; &quot;&quot;  )  )   ; &quot;&quot;)">
            <text:p/>
          </table:table-cell>
          <table:table-cell table:number-columns-repeated="3"/>
          <table:table-cell table:style-name="ce182" table:formula="of:=IFERROR([.R445]/[.L445]; &quot;&quot;)">
            <text:p/>
          </table:table-cell>
          <table:table-cell table:style-name="ce203" table:formula="of:=IFERROR(   IF( AND( [.G445]=&quot;Long&quot;;   [.N445]=[.I445])  ;  [.I445]*([.O445]-[.J445])  ;    IF(  AND(  [.G445]=&quot;Short&quot;  ;   [.N445]=[.I445]   )   ;   [.I445]*([.J445]-[.O445])   ;  &quot;&quot;)) ; &quot;&quot;)">
            <text:p/>
          </table:table-cell>
          <table:table-cell table:style-name="ce215" table:formula="of:=IF(ISNUMBER([.R445]); IF([.R445]&gt;=0; &quot;Win&quot;; &quot;Loss&quot;); &quot;&quot;)">
            <text:p/>
          </table:table-cell>
          <table:table-cell table:style-name="ce220" table:formula="of:=IF(ISNUMBER([.R445]); ROUND(([.P445]-[.H44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5]); &quot;&quot;; IF([.$G445]=&quot;Long&quot;; ([.X445]-[.$J445])*[.$I445]/[.$L445]; ([.$J445]-[.X445])*[.$I445]/[.$L445])-[.$Q445]); &quot;&quot;)">
            <text:p/>
          </table:table-cell>
          <table:table-cell/>
          <table:table-cell table:style-name="ce243" table:formula="of:=IFERROR(IF(ISBLANK([.Z445]); &quot;&quot;; IF([.$G445]=&quot;Long&quot;; ([.Z445]-[.$J445])*[.$I445]/[.$L445]; ([.$J445]-[.Z445])*[.$I445]/[.$L445])-[.$Q445]); &quot;&quot;)">
            <text:p/>
          </table:table-cell>
          <table:table-cell/>
          <table:table-cell table:style-name="ce243" table:formula="of:=IFERROR(IF(ISBLANK([.AB445]); &quot;&quot;; IF([.$G445]=&quot;Long&quot;; ([.AB445]-[.$J445])*[.$I445]/[.$L445]; ([.$J445]-[.AB445])*[.$I445]/[.$L445])-[.$Q445]); &quot;&quot;)">
            <text:p/>
          </table:table-cell>
          <table:table-cell table:number-columns-repeated="5"/>
          <table:table-cell table:formula="of:=IF([.B445]=&quot;&quot;; &quot;&quot;; WEEKDAY([.B445]; 2))">
            <text:p/>
          </table:table-cell>
          <table:table-cell table:number-columns-repeated="29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6]=&quot;Long&quot; ; [.J446]-[Overview.$C$4]/[.I446]  ;  IF([.G446]=&quot;Short&quot;; [.J446]+[Overview.$C$4]/[.I446]; &quot;&quot;) ); &quot;&quot;)">
            <text:p/>
          </table:table-cell>
          <table:table-cell table:formula="of:=IFERROR(ABS([.K446]-[.J446])*[.I446]; &quot;&quot;)">
            <text:p/>
          </table:table-cell>
          <table:table-cell table:formula="of:=IFERROR(  IF([.G446]=&quot;Long&quot;;  [.J446]+[Overview.$C$4]/[.I446]  *  [Overview.$C$6]  ;  IF([.G446]=&quot;Short&quot;   ;  [.J446]-[Overview.$C$4]/[.I446]  * [Overview.$C$6]  ; &quot;&quot;  )  )   ; &quot;&quot;)">
            <text:p/>
          </table:table-cell>
          <table:table-cell table:number-columns-repeated="3"/>
          <table:table-cell table:style-name="ce182" table:formula="of:=IFERROR([.R446]/[.L446]; &quot;&quot;)">
            <text:p/>
          </table:table-cell>
          <table:table-cell table:style-name="ce203" table:formula="of:=IFERROR(   IF( AND( [.G446]=&quot;Long&quot;;   [.N446]=[.I446])  ;  [.I446]*([.O446]-[.J446])  ;    IF(  AND(  [.G446]=&quot;Short&quot;  ;   [.N446]=[.I446]   )   ;   [.I446]*([.J446]-[.O446])   ;  &quot;&quot;)) ; &quot;&quot;)">
            <text:p/>
          </table:table-cell>
          <table:table-cell table:style-name="ce215" table:formula="of:=IF(ISNUMBER([.R446]); IF([.R446]&gt;=0; &quot;Win&quot;; &quot;Loss&quot;); &quot;&quot;)">
            <text:p/>
          </table:table-cell>
          <table:table-cell table:style-name="ce220" table:formula="of:=IF(ISNUMBER([.R446]); ROUND(([.P446]-[.H44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6]); &quot;&quot;; IF([.$G446]=&quot;Long&quot;; ([.X446]-[.$J446])*[.$I446]/[.$L446]; ([.$J446]-[.X446])*[.$I446]/[.$L446])-[.$Q446]); &quot;&quot;)">
            <text:p/>
          </table:table-cell>
          <table:table-cell/>
          <table:table-cell table:style-name="ce243" table:formula="of:=IFERROR(IF(ISBLANK([.Z446]); &quot;&quot;; IF([.$G446]=&quot;Long&quot;; ([.Z446]-[.$J446])*[.$I446]/[.$L446]; ([.$J446]-[.Z446])*[.$I446]/[.$L446])-[.$Q446]); &quot;&quot;)">
            <text:p/>
          </table:table-cell>
          <table:table-cell/>
          <table:table-cell table:style-name="ce243" table:formula="of:=IFERROR(IF(ISBLANK([.AB446]); &quot;&quot;; IF([.$G446]=&quot;Long&quot;; ([.AB446]-[.$J446])*[.$I446]/[.$L446]; ([.$J446]-[.AB446])*[.$I446]/[.$L446])-[.$Q446]); &quot;&quot;)">
            <text:p/>
          </table:table-cell>
          <table:table-cell table:number-columns-repeated="5"/>
          <table:table-cell table:formula="of:=IF([.B446]=&quot;&quot;; &quot;&quot;; WEEKDAY([.B446]; 2))">
            <text:p/>
          </table:table-cell>
          <table:table-cell table:number-columns-repeated="29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7]=&quot;Long&quot; ; [.J447]-[Overview.$C$4]/[.I447]  ;  IF([.G447]=&quot;Short&quot;; [.J447]+[Overview.$C$4]/[.I447]; &quot;&quot;) ); &quot;&quot;)">
            <text:p/>
          </table:table-cell>
          <table:table-cell table:formula="of:=IFERROR(ABS([.K447]-[.J447])*[.I447]; &quot;&quot;)">
            <text:p/>
          </table:table-cell>
          <table:table-cell table:formula="of:=IFERROR(  IF([.G447]=&quot;Long&quot;;  [.J447]+[Overview.$C$4]/[.I447]  *  [Overview.$C$6]  ;  IF([.G447]=&quot;Short&quot;   ;  [.J447]-[Overview.$C$4]/[.I447]  * [Overview.$C$6]  ; &quot;&quot;  )  )   ; &quot;&quot;)">
            <text:p/>
          </table:table-cell>
          <table:table-cell table:number-columns-repeated="3"/>
          <table:table-cell table:style-name="ce182" table:formula="of:=IFERROR([.R447]/[.L447]; &quot;&quot;)">
            <text:p/>
          </table:table-cell>
          <table:table-cell table:style-name="ce203" table:formula="of:=IFERROR(   IF( AND( [.G447]=&quot;Long&quot;;   [.N447]=[.I447])  ;  [.I447]*([.O447]-[.J447])  ;    IF(  AND(  [.G447]=&quot;Short&quot;  ;   [.N447]=[.I447]   )   ;   [.I447]*([.J447]-[.O447])   ;  &quot;&quot;)) ; &quot;&quot;)">
            <text:p/>
          </table:table-cell>
          <table:table-cell table:style-name="ce215" table:formula="of:=IF(ISNUMBER([.R447]); IF([.R447]&gt;=0; &quot;Win&quot;; &quot;Loss&quot;); &quot;&quot;)">
            <text:p/>
          </table:table-cell>
          <table:table-cell table:style-name="ce220" table:formula="of:=IF(ISNUMBER([.R447]); ROUND(([.P447]-[.H44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7]); &quot;&quot;; IF([.$G447]=&quot;Long&quot;; ([.X447]-[.$J447])*[.$I447]/[.$L447]; ([.$J447]-[.X447])*[.$I447]/[.$L447])-[.$Q447]); &quot;&quot;)">
            <text:p/>
          </table:table-cell>
          <table:table-cell/>
          <table:table-cell table:style-name="ce243" table:formula="of:=IFERROR(IF(ISBLANK([.Z447]); &quot;&quot;; IF([.$G447]=&quot;Long&quot;; ([.Z447]-[.$J447])*[.$I447]/[.$L447]; ([.$J447]-[.Z447])*[.$I447]/[.$L447])-[.$Q447]); &quot;&quot;)">
            <text:p/>
          </table:table-cell>
          <table:table-cell/>
          <table:table-cell table:style-name="ce243" table:formula="of:=IFERROR(IF(ISBLANK([.AB447]); &quot;&quot;; IF([.$G447]=&quot;Long&quot;; ([.AB447]-[.$J447])*[.$I447]/[.$L447]; ([.$J447]-[.AB447])*[.$I447]/[.$L447])-[.$Q447]); &quot;&quot;)">
            <text:p/>
          </table:table-cell>
          <table:table-cell table:number-columns-repeated="5"/>
          <table:table-cell table:formula="of:=IF([.B447]=&quot;&quot;; &quot;&quot;; WEEKDAY([.B447]; 2))">
            <text:p/>
          </table:table-cell>
          <table:table-cell table:number-columns-repeated="29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8]=&quot;Long&quot; ; [.J448]-[Overview.$C$4]/[.I448]  ;  IF([.G448]=&quot;Short&quot;; [.J448]+[Overview.$C$4]/[.I448]; &quot;&quot;) ); &quot;&quot;)">
            <text:p/>
          </table:table-cell>
          <table:table-cell table:formula="of:=IFERROR(ABS([.K448]-[.J448])*[.I448]; &quot;&quot;)">
            <text:p/>
          </table:table-cell>
          <table:table-cell table:formula="of:=IFERROR(  IF([.G448]=&quot;Long&quot;;  [.J448]+[Overview.$C$4]/[.I448]  *  [Overview.$C$6]  ;  IF([.G448]=&quot;Short&quot;   ;  [.J448]-[Overview.$C$4]/[.I448]  * [Overview.$C$6]  ; &quot;&quot;  )  )   ; &quot;&quot;)">
            <text:p/>
          </table:table-cell>
          <table:table-cell table:number-columns-repeated="3"/>
          <table:table-cell table:style-name="ce182" table:formula="of:=IFERROR([.R448]/[.L448]; &quot;&quot;)">
            <text:p/>
          </table:table-cell>
          <table:table-cell table:style-name="ce203" table:formula="of:=IFERROR(   IF( AND( [.G448]=&quot;Long&quot;;   [.N448]=[.I448])  ;  [.I448]*([.O448]-[.J448])  ;    IF(  AND(  [.G448]=&quot;Short&quot;  ;   [.N448]=[.I448]   )   ;   [.I448]*([.J448]-[.O448])   ;  &quot;&quot;)) ; &quot;&quot;)">
            <text:p/>
          </table:table-cell>
          <table:table-cell table:style-name="ce215" table:formula="of:=IF(ISNUMBER([.R448]); IF([.R448]&gt;=0; &quot;Win&quot;; &quot;Loss&quot;); &quot;&quot;)">
            <text:p/>
          </table:table-cell>
          <table:table-cell table:style-name="ce220" table:formula="of:=IF(ISNUMBER([.R448]); ROUND(([.P448]-[.H44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8]); &quot;&quot;; IF([.$G448]=&quot;Long&quot;; ([.X448]-[.$J448])*[.$I448]/[.$L448]; ([.$J448]-[.X448])*[.$I448]/[.$L448])-[.$Q448]); &quot;&quot;)">
            <text:p/>
          </table:table-cell>
          <table:table-cell/>
          <table:table-cell table:style-name="ce243" table:formula="of:=IFERROR(IF(ISBLANK([.Z448]); &quot;&quot;; IF([.$G448]=&quot;Long&quot;; ([.Z448]-[.$J448])*[.$I448]/[.$L448]; ([.$J448]-[.Z448])*[.$I448]/[.$L448])-[.$Q448]); &quot;&quot;)">
            <text:p/>
          </table:table-cell>
          <table:table-cell/>
          <table:table-cell table:style-name="ce243" table:formula="of:=IFERROR(IF(ISBLANK([.AB448]); &quot;&quot;; IF([.$G448]=&quot;Long&quot;; ([.AB448]-[.$J448])*[.$I448]/[.$L448]; ([.$J448]-[.AB448])*[.$I448]/[.$L448])-[.$Q448]); &quot;&quot;)">
            <text:p/>
          </table:table-cell>
          <table:table-cell table:number-columns-repeated="5"/>
          <table:table-cell table:formula="of:=IF([.B448]=&quot;&quot;; &quot;&quot;; WEEKDAY([.B448]; 2))">
            <text:p/>
          </table:table-cell>
          <table:table-cell table:number-columns-repeated="29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9]=&quot;Long&quot; ; [.J449]-[Overview.$C$4]/[.I449]  ;  IF([.G449]=&quot;Short&quot;; [.J449]+[Overview.$C$4]/[.I449]; &quot;&quot;) ); &quot;&quot;)">
            <text:p/>
          </table:table-cell>
          <table:table-cell table:formula="of:=IFERROR(ABS([.K449]-[.J449])*[.I449]; &quot;&quot;)">
            <text:p/>
          </table:table-cell>
          <table:table-cell table:formula="of:=IFERROR(  IF([.G449]=&quot;Long&quot;;  [.J449]+[Overview.$C$4]/[.I449]  *  [Overview.$C$6]  ;  IF([.G449]=&quot;Short&quot;   ;  [.J449]-[Overview.$C$4]/[.I449]  * [Overview.$C$6]  ; &quot;&quot;  )  )   ; &quot;&quot;)">
            <text:p/>
          </table:table-cell>
          <table:table-cell table:number-columns-repeated="3"/>
          <table:table-cell table:style-name="ce182" table:formula="of:=IFERROR([.R449]/[.L449]; &quot;&quot;)">
            <text:p/>
          </table:table-cell>
          <table:table-cell table:style-name="ce203" table:formula="of:=IFERROR(   IF( AND( [.G449]=&quot;Long&quot;;   [.N449]=[.I449])  ;  [.I449]*([.O449]-[.J449])  ;    IF(  AND(  [.G449]=&quot;Short&quot;  ;   [.N449]=[.I449]   )   ;   [.I449]*([.J449]-[.O449])   ;  &quot;&quot;)) ; &quot;&quot;)">
            <text:p/>
          </table:table-cell>
          <table:table-cell table:style-name="ce215" table:formula="of:=IF(ISNUMBER([.R449]); IF([.R449]&gt;=0; &quot;Win&quot;; &quot;Loss&quot;); &quot;&quot;)">
            <text:p/>
          </table:table-cell>
          <table:table-cell table:style-name="ce220" table:formula="of:=IF(ISNUMBER([.R449]); ROUND(([.P449]-[.H44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9]); &quot;&quot;; IF([.$G449]=&quot;Long&quot;; ([.X449]-[.$J449])*[.$I449]/[.$L449]; ([.$J449]-[.X449])*[.$I449]/[.$L449])-[.$Q449]); &quot;&quot;)">
            <text:p/>
          </table:table-cell>
          <table:table-cell/>
          <table:table-cell table:style-name="ce243" table:formula="of:=IFERROR(IF(ISBLANK([.Z449]); &quot;&quot;; IF([.$G449]=&quot;Long&quot;; ([.Z449]-[.$J449])*[.$I449]/[.$L449]; ([.$J449]-[.Z449])*[.$I449]/[.$L449])-[.$Q449]); &quot;&quot;)">
            <text:p/>
          </table:table-cell>
          <table:table-cell/>
          <table:table-cell table:style-name="ce243" table:formula="of:=IFERROR(IF(ISBLANK([.AB449]); &quot;&quot;; IF([.$G449]=&quot;Long&quot;; ([.AB449]-[.$J449])*[.$I449]/[.$L449]; ([.$J449]-[.AB449])*[.$I449]/[.$L449])-[.$Q449]); &quot;&quot;)">
            <text:p/>
          </table:table-cell>
          <table:table-cell table:number-columns-repeated="5"/>
          <table:table-cell table:formula="of:=IF([.B449]=&quot;&quot;; &quot;&quot;; WEEKDAY([.B449]; 2))">
            <text:p/>
          </table:table-cell>
          <table:table-cell table:number-columns-repeated="29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0]=&quot;Long&quot; ; [.J450]-[Overview.$C$4]/[.I450]  ;  IF([.G450]=&quot;Short&quot;; [.J450]+[Overview.$C$4]/[.I450]; &quot;&quot;) ); &quot;&quot;)">
            <text:p/>
          </table:table-cell>
          <table:table-cell table:formula="of:=IFERROR(ABS([.K450]-[.J450])*[.I450]; &quot;&quot;)">
            <text:p/>
          </table:table-cell>
          <table:table-cell table:formula="of:=IFERROR(  IF([.G450]=&quot;Long&quot;;  [.J450]+[Overview.$C$4]/[.I450]  *  [Overview.$C$6]  ;  IF([.G450]=&quot;Short&quot;   ;  [.J450]-[Overview.$C$4]/[.I450]  * [Overview.$C$6]  ; &quot;&quot;  )  )   ; &quot;&quot;)">
            <text:p/>
          </table:table-cell>
          <table:table-cell table:number-columns-repeated="3"/>
          <table:table-cell table:style-name="ce182" table:formula="of:=IFERROR([.R450]/[.L450]; &quot;&quot;)">
            <text:p/>
          </table:table-cell>
          <table:table-cell table:style-name="ce203" table:formula="of:=IFERROR(   IF( AND( [.G450]=&quot;Long&quot;;   [.N450]=[.I450])  ;  [.I450]*([.O450]-[.J450])  ;    IF(  AND(  [.G450]=&quot;Short&quot;  ;   [.N450]=[.I450]   )   ;   [.I450]*([.J450]-[.O450])   ;  &quot;&quot;)) ; &quot;&quot;)">
            <text:p/>
          </table:table-cell>
          <table:table-cell table:style-name="ce215" table:formula="of:=IF(ISNUMBER([.R450]); IF([.R450]&gt;=0; &quot;Win&quot;; &quot;Loss&quot;); &quot;&quot;)">
            <text:p/>
          </table:table-cell>
          <table:table-cell table:style-name="ce220" table:formula="of:=IF(ISNUMBER([.R450]); ROUND(([.P450]-[.H45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0]); &quot;&quot;; IF([.$G450]=&quot;Long&quot;; ([.X450]-[.$J450])*[.$I450]/[.$L450]; ([.$J450]-[.X450])*[.$I450]/[.$L450])-[.$Q450]); &quot;&quot;)">
            <text:p/>
          </table:table-cell>
          <table:table-cell/>
          <table:table-cell table:style-name="ce243" table:formula="of:=IFERROR(IF(ISBLANK([.Z450]); &quot;&quot;; IF([.$G450]=&quot;Long&quot;; ([.Z450]-[.$J450])*[.$I450]/[.$L450]; ([.$J450]-[.Z450])*[.$I450]/[.$L450])-[.$Q450]); &quot;&quot;)">
            <text:p/>
          </table:table-cell>
          <table:table-cell/>
          <table:table-cell table:style-name="ce243" table:formula="of:=IFERROR(IF(ISBLANK([.AB450]); &quot;&quot;; IF([.$G450]=&quot;Long&quot;; ([.AB450]-[.$J450])*[.$I450]/[.$L450]; ([.$J450]-[.AB450])*[.$I450]/[.$L450])-[.$Q450]); &quot;&quot;)">
            <text:p/>
          </table:table-cell>
          <table:table-cell table:number-columns-repeated="5"/>
          <table:table-cell table:formula="of:=IF([.B450]=&quot;&quot;; &quot;&quot;; WEEKDAY([.B450]; 2))">
            <text:p/>
          </table:table-cell>
          <table:table-cell table:number-columns-repeated="29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1]=&quot;Long&quot; ; [.J451]-[Overview.$C$4]/[.I451]  ;  IF([.G451]=&quot;Short&quot;; [.J451]+[Overview.$C$4]/[.I451]; &quot;&quot;) ); &quot;&quot;)">
            <text:p/>
          </table:table-cell>
          <table:table-cell table:formula="of:=IFERROR(ABS([.K451]-[.J451])*[.I451]; &quot;&quot;)">
            <text:p/>
          </table:table-cell>
          <table:table-cell table:formula="of:=IFERROR(  IF([.G451]=&quot;Long&quot;;  [.J451]+[Overview.$C$4]/[.I451]  *  [Overview.$C$6]  ;  IF([.G451]=&quot;Short&quot;   ;  [.J451]-[Overview.$C$4]/[.I451]  * [Overview.$C$6]  ; &quot;&quot;  )  )   ; &quot;&quot;)">
            <text:p/>
          </table:table-cell>
          <table:table-cell table:number-columns-repeated="3"/>
          <table:table-cell table:style-name="ce182" table:formula="of:=IFERROR([.R451]/[.L451]; &quot;&quot;)">
            <text:p/>
          </table:table-cell>
          <table:table-cell table:style-name="ce203" table:formula="of:=IFERROR(   IF( AND( [.G451]=&quot;Long&quot;;   [.N451]=[.I451])  ;  [.I451]*([.O451]-[.J451])  ;    IF(  AND(  [.G451]=&quot;Short&quot;  ;   [.N451]=[.I451]   )   ;   [.I451]*([.J451]-[.O451])   ;  &quot;&quot;)) ; &quot;&quot;)">
            <text:p/>
          </table:table-cell>
          <table:table-cell table:style-name="ce215" table:formula="of:=IF(ISNUMBER([.R451]); IF([.R451]&gt;=0; &quot;Win&quot;; &quot;Loss&quot;); &quot;&quot;)">
            <text:p/>
          </table:table-cell>
          <table:table-cell table:style-name="ce220" table:formula="of:=IF(ISNUMBER([.R451]); ROUND(([.P451]-[.H45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1]); &quot;&quot;; IF([.$G451]=&quot;Long&quot;; ([.X451]-[.$J451])*[.$I451]/[.$L451]; ([.$J451]-[.X451])*[.$I451]/[.$L451])-[.$Q451]); &quot;&quot;)">
            <text:p/>
          </table:table-cell>
          <table:table-cell/>
          <table:table-cell table:style-name="ce243" table:formula="of:=IFERROR(IF(ISBLANK([.Z451]); &quot;&quot;; IF([.$G451]=&quot;Long&quot;; ([.Z451]-[.$J451])*[.$I451]/[.$L451]; ([.$J451]-[.Z451])*[.$I451]/[.$L451])-[.$Q451]); &quot;&quot;)">
            <text:p/>
          </table:table-cell>
          <table:table-cell/>
          <table:table-cell table:style-name="ce243" table:formula="of:=IFERROR(IF(ISBLANK([.AB451]); &quot;&quot;; IF([.$G451]=&quot;Long&quot;; ([.AB451]-[.$J451])*[.$I451]/[.$L451]; ([.$J451]-[.AB451])*[.$I451]/[.$L451])-[.$Q451]); &quot;&quot;)">
            <text:p/>
          </table:table-cell>
          <table:table-cell table:number-columns-repeated="5"/>
          <table:table-cell table:formula="of:=IF([.B451]=&quot;&quot;; &quot;&quot;; WEEKDAY([.B451]; 2))">
            <text:p/>
          </table:table-cell>
          <table:table-cell table:number-columns-repeated="29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2]=&quot;Long&quot; ; [.J452]-[Overview.$C$4]/[.I452]  ;  IF([.G452]=&quot;Short&quot;; [.J452]+[Overview.$C$4]/[.I452]; &quot;&quot;) ); &quot;&quot;)">
            <text:p/>
          </table:table-cell>
          <table:table-cell table:formula="of:=IFERROR(ABS([.K452]-[.J452])*[.I452]; &quot;&quot;)">
            <text:p/>
          </table:table-cell>
          <table:table-cell table:formula="of:=IFERROR(  IF([.G452]=&quot;Long&quot;;  [.J452]+[Overview.$C$4]/[.I452]  *  [Overview.$C$6]  ;  IF([.G452]=&quot;Short&quot;   ;  [.J452]-[Overview.$C$4]/[.I452]  * [Overview.$C$6]  ; &quot;&quot;  )  )   ; &quot;&quot;)">
            <text:p/>
          </table:table-cell>
          <table:table-cell table:number-columns-repeated="3"/>
          <table:table-cell table:style-name="ce182" table:formula="of:=IFERROR([.R452]/[.L452]; &quot;&quot;)">
            <text:p/>
          </table:table-cell>
          <table:table-cell table:style-name="ce203" table:formula="of:=IFERROR(   IF( AND( [.G452]=&quot;Long&quot;;   [.N452]=[.I452])  ;  [.I452]*([.O452]-[.J452])  ;    IF(  AND(  [.G452]=&quot;Short&quot;  ;   [.N452]=[.I452]   )   ;   [.I452]*([.J452]-[.O452])   ;  &quot;&quot;)) ; &quot;&quot;)">
            <text:p/>
          </table:table-cell>
          <table:table-cell table:style-name="ce215" table:formula="of:=IF(ISNUMBER([.R452]); IF([.R452]&gt;=0; &quot;Win&quot;; &quot;Loss&quot;); &quot;&quot;)">
            <text:p/>
          </table:table-cell>
          <table:table-cell table:style-name="ce220" table:formula="of:=IF(ISNUMBER([.R452]); ROUND(([.P452]-[.H45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2]); &quot;&quot;; IF([.$G452]=&quot;Long&quot;; ([.X452]-[.$J452])*[.$I452]/[.$L452]; ([.$J452]-[.X452])*[.$I452]/[.$L452])-[.$Q452]); &quot;&quot;)">
            <text:p/>
          </table:table-cell>
          <table:table-cell/>
          <table:table-cell table:style-name="ce243" table:formula="of:=IFERROR(IF(ISBLANK([.Z452]); &quot;&quot;; IF([.$G452]=&quot;Long&quot;; ([.Z452]-[.$J452])*[.$I452]/[.$L452]; ([.$J452]-[.Z452])*[.$I452]/[.$L452])-[.$Q452]); &quot;&quot;)">
            <text:p/>
          </table:table-cell>
          <table:table-cell/>
          <table:table-cell table:style-name="ce243" table:formula="of:=IFERROR(IF(ISBLANK([.AB452]); &quot;&quot;; IF([.$G452]=&quot;Long&quot;; ([.AB452]-[.$J452])*[.$I452]/[.$L452]; ([.$J452]-[.AB452])*[.$I452]/[.$L452])-[.$Q452]); &quot;&quot;)">
            <text:p/>
          </table:table-cell>
          <table:table-cell table:number-columns-repeated="5"/>
          <table:table-cell table:formula="of:=IF([.B452]=&quot;&quot;; &quot;&quot;; WEEKDAY([.B452]; 2))">
            <text:p/>
          </table:table-cell>
          <table:table-cell table:number-columns-repeated="29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3]=&quot;Long&quot; ; [.J453]-[Overview.$C$4]/[.I453]  ;  IF([.G453]=&quot;Short&quot;; [.J453]+[Overview.$C$4]/[.I453]; &quot;&quot;) ); &quot;&quot;)">
            <text:p/>
          </table:table-cell>
          <table:table-cell table:formula="of:=IFERROR(ABS([.K453]-[.J453])*[.I453]; &quot;&quot;)">
            <text:p/>
          </table:table-cell>
          <table:table-cell table:formula="of:=IFERROR(  IF([.G453]=&quot;Long&quot;;  [.J453]+[Overview.$C$4]/[.I453]  *  [Overview.$C$6]  ;  IF([.G453]=&quot;Short&quot;   ;  [.J453]-[Overview.$C$4]/[.I453]  * [Overview.$C$6]  ; &quot;&quot;  )  )   ; &quot;&quot;)">
            <text:p/>
          </table:table-cell>
          <table:table-cell table:number-columns-repeated="3"/>
          <table:table-cell table:style-name="ce182" table:formula="of:=IFERROR([.R453]/[.L453]; &quot;&quot;)">
            <text:p/>
          </table:table-cell>
          <table:table-cell table:style-name="ce203" table:formula="of:=IFERROR(   IF( AND( [.G453]=&quot;Long&quot;;   [.N453]=[.I453])  ;  [.I453]*([.O453]-[.J453])  ;    IF(  AND(  [.G453]=&quot;Short&quot;  ;   [.N453]=[.I453]   )   ;   [.I453]*([.J453]-[.O453])   ;  &quot;&quot;)) ; &quot;&quot;)">
            <text:p/>
          </table:table-cell>
          <table:table-cell table:style-name="ce215" table:formula="of:=IF(ISNUMBER([.R453]); IF([.R453]&gt;=0; &quot;Win&quot;; &quot;Loss&quot;); &quot;&quot;)">
            <text:p/>
          </table:table-cell>
          <table:table-cell table:style-name="ce220" table:formula="of:=IF(ISNUMBER([.R453]); ROUND(([.P453]-[.H45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3]); &quot;&quot;; IF([.$G453]=&quot;Long&quot;; ([.X453]-[.$J453])*[.$I453]/[.$L453]; ([.$J453]-[.X453])*[.$I453]/[.$L453])-[.$Q453]); &quot;&quot;)">
            <text:p/>
          </table:table-cell>
          <table:table-cell/>
          <table:table-cell table:style-name="ce243" table:formula="of:=IFERROR(IF(ISBLANK([.Z453]); &quot;&quot;; IF([.$G453]=&quot;Long&quot;; ([.Z453]-[.$J453])*[.$I453]/[.$L453]; ([.$J453]-[.Z453])*[.$I453]/[.$L453])-[.$Q453]); &quot;&quot;)">
            <text:p/>
          </table:table-cell>
          <table:table-cell/>
          <table:table-cell table:style-name="ce243" table:formula="of:=IFERROR(IF(ISBLANK([.AB453]); &quot;&quot;; IF([.$G453]=&quot;Long&quot;; ([.AB453]-[.$J453])*[.$I453]/[.$L453]; ([.$J453]-[.AB453])*[.$I453]/[.$L453])-[.$Q453]); &quot;&quot;)">
            <text:p/>
          </table:table-cell>
          <table:table-cell table:number-columns-repeated="5"/>
          <table:table-cell table:formula="of:=IF([.B453]=&quot;&quot;; &quot;&quot;; WEEKDAY([.B453]; 2))">
            <text:p/>
          </table:table-cell>
          <table:table-cell table:number-columns-repeated="29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4]=&quot;Long&quot; ; [.J454]-[Overview.$C$4]/[.I454]  ;  IF([.G454]=&quot;Short&quot;; [.J454]+[Overview.$C$4]/[.I454]; &quot;&quot;) ); &quot;&quot;)">
            <text:p/>
          </table:table-cell>
          <table:table-cell table:formula="of:=IFERROR(ABS([.K454]-[.J454])*[.I454]; &quot;&quot;)">
            <text:p/>
          </table:table-cell>
          <table:table-cell table:formula="of:=IFERROR(  IF([.G454]=&quot;Long&quot;;  [.J454]+[Overview.$C$4]/[.I454]  *  [Overview.$C$6]  ;  IF([.G454]=&quot;Short&quot;   ;  [.J454]-[Overview.$C$4]/[.I454]  * [Overview.$C$6]  ; &quot;&quot;  )  )   ; &quot;&quot;)">
            <text:p/>
          </table:table-cell>
          <table:table-cell table:number-columns-repeated="3"/>
          <table:table-cell table:style-name="ce182" table:formula="of:=IFERROR([.R454]/[.L454]; &quot;&quot;)">
            <text:p/>
          </table:table-cell>
          <table:table-cell table:style-name="ce203" table:formula="of:=IFERROR(   IF( AND( [.G454]=&quot;Long&quot;;   [.N454]=[.I454])  ;  [.I454]*([.O454]-[.J454])  ;    IF(  AND(  [.G454]=&quot;Short&quot;  ;   [.N454]=[.I454]   )   ;   [.I454]*([.J454]-[.O454])   ;  &quot;&quot;)) ; &quot;&quot;)">
            <text:p/>
          </table:table-cell>
          <table:table-cell table:style-name="ce215" table:formula="of:=IF(ISNUMBER([.R454]); IF([.R454]&gt;=0; &quot;Win&quot;; &quot;Loss&quot;); &quot;&quot;)">
            <text:p/>
          </table:table-cell>
          <table:table-cell table:style-name="ce220" table:formula="of:=IF(ISNUMBER([.R454]); ROUND(([.P454]-[.H45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4]); &quot;&quot;; IF([.$G454]=&quot;Long&quot;; ([.X454]-[.$J454])*[.$I454]/[.$L454]; ([.$J454]-[.X454])*[.$I454]/[.$L454])-[.$Q454]); &quot;&quot;)">
            <text:p/>
          </table:table-cell>
          <table:table-cell/>
          <table:table-cell table:style-name="ce243" table:formula="of:=IFERROR(IF(ISBLANK([.Z454]); &quot;&quot;; IF([.$G454]=&quot;Long&quot;; ([.Z454]-[.$J454])*[.$I454]/[.$L454]; ([.$J454]-[.Z454])*[.$I454]/[.$L454])-[.$Q454]); &quot;&quot;)">
            <text:p/>
          </table:table-cell>
          <table:table-cell/>
          <table:table-cell table:style-name="ce243" table:formula="of:=IFERROR(IF(ISBLANK([.AB454]); &quot;&quot;; IF([.$G454]=&quot;Long&quot;; ([.AB454]-[.$J454])*[.$I454]/[.$L454]; ([.$J454]-[.AB454])*[.$I454]/[.$L454])-[.$Q454]); &quot;&quot;)">
            <text:p/>
          </table:table-cell>
          <table:table-cell table:number-columns-repeated="5"/>
          <table:table-cell table:formula="of:=IF([.B454]=&quot;&quot;; &quot;&quot;; WEEKDAY([.B454]; 2))">
            <text:p/>
          </table:table-cell>
          <table:table-cell table:number-columns-repeated="29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5]=&quot;Long&quot; ; [.J455]-[Overview.$C$4]/[.I455]  ;  IF([.G455]=&quot;Short&quot;; [.J455]+[Overview.$C$4]/[.I455]; &quot;&quot;) ); &quot;&quot;)">
            <text:p/>
          </table:table-cell>
          <table:table-cell table:formula="of:=IFERROR(ABS([.K455]-[.J455])*[.I455]; &quot;&quot;)">
            <text:p/>
          </table:table-cell>
          <table:table-cell table:formula="of:=IFERROR(  IF([.G455]=&quot;Long&quot;;  [.J455]+[Overview.$C$4]/[.I455]  *  [Overview.$C$6]  ;  IF([.G455]=&quot;Short&quot;   ;  [.J455]-[Overview.$C$4]/[.I455]  * [Overview.$C$6]  ; &quot;&quot;  )  )   ; &quot;&quot;)">
            <text:p/>
          </table:table-cell>
          <table:table-cell table:number-columns-repeated="3"/>
          <table:table-cell table:style-name="ce182" table:formula="of:=IFERROR([.R455]/[.L455]; &quot;&quot;)">
            <text:p/>
          </table:table-cell>
          <table:table-cell table:style-name="ce203" table:formula="of:=IFERROR(   IF( AND( [.G455]=&quot;Long&quot;;   [.N455]=[.I455])  ;  [.I455]*([.O455]-[.J455])  ;    IF(  AND(  [.G455]=&quot;Short&quot;  ;   [.N455]=[.I455]   )   ;   [.I455]*([.J455]-[.O455])   ;  &quot;&quot;)) ; &quot;&quot;)">
            <text:p/>
          </table:table-cell>
          <table:table-cell table:style-name="ce215" table:formula="of:=IF(ISNUMBER([.R455]); IF([.R455]&gt;=0; &quot;Win&quot;; &quot;Loss&quot;); &quot;&quot;)">
            <text:p/>
          </table:table-cell>
          <table:table-cell table:style-name="ce220" table:formula="of:=IF(ISNUMBER([.R455]); ROUND(([.P455]-[.H45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5]); &quot;&quot;; IF([.$G455]=&quot;Long&quot;; ([.X455]-[.$J455])*[.$I455]/[.$L455]; ([.$J455]-[.X455])*[.$I455]/[.$L455])-[.$Q455]); &quot;&quot;)">
            <text:p/>
          </table:table-cell>
          <table:table-cell/>
          <table:table-cell table:style-name="ce243" table:formula="of:=IFERROR(IF(ISBLANK([.Z455]); &quot;&quot;; IF([.$G455]=&quot;Long&quot;; ([.Z455]-[.$J455])*[.$I455]/[.$L455]; ([.$J455]-[.Z455])*[.$I455]/[.$L455])-[.$Q455]); &quot;&quot;)">
            <text:p/>
          </table:table-cell>
          <table:table-cell/>
          <table:table-cell table:style-name="ce243" table:formula="of:=IFERROR(IF(ISBLANK([.AB455]); &quot;&quot;; IF([.$G455]=&quot;Long&quot;; ([.AB455]-[.$J455])*[.$I455]/[.$L455]; ([.$J455]-[.AB455])*[.$I455]/[.$L455])-[.$Q455]); &quot;&quot;)">
            <text:p/>
          </table:table-cell>
          <table:table-cell table:number-columns-repeated="5"/>
          <table:table-cell table:formula="of:=IF([.B455]=&quot;&quot;; &quot;&quot;; WEEKDAY([.B455]; 2))">
            <text:p/>
          </table:table-cell>
          <table:table-cell table:number-columns-repeated="29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6]=&quot;Long&quot; ; [.J456]-[Overview.$C$4]/[.I456]  ;  IF([.G456]=&quot;Short&quot;; [.J456]+[Overview.$C$4]/[.I456]; &quot;&quot;) ); &quot;&quot;)">
            <text:p/>
          </table:table-cell>
          <table:table-cell table:formula="of:=IFERROR(ABS([.K456]-[.J456])*[.I456]; &quot;&quot;)">
            <text:p/>
          </table:table-cell>
          <table:table-cell table:formula="of:=IFERROR(  IF([.G456]=&quot;Long&quot;;  [.J456]+[Overview.$C$4]/[.I456]  *  [Overview.$C$6]  ;  IF([.G456]=&quot;Short&quot;   ;  [.J456]-[Overview.$C$4]/[.I456]  * [Overview.$C$6]  ; &quot;&quot;  )  )   ; &quot;&quot;)">
            <text:p/>
          </table:table-cell>
          <table:table-cell table:number-columns-repeated="3"/>
          <table:table-cell table:style-name="ce182" table:formula="of:=IFERROR([.R456]/[.L456]; &quot;&quot;)">
            <text:p/>
          </table:table-cell>
          <table:table-cell table:style-name="ce203" table:formula="of:=IFERROR(   IF( AND( [.G456]=&quot;Long&quot;;   [.N456]=[.I456])  ;  [.I456]*([.O456]-[.J456])  ;    IF(  AND(  [.G456]=&quot;Short&quot;  ;   [.N456]=[.I456]   )   ;   [.I456]*([.J456]-[.O456])   ;  &quot;&quot;)) ; &quot;&quot;)">
            <text:p/>
          </table:table-cell>
          <table:table-cell table:style-name="ce215" table:formula="of:=IF(ISNUMBER([.R456]); IF([.R456]&gt;=0; &quot;Win&quot;; &quot;Loss&quot;); &quot;&quot;)">
            <text:p/>
          </table:table-cell>
          <table:table-cell table:style-name="ce220" table:formula="of:=IF(ISNUMBER([.R456]); ROUND(([.P456]-[.H45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6]); &quot;&quot;; IF([.$G456]=&quot;Long&quot;; ([.X456]-[.$J456])*[.$I456]/[.$L456]; ([.$J456]-[.X456])*[.$I456]/[.$L456])-[.$Q456]); &quot;&quot;)">
            <text:p/>
          </table:table-cell>
          <table:table-cell/>
          <table:table-cell table:style-name="ce243" table:formula="of:=IFERROR(IF(ISBLANK([.Z456]); &quot;&quot;; IF([.$G456]=&quot;Long&quot;; ([.Z456]-[.$J456])*[.$I456]/[.$L456]; ([.$J456]-[.Z456])*[.$I456]/[.$L456])-[.$Q456]); &quot;&quot;)">
            <text:p/>
          </table:table-cell>
          <table:table-cell/>
          <table:table-cell table:style-name="ce243" table:formula="of:=IFERROR(IF(ISBLANK([.AB456]); &quot;&quot;; IF([.$G456]=&quot;Long&quot;; ([.AB456]-[.$J456])*[.$I456]/[.$L456]; ([.$J456]-[.AB456])*[.$I456]/[.$L456])-[.$Q456]); &quot;&quot;)">
            <text:p/>
          </table:table-cell>
          <table:table-cell table:number-columns-repeated="5"/>
          <table:table-cell table:formula="of:=IF([.B456]=&quot;&quot;; &quot;&quot;; WEEKDAY([.B456]; 2))">
            <text:p/>
          </table:table-cell>
          <table:table-cell table:number-columns-repeated="29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7]=&quot;Long&quot; ; [.J457]-[Overview.$C$4]/[.I457]  ;  IF([.G457]=&quot;Short&quot;; [.J457]+[Overview.$C$4]/[.I457]; &quot;&quot;) ); &quot;&quot;)">
            <text:p/>
          </table:table-cell>
          <table:table-cell table:formula="of:=IFERROR(ABS([.K457]-[.J457])*[.I457]; &quot;&quot;)">
            <text:p/>
          </table:table-cell>
          <table:table-cell table:formula="of:=IFERROR(  IF([.G457]=&quot;Long&quot;;  [.J457]+[Overview.$C$4]/[.I457]  *  [Overview.$C$6]  ;  IF([.G457]=&quot;Short&quot;   ;  [.J457]-[Overview.$C$4]/[.I457]  * [Overview.$C$6]  ; &quot;&quot;  )  )   ; &quot;&quot;)">
            <text:p/>
          </table:table-cell>
          <table:table-cell table:number-columns-repeated="3"/>
          <table:table-cell table:style-name="ce182" table:formula="of:=IFERROR([.R457]/[.L457]; &quot;&quot;)">
            <text:p/>
          </table:table-cell>
          <table:table-cell table:style-name="ce203" table:formula="of:=IFERROR(   IF( AND( [.G457]=&quot;Long&quot;;   [.N457]=[.I457])  ;  [.I457]*([.O457]-[.J457])  ;    IF(  AND(  [.G457]=&quot;Short&quot;  ;   [.N457]=[.I457]   )   ;   [.I457]*([.J457]-[.O457])   ;  &quot;&quot;)) ; &quot;&quot;)">
            <text:p/>
          </table:table-cell>
          <table:table-cell table:style-name="ce215" table:formula="of:=IF(ISNUMBER([.R457]); IF([.R457]&gt;=0; &quot;Win&quot;; &quot;Loss&quot;); &quot;&quot;)">
            <text:p/>
          </table:table-cell>
          <table:table-cell table:style-name="ce220" table:formula="of:=IF(ISNUMBER([.R457]); ROUND(([.P457]-[.H45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7]); &quot;&quot;; IF([.$G457]=&quot;Long&quot;; ([.X457]-[.$J457])*[.$I457]/[.$L457]; ([.$J457]-[.X457])*[.$I457]/[.$L457])-[.$Q457]); &quot;&quot;)">
            <text:p/>
          </table:table-cell>
          <table:table-cell/>
          <table:table-cell table:style-name="ce243" table:formula="of:=IFERROR(IF(ISBLANK([.Z457]); &quot;&quot;; IF([.$G457]=&quot;Long&quot;; ([.Z457]-[.$J457])*[.$I457]/[.$L457]; ([.$J457]-[.Z457])*[.$I457]/[.$L457])-[.$Q457]); &quot;&quot;)">
            <text:p/>
          </table:table-cell>
          <table:table-cell/>
          <table:table-cell table:style-name="ce243" table:formula="of:=IFERROR(IF(ISBLANK([.AB457]); &quot;&quot;; IF([.$G457]=&quot;Long&quot;; ([.AB457]-[.$J457])*[.$I457]/[.$L457]; ([.$J457]-[.AB457])*[.$I457]/[.$L457])-[.$Q457]); &quot;&quot;)">
            <text:p/>
          </table:table-cell>
          <table:table-cell table:number-columns-repeated="5"/>
          <table:table-cell table:formula="of:=IF([.B457]=&quot;&quot;; &quot;&quot;; WEEKDAY([.B457]; 2))">
            <text:p/>
          </table:table-cell>
          <table:table-cell table:number-columns-repeated="29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8]=&quot;Long&quot; ; [.J458]-[Overview.$C$4]/[.I458]  ;  IF([.G458]=&quot;Short&quot;; [.J458]+[Overview.$C$4]/[.I458]; &quot;&quot;) ); &quot;&quot;)">
            <text:p/>
          </table:table-cell>
          <table:table-cell table:formula="of:=IFERROR(ABS([.K458]-[.J458])*[.I458]; &quot;&quot;)">
            <text:p/>
          </table:table-cell>
          <table:table-cell table:formula="of:=IFERROR(  IF([.G458]=&quot;Long&quot;;  [.J458]+[Overview.$C$4]/[.I458]  *  [Overview.$C$6]  ;  IF([.G458]=&quot;Short&quot;   ;  [.J458]-[Overview.$C$4]/[.I458]  * [Overview.$C$6]  ; &quot;&quot;  )  )   ; &quot;&quot;)">
            <text:p/>
          </table:table-cell>
          <table:table-cell table:number-columns-repeated="3"/>
          <table:table-cell table:style-name="ce182" table:formula="of:=IFERROR([.R458]/[.L458]; &quot;&quot;)">
            <text:p/>
          </table:table-cell>
          <table:table-cell table:style-name="ce203" table:formula="of:=IFERROR(   IF( AND( [.G458]=&quot;Long&quot;;   [.N458]=[.I458])  ;  [.I458]*([.O458]-[.J458])  ;    IF(  AND(  [.G458]=&quot;Short&quot;  ;   [.N458]=[.I458]   )   ;   [.I458]*([.J458]-[.O458])   ;  &quot;&quot;)) ; &quot;&quot;)">
            <text:p/>
          </table:table-cell>
          <table:table-cell table:style-name="ce215" table:formula="of:=IF(ISNUMBER([.R458]); IF([.R458]&gt;=0; &quot;Win&quot;; &quot;Loss&quot;); &quot;&quot;)">
            <text:p/>
          </table:table-cell>
          <table:table-cell table:style-name="ce220" table:formula="of:=IF(ISNUMBER([.R458]); ROUND(([.P458]-[.H45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8]); &quot;&quot;; IF([.$G458]=&quot;Long&quot;; ([.X458]-[.$J458])*[.$I458]/[.$L458]; ([.$J458]-[.X458])*[.$I458]/[.$L458])-[.$Q458]); &quot;&quot;)">
            <text:p/>
          </table:table-cell>
          <table:table-cell/>
          <table:table-cell table:style-name="ce243" table:formula="of:=IFERROR(IF(ISBLANK([.Z458]); &quot;&quot;; IF([.$G458]=&quot;Long&quot;; ([.Z458]-[.$J458])*[.$I458]/[.$L458]; ([.$J458]-[.Z458])*[.$I458]/[.$L458])-[.$Q458]); &quot;&quot;)">
            <text:p/>
          </table:table-cell>
          <table:table-cell/>
          <table:table-cell table:style-name="ce243" table:formula="of:=IFERROR(IF(ISBLANK([.AB458]); &quot;&quot;; IF([.$G458]=&quot;Long&quot;; ([.AB458]-[.$J458])*[.$I458]/[.$L458]; ([.$J458]-[.AB458])*[.$I458]/[.$L458])-[.$Q458]); &quot;&quot;)">
            <text:p/>
          </table:table-cell>
          <table:table-cell table:number-columns-repeated="5"/>
          <table:table-cell table:formula="of:=IF([.B458]=&quot;&quot;; &quot;&quot;; WEEKDAY([.B458]; 2))">
            <text:p/>
          </table:table-cell>
          <table:table-cell table:number-columns-repeated="29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9]=&quot;Long&quot; ; [.J459]-[Overview.$C$4]/[.I459]  ;  IF([.G459]=&quot;Short&quot;; [.J459]+[Overview.$C$4]/[.I459]; &quot;&quot;) ); &quot;&quot;)">
            <text:p/>
          </table:table-cell>
          <table:table-cell table:formula="of:=IFERROR(ABS([.K459]-[.J459])*[.I459]; &quot;&quot;)">
            <text:p/>
          </table:table-cell>
          <table:table-cell table:formula="of:=IFERROR(  IF([.G459]=&quot;Long&quot;;  [.J459]+[Overview.$C$4]/[.I459]  *  [Overview.$C$6]  ;  IF([.G459]=&quot;Short&quot;   ;  [.J459]-[Overview.$C$4]/[.I459]  * [Overview.$C$6]  ; &quot;&quot;  )  )   ; &quot;&quot;)">
            <text:p/>
          </table:table-cell>
          <table:table-cell table:number-columns-repeated="3"/>
          <table:table-cell table:style-name="ce182" table:formula="of:=IFERROR([.R459]/[.L459]; &quot;&quot;)">
            <text:p/>
          </table:table-cell>
          <table:table-cell table:style-name="ce203" table:formula="of:=IFERROR(   IF( AND( [.G459]=&quot;Long&quot;;   [.N459]=[.I459])  ;  [.I459]*([.O459]-[.J459])  ;    IF(  AND(  [.G459]=&quot;Short&quot;  ;   [.N459]=[.I459]   )   ;   [.I459]*([.J459]-[.O459])   ;  &quot;&quot;)) ; &quot;&quot;)">
            <text:p/>
          </table:table-cell>
          <table:table-cell table:style-name="ce215" table:formula="of:=IF(ISNUMBER([.R459]); IF([.R459]&gt;=0; &quot;Win&quot;; &quot;Loss&quot;); &quot;&quot;)">
            <text:p/>
          </table:table-cell>
          <table:table-cell table:style-name="ce220" table:formula="of:=IF(ISNUMBER([.R459]); ROUND(([.P459]-[.H45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9]); &quot;&quot;; IF([.$G459]=&quot;Long&quot;; ([.X459]-[.$J459])*[.$I459]/[.$L459]; ([.$J459]-[.X459])*[.$I459]/[.$L459])-[.$Q459]); &quot;&quot;)">
            <text:p/>
          </table:table-cell>
          <table:table-cell/>
          <table:table-cell table:style-name="ce243" table:formula="of:=IFERROR(IF(ISBLANK([.Z459]); &quot;&quot;; IF([.$G459]=&quot;Long&quot;; ([.Z459]-[.$J459])*[.$I459]/[.$L459]; ([.$J459]-[.Z459])*[.$I459]/[.$L459])-[.$Q459]); &quot;&quot;)">
            <text:p/>
          </table:table-cell>
          <table:table-cell/>
          <table:table-cell table:style-name="ce243" table:formula="of:=IFERROR(IF(ISBLANK([.AB459]); &quot;&quot;; IF([.$G459]=&quot;Long&quot;; ([.AB459]-[.$J459])*[.$I459]/[.$L459]; ([.$J459]-[.AB459])*[.$I459]/[.$L459])-[.$Q459]); &quot;&quot;)">
            <text:p/>
          </table:table-cell>
          <table:table-cell table:number-columns-repeated="5"/>
          <table:table-cell table:formula="of:=IF([.B459]=&quot;&quot;; &quot;&quot;; WEEKDAY([.B459]; 2))">
            <text:p/>
          </table:table-cell>
          <table:table-cell table:number-columns-repeated="29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0]=&quot;Long&quot; ; [.J460]-[Overview.$C$4]/[.I460]  ;  IF([.G460]=&quot;Short&quot;; [.J460]+[Overview.$C$4]/[.I460]; &quot;&quot;) ); &quot;&quot;)">
            <text:p/>
          </table:table-cell>
          <table:table-cell table:formula="of:=IFERROR(ABS([.K460]-[.J460])*[.I460]; &quot;&quot;)">
            <text:p/>
          </table:table-cell>
          <table:table-cell table:formula="of:=IFERROR(  IF([.G460]=&quot;Long&quot;;  [.J460]+[Overview.$C$4]/[.I460]  *  [Overview.$C$6]  ;  IF([.G460]=&quot;Short&quot;   ;  [.J460]-[Overview.$C$4]/[.I460]  * [Overview.$C$6]  ; &quot;&quot;  )  )   ; &quot;&quot;)">
            <text:p/>
          </table:table-cell>
          <table:table-cell table:number-columns-repeated="3"/>
          <table:table-cell table:style-name="ce182" table:formula="of:=IFERROR([.R460]/[.L460]; &quot;&quot;)">
            <text:p/>
          </table:table-cell>
          <table:table-cell table:style-name="ce203" table:formula="of:=IFERROR(   IF( AND( [.G460]=&quot;Long&quot;;   [.N460]=[.I460])  ;  [.I460]*([.O460]-[.J460])  ;    IF(  AND(  [.G460]=&quot;Short&quot;  ;   [.N460]=[.I460]   )   ;   [.I460]*([.J460]-[.O460])   ;  &quot;&quot;)) ; &quot;&quot;)">
            <text:p/>
          </table:table-cell>
          <table:table-cell table:style-name="ce215" table:formula="of:=IF(ISNUMBER([.R460]); IF([.R460]&gt;=0; &quot;Win&quot;; &quot;Loss&quot;); &quot;&quot;)">
            <text:p/>
          </table:table-cell>
          <table:table-cell table:style-name="ce220" table:formula="of:=IF(ISNUMBER([.R460]); ROUND(([.P460]-[.H46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0]); &quot;&quot;; IF([.$G460]=&quot;Long&quot;; ([.X460]-[.$J460])*[.$I460]/[.$L460]; ([.$J460]-[.X460])*[.$I460]/[.$L460])-[.$Q460]); &quot;&quot;)">
            <text:p/>
          </table:table-cell>
          <table:table-cell/>
          <table:table-cell table:style-name="ce243" table:formula="of:=IFERROR(IF(ISBLANK([.Z460]); &quot;&quot;; IF([.$G460]=&quot;Long&quot;; ([.Z460]-[.$J460])*[.$I460]/[.$L460]; ([.$J460]-[.Z460])*[.$I460]/[.$L460])-[.$Q460]); &quot;&quot;)">
            <text:p/>
          </table:table-cell>
          <table:table-cell/>
          <table:table-cell table:style-name="ce243" table:formula="of:=IFERROR(IF(ISBLANK([.AB460]); &quot;&quot;; IF([.$G460]=&quot;Long&quot;; ([.AB460]-[.$J460])*[.$I460]/[.$L460]; ([.$J460]-[.AB460])*[.$I460]/[.$L460])-[.$Q460]); &quot;&quot;)">
            <text:p/>
          </table:table-cell>
          <table:table-cell table:number-columns-repeated="5"/>
          <table:table-cell table:formula="of:=IF([.B460]=&quot;&quot;; &quot;&quot;; WEEKDAY([.B460]; 2))">
            <text:p/>
          </table:table-cell>
          <table:table-cell table:number-columns-repeated="29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1]=&quot;Long&quot; ; [.J461]-[Overview.$C$4]/[.I461]  ;  IF([.G461]=&quot;Short&quot;; [.J461]+[Overview.$C$4]/[.I461]; &quot;&quot;) ); &quot;&quot;)">
            <text:p/>
          </table:table-cell>
          <table:table-cell table:formula="of:=IFERROR(ABS([.K461]-[.J461])*[.I461]; &quot;&quot;)">
            <text:p/>
          </table:table-cell>
          <table:table-cell table:formula="of:=IFERROR(  IF([.G461]=&quot;Long&quot;;  [.J461]+[Overview.$C$4]/[.I461]  *  [Overview.$C$6]  ;  IF([.G461]=&quot;Short&quot;   ;  [.J461]-[Overview.$C$4]/[.I461]  * [Overview.$C$6]  ; &quot;&quot;  )  )   ; &quot;&quot;)">
            <text:p/>
          </table:table-cell>
          <table:table-cell table:number-columns-repeated="3"/>
          <table:table-cell table:style-name="ce182" table:formula="of:=IFERROR([.R461]/[.L461]; &quot;&quot;)">
            <text:p/>
          </table:table-cell>
          <table:table-cell table:style-name="ce203" table:formula="of:=IFERROR(   IF( AND( [.G461]=&quot;Long&quot;;   [.N461]=[.I461])  ;  [.I461]*([.O461]-[.J461])  ;    IF(  AND(  [.G461]=&quot;Short&quot;  ;   [.N461]=[.I461]   )   ;   [.I461]*([.J461]-[.O461])   ;  &quot;&quot;)) ; &quot;&quot;)">
            <text:p/>
          </table:table-cell>
          <table:table-cell table:style-name="ce215" table:formula="of:=IF(ISNUMBER([.R461]); IF([.R461]&gt;=0; &quot;Win&quot;; &quot;Loss&quot;); &quot;&quot;)">
            <text:p/>
          </table:table-cell>
          <table:table-cell table:style-name="ce220" table:formula="of:=IF(ISNUMBER([.R461]); ROUND(([.P461]-[.H46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1]); &quot;&quot;; IF([.$G461]=&quot;Long&quot;; ([.X461]-[.$J461])*[.$I461]/[.$L461]; ([.$J461]-[.X461])*[.$I461]/[.$L461])-[.$Q461]); &quot;&quot;)">
            <text:p/>
          </table:table-cell>
          <table:table-cell/>
          <table:table-cell table:style-name="ce243" table:formula="of:=IFERROR(IF(ISBLANK([.Z461]); &quot;&quot;; IF([.$G461]=&quot;Long&quot;; ([.Z461]-[.$J461])*[.$I461]/[.$L461]; ([.$J461]-[.Z461])*[.$I461]/[.$L461])-[.$Q461]); &quot;&quot;)">
            <text:p/>
          </table:table-cell>
          <table:table-cell/>
          <table:table-cell table:style-name="ce243" table:formula="of:=IFERROR(IF(ISBLANK([.AB461]); &quot;&quot;; IF([.$G461]=&quot;Long&quot;; ([.AB461]-[.$J461])*[.$I461]/[.$L461]; ([.$J461]-[.AB461])*[.$I461]/[.$L461])-[.$Q461]); &quot;&quot;)">
            <text:p/>
          </table:table-cell>
          <table:table-cell table:number-columns-repeated="5"/>
          <table:table-cell table:formula="of:=IF([.B461]=&quot;&quot;; &quot;&quot;; WEEKDAY([.B461]; 2))">
            <text:p/>
          </table:table-cell>
          <table:table-cell table:number-columns-repeated="29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2]=&quot;Long&quot; ; [.J462]-[Overview.$C$4]/[.I462]  ;  IF([.G462]=&quot;Short&quot;; [.J462]+[Overview.$C$4]/[.I462]; &quot;&quot;) ); &quot;&quot;)">
            <text:p/>
          </table:table-cell>
          <table:table-cell table:formula="of:=IFERROR(ABS([.K462]-[.J462])*[.I462]; &quot;&quot;)">
            <text:p/>
          </table:table-cell>
          <table:table-cell table:formula="of:=IFERROR(  IF([.G462]=&quot;Long&quot;;  [.J462]+[Overview.$C$4]/[.I462]  *  [Overview.$C$6]  ;  IF([.G462]=&quot;Short&quot;   ;  [.J462]-[Overview.$C$4]/[.I462]  * [Overview.$C$6]  ; &quot;&quot;  )  )   ; &quot;&quot;)">
            <text:p/>
          </table:table-cell>
          <table:table-cell table:number-columns-repeated="3"/>
          <table:table-cell table:style-name="ce182" table:formula="of:=IFERROR([.R462]/[.L462]; &quot;&quot;)">
            <text:p/>
          </table:table-cell>
          <table:table-cell table:style-name="ce203" table:formula="of:=IFERROR(   IF( AND( [.G462]=&quot;Long&quot;;   [.N462]=[.I462])  ;  [.I462]*([.O462]-[.J462])  ;    IF(  AND(  [.G462]=&quot;Short&quot;  ;   [.N462]=[.I462]   )   ;   [.I462]*([.J462]-[.O462])   ;  &quot;&quot;)) ; &quot;&quot;)">
            <text:p/>
          </table:table-cell>
          <table:table-cell table:style-name="ce215" table:formula="of:=IF(ISNUMBER([.R462]); IF([.R462]&gt;=0; &quot;Win&quot;; &quot;Loss&quot;); &quot;&quot;)">
            <text:p/>
          </table:table-cell>
          <table:table-cell table:style-name="ce220" table:formula="of:=IF(ISNUMBER([.R462]); ROUND(([.P462]-[.H46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2]); &quot;&quot;; IF([.$G462]=&quot;Long&quot;; ([.X462]-[.$J462])*[.$I462]/[.$L462]; ([.$J462]-[.X462])*[.$I462]/[.$L462])-[.$Q462]); &quot;&quot;)">
            <text:p/>
          </table:table-cell>
          <table:table-cell/>
          <table:table-cell table:style-name="ce243" table:formula="of:=IFERROR(IF(ISBLANK([.Z462]); &quot;&quot;; IF([.$G462]=&quot;Long&quot;; ([.Z462]-[.$J462])*[.$I462]/[.$L462]; ([.$J462]-[.Z462])*[.$I462]/[.$L462])-[.$Q462]); &quot;&quot;)">
            <text:p/>
          </table:table-cell>
          <table:table-cell/>
          <table:table-cell table:style-name="ce243" table:formula="of:=IFERROR(IF(ISBLANK([.AB462]); &quot;&quot;; IF([.$G462]=&quot;Long&quot;; ([.AB462]-[.$J462])*[.$I462]/[.$L462]; ([.$J462]-[.AB462])*[.$I462]/[.$L462])-[.$Q462]); &quot;&quot;)">
            <text:p/>
          </table:table-cell>
          <table:table-cell table:number-columns-repeated="5"/>
          <table:table-cell table:formula="of:=IF([.B462]=&quot;&quot;; &quot;&quot;; WEEKDAY([.B462]; 2))">
            <text:p/>
          </table:table-cell>
          <table:table-cell table:number-columns-repeated="29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3]=&quot;Long&quot; ; [.J463]-[Overview.$C$4]/[.I463]  ;  IF([.G463]=&quot;Short&quot;; [.J463]+[Overview.$C$4]/[.I463]; &quot;&quot;) ); &quot;&quot;)">
            <text:p/>
          </table:table-cell>
          <table:table-cell table:formula="of:=IFERROR(ABS([.K463]-[.J463])*[.I463]; &quot;&quot;)">
            <text:p/>
          </table:table-cell>
          <table:table-cell table:formula="of:=IFERROR(  IF([.G463]=&quot;Long&quot;;  [.J463]+[Overview.$C$4]/[.I463]  *  [Overview.$C$6]  ;  IF([.G463]=&quot;Short&quot;   ;  [.J463]-[Overview.$C$4]/[.I463]  * [Overview.$C$6]  ; &quot;&quot;  )  )   ; &quot;&quot;)">
            <text:p/>
          </table:table-cell>
          <table:table-cell table:number-columns-repeated="3"/>
          <table:table-cell table:style-name="ce182" table:formula="of:=IFERROR([.R463]/[.L463]; &quot;&quot;)">
            <text:p/>
          </table:table-cell>
          <table:table-cell table:style-name="ce203" table:formula="of:=IFERROR(   IF( AND( [.G463]=&quot;Long&quot;;   [.N463]=[.I463])  ;  [.I463]*([.O463]-[.J463])  ;    IF(  AND(  [.G463]=&quot;Short&quot;  ;   [.N463]=[.I463]   )   ;   [.I463]*([.J463]-[.O463])   ;  &quot;&quot;)) ; &quot;&quot;)">
            <text:p/>
          </table:table-cell>
          <table:table-cell table:style-name="ce215" table:formula="of:=IF(ISNUMBER([.R463]); IF([.R463]&gt;=0; &quot;Win&quot;; &quot;Loss&quot;); &quot;&quot;)">
            <text:p/>
          </table:table-cell>
          <table:table-cell table:style-name="ce220" table:formula="of:=IF(ISNUMBER([.R463]); ROUND(([.P463]-[.H46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3]); &quot;&quot;; IF([.$G463]=&quot;Long&quot;; ([.X463]-[.$J463])*[.$I463]/[.$L463]; ([.$J463]-[.X463])*[.$I463]/[.$L463])-[.$Q463]); &quot;&quot;)">
            <text:p/>
          </table:table-cell>
          <table:table-cell/>
          <table:table-cell table:style-name="ce243" table:formula="of:=IFERROR(IF(ISBLANK([.Z463]); &quot;&quot;; IF([.$G463]=&quot;Long&quot;; ([.Z463]-[.$J463])*[.$I463]/[.$L463]; ([.$J463]-[.Z463])*[.$I463]/[.$L463])-[.$Q463]); &quot;&quot;)">
            <text:p/>
          </table:table-cell>
          <table:table-cell/>
          <table:table-cell table:style-name="ce243" table:formula="of:=IFERROR(IF(ISBLANK([.AB463]); &quot;&quot;; IF([.$G463]=&quot;Long&quot;; ([.AB463]-[.$J463])*[.$I463]/[.$L463]; ([.$J463]-[.AB463])*[.$I463]/[.$L463])-[.$Q463]); &quot;&quot;)">
            <text:p/>
          </table:table-cell>
          <table:table-cell table:number-columns-repeated="5"/>
          <table:table-cell table:formula="of:=IF([.B463]=&quot;&quot;; &quot;&quot;; WEEKDAY([.B463]; 2))">
            <text:p/>
          </table:table-cell>
          <table:table-cell table:number-columns-repeated="29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4]=&quot;Long&quot; ; [.J464]-[Overview.$C$4]/[.I464]  ;  IF([.G464]=&quot;Short&quot;; [.J464]+[Overview.$C$4]/[.I464]; &quot;&quot;) ); &quot;&quot;)">
            <text:p/>
          </table:table-cell>
          <table:table-cell table:formula="of:=IFERROR(ABS([.K464]-[.J464])*[.I464]; &quot;&quot;)">
            <text:p/>
          </table:table-cell>
          <table:table-cell table:formula="of:=IFERROR(  IF([.G464]=&quot;Long&quot;;  [.J464]+[Overview.$C$4]/[.I464]  *  [Overview.$C$6]  ;  IF([.G464]=&quot;Short&quot;   ;  [.J464]-[Overview.$C$4]/[.I464]  * [Overview.$C$6]  ; &quot;&quot;  )  )   ; &quot;&quot;)">
            <text:p/>
          </table:table-cell>
          <table:table-cell table:number-columns-repeated="3"/>
          <table:table-cell table:style-name="ce182" table:formula="of:=IFERROR([.R464]/[.L464]; &quot;&quot;)">
            <text:p/>
          </table:table-cell>
          <table:table-cell table:style-name="ce203" table:formula="of:=IFERROR(   IF( AND( [.G464]=&quot;Long&quot;;   [.N464]=[.I464])  ;  [.I464]*([.O464]-[.J464])  ;    IF(  AND(  [.G464]=&quot;Short&quot;  ;   [.N464]=[.I464]   )   ;   [.I464]*([.J464]-[.O464])   ;  &quot;&quot;)) ; &quot;&quot;)">
            <text:p/>
          </table:table-cell>
          <table:table-cell table:style-name="ce215" table:formula="of:=IF(ISNUMBER([.R464]); IF([.R464]&gt;=0; &quot;Win&quot;; &quot;Loss&quot;); &quot;&quot;)">
            <text:p/>
          </table:table-cell>
          <table:table-cell table:style-name="ce220" table:formula="of:=IF(ISNUMBER([.R464]); ROUND(([.P464]-[.H46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4]); &quot;&quot;; IF([.$G464]=&quot;Long&quot;; ([.X464]-[.$J464])*[.$I464]/[.$L464]; ([.$J464]-[.X464])*[.$I464]/[.$L464])-[.$Q464]); &quot;&quot;)">
            <text:p/>
          </table:table-cell>
          <table:table-cell/>
          <table:table-cell table:style-name="ce243" table:formula="of:=IFERROR(IF(ISBLANK([.Z464]); &quot;&quot;; IF([.$G464]=&quot;Long&quot;; ([.Z464]-[.$J464])*[.$I464]/[.$L464]; ([.$J464]-[.Z464])*[.$I464]/[.$L464])-[.$Q464]); &quot;&quot;)">
            <text:p/>
          </table:table-cell>
          <table:table-cell/>
          <table:table-cell table:style-name="ce243" table:formula="of:=IFERROR(IF(ISBLANK([.AB464]); &quot;&quot;; IF([.$G464]=&quot;Long&quot;; ([.AB464]-[.$J464])*[.$I464]/[.$L464]; ([.$J464]-[.AB464])*[.$I464]/[.$L464])-[.$Q464]); &quot;&quot;)">
            <text:p/>
          </table:table-cell>
          <table:table-cell table:number-columns-repeated="5"/>
          <table:table-cell table:formula="of:=IF([.B464]=&quot;&quot;; &quot;&quot;; WEEKDAY([.B464]; 2))">
            <text:p/>
          </table:table-cell>
          <table:table-cell table:number-columns-repeated="29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5]=&quot;Long&quot; ; [.J465]-[Overview.$C$4]/[.I465]  ;  IF([.G465]=&quot;Short&quot;; [.J465]+[Overview.$C$4]/[.I465]; &quot;&quot;) ); &quot;&quot;)">
            <text:p/>
          </table:table-cell>
          <table:table-cell table:formula="of:=IFERROR(ABS([.K465]-[.J465])*[.I465]; &quot;&quot;)">
            <text:p/>
          </table:table-cell>
          <table:table-cell table:formula="of:=IFERROR(  IF([.G465]=&quot;Long&quot;;  [.J465]+[Overview.$C$4]/[.I465]  *  [Overview.$C$6]  ;  IF([.G465]=&quot;Short&quot;   ;  [.J465]-[Overview.$C$4]/[.I465]  * [Overview.$C$6]  ; &quot;&quot;  )  )   ; &quot;&quot;)">
            <text:p/>
          </table:table-cell>
          <table:table-cell table:number-columns-repeated="3"/>
          <table:table-cell table:style-name="ce182" table:formula="of:=IFERROR([.R465]/[.L465]; &quot;&quot;)">
            <text:p/>
          </table:table-cell>
          <table:table-cell table:style-name="ce203" table:formula="of:=IFERROR(   IF( AND( [.G465]=&quot;Long&quot;;   [.N465]=[.I465])  ;  [.I465]*([.O465]-[.J465])  ;    IF(  AND(  [.G465]=&quot;Short&quot;  ;   [.N465]=[.I465]   )   ;   [.I465]*([.J465]-[.O465])   ;  &quot;&quot;)) ; &quot;&quot;)">
            <text:p/>
          </table:table-cell>
          <table:table-cell table:style-name="ce215" table:formula="of:=IF(ISNUMBER([.R465]); IF([.R465]&gt;=0; &quot;Win&quot;; &quot;Loss&quot;); &quot;&quot;)">
            <text:p/>
          </table:table-cell>
          <table:table-cell table:style-name="ce220" table:formula="of:=IF(ISNUMBER([.R465]); ROUND(([.P465]-[.H46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5]); &quot;&quot;; IF([.$G465]=&quot;Long&quot;; ([.X465]-[.$J465])*[.$I465]/[.$L465]; ([.$J465]-[.X465])*[.$I465]/[.$L465])-[.$Q465]); &quot;&quot;)">
            <text:p/>
          </table:table-cell>
          <table:table-cell/>
          <table:table-cell table:style-name="ce243" table:formula="of:=IFERROR(IF(ISBLANK([.Z465]); &quot;&quot;; IF([.$G465]=&quot;Long&quot;; ([.Z465]-[.$J465])*[.$I465]/[.$L465]; ([.$J465]-[.Z465])*[.$I465]/[.$L465])-[.$Q465]); &quot;&quot;)">
            <text:p/>
          </table:table-cell>
          <table:table-cell/>
          <table:table-cell table:style-name="ce243" table:formula="of:=IFERROR(IF(ISBLANK([.AB465]); &quot;&quot;; IF([.$G465]=&quot;Long&quot;; ([.AB465]-[.$J465])*[.$I465]/[.$L465]; ([.$J465]-[.AB465])*[.$I465]/[.$L465])-[.$Q465]); &quot;&quot;)">
            <text:p/>
          </table:table-cell>
          <table:table-cell table:number-columns-repeated="5"/>
          <table:table-cell table:formula="of:=IF([.B465]=&quot;&quot;; &quot;&quot;; WEEKDAY([.B465]; 2))">
            <text:p/>
          </table:table-cell>
          <table:table-cell table:number-columns-repeated="29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6]=&quot;Long&quot; ; [.J466]-[Overview.$C$4]/[.I466]  ;  IF([.G466]=&quot;Short&quot;; [.J466]+[Overview.$C$4]/[.I466]; &quot;&quot;) ); &quot;&quot;)">
            <text:p/>
          </table:table-cell>
          <table:table-cell table:formula="of:=IFERROR(ABS([.K466]-[.J466])*[.I466]; &quot;&quot;)">
            <text:p/>
          </table:table-cell>
          <table:table-cell table:formula="of:=IFERROR(  IF([.G466]=&quot;Long&quot;;  [.J466]+[Overview.$C$4]/[.I466]  *  [Overview.$C$6]  ;  IF([.G466]=&quot;Short&quot;   ;  [.J466]-[Overview.$C$4]/[.I466]  * [Overview.$C$6]  ; &quot;&quot;  )  )   ; &quot;&quot;)">
            <text:p/>
          </table:table-cell>
          <table:table-cell table:number-columns-repeated="3"/>
          <table:table-cell table:style-name="ce182" table:formula="of:=IFERROR([.R466]/[.L466]; &quot;&quot;)">
            <text:p/>
          </table:table-cell>
          <table:table-cell table:style-name="ce203" table:formula="of:=IFERROR(   IF( AND( [.G466]=&quot;Long&quot;;   [.N466]=[.I466])  ;  [.I466]*([.O466]-[.J466])  ;    IF(  AND(  [.G466]=&quot;Short&quot;  ;   [.N466]=[.I466]   )   ;   [.I466]*([.J466]-[.O466])   ;  &quot;&quot;)) ; &quot;&quot;)">
            <text:p/>
          </table:table-cell>
          <table:table-cell table:style-name="ce215" table:formula="of:=IF(ISNUMBER([.R466]); IF([.R466]&gt;=0; &quot;Win&quot;; &quot;Loss&quot;); &quot;&quot;)">
            <text:p/>
          </table:table-cell>
          <table:table-cell table:style-name="ce220" table:formula="of:=IF(ISNUMBER([.R466]); ROUND(([.P466]-[.H46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6]); &quot;&quot;; IF([.$G466]=&quot;Long&quot;; ([.X466]-[.$J466])*[.$I466]/[.$L466]; ([.$J466]-[.X466])*[.$I466]/[.$L466])-[.$Q466]); &quot;&quot;)">
            <text:p/>
          </table:table-cell>
          <table:table-cell/>
          <table:table-cell table:style-name="ce243" table:formula="of:=IFERROR(IF(ISBLANK([.Z466]); &quot;&quot;; IF([.$G466]=&quot;Long&quot;; ([.Z466]-[.$J466])*[.$I466]/[.$L466]; ([.$J466]-[.Z466])*[.$I466]/[.$L466])-[.$Q466]); &quot;&quot;)">
            <text:p/>
          </table:table-cell>
          <table:table-cell/>
          <table:table-cell table:style-name="ce243" table:formula="of:=IFERROR(IF(ISBLANK([.AB466]); &quot;&quot;; IF([.$G466]=&quot;Long&quot;; ([.AB466]-[.$J466])*[.$I466]/[.$L466]; ([.$J466]-[.AB466])*[.$I466]/[.$L466])-[.$Q466]); &quot;&quot;)">
            <text:p/>
          </table:table-cell>
          <table:table-cell table:number-columns-repeated="5"/>
          <table:table-cell table:formula="of:=IF([.B466]=&quot;&quot;; &quot;&quot;; WEEKDAY([.B466]; 2))">
            <text:p/>
          </table:table-cell>
          <table:table-cell table:number-columns-repeated="29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7]=&quot;Long&quot; ; [.J467]-[Overview.$C$4]/[.I467]  ;  IF([.G467]=&quot;Short&quot;; [.J467]+[Overview.$C$4]/[.I467]; &quot;&quot;) ); &quot;&quot;)">
            <text:p/>
          </table:table-cell>
          <table:table-cell table:formula="of:=IFERROR(ABS([.K467]-[.J467])*[.I467]; &quot;&quot;)">
            <text:p/>
          </table:table-cell>
          <table:table-cell table:formula="of:=IFERROR(  IF([.G467]=&quot;Long&quot;;  [.J467]+[Overview.$C$4]/[.I467]  *  [Overview.$C$6]  ;  IF([.G467]=&quot;Short&quot;   ;  [.J467]-[Overview.$C$4]/[.I467]  * [Overview.$C$6]  ; &quot;&quot;  )  )   ; &quot;&quot;)">
            <text:p/>
          </table:table-cell>
          <table:table-cell table:number-columns-repeated="3"/>
          <table:table-cell table:style-name="ce182" table:formula="of:=IFERROR([.R467]/[.L467]; &quot;&quot;)">
            <text:p/>
          </table:table-cell>
          <table:table-cell table:style-name="ce203" table:formula="of:=IFERROR(   IF( AND( [.G467]=&quot;Long&quot;;   [.N467]=[.I467])  ;  [.I467]*([.O467]-[.J467])  ;    IF(  AND(  [.G467]=&quot;Short&quot;  ;   [.N467]=[.I467]   )   ;   [.I467]*([.J467]-[.O467])   ;  &quot;&quot;)) ; &quot;&quot;)">
            <text:p/>
          </table:table-cell>
          <table:table-cell table:style-name="ce215" table:formula="of:=IF(ISNUMBER([.R467]); IF([.R467]&gt;=0; &quot;Win&quot;; &quot;Loss&quot;); &quot;&quot;)">
            <text:p/>
          </table:table-cell>
          <table:table-cell table:style-name="ce220" table:formula="of:=IF(ISNUMBER([.R467]); ROUND(([.P467]-[.H46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7]); &quot;&quot;; IF([.$G467]=&quot;Long&quot;; ([.X467]-[.$J467])*[.$I467]/[.$L467]; ([.$J467]-[.X467])*[.$I467]/[.$L467])-[.$Q467]); &quot;&quot;)">
            <text:p/>
          </table:table-cell>
          <table:table-cell/>
          <table:table-cell table:style-name="ce243" table:formula="of:=IFERROR(IF(ISBLANK([.Z467]); &quot;&quot;; IF([.$G467]=&quot;Long&quot;; ([.Z467]-[.$J467])*[.$I467]/[.$L467]; ([.$J467]-[.Z467])*[.$I467]/[.$L467])-[.$Q467]); &quot;&quot;)">
            <text:p/>
          </table:table-cell>
          <table:table-cell/>
          <table:table-cell table:style-name="ce243" table:formula="of:=IFERROR(IF(ISBLANK([.AB467]); &quot;&quot;; IF([.$G467]=&quot;Long&quot;; ([.AB467]-[.$J467])*[.$I467]/[.$L467]; ([.$J467]-[.AB467])*[.$I467]/[.$L467])-[.$Q467]); &quot;&quot;)">
            <text:p/>
          </table:table-cell>
          <table:table-cell table:number-columns-repeated="5"/>
          <table:table-cell table:formula="of:=IF([.B467]=&quot;&quot;; &quot;&quot;; WEEKDAY([.B467]; 2))">
            <text:p/>
          </table:table-cell>
          <table:table-cell table:number-columns-repeated="29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8]=&quot;Long&quot; ; [.J468]-[Overview.$C$4]/[.I468]  ;  IF([.G468]=&quot;Short&quot;; [.J468]+[Overview.$C$4]/[.I468]; &quot;&quot;) ); &quot;&quot;)">
            <text:p/>
          </table:table-cell>
          <table:table-cell table:formula="of:=IFERROR(ABS([.K468]-[.J468])*[.I468]; &quot;&quot;)">
            <text:p/>
          </table:table-cell>
          <table:table-cell table:formula="of:=IFERROR(  IF([.G468]=&quot;Long&quot;;  [.J468]+[Overview.$C$4]/[.I468]  *  [Overview.$C$6]  ;  IF([.G468]=&quot;Short&quot;   ;  [.J468]-[Overview.$C$4]/[.I468]  * [Overview.$C$6]  ; &quot;&quot;  )  )   ; &quot;&quot;)">
            <text:p/>
          </table:table-cell>
          <table:table-cell table:number-columns-repeated="3"/>
          <table:table-cell table:style-name="ce182" table:formula="of:=IFERROR([.R468]/[.L468]; &quot;&quot;)">
            <text:p/>
          </table:table-cell>
          <table:table-cell table:style-name="ce203" table:formula="of:=IFERROR(   IF( AND( [.G468]=&quot;Long&quot;;   [.N468]=[.I468])  ;  [.I468]*([.O468]-[.J468])  ;    IF(  AND(  [.G468]=&quot;Short&quot;  ;   [.N468]=[.I468]   )   ;   [.I468]*([.J468]-[.O468])   ;  &quot;&quot;)) ; &quot;&quot;)">
            <text:p/>
          </table:table-cell>
          <table:table-cell table:style-name="ce215" table:formula="of:=IF(ISNUMBER([.R468]); IF([.R468]&gt;=0; &quot;Win&quot;; &quot;Loss&quot;); &quot;&quot;)">
            <text:p/>
          </table:table-cell>
          <table:table-cell table:style-name="ce220" table:formula="of:=IF(ISNUMBER([.R468]); ROUND(([.P468]-[.H46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8]); &quot;&quot;; IF([.$G468]=&quot;Long&quot;; ([.X468]-[.$J468])*[.$I468]/[.$L468]; ([.$J468]-[.X468])*[.$I468]/[.$L468])-[.$Q468]); &quot;&quot;)">
            <text:p/>
          </table:table-cell>
          <table:table-cell/>
          <table:table-cell table:style-name="ce243" table:formula="of:=IFERROR(IF(ISBLANK([.Z468]); &quot;&quot;; IF([.$G468]=&quot;Long&quot;; ([.Z468]-[.$J468])*[.$I468]/[.$L468]; ([.$J468]-[.Z468])*[.$I468]/[.$L468])-[.$Q468]); &quot;&quot;)">
            <text:p/>
          </table:table-cell>
          <table:table-cell/>
          <table:table-cell table:style-name="ce243" table:formula="of:=IFERROR(IF(ISBLANK([.AB468]); &quot;&quot;; IF([.$G468]=&quot;Long&quot;; ([.AB468]-[.$J468])*[.$I468]/[.$L468]; ([.$J468]-[.AB468])*[.$I468]/[.$L468])-[.$Q468]); &quot;&quot;)">
            <text:p/>
          </table:table-cell>
          <table:table-cell table:number-columns-repeated="5"/>
          <table:table-cell table:formula="of:=IF([.B468]=&quot;&quot;; &quot;&quot;; WEEKDAY([.B468]; 2))">
            <text:p/>
          </table:table-cell>
          <table:table-cell table:number-columns-repeated="29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9]=&quot;Long&quot; ; [.J469]-[Overview.$C$4]/[.I469]  ;  IF([.G469]=&quot;Short&quot;; [.J469]+[Overview.$C$4]/[.I469]; &quot;&quot;) ); &quot;&quot;)">
            <text:p/>
          </table:table-cell>
          <table:table-cell table:formula="of:=IFERROR(ABS([.K469]-[.J469])*[.I469]; &quot;&quot;)">
            <text:p/>
          </table:table-cell>
          <table:table-cell table:formula="of:=IFERROR(  IF([.G469]=&quot;Long&quot;;  [.J469]+[Overview.$C$4]/[.I469]  *  [Overview.$C$6]  ;  IF([.G469]=&quot;Short&quot;   ;  [.J469]-[Overview.$C$4]/[.I469]  * [Overview.$C$6]  ; &quot;&quot;  )  )   ; &quot;&quot;)">
            <text:p/>
          </table:table-cell>
          <table:table-cell table:number-columns-repeated="3"/>
          <table:table-cell table:style-name="ce182" table:formula="of:=IFERROR([.R469]/[.L469]; &quot;&quot;)">
            <text:p/>
          </table:table-cell>
          <table:table-cell table:style-name="ce203" table:formula="of:=IFERROR(   IF( AND( [.G469]=&quot;Long&quot;;   [.N469]=[.I469])  ;  [.I469]*([.O469]-[.J469])  ;    IF(  AND(  [.G469]=&quot;Short&quot;  ;   [.N469]=[.I469]   )   ;   [.I469]*([.J469]-[.O469])   ;  &quot;&quot;)) ; &quot;&quot;)">
            <text:p/>
          </table:table-cell>
          <table:table-cell table:style-name="ce215" table:formula="of:=IF(ISNUMBER([.R469]); IF([.R469]&gt;=0; &quot;Win&quot;; &quot;Loss&quot;); &quot;&quot;)">
            <text:p/>
          </table:table-cell>
          <table:table-cell table:style-name="ce220" table:formula="of:=IF(ISNUMBER([.R469]); ROUND(([.P469]-[.H46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9]); &quot;&quot;; IF([.$G469]=&quot;Long&quot;; ([.X469]-[.$J469])*[.$I469]/[.$L469]; ([.$J469]-[.X469])*[.$I469]/[.$L469])-[.$Q469]); &quot;&quot;)">
            <text:p/>
          </table:table-cell>
          <table:table-cell/>
          <table:table-cell table:style-name="ce243" table:formula="of:=IFERROR(IF(ISBLANK([.Z469]); &quot;&quot;; IF([.$G469]=&quot;Long&quot;; ([.Z469]-[.$J469])*[.$I469]/[.$L469]; ([.$J469]-[.Z469])*[.$I469]/[.$L469])-[.$Q469]); &quot;&quot;)">
            <text:p/>
          </table:table-cell>
          <table:table-cell/>
          <table:table-cell table:style-name="ce243" table:formula="of:=IFERROR(IF(ISBLANK([.AB469]); &quot;&quot;; IF([.$G469]=&quot;Long&quot;; ([.AB469]-[.$J469])*[.$I469]/[.$L469]; ([.$J469]-[.AB469])*[.$I469]/[.$L469])-[.$Q469]); &quot;&quot;)">
            <text:p/>
          </table:table-cell>
          <table:table-cell table:number-columns-repeated="5"/>
          <table:table-cell table:formula="of:=IF([.B469]=&quot;&quot;; &quot;&quot;; WEEKDAY([.B469]; 2))">
            <text:p/>
          </table:table-cell>
          <table:table-cell table:number-columns-repeated="29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0]=&quot;Long&quot; ; [.J470]-[Overview.$C$4]/[.I470]  ;  IF([.G470]=&quot;Short&quot;; [.J470]+[Overview.$C$4]/[.I470]; &quot;&quot;) ); &quot;&quot;)">
            <text:p/>
          </table:table-cell>
          <table:table-cell table:formula="of:=IFERROR(ABS([.K470]-[.J470])*[.I470]; &quot;&quot;)">
            <text:p/>
          </table:table-cell>
          <table:table-cell table:formula="of:=IFERROR(  IF([.G470]=&quot;Long&quot;;  [.J470]+[Overview.$C$4]/[.I470]  *  [Overview.$C$6]  ;  IF([.G470]=&quot;Short&quot;   ;  [.J470]-[Overview.$C$4]/[.I470]  * [Overview.$C$6]  ; &quot;&quot;  )  )   ; &quot;&quot;)">
            <text:p/>
          </table:table-cell>
          <table:table-cell table:number-columns-repeated="3"/>
          <table:table-cell table:style-name="ce182" table:formula="of:=IFERROR([.R470]/[.L470]; &quot;&quot;)">
            <text:p/>
          </table:table-cell>
          <table:table-cell table:style-name="ce203" table:formula="of:=IFERROR(   IF( AND( [.G470]=&quot;Long&quot;;   [.N470]=[.I470])  ;  [.I470]*([.O470]-[.J470])  ;    IF(  AND(  [.G470]=&quot;Short&quot;  ;   [.N470]=[.I470]   )   ;   [.I470]*([.J470]-[.O470])   ;  &quot;&quot;)) ; &quot;&quot;)">
            <text:p/>
          </table:table-cell>
          <table:table-cell table:style-name="ce215" table:formula="of:=IF(ISNUMBER([.R470]); IF([.R470]&gt;=0; &quot;Win&quot;; &quot;Loss&quot;); &quot;&quot;)">
            <text:p/>
          </table:table-cell>
          <table:table-cell table:style-name="ce220" table:formula="of:=IF(ISNUMBER([.R470]); ROUND(([.P470]-[.H47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0]); &quot;&quot;; IF([.$G470]=&quot;Long&quot;; ([.X470]-[.$J470])*[.$I470]/[.$L470]; ([.$J470]-[.X470])*[.$I470]/[.$L470])-[.$Q470]); &quot;&quot;)">
            <text:p/>
          </table:table-cell>
          <table:table-cell/>
          <table:table-cell table:style-name="ce243" table:formula="of:=IFERROR(IF(ISBLANK([.Z470]); &quot;&quot;; IF([.$G470]=&quot;Long&quot;; ([.Z470]-[.$J470])*[.$I470]/[.$L470]; ([.$J470]-[.Z470])*[.$I470]/[.$L470])-[.$Q470]); &quot;&quot;)">
            <text:p/>
          </table:table-cell>
          <table:table-cell/>
          <table:table-cell table:style-name="ce243" table:formula="of:=IFERROR(IF(ISBLANK([.AB470]); &quot;&quot;; IF([.$G470]=&quot;Long&quot;; ([.AB470]-[.$J470])*[.$I470]/[.$L470]; ([.$J470]-[.AB470])*[.$I470]/[.$L470])-[.$Q470]); &quot;&quot;)">
            <text:p/>
          </table:table-cell>
          <table:table-cell table:number-columns-repeated="5"/>
          <table:table-cell table:formula="of:=IF([.B470]=&quot;&quot;; &quot;&quot;; WEEKDAY([.B470]; 2))">
            <text:p/>
          </table:table-cell>
          <table:table-cell table:number-columns-repeated="29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1]=&quot;Long&quot; ; [.J471]-[Overview.$C$4]/[.I471]  ;  IF([.G471]=&quot;Short&quot;; [.J471]+[Overview.$C$4]/[.I471]; &quot;&quot;) ); &quot;&quot;)">
            <text:p/>
          </table:table-cell>
          <table:table-cell table:formula="of:=IFERROR(ABS([.K471]-[.J471])*[.I471]; &quot;&quot;)">
            <text:p/>
          </table:table-cell>
          <table:table-cell table:formula="of:=IFERROR(  IF([.G471]=&quot;Long&quot;;  [.J471]+[Overview.$C$4]/[.I471]  *  [Overview.$C$6]  ;  IF([.G471]=&quot;Short&quot;   ;  [.J471]-[Overview.$C$4]/[.I471]  * [Overview.$C$6]  ; &quot;&quot;  )  )   ; &quot;&quot;)">
            <text:p/>
          </table:table-cell>
          <table:table-cell table:number-columns-repeated="3"/>
          <table:table-cell table:style-name="ce182" table:formula="of:=IFERROR([.R471]/[.L471]; &quot;&quot;)">
            <text:p/>
          </table:table-cell>
          <table:table-cell table:style-name="ce203" table:formula="of:=IFERROR(   IF( AND( [.G471]=&quot;Long&quot;;   [.N471]=[.I471])  ;  [.I471]*([.O471]-[.J471])  ;    IF(  AND(  [.G471]=&quot;Short&quot;  ;   [.N471]=[.I471]   )   ;   [.I471]*([.J471]-[.O471])   ;  &quot;&quot;)) ; &quot;&quot;)">
            <text:p/>
          </table:table-cell>
          <table:table-cell table:style-name="ce215" table:formula="of:=IF(ISNUMBER([.R471]); IF([.R471]&gt;=0; &quot;Win&quot;; &quot;Loss&quot;); &quot;&quot;)">
            <text:p/>
          </table:table-cell>
          <table:table-cell table:style-name="ce220" table:formula="of:=IF(ISNUMBER([.R471]); ROUND(([.P471]-[.H47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1]); &quot;&quot;; IF([.$G471]=&quot;Long&quot;; ([.X471]-[.$J471])*[.$I471]/[.$L471]; ([.$J471]-[.X471])*[.$I471]/[.$L471])-[.$Q471]); &quot;&quot;)">
            <text:p/>
          </table:table-cell>
          <table:table-cell/>
          <table:table-cell table:style-name="ce243" table:formula="of:=IFERROR(IF(ISBLANK([.Z471]); &quot;&quot;; IF([.$G471]=&quot;Long&quot;; ([.Z471]-[.$J471])*[.$I471]/[.$L471]; ([.$J471]-[.Z471])*[.$I471]/[.$L471])-[.$Q471]); &quot;&quot;)">
            <text:p/>
          </table:table-cell>
          <table:table-cell/>
          <table:table-cell table:style-name="ce243" table:formula="of:=IFERROR(IF(ISBLANK([.AB471]); &quot;&quot;; IF([.$G471]=&quot;Long&quot;; ([.AB471]-[.$J471])*[.$I471]/[.$L471]; ([.$J471]-[.AB471])*[.$I471]/[.$L471])-[.$Q471]); &quot;&quot;)">
            <text:p/>
          </table:table-cell>
          <table:table-cell table:number-columns-repeated="5"/>
          <table:table-cell table:formula="of:=IF([.B471]=&quot;&quot;; &quot;&quot;; WEEKDAY([.B471]; 2))">
            <text:p/>
          </table:table-cell>
          <table:table-cell table:number-columns-repeated="29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2]=&quot;Long&quot; ; [.J472]-[Overview.$C$4]/[.I472]  ;  IF([.G472]=&quot;Short&quot;; [.J472]+[Overview.$C$4]/[.I472]; &quot;&quot;) ); &quot;&quot;)">
            <text:p/>
          </table:table-cell>
          <table:table-cell table:formula="of:=IFERROR(ABS([.K472]-[.J472])*[.I472]; &quot;&quot;)">
            <text:p/>
          </table:table-cell>
          <table:table-cell table:formula="of:=IFERROR(  IF([.G472]=&quot;Long&quot;;  [.J472]+[Overview.$C$4]/[.I472]  *  [Overview.$C$6]  ;  IF([.G472]=&quot;Short&quot;   ;  [.J472]-[Overview.$C$4]/[.I472]  * [Overview.$C$6]  ; &quot;&quot;  )  )   ; &quot;&quot;)">
            <text:p/>
          </table:table-cell>
          <table:table-cell table:number-columns-repeated="3"/>
          <table:table-cell table:style-name="ce182" table:formula="of:=IFERROR([.R472]/[.L472]; &quot;&quot;)">
            <text:p/>
          </table:table-cell>
          <table:table-cell table:style-name="ce203" table:formula="of:=IFERROR(   IF( AND( [.G472]=&quot;Long&quot;;   [.N472]=[.I472])  ;  [.I472]*([.O472]-[.J472])  ;    IF(  AND(  [.G472]=&quot;Short&quot;  ;   [.N472]=[.I472]   )   ;   [.I472]*([.J472]-[.O472])   ;  &quot;&quot;)) ; &quot;&quot;)">
            <text:p/>
          </table:table-cell>
          <table:table-cell table:style-name="ce215" table:formula="of:=IF(ISNUMBER([.R472]); IF([.R472]&gt;=0; &quot;Win&quot;; &quot;Loss&quot;); &quot;&quot;)">
            <text:p/>
          </table:table-cell>
          <table:table-cell table:style-name="ce220" table:formula="of:=IF(ISNUMBER([.R472]); ROUND(([.P472]-[.H47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2]); &quot;&quot;; IF([.$G472]=&quot;Long&quot;; ([.X472]-[.$J472])*[.$I472]/[.$L472]; ([.$J472]-[.X472])*[.$I472]/[.$L472])-[.$Q472]); &quot;&quot;)">
            <text:p/>
          </table:table-cell>
          <table:table-cell/>
          <table:table-cell table:style-name="ce243" table:formula="of:=IFERROR(IF(ISBLANK([.Z472]); &quot;&quot;; IF([.$G472]=&quot;Long&quot;; ([.Z472]-[.$J472])*[.$I472]/[.$L472]; ([.$J472]-[.Z472])*[.$I472]/[.$L472])-[.$Q472]); &quot;&quot;)">
            <text:p/>
          </table:table-cell>
          <table:table-cell/>
          <table:table-cell table:style-name="ce243" table:formula="of:=IFERROR(IF(ISBLANK([.AB472]); &quot;&quot;; IF([.$G472]=&quot;Long&quot;; ([.AB472]-[.$J472])*[.$I472]/[.$L472]; ([.$J472]-[.AB472])*[.$I472]/[.$L472])-[.$Q472]); &quot;&quot;)">
            <text:p/>
          </table:table-cell>
          <table:table-cell table:number-columns-repeated="5"/>
          <table:table-cell table:formula="of:=IF([.B472]=&quot;&quot;; &quot;&quot;; WEEKDAY([.B472]; 2))">
            <text:p/>
          </table:table-cell>
          <table:table-cell table:number-columns-repeated="29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3]=&quot;Long&quot; ; [.J473]-[Overview.$C$4]/[.I473]  ;  IF([.G473]=&quot;Short&quot;; [.J473]+[Overview.$C$4]/[.I473]; &quot;&quot;) ); &quot;&quot;)">
            <text:p/>
          </table:table-cell>
          <table:table-cell table:formula="of:=IFERROR(ABS([.K473]-[.J473])*[.I473]; &quot;&quot;)">
            <text:p/>
          </table:table-cell>
          <table:table-cell table:formula="of:=IFERROR(  IF([.G473]=&quot;Long&quot;;  [.J473]+[Overview.$C$4]/[.I473]  *  [Overview.$C$6]  ;  IF([.G473]=&quot;Short&quot;   ;  [.J473]-[Overview.$C$4]/[.I473]  * [Overview.$C$6]  ; &quot;&quot;  )  )   ; &quot;&quot;)">
            <text:p/>
          </table:table-cell>
          <table:table-cell table:number-columns-repeated="3"/>
          <table:table-cell table:style-name="ce182" table:formula="of:=IFERROR([.R473]/[.L473]; &quot;&quot;)">
            <text:p/>
          </table:table-cell>
          <table:table-cell table:style-name="ce203" table:formula="of:=IFERROR(   IF( AND( [.G473]=&quot;Long&quot;;   [.N473]=[.I473])  ;  [.I473]*([.O473]-[.J473])  ;    IF(  AND(  [.G473]=&quot;Short&quot;  ;   [.N473]=[.I473]   )   ;   [.I473]*([.J473]-[.O473])   ;  &quot;&quot;)) ; &quot;&quot;)">
            <text:p/>
          </table:table-cell>
          <table:table-cell table:style-name="ce215" table:formula="of:=IF(ISNUMBER([.R473]); IF([.R473]&gt;=0; &quot;Win&quot;; &quot;Loss&quot;); &quot;&quot;)">
            <text:p/>
          </table:table-cell>
          <table:table-cell table:style-name="ce220" table:formula="of:=IF(ISNUMBER([.R473]); ROUND(([.P473]-[.H47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3]); &quot;&quot;; IF([.$G473]=&quot;Long&quot;; ([.X473]-[.$J473])*[.$I473]/[.$L473]; ([.$J473]-[.X473])*[.$I473]/[.$L473])-[.$Q473]); &quot;&quot;)">
            <text:p/>
          </table:table-cell>
          <table:table-cell/>
          <table:table-cell table:style-name="ce243" table:formula="of:=IFERROR(IF(ISBLANK([.Z473]); &quot;&quot;; IF([.$G473]=&quot;Long&quot;; ([.Z473]-[.$J473])*[.$I473]/[.$L473]; ([.$J473]-[.Z473])*[.$I473]/[.$L473])-[.$Q473]); &quot;&quot;)">
            <text:p/>
          </table:table-cell>
          <table:table-cell/>
          <table:table-cell table:style-name="ce243" table:formula="of:=IFERROR(IF(ISBLANK([.AB473]); &quot;&quot;; IF([.$G473]=&quot;Long&quot;; ([.AB473]-[.$J473])*[.$I473]/[.$L473]; ([.$J473]-[.AB473])*[.$I473]/[.$L473])-[.$Q473]); &quot;&quot;)">
            <text:p/>
          </table:table-cell>
          <table:table-cell table:number-columns-repeated="5"/>
          <table:table-cell table:formula="of:=IF([.B473]=&quot;&quot;; &quot;&quot;; WEEKDAY([.B473]; 2))">
            <text:p/>
          </table:table-cell>
          <table:table-cell table:number-columns-repeated="29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4]=&quot;Long&quot; ; [.J474]-[Overview.$C$4]/[.I474]  ;  IF([.G474]=&quot;Short&quot;; [.J474]+[Overview.$C$4]/[.I474]; &quot;&quot;) ); &quot;&quot;)">
            <text:p/>
          </table:table-cell>
          <table:table-cell table:formula="of:=IFERROR(ABS([.K474]-[.J474])*[.I474]; &quot;&quot;)">
            <text:p/>
          </table:table-cell>
          <table:table-cell table:formula="of:=IFERROR(  IF([.G474]=&quot;Long&quot;;  [.J474]+[Overview.$C$4]/[.I474]  *  [Overview.$C$6]  ;  IF([.G474]=&quot;Short&quot;   ;  [.J474]-[Overview.$C$4]/[.I474]  * [Overview.$C$6]  ; &quot;&quot;  )  )   ; &quot;&quot;)">
            <text:p/>
          </table:table-cell>
          <table:table-cell table:number-columns-repeated="3"/>
          <table:table-cell table:style-name="ce182" table:formula="of:=IFERROR([.R474]/[.L474]; &quot;&quot;)">
            <text:p/>
          </table:table-cell>
          <table:table-cell table:style-name="ce203" table:formula="of:=IFERROR(   IF( AND( [.G474]=&quot;Long&quot;;   [.N474]=[.I474])  ;  [.I474]*([.O474]-[.J474])  ;    IF(  AND(  [.G474]=&quot;Short&quot;  ;   [.N474]=[.I474]   )   ;   [.I474]*([.J474]-[.O474])   ;  &quot;&quot;)) ; &quot;&quot;)">
            <text:p/>
          </table:table-cell>
          <table:table-cell table:style-name="ce215" table:formula="of:=IF(ISNUMBER([.R474]); IF([.R474]&gt;=0; &quot;Win&quot;; &quot;Loss&quot;); &quot;&quot;)">
            <text:p/>
          </table:table-cell>
          <table:table-cell table:style-name="ce220" table:formula="of:=IF(ISNUMBER([.R474]); ROUND(([.P474]-[.H47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4]); &quot;&quot;; IF([.$G474]=&quot;Long&quot;; ([.X474]-[.$J474])*[.$I474]/[.$L474]; ([.$J474]-[.X474])*[.$I474]/[.$L474])-[.$Q474]); &quot;&quot;)">
            <text:p/>
          </table:table-cell>
          <table:table-cell/>
          <table:table-cell table:style-name="ce243" table:formula="of:=IFERROR(IF(ISBLANK([.Z474]); &quot;&quot;; IF([.$G474]=&quot;Long&quot;; ([.Z474]-[.$J474])*[.$I474]/[.$L474]; ([.$J474]-[.Z474])*[.$I474]/[.$L474])-[.$Q474]); &quot;&quot;)">
            <text:p/>
          </table:table-cell>
          <table:table-cell/>
          <table:table-cell table:style-name="ce243" table:formula="of:=IFERROR(IF(ISBLANK([.AB474]); &quot;&quot;; IF([.$G474]=&quot;Long&quot;; ([.AB474]-[.$J474])*[.$I474]/[.$L474]; ([.$J474]-[.AB474])*[.$I474]/[.$L474])-[.$Q474]); &quot;&quot;)">
            <text:p/>
          </table:table-cell>
          <table:table-cell table:number-columns-repeated="5"/>
          <table:table-cell table:formula="of:=IF([.B474]=&quot;&quot;; &quot;&quot;; WEEKDAY([.B474]; 2))">
            <text:p/>
          </table:table-cell>
          <table:table-cell table:number-columns-repeated="29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5]=&quot;Long&quot; ; [.J475]-[Overview.$C$4]/[.I475]  ;  IF([.G475]=&quot;Short&quot;; [.J475]+[Overview.$C$4]/[.I475]; &quot;&quot;) ); &quot;&quot;)">
            <text:p/>
          </table:table-cell>
          <table:table-cell table:formula="of:=IFERROR(ABS([.K475]-[.J475])*[.I475]; &quot;&quot;)">
            <text:p/>
          </table:table-cell>
          <table:table-cell table:formula="of:=IFERROR(  IF([.G475]=&quot;Long&quot;;  [.J475]+[Overview.$C$4]/[.I475]  *  [Overview.$C$6]  ;  IF([.G475]=&quot;Short&quot;   ;  [.J475]-[Overview.$C$4]/[.I475]  * [Overview.$C$6]  ; &quot;&quot;  )  )   ; &quot;&quot;)">
            <text:p/>
          </table:table-cell>
          <table:table-cell table:number-columns-repeated="3"/>
          <table:table-cell table:style-name="ce182" table:formula="of:=IFERROR([.R475]/[.L475]; &quot;&quot;)">
            <text:p/>
          </table:table-cell>
          <table:table-cell table:style-name="ce203" table:formula="of:=IFERROR(   IF( AND( [.G475]=&quot;Long&quot;;   [.N475]=[.I475])  ;  [.I475]*([.O475]-[.J475])  ;    IF(  AND(  [.G475]=&quot;Short&quot;  ;   [.N475]=[.I475]   )   ;   [.I475]*([.J475]-[.O475])   ;  &quot;&quot;)) ; &quot;&quot;)">
            <text:p/>
          </table:table-cell>
          <table:table-cell table:style-name="ce215" table:formula="of:=IF(ISNUMBER([.R475]); IF([.R475]&gt;=0; &quot;Win&quot;; &quot;Loss&quot;); &quot;&quot;)">
            <text:p/>
          </table:table-cell>
          <table:table-cell table:style-name="ce220" table:formula="of:=IF(ISNUMBER([.R475]); ROUND(([.P475]-[.H47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5]); &quot;&quot;; IF([.$G475]=&quot;Long&quot;; ([.X475]-[.$J475])*[.$I475]/[.$L475]; ([.$J475]-[.X475])*[.$I475]/[.$L475])-[.$Q475]); &quot;&quot;)">
            <text:p/>
          </table:table-cell>
          <table:table-cell/>
          <table:table-cell table:style-name="ce243" table:formula="of:=IFERROR(IF(ISBLANK([.Z475]); &quot;&quot;; IF([.$G475]=&quot;Long&quot;; ([.Z475]-[.$J475])*[.$I475]/[.$L475]; ([.$J475]-[.Z475])*[.$I475]/[.$L475])-[.$Q475]); &quot;&quot;)">
            <text:p/>
          </table:table-cell>
          <table:table-cell/>
          <table:table-cell table:style-name="ce243" table:formula="of:=IFERROR(IF(ISBLANK([.AB475]); &quot;&quot;; IF([.$G475]=&quot;Long&quot;; ([.AB475]-[.$J475])*[.$I475]/[.$L475]; ([.$J475]-[.AB475])*[.$I475]/[.$L475])-[.$Q475]); &quot;&quot;)">
            <text:p/>
          </table:table-cell>
          <table:table-cell table:number-columns-repeated="5"/>
          <table:table-cell table:formula="of:=IF([.B475]=&quot;&quot;; &quot;&quot;; WEEKDAY([.B475]; 2))">
            <text:p/>
          </table:table-cell>
          <table:table-cell table:number-columns-repeated="29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6]=&quot;Long&quot; ; [.J476]-[Overview.$C$4]/[.I476]  ;  IF([.G476]=&quot;Short&quot;; [.J476]+[Overview.$C$4]/[.I476]; &quot;&quot;) ); &quot;&quot;)">
            <text:p/>
          </table:table-cell>
          <table:table-cell table:formula="of:=IFERROR(ABS([.K476]-[.J476])*[.I476]; &quot;&quot;)">
            <text:p/>
          </table:table-cell>
          <table:table-cell table:formula="of:=IFERROR(  IF([.G476]=&quot;Long&quot;;  [.J476]+[Overview.$C$4]/[.I476]  *  [Overview.$C$6]  ;  IF([.G476]=&quot;Short&quot;   ;  [.J476]-[Overview.$C$4]/[.I476]  * [Overview.$C$6]  ; &quot;&quot;  )  )   ; &quot;&quot;)">
            <text:p/>
          </table:table-cell>
          <table:table-cell table:number-columns-repeated="3"/>
          <table:table-cell table:style-name="ce182" table:formula="of:=IFERROR([.R476]/[.L476]; &quot;&quot;)">
            <text:p/>
          </table:table-cell>
          <table:table-cell table:style-name="ce203" table:formula="of:=IFERROR(   IF( AND( [.G476]=&quot;Long&quot;;   [.N476]=[.I476])  ;  [.I476]*([.O476]-[.J476])  ;    IF(  AND(  [.G476]=&quot;Short&quot;  ;   [.N476]=[.I476]   )   ;   [.I476]*([.J476]-[.O476])   ;  &quot;&quot;)) ; &quot;&quot;)">
            <text:p/>
          </table:table-cell>
          <table:table-cell table:style-name="ce215" table:formula="of:=IF(ISNUMBER([.R476]); IF([.R476]&gt;=0; &quot;Win&quot;; &quot;Loss&quot;); &quot;&quot;)">
            <text:p/>
          </table:table-cell>
          <table:table-cell table:style-name="ce220" table:formula="of:=IF(ISNUMBER([.R476]); ROUND(([.P476]-[.H47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6]); &quot;&quot;; IF([.$G476]=&quot;Long&quot;; ([.X476]-[.$J476])*[.$I476]/[.$L476]; ([.$J476]-[.X476])*[.$I476]/[.$L476])-[.$Q476]); &quot;&quot;)">
            <text:p/>
          </table:table-cell>
          <table:table-cell/>
          <table:table-cell table:style-name="ce243" table:formula="of:=IFERROR(IF(ISBLANK([.Z476]); &quot;&quot;; IF([.$G476]=&quot;Long&quot;; ([.Z476]-[.$J476])*[.$I476]/[.$L476]; ([.$J476]-[.Z476])*[.$I476]/[.$L476])-[.$Q476]); &quot;&quot;)">
            <text:p/>
          </table:table-cell>
          <table:table-cell/>
          <table:table-cell table:style-name="ce243" table:formula="of:=IFERROR(IF(ISBLANK([.AB476]); &quot;&quot;; IF([.$G476]=&quot;Long&quot;; ([.AB476]-[.$J476])*[.$I476]/[.$L476]; ([.$J476]-[.AB476])*[.$I476]/[.$L476])-[.$Q476]); &quot;&quot;)">
            <text:p/>
          </table:table-cell>
          <table:table-cell table:number-columns-repeated="5"/>
          <table:table-cell table:formula="of:=IF([.B476]=&quot;&quot;; &quot;&quot;; WEEKDAY([.B476]; 2))">
            <text:p/>
          </table:table-cell>
          <table:table-cell table:number-columns-repeated="29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7]=&quot;Long&quot; ; [.J477]-[Overview.$C$4]/[.I477]  ;  IF([.G477]=&quot;Short&quot;; [.J477]+[Overview.$C$4]/[.I477]; &quot;&quot;) ); &quot;&quot;)">
            <text:p/>
          </table:table-cell>
          <table:table-cell table:formula="of:=IFERROR(ABS([.K477]-[.J477])*[.I477]; &quot;&quot;)">
            <text:p/>
          </table:table-cell>
          <table:table-cell table:formula="of:=IFERROR(  IF([.G477]=&quot;Long&quot;;  [.J477]+[Overview.$C$4]/[.I477]  *  [Overview.$C$6]  ;  IF([.G477]=&quot;Short&quot;   ;  [.J477]-[Overview.$C$4]/[.I477]  * [Overview.$C$6]  ; &quot;&quot;  )  )   ; &quot;&quot;)">
            <text:p/>
          </table:table-cell>
          <table:table-cell table:number-columns-repeated="3"/>
          <table:table-cell table:style-name="ce182" table:formula="of:=IFERROR([.R477]/[.L477]; &quot;&quot;)">
            <text:p/>
          </table:table-cell>
          <table:table-cell table:style-name="ce203" table:formula="of:=IFERROR(   IF( AND( [.G477]=&quot;Long&quot;;   [.N477]=[.I477])  ;  [.I477]*([.O477]-[.J477])  ;    IF(  AND(  [.G477]=&quot;Short&quot;  ;   [.N477]=[.I477]   )   ;   [.I477]*([.J477]-[.O477])   ;  &quot;&quot;)) ; &quot;&quot;)">
            <text:p/>
          </table:table-cell>
          <table:table-cell table:style-name="ce215" table:formula="of:=IF(ISNUMBER([.R477]); IF([.R477]&gt;=0; &quot;Win&quot;; &quot;Loss&quot;); &quot;&quot;)">
            <text:p/>
          </table:table-cell>
          <table:table-cell table:style-name="ce220" table:formula="of:=IF(ISNUMBER([.R477]); ROUND(([.P477]-[.H47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7]); &quot;&quot;; IF([.$G477]=&quot;Long&quot;; ([.X477]-[.$J477])*[.$I477]/[.$L477]; ([.$J477]-[.X477])*[.$I477]/[.$L477])-[.$Q477]); &quot;&quot;)">
            <text:p/>
          </table:table-cell>
          <table:table-cell/>
          <table:table-cell table:style-name="ce243" table:formula="of:=IFERROR(IF(ISBLANK([.Z477]); &quot;&quot;; IF([.$G477]=&quot;Long&quot;; ([.Z477]-[.$J477])*[.$I477]/[.$L477]; ([.$J477]-[.Z477])*[.$I477]/[.$L477])-[.$Q477]); &quot;&quot;)">
            <text:p/>
          </table:table-cell>
          <table:table-cell/>
          <table:table-cell table:style-name="ce243" table:formula="of:=IFERROR(IF(ISBLANK([.AB477]); &quot;&quot;; IF([.$G477]=&quot;Long&quot;; ([.AB477]-[.$J477])*[.$I477]/[.$L477]; ([.$J477]-[.AB477])*[.$I477]/[.$L477])-[.$Q477]); &quot;&quot;)">
            <text:p/>
          </table:table-cell>
          <table:table-cell table:number-columns-repeated="5"/>
          <table:table-cell table:formula="of:=IF([.B477]=&quot;&quot;; &quot;&quot;; WEEKDAY([.B477]; 2))">
            <text:p/>
          </table:table-cell>
          <table:table-cell table:number-columns-repeated="29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8]=&quot;Long&quot; ; [.J478]-[Overview.$C$4]/[.I478]  ;  IF([.G478]=&quot;Short&quot;; [.J478]+[Overview.$C$4]/[.I478]; &quot;&quot;) ); &quot;&quot;)">
            <text:p/>
          </table:table-cell>
          <table:table-cell table:formula="of:=IFERROR(ABS([.K478]-[.J478])*[.I478]; &quot;&quot;)">
            <text:p/>
          </table:table-cell>
          <table:table-cell table:formula="of:=IFERROR(  IF([.G478]=&quot;Long&quot;;  [.J478]+[Overview.$C$4]/[.I478]  *  [Overview.$C$6]  ;  IF([.G478]=&quot;Short&quot;   ;  [.J478]-[Overview.$C$4]/[.I478]  * [Overview.$C$6]  ; &quot;&quot;  )  )   ; &quot;&quot;)">
            <text:p/>
          </table:table-cell>
          <table:table-cell table:number-columns-repeated="3"/>
          <table:table-cell table:style-name="ce182" table:formula="of:=IFERROR([.R478]/[.L478]; &quot;&quot;)">
            <text:p/>
          </table:table-cell>
          <table:table-cell table:style-name="ce203" table:formula="of:=IFERROR(   IF( AND( [.G478]=&quot;Long&quot;;   [.N478]=[.I478])  ;  [.I478]*([.O478]-[.J478])  ;    IF(  AND(  [.G478]=&quot;Short&quot;  ;   [.N478]=[.I478]   )   ;   [.I478]*([.J478]-[.O478])   ;  &quot;&quot;)) ; &quot;&quot;)">
            <text:p/>
          </table:table-cell>
          <table:table-cell table:style-name="ce215" table:formula="of:=IF(ISNUMBER([.R478]); IF([.R478]&gt;=0; &quot;Win&quot;; &quot;Loss&quot;); &quot;&quot;)">
            <text:p/>
          </table:table-cell>
          <table:table-cell table:style-name="ce220" table:formula="of:=IF(ISNUMBER([.R478]); ROUND(([.P478]-[.H47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8]); &quot;&quot;; IF([.$G478]=&quot;Long&quot;; ([.X478]-[.$J478])*[.$I478]/[.$L478]; ([.$J478]-[.X478])*[.$I478]/[.$L478])-[.$Q478]); &quot;&quot;)">
            <text:p/>
          </table:table-cell>
          <table:table-cell/>
          <table:table-cell table:style-name="ce243" table:formula="of:=IFERROR(IF(ISBLANK([.Z478]); &quot;&quot;; IF([.$G478]=&quot;Long&quot;; ([.Z478]-[.$J478])*[.$I478]/[.$L478]; ([.$J478]-[.Z478])*[.$I478]/[.$L478])-[.$Q478]); &quot;&quot;)">
            <text:p/>
          </table:table-cell>
          <table:table-cell/>
          <table:table-cell table:style-name="ce243" table:formula="of:=IFERROR(IF(ISBLANK([.AB478]); &quot;&quot;; IF([.$G478]=&quot;Long&quot;; ([.AB478]-[.$J478])*[.$I478]/[.$L478]; ([.$J478]-[.AB478])*[.$I478]/[.$L478])-[.$Q478]); &quot;&quot;)">
            <text:p/>
          </table:table-cell>
          <table:table-cell table:number-columns-repeated="5"/>
          <table:table-cell table:formula="of:=IF([.B478]=&quot;&quot;; &quot;&quot;; WEEKDAY([.B478]; 2))">
            <text:p/>
          </table:table-cell>
          <table:table-cell table:number-columns-repeated="29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9]=&quot;Long&quot; ; [.J479]-[Overview.$C$4]/[.I479]  ;  IF([.G479]=&quot;Short&quot;; [.J479]+[Overview.$C$4]/[.I479]; &quot;&quot;) ); &quot;&quot;)">
            <text:p/>
          </table:table-cell>
          <table:table-cell table:formula="of:=IFERROR(ABS([.K479]-[.J479])*[.I479]; &quot;&quot;)">
            <text:p/>
          </table:table-cell>
          <table:table-cell table:formula="of:=IFERROR(  IF([.G479]=&quot;Long&quot;;  [.J479]+[Overview.$C$4]/[.I479]  *  [Overview.$C$6]  ;  IF([.G479]=&quot;Short&quot;   ;  [.J479]-[Overview.$C$4]/[.I479]  * [Overview.$C$6]  ; &quot;&quot;  )  )   ; &quot;&quot;)">
            <text:p/>
          </table:table-cell>
          <table:table-cell table:number-columns-repeated="3"/>
          <table:table-cell table:style-name="ce182" table:formula="of:=IFERROR([.R479]/[.L479]; &quot;&quot;)">
            <text:p/>
          </table:table-cell>
          <table:table-cell table:style-name="ce203" table:formula="of:=IFERROR(   IF( AND( [.G479]=&quot;Long&quot;;   [.N479]=[.I479])  ;  [.I479]*([.O479]-[.J479])  ;    IF(  AND(  [.G479]=&quot;Short&quot;  ;   [.N479]=[.I479]   )   ;   [.I479]*([.J479]-[.O479])   ;  &quot;&quot;)) ; &quot;&quot;)">
            <text:p/>
          </table:table-cell>
          <table:table-cell table:style-name="ce215" table:formula="of:=IF(ISNUMBER([.R479]); IF([.R479]&gt;=0; &quot;Win&quot;; &quot;Loss&quot;); &quot;&quot;)">
            <text:p/>
          </table:table-cell>
          <table:table-cell table:style-name="ce220" table:formula="of:=IF(ISNUMBER([.R479]); ROUND(([.P479]-[.H47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9]); &quot;&quot;; IF([.$G479]=&quot;Long&quot;; ([.X479]-[.$J479])*[.$I479]/[.$L479]; ([.$J479]-[.X479])*[.$I479]/[.$L479])-[.$Q479]); &quot;&quot;)">
            <text:p/>
          </table:table-cell>
          <table:table-cell/>
          <table:table-cell table:style-name="ce243" table:formula="of:=IFERROR(IF(ISBLANK([.Z479]); &quot;&quot;; IF([.$G479]=&quot;Long&quot;; ([.Z479]-[.$J479])*[.$I479]/[.$L479]; ([.$J479]-[.Z479])*[.$I479]/[.$L479])-[.$Q479]); &quot;&quot;)">
            <text:p/>
          </table:table-cell>
          <table:table-cell/>
          <table:table-cell table:style-name="ce243" table:formula="of:=IFERROR(IF(ISBLANK([.AB479]); &quot;&quot;; IF([.$G479]=&quot;Long&quot;; ([.AB479]-[.$J479])*[.$I479]/[.$L479]; ([.$J479]-[.AB479])*[.$I479]/[.$L479])-[.$Q479]); &quot;&quot;)">
            <text:p/>
          </table:table-cell>
          <table:table-cell table:number-columns-repeated="5"/>
          <table:table-cell table:formula="of:=IF([.B479]=&quot;&quot;; &quot;&quot;; WEEKDAY([.B479]; 2))">
            <text:p/>
          </table:table-cell>
          <table:table-cell table:number-columns-repeated="29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0]=&quot;Long&quot; ; [.J480]-[Overview.$C$4]/[.I480]  ;  IF([.G480]=&quot;Short&quot;; [.J480]+[Overview.$C$4]/[.I480]; &quot;&quot;) ); &quot;&quot;)">
            <text:p/>
          </table:table-cell>
          <table:table-cell table:formula="of:=IFERROR(ABS([.K480]-[.J480])*[.I480]; &quot;&quot;)">
            <text:p/>
          </table:table-cell>
          <table:table-cell table:formula="of:=IFERROR(  IF([.G480]=&quot;Long&quot;;  [.J480]+[Overview.$C$4]/[.I480]  *  [Overview.$C$6]  ;  IF([.G480]=&quot;Short&quot;   ;  [.J480]-[Overview.$C$4]/[.I480]  * [Overview.$C$6]  ; &quot;&quot;  )  )   ; &quot;&quot;)">
            <text:p/>
          </table:table-cell>
          <table:table-cell table:number-columns-repeated="3"/>
          <table:table-cell table:style-name="ce182" table:formula="of:=IFERROR([.R480]/[.L480]; &quot;&quot;)">
            <text:p/>
          </table:table-cell>
          <table:table-cell table:style-name="ce203" table:formula="of:=IFERROR(   IF( AND( [.G480]=&quot;Long&quot;;   [.N480]=[.I480])  ;  [.I480]*([.O480]-[.J480])  ;    IF(  AND(  [.G480]=&quot;Short&quot;  ;   [.N480]=[.I480]   )   ;   [.I480]*([.J480]-[.O480])   ;  &quot;&quot;)) ; &quot;&quot;)">
            <text:p/>
          </table:table-cell>
          <table:table-cell table:style-name="ce215" table:formula="of:=IF(ISNUMBER([.R480]); IF([.R480]&gt;=0; &quot;Win&quot;; &quot;Loss&quot;); &quot;&quot;)">
            <text:p/>
          </table:table-cell>
          <table:table-cell table:style-name="ce220" table:formula="of:=IF(ISNUMBER([.R480]); ROUND(([.P480]-[.H48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0]); &quot;&quot;; IF([.$G480]=&quot;Long&quot;; ([.X480]-[.$J480])*[.$I480]/[.$L480]; ([.$J480]-[.X480])*[.$I480]/[.$L480])-[.$Q480]); &quot;&quot;)">
            <text:p/>
          </table:table-cell>
          <table:table-cell/>
          <table:table-cell table:style-name="ce243" table:formula="of:=IFERROR(IF(ISBLANK([.Z480]); &quot;&quot;; IF([.$G480]=&quot;Long&quot;; ([.Z480]-[.$J480])*[.$I480]/[.$L480]; ([.$J480]-[.Z480])*[.$I480]/[.$L480])-[.$Q480]); &quot;&quot;)">
            <text:p/>
          </table:table-cell>
          <table:table-cell/>
          <table:table-cell table:style-name="ce243" table:formula="of:=IFERROR(IF(ISBLANK([.AB480]); &quot;&quot;; IF([.$G480]=&quot;Long&quot;; ([.AB480]-[.$J480])*[.$I480]/[.$L480]; ([.$J480]-[.AB480])*[.$I480]/[.$L480])-[.$Q480]); &quot;&quot;)">
            <text:p/>
          </table:table-cell>
          <table:table-cell table:number-columns-repeated="5"/>
          <table:table-cell table:formula="of:=IF([.B480]=&quot;&quot;; &quot;&quot;; WEEKDAY([.B480]; 2))">
            <text:p/>
          </table:table-cell>
          <table:table-cell table:number-columns-repeated="29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1]=&quot;Long&quot; ; [.J481]-[Overview.$C$4]/[.I481]  ;  IF([.G481]=&quot;Short&quot;; [.J481]+[Overview.$C$4]/[.I481]; &quot;&quot;) ); &quot;&quot;)">
            <text:p/>
          </table:table-cell>
          <table:table-cell table:formula="of:=IFERROR(ABS([.K481]-[.J481])*[.I481]; &quot;&quot;)">
            <text:p/>
          </table:table-cell>
          <table:table-cell table:formula="of:=IFERROR(  IF([.G481]=&quot;Long&quot;;  [.J481]+[Overview.$C$4]/[.I481]  *  [Overview.$C$6]  ;  IF([.G481]=&quot;Short&quot;   ;  [.J481]-[Overview.$C$4]/[.I481]  * [Overview.$C$6]  ; &quot;&quot;  )  )   ; &quot;&quot;)">
            <text:p/>
          </table:table-cell>
          <table:table-cell table:number-columns-repeated="3"/>
          <table:table-cell table:style-name="ce182" table:formula="of:=IFERROR([.R481]/[.L481]; &quot;&quot;)">
            <text:p/>
          </table:table-cell>
          <table:table-cell table:style-name="ce203" table:formula="of:=IFERROR(   IF( AND( [.G481]=&quot;Long&quot;;   [.N481]=[.I481])  ;  [.I481]*([.O481]-[.J481])  ;    IF(  AND(  [.G481]=&quot;Short&quot;  ;   [.N481]=[.I481]   )   ;   [.I481]*([.J481]-[.O481])   ;  &quot;&quot;)) ; &quot;&quot;)">
            <text:p/>
          </table:table-cell>
          <table:table-cell table:style-name="ce215" table:formula="of:=IF(ISNUMBER([.R481]); IF([.R481]&gt;=0; &quot;Win&quot;; &quot;Loss&quot;); &quot;&quot;)">
            <text:p/>
          </table:table-cell>
          <table:table-cell table:style-name="ce220" table:formula="of:=IF(ISNUMBER([.R481]); ROUND(([.P481]-[.H48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1]); &quot;&quot;; IF([.$G481]=&quot;Long&quot;; ([.X481]-[.$J481])*[.$I481]/[.$L481]; ([.$J481]-[.X481])*[.$I481]/[.$L481])-[.$Q481]); &quot;&quot;)">
            <text:p/>
          </table:table-cell>
          <table:table-cell/>
          <table:table-cell table:style-name="ce243" table:formula="of:=IFERROR(IF(ISBLANK([.Z481]); &quot;&quot;; IF([.$G481]=&quot;Long&quot;; ([.Z481]-[.$J481])*[.$I481]/[.$L481]; ([.$J481]-[.Z481])*[.$I481]/[.$L481])-[.$Q481]); &quot;&quot;)">
            <text:p/>
          </table:table-cell>
          <table:table-cell/>
          <table:table-cell table:style-name="ce243" table:formula="of:=IFERROR(IF(ISBLANK([.AB481]); &quot;&quot;; IF([.$G481]=&quot;Long&quot;; ([.AB481]-[.$J481])*[.$I481]/[.$L481]; ([.$J481]-[.AB481])*[.$I481]/[.$L481])-[.$Q481]); &quot;&quot;)">
            <text:p/>
          </table:table-cell>
          <table:table-cell table:number-columns-repeated="5"/>
          <table:table-cell table:formula="of:=IF([.B481]=&quot;&quot;; &quot;&quot;; WEEKDAY([.B481]; 2))">
            <text:p/>
          </table:table-cell>
          <table:table-cell table:number-columns-repeated="29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2]=&quot;Long&quot; ; [.J482]-[Overview.$C$4]/[.I482]  ;  IF([.G482]=&quot;Short&quot;; [.J482]+[Overview.$C$4]/[.I482]; &quot;&quot;) ); &quot;&quot;)">
            <text:p/>
          </table:table-cell>
          <table:table-cell table:formula="of:=IFERROR(ABS([.K482]-[.J482])*[.I482]; &quot;&quot;)">
            <text:p/>
          </table:table-cell>
          <table:table-cell table:formula="of:=IFERROR(  IF([.G482]=&quot;Long&quot;;  [.J482]+[Overview.$C$4]/[.I482]  *  [Overview.$C$6]  ;  IF([.G482]=&quot;Short&quot;   ;  [.J482]-[Overview.$C$4]/[.I482]  * [Overview.$C$6]  ; &quot;&quot;  )  )   ; &quot;&quot;)">
            <text:p/>
          </table:table-cell>
          <table:table-cell table:number-columns-repeated="3"/>
          <table:table-cell table:style-name="ce182" table:formula="of:=IFERROR([.R482]/[.L482]; &quot;&quot;)">
            <text:p/>
          </table:table-cell>
          <table:table-cell table:style-name="ce203" table:formula="of:=IFERROR(   IF( AND( [.G482]=&quot;Long&quot;;   [.N482]=[.I482])  ;  [.I482]*([.O482]-[.J482])  ;    IF(  AND(  [.G482]=&quot;Short&quot;  ;   [.N482]=[.I482]   )   ;   [.I482]*([.J482]-[.O482])   ;  &quot;&quot;)) ; &quot;&quot;)">
            <text:p/>
          </table:table-cell>
          <table:table-cell table:style-name="ce215" table:formula="of:=IF(ISNUMBER([.R482]); IF([.R482]&gt;=0; &quot;Win&quot;; &quot;Loss&quot;); &quot;&quot;)">
            <text:p/>
          </table:table-cell>
          <table:table-cell table:style-name="ce220" table:formula="of:=IF(ISNUMBER([.R482]); ROUND(([.P482]-[.H48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2]); &quot;&quot;; IF([.$G482]=&quot;Long&quot;; ([.X482]-[.$J482])*[.$I482]/[.$L482]; ([.$J482]-[.X482])*[.$I482]/[.$L482])-[.$Q482]); &quot;&quot;)">
            <text:p/>
          </table:table-cell>
          <table:table-cell/>
          <table:table-cell table:style-name="ce243" table:formula="of:=IFERROR(IF(ISBLANK([.Z482]); &quot;&quot;; IF([.$G482]=&quot;Long&quot;; ([.Z482]-[.$J482])*[.$I482]/[.$L482]; ([.$J482]-[.Z482])*[.$I482]/[.$L482])-[.$Q482]); &quot;&quot;)">
            <text:p/>
          </table:table-cell>
          <table:table-cell/>
          <table:table-cell table:style-name="ce243" table:formula="of:=IFERROR(IF(ISBLANK([.AB482]); &quot;&quot;; IF([.$G482]=&quot;Long&quot;; ([.AB482]-[.$J482])*[.$I482]/[.$L482]; ([.$J482]-[.AB482])*[.$I482]/[.$L482])-[.$Q482]); &quot;&quot;)">
            <text:p/>
          </table:table-cell>
          <table:table-cell table:number-columns-repeated="5"/>
          <table:table-cell table:formula="of:=IF([.B482]=&quot;&quot;; &quot;&quot;; WEEKDAY([.B482]; 2))">
            <text:p/>
          </table:table-cell>
          <table:table-cell table:number-columns-repeated="29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3]=&quot;Long&quot; ; [.J483]-[Overview.$C$4]/[.I483]  ;  IF([.G483]=&quot;Short&quot;; [.J483]+[Overview.$C$4]/[.I483]; &quot;&quot;) ); &quot;&quot;)">
            <text:p/>
          </table:table-cell>
          <table:table-cell table:formula="of:=IFERROR(ABS([.K483]-[.J483])*[.I483]; &quot;&quot;)">
            <text:p/>
          </table:table-cell>
          <table:table-cell table:formula="of:=IFERROR(  IF([.G483]=&quot;Long&quot;;  [.J483]+[Overview.$C$4]/[.I483]  *  [Overview.$C$6]  ;  IF([.G483]=&quot;Short&quot;   ;  [.J483]-[Overview.$C$4]/[.I483]  * [Overview.$C$6]  ; &quot;&quot;  )  )   ; &quot;&quot;)">
            <text:p/>
          </table:table-cell>
          <table:table-cell table:number-columns-repeated="3"/>
          <table:table-cell table:style-name="ce182" table:formula="of:=IFERROR([.R483]/[.L483]; &quot;&quot;)">
            <text:p/>
          </table:table-cell>
          <table:table-cell table:style-name="ce203" table:formula="of:=IFERROR(   IF( AND( [.G483]=&quot;Long&quot;;   [.N483]=[.I483])  ;  [.I483]*([.O483]-[.J483])  ;    IF(  AND(  [.G483]=&quot;Short&quot;  ;   [.N483]=[.I483]   )   ;   [.I483]*([.J483]-[.O483])   ;  &quot;&quot;)) ; &quot;&quot;)">
            <text:p/>
          </table:table-cell>
          <table:table-cell table:style-name="ce215" table:formula="of:=IF(ISNUMBER([.R483]); IF([.R483]&gt;=0; &quot;Win&quot;; &quot;Loss&quot;); &quot;&quot;)">
            <text:p/>
          </table:table-cell>
          <table:table-cell table:style-name="ce220" table:formula="of:=IF(ISNUMBER([.R483]); ROUND(([.P483]-[.H48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3]); &quot;&quot;; IF([.$G483]=&quot;Long&quot;; ([.X483]-[.$J483])*[.$I483]/[.$L483]; ([.$J483]-[.X483])*[.$I483]/[.$L483])-[.$Q483]); &quot;&quot;)">
            <text:p/>
          </table:table-cell>
          <table:table-cell/>
          <table:table-cell table:style-name="ce243" table:formula="of:=IFERROR(IF(ISBLANK([.Z483]); &quot;&quot;; IF([.$G483]=&quot;Long&quot;; ([.Z483]-[.$J483])*[.$I483]/[.$L483]; ([.$J483]-[.Z483])*[.$I483]/[.$L483])-[.$Q483]); &quot;&quot;)">
            <text:p/>
          </table:table-cell>
          <table:table-cell/>
          <table:table-cell table:style-name="ce243" table:formula="of:=IFERROR(IF(ISBLANK([.AB483]); &quot;&quot;; IF([.$G483]=&quot;Long&quot;; ([.AB483]-[.$J483])*[.$I483]/[.$L483]; ([.$J483]-[.AB483])*[.$I483]/[.$L483])-[.$Q483]); &quot;&quot;)">
            <text:p/>
          </table:table-cell>
          <table:table-cell table:number-columns-repeated="5"/>
          <table:table-cell table:formula="of:=IF([.B483]=&quot;&quot;; &quot;&quot;; WEEKDAY([.B483]; 2))">
            <text:p/>
          </table:table-cell>
          <table:table-cell table:number-columns-repeated="29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4]=&quot;Long&quot; ; [.J484]-[Overview.$C$4]/[.I484]  ;  IF([.G484]=&quot;Short&quot;; [.J484]+[Overview.$C$4]/[.I484]; &quot;&quot;) ); &quot;&quot;)">
            <text:p/>
          </table:table-cell>
          <table:table-cell table:formula="of:=IFERROR(ABS([.K484]-[.J484])*[.I484]; &quot;&quot;)">
            <text:p/>
          </table:table-cell>
          <table:table-cell table:formula="of:=IFERROR(  IF([.G484]=&quot;Long&quot;;  [.J484]+[Overview.$C$4]/[.I484]  *  [Overview.$C$6]  ;  IF([.G484]=&quot;Short&quot;   ;  [.J484]-[Overview.$C$4]/[.I484]  * [Overview.$C$6]  ; &quot;&quot;  )  )   ; &quot;&quot;)">
            <text:p/>
          </table:table-cell>
          <table:table-cell table:number-columns-repeated="3"/>
          <table:table-cell table:style-name="ce182" table:formula="of:=IFERROR([.R484]/[.L484]; &quot;&quot;)">
            <text:p/>
          </table:table-cell>
          <table:table-cell table:style-name="ce203" table:formula="of:=IFERROR(   IF( AND( [.G484]=&quot;Long&quot;;   [.N484]=[.I484])  ;  [.I484]*([.O484]-[.J484])  ;    IF(  AND(  [.G484]=&quot;Short&quot;  ;   [.N484]=[.I484]   )   ;   [.I484]*([.J484]-[.O484])   ;  &quot;&quot;)) ; &quot;&quot;)">
            <text:p/>
          </table:table-cell>
          <table:table-cell table:style-name="ce215" table:formula="of:=IF(ISNUMBER([.R484]); IF([.R484]&gt;=0; &quot;Win&quot;; &quot;Loss&quot;); &quot;&quot;)">
            <text:p/>
          </table:table-cell>
          <table:table-cell table:style-name="ce220" table:formula="of:=IF(ISNUMBER([.R484]); ROUND(([.P484]-[.H48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4]); &quot;&quot;; IF([.$G484]=&quot;Long&quot;; ([.X484]-[.$J484])*[.$I484]/[.$L484]; ([.$J484]-[.X484])*[.$I484]/[.$L484])-[.$Q484]); &quot;&quot;)">
            <text:p/>
          </table:table-cell>
          <table:table-cell/>
          <table:table-cell table:style-name="ce243" table:formula="of:=IFERROR(IF(ISBLANK([.Z484]); &quot;&quot;; IF([.$G484]=&quot;Long&quot;; ([.Z484]-[.$J484])*[.$I484]/[.$L484]; ([.$J484]-[.Z484])*[.$I484]/[.$L484])-[.$Q484]); &quot;&quot;)">
            <text:p/>
          </table:table-cell>
          <table:table-cell/>
          <table:table-cell table:style-name="ce243" table:formula="of:=IFERROR(IF(ISBLANK([.AB484]); &quot;&quot;; IF([.$G484]=&quot;Long&quot;; ([.AB484]-[.$J484])*[.$I484]/[.$L484]; ([.$J484]-[.AB484])*[.$I484]/[.$L484])-[.$Q484]); &quot;&quot;)">
            <text:p/>
          </table:table-cell>
          <table:table-cell table:number-columns-repeated="5"/>
          <table:table-cell table:formula="of:=IF([.B484]=&quot;&quot;; &quot;&quot;; WEEKDAY([.B484]; 2))">
            <text:p/>
          </table:table-cell>
          <table:table-cell table:number-columns-repeated="29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5]=&quot;Long&quot; ; [.J485]-[Overview.$C$4]/[.I485]  ;  IF([.G485]=&quot;Short&quot;; [.J485]+[Overview.$C$4]/[.I485]; &quot;&quot;) ); &quot;&quot;)">
            <text:p/>
          </table:table-cell>
          <table:table-cell table:formula="of:=IFERROR(ABS([.K485]-[.J485])*[.I485]; &quot;&quot;)">
            <text:p/>
          </table:table-cell>
          <table:table-cell table:formula="of:=IFERROR(  IF([.G485]=&quot;Long&quot;;  [.J485]+[Overview.$C$4]/[.I485]  *  [Overview.$C$6]  ;  IF([.G485]=&quot;Short&quot;   ;  [.J485]-[Overview.$C$4]/[.I485]  * [Overview.$C$6]  ; &quot;&quot;  )  )   ; &quot;&quot;)">
            <text:p/>
          </table:table-cell>
          <table:table-cell table:number-columns-repeated="3"/>
          <table:table-cell table:style-name="ce182" table:formula="of:=IFERROR([.R485]/[.L485]; &quot;&quot;)">
            <text:p/>
          </table:table-cell>
          <table:table-cell table:style-name="ce203" table:formula="of:=IFERROR(   IF( AND( [.G485]=&quot;Long&quot;;   [.N485]=[.I485])  ;  [.I485]*([.O485]-[.J485])  ;    IF(  AND(  [.G485]=&quot;Short&quot;  ;   [.N485]=[.I485]   )   ;   [.I485]*([.J485]-[.O485])   ;  &quot;&quot;)) ; &quot;&quot;)">
            <text:p/>
          </table:table-cell>
          <table:table-cell table:style-name="ce215" table:formula="of:=IF(ISNUMBER([.R485]); IF([.R485]&gt;=0; &quot;Win&quot;; &quot;Loss&quot;); &quot;&quot;)">
            <text:p/>
          </table:table-cell>
          <table:table-cell table:style-name="ce220" table:formula="of:=IF(ISNUMBER([.R485]); ROUND(([.P485]-[.H48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5]); &quot;&quot;; IF([.$G485]=&quot;Long&quot;; ([.X485]-[.$J485])*[.$I485]/[.$L485]; ([.$J485]-[.X485])*[.$I485]/[.$L485])-[.$Q485]); &quot;&quot;)">
            <text:p/>
          </table:table-cell>
          <table:table-cell/>
          <table:table-cell table:style-name="ce243" table:formula="of:=IFERROR(IF(ISBLANK([.Z485]); &quot;&quot;; IF([.$G485]=&quot;Long&quot;; ([.Z485]-[.$J485])*[.$I485]/[.$L485]; ([.$J485]-[.Z485])*[.$I485]/[.$L485])-[.$Q485]); &quot;&quot;)">
            <text:p/>
          </table:table-cell>
          <table:table-cell/>
          <table:table-cell table:style-name="ce243" table:formula="of:=IFERROR(IF(ISBLANK([.AB485]); &quot;&quot;; IF([.$G485]=&quot;Long&quot;; ([.AB485]-[.$J485])*[.$I485]/[.$L485]; ([.$J485]-[.AB485])*[.$I485]/[.$L485])-[.$Q485]); &quot;&quot;)">
            <text:p/>
          </table:table-cell>
          <table:table-cell table:number-columns-repeated="5"/>
          <table:table-cell table:formula="of:=IF([.B485]=&quot;&quot;; &quot;&quot;; WEEKDAY([.B485]; 2))">
            <text:p/>
          </table:table-cell>
          <table:table-cell table:number-columns-repeated="29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6]=&quot;Long&quot; ; [.J486]-[Overview.$C$4]/[.I486]  ;  IF([.G486]=&quot;Short&quot;; [.J486]+[Overview.$C$4]/[.I486]; &quot;&quot;) ); &quot;&quot;)">
            <text:p/>
          </table:table-cell>
          <table:table-cell table:formula="of:=IFERROR(ABS([.K486]-[.J486])*[.I486]; &quot;&quot;)">
            <text:p/>
          </table:table-cell>
          <table:table-cell table:formula="of:=IFERROR(  IF([.G486]=&quot;Long&quot;;  [.J486]+[Overview.$C$4]/[.I486]  *  [Overview.$C$6]  ;  IF([.G486]=&quot;Short&quot;   ;  [.J486]-[Overview.$C$4]/[.I486]  * [Overview.$C$6]  ; &quot;&quot;  )  )   ; &quot;&quot;)">
            <text:p/>
          </table:table-cell>
          <table:table-cell table:number-columns-repeated="3"/>
          <table:table-cell table:style-name="ce182" table:formula="of:=IFERROR([.R486]/[.L486]; &quot;&quot;)">
            <text:p/>
          </table:table-cell>
          <table:table-cell table:style-name="ce203" table:formula="of:=IFERROR(   IF( AND( [.G486]=&quot;Long&quot;;   [.N486]=[.I486])  ;  [.I486]*([.O486]-[.J486])  ;    IF(  AND(  [.G486]=&quot;Short&quot;  ;   [.N486]=[.I486]   )   ;   [.I486]*([.J486]-[.O486])   ;  &quot;&quot;)) ; &quot;&quot;)">
            <text:p/>
          </table:table-cell>
          <table:table-cell table:style-name="ce215" table:formula="of:=IF(ISNUMBER([.R486]); IF([.R486]&gt;=0; &quot;Win&quot;; &quot;Loss&quot;); &quot;&quot;)">
            <text:p/>
          </table:table-cell>
          <table:table-cell table:style-name="ce220" table:formula="of:=IF(ISNUMBER([.R486]); ROUND(([.P486]-[.H48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6]); &quot;&quot;; IF([.$G486]=&quot;Long&quot;; ([.X486]-[.$J486])*[.$I486]/[.$L486]; ([.$J486]-[.X486])*[.$I486]/[.$L486])-[.$Q486]); &quot;&quot;)">
            <text:p/>
          </table:table-cell>
          <table:table-cell/>
          <table:table-cell table:style-name="ce243" table:formula="of:=IFERROR(IF(ISBLANK([.Z486]); &quot;&quot;; IF([.$G486]=&quot;Long&quot;; ([.Z486]-[.$J486])*[.$I486]/[.$L486]; ([.$J486]-[.Z486])*[.$I486]/[.$L486])-[.$Q486]); &quot;&quot;)">
            <text:p/>
          </table:table-cell>
          <table:table-cell/>
          <table:table-cell table:style-name="ce243" table:formula="of:=IFERROR(IF(ISBLANK([.AB486]); &quot;&quot;; IF([.$G486]=&quot;Long&quot;; ([.AB486]-[.$J486])*[.$I486]/[.$L486]; ([.$J486]-[.AB486])*[.$I486]/[.$L486])-[.$Q486]); &quot;&quot;)">
            <text:p/>
          </table:table-cell>
          <table:table-cell table:number-columns-repeated="5"/>
          <table:table-cell table:formula="of:=IF([.B486]=&quot;&quot;; &quot;&quot;; WEEKDAY([.B486]; 2))">
            <text:p/>
          </table:table-cell>
          <table:table-cell table:number-columns-repeated="29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7]=&quot;Long&quot; ; [.J487]-[Overview.$C$4]/[.I487]  ;  IF([.G487]=&quot;Short&quot;; [.J487]+[Overview.$C$4]/[.I487]; &quot;&quot;) ); &quot;&quot;)">
            <text:p/>
          </table:table-cell>
          <table:table-cell table:formula="of:=IFERROR(ABS([.K487]-[.J487])*[.I487]; &quot;&quot;)">
            <text:p/>
          </table:table-cell>
          <table:table-cell table:formula="of:=IFERROR(  IF([.G487]=&quot;Long&quot;;  [.J487]+[Overview.$C$4]/[.I487]  *  [Overview.$C$6]  ;  IF([.G487]=&quot;Short&quot;   ;  [.J487]-[Overview.$C$4]/[.I487]  * [Overview.$C$6]  ; &quot;&quot;  )  )   ; &quot;&quot;)">
            <text:p/>
          </table:table-cell>
          <table:table-cell table:number-columns-repeated="3"/>
          <table:table-cell table:style-name="ce182" table:formula="of:=IFERROR([.R487]/[.L487]; &quot;&quot;)">
            <text:p/>
          </table:table-cell>
          <table:table-cell table:style-name="ce203" table:formula="of:=IFERROR(   IF( AND( [.G487]=&quot;Long&quot;;   [.N487]=[.I487])  ;  [.I487]*([.O487]-[.J487])  ;    IF(  AND(  [.G487]=&quot;Short&quot;  ;   [.N487]=[.I487]   )   ;   [.I487]*([.J487]-[.O487])   ;  &quot;&quot;)) ; &quot;&quot;)">
            <text:p/>
          </table:table-cell>
          <table:table-cell table:style-name="ce215" table:formula="of:=IF(ISNUMBER([.R487]); IF([.R487]&gt;=0; &quot;Win&quot;; &quot;Loss&quot;); &quot;&quot;)">
            <text:p/>
          </table:table-cell>
          <table:table-cell table:style-name="ce220" table:formula="of:=IF(ISNUMBER([.R487]); ROUND(([.P487]-[.H48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7]); &quot;&quot;; IF([.$G487]=&quot;Long&quot;; ([.X487]-[.$J487])*[.$I487]/[.$L487]; ([.$J487]-[.X487])*[.$I487]/[.$L487])-[.$Q487]); &quot;&quot;)">
            <text:p/>
          </table:table-cell>
          <table:table-cell/>
          <table:table-cell table:style-name="ce243" table:formula="of:=IFERROR(IF(ISBLANK([.Z487]); &quot;&quot;; IF([.$G487]=&quot;Long&quot;; ([.Z487]-[.$J487])*[.$I487]/[.$L487]; ([.$J487]-[.Z487])*[.$I487]/[.$L487])-[.$Q487]); &quot;&quot;)">
            <text:p/>
          </table:table-cell>
          <table:table-cell/>
          <table:table-cell table:style-name="ce243" table:formula="of:=IFERROR(IF(ISBLANK([.AB487]); &quot;&quot;; IF([.$G487]=&quot;Long&quot;; ([.AB487]-[.$J487])*[.$I487]/[.$L487]; ([.$J487]-[.AB487])*[.$I487]/[.$L487])-[.$Q487]); &quot;&quot;)">
            <text:p/>
          </table:table-cell>
          <table:table-cell table:number-columns-repeated="5"/>
          <table:table-cell table:formula="of:=IF([.B487]=&quot;&quot;; &quot;&quot;; WEEKDAY([.B487]; 2))">
            <text:p/>
          </table:table-cell>
          <table:table-cell table:number-columns-repeated="29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8]=&quot;Long&quot; ; [.J488]-[Overview.$C$4]/[.I488]  ;  IF([.G488]=&quot;Short&quot;; [.J488]+[Overview.$C$4]/[.I488]; &quot;&quot;) ); &quot;&quot;)">
            <text:p/>
          </table:table-cell>
          <table:table-cell table:formula="of:=IFERROR(ABS([.K488]-[.J488])*[.I488]; &quot;&quot;)">
            <text:p/>
          </table:table-cell>
          <table:table-cell table:formula="of:=IFERROR(  IF([.G488]=&quot;Long&quot;;  [.J488]+[Overview.$C$4]/[.I488]  *  [Overview.$C$6]  ;  IF([.G488]=&quot;Short&quot;   ;  [.J488]-[Overview.$C$4]/[.I488]  * [Overview.$C$6]  ; &quot;&quot;  )  )   ; &quot;&quot;)">
            <text:p/>
          </table:table-cell>
          <table:table-cell table:number-columns-repeated="3"/>
          <table:table-cell table:style-name="ce182" table:formula="of:=IFERROR([.R488]/[.L488]; &quot;&quot;)">
            <text:p/>
          </table:table-cell>
          <table:table-cell table:style-name="ce203" table:formula="of:=IFERROR(   IF( AND( [.G488]=&quot;Long&quot;;   [.N488]=[.I488])  ;  [.I488]*([.O488]-[.J488])  ;    IF(  AND(  [.G488]=&quot;Short&quot;  ;   [.N488]=[.I488]   )   ;   [.I488]*([.J488]-[.O488])   ;  &quot;&quot;)) ; &quot;&quot;)">
            <text:p/>
          </table:table-cell>
          <table:table-cell table:style-name="ce215" table:formula="of:=IF(ISNUMBER([.R488]); IF([.R488]&gt;=0; &quot;Win&quot;; &quot;Loss&quot;); &quot;&quot;)">
            <text:p/>
          </table:table-cell>
          <table:table-cell table:style-name="ce220" table:formula="of:=IF(ISNUMBER([.R488]); ROUND(([.P488]-[.H48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8]); &quot;&quot;; IF([.$G488]=&quot;Long&quot;; ([.X488]-[.$J488])*[.$I488]/[.$L488]; ([.$J488]-[.X488])*[.$I488]/[.$L488])-[.$Q488]); &quot;&quot;)">
            <text:p/>
          </table:table-cell>
          <table:table-cell/>
          <table:table-cell table:style-name="ce243" table:formula="of:=IFERROR(IF(ISBLANK([.Z488]); &quot;&quot;; IF([.$G488]=&quot;Long&quot;; ([.Z488]-[.$J488])*[.$I488]/[.$L488]; ([.$J488]-[.Z488])*[.$I488]/[.$L488])-[.$Q488]); &quot;&quot;)">
            <text:p/>
          </table:table-cell>
          <table:table-cell/>
          <table:table-cell table:style-name="ce243" table:formula="of:=IFERROR(IF(ISBLANK([.AB488]); &quot;&quot;; IF([.$G488]=&quot;Long&quot;; ([.AB488]-[.$J488])*[.$I488]/[.$L488]; ([.$J488]-[.AB488])*[.$I488]/[.$L488])-[.$Q488]); &quot;&quot;)">
            <text:p/>
          </table:table-cell>
          <table:table-cell table:number-columns-repeated="5"/>
          <table:table-cell table:formula="of:=IF([.B488]=&quot;&quot;; &quot;&quot;; WEEKDAY([.B488]; 2))">
            <text:p/>
          </table:table-cell>
          <table:table-cell table:number-columns-repeated="29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9]=&quot;Long&quot; ; [.J489]-[Overview.$C$4]/[.I489]  ;  IF([.G489]=&quot;Short&quot;; [.J489]+[Overview.$C$4]/[.I489]; &quot;&quot;) ); &quot;&quot;)">
            <text:p/>
          </table:table-cell>
          <table:table-cell table:formula="of:=IFERROR(ABS([.K489]-[.J489])*[.I489]; &quot;&quot;)">
            <text:p/>
          </table:table-cell>
          <table:table-cell table:formula="of:=IFERROR(  IF([.G489]=&quot;Long&quot;;  [.J489]+[Overview.$C$4]/[.I489]  *  [Overview.$C$6]  ;  IF([.G489]=&quot;Short&quot;   ;  [.J489]-[Overview.$C$4]/[.I489]  * [Overview.$C$6]  ; &quot;&quot;  )  )   ; &quot;&quot;)">
            <text:p/>
          </table:table-cell>
          <table:table-cell table:number-columns-repeated="3"/>
          <table:table-cell table:style-name="ce182" table:formula="of:=IFERROR([.R489]/[.L489]; &quot;&quot;)">
            <text:p/>
          </table:table-cell>
          <table:table-cell table:style-name="ce203" table:formula="of:=IFERROR(   IF( AND( [.G489]=&quot;Long&quot;;   [.N489]=[.I489])  ;  [.I489]*([.O489]-[.J489])  ;    IF(  AND(  [.G489]=&quot;Short&quot;  ;   [.N489]=[.I489]   )   ;   [.I489]*([.J489]-[.O489])   ;  &quot;&quot;)) ; &quot;&quot;)">
            <text:p/>
          </table:table-cell>
          <table:table-cell table:style-name="ce215" table:formula="of:=IF(ISNUMBER([.R489]); IF([.R489]&gt;=0; &quot;Win&quot;; &quot;Loss&quot;); &quot;&quot;)">
            <text:p/>
          </table:table-cell>
          <table:table-cell table:style-name="ce220" table:formula="of:=IF(ISNUMBER([.R489]); ROUND(([.P489]-[.H48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9]); &quot;&quot;; IF([.$G489]=&quot;Long&quot;; ([.X489]-[.$J489])*[.$I489]/[.$L489]; ([.$J489]-[.X489])*[.$I489]/[.$L489])-[.$Q489]); &quot;&quot;)">
            <text:p/>
          </table:table-cell>
          <table:table-cell/>
          <table:table-cell table:style-name="ce243" table:formula="of:=IFERROR(IF(ISBLANK([.Z489]); &quot;&quot;; IF([.$G489]=&quot;Long&quot;; ([.Z489]-[.$J489])*[.$I489]/[.$L489]; ([.$J489]-[.Z489])*[.$I489]/[.$L489])-[.$Q489]); &quot;&quot;)">
            <text:p/>
          </table:table-cell>
          <table:table-cell/>
          <table:table-cell table:style-name="ce243" table:formula="of:=IFERROR(IF(ISBLANK([.AB489]); &quot;&quot;; IF([.$G489]=&quot;Long&quot;; ([.AB489]-[.$J489])*[.$I489]/[.$L489]; ([.$J489]-[.AB489])*[.$I489]/[.$L489])-[.$Q489]); &quot;&quot;)">
            <text:p/>
          </table:table-cell>
          <table:table-cell table:number-columns-repeated="5"/>
          <table:table-cell table:formula="of:=IF([.B489]=&quot;&quot;; &quot;&quot;; WEEKDAY([.B489]; 2))">
            <text:p/>
          </table:table-cell>
          <table:table-cell table:number-columns-repeated="29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0]=&quot;Long&quot; ; [.J490]-[Overview.$C$4]/[.I490]  ;  IF([.G490]=&quot;Short&quot;; [.J490]+[Overview.$C$4]/[.I490]; &quot;&quot;) ); &quot;&quot;)">
            <text:p/>
          </table:table-cell>
          <table:table-cell table:formula="of:=IFERROR(ABS([.K490]-[.J490])*[.I490]; &quot;&quot;)">
            <text:p/>
          </table:table-cell>
          <table:table-cell table:formula="of:=IFERROR(  IF([.G490]=&quot;Long&quot;;  [.J490]+[Overview.$C$4]/[.I490]  *  [Overview.$C$6]  ;  IF([.G490]=&quot;Short&quot;   ;  [.J490]-[Overview.$C$4]/[.I490]  * [Overview.$C$6]  ; &quot;&quot;  )  )   ; &quot;&quot;)">
            <text:p/>
          </table:table-cell>
          <table:table-cell table:number-columns-repeated="3"/>
          <table:table-cell table:style-name="ce182" table:formula="of:=IFERROR([.R490]/[.L490]; &quot;&quot;)">
            <text:p/>
          </table:table-cell>
          <table:table-cell table:style-name="ce203" table:formula="of:=IFERROR(   IF( AND( [.G490]=&quot;Long&quot;;   [.N490]=[.I490])  ;  [.I490]*([.O490]-[.J490])  ;    IF(  AND(  [.G490]=&quot;Short&quot;  ;   [.N490]=[.I490]   )   ;   [.I490]*([.J490]-[.O490])   ;  &quot;&quot;)) ; &quot;&quot;)">
            <text:p/>
          </table:table-cell>
          <table:table-cell table:style-name="ce215" table:formula="of:=IF(ISNUMBER([.R490]); IF([.R490]&gt;=0; &quot;Win&quot;; &quot;Loss&quot;); &quot;&quot;)">
            <text:p/>
          </table:table-cell>
          <table:table-cell table:style-name="ce220" table:formula="of:=IF(ISNUMBER([.R490]); ROUND(([.P490]-[.H49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0]); &quot;&quot;; IF([.$G490]=&quot;Long&quot;; ([.X490]-[.$J490])*[.$I490]/[.$L490]; ([.$J490]-[.X490])*[.$I490]/[.$L490])-[.$Q490]); &quot;&quot;)">
            <text:p/>
          </table:table-cell>
          <table:table-cell/>
          <table:table-cell table:style-name="ce243" table:formula="of:=IFERROR(IF(ISBLANK([.Z490]); &quot;&quot;; IF([.$G490]=&quot;Long&quot;; ([.Z490]-[.$J490])*[.$I490]/[.$L490]; ([.$J490]-[.Z490])*[.$I490]/[.$L490])-[.$Q490]); &quot;&quot;)">
            <text:p/>
          </table:table-cell>
          <table:table-cell/>
          <table:table-cell table:style-name="ce243" table:formula="of:=IFERROR(IF(ISBLANK([.AB490]); &quot;&quot;; IF([.$G490]=&quot;Long&quot;; ([.AB490]-[.$J490])*[.$I490]/[.$L490]; ([.$J490]-[.AB490])*[.$I490]/[.$L490])-[.$Q490]); &quot;&quot;)">
            <text:p/>
          </table:table-cell>
          <table:table-cell table:number-columns-repeated="5"/>
          <table:table-cell table:formula="of:=IF([.B490]=&quot;&quot;; &quot;&quot;; WEEKDAY([.B490]; 2))">
            <text:p/>
          </table:table-cell>
          <table:table-cell table:number-columns-repeated="29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1]=&quot;Long&quot; ; [.J491]-[Overview.$C$4]/[.I491]  ;  IF([.G491]=&quot;Short&quot;; [.J491]+[Overview.$C$4]/[.I491]; &quot;&quot;) ); &quot;&quot;)">
            <text:p/>
          </table:table-cell>
          <table:table-cell table:formula="of:=IFERROR(ABS([.K491]-[.J491])*[.I491]; &quot;&quot;)">
            <text:p/>
          </table:table-cell>
          <table:table-cell table:formula="of:=IFERROR(  IF([.G491]=&quot;Long&quot;;  [.J491]+[Overview.$C$4]/[.I491]  *  [Overview.$C$6]  ;  IF([.G491]=&quot;Short&quot;   ;  [.J491]-[Overview.$C$4]/[.I491]  * [Overview.$C$6]  ; &quot;&quot;  )  )   ; &quot;&quot;)">
            <text:p/>
          </table:table-cell>
          <table:table-cell table:number-columns-repeated="3"/>
          <table:table-cell table:style-name="ce182" table:formula="of:=IFERROR([.R491]/[.L491]; &quot;&quot;)">
            <text:p/>
          </table:table-cell>
          <table:table-cell table:style-name="ce203" table:formula="of:=IFERROR(   IF( AND( [.G491]=&quot;Long&quot;;   [.N491]=[.I491])  ;  [.I491]*([.O491]-[.J491])  ;    IF(  AND(  [.G491]=&quot;Short&quot;  ;   [.N491]=[.I491]   )   ;   [.I491]*([.J491]-[.O491])   ;  &quot;&quot;)) ; &quot;&quot;)">
            <text:p/>
          </table:table-cell>
          <table:table-cell table:style-name="ce215" table:formula="of:=IF(ISNUMBER([.R491]); IF([.R491]&gt;=0; &quot;Win&quot;; &quot;Loss&quot;); &quot;&quot;)">
            <text:p/>
          </table:table-cell>
          <table:table-cell table:style-name="ce220" table:formula="of:=IF(ISNUMBER([.R491]); ROUND(([.P491]-[.H49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1]); &quot;&quot;; IF([.$G491]=&quot;Long&quot;; ([.X491]-[.$J491])*[.$I491]/[.$L491]; ([.$J491]-[.X491])*[.$I491]/[.$L491])-[.$Q491]); &quot;&quot;)">
            <text:p/>
          </table:table-cell>
          <table:table-cell/>
          <table:table-cell table:style-name="ce243" table:formula="of:=IFERROR(IF(ISBLANK([.Z491]); &quot;&quot;; IF([.$G491]=&quot;Long&quot;; ([.Z491]-[.$J491])*[.$I491]/[.$L491]; ([.$J491]-[.Z491])*[.$I491]/[.$L491])-[.$Q491]); &quot;&quot;)">
            <text:p/>
          </table:table-cell>
          <table:table-cell/>
          <table:table-cell table:style-name="ce243" table:formula="of:=IFERROR(IF(ISBLANK([.AB491]); &quot;&quot;; IF([.$G491]=&quot;Long&quot;; ([.AB491]-[.$J491])*[.$I491]/[.$L491]; ([.$J491]-[.AB491])*[.$I491]/[.$L491])-[.$Q491]); &quot;&quot;)">
            <text:p/>
          </table:table-cell>
          <table:table-cell table:number-columns-repeated="5"/>
          <table:table-cell table:formula="of:=IF([.B491]=&quot;&quot;; &quot;&quot;; WEEKDAY([.B491]; 2))">
            <text:p/>
          </table:table-cell>
          <table:table-cell table:number-columns-repeated="29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2]=&quot;Long&quot; ; [.J492]-[Overview.$C$4]/[.I492]  ;  IF([.G492]=&quot;Short&quot;; [.J492]+[Overview.$C$4]/[.I492]; &quot;&quot;) ); &quot;&quot;)">
            <text:p/>
          </table:table-cell>
          <table:table-cell table:formula="of:=IFERROR(ABS([.K492]-[.J492])*[.I492]; &quot;&quot;)">
            <text:p/>
          </table:table-cell>
          <table:table-cell table:formula="of:=IFERROR(  IF([.G492]=&quot;Long&quot;;  [.J492]+[Overview.$C$4]/[.I492]  *  [Overview.$C$6]  ;  IF([.G492]=&quot;Short&quot;   ;  [.J492]-[Overview.$C$4]/[.I492]  * [Overview.$C$6]  ; &quot;&quot;  )  )   ; &quot;&quot;)">
            <text:p/>
          </table:table-cell>
          <table:table-cell table:number-columns-repeated="3"/>
          <table:table-cell table:style-name="ce182" table:formula="of:=IFERROR([.R492]/[.L492]; &quot;&quot;)">
            <text:p/>
          </table:table-cell>
          <table:table-cell table:style-name="ce203" table:formula="of:=IFERROR(   IF( AND( [.G492]=&quot;Long&quot;;   [.N492]=[.I492])  ;  [.I492]*([.O492]-[.J492])  ;    IF(  AND(  [.G492]=&quot;Short&quot;  ;   [.N492]=[.I492]   )   ;   [.I492]*([.J492]-[.O492])   ;  &quot;&quot;)) ; &quot;&quot;)">
            <text:p/>
          </table:table-cell>
          <table:table-cell table:style-name="ce215" table:formula="of:=IF(ISNUMBER([.R492]); IF([.R492]&gt;=0; &quot;Win&quot;; &quot;Loss&quot;); &quot;&quot;)">
            <text:p/>
          </table:table-cell>
          <table:table-cell table:style-name="ce220" table:formula="of:=IF(ISNUMBER([.R492]); ROUND(([.P492]-[.H49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2]); &quot;&quot;; IF([.$G492]=&quot;Long&quot;; ([.X492]-[.$J492])*[.$I492]/[.$L492]; ([.$J492]-[.X492])*[.$I492]/[.$L492])-[.$Q492]); &quot;&quot;)">
            <text:p/>
          </table:table-cell>
          <table:table-cell/>
          <table:table-cell table:style-name="ce243" table:formula="of:=IFERROR(IF(ISBLANK([.Z492]); &quot;&quot;; IF([.$G492]=&quot;Long&quot;; ([.Z492]-[.$J492])*[.$I492]/[.$L492]; ([.$J492]-[.Z492])*[.$I492]/[.$L492])-[.$Q492]); &quot;&quot;)">
            <text:p/>
          </table:table-cell>
          <table:table-cell/>
          <table:table-cell table:style-name="ce243" table:formula="of:=IFERROR(IF(ISBLANK([.AB492]); &quot;&quot;; IF([.$G492]=&quot;Long&quot;; ([.AB492]-[.$J492])*[.$I492]/[.$L492]; ([.$J492]-[.AB492])*[.$I492]/[.$L492])-[.$Q492]); &quot;&quot;)">
            <text:p/>
          </table:table-cell>
          <table:table-cell table:number-columns-repeated="5"/>
          <table:table-cell table:formula="of:=IF([.B492]=&quot;&quot;; &quot;&quot;; WEEKDAY([.B492]; 2))">
            <text:p/>
          </table:table-cell>
          <table:table-cell table:number-columns-repeated="29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3]=&quot;Long&quot; ; [.J493]-[Overview.$C$4]/[.I493]  ;  IF([.G493]=&quot;Short&quot;; [.J493]+[Overview.$C$4]/[.I493]; &quot;&quot;) ); &quot;&quot;)">
            <text:p/>
          </table:table-cell>
          <table:table-cell table:formula="of:=IFERROR(ABS([.K493]-[.J493])*[.I493]; &quot;&quot;)">
            <text:p/>
          </table:table-cell>
          <table:table-cell table:formula="of:=IFERROR(  IF([.G493]=&quot;Long&quot;;  [.J493]+[Overview.$C$4]/[.I493]  *  [Overview.$C$6]  ;  IF([.G493]=&quot;Short&quot;   ;  [.J493]-[Overview.$C$4]/[.I493]  * [Overview.$C$6]  ; &quot;&quot;  )  )   ; &quot;&quot;)">
            <text:p/>
          </table:table-cell>
          <table:table-cell table:number-columns-repeated="3"/>
          <table:table-cell table:style-name="ce182" table:formula="of:=IFERROR([.R493]/[.L493]; &quot;&quot;)">
            <text:p/>
          </table:table-cell>
          <table:table-cell table:style-name="ce203" table:formula="of:=IFERROR(   IF( AND( [.G493]=&quot;Long&quot;;   [.N493]=[.I493])  ;  [.I493]*([.O493]-[.J493])  ;    IF(  AND(  [.G493]=&quot;Short&quot;  ;   [.N493]=[.I493]   )   ;   [.I493]*([.J493]-[.O493])   ;  &quot;&quot;)) ; &quot;&quot;)">
            <text:p/>
          </table:table-cell>
          <table:table-cell table:style-name="ce215" table:formula="of:=IF(ISNUMBER([.R493]); IF([.R493]&gt;=0; &quot;Win&quot;; &quot;Loss&quot;); &quot;&quot;)">
            <text:p/>
          </table:table-cell>
          <table:table-cell table:style-name="ce220" table:formula="of:=IF(ISNUMBER([.R493]); ROUND(([.P493]-[.H49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3]); &quot;&quot;; IF([.$G493]=&quot;Long&quot;; ([.X493]-[.$J493])*[.$I493]/[.$L493]; ([.$J493]-[.X493])*[.$I493]/[.$L493])-[.$Q493]); &quot;&quot;)">
            <text:p/>
          </table:table-cell>
          <table:table-cell/>
          <table:table-cell table:style-name="ce243" table:formula="of:=IFERROR(IF(ISBLANK([.Z493]); &quot;&quot;; IF([.$G493]=&quot;Long&quot;; ([.Z493]-[.$J493])*[.$I493]/[.$L493]; ([.$J493]-[.Z493])*[.$I493]/[.$L493])-[.$Q493]); &quot;&quot;)">
            <text:p/>
          </table:table-cell>
          <table:table-cell/>
          <table:table-cell table:style-name="ce243" table:formula="of:=IFERROR(IF(ISBLANK([.AB493]); &quot;&quot;; IF([.$G493]=&quot;Long&quot;; ([.AB493]-[.$J493])*[.$I493]/[.$L493]; ([.$J493]-[.AB493])*[.$I493]/[.$L493])-[.$Q493]); &quot;&quot;)">
            <text:p/>
          </table:table-cell>
          <table:table-cell table:number-columns-repeated="5"/>
          <table:table-cell table:formula="of:=IF([.B493]=&quot;&quot;; &quot;&quot;; WEEKDAY([.B493]; 2))">
            <text:p/>
          </table:table-cell>
          <table:table-cell table:number-columns-repeated="29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4]=&quot;Long&quot; ; [.J494]-[Overview.$C$4]/[.I494]  ;  IF([.G494]=&quot;Short&quot;; [.J494]+[Overview.$C$4]/[.I494]; &quot;&quot;) ); &quot;&quot;)">
            <text:p/>
          </table:table-cell>
          <table:table-cell table:formula="of:=IFERROR(ABS([.K494]-[.J494])*[.I494]; &quot;&quot;)">
            <text:p/>
          </table:table-cell>
          <table:table-cell table:formula="of:=IFERROR(  IF([.G494]=&quot;Long&quot;;  [.J494]+[Overview.$C$4]/[.I494]  *  [Overview.$C$6]  ;  IF([.G494]=&quot;Short&quot;   ;  [.J494]-[Overview.$C$4]/[.I494]  * [Overview.$C$6]  ; &quot;&quot;  )  )   ; &quot;&quot;)">
            <text:p/>
          </table:table-cell>
          <table:table-cell table:number-columns-repeated="3"/>
          <table:table-cell table:style-name="ce182" table:formula="of:=IFERROR([.R494]/[.L494]; &quot;&quot;)">
            <text:p/>
          </table:table-cell>
          <table:table-cell table:style-name="ce203" table:formula="of:=IFERROR(   IF( AND( [.G494]=&quot;Long&quot;;   [.N494]=[.I494])  ;  [.I494]*([.O494]-[.J494])  ;    IF(  AND(  [.G494]=&quot;Short&quot;  ;   [.N494]=[.I494]   )   ;   [.I494]*([.J494]-[.O494])   ;  &quot;&quot;)) ; &quot;&quot;)">
            <text:p/>
          </table:table-cell>
          <table:table-cell table:style-name="ce215" table:formula="of:=IF(ISNUMBER([.R494]); IF([.R494]&gt;=0; &quot;Win&quot;; &quot;Loss&quot;); &quot;&quot;)">
            <text:p/>
          </table:table-cell>
          <table:table-cell table:style-name="ce220" table:formula="of:=IF(ISNUMBER([.R494]); ROUND(([.P494]-[.H49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4]); &quot;&quot;; IF([.$G494]=&quot;Long&quot;; ([.X494]-[.$J494])*[.$I494]/[.$L494]; ([.$J494]-[.X494])*[.$I494]/[.$L494])-[.$Q494]); &quot;&quot;)">
            <text:p/>
          </table:table-cell>
          <table:table-cell/>
          <table:table-cell table:style-name="ce243" table:formula="of:=IFERROR(IF(ISBLANK([.Z494]); &quot;&quot;; IF([.$G494]=&quot;Long&quot;; ([.Z494]-[.$J494])*[.$I494]/[.$L494]; ([.$J494]-[.Z494])*[.$I494]/[.$L494])-[.$Q494]); &quot;&quot;)">
            <text:p/>
          </table:table-cell>
          <table:table-cell/>
          <table:table-cell table:style-name="ce243" table:formula="of:=IFERROR(IF(ISBLANK([.AB494]); &quot;&quot;; IF([.$G494]=&quot;Long&quot;; ([.AB494]-[.$J494])*[.$I494]/[.$L494]; ([.$J494]-[.AB494])*[.$I494]/[.$L494])-[.$Q494]); &quot;&quot;)">
            <text:p/>
          </table:table-cell>
          <table:table-cell table:number-columns-repeated="5"/>
          <table:table-cell table:formula="of:=IF([.B494]=&quot;&quot;; &quot;&quot;; WEEKDAY([.B494]; 2))">
            <text:p/>
          </table:table-cell>
          <table:table-cell table:number-columns-repeated="29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5]=&quot;Long&quot; ; [.J495]-[Overview.$C$4]/[.I495]  ;  IF([.G495]=&quot;Short&quot;; [.J495]+[Overview.$C$4]/[.I495]; &quot;&quot;) ); &quot;&quot;)">
            <text:p/>
          </table:table-cell>
          <table:table-cell table:formula="of:=IFERROR(ABS([.K495]-[.J495])*[.I495]; &quot;&quot;)">
            <text:p/>
          </table:table-cell>
          <table:table-cell table:formula="of:=IFERROR(  IF([.G495]=&quot;Long&quot;;  [.J495]+[Overview.$C$4]/[.I495]  *  [Overview.$C$6]  ;  IF([.G495]=&quot;Short&quot;   ;  [.J495]-[Overview.$C$4]/[.I495]  * [Overview.$C$6]  ; &quot;&quot;  )  )   ; &quot;&quot;)">
            <text:p/>
          </table:table-cell>
          <table:table-cell table:number-columns-repeated="3"/>
          <table:table-cell table:style-name="ce182" table:formula="of:=IFERROR([.R495]/[.L495]; &quot;&quot;)">
            <text:p/>
          </table:table-cell>
          <table:table-cell table:style-name="ce203" table:formula="of:=IFERROR(   IF( AND( [.G495]=&quot;Long&quot;;   [.N495]=[.I495])  ;  [.I495]*([.O495]-[.J495])  ;    IF(  AND(  [.G495]=&quot;Short&quot;  ;   [.N495]=[.I495]   )   ;   [.I495]*([.J495]-[.O495])   ;  &quot;&quot;)) ; &quot;&quot;)">
            <text:p/>
          </table:table-cell>
          <table:table-cell table:style-name="ce215" table:formula="of:=IF(ISNUMBER([.R495]); IF([.R495]&gt;=0; &quot;Win&quot;; &quot;Loss&quot;); &quot;&quot;)">
            <text:p/>
          </table:table-cell>
          <table:table-cell table:style-name="ce220" table:formula="of:=IF(ISNUMBER([.R495]); ROUND(([.P495]-[.H49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5]); &quot;&quot;; IF([.$G495]=&quot;Long&quot;; ([.X495]-[.$J495])*[.$I495]/[.$L495]; ([.$J495]-[.X495])*[.$I495]/[.$L495])-[.$Q495]); &quot;&quot;)">
            <text:p/>
          </table:table-cell>
          <table:table-cell/>
          <table:table-cell table:style-name="ce243" table:formula="of:=IFERROR(IF(ISBLANK([.Z495]); &quot;&quot;; IF([.$G495]=&quot;Long&quot;; ([.Z495]-[.$J495])*[.$I495]/[.$L495]; ([.$J495]-[.Z495])*[.$I495]/[.$L495])-[.$Q495]); &quot;&quot;)">
            <text:p/>
          </table:table-cell>
          <table:table-cell/>
          <table:table-cell table:style-name="ce243" table:formula="of:=IFERROR(IF(ISBLANK([.AB495]); &quot;&quot;; IF([.$G495]=&quot;Long&quot;; ([.AB495]-[.$J495])*[.$I495]/[.$L495]; ([.$J495]-[.AB495])*[.$I495]/[.$L495])-[.$Q495]); &quot;&quot;)">
            <text:p/>
          </table:table-cell>
          <table:table-cell table:number-columns-repeated="5"/>
          <table:table-cell table:formula="of:=IF([.B495]=&quot;&quot;; &quot;&quot;; WEEKDAY([.B495]; 2))">
            <text:p/>
          </table:table-cell>
          <table:table-cell table:number-columns-repeated="29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6]=&quot;Long&quot; ; [.J496]-[Overview.$C$4]/[.I496]  ;  IF([.G496]=&quot;Short&quot;; [.J496]+[Overview.$C$4]/[.I496]; &quot;&quot;) ); &quot;&quot;)">
            <text:p/>
          </table:table-cell>
          <table:table-cell table:formula="of:=IFERROR(ABS([.K496]-[.J496])*[.I496]; &quot;&quot;)">
            <text:p/>
          </table:table-cell>
          <table:table-cell table:formula="of:=IFERROR(  IF([.G496]=&quot;Long&quot;;  [.J496]+[Overview.$C$4]/[.I496]  *  [Overview.$C$6]  ;  IF([.G496]=&quot;Short&quot;   ;  [.J496]-[Overview.$C$4]/[.I496]  * [Overview.$C$6]  ; &quot;&quot;  )  )   ; &quot;&quot;)">
            <text:p/>
          </table:table-cell>
          <table:table-cell table:number-columns-repeated="3"/>
          <table:table-cell table:style-name="ce182" table:formula="of:=IFERROR([.R496]/[.L496]; &quot;&quot;)">
            <text:p/>
          </table:table-cell>
          <table:table-cell table:style-name="ce203" table:formula="of:=IFERROR(   IF( AND( [.G496]=&quot;Long&quot;;   [.N496]=[.I496])  ;  [.I496]*([.O496]-[.J496])  ;    IF(  AND(  [.G496]=&quot;Short&quot;  ;   [.N496]=[.I496]   )   ;   [.I496]*([.J496]-[.O496])   ;  &quot;&quot;)) ; &quot;&quot;)">
            <text:p/>
          </table:table-cell>
          <table:table-cell table:style-name="ce215" table:formula="of:=IF(ISNUMBER([.R496]); IF([.R496]&gt;=0; &quot;Win&quot;; &quot;Loss&quot;); &quot;&quot;)">
            <text:p/>
          </table:table-cell>
          <table:table-cell table:style-name="ce220" table:formula="of:=IF(ISNUMBER([.R496]); ROUND(([.P496]-[.H49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6]); &quot;&quot;; IF([.$G496]=&quot;Long&quot;; ([.X496]-[.$J496])*[.$I496]/[.$L496]; ([.$J496]-[.X496])*[.$I496]/[.$L496])-[.$Q496]); &quot;&quot;)">
            <text:p/>
          </table:table-cell>
          <table:table-cell/>
          <table:table-cell table:style-name="ce243" table:formula="of:=IFERROR(IF(ISBLANK([.Z496]); &quot;&quot;; IF([.$G496]=&quot;Long&quot;; ([.Z496]-[.$J496])*[.$I496]/[.$L496]; ([.$J496]-[.Z496])*[.$I496]/[.$L496])-[.$Q496]); &quot;&quot;)">
            <text:p/>
          </table:table-cell>
          <table:table-cell/>
          <table:table-cell table:style-name="ce243" table:formula="of:=IFERROR(IF(ISBLANK([.AB496]); &quot;&quot;; IF([.$G496]=&quot;Long&quot;; ([.AB496]-[.$J496])*[.$I496]/[.$L496]; ([.$J496]-[.AB496])*[.$I496]/[.$L496])-[.$Q496]); &quot;&quot;)">
            <text:p/>
          </table:table-cell>
          <table:table-cell table:number-columns-repeated="5"/>
          <table:table-cell table:formula="of:=IF([.B496]=&quot;&quot;; &quot;&quot;; WEEKDAY([.B496]; 2))">
            <text:p/>
          </table:table-cell>
          <table:table-cell table:number-columns-repeated="29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7]=&quot;Long&quot; ; [.J497]-[Overview.$C$4]/[.I497]  ;  IF([.G497]=&quot;Short&quot;; [.J497]+[Overview.$C$4]/[.I497]; &quot;&quot;) ); &quot;&quot;)">
            <text:p/>
          </table:table-cell>
          <table:table-cell table:formula="of:=IFERROR(ABS([.K497]-[.J497])*[.I497]; &quot;&quot;)">
            <text:p/>
          </table:table-cell>
          <table:table-cell table:formula="of:=IFERROR(  IF([.G497]=&quot;Long&quot;;  [.J497]+[Overview.$C$4]/[.I497]  *  [Overview.$C$6]  ;  IF([.G497]=&quot;Short&quot;   ;  [.J497]-[Overview.$C$4]/[.I497]  * [Overview.$C$6]  ; &quot;&quot;  )  )   ; &quot;&quot;)">
            <text:p/>
          </table:table-cell>
          <table:table-cell table:number-columns-repeated="3"/>
          <table:table-cell table:style-name="ce182" table:formula="of:=IFERROR([.R497]/[.L497]; &quot;&quot;)">
            <text:p/>
          </table:table-cell>
          <table:table-cell table:style-name="ce203" table:formula="of:=IFERROR(   IF( AND( [.G497]=&quot;Long&quot;;   [.N497]=[.I497])  ;  [.I497]*([.O497]-[.J497])  ;    IF(  AND(  [.G497]=&quot;Short&quot;  ;   [.N497]=[.I497]   )   ;   [.I497]*([.J497]-[.O497])   ;  &quot;&quot;)) ; &quot;&quot;)">
            <text:p/>
          </table:table-cell>
          <table:table-cell table:style-name="ce215" table:formula="of:=IF(ISNUMBER([.R497]); IF([.R497]&gt;=0; &quot;Win&quot;; &quot;Loss&quot;); &quot;&quot;)">
            <text:p/>
          </table:table-cell>
          <table:table-cell table:style-name="ce220" table:formula="of:=IF(ISNUMBER([.R497]); ROUND(([.P497]-[.H49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7]); &quot;&quot;; IF([.$G497]=&quot;Long&quot;; ([.X497]-[.$J497])*[.$I497]/[.$L497]; ([.$J497]-[.X497])*[.$I497]/[.$L497])-[.$Q497]); &quot;&quot;)">
            <text:p/>
          </table:table-cell>
          <table:table-cell/>
          <table:table-cell table:style-name="ce243" table:formula="of:=IFERROR(IF(ISBLANK([.Z497]); &quot;&quot;; IF([.$G497]=&quot;Long&quot;; ([.Z497]-[.$J497])*[.$I497]/[.$L497]; ([.$J497]-[.Z497])*[.$I497]/[.$L497])-[.$Q497]); &quot;&quot;)">
            <text:p/>
          </table:table-cell>
          <table:table-cell/>
          <table:table-cell table:style-name="ce243" table:formula="of:=IFERROR(IF(ISBLANK([.AB497]); &quot;&quot;; IF([.$G497]=&quot;Long&quot;; ([.AB497]-[.$J497])*[.$I497]/[.$L497]; ([.$J497]-[.AB497])*[.$I497]/[.$L497])-[.$Q497]); &quot;&quot;)">
            <text:p/>
          </table:table-cell>
          <table:table-cell table:number-columns-repeated="5"/>
          <table:table-cell table:formula="of:=IF([.B497]=&quot;&quot;; &quot;&quot;; WEEKDAY([.B497]; 2))">
            <text:p/>
          </table:table-cell>
          <table:table-cell table:number-columns-repeated="29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8]=&quot;Long&quot; ; [.J498]-[Overview.$C$4]/[.I498]  ;  IF([.G498]=&quot;Short&quot;; [.J498]+[Overview.$C$4]/[.I498]; &quot;&quot;) ); &quot;&quot;)">
            <text:p/>
          </table:table-cell>
          <table:table-cell table:formula="of:=IFERROR(ABS([.K498]-[.J498])*[.I498]; &quot;&quot;)">
            <text:p/>
          </table:table-cell>
          <table:table-cell table:formula="of:=IFERROR(  IF([.G498]=&quot;Long&quot;;  [.J498]+[Overview.$C$4]/[.I498]  *  [Overview.$C$6]  ;  IF([.G498]=&quot;Short&quot;   ;  [.J498]-[Overview.$C$4]/[.I498]  * [Overview.$C$6]  ; &quot;&quot;  )  )   ; &quot;&quot;)">
            <text:p/>
          </table:table-cell>
          <table:table-cell table:number-columns-repeated="3"/>
          <table:table-cell table:style-name="ce182" table:formula="of:=IFERROR([.R498]/[.L498]; &quot;&quot;)">
            <text:p/>
          </table:table-cell>
          <table:table-cell table:style-name="ce203" table:formula="of:=IFERROR(   IF( AND( [.G498]=&quot;Long&quot;;   [.N498]=[.I498])  ;  [.I498]*([.O498]-[.J498])  ;    IF(  AND(  [.G498]=&quot;Short&quot;  ;   [.N498]=[.I498]   )   ;   [.I498]*([.J498]-[.O498])   ;  &quot;&quot;)) ; &quot;&quot;)">
            <text:p/>
          </table:table-cell>
          <table:table-cell table:style-name="ce215" table:formula="of:=IF(ISNUMBER([.R498]); IF([.R498]&gt;=0; &quot;Win&quot;; &quot;Loss&quot;); &quot;&quot;)">
            <text:p/>
          </table:table-cell>
          <table:table-cell table:style-name="ce220" table:formula="of:=IF(ISNUMBER([.R498]); ROUND(([.P498]-[.H49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8]); &quot;&quot;; IF([.$G498]=&quot;Long&quot;; ([.X498]-[.$J498])*[.$I498]/[.$L498]; ([.$J498]-[.X498])*[.$I498]/[.$L498])-[.$Q498]); &quot;&quot;)">
            <text:p/>
          </table:table-cell>
          <table:table-cell/>
          <table:table-cell table:style-name="ce243" table:formula="of:=IFERROR(IF(ISBLANK([.Z498]); &quot;&quot;; IF([.$G498]=&quot;Long&quot;; ([.Z498]-[.$J498])*[.$I498]/[.$L498]; ([.$J498]-[.Z498])*[.$I498]/[.$L498])-[.$Q498]); &quot;&quot;)">
            <text:p/>
          </table:table-cell>
          <table:table-cell/>
          <table:table-cell table:style-name="ce243" table:formula="of:=IFERROR(IF(ISBLANK([.AB498]); &quot;&quot;; IF([.$G498]=&quot;Long&quot;; ([.AB498]-[.$J498])*[.$I498]/[.$L498]; ([.$J498]-[.AB498])*[.$I498]/[.$L498])-[.$Q498]); &quot;&quot;)">
            <text:p/>
          </table:table-cell>
          <table:table-cell table:number-columns-repeated="5"/>
          <table:table-cell table:formula="of:=IF([.B498]=&quot;&quot;; &quot;&quot;; WEEKDAY([.B498]; 2))">
            <text:p/>
          </table:table-cell>
          <table:table-cell table:number-columns-repeated="29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9]=&quot;Long&quot; ; [.J499]-[Overview.$C$4]/[.I499]  ;  IF([.G499]=&quot;Short&quot;; [.J499]+[Overview.$C$4]/[.I499]; &quot;&quot;) ); &quot;&quot;)">
            <text:p/>
          </table:table-cell>
          <table:table-cell table:formula="of:=IFERROR(ABS([.K499]-[.J499])*[.I499]; &quot;&quot;)">
            <text:p/>
          </table:table-cell>
          <table:table-cell table:formula="of:=IFERROR(  IF([.G499]=&quot;Long&quot;;  [.J499]+[Overview.$C$4]/[.I499]  *  [Overview.$C$6]  ;  IF([.G499]=&quot;Short&quot;   ;  [.J499]-[Overview.$C$4]/[.I499]  * [Overview.$C$6]  ; &quot;&quot;  )  )   ; &quot;&quot;)">
            <text:p/>
          </table:table-cell>
          <table:table-cell table:number-columns-repeated="3"/>
          <table:table-cell table:style-name="ce182" table:formula="of:=IFERROR([.R499]/[.L499]; &quot;&quot;)">
            <text:p/>
          </table:table-cell>
          <table:table-cell table:style-name="ce203" table:formula="of:=IFERROR(   IF( AND( [.G499]=&quot;Long&quot;;   [.N499]=[.I499])  ;  [.I499]*([.O499]-[.J499])  ;    IF(  AND(  [.G499]=&quot;Short&quot;  ;   [.N499]=[.I499]   )   ;   [.I499]*([.J499]-[.O499])   ;  &quot;&quot;)) ; &quot;&quot;)">
            <text:p/>
          </table:table-cell>
          <table:table-cell table:style-name="ce215" table:formula="of:=IF(ISNUMBER([.R499]); IF([.R499]&gt;=0; &quot;Win&quot;; &quot;Loss&quot;); &quot;&quot;)">
            <text:p/>
          </table:table-cell>
          <table:table-cell table:style-name="ce220" table:formula="of:=IF(ISNUMBER([.R499]); ROUND(([.P499]-[.H49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9]); &quot;&quot;; IF([.$G499]=&quot;Long&quot;; ([.X499]-[.$J499])*[.$I499]/[.$L499]; ([.$J499]-[.X499])*[.$I499]/[.$L499])-[.$Q499]); &quot;&quot;)">
            <text:p/>
          </table:table-cell>
          <table:table-cell/>
          <table:table-cell table:style-name="ce243" table:formula="of:=IFERROR(IF(ISBLANK([.Z499]); &quot;&quot;; IF([.$G499]=&quot;Long&quot;; ([.Z499]-[.$J499])*[.$I499]/[.$L499]; ([.$J499]-[.Z499])*[.$I499]/[.$L499])-[.$Q499]); &quot;&quot;)">
            <text:p/>
          </table:table-cell>
          <table:table-cell/>
          <table:table-cell table:style-name="ce243" table:formula="of:=IFERROR(IF(ISBLANK([.AB499]); &quot;&quot;; IF([.$G499]=&quot;Long&quot;; ([.AB499]-[.$J499])*[.$I499]/[.$L499]; ([.$J499]-[.AB499])*[.$I499]/[.$L499])-[.$Q499]); &quot;&quot;)">
            <text:p/>
          </table:table-cell>
          <table:table-cell table:number-columns-repeated="5"/>
          <table:table-cell table:formula="of:=IF([.B499]=&quot;&quot;; &quot;&quot;; WEEKDAY([.B499]; 2))">
            <text:p/>
          </table:table-cell>
          <table:table-cell table:number-columns-repeated="29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00]=&quot;Long&quot; ; [.J500]-[Overview.$C$4]/[.I500]  ;  IF([.G500]=&quot;Short&quot;; [.J500]+[Overview.$C$4]/[.I500]; &quot;&quot;) ); &quot;&quot;)">
            <text:p/>
          </table:table-cell>
          <table:table-cell table:formula="of:=IFERROR(ABS([.K500]-[.J500])*[.I500]; &quot;&quot;)">
            <text:p/>
          </table:table-cell>
          <table:table-cell table:formula="of:=IFERROR(  IF([.G500]=&quot;Long&quot;;  [.J500]+[Overview.$C$4]/[.I500]  *  [Overview.$C$6]  ;  IF([.G500]=&quot;Short&quot;   ;  [.J500]-[Overview.$C$4]/[.I500]  * [Overview.$C$6]  ; &quot;&quot;  )  )   ; &quot;&quot;)">
            <text:p/>
          </table:table-cell>
          <table:table-cell table:number-columns-repeated="3"/>
          <table:table-cell table:style-name="ce182" table:formula="of:=IFERROR([.R500]/[.L500]; &quot;&quot;)">
            <text:p/>
          </table:table-cell>
          <table:table-cell table:style-name="ce203" table:formula="of:=IFERROR(   IF( AND( [.G500]=&quot;Long&quot;;   [.N500]=[.I500])  ;  [.I500]*([.O500]-[.J500])  ;    IF(  AND(  [.G500]=&quot;Short&quot;  ;   [.N500]=[.I500]   )   ;   [.I500]*([.J500]-[.O500])   ;  &quot;&quot;)) ; &quot;&quot;)">
            <text:p/>
          </table:table-cell>
          <table:table-cell table:style-name="ce215" table:formula="of:=IF(ISNUMBER([.R500]); IF([.R500]&gt;=0; &quot;Win&quot;; &quot;Loss&quot;); &quot;&quot;)">
            <text:p/>
          </table:table-cell>
          <table:table-cell table:style-name="ce220" table:formula="of:=IF(ISNUMBER([.R500]); ROUND(([.P500]-[.H50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00]); &quot;&quot;; IF([.$G500]=&quot;Long&quot;; ([.X500]-[.$J500])*[.$I500]/[.$L500]; ([.$J500]-[.X500])*[.$I500]/[.$L500])-[.$Q500]); &quot;&quot;)">
            <text:p/>
          </table:table-cell>
          <table:table-cell/>
          <table:table-cell table:style-name="ce243" table:formula="of:=IFERROR(IF(ISBLANK([.Z500]); &quot;&quot;; IF([.$G500]=&quot;Long&quot;; ([.Z500]-[.$J500])*[.$I500]/[.$L500]; ([.$J500]-[.Z500])*[.$I500]/[.$L500])-[.$Q500]); &quot;&quot;)">
            <text:p/>
          </table:table-cell>
          <table:table-cell/>
          <table:table-cell table:style-name="ce243" table:formula="of:=IFERROR(IF(ISBLANK([.AB500]); &quot;&quot;; IF([.$G500]=&quot;Long&quot;; ([.AB500]-[.$J500])*[.$I500]/[.$L500]; ([.$J500]-[.AB500])*[.$I500]/[.$L500])-[.$Q500]); &quot;&quot;)">
            <text:p/>
          </table:table-cell>
          <table:table-cell table:number-columns-repeated="5"/>
          <table:table-cell table:formula="of:=IF([.B500]=&quot;&quot;; &quot;&quot;; WEEKDAY([.B500]; 2))">
            <text:p/>
          </table:table-cell>
          <table:table-cell table:number-columns-repeated="29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01]=&quot;Long&quot; ; [.J501]-[Overview.$C$4]/[.I501]  ;  IF([.G501]=&quot;Short&quot;; [.J501]+[Overview.$C$4]/[.I501]; &quot;&quot;) ); &quot;&quot;)">
            <text:p/>
          </table:table-cell>
          <table:table-cell table:formula="of:=IFERROR(ABS([.K501]-[.J501])*[.I501]; &quot;&quot;)">
            <text:p/>
          </table:table-cell>
          <table:table-cell table:formula="of:=IFERROR(  IF([.G501]=&quot;Long&quot;;  [.J501]+[Overview.$C$4]/[.I501]  *  [Overview.$C$6]  ;  IF([.G501]=&quot;Short&quot;   ;  [.J501]-[Overview.$C$4]/[.I501]  * [Overview.$C$6]  ; &quot;&quot;  )  )   ; &quot;&quot;)">
            <text:p/>
          </table:table-cell>
          <table:table-cell table:number-columns-repeated="3"/>
          <table:table-cell table:style-name="ce182" table:formula="of:=IFERROR([.R501]/[.L501]; &quot;&quot;)">
            <text:p/>
          </table:table-cell>
          <table:table-cell table:style-name="ce203" table:formula="of:=IFERROR(   IF( AND( [.G501]=&quot;Long&quot;;   [.N501]=[.I501])  ;  [.I501]*([.O501]-[.J501])  ;    IF(  AND(  [.G501]=&quot;Short&quot;  ;   [.N501]=[.I501]   )   ;   [.I501]*([.J501]-[.O501])   ;  &quot;&quot;)) ; &quot;&quot;)">
            <text:p/>
          </table:table-cell>
          <table:table-cell table:style-name="ce215" table:formula="of:=IF(ISNUMBER([.R501]); IF([.R501]&gt;=0; &quot;Win&quot;; &quot;Loss&quot;); &quot;&quot;)">
            <text:p/>
          </table:table-cell>
          <table:table-cell table:style-name="ce220" table:formula="of:=IF(ISNUMBER([.R501]); ROUND(([.P501]-[.H50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01]); &quot;&quot;; IF([.$G501]=&quot;Long&quot;; ([.X501]-[.$J501])*[.$I501]/[.$L501]; ([.$J501]-[.X501])*[.$I501]/[.$L501])-[.$Q501]); &quot;&quot;)">
            <text:p/>
          </table:table-cell>
          <table:table-cell/>
          <table:table-cell table:style-name="ce243" table:formula="of:=IFERROR(IF(ISBLANK([.Z501]); &quot;&quot;; IF([.$G501]=&quot;Long&quot;; ([.Z501]-[.$J501])*[.$I501]/[.$L501]; ([.$J501]-[.Z501])*[.$I501]/[.$L501])-[.$Q501]); &quot;&quot;)">
            <text:p/>
          </table:table-cell>
          <table:table-cell/>
          <table:table-cell table:style-name="ce243" table:formula="of:=IFERROR(IF(ISBLANK([.AB501]); &quot;&quot;; IF([.$G501]=&quot;Long&quot;; ([.AB501]-[.$J501])*[.$I501]/[.$L501]; ([.$J501]-[.AB501])*[.$I501]/[.$L501])-[.$Q501]); &quot;&quot;)">
            <text:p/>
          </table:table-cell>
          <table:table-cell table:number-columns-repeated="5"/>
          <table:table-cell table:formula="of:=IF([.B501]=&quot;&quot;; &quot;&quot;; WEEKDAY([.B501]; 2))">
            <text:p/>
          </table:table-cell>
          <table:table-cell table:number-columns-repeated="2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02]=&quot;Long&quot; ; [.J502]-[Overview.$C$4]/[.I502]  ;  IF([.G502]=&quot;Short&quot;; [.J502]+[Overview.$C$4]/[.I502]; &quot;&quot;) ); &quot;&quot;)">
            <text:p/>
          </table:table-cell>
          <table:table-cell table:formula="of:=IFERROR(ABS([.K502]-[.J502])*[.I502]; &quot;&quot;)">
            <text:p/>
          </table:table-cell>
          <table:table-cell table:formula="of:=IFERROR(  IF([.G502]=&quot;Long&quot;;  [.J502]+[Overview.$C$4]/[.I502]  *  [Overview.$C$6]  ;  IF([.G502]=&quot;Short&quot;   ;  [.J502]-[Overview.$C$4]/[.I502]  * [Overview.$C$6]  ; &quot;&quot;  )  )   ; &quot;&quot;)">
            <text:p/>
          </table:table-cell>
          <table:table-cell table:number-columns-repeated="3"/>
          <table:table-cell table:style-name="ce182" table:formula="of:=IFERROR([.R502]/[.L502]; &quot;&quot;)">
            <text:p/>
          </table:table-cell>
          <table:table-cell table:style-name="ce203" table:formula="of:=IFERROR(   IF( AND( [.G502]=&quot;Long&quot;;   [.N502]=[.I502])  ;  [.I502]*([.O502]-[.J502])  ;    IF(  AND(  [.G502]=&quot;Short&quot;  ;   [.N502]=[.I502]   )   ;   [.I502]*([.J502]-[.O502])   ;  &quot;&quot;)) ; &quot;&quot;)">
            <text:p/>
          </table:table-cell>
          <table:table-cell table:style-name="ce215" table:formula="of:=IF(ISNUMBER([.R502]); IF([.R502]&gt;=0; &quot;Win&quot;; &quot;Loss&quot;); &quot;&quot;)">
            <text:p/>
          </table:table-cell>
          <table:table-cell table:style-name="ce220" table:formula="of:=IF(ISNUMBER([.R502]); ROUND(([.P502]-[.H50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02]); &quot;&quot;; IF([.$G502]=&quot;Long&quot;; ([.X502]-[.$J502])*[.$I502]/[.$L502]; ([.$J502]-[.X502])*[.$I502]/[.$L502])-[.$Q502]); &quot;&quot;)">
            <text:p/>
          </table:table-cell>
          <table:table-cell/>
          <table:table-cell table:style-name="ce243" table:formula="of:=IFERROR(IF(ISBLANK([.Z502]); &quot;&quot;; IF([.$G502]=&quot;Long&quot;; ([.Z502]-[.$J502])*[.$I502]/[.$L502]; ([.$J502]-[.Z502])*[.$I502]/[.$L502])-[.$Q502]); &quot;&quot;)">
            <text:p/>
          </table:table-cell>
          <table:table-cell/>
          <table:table-cell table:style-name="ce243" table:formula="of:=IFERROR(IF(ISBLANK([.AB502]); &quot;&quot;; IF([.$G502]=&quot;Long&quot;; ([.AB502]-[.$J502])*[.$I502]/[.$L502]; ([.$J502]-[.AB502])*[.$I502]/[.$L502])-[.$Q502]); &quot;&quot;)">
            <text:p/>
          </table:table-cell>
          <table:table-cell table:number-columns-repeated="5"/>
          <table:table-cell table:formula="of:=IF([.B502]=&quot;&quot;; &quot;&quot;; WEEKDAY([.B502]; 2))">
            <text:p/>
          </table:table-cell>
          <table:table-cell table:number-columns-repeated="29"/>
        </table:table-row>
        <table:table-row table:style-name="ro1">
          <table:table-cell table:style-name="ce84"/>
          <table:table-cell table:style-name="ce96"/>
          <table:table-cell table:style-name="ce111"/>
          <table:table-cell table:style-name="ce111" table:content-validation-name="val1"/>
          <table:table-cell table:style-name="ce111" table:content-validation-name="val2"/>
          <table:table-cell table:content-validation-name="val3"/>
          <table:table-cell table:style-name="ce126" table:content-validation-name="val4"/>
          <table:table-cell table:style-name="ce106"/>
          <table:table-cell table:style-name="ce145"/>
          <table:table-cell table:style-name="ce153"/>
          <table:table-cell table:style-name="ce158"/>
          <table:table-cell table:style-name="ce84"/>
          <table:table-cell table:style-name="ce167"/>
          <table:table-cell table:style-name="ce171"/>
          <table:table-cell table:style-name="ce175"/>
          <table:table-cell table:style-name="ce179"/>
          <table:table-cell table:style-name="ce151"/>
          <table:table-cell table:style-name="ce156"/>
          <table:table-cell table:style-name="ce94" table:number-columns-repeated="2"/>
          <table:table-cell table:style-name="ce224" table:content-validation-name="val5"/>
          <table:table-cell table:style-name="ce111"/>
          <table:table-cell table:style-name="ce127"/>
          <table:table-cell table:style-name="ce165" table:number-columns-repeated="11"/>
          <table:table-cell table:style-name="ce94"/>
          <table:table-cell table:style-name="ce165" table:number-columns-repeated="29"/>
        </table:table-row>
        <table:table-row table:style-name="ro1" table:number-rows-repeated="1048072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3"/>
          <table:table-cell table:content-validation-name="val5"/>
          <table:table-cell table:number-columns-repeated="43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3"/>
          <table:table-cell table:content-validation-name="val5"/>
          <table:table-cell table:number-columns-repeated="43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11" number:title="To &quot;one&quot; ratio">
      <number:number number:decimal-places="0" loext:min-decimal-places="0" number:min-integer-digits="1" number:grouping="true"/>
      <number:text>:1</number:text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date-style style:name="N114" number:title="User-defin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8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currency-style style:name="N119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0P0"/>
    </number:currency-style>
    <number:currency-style style:name="N122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30P0"/>
    </number:currency-style>
    <number:percentage-style style:name="N131">
      <number:number number:decimal-places="1" loext:min-decimal-places="1" number:min-integer-digits="1"/>
      <number:text>%</number:text>
    </number:percentage-style>
    <number:currency-style style:name="N13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36P0"/>
    </number:currency-style>
    <number:currency-style style:name="N13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4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4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43P0"/>
    </number:currency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3" loext:min-decimal-places="3" number:min-integer-digits="1" number:grouping="true"/>
    </number:number-style>
    <number:number-style style:name="N147">
      <number:number number:decimal-places="5" loext:min-decimal-places="5" number:min-integer-digits="1"/>
    </number:number-style>
    <number:number-style style:name="N148">
      <number:number number:decimal-places="4" loext:min-decimal-places="4" number:min-integer-digits="1"/>
    </number:number-style>
    <number:number-style style:name="N149">
      <number:number number:decimal-places="1" loext:min-decimal-places="1" number:min-integer-digits="1" number:grouping="true"/>
    </number:number-style>
    <number:number-style style:name="N152P0" style:volatile="true">
      <number:text>+</number:text>
      <number:number number:decimal-places="2" loext:min-decimal-places="2" number:min-integer-digits="1"/>
    </number:number-style>
    <number:number-style style:name="N152P1" style:volatile="true">
      <number:text>-</number:text>
      <number:number number:decimal-places="2" loext:min-decimal-places="2" number:min-integer-digits="1"/>
    </number:number-style>
    <number:number-style style:name="N152" number:title="User-defined">
      <number:number number:decimal-places="0" loext:min-decimal-places="0" number:min-integer-digits="1"/>
      <style:map style:condition="value()&gt;0" style:apply-style-name="N152P0"/>
      <style:map style:condition="value()&lt;0" style:apply-style-name="N152P1"/>
    </number:number-style>
    <number:number-style style:name="N155P0" style:volatile="true">
      <number:text>+</number:text>
      <number:number number:decimal-places="2" loext:min-decimal-places="2" number:min-integer-digits="1"/>
      <number:text> R</number:text>
    </number:number-style>
    <number:number-style style:name="N155P1" style:volatile="true">
      <number:text>-</number:text>
      <number:number number:decimal-places="2" loext:min-decimal-places="2" number:min-integer-digits="1"/>
      <number:text> R</number:text>
    </number:number-style>
    <number:number-style style:name="N155">
      <number:number number:decimal-places="0" loext:min-decimal-places="0" number:min-integer-digits="1"/>
      <style:map style:condition="value()&gt;0" style:apply-style-name="N155P0"/>
      <style:map style:condition="value()&lt;0" style:apply-style-name="N155P1"/>
    </number:number-style>
    <number:number-style style:name="N156" number:title="User-defined">
      <number:number number:decimal-places="2" loext:min-decimal-places="2" number:min-integer-digits="1" number:grouping="true"/>
      <number:text> Days</number:text>
    </number:number-style>
    <number:number-style style:name="N157" number:title="User-defined">
      <number:number number:decimal-places="2" loext:min-decimal-places="2" number:min-integer-digits="1" number:grouping="true"/>
      <number:text> $/d</number:text>
    </number:number-style>
    <number:number-style style:name="N158">
      <number:number number:decimal-places="4" loext:min-decimal-places="4" number:min-integer-digits="1" number:grouping="true"/>
    </number:number-style>
    <number:number-style style:name="N159">
      <number:number number:decimal-places="5" loext:min-decimal-places="5" number:min-integer-digits="1" number:grouping="true"/>
    </number:number-style>
    <number:number-style style:name="N160">
      <number:number number:decimal-places="0" loext:min-decimal-places="0" number:min-integer-digits="1" number:grouping="true"/>
      <number:text> min.</number:text>
    </number:number-style>
    <number:number-style style:name="N161">
      <number:number number:decimal-places="2" loext:min-decimal-places="2" number:min-integer-digits="1" number:grouping="true"/>
      <number:text> min</number:text>
    </number:number-style>
    <number:number-style style:name="N162" number:title="User-defined">
      <number:number number:decimal-places="2" loext:min-decimal-places="2" number:min-integer-digits="1" number:grouping="true"/>
      <number:text> $/m</number:text>
    </number:number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09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09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09P0"/>
    </number:currency-style>
    <number:currency-style style:name="N10111P0" style:volatile="true" number:language="fr" number:country="F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1" number:language="fr" number:country="F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20112P0" style:volatile="true" number:language="en" number:country="GB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0112P0"/>
    </number:currency-style>
    <number:currency-style style:name="N20114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20114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20114P0"/>
    </number:currency-style>
    <number:currency-style style:name="N20116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16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116P0"/>
    </number:currency-style>
    <number:date-style style:name="N30107" number:language="fr" number:country="B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30108" number:language="fr" number:country="BE" number:title="User-defined">
      <number:day/>
      <number:text>/</number:text>
      <number:month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pdate" style:family="table-cell" style:parent-style-name="Default" style:data-style-name="N100">
      <style:table-cell-properties fo:background-color="#ffa6a6" style:diagonal-bl-tr="none" style:diagonal-tl-br="none" loext:vertical-justify="auto"/>
      <style:paragraph-properties css3t:text-justify="auto"/>
      <style:text-properties fo:color="#ff0000" style:text-outline="true" fo:font-size="20pt" style:text-underline-style="solid" style:text-underline-width="bold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4:46:56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odeartha </meta:initial-creator>
    <meta:creation-date>2019-06-12T16:30:35.024638310</meta:creation-date>
    <dc:date>2022-03-25T15:39:23.049000000</dc:date>
    <meta:editing-duration>PT8H26M7S</meta:editing-duration>
    <meta:editing-cycles>113</meta:editing-cycles>
    <meta:generator>LibreOffice/6.3.3.2$Windows_x86 LibreOffice_project/a64200df03143b798afd1ec74a12ab50359878ed</meta:generator>
    <meta:document-statistic meta:table-count="3" meta:cell-count="6279" meta:object-count="2"/>
  </office:meta>
</office:document-meta>
</file>